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9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avg<text:s text:c="8"/></text:p>
          </table:table-cell>
          <table:table-cell office:value-type="string" table:style-name="ce1">
            <text:p>MEAN</text:p>
          </table:table-cell>
          <table:table-cell table:number-columns-repeated="16373"/>
        </table:table-row>
        <table:table-row table:style-name="ro1">
          <table:table-cell office:value-type="float" office:value="1.6802E+67" table:style-name="ce2">
            <text:p>1.68E+67</text:p>
          </table:table-cell>
          <table:table-cell office:value-type="float" office:value="2.1635599999999999E+112" table:style-name="ce2">
            <text:p>2.16E+112</text:p>
          </table:table-cell>
          <table:table-cell office:value-type="float" office:value="8.9217600000000006E+70" table:style-name="ce2">
            <text:p>8.92E+70</text:p>
          </table:table-cell>
          <table:table-cell office:value-type="float" office:value="1.0416499999999999E+69" table:style-name="ce2">
            <text:p>1.04E+69</text:p>
          </table:table-cell>
          <table:table-cell office:value-type="float" office:value="3.08494E+91" table:style-name="ce2">
            <text:p>3.08E+91</text:p>
          </table:table-cell>
          <table:table-cell office:value-type="float" office:value="5.3103100000000002E+66" table:style-name="ce2">
            <text:p>5.31E+66</text:p>
          </table:table-cell>
          <table:table-cell office:value-type="float" office:value="7.1868199999999999E+93" table:style-name="ce2">
            <text:p>7.19E+93</text:p>
          </table:table-cell>
          <table:table-cell office:value-type="float" office:value="5.2243500000000003E+85" table:style-name="ce2">
            <text:p>5.22E+85</text:p>
          </table:table-cell>
          <table:table-cell office:value-type="float" office:value="1.3018299999999999E+81" table:style-name="ce2">
            <text:p>1.30E+81</text:p>
          </table:table-cell>
          <table:table-cell office:value-type="float" office:value="6.4275799999999996E+75" table:style-name="ce2">
            <text:p>6.43E+75</text:p>
          </table:table-cell>
          <table:table-cell office:value-type="float" office:value="2.4039555555555554E+111" table:formula="of:=AVERAGE([.B2:.J2])" table:style-name="ce2">
            <text:p>2.40E+111</text:p>
          </table:table-cell>
          <table:table-cell table:number-columns-repeated="16373"/>
        </table:table-row>
        <table:table-row table:style-name="ro1">
          <table:table-cell office:value-type="float" office:value="3.77287E+25" table:style-name="ce2">
            <text:p>3.77E+25</text:p>
          </table:table-cell>
          <table:table-cell office:value-type="float" office:value="2.18905E+19" table:style-name="ce2">
            <text:p>2.19E+19</text:p>
          </table:table-cell>
          <table:table-cell office:value-type="float" office:value="2.30892E+27" table:style-name="ce2">
            <text:p>2.31E+27</text:p>
          </table:table-cell>
          <table:table-cell office:value-type="float" office:value="1.8541600000000001E+34" table:style-name="ce2">
            <text:p>1.85E+34</text:p>
          </table:table-cell>
          <table:table-cell office:value-type="float" office:value="5.06676E+26" table:style-name="ce2">
            <text:p>5.07E+26</text:p>
          </table:table-cell>
          <table:table-cell office:value-type="float" office:value="1.2275E+32" table:style-name="ce2">
            <text:p>1.23E+32</text:p>
          </table:table-cell>
          <table:table-cell office:value-type="float" office:value="7.39942E+24" table:style-name="ce2">
            <text:p>7.40E+24</text:p>
          </table:table-cell>
          <table:table-cell office:value-type="float" office:value="2.4618499999999999E+37" table:style-name="ce2">
            <text:p>2.46E+37</text:p>
          </table:table-cell>
          <table:table-cell office:value-type="float" office:value="1.0736E+18" table:style-name="ce2">
            <text:p>1.07E+18</text:p>
          </table:table-cell>
          <table:table-cell office:value-type="float" office:value="1.91155E+18" table:style-name="ce2">
            <text:p>1.91E+18</text:p>
          </table:table-cell>
          <table:table-cell office:value-type="float" office:value="2.7374627058692214E+36" table:formula="of:=AVERAGE([.B3:.J3])" table:style-name="ce2">
            <text:p>2.74E+36</text:p>
          </table:table-cell>
          <table:table-cell table:number-columns-repeated="16373"/>
        </table:table-row>
        <table:table-row table:style-name="ro1">
          <table:table-cell office:value-type="float" office:value="1.5892700000000001E+34" table:style-name="ce2">
            <text:p>1.59E+34</text:p>
          </table:table-cell>
          <table:table-cell office:value-type="float" office:value="1.53731E+30" table:style-name="ce2">
            <text:p>1.54E+30</text:p>
          </table:table-cell>
          <table:table-cell office:value-type="float" office:value="1.2867100000000001E+31" table:style-name="ce2">
            <text:p>1.29E+31</text:p>
          </table:table-cell>
          <table:table-cell office:value-type="float" office:value="2.2076800000000002E+28" table:style-name="ce2">
            <text:p>2.21E+28</text:p>
          </table:table-cell>
          <table:table-cell office:value-type="float" office:value="9.8743799999999998E+36" table:style-name="ce2">
            <text:p>9.87E+36</text:p>
          </table:table-cell>
          <table:table-cell office:value-type="float" office:value="2.3466500000000002E+25" table:style-name="ce2">
            <text:p>2.35E+25</text:p>
          </table:table-cell>
          <table:table-cell office:value-type="float" office:value="2.53248E+36" table:style-name="ce2">
            <text:p>2.53E+36</text:p>
          </table:table-cell>
          <table:table-cell office:value-type="float" office:value="3.0128799999999999E+31" table:style-name="ce2">
            <text:p>3.01E+31</text:p>
          </table:table-cell>
          <table:table-cell office:value-type="float" office:value="3.97198E+27" table:style-name="ce2">
            <text:p>3.97E+27</text:p>
          </table:table-cell>
          <table:table-cell office:value-type="float" office:value="9.5765899999999996E+23" table:style-name="ce2">
            <text:p>9.58E+23</text:p>
          </table:table-cell>
          <table:table-cell office:value-type="float" office:value="1.3785449510314674E+36" table:formula="of:=AVERAGE([.B4:.J4])" table:style-name="ce2">
            <text:p>1.38E+36</text:p>
          </table:table-cell>
          <table:table-cell table:number-columns-repeated="16373"/>
        </table:table-row>
        <table:table-row table:style-name="ro1">
          <table:table-cell office:value-type="float" office:value="5.5412300000000003E+21" table:style-name="ce2">
            <text:p>5.54E+21</text:p>
          </table:table-cell>
          <table:table-cell office:value-type="float" office:value="6.5382799999999998E+40" table:style-name="ce2">
            <text:p>6.54E+40</text:p>
          </table:table-cell>
          <table:table-cell office:value-type="float" office:value="8.0917399999999996E+27" table:style-name="ce2">
            <text:p>8.09E+27</text:p>
          </table:table-cell>
          <table:table-cell office:value-type="float" office:value="5.35792E+29" table:style-name="ce2">
            <text:p>5.36E+29</text:p>
          </table:table-cell>
          <table:table-cell office:value-type="float" office:value="8.3513400000000003E+40" table:style-name="ce2">
            <text:p>8.35E+40</text:p>
          </table:table-cell>
          <table:table-cell office:value-type="float" office:value="5.8836400000000004E+37" table:style-name="ce2">
            <text:p>5.88E+37</text:p>
          </table:table-cell>
          <table:table-cell office:value-type="float" office:value="3.6950999999999997E+29" table:style-name="ce2">
            <text:p>3.70E+29</text:p>
          </table:table-cell>
          <table:table-cell office:value-type="float" office:value="9.4753600000000005E+24" table:style-name="ce2">
            <text:p>9.48E+24</text:p>
          </table:table-cell>
          <table:table-cell office:value-type="float" office:value="1.1928200000000001E+22" table:style-name="ce2">
            <text:p>1.19E+22</text:p>
          </table:table-cell>
          <table:table-cell office:value-type="float" office:value="1.27834E+29" table:style-name="ce2">
            <text:p>1.28E+29</text:p>
          </table:table-cell>
          <table:table-cell office:value-type="float" office:value="1.6550559600115693E+40" table:formula="of:=AVERAGE([.B5:.J5])" table:style-name="ce2">
            <text:p>1.66E+40</text:p>
          </table:table-cell>
          <table:table-cell table:number-columns-repeated="16373"/>
        </table:table-row>
        <table:table-row table:style-name="ro1">
          <table:table-cell office:value-type="float" office:value="8.22633E+32" table:style-name="ce2">
            <text:p>8.23E+32</text:p>
          </table:table-cell>
          <table:table-cell office:value-type="float" office:value="2.23467E+27" table:style-name="ce2">
            <text:p>2.23E+27</text:p>
          </table:table-cell>
          <table:table-cell office:value-type="float" office:value="2.0795599999999999E+36" table:style-name="ce2">
            <text:p>2.08E+36</text:p>
          </table:table-cell>
          <table:table-cell office:value-type="float" office:value="8.9591800000000004E+57" table:style-name="ce2">
            <text:p>8.96E+57</text:p>
          </table:table-cell>
          <table:table-cell office:value-type="float" office:value="7.05761E+34" table:style-name="ce2">
            <text:p>7.06E+34</text:p>
          </table:table-cell>
          <table:table-cell office:value-type="float" office:value="8.2647299999999996E+28" table:style-name="ce2">
            <text:p>8.26E+28</text:p>
          </table:table-cell>
          <table:table-cell office:value-type="float" office:value="8.0260199999999993E+20" table:style-name="ce2">
            <text:p>8.03E+20</text:p>
          </table:table-cell>
          <table:table-cell office:value-type="float" office:value="3.5699900000000003E+33" table:style-name="ce2">
            <text:p>3.57E+33</text:p>
          </table:table-cell>
          <table:table-cell office:value-type="float" office:value="1.07047E+41" table:style-name="ce2">
            <text:p>1.07E+41</text:p>
          </table:table-cell>
          <table:table-cell office:value-type="float" office:value="1.04422E+24" table:style-name="ce2">
            <text:p>1.04E+24</text:p>
          </table:table-cell>
          <table:table-cell office:value-type="float" office:value="9.9546444444444451E+56" table:formula="of:=AVERAGE([.B6:.J6])" table:style-name="ce2">
            <text:p>9.95E+56</text:p>
          </table:table-cell>
          <table:table-cell table:number-columns-repeated="16373"/>
        </table:table-row>
        <table:table-row table:style-name="ro1">
          <table:table-cell office:value-type="float" office:value="1.14219E+20" table:style-name="ce2">
            <text:p>1.14E+20</text:p>
          </table:table-cell>
          <table:table-cell office:value-type="float" office:value="1.40159E+54" table:style-name="ce2">
            <text:p>1.40E+54</text:p>
          </table:table-cell>
          <table:table-cell office:value-type="float" office:value="1.8801900000000001E+27" table:style-name="ce2">
            <text:p>1.88E+27</text:p>
          </table:table-cell>
          <table:table-cell office:value-type="float" office:value="2.40544E+22" table:style-name="ce2">
            <text:p>2.41E+22</text:p>
          </table:table-cell>
          <table:table-cell office:value-type="float" office:value="1.26357E+25" table:style-name="ce2">
            <text:p>1.26E+25</text:p>
          </table:table-cell>
          <table:table-cell office:value-type="float" office:value="1.7934799999999999E+26" table:style-name="ce2">
            <text:p>1.79E+26</text:p>
          </table:table-cell>
          <table:table-cell office:value-type="float" office:value="3.91766E+26" table:style-name="ce2">
            <text:p>3.92E+26</text:p>
          </table:table-cell>
          <table:table-cell office:value-type="float" office:value="2.6697699999999999E+24" table:style-name="ce2">
            <text:p>2.67E+24</text:p>
          </table:table-cell>
          <table:table-cell office:value-type="float" office:value="1.8067999999999999E+24" table:style-name="ce2">
            <text:p>1.81E+24</text:p>
          </table:table-cell>
          <table:table-cell office:value-type="float" office:value="2.43782E+17" table:style-name="ce2">
            <text:p>2.44E+17</text:p>
          </table:table-cell>
          <table:table-cell office:value-type="float" office:value="1.5573222222222222E+53" table:formula="of:=AVERAGE([.B7:.J7])" table:style-name="ce2">
            <text:p>1.56E+53</text:p>
          </table:table-cell>
          <table:table-cell table:number-columns-repeated="16373"/>
        </table:table-row>
        <table:table-row table:style-name="ro1">
          <table:table-cell office:value-type="float" office:value="1.7850400000000001E+41" table:style-name="ce2">
            <text:p>1.79E+41</text:p>
          </table:table-cell>
          <table:table-cell office:value-type="float" office:value="1.1108299999999999E+47" table:style-name="ce2">
            <text:p>1.11E+47</text:p>
          </table:table-cell>
          <table:table-cell office:value-type="float" office:value="3.839E+25" table:style-name="ce2">
            <text:p>3.84E+25</text:p>
          </table:table-cell>
          <table:table-cell office:value-type="float" office:value="5.5276099999999998E+23" table:style-name="ce2">
            <text:p>5.53E+23</text:p>
          </table:table-cell>
          <table:table-cell office:value-type="float" office:value="3.1459700000000001E+24" table:style-name="ce2">
            <text:p>3.15E+24</text:p>
          </table:table-cell>
          <table:table-cell office:value-type="float" office:value="3.0891599999999998E+33" table:style-name="ce2">
            <text:p>3.09E+33</text:p>
          </table:table-cell>
          <table:table-cell office:value-type="float" office:value="3.6330899999999997E+32" table:style-name="ce2">
            <text:p>3.63E+32</text:p>
          </table:table-cell>
          <table:table-cell office:value-type="float" office:value="9.0376099999999998E+26" table:style-name="ce2">
            <text:p>9.04E+26</text:p>
          </table:table-cell>
          <table:table-cell office:value-type="float" office:value="5.3298E+44" table:style-name="ce2">
            <text:p>5.33E+44</text:p>
          </table:table-cell>
          <table:table-cell office:value-type="float" office:value="8.1916299999999997E+37" table:style-name="ce2">
            <text:p>8.19E+37</text:p>
          </table:table-cell>
          <table:table-cell office:value-type="float" office:value="1.2401775564657748E+46" table:formula="of:=AVERAGE([.B8:.J8])" table:style-name="ce2">
            <text:p>1.24E+46</text:p>
          </table:table-cell>
          <table:table-cell table:number-columns-repeated="16373"/>
        </table:table-row>
        <table:table-row table:style-name="ro1">
          <table:table-cell office:value-type="float" office:value="2.0319999999999999E+24" table:style-name="ce2">
            <text:p>2.03E+24</text:p>
          </table:table-cell>
          <table:table-cell office:value-type="float" office:value="5.0877199999999996E+31" table:style-name="ce2">
            <text:p>5.09E+31</text:p>
          </table:table-cell>
          <table:table-cell office:value-type="float" office:value="5.4398100000000001E+40" table:style-name="ce2">
            <text:p>5.44E+40</text:p>
          </table:table-cell>
          <table:table-cell office:value-type="float" office:value="1.0173300000000001E+32" table:style-name="ce2">
            <text:p>1.02E+32</text:p>
          </table:table-cell>
          <table:table-cell office:value-type="float" office:value="1.04896E+24" table:style-name="ce2">
            <text:p>1.05E+24</text:p>
          </table:table-cell>
          <table:table-cell office:value-type="float" office:value="2.5545E+32" table:style-name="ce2">
            <text:p>2.55E+32</text:p>
          </table:table-cell>
          <table:table-cell office:value-type="float" office:value="2.8098599999999998E+27" table:style-name="ce2">
            <text:p>2.81E+27</text:p>
          </table:table-cell>
          <table:table-cell office:value-type="float" office:value="7.81664E+24" table:style-name="ce2">
            <text:p>7.82E+24</text:p>
          </table:table-cell>
          <table:table-cell office:value-type="float" office:value="7.0546500000000004E+31" table:style-name="ce2">
            <text:p>7.05E+31</text:p>
          </table:table-cell>
          <table:table-cell office:value-type="float" office:value="6.7155300000000004E+31" table:style-name="ce2">
            <text:p>6.72E+31</text:p>
          </table:table-cell>
          <table:table-cell office:value-type="float" office:value="6.0442333939738697E+39" table:formula="of:=AVERAGE([.B9:.J9])" table:style-name="ce2">
            <text:p>6.04E+39</text:p>
          </table:table-cell>
          <table:table-cell table:number-columns-repeated="16373"/>
        </table:table-row>
        <table:table-row table:style-name="ro1">
          <table:table-cell office:value-type="float" office:value="1.00079E+24" table:style-name="ce2">
            <text:p>1.00E+24</text:p>
          </table:table-cell>
          <table:table-cell office:value-type="float" office:value="1.11618E+47" table:style-name="ce2">
            <text:p>1.12E+47</text:p>
          </table:table-cell>
          <table:table-cell office:value-type="float" office:value="1.22689E+42" table:style-name="ce2">
            <text:p>1.23E+42</text:p>
          </table:table-cell>
          <table:table-cell office:value-type="float" office:value="2.6093300000000002E+27" table:style-name="ce2">
            <text:p>2.61E+27</text:p>
          </table:table-cell>
          <table:table-cell office:value-type="float" office:value="3.3115800000000002E+24" table:style-name="ce2">
            <text:p>3.31E+24</text:p>
          </table:table-cell>
          <table:table-cell office:value-type="float" office:value="4.0602500000000001E+31" table:style-name="ce2">
            <text:p>4.06E+31</text:p>
          </table:table-cell>
          <table:table-cell office:value-type="float" office:value="2.0104299999999999E+25" table:style-name="ce2">
            <text:p>2.01E+25</text:p>
          </table:table-cell>
          <table:table-cell office:value-type="float" office:value="7.7351500000000004E+24" table:style-name="ce2">
            <text:p>7.74E+24</text:p>
          </table:table-cell>
          <table:table-cell office:value-type="float" office:value="7.1146300000000001E+49" table:style-name="ce2">
            <text:p>7.11E+49</text:p>
          </table:table-cell>
          <table:table-cell office:value-type="float" office:value="1.12156E+35" table:style-name="ce2">
            <text:p>1.12E+35</text:p>
          </table:table-cell>
          <table:table-cell office:value-type="float" office:value="7.9175465807655681E+48" table:formula="of:=AVERAGE([.B10:.J10])" table:style-name="ce2">
            <text:p>7.92E+48</text:p>
          </table:table-cell>
          <table:table-cell table:number-columns-repeated="16373"/>
        </table:table-row>
        <table:table-row table:style-name="ro1">
          <table:table-cell office:value-type="float" office:value="3.3523999999999998E+35" table:style-name="ce2">
            <text:p>3.35E+35</text:p>
          </table:table-cell>
          <table:table-cell office:value-type="float" office:value="4.6338599999999997E+44" table:style-name="ce2">
            <text:p>4.63E+44</text:p>
          </table:table-cell>
          <table:table-cell office:value-type="float" office:value="7.5440799999999996E+46" table:style-name="ce2">
            <text:p>7.54E+46</text:p>
          </table:table-cell>
          <table:table-cell office:value-type="float" office:value="7.9489100000000006E+36" table:style-name="ce2">
            <text:p>7.95E+36</text:p>
          </table:table-cell>
          <table:table-cell office:value-type="float" office:value="1.04701E+34" table:style-name="ce2">
            <text:p>1.05E+34</text:p>
          </table:table-cell>
          <table:table-cell office:value-type="float" office:value="2.7983499999999999E+28" table:style-name="ce2">
            <text:p>2.80E+28</text:p>
          </table:table-cell>
          <table:table-cell office:value-type="float" office:value="1.5164799999999999E+26" table:style-name="ce2">
            <text:p>1.52E+26</text:p>
          </table:table-cell>
          <table:table-cell office:value-type="float" office:value="5.2138299999999997E+40" table:style-name="ce2">
            <text:p>5.21E+40</text:p>
          </table:table-cell>
          <table:table-cell office:value-type="float" office:value="1.8864500000000001E+35" table:style-name="ce2">
            <text:p>1.89E+35</text:p>
          </table:table-cell>
          <table:table-cell office:value-type="float" office:value="6.26509E+22" table:style-name="ce2">
            <text:p>6.27E+22</text:p>
          </table:table-cell>
          <table:table-cell office:value-type="float" office:value="8.4338042384942244E+45" table:formula="of:=AVERAGE([.B11:.J11])" table:style-name="ce2">
            <text:p>8.43E+45</text:p>
          </table:table-cell>
          <table:table-cell table:number-columns-repeated="16373"/>
        </table:table-row>
        <table:table-row table:style-name="ro1">
          <table:table-cell office:value-type="float" office:value="4.5449399999999997E+22" table:style-name="ce2">
            <text:p>4.54E+22</text:p>
          </table:table-cell>
          <table:table-cell office:value-type="float" office:value="3.6615900000000001E+28" table:style-name="ce2">
            <text:p>3.66E+28</text:p>
          </table:table-cell>
          <table:table-cell office:value-type="float" office:value="1.3921200000000001E+32" table:style-name="ce2">
            <text:p>1.39E+32</text:p>
          </table:table-cell>
          <table:table-cell office:value-type="float" office:value="6.3634300000000003E+26" table:style-name="ce2">
            <text:p>6.36E+26</text:p>
          </table:table-cell>
          <table:table-cell office:value-type="float" office:value="4.2209299999999999E+30" table:style-name="ce2">
            <text:p>4.22E+30</text:p>
          </table:table-cell>
          <table:table-cell office:value-type="float" office:value="1.00986E+48" table:style-name="ce2">
            <text:p>1.01E+48</text:p>
          </table:table-cell>
          <table:table-cell office:value-type="float" office:value="3.6947399999999999E+33" table:style-name="ce2">
            <text:p>3.69E+33</text:p>
          </table:table-cell>
          <table:table-cell office:value-type="float" office:value="7.0681199999999995E+46" table:style-name="ce2">
            <text:p>7.07E+46</text:p>
          </table:table-cell>
          <table:table-cell office:value-type="float" office:value="7.1146300000000001E+49" table:style-name="ce2">
            <text:p>7.11E+49</text:p>
          </table:table-cell>
          <table:table-cell office:value-type="float" office:value="5.3648500000000001E+32" table:style-name="ce2">
            <text:p>5.36E+32</text:p>
          </table:table-cell>
          <table:table-cell office:value-type="float" office:value="8.0252045777777785E+48" table:formula="of:=AVERAGE([.B12:.J12])" table:style-name="ce2">
            <text:p>8.03E+48</text:p>
          </table:table-cell>
          <table:table-cell table:number-columns-repeated="16373"/>
        </table:table-row>
        <table:table-row table:style-name="ro1">
          <table:table-cell office:value-type="float" office:value="1.2148900000000001E+42" table:style-name="ce2">
            <text:p>1.21E+42</text:p>
          </table:table-cell>
          <table:table-cell office:value-type="float" office:value="2.5570500000000001E+50" table:style-name="ce2">
            <text:p>2.56E+50</text:p>
          </table:table-cell>
          <table:table-cell office:value-type="float" office:value="1.3933099999999999E+43" table:style-name="ce2">
            <text:p>1.39E+43</text:p>
          </table:table-cell>
          <table:table-cell office:value-type="float" office:value="1.39769E+25" table:style-name="ce2">
            <text:p>1.40E+25</text:p>
          </table:table-cell>
          <table:table-cell office:value-type="float" office:value="2.7328900000000002E+27" table:style-name="ce2">
            <text:p>2.73E+27</text:p>
          </table:table-cell>
          <table:table-cell office:value-type="float" office:value="1.11276E+36" table:style-name="ce2">
            <text:p>1.11E+36</text:p>
          </table:table-cell>
          <table:table-cell office:value-type="float" office:value="5.10863E+19" table:style-name="ce2">
            <text:p>5.11E+19</text:p>
          </table:table-cell>
          <table:table-cell office:value-type="float" office:value="2.7088300000000001E+25" table:style-name="ce2">
            <text:p>2.71E+25</text:p>
          </table:table-cell>
          <table:table-cell office:value-type="float" office:value="2.7581499999999999E+40" table:style-name="ce2">
            <text:p>2.76E+40</text:p>
          </table:table-cell>
          <table:table-cell office:value-type="float" office:value="5.8675900000000001E+32" table:style-name="ce2">
            <text:p>5.87E+32</text:p>
          </table:table-cell>
          <table:table-cell office:value-type="float" office:value="2.8411668217853621E+49" table:formula="of:=AVERAGE([.B13:.J13])" table:style-name="ce2">
            <text:p>2.84E+49</text:p>
          </table:table-cell>
          <table:table-cell table:number-columns-repeated="16373"/>
        </table:table-row>
        <table:table-row table:style-name="ro1">
          <table:table-cell office:value-type="float" office:value="5.2044600000000002E+32" table:style-name="ce2">
            <text:p>5.20E+32</text:p>
          </table:table-cell>
          <table:table-cell office:value-type="float" office:value="5.0485800000000004E+49" table:style-name="ce2">
            <text:p>5.05E+49</text:p>
          </table:table-cell>
          <table:table-cell office:value-type="float" office:value="2.0786399999999999E+36" table:style-name="ce2">
            <text:p>2.08E+36</text:p>
          </table:table-cell>
          <table:table-cell office:value-type="float" office:value="3.2710699999999998E+23" table:style-name="ce2">
            <text:p>3.27E+23</text:p>
          </table:table-cell>
          <table:table-cell office:value-type="float" office:value="1.13342E+40" table:style-name="ce2">
            <text:p>1.13E+40</text:p>
          </table:table-cell>
          <table:table-cell office:value-type="float" office:value="4.0772900000000001E+33" table:style-name="ce2">
            <text:p>4.08E+33</text:p>
          </table:table-cell>
          <table:table-cell office:value-type="float" office:value="2.8103199999999999E+22" table:style-name="ce2">
            <text:p>2.81E+22</text:p>
          </table:table-cell>
          <table:table-cell office:value-type="float" office:value="4.0919099999999998E+24" table:style-name="ce2">
            <text:p>4.09E+24</text:p>
          </table:table-cell>
          <table:table-cell office:value-type="float" office:value="1.21542E+38" table:style-name="ce2">
            <text:p>1.22E+38</text:p>
          </table:table-cell>
          <table:table-cell office:value-type="float" office:value="4.5381300000000004E+28" table:style-name="ce2">
            <text:p>4.54E+28</text:p>
          </table:table-cell>
          <table:table-cell office:value-type="float" office:value="5.6095333346064249E+48" table:formula="of:=AVERAGE([.B14:.J14])" table:style-name="ce2">
            <text:p>5.61E+48</text:p>
          </table:table-cell>
          <table:table-cell table:number-columns-repeated="16373"/>
        </table:table-row>
        <table:table-row table:style-name="ro1">
          <table:table-cell office:value-type="float" office:value="1.19423E+34" table:style-name="ce2">
            <text:p>1.19E+34</text:p>
          </table:table-cell>
          <table:table-cell office:value-type="float" office:value="6.6852999999999998E+65" table:style-name="ce2">
            <text:p>6.69E+65</text:p>
          </table:table-cell>
          <table:table-cell office:value-type="float" office:value="5.8520600000000001E+40" table:style-name="ce2">
            <text:p>5.85E+40</text:p>
          </table:table-cell>
          <table:table-cell office:value-type="float" office:value="8.6675299999999997E+38" table:style-name="ce2">
            <text:p>8.67E+38</text:p>
          </table:table-cell>
          <table:table-cell office:value-type="float" office:value="3.3582899999999998E+34" table:style-name="ce2">
            <text:p>3.36E+34</text:p>
          </table:table-cell>
          <table:table-cell office:value-type="float" office:value="1.01494E+26" table:style-name="ce2">
            <text:p>1.01E+26</text:p>
          </table:table-cell>
          <table:table-cell office:value-type="float" office:value="1.15989E+25" table:style-name="ce2">
            <text:p>1.16E+25</text:p>
          </table:table-cell>
          <table:table-cell office:value-type="float" office:value="1.5968900000000001E+23" table:style-name="ce2">
            <text:p>1.60E+23</text:p>
          </table:table-cell>
          <table:table-cell office:value-type="float" office:value="2.3110999999999999E+38" table:style-name="ce2">
            <text:p>2.31E+38</text:p>
          </table:table-cell>
          <table:table-cell office:value-type="float" office:value="1.8288099999999999E+39" table:style-name="ce2">
            <text:p>1.83E+39</text:p>
          </table:table-cell>
          <table:table-cell office:value-type="float" office:value="7.4281111111111111E+64" table:formula="of:=AVERAGE([.B15:.J15])" table:style-name="ce2">
            <text:p>7.43E+64</text:p>
          </table:table-cell>
          <table:table-cell table:number-columns-repeated="16373"/>
        </table:table-row>
        <table:table-row table:style-name="ro1">
          <table:table-cell office:value-type="float" office:value="3.5153200000000003E+21" table:style-name="ce2">
            <text:p>3.52E+21</text:p>
          </table:table-cell>
          <table:table-cell office:value-type="float" office:value="1.5590500000000001E+45" table:style-name="ce2">
            <text:p>1.56E+45</text:p>
          </table:table-cell>
          <table:table-cell office:value-type="float" office:value="1.7668599999999999E+42" table:style-name="ce2">
            <text:p>1.77E+42</text:p>
          </table:table-cell>
          <table:table-cell office:value-type="float" office:value="1.07278E+19" table:style-name="ce2">
            <text:p>1.07E+19</text:p>
          </table:table-cell>
          <table:table-cell office:value-type="float" office:value="1.77319E+37" table:style-name="ce2">
            <text:p>1.77E+37</text:p>
          </table:table-cell>
          <table:table-cell office:value-type="float" office:value="1.4198199999999999E+38" table:style-name="ce2">
            <text:p>1.42E+38</text:p>
          </table:table-cell>
          <table:table-cell office:value-type="float" office:value="1.1083799999999999E+25" table:style-name="ce2">
            <text:p>1.11E+25</text:p>
          </table:table-cell>
          <table:table-cell office:value-type="float" office:value="1.90702E+17" table:style-name="ce2">
            <text:p>1.91E+17</text:p>
          </table:table-cell>
          <table:table-cell office:value-type="float" office:value="1.0804200000000001E+26" table:style-name="ce2">
            <text:p>1.08E+26</text:p>
          </table:table-cell>
          <table:table-cell office:value-type="float" office:value="6.5598899999999996E+24" table:style-name="ce2">
            <text:p>6.56E+24</text:p>
          </table:table-cell>
          <table:table-cell office:value-type="float" office:value="1.7342411330154445E+44" table:formula="of:=AVERAGE([.B16:.J16])" table:style-name="ce2">
            <text:p>1.73E+44</text:p>
          </table:table-cell>
          <table:table-cell table:number-columns-repeated="16373"/>
        </table:table-row>
        <table:table-row table:style-name="ro1">
          <table:table-cell office:value-type="float" office:value="2.6341E+26" table:style-name="ce2">
            <text:p>2.63E+26</text:p>
          </table:table-cell>
          <table:table-cell office:value-type="float" office:value="4.8565199999999999E+47" table:style-name="ce2">
            <text:p>4.86E+47</text:p>
          </table:table-cell>
          <table:table-cell office:value-type="float" office:value="1.8525199999999999E+41" table:style-name="ce2">
            <text:p>1.85E+41</text:p>
          </table:table-cell>
          <table:table-cell office:value-type="float" office:value="6.4429199999999998E+44" table:style-name="ce2">
            <text:p>6.44E+44</text:p>
          </table:table-cell>
          <table:table-cell office:value-type="float" office:value="1.77319E+37" table:style-name="ce2">
            <text:p>1.77E+37</text:p>
          </table:table-cell>
          <table:table-cell office:value-type="float" office:value="4.2760800000000002E+26" table:style-name="ce2">
            <text:p>4.28E+26</text:p>
          </table:table-cell>
          <table:table-cell office:value-type="float" office:value="5.5292700000000003E+25" table:style-name="ce2">
            <text:p>5.53E+25</text:p>
          </table:table-cell>
          <table:table-cell office:value-type="float" office:value="8.1001399999999998E+24" table:style-name="ce2">
            <text:p>8.10E+24</text:p>
          </table:table-cell>
          <table:table-cell office:value-type="float" office:value="5.8040100000000003E+32" table:style-name="ce2">
            <text:p>5.80E+32</text:p>
          </table:table-cell>
          <table:table-cell office:value-type="float" office:value="3.2676799999999997E+32" table:style-name="ce2">
            <text:p>3.27E+32</text:p>
          </table:table-cell>
          <table:table-cell office:value-type="float" office:value="5.4032941918859211E+46" table:formula="of:=AVERAGE([.B17:.J17])" table:style-name="ce2">
            <text:p>5.40E+46</text:p>
          </table:table-cell>
          <table:table-cell table:number-columns-repeated="16373"/>
        </table:table-row>
        <table:table-row table:style-name="ro1">
          <table:table-cell office:value-type="float" office:value="1.09414E+32" table:style-name="ce2">
            <text:p>1.09E+32</text:p>
          </table:table-cell>
          <table:table-cell office:value-type="float" office:value="1.9808499999999999E+28" table:style-name="ce2">
            <text:p>1.98E+28</text:p>
          </table:table-cell>
          <table:table-cell office:value-type="float" office:value="3.0173700000000001E+49" table:style-name="ce2">
            <text:p>3.02E+49</text:p>
          </table:table-cell>
          <table:table-cell office:value-type="float" office:value="5.12856E+19" table:style-name="ce2">
            <text:p>5.13E+19</text:p>
          </table:table-cell>
          <table:table-cell office:value-type="float" office:value="1.7573900000000001E+42" table:style-name="ce2">
            <text:p>1.76E+42</text:p>
          </table:table-cell>
          <table:table-cell office:value-type="float" office:value="3.9351100000000001E+34" table:style-name="ce2">
            <text:p>3.94E+34</text:p>
          </table:table-cell>
          <table:table-cell office:value-type="float" office:value="3.2905400000000001E+25" table:style-name="ce2">
            <text:p>3.29E+25</text:p>
          </table:table-cell>
          <table:table-cell office:value-type="float" office:value="3.3560000000000001E+24" table:style-name="ce2">
            <text:p>3.36E+24</text:p>
          </table:table-cell>
          <table:table-cell office:value-type="float" office:value="1.40535E+37" table:style-name="ce2">
            <text:p>1.41E+37</text:p>
          </table:table-cell>
          <table:table-cell office:value-type="float" office:value="2.1943100000000001E+24" table:style-name="ce2">
            <text:p>2.19E+24</text:p>
          </table:table-cell>
          <table:table-cell office:value-type="float" office:value="3.3526335286004548E+48" table:formula="of:=AVERAGE([.B18:.J18])" table:style-name="ce2">
            <text:p>3.35E+48</text:p>
          </table:table-cell>
          <table:table-cell table:number-columns-repeated="16373"/>
        </table:table-row>
        <table:table-row table:style-name="ro1">
          <table:table-cell office:value-type="float" office:value="3.2812999999999998E+36" table:style-name="ce2">
            <text:p>3.28E+36</text:p>
          </table:table-cell>
          <table:table-cell office:value-type="float" office:value="2.0467500000000001E+39" table:style-name="ce2">
            <text:p>2.05E+39</text:p>
          </table:table-cell>
          <table:table-cell office:value-type="float" office:value="2.39882E+42" table:style-name="ce2">
            <text:p>2.40E+42</text:p>
          </table:table-cell>
          <table:table-cell office:value-type="float" office:value="6.2208299999999996E+28" table:style-name="ce2">
            <text:p>6.22E+28</text:p>
          </table:table-cell>
          <table:table-cell office:value-type="float" office:value="7.9995400000000002E+29" table:style-name="ce2">
            <text:p>8.00E+29</text:p>
          </table:table-cell>
          <table:table-cell office:value-type="float" office:value="2.2290599999999999E+35" table:style-name="ce2">
            <text:p>2.23E+35</text:p>
          </table:table-cell>
          <table:table-cell office:value-type="float" office:value="5.2085799999999997E+25" table:style-name="ce2">
            <text:p>5.21E+25</text:p>
          </table:table-cell>
          <table:table-cell office:value-type="float" office:value="7.2494800000000005E+41" table:style-name="ce2">
            <text:p>7.25E+41</text:p>
          </table:table-cell>
          <table:table-cell office:value-type="float" office:value="6.27573E+32" table:style-name="ce2">
            <text:p>6.28E+32</text:p>
          </table:table-cell>
          <table:table-cell office:value-type="float" office:value="2.2620299999999999E+24" table:style-name="ce2">
            <text:p>2.26E+24</text:p>
          </table:table-cell>
          <table:table-cell office:value-type="float" office:value="3.4731277483715947E+41" table:formula="of:=AVERAGE([.B19:.J19])" table:style-name="ce2">
            <text:p>3.47E+41</text:p>
          </table:table-cell>
          <table:table-cell table:number-columns-repeated="16373"/>
        </table:table-row>
        <table:table-row table:style-name="ro1">
          <table:table-cell office:value-type="float" office:value="2.9753700000000001E+40" table:style-name="ce2">
            <text:p>2.98E+40</text:p>
          </table:table-cell>
          <table:table-cell office:value-type="float" office:value="2.8208100000000002E+32" table:style-name="ce2">
            <text:p>2.82E+32</text:p>
          </table:table-cell>
          <table:table-cell office:value-type="float" office:value="1.45326E+61" table:style-name="ce2">
            <text:p>1.45E+61</text:p>
          </table:table-cell>
          <table:table-cell office:value-type="float" office:value="2.6229600000000002E+29" table:style-name="ce2">
            <text:p>2.62E+29</text:p>
          </table:table-cell>
          <table:table-cell office:value-type="float" office:value="4.2265900000000002E+24" table:style-name="ce2">
            <text:p>4.23E+24</text:p>
          </table:table-cell>
          <table:table-cell office:value-type="float" office:value="9.1018700000000004E+31" table:style-name="ce2">
            <text:p>9.10E+31</text:p>
          </table:table-cell>
          <table:table-cell office:value-type="float" office:value="1.2492100000000001E+25" table:style-name="ce2">
            <text:p>1.25E+25</text:p>
          </table:table-cell>
          <table:table-cell office:value-type="float" office:value="6.5833000000000003E+24" table:style-name="ce2">
            <text:p>6.58E+24</text:p>
          </table:table-cell>
          <table:table-cell office:value-type="float" office:value="2.8040799999999999E+41" table:style-name="ce2">
            <text:p>2.80E+41</text:p>
          </table:table-cell>
          <table:table-cell office:value-type="float" office:value="6.9199000000000002E+23" table:style-name="ce2">
            <text:p>6.92E+23</text:p>
          </table:table-cell>
          <table:table-cell office:value-type="float" office:value="1.6147333333333334E+60" table:formula="of:=AVERAGE([.B20:.J20])" table:style-name="ce2">
            <text:p>1.61E+60</text:p>
          </table:table-cell>
          <table:table-cell table:number-columns-repeated="16373"/>
        </table:table-row>
        <table:table-row table:style-name="ro1">
          <table:table-cell office:value-type="float" office:value="5.5584600000000002E+37" table:style-name="ce2">
            <text:p>5.56E+37</text:p>
          </table:table-cell>
          <table:table-cell office:value-type="float" office:value="1.92242E+44" table:style-name="ce2">
            <text:p>1.92E+44</text:p>
          </table:table-cell>
          <table:table-cell office:value-type="float" office:value="4.6967400000000003E+46" table:style-name="ce2">
            <text:p>4.70E+46</text:p>
          </table:table-cell>
          <table:table-cell office:value-type="float" office:value="9.6703800000000002E+26" table:style-name="ce2">
            <text:p>9.67E+26</text:p>
          </table:table-cell>
          <table:table-cell office:value-type="float" office:value="3.2554000000000003E+24" table:style-name="ce2">
            <text:p>3.26E+24</text:p>
          </table:table-cell>
          <table:table-cell office:value-type="float" office:value="9.5468100000000002E+37" table:style-name="ce2">
            <text:p>9.55E+37</text:p>
          </table:table-cell>
          <table:table-cell office:value-type="float" office:value="5.5870800000000003E+25" table:style-name="ce2">
            <text:p>5.59E+25</text:p>
          </table:table-cell>
          <table:table-cell office:value-type="float" office:value="1.2875400000000001E+23" table:style-name="ce2">
            <text:p>1.29E+23</text:p>
          </table:table-cell>
          <table:table-cell office:value-type="float" office:value="6.8288099999999997E+25" table:style-name="ce2">
            <text:p>6.83E+25</text:p>
          </table:table-cell>
          <table:table-cell office:value-type="float" office:value="7.0081799999999995E+23" table:style-name="ce2">
            <text:p>7.01E+23</text:p>
          </table:table-cell>
          <table:table-cell office:value-type="float" office:value="5.2399602328297882E+45" table:formula="of:=AVERAGE([.B21:.J21])" table:style-name="ce2">
            <text:p>5.24E+45</text:p>
          </table:table-cell>
          <table:table-cell table:number-columns-repeated="16373"/>
        </table:table-row>
        <table:table-row table:style-name="ro1">
          <table:table-cell office:value-type="float" office:value="1.5924799999999999E+32" table:style-name="ce2">
            <text:p>1.59E+32</text:p>
          </table:table-cell>
          <table:table-cell office:value-type="float" office:value="1.2317599999999999E+44" table:style-name="ce2">
            <text:p>1.23E+44</text:p>
          </table:table-cell>
          <table:table-cell office:value-type="float" office:value="7.5330699999999998E+40" table:style-name="ce2">
            <text:p>7.53E+40</text:p>
          </table:table-cell>
          <table:table-cell office:value-type="float" office:value="4.3508E+21" table:style-name="ce2">
            <text:p>4.35E+21</text:p>
          </table:table-cell>
          <table:table-cell office:value-type="float" office:value="1.16996E+26" table:style-name="ce2">
            <text:p>1.17E+26</text:p>
          </table:table-cell>
          <table:table-cell office:value-type="float" office:value="3.04926E+24" table:style-name="ce2">
            <text:p>3.05E+24</text:p>
          </table:table-cell>
          <table:table-cell office:value-type="float" office:value="1.58647E+25" table:style-name="ce2">
            <text:p>1.59E+25</text:p>
          </table:table-cell>
          <table:table-cell office:value-type="float" office:value="1.9728900000000002E+25" table:style-name="ce2">
            <text:p>1.97E+25</text:p>
          </table:table-cell>
          <table:table-cell office:value-type="float" office:value="5.2222899999999996E+27" table:style-name="ce2">
            <text:p>5.22E+27</text:p>
          </table:table-cell>
          <table:table-cell office:value-type="float" office:value="6.53117E+35" table:style-name="ce2">
            <text:p>6.53E+35</text:p>
          </table:table-cell>
          <table:table-cell office:value-type="float" office:value="1.3694592372568557E+43" table:formula="of:=AVERAGE([.B22:.J22])" table:style-name="ce2">
            <text:p>1.37E+43</text:p>
          </table:table-cell>
          <table:table-cell table:number-columns-repeated="16373"/>
        </table:table-row>
        <table:table-row table:style-name="ro1">
          <table:table-cell office:value-type="float" office:value="5.9830299999999997E+31" table:style-name="ce2">
            <text:p>5.98E+31</text:p>
          </table:table-cell>
          <table:table-cell office:value-type="float" office:value="3.6386800000000002E+43" table:style-name="ce2">
            <text:p>3.64E+43</text:p>
          </table:table-cell>
          <table:table-cell office:value-type="float" office:value="7.5441899999999997E+46" table:style-name="ce2">
            <text:p>7.54E+46</text:p>
          </table:table-cell>
          <table:table-cell office:value-type="float" office:value="5.4181800000000004E+21" table:style-name="ce2">
            <text:p>5.42E+21</text:p>
          </table:table-cell>
          <table:table-cell office:value-type="float" office:value="1.0579499999999999E+27" table:style-name="ce2">
            <text:p>1.06E+27</text:p>
          </table:table-cell>
          <table:table-cell office:value-type="float" office:value="3.9350499999999998E+34" table:style-name="ce2">
            <text:p>3.94E+34</text:p>
          </table:table-cell>
          <table:table-cell office:value-type="float" office:value="4.39647E+25" table:style-name="ce2">
            <text:p>4.40E+25</text:p>
          </table:table-cell>
          <table:table-cell office:value-type="float" office:value="3398170000000000" table:style-name="ce2">
            <text:p>3.40E+15</text:p>
          </table:table-cell>
          <table:table-cell office:value-type="float" office:value="5.0939900000000002E+25" table:style-name="ce2">
            <text:p>5.09E+25</text:p>
          </table:table-cell>
          <table:table-cell office:value-type="float" office:value="3.0054499999999999E+43" table:style-name="ce2">
            <text:p>3.01E+43</text:p>
          </table:table-cell>
          <table:table-cell office:value-type="float" office:value="8.3898157000043724E+45" table:formula="of:=AVERAGE([.B23:.J23])" table:style-name="ce2">
            <text:p>8.39E+45</text:p>
          </table:table-cell>
          <table:table-cell table:number-columns-repeated="16373"/>
        </table:table-row>
        <table:table-row table:style-name="ro1">
          <table:table-cell office:value-type="float" office:value="4.7339600000000005E+49" table:style-name="ce2">
            <text:p>4.73E+49</text:p>
          </table:table-cell>
          <table:table-cell office:value-type="float" office:value="1.9552100000000001E+51" table:style-name="ce2">
            <text:p>1.96E+51</text:p>
          </table:table-cell>
          <table:table-cell office:value-type="float" office:value="6.3103200000000002E+41" table:style-name="ce2">
            <text:p>6.31E+41</text:p>
          </table:table-cell>
          <table:table-cell office:value-type="float" office:value="1.4807200000000001E+28" table:style-name="ce2">
            <text:p>1.48E+28</text:p>
          </table:table-cell>
          <table:table-cell office:value-type="float" office:value="2.1602899999999999E+29" table:style-name="ce2">
            <text:p>2.16E+29</text:p>
          </table:table-cell>
          <table:table-cell office:value-type="float" office:value="1.59376E+42" table:style-name="ce2">
            <text:p>1.59E+42</text:p>
          </table:table-cell>
          <table:table-cell office:value-type="float" office:value="3.3095999999999999E+25" table:style-name="ce2">
            <text:p>3.31E+25</text:p>
          </table:table-cell>
          <table:table-cell office:value-type="float" office:value="5.5447100000000001E+24" table:style-name="ce2">
            <text:p>5.54E+24</text:p>
          </table:table-cell>
          <table:table-cell office:value-type="float" office:value="1.5918200000000001E+27" table:style-name="ce2">
            <text:p>1.59E+27</text:p>
          </table:table-cell>
          <table:table-cell office:value-type="float" office:value="2.95673E+23" table:style-name="ce2">
            <text:p>2.96E+23</text:p>
          </table:table-cell>
          <table:table-cell office:value-type="float" office:value="2.1724555580275467E+50" table:formula="of:=AVERAGE([.B24:.J24])" table:style-name="ce2">
            <text:p>2.17E+50</text:p>
          </table:table-cell>
          <table:table-cell table:number-columns-repeated="16373"/>
        </table:table-row>
        <table:table-row table:style-name="ro1">
          <table:table-cell office:value-type="float" office:value="1.8010499999999999E+21" table:style-name="ce2">
            <text:p>1.80E+21</text:p>
          </table:table-cell>
          <table:table-cell office:value-type="float" office:value="1.5708100000000001E+53" table:style-name="ce2">
            <text:p>1.57E+53</text:p>
          </table:table-cell>
          <table:table-cell office:value-type="float" office:value="3.3727699999999998E+37" table:style-name="ce2">
            <text:p>3.37E+37</text:p>
          </table:table-cell>
          <table:table-cell office:value-type="float" office:value="4.2766200000000003E+25" table:style-name="ce2">
            <text:p>4.28E+25</text:p>
          </table:table-cell>
          <table:table-cell office:value-type="float" office:value="3.0933999999999997E+24" table:style-name="ce2">
            <text:p>3.09E+24</text:p>
          </table:table-cell>
          <table:table-cell office:value-type="float" office:value="1.0834600000000001E+34" table:style-name="ce2">
            <text:p>1.08E+34</text:p>
          </table:table-cell>
          <table:table-cell office:value-type="float" office:value="3.4223499999999999E+25" table:style-name="ce2">
            <text:p>3.42E+25</text:p>
          </table:table-cell>
          <table:table-cell office:value-type="float" office:value="8.7233299999999997E+20" table:style-name="ce2">
            <text:p>8.72E+20</text:p>
          </table:table-cell>
          <table:table-cell office:value-type="float" office:value="1.65372E+33" table:style-name="ce2">
            <text:p>1.65E+33</text:p>
          </table:table-cell>
          <table:table-cell office:value-type="float" office:value="4.7105500000000003E+40" table:style-name="ce2">
            <text:p>4.71E+40</text:p>
          </table:table-cell>
          <table:table-cell office:value-type="float" office:value="1.7453444444449683E+52" table:formula="of:=AVERAGE([.B25:.J25])" table:style-name="ce2">
            <text:p>1.75E+52</text:p>
          </table:table-cell>
          <table:table-cell table:number-columns-repeated="16373"/>
        </table:table-row>
        <table:table-row table:style-name="ro1">
          <table:table-cell office:value-type="float" office:value="1.7607100000000001E+40" table:style-name="ce2">
            <text:p>1.76E+40</text:p>
          </table:table-cell>
          <table:table-cell office:value-type="float" office:value="5.70189E+48" table:style-name="ce2">
            <text:p>5.70E+48</text:p>
          </table:table-cell>
          <table:table-cell office:value-type="float" office:value="1.27553E+40" table:style-name="ce2">
            <text:p>1.28E+40</text:p>
          </table:table-cell>
          <table:table-cell office:value-type="float" office:value="2.4817699999999999E+27" table:style-name="ce2">
            <text:p>2.48E+27</text:p>
          </table:table-cell>
          <table:table-cell office:value-type="float" office:value="3.3328500000000001E+27" table:style-name="ce2">
            <text:p>3.33E+27</text:p>
          </table:table-cell>
          <table:table-cell office:value-type="float" office:value="1.74076E+28" table:style-name="ce2">
            <text:p>1.74E+28</text:p>
          </table:table-cell>
          <table:table-cell office:value-type="float" office:value="2.5661800000000002E+25" table:style-name="ce2">
            <text:p>2.57E+25</text:p>
          </table:table-cell>
          <table:table-cell office:value-type="float" office:value="1.25069E+18" table:style-name="ce2">
            <text:p>1.25E+18</text:p>
          </table:table-cell>
          <table:table-cell office:value-type="float" office:value="1.73996E+28" table:style-name="ce2">
            <text:p>1.74E+28</text:p>
          </table:table-cell>
          <table:table-cell office:value-type="float" office:value="8.0038600000000007E+26" table:style-name="ce2">
            <text:p>8.00E+26</text:p>
          </table:table-cell>
          <table:table-cell office:value-type="float" office:value="6.335433347505889E+47" table:formula="of:=AVERAGE([.B26:.J26])" table:style-name="ce2">
            <text:p>6.34E+47</text:p>
          </table:table-cell>
          <table:table-cell table:number-columns-repeated="16373"/>
        </table:table-row>
        <table:table-row table:style-name="ro1">
          <table:table-cell office:value-type="float" office:value="7.0953000000000004E+35" table:style-name="ce2">
            <text:p>7.10E+35</text:p>
          </table:table-cell>
          <table:table-cell office:value-type="float" office:value="6.05553E+50" table:style-name="ce2">
            <text:p>6.06E+50</text:p>
          </table:table-cell>
          <table:table-cell office:value-type="float" office:value="7.5743499999999995E+46" table:style-name="ce2">
            <text:p>7.57E+46</text:p>
          </table:table-cell>
          <table:table-cell office:value-type="float" office:value="1.8965700000000001E+32" table:style-name="ce2">
            <text:p>1.90E+32</text:p>
          </table:table-cell>
          <table:table-cell office:value-type="float" office:value="1.64246E+26" table:style-name="ce2">
            <text:p>1.64E+26</text:p>
          </table:table-cell>
          <table:table-cell office:value-type="float" office:value="6.5325599999999999E+30" table:style-name="ce2">
            <text:p>6.53E+30</text:p>
          </table:table-cell>
          <table:table-cell office:value-type="float" office:value="2.71893E+37" table:style-name="ce2">
            <text:p>2.72E+37</text:p>
          </table:table-cell>
          <table:table-cell office:value-type="float" office:value="5.0971700000000003E+22" table:style-name="ce2">
            <text:p>5.10E+22</text:p>
          </table:table-cell>
          <table:table-cell office:value-type="float" office:value="2.0844800000000001E+27" table:style-name="ce2">
            <text:p>2.08E+27</text:p>
          </table:table-cell>
          <table:table-cell office:value-type="float" office:value="1.478E+24" table:style-name="ce2">
            <text:p>1.48E+24</text:p>
          </table:table-cell>
          <table:table-cell office:value-type="float" office:value="6.7292082611114131E+49" table:formula="of:=AVERAGE([.B27:.J27])" table:style-name="ce2">
            <text:p>6.73E+49</text:p>
          </table:table-cell>
          <table:table-cell table:number-columns-repeated="16373"/>
        </table:table-row>
        <table:table-row table:style-name="ro1">
          <table:table-cell office:value-type="float" office:value="8.0892600000000004E+34" table:style-name="ce2">
            <text:p>8.09E+34</text:p>
          </table:table-cell>
          <table:table-cell office:value-type="float" office:value="4.0380099999999999E+56" table:style-name="ce2">
            <text:p>4.04E+56</text:p>
          </table:table-cell>
          <table:table-cell office:value-type="float" office:value="1.2127299999999999E+47" table:style-name="ce2">
            <text:p>1.21E+47</text:p>
          </table:table-cell>
          <table:table-cell office:value-type="float" office:value="3.72759E+16" table:style-name="ce2">
            <text:p>3.73E+16</text:p>
          </table:table-cell>
          <table:table-cell office:value-type="float" office:value="1.6416899999999999E+27" table:style-name="ce2">
            <text:p>1.64E+27</text:p>
          </table:table-cell>
          <table:table-cell office:value-type="float" office:value="3.8014500000000002E+24" table:style-name="ce2">
            <text:p>3.80E+24</text:p>
          </table:table-cell>
          <table:table-cell office:value-type="float" office:value="1.92315E+24" table:style-name="ce2">
            <text:p>1.92E+24</text:p>
          </table:table-cell>
          <table:table-cell office:value-type="float" office:value="8.26817E+17" table:style-name="ce2">
            <text:p>8.27E+17</text:p>
          </table:table-cell>
          <table:table-cell office:value-type="float" office:value="5.0419100000000001E+47" table:style-name="ce2">
            <text:p>5.04E+47</text:p>
          </table:table-cell>
          <table:table-cell office:value-type="float" office:value="1.4579100000000001E+23" table:style-name="ce2">
            <text:p>1.46E+23</text:p>
          </table:table-cell>
          <table:table-cell office:value-type="float" office:value="4.4866777847273781E+55" table:formula="of:=AVERAGE([.B28:.J28])" table:style-name="ce2">
            <text:p>4.49E+55</text:p>
          </table:table-cell>
          <table:table-cell table:number-columns-repeated="16373"/>
        </table:table-row>
        <table:table-row table:style-name="ro1">
          <table:table-cell office:value-type="float" office:value="5.4081999999999999E+28" table:style-name="ce2">
            <text:p>5.41E+28</text:p>
          </table:table-cell>
          <table:table-cell office:value-type="float" office:value="1.8978799999999999E+62" table:style-name="ce2">
            <text:p>1.90E+62</text:p>
          </table:table-cell>
          <table:table-cell office:value-type="float" office:value="1.12369E+45" table:style-name="ce2">
            <text:p>1.12E+45</text:p>
          </table:table-cell>
          <table:table-cell office:value-type="float" office:value="4.5324099999999996E+22" table:style-name="ce2">
            <text:p>4.53E+22</text:p>
          </table:table-cell>
          <table:table-cell office:value-type="float" office:value="7.0974699999999997E+35" table:style-name="ce2">
            <text:p>7.10E+35</text:p>
          </table:table-cell>
          <table:table-cell office:value-type="float" office:value="3.5161200000000002E+32" table:style-name="ce2">
            <text:p>3.52E+32</text:p>
          </table:table-cell>
          <table:table-cell office:value-type="float" office:value="3.1080099999999997E+23" table:style-name="ce2">
            <text:p>3.11E+23</text:p>
          </table:table-cell>
          <table:table-cell office:value-type="float" office:value="1.13858E+20" table:style-name="ce2">
            <text:p>1.14E+20</text:p>
          </table:table-cell>
          <table:table-cell office:value-type="float" office:value="3.5782099999999999E+30" table:style-name="ce2">
            <text:p>3.58E+30</text:p>
          </table:table-cell>
          <table:table-cell office:value-type="float" office:value="9.92035E+17" table:style-name="ce2">
            <text:p>9.92E+17</text:p>
          </table:table-cell>
          <table:table-cell office:value-type="float" office:value="2.1087555555555555E+61" table:formula="of:=AVERAGE([.B29:.J29])" table:style-name="ce2">
            <text:p>2.11E+61</text:p>
          </table:table-cell>
          <table:table-cell table:number-columns-repeated="16373"/>
        </table:table-row>
        <table:table-row table:style-name="ro1">
          <table:table-cell office:value-type="float" office:value="1.51542E+29" table:style-name="ce2">
            <text:p>1.52E+29</text:p>
          </table:table-cell>
          <table:table-cell office:value-type="float" office:value="2.5613599999999999E+56" table:style-name="ce2">
            <text:p>2.56E+56</text:p>
          </table:table-cell>
          <table:table-cell office:value-type="float" office:value="2.4529499999999999E+43" table:style-name="ce2">
            <text:p>2.45E+43</text:p>
          </table:table-cell>
          <table:table-cell office:value-type="float" office:value="4.2606899999999999E+30" table:style-name="ce2">
            <text:p>4.26E+30</text:p>
          </table:table-cell>
          <table:table-cell office:value-type="float" office:value="8.0106199999999996E+31" table:style-name="ce2">
            <text:p>8.01E+31</text:p>
          </table:table-cell>
          <table:table-cell office:value-type="float" office:value="7.0022200000000001E+22" table:style-name="ce2">
            <text:p>7.00E+22</text:p>
          </table:table-cell>
          <table:table-cell office:value-type="float" office:value="437994000000000" table:style-name="ce2">
            <text:p>4.38E+14</text:p>
          </table:table-cell>
          <table:table-cell office:value-type="float" office:value="4.05642E+18" table:style-name="ce2">
            <text:p>4.06E+18</text:p>
          </table:table-cell>
          <table:table-cell office:value-type="float" office:value="1.2373199999999999E+25" table:style-name="ce2">
            <text:p>1.24E+25</text:p>
          </table:table-cell>
          <table:table-cell office:value-type="float" office:value="6.5021899999999997E+22" table:style-name="ce2">
            <text:p>6.50E+22</text:p>
          </table:table-cell>
          <table:table-cell office:value-type="float" office:value="2.8459555555558281E+55" table:formula="of:=AVERAGE([.B30:.J30])" table:style-name="ce2">
            <text:p>2.85E+55</text:p>
          </table:table-cell>
          <table:table-cell table:number-columns-repeated="16373"/>
        </table:table-row>
        <table:table-row table:style-name="ro1">
          <table:table-cell office:value-type="float" office:value="2.44441E+23" table:style-name="ce2">
            <text:p>2.44E+23</text:p>
          </table:table-cell>
          <table:table-cell office:value-type="float" office:value="2.56422E+62" table:style-name="ce2">
            <text:p>2.56E+62</text:p>
          </table:table-cell>
          <table:table-cell office:value-type="float" office:value="7.4500700000000007E+47" table:style-name="ce2">
            <text:p>7.45E+47</text:p>
          </table:table-cell>
          <table:table-cell office:value-type="float" office:value="2.96174E+16" table:style-name="ce2">
            <text:p>2.96E+16</text:p>
          </table:table-cell>
          <table:table-cell office:value-type="float" office:value="2.9845700000000003E+30" table:style-name="ce2">
            <text:p>2.98E+30</text:p>
          </table:table-cell>
          <table:table-cell office:value-type="float" office:value="1.18905E+24" table:style-name="ce2">
            <text:p>1.19E+24</text:p>
          </table:table-cell>
          <table:table-cell office:value-type="float" office:value="1.2988699999999999E+24" table:style-name="ce2">
            <text:p>1.30E+24</text:p>
          </table:table-cell>
          <table:table-cell office:value-type="float" office:value="5.5586999999999995E+24" table:style-name="ce2">
            <text:p>5.56E+24</text:p>
          </table:table-cell>
          <table:table-cell office:value-type="float" office:value="8.9768200000000002E+25" table:style-name="ce2">
            <text:p>8.98E+25</text:p>
          </table:table-cell>
          <table:table-cell office:value-type="float" office:value="5.8019000000000003E+29" table:style-name="ce2">
            <text:p>5.80E+29</text:p>
          </table:table-cell>
          <table:table-cell office:value-type="float" office:value="2.8491333333333414E+61" table:formula="of:=AVERAGE([.B31:.J31])" table:style-name="ce2">
            <text:p>2.85E+61</text:p>
          </table:table-cell>
          <table:table-cell table:number-columns-repeated="16373"/>
        </table:table-row>
        <table:table-row table:style-name="ro1">
          <table:table-cell office:value-type="float" office:value="7.8128300000000006E+25" table:style-name="ce2">
            <text:p>7.81E+25</text:p>
          </table:table-cell>
          <table:table-cell office:value-type="float" office:value="3.32435E+56" table:style-name="ce2">
            <text:p>3.32E+56</text:p>
          </table:table-cell>
          <table:table-cell office:value-type="float" office:value="2.30126E+44" table:style-name="ce2">
            <text:p>2.30E+44</text:p>
          </table:table-cell>
          <table:table-cell office:value-type="float" office:value="1.39982E+17" table:style-name="ce2">
            <text:p>1.40E+17</text:p>
          </table:table-cell>
          <table:table-cell office:value-type="float" office:value="3.59819E+32" table:style-name="ce2">
            <text:p>3.60E+32</text:p>
          </table:table-cell>
          <table:table-cell office:value-type="float" office:value="4.5253100000000003E+35" table:style-name="ce2">
            <text:p>4.53E+35</text:p>
          </table:table-cell>
          <table:table-cell office:value-type="float" office:value="5.1044600000000002E+23" table:style-name="ce2">
            <text:p>5.10E+23</text:p>
          </table:table-cell>
          <table:table-cell office:value-type="float" office:value="8.4540499999999997E+20" table:style-name="ce2">
            <text:p>8.45E+20</text:p>
          </table:table-cell>
          <table:table-cell office:value-type="float" office:value="7.5133400000000003E+31" table:style-name="ce2">
            <text:p>7.51E+31</text:p>
          </table:table-cell>
          <table:table-cell office:value-type="float" office:value="9.57473E+17" table:style-name="ce2">
            <text:p>9.57E+17</text:p>
          </table:table-cell>
          <table:table-cell office:value-type="float" office:value="3.693722222224779E+55" table:formula="of:=AVERAGE([.B32:.J32])" table:style-name="ce2">
            <text:p>3.69E+55</text:p>
          </table:table-cell>
          <table:table-cell table:number-columns-repeated="16373"/>
        </table:table-row>
        <table:table-row table:style-name="ro1">
          <table:table-cell office:value-type="float" office:value="1.2074999999999999E+28" table:style-name="ce2">
            <text:p>1.21E+28</text:p>
          </table:table-cell>
          <table:table-cell office:value-type="float" office:value="1.42207E+62" table:style-name="ce2">
            <text:p>1.42E+62</text:p>
          </table:table-cell>
          <table:table-cell office:value-type="float" office:value="1.83748E+54" table:style-name="ce2">
            <text:p>1.84E+54</text:p>
          </table:table-cell>
          <table:table-cell office:value-type="float" office:value="4.96463E+17" table:style-name="ce2">
            <text:p>4.96E+17</text:p>
          </table:table-cell>
          <table:table-cell office:value-type="float" office:value="8.50453E+30" table:style-name="ce2">
            <text:p>8.50E+30</text:p>
          </table:table-cell>
          <table:table-cell office:value-type="float" office:value="9.7417999999999994E+24" table:style-name="ce2">
            <text:p>9.74E+24</text:p>
          </table:table-cell>
          <table:table-cell office:value-type="float" office:value="1.59301E+25" table:style-name="ce2">
            <text:p>1.59E+25</text:p>
          </table:table-cell>
          <table:table-cell office:value-type="float" office:value="92821500000" table:style-name="ce2">
            <text:p>9.28E+10</text:p>
          </table:table-cell>
          <table:table-cell office:value-type="float" office:value="5.4112300000000002E+25" table:style-name="ce2">
            <text:p>5.41E+25</text:p>
          </table:table-cell>
          <table:table-cell office:value-type="float" office:value="9.19112E+20" table:style-name="ce2">
            <text:p>9.19E+20</text:p>
          </table:table-cell>
          <table:table-cell office:value-type="float" office:value="1.5800777981942221E+61" table:formula="of:=AVERAGE([.B33:.J33])" table:style-name="ce2">
            <text:p>1.58E+61</text:p>
          </table:table-cell>
          <table:table-cell table:number-columns-repeated="16373"/>
        </table:table-row>
        <table:table-row table:style-name="ro1">
          <table:table-cell office:value-type="float" office:value="2.6953600000000002E+40" table:style-name="ce2">
            <text:p>2.70E+40</text:p>
          </table:table-cell>
          <table:table-cell office:value-type="float" office:value="2.9082499999999998E+62" table:style-name="ce2">
            <text:p>2.91E+62</text:p>
          </table:table-cell>
          <table:table-cell office:value-type="float" office:value="8.8976500000000003E+43" table:style-name="ce2">
            <text:p>8.90E+43</text:p>
          </table:table-cell>
          <table:table-cell office:value-type="float" office:value="2.22579E+23" table:style-name="ce2">
            <text:p>2.23E+23</text:p>
          </table:table-cell>
          <table:table-cell office:value-type="float" office:value="1.5106399999999999E+32" table:style-name="ce2">
            <text:p>1.51E+32</text:p>
          </table:table-cell>
          <table:table-cell office:value-type="float" office:value="1.2828700000000001E+24" table:style-name="ce2">
            <text:p>1.28E+24</text:p>
          </table:table-cell>
          <table:table-cell office:value-type="float" office:value="3.34992E+23" table:style-name="ce2">
            <text:p>3.35E+23</text:p>
          </table:table-cell>
          <table:table-cell office:value-type="float" office:value="9.9534000000000002E+24" table:style-name="ce2">
            <text:p>9.95E+24</text:p>
          </table:table-cell>
          <table:table-cell office:value-type="float" office:value="2.3042799999999998E+31" table:style-name="ce2">
            <text:p>2.30E+31</text:p>
          </table:table-cell>
          <table:table-cell office:value-type="float" office:value="9.1185599999999997E+23" table:style-name="ce2">
            <text:p>9.12E+23</text:p>
          </table:table-cell>
          <table:table-cell office:value-type="float" office:value="3.2313888888888888E+61" table:formula="of:=AVERAGE([.B34:.J34])" table:style-name="ce2">
            <text:p>3.23E+61</text:p>
          </table:table-cell>
          <table:table-cell table:number-columns-repeated="16373"/>
        </table:table-row>
        <table:table-row table:style-name="ro1">
          <table:table-cell office:value-type="float" office:value="4.3597299999999999E+32" table:style-name="ce2">
            <text:p>4.36E+32</text:p>
          </table:table-cell>
          <table:table-cell office:value-type="float" office:value="2.0957699999999999E+62" table:style-name="ce2">
            <text:p>2.10E+62</text:p>
          </table:table-cell>
          <table:table-cell office:value-type="float" office:value="3.82185E+45" table:style-name="ce2">
            <text:p>3.82E+45</text:p>
          </table:table-cell>
          <table:table-cell office:value-type="float" office:value="5.49678E+17" table:style-name="ce2">
            <text:p>5.50E+17</text:p>
          </table:table-cell>
          <table:table-cell office:value-type="float" office:value="8.1441399999999997E+31" table:style-name="ce2">
            <text:p>8.14E+31</text:p>
          </table:table-cell>
          <table:table-cell office:value-type="float" office:value="1.2236100000000001E+42" table:style-name="ce2">
            <text:p>1.22E+42</text:p>
          </table:table-cell>
          <table:table-cell office:value-type="float" office:value="1.9606000000000001E+24" table:style-name="ce2">
            <text:p>1.96E+24</text:p>
          </table:table-cell>
          <table:table-cell office:value-type="float" office:value="9.1288599999999998E+24" table:style-name="ce2">
            <text:p>9.13E+24</text:p>
          </table:table-cell>
          <table:table-cell office:value-type="float" office:value="1.2852899999999999E+26" table:style-name="ce2">
            <text:p>1.29E+26</text:p>
          </table:table-cell>
          <table:table-cell office:value-type="float" office:value="3.60914E+23" table:style-name="ce2">
            <text:p>3.61E+23</text:p>
          </table:table-cell>
          <table:table-cell office:value-type="float" office:value="2.3286333333333331E+61" table:formula="of:=AVERAGE([.B35:.J35])" table:style-name="ce2">
            <text:p>2.33E+61</text:p>
          </table:table-cell>
          <table:table-cell table:number-columns-repeated="16373"/>
        </table:table-row>
        <table:table-row table:style-name="ro1">
          <table:table-cell office:value-type="float" office:value="2.6325200000000002E+38" table:style-name="ce2">
            <text:p>2.63E+38</text:p>
          </table:table-cell>
          <table:table-cell office:value-type="float" office:value="3.5709999999999998E+48" table:style-name="ce2">
            <text:p>3.57E+48</text:p>
          </table:table-cell>
          <table:table-cell office:value-type="float" office:value="1.4762199999999999E+50" table:style-name="ce2">
            <text:p>1.48E+50</text:p>
          </table:table-cell>
          <table:table-cell office:value-type="float" office:value="5.02694E+17" table:style-name="ce2">
            <text:p>5.03E+17</text:p>
          </table:table-cell>
          <table:table-cell office:value-type="float" office:value="8.8493700000000003E+29" table:style-name="ce2">
            <text:p>8.85E+29</text:p>
          </table:table-cell>
          <table:table-cell office:value-type="float" office:value="2.44686E+29" table:style-name="ce2">
            <text:p>2.45E+29</text:p>
          </table:table-cell>
          <table:table-cell office:value-type="float" office:value="1.9129900000000001E+23" table:style-name="ce2">
            <text:p>1.91E+23</text:p>
          </table:table-cell>
          <table:table-cell office:value-type="float" office:value="9.1487499999999999E+24" table:style-name="ce2">
            <text:p>9.15E+24</text:p>
          </table:table-cell>
          <table:table-cell office:value-type="float" office:value="5.6825400000000001E+39" table:style-name="ce2">
            <text:p>5.68E+39</text:p>
          </table:table-cell>
          <table:table-cell office:value-type="float" office:value="9.47507E+19" table:style-name="ce2">
            <text:p>9.48E+19</text:p>
          </table:table-cell>
          <table:table-cell office:value-type="float" office:value="1.6799222222853613E+49" table:formula="of:=AVERAGE([.B36:.J36])" table:style-name="ce2">
            <text:p>1.68E+49</text:p>
          </table:table-cell>
          <table:table-cell table:number-columns-repeated="16373"/>
        </table:table-row>
        <table:table-row table:style-name="ro1">
          <table:table-cell office:value-type="float" office:value="5.3782499999999996E+40" table:style-name="ce2">
            <text:p>5.38E+40</text:p>
          </table:table-cell>
          <table:table-cell office:value-type="float" office:value="7.8898100000000002E+69" table:style-name="ce2">
            <text:p>7.89E+69</text:p>
          </table:table-cell>
          <table:table-cell office:value-type="float" office:value="1.2753499999999999E+40" table:style-name="ce2">
            <text:p>1.28E+40</text:p>
          </table:table-cell>
          <table:table-cell office:value-type="float" office:value="2.9587199999999999E+26" table:style-name="ce2">
            <text:p>2.96E+26</text:p>
          </table:table-cell>
          <table:table-cell office:value-type="float" office:value="7.6279900000000001E+31" table:style-name="ce2">
            <text:p>7.63E+31</text:p>
          </table:table-cell>
          <table:table-cell office:value-type="float" office:value="3.7980800000000002E+27" table:style-name="ce2">
            <text:p>3.80E+27</text:p>
          </table:table-cell>
          <table:table-cell office:value-type="float" office:value="1801630000000000" table:style-name="ce2">
            <text:p>1.80E+15</text:p>
          </table:table-cell>
          <table:table-cell office:value-type="float" office:value="8.5461000000000001E+24" table:style-name="ce2">
            <text:p>8.55E+24</text:p>
          </table:table-cell>
          <table:table-cell office:value-type="float" office:value="4.2978500000000001E+25" table:style-name="ce2">
            <text:p>4.30E+25</text:p>
          </table:table-cell>
          <table:table-cell office:value-type="float" office:value="3.6399400000000001E+26" table:style-name="ce2">
            <text:p>3.64E+26</text:p>
          </table:table-cell>
          <table:table-cell office:value-type="float" office:value="8.7664555555555549E+68" table:formula="of:=AVERAGE([.B37:.J37])" table:style-name="ce2">
            <text:p>8.77E+68</text:p>
          </table:table-cell>
          <table:table-cell table:number-columns-repeated="16373"/>
        </table:table-row>
        <table:table-row table:style-name="ro1">
          <table:table-cell office:value-type="float" office:value="1.31853E+38" table:style-name="ce2">
            <text:p>1.32E+38</text:p>
          </table:table-cell>
          <table:table-cell office:value-type="float" office:value="1.9753600000000001E+61" table:style-name="ce2">
            <text:p>1.98E+61</text:p>
          </table:table-cell>
          <table:table-cell office:value-type="float" office:value="7.99078E+38" table:style-name="ce2">
            <text:p>7.99E+38</text:p>
          </table:table-cell>
          <table:table-cell office:value-type="float" office:value="1224980000000000" table:style-name="ce2">
            <text:p>1.22E+15</text:p>
          </table:table-cell>
          <table:table-cell office:value-type="float" office:value="1.2976300000000001E+35" table:style-name="ce2">
            <text:p>1.30E+35</text:p>
          </table:table-cell>
          <table:table-cell office:value-type="float" office:value="2.9944299999999998E+23" table:style-name="ce2">
            <text:p>2.99E+23</text:p>
          </table:table-cell>
          <table:table-cell office:value-type="float" office:value="1.5249200000000001E+22" table:style-name="ce2">
            <text:p>1.52E+22</text:p>
          </table:table-cell>
          <table:table-cell office:value-type="float" office:value="4.9202700000000003E+21" table:style-name="ce2">
            <text:p>4.92E+21</text:p>
          </table:table-cell>
          <table:table-cell office:value-type="float" office:value="1.2229899999999999E+25" table:style-name="ce2">
            <text:p>1.22E+25</text:p>
          </table:table-cell>
          <table:table-cell office:value-type="float" office:value="5.6070200000000001E+29" table:style-name="ce2">
            <text:p>5.61E+29</text:p>
          </table:table-cell>
          <table:table-cell office:value-type="float" office:value="2.1948444444444446E+60" table:formula="of:=AVERAGE([.B38:.J38])" table:style-name="ce2">
            <text:p>2.19E+60</text:p>
          </table:table-cell>
          <table:table-cell table:number-columns-repeated="16373"/>
        </table:table-row>
        <table:table-row table:style-name="ro1">
          <table:table-cell office:value-type="float" office:value="1.31609E+38" table:style-name="ce2">
            <text:p>1.32E+38</text:p>
          </table:table-cell>
          <table:table-cell office:value-type="float" office:value="1.9052499999999999E+61" table:style-name="ce2">
            <text:p>1.91E+61</text:p>
          </table:table-cell>
          <table:table-cell office:value-type="float" office:value="7.9906699999999995E+38" table:style-name="ce2">
            <text:p>7.99E+38</text:p>
          </table:table-cell>
          <table:table-cell office:value-type="float" office:value="5.1150700000000003E+25" table:style-name="ce2">
            <text:p>5.12E+25</text:p>
          </table:table-cell>
          <table:table-cell office:value-type="float" office:value="1.17895E+24" table:style-name="ce2">
            <text:p>1.18E+24</text:p>
          </table:table-cell>
          <table:table-cell office:value-type="float" office:value="9.8025399999999992E+24" table:style-name="ce2">
            <text:p>9.80E+24</text:p>
          </table:table-cell>
          <table:table-cell office:value-type="float" office:value="6.6783699999999997E+24" table:style-name="ce2">
            <text:p>6.68E+24</text:p>
          </table:table-cell>
          <table:table-cell office:value-type="float" office:value="2.9583500000000001E+24" table:style-name="ce2">
            <text:p>2.96E+24</text:p>
          </table:table-cell>
          <table:table-cell office:value-type="float" office:value="6.5561699999999997E+40" table:style-name="ce2">
            <text:p>6.56E+40</text:p>
          </table:table-cell>
          <table:table-cell office:value-type="float" office:value="2.7444899999999999E+24" table:style-name="ce2">
            <text:p>2.74E+24</text:p>
          </table:table-cell>
          <table:table-cell office:value-type="float" office:value="2.1169444444444444E+60" table:formula="of:=AVERAGE([.B39:.J39])" table:style-name="ce2">
            <text:p>2.12E+60</text:p>
          </table:table-cell>
          <table:table-cell table:number-columns-repeated="16373"/>
        </table:table-row>
        <table:table-row table:style-name="ro1">
          <table:table-cell office:value-type="float" office:value="1.31609E+38" table:style-name="ce2">
            <text:p>1.32E+38</text:p>
          </table:table-cell>
          <table:table-cell office:value-type="float" office:value="1.9599799999999999E+61" table:style-name="ce2">
            <text:p>1.96E+61</text:p>
          </table:table-cell>
          <table:table-cell office:value-type="float" office:value="2.19145E+36" table:style-name="ce2">
            <text:p>2.19E+36</text:p>
          </table:table-cell>
          <table:table-cell office:value-type="float" office:value="5.1150600000000001E+25" table:style-name="ce2">
            <text:p>5.12E+25</text:p>
          </table:table-cell>
          <table:table-cell office:value-type="float" office:value="1.7161399999999999E+34" table:style-name="ce2">
            <text:p>1.72E+34</text:p>
          </table:table-cell>
          <table:table-cell office:value-type="float" office:value="8.8488699999999996E+24" table:style-name="ce2">
            <text:p>8.85E+24</text:p>
          </table:table-cell>
          <table:table-cell office:value-type="float" office:value="5.40032E+21" table:style-name="ce2">
            <text:p>5.40E+21</text:p>
          </table:table-cell>
          <table:table-cell office:value-type="float" office:value="5686640000000000" table:style-name="ce2">
            <text:p>5.69E+15</text:p>
          </table:table-cell>
          <table:table-cell office:value-type="float" office:value="1.0956599999999999E+44" table:style-name="ce2">
            <text:p>1.10E+44</text:p>
          </table:table-cell>
          <table:table-cell office:value-type="float" office:value="7.9316200000000002E+29" table:style-name="ce2">
            <text:p>7.93E+29</text:p>
          </table:table-cell>
          <table:table-cell office:value-type="float" office:value="2.1777555555555553E+60" table:formula="of:=AVERAGE([.B40:.J40])" table:style-name="ce2">
            <text:p>2.18E+60</text:p>
          </table:table-cell>
          <table:table-cell table:number-columns-repeated="16373"/>
        </table:table-row>
        <table:table-row table:style-name="ro1">
          <table:table-cell office:value-type="float" office:value="4.9837300000000002E+40" table:style-name="ce2">
            <text:p>4.98E+40</text:p>
          </table:table-cell>
          <table:table-cell office:value-type="float" office:value="2.2677400000000001E+61" table:style-name="ce2">
            <text:p>2.27E+61</text:p>
          </table:table-cell>
          <table:table-cell office:value-type="float" office:value="4.6285499999999998E+45" table:style-name="ce2">
            <text:p>4.63E+45</text:p>
          </table:table-cell>
          <table:table-cell office:value-type="float" office:value="1.7473899999999999E+23" table:style-name="ce2">
            <text:p>1.75E+23</text:p>
          </table:table-cell>
          <table:table-cell office:value-type="float" office:value="2.4008099999999999E+39" table:style-name="ce2">
            <text:p>2.40E+39</text:p>
          </table:table-cell>
          <table:table-cell office:value-type="float" office:value="1.4597199999999999E+25" table:style-name="ce2">
            <text:p>1.46E+25</text:p>
          </table:table-cell>
          <table:table-cell office:value-type="float" office:value="6.2225E+17" table:style-name="ce2">
            <text:p>6.22E+17</text:p>
          </table:table-cell>
          <table:table-cell office:value-type="float" office:value="6.67911E+19" table:style-name="ce2">
            <text:p>6.68E+19</text:p>
          </table:table-cell>
          <table:table-cell office:value-type="float" office:value="6.3211400000000001E+24" table:style-name="ce2">
            <text:p>6.32E+24</text:p>
          </table:table-cell>
          <table:table-cell office:value-type="float" office:value="2.81419E+23" table:style-name="ce2">
            <text:p>2.81E+23</text:p>
          </table:table-cell>
          <table:table-cell office:value-type="float" office:value="2.5197111111111118E+60" table:formula="of:=AVERAGE([.B41:.J41])" table:style-name="ce2">
            <text:p>2.52E+60</text:p>
          </table:table-cell>
          <table:table-cell table:number-columns-repeated="16373"/>
        </table:table-row>
        <table:table-row table:style-name="ro1">
          <table:table-cell office:value-type="float" office:value="5.3025100000000004E+33" table:style-name="ce2">
            <text:p>5.30E+33</text:p>
          </table:table-cell>
          <table:table-cell office:value-type="float" office:value="9.1778900000000005E+61" table:style-name="ce2">
            <text:p>9.18E+61</text:p>
          </table:table-cell>
          <table:table-cell office:value-type="float" office:value="8.6602899999999996E+46" table:style-name="ce2">
            <text:p>8.66E+46</text:p>
          </table:table-cell>
          <table:table-cell office:value-type="float" office:value="2.19325E+24" table:style-name="ce2">
            <text:p>2.19E+24</text:p>
          </table:table-cell>
          <table:table-cell office:value-type="float" office:value="3.6592599999999999E+40" table:style-name="ce2">
            <text:p>3.66E+40</text:p>
          </table:table-cell>
          <table:table-cell office:value-type="float" office:value="7.7692100000000002E+24" table:style-name="ce2">
            <text:p>7.77E+24</text:p>
          </table:table-cell>
          <table:table-cell office:value-type="float" office:value="6.3911700000000002E+24" table:style-name="ce2">
            <text:p>6.39E+24</text:p>
          </table:table-cell>
          <table:table-cell office:value-type="float" office:value="3.5664600000000001E+21" table:style-name="ce2">
            <text:p>3.57E+21</text:p>
          </table:table-cell>
          <table:table-cell office:value-type="float" office:value="1.1420899999999999E+25" table:style-name="ce2">
            <text:p>1.14E+25</text:p>
          </table:table-cell>
          <table:table-cell office:value-type="float" office:value="8.6248899999999995E+24" table:style-name="ce2">
            <text:p>8.62E+24</text:p>
          </table:table-cell>
          <table:table-cell office:value-type="float" office:value="1.0197655555555566E+61" table:formula="of:=AVERAGE([.B42:.J42])" table:style-name="ce2">
            <text:p>1.02E+61</text:p>
          </table:table-cell>
          <table:table-cell table:number-columns-repeated="16373"/>
        </table:table-row>
        <table:table-row table:style-name="ro1">
          <table:table-cell office:value-type="float" office:value="1.31632E+38" table:style-name="ce2">
            <text:p>1.32E+38</text:p>
          </table:table-cell>
          <table:table-cell office:value-type="float" office:value="1.6834600000000001E+62" table:style-name="ce2">
            <text:p>1.68E+62</text:p>
          </table:table-cell>
          <table:table-cell office:value-type="float" office:value="1.51216E+29" table:style-name="ce2">
            <text:p>1.51E+29</text:p>
          </table:table-cell>
          <table:table-cell office:value-type="float" office:value="1.97426E+17" table:style-name="ce2">
            <text:p>1.97E+17</text:p>
          </table:table-cell>
          <table:table-cell office:value-type="float" office:value="5.7694799999999999E+35" table:style-name="ce2">
            <text:p>5.77E+35</text:p>
          </table:table-cell>
          <table:table-cell office:value-type="float" office:value="1.39441E+26" table:style-name="ce2">
            <text:p>1.39E+26</text:p>
          </table:table-cell>
          <table:table-cell office:value-type="float" office:value="4.2796700000000001E+23" table:style-name="ce2">
            <text:p>4.28E+23</text:p>
          </table:table-cell>
          <table:table-cell office:value-type="float" office:value="1.1931E+17" table:style-name="ce2">
            <text:p>1.19E+17</text:p>
          </table:table-cell>
          <table:table-cell office:value-type="float" office:value="7.1023000000000006E+33" table:style-name="ce2">
            <text:p>7.10E+33</text:p>
          </table:table-cell>
          <table:table-cell office:value-type="float" office:value="1.6247E+22" table:style-name="ce2">
            <text:p>1.62E+22</text:p>
          </table:table-cell>
          <table:table-cell office:value-type="float" office:value="1.8705111111111111E+61" table:formula="of:=AVERAGE([.B43:.J43])" table:style-name="ce2">
            <text:p>1.87E+61</text:p>
          </table:table-cell>
          <table:table-cell table:number-columns-repeated="16373"/>
        </table:table-row>
        <table:table-row table:style-name="ro1">
          <table:table-cell office:value-type="float" office:value="1.3161E+38" table:style-name="ce2">
            <text:p>1.32E+38</text:p>
          </table:table-cell>
          <table:table-cell office:value-type="float" office:value="4.4856200000000001E+62" table:style-name="ce2">
            <text:p>4.49E+62</text:p>
          </table:table-cell>
          <table:table-cell office:value-type="float" office:value="3.77057E+26" table:style-name="ce2">
            <text:p>3.77E+26</text:p>
          </table:table-cell>
          <table:table-cell office:value-type="float" office:value="3.16028E+17" table:style-name="ce2">
            <text:p>3.16E+17</text:p>
          </table:table-cell>
          <table:table-cell office:value-type="float" office:value="9.0363500000000006E+31" table:style-name="ce2">
            <text:p>9.04E+31</text:p>
          </table:table-cell>
          <table:table-cell office:value-type="float" office:value="2.4996899999999998E+28" table:style-name="ce2">
            <text:p>2.50E+28</text:p>
          </table:table-cell>
          <table:table-cell office:value-type="float" office:value="2.5300100000000001E+23" table:style-name="ce2">
            <text:p>2.53E+23</text:p>
          </table:table-cell>
          <table:table-cell office:value-type="float" office:value="1.23202E+23" table:style-name="ce2">
            <text:p>1.23E+23</text:p>
          </table:table-cell>
          <table:table-cell office:value-type="float" office:value="1.6772300000000001E+43" table:style-name="ce2">
            <text:p>1.68E+43</text:p>
          </table:table-cell>
          <table:table-cell office:value-type="float" office:value="5.0844699999999998E+23" table:style-name="ce2">
            <text:p>5.08E+23</text:p>
          </table:table-cell>
          <table:table-cell office:value-type="float" office:value="4.9840222222222224E+61" table:formula="of:=AVERAGE([.B44:.J44])" table:style-name="ce2">
            <text:p>4.98E+61</text:p>
          </table:table-cell>
          <table:table-cell table:number-columns-repeated="16373"/>
        </table:table-row>
        <table:table-row table:style-name="ro1">
          <table:table-cell office:value-type="float" office:value="1.9577700000000002E+41" table:style-name="ce2">
            <text:p>1.96E+41</text:p>
          </table:table-cell>
          <table:table-cell office:value-type="float" office:value="9.7967700000000001E+38" table:style-name="ce2">
            <text:p>9.80E+38</text:p>
          </table:table-cell>
          <table:table-cell office:value-type="float" office:value="7.9113200000000003E+30" table:style-name="ce2">
            <text:p>7.91E+30</text:p>
          </table:table-cell>
          <table:table-cell office:value-type="float" office:value="721547000000000" table:style-name="ce2">
            <text:p>7.22E+14</text:p>
          </table:table-cell>
          <table:table-cell office:value-type="float" office:value="9.3062199999999999E+43" table:style-name="ce2">
            <text:p>9.31E+43</text:p>
          </table:table-cell>
          <table:table-cell office:value-type="float" office:value="1.46705E+24" table:style-name="ce2">
            <text:p>1.47E+24</text:p>
          </table:table-cell>
          <table:table-cell office:value-type="float" office:value="338488000000000" table:style-name="ce2">
            <text:p>3.38E+14</text:p>
          </table:table-cell>
          <table:table-cell office:value-type="float" office:value="2828110000000000" table:style-name="ce2">
            <text:p>2.83E+15</text:p>
          </table:table-cell>
          <table:table-cell office:value-type="float" office:value="1.3261899999999999E+25" table:style-name="ce2">
            <text:p>1.33E+25</text:p>
          </table:table-cell>
          <table:table-cell office:value-type="float" office:value="5.1497300000000002E+26" table:style-name="ce2">
            <text:p>5.15E+26</text:p>
          </table:table-cell>
          <table:table-cell office:value-type="float" office:value="1.0340353297445323E+43" table:formula="of:=AVERAGE([.B45:.J45])" table:style-name="ce2">
            <text:p>1.03E+43</text:p>
          </table:table-cell>
          <table:table-cell table:number-columns-repeated="16373"/>
        </table:table-row>
        <table:table-row table:style-name="ro1">
          <table:table-cell office:value-type="float" office:value="4.5290500000000001E+42" table:style-name="ce2">
            <text:p>4.53E+42</text:p>
          </table:table-cell>
          <table:table-cell office:value-type="float" office:value="1.5807999999999999E+62" table:style-name="ce2">
            <text:p>1.58E+62</text:p>
          </table:table-cell>
          <table:table-cell office:value-type="float" office:value="3.4449800000000001E+48" table:style-name="ce2">
            <text:p>3.44E+48</text:p>
          </table:table-cell>
          <table:table-cell office:value-type="float" office:value="2.4187E+17" table:style-name="ce2">
            <text:p>2.42E+17</text:p>
          </table:table-cell>
          <table:table-cell office:value-type="float" office:value="6.2482699999999994E+26" table:style-name="ce2">
            <text:p>6.25E+26</text:p>
          </table:table-cell>
          <table:table-cell office:value-type="float" office:value="3.8448899999999998E+24" table:style-name="ce2">
            <text:p>3.84E+24</text:p>
          </table:table-cell>
          <table:table-cell office:value-type="float" office:value="8.1781699999999995E+23" table:style-name="ce2">
            <text:p>8.18E+23</text:p>
          </table:table-cell>
          <table:table-cell office:value-type="float" office:value="7.3796600000000003E+22" table:style-name="ce2">
            <text:p>7.38E+22</text:p>
          </table:table-cell>
          <table:table-cell office:value-type="float" office:value="2.09139E+42" table:style-name="ce2">
            <text:p>2.09E+42</text:p>
          </table:table-cell>
          <table:table-cell office:value-type="float" office:value="3.22138E+19" table:style-name="ce2">
            <text:p>3.22E+19</text:p>
          </table:table-cell>
          <table:table-cell office:value-type="float" office:value="1.7564444444444826E+61" table:formula="of:=AVERAGE([.B46:.J46])" table:style-name="ce2">
            <text:p>1.76E+61</text:p>
          </table:table-cell>
          <table:table-cell table:number-columns-repeated="16373"/>
        </table:table-row>
        <table:table-row table:style-name="ro1">
          <table:table-cell office:value-type="float" office:value="1.31609E+38" table:style-name="ce2">
            <text:p>1.32E+38</text:p>
          </table:table-cell>
          <table:table-cell office:value-type="float" office:value="1.12028E+62" table:style-name="ce2">
            <text:p>1.12E+62</text:p>
          </table:table-cell>
          <table:table-cell office:value-type="float" office:value="3.7962600000000002E+46" table:style-name="ce2">
            <text:p>3.80E+46</text:p>
          </table:table-cell>
          <table:table-cell office:value-type="float" office:value="2.46816E+17" table:style-name="ce2">
            <text:p>2.47E+17</text:p>
          </table:table-cell>
          <table:table-cell office:value-type="float" office:value="1.10594E+40" table:style-name="ce2">
            <text:p>1.11E+40</text:p>
          </table:table-cell>
          <table:table-cell office:value-type="float" office:value="6.2979300000000002E+25" table:style-name="ce2">
            <text:p>6.30E+25</text:p>
          </table:table-cell>
          <table:table-cell office:value-type="float" office:value="3.4217400000000001E+22" table:style-name="ce2">
            <text:p>3.42E+22</text:p>
          </table:table-cell>
          <table:table-cell office:value-type="float" office:value="1.77081E+20" table:style-name="ce2">
            <text:p>1.77E+20</text:p>
          </table:table-cell>
          <table:table-cell office:value-type="float" office:value="1.6589499999999999E+27" table:style-name="ce2">
            <text:p>1.66E+27</text:p>
          </table:table-cell>
          <table:table-cell office:value-type="float" office:value="5.8846799999999999E+22" table:style-name="ce2">
            <text:p>5.88E+22</text:p>
          </table:table-cell>
          <table:table-cell office:value-type="float" office:value="1.244755555555556E+61" table:formula="of:=AVERAGE([.B47:.J47])" table:style-name="ce2">
            <text:p>1.24E+61</text:p>
          </table:table-cell>
          <table:table-cell table:number-columns-repeated="16373"/>
        </table:table-row>
        <table:table-row table:style-name="ro1">
          <table:table-cell office:value-type="float" office:value="4.5411699999999997E+42" table:style-name="ce2">
            <text:p>4.54E+42</text:p>
          </table:table-cell>
          <table:table-cell office:value-type="float" office:value="1.1206500000000001E+62" table:style-name="ce2">
            <text:p>1.12E+62</text:p>
          </table:table-cell>
          <table:table-cell office:value-type="float" office:value="1.01453E+45" table:style-name="ce2">
            <text:p>1.01E+45</text:p>
          </table:table-cell>
          <table:table-cell office:value-type="float" office:value="1.50176E+19" table:style-name="ce2">
            <text:p>1.50E+19</text:p>
          </table:table-cell>
          <table:table-cell office:value-type="float" office:value="3.7710199999999999E+33" table:style-name="ce2">
            <text:p>3.77E+33</text:p>
          </table:table-cell>
          <table:table-cell office:value-type="float" office:value="9.6381599999999996E+24" table:style-name="ce2">
            <text:p>9.64E+24</text:p>
          </table:table-cell>
          <table:table-cell office:value-type="float" office:value="2.5299899999999999E+23" table:style-name="ce2">
            <text:p>2.53E+23</text:p>
          </table:table-cell>
          <table:table-cell office:value-type="float" office:value="3102940000000" table:style-name="ce2">
            <text:p>3.10E+12</text:p>
          </table:table-cell>
          <table:table-cell office:value-type="float" office:value="2.20937E+43" table:style-name="ce2">
            <text:p>2.21E+43</text:p>
          </table:table-cell>
          <table:table-cell office:value-type="float" office:value="6.4950600000000003E+22" table:style-name="ce2">
            <text:p>6.50E+22</text:p>
          </table:table-cell>
          <table:table-cell office:value-type="float" office:value="1.2451666666666668E+61" table:formula="of:=AVERAGE([.B48:.J48])" table:style-name="ce2">
            <text:p>1.25E+61</text:p>
          </table:table-cell>
          <table:table-cell table:number-columns-repeated="16373"/>
        </table:table-row>
        <table:table-row table:style-name="ro1">
          <table:table-cell office:value-type="float" office:value="4.2476500000000002E+33" table:style-name="ce2">
            <text:p>4.25E+33</text:p>
          </table:table-cell>
          <table:table-cell office:value-type="float" office:value="1.0741999999999999E+62" table:style-name="ce2">
            <text:p>1.07E+62</text:p>
          </table:table-cell>
          <table:table-cell office:value-type="float" office:value="6.4563099999999996E+55" table:style-name="ce2">
            <text:p>6.46E+55</text:p>
          </table:table-cell>
          <table:table-cell office:value-type="float" office:value="5.69448E+20" table:style-name="ce2">
            <text:p>5.69E+20</text:p>
          </table:table-cell>
          <table:table-cell office:value-type="float" office:value="6.5660799999999999E+35" table:style-name="ce2">
            <text:p>6.57E+35</text:p>
          </table:table-cell>
          <table:table-cell office:value-type="float" office:value="2.5589200000000001E+25" table:style-name="ce2">
            <text:p>2.56E+25</text:p>
          </table:table-cell>
          <table:table-cell office:value-type="float" office:value="4.1790299999999999E+23" table:style-name="ce2">
            <text:p>4.18E+23</text:p>
          </table:table-cell>
          <table:table-cell office:value-type="float" office:value="1681390000000000" table:style-name="ce2">
            <text:p>1.68E+15</text:p>
          </table:table-cell>
          <table:table-cell office:value-type="float" office:value="2.0993500000000001E+27" table:style-name="ce2">
            <text:p>2.10E+27</text:p>
          </table:table-cell>
          <table:table-cell office:value-type="float" office:value="1.5530599999999999E+23" table:style-name="ce2">
            <text:p>1.55E+23</text:p>
          </table:table-cell>
          <table:table-cell office:value-type="float" office:value="1.1935562729233333E+61" table:formula="of:=AVERAGE([.B49:.J49])" table:style-name="ce2">
            <text:p>1.19E+61</text:p>
          </table:table-cell>
          <table:table-cell table:number-columns-repeated="16373"/>
        </table:table-row>
        <table:table-row table:style-name="ro1">
          <table:table-cell office:value-type="float" office:value="6.9946799999999997E+32" table:style-name="ce2">
            <text:p>6.99E+32</text:p>
          </table:table-cell>
          <table:table-cell office:value-type="float" office:value="2.5180100000000001E+61" table:style-name="ce2">
            <text:p>2.52E+61</text:p>
          </table:table-cell>
          <table:table-cell office:value-type="float" office:value="1.0233199999999999E+45" table:style-name="ce2">
            <text:p>1.02E+45</text:p>
          </table:table-cell>
          <table:table-cell office:value-type="float" office:value="4.4909699999999999E+21" table:style-name="ce2">
            <text:p>4.49E+21</text:p>
          </table:table-cell>
          <table:table-cell office:value-type="float" office:value="1.88313E+35" table:style-name="ce2">
            <text:p>1.88E+35</text:p>
          </table:table-cell>
          <table:table-cell office:value-type="float" office:value="2.6442699999999998E+25" table:style-name="ce2">
            <text:p>2.64E+25</text:p>
          </table:table-cell>
          <table:table-cell office:value-type="float" office:value="8.48007E+17" table:style-name="ce2">
            <text:p>8.48E+17</text:p>
          </table:table-cell>
          <table:table-cell office:value-type="float" office:value="4.3703800000000003E+35" table:style-name="ce2">
            <text:p>4.37E+35</text:p>
          </table:table-cell>
          <table:table-cell office:value-type="float" office:value="1.0618700000000001E+29" table:style-name="ce2">
            <text:p>1.06E+29</text:p>
          </table:table-cell>
          <table:table-cell office:value-type="float" office:value="3.6782299999999997E+23" table:style-name="ce2">
            <text:p>3.68E+23</text:p>
          </table:table-cell>
          <table:table-cell office:value-type="float" office:value="2.7977888888888891E+60" table:formula="of:=AVERAGE([.B50:.J50])" table:style-name="ce2">
            <text:p>2.80E+60</text:p>
          </table:table-cell>
          <table:table-cell table:number-columns-repeated="16373"/>
        </table:table-row>
        <table:table-row table:style-name="ro1">
          <table:table-cell office:value-type="float" office:value="5.0826899999999999E+32" table:style-name="ce2">
            <text:p>5.08E+32</text:p>
          </table:table-cell>
          <table:table-cell office:value-type="float" office:value="5.2850200000000004E+49" table:style-name="ce2">
            <text:p>5.29E+49</text:p>
          </table:table-cell>
          <table:table-cell office:value-type="float" office:value="1.19038E+41" table:style-name="ce2">
            <text:p>1.19E+41</text:p>
          </table:table-cell>
          <table:table-cell office:value-type="float" office:value="2.74774E+18" table:style-name="ce2">
            <text:p>2.75E+18</text:p>
          </table:table-cell>
          <table:table-cell office:value-type="float" office:value="9.0565300000000004E+25" table:style-name="ce2">
            <text:p>9.06E+25</text:p>
          </table:table-cell>
          <table:table-cell office:value-type="float" office:value="2.4059600000000001E+24" table:style-name="ce2">
            <text:p>2.41E+24</text:p>
          </table:table-cell>
          <table:table-cell office:value-type="float" office:value="1.2787100000000001E+25" table:style-name="ce2">
            <text:p>1.28E+25</text:p>
          </table:table-cell>
          <table:table-cell office:value-type="float" office:value="2.0129100000000001E+32" table:style-name="ce2">
            <text:p>2.01E+32</text:p>
          </table:table-cell>
          <table:table-cell office:value-type="float" office:value="5.3563399999999997E+22" table:style-name="ce2">
            <text:p>5.36E+22</text:p>
          </table:table-cell>
          <table:table-cell office:value-type="float" office:value="9.7066900000000002E+29" table:style-name="ce2">
            <text:p>9.71E+29</text:p>
          </table:table-cell>
          <table:table-cell office:value-type="float" office:value="5.8722444576708894E+48" table:formula="of:=AVERAGE([.B51:.J51])" table:style-name="ce2">
            <text:p>5.87E+48</text:p>
          </table:table-cell>
          <table:table-cell table:number-columns-repeated="16373"/>
        </table:table-row>
        <table:table-row table:style-name="ro1">
          <table:table-cell office:value-type="float" office:value="9.3897699999999999E+31" table:style-name="ce2">
            <text:p>9.39E+31</text:p>
          </table:table-cell>
          <table:table-cell office:value-type="float" office:value="1.9990499999999999E+62" table:style-name="ce2">
            <text:p>2.00E+62</text:p>
          </table:table-cell>
          <table:table-cell office:value-type="float" office:value="2.1561600000000001E+38" table:style-name="ce2">
            <text:p>2.16E+38</text:p>
          </table:table-cell>
          <table:table-cell office:value-type="float" office:value="4.4000500000000002E+21" table:style-name="ce2">
            <text:p>4.40E+21</text:p>
          </table:table-cell>
          <table:table-cell office:value-type="float" office:value="8.5423300000000004E+24" table:style-name="ce2">
            <text:p>8.54E+24</text:p>
          </table:table-cell>
          <table:table-cell office:value-type="float" office:value="3.1370700000000002E+23" table:style-name="ce2">
            <text:p>3.14E+23</text:p>
          </table:table-cell>
          <table:table-cell office:value-type="float" office:value="8.0083800000000004E+22" table:style-name="ce2">
            <text:p>8.01E+22</text:p>
          </table:table-cell>
          <table:table-cell office:value-type="float" office:value="1.30043E+23" table:style-name="ce2">
            <text:p>1.30E+23</text:p>
          </table:table-cell>
          <table:table-cell office:value-type="float" office:value="2.43723E+41" table:style-name="ce2">
            <text:p>2.44E+41</text:p>
          </table:table-cell>
          <table:table-cell office:value-type="float" office:value="1.0051299999999999E+35" table:style-name="ce2">
            <text:p>1.01E+35</text:p>
          </table:table-cell>
          <table:table-cell office:value-type="float" office:value="2.2211666666666666E+61" table:formula="of:=AVERAGE([.B52:.J52])" table:style-name="ce2">
            <text:p>2.22E+61</text:p>
          </table:table-cell>
          <table:table-cell table:number-columns-repeated="16373"/>
        </table:table-row>
        <table:table-row table:style-name="ro1">
          <table:table-cell office:value-type="float" office:value="5.0820700000000003E+32" table:style-name="ce2">
            <text:p>5.08E+32</text:p>
          </table:table-cell>
          <table:table-cell office:value-type="float" office:value="2.02493E+62" table:style-name="ce2">
            <text:p>2.02E+62</text:p>
          </table:table-cell>
          <table:table-cell office:value-type="float" office:value="8.8148199999999993E+44" table:style-name="ce2">
            <text:p>8.81E+44</text:p>
          </table:table-cell>
          <table:table-cell office:value-type="float" office:value="3.36674E+20" table:style-name="ce2">
            <text:p>3.37E+20</text:p>
          </table:table-cell>
          <table:table-cell office:value-type="float" office:value="2.94114E+24" table:style-name="ce2">
            <text:p>2.94E+24</text:p>
          </table:table-cell>
          <table:table-cell office:value-type="float" office:value="8.3782899999999991E+34" table:style-name="ce2">
            <text:p>8.38E+34</text:p>
          </table:table-cell>
          <table:table-cell office:value-type="float" office:value="3.38777E+22" table:style-name="ce2">
            <text:p>3.39E+22</text:p>
          </table:table-cell>
          <table:table-cell office:value-type="float" office:value="2.1896100000000001E+25" table:style-name="ce2">
            <text:p>2.19E+25</text:p>
          </table:table-cell>
          <table:table-cell office:value-type="float" office:value="1.7646400000000001E+32" table:style-name="ce2">
            <text:p>1.76E+32</text:p>
          </table:table-cell>
          <table:table-cell office:value-type="float" office:value="8.1734699999999998E+24" table:style-name="ce2">
            <text:p>8.17E+24</text:p>
          </table:table-cell>
          <table:table-cell office:value-type="float" office:value="2.2499222222222224E+61" table:formula="of:=AVERAGE([.B53:.J53])" table:style-name="ce2">
            <text:p>2.25E+61</text:p>
          </table:table-cell>
          <table:table-cell table:number-columns-repeated="16373"/>
        </table:table-row>
        <table:table-row table:style-name="ro1">
          <table:table-cell office:value-type="float" office:value="5.3782499999999996E+40" table:style-name="ce2">
            <text:p>5.38E+40</text:p>
          </table:table-cell>
          <table:table-cell office:value-type="float" office:value="5.0315500000000001E+62" table:style-name="ce2">
            <text:p>5.03E+62</text:p>
          </table:table-cell>
          <table:table-cell office:value-type="float" office:value="3.9290300000000004E+32" table:style-name="ce2">
            <text:p>3.93E+32</text:p>
          </table:table-cell>
          <table:table-cell office:value-type="float" office:value="2.38431E+17" table:style-name="ce2">
            <text:p>2.38E+17</text:p>
          </table:table-cell>
          <table:table-cell office:value-type="float" office:value="1.2478200000000001E+28" table:style-name="ce2">
            <text:p>1.25E+28</text:p>
          </table:table-cell>
          <table:table-cell office:value-type="float" office:value="2.0788599999999998E+29" table:style-name="ce2">
            <text:p>2.08E+29</text:p>
          </table:table-cell>
          <table:table-cell office:value-type="float" office:value="1.7810800000000001E+23" table:style-name="ce2">
            <text:p>1.78E+23</text:p>
          </table:table-cell>
          <table:table-cell office:value-type="float" office:value="1.4110600000000001E+23" table:style-name="ce2">
            <text:p>1.41E+23</text:p>
          </table:table-cell>
          <table:table-cell office:value-type="float" office:value="1.5275799999999999E+30" table:style-name="ce2">
            <text:p>1.53E+30</text:p>
          </table:table-cell>
          <table:table-cell office:value-type="float" office:value="2.44276E+41" table:style-name="ce2">
            <text:p>2.44E+41</text:p>
          </table:table-cell>
          <table:table-cell office:value-type="float" office:value="5.5906111111111111E+61" table:formula="of:=AVERAGE([.B54:.J54])" table:style-name="ce2">
            <text:p>5.59E+61</text:p>
          </table:table-cell>
          <table:table-cell table:number-columns-repeated="16373"/>
        </table:table-row>
        <table:table-row table:style-name="ro1">
          <table:table-cell office:value-type="float" office:value="5.2335199999999998E+42" table:style-name="ce2">
            <text:p>5.23E+42</text:p>
          </table:table-cell>
          <table:table-cell office:value-type="float" office:value="4.8971900000000002E+49" table:style-name="ce2">
            <text:p>4.90E+49</text:p>
          </table:table-cell>
          <table:table-cell office:value-type="float" office:value="5.8501500000000004E+44" table:style-name="ce2">
            <text:p>5.85E+44</text:p>
          </table:table-cell>
          <table:table-cell office:value-type="float" office:value="1.25867E+19" table:style-name="ce2">
            <text:p>1.26E+19</text:p>
          </table:table-cell>
          <table:table-cell office:value-type="float" office:value="4.1785099999999999E+34" table:style-name="ce2">
            <text:p>4.18E+34</text:p>
          </table:table-cell>
          <table:table-cell office:value-type="float" office:value="2.8255E+26" table:style-name="ce2">
            <text:p>2.83E+26</text:p>
          </table:table-cell>
          <table:table-cell office:value-type="float" office:value="6.5752900000000003E+24" table:style-name="ce2">
            <text:p>6.58E+24</text:p>
          </table:table-cell>
          <table:table-cell office:value-type="float" office:value="3.1705300000000001E+25" table:style-name="ce2">
            <text:p>3.17E+25</text:p>
          </table:table-cell>
          <table:table-cell office:value-type="float" office:value="6.89196E+49" table:style-name="ce2">
            <text:p>6.89E+49</text:p>
          </table:table-cell>
          <table:table-cell office:value-type="float" office:value="5.6036199999999999E+29" table:style-name="ce2">
            <text:p>5.60E+29</text:p>
          </table:table-cell>
          <table:table-cell office:value-type="float" office:value="1.3099120557222226E+49" table:formula="of:=AVERAGE([.B55:.J55])" table:style-name="ce2">
            <text:p>1.31E+49</text:p>
          </table:table-cell>
          <table:table-cell table:number-columns-repeated="16373"/>
        </table:table-row>
        <table:table-row table:style-name="ro1">
          <table:table-cell office:value-type="float" office:value="1.4312500000000001E+42" table:style-name="ce2">
            <text:p>1.43E+42</text:p>
          </table:table-cell>
          <table:table-cell office:value-type="float" office:value="4.8728400000000002E+35" table:style-name="ce2">
            <text:p>4.87E+35</text:p>
          </table:table-cell>
          <table:table-cell office:value-type="float" office:value="1.63097E+37" table:style-name="ce2">
            <text:p>1.63E+37</text:p>
          </table:table-cell>
          <table:table-cell office:value-type="float" office:value="1.2272500000000001E+22" table:style-name="ce2">
            <text:p>1.23E+22</text:p>
          </table:table-cell>
          <table:table-cell office:value-type="float" office:value="2.2108499999999999E+32" table:style-name="ce2">
            <text:p>2.21E+32</text:p>
          </table:table-cell>
          <table:table-cell office:value-type="float" office:value="2.5221499999999999E+24" table:style-name="ce2">
            <text:p>2.52E+24</text:p>
          </table:table-cell>
          <table:table-cell office:value-type="float" office:value="1535730000000000" table:style-name="ce2">
            <text:p>1.54E+15</text:p>
          </table:table-cell>
          <table:table-cell office:value-type="float" office:value="8.8428799999999998E+23" table:style-name="ce2">
            <text:p>8.84E+23</text:p>
          </table:table-cell>
          <table:table-cell office:value-type="float" office:value="8.5633599999999999E+24" table:style-name="ce2">
            <text:p>8.56E+24</text:p>
          </table:table-cell>
          <table:table-cell office:value-type="float" office:value="1.41308E+25" table:style-name="ce2">
            <text:p>1.41E+25</text:p>
          </table:table-cell>
          <table:table-cell office:value-type="float" office:value="1.8663561205584572E+36" table:formula="of:=AVERAGE([.B56:.J56])" table:style-name="ce2">
            <text:p>1.87E+36</text:p>
          </table:table-cell>
          <table:table-cell table:number-columns-repeated="16373"/>
        </table:table-row>
        <table:table-row table:style-name="ro1">
          <table:table-cell office:value-type="float" office:value="1.6256700000000001E+42" table:style-name="ce2">
            <text:p>1.63E+42</text:p>
          </table:table-cell>
          <table:table-cell office:value-type="float" office:value="1.74445E+62" table:style-name="ce2">
            <text:p>1.74E+62</text:p>
          </table:table-cell>
          <table:table-cell office:value-type="float" office:value="2.0027799999999999E+30" table:style-name="ce2">
            <text:p>2.00E+30</text:p>
          </table:table-cell>
          <table:table-cell office:value-type="float" office:value="9.1733000000000004E+27" table:style-name="ce2">
            <text:p>9.17E+27</text:p>
          </table:table-cell>
          <table:table-cell office:value-type="float" office:value="6.6275399999999999E+35" table:style-name="ce2">
            <text:p>6.63E+35</text:p>
          </table:table-cell>
          <table:table-cell office:value-type="float" office:value="4.6178500000000002E+36" table:style-name="ce2">
            <text:p>4.62E+36</text:p>
          </table:table-cell>
          <table:table-cell office:value-type="float" office:value="6.2646299999999998E+24" table:style-name="ce2">
            <text:p>6.26E+24</text:p>
          </table:table-cell>
          <table:table-cell office:value-type="float" office:value="6.8699600000000002E+24" table:style-name="ce2">
            <text:p>6.87E+24</text:p>
          </table:table-cell>
          <table:table-cell office:value-type="float" office:value="7.1835399999999997E+22" table:style-name="ce2">
            <text:p>7.18E+22</text:p>
          </table:table-cell>
          <table:table-cell office:value-type="float" office:value="5.6062499999999998E+29" table:style-name="ce2">
            <text:p>5.61E+29</text:p>
          </table:table-cell>
          <table:table-cell office:value-type="float" office:value="1.9382777777777779E+61" table:formula="of:=AVERAGE([.B57:.J57])" table:style-name="ce2">
            <text:p>1.94E+61</text:p>
          </table:table-cell>
          <table:table-cell table:number-columns-repeated="16373"/>
        </table:table-row>
        <table:table-row table:style-name="ro1">
          <table:table-cell office:value-type="float" office:value="1.51815E+29" table:style-name="ce2">
            <text:p>1.52E+29</text:p>
          </table:table-cell>
          <table:table-cell office:value-type="float" office:value="7.6082600000000005E+49" table:style-name="ce2">
            <text:p>7.61E+49</text:p>
          </table:table-cell>
          <table:table-cell office:value-type="float" office:value="1.4865900000000001E+37" table:style-name="ce2">
            <text:p>1.49E+37</text:p>
          </table:table-cell>
          <table:table-cell office:value-type="float" office:value="1.56177E+19" table:style-name="ce2">
            <text:p>1.56E+19</text:p>
          </table:table-cell>
          <table:table-cell office:value-type="float" office:value="1.1424199999999999E+40" table:style-name="ce2">
            <text:p>1.14E+40</text:p>
          </table:table-cell>
          <table:table-cell office:value-type="float" office:value="1.14751E+24" table:style-name="ce2">
            <text:p>1.15E+24</text:p>
          </table:table-cell>
          <table:table-cell office:value-type="float" office:value="6.5994600000000002E+24" table:style-name="ce2">
            <text:p>6.60E+24</text:p>
          </table:table-cell>
          <table:table-cell office:value-type="float" office:value="4.39984E+16" table:style-name="ce2">
            <text:p>4.40E+16</text:p>
          </table:table-cell>
          <table:table-cell office:value-type="float" office:value="1.4776199999999999E+44" table:style-name="ce2">
            <text:p>1.48E+44</text:p>
          </table:table-cell>
          <table:table-cell office:value-type="float" office:value="7.9327000000000004E+29" table:style-name="ce2">
            <text:p>7.93E+29</text:p>
          </table:table-cell>
          <table:table-cell office:value-type="float" office:value="8.4536386414932303E+48" table:formula="of:=AVERAGE([.B58:.J58])" table:style-name="ce2">
            <text:p>8.45E+48</text:p>
          </table:table-cell>
          <table:table-cell table:number-columns-repeated="16373"/>
        </table:table-row>
        <table:table-row table:style-name="ro1">
          <table:table-cell office:value-type="float" office:value="3.6836499999999999E+43" table:style-name="ce2">
            <text:p>3.68E+43</text:p>
          </table:table-cell>
          <table:table-cell office:value-type="float" office:value="5.4145600000000002E+62" table:style-name="ce2">
            <text:p>5.41E+62</text:p>
          </table:table-cell>
          <table:table-cell office:value-type="float" office:value="5.3403300000000003E+39" table:style-name="ce2">
            <text:p>5.34E+39</text:p>
          </table:table-cell>
          <table:table-cell office:value-type="float" office:value="7.20741E+19" table:style-name="ce2">
            <text:p>7.21E+19</text:p>
          </table:table-cell>
          <table:table-cell office:value-type="float" office:value="1.9214799999999999E+39" table:style-name="ce2">
            <text:p>1.92E+39</text:p>
          </table:table-cell>
          <table:table-cell office:value-type="float" office:value="1.1304000000000001E+25" table:style-name="ce2">
            <text:p>1.13E+25</text:p>
          </table:table-cell>
          <table:table-cell office:value-type="float" office:value="1.3766099999999999E+25" table:style-name="ce2">
            <text:p>1.38E+25</text:p>
          </table:table-cell>
          <table:table-cell office:value-type="float" office:value="1.23164E+17" table:style-name="ce2">
            <text:p>1.23E+17</text:p>
          </table:table-cell>
          <table:table-cell office:value-type="float" office:value="6.46143E+40" table:style-name="ce2">
            <text:p>6.46E+40</text:p>
          </table:table-cell>
          <table:table-cell office:value-type="float" office:value="5.6091900000000002E+29" table:style-name="ce2">
            <text:p>5.61E+29</text:p>
          </table:table-cell>
          <table:table-cell office:value-type="float" office:value="6.0161777777777782E+61" table:formula="of:=AVERAGE([.B59:.J59])" table:style-name="ce2">
            <text:p>6.02E+61</text:p>
          </table:table-cell>
          <table:table-cell table:number-columns-repeated="16373"/>
        </table:table-row>
        <table:table-row table:style-name="ro1">
          <table:table-cell office:value-type="float" office:value="1.4018199999999999E+42" table:style-name="ce2">
            <text:p>1.40E+42</text:p>
          </table:table-cell>
          <table:table-cell office:value-type="float" office:value="1.98827E+62" table:style-name="ce2">
            <text:p>1.99E+62</text:p>
          </table:table-cell>
          <table:table-cell office:value-type="float" office:value="8.26427E+44" table:style-name="ce2">
            <text:p>8.26E+44</text:p>
          </table:table-cell>
          <table:table-cell office:value-type="float" office:value="1.5474E+19" table:style-name="ce2">
            <text:p>1.55E+19</text:p>
          </table:table-cell>
          <table:table-cell office:value-type="float" office:value="7.1470400000000003E+40" table:style-name="ce2">
            <text:p>7.15E+40</text:p>
          </table:table-cell>
          <table:table-cell office:value-type="float" office:value="2.2755600000000001E+25" table:style-name="ce2">
            <text:p>2.28E+25</text:p>
          </table:table-cell>
          <table:table-cell office:value-type="float" office:value="3.3877600000000001E+22" table:style-name="ce2">
            <text:p>3.39E+22</text:p>
          </table:table-cell>
          <table:table-cell office:value-type="float" office:value="7.2185299999999997E+20" table:style-name="ce2">
            <text:p>7.22E+20</text:p>
          </table:table-cell>
          <table:table-cell office:value-type="float" office:value="2.73413E+44" table:style-name="ce2">
            <text:p>2.73E+44</text:p>
          </table:table-cell>
          <table:table-cell office:value-type="float" office:value="6.2919399999999993E+26" table:style-name="ce2">
            <text:p>6.29E+26</text:p>
          </table:table-cell>
          <table:table-cell office:value-type="float" office:value="2.2091888888888888E+61" table:formula="of:=AVERAGE([.B60:.J60])" table:style-name="ce2">
            <text:p>2.21E+61</text:p>
          </table:table-cell>
          <table:table-cell table:number-columns-repeated="16373"/>
        </table:table-row>
        <table:table-row table:style-name="ro1">
          <table:table-cell office:value-type="float" office:value="1.1900200000000001E+42" table:style-name="ce2">
            <text:p>1.19E+42</text:p>
          </table:table-cell>
          <table:table-cell office:value-type="float" office:value="7.7109199999999996E+49" table:style-name="ce2">
            <text:p>7.71E+49</text:p>
          </table:table-cell>
          <table:table-cell office:value-type="float" office:value="1.3540999999999999E+44" table:style-name="ce2">
            <text:p>1.35E+44</text:p>
          </table:table-cell>
          <table:table-cell office:value-type="float" office:value="3.7447200000000002E+27" table:style-name="ce2">
            <text:p>3.74E+27</text:p>
          </table:table-cell>
          <table:table-cell office:value-type="float" office:value="4.1828800000000001E+33" table:style-name="ce2">
            <text:p>4.18E+33</text:p>
          </table:table-cell>
          <table:table-cell office:value-type="float" office:value="1.8628399999999999E+36" table:style-name="ce2">
            <text:p>1.86E+36</text:p>
          </table:table-cell>
          <table:table-cell office:value-type="float" office:value="2.19781E+25" table:style-name="ce2">
            <text:p>2.20E+25</text:p>
          </table:table-cell>
          <table:table-cell office:value-type="float" office:value="3.59442E+16" table:style-name="ce2">
            <text:p>3.59E+16</text:p>
          </table:table-cell>
          <table:table-cell office:value-type="float" office:value="2.1609899999999999E+42" table:style-name="ce2">
            <text:p>2.16E+42</text:p>
          </table:table-cell>
          <table:table-cell office:value-type="float" office:value="1.29962E+20" table:style-name="ce2">
            <text:p>1.30E+20</text:p>
          </table:table-cell>
          <table:table-cell office:value-type="float" office:value="8.567704174554651E+48" table:formula="of:=AVERAGE([.B61:.J61])" table:style-name="ce2">
            <text:p>8.57E+48</text:p>
          </table:table-cell>
          <table:table-cell table:number-columns-repeated="16373"/>
        </table:table-row>
        <table:table-row table:style-name="ro1">
          <table:table-cell office:value-type="float" office:value="3.8504300000000002E+43" table:style-name="ce2">
            <text:p>3.85E+43</text:p>
          </table:table-cell>
          <table:table-cell office:value-type="float" office:value="1.73223E+62" table:style-name="ce2">
            <text:p>1.73E+62</text:p>
          </table:table-cell>
          <table:table-cell office:value-type="float" office:value="3.3196000000000003E+48" table:style-name="ce2">
            <text:p>3.32E+48</text:p>
          </table:table-cell>
          <table:table-cell office:value-type="float" office:value="7.7491100000000001E+27" table:style-name="ce2">
            <text:p>7.75E+27</text:p>
          </table:table-cell>
          <table:table-cell office:value-type="float" office:value="5.3487799999999998E+29" table:style-name="ce2">
            <text:p>5.35E+29</text:p>
          </table:table-cell>
          <table:table-cell office:value-type="float" office:value="6.1202800000000002E+24" table:style-name="ce2">
            <text:p>6.12E+24</text:p>
          </table:table-cell>
          <table:table-cell office:value-type="float" office:value="7.0641600000000003E+24" table:style-name="ce2">
            <text:p>7.06E+24</text:p>
          </table:table-cell>
          <table:table-cell office:value-type="float" office:value="5.2229900000000003E+25" table:style-name="ce2">
            <text:p>5.22E+25</text:p>
          </table:table-cell>
          <table:table-cell office:value-type="float" office:value="6.1377100000000003E+21" table:style-name="ce2">
            <text:p>6.14E+21</text:p>
          </table:table-cell>
          <table:table-cell office:value-type="float" office:value="6.0357099999999998E+25" table:style-name="ce2">
            <text:p>6.04E+25</text:p>
          </table:table-cell>
          <table:table-cell office:value-type="float" office:value="1.924700000000037E+61" table:formula="of:=AVERAGE([.B62:.J62])" table:style-name="ce2">
            <text:p>1.92E+61</text:p>
          </table:table-cell>
          <table:table-cell table:number-columns-repeated="16373"/>
        </table:table-row>
        <table:table-row table:style-name="ro1">
          <table:table-cell office:value-type="float" office:value="5.0866599999999997E+32" table:style-name="ce2">
            <text:p>5.09E+32</text:p>
          </table:table-cell>
          <table:table-cell office:value-type="float" office:value="2.7049200000000002E+67" table:style-name="ce2">
            <text:p>2.70E+67</text:p>
          </table:table-cell>
          <table:table-cell office:value-type="float" office:value="6.8772500000000002E+41" table:style-name="ce2">
            <text:p>6.88E+41</text:p>
          </table:table-cell>
          <table:table-cell office:value-type="float" office:value="6.8993900000000001E+25" table:style-name="ce2">
            <text:p>6.90E+25</text:p>
          </table:table-cell>
          <table:table-cell office:value-type="float" office:value="2.2259099999999999E+37" table:style-name="ce2">
            <text:p>2.23E+37</text:p>
          </table:table-cell>
          <table:table-cell office:value-type="float" office:value="1.3588399999999999E+27" table:style-name="ce2">
            <text:p>1.36E+27</text:p>
          </table:table-cell>
          <table:table-cell office:value-type="float" office:value="5.8376200000000003E+24" table:style-name="ce2">
            <text:p>5.84E+24</text:p>
          </table:table-cell>
          <table:table-cell office:value-type="float" office:value="1.4844700000000001E+24" table:style-name="ce2">
            <text:p>1.48E+24</text:p>
          </table:table-cell>
          <table:table-cell office:value-type="float" office:value="6.4428999999999998E+32" table:style-name="ce2">
            <text:p>6.44E+32</text:p>
          </table:table-cell>
          <table:table-cell office:value-type="float" office:value="5.1770199999999998E+23" table:style-name="ce2">
            <text:p>5.18E+23</text:p>
          </table:table-cell>
          <table:table-cell office:value-type="float" office:value="3.0054666666666671E+66" table:formula="of:=AVERAGE([.B63:.J63])" table:style-name="ce2">
            <text:p>3.01E+66</text:p>
          </table:table-cell>
          <table:table-cell table:number-columns-repeated="16373"/>
        </table:table-row>
        <table:table-row table:style-name="ro1">
          <table:table-cell office:value-type="float" office:value="7.8573399999999997E+51" table:style-name="ce2">
            <text:p>7.86E+51</text:p>
          </table:table-cell>
          <table:table-cell office:value-type="float" office:value="1.71504E+62" table:style-name="ce2">
            <text:p>1.72E+62</text:p>
          </table:table-cell>
          <table:table-cell office:value-type="float" office:value="3.4170500000000001E+24" table:style-name="ce2">
            <text:p>3.42E+24</text:p>
          </table:table-cell>
          <table:table-cell office:value-type="float" office:value="3.63509E+19" table:style-name="ce2">
            <text:p>3.64E+19</text:p>
          </table:table-cell>
          <table:table-cell office:value-type="float" office:value="3.04028E+24" table:style-name="ce2">
            <text:p>3.04E+24</text:p>
          </table:table-cell>
          <table:table-cell office:value-type="float" office:value="2.53722E+25" table:style-name="ce2">
            <text:p>2.54E+25</text:p>
          </table:table-cell>
          <table:table-cell office:value-type="float" office:value="8.1862200000000005E+24" table:style-name="ce2">
            <text:p>8.19E+24</text:p>
          </table:table-cell>
          <table:table-cell office:value-type="float" office:value="5.5153299999999997E+23" table:style-name="ce2">
            <text:p>5.52E+23</text:p>
          </table:table-cell>
          <table:table-cell office:value-type="float" office:value="4.86052E+34" table:style-name="ce2">
            <text:p>4.86E+34</text:p>
          </table:table-cell>
          <table:table-cell office:value-type="float" office:value="3.82162E+42" table:style-name="ce2">
            <text:p>3.82E+42</text:p>
          </table:table-cell>
          <table:table-cell office:value-type="float" office:value="1.9055999999999998E+61" table:formula="of:=AVERAGE([.B64:.J64])" table:style-name="ce2">
            <text:p>1.91E+61</text:p>
          </table:table-cell>
          <table:table-cell table:number-columns-repeated="16373"/>
        </table:table-row>
        <table:table-row table:style-name="ro1">
          <table:table-cell office:value-type="float" office:value="1.1457700000000001E+34" table:style-name="ce2">
            <text:p>1.15E+34</text:p>
          </table:table-cell>
          <table:table-cell office:value-type="float" office:value="5.8701399999999997E+62" table:style-name="ce2">
            <text:p>5.87E+62</text:p>
          </table:table-cell>
          <table:table-cell office:value-type="float" office:value="4.3119099999999999E+64" table:style-name="ce2">
            <text:p>4.31E+64</text:p>
          </table:table-cell>
          <table:table-cell office:value-type="float" office:value="3.71289E+22" table:style-name="ce2">
            <text:p>3.71E+22</text:p>
          </table:table-cell>
          <table:table-cell office:value-type="float" office:value="2.0323599999999999E+33" table:style-name="ce2">
            <text:p>2.03E+33</text:p>
          </table:table-cell>
          <table:table-cell office:value-type="float" office:value="2.2471999999999999E+27" table:style-name="ce2">
            <text:p>2.25E+27</text:p>
          </table:table-cell>
          <table:table-cell office:value-type="float" office:value="2.2390399999999999E+23" table:style-name="ce2">
            <text:p>2.24E+23</text:p>
          </table:table-cell>
          <table:table-cell office:value-type="float" office:value="6.3373700000000002E+22" table:style-name="ce2">
            <text:p>6.34E+22</text:p>
          </table:table-cell>
          <table:table-cell office:value-type="float" office:value="1.0562099999999999E+29" table:style-name="ce2">
            <text:p>1.06E+29</text:p>
          </table:table-cell>
          <table:table-cell office:value-type="float" office:value="5.6062499999999998E+29" table:style-name="ce2">
            <text:p>5.61E+29</text:p>
          </table:table-cell>
          <table:table-cell office:value-type="float" office:value="4.8562348888888888E+63" table:formula="of:=AVERAGE([.B65:.J65])" table:style-name="ce2">
            <text:p>4.86E+63</text:p>
          </table:table-cell>
          <table:table-cell table:number-columns-repeated="16373"/>
        </table:table-row>
        <table:table-row table:style-name="ro1">
          <table:table-cell office:value-type="float" office:value="2.9644899999999998E+43" table:style-name="ce2">
            <text:p>2.96E+43</text:p>
          </table:table-cell>
          <table:table-cell office:value-type="float" office:value="1.7124699999999999E+62" table:style-name="ce2">
            <text:p>1.71E+62</text:p>
          </table:table-cell>
          <table:table-cell office:value-type="float" office:value="1.4542700000000001E+52" table:style-name="ce2">
            <text:p>1.45E+52</text:p>
          </table:table-cell>
          <table:table-cell office:value-type="float" office:value="2.5273899999999998E+21" table:style-name="ce2">
            <text:p>2.53E+21</text:p>
          </table:table-cell>
          <table:table-cell office:value-type="float" office:value="4.8706499999999995E+24" table:style-name="ce2">
            <text:p>4.87E+24</text:p>
          </table:table-cell>
          <table:table-cell office:value-type="float" office:value="6.0189000000000003E+34" table:style-name="ce2">
            <text:p>6.02E+34</text:p>
          </table:table-cell>
          <table:table-cell office:value-type="float" office:value="2.6807200000000001E+23" table:style-name="ce2">
            <text:p>2.68E+23</text:p>
          </table:table-cell>
          <table:table-cell office:value-type="float" office:value="1.3208E+21" table:style-name="ce2">
            <text:p>1.32E+21</text:p>
          </table:table-cell>
          <table:table-cell office:value-type="float" office:value="3.5946600000000001E+34" table:style-name="ce2">
            <text:p>3.59E+34</text:p>
          </table:table-cell>
          <table:table-cell office:value-type="float" office:value="5.6107099999999997E+29" table:style-name="ce2">
            <text:p>5.61E+29</text:p>
          </table:table-cell>
          <table:table-cell office:value-type="float" office:value="1.9027444446060297E+61" table:formula="of:=AVERAGE([.B66:.J66])" table:style-name="ce2">
            <text:p>1.90E+61</text:p>
          </table:table-cell>
          <table:table-cell table:number-columns-repeated="16373"/>
        </table:table-row>
        <table:table-row table:style-name="ro1">
          <table:table-cell office:value-type="float" office:value="6.3252600000000002E+40" table:style-name="ce2">
            <text:p>6.33E+40</text:p>
          </table:table-cell>
          <table:table-cell office:value-type="float" office:value="5.5016299999999998E+44" table:style-name="ce2">
            <text:p>5.50E+44</text:p>
          </table:table-cell>
          <table:table-cell office:value-type="float" office:value="2.3700400000000001E+38" table:style-name="ce2">
            <text:p>2.37E+38</text:p>
          </table:table-cell>
          <table:table-cell office:value-type="float" office:value="3.60227E+19" table:style-name="ce2">
            <text:p>3.60E+19</text:p>
          </table:table-cell>
          <table:table-cell office:value-type="float" office:value="4.9109500000000003E+39" table:style-name="ce2">
            <text:p>4.91E+39</text:p>
          </table:table-cell>
          <table:table-cell office:value-type="float" office:value="2.2263800000000002E+25" table:style-name="ce2">
            <text:p>2.23E+25</text:p>
          </table:table-cell>
          <table:table-cell office:value-type="float" office:value="4.4778100000000001E+22" table:style-name="ce2">
            <text:p>4.48E+22</text:p>
          </table:table-cell>
          <table:table-cell office:value-type="float" office:value="7.7380100000000001E+24" table:style-name="ce2">
            <text:p>7.74E+24</text:p>
          </table:table-cell>
          <table:table-cell office:value-type="float" office:value="2.6327299999999998E+30" table:style-name="ce2">
            <text:p>2.63E+30</text:p>
          </table:table-cell>
          <table:table-cell office:value-type="float" office:value="2.5759900000000001E+27" table:style-name="ce2">
            <text:p>2.58E+27</text:p>
          </table:table-cell>
          <table:table-cell office:value-type="float" office:value="6.11297942171114E+43" table:formula="of:=AVERAGE([.B67:.J67])" table:style-name="ce2">
            <text:p>6.11E+43</text:p>
          </table:table-cell>
          <table:table-cell table:number-columns-repeated="16373"/>
        </table:table-row>
        <table:table-row table:style-name="ro1">
          <table:table-cell office:value-type="float" office:value="2.4563299999999999E+42" table:style-name="ce2">
            <text:p>2.46E+42</text:p>
          </table:table-cell>
          <table:table-cell office:value-type="float" office:value="1.14752E+50" table:style-name="ce2">
            <text:p>1.15E+50</text:p>
          </table:table-cell>
          <table:table-cell office:value-type="float" office:value="6.6634599999999997E+44" table:style-name="ce2">
            <text:p>6.66E+44</text:p>
          </table:table-cell>
          <table:table-cell office:value-type="float" office:value="3.4782E+20" table:style-name="ce2">
            <text:p>3.48E+20</text:p>
          </table:table-cell>
          <table:table-cell office:value-type="float" office:value="1.32415E+32" table:style-name="ce2">
            <text:p>1.32E+32</text:p>
          </table:table-cell>
          <table:table-cell office:value-type="float" office:value="8.1877399999999996E+30" table:style-name="ce2">
            <text:p>8.19E+30</text:p>
          </table:table-cell>
          <table:table-cell office:value-type="float" office:value="5.4608499999999997E+21" table:style-name="ce2">
            <text:p>5.46E+21</text:p>
          </table:table-cell>
          <table:table-cell office:value-type="float" office:value="1.30505E+17" table:style-name="ce2">
            <text:p>1.31E+17</text:p>
          </table:table-cell>
          <table:table-cell office:value-type="float" office:value="1.42374E+23" table:style-name="ce2">
            <text:p>1.42E+23</text:p>
          </table:table-cell>
          <table:table-cell office:value-type="float" office:value="2.9395399999999998E+24" table:style-name="ce2">
            <text:p>2.94E+24</text:p>
          </table:table-cell>
          <table:table-cell office:value-type="float" office:value="1.2750296260666667E+49" table:formula="of:=AVERAGE([.B68:.J68])" table:style-name="ce2">
            <text:p>1.28E+49</text:p>
          </table:table-cell>
          <table:table-cell table:number-columns-repeated="16373"/>
        </table:table-row>
        <table:table-row table:style-name="ro1">
          <table:table-cell office:value-type="float" office:value="1.17526E+29" table:style-name="ce2">
            <text:p>1.18E+29</text:p>
          </table:table-cell>
          <table:table-cell office:value-type="float" office:value="3.3454800000000001E+44" table:style-name="ce2">
            <text:p>3.35E+44</text:p>
          </table:table-cell>
          <table:table-cell office:value-type="float" office:value="3.60642E+31" table:style-name="ce2">
            <text:p>3.61E+31</text:p>
          </table:table-cell>
          <table:table-cell office:value-type="float" office:value="1.5907400000000001E+22" table:style-name="ce2">
            <text:p>1.59E+22</text:p>
          </table:table-cell>
          <table:table-cell office:value-type="float" office:value="7.0789100000000005E+23" table:style-name="ce2">
            <text:p>7.08E+23</text:p>
          </table:table-cell>
          <table:table-cell office:value-type="float" office:value="9.8850800000000005E+40" table:style-name="ce2">
            <text:p>9.89E+40</text:p>
          </table:table-cell>
          <table:table-cell office:value-type="float" office:value="1.54436E+16" table:style-name="ce2">
            <text:p>1.54E+16</text:p>
          </table:table-cell>
          <table:table-cell office:value-type="float" office:value="1.10839E+17" table:style-name="ce2">
            <text:p>1.11E+17</text:p>
          </table:table-cell>
          <table:table-cell office:value-type="float" office:value="6.2293800000000003E+27" table:style-name="ce2">
            <text:p>6.23E+27</text:p>
          </table:table-cell>
          <table:table-cell office:value-type="float" office:value="9.7950599999999997E+23" table:style-name="ce2">
            <text:p>9.80E+23</text:p>
          </table:table-cell>
          <table:table-cell office:value-type="float" office:value="3.7182983422226228E+43" table:formula="of:=AVERAGE([.B69:.J69])" table:style-name="ce2">
            <text:p>3.72E+43</text:p>
          </table:table-cell>
          <table:table-cell table:number-columns-repeated="16373"/>
        </table:table-row>
        <table:table-row table:style-name="ro1">
          <table:table-cell office:value-type="float" office:value="1.8419100000000001E+22" table:style-name="ce2">
            <text:p>1.84E+22</text:p>
          </table:table-cell>
          <table:table-cell office:value-type="float" office:value="1.5388199999999999E+62" table:style-name="ce2">
            <text:p>1.54E+62</text:p>
          </table:table-cell>
          <table:table-cell office:value-type="float" office:value="6.6646899999999998E+44" table:style-name="ce2">
            <text:p>6.66E+44</text:p>
          </table:table-cell>
          <table:table-cell office:value-type="float" office:value="5.37652E+20" table:style-name="ce2">
            <text:p>5.38E+20</text:p>
          </table:table-cell>
          <table:table-cell office:value-type="float" office:value="2.5423800000000001E+25" table:style-name="ce2">
            <text:p>2.54E+25</text:p>
          </table:table-cell>
          <table:table-cell office:value-type="float" office:value="4.59318E+29" table:style-name="ce2">
            <text:p>4.59E+29</text:p>
          </table:table-cell>
          <table:table-cell office:value-type="float" office:value="1.5495E+22" table:style-name="ce2">
            <text:p>1.55E+22</text:p>
          </table:table-cell>
          <table:table-cell office:value-type="float" office:value="1.2577700000000001E+23" table:style-name="ce2">
            <text:p>1.26E+23</text:p>
          </table:table-cell>
          <table:table-cell office:value-type="float" office:value="3.3078399999999997E+42" table:style-name="ce2">
            <text:p>3.31E+42</text:p>
          </table:table-cell>
          <table:table-cell office:value-type="float" office:value="1.57751E+24" table:style-name="ce2">
            <text:p>1.58E+24</text:p>
          </table:table-cell>
          <table:table-cell office:value-type="float" office:value="1.7097999999999998E+61" table:formula="of:=AVERAGE([.B70:.J70])" table:style-name="ce2">
            <text:p>1.71E+61</text:p>
          </table:table-cell>
          <table:table-cell table:number-columns-repeated="16373"/>
        </table:table-row>
        <table:table-row table:style-name="ro1">
          <table:table-cell office:value-type="float" office:value="5.0870399999999997E+32" table:style-name="ce2">
            <text:p>5.09E+32</text:p>
          </table:table-cell>
          <table:table-cell office:value-type="float" office:value="2.7485299999999999E+62" table:style-name="ce2">
            <text:p>2.75E+62</text:p>
          </table:table-cell>
          <table:table-cell office:value-type="float" office:value="6.6466600000000004E+44" table:style-name="ce2">
            <text:p>6.65E+44</text:p>
          </table:table-cell>
          <table:table-cell office:value-type="float" office:value="4.5146500000000002E+22" table:style-name="ce2">
            <text:p>4.51E+22</text:p>
          </table:table-cell>
          <table:table-cell office:value-type="float" office:value="9.0424300000000006E+26" table:style-name="ce2">
            <text:p>9.04E+26</text:p>
          </table:table-cell>
          <table:table-cell office:value-type="float" office:value="1.77129E+35" table:style-name="ce2">
            <text:p>1.77E+35</text:p>
          </table:table-cell>
          <table:table-cell office:value-type="float" office:value="6.77313E+24" table:style-name="ce2">
            <text:p>6.77E+24</text:p>
          </table:table-cell>
          <table:table-cell office:value-type="float" office:value="2.0457199999999998E+23" table:style-name="ce2">
            <text:p>2.05E+23</text:p>
          </table:table-cell>
          <table:table-cell office:value-type="float" office:value="4.20886E+18" table:style-name="ce2">
            <text:p>4.21E+18</text:p>
          </table:table-cell>
          <table:table-cell office:value-type="float" office:value="5.6112899999999999E+29" table:style-name="ce2">
            <text:p>5.61E+29</text:p>
          </table:table-cell>
          <table:table-cell office:value-type="float" office:value="3.0539222222222223E+61" table:formula="of:=AVERAGE([.B71:.J71])" table:style-name="ce2">
            <text:p>3.05E+61</text:p>
          </table:table-cell>
          <table:table-cell table:number-columns-repeated="16373"/>
        </table:table-row>
        <table:table-row table:style-name="ro1">
          <table:table-cell office:value-type="float" office:value="1.10851E+42" table:style-name="ce2">
            <text:p>1.11E+42</text:p>
          </table:table-cell>
          <table:table-cell office:value-type="float" office:value="2.5492500000000001E+36" table:style-name="ce2">
            <text:p>2.55E+36</text:p>
          </table:table-cell>
          <table:table-cell office:value-type="float" office:value="8.7841599999999993E+44" table:style-name="ce2">
            <text:p>8.78E+44</text:p>
          </table:table-cell>
          <table:table-cell office:value-type="float" office:value="6.42151E+17" table:style-name="ce2">
            <text:p>6.42E+17</text:p>
          </table:table-cell>
          <table:table-cell office:value-type="float" office:value="2.6213E+35" table:style-name="ce2">
            <text:p>2.62E+35</text:p>
          </table:table-cell>
          <table:table-cell office:value-type="float" office:value="6.1681300000000005E+36" table:style-name="ce2">
            <text:p>6.17E+36</text:p>
          </table:table-cell>
          <table:table-cell office:value-type="float" office:value="2.84762E+26" table:style-name="ce2">
            <text:p>2.85E+26</text:p>
          </table:table-cell>
          <table:table-cell office:value-type="float" office:value="1.00658E+24" table:style-name="ce2">
            <text:p>1.01E+24</text:p>
          </table:table-cell>
          <table:table-cell office:value-type="float" office:value="9.1908799999999998E+24" table:style-name="ce2">
            <text:p>9.19E+24</text:p>
          </table:table-cell>
          <table:table-cell office:value-type="float" office:value="1.2392600000000001E+30" table:style-name="ce2">
            <text:p>1.24E+30</text:p>
          </table:table-cell>
          <table:table-cell office:value-type="float" office:value="9.7601778775501238E+43" table:formula="of:=AVERAGE([.B72:.J72])" table:style-name="ce2">
            <text:p>9.76E+43</text:p>
          </table:table-cell>
          <table:table-cell table:number-columns-repeated="16373"/>
        </table:table-row>
        <table:table-row table:style-name="ro1">
          <table:table-cell office:value-type="float" office:value="3.9132299999999997E+23" table:style-name="ce2">
            <text:p>3.91E+23</text:p>
          </table:table-cell>
          <table:table-cell office:value-type="float" office:value="7.0609600000000002E+62" table:style-name="ce2">
            <text:p>7.06E+62</text:p>
          </table:table-cell>
          <table:table-cell office:value-type="float" office:value="7.9075799999999997E+49" table:style-name="ce2">
            <text:p>7.91E+49</text:p>
          </table:table-cell>
          <table:table-cell office:value-type="float" office:value="7.91565E+23" table:style-name="ce2">
            <text:p>7.92E+23</text:p>
          </table:table-cell>
          <table:table-cell office:value-type="float" office:value="9.2639300000000001E+23" table:style-name="ce2">
            <text:p>9.26E+23</text:p>
          </table:table-cell>
          <table:table-cell office:value-type="float" office:value="1.1205799999999999E+27" table:style-name="ce2">
            <text:p>1.12E+27</text:p>
          </table:table-cell>
          <table:table-cell office:value-type="float" office:value="2.59002E+20" table:style-name="ce2">
            <text:p>2.59E+20</text:p>
          </table:table-cell>
          <table:table-cell office:value-type="float" office:value="2.3125100000000001E+23" table:style-name="ce2">
            <text:p>2.31E+23</text:p>
          </table:table-cell>
          <table:table-cell office:value-type="float" office:value="1.9281000000000001E+25" table:style-name="ce2">
            <text:p>1.93E+25</text:p>
          </table:table-cell>
          <table:table-cell office:value-type="float" office:value="1.18547E+30" table:style-name="ce2">
            <text:p>1.19E+30</text:p>
          </table:table-cell>
          <table:table-cell office:value-type="float" office:value="7.8455111111119905E+61" table:formula="of:=AVERAGE([.B73:.J73])" table:style-name="ce2">
            <text:p>7.85E+61</text:p>
          </table:table-cell>
          <table:table-cell table:number-columns-repeated="16373"/>
        </table:table-row>
        <table:table-row table:style-name="ro1">
          <table:table-cell office:value-type="float" office:value="5.1296299999999998E+36" table:style-name="ce2">
            <text:p>5.13E+36</text:p>
          </table:table-cell>
          <table:table-cell office:value-type="float" office:value="3.1145599999999999E+62" table:style-name="ce2">
            <text:p>3.11E+62</text:p>
          </table:table-cell>
          <table:table-cell office:value-type="float" office:value="3.2157299999999997E+36" table:style-name="ce2">
            <text:p>3.22E+36</text:p>
          </table:table-cell>
          <table:table-cell office:value-type="float" office:value="3.63833E+19" table:style-name="ce2">
            <text:p>3.64E+19</text:p>
          </table:table-cell>
          <table:table-cell office:value-type="float" office:value="9.685E+39" table:style-name="ce2">
            <text:p>9.69E+39</text:p>
          </table:table-cell>
          <table:table-cell office:value-type="float" office:value="2.3945100000000001E+25" table:style-name="ce2">
            <text:p>2.39E+25</text:p>
          </table:table-cell>
          <table:table-cell office:value-type="float" office:value="1.2846000000000001E+23" table:style-name="ce2">
            <text:p>1.28E+23</text:p>
          </table:table-cell>
          <table:table-cell office:value-type="float" office:value="3.9743399999999997E+23" table:style-name="ce2">
            <text:p>3.97E+23</text:p>
          </table:table-cell>
          <table:table-cell office:value-type="float" office:value="6.3146600000000002E+32" table:style-name="ce2">
            <text:p>6.31E+32</text:p>
          </table:table-cell>
          <table:table-cell office:value-type="float" office:value="1.20175E+30" table:style-name="ce2">
            <text:p>1.20E+30</text:p>
          </table:table-cell>
          <table:table-cell office:value-type="float" office:value="3.4606222222222223E+61" table:formula="of:=AVERAGE([.B74:.J74])" table:style-name="ce2">
            <text:p>3.46E+61</text:p>
          </table:table-cell>
          <table:table-cell table:number-columns-repeated="16373"/>
        </table:table-row>
        <table:table-row table:style-name="ro1">
          <table:table-cell office:value-type="float" office:value="1.8376100000000001E+42" table:style-name="ce2">
            <text:p>1.84E+42</text:p>
          </table:table-cell>
          <table:table-cell office:value-type="float" office:value="2.3752400000000002E+62" table:style-name="ce2">
            <text:p>2.38E+62</text:p>
          </table:table-cell>
          <table:table-cell office:value-type="float" office:value="5.6990499999999996E+39" table:style-name="ce2">
            <text:p>5.70E+39</text:p>
          </table:table-cell>
          <table:table-cell office:value-type="float" office:value="5.01438E+20" table:style-name="ce2">
            <text:p>5.01E+20</text:p>
          </table:table-cell>
          <table:table-cell office:value-type="float" office:value="4.98465E+24" table:style-name="ce2">
            <text:p>4.98E+24</text:p>
          </table:table-cell>
          <table:table-cell office:value-type="float" office:value="1.14082E+46" table:style-name="ce2">
            <text:p>1.14E+46</text:p>
          </table:table-cell>
          <table:table-cell office:value-type="float" office:value="3.4990000000000001E+23" table:style-name="ce2">
            <text:p>3.50E+23</text:p>
          </table:table-cell>
          <table:table-cell office:value-type="float" office:value="272982000000000" table:style-name="ce2">
            <text:p>2.73E+14</text:p>
          </table:table-cell>
          <table:table-cell office:value-type="float" office:value="3.46593E+33" table:style-name="ce2">
            <text:p>3.47E+33</text:p>
          </table:table-cell>
          <table:table-cell office:value-type="float" office:value="2.9394999999999999E+24" table:style-name="ce2">
            <text:p>2.94E+24</text:p>
          </table:table-cell>
          <table:table-cell office:value-type="float" office:value="2.6391555555555557E+61" table:formula="of:=AVERAGE([.B75:.J75])" table:style-name="ce2">
            <text:p>2.64E+61</text:p>
          </table:table-cell>
          <table:table-cell table:number-columns-repeated="16373"/>
        </table:table-row>
        <table:table-row table:style-name="ro1">
          <table:table-cell office:value-type="float" office:value="1.3154899999999999E+24" table:style-name="ce2">
            <text:p>1.32E+24</text:p>
          </table:table-cell>
          <table:table-cell office:value-type="float" office:value="1.2120999999999999E+50" table:style-name="ce2">
            <text:p>1.21E+50</text:p>
          </table:table-cell>
          <table:table-cell office:value-type="float" office:value="4.1140399999999999E+28" table:style-name="ce2">
            <text:p>4.11E+28</text:p>
          </table:table-cell>
          <table:table-cell office:value-type="float" office:value="1.65503E+19" table:style-name="ce2">
            <text:p>1.66E+19</text:p>
          </table:table-cell>
          <table:table-cell office:value-type="float" office:value="1.63226E+25" table:style-name="ce2">
            <text:p>1.63E+25</text:p>
          </table:table-cell>
          <table:table-cell office:value-type="float" office:value="6.41457E+23" table:style-name="ce2">
            <text:p>6.41E+23</text:p>
          </table:table-cell>
          <table:table-cell office:value-type="float" office:value="7.4872100000000001E+24" table:style-name="ce2">
            <text:p>7.49E+24</text:p>
          </table:table-cell>
          <table:table-cell office:value-type="float" office:value="382510000000000" table:style-name="ce2">
            <text:p>3.83E+14</text:p>
          </table:table-cell>
          <table:table-cell office:value-type="float" office:value="9.8431300000000003E+41" table:style-name="ce2">
            <text:p>9.84E+41</text:p>
          </table:table-cell>
          <table:table-cell office:value-type="float" office:value="3.20038E+22" table:style-name="ce2">
            <text:p>3.20E+22</text:p>
          </table:table-cell>
          <table:table-cell office:value-type="float" office:value="1.3467777887145888E+49" table:formula="of:=AVERAGE([.B76:.J76])" table:style-name="ce2">
            <text:p>1.35E+49</text:p>
          </table:table-cell>
          <table:table-cell table:number-columns-repeated="16373"/>
        </table:table-row>
        <table:table-row table:style-name="ro1">
          <table:table-cell office:value-type="float" office:value="1.1894199999999999E+43" table:style-name="ce2">
            <text:p>1.19E+43</text:p>
          </table:table-cell>
          <table:table-cell office:value-type="float" office:value="1.0461E+63" table:style-name="ce2">
            <text:p>1.05E+63</text:p>
          </table:table-cell>
          <table:table-cell office:value-type="float" office:value="1.81361E+45" table:style-name="ce2">
            <text:p>1.81E+45</text:p>
          </table:table-cell>
          <table:table-cell office:value-type="float" office:value="3.5535100000000002E+22" table:style-name="ce2">
            <text:p>3.55E+22</text:p>
          </table:table-cell>
          <table:table-cell office:value-type="float" office:value="1.67484E+24" table:style-name="ce2">
            <text:p>1.67E+24</text:p>
          </table:table-cell>
          <table:table-cell office:value-type="float" office:value="4.3378600000000004E+25" table:style-name="ce2">
            <text:p>4.34E+25</text:p>
          </table:table-cell>
          <table:table-cell office:value-type="float" office:value="6.6911500000000003E+21" table:style-name="ce2">
            <text:p>6.69E+21</text:p>
          </table:table-cell>
          <table:table-cell office:value-type="float" office:value="1.2249500000000001E+23" table:style-name="ce2">
            <text:p>1.22E+23</text:p>
          </table:table-cell>
          <table:table-cell office:value-type="float" office:value="4.3475200000000001E+30" table:style-name="ce2">
            <text:p>4.35E+30</text:p>
          </table:table-cell>
          <table:table-cell office:value-type="float" office:value="1.1288E+20" table:style-name="ce2">
            <text:p>1.13E+20</text:p>
          </table:table-cell>
          <table:table-cell office:value-type="float" office:value="1.1623333333333333E+62" table:formula="of:=AVERAGE([.B77:.J77])" table:style-name="ce2">
            <text:p>1.16E+62</text:p>
          </table:table-cell>
          <table:table-cell table:number-columns-repeated="16373"/>
        </table:table-row>
        <table:table-row table:style-name="ro1">
          <table:table-cell office:value-type="float" office:value="6.3252600000000002E+40" table:style-name="ce2">
            <text:p>6.33E+40</text:p>
          </table:table-cell>
          <table:table-cell office:value-type="float" office:value="5.2285100000000001E+44" table:style-name="ce2">
            <text:p>5.23E+44</text:p>
          </table:table-cell>
          <table:table-cell office:value-type="float" office:value="1.1900299999999999E+45" table:style-name="ce2">
            <text:p>1.19E+45</text:p>
          </table:table-cell>
          <table:table-cell office:value-type="float" office:value="5.1577E+20" table:style-name="ce2">
            <text:p>5.16E+20</text:p>
          </table:table-cell>
          <table:table-cell office:value-type="float" office:value="6.5616499999999995E+29" table:style-name="ce2">
            <text:p>6.56E+29</text:p>
          </table:table-cell>
          <table:table-cell office:value-type="float" office:value="8.1686399999999995E+24" table:style-name="ce2">
            <text:p>8.17E+24</text:p>
          </table:table-cell>
          <table:table-cell office:value-type="float" office:value="3.38777E+22" table:style-name="ce2">
            <text:p>3.39E+22</text:p>
          </table:table-cell>
          <table:table-cell office:value-type="float" office:value="1.2775299999999999E+21" table:style-name="ce2">
            <text:p>1.28E+21</text:p>
          </table:table-cell>
          <table:table-cell office:value-type="float" office:value="2.1806499999999999E+30" table:style-name="ce2">
            <text:p>2.18E+30</text:p>
          </table:table-cell>
          <table:table-cell office:value-type="float" office:value="5.03105E+25" table:style-name="ce2">
            <text:p>5.03E+25</text:p>
          </table:table-cell>
          <table:table-cell office:value-type="float" office:value="1.9032011111111143E+44" table:formula="of:=AVERAGE([.B78:.J78])" table:style-name="ce2">
            <text:p>1.90E+44</text:p>
          </table:table-cell>
          <table:table-cell table:number-columns-repeated="16373"/>
        </table:table-row>
        <table:table-row table:style-name="ro1">
          <table:table-cell office:value-type="float" office:value="1.14578E+34" table:style-name="ce2">
            <text:p>1.15E+34</text:p>
          </table:table-cell>
          <table:table-cell office:value-type="float" office:value="5.66451E+62" table:style-name="ce2">
            <text:p>5.66E+62</text:p>
          </table:table-cell>
          <table:table-cell office:value-type="float" office:value="6.7574100000000001E+44" table:style-name="ce2">
            <text:p>6.76E+44</text:p>
          </table:table-cell>
          <table:table-cell office:value-type="float" office:value="2.31397E+19" table:style-name="ce2">
            <text:p>2.31E+19</text:p>
          </table:table-cell>
          <table:table-cell office:value-type="float" office:value="1.36808E+29" table:style-name="ce2">
            <text:p>1.37E+29</text:p>
          </table:table-cell>
          <table:table-cell office:value-type="float" office:value="4.95102E+26" table:style-name="ce2">
            <text:p>4.95E+26</text:p>
          </table:table-cell>
          <table:table-cell office:value-type="float" office:value="1.55812E+23" table:style-name="ce2">
            <text:p>1.56E+23</text:p>
          </table:table-cell>
          <table:table-cell office:value-type="float" office:value="9.2423799999999999E+22" table:style-name="ce2">
            <text:p>9.24E+22</text:p>
          </table:table-cell>
          <table:table-cell office:value-type="float" office:value="4.0492199999999998E+41" table:style-name="ce2">
            <text:p>4.05E+41</text:p>
          </table:table-cell>
          <table:table-cell office:value-type="float" office:value="1.9617699999999999E+25" table:style-name="ce2">
            <text:p>1.96E+25</text:p>
          </table:table-cell>
          <table:table-cell office:value-type="float" office:value="6.2939000000000002E+61" table:formula="of:=AVERAGE([.B79:.J79])" table:style-name="ce2">
            <text:p>6.29E+61</text:p>
          </table:table-cell>
          <table:table-cell table:number-columns-repeated="16373"/>
        </table:table-row>
        <table:table-row table:style-name="ro1">
          <table:table-cell office:value-type="float" office:value="6.3252600000000002E+40" table:style-name="ce2">
            <text:p>6.33E+40</text:p>
          </table:table-cell>
          <table:table-cell office:value-type="float" office:value="3.2950899999999999E+44" table:style-name="ce2">
            <text:p>3.30E+44</text:p>
          </table:table-cell>
          <table:table-cell office:value-type="float" office:value="6.7007199999999999E+44" table:style-name="ce2">
            <text:p>6.70E+44</text:p>
          </table:table-cell>
          <table:table-cell office:value-type="float" office:value="4.6385199999999996E+22" table:style-name="ce2">
            <text:p>4.64E+22</text:p>
          </table:table-cell>
          <table:table-cell office:value-type="float" office:value="1.3163400000000001E+23" table:style-name="ce2">
            <text:p>1.32E+23</text:p>
          </table:table-cell>
          <table:table-cell office:value-type="float" office:value="1.44085E+24" table:style-name="ce2">
            <text:p>1.44E+24</text:p>
          </table:table-cell>
          <table:table-cell office:value-type="float" office:value="6.9170299999999996E+24" table:style-name="ce2">
            <text:p>6.92E+24</text:p>
          </table:table-cell>
          <table:table-cell office:value-type="float" office:value="6.6221500000000002E+23" table:style-name="ce2">
            <text:p>6.62E+23</text:p>
          </table:table-cell>
          <table:table-cell office:value-type="float" office:value="2.6390400000000001E+24" table:style-name="ce2">
            <text:p>2.64E+24</text:p>
          </table:table-cell>
          <table:table-cell office:value-type="float" office:value="5.6147500000000001E+23" table:style-name="ce2">
            <text:p>5.61E+23</text:p>
          </table:table-cell>
          <table:table-cell office:value-type="float" office:value="1.1106455555555557E+44" table:formula="of:=AVERAGE([.B80:.J80])" table:style-name="ce2">
            <text:p>1.11E+44</text:p>
          </table:table-cell>
          <table:table-cell table:number-columns-repeated="16373"/>
        </table:table-row>
        <table:table-row table:style-name="ro1">
          <table:table-cell office:value-type="float" office:value="1.12914E+34" table:style-name="ce2">
            <text:p>1.13E+34</text:p>
          </table:table-cell>
          <table:table-cell office:value-type="float" office:value="3.4651300000000002E+49" table:style-name="ce2">
            <text:p>3.47E+49</text:p>
          </table:table-cell>
          <table:table-cell office:value-type="float" office:value="5.5091999999999999E+44" table:style-name="ce2">
            <text:p>5.51E+44</text:p>
          </table:table-cell>
          <table:table-cell office:value-type="float" office:value="4.6146999999999997E+22" table:style-name="ce2">
            <text:p>4.61E+22</text:p>
          </table:table-cell>
          <table:table-cell office:value-type="float" office:value="5.1041000000000003E+40" table:style-name="ce2">
            <text:p>5.10E+40</text:p>
          </table:table-cell>
          <table:table-cell office:value-type="float" office:value="2.4071499999999999E+24" table:style-name="ce2">
            <text:p>2.41E+24</text:p>
          </table:table-cell>
          <table:table-cell office:value-type="float" office:value="2.3101299999999999E+23" table:style-name="ce2">
            <text:p>2.31E+23</text:p>
          </table:table-cell>
          <table:table-cell office:value-type="float" office:value="1.3559599999999999E+25" table:style-name="ce2">
            <text:p>1.36E+25</text:p>
          </table:table-cell>
          <table:table-cell office:value-type="float" office:value="2.45876E+24" table:style-name="ce2">
            <text:p>2.46E+24</text:p>
          </table:table-cell>
          <table:table-cell office:value-type="float" office:value="1.1367E+30" table:style-name="ce2">
            <text:p>1.14E+30</text:p>
          </table:table-cell>
          <table:table-cell office:value-type="float" office:value="3.8502056634490003E+48" table:formula="of:=AVERAGE([.B81:.J81])" table:style-name="ce2">
            <text:p>3.85E+48</text:p>
          </table:table-cell>
          <table:table-cell table:number-columns-repeated="16373"/>
        </table:table-row>
        <table:table-row table:style-name="ro1">
          <table:table-cell office:value-type="float" office:value="8.6872900000000005E+37" table:style-name="ce2">
            <text:p>8.69E+37</text:p>
          </table:table-cell>
          <table:table-cell office:value-type="float" office:value="2.00912E+62" table:style-name="ce2">
            <text:p>2.01E+62</text:p>
          </table:table-cell>
          <table:table-cell office:value-type="float" office:value="3.0409299999999999E+41" table:style-name="ce2">
            <text:p>3.04E+41</text:p>
          </table:table-cell>
          <table:table-cell office:value-type="float" office:value="1.3621199999999999E+22" table:style-name="ce2">
            <text:p>1.36E+22</text:p>
          </table:table-cell>
          <table:table-cell office:value-type="float" office:value="4.0344000000000002E+26" table:style-name="ce2">
            <text:p>4.03E+26</text:p>
          </table:table-cell>
          <table:table-cell office:value-type="float" office:value="2.2115099999999999E+25" table:style-name="ce2">
            <text:p>2.21E+25</text:p>
          </table:table-cell>
          <table:table-cell office:value-type="float" office:value="1.90812E+23" table:style-name="ce2">
            <text:p>1.91E+23</text:p>
          </table:table-cell>
          <table:table-cell office:value-type="float" office:value="5.35073E+23" table:style-name="ce2">
            <text:p>5.35E+23</text:p>
          </table:table-cell>
          <table:table-cell office:value-type="float" office:value="2.6168400000000002E+24" table:style-name="ce2">
            <text:p>2.62E+24</text:p>
          </table:table-cell>
          <table:table-cell office:value-type="float" office:value="1.03774E+26" table:style-name="ce2">
            <text:p>1.04E+26</text:p>
          </table:table-cell>
          <table:table-cell office:value-type="float" office:value="2.2323555555555557E+61" table:formula="of:=AVERAGE([.B82:.J82])" table:style-name="ce2">
            <text:p>2.23E+61</text:p>
          </table:table-cell>
          <table:table-cell table:number-columns-repeated="16373"/>
        </table:table-row>
        <table:table-row table:style-name="ro1">
          <table:table-cell office:value-type="float" office:value="6.9946799999999997E+32" table:style-name="ce2">
            <text:p>6.99E+32</text:p>
          </table:table-cell>
          <table:table-cell office:value-type="float" office:value="1.6090000000000001E+61" table:style-name="ce2">
            <text:p>1.61E+61</text:p>
          </table:table-cell>
          <table:table-cell office:value-type="float" office:value="1.0438199999999999E+40" table:style-name="ce2">
            <text:p>1.04E+40</text:p>
          </table:table-cell>
          <table:table-cell office:value-type="float" office:value="1.8784E+22" table:style-name="ce2">
            <text:p>1.88E+22</text:p>
          </table:table-cell>
          <table:table-cell office:value-type="float" office:value="2.0167499999999999E+29" table:style-name="ce2">
            <text:p>2.02E+29</text:p>
          </table:table-cell>
          <table:table-cell office:value-type="float" office:value="2.7655799999999999E+45" table:style-name="ce2">
            <text:p>2.77E+45</text:p>
          </table:table-cell>
          <table:table-cell office:value-type="float" office:value="977802000000" table:style-name="ce2">
            <text:p>9.78E+11</text:p>
          </table:table-cell>
          <table:table-cell office:value-type="float" office:value="1.83714E+16" table:style-name="ce2">
            <text:p>1.84E+16</text:p>
          </table:table-cell>
          <table:table-cell office:value-type="float" office:value="7.6316599999999994E+26" table:style-name="ce2">
            <text:p>7.63E+26</text:p>
          </table:table-cell>
          <table:table-cell office:value-type="float" office:value="3.7235000000000002E+25" table:style-name="ce2">
            <text:p>3.72E+25</text:p>
          </table:table-cell>
          <table:table-cell office:value-type="float" office:value="1.7877777777777781E+60" table:formula="of:=AVERAGE([.B83:.J83])" table:style-name="ce2">
            <text:p>1.79E+60</text:p>
          </table:table-cell>
          <table:table-cell table:number-columns-repeated="16373"/>
        </table:table-row>
        <table:table-row table:style-name="ro1">
          <table:table-cell office:value-type="float" office:value="8.7420800000000004E+41" table:style-name="ce2">
            <text:p>8.74E+41</text:p>
          </table:table-cell>
          <table:table-cell office:value-type="float" office:value="1.96414E+62" table:style-name="ce2">
            <text:p>1.96E+62</text:p>
          </table:table-cell>
          <table:table-cell office:value-type="float" office:value="1.31362E+40" table:style-name="ce2">
            <text:p>1.31E+40</text:p>
          </table:table-cell>
          <table:table-cell office:value-type="float" office:value="3.3641E+20" table:style-name="ce2">
            <text:p>3.36E+20</text:p>
          </table:table-cell>
          <table:table-cell office:value-type="float" office:value="8.8531100000000003E+30" table:style-name="ce2">
            <text:p>8.85E+30</text:p>
          </table:table-cell>
          <table:table-cell office:value-type="float" office:value="1.1889399999999999E+31" table:style-name="ce2">
            <text:p>1.19E+31</text:p>
          </table:table-cell>
          <table:table-cell office:value-type="float" office:value="1.94254E+26" table:style-name="ce2">
            <text:p>1.94E+26</text:p>
          </table:table-cell>
          <table:table-cell office:value-type="float" office:value="2.4828700000000001E+21" table:style-name="ce2">
            <text:p>2.48E+21</text:p>
          </table:table-cell>
          <table:table-cell office:value-type="float" office:value="2.8173599999999999E+24" table:style-name="ce2">
            <text:p>2.82E+24</text:p>
          </table:table-cell>
          <table:table-cell office:value-type="float" office:value="1.3967199999999999E+23" table:style-name="ce2">
            <text:p>1.40E+23</text:p>
          </table:table-cell>
          <table:table-cell office:value-type="float" office:value="2.1823777777777777E+61" table:formula="of:=AVERAGE([.B84:.J84])" table:style-name="ce2">
            <text:p>2.18E+61</text:p>
          </table:table-cell>
          <table:table-cell table:number-columns-repeated="16373"/>
        </table:table-row>
        <table:table-row table:style-name="ro1">
          <table:table-cell office:value-type="float" office:value="1.1771200000000001E+56" table:style-name="ce2">
            <text:p>1.18E+56</text:p>
          </table:table-cell>
          <table:table-cell office:value-type="float" office:value="1.9930099999999999E+62" table:style-name="ce2">
            <text:p>1.99E+62</text:p>
          </table:table-cell>
          <table:table-cell office:value-type="float" office:value="8.9213399999999997E+44" table:style-name="ce2">
            <text:p>8.92E+44</text:p>
          </table:table-cell>
          <table:table-cell office:value-type="float" office:value="7.4318799999999997E+21" table:style-name="ce2">
            <text:p>7.43E+21</text:p>
          </table:table-cell>
          <table:table-cell office:value-type="float" office:value="2.5296900000000002E+27" table:style-name="ce2">
            <text:p>2.53E+27</text:p>
          </table:table-cell>
          <table:table-cell office:value-type="float" office:value="4.23877E+27" table:style-name="ce2">
            <text:p>4.24E+27</text:p>
          </table:table-cell>
          <table:table-cell office:value-type="float" office:value="1.2861599999999999E+25" table:style-name="ce2">
            <text:p>1.29E+25</text:p>
          </table:table-cell>
          <table:table-cell office:value-type="float" office:value="1.15142E+17" table:style-name="ce2">
            <text:p>1.15E+17</text:p>
          </table:table-cell>
          <table:table-cell office:value-type="float" office:value="1.03127E+20" table:style-name="ce2">
            <text:p>1.03E+20</text:p>
          </table:table-cell>
          <table:table-cell office:value-type="float" office:value="1.35913E+20" table:style-name="ce2">
            <text:p>1.36E+20</text:p>
          </table:table-cell>
          <table:table-cell office:value-type="float" office:value="2.2144555555555555E+61" table:formula="of:=AVERAGE([.B85:.J85])" table:style-name="ce2">
            <text:p>2.21E+61</text:p>
          </table:table-cell>
          <table:table-cell table:number-columns-repeated="16373"/>
        </table:table-row>
        <table:table-row table:style-name="ro1">
          <table:table-cell office:value-type="float" office:value="5.0820899999999998E+32" table:style-name="ce2">
            <text:p>5.08E+32</text:p>
          </table:table-cell>
          <table:table-cell office:value-type="float" office:value="5.2359399999999998E+44" table:style-name="ce2">
            <text:p>5.24E+44</text:p>
          </table:table-cell>
          <table:table-cell office:value-type="float" office:value="1.04858E+39" table:style-name="ce2">
            <text:p>1.05E+39</text:p>
          </table:table-cell>
          <table:table-cell office:value-type="float" office:value="1.0871500000000001E+21" table:style-name="ce2">
            <text:p>1.09E+21</text:p>
          </table:table-cell>
          <table:table-cell office:value-type="float" office:value="1.16039E+29" table:style-name="ce2">
            <text:p>1.16E+29</text:p>
          </table:table-cell>
          <table:table-cell office:value-type="float" office:value="1.43867E+24" table:style-name="ce2">
            <text:p>1.44E+24</text:p>
          </table:table-cell>
          <table:table-cell office:value-type="float" office:value="1.35367E+22" table:style-name="ce2">
            <text:p>1.35E+22</text:p>
          </table:table-cell>
          <table:table-cell office:value-type="float" office:value="2.29511E+16" table:style-name="ce2">
            <text:p>2.30E+16</text:p>
          </table:table-cell>
          <table:table-cell office:value-type="float" office:value="1.39266E+27" table:style-name="ce2">
            <text:p>1.39E+27</text:p>
          </table:table-cell>
          <table:table-cell office:value-type="float" office:value="1.5643799999999999E+23" table:style-name="ce2">
            <text:p>1.56E+23</text:p>
          </table:table-cell>
          <table:table-cell office:value-type="float" office:value="5.8177227620000006E+43" table:formula="of:=AVERAGE([.B86:.J86])" table:style-name="ce2">
            <text:p>5.82E+43</text:p>
          </table:table-cell>
          <table:table-cell table:number-columns-repeated="16373"/>
        </table:table-row>
        <table:table-row table:style-name="ro1">
          <table:table-cell office:value-type="float" office:value="3.0752899999999999E+31" table:style-name="ce2">
            <text:p>3.08E+31</text:p>
          </table:table-cell>
          <table:table-cell office:value-type="float" office:value="2.0587299999999998E+62" table:style-name="ce2">
            <text:p>2.06E+62</text:p>
          </table:table-cell>
          <table:table-cell office:value-type="float" office:value="8.8015300000000006E+44" table:style-name="ce2">
            <text:p>8.80E+44</text:p>
          </table:table-cell>
          <table:table-cell office:value-type="float" office:value="5.11143E+19" table:style-name="ce2">
            <text:p>5.11E+19</text:p>
          </table:table-cell>
          <table:table-cell office:value-type="float" office:value="3.4676999999999999E+32" table:style-name="ce2">
            <text:p>3.47E+32</text:p>
          </table:table-cell>
          <table:table-cell office:value-type="float" office:value="4.7926900000000001E+27" table:style-name="ce2">
            <text:p>4.79E+27</text:p>
          </table:table-cell>
          <table:table-cell office:value-type="float" office:value="1.3576600000000001E+21" table:style-name="ce2">
            <text:p>1.36E+21</text:p>
          </table:table-cell>
          <table:table-cell office:value-type="float" office:value="1.33346E+25" table:style-name="ce2">
            <text:p>1.33E+25</text:p>
          </table:table-cell>
          <table:table-cell office:value-type="float" office:value="1.5156999999999999E+27" table:style-name="ce2">
            <text:p>1.52E+27</text:p>
          </table:table-cell>
          <table:table-cell office:value-type="float" office:value="7.4617499999999994E+23" table:style-name="ce2">
            <text:p>7.46E+23</text:p>
          </table:table-cell>
          <table:table-cell office:value-type="float" office:value="2.2874777777777775E+61" table:formula="of:=AVERAGE([.B87:.J87])" table:style-name="ce2">
            <text:p>2.29E+61</text:p>
          </table:table-cell>
          <table:table-cell table:number-columns-repeated="16373"/>
        </table:table-row>
        <table:table-row table:style-name="ro1">
          <table:table-cell office:value-type="float" office:value="1.28922E+24" table:style-name="ce2">
            <text:p>1.29E+24</text:p>
          </table:table-cell>
          <table:table-cell office:value-type="float" office:value="2.1981999999999999E+62" table:style-name="ce2">
            <text:p>2.20E+62</text:p>
          </table:table-cell>
          <table:table-cell office:value-type="float" office:value="5.93037E+38" table:style-name="ce2">
            <text:p>5.93E+38</text:p>
          </table:table-cell>
          <table:table-cell office:value-type="float" office:value="2.37545E+23" table:style-name="ce2">
            <text:p>2.38E+23</text:p>
          </table:table-cell>
          <table:table-cell office:value-type="float" office:value="3.9560600000000002E+26" table:style-name="ce2">
            <text:p>3.96E+26</text:p>
          </table:table-cell>
          <table:table-cell office:value-type="float" office:value="2.4480300000000001E+24" table:style-name="ce2">
            <text:p>2.45E+24</text:p>
          </table:table-cell>
          <table:table-cell office:value-type="float" office:value="1.7874999999999999E+22" table:style-name="ce2">
            <text:p>1.79E+22</text:p>
          </table:table-cell>
          <table:table-cell office:value-type="float" office:value="8.35968E+22" table:style-name="ce2">
            <text:p>8.36E+22</text:p>
          </table:table-cell>
          <table:table-cell office:value-type="float" office:value="1.1975300000000001E+32" table:style-name="ce2">
            <text:p>1.20E+32</text:p>
          </table:table-cell>
          <table:table-cell office:value-type="float" office:value="1.12047E+27" table:style-name="ce2">
            <text:p>1.12E+27</text:p>
          </table:table-cell>
          <table:table-cell office:value-type="float" office:value="2.4424444444444443E+61" table:formula="of:=AVERAGE([.B88:.J88])" table:style-name="ce2">
            <text:p>2.44E+61</text:p>
          </table:table-cell>
          <table:table-cell table:number-columns-repeated="16373"/>
        </table:table-row>
        <table:table-row table:style-name="ro1">
          <table:table-cell office:value-type="float" office:value="1.9342399999999999E+35" table:style-name="ce2">
            <text:p>1.93E+35</text:p>
          </table:table-cell>
          <table:table-cell office:value-type="float" office:value="2.7393000000000001E+62" table:style-name="ce2">
            <text:p>2.74E+62</text:p>
          </table:table-cell>
          <table:table-cell office:value-type="float" office:value="1.2541700000000001E+40" table:style-name="ce2">
            <text:p>1.25E+40</text:p>
          </table:table-cell>
          <table:table-cell office:value-type="float" office:value="6.14453E+17" table:style-name="ce2">
            <text:p>6.14E+17</text:p>
          </table:table-cell>
          <table:table-cell office:value-type="float" office:value="1.17508E+30" table:style-name="ce2">
            <text:p>1.18E+30</text:p>
          </table:table-cell>
          <table:table-cell office:value-type="float" office:value="2.4435600000000001E+36" table:style-name="ce2">
            <text:p>2.44E+36</text:p>
          </table:table-cell>
          <table:table-cell office:value-type="float" office:value="2.7209999999999997E+21" table:style-name="ce2">
            <text:p>2.72E+21</text:p>
          </table:table-cell>
          <table:table-cell office:value-type="float" office:value="1.25257E+20" table:style-name="ce2">
            <text:p>1.25E+20</text:p>
          </table:table-cell>
          <table:table-cell office:value-type="float" office:value="3.2853000000000003E+23" table:style-name="ce2">
            <text:p>3.29E+23</text:p>
          </table:table-cell>
          <table:table-cell office:value-type="float" office:value="4.1369999999999997E+23" table:style-name="ce2">
            <text:p>4.14E+23</text:p>
          </table:table-cell>
          <table:table-cell office:value-type="float" office:value="3.0436666666666669E+61" table:formula="of:=AVERAGE([.B89:.J89])" table:style-name="ce2">
            <text:p>3.04E+61</text:p>
          </table:table-cell>
          <table:table-cell table:number-columns-repeated="16373"/>
        </table:table-row>
        <table:table-row table:style-name="ro1">
          <table:table-cell office:value-type="float" office:value="1.85727E+35" table:style-name="ce2">
            <text:p>1.86E+35</text:p>
          </table:table-cell>
          <table:table-cell office:value-type="float" office:value="2.0569799999999999E+62" table:style-name="ce2">
            <text:p>2.06E+62</text:p>
          </table:table-cell>
          <table:table-cell office:value-type="float" office:value="1.6726E+27" table:style-name="ce2">
            <text:p>1.67E+27</text:p>
          </table:table-cell>
          <table:table-cell office:value-type="float" office:value="3.27577E+17" table:style-name="ce2">
            <text:p>3.28E+17</text:p>
          </table:table-cell>
          <table:table-cell office:value-type="float" office:value="4.2673699999999998E+26" table:style-name="ce2">
            <text:p>4.27E+26</text:p>
          </table:table-cell>
          <table:table-cell office:value-type="float" office:value="7.2335199999999998E+24" table:style-name="ce2">
            <text:p>7.23E+24</text:p>
          </table:table-cell>
          <table:table-cell office:value-type="float" office:value="5.44003E+18" table:style-name="ce2">
            <text:p>5.44E+18</text:p>
          </table:table-cell>
          <table:table-cell office:value-type="float" office:value="5.3855900000000003E+20" table:style-name="ce2">
            <text:p>5.39E+20</text:p>
          </table:table-cell>
          <table:table-cell office:value-type="float" office:value="2.7394000000000002E+24" table:style-name="ce2">
            <text:p>2.74E+24</text:p>
          </table:table-cell>
          <table:table-cell office:value-type="float" office:value="1.368E+20" table:style-name="ce2">
            <text:p>1.37E+20</text:p>
          </table:table-cell>
          <table:table-cell office:value-type="float" office:value="2.2855333333333332E+61" table:formula="of:=AVERAGE([.B90:.J90])" table:style-name="ce2">
            <text:p>2.29E+61</text:p>
          </table:table-cell>
          <table:table-cell table:number-columns-repeated="16373"/>
        </table:table-row>
        <table:table-row table:style-name="ro1">
          <table:table-cell office:value-type="float" office:value="1.8491700000000002E+35" table:style-name="ce2">
            <text:p>1.85E+35</text:p>
          </table:table-cell>
          <table:table-cell office:value-type="float" office:value="4.4803000000000001E+62" table:style-name="ce2">
            <text:p>4.48E+62</text:p>
          </table:table-cell>
          <table:table-cell office:value-type="float" office:value="2.1127399999999999E+37" table:style-name="ce2">
            <text:p>2.11E+37</text:p>
          </table:table-cell>
          <table:table-cell office:value-type="float" office:value="2.2564899999999999E+21" table:style-name="ce2">
            <text:p>2.26E+21</text:p>
          </table:table-cell>
          <table:table-cell office:value-type="float" office:value="1.75046E+22" table:style-name="ce2">
            <text:p>1.75E+22</text:p>
          </table:table-cell>
          <table:table-cell office:value-type="float" office:value="5.2988999999999999E+24" table:style-name="ce2">
            <text:p>5.30E+24</text:p>
          </table:table-cell>
          <table:table-cell office:value-type="float" office:value="1.8573399999999999E+23" table:style-name="ce2">
            <text:p>1.86E+23</text:p>
          </table:table-cell>
          <table:table-cell office:value-type="float" office:value="103412000000000" table:style-name="ce2">
            <text:p>1.03E+14</text:p>
          </table:table-cell>
          <table:table-cell office:value-type="float" office:value="1.97711E+32" table:style-name="ce2">
            <text:p>1.98E+32</text:p>
          </table:table-cell>
          <table:table-cell office:value-type="float" office:value="1.0295200000000001E+26" table:style-name="ce2">
            <text:p>1.03E+26</text:p>
          </table:table-cell>
          <table:table-cell office:value-type="float" office:value="4.9781111111111111E+61" table:formula="of:=AVERAGE([.B91:.J91])" table:style-name="ce2">
            <text:p>4.98E+61</text:p>
          </table:table-cell>
          <table:table-cell table:number-columns-repeated="16373"/>
        </table:table-row>
        <table:table-row table:style-name="ro1">
          <table:table-cell office:value-type="float" office:value="1.7125400000000001E+42" table:style-name="ce2">
            <text:p>1.71E+42</text:p>
          </table:table-cell>
          <table:table-cell office:value-type="float" office:value="1.8780000000000002E+44" table:style-name="ce2">
            <text:p>1.88E+44</text:p>
          </table:table-cell>
          <table:table-cell office:value-type="float" office:value="2.0542400000000001E+37" table:style-name="ce2">
            <text:p>2.05E+37</text:p>
          </table:table-cell>
          <table:table-cell office:value-type="float" office:value="1.19623E+18" table:style-name="ce2">
            <text:p>1.20E+18</text:p>
          </table:table-cell>
          <table:table-cell office:value-type="float" office:value="7.4233600000000003E+28" table:style-name="ce2">
            <text:p>7.42E+28</text:p>
          </table:table-cell>
          <table:table-cell office:value-type="float" office:value="1.70294E+25" table:style-name="ce2">
            <text:p>1.70E+25</text:p>
          </table:table-cell>
          <table:table-cell office:value-type="float" office:value="2.6401700000000001E+22" table:style-name="ce2">
            <text:p>2.64E+22</text:p>
          </table:table-cell>
          <table:table-cell office:value-type="float" office:value="1.5531E+17" table:style-name="ce2">
            <text:p>1.55E+17</text:p>
          </table:table-cell>
          <table:table-cell office:value-type="float" office:value="8.2844399999999999E+41" table:style-name="ce2">
            <text:p>8.28E+41</text:p>
          </table:table-cell>
          <table:table-cell office:value-type="float" office:value="8.8110099999999995E+29" table:style-name="ce2">
            <text:p>8.81E+29</text:p>
          </table:table-cell>
          <table:table-cell office:value-type="float" office:value="2.0958718282488994E+43" table:formula="of:=AVERAGE([.B92:.J92])" table:style-name="ce2">
            <text:p>2.10E+43</text:p>
          </table:table-cell>
          <table:table-cell table:number-columns-repeated="16373"/>
        </table:table-row>
        <table:table-row table:style-name="ro1">
          <table:table-cell office:value-type="float" office:value="1.92426E+43" table:style-name="ce2">
            <text:p>1.92E+43</text:p>
          </table:table-cell>
          <table:table-cell office:value-type="float" office:value="7.2731700000000001E+62" table:style-name="ce2">
            <text:p>7.27E+62</text:p>
          </table:table-cell>
          <table:table-cell office:value-type="float" office:value="5.1805800000000001E+47" table:style-name="ce2">
            <text:p>5.18E+47</text:p>
          </table:table-cell>
          <table:table-cell office:value-type="float" office:value="7.32766E+19" table:style-name="ce2">
            <text:p>7.33E+19</text:p>
          </table:table-cell>
          <table:table-cell office:value-type="float" office:value="2.0961499999999999E+35" table:style-name="ce2">
            <text:p>2.10E+35</text:p>
          </table:table-cell>
          <table:table-cell office:value-type="float" office:value="6.0529199999999998E+24" table:style-name="ce2">
            <text:p>6.05E+24</text:p>
          </table:table-cell>
          <table:table-cell office:value-type="float" office:value="2.12621E+19" table:style-name="ce2">
            <text:p>2.13E+19</text:p>
          </table:table-cell>
          <table:table-cell office:value-type="float" office:value="3.4749599999999999E+23" table:style-name="ce2">
            <text:p>3.47E+23</text:p>
          </table:table-cell>
          <table:table-cell office:value-type="float" office:value="8.9133599999999995E+32" table:style-name="ce2">
            <text:p>8.91E+32</text:p>
          </table:table-cell>
          <table:table-cell office:value-type="float" office:value="9.6042E+19" table:style-name="ce2">
            <text:p>9.60E+19</text:p>
          </table:table-cell>
          <table:table-cell office:value-type="float" office:value="8.0813000000000067E+61" table:formula="of:=AVERAGE([.B93:.J93])" table:style-name="ce2">
            <text:p>8.08E+61</text:p>
          </table:table-cell>
          <table:table-cell table:number-columns-repeated="16373"/>
        </table:table-row>
        <table:table-row table:style-name="ro1">
          <table:table-cell office:value-type="float" office:value="1.1670000000000001E+34" table:style-name="ce2">
            <text:p>1.17E+34</text:p>
          </table:table-cell>
          <table:table-cell office:value-type="float" office:value="9.7420499999999993E+44" table:style-name="ce2">
            <text:p>9.74E+44</text:p>
          </table:table-cell>
          <table:table-cell office:value-type="float" office:value="8.9329799999999996E+44" table:style-name="ce2">
            <text:p>8.93E+44</text:p>
          </table:table-cell>
          <table:table-cell office:value-type="float" office:value="3.3328E+22" table:style-name="ce2">
            <text:p>3.33E+22</text:p>
          </table:table-cell>
          <table:table-cell office:value-type="float" office:value="4.2547999999999999E+27" table:style-name="ce2">
            <text:p>4.25E+27</text:p>
          </table:table-cell>
          <table:table-cell office:value-type="float" office:value="1.14227E+25" table:style-name="ce2">
            <text:p>1.14E+25</text:p>
          </table:table-cell>
          <table:table-cell office:value-type="float" office:value="1.3576600000000001E+21" table:style-name="ce2">
            <text:p>1.36E+21</text:p>
          </table:table-cell>
          <table:table-cell office:value-type="float" office:value="2.7969100000000001E+23" table:style-name="ce2">
            <text:p>2.80E+23</text:p>
          </table:table-cell>
          <table:table-cell office:value-type="float" office:value="1.01181E+31" table:style-name="ce2">
            <text:p>1.01E+31</text:p>
          </table:table-cell>
          <table:table-cell office:value-type="float" office:value="1.8341000000000001E+27" table:style-name="ce2">
            <text:p>1.83E+27</text:p>
          </table:table-cell>
          <table:table-cell office:value-type="float" office:value="2.0750033333333441E+44" table:formula="of:=AVERAGE([.B94:.J94])" table:style-name="ce2">
            <text:p>2.08E+44</text:p>
          </table:table-cell>
          <table:table-cell table:number-columns-repeated="16373"/>
        </table:table-row>
        <table:table-row table:style-name="ro1">
          <table:table-cell office:value-type="float" office:value="8.7571599999999998E+41" table:style-name="ce2">
            <text:p>8.76E+41</text:p>
          </table:table-cell>
          <table:table-cell office:value-type="float" office:value="6.3793499999999997E+35" table:style-name="ce2">
            <text:p>6.38E+35</text:p>
          </table:table-cell>
          <table:table-cell office:value-type="float" office:value="3.8226800000000001E+24" table:style-name="ce2">
            <text:p>3.82E+24</text:p>
          </table:table-cell>
          <table:table-cell office:value-type="float" office:value="3.4630100000000002E+25" table:style-name="ce2">
            <text:p>3.46E+25</text:p>
          </table:table-cell>
          <table:table-cell office:value-type="float" office:value="2.0307700000000001E+29" table:style-name="ce2">
            <text:p>2.03E+29</text:p>
          </table:table-cell>
          <table:table-cell office:value-type="float" office:value="6.6765699999999996E+24" table:style-name="ce2">
            <text:p>6.68E+24</text:p>
          </table:table-cell>
          <table:table-cell office:value-type="float" office:value="2.4303100000000002E+22" table:style-name="ce2">
            <text:p>2.43E+22</text:p>
          </table:table-cell>
          <table:table-cell office:value-type="float" office:value="2.71954E+16" table:style-name="ce2">
            <text:p>2.72E+16</text:p>
          </table:table-cell>
          <table:table-cell office:value-type="float" office:value="7.0962799999999998E+26" table:style-name="ce2">
            <text:p>7.10E+26</text:p>
          </table:table-cell>
          <table:table-cell office:value-type="float" office:value="3.58969E+18" table:style-name="ce2">
            <text:p>3.59E+18</text:p>
          </table:table-cell>
          <table:table-cell office:value-type="float" office:value="7.0881689314642395E+34" table:formula="of:=AVERAGE([.B95:.J95])" table:style-name="ce2">
            <text:p>7.09E+34</text:p>
          </table:table-cell>
          <table:table-cell table:number-columns-repeated="16373"/>
        </table:table-row>
        <table:table-row table:style-name="ro1">
          <table:table-cell office:value-type="float" office:value="4.9988999999999999E+38" table:style-name="ce2">
            <text:p>5.00E+38</text:p>
          </table:table-cell>
          <table:table-cell office:value-type="float" office:value="2.7319399999999998E+62" table:style-name="ce2">
            <text:p>2.73E+62</text:p>
          </table:table-cell>
          <table:table-cell office:value-type="float" office:value="6.0360000000000001E+42" table:style-name="ce2">
            <text:p>6.04E+42</text:p>
          </table:table-cell>
          <table:table-cell office:value-type="float" office:value="2.33083E+18" table:style-name="ce2">
            <text:p>2.33E+18</text:p>
          </table:table-cell>
          <table:table-cell office:value-type="float" office:value="1.1003100000000001E+34" table:style-name="ce2">
            <text:p>1.10E+34</text:p>
          </table:table-cell>
          <table:table-cell office:value-type="float" office:value="3.7848099999999997E+24" table:style-name="ce2">
            <text:p>3.78E+24</text:p>
          </table:table-cell>
          <table:table-cell office:value-type="float" office:value="8.5399E+22" table:style-name="ce2">
            <text:p>8.54E+22</text:p>
          </table:table-cell>
          <table:table-cell office:value-type="float" office:value="9.30268E+20" table:style-name="ce2">
            <text:p>9.30E+20</text:p>
          </table:table-cell>
          <table:table-cell office:value-type="float" office:value="7.82696E+19" table:style-name="ce2">
            <text:p>7.83E+19</text:p>
          </table:table-cell>
          <table:table-cell office:value-type="float" office:value="9.6169199999999998E+23" table:style-name="ce2">
            <text:p>9.62E+23</text:p>
          </table:table-cell>
          <table:table-cell office:value-type="float" office:value="3.0354888888888885E+61" table:formula="of:=AVERAGE([.B96:.J96])" table:style-name="ce2">
            <text:p>3.04E+61</text:p>
          </table:table-cell>
          <table:table-cell table:number-columns-repeated="16373"/>
        </table:table-row>
        <table:table-row table:style-name="ro1">
          <table:table-cell office:value-type="float" office:value="8.50872E+33" table:style-name="ce2">
            <text:p>8.51E+33</text:p>
          </table:table-cell>
          <table:table-cell office:value-type="float" office:value="1.17984E+50" table:style-name="ce2">
            <text:p>1.18E+50</text:p>
          </table:table-cell>
          <table:table-cell office:value-type="float" office:value="2.11761E+34" table:style-name="ce2">
            <text:p>2.12E+34</text:p>
          </table:table-cell>
          <table:table-cell office:value-type="float" office:value="1.2348999999999999E+21" table:style-name="ce2">
            <text:p>1.23E+21</text:p>
          </table:table-cell>
          <table:table-cell office:value-type="float" office:value="2.0776600000000001E+21" table:style-name="ce2">
            <text:p>2.08E+21</text:p>
          </table:table-cell>
          <table:table-cell office:value-type="float" office:value="1.1105100000000001E+36" table:style-name="ce2">
            <text:p>1.11E+36</text:p>
          </table:table-cell>
          <table:table-cell office:value-type="float" office:value="1.0824599999999999E+25" table:style-name="ce2">
            <text:p>1.08E+25</text:p>
          </table:table-cell>
          <table:table-cell office:value-type="float" office:value="8.9890300000000002E+22" table:style-name="ce2">
            <text:p>8.99E+22</text:p>
          </table:table-cell>
          <table:table-cell office:value-type="float" office:value="9.7100399999999994E+32" table:style-name="ce2">
            <text:p>9.71E+32</text:p>
          </table:table-cell>
          <table:table-cell office:value-type="float" office:value="3.7421000000000003E+26" table:style-name="ce2">
            <text:p>3.74E+26</text:p>
          </table:table-cell>
          <table:table-cell office:value-type="float" office:value="1.3109333333333459E+49" table:formula="of:=AVERAGE([.B97:.J97])" table:style-name="ce2">
            <text:p>1.31E+49</text:p>
          </table:table-cell>
          <table:table-cell table:number-columns-repeated="16373"/>
        </table:table-row>
        <table:table-row table:style-name="ro1">
          <table:table-cell office:value-type="float" office:value="2.6077599999999999E+43" table:style-name="ce2">
            <text:p>2.61E+43</text:p>
          </table:table-cell>
          <table:table-cell office:value-type="float" office:value="6.62828E+44" table:style-name="ce2">
            <text:p>6.63E+44</text:p>
          </table:table-cell>
          <table:table-cell office:value-type="float" office:value="5.9070000000000002E+44" table:style-name="ce2">
            <text:p>5.91E+44</text:p>
          </table:table-cell>
          <table:table-cell office:value-type="float" office:value="3.3186099999999999E+22" table:style-name="ce2">
            <text:p>3.32E+22</text:p>
          </table:table-cell>
          <table:table-cell office:value-type="float" office:value="6.4707999999999996E+29" table:style-name="ce2">
            <text:p>6.47E+29</text:p>
          </table:table-cell>
          <table:table-cell office:value-type="float" office:value="2.02476E+24" table:style-name="ce2">
            <text:p>2.02E+24</text:p>
          </table:table-cell>
          <table:table-cell office:value-type="float" office:value="9.0715000000000001E+21" table:style-name="ce2">
            <text:p>9.07E+21</text:p>
          </table:table-cell>
          <table:table-cell office:value-type="float" office:value="2.3186800000000001E+23" table:style-name="ce2">
            <text:p>2.32E+23</text:p>
          </table:table-cell>
          <table:table-cell office:value-type="float" office:value="8.53583E+23" table:style-name="ce2">
            <text:p>8.54E+23</text:p>
          </table:table-cell>
          <table:table-cell office:value-type="float" office:value="1.36515E+30" table:style-name="ce2">
            <text:p>1.37E+30</text:p>
          </table:table-cell>
          <table:table-cell office:value-type="float" office:value="1.3928088888888912E+44" table:formula="of:=AVERAGE([.B98:.J98])" table:style-name="ce2">
            <text:p>1.39E+44</text:p>
          </table:table-cell>
          <table:table-cell table:number-columns-repeated="16373"/>
        </table:table-row>
        <table:table-row table:style-name="ro1">
          <table:table-cell office:value-type="float" office:value="2.9791199999999998E+42" table:style-name="ce2">
            <text:p>2.98E+42</text:p>
          </table:table-cell>
          <table:table-cell office:value-type="float" office:value="3.3384300000000001E+44" table:style-name="ce2">
            <text:p>3.34E+44</text:p>
          </table:table-cell>
          <table:table-cell office:value-type="float" office:value="5.0868600000000001E+40" table:style-name="ce2">
            <text:p>5.09E+40</text:p>
          </table:table-cell>
          <table:table-cell office:value-type="float" office:value="3.2871500000000001E+22" table:style-name="ce2">
            <text:p>3.29E+22</text:p>
          </table:table-cell>
          <table:table-cell office:value-type="float" office:value="2.3159799999999999E+29" table:style-name="ce2">
            <text:p>2.32E+29</text:p>
          </table:table-cell>
          <table:table-cell office:value-type="float" office:value="4.1868600000000001E+24" table:style-name="ce2">
            <text:p>4.19E+24</text:p>
          </table:table-cell>
          <table:table-cell office:value-type="float" office:value="5.27733E+19" table:style-name="ce2">
            <text:p>5.28E+19</text:p>
          </table:table-cell>
          <table:table-cell office:value-type="float" office:value="1.34972E+17" table:style-name="ce2">
            <text:p>1.35E+17</text:p>
          </table:table-cell>
          <table:table-cell office:value-type="float" office:value="5.2217300000000004E+24" table:style-name="ce2">
            <text:p>5.22E+24</text:p>
          </table:table-cell>
          <table:table-cell office:value-type="float" office:value="3.88633E+22" table:style-name="ce2">
            <text:p>3.89E+22</text:p>
          </table:table-cell>
          <table:table-cell office:value-type="float" office:value="3.709931873333336E+43" table:formula="of:=AVERAGE([.B99:.J99])" table:style-name="ce2">
            <text:p>3.71E+43</text:p>
          </table:table-cell>
          <table:table-cell table:number-columns-repeated="16373"/>
        </table:table-row>
        <table:table-row table:style-name="ro1">
          <table:table-cell office:value-type="float" office:value="2.3064199999999999E+40" table:style-name="ce2">
            <text:p>2.31E+40</text:p>
          </table:table-cell>
          <table:table-cell office:value-type="float" office:value="5.21413E+62" table:style-name="ce2">
            <text:p>5.21E+62</text:p>
          </table:table-cell>
          <table:table-cell office:value-type="float" office:value="5.9274E+38" table:style-name="ce2">
            <text:p>5.93E+38</text:p>
          </table:table-cell>
          <table:table-cell office:value-type="float" office:value="7.23058E+19" table:style-name="ce2">
            <text:p>7.23E+19</text:p>
          </table:table-cell>
          <table:table-cell office:value-type="float" office:value="4.4172300000000001E+26" table:style-name="ce2">
            <text:p>4.42E+26</text:p>
          </table:table-cell>
          <table:table-cell office:value-type="float" office:value="2.6994899999999999E+24" table:style-name="ce2">
            <text:p>2.70E+24</text:p>
          </table:table-cell>
          <table:table-cell office:value-type="float" office:value="2.7384599999999998E+22" table:style-name="ce2">
            <text:p>2.74E+22</text:p>
          </table:table-cell>
          <table:table-cell office:value-type="float" office:value="7665130000000000" table:style-name="ce2">
            <text:p>7.67E+15</text:p>
          </table:table-cell>
          <table:table-cell office:value-type="float" office:value="2.72077E+24" table:style-name="ce2">
            <text:p>2.72E+24</text:p>
          </table:table-cell>
          <table:table-cell office:value-type="float" office:value="2.0057799999999999E+23" table:style-name="ce2">
            <text:p>2.01E+23</text:p>
          </table:table-cell>
          <table:table-cell office:value-type="float" office:value="5.7934777777777776E+61" table:formula="of:=AVERAGE([.B100:.J100])" table:style-name="ce2">
            <text:p>5.79E+61</text:p>
          </table:table-cell>
          <table:table-cell table:number-columns-repeated="16373"/>
        </table:table-row>
        <table:table-row table:style-name="ro1">
          <table:table-cell office:value-type="float" office:value="2.5798300000000002E+43" table:style-name="ce2">
            <text:p>2.58E+43</text:p>
          </table:table-cell>
          <table:table-cell office:value-type="float" office:value="2.7305799999999999E+62" table:style-name="ce2">
            <text:p>2.73E+62</text:p>
          </table:table-cell>
          <table:table-cell office:value-type="float" office:value="1.16275E+45" table:style-name="ce2">
            <text:p>1.16E+45</text:p>
          </table:table-cell>
          <table:table-cell office:value-type="float" office:value="1.47799E+19" table:style-name="ce2">
            <text:p>1.48E+19</text:p>
          </table:table-cell>
          <table:table-cell office:value-type="float" office:value="4.1916299999999998E+27" table:style-name="ce2">
            <text:p>4.19E+27</text:p>
          </table:table-cell>
          <table:table-cell office:value-type="float" office:value="1.44775E+24" table:style-name="ce2">
            <text:p>1.45E+24</text:p>
          </table:table-cell>
          <table:table-cell office:value-type="float" office:value="6.6353600000000005E+24" table:style-name="ce2">
            <text:p>6.64E+24</text:p>
          </table:table-cell>
          <table:table-cell office:value-type="float" office:value="5.9291100000000002E+24" table:style-name="ce2">
            <text:p>5.93E+24</text:p>
          </table:table-cell>
          <table:table-cell office:value-type="float" office:value="2.1103199999999999E+24" table:style-name="ce2">
            <text:p>2.11E+24</text:p>
          </table:table-cell>
          <table:table-cell office:value-type="float" office:value="7.9414299999999994E+29" table:style-name="ce2">
            <text:p>7.94E+29</text:p>
          </table:table-cell>
          <table:table-cell office:value-type="float" office:value="3.0339777777777776E+61" table:formula="of:=AVERAGE([.B101:.J101])" table:style-name="ce2">
            <text:p>3.03E+61</text:p>
          </table:table-cell>
          <table:table-cell table:number-columns-repeated="16373"/>
        </table:table-row>
        <table:table-row table:style-name="ro1">
          <table:table-cell office:value-type="float" office:value="9.8189399999999996E+23" table:style-name="ce2">
            <text:p>9.82E+23</text:p>
          </table:table-cell>
          <table:table-cell office:value-type="float" office:value="2.7295E+62" table:style-name="ce2">
            <text:p>2.73E+62</text:p>
          </table:table-cell>
          <table:table-cell office:value-type="float" office:value="1.6092999999999999E+41" table:style-name="ce2">
            <text:p>1.61E+41</text:p>
          </table:table-cell>
          <table:table-cell office:value-type="float" office:value="8.77806E+19" table:style-name="ce2">
            <text:p>8.78E+19</text:p>
          </table:table-cell>
          <table:table-cell office:value-type="float" office:value="3.9080500000000004E+35" table:style-name="ce2">
            <text:p>3.91E+35</text:p>
          </table:table-cell>
          <table:table-cell office:value-type="float" office:value="9.3950800000000008E+22" table:style-name="ce2">
            <text:p>9.40E+22</text:p>
          </table:table-cell>
          <table:table-cell office:value-type="float" office:value="6.6207999999999998E+24" table:style-name="ce2">
            <text:p>6.62E+24</text:p>
          </table:table-cell>
          <table:table-cell office:value-type="float" office:value="2.2150299999999998E+25" table:style-name="ce2">
            <text:p>2.22E+25</text:p>
          </table:table-cell>
          <table:table-cell office:value-type="float" office:value="8.9820099999999992E+22" table:style-name="ce2">
            <text:p>8.98E+22</text:p>
          </table:table-cell>
          <table:table-cell office:value-type="float" office:value="4.9638299999999998E+33" table:style-name="ce2">
            <text:p>4.96E+33</text:p>
          </table:table-cell>
          <table:table-cell office:value-type="float" office:value="3.0327777777777777E+61" table:formula="of:=AVERAGE([.B102:.J102])" table:style-name="ce2">
            <text:p>3.03E+61</text:p>
          </table:table-cell>
          <table:table-cell table:number-columns-repeated="16373"/>
        </table:table-row>
        <table:table-row table:style-name="ro1">
          <table:table-cell office:value-type="float" office:value="1.7785900000000001E+26" table:style-name="ce2">
            <text:p>1.78E+26</text:p>
          </table:table-cell>
          <table:table-cell office:value-type="float" office:value="1.35345E+50" table:style-name="ce2">
            <text:p>1.35E+50</text:p>
          </table:table-cell>
          <table:table-cell office:value-type="float" office:value="4.5773600000000001E+42" table:style-name="ce2">
            <text:p>4.58E+42</text:p>
          </table:table-cell>
          <table:table-cell office:value-type="float" office:value="7.5973999999999998E+23" table:style-name="ce2">
            <text:p>7.60E+23</text:p>
          </table:table-cell>
          <table:table-cell office:value-type="float" office:value="7.8777400000000007E+20" table:style-name="ce2">
            <text:p>7.88E+20</text:p>
          </table:table-cell>
          <table:table-cell office:value-type="float" office:value="1.0264999999999999E+30" table:style-name="ce2">
            <text:p>1.03E+30</text:p>
          </table:table-cell>
          <table:table-cell office:value-type="float" office:value="1.91921E+23" table:style-name="ce2">
            <text:p>1.92E+23</text:p>
          </table:table-cell>
          <table:table-cell office:value-type="float" office:value="2.27738E+23" table:style-name="ce2">
            <text:p>2.28E+23</text:p>
          </table:table-cell>
          <table:table-cell office:value-type="float" office:value="7.5932099999999998E+26" table:style-name="ce2">
            <text:p>7.59E+26</text:p>
          </table:table-cell>
          <table:table-cell office:value-type="float" office:value="1.3668600000000001E+30" table:style-name="ce2">
            <text:p>1.37E+30</text:p>
          </table:table-cell>
          <table:table-cell office:value-type="float" office:value="1.5038333841928888E+49" table:formula="of:=AVERAGE([.B103:.J103])" table:style-name="ce2">
            <text:p>1.50E+49</text:p>
          </table:table-cell>
          <table:table-cell table:number-columns-repeated="16373"/>
        </table:table-row>
        <table:table-row table:style-name="ro1">
          <table:table-cell office:value-type="float" office:value="3.7361300000000001E+42" table:style-name="ce2">
            <text:p>3.74E+42</text:p>
          </table:table-cell>
          <table:table-cell office:value-type="float" office:value="5.7665999999999999E+49" table:style-name="ce2">
            <text:p>5.77E+49</text:p>
          </table:table-cell>
          <table:table-cell office:value-type="float" office:value="5.5935599999999994E+30" table:style-name="ce2">
            <text:p>5.59E+30</text:p>
          </table:table-cell>
          <table:table-cell office:value-type="float" office:value="3.2231600000000001E+22" table:style-name="ce2">
            <text:p>3.22E+22</text:p>
          </table:table-cell>
          <table:table-cell office:value-type="float" office:value="1.8540599999999999E+25" table:style-name="ce2">
            <text:p>1.85E+25</text:p>
          </table:table-cell>
          <table:table-cell office:value-type="float" office:value="4.0856099999999998E+24" table:style-name="ce2">
            <text:p>4.09E+24</text:p>
          </table:table-cell>
          <table:table-cell office:value-type="float" office:value="2.0626500000000001E+23" table:style-name="ce2">
            <text:p>2.06E+23</text:p>
          </table:table-cell>
          <table:table-cell office:value-type="float" office:value="3.1467E+23" table:style-name="ce2">
            <text:p>3.15E+23</text:p>
          </table:table-cell>
          <table:table-cell office:value-type="float" office:value="1.3506E+32" table:style-name="ce2">
            <text:p>1.35E+32</text:p>
          </table:table-cell>
          <table:table-cell office:value-type="float" office:value="1.85324E+40" table:style-name="ce2">
            <text:p>1.85E+40</text:p>
          </table:table-cell>
          <table:table-cell office:value-type="float" office:value="6.4073333353924884E+48" table:formula="of:=AVERAGE([.B104:.J104])" table:style-name="ce2">
            <text:p>6.41E+48</text:p>
          </table:table-cell>
          <table:table-cell table:number-columns-repeated="16373"/>
        </table:table-row>
        <table:table-row table:style-name="ro1">
          <table:table-cell office:value-type="float" office:value="1.1752700000000001E+29" table:style-name="ce2">
            <text:p>1.18E+29</text:p>
          </table:table-cell>
          <table:table-cell office:value-type="float" office:value="1.7639600000000001E+62" table:style-name="ce2">
            <text:p>1.76E+62</text:p>
          </table:table-cell>
          <table:table-cell office:value-type="float" office:value="4.3594899999999998E+29" table:style-name="ce2">
            <text:p>4.36E+29</text:p>
          </table:table-cell>
          <table:table-cell office:value-type="float" office:value="5.4387099999999996E+25" table:style-name="ce2">
            <text:p>5.44E+25</text:p>
          </table:table-cell>
          <table:table-cell office:value-type="float" office:value="1.90165E+24" table:style-name="ce2">
            <text:p>1.90E+24</text:p>
          </table:table-cell>
          <table:table-cell office:value-type="float" office:value="3.69467E+24" table:style-name="ce2">
            <text:p>3.69E+24</text:p>
          </table:table-cell>
          <table:table-cell office:value-type="float" office:value="1.6691700000000001E+22" table:style-name="ce2">
            <text:p>1.67E+22</text:p>
          </table:table-cell>
          <table:table-cell office:value-type="float" office:value="7.15159E+24" table:style-name="ce2">
            <text:p>7.15E+24</text:p>
          </table:table-cell>
          <table:table-cell office:value-type="float" office:value="1.76574E+20" table:style-name="ce2">
            <text:p>1.77E+20</text:p>
          </table:table-cell>
          <table:table-cell office:value-type="float" office:value="2.8964099999999999E+31" table:style-name="ce2">
            <text:p>2.90E+31</text:p>
          </table:table-cell>
          <table:table-cell office:value-type="float" office:value="1.9599555555555558E+61" table:formula="of:=AVERAGE([.B105:.J105])" table:style-name="ce2">
            <text:p>1.96E+61</text:p>
          </table:table-cell>
          <table:table-cell table:number-columns-repeated="16373"/>
        </table:table-row>
        <table:table-row table:style-name="ro1">
          <table:table-cell office:value-type="float" office:value="9.1844299999999994E+23" table:style-name="ce2">
            <text:p>9.18E+23</text:p>
          </table:table-cell>
          <table:table-cell office:value-type="float" office:value="1.8824600000000001E+44" table:style-name="ce2">
            <text:p>1.88E+44</text:p>
          </table:table-cell>
          <table:table-cell office:value-type="float" office:value="9.5462000000000005E+28" table:style-name="ce2">
            <text:p>9.55E+28</text:p>
          </table:table-cell>
          <table:table-cell office:value-type="float" office:value="8.1609999999999997E+21" table:style-name="ce2">
            <text:p>8.16E+21</text:p>
          </table:table-cell>
          <table:table-cell office:value-type="float" office:value="4.6104399999999999E+34" table:style-name="ce2">
            <text:p>4.61E+34</text:p>
          </table:table-cell>
          <table:table-cell office:value-type="float" office:value="2.59391E+40" table:style-name="ce2">
            <text:p>2.59E+40</text:p>
          </table:table-cell>
          <table:table-cell office:value-type="float" office:value="7.32632E+20" table:style-name="ce2">
            <text:p>7.33E+20</text:p>
          </table:table-cell>
          <table:table-cell office:value-type="float" office:value="2.3953300000000001E+24" table:style-name="ce2">
            <text:p>2.40E+24</text:p>
          </table:table-cell>
          <table:table-cell office:value-type="float" office:value="1.7939599999999999E+23" table:style-name="ce2">
            <text:p>1.79E+23</text:p>
          </table:table-cell>
          <table:table-cell office:value-type="float" office:value="1.0388700000000001E+26" table:style-name="ce2">
            <text:p>1.04E+26</text:p>
          </table:table-cell>
          <table:table-cell office:value-type="float" office:value="2.0919104349567168E+43" table:formula="of:=AVERAGE([.B106:.J106])" table:style-name="ce2">
            <text:p>2.09E+43</text:p>
          </table:table-cell>
          <table:table-cell table:number-columns-repeated="16373"/>
        </table:table-row>
        <table:table-row table:style-name="ro1">
          <table:table-cell office:value-type="float" office:value="1.9425600000000001E+35" table:style-name="ce2">
            <text:p>1.94E+35</text:p>
          </table:table-cell>
          <table:table-cell office:value-type="float" office:value="1.33165E+62" table:style-name="ce2">
            <text:p>1.33E+62</text:p>
          </table:table-cell>
          <table:table-cell office:value-type="float" office:value="3.9240500000000002E+40" table:style-name="ce2">
            <text:p>3.92E+40</text:p>
          </table:table-cell>
          <table:table-cell office:value-type="float" office:value="1.7722599999999999E+35" table:style-name="ce2">
            <text:p>1.77E+35</text:p>
          </table:table-cell>
          <table:table-cell office:value-type="float" office:value="4.8141400000000003E+26" table:style-name="ce2">
            <text:p>4.81E+26</text:p>
          </table:table-cell>
          <table:table-cell office:value-type="float" office:value="7.8162199999999995E+23" table:style-name="ce2">
            <text:p>7.82E+23</text:p>
          </table:table-cell>
          <table:table-cell office:value-type="float" office:value="7.0006699999999998E+21" table:style-name="ce2">
            <text:p>7.00E+21</text:p>
          </table:table-cell>
          <table:table-cell office:value-type="float" office:value="1.25338E+17" table:style-name="ce2">
            <text:p>1.25E+17</text:p>
          </table:table-cell>
          <table:table-cell office:value-type="float" office:value="6.5255200000000004E+27" table:style-name="ce2">
            <text:p>6.53E+27</text:p>
          </table:table-cell>
          <table:table-cell office:value-type="float" office:value="2.5405500000000001E+23" table:style-name="ce2">
            <text:p>2.54E+23</text:p>
          </table:table-cell>
          <table:table-cell office:value-type="float" office:value="1.4796111111111112E+61" table:formula="of:=AVERAGE([.B107:.J107])" table:style-name="ce2">
            <text:p>1.48E+61</text:p>
          </table:table-cell>
          <table:table-cell table:number-columns-repeated="16373"/>
        </table:table-row>
        <table:table-row table:style-name="ro1">
          <table:table-cell office:value-type="float" office:value="3.2258000000000002E+35" table:style-name="ce2">
            <text:p>3.23E+35</text:p>
          </table:table-cell>
          <table:table-cell office:value-type="float" office:value="3.8500400000000001E+69" table:style-name="ce2">
            <text:p>3.85E+69</text:p>
          </table:table-cell>
          <table:table-cell office:value-type="float" office:value="7.6241700000000003E+41" table:style-name="ce2">
            <text:p>7.62E+41</text:p>
          </table:table-cell>
          <table:table-cell office:value-type="float" office:value="5.28669E+17" table:style-name="ce2">
            <text:p>5.29E+17</text:p>
          </table:table-cell>
          <table:table-cell office:value-type="float" office:value="1.8343299999999998E+26" table:style-name="ce2">
            <text:p>1.83E+26</text:p>
          </table:table-cell>
          <table:table-cell office:value-type="float" office:value="1.151E+25" table:style-name="ce2">
            <text:p>1.15E+25</text:p>
          </table:table-cell>
          <table:table-cell office:value-type="float" office:value="1.64434E+23" table:style-name="ce2">
            <text:p>1.64E+23</text:p>
          </table:table-cell>
          <table:table-cell office:value-type="float" office:value="1.346E+23" table:style-name="ce2">
            <text:p>1.35E+23</text:p>
          </table:table-cell>
          <table:table-cell office:value-type="float" office:value="1.36757E+45" table:style-name="ce2">
            <text:p>1.37E+45</text:p>
          </table:table-cell>
          <table:table-cell office:value-type="float" office:value="5.6378099999999997E+23" table:style-name="ce2">
            <text:p>5.64E+23</text:p>
          </table:table-cell>
          <table:table-cell office:value-type="float" office:value="4.2778222222222222E+68" table:formula="of:=AVERAGE([.B108:.J108])" table:style-name="ce2">
            <text:p>4.28E+68</text:p>
          </table:table-cell>
          <table:table-cell table:number-columns-repeated="16373"/>
        </table:table-row>
        <table:table-row table:style-name="ro1">
          <table:table-cell office:value-type="float" office:value="2.0306999999999999E+43" table:style-name="ce2">
            <text:p>2.03E+43</text:p>
          </table:table-cell>
          <table:table-cell office:value-type="float" office:value="3.5867599999999999E+44" table:style-name="ce2">
            <text:p>3.59E+44</text:p>
          </table:table-cell>
          <table:table-cell office:value-type="float" office:value="8.5142399999999998E+68" table:style-name="ce2">
            <text:p>8.51E+68</text:p>
          </table:table-cell>
          <table:table-cell office:value-type="float" office:value="6.2005200000000002E+24" table:style-name="ce2">
            <text:p>6.20E+24</text:p>
          </table:table-cell>
          <table:table-cell office:value-type="float" office:value="1.93408E+18" table:style-name="ce2">
            <text:p>1.93E+18</text:p>
          </table:table-cell>
          <table:table-cell office:value-type="float" office:value="6.8004899999999995E+23" table:style-name="ce2">
            <text:p>6.80E+23</text:p>
          </table:table-cell>
          <table:table-cell office:value-type="float" office:value="6.6428999999999998E+24" table:style-name="ce2">
            <text:p>6.64E+24</text:p>
          </table:table-cell>
          <table:table-cell office:value-type="float" office:value="3.0263000000000001E+21" table:style-name="ce2">
            <text:p>3.03E+21</text:p>
          </table:table-cell>
          <table:table-cell office:value-type="float" office:value="6.3370799999999994E+26" table:style-name="ce2">
            <text:p>6.34E+26</text:p>
          </table:table-cell>
          <table:table-cell office:value-type="float" office:value="8.22298E+23" table:style-name="ce2">
            <text:p>8.22E+23</text:p>
          </table:table-cell>
          <table:table-cell office:value-type="float" office:value="9.4602666666666666E+67" table:formula="of:=AVERAGE([.B109:.J109])" table:style-name="ce2">
            <text:p>9.46E+67</text:p>
          </table:table-cell>
          <table:table-cell table:number-columns-repeated="16373"/>
        </table:table-row>
        <table:table-row table:style-name="ro1">
          <table:table-cell office:value-type="float" office:value="2.3035300000000001E+31" table:style-name="ce2">
            <text:p>2.30E+31</text:p>
          </table:table-cell>
          <table:table-cell office:value-type="float" office:value="2.8543999999999999E+62" table:style-name="ce2">
            <text:p>2.85E+62</text:p>
          </table:table-cell>
          <table:table-cell office:value-type="float" office:value="1.0379E+32" table:style-name="ce2">
            <text:p>1.04E+32</text:p>
          </table:table-cell>
          <table:table-cell office:value-type="float" office:value="2.58916E+19" table:style-name="ce2">
            <text:p>2.59E+19</text:p>
          </table:table-cell>
          <table:table-cell office:value-type="float" office:value="8.4385600000000002E+30" table:style-name="ce2">
            <text:p>8.44E+30</text:p>
          </table:table-cell>
          <table:table-cell office:value-type="float" office:value="1.06979E+25" table:style-name="ce2">
            <text:p>1.07E+25</text:p>
          </table:table-cell>
          <table:table-cell office:value-type="float" office:value="6.5106800000000004E+24" table:style-name="ce2">
            <text:p>6.51E+24</text:p>
          </table:table-cell>
          <table:table-cell office:value-type="float" office:value="3.8941800000000003E+23" table:style-name="ce2">
            <text:p>3.89E+23</text:p>
          </table:table-cell>
          <table:table-cell office:value-type="float" office:value="8.9702200000000001E+22" table:style-name="ce2">
            <text:p>8.97E+22</text:p>
          </table:table-cell>
          <table:table-cell office:value-type="float" office:value="1.13818E+30" table:style-name="ce2">
            <text:p>1.14E+30</text:p>
          </table:table-cell>
          <table:table-cell office:value-type="float" office:value="3.1715555555555552E+61" table:formula="of:=AVERAGE([.B110:.J110])" table:style-name="ce2">
            <text:p>3.17E+61</text:p>
          </table:table-cell>
          <table:table-cell table:number-columns-repeated="16373"/>
        </table:table-row>
        <table:table-row table:style-name="ro1">
          <table:table-cell office:value-type="float" office:value="1.0683699999999999E+38" table:style-name="ce2">
            <text:p>1.07E+38</text:p>
          </table:table-cell>
          <table:table-cell office:value-type="float" office:value="1.12201E+62" table:style-name="ce2">
            <text:p>1.12E+62</text:p>
          </table:table-cell>
          <table:table-cell office:value-type="float" office:value="1.7916400000000001E+36" table:style-name="ce2">
            <text:p>1.79E+36</text:p>
          </table:table-cell>
          <table:table-cell office:value-type="float" office:value="2.0026700000000001E+27" table:style-name="ce2">
            <text:p>2.00E+27</text:p>
          </table:table-cell>
          <table:table-cell office:value-type="float" office:value="1.12832E+24" table:style-name="ce2">
            <text:p>1.13E+24</text:p>
          </table:table-cell>
          <table:table-cell office:value-type="float" office:value="4.0153999999999997E+22" table:style-name="ce2">
            <text:p>4.02E+22</text:p>
          </table:table-cell>
          <table:table-cell office:value-type="float" office:value="6.7642999999999997E+24" table:style-name="ce2">
            <text:p>6.76E+24</text:p>
          </table:table-cell>
          <table:table-cell office:value-type="float" office:value="2486410000000000" table:style-name="ce2">
            <text:p>2.49E+15</text:p>
          </table:table-cell>
          <table:table-cell office:value-type="float" office:value="4.956E+45" table:style-name="ce2">
            <text:p>4.96E+45</text:p>
          </table:table-cell>
          <table:table-cell office:value-type="float" office:value="1.74477E+23" table:style-name="ce2">
            <text:p>1.74E+23</text:p>
          </table:table-cell>
          <table:table-cell office:value-type="float" office:value="1.2466777777777778E+61" table:formula="of:=AVERAGE([.B111:.J111])" table:style-name="ce2">
            <text:p>1.25E+61</text:p>
          </table:table-cell>
          <table:table-cell table:number-columns-repeated="16373"/>
        </table:table-row>
        <table:table-row table:style-name="ro1">
          <table:table-cell office:value-type="float" office:value="1.17526E+29" table:style-name="ce2">
            <text:p>1.18E+29</text:p>
          </table:table-cell>
          <table:table-cell office:value-type="float" office:value="1.50547E+50" table:style-name="ce2">
            <text:p>1.51E+50</text:p>
          </table:table-cell>
          <table:table-cell office:value-type="float" office:value="5.6042100000000001E+22" table:style-name="ce2">
            <text:p>5.60E+22</text:p>
          </table:table-cell>
          <table:table-cell office:value-type="float" office:value="3.369E+20" table:style-name="ce2">
            <text:p>3.37E+20</text:p>
          </table:table-cell>
          <table:table-cell office:value-type="float" office:value="1.5483200000000001E+30" table:style-name="ce2">
            <text:p>1.55E+30</text:p>
          </table:table-cell>
          <table:table-cell office:value-type="float" office:value="6.6126000000000003E+21" table:style-name="ce2">
            <text:p>6.61E+21</text:p>
          </table:table-cell>
          <table:table-cell office:value-type="float" office:value="2.8103499999999998E+21" table:style-name="ce2">
            <text:p>2.81E+21</text:p>
          </table:table-cell>
          <table:table-cell office:value-type="float" office:value="2.05069E+23" table:style-name="ce2">
            <text:p>2.05E+23</text:p>
          </table:table-cell>
          <table:table-cell office:value-type="float" office:value="8.9741500000000004E+22" table:style-name="ce2">
            <text:p>8.97E+22</text:p>
          </table:table-cell>
          <table:table-cell office:value-type="float" office:value="6.5499099999999997E+34" table:style-name="ce2">
            <text:p>6.55E+34</text:p>
          </table:table-cell>
          <table:table-cell office:value-type="float" office:value="1.6727444444444452E+49" table:formula="of:=AVERAGE([.B112:.J112])" table:style-name="ce2">
            <text:p>1.67E+49</text:p>
          </table:table-cell>
          <table:table-cell table:number-columns-repeated="16373"/>
        </table:table-row>
        <table:table-row table:style-name="ro1">
          <table:table-cell office:value-type="float" office:value="8.7717500000000007E+41" table:style-name="ce2">
            <text:p>8.77E+41</text:p>
          </table:table-cell>
          <table:table-cell office:value-type="float" office:value="4.2825699999999998E+62" table:style-name="ce2">
            <text:p>4.28E+62</text:p>
          </table:table-cell>
          <table:table-cell office:value-type="float" office:value="7.8313699999999997E+44" table:style-name="ce2">
            <text:p>7.83E+44</text:p>
          </table:table-cell>
          <table:table-cell office:value-type="float" office:value="6.73433E+19" table:style-name="ce2">
            <text:p>6.73E+19</text:p>
          </table:table-cell>
          <table:table-cell office:value-type="float" office:value="3.41781E+18" table:style-name="ce2">
            <text:p>3.42E+18</text:p>
          </table:table-cell>
          <table:table-cell office:value-type="float" office:value="2.7820599999999998E+24" table:style-name="ce2">
            <text:p>2.78E+24</text:p>
          </table:table-cell>
          <table:table-cell office:value-type="float" office:value="3.3982000000000003E+23" table:style-name="ce2">
            <text:p>3.40E+23</text:p>
          </table:table-cell>
          <table:table-cell office:value-type="float" office:value="1.6215200000000001E+25" table:style-name="ce2">
            <text:p>1.62E+25</text:p>
          </table:table-cell>
          <table:table-cell office:value-type="float" office:value="3.3268200000000002E+41" table:style-name="ce2">
            <text:p>3.33E+41</text:p>
          </table:table-cell>
          <table:table-cell office:value-type="float" office:value="1.1992E+24" table:style-name="ce2">
            <text:p>1.20E+24</text:p>
          </table:table-cell>
          <table:table-cell office:value-type="float" office:value="4.758411111111111E+61" table:formula="of:=AVERAGE([.B113:.J113])" table:style-name="ce2">
            <text:p>4.76E+61</text:p>
          </table:table-cell>
          <table:table-cell table:number-columns-repeated="16373"/>
        </table:table-row>
        <table:table-row table:style-name="ro1">
          <table:table-cell office:value-type="float" office:value="2.3035300000000001E+31" table:style-name="ce2">
            <text:p>2.30E+31</text:p>
          </table:table-cell>
          <table:table-cell office:value-type="float" office:value="1.24948E+62" table:style-name="ce2">
            <text:p>1.25E+62</text:p>
          </table:table-cell>
          <table:table-cell office:value-type="float" office:value="3.5130999999999999E+34" table:style-name="ce2">
            <text:p>3.51E+34</text:p>
          </table:table-cell>
          <table:table-cell office:value-type="float" office:value="9.34798E+19" table:style-name="ce2">
            <text:p>9.35E+19</text:p>
          </table:table-cell>
          <table:table-cell office:value-type="float" office:value="5.97504E+23" table:style-name="ce2">
            <text:p>5.98E+23</text:p>
          </table:table-cell>
          <table:table-cell office:value-type="float" office:value="2.02095E+36" table:style-name="ce2">
            <text:p>2.02E+36</text:p>
          </table:table-cell>
          <table:table-cell office:value-type="float" office:value="1.5320700000000001E+23" table:style-name="ce2">
            <text:p>1.53E+23</text:p>
          </table:table-cell>
          <table:table-cell office:value-type="float" office:value="5.5887100000000001E+24" table:style-name="ce2">
            <text:p>5.59E+24</text:p>
          </table:table-cell>
          <table:table-cell office:value-type="float" office:value="9.1403699999999998E+42" table:style-name="ce2">
            <text:p>9.14E+42</text:p>
          </table:table-cell>
          <table:table-cell office:value-type="float" office:value="2.8715999999999999E+55" table:style-name="ce2">
            <text:p>2.87E+55</text:p>
          </table:table-cell>
          <table:table-cell office:value-type="float" office:value="1.3883114301777777E+61" table:formula="of:=AVERAGE([.B114:.J114])" table:style-name="ce2">
            <text:p>1.39E+61</text:p>
          </table:table-cell>
          <table:table-cell table:number-columns-repeated="16373"/>
        </table:table-row>
        <table:table-row table:style-name="ro1">
          <table:table-cell office:value-type="float" office:value="2.3323500000000001E+31" table:style-name="ce2">
            <text:p>2.33E+31</text:p>
          </table:table-cell>
          <table:table-cell office:value-type="float" office:value="3.3270600000000001E+62" table:style-name="ce2">
            <text:p>3.33E+62</text:p>
          </table:table-cell>
          <table:table-cell office:value-type="float" office:value="5.9343000000000002E+41" table:style-name="ce2">
            <text:p>5.93E+41</text:p>
          </table:table-cell>
          <table:table-cell office:value-type="float" office:value="1.7475199999999999E+23" table:style-name="ce2">
            <text:p>1.75E+23</text:p>
          </table:table-cell>
          <table:table-cell office:value-type="float" office:value="2.8755299999999998E+35" table:style-name="ce2">
            <text:p>2.88E+35</text:p>
          </table:table-cell>
          <table:table-cell office:value-type="float" office:value="2.20378E+24" table:style-name="ce2">
            <text:p>2.20E+24</text:p>
          </table:table-cell>
          <table:table-cell office:value-type="float" office:value="4.37336E+20" table:style-name="ce2">
            <text:p>4.37E+20</text:p>
          </table:table-cell>
          <table:table-cell office:value-type="float" office:value="8.3796899999999996E+23" table:style-name="ce2">
            <text:p>8.38E+23</text:p>
          </table:table-cell>
          <table:table-cell office:value-type="float" office:value="6.5091699999999997E+27" table:style-name="ce2">
            <text:p>6.51E+27</text:p>
          </table:table-cell>
          <table:table-cell office:value-type="float" office:value="1.3822899999999999E+24" table:style-name="ce2">
            <text:p>1.38E+24</text:p>
          </table:table-cell>
          <table:table-cell office:value-type="float" office:value="3.6967333333333336E+61" table:formula="of:=AVERAGE([.B115:.J115])" table:style-name="ce2">
            <text:p>3.70E+61</text:p>
          </table:table-cell>
          <table:table-cell table:number-columns-repeated="16373"/>
        </table:table-row>
        <table:table-row table:style-name="ro1">
          <table:table-cell office:value-type="float" office:value="4.2502399999999997E+31" table:style-name="ce2">
            <text:p>4.25E+31</text:p>
          </table:table-cell>
          <table:table-cell office:value-type="float" office:value="2.7196099999999999E+50" table:style-name="ce2">
            <text:p>2.72E+50</text:p>
          </table:table-cell>
          <table:table-cell office:value-type="float" office:value="1.4148399999999999E+42" table:style-name="ce2">
            <text:p>1.41E+42</text:p>
          </table:table-cell>
          <table:table-cell office:value-type="float" office:value="1.2651700000000001E+22" table:style-name="ce2">
            <text:p>1.27E+22</text:p>
          </table:table-cell>
          <table:table-cell office:value-type="float" office:value="1.8382900000000001E+42" table:style-name="ce2">
            <text:p>1.84E+42</text:p>
          </table:table-cell>
          <table:table-cell office:value-type="float" office:value="3.1264699999999999E+24" table:style-name="ce2">
            <text:p>3.13E+24</text:p>
          </table:table-cell>
          <table:table-cell office:value-type="float" office:value="3.1130900000000002E+21" table:style-name="ce2">
            <text:p>3.11E+21</text:p>
          </table:table-cell>
          <table:table-cell office:value-type="float" office:value="5.5110199999999996E+24" table:style-name="ce2">
            <text:p>5.51E+24</text:p>
          </table:table-cell>
          <table:table-cell office:value-type="float" office:value="3.6140400000000002E+41" table:style-name="ce2">
            <text:p>3.61E+41</text:p>
          </table:table-cell>
          <table:table-cell office:value-type="float" office:value="9.7357300000000004E+46" table:style-name="ce2">
            <text:p>9.74E+46</text:p>
          </table:table-cell>
          <table:table-cell office:value-type="float" office:value="3.0228706768281557E+49" table:formula="of:=AVERAGE([.B116:.J116])" table:style-name="ce2">
            <text:p>3.02E+49</text:p>
          </table:table-cell>
          <table:table-cell table:number-columns-repeated="16373"/>
        </table:table-row>
        <table:table-row table:style-name="ro1">
          <table:table-cell office:value-type="float" office:value="6.9947300000000004E+32" table:style-name="ce2">
            <text:p>6.99E+32</text:p>
          </table:table-cell>
          <table:table-cell office:value-type="float" office:value="1.77924E+50" table:style-name="ce2">
            <text:p>1.78E+50</text:p>
          </table:table-cell>
          <table:table-cell office:value-type="float" office:value="1.5624999999999999E+37" table:style-name="ce2">
            <text:p>1.56E+37</text:p>
          </table:table-cell>
          <table:table-cell office:value-type="float" office:value="2.7126300000000001E+23" table:style-name="ce2">
            <text:p>2.71E+23</text:p>
          </table:table-cell>
          <table:table-cell office:value-type="float" office:value="8.9728099999999992E+31" table:style-name="ce2">
            <text:p>8.97E+31</text:p>
          </table:table-cell>
          <table:table-cell office:value-type="float" office:value="4.6496900000000002E+24" table:style-name="ce2">
            <text:p>4.65E+24</text:p>
          </table:table-cell>
          <table:table-cell office:value-type="float" office:value="2.2443599999999999E+22" table:style-name="ce2">
            <text:p>2.24E+22</text:p>
          </table:table-cell>
          <table:table-cell office:value-type="float" office:value="6.5179400000000005E+23" table:style-name="ce2">
            <text:p>6.52E+23</text:p>
          </table:table-cell>
          <table:table-cell office:value-type="float" office:value="5.52335E+19" table:style-name="ce2">
            <text:p>5.52E+19</text:p>
          </table:table-cell>
          <table:table-cell office:value-type="float" office:value="1.5925900000000001E+23" table:style-name="ce2">
            <text:p>1.59E+23</text:p>
          </table:table-cell>
          <table:table-cell office:value-type="float" office:value="1.976933333333507E+49" table:formula="of:=AVERAGE([.B117:.J117])" table:style-name="ce2">
            <text:p>1.98E+49</text:p>
          </table:table-cell>
          <table:table-cell table:number-columns-repeated="16373"/>
        </table:table-row>
        <table:table-row table:style-name="ro1">
          <table:table-cell office:value-type="float" office:value="2.5769800000000001E+33" table:style-name="ce2">
            <text:p>2.58E+33</text:p>
          </table:table-cell>
          <table:table-cell office:value-type="float" office:value="9.7667599999999994E+61" table:style-name="ce2">
            <text:p>9.77E+61</text:p>
          </table:table-cell>
          <table:table-cell office:value-type="float" office:value="5.2195400000000001E+47" table:style-name="ce2">
            <text:p>5.22E+47</text:p>
          </table:table-cell>
          <table:table-cell office:value-type="float" office:value="3.45908E+20" table:style-name="ce2">
            <text:p>3.46E+20</text:p>
          </table:table-cell>
          <table:table-cell office:value-type="float" office:value="8.7362899999999999E+30" table:style-name="ce2">
            <text:p>8.74E+30</text:p>
          </table:table-cell>
          <table:table-cell office:value-type="float" office:value="1.3472799999999999E+25" table:style-name="ce2">
            <text:p>1.35E+25</text:p>
          </table:table-cell>
          <table:table-cell office:value-type="float" office:value="3.3941500000000003E+20" table:style-name="ce2">
            <text:p>3.39E+20</text:p>
          </table:table-cell>
          <table:table-cell office:value-type="float" office:value="7.0612399999999997E+23" table:style-name="ce2">
            <text:p>7.06E+23</text:p>
          </table:table-cell>
          <table:table-cell office:value-type="float" office:value="1.28977E+17" table:style-name="ce2">
            <text:p>1.29E+17</text:p>
          </table:table-cell>
          <table:table-cell office:value-type="float" office:value="1.6697699999999999E+23" table:style-name="ce2">
            <text:p>1.67E+23</text:p>
          </table:table-cell>
          <table:table-cell office:value-type="float" office:value="1.0851955555555613E+61" table:formula="of:=AVERAGE([.B118:.J118])" table:style-name="ce2">
            <text:p>1.09E+61</text:p>
          </table:table-cell>
          <table:table-cell table:number-columns-repeated="16373"/>
        </table:table-row>
        <table:table-row table:style-name="ro1">
          <table:table-cell office:value-type="float" office:value="3.6605700000000001E+43" table:style-name="ce2">
            <text:p>3.66E+43</text:p>
          </table:table-cell>
          <table:table-cell office:value-type="float" office:value="7.2332399999999998E+44" table:style-name="ce2">
            <text:p>7.23E+44</text:p>
          </table:table-cell>
          <table:table-cell office:value-type="float" office:value="1.53344E+39" table:style-name="ce2">
            <text:p>1.53E+39</text:p>
          </table:table-cell>
          <table:table-cell office:value-type="float" office:value="3.28448E+22" table:style-name="ce2">
            <text:p>3.28E+22</text:p>
          </table:table-cell>
          <table:table-cell office:value-type="float" office:value="1.5864300000000001E+21" table:style-name="ce2">
            <text:p>1.59E+21</text:p>
          </table:table-cell>
          <table:table-cell office:value-type="float" office:value="1.6626700000000001E+24" table:style-name="ce2">
            <text:p>1.66E+24</text:p>
          </table:table-cell>
          <table:table-cell office:value-type="float" office:value="1.53209E+22" table:style-name="ce2">
            <text:p>1.53E+22</text:p>
          </table:table-cell>
          <table:table-cell office:value-type="float" office:value="1.08966E+21" table:style-name="ce2">
            <text:p>1.09E+21</text:p>
          </table:table-cell>
          <table:table-cell office:value-type="float" office:value="4.0284699999999997E+24" table:style-name="ce2">
            <text:p>4.03E+24</text:p>
          </table:table-cell>
          <table:table-cell office:value-type="float" office:value="2.4577E+23" table:style-name="ce2">
            <text:p>2.46E+23</text:p>
          </table:table-cell>
          <table:table-cell office:value-type="float" office:value="8.0369503715555553E+43" table:formula="of:=AVERAGE([.B119:.J119])" table:style-name="ce2">
            <text:p>8.04E+43</text:p>
          </table:table-cell>
          <table:table-cell table:number-columns-repeated="16373"/>
        </table:table-row>
        <table:table-row table:style-name="ro1">
          <table:table-cell office:value-type="float" office:value="1.8492400000000002E+35" table:style-name="ce2">
            <text:p>1.85E+35</text:p>
          </table:table-cell>
          <table:table-cell office:value-type="float" office:value="1.8665099999999998E+44" table:style-name="ce2">
            <text:p>1.87E+44</text:p>
          </table:table-cell>
          <table:table-cell office:value-type="float" office:value="6.1539399999999999E+34" table:style-name="ce2">
            <text:p>6.15E+34</text:p>
          </table:table-cell>
          <table:table-cell office:value-type="float" office:value="6.2146500000000005E+24" table:style-name="ce2">
            <text:p>6.21E+24</text:p>
          </table:table-cell>
          <table:table-cell office:value-type="float" office:value="2.2143899999999998E+28" table:style-name="ce2">
            <text:p>2.21E+28</text:p>
          </table:table-cell>
          <table:table-cell office:value-type="float" office:value="7.2708500000000006E+23" table:style-name="ce2">
            <text:p>7.27E+23</text:p>
          </table:table-cell>
          <table:table-cell office:value-type="float" office:value="1.9365800000000001E+23" table:style-name="ce2">
            <text:p>1.94E+23</text:p>
          </table:table-cell>
          <table:table-cell office:value-type="float" office:value="4.21426E+16" table:style-name="ce2">
            <text:p>4.21E+16</text:p>
          </table:table-cell>
          <table:table-cell office:value-type="float" office:value="2.0639899999999999E+36" table:style-name="ce2">
            <text:p>2.06E+36</text:p>
          </table:table-cell>
          <table:table-cell office:value-type="float" office:value="5.8826500000000003E+23" table:style-name="ce2">
            <text:p>5.88E+23</text:p>
          </table:table-cell>
          <table:table-cell office:value-type="float" office:value="2.0739000236169938E+43" table:formula="of:=AVERAGE([.B120:.J120])" table:style-name="ce2">
            <text:p>2.07E+43</text:p>
          </table:table-cell>
          <table:table-cell table:number-columns-repeated="16373"/>
        </table:table-row>
        <table:table-row table:style-name="ro1">
          <table:table-cell office:value-type="float" office:value="3.9717399999999997E+38" table:style-name="ce2">
            <text:p>3.97E+38</text:p>
          </table:table-cell>
          <table:table-cell office:value-type="float" office:value="9.4039199999999999E+61" table:style-name="ce2">
            <text:p>9.40E+61</text:p>
          </table:table-cell>
          <table:table-cell office:value-type="float" office:value="3.5738100000000002E+35" table:style-name="ce2">
            <text:p>3.57E+35</text:p>
          </table:table-cell>
          <table:table-cell office:value-type="float" office:value="1.20693E+20" table:style-name="ce2">
            <text:p>1.21E+20</text:p>
          </table:table-cell>
          <table:table-cell office:value-type="float" office:value="9.6106900000000004E+25" table:style-name="ce2">
            <text:p>9.61E+25</text:p>
          </table:table-cell>
          <table:table-cell office:value-type="float" office:value="2.65565E+24" table:style-name="ce2">
            <text:p>2.66E+24</text:p>
          </table:table-cell>
          <table:table-cell office:value-type="float" office:value="1.02301E+22" table:style-name="ce2">
            <text:p>1.02E+22</text:p>
          </table:table-cell>
          <table:table-cell office:value-type="float" office:value="6.7062799999999997E+24" table:style-name="ce2">
            <text:p>6.71E+24</text:p>
          </table:table-cell>
          <table:table-cell office:value-type="float" office:value="3.18141E+24" table:style-name="ce2">
            <text:p>3.18E+24</text:p>
          </table:table-cell>
          <table:table-cell office:value-type="float" office:value="7.5783399999999995E+23" table:style-name="ce2">
            <text:p>7.58E+23</text:p>
          </table:table-cell>
          <table:table-cell office:value-type="float" office:value="1.04488E+61" table:formula="of:=AVERAGE([.B121:.J121])" table:style-name="ce2">
            <text:p>1.04E+61</text:p>
          </table:table-cell>
          <table:table-cell table:number-columns-repeated="16373"/>
        </table:table-row>
        <table:table-row table:style-name="ro1">
          <table:table-cell office:value-type="float" office:value="1.6253400000000001E+42" table:style-name="ce2">
            <text:p>1.63E+42</text:p>
          </table:table-cell>
          <table:table-cell office:value-type="float" office:value="2.2644099999999998E+68" table:style-name="ce2">
            <text:p>2.26E+68</text:p>
          </table:table-cell>
          <table:table-cell office:value-type="float" office:value="1.05866E+40" table:style-name="ce2">
            <text:p>1.06E+40</text:p>
          </table:table-cell>
          <table:table-cell office:value-type="float" office:value="3.0142200000000001E+21" table:style-name="ce2">
            <text:p>3.01E+21</text:p>
          </table:table-cell>
          <table:table-cell office:value-type="float" office:value="2.2703299999999998E+28" table:style-name="ce2">
            <text:p>2.27E+28</text:p>
          </table:table-cell>
          <table:table-cell office:value-type="float" office:value="3.5341100000000002E+24" table:style-name="ce2">
            <text:p>3.53E+24</text:p>
          </table:table-cell>
          <table:table-cell office:value-type="float" office:value="9.1751600000000002E+24" table:style-name="ce2">
            <text:p>9.18E+24</text:p>
          </table:table-cell>
          <table:table-cell office:value-type="float" office:value="2.9022600000000001E+23" table:style-name="ce2">
            <text:p>2.90E+23</text:p>
          </table:table-cell>
          <table:table-cell office:value-type="float" office:value="2.71245E+22" table:style-name="ce2">
            <text:p>2.71E+22</text:p>
          </table:table-cell>
          <table:table-cell office:value-type="float" office:value="2.26015E+23" table:style-name="ce2">
            <text:p>2.26E+23</text:p>
          </table:table-cell>
          <table:table-cell office:value-type="float" office:value="2.5160111111111108E+67" table:formula="of:=AVERAGE([.B122:.J122])" table:style-name="ce2">
            <text:p>2.52E+67</text:p>
          </table:table-cell>
          <table:table-cell table:number-columns-repeated="16373"/>
        </table:table-row>
        <table:table-row table:style-name="ro1">
          <table:table-cell office:value-type="float" office:value="3.58682E+56" table:style-name="ce2">
            <text:p>3.59E+56</text:p>
          </table:table-cell>
          <table:table-cell office:value-type="float" office:value="6.1515200000000003E+44" table:style-name="ce2">
            <text:p>6.15E+44</text:p>
          </table:table-cell>
          <table:table-cell office:value-type="float" office:value="6.5139000000000002E+50" table:style-name="ce2">
            <text:p>6.51E+50</text:p>
          </table:table-cell>
          <table:table-cell office:value-type="float" office:value="1.93528E+21" table:style-name="ce2">
            <text:p>1.94E+21</text:p>
          </table:table-cell>
          <table:table-cell office:value-type="float" office:value="3.4917800000000002E+36" table:style-name="ce2">
            <text:p>3.49E+36</text:p>
          </table:table-cell>
          <table:table-cell office:value-type="float" office:value="2.13912E+25" table:style-name="ce2">
            <text:p>2.14E+25</text:p>
          </table:table-cell>
          <table:table-cell office:value-type="float" office:value="1.9297300000000002E+23" table:style-name="ce2">
            <text:p>1.93E+23</text:p>
          </table:table-cell>
          <table:table-cell office:value-type="float" office:value="1.19571E+17" table:style-name="ce2">
            <text:p>1.20E+17</text:p>
          </table:table-cell>
          <table:table-cell office:value-type="float" office:value="7.5899800000000001E+26" table:style-name="ce2">
            <text:p>7.59E+26</text:p>
          </table:table-cell>
          <table:table-cell office:value-type="float" office:value="1.1840700000000001E+28" table:style-name="ce2">
            <text:p>1.18E+28</text:p>
          </table:table-cell>
          <table:table-cell office:value-type="float" office:value="7.2376735016889282E+49" table:formula="of:=AVERAGE([.B123:.J123])" table:style-name="ce2">
            <text:p>7.24E+49</text:p>
          </table:table-cell>
          <table:table-cell table:number-columns-repeated="16373"/>
        </table:table-row>
        <table:table-row table:style-name="ro1">
          <table:table-cell office:value-type="float" office:value="2.72821E+23" table:style-name="ce2">
            <text:p>2.73E+23</text:p>
          </table:table-cell>
          <table:table-cell office:value-type="float" office:value="3.5540499999999998E+44" table:style-name="ce2">
            <text:p>3.55E+44</text:p>
          </table:table-cell>
          <table:table-cell office:value-type="float" office:value="1.14242E+25" table:style-name="ce2">
            <text:p>1.14E+25</text:p>
          </table:table-cell>
          <table:table-cell office:value-type="float" office:value="9.4798E+20" table:style-name="ce2">
            <text:p>9.48E+20</text:p>
          </table:table-cell>
          <table:table-cell office:value-type="float" office:value="2.4147E+20" table:style-name="ce2">
            <text:p>2.41E+20</text:p>
          </table:table-cell>
          <table:table-cell office:value-type="float" office:value="5.1337899999999995E+24" table:style-name="ce2">
            <text:p>5.13E+24</text:p>
          </table:table-cell>
          <table:table-cell office:value-type="float" office:value="1.9130700000000001E+21" table:style-name="ce2">
            <text:p>1.91E+21</text:p>
          </table:table-cell>
          <table:table-cell office:value-type="float" office:value="1.34797E+17" table:style-name="ce2">
            <text:p>1.35E+17</text:p>
          </table:table-cell>
          <table:table-cell office:value-type="float" office:value="2.7488699999999997E+30" table:style-name="ce2">
            <text:p>2.75E+30</text:p>
          </table:table-cell>
          <table:table-cell office:value-type="float" office:value="9.8465199999999995E+46" table:style-name="ce2">
            <text:p>9.85E+46</text:p>
          </table:table-cell>
          <table:table-cell office:value-type="float" office:value="1.0980067222222222E+46" table:formula="of:=AVERAGE([.B124:.J124])" table:style-name="ce2">
            <text:p>1.10E+46</text:p>
          </table:table-cell>
          <table:table-cell table:number-columns-repeated="16373"/>
        </table:table-row>
        <table:table-row table:style-name="ro1">
          <table:table-cell office:value-type="float" office:value="4.2147400000000002E+37" table:style-name="ce2">
            <text:p>4.21E+37</text:p>
          </table:table-cell>
          <table:table-cell office:value-type="float" office:value="3.0238399999999998E+62" table:style-name="ce2">
            <text:p>3.02E+62</text:p>
          </table:table-cell>
          <table:table-cell office:value-type="float" office:value="4.0250399999999999E+27" table:style-name="ce2">
            <text:p>4.03E+27</text:p>
          </table:table-cell>
          <table:table-cell office:value-type="float" office:value="2.3918000000000001E+22" table:style-name="ce2">
            <text:p>2.39E+22</text:p>
          </table:table-cell>
          <table:table-cell office:value-type="float" office:value="7.3227399999999996E+25" table:style-name="ce2">
            <text:p>7.32E+25</text:p>
          </table:table-cell>
          <table:table-cell office:value-type="float" office:value="4.5105300000000002E+24" table:style-name="ce2">
            <text:p>4.51E+24</text:p>
          </table:table-cell>
          <table:table-cell office:value-type="float" office:value="6.7378500000000001E+24" table:style-name="ce2">
            <text:p>6.74E+24</text:p>
          </table:table-cell>
          <table:table-cell office:value-type="float" office:value="7.9044000000000007E+22" table:style-name="ce2">
            <text:p>7.90E+22</text:p>
          </table:table-cell>
          <table:table-cell office:value-type="float" office:value="1.05115E+27" table:style-name="ce2">
            <text:p>1.05E+27</text:p>
          </table:table-cell>
          <table:table-cell office:value-type="float" office:value="3.3470899999999999E+23" table:style-name="ce2">
            <text:p>3.35E+23</text:p>
          </table:table-cell>
          <table:table-cell office:value-type="float" office:value="3.3598222222222217E+61" table:formula="of:=AVERAGE([.B125:.J125])" table:style-name="ce2">
            <text:p>3.36E+61</text:p>
          </table:table-cell>
          <table:table-cell table:number-columns-repeated="16373"/>
        </table:table-row>
        <table:table-row table:style-name="ro1">
          <table:table-cell office:value-type="float" office:value="2.5100099999999998E+35" table:style-name="ce2">
            <text:p>2.51E+35</text:p>
          </table:table-cell>
          <table:table-cell office:value-type="float" office:value="3.29601E+62" table:style-name="ce2">
            <text:p>3.30E+62</text:p>
          </table:table-cell>
          <table:table-cell office:value-type="float" office:value="1.2603999999999999E+40" table:style-name="ce2">
            <text:p>1.26E+40</text:p>
          </table:table-cell>
          <table:table-cell office:value-type="float" office:value="4.6959300000000001E+27" table:style-name="ce2">
            <text:p>4.70E+27</text:p>
          </table:table-cell>
          <table:table-cell office:value-type="float" office:value="1.5675400000000001E+27" table:style-name="ce2">
            <text:p>1.57E+27</text:p>
          </table:table-cell>
          <table:table-cell office:value-type="float" office:value="1.0264999999999999E+30" table:style-name="ce2">
            <text:p>1.03E+30</text:p>
          </table:table-cell>
          <table:table-cell office:value-type="float" office:value="1.0257500000000001E+22" table:style-name="ce2">
            <text:p>1.03E+22</text:p>
          </table:table-cell>
          <table:table-cell office:value-type="float" office:value="1.28625E+25" table:style-name="ce2">
            <text:p>1.29E+25</text:p>
          </table:table-cell>
          <table:table-cell office:value-type="float" office:value="7.0465699999999998E+29" table:style-name="ce2">
            <text:p>7.05E+29</text:p>
          </table:table-cell>
          <table:table-cell office:value-type="float" office:value="2.33347E+34" table:style-name="ce2">
            <text:p>2.33E+34</text:p>
          </table:table-cell>
          <table:table-cell office:value-type="float" office:value="3.6622333333333334E+61" table:formula="of:=AVERAGE([.B126:.J126])" table:style-name="ce2">
            <text:p>3.66E+61</text:p>
          </table:table-cell>
          <table:table-cell table:number-columns-repeated="16373"/>
        </table:table-row>
        <table:table-row table:style-name="ro1">
          <table:table-cell office:value-type="float" office:value="1.5704199999999999E+55" table:style-name="ce2">
            <text:p>1.57E+55</text:p>
          </table:table-cell>
          <table:table-cell office:value-type="float" office:value="1.84686E+50" table:style-name="ce2">
            <text:p>1.85E+50</text:p>
          </table:table-cell>
          <table:table-cell office:value-type="float" office:value="4.4496499999999998E+44" table:style-name="ce2">
            <text:p>4.45E+44</text:p>
          </table:table-cell>
          <table:table-cell office:value-type="float" office:value="2.9824399999999999E+27" table:style-name="ce2">
            <text:p>2.98E+27</text:p>
          </table:table-cell>
          <table:table-cell office:value-type="float" office:value="6.3680699999999997E+24" table:style-name="ce2">
            <text:p>6.37E+24</text:p>
          </table:table-cell>
          <table:table-cell office:value-type="float" office:value="2.9206300000000002E+25" table:style-name="ce2">
            <text:p>2.92E+25</text:p>
          </table:table-cell>
          <table:table-cell office:value-type="float" office:value="3.0611100000000001E+23" table:style-name="ce2">
            <text:p>3.06E+23</text:p>
          </table:table-cell>
          <table:table-cell office:value-type="float" office:value="5.5669599999999997E+25" table:style-name="ce2">
            <text:p>5.57E+25</text:p>
          </table:table-cell>
          <table:table-cell office:value-type="float" office:value="6.54711E+39" table:style-name="ce2">
            <text:p>6.55E+39</text:p>
          </table:table-cell>
          <table:table-cell office:value-type="float" office:value="1.3682199999999999E+30" table:style-name="ce2">
            <text:p>1.37E+30</text:p>
          </table:table-cell>
          <table:table-cell office:value-type="float" office:value="2.0520716107949679E+49" table:formula="of:=AVERAGE([.B127:.J127])" table:style-name="ce2">
            <text:p>2.05E+49</text:p>
          </table:table-cell>
          <table:table-cell table:number-columns-repeated="16373"/>
        </table:table-row>
        <table:table-row table:style-name="ro1">
          <table:table-cell office:value-type="float" office:value="2.4361100000000001E+23" table:style-name="ce2">
            <text:p>2.44E+23</text:p>
          </table:table-cell>
          <table:table-cell office:value-type="float" office:value="4.8727700000000002E+67" table:style-name="ce2">
            <text:p>4.87E+67</text:p>
          </table:table-cell>
          <table:table-cell office:value-type="float" office:value="3.1309799999999999E+44" table:style-name="ce2">
            <text:p>3.13E+44</text:p>
          </table:table-cell>
          <table:table-cell office:value-type="float" office:value="5.6410399999999998E+23" table:style-name="ce2">
            <text:p>5.64E+23</text:p>
          </table:table-cell>
          <table:table-cell office:value-type="float" office:value="4.4213499999999997E+23" table:style-name="ce2">
            <text:p>4.42E+23</text:p>
          </table:table-cell>
          <table:table-cell office:value-type="float" office:value="1.38662E+49" table:style-name="ce2">
            <text:p>1.39E+49</text:p>
          </table:table-cell>
          <table:table-cell office:value-type="float" office:value="2.14636E+23" table:style-name="ce2">
            <text:p>2.15E+23</text:p>
          </table:table-cell>
          <table:table-cell office:value-type="float" office:value="9.58707E+22" table:style-name="ce2">
            <text:p>9.59E+22</text:p>
          </table:table-cell>
          <table:table-cell office:value-type="float" office:value="6.3370399999999995E+21" table:style-name="ce2">
            <text:p>6.34E+21</text:p>
          </table:table-cell>
          <table:table-cell office:value-type="float" office:value="1.27767E+31" table:style-name="ce2">
            <text:p>1.28E+31</text:p>
          </table:table-cell>
          <table:table-cell office:value-type="float" office:value="5.4141888888888889E+66" table:formula="of:=AVERAGE([.B128:.J128])" table:style-name="ce2">
            <text:p>5.41E+66</text:p>
          </table:table-cell>
          <table:table-cell table:number-columns-repeated="16373"/>
        </table:table-row>
        <table:table-row table:style-name="ro1">
          <table:table-cell office:value-type="float" office:value="9.6897699999999997E+34" table:style-name="ce2">
            <text:p>9.69E+34</text:p>
          </table:table-cell>
          <table:table-cell office:value-type="float" office:value="3.8639700000000002E+44" table:style-name="ce2">
            <text:p>3.86E+44</text:p>
          </table:table-cell>
          <table:table-cell office:value-type="float" office:value="1.7154900000000001E+39" table:style-name="ce2">
            <text:p>1.72E+39</text:p>
          </table:table-cell>
          <table:table-cell office:value-type="float" office:value="6.5883200000000006E+23" table:style-name="ce2">
            <text:p>6.59E+23</text:p>
          </table:table-cell>
          <table:table-cell office:value-type="float" office:value="8.31148E+28" table:style-name="ce2">
            <text:p>8.31E+28</text:p>
          </table:table-cell>
          <table:table-cell office:value-type="float" office:value="1.4049999999999999E+24" table:style-name="ce2">
            <text:p>1.41E+24</text:p>
          </table:table-cell>
          <table:table-cell office:value-type="float" office:value="1.5708999999999999E+21" table:style-name="ce2">
            <text:p>1.57E+21</text:p>
          </table:table-cell>
          <table:table-cell office:value-type="float" office:value="2.0461199999999999E+23" table:style-name="ce2">
            <text:p>2.05E+23</text:p>
          </table:table-cell>
          <table:table-cell office:value-type="float" office:value="3.2046200000000003E+24" table:style-name="ce2">
            <text:p>3.20E+24</text:p>
          </table:table-cell>
          <table:table-cell office:value-type="float" office:value="2.6691200000000002E+31" table:style-name="ce2">
            <text:p>2.67E+31</text:p>
          </table:table-cell>
          <table:table-cell office:value-type="float" office:value="4.2933190610002981E+43" table:formula="of:=AVERAGE([.B129:.J129])" table:style-name="ce2">
            <text:p>4.29E+43</text:p>
          </table:table-cell>
          <table:table-cell table:number-columns-repeated="16373"/>
        </table:table-row>
        <table:table-row table:style-name="ro1">
          <table:table-cell office:value-type="float" office:value="3.1535399999999997E+52" table:style-name="ce2">
            <text:p>3.15E+52</text:p>
          </table:table-cell>
          <table:table-cell office:value-type="float" office:value="5.5035800000000003E+35" table:style-name="ce2">
            <text:p>5.50E+35</text:p>
          </table:table-cell>
          <table:table-cell office:value-type="float" office:value="4.7275899999999997E+36" table:style-name="ce2">
            <text:p>4.73E+36</text:p>
          </table:table-cell>
          <table:table-cell office:value-type="float" office:value="1.08647E+23" table:style-name="ce2">
            <text:p>1.09E+23</text:p>
          </table:table-cell>
          <table:table-cell office:value-type="float" office:value="1.17911E+24" table:style-name="ce2">
            <text:p>1.18E+24</text:p>
          </table:table-cell>
          <table:table-cell office:value-type="float" office:value="1.6563400000000001E+24" table:style-name="ce2">
            <text:p>1.66E+24</text:p>
          </table:table-cell>
          <table:table-cell office:value-type="float" office:value="1.32953E+22" table:style-name="ce2">
            <text:p>1.33E+22</text:p>
          </table:table-cell>
          <table:table-cell office:value-type="float" office:value="4.3400700000000002E+23" table:style-name="ce2">
            <text:p>4.34E+23</text:p>
          </table:table-cell>
          <table:table-cell office:value-type="float" office:value="3.4031800000000001E+41" table:style-name="ce2">
            <text:p>3.40E+41</text:p>
          </table:table-cell>
          <table:table-cell office:value-type="float" office:value="4.35234E+45" table:style-name="ce2">
            <text:p>4.35E+45</text:p>
          </table:table-cell>
          <table:table-cell office:value-type="float" office:value="4.8363114703088317E+44" table:formula="of:=AVERAGE([.B130:.J130])" table:style-name="ce2">
            <text:p>4.84E+44</text:p>
          </table:table-cell>
          <table:table-cell table:number-columns-repeated="16373"/>
        </table:table-row>
        <table:table-row table:style-name="ro1">
          <table:table-cell office:value-type="float" office:value="1.0683699999999999E+38" table:style-name="ce2">
            <text:p>1.07E+38</text:p>
          </table:table-cell>
          <table:table-cell office:value-type="float" office:value="4.8137200000000003E+62" table:style-name="ce2">
            <text:p>4.81E+62</text:p>
          </table:table-cell>
          <table:table-cell office:value-type="float" office:value="8.6788699999999996E+39" table:style-name="ce2">
            <text:p>8.68E+39</text:p>
          </table:table-cell>
          <table:table-cell office:value-type="float" office:value="1.08624E+23" table:style-name="ce2">
            <text:p>1.09E+23</text:p>
          </table:table-cell>
          <table:table-cell office:value-type="float" office:value="8.8108199999999996E+26" table:style-name="ce2">
            <text:p>8.81E+26</text:p>
          </table:table-cell>
          <table:table-cell office:value-type="float" office:value="8.46861E+23" table:style-name="ce2">
            <text:p>8.47E+23</text:p>
          </table:table-cell>
          <table:table-cell office:value-type="float" office:value="7.5509100000000001E+24" table:style-name="ce2">
            <text:p>7.55E+24</text:p>
          </table:table-cell>
          <table:table-cell office:value-type="float" office:value="9.1734399999999997E+24" table:style-name="ce2">
            <text:p>9.17E+24</text:p>
          </table:table-cell>
          <table:table-cell office:value-type="float" office:value="1.0244E+44" table:style-name="ce2">
            <text:p>1.02E+44</text:p>
          </table:table-cell>
          <table:table-cell office:value-type="float" office:value="8.7865900000000002E+25" table:style-name="ce2">
            <text:p>8.79E+25</text:p>
          </table:table-cell>
          <table:table-cell office:value-type="float" office:value="5.3485777777777781E+61" table:formula="of:=AVERAGE([.B131:.J131])" table:style-name="ce2">
            <text:p>5.35E+61</text:p>
          </table:table-cell>
          <table:table-cell table:number-columns-repeated="16373"/>
        </table:table-row>
        <table:table-row table:style-name="ro1">
          <table:table-cell office:value-type="float" office:value="2.32132E+41" table:style-name="ce2">
            <text:p>2.32E+41</text:p>
          </table:table-cell>
          <table:table-cell office:value-type="float" office:value="2.4345699999999999E+62" table:style-name="ce2">
            <text:p>2.43E+62</text:p>
          </table:table-cell>
          <table:table-cell office:value-type="float" office:value="1.22612E+45" table:style-name="ce2">
            <text:p>1.23E+45</text:p>
          </table:table-cell>
          <table:table-cell office:value-type="float" office:value="5.6407700000000003E+24" table:style-name="ce2">
            <text:p>5.64E+24</text:p>
          </table:table-cell>
          <table:table-cell office:value-type="float" office:value="2.7946099999999998E+31" table:style-name="ce2">
            <text:p>2.79E+31</text:p>
          </table:table-cell>
          <table:table-cell office:value-type="float" office:value="1.67648E+22" table:style-name="ce2">
            <text:p>1.68E+22</text:p>
          </table:table-cell>
          <table:table-cell office:value-type="float" office:value="2.34197E+20" table:style-name="ce2">
            <text:p>2.34E+20</text:p>
          </table:table-cell>
          <table:table-cell office:value-type="float" office:value="508279000000000" table:style-name="ce2">
            <text:p>5.08E+14</text:p>
          </table:table-cell>
          <table:table-cell office:value-type="float" office:value="8.2269400000000005E+29" table:style-name="ce2">
            <text:p>8.23E+29</text:p>
          </table:table-cell>
          <table:table-cell office:value-type="float" office:value="3.23209E+28" table:style-name="ce2">
            <text:p>3.23E+28</text:p>
          </table:table-cell>
          <table:table-cell office:value-type="float" office:value="2.7050777777777778E+61" table:formula="of:=AVERAGE([.B132:.J132])" table:style-name="ce2">
            <text:p>2.71E+61</text:p>
          </table:table-cell>
          <table:table-cell table:number-columns-repeated="16373"/>
        </table:table-row>
        <table:table-row table:style-name="ro1">
          <table:table-cell office:value-type="float" office:value="2.0383799999999998E+32" table:style-name="ce2">
            <text:p>2.04E+32</text:p>
          </table:table-cell>
          <table:table-cell office:value-type="float" office:value="5.0202600000000001E+62" table:style-name="ce2">
            <text:p>5.02E+62</text:p>
          </table:table-cell>
          <table:table-cell office:value-type="float" office:value="5.2281500000000003E+38" table:style-name="ce2">
            <text:p>5.23E+38</text:p>
          </table:table-cell>
          <table:table-cell office:value-type="float" office:value="9.6944199999999999E+21" table:style-name="ce2">
            <text:p>9.69E+21</text:p>
          </table:table-cell>
          <table:table-cell office:value-type="float" office:value="7.28812E+26" table:style-name="ce2">
            <text:p>7.29E+26</text:p>
          </table:table-cell>
          <table:table-cell office:value-type="float" office:value="4.2702399999999998E+25" table:style-name="ce2">
            <text:p>4.27E+25</text:p>
          </table:table-cell>
          <table:table-cell office:value-type="float" office:value="2.1460899999999999E+23" table:style-name="ce2">
            <text:p>2.15E+23</text:p>
          </table:table-cell>
          <table:table-cell office:value-type="float" office:value="1.39574E+17" table:style-name="ce2">
            <text:p>1.40E+17</text:p>
          </table:table-cell>
          <table:table-cell office:value-type="float" office:value="5.0224300000000002E+45" table:style-name="ce2">
            <text:p>5.02E+45</text:p>
          </table:table-cell>
          <table:table-cell office:value-type="float" office:value="3.61267E+22" table:style-name="ce2">
            <text:p>3.61E+22</text:p>
          </table:table-cell>
          <table:table-cell office:value-type="float" office:value="5.5780666666666666E+61" table:formula="of:=AVERAGE([.B133:.J133])" table:style-name="ce2">
            <text:p>5.58E+61</text:p>
          </table:table-cell>
          <table:table-cell table:number-columns-repeated="16373"/>
        </table:table-row>
        <table:table-row table:style-name="ro1">
          <table:table-cell office:value-type="float" office:value="2.6356500000000001E+26" table:style-name="ce2">
            <text:p>2.64E+26</text:p>
          </table:table-cell>
          <table:table-cell office:value-type="float" office:value="2.3617699999999999E+62" table:style-name="ce2">
            <text:p>2.36E+62</text:p>
          </table:table-cell>
          <table:table-cell office:value-type="float" office:value="1.3033E+42" table:style-name="ce2">
            <text:p>1.30E+42</text:p>
          </table:table-cell>
          <table:table-cell office:value-type="float" office:value="6.70836E+17" table:style-name="ce2">
            <text:p>6.71E+17</text:p>
          </table:table-cell>
          <table:table-cell office:value-type="float" office:value="8.4439599999999995E+30" table:style-name="ce2">
            <text:p>8.44E+30</text:p>
          </table:table-cell>
          <table:table-cell office:value-type="float" office:value="9.7356800000000007E+23" table:style-name="ce2">
            <text:p>9.74E+23</text:p>
          </table:table-cell>
          <table:table-cell office:value-type="float" office:value="6.5594299999999995E+21" table:style-name="ce2">
            <text:p>6.56E+21</text:p>
          </table:table-cell>
          <table:table-cell office:value-type="float" office:value="135360000000000" table:style-name="ce2">
            <text:p>1.35E+14</text:p>
          </table:table-cell>
          <table:table-cell office:value-type="float" office:value="5.7711200000000003E+36" table:style-name="ce2">
            <text:p>5.77E+36</text:p>
          </table:table-cell>
          <table:table-cell office:value-type="float" office:value="4.43309E+46" table:style-name="ce2">
            <text:p>4.43E+46</text:p>
          </table:table-cell>
          <table:table-cell office:value-type="float" office:value="2.6241888888888894E+61" table:formula="of:=AVERAGE([.B134:.J134])" table:style-name="ce2">
            <text:p>2.62E+61</text:p>
          </table:table-cell>
          <table:table-cell table:number-columns-repeated="16373"/>
        </table:table-row>
        <table:table-row table:style-name="ro1">
          <table:table-cell office:value-type="float" office:value="1.0683800000000001E+38" table:style-name="ce2">
            <text:p>1.07E+38</text:p>
          </table:table-cell>
          <table:table-cell office:value-type="float" office:value="7.5553200000000001E+44" table:style-name="ce2">
            <text:p>7.56E+44</text:p>
          </table:table-cell>
          <table:table-cell office:value-type="float" office:value="1.5583500000000001E+36" table:style-name="ce2">
            <text:p>1.56E+36</text:p>
          </table:table-cell>
          <table:table-cell office:value-type="float" office:value="4.87731E+22" table:style-name="ce2">
            <text:p>4.88E+22</text:p>
          </table:table-cell>
          <table:table-cell office:value-type="float" office:value="2.4527700000000001E+26" table:style-name="ce2">
            <text:p>2.45E+26</text:p>
          </table:table-cell>
          <table:table-cell office:value-type="float" office:value="6.8597200000000004E+22" table:style-name="ce2">
            <text:p>6.86E+22</text:p>
          </table:table-cell>
          <table:table-cell office:value-type="float" office:value="1.23501E+22" table:style-name="ce2">
            <text:p>1.24E+22</text:p>
          </table:table-cell>
          <table:table-cell office:value-type="float" office:value="8.5513599999999996E+24" table:style-name="ce2">
            <text:p>8.55E+24</text:p>
          </table:table-cell>
          <table:table-cell office:value-type="float" office:value="6.5918800000000005E+24" table:style-name="ce2">
            <text:p>6.59E+24</text:p>
          </table:table-cell>
          <table:table-cell office:value-type="float" office:value="2.33292E+34" table:style-name="ce2">
            <text:p>2.33E+34</text:p>
          </table:table-cell>
          <table:table-cell office:value-type="float" office:value="8.3948000175742129E+43" table:formula="of:=AVERAGE([.B135:.J135])" table:style-name="ce2">
            <text:p>8.39E+43</text:p>
          </table:table-cell>
          <table:table-cell table:number-columns-repeated="16373"/>
        </table:table-row>
        <table:table-row table:style-name="ro1">
          <table:table-cell office:value-type="float" office:value="1.26975E+42" table:style-name="ce2">
            <text:p>1.27E+42</text:p>
          </table:table-cell>
          <table:table-cell office:value-type="float" office:value="2.3149400000000001E+62" table:style-name="ce2">
            <text:p>2.31E+62</text:p>
          </table:table-cell>
          <table:table-cell office:value-type="float" office:value="9.2305199999999993E+35" table:style-name="ce2">
            <text:p>9.23E+35</text:p>
          </table:table-cell>
          <table:table-cell office:value-type="float" office:value="1.7100000000000001E+30" table:style-name="ce2">
            <text:p>1.71E+30</text:p>
          </table:table-cell>
          <table:table-cell office:value-type="float" office:value="4.1171000000000003E+23" table:style-name="ce2">
            <text:p>4.12E+23</text:p>
          </table:table-cell>
          <table:table-cell office:value-type="float" office:value="5.2141199999999997E+34" table:style-name="ce2">
            <text:p>5.21E+34</text:p>
          </table:table-cell>
          <table:table-cell office:value-type="float" office:value="3.4554599999999999E+21" table:style-name="ce2">
            <text:p>3.46E+21</text:p>
          </table:table-cell>
          <table:table-cell office:value-type="float" office:value="6.9137899999999995E+23" table:style-name="ce2">
            <text:p>6.91E+23</text:p>
          </table:table-cell>
          <table:table-cell office:value-type="float" office:value="2.08433E+23" table:style-name="ce2">
            <text:p>2.08E+23</text:p>
          </table:table-cell>
          <table:table-cell office:value-type="float" office:value="2.59975E+23" table:style-name="ce2">
            <text:p>2.60E+23</text:p>
          </table:table-cell>
          <table:table-cell office:value-type="float" office:value="2.5721555555555559E+61" table:formula="of:=AVERAGE([.B136:.J136])" table:style-name="ce2">
            <text:p>2.57E+61</text:p>
          </table:table-cell>
          <table:table-cell table:number-columns-repeated="16373"/>
        </table:table-row>
        <table:table-row table:style-name="ro1">
          <table:table-cell office:value-type="float" office:value="4.4957200000000003E+23" table:style-name="ce2">
            <text:p>4.50E+23</text:p>
          </table:table-cell>
          <table:table-cell office:value-type="float" office:value="3.7441000000000002E+62" table:style-name="ce2">
            <text:p>3.74E+62</text:p>
          </table:table-cell>
          <table:table-cell office:value-type="float" office:value="3.9169900000000001E+31" table:style-name="ce2">
            <text:p>3.92E+31</text:p>
          </table:table-cell>
          <table:table-cell office:value-type="float" office:value="5.6255800000000004E+24" table:style-name="ce2">
            <text:p>5.63E+24</text:p>
          </table:table-cell>
          <table:table-cell office:value-type="float" office:value="8.8140799999999999E+26" table:style-name="ce2">
            <text:p>8.81E+26</text:p>
          </table:table-cell>
          <table:table-cell office:value-type="float" office:value="1.1106300000000001E+25" table:style-name="ce2">
            <text:p>1.11E+25</text:p>
          </table:table-cell>
          <table:table-cell office:value-type="float" office:value="6.2483200000000003E+24" table:style-name="ce2">
            <text:p>6.25E+24</text:p>
          </table:table-cell>
          <table:table-cell office:value-type="float" office:value="1.4940499999999999E+25" table:style-name="ce2">
            <text:p>1.49E+25</text:p>
          </table:table-cell>
          <table:table-cell office:value-type="float" office:value="1.0243699999999999E+44" table:style-name="ce2">
            <text:p>1.02E+44</text:p>
          </table:table-cell>
          <table:table-cell office:value-type="float" office:value="1.03802E+26" table:style-name="ce2">
            <text:p>1.04E+26</text:p>
          </table:table-cell>
          <table:table-cell office:value-type="float" office:value="4.1601111111111114E+61" table:formula="of:=AVERAGE([.B137:.J137])" table:style-name="ce2">
            <text:p>4.16E+61</text:p>
          </table:table-cell>
          <table:table-cell table:number-columns-repeated="16373"/>
        </table:table-row>
        <table:table-row table:style-name="ro1">
          <table:table-cell office:value-type="float" office:value="1.07505E+40" table:style-name="ce2">
            <text:p>1.08E+40</text:p>
          </table:table-cell>
          <table:table-cell office:value-type="float" office:value="7.6105800000000003E+49" table:style-name="ce2">
            <text:p>7.61E+49</text:p>
          </table:table-cell>
          <table:table-cell office:value-type="float" office:value="2.4295000000000001E+33" table:style-name="ce2">
            <text:p>2.43E+33</text:p>
          </table:table-cell>
          <table:table-cell office:value-type="float" office:value="1.1660899999999999E+21" table:style-name="ce2">
            <text:p>1.17E+21</text:p>
          </table:table-cell>
          <table:table-cell office:value-type="float" office:value="4.6310900000000002E+29" table:style-name="ce2">
            <text:p>4.63E+29</text:p>
          </table:table-cell>
          <table:table-cell office:value-type="float" office:value="2.8506999999999999E+24" table:style-name="ce2">
            <text:p>2.85E+24</text:p>
          </table:table-cell>
          <table:table-cell office:value-type="float" office:value="2.21702E+22" table:style-name="ce2">
            <text:p>2.22E+22</text:p>
          </table:table-cell>
          <table:table-cell office:value-type="float" office:value="234002000000" table:style-name="ce2">
            <text:p>2.34E+11</text:p>
          </table:table-cell>
          <table:table-cell office:value-type="float" office:value="1.0538000000000001E+36" table:style-name="ce2">
            <text:p>1.05E+36</text:p>
          </table:table-cell>
          <table:table-cell office:value-type="float" office:value="5.3231800000000002E+39" table:style-name="ce2">
            <text:p>5.32E+39</text:p>
          </table:table-cell>
          <table:table-cell office:value-type="float" office:value="8.4562000005915824E+48" table:formula="of:=AVERAGE([.B138:.J138])" table:style-name="ce2">
            <text:p>8.46E+48</text:p>
          </table:table-cell>
          <table:table-cell table:number-columns-repeated="16373"/>
        </table:table-row>
        <table:table-row table:style-name="ro1">
          <table:table-cell office:value-type="float" office:value="2.0466900000000001E+35" table:style-name="ce2">
            <text:p>2.05E+35</text:p>
          </table:table-cell>
          <table:table-cell office:value-type="float" office:value="2.3140200000000001E+62" table:style-name="ce2">
            <text:p>2.31E+62</text:p>
          </table:table-cell>
          <table:table-cell office:value-type="float" office:value="9.6876700000000005E+38" table:style-name="ce2">
            <text:p>9.69E+38</text:p>
          </table:table-cell>
          <table:table-cell office:value-type="float" office:value="3.7584900000000002E+25" table:style-name="ce2">
            <text:p>3.76E+25</text:p>
          </table:table-cell>
          <table:table-cell office:value-type="float" office:value="1.0995499999999999E+31" table:style-name="ce2">
            <text:p>1.10E+31</text:p>
          </table:table-cell>
          <table:table-cell office:value-type="float" office:value="8.1136900000000001E+24" table:style-name="ce2">
            <text:p>8.11E+24</text:p>
          </table:table-cell>
          <table:table-cell office:value-type="float" office:value="2.11104E+19" table:style-name="ce2">
            <text:p>2.11E+19</text:p>
          </table:table-cell>
          <table:table-cell office:value-type="float" office:value="7.9170800000000004E+24" table:style-name="ce2">
            <text:p>7.92E+24</text:p>
          </table:table-cell>
          <table:table-cell office:value-type="float" office:value="3.0600600000000001E+41" table:style-name="ce2">
            <text:p>3.06E+41</text:p>
          </table:table-cell>
          <table:table-cell office:value-type="float" office:value="4.3878200000000001E+22" table:style-name="ce2">
            <text:p>4.39E+22</text:p>
          </table:table-cell>
          <table:table-cell office:value-type="float" office:value="2.5711333333333333E+61" table:formula="of:=AVERAGE([.B139:.J139])" table:style-name="ce2">
            <text:p>2.57E+61</text:p>
          </table:table-cell>
          <table:table-cell table:number-columns-repeated="16373"/>
        </table:table-row>
        <table:table-row table:style-name="ro1">
          <table:table-cell office:value-type="float" office:value="7.3255099999999996E+31" table:style-name="ce2">
            <text:p>7.33E+31</text:p>
          </table:table-cell>
          <table:table-cell office:value-type="float" office:value="3.7977800000000002E+62" table:style-name="ce2">
            <text:p>3.80E+62</text:p>
          </table:table-cell>
          <table:table-cell office:value-type="float" office:value="1.41237E+38" table:style-name="ce2">
            <text:p>1.41E+38</text:p>
          </table:table-cell>
          <table:table-cell office:value-type="float" office:value="3.5299800000000001E+21" table:style-name="ce2">
            <text:p>3.53E+21</text:p>
          </table:table-cell>
          <table:table-cell office:value-type="float" office:value="3.7319199999999999E+26" table:style-name="ce2">
            <text:p>3.73E+26</text:p>
          </table:table-cell>
          <table:table-cell office:value-type="float" office:value="1.3499000000000001E+24" table:style-name="ce2">
            <text:p>1.35E+24</text:p>
          </table:table-cell>
          <table:table-cell office:value-type="float" office:value="3.1690100000000002E+21" table:style-name="ce2">
            <text:p>3.17E+21</text:p>
          </table:table-cell>
          <table:table-cell office:value-type="float" office:value="109830000000000" table:style-name="ce2">
            <text:p>1.10E+14</text:p>
          </table:table-cell>
          <table:table-cell office:value-type="float" office:value="8.73608E+39" table:style-name="ce2">
            <text:p>8.74E+39</text:p>
          </table:table-cell>
          <table:table-cell office:value-type="float" office:value="2.1421699999999999E+31" table:style-name="ce2">
            <text:p>2.14E+31</text:p>
          </table:table-cell>
          <table:table-cell office:value-type="float" office:value="4.2197555555555555E+61" table:formula="of:=AVERAGE([.B140:.J140])" table:style-name="ce2">
            <text:p>4.22E+61</text:p>
          </table:table-cell>
          <table:table-cell table:number-columns-repeated="16373"/>
        </table:table-row>
        <table:table-row table:style-name="ro1">
          <table:table-cell office:value-type="float" office:value="6.35375E+33" table:style-name="ce2">
            <text:p>6.35E+33</text:p>
          </table:table-cell>
          <table:table-cell office:value-type="float" office:value="2.2716199999999998E+44" table:style-name="ce2">
            <text:p>2.27E+44</text:p>
          </table:table-cell>
          <table:table-cell office:value-type="float" office:value="1.32972E+36" table:style-name="ce2">
            <text:p>1.33E+36</text:p>
          </table:table-cell>
          <table:table-cell office:value-type="float" office:value="1.5525299999999999E+23" table:style-name="ce2">
            <text:p>1.55E+23</text:p>
          </table:table-cell>
          <table:table-cell office:value-type="float" office:value="8.4535000000000004E+30" table:style-name="ce2">
            <text:p>8.45E+30</text:p>
          </table:table-cell>
          <table:table-cell office:value-type="float" office:value="1.6394699999999999E+24" table:style-name="ce2">
            <text:p>1.64E+24</text:p>
          </table:table-cell>
          <table:table-cell office:value-type="float" office:value="3.4507000000000001E+21" table:style-name="ce2">
            <text:p>3.45E+21</text:p>
          </table:table-cell>
          <table:table-cell office:value-type="float" office:value="1.20279E+24" table:style-name="ce2">
            <text:p>1.20E+24</text:p>
          </table:table-cell>
          <table:table-cell office:value-type="float" office:value="9.6190099999999996E+29" table:style-name="ce2">
            <text:p>9.62E+29</text:p>
          </table:table-cell>
          <table:table-cell office:value-type="float" office:value="3.1519600000000001E+27" table:style-name="ce2">
            <text:p>3.15E+27</text:p>
          </table:table-cell>
          <table:table-cell office:value-type="float" office:value="2.5240222369969928E+43" table:formula="of:=AVERAGE([.B141:.J141])" table:style-name="ce2">
            <text:p>2.52E+43</text:p>
          </table:table-cell>
          <table:table-cell table:number-columns-repeated="16373"/>
        </table:table-row>
        <table:table-row table:style-name="ro1">
          <table:table-cell office:value-type="float" office:value="2.4127500000000001E+42" table:style-name="ce2">
            <text:p>2.41E+42</text:p>
          </table:table-cell>
          <table:table-cell office:value-type="float" office:value="2.3173800000000001E+44" table:style-name="ce2">
            <text:p>2.32E+44</text:p>
          </table:table-cell>
          <table:table-cell office:value-type="float" office:value="4.2712999999999997E+26" table:style-name="ce2">
            <text:p>4.27E+26</text:p>
          </table:table-cell>
          <table:table-cell office:value-type="float" office:value="4.1556299999999998E+29" table:style-name="ce2">
            <text:p>4.16E+29</text:p>
          </table:table-cell>
          <table:table-cell office:value-type="float" office:value="4.5096700000000001E+21" table:style-name="ce2">
            <text:p>4.51E+21</text:p>
          </table:table-cell>
          <table:table-cell office:value-type="float" office:value="2.2405700000000001E+23" table:style-name="ce2">
            <text:p>2.24E+23</text:p>
          </table:table-cell>
          <table:table-cell office:value-type="float" office:value="8.3149499999999999E+24" table:style-name="ce2">
            <text:p>8.31E+24</text:p>
          </table:table-cell>
          <table:table-cell office:value-type="float" office:value="4.29725E+16" table:style-name="ce2">
            <text:p>4.30E+16</text:p>
          </table:table-cell>
          <table:table-cell office:value-type="float" office:value="1.65424E+20" table:style-name="ce2">
            <text:p>1.65E+20</text:p>
          </table:table-cell>
          <table:table-cell office:value-type="float" office:value="7.7693799999999999E+53" table:style-name="ce2">
            <text:p>7.77E+53</text:p>
          </table:table-cell>
          <table:table-cell office:value-type="float" office:value="8.632644447019312E+52" table:formula="of:=AVERAGE([.B142:.J142])" table:style-name="ce2">
            <text:p>8.63E+52</text:p>
          </table:table-cell>
          <table:table-cell table:number-columns-repeated="16373"/>
        </table:table-row>
        <table:table-row table:style-name="ro1">
          <table:table-cell office:value-type="float" office:value="1.6669799999999999E+44" table:style-name="ce2">
            <text:p>1.67E+44</text:p>
          </table:table-cell>
          <table:table-cell office:value-type="float" office:value="1.7335999999999999E+62" table:style-name="ce2">
            <text:p>1.73E+62</text:p>
          </table:table-cell>
          <table:table-cell office:value-type="float" office:value="7.1999900000000004E+30" table:style-name="ce2">
            <text:p>7.20E+30</text:p>
          </table:table-cell>
          <table:table-cell office:value-type="float" office:value="2.5898900000000001E+36" table:style-name="ce2">
            <text:p>2.59E+36</text:p>
          </table:table-cell>
          <table:table-cell office:value-type="float" office:value="2.48087E+23" table:style-name="ce2">
            <text:p>2.48E+23</text:p>
          </table:table-cell>
          <table:table-cell office:value-type="float" office:value="1.0697199999999999E+24" table:style-name="ce2">
            <text:p>1.07E+24</text:p>
          </table:table-cell>
          <table:table-cell office:value-type="float" office:value="1.7779599999999999E+22" table:style-name="ce2">
            <text:p>1.78E+22</text:p>
          </table:table-cell>
          <table:table-cell office:value-type="float" office:value="1955860000000000" table:style-name="ce2">
            <text:p>1.96E+15</text:p>
          </table:table-cell>
          <table:table-cell office:value-type="float" office:value="7.7681000000000002E+27" table:style-name="ce2">
            <text:p>7.77E+27</text:p>
          </table:table-cell>
          <table:table-cell office:value-type="float" office:value="3.0492699999999999E+34" table:style-name="ce2">
            <text:p>3.05E+34</text:p>
          </table:table-cell>
          <table:table-cell office:value-type="float" office:value="1.9262222222222221E+61" table:formula="of:=AVERAGE([.B143:.J143])" table:style-name="ce2">
            <text:p>1.93E+61</text:p>
          </table:table-cell>
          <table:table-cell table:number-columns-repeated="16373"/>
        </table:table-row>
        <table:table-row table:style-name="ro1">
          <table:table-cell office:value-type="float" office:value="2.0819699999999999E+35" table:style-name="ce2">
            <text:p>2.08E+35</text:p>
          </table:table-cell>
          <table:table-cell office:value-type="float" office:value="3.5309599999999998E+62" table:style-name="ce2">
            <text:p>3.53E+62</text:p>
          </table:table-cell>
          <table:table-cell office:value-type="float" office:value="4.5171399999999999E+26" table:style-name="ce2">
            <text:p>4.52E+26</text:p>
          </table:table-cell>
          <table:table-cell office:value-type="float" office:value="4.57318E+22" table:style-name="ce2">
            <text:p>4.57E+22</text:p>
          </table:table-cell>
          <table:table-cell office:value-type="float" office:value="8.5001699999999995E+27" table:style-name="ce2">
            <text:p>8.50E+27</text:p>
          </table:table-cell>
          <table:table-cell office:value-type="float" office:value="2.1303599999999999E+24" table:style-name="ce2">
            <text:p>2.13E+24</text:p>
          </table:table-cell>
          <table:table-cell office:value-type="float" office:value="1.6489599999999999E+23" table:style-name="ce2">
            <text:p>1.65E+23</text:p>
          </table:table-cell>
          <table:table-cell office:value-type="float" office:value="789674000000000" table:style-name="ce2">
            <text:p>7.90E+14</text:p>
          </table:table-cell>
          <table:table-cell office:value-type="float" office:value="1.01485E+43" table:style-name="ce2">
            <text:p>1.01E+43</text:p>
          </table:table-cell>
          <table:table-cell office:value-type="float" office:value="1.0918700000000001E+46" table:style-name="ce2">
            <text:p>1.09E+46</text:p>
          </table:table-cell>
          <table:table-cell office:value-type="float" office:value="3.9232888888888887E+61" table:formula="of:=AVERAGE([.B144:.J144])" table:style-name="ce2">
            <text:p>3.92E+61</text:p>
          </table:table-cell>
          <table:table-cell table:number-columns-repeated="16373"/>
        </table:table-row>
        <table:table-row table:style-name="ro1">
          <table:table-cell office:value-type="float" office:value="1.52805E+27" table:style-name="ce2">
            <text:p>1.53E+27</text:p>
          </table:table-cell>
          <table:table-cell office:value-type="float" office:value="1.8076699999999999E+62" table:style-name="ce2">
            <text:p>1.81E+62</text:p>
          </table:table-cell>
          <table:table-cell office:value-type="float" office:value="1.3431199999999999E+44" table:style-name="ce2">
            <text:p>1.34E+44</text:p>
          </table:table-cell>
          <table:table-cell office:value-type="float" office:value="2.0868900000000001E+22" table:style-name="ce2">
            <text:p>2.09E+22</text:p>
          </table:table-cell>
          <table:table-cell office:value-type="float" office:value="1.04628E+28" table:style-name="ce2">
            <text:p>1.05E+28</text:p>
          </table:table-cell>
          <table:table-cell office:value-type="float" office:value="1.0057000000000001E+25" table:style-name="ce2">
            <text:p>1.01E+25</text:p>
          </table:table-cell>
          <table:table-cell office:value-type="float" office:value="2.21235E+19" table:style-name="ce2">
            <text:p>2.21E+19</text:p>
          </table:table-cell>
          <table:table-cell office:value-type="float" office:value="1.5141200000000001E+23" table:style-name="ce2">
            <text:p>1.51E+23</text:p>
          </table:table-cell>
          <table:table-cell office:value-type="float" office:value="2.7427799999999999E+29" table:style-name="ce2">
            <text:p>2.74E+29</text:p>
          </table:table-cell>
          <table:table-cell office:value-type="float" office:value="1.3315699999999999E+23" table:style-name="ce2">
            <text:p>1.33E+23</text:p>
          </table:table-cell>
          <table:table-cell office:value-type="float" office:value="2.0085222222222221E+61" table:formula="of:=AVERAGE([.B145:.J145])" table:style-name="ce2">
            <text:p>2.01E+61</text:p>
          </table:table-cell>
          <table:table-cell table:number-columns-repeated="16373"/>
        </table:table-row>
        <table:table-row table:style-name="ro1">
          <table:table-cell office:value-type="float" office:value="5.8283799999999995E+39" table:style-name="ce2">
            <text:p>5.83E+39</text:p>
          </table:table-cell>
          <table:table-cell office:value-type="float" office:value="3.0085700000000002E+62" table:style-name="ce2">
            <text:p>3.01E+62</text:p>
          </table:table-cell>
          <table:table-cell office:value-type="float" office:value="7.6167100000000002E+30" table:style-name="ce2">
            <text:p>7.62E+30</text:p>
          </table:table-cell>
          <table:table-cell office:value-type="float" office:value="3.2092600000000001E+22" table:style-name="ce2">
            <text:p>3.21E+22</text:p>
          </table:table-cell>
          <table:table-cell office:value-type="float" office:value="4.2400699999999997E+32" table:style-name="ce2">
            <text:p>4.24E+32</text:p>
          </table:table-cell>
          <table:table-cell office:value-type="float" office:value="4.7546999999999998E+24" table:style-name="ce2">
            <text:p>4.75E+24</text:p>
          </table:table-cell>
          <table:table-cell office:value-type="float" office:value="3.48616E+20" table:style-name="ce2">
            <text:p>3.49E+20</text:p>
          </table:table-cell>
          <table:table-cell office:value-type="float" office:value="6.2903900000000001E+23" table:style-name="ce2">
            <text:p>6.29E+23</text:p>
          </table:table-cell>
          <table:table-cell office:value-type="float" office:value="1.0614999999999999E+32" table:style-name="ce2">
            <text:p>1.06E+32</text:p>
          </table:table-cell>
          <table:table-cell office:value-type="float" office:value="1.0938199999999999E+35" table:style-name="ce2">
            <text:p>1.09E+35</text:p>
          </table:table-cell>
          <table:table-cell office:value-type="float" office:value="3.3428555555555555E+61" table:formula="of:=AVERAGE([.B146:.J146])" table:style-name="ce2">
            <text:p>3.34E+61</text:p>
          </table:table-cell>
          <table:table-cell table:number-columns-repeated="16373"/>
        </table:table-row>
        <table:table-row table:style-name="ro1">
          <table:table-cell office:value-type="float" office:value="1.3768999999999999E+35" table:style-name="ce2">
            <text:p>1.38E+35</text:p>
          </table:table-cell>
          <table:table-cell office:value-type="float" office:value="1.79341E+62" table:style-name="ce2">
            <text:p>1.79E+62</text:p>
          </table:table-cell>
          <table:table-cell office:value-type="float" office:value="1.02584E+45" table:style-name="ce2">
            <text:p>1.03E+45</text:p>
          </table:table-cell>
          <table:table-cell office:value-type="float" office:value="9.5203399999999997E+30" table:style-name="ce2">
            <text:p>9.52E+30</text:p>
          </table:table-cell>
          <table:table-cell office:value-type="float" office:value="4.0160500000000002E+21" table:style-name="ce2">
            <text:p>4.02E+21</text:p>
          </table:table-cell>
          <table:table-cell office:value-type="float" office:value="6.2584599999999998E+23" table:style-name="ce2">
            <text:p>6.26E+23</text:p>
          </table:table-cell>
          <table:table-cell office:value-type="float" office:value="4.44336E+21" table:style-name="ce2">
            <text:p>4.44E+21</text:p>
          </table:table-cell>
          <table:table-cell office:value-type="float" office:value="3.6019400000000002E+23" table:style-name="ce2">
            <text:p>3.60E+23</text:p>
          </table:table-cell>
          <table:table-cell office:value-type="float" office:value="7.5932099999999998E+26" table:style-name="ce2">
            <text:p>7.59E+26</text:p>
          </table:table-cell>
          <table:table-cell office:value-type="float" office:value="3.96345E+34" table:style-name="ce2">
            <text:p>3.96E+34</text:p>
          </table:table-cell>
          <table:table-cell office:value-type="float" office:value="1.9926777777777779E+61" table:formula="of:=AVERAGE([.B147:.J147])" table:style-name="ce2">
            <text:p>1.99E+61</text:p>
          </table:table-cell>
          <table:table-cell table:number-columns-repeated="16373"/>
        </table:table-row>
        <table:table-row table:style-name="ro1">
          <table:table-cell office:value-type="float" office:value="2.3055400000000001E+35" table:style-name="ce2">
            <text:p>2.31E+35</text:p>
          </table:table-cell>
          <table:table-cell office:value-type="float" office:value="2.0509899999999999E+62" table:style-name="ce2">
            <text:p>2.05E+62</text:p>
          </table:table-cell>
          <table:table-cell office:value-type="float" office:value="9.3686399999999999E+44" table:style-name="ce2">
            <text:p>9.37E+44</text:p>
          </table:table-cell>
          <table:table-cell office:value-type="float" office:value="2.5352399999999997E+21" table:style-name="ce2">
            <text:p>2.54E+21</text:p>
          </table:table-cell>
          <table:table-cell office:value-type="float" office:value="3.5602700000000003E+42" table:style-name="ce2">
            <text:p>3.56E+42</text:p>
          </table:table-cell>
          <table:table-cell office:value-type="float" office:value="4.5255300000000002E+22" table:style-name="ce2">
            <text:p>4.53E+22</text:p>
          </table:table-cell>
          <table:table-cell office:value-type="float" office:value="3.83372E+20" table:style-name="ce2">
            <text:p>3.83E+20</text:p>
          </table:table-cell>
          <table:table-cell office:value-type="float" office:value="7.7793999999999996E+35" table:style-name="ce2">
            <text:p>7.78E+35</text:p>
          </table:table-cell>
          <table:table-cell office:value-type="float" office:value="1.4258099999999999E+44" table:style-name="ce2">
            <text:p>1.43E+44</text:p>
          </table:table-cell>
          <table:table-cell office:value-type="float" office:value="2.33093E+40" table:style-name="ce2">
            <text:p>2.33E+40</text:p>
          </table:table-cell>
          <table:table-cell office:value-type="float" office:value="2.2788777777777777E+61" table:formula="of:=AVERAGE([.B148:.J148])" table:style-name="ce2">
            <text:p>2.28E+61</text:p>
          </table:table-cell>
          <table:table-cell table:number-columns-repeated="16373"/>
        </table:table-row>
        <table:table-row table:style-name="ro1">
          <table:table-cell office:value-type="float" office:value="1.3766499999999999E+35" table:style-name="ce2">
            <text:p>1.38E+35</text:p>
          </table:table-cell>
          <table:table-cell office:value-type="float" office:value="1.9256800000000001E+44" table:style-name="ce2">
            <text:p>1.93E+44</text:p>
          </table:table-cell>
          <table:table-cell office:value-type="float" office:value="1.7126400000000001E+36" table:style-name="ce2">
            <text:p>1.71E+36</text:p>
          </table:table-cell>
          <table:table-cell office:value-type="float" office:value="6.5242899999999997E+24" table:style-name="ce2">
            <text:p>6.52E+24</text:p>
          </table:table-cell>
          <table:table-cell office:value-type="float" office:value="7.0298499999999996E+28" table:style-name="ce2">
            <text:p>7.03E+28</text:p>
          </table:table-cell>
          <table:table-cell office:value-type="float" office:value="1.4439000000000001E+24" table:style-name="ce2">
            <text:p>1.44E+24</text:p>
          </table:table-cell>
          <table:table-cell office:value-type="float" office:value="6.5641700000000004E+24" table:style-name="ce2">
            <text:p>6.56E+24</text:p>
          </table:table-cell>
          <table:table-cell office:value-type="float" office:value="6.0495800000000005E+24" table:style-name="ce2">
            <text:p>6.05E+24</text:p>
          </table:table-cell>
          <table:table-cell office:value-type="float" office:value="1.2169899999999999E+27" table:style-name="ce2">
            <text:p>1.22E+27</text:p>
          </table:table-cell>
          <table:table-cell office:value-type="float" office:value="2.2030500000000001E+22" table:style-name="ce2">
            <text:p>2.20E+22</text:p>
          </table:table-cell>
          <table:table-cell office:value-type="float" office:value="2.1396444634737789E+43" table:formula="of:=AVERAGE([.B149:.J149])" table:style-name="ce2">
            <text:p>2.14E+43</text:p>
          </table:table-cell>
          <table:table-cell table:number-columns-repeated="16373"/>
        </table:table-row>
        <table:table-row table:style-name="ro1">
          <table:table-cell office:value-type="float" office:value="3.9062299999999999E+33" table:style-name="ce2">
            <text:p>3.91E+33</text:p>
          </table:table-cell>
          <table:table-cell office:value-type="float" office:value="3.94637E+44" table:style-name="ce2">
            <text:p>3.95E+44</text:p>
          </table:table-cell>
          <table:table-cell office:value-type="float" office:value="1.24285E+45" table:style-name="ce2">
            <text:p>1.24E+45</text:p>
          </table:table-cell>
          <table:table-cell office:value-type="float" office:value="5.5936000000000004E+24" table:style-name="ce2">
            <text:p>5.59E+24</text:p>
          </table:table-cell>
          <table:table-cell office:value-type="float" office:value="9.61642E+18" table:style-name="ce2">
            <text:p>9.62E+18</text:p>
          </table:table-cell>
          <table:table-cell office:value-type="float" office:value="2.7476000000000002E+24" table:style-name="ce2">
            <text:p>2.75E+24</text:p>
          </table:table-cell>
          <table:table-cell office:value-type="float" office:value="1.8923199999999999E+23" table:style-name="ce2">
            <text:p>1.89E+23</text:p>
          </table:table-cell>
          <table:table-cell office:value-type="float" office:value="3.9855200000000001E+37" table:style-name="ce2">
            <text:p>3.99E+37</text:p>
          </table:table-cell>
          <table:table-cell office:value-type="float" office:value="8.7142299999999996E+39" table:style-name="ce2">
            <text:p>8.71E+39</text:p>
          </table:table-cell>
          <table:table-cell office:value-type="float" office:value="2.45514E+23" table:style-name="ce2">
            <text:p>2.46E+23</text:p>
          </table:table-cell>
          <table:table-cell office:value-type="float" office:value="1.8194397267613335E+44" table:formula="of:=AVERAGE([.B150:.J150])" table:style-name="ce2">
            <text:p>1.82E+44</text:p>
          </table:table-cell>
          <table:table-cell table:number-columns-repeated="16373"/>
        </table:table-row>
        <table:table-row table:style-name="ro1">
          <table:table-cell office:value-type="float" office:value="2.3574499999999999E+36" table:style-name="ce2">
            <text:p>2.36E+36</text:p>
          </table:table-cell>
          <table:table-cell office:value-type="float" office:value="7.4097699999999995E+44" table:style-name="ce2">
            <text:p>7.41E+44</text:p>
          </table:table-cell>
          <table:table-cell office:value-type="float" office:value="6.2769200000000001E+28" table:style-name="ce2">
            <text:p>6.28E+28</text:p>
          </table:table-cell>
          <table:table-cell office:value-type="float" office:value="5.87156E+20" table:style-name="ce2">
            <text:p>5.87E+20</text:p>
          </table:table-cell>
          <table:table-cell office:value-type="float" office:value="1.16531E+32" table:style-name="ce2">
            <text:p>1.17E+32</text:p>
          </table:table-cell>
          <table:table-cell office:value-type="float" office:value="9.7088200000000001E+26" table:style-name="ce2">
            <text:p>9.71E+26</text:p>
          </table:table-cell>
          <table:table-cell office:value-type="float" office:value="2.9732300000000001E+22" table:style-name="ce2">
            <text:p>2.97E+22</text:p>
          </table:table-cell>
          <table:table-cell office:value-type="float" office:value="5.8403900000000005E+24" table:style-name="ce2">
            <text:p>5.84E+24</text:p>
          </table:table-cell>
          <table:table-cell office:value-type="float" office:value="1.5422599999999999E+27" table:style-name="ce2">
            <text:p>1.54E+27</text:p>
          </table:table-cell>
          <table:table-cell office:value-type="float" office:value="2.26774E+30" table:style-name="ce2">
            <text:p>2.27E+30</text:p>
          </table:table-cell>
          <table:table-cell office:value-type="float" office:value="8.2330777777790961E+43" table:formula="of:=AVERAGE([.B151:.J151])" table:style-name="ce2">
            <text:p>8.23E+43</text:p>
          </table:table-cell>
          <table:table-cell table:number-columns-repeated="16373"/>
        </table:table-row>
        <table:table-row table:style-name="ro1">
          <table:table-cell office:value-type="float" office:value="1.3798799999999999E+35" table:style-name="ce2">
            <text:p>1.38E+35</text:p>
          </table:table-cell>
          <table:table-cell office:value-type="float" office:value="5.5054800000000002E+44" table:style-name="ce2">
            <text:p>5.51E+44</text:p>
          </table:table-cell>
          <table:table-cell office:value-type="float" office:value="7.4793900000000005E+41" table:style-name="ce2">
            <text:p>7.48E+41</text:p>
          </table:table-cell>
          <table:table-cell office:value-type="float" office:value="5.5932200000000003E+24" table:style-name="ce2">
            <text:p>5.59E+24</text:p>
          </table:table-cell>
          <table:table-cell office:value-type="float" office:value="6.3248099999999997E+20" table:style-name="ce2">
            <text:p>6.32E+20</text:p>
          </table:table-cell>
          <table:table-cell office:value-type="float" office:value="1.9255199999999999E+35" table:style-name="ce2">
            <text:p>1.93E+35</text:p>
          </table:table-cell>
          <table:table-cell office:value-type="float" office:value="1.23603E+22" table:style-name="ce2">
            <text:p>1.24E+22</text:p>
          </table:table-cell>
          <table:table-cell office:value-type="float" office:value="1.04297E+23" table:style-name="ce2">
            <text:p>1.04E+23</text:p>
          </table:table-cell>
          <table:table-cell office:value-type="float" office:value="7.1076899999999995E+42" table:style-name="ce2">
            <text:p>7.11E+42</text:p>
          </table:table-cell>
          <table:table-cell office:value-type="float" office:value="1.3743899999999999E+30" table:style-name="ce2">
            <text:p>1.37E+30</text:p>
          </table:table-cell>
          <table:table-cell office:value-type="float" office:value="6.2044847688061485E+43" table:formula="of:=AVERAGE([.B152:.J152])" table:style-name="ce2">
            <text:p>6.20E+43</text:p>
          </table:table-cell>
          <table:table-cell table:number-columns-repeated="16373"/>
        </table:table-row>
        <table:table-row table:style-name="ro1">
          <table:table-cell office:value-type="float" office:value="2.2476699999999999E+35" table:style-name="ce2">
            <text:p>2.25E+35</text:p>
          </table:table-cell>
          <table:table-cell office:value-type="float" office:value="3.5779199999999999E+44" table:style-name="ce2">
            <text:p>3.58E+44</text:p>
          </table:table-cell>
          <table:table-cell office:value-type="float" office:value="2.20065E+29" table:style-name="ce2">
            <text:p>2.20E+29</text:p>
          </table:table-cell>
          <table:table-cell office:value-type="float" office:value="8.11733E+17" table:style-name="ce2">
            <text:p>8.12E+17</text:p>
          </table:table-cell>
          <table:table-cell office:value-type="float" office:value="5.7561799999999997E+25" table:style-name="ce2">
            <text:p>5.76E+25</text:p>
          </table:table-cell>
          <table:table-cell office:value-type="float" office:value="7.2776600000000004E+23" table:style-name="ce2">
            <text:p>7.28E+23</text:p>
          </table:table-cell>
          <table:table-cell office:value-type="float" office:value="6.7501499999999997E+24" table:style-name="ce2">
            <text:p>6.75E+24</text:p>
          </table:table-cell>
          <table:table-cell office:value-type="float" office:value="8.61026E+24" table:style-name="ce2">
            <text:p>8.61E+24</text:p>
          </table:table-cell>
          <table:table-cell office:value-type="float" office:value="1.95767E+34" table:style-name="ce2">
            <text:p>1.96E+34</text:p>
          </table:table-cell>
          <table:table-cell office:value-type="float" office:value="2.2712800000000001E+30" table:style-name="ce2">
            <text:p>2.27E+30</text:p>
          </table:table-cell>
          <table:table-cell office:value-type="float" office:value="3.9754666668842137E+43" table:formula="of:=AVERAGE([.B153:.J153])" table:style-name="ce2">
            <text:p>3.98E+43</text:p>
          </table:table-cell>
          <table:table-cell table:number-columns-repeated="16373"/>
        </table:table-row>
        <table:table-row table:style-name="ro1">
          <table:table-cell office:value-type="float" office:value="5.6141200000000003E+39" table:style-name="ce2">
            <text:p>5.61E+39</text:p>
          </table:table-cell>
          <table:table-cell office:value-type="float" office:value="3.4589599999999998E+62" table:style-name="ce2">
            <text:p>3.46E+62</text:p>
          </table:table-cell>
          <table:table-cell office:value-type="float" office:value="6.7963899999999997E+42" table:style-name="ce2">
            <text:p>6.80E+42</text:p>
          </table:table-cell>
          <table:table-cell office:value-type="float" office:value="3.72577E+17" table:style-name="ce2">
            <text:p>3.73E+17</text:p>
          </table:table-cell>
          <table:table-cell office:value-type="float" office:value="4.1140399999999999E+29" table:style-name="ce2">
            <text:p>4.11E+29</text:p>
          </table:table-cell>
          <table:table-cell office:value-type="float" office:value="6.9818299999999999E+23" table:style-name="ce2">
            <text:p>6.98E+23</text:p>
          </table:table-cell>
          <table:table-cell office:value-type="float" office:value="2.1196999999999999E+21" table:style-name="ce2">
            <text:p>2.12E+21</text:p>
          </table:table-cell>
          <table:table-cell office:value-type="float" office:value="6.91193E+17" table:style-name="ce2">
            <text:p>6.91E+17</text:p>
          </table:table-cell>
          <table:table-cell office:value-type="float" office:value="7.5639999999999996E+45" table:style-name="ce2">
            <text:p>7.56E+45</text:p>
          </table:table-cell>
          <table:table-cell office:value-type="float" office:value="2.1837099999999999E+46" table:style-name="ce2">
            <text:p>2.18E+46</text:p>
          </table:table-cell>
          <table:table-cell office:value-type="float" office:value="3.8432888888888885E+61" table:formula="of:=AVERAGE([.B154:.J154])" table:style-name="ce2">
            <text:p>3.84E+61</text:p>
          </table:table-cell>
          <table:table-cell table:number-columns-repeated="16373"/>
        </table:table-row>
        <table:table-row table:style-name="ro1">
          <table:table-cell office:value-type="float" office:value="6.8190699999999995E+39" table:style-name="ce2">
            <text:p>6.82E+39</text:p>
          </table:table-cell>
          <table:table-cell office:value-type="float" office:value="8.0333100000000002E+49" table:style-name="ce2">
            <text:p>8.03E+49</text:p>
          </table:table-cell>
          <table:table-cell office:value-type="float" office:value="1.2358800000000001E+45" table:style-name="ce2">
            <text:p>1.24E+45</text:p>
          </table:table-cell>
          <table:table-cell office:value-type="float" office:value="1.23212E+21" table:style-name="ce2">
            <text:p>1.23E+21</text:p>
          </table:table-cell>
          <table:table-cell office:value-type="float" office:value="6.2057500000000005E+23" table:style-name="ce2">
            <text:p>6.21E+23</text:p>
          </table:table-cell>
          <table:table-cell office:value-type="float" office:value="2.8402200000000001E+24" table:style-name="ce2">
            <text:p>2.84E+24</text:p>
          </table:table-cell>
          <table:table-cell office:value-type="float" office:value="1.43577E+22" table:style-name="ce2">
            <text:p>1.44E+22</text:p>
          </table:table-cell>
          <table:table-cell office:value-type="float" office:value="6.21855E+16" table:style-name="ce2">
            <text:p>6.22E+16</text:p>
          </table:table-cell>
          <table:table-cell office:value-type="float" office:value="2.36029E+24" table:style-name="ce2">
            <text:p>2.36E+24</text:p>
          </table:table-cell>
          <table:table-cell office:value-type="float" office:value="1.53052E+25" table:style-name="ce2">
            <text:p>1.53E+25</text:p>
          </table:table-cell>
          <table:table-cell office:value-type="float" office:value="8.9260373199999991E+48" table:formula="of:=AVERAGE([.B155:.J155])" table:style-name="ce2">
            <text:p>8.93E+48</text:p>
          </table:table-cell>
          <table:table-cell table:number-columns-repeated="16373"/>
        </table:table-row>
        <table:table-row table:style-name="ro1">
          <table:table-cell office:value-type="float" office:value="3.1215999999999997E+26" table:style-name="ce2">
            <text:p>3.12E+26</text:p>
          </table:table-cell>
          <table:table-cell office:value-type="float" office:value="5.2648200000000002E+44" table:style-name="ce2">
            <text:p>5.26E+44</text:p>
          </table:table-cell>
          <table:table-cell office:value-type="float" office:value="9.3863800000000006E+44" table:style-name="ce2">
            <text:p>9.39E+44</text:p>
          </table:table-cell>
          <table:table-cell office:value-type="float" office:value="1.4467799999999999E+27" table:style-name="ce2">
            <text:p>1.45E+27</text:p>
          </table:table-cell>
          <table:table-cell office:value-type="float" office:value="1.8276100000000001E+30" table:style-name="ce2">
            <text:p>1.83E+30</text:p>
          </table:table-cell>
          <table:table-cell office:value-type="float" office:value="2.80361E+50" table:style-name="ce2">
            <text:p>2.80E+50</text:p>
          </table:table-cell>
          <table:table-cell office:value-type="float" office:value="2.7972699999999998E+28" table:style-name="ce2">
            <text:p>2.80E+28</text:p>
          </table:table-cell>
          <table:table-cell office:value-type="float" office:value="3.7398799999999998E+23" table:style-name="ce2">
            <text:p>3.74E+23</text:p>
          </table:table-cell>
          <table:table-cell office:value-type="float" office:value="1.06481E+30" table:style-name="ce2">
            <text:p>1.06E+30</text:p>
          </table:table-cell>
          <table:table-cell office:value-type="float" office:value="1.1810399999999999E+23" table:style-name="ce2">
            <text:p>1.18E+23</text:p>
          </table:table-cell>
          <table:table-cell office:value-type="float" office:value="3.1151385013333334E+49" table:formula="of:=AVERAGE([.B156:.J156])" table:style-name="ce2">
            <text:p>3.12E+49</text:p>
          </table:table-cell>
          <table:table-cell table:number-columns-repeated="16373"/>
        </table:table-row>
        <table:table-row table:style-name="ro1">
          <table:table-cell office:value-type="float" office:value="9.7837999999999997E+48" table:style-name="ce2">
            <text:p>9.78E+48</text:p>
          </table:table-cell>
          <table:table-cell office:value-type="float" office:value="3.5179700000000002E+62" table:style-name="ce2">
            <text:p>3.52E+62</text:p>
          </table:table-cell>
          <table:table-cell office:value-type="float" office:value="4.1465099999999998E+33" table:style-name="ce2">
            <text:p>4.15E+33</text:p>
          </table:table-cell>
          <table:table-cell office:value-type="float" office:value="1.4467600000000001E+27" table:style-name="ce2">
            <text:p>1.45E+27</text:p>
          </table:table-cell>
          <table:table-cell office:value-type="float" office:value="1.77938E+20" table:style-name="ce2">
            <text:p>1.78E+20</text:p>
          </table:table-cell>
          <table:table-cell office:value-type="float" office:value="8.0879000000000001E+23" table:style-name="ce2">
            <text:p>8.09E+23</text:p>
          </table:table-cell>
          <table:table-cell office:value-type="float" office:value="2.4603700000000002E+21" table:style-name="ce2">
            <text:p>2.46E+21</text:p>
          </table:table-cell>
          <table:table-cell office:value-type="float" office:value="1.5353599999999999E+24" table:style-name="ce2">
            <text:p>1.54E+24</text:p>
          </table:table-cell>
          <table:table-cell office:value-type="float" office:value="6.0355900000000001E+27" table:style-name="ce2">
            <text:p>6.04E+27</text:p>
          </table:table-cell>
          <table:table-cell office:value-type="float" office:value="2.2642699999999999E+30" table:style-name="ce2">
            <text:p>2.26E+30</text:p>
          </table:table-cell>
          <table:table-cell office:value-type="float" office:value="3.9088555555555555E+61" table:formula="of:=AVERAGE([.B157:.J157])" table:style-name="ce2">
            <text:p>3.91E+61</text:p>
          </table:table-cell>
          <table:table-cell table:number-columns-repeated="16373"/>
        </table:table-row>
        <table:table-row table:style-name="ro1">
          <table:table-cell office:value-type="float" office:value="2.4299000000000001E+31" table:style-name="ce2">
            <text:p>2.43E+31</text:p>
          </table:table-cell>
          <table:table-cell office:value-type="float" office:value="1.56212E+62" table:style-name="ce2">
            <text:p>1.56E+62</text:p>
          </table:table-cell>
          <table:table-cell office:value-type="float" office:value="1.5815899999999999E+25" table:style-name="ce2">
            <text:p>1.58E+25</text:p>
          </table:table-cell>
          <table:table-cell office:value-type="float" office:value="8.2993999999999996E+30" table:style-name="ce2">
            <text:p>8.30E+30</text:p>
          </table:table-cell>
          <table:table-cell office:value-type="float" office:value="9.26924E+16" table:style-name="ce2">
            <text:p>9.27E+16</text:p>
          </table:table-cell>
          <table:table-cell office:value-type="float" office:value="7.1692300000000005E+23" table:style-name="ce2">
            <text:p>7.17E+23</text:p>
          </table:table-cell>
          <table:table-cell office:value-type="float" office:value="2.9415800000000001E+23" table:style-name="ce2">
            <text:p>2.94E+23</text:p>
          </table:table-cell>
          <table:table-cell office:value-type="float" office:value="1.08673E+16" table:style-name="ce2">
            <text:p>1.09E+16</text:p>
          </table:table-cell>
          <table:table-cell office:value-type="float" office:value="9.7891300000000002E+39" table:style-name="ce2">
            <text:p>9.79E+39</text:p>
          </table:table-cell>
          <table:table-cell office:value-type="float" office:value="9.1127200000000003E+33" table:style-name="ce2">
            <text:p>9.11E+33</text:p>
          </table:table-cell>
          <table:table-cell office:value-type="float" office:value="1.7356888888888889E+61" table:formula="of:=AVERAGE([.B158:.J158])" table:style-name="ce2">
            <text:p>1.74E+61</text:p>
          </table:table-cell>
          <table:table-cell table:number-columns-repeated="16373"/>
        </table:table-row>
        <table:table-row table:style-name="ro1">
          <table:table-cell office:value-type="float" office:value="1.29109E+48" table:style-name="ce2">
            <text:p>1.29E+48</text:p>
          </table:table-cell>
          <table:table-cell office:value-type="float" office:value="1.7347799999999999E+62" table:style-name="ce2">
            <text:p>1.73E+62</text:p>
          </table:table-cell>
          <table:table-cell office:value-type="float" office:value="5.3685900000000002E+39" table:style-name="ce2">
            <text:p>5.37E+39</text:p>
          </table:table-cell>
          <table:table-cell office:value-type="float" office:value="1.7272100000000001E+24" table:style-name="ce2">
            <text:p>1.73E+24</text:p>
          </table:table-cell>
          <table:table-cell office:value-type="float" office:value="5.4685799999999998E+29" table:style-name="ce2">
            <text:p>5.47E+29</text:p>
          </table:table-cell>
          <table:table-cell office:value-type="float" office:value="1.3693699999999999E+24" table:style-name="ce2">
            <text:p>1.37E+24</text:p>
          </table:table-cell>
          <table:table-cell office:value-type="float" office:value="1.9715700000000001E+23" table:style-name="ce2">
            <text:p>1.97E+23</text:p>
          </table:table-cell>
          <table:table-cell office:value-type="float" office:value="1.3076900000000001E+23" table:style-name="ce2">
            <text:p>1.31E+23</text:p>
          </table:table-cell>
          <table:table-cell office:value-type="float" office:value="7.0111399999999999E+27" table:style-name="ce2">
            <text:p>7.01E+27</text:p>
          </table:table-cell>
          <table:table-cell office:value-type="float" office:value="4.2797399999999998E+32" table:style-name="ce2">
            <text:p>4.28E+32</text:p>
          </table:table-cell>
          <table:table-cell office:value-type="float" office:value="1.9275333333333332E+61" table:formula="of:=AVERAGE([.B159:.J159])" table:style-name="ce2">
            <text:p>1.93E+61</text:p>
          </table:table-cell>
          <table:table-cell table:number-columns-repeated="16373"/>
        </table:table-row>
        <table:table-row table:style-name="ro1">
          <table:table-cell office:value-type="float" office:value="1.1767E+29" table:style-name="ce2">
            <text:p>1.18E+29</text:p>
          </table:table-cell>
          <table:table-cell office:value-type="float" office:value="1.24183E+36" table:style-name="ce2">
            <text:p>1.24E+36</text:p>
          </table:table-cell>
          <table:table-cell office:value-type="float" office:value="4.3676300000000002E+29" table:style-name="ce2">
            <text:p>4.37E+29</text:p>
          </table:table-cell>
          <table:table-cell office:value-type="float" office:value="3.2411700000000001E+23" table:style-name="ce2">
            <text:p>3.24E+23</text:p>
          </table:table-cell>
          <table:table-cell office:value-type="float" office:value="4.5453200000000002E+45" table:style-name="ce2">
            <text:p>4.55E+45</text:p>
          </table:table-cell>
          <table:table-cell office:value-type="float" office:value="3.9159599999999997E+24" table:style-name="ce2">
            <text:p>3.92E+24</text:p>
          </table:table-cell>
          <table:table-cell office:value-type="float" office:value="1.23801E+22" table:style-name="ce2">
            <text:p>1.24E+22</text:p>
          </table:table-cell>
          <table:table-cell office:value-type="float" office:value="3.22347E+24" table:style-name="ce2">
            <text:p>3.22E+24</text:p>
          </table:table-cell>
          <table:table-cell office:value-type="float" office:value="1.8256199999999998E+44" table:style-name="ce2">
            <text:p>1.83E+44</text:p>
          </table:table-cell>
          <table:table-cell office:value-type="float" office:value="1.8072400000000001E+31" table:style-name="ce2">
            <text:p>1.81E+31</text:p>
          </table:table-cell>
          <table:table-cell office:value-type="float" office:value="5.2532022236020545E+44" table:formula="of:=AVERAGE([.B160:.J160])" table:style-name="ce2">
            <text:p>5.25E+44</text:p>
          </table:table-cell>
          <table:table-cell table:number-columns-repeated="16373"/>
        </table:table-row>
        <table:table-row table:style-name="ro1">
          <table:table-cell office:value-type="float" office:value="1.4143500000000001E+36" table:style-name="ce2">
            <text:p>1.41E+36</text:p>
          </table:table-cell>
          <table:table-cell office:value-type="float" office:value="2.63953E+41" table:style-name="ce2">
            <text:p>2.64E+41</text:p>
          </table:table-cell>
          <table:table-cell office:value-type="float" office:value="5.5935799999999996E+33" table:style-name="ce2">
            <text:p>5.59E+33</text:p>
          </table:table-cell>
          <table:table-cell office:value-type="float" office:value="9.08224E+20" table:style-name="ce2">
            <text:p>9.08E+20</text:p>
          </table:table-cell>
          <table:table-cell office:value-type="float" office:value="4.1298100000000002E+24" table:style-name="ce2">
            <text:p>4.13E+24</text:p>
          </table:table-cell>
          <table:table-cell office:value-type="float" office:value="4.9125599999999999E+24" table:style-name="ce2">
            <text:p>4.91E+24</text:p>
          </table:table-cell>
          <table:table-cell office:value-type="float" office:value="1.2344E+22" table:style-name="ce2">
            <text:p>1.23E+22</text:p>
          </table:table-cell>
          <table:table-cell office:value-type="float" office:value="1.2757400000000001E+23" table:style-name="ce2">
            <text:p>1.28E+23</text:p>
          </table:table-cell>
          <table:table-cell office:value-type="float" office:value="2.0817600000000001E+31" table:style-name="ce2">
            <text:p>2.08E+31</text:p>
          </table:table-cell>
          <table:table-cell office:value-type="float" office:value="3.4565899999999997E+42" table:style-name="ce2">
            <text:p>3.46E+42</text:p>
          </table:table-cell>
          <table:table-cell office:value-type="float" office:value="4.1339366729048854E+41" table:formula="of:=AVERAGE([.B161:.J161])" table:style-name="ce2">
            <text:p>4.13E+41</text:p>
          </table:table-cell>
          <table:table-cell table:number-columns-repeated="16373"/>
        </table:table-row>
        <table:table-row table:style-name="ro1">
          <table:table-cell office:value-type="float" office:value="4.8844300000000002E+37" table:style-name="ce2">
            <text:p>4.88E+37</text:p>
          </table:table-cell>
          <table:table-cell office:value-type="float" office:value="2.8405500000000001E+38" table:style-name="ce2">
            <text:p>2.84E+38</text:p>
          </table:table-cell>
          <table:table-cell office:value-type="float" office:value="1.4493199999999999E+40" table:style-name="ce2">
            <text:p>1.45E+40</text:p>
          </table:table-cell>
          <table:table-cell office:value-type="float" office:value="2.9197099999999998E+30" table:style-name="ce2">
            <text:p>2.92E+30</text:p>
          </table:table-cell>
          <table:table-cell office:value-type="float" office:value="1.1867600000000001E+27" table:style-name="ce2">
            <text:p>1.19E+27</text:p>
          </table:table-cell>
          <table:table-cell office:value-type="float" office:value="5.6795099999999999E+23" table:style-name="ce2">
            <text:p>5.68E+23</text:p>
          </table:table-cell>
          <table:table-cell office:value-type="float" office:value="8.0468600000000007E+20" table:style-name="ce2">
            <text:p>8.05E+20</text:p>
          </table:table-cell>
          <table:table-cell office:value-type="float" office:value="7.9422200000000001E+21" table:style-name="ce2">
            <text:p>7.94E+21</text:p>
          </table:table-cell>
          <table:table-cell office:value-type="float" office:value="2.80351E+28" table:style-name="ce2">
            <text:p>2.80E+28</text:p>
          </table:table-cell>
          <table:table-cell office:value-type="float" office:value="1.61101E+29" table:style-name="ce2">
            <text:p>1.61E+29</text:p>
          </table:table-cell>
          <table:table-cell office:value-type="float" office:value="1.6419172225677813E+39" table:formula="of:=AVERAGE([.B162:.J162])" table:style-name="ce2">
            <text:p>1.64E+39</text:p>
          </table:table-cell>
          <table:table-cell table:number-columns-repeated="16373"/>
        </table:table-row>
        <table:table-row table:style-name="ro1">
          <table:table-cell office:value-type="float" office:value="9.7837900000000004E+48" table:style-name="ce2">
            <text:p>9.78E+48</text:p>
          </table:table-cell>
          <table:table-cell office:value-type="float" office:value="2.57657E+62" table:style-name="ce2">
            <text:p>2.58E+62</text:p>
          </table:table-cell>
          <table:table-cell office:value-type="float" office:value="3.7538E+34" table:style-name="ce2">
            <text:p>3.75E+34</text:p>
          </table:table-cell>
          <table:table-cell office:value-type="float" office:value="5.6758899999999996E+24" table:style-name="ce2">
            <text:p>5.68E+24</text:p>
          </table:table-cell>
          <table:table-cell office:value-type="float" office:value="4.2152000000000001E+28" table:style-name="ce2">
            <text:p>4.22E+28</text:p>
          </table:table-cell>
          <table:table-cell office:value-type="float" office:value="3.0587999999999998E+24" table:style-name="ce2">
            <text:p>3.06E+24</text:p>
          </table:table-cell>
          <table:table-cell office:value-type="float" office:value="4.15023E+19" table:style-name="ce2">
            <text:p>4.15E+19</text:p>
          </table:table-cell>
          <table:table-cell office:value-type="float" office:value="1.14771E+24" table:style-name="ce2">
            <text:p>1.15E+24</text:p>
          </table:table-cell>
          <table:table-cell office:value-type="float" office:value="9.5059000000000006E+38" table:style-name="ce2">
            <text:p>9.51E+38</text:p>
          </table:table-cell>
          <table:table-cell office:value-type="float" office:value="9.1781199999999996E+33" table:style-name="ce2">
            <text:p>9.18E+33</text:p>
          </table:table-cell>
          <table:table-cell office:value-type="float" office:value="2.8628555555555557E+61" table:formula="of:=AVERAGE([.B163:.J163])" table:style-name="ce2">
            <text:p>2.86E+61</text:p>
          </table:table-cell>
          <table:table-cell table:number-columns-repeated="16373"/>
        </table:table-row>
        <table:table-row table:style-name="ro1">
          <table:table-cell office:value-type="float" office:value="5.1497500000000003E+42" table:style-name="ce2">
            <text:p>5.15E+42</text:p>
          </table:table-cell>
          <table:table-cell office:value-type="float" office:value="1.5509699999999999E+62" table:style-name="ce2">
            <text:p>1.55E+62</text:p>
          </table:table-cell>
          <table:table-cell office:value-type="float" office:value="2.52883E+45" table:style-name="ce2">
            <text:p>2.53E+45</text:p>
          </table:table-cell>
          <table:table-cell office:value-type="float" office:value="1.4523599999999999E+27" table:style-name="ce2">
            <text:p>1.45E+27</text:p>
          </table:table-cell>
          <table:table-cell office:value-type="float" office:value="1.2985799999999999E+25" table:style-name="ce2">
            <text:p>1.30E+25</text:p>
          </table:table-cell>
          <table:table-cell office:value-type="float" office:value="2.7639200000000001E+24" table:style-name="ce2">
            <text:p>2.76E+24</text:p>
          </table:table-cell>
          <table:table-cell office:value-type="float" office:value="1.0695799999999999E+22" table:style-name="ce2">
            <text:p>1.07E+22</text:p>
          </table:table-cell>
          <table:table-cell office:value-type="float" office:value="4.7132500000000003E+23" table:style-name="ce2">
            <text:p>4.71E+23</text:p>
          </table:table-cell>
          <table:table-cell office:value-type="float" office:value="3.9062500000000002E+45" table:style-name="ce2">
            <text:p>3.91E+45</text:p>
          </table:table-cell>
          <table:table-cell office:value-type="float" office:value="8.87159E+33" table:style-name="ce2">
            <text:p>8.87E+33</text:p>
          </table:table-cell>
          <table:table-cell office:value-type="float" office:value="1.7233E+61" table:formula="of:=AVERAGE([.B164:.J164])" table:style-name="ce2">
            <text:p>1.72E+61</text:p>
          </table:table-cell>
          <table:table-cell table:number-columns-repeated="16373"/>
        </table:table-row>
        <table:table-row table:style-name="ro1">
          <table:table-cell office:value-type="float" office:value="8.5829099999999997E+43" table:style-name="ce2">
            <text:p>8.58E+43</text:p>
          </table:table-cell>
          <table:table-cell office:value-type="float" office:value="2.3187500000000002E+44" table:style-name="ce2">
            <text:p>2.32E+44</text:p>
          </table:table-cell>
          <table:table-cell office:value-type="float" office:value="9.8022099999999998E+33" table:style-name="ce2">
            <text:p>9.80E+33</text:p>
          </table:table-cell>
          <table:table-cell office:value-type="float" office:value="8.7738599999999998E+28" table:style-name="ce2">
            <text:p>8.77E+28</text:p>
          </table:table-cell>
          <table:table-cell office:value-type="float" office:value="1.0306499999999999E+24" table:style-name="ce2">
            <text:p>1.03E+24</text:p>
          </table:table-cell>
          <table:table-cell office:value-type="float" office:value="5.7462600000000005E+24" table:style-name="ce2">
            <text:p>5.75E+24</text:p>
          </table:table-cell>
          <table:table-cell office:value-type="float" office:value="4.4598899999999998E+23" table:style-name="ce2">
            <text:p>4.46E+23</text:p>
          </table:table-cell>
          <table:table-cell office:value-type="float" office:value="9.0133100000000004E+22" table:style-name="ce2">
            <text:p>9.01E+22</text:p>
          </table:table-cell>
          <table:table-cell office:value-type="float" office:value="2.45647E+24" table:style-name="ce2">
            <text:p>2.46E+24</text:p>
          </table:table-cell>
          <table:table-cell office:value-type="float" office:value="1.6406399999999999E+31" table:style-name="ce2">
            <text:p>1.64E+31</text:p>
          </table:table-cell>
          <table:table-cell office:value-type="float" office:value="2.5763888889979856E+43" table:formula="of:=AVERAGE([.B165:.J165])" table:style-name="ce2">
            <text:p>2.58E+43</text:p>
          </table:table-cell>
          <table:table-cell table:number-columns-repeated="16373"/>
        </table:table-row>
        <table:table-row table:style-name="ro1">
          <table:table-cell office:value-type="float" office:value="3.8685299999999999E+52" table:style-name="ce2">
            <text:p>3.87E+52</text:p>
          </table:table-cell>
          <table:table-cell office:value-type="float" office:value="1.0520300000000001E+62" table:style-name="ce2">
            <text:p>1.05E+62</text:p>
          </table:table-cell>
          <table:table-cell office:value-type="float" office:value="4.8050899999999997E+41" table:style-name="ce2">
            <text:p>4.81E+41</text:p>
          </table:table-cell>
          <table:table-cell office:value-type="float" office:value="1.3408100000000001E+28" table:style-name="ce2">
            <text:p>1.34E+28</text:p>
          </table:table-cell>
          <table:table-cell office:value-type="float" office:value="1.1765899999999999E+35" table:style-name="ce2">
            <text:p>1.18E+35</text:p>
          </table:table-cell>
          <table:table-cell office:value-type="float" office:value="2.9653200000000003E+24" table:style-name="ce2">
            <text:p>2.97E+24</text:p>
          </table:table-cell>
          <table:table-cell office:value-type="float" office:value="8.1031500000000003E+24" table:style-name="ce2">
            <text:p>8.10E+24</text:p>
          </table:table-cell>
          <table:table-cell office:value-type="float" office:value="1.75903E+25" table:style-name="ce2">
            <text:p>1.76E+25</text:p>
          </table:table-cell>
          <table:table-cell office:value-type="float" office:value="158578000000000" table:style-name="ce2">
            <text:p>1.59E+14</text:p>
          </table:table-cell>
          <table:table-cell office:value-type="float" office:value="7.5178299999999997E+58" table:style-name="ce2">
            <text:p>7.52E+58</text:p>
          </table:table-cell>
          <table:table-cell office:value-type="float" office:value="1.1697575366666667E+61" table:formula="of:=AVERAGE([.B166:.J166])" table:style-name="ce2">
            <text:p>1.17E+61</text:p>
          </table:table-cell>
          <table:table-cell table:number-columns-repeated="16373"/>
        </table:table-row>
        <table:table-row table:style-name="ro1">
          <table:table-cell office:value-type="float" office:value="1.10813E+24" table:style-name="ce2">
            <text:p>1.11E+24</text:p>
          </table:table-cell>
          <table:table-cell office:value-type="float" office:value="2.80142E+44" table:style-name="ce2">
            <text:p>2.80E+44</text:p>
          </table:table-cell>
          <table:table-cell office:value-type="float" office:value="1.36779E+33" table:style-name="ce2">
            <text:p>1.37E+33</text:p>
          </table:table-cell>
          <table:table-cell office:value-type="float" office:value="5.4970900000000002E+21" table:style-name="ce2">
            <text:p>5.50E+21</text:p>
          </table:table-cell>
          <table:table-cell office:value-type="float" office:value="1.54196E+35" table:style-name="ce2">
            <text:p>1.54E+35</text:p>
          </table:table-cell>
          <table:table-cell office:value-type="float" office:value="1.6319500000000001E+24" table:style-name="ce2">
            <text:p>1.63E+24</text:p>
          </table:table-cell>
          <table:table-cell office:value-type="float" office:value="6.4217400000000002E+25" table:style-name="ce2">
            <text:p>6.42E+25</text:p>
          </table:table-cell>
          <table:table-cell office:value-type="float" office:value="1.2634599999999999E+21" table:style-name="ce2">
            <text:p>1.26E+21</text:p>
          </table:table-cell>
          <table:table-cell office:value-type="float" office:value="3.2183699999999999E+50" table:style-name="ce2">
            <text:p>3.22E+50</text:p>
          </table:table-cell>
          <table:table-cell office:value-type="float" office:value="9.4937500000000005E+41" table:style-name="ce2">
            <text:p>9.49E+41</text:p>
          </table:table-cell>
          <table:table-cell office:value-type="float" office:value="3.5759697899041686E+49" table:formula="of:=AVERAGE([.B167:.J167])" table:style-name="ce2">
            <text:p>3.58E+49</text:p>
          </table:table-cell>
          <table:table-cell table:number-columns-repeated="16373"/>
        </table:table-row>
        <table:table-row table:style-name="ro1">
          <table:table-cell office:value-type="float" office:value="1.1753799999999999E+29" table:style-name="ce2">
            <text:p>1.18E+29</text:p>
          </table:table-cell>
          <table:table-cell office:value-type="float" office:value="3.6535600000000002E+43" table:style-name="ce2">
            <text:p>3.65E+43</text:p>
          </table:table-cell>
          <table:table-cell office:value-type="float" office:value="3.7843799999999999E+36" table:style-name="ce2">
            <text:p>3.78E+36</text:p>
          </table:table-cell>
          <table:table-cell office:value-type="float" office:value="1.4467899999999999E+27" table:style-name="ce2">
            <text:p>1.45E+27</text:p>
          </table:table-cell>
          <table:table-cell office:value-type="float" office:value="1.78643E+20" table:style-name="ce2">
            <text:p>1.79E+20</text:p>
          </table:table-cell>
          <table:table-cell office:value-type="float" office:value="1.44051E+24" table:style-name="ce2">
            <text:p>1.44E+24</text:p>
          </table:table-cell>
          <table:table-cell office:value-type="float" office:value="9.4333299999999997E+21" table:style-name="ce2">
            <text:p>9.43E+21</text:p>
          </table:table-cell>
          <table:table-cell office:value-type="float" office:value="1.45637E+17" table:style-name="ce2">
            <text:p>1.46E+17</text:p>
          </table:table-cell>
          <table:table-cell office:value-type="float" office:value="2.6289199999999999E+29" table:style-name="ce2">
            <text:p>2.63E+29</text:p>
          </table:table-cell>
          <table:table-cell office:value-type="float" office:value="2.26196E+30" table:style-name="ce2">
            <text:p>2.26E+30</text:p>
          </table:table-cell>
          <table:table-cell office:value-type="float" office:value="4.0595115315980586E+42" table:formula="of:=AVERAGE([.B168:.J168])" table:style-name="ce2">
            <text:p>4.06E+42</text:p>
          </table:table-cell>
          <table:table-cell table:number-columns-repeated="16373"/>
        </table:table-row>
        <table:table-row table:style-name="ro1">
          <table:table-cell office:value-type="float" office:value="1.3483599999999999E+55" table:style-name="ce2">
            <text:p>1.35E+55</text:p>
          </table:table-cell>
          <table:table-cell office:value-type="float" office:value="1.5148E+62" table:style-name="ce2">
            <text:p>1.51E+62</text:p>
          </table:table-cell>
          <table:table-cell office:value-type="float" office:value="6.5363899999999996E+27" table:style-name="ce2">
            <text:p>6.54E+27</text:p>
          </table:table-cell>
          <table:table-cell office:value-type="float" office:value="3.1433999999999997E+21" table:style-name="ce2">
            <text:p>3.14E+21</text:p>
          </table:table-cell>
          <table:table-cell office:value-type="float" office:value="5.0873499999999998E+25" table:style-name="ce2">
            <text:p>5.09E+25</text:p>
          </table:table-cell>
          <table:table-cell office:value-type="float" office:value="1.3948899999999999E+24" table:style-name="ce2">
            <text:p>1.39E+24</text:p>
          </table:table-cell>
          <table:table-cell office:value-type="float" office:value="4.7743400000000004E+21" table:style-name="ce2">
            <text:p>4.77E+21</text:p>
          </table:table-cell>
          <table:table-cell office:value-type="float" office:value="5.2286000000000003E+23" table:style-name="ce2">
            <text:p>5.23E+23</text:p>
          </table:table-cell>
          <table:table-cell office:value-type="float" office:value="4.0804800000000003E+45" table:style-name="ce2">
            <text:p>4.08E+45</text:p>
          </table:table-cell>
          <table:table-cell office:value-type="float" office:value="9.1293800000000005E+33" table:style-name="ce2">
            <text:p>9.13E+33</text:p>
          </table:table-cell>
          <table:table-cell office:value-type="float" office:value="1.6831111111111113E+61" table:formula="of:=AVERAGE([.B169:.J169])" table:style-name="ce2">
            <text:p>1.68E+61</text:p>
          </table:table-cell>
          <table:table-cell table:number-columns-repeated="16373"/>
        </table:table-row>
        <table:table-row table:style-name="ro1">
          <table:table-cell office:value-type="float" office:value="6.1778300000000004E+49" table:style-name="ce2">
            <text:p>6.18E+49</text:p>
          </table:table-cell>
          <table:table-cell office:value-type="float" office:value="1.6656600000000001E+63" table:style-name="ce2">
            <text:p>1.67E+63</text:p>
          </table:table-cell>
          <table:table-cell office:value-type="float" office:value="1.33266E+42" table:style-name="ce2">
            <text:p>1.33E+42</text:p>
          </table:table-cell>
          <table:table-cell office:value-type="float" office:value="2.8421500000000001E+21" table:style-name="ce2">
            <text:p>2.84E+21</text:p>
          </table:table-cell>
          <table:table-cell office:value-type="float" office:value="2.8027200000000001E+25" table:style-name="ce2">
            <text:p>2.80E+25</text:p>
          </table:table-cell>
          <table:table-cell office:value-type="float" office:value="4.2581800000000002E+24" table:style-name="ce2">
            <text:p>4.26E+24</text:p>
          </table:table-cell>
          <table:table-cell office:value-type="float" office:value="7.2086200000000001E+21" table:style-name="ce2">
            <text:p>7.21E+21</text:p>
          </table:table-cell>
          <table:table-cell office:value-type="float" office:value="96446200000000" table:style-name="ce2">
            <text:p>9.64E+13</text:p>
          </table:table-cell>
          <table:table-cell office:value-type="float" office:value="4.1294600000000001E+24" table:style-name="ce2">
            <text:p>4.13E+24</text:p>
          </table:table-cell>
          <table:table-cell office:value-type="float" office:value="2.2629900000000001E+30" table:style-name="ce2">
            <text:p>2.26E+30</text:p>
          </table:table-cell>
          <table:table-cell office:value-type="float" office:value="1.8507333333333335E+62" table:formula="of:=AVERAGE([.B170:.J170])" table:style-name="ce2">
            <text:p>1.85E+62</text:p>
          </table:table-cell>
          <table:table-cell table:number-columns-repeated="16373"/>
        </table:table-row>
        <table:table-row table:style-name="ro1">
          <table:table-cell office:value-type="float" office:value="6.8190699999999995E+39" table:style-name="ce2">
            <text:p>6.82E+39</text:p>
          </table:table-cell>
          <table:table-cell office:value-type="float" office:value="1.5409700000000001E+62" table:style-name="ce2">
            <text:p>1.54E+62</text:p>
          </table:table-cell>
          <table:table-cell office:value-type="float" office:value="1.02693E+45" table:style-name="ce2">
            <text:p>1.03E+45</text:p>
          </table:table-cell>
          <table:table-cell office:value-type="float" office:value="1.06291E+23" table:style-name="ce2">
            <text:p>1.06E+23</text:p>
          </table:table-cell>
          <table:table-cell office:value-type="float" office:value="3.6062000000000003E+29" table:style-name="ce2">
            <text:p>3.61E+29</text:p>
          </table:table-cell>
          <table:table-cell office:value-type="float" office:value="4.5731000000000002E+24" table:style-name="ce2">
            <text:p>4.57E+24</text:p>
          </table:table-cell>
          <table:table-cell office:value-type="float" office:value="6.3225900000000002E+30" table:style-name="ce2">
            <text:p>6.32E+30</text:p>
          </table:table-cell>
          <table:table-cell office:value-type="float" office:value="1.10911E+17" table:style-name="ce2">
            <text:p>1.11E+17</text:p>
          </table:table-cell>
          <table:table-cell office:value-type="float" office:value="2.8460800000000001E+29" table:style-name="ce2">
            <text:p>2.85E+29</text:p>
          </table:table-cell>
          <table:table-cell office:value-type="float" office:value="9.8135699999999997E+23" table:style-name="ce2">
            <text:p>9.81E+23</text:p>
          </table:table-cell>
          <table:table-cell office:value-type="float" office:value="1.7121888888888889E+61" table:formula="of:=AVERAGE([.B171:.J171])" table:style-name="ce2">
            <text:p>1.71E+61</text:p>
          </table:table-cell>
          <table:table-cell table:number-columns-repeated="16373"/>
        </table:table-row>
        <table:table-row table:style-name="ro1">
          <table:table-cell office:value-type="float" office:value="2.8389999999999998E+26" table:style-name="ce2">
            <text:p>2.84E+26</text:p>
          </table:table-cell>
          <table:table-cell office:value-type="float" office:value="3.6539699999999998E+43" table:style-name="ce2">
            <text:p>3.65E+43</text:p>
          </table:table-cell>
          <table:table-cell office:value-type="float" office:value="4.7610800000000001E+45" table:style-name="ce2">
            <text:p>4.76E+45</text:p>
          </table:table-cell>
          <table:table-cell office:value-type="float" office:value="1.1149700000000001E+26" table:style-name="ce2">
            <text:p>1.11E+26</text:p>
          </table:table-cell>
          <table:table-cell office:value-type="float" office:value="3.8679499999999998E+21" table:style-name="ce2">
            <text:p>3.87E+21</text:p>
          </table:table-cell>
          <table:table-cell office:value-type="float" office:value="2.89094E+24" table:style-name="ce2">
            <text:p>2.89E+24</text:p>
          </table:table-cell>
          <table:table-cell office:value-type="float" office:value="1.40288E+22" table:style-name="ce2">
            <text:p>1.40E+22</text:p>
          </table:table-cell>
          <table:table-cell office:value-type="float" office:value="7.9342599999999999E+21" table:style-name="ce2">
            <text:p>7.93E+21</text:p>
          </table:table-cell>
          <table:table-cell office:value-type="float" office:value="5.41069E+18" table:style-name="ce2">
            <text:p>5.41E+18</text:p>
          </table:table-cell>
          <table:table-cell office:value-type="float" office:value="4.5813600000000002E+37" table:style-name="ce2">
            <text:p>4.58E+37</text:p>
          </table:table-cell>
          <table:table-cell office:value-type="float" office:value="5.3306886064595553E+44" table:formula="of:=AVERAGE([.B172:.J172])" table:style-name="ce2">
            <text:p>5.33E+44</text:p>
          </table:table-cell>
          <table:table-cell table:number-columns-repeated="16373"/>
        </table:table-row>
        <table:table-row table:style-name="ro1">
          <table:table-cell office:value-type="float" office:value="2.6263900000000001E+55" table:style-name="ce2">
            <text:p>2.63E+55</text:p>
          </table:table-cell>
          <table:table-cell office:value-type="float" office:value="2.6366499999999998E+44" table:style-name="ce2">
            <text:p>2.64E+44</text:p>
          </table:table-cell>
          <table:table-cell office:value-type="float" office:value="1.91709E+37" table:style-name="ce2">
            <text:p>1.92E+37</text:p>
          </table:table-cell>
          <table:table-cell office:value-type="float" office:value="5.7745999999999997E+24" table:style-name="ce2">
            <text:p>5.77E+24</text:p>
          </table:table-cell>
          <table:table-cell office:value-type="float" office:value="3.6025900000000002E+29" table:style-name="ce2">
            <text:p>3.60E+29</text:p>
          </table:table-cell>
          <table:table-cell office:value-type="float" office:value="7.6215499999999993E+38" table:style-name="ce2">
            <text:p>7.62E+38</text:p>
          </table:table-cell>
          <table:table-cell office:value-type="float" office:value="6.5234700000000004E+24" table:style-name="ce2">
            <text:p>6.52E+24</text:p>
          </table:table-cell>
          <table:table-cell office:value-type="float" office:value="3.9672399999999997E+21" table:style-name="ce2">
            <text:p>3.97E+21</text:p>
          </table:table-cell>
          <table:table-cell office:value-type="float" office:value="1.5510300000000001E+40" table:style-name="ce2">
            <text:p>1.55E+40</text:p>
          </table:table-cell>
          <table:table-cell office:value-type="float" office:value="4.8286500000000002E+41" table:style-name="ce2">
            <text:p>4.83E+41</text:p>
          </table:table-cell>
          <table:table-cell office:value-type="float" office:value="2.9351572958433371E+43" table:formula="of:=AVERAGE([.B173:.J173])" table:style-name="ce2">
            <text:p>2.94E+43</text:p>
          </table:table-cell>
          <table:table-cell table:number-columns-repeated="16373"/>
        </table:table-row>
        <table:table-row table:style-name="ro1">
          <table:table-cell office:value-type="float" office:value="1.72464E+43" table:style-name="ce2">
            <text:p>1.72E+43</text:p>
          </table:table-cell>
          <table:table-cell office:value-type="float" office:value="6.5260100000000003E+50" table:style-name="ce2">
            <text:p>6.53E+50</text:p>
          </table:table-cell>
          <table:table-cell office:value-type="float" office:value="5.0701500000000003E+43" table:style-name="ce2">
            <text:p>5.07E+43</text:p>
          </table:table-cell>
          <table:table-cell office:value-type="float" office:value="1.4467600000000001E+27" table:style-name="ce2">
            <text:p>1.45E+27</text:p>
          </table:table-cell>
          <table:table-cell office:value-type="float" office:value="1.4839699999999999E+21" table:style-name="ce2">
            <text:p>1.48E+21</text:p>
          </table:table-cell>
          <table:table-cell office:value-type="float" office:value="1.6304199999999999E+43" table:style-name="ce2">
            <text:p>1.63E+43</text:p>
          </table:table-cell>
          <table:table-cell office:value-type="float" office:value="1.9390599999999999E+23" table:style-name="ce2">
            <text:p>1.94E+23</text:p>
          </table:table-cell>
          <table:table-cell office:value-type="float" office:value="1.06747E+23" table:style-name="ce2">
            <text:p>1.07E+23</text:p>
          </table:table-cell>
          <table:table-cell office:value-type="float" office:value="7.0270199999999995E+45" table:style-name="ce2">
            <text:p>7.03E+45</text:p>
          </table:table-cell>
          <table:table-cell office:value-type="float" office:value="1.0655E+46" table:style-name="ce2">
            <text:p>1.07E+46</text:p>
          </table:table-cell>
          <table:table-cell office:value-type="float" office:value="7.2513194336188893E+49" table:formula="of:=AVERAGE([.B174:.J174])" table:style-name="ce2">
            <text:p>7.25E+49</text:p>
          </table:table-cell>
          <table:table-cell table:number-columns-repeated="16373"/>
        </table:table-row>
        <table:table-row table:style-name="ro1">
          <table:table-cell office:value-type="float" office:value="3.4554599999999999E+34" table:style-name="ce2">
            <text:p>3.46E+34</text:p>
          </table:table-cell>
          <table:table-cell office:value-type="float" office:value="6.9803700000000002E+49" table:style-name="ce2">
            <text:p>6.98E+49</text:p>
          </table:table-cell>
          <table:table-cell office:value-type="float" office:value="4.8866000000000003E+45" table:style-name="ce2">
            <text:p>4.89E+45</text:p>
          </table:table-cell>
          <table:table-cell office:value-type="float" office:value="9.8251100000000003E+20" table:style-name="ce2">
            <text:p>9.83E+20</text:p>
          </table:table-cell>
          <table:table-cell office:value-type="float" office:value="5.2607700000000003E+27" table:style-name="ce2">
            <text:p>5.26E+27</text:p>
          </table:table-cell>
          <table:table-cell office:value-type="float" office:value="2.5516100000000001E+25" table:style-name="ce2">
            <text:p>2.55E+25</text:p>
          </table:table-cell>
          <table:table-cell office:value-type="float" office:value="4.2638999999999999E+23" table:style-name="ce2">
            <text:p>4.26E+23</text:p>
          </table:table-cell>
          <table:table-cell office:value-type="float" office:value="9000870000000000" table:style-name="ce2">
            <text:p>9.00E+15</text:p>
          </table:table-cell>
          <table:table-cell office:value-type="float" office:value="2.40572E+49" table:style-name="ce2">
            <text:p>2.41E+49</text:p>
          </table:table-cell>
          <table:table-cell office:value-type="float" office:value="2.5193800000000001E+23" table:style-name="ce2">
            <text:p>2.52E+23</text:p>
          </table:table-cell>
          <table:table-cell office:value-type="float" office:value="1.0429531844444445E+49" table:formula="of:=AVERAGE([.B175:.J175])" table:style-name="ce2">
            <text:p>1.04E+49</text:p>
          </table:table-cell>
          <table:table-cell table:number-columns-repeated="16373"/>
        </table:table-row>
        <table:table-row table:style-name="ro1">
          <table:table-cell office:value-type="float" office:value="2.5470399999999999E+39" table:style-name="ce2">
            <text:p>2.55E+39</text:p>
          </table:table-cell>
          <table:table-cell office:value-type="float" office:value="1.07908E+27" table:style-name="ce2">
            <text:p>1.08E+27</text:p>
          </table:table-cell>
          <table:table-cell office:value-type="float" office:value="6.64186E+42" table:style-name="ce2">
            <text:p>6.64E+42</text:p>
          </table:table-cell>
          <table:table-cell office:value-type="float" office:value="1.41498E+22" table:style-name="ce2">
            <text:p>1.41E+22</text:p>
          </table:table-cell>
          <table:table-cell office:value-type="float" office:value="1.5420099999999999E+35" table:style-name="ce2">
            <text:p>1.54E+35</text:p>
          </table:table-cell>
          <table:table-cell office:value-type="float" office:value="2.4585E+26" table:style-name="ce2">
            <text:p>2.46E+26</text:p>
          </table:table-cell>
          <table:table-cell office:value-type="float" office:value="3.01461E+19" table:style-name="ce2">
            <text:p>3.01E+19</text:p>
          </table:table-cell>
          <table:table-cell office:value-type="float" office:value="5342310000000000" table:style-name="ce2">
            <text:p>5.34E+15</text:p>
          </table:table-cell>
          <table:table-cell office:value-type="float" office:value="1.36788E+41" table:style-name="ce2">
            <text:p>1.37E+41</text:p>
          </table:table-cell>
          <table:table-cell office:value-type="float" office:value="1.21249E+23" table:style-name="ce2">
            <text:p>1.21E+23</text:p>
          </table:table-cell>
          <table:table-cell office:value-type="float" office:value="7.5318312824455582E+41" table:formula="of:=AVERAGE([.B176:.J176])" table:style-name="ce2">
            <text:p>7.53E+41</text:p>
          </table:table-cell>
          <table:table-cell table:number-columns-repeated="16373"/>
        </table:table-row>
        <table:table-row table:style-name="ro1">
          <table:table-cell office:value-type="float" office:value="5.1691299999999997E+41" table:style-name="ce2">
            <text:p>5.17E+41</text:p>
          </table:table-cell>
          <table:table-cell office:value-type="float" office:value="1.9133900000000001E+44" table:style-name="ce2">
            <text:p>1.91E+44</text:p>
          </table:table-cell>
          <table:table-cell office:value-type="float" office:value="6.0266200000000002E+34" table:style-name="ce2">
            <text:p>6.03E+34</text:p>
          </table:table-cell>
          <table:table-cell office:value-type="float" office:value="1.4507300000000001E+27" table:style-name="ce2">
            <text:p>1.45E+27</text:p>
          </table:table-cell>
          <table:table-cell office:value-type="float" office:value="5.6153E+20" table:style-name="ce2">
            <text:p>5.62E+20</text:p>
          </table:table-cell>
          <table:table-cell office:value-type="float" office:value="4.0483999999999998E+24" table:style-name="ce2">
            <text:p>4.05E+24</text:p>
          </table:table-cell>
          <table:table-cell office:value-type="float" office:value="1.79092E+21" table:style-name="ce2">
            <text:p>1.79E+21</text:p>
          </table:table-cell>
          <table:table-cell office:value-type="float" office:value="1.45448E+17" table:style-name="ce2">
            <text:p>1.45E+17</text:p>
          </table:table-cell>
          <table:table-cell office:value-type="float" office:value="1.85689E+40" table:style-name="ce2">
            <text:p>1.86E+40</text:p>
          </table:table-cell>
          <table:table-cell office:value-type="float" office:value="1.2076E+54" table:style-name="ce2">
            <text:p>1.21E+54</text:p>
          </table:table-cell>
          <table:table-cell office:value-type="float" office:value="1.3417777779903973E+53" table:formula="of:=AVERAGE([.B177:.J177])" table:style-name="ce2">
            <text:p>1.34E+53</text:p>
          </table:table-cell>
          <table:table-cell table:number-columns-repeated="16373"/>
        </table:table-row>
        <table:table-row table:style-name="ro1">
          <table:table-cell office:value-type="float" office:value="9.2696600000000006E+39" table:style-name="ce2">
            <text:p>9.27E+39</text:p>
          </table:table-cell>
          <table:table-cell office:value-type="float" office:value="1.0869700000000001E+62" table:style-name="ce2">
            <text:p>1.09E+62</text:p>
          </table:table-cell>
          <table:table-cell office:value-type="float" office:value="2.9785399999999999E+39" table:style-name="ce2">
            <text:p>2.98E+39</text:p>
          </table:table-cell>
          <table:table-cell office:value-type="float" office:value="1.5583099999999999E+27" table:style-name="ce2">
            <text:p>1.56E+27</text:p>
          </table:table-cell>
          <table:table-cell office:value-type="float" office:value="6.4070800000000004E+29" table:style-name="ce2">
            <text:p>6.41E+29</text:p>
          </table:table-cell>
          <table:table-cell office:value-type="float" office:value="1.6304199999999999E+43" table:style-name="ce2">
            <text:p>1.63E+43</text:p>
          </table:table-cell>
          <table:table-cell office:value-type="float" office:value="2.7550899999999999E+28" table:style-name="ce2">
            <text:p>2.76E+28</text:p>
          </table:table-cell>
          <table:table-cell office:value-type="float" office:value="1.5605199999999999E+22" table:style-name="ce2">
            <text:p>1.56E+22</text:p>
          </table:table-cell>
          <table:table-cell office:value-type="float" office:value="1.86271E+44" table:style-name="ce2">
            <text:p>1.86E+44</text:p>
          </table:table-cell>
          <table:table-cell office:value-type="float" office:value="5.9031500000000003E+50" table:style-name="ce2">
            <text:p>5.90E+50</text:p>
          </table:table-cell>
          <table:table-cell office:value-type="float" office:value="1.2077444444510035E+61" table:formula="of:=AVERAGE([.B178:.J178])" table:style-name="ce2">
            <text:p>1.21E+61</text:p>
          </table:table-cell>
          <table:table-cell table:number-columns-repeated="16373"/>
        </table:table-row>
        <table:table-row table:style-name="ro1">
          <table:table-cell office:value-type="float" office:value="2.51189E+33" table:style-name="ce2">
            <text:p>2.51E+33</text:p>
          </table:table-cell>
          <table:table-cell office:value-type="float" office:value="4.1525200000000003E+35" table:style-name="ce2">
            <text:p>4.15E+35</text:p>
          </table:table-cell>
          <table:table-cell office:value-type="float" office:value="7.3115500000000002E+45" table:style-name="ce2">
            <text:p>7.31E+45</text:p>
          </table:table-cell>
          <table:table-cell office:value-type="float" office:value="1.11259E+26" table:style-name="ce2">
            <text:p>1.11E+26</text:p>
          </table:table-cell>
          <table:table-cell office:value-type="float" office:value="6.14426E+23" table:style-name="ce2">
            <text:p>6.14E+23</text:p>
          </table:table-cell>
          <table:table-cell office:value-type="float" office:value="1.11341E+27" table:style-name="ce2">
            <text:p>1.11E+27</text:p>
          </table:table-cell>
          <table:table-cell office:value-type="float" office:value="8.4164599999999997E+24" table:style-name="ce2">
            <text:p>8.42E+24</text:p>
          </table:table-cell>
          <table:table-cell office:value-type="float" office:value="2.5554499999999999E+24" table:style-name="ce2">
            <text:p>2.56E+24</text:p>
          </table:table-cell>
          <table:table-cell office:value-type="float" office:value="3.2224199999999997E+23" table:style-name="ce2">
            <text:p>3.22E+23</text:p>
          </table:table-cell>
          <table:table-cell office:value-type="float" office:value="1.17163E+40" table:style-name="ce2">
            <text:p>1.17E+40</text:p>
          </table:table-cell>
          <table:table-cell office:value-type="float" office:value="8.1239574630169475E+44" table:formula="of:=AVERAGE([.B179:.J179])" table:style-name="ce2">
            <text:p>8.12E+44</text:p>
          </table:table-cell>
          <table:table-cell table:number-columns-repeated="16373"/>
        </table:table-row>
        <table:table-row table:style-name="ro1">
          <table:table-cell office:value-type="float" office:value="1.06537E+43" table:style-name="ce2">
            <text:p>1.07E+43</text:p>
          </table:table-cell>
          <table:table-cell office:value-type="float" office:value="1.0881700000000001E+62" table:style-name="ce2">
            <text:p>1.09E+62</text:p>
          </table:table-cell>
          <table:table-cell office:value-type="float" office:value="1.65927E+45" table:style-name="ce2">
            <text:p>1.66E+45</text:p>
          </table:table-cell>
          <table:table-cell office:value-type="float" office:value="1.5580300000000001E+27" table:style-name="ce2">
            <text:p>1.56E+27</text:p>
          </table:table-cell>
          <table:table-cell office:value-type="float" office:value="3.6442599999999997E+29" table:style-name="ce2">
            <text:p>3.64E+29</text:p>
          </table:table-cell>
          <table:table-cell office:value-type="float" office:value="5.6886799999999997E+24" table:style-name="ce2">
            <text:p>5.69E+24</text:p>
          </table:table-cell>
          <table:table-cell office:value-type="float" office:value="1.0620400000000001E+22" table:style-name="ce2">
            <text:p>1.06E+22</text:p>
          </table:table-cell>
          <table:table-cell office:value-type="float" office:value="8458190000000000" table:style-name="ce2">
            <text:p>8.46E+15</text:p>
          </table:table-cell>
          <table:table-cell office:value-type="float" office:value="1.70459E+37" table:style-name="ce2">
            <text:p>1.70E+37</text:p>
          </table:table-cell>
          <table:table-cell office:value-type="float" office:value="9.2874899999999999E+33" table:style-name="ce2">
            <text:p>9.29E+33</text:p>
          </table:table-cell>
          <table:table-cell office:value-type="float" office:value="1.2090777777777779E+61" table:formula="of:=AVERAGE([.B180:.J180])" table:style-name="ce2">
            <text:p>1.21E+61</text:p>
          </table:table-cell>
          <table:table-cell table:number-columns-repeated="16373"/>
        </table:table-row>
        <table:table-row table:style-name="ro1">
          <table:table-cell office:value-type="float" office:value="4.1684300000000003E+26" table:style-name="ce2">
            <text:p>4.17E+26</text:p>
          </table:table-cell>
          <table:table-cell office:value-type="float" office:value="6.6831099999999999E+43" table:style-name="ce2">
            <text:p>6.68E+43</text:p>
          </table:table-cell>
          <table:table-cell office:value-type="float" office:value="1.1501599999999999E+37" table:style-name="ce2">
            <text:p>1.15E+37</text:p>
          </table:table-cell>
          <table:table-cell office:value-type="float" office:value="1.3926899999999999E+26" table:style-name="ce2">
            <text:p>1.39E+26</text:p>
          </table:table-cell>
          <table:table-cell office:value-type="float" office:value="1.56176E+35" table:style-name="ce2">
            <text:p>1.56E+35</text:p>
          </table:table-cell>
          <table:table-cell office:value-type="float" office:value="1.01931E+26" table:style-name="ce2">
            <text:p>1.02E+26</text:p>
          </table:table-cell>
          <table:table-cell office:value-type="float" office:value="3.4270599999999999E+21" table:style-name="ce2">
            <text:p>3.43E+21</text:p>
          </table:table-cell>
          <table:table-cell office:value-type="float" office:value="1.9337699999999999E+23" table:style-name="ce2">
            <text:p>1.93E+23</text:p>
          </table:table-cell>
          <table:table-cell office:value-type="float" office:value="4.9696100000000002E+30" table:style-name="ce2">
            <text:p>4.97E+30</text:p>
          </table:table-cell>
          <table:table-cell office:value-type="float" office:value="8.8706999999999996E+33" table:style-name="ce2">
            <text:p>8.87E+33</text:p>
          </table:table-cell>
          <table:table-cell office:value-type="float" office:value="7.4256790740724078E+42" table:formula="of:=AVERAGE([.B181:.J181])" table:style-name="ce2">
            <text:p>7.43E+42</text:p>
          </table:table-cell>
          <table:table-cell table:number-columns-repeated="16373"/>
        </table:table-row>
        <table:table-row table:style-name="ro1">
          <table:table-cell office:value-type="float" office:value="5.5397800000000003E+38" table:style-name="ce2">
            <text:p>5.54E+38</text:p>
          </table:table-cell>
          <table:table-cell office:value-type="float" office:value="2.8206599999999999E+35" table:style-name="ce2">
            <text:p>2.82E+35</text:p>
          </table:table-cell>
          <table:table-cell office:value-type="float" office:value="7.0000399999999993E+32" table:style-name="ce2">
            <text:p>7.00E+32</text:p>
          </table:table-cell>
          <table:table-cell office:value-type="float" office:value="2.4052999999999999E+21" table:style-name="ce2">
            <text:p>2.41E+21</text:p>
          </table:table-cell>
          <table:table-cell office:value-type="float" office:value="1.54195E+35" table:style-name="ce2">
            <text:p>1.54E+35</text:p>
          </table:table-cell>
          <table:table-cell office:value-type="float" office:value="4.7232100000000001E+25" table:style-name="ce2">
            <text:p>4.72E+25</text:p>
          </table:table-cell>
          <table:table-cell office:value-type="float" office:value="1.8155500000000001E+21" table:style-name="ce2">
            <text:p>1.82E+21</text:p>
          </table:table-cell>
          <table:table-cell office:value-type="float" office:value="2.2356899999999999E+21" table:style-name="ce2">
            <text:p>2.24E+21</text:p>
          </table:table-cell>
          <table:table-cell office:value-type="float" office:value="3.44415E+17" table:style-name="ce2">
            <text:p>3.44E+17</text:p>
          </table:table-cell>
          <table:table-cell office:value-type="float" office:value="7.6570700000000003E+41" table:style-name="ce2">
            <text:p>7.66E+41</text:p>
          </table:table-cell>
          <table:table-cell office:value-type="float" office:value="8.5078604106778239E+40" table:formula="of:=AVERAGE([.B182:.J182])" table:style-name="ce2">
            <text:p>8.51E+40</text:p>
          </table:table-cell>
          <table:table-cell table:number-columns-repeated="16373"/>
        </table:table-row>
        <table:table-row table:style-name="ro1">
          <table:table-cell office:value-type="float" office:value="3.15621E+34" table:style-name="ce2">
            <text:p>3.16E+34</text:p>
          </table:table-cell>
          <table:table-cell office:value-type="float" office:value="2.8313400000000002E+44" table:style-name="ce2">
            <text:p>2.83E+44</text:p>
          </table:table-cell>
          <table:table-cell office:value-type="float" office:value="8.6996300000000002E+43" table:style-name="ce2">
            <text:p>8.70E+43</text:p>
          </table:table-cell>
          <table:table-cell office:value-type="float" office:value="2.22519E+26" table:style-name="ce2">
            <text:p>2.23E+26</text:p>
          </table:table-cell>
          <table:table-cell office:value-type="float" office:value="6.3182399999999998E+25" table:style-name="ce2">
            <text:p>6.32E+25</text:p>
          </table:table-cell>
          <table:table-cell office:value-type="float" office:value="6.5568800000000003E+27" table:style-name="ce2">
            <text:p>6.56E+27</text:p>
          </table:table-cell>
          <table:table-cell office:value-type="float" office:value="1.8885500000000001E+21" table:style-name="ce2">
            <text:p>1.89E+21</text:p>
          </table:table-cell>
          <table:table-cell office:value-type="float" office:value="2.6724200000000001E+23" table:style-name="ce2">
            <text:p>2.67E+23</text:p>
          </table:table-cell>
          <table:table-cell office:value-type="float" office:value="4.4562699999999999E+30" table:style-name="ce2">
            <text:p>4.46E+30</text:p>
          </table:table-cell>
          <table:table-cell office:value-type="float" office:value="2.1023199999999999E+37" table:style-name="ce2">
            <text:p>2.10E+37</text:p>
          </table:table-cell>
          <table:table-cell office:value-type="float" office:value="4.1125591224800495E+43" table:formula="of:=AVERAGE([.B183:.J183])" table:style-name="ce2">
            <text:p>4.11E+43</text:p>
          </table:table-cell>
          <table:table-cell table:number-columns-repeated="16373"/>
        </table:table-row>
        <table:table-row table:style-name="ro1">
          <table:table-cell office:value-type="float" office:value="1.63189E+48" table:style-name="ce2">
            <text:p>1.63E+48</text:p>
          </table:table-cell>
          <table:table-cell office:value-type="float" office:value="1.6921600000000001E+62" table:style-name="ce2">
            <text:p>1.69E+62</text:p>
          </table:table-cell>
          <table:table-cell office:value-type="float" office:value="8.4484099999999996E+42" table:style-name="ce2">
            <text:p>8.45E+42</text:p>
          </table:table-cell>
          <table:table-cell office:value-type="float" office:value="1.11276E+26" table:style-name="ce2">
            <text:p>1.11E+26</text:p>
          </table:table-cell>
          <table:table-cell office:value-type="float" office:value="1.69824E+24" table:style-name="ce2">
            <text:p>1.70E+24</text:p>
          </table:table-cell>
          <table:table-cell office:value-type="float" office:value="1.9392800000000001E+26" table:style-name="ce2">
            <text:p>1.94E+26</text:p>
          </table:table-cell>
          <table:table-cell office:value-type="float" office:value="6.9090400000000003E+24" table:style-name="ce2">
            <text:p>6.91E+24</text:p>
          </table:table-cell>
          <table:table-cell office:value-type="float" office:value="4.5940400000000001E+22" table:style-name="ce2">
            <text:p>4.59E+22</text:p>
          </table:table-cell>
          <table:table-cell office:value-type="float" office:value="9.1080600000000004E+43" table:style-name="ce2">
            <text:p>9.11E+43</text:p>
          </table:table-cell>
          <table:table-cell office:value-type="float" office:value="3.56273E+23" table:style-name="ce2">
            <text:p>3.56E+23</text:p>
          </table:table-cell>
          <table:table-cell office:value-type="float" office:value="1.8801777777777778E+61" table:formula="of:=AVERAGE([.B184:.J184])" table:style-name="ce2">
            <text:p>1.88E+61</text:p>
          </table:table-cell>
          <table:table-cell table:number-columns-repeated="16373"/>
        </table:table-row>
        <table:table-row table:style-name="ro1">
          <table:table-cell office:value-type="float" office:value="1.08319E+36" table:style-name="ce2">
            <text:p>1.08E+36</text:p>
          </table:table-cell>
          <table:table-cell office:value-type="float" office:value="1.6534200000000001E+62" table:style-name="ce2">
            <text:p>1.65E+62</text:p>
          </table:table-cell>
          <table:table-cell office:value-type="float" office:value="4.74633E+45" table:style-name="ce2">
            <text:p>4.75E+45</text:p>
          </table:table-cell>
          <table:table-cell office:value-type="float" office:value="2.9547200000000002E+22" table:style-name="ce2">
            <text:p>2.95E+22</text:p>
          </table:table-cell>
          <table:table-cell office:value-type="float" office:value="1.2699999999999999E+28" table:style-name="ce2">
            <text:p>1.27E+28</text:p>
          </table:table-cell>
          <table:table-cell office:value-type="float" office:value="8.2280499999999995E+23" table:style-name="ce2">
            <text:p>8.23E+23</text:p>
          </table:table-cell>
          <table:table-cell office:value-type="float" office:value="6.5223400000000004E+21" table:style-name="ce2">
            <text:p>6.52E+21</text:p>
          </table:table-cell>
          <table:table-cell office:value-type="float" office:value="8.5677100000000005E+36" table:style-name="ce2">
            <text:p>8.57E+36</text:p>
          </table:table-cell>
          <table:table-cell office:value-type="float" office:value="4.53768E+20" table:style-name="ce2">
            <text:p>4.54E+20</text:p>
          </table:table-cell>
          <table:table-cell office:value-type="float" office:value="1.5213000000000001E+31" table:style-name="ce2">
            <text:p>1.52E+31</text:p>
          </table:table-cell>
          <table:table-cell office:value-type="float" office:value="1.8371333333333334E+61" table:formula="of:=AVERAGE([.B185:.J185])" table:style-name="ce2">
            <text:p>1.84E+61</text:p>
          </table:table-cell>
          <table:table-cell table:number-columns-repeated="16373"/>
        </table:table-row>
        <table:table-row table:style-name="ro1">
          <table:table-cell office:value-type="float" office:value="4.1430299999999997E+38" table:style-name="ce2">
            <text:p>4.14E+38</text:p>
          </table:table-cell>
          <table:table-cell office:value-type="float" office:value="1.64755E+62" table:style-name="ce2">
            <text:p>1.65E+62</text:p>
          </table:table-cell>
          <table:table-cell office:value-type="float" office:value="2.3522100000000001E+45" table:style-name="ce2">
            <text:p>2.35E+45</text:p>
          </table:table-cell>
          <table:table-cell office:value-type="float" office:value="1.72712E+24" table:style-name="ce2">
            <text:p>1.73E+24</text:p>
          </table:table-cell>
          <table:table-cell office:value-type="float" office:value="5.52622E+20" table:style-name="ce2">
            <text:p>5.53E+20</text:p>
          </table:table-cell>
          <table:table-cell office:value-type="float" office:value="4.5680299999999997E+25" table:style-name="ce2">
            <text:p>4.57E+25</text:p>
          </table:table-cell>
          <table:table-cell office:value-type="float" office:value="6.4373700000000001E+24" table:style-name="ce2">
            <text:p>6.44E+24</text:p>
          </table:table-cell>
          <table:table-cell office:value-type="float" office:value="8.0627899999999997E+23" table:style-name="ce2">
            <text:p>8.06E+23</text:p>
          </table:table-cell>
          <table:table-cell office:value-type="float" office:value="1.94469E+40" table:style-name="ce2">
            <text:p>1.94E+40</text:p>
          </table:table-cell>
          <table:table-cell office:value-type="float" office:value="2.1402E+30" table:style-name="ce2">
            <text:p>2.14E+30</text:p>
          </table:table-cell>
          <table:table-cell office:value-type="float" office:value="1.8306111111111112E+61" table:formula="of:=AVERAGE([.B186:.J186])" table:style-name="ce2">
            <text:p>1.83E+61</text:p>
          </table:table-cell>
          <table:table-cell table:number-columns-repeated="16373"/>
        </table:table-row>
        <table:table-row table:style-name="ro1">
          <table:table-cell office:value-type="float" office:value="9.6839699999999995E+39" table:style-name="ce2">
            <text:p>9.68E+39</text:p>
          </table:table-cell>
          <table:table-cell office:value-type="float" office:value="3.8462600000000002E+62" table:style-name="ce2">
            <text:p>3.85E+62</text:p>
          </table:table-cell>
          <table:table-cell office:value-type="float" office:value="9.1967600000000001E+42" table:style-name="ce2">
            <text:p>9.20E+42</text:p>
          </table:table-cell>
          <table:table-cell office:value-type="float" office:value="3.3994900000000002E+21" table:style-name="ce2">
            <text:p>3.40E+21</text:p>
          </table:table-cell>
          <table:table-cell office:value-type="float" office:value="1.22632E+27" table:style-name="ce2">
            <text:p>1.23E+27</text:p>
          </table:table-cell>
          <table:table-cell office:value-type="float" office:value="3.0479200000000002E+24" table:style-name="ce2">
            <text:p>3.05E+24</text:p>
          </table:table-cell>
          <table:table-cell office:value-type="float" office:value="1.69859E+22" table:style-name="ce2">
            <text:p>1.70E+22</text:p>
          </table:table-cell>
          <table:table-cell office:value-type="float" office:value="4.6302399999999999E+23" table:style-name="ce2">
            <text:p>4.63E+23</text:p>
          </table:table-cell>
          <table:table-cell office:value-type="float" office:value="1.94064E+17" table:style-name="ce2">
            <text:p>1.94E+17</text:p>
          </table:table-cell>
          <table:table-cell office:value-type="float" office:value="5.8808199999999996E+33" table:style-name="ce2">
            <text:p>5.88E+33</text:p>
          </table:table-cell>
          <table:table-cell office:value-type="float" office:value="4.2736222222222227E+61" table:formula="of:=AVERAGE([.B187:.J187])" table:style-name="ce2">
            <text:p>4.27E+61</text:p>
          </table:table-cell>
          <table:table-cell table:number-columns-repeated="16373"/>
        </table:table-row>
        <table:table-row table:style-name="ro1">
          <table:table-cell office:value-type="float" office:value="3.3505699999999999E+23" table:style-name="ce2">
            <text:p>3.35E+23</text:p>
          </table:table-cell>
          <table:table-cell office:value-type="float" office:value="6.64206E+35" table:style-name="ce2">
            <text:p>6.64E+35</text:p>
          </table:table-cell>
          <table:table-cell office:value-type="float" office:value="1.6399E+34" table:style-name="ce2">
            <text:p>1.64E+34</text:p>
          </table:table-cell>
          <table:table-cell office:value-type="float" office:value="1.1298599999999999E+26" table:style-name="ce2">
            <text:p>1.13E+26</text:p>
          </table:table-cell>
          <table:table-cell office:value-type="float" office:value="1.0261999999999999E+25" table:style-name="ce2">
            <text:p>1.03E+25</text:p>
          </table:table-cell>
          <table:table-cell office:value-type="float" office:value="1.38287E+24" table:style-name="ce2">
            <text:p>1.38E+24</text:p>
          </table:table-cell>
          <table:table-cell office:value-type="float" office:value="1.30421E+25" table:style-name="ce2">
            <text:p>1.30E+25</text:p>
          </table:table-cell>
          <table:table-cell office:value-type="float" office:value="83360600000000" table:style-name="ce2">
            <text:p>8.34E+13</text:p>
          </table:table-cell>
          <table:table-cell office:value-type="float" office:value="4.3881099999999999E+45" table:style-name="ce2">
            <text:p>4.39E+45</text:p>
          </table:table-cell>
          <table:table-cell office:value-type="float" office:value="2.2629100000000001E+30" table:style-name="ce2">
            <text:p>2.26E+30</text:p>
          </table:table-cell>
          <table:table-cell office:value-type="float" office:value="4.8756777785340079E+44" table:formula="of:=AVERAGE([.B188:.J188])" table:style-name="ce2">
            <text:p>4.88E+44</text:p>
          </table:table-cell>
          <table:table-cell table:number-columns-repeated="16373"/>
        </table:table-row>
        <table:table-row table:style-name="ro1">
          <table:table-cell office:value-type="float" office:value="3.22345E+37" table:style-name="ce2">
            <text:p>3.22E+37</text:p>
          </table:table-cell>
          <table:table-cell office:value-type="float" office:value="3.3471000000000002E+62" table:style-name="ce2">
            <text:p>3.35E+62</text:p>
          </table:table-cell>
          <table:table-cell office:value-type="float" office:value="5.8667500000000001E+43" table:style-name="ce2">
            <text:p>5.87E+43</text:p>
          </table:table-cell>
          <table:table-cell office:value-type="float" office:value="5.3131599999999997E+21" table:style-name="ce2">
            <text:p>5.31E+21</text:p>
          </table:table-cell>
          <table:table-cell office:value-type="float" office:value="1.57029E+25" table:style-name="ce2">
            <text:p>1.57E+25</text:p>
          </table:table-cell>
          <table:table-cell office:value-type="float" office:value="4.26171E+27" table:style-name="ce2">
            <text:p>4.26E+27</text:p>
          </table:table-cell>
          <table:table-cell office:value-type="float" office:value="6.5961500000000004E+24" table:style-name="ce2">
            <text:p>6.60E+24</text:p>
          </table:table-cell>
          <table:table-cell office:value-type="float" office:value="1.5442200000000001E+21" table:style-name="ce2">
            <text:p>1.54E+21</text:p>
          </table:table-cell>
          <table:table-cell office:value-type="float" office:value="2.3076199999999999E+40" table:style-name="ce2">
            <text:p>2.31E+40</text:p>
          </table:table-cell>
          <table:table-cell office:value-type="float" office:value="2.26191E+30" table:style-name="ce2">
            <text:p>2.26E+30</text:p>
          </table:table-cell>
          <table:table-cell office:value-type="float" office:value="3.7190000000000004E+61" table:formula="of:=AVERAGE([.B189:.J189])" table:style-name="ce2">
            <text:p>3.72E+61</text:p>
          </table:table-cell>
          <table:table-cell table:number-columns-repeated="16373"/>
        </table:table-row>
        <table:table-row table:style-name="ro1">
          <table:table-cell office:value-type="float" office:value="1.7713499999999999E+33" table:style-name="ce2">
            <text:p>1.77E+33</text:p>
          </table:table-cell>
          <table:table-cell office:value-type="float" office:value="6.8548900000000004E+49" table:style-name="ce2">
            <text:p>6.85E+49</text:p>
          </table:table-cell>
          <table:table-cell office:value-type="float" office:value="1.3562400000000001E+35" table:style-name="ce2">
            <text:p>1.36E+35</text:p>
          </table:table-cell>
          <table:table-cell office:value-type="float" office:value="1.1128499999999999E+26" table:style-name="ce2">
            <text:p>1.11E+26</text:p>
          </table:table-cell>
          <table:table-cell office:value-type="float" office:value="5.8040699999999996E+25" table:style-name="ce2">
            <text:p>5.80E+25</text:p>
          </table:table-cell>
          <table:table-cell office:value-type="float" office:value="1.7501799999999999E+43" table:style-name="ce2">
            <text:p>1.75E+43</text:p>
          </table:table-cell>
          <table:table-cell office:value-type="float" office:value="9.0228600000000007E+20" table:style-name="ce2">
            <text:p>9.02E+20</text:p>
          </table:table-cell>
          <table:table-cell office:value-type="float" office:value="1.94169E+23" table:style-name="ce2">
            <text:p>1.94E+23</text:p>
          </table:table-cell>
          <table:table-cell office:value-type="float" office:value="5.7832200000000001E+45" table:style-name="ce2">
            <text:p>5.78E+45</text:p>
          </table:table-cell>
          <table:table-cell office:value-type="float" office:value="1.06542E+46" table:style-name="ce2">
            <text:p>1.07E+46</text:p>
          </table:table-cell>
          <table:table-cell office:value-type="float" office:value="7.6183727690889054E+48" table:formula="of:=AVERAGE([.B190:.J190])" table:style-name="ce2">
            <text:p>7.62E+48</text:p>
          </table:table-cell>
          <table:table-cell table:number-columns-repeated="16373"/>
        </table:table-row>
        <table:table-row table:style-name="ro1">
          <table:table-cell office:value-type="float" office:value="2.0420800000000001E+38" table:style-name="ce2">
            <text:p>2.04E+38</text:p>
          </table:table-cell>
          <table:table-cell office:value-type="float" office:value="1.1378700000000001E+62" table:style-name="ce2">
            <text:p>1.14E+62</text:p>
          </table:table-cell>
          <table:table-cell office:value-type="float" office:value="1.2506099999999999E+38" table:style-name="ce2">
            <text:p>1.25E+38</text:p>
          </table:table-cell>
          <table:table-cell office:value-type="float" office:value="5.5025299999999998E+25" table:style-name="ce2">
            <text:p>5.50E+25</text:p>
          </table:table-cell>
          <table:table-cell office:value-type="float" office:value="7.4627700000000004E+27" table:style-name="ce2">
            <text:p>7.46E+27</text:p>
          </table:table-cell>
          <table:table-cell office:value-type="float" office:value="2.6080800000000001E+26" table:style-name="ce2">
            <text:p>2.61E+26</text:p>
          </table:table-cell>
          <table:table-cell office:value-type="float" office:value="1.36313E+23" table:style-name="ce2">
            <text:p>1.36E+23</text:p>
          </table:table-cell>
          <table:table-cell office:value-type="float" office:value="5.8610299999999995E+21" table:style-name="ce2">
            <text:p>5.86E+21</text:p>
          </table:table-cell>
          <table:table-cell office:value-type="float" office:value="2.12961E+32" table:style-name="ce2">
            <text:p>2.13E+32</text:p>
          </table:table-cell>
          <table:table-cell office:value-type="float" office:value="2.2613300000000001E+30" table:style-name="ce2">
            <text:p>2.26E+30</text:p>
          </table:table-cell>
          <table:table-cell office:value-type="float" office:value="1.2643000000000001E+61" table:formula="of:=AVERAGE([.B191:.J191])" table:style-name="ce2">
            <text:p>1.26E+61</text:p>
          </table:table-cell>
          <table:table-cell table:number-columns-repeated="16373"/>
        </table:table-row>
        <table:table-row table:style-name="ro1">
          <table:table-cell office:value-type="float" office:value="2.5470399999999999E+39" table:style-name="ce2">
            <text:p>2.55E+39</text:p>
          </table:table-cell>
          <table:table-cell office:value-type="float" office:value="4.1419500000000001E+35" table:style-name="ce2">
            <text:p>4.14E+35</text:p>
          </table:table-cell>
          <table:table-cell office:value-type="float" office:value="4.1262099999999998E+38" table:style-name="ce2">
            <text:p>4.13E+38</text:p>
          </table:table-cell>
          <table:table-cell office:value-type="float" office:value="2.3746199999999999E+23" table:style-name="ce2">
            <text:p>2.37E+23</text:p>
          </table:table-cell>
          <table:table-cell office:value-type="float" office:value="1.8533399999999999E+31" table:style-name="ce2">
            <text:p>1.85E+31</text:p>
          </table:table-cell>
          <table:table-cell office:value-type="float" office:value="2.06546E+23" table:style-name="ce2">
            <text:p>2.07E+23</text:p>
          </table:table-cell>
          <table:table-cell office:value-type="float" office:value="5.5808999999999999E+24" table:style-name="ce2">
            <text:p>5.58E+24</text:p>
          </table:table-cell>
          <table:table-cell office:value-type="float" office:value="5.6503499999999997E+23" table:style-name="ce2">
            <text:p>5.65E+23</text:p>
          </table:table-cell>
          <table:table-cell office:value-type="float" office:value="1.3224100000000001E+38" table:style-name="ce2">
            <text:p>1.32E+38</text:p>
          </table:table-cell>
          <table:table-cell office:value-type="float" office:value="6.8768099999999995E+55" table:style-name="ce2">
            <text:p>6.88E+55</text:p>
          </table:table-cell>
          <table:table-cell office:value-type="float" office:value="7.6408999999999995E+54" table:formula="of:=AVERAGE([.B192:.J192])" table:style-name="ce2">
            <text:p>7.64E+54</text:p>
          </table:table-cell>
          <table:table-cell table:number-columns-repeated="16373"/>
        </table:table-row>
        <table:table-row table:style-name="ro1">
          <table:table-cell office:value-type="float" office:value="9.2717499999999996E+39" table:style-name="ce2">
            <text:p>9.27E+39</text:p>
          </table:table-cell>
          <table:table-cell office:value-type="float" office:value="4.7813100000000004E+44" table:style-name="ce2">
            <text:p>4.78E+44</text:p>
          </table:table-cell>
          <table:table-cell office:value-type="float" office:value="1.4322499999999999E+50" table:style-name="ce2">
            <text:p>1.43E+50</text:p>
          </table:table-cell>
          <table:table-cell office:value-type="float" office:value="8.1644599999999999E+25" table:style-name="ce2">
            <text:p>8.16E+25</text:p>
          </table:table-cell>
          <table:table-cell office:value-type="float" office:value="5.1143699999999999E+29" table:style-name="ce2">
            <text:p>5.11E+29</text:p>
          </table:table-cell>
          <table:table-cell office:value-type="float" office:value="6.2284799999999993E+23" table:style-name="ce2">
            <text:p>6.23E+23</text:p>
          </table:table-cell>
          <table:table-cell office:value-type="float" office:value="1.5062099999999999E+23" table:style-name="ce2">
            <text:p>1.51E+23</text:p>
          </table:table-cell>
          <table:table-cell office:value-type="float" office:value="2.8860099999999999E+21" table:style-name="ce2">
            <text:p>2.89E+21</text:p>
          </table:table-cell>
          <table:table-cell office:value-type="float" office:value="2.8799399999999998E+24" table:style-name="ce2">
            <text:p>2.88E+24</text:p>
          </table:table-cell>
          <table:table-cell office:value-type="float" office:value="9.0437699999999999E+42" table:style-name="ce2">
            <text:p>9.04E+42</text:p>
          </table:table-cell>
          <table:table-cell office:value-type="float" office:value="1.5913943019418888E+49" table:formula="of:=AVERAGE([.B193:.J193])" table:style-name="ce2">
            <text:p>1.59E+49</text:p>
          </table:table-cell>
          <table:table-cell table:number-columns-repeated="16373"/>
        </table:table-row>
        <table:table-row table:style-name="ro1">
          <table:table-cell office:value-type="float" office:value="3.2680400000000003E+29" table:style-name="ce2">
            <text:p>3.27E+29</text:p>
          </table:table-cell>
          <table:table-cell office:value-type="float" office:value="1.6047199999999999E+62" table:style-name="ce2">
            <text:p>1.60E+62</text:p>
          </table:table-cell>
          <table:table-cell office:value-type="float" office:value="5.6284299999999999E+28" table:style-name="ce2">
            <text:p>5.63E+28</text:p>
          </table:table-cell>
          <table:table-cell office:value-type="float" office:value="1.7528E+24" table:style-name="ce2">
            <text:p>1.75E+24</text:p>
          </table:table-cell>
          <table:table-cell office:value-type="float" office:value="1.09253E+29" table:style-name="ce2">
            <text:p>1.09E+29</text:p>
          </table:table-cell>
          <table:table-cell office:value-type="float" office:value="2.75518E+16" table:style-name="ce2">
            <text:p>2.76E+16</text:p>
          </table:table-cell>
          <table:table-cell office:value-type="float" office:value="2.27902E+19" table:style-name="ce2">
            <text:p>2.28E+19</text:p>
          </table:table-cell>
          <table:table-cell office:value-type="float" office:value="3.4259199999999998E+23" table:style-name="ce2">
            <text:p>3.43E+23</text:p>
          </table:table-cell>
          <table:table-cell office:value-type="float" office:value="1.34405E+42" table:style-name="ce2">
            <text:p>1.34E+42</text:p>
          </table:table-cell>
          <table:table-cell office:value-type="float" office:value="4.4240899999999999E+35" table:style-name="ce2">
            <text:p>4.42E+35</text:p>
          </table:table-cell>
          <table:table-cell office:value-type="float" office:value="1.783022222222222E+61" table:formula="of:=AVERAGE([.B194:.J194])" table:style-name="ce2">
            <text:p>1.78E+61</text:p>
          </table:table-cell>
          <table:table-cell table:number-columns-repeated="16373"/>
        </table:table-row>
        <table:table-row table:style-name="ro1">
          <table:table-cell office:value-type="float" office:value="4.1428800000000002E+38" table:style-name="ce2">
            <text:p>4.14E+38</text:p>
          </table:table-cell>
          <table:table-cell office:value-type="float" office:value="5.2942199999999997E+48" table:style-name="ce2">
            <text:p>5.29E+48</text:p>
          </table:table-cell>
          <table:table-cell office:value-type="float" office:value="1.8355300000000001E+48" table:style-name="ce2">
            <text:p>1.84E+48</text:p>
          </table:table-cell>
          <table:table-cell office:value-type="float" office:value="3.23199E+25" table:style-name="ce2">
            <text:p>3.23E+25</text:p>
          </table:table-cell>
          <table:table-cell office:value-type="float" office:value="9.7644E+20" table:style-name="ce2">
            <text:p>9.76E+20</text:p>
          </table:table-cell>
          <table:table-cell office:value-type="float" office:value="1.07912E+26" table:style-name="ce2">
            <text:p>1.08E+26</text:p>
          </table:table-cell>
          <table:table-cell office:value-type="float" office:value="1.46279E+23" table:style-name="ce2">
            <text:p>1.46E+23</text:p>
          </table:table-cell>
          <table:table-cell office:value-type="float" office:value="1.0399999999999999E+25" table:style-name="ce2">
            <text:p>1.04E+25</text:p>
          </table:table-cell>
          <table:table-cell office:value-type="float" office:value="4.4545200000000002E+27" table:style-name="ce2">
            <text:p>4.45E+27</text:p>
          </table:table-cell>
          <table:table-cell office:value-type="float" office:value="4.5305900000000001E+30" table:style-name="ce2">
            <text:p>4.53E+30</text:p>
          </table:table-cell>
          <table:table-cell office:value-type="float" office:value="7.9219444444444453E+47" table:formula="of:=AVERAGE([.B195:.J195])" table:style-name="ce2">
            <text:p>7.92E+47</text:p>
          </table:table-cell>
          <table:table-cell table:number-columns-repeated="16373"/>
        </table:table-row>
        <table:table-row table:style-name="ro1">
          <table:table-cell office:value-type="float" office:value="4.1430499999999999E+38" table:style-name="ce2">
            <text:p>4.14E+38</text:p>
          </table:table-cell>
          <table:table-cell office:value-type="float" office:value="2.25347E+44" table:style-name="ce2">
            <text:p>2.25E+44</text:p>
          </table:table-cell>
          <table:table-cell office:value-type="float" office:value="1.8576100000000001E+46" table:style-name="ce2">
            <text:p>1.86E+46</text:p>
          </table:table-cell>
          <table:table-cell office:value-type="float" office:value="5.00564E+20" table:style-name="ce2">
            <text:p>5.01E+20</text:p>
          </table:table-cell>
          <table:table-cell office:value-type="float" office:value="1.54182E+35" table:style-name="ce2">
            <text:p>1.54E+35</text:p>
          </table:table-cell>
          <table:table-cell office:value-type="float" office:value="8.1475699999999995E+44" table:style-name="ce2">
            <text:p>8.15E+44</text:p>
          </table:table-cell>
          <table:table-cell office:value-type="float" office:value="6.8605100000000003E+20" table:style-name="ce2">
            <text:p>6.86E+20</text:p>
          </table:table-cell>
          <table:table-cell office:value-type="float" office:value="7602880000000000" table:style-name="ce2">
            <text:p>7.60E+15</text:p>
          </table:table-cell>
          <table:table-cell office:value-type="float" office:value="1.60772E+20" table:style-name="ce2">
            <text:p>1.61E+20</text:p>
          </table:table-cell>
          <table:table-cell office:value-type="float" office:value="8.8678100000000002E+33" table:style-name="ce2">
            <text:p>8.87E+33</text:p>
          </table:table-cell>
          <table:table-cell office:value-type="float" office:value="2.179578222240339E+45" table:formula="of:=AVERAGE([.B196:.J196])" table:style-name="ce2">
            <text:p>2.18E+45</text:p>
          </table:table-cell>
          <table:table-cell table:number-columns-repeated="16373"/>
        </table:table-row>
        <table:table-row table:style-name="ro1">
          <table:table-cell office:value-type="float" office:value="1.8538899999999999E+40" table:style-name="ce2">
            <text:p>1.85E+40</text:p>
          </table:table-cell>
          <table:table-cell office:value-type="float" office:value="9.8029200000000001E+26" table:style-name="ce2">
            <text:p>9.80E+26</text:p>
          </table:table-cell>
          <table:table-cell office:value-type="float" office:value="3.4315799999999998E+45" table:style-name="ce2">
            <text:p>3.43E+45</text:p>
          </table:table-cell>
          <table:table-cell office:value-type="float" office:value="1.03154E+31" table:style-name="ce2">
            <text:p>1.03E+31</text:p>
          </table:table-cell>
          <table:table-cell office:value-type="float" office:value="2.11805E+24" table:style-name="ce2">
            <text:p>2.12E+24</text:p>
          </table:table-cell>
          <table:table-cell office:value-type="float" office:value="1.2726399999999999E+24" table:style-name="ce2">
            <text:p>1.27E+24</text:p>
          </table:table-cell>
          <table:table-cell office:value-type="float" office:value="1.5316899999999999E+23" table:style-name="ce2">
            <text:p>1.53E+23</text:p>
          </table:table-cell>
          <table:table-cell office:value-type="float" office:value="7.57497E+23" table:style-name="ce2">
            <text:p>7.57E+23</text:p>
          </table:table-cell>
          <table:table-cell office:value-type="float" office:value="1.00013E+30" table:style-name="ce2">
            <text:p>1.00E+30</text:p>
          </table:table-cell>
          <table:table-cell office:value-type="float" office:value="6.7886499999999998E+30" table:style-name="ce2">
            <text:p>6.79E+30</text:p>
          </table:table-cell>
          <table:table-cell office:value-type="float" office:value="3.8128666666666867E+44" table:formula="of:=AVERAGE([.B197:.J197])" table:style-name="ce2">
            <text:p>3.81E+44</text:p>
          </table:table-cell>
          <table:table-cell table:number-columns-repeated="16373"/>
        </table:table-row>
        <table:table-row table:style-name="ro1">
          <table:table-cell office:value-type="float" office:value="4.1715999999999998E+24" table:style-name="ce2">
            <text:p>4.17E+24</text:p>
          </table:table-cell>
          <table:table-cell office:value-type="float" office:value="1.6766699999999999E+62" table:style-name="ce2">
            <text:p>1.68E+62</text:p>
          </table:table-cell>
          <table:table-cell office:value-type="float" office:value="5.1239599999999996E+47" table:style-name="ce2">
            <text:p>5.12E+47</text:p>
          </table:table-cell>
          <table:table-cell office:value-type="float" office:value="1.11293E+26" table:style-name="ce2">
            <text:p>1.11E+26</text:p>
          </table:table-cell>
          <table:table-cell office:value-type="float" office:value="4.5918099999999997E+20" table:style-name="ce2">
            <text:p>4.59E+20</text:p>
          </table:table-cell>
          <table:table-cell office:value-type="float" office:value="3.4930200000000003E+24" table:style-name="ce2">
            <text:p>3.49E+24</text:p>
          </table:table-cell>
          <table:table-cell office:value-type="float" office:value="1.5281099999999999E+23" table:style-name="ce2">
            <text:p>1.53E+23</text:p>
          </table:table-cell>
          <table:table-cell office:value-type="float" office:value="2.4118299999999999E+24" table:style-name="ce2">
            <text:p>2.41E+24</text:p>
          </table:table-cell>
          <table:table-cell office:value-type="float" office:value="2.94877E+17" table:style-name="ce2">
            <text:p>2.95E+17</text:p>
          </table:table-cell>
          <table:table-cell office:value-type="float" office:value="1.3974299999999999E+29" table:style-name="ce2">
            <text:p>1.40E+29</text:p>
          </table:table-cell>
          <table:table-cell office:value-type="float" office:value="1.8629666666666723E+61" table:formula="of:=AVERAGE([.B198:.J198])" table:style-name="ce2">
            <text:p>1.86E+61</text:p>
          </table:table-cell>
          <table:table-cell table:number-columns-repeated="16373"/>
        </table:table-row>
        <table:table-row table:style-name="ro1">
          <table:table-cell office:value-type="float" office:value="1.4584200000000001E+24" table:style-name="ce2">
            <text:p>1.46E+24</text:p>
          </table:table-cell>
          <table:table-cell office:value-type="float" office:value="1.5956799999999999E+62" table:style-name="ce2">
            <text:p>1.60E+62</text:p>
          </table:table-cell>
          <table:table-cell office:value-type="float" office:value="1.6003900000000001E+44" table:style-name="ce2">
            <text:p>1.60E+44</text:p>
          </table:table-cell>
          <table:table-cell office:value-type="float" office:value="6.7043000000000002E+27" table:style-name="ce2">
            <text:p>6.70E+27</text:p>
          </table:table-cell>
          <table:table-cell office:value-type="float" office:value="1.51067E+35" table:style-name="ce2">
            <text:p>1.51E+35</text:p>
          </table:table-cell>
          <table:table-cell office:value-type="float" office:value="8.7139100000000007E+23" table:style-name="ce2">
            <text:p>8.71E+23</text:p>
          </table:table-cell>
          <table:table-cell office:value-type="float" office:value="1.3256399999999999E+22" table:style-name="ce2">
            <text:p>1.33E+22</text:p>
          </table:table-cell>
          <table:table-cell office:value-type="float" office:value="9.7287200000000007E+23" table:style-name="ce2">
            <text:p>9.73E+23</text:p>
          </table:table-cell>
          <table:table-cell office:value-type="float" office:value="5.5436999999999997E+24" table:style-name="ce2">
            <text:p>5.54E+24</text:p>
          </table:table-cell>
          <table:table-cell office:value-type="float" office:value="2.2671600000000001E+30" table:style-name="ce2">
            <text:p>2.27E+30</text:p>
          </table:table-cell>
          <table:table-cell office:value-type="float" office:value="1.7729777777777778E+61" table:formula="of:=AVERAGE([.B199:.J199])" table:style-name="ce2">
            <text:p>1.77E+61</text:p>
          </table:table-cell>
          <table:table-cell table:number-columns-repeated="16373"/>
        </table:table-row>
        <table:table-row table:style-name="ro1">
          <table:table-cell office:value-type="float" office:value="1.98084E+42" table:style-name="ce2">
            <text:p>1.98E+42</text:p>
          </table:table-cell>
          <table:table-cell office:value-type="float" office:value="3.2448600000000002E+44" table:style-name="ce2">
            <text:p>3.24E+44</text:p>
          </table:table-cell>
          <table:table-cell office:value-type="float" office:value="8.50049E+38" table:style-name="ce2">
            <text:p>8.50E+38</text:p>
          </table:table-cell>
          <table:table-cell office:value-type="float" office:value="4.25883E+25" table:style-name="ce2">
            <text:p>4.26E+25</text:p>
          </table:table-cell>
          <table:table-cell office:value-type="float" office:value="1.6047599999999998E+29" table:style-name="ce2">
            <text:p>1.60E+29</text:p>
          </table:table-cell>
          <table:table-cell office:value-type="float" office:value="6.8445400000000002E+23" table:style-name="ce2">
            <text:p>6.84E+23</text:p>
          </table:table-cell>
          <table:table-cell office:value-type="float" office:value="2.2810399999999999E+22" table:style-name="ce2">
            <text:p>2.28E+22</text:p>
          </table:table-cell>
          <table:table-cell office:value-type="float" office:value="8.6472000000000002E+24" table:style-name="ce2">
            <text:p>8.65E+24</text:p>
          </table:table-cell>
          <table:table-cell office:value-type="float" office:value="1.65404E+44" table:style-name="ce2">
            <text:p>1.65E+44</text:p>
          </table:table-cell>
          <table:table-cell office:value-type="float" office:value="1.06502E+46" table:style-name="ce2">
            <text:p>1.07E+46</text:p>
          </table:table-cell>
          <table:table-cell office:value-type="float" office:value="1.2377878722276667E+45" table:formula="of:=AVERAGE([.B200:.J200])" table:style-name="ce2">
            <text:p>1.24E+45</text:p>
          </table:table-cell>
          <table:table-cell table:number-columns-repeated="16373"/>
        </table:table-row>
        <table:table-row table:style-name="ro1">
          <table:table-cell office:value-type="float" office:value="5.3193200000000003E+32" table:style-name="ce2">
            <text:p>5.32E+32</text:p>
          </table:table-cell>
          <table:table-cell office:value-type="float" office:value="1.58988E+62" table:style-name="ce2">
            <text:p>1.59E+62</text:p>
          </table:table-cell>
          <table:table-cell office:value-type="float" office:value="3.5035200000000002E+49" table:style-name="ce2">
            <text:p>3.50E+49</text:p>
          </table:table-cell>
          <table:table-cell office:value-type="float" office:value="1.65034E+22" table:style-name="ce2">
            <text:p>1.65E+22</text:p>
          </table:table-cell>
          <table:table-cell office:value-type="float" office:value="5.5830799999999998E+27" table:style-name="ce2">
            <text:p>5.58E+27</text:p>
          </table:table-cell>
          <table:table-cell office:value-type="float" office:value="1.0481899999999999E+24" table:style-name="ce2">
            <text:p>1.05E+24</text:p>
          </table:table-cell>
          <table:table-cell office:value-type="float" office:value="5.47687E+22" table:style-name="ce2">
            <text:p>5.48E+22</text:p>
          </table:table-cell>
          <table:table-cell office:value-type="float" office:value="4.0624300000000001E+24" table:style-name="ce2">
            <text:p>4.06E+24</text:p>
          </table:table-cell>
          <table:table-cell office:value-type="float" office:value="4.6355399999999996E+40" table:style-name="ce2">
            <text:p>4.64E+40</text:p>
          </table:table-cell>
          <table:table-cell office:value-type="float" office:value="1.9777699999999999E+39" table:style-name="ce2">
            <text:p>1.98E+39</text:p>
          </table:table-cell>
          <table:table-cell office:value-type="float" office:value="1.7665333333337226E+61" table:formula="of:=AVERAGE([.B201:.J201])" table:style-name="ce2">
            <text:p>1.77E+61</text:p>
          </table:table-cell>
          <table:table-cell table:number-columns-repeated="16373"/>
        </table:table-row>
        <table:table-row table:style-name="ro1">
          <table:table-cell office:value-type="float" office:value="1.06839E+38" table:style-name="ce2">
            <text:p>1.07E+38</text:p>
          </table:table-cell>
          <table:table-cell office:value-type="float" office:value="1.5851899999999999E+62" table:style-name="ce2">
            <text:p>1.59E+62</text:p>
          </table:table-cell>
          <table:table-cell office:value-type="float" office:value="4.1926000000000002E+39" table:style-name="ce2">
            <text:p>4.19E+39</text:p>
          </table:table-cell>
          <table:table-cell office:value-type="float" office:value="3.2562700000000002E+25" table:style-name="ce2">
            <text:p>3.26E+25</text:p>
          </table:table-cell>
          <table:table-cell office:value-type="float" office:value="1.63965E+29" table:style-name="ce2">
            <text:p>1.64E+29</text:p>
          </table:table-cell>
          <table:table-cell office:value-type="float" office:value="1.58899E+25" table:style-name="ce2">
            <text:p>1.59E+25</text:p>
          </table:table-cell>
          <table:table-cell office:value-type="float" office:value="2.1845100000000001E+21" table:style-name="ce2">
            <text:p>2.18E+21</text:p>
          </table:table-cell>
          <table:table-cell office:value-type="float" office:value="5.2014999999999997E+23" table:style-name="ce2">
            <text:p>5.20E+23</text:p>
          </table:table-cell>
          <table:table-cell office:value-type="float" office:value="1.47807E+27" table:style-name="ce2">
            <text:p>1.48E+27</text:p>
          </table:table-cell>
          <table:table-cell office:value-type="float" office:value="2.1285399999999999E+46" table:style-name="ce2">
            <text:p>2.13E+46</text:p>
          </table:table-cell>
          <table:table-cell office:value-type="float" office:value="1.7613222222222224E+61" table:formula="of:=AVERAGE([.B202:.J202])" table:style-name="ce2">
            <text:p>1.76E+61</text:p>
          </table:table-cell>
          <table:table-cell table:number-columns-repeated="16373"/>
        </table:table-row>
        <table:table-row table:style-name="ro1">
          <table:table-cell office:value-type="float" office:value="1.316E+29" table:style-name="ce2">
            <text:p>1.32E+29</text:p>
          </table:table-cell>
          <table:table-cell office:value-type="float" office:value="3.92149E+35" table:style-name="ce2">
            <text:p>3.92E+35</text:p>
          </table:table-cell>
          <table:table-cell office:value-type="float" office:value="2.48584E+45" table:style-name="ce2">
            <text:p>2.49E+45</text:p>
          </table:table-cell>
          <table:table-cell office:value-type="float" office:value="3.2995599999999998E+29" table:style-name="ce2">
            <text:p>3.30E+29</text:p>
          </table:table-cell>
          <table:table-cell office:value-type="float" office:value="1.5112699999999999E+35" table:style-name="ce2">
            <text:p>1.51E+35</text:p>
          </table:table-cell>
          <table:table-cell office:value-type="float" office:value="6.8382700000000005E+23" table:style-name="ce2">
            <text:p>6.84E+23</text:p>
          </table:table-cell>
          <table:table-cell office:value-type="float" office:value="3.5967499999999999E+22" table:style-name="ce2">
            <text:p>3.60E+22</text:p>
          </table:table-cell>
          <table:table-cell office:value-type="float" office:value="1.01598E+16" table:style-name="ce2">
            <text:p>1.02E+16</text:p>
          </table:table-cell>
          <table:table-cell office:value-type="float" office:value="6.7913099999999994E+30" table:style-name="ce2">
            <text:p>6.79E+30</text:p>
          </table:table-cell>
          <table:table-cell office:value-type="float" office:value="2.2952099999999999E+55" table:style-name="ce2">
            <text:p>2.30E+55</text:p>
          </table:table-cell>
          <table:table-cell office:value-type="float" office:value="2.5502333336095376E+54" table:formula="of:=AVERAGE([.B203:.J203])" table:style-name="ce2">
            <text:p>2.55E+54</text:p>
          </table:table-cell>
          <table:table-cell table:number-columns-repeated="16373"/>
        </table:table-row>
        <table:table-row table:style-name="ro1">
          <table:table-cell office:value-type="float" office:value="3.2666100000000002E+29" table:style-name="ce2">
            <text:p>3.27E+29</text:p>
          </table:table-cell>
          <table:table-cell office:value-type="float" office:value="1.66582E+62" table:style-name="ce2">
            <text:p>1.67E+62</text:p>
          </table:table-cell>
          <table:table-cell office:value-type="float" office:value="1.1493199999999999E+46" table:style-name="ce2">
            <text:p>1.15E+46</text:p>
          </table:table-cell>
          <table:table-cell office:value-type="float" office:value="3.19651E+25" table:style-name="ce2">
            <text:p>3.20E+25</text:p>
          </table:table-cell>
          <table:table-cell office:value-type="float" office:value="4.54496E+21" table:style-name="ce2">
            <text:p>4.54E+21</text:p>
          </table:table-cell>
          <table:table-cell office:value-type="float" office:value="2.7597599999999998E+25" table:style-name="ce2">
            <text:p>2.76E+25</text:p>
          </table:table-cell>
          <table:table-cell office:value-type="float" office:value="6.8562600000000003E+24" table:style-name="ce2">
            <text:p>6.86E+24</text:p>
          </table:table-cell>
          <table:table-cell office:value-type="float" office:value="4.8507900000000002E+22" table:style-name="ce2">
            <text:p>4.85E+22</text:p>
          </table:table-cell>
          <table:table-cell office:value-type="float" office:value="6.3316000000000004E+28" table:style-name="ce2">
            <text:p>6.33E+28</text:p>
          </table:table-cell>
          <table:table-cell office:value-type="float" office:value="4.5261400000000002E+30" table:style-name="ce2">
            <text:p>4.53E+30</text:p>
          </table:table-cell>
          <table:table-cell office:value-type="float" office:value="1.8509111111111114E+61" table:formula="of:=AVERAGE([.B204:.J204])" table:style-name="ce2">
            <text:p>1.85E+61</text:p>
          </table:table-cell>
          <table:table-cell table:number-columns-repeated="16373"/>
        </table:table-row>
        <table:table-row table:style-name="ro1">
          <table:table-cell office:value-type="float" office:value="2.0413100000000001E+40" table:style-name="ce2">
            <text:p>2.04E+40</text:p>
          </table:table-cell>
          <table:table-cell office:value-type="float" office:value="1.58584E+62" table:style-name="ce2">
            <text:p>1.59E+62</text:p>
          </table:table-cell>
          <table:table-cell office:value-type="float" office:value="2.18068E+45" table:style-name="ce2">
            <text:p>2.18E+45</text:p>
          </table:table-cell>
          <table:table-cell office:value-type="float" office:value="1.1876E+26" table:style-name="ce2">
            <text:p>1.19E+26</text:p>
          </table:table-cell>
          <table:table-cell office:value-type="float" office:value="1.01075E+26" table:style-name="ce2">
            <text:p>1.01E+26</text:p>
          </table:table-cell>
          <table:table-cell office:value-type="float" office:value="2.8007599999999997E+30" table:style-name="ce2">
            <text:p>2.80E+30</text:p>
          </table:table-cell>
          <table:table-cell office:value-type="float" office:value="2.8113800000000001E+23" table:style-name="ce2">
            <text:p>2.81E+23</text:p>
          </table:table-cell>
          <table:table-cell office:value-type="float" office:value="2.9305099999999998E+21" table:style-name="ce2">
            <text:p>2.93E+21</text:p>
          </table:table-cell>
          <table:table-cell office:value-type="float" office:value="4.1557499999999998E+36" table:style-name="ce2">
            <text:p>4.16E+36</text:p>
          </table:table-cell>
          <table:table-cell office:value-type="float" office:value="4.5784900000000002E+55" table:style-name="ce2">
            <text:p>4.58E+55</text:p>
          </table:table-cell>
          <table:table-cell office:value-type="float" office:value="1.7620449531655555E+61" table:formula="of:=AVERAGE([.B205:.J205])" table:style-name="ce2">
            <text:p>1.76E+61</text:p>
          </table:table-cell>
          <table:table-cell table:number-columns-repeated="16373"/>
        </table:table-row>
        <table:table-row table:style-name="ro1">
          <table:table-cell office:value-type="float" office:value="9.2692300000000003E+39" table:style-name="ce2">
            <text:p>9.27E+39</text:p>
          </table:table-cell>
          <table:table-cell office:value-type="float" office:value="7.8369699999999996E+35" table:style-name="ce2">
            <text:p>7.84E+35</text:p>
          </table:table-cell>
          <table:table-cell office:value-type="float" office:value="1.7967500000000001E+42" table:style-name="ce2">
            <text:p>1.80E+42</text:p>
          </table:table-cell>
          <table:table-cell office:value-type="float" office:value="7.28307E+19" table:style-name="ce2">
            <text:p>7.28E+19</text:p>
          </table:table-cell>
          <table:table-cell office:value-type="float" office:value="1.5525E+35" table:style-name="ce2">
            <text:p>1.55E+35</text:p>
          </table:table-cell>
          <table:table-cell office:value-type="float" office:value="1.0761299999999999E+25" table:style-name="ce2">
            <text:p>1.08E+25</text:p>
          </table:table-cell>
          <table:table-cell office:value-type="float" office:value="7.37979E+19" table:style-name="ce2">
            <text:p>7.38E+19</text:p>
          </table:table-cell>
          <table:table-cell office:value-type="float" office:value="8831740000000000" table:style-name="ce2">
            <text:p>8.83E+15</text:p>
          </table:table-cell>
          <table:table-cell office:value-type="float" office:value="1.5319299999999999E+32" table:style-name="ce2">
            <text:p>1.53E+32</text:p>
          </table:table-cell>
          <table:table-cell office:value-type="float" office:value="4.4234700000000001E+35" table:style-name="ce2">
            <text:p>4.42E+35</text:p>
          </table:table-cell>
          <table:table-cell office:value-type="float" office:value="1.9963904238302143E+41" table:formula="of:=AVERAGE([.B206:.J206])" table:style-name="ce2">
            <text:p>2.00E+41</text:p>
          </table:table-cell>
          <table:table-cell table:number-columns-repeated="16373"/>
        </table:table-row>
        <table:table-row table:style-name="ro1">
          <table:table-cell office:value-type="float" office:value="6.5332299999999995E+29" table:style-name="ce2">
            <text:p>6.53E+29</text:p>
          </table:table-cell>
          <table:table-cell office:value-type="float" office:value="4.2623200000000001E+36" table:style-name="ce2">
            <text:p>4.26E+36</text:p>
          </table:table-cell>
          <table:table-cell office:value-type="float" office:value="1.2082299999999999E+46" table:style-name="ce2">
            <text:p>1.21E+46</text:p>
          </table:table-cell>
          <table:table-cell office:value-type="float" office:value="6.7040299999999999E+27" table:style-name="ce2">
            <text:p>6.70E+27</text:p>
          </table:table-cell>
          <table:table-cell office:value-type="float" office:value="1.1088499999999999E+26" table:style-name="ce2">
            <text:p>1.11E+26</text:p>
          </table:table-cell>
          <table:table-cell office:value-type="float" office:value="6.0340799999999998E+25" table:style-name="ce2">
            <text:p>6.03E+25</text:p>
          </table:table-cell>
          <table:table-cell office:value-type="float" office:value="6.5464900000000005E+21" table:style-name="ce2">
            <text:p>6.55E+21</text:p>
          </table:table-cell>
          <table:table-cell office:value-type="float" office:value="3.8434300000000002E+23" table:style-name="ce2">
            <text:p>3.84E+23</text:p>
          </table:table-cell>
          <table:table-cell office:value-type="float" office:value="4.3353899999999996E+37" table:style-name="ce2">
            <text:p>4.34E+37</text:p>
          </table:table-cell>
          <table:table-cell office:value-type="float" office:value="6.7901699999999999E+33" table:style-name="ce2">
            <text:p>6.79E+33</text:p>
          </table:table-cell>
          <table:table-cell office:value-type="float" office:value="1.3424777830692232E+45" table:formula="of:=AVERAGE([.B207:.J207])" table:style-name="ce2">
            <text:p>1.34E+45</text:p>
          </table:table-cell>
          <table:table-cell table:number-columns-repeated="16373"/>
        </table:table-row>
        <table:table-row table:style-name="ro1">
          <table:table-cell office:value-type="float" office:value="9.2692300000000003E+39" table:style-name="ce2">
            <text:p>9.27E+39</text:p>
          </table:table-cell>
          <table:table-cell office:value-type="float" office:value="7.1454299999999996E+49" table:style-name="ce2">
            <text:p>7.15E+49</text:p>
          </table:table-cell>
          <table:table-cell office:value-type="float" office:value="8.7585300000000002E+42" table:style-name="ce2">
            <text:p>8.76E+42</text:p>
          </table:table-cell>
          <table:table-cell office:value-type="float" office:value="2.4417999999999999E+22" table:style-name="ce2">
            <text:p>2.44E+22</text:p>
          </table:table-cell>
          <table:table-cell office:value-type="float" office:value="1.5509900000000001E+35" table:style-name="ce2">
            <text:p>1.55E+35</text:p>
          </table:table-cell>
          <table:table-cell office:value-type="float" office:value="2.815E+30" table:style-name="ce2">
            <text:p>2.82E+30</text:p>
          </table:table-cell>
          <table:table-cell office:value-type="float" office:value="1.9290499999999999E+23" table:style-name="ce2">
            <text:p>1.93E+23</text:p>
          </table:table-cell>
          <table:table-cell office:value-type="float" office:value="5.2142699999999998E+21" table:style-name="ce2">
            <text:p>5.21E+21</text:p>
          </table:table-cell>
          <table:table-cell office:value-type="float" office:value="1.86248E+43" table:style-name="ce2">
            <text:p>1.86E+43</text:p>
          </table:table-cell>
          <table:table-cell office:value-type="float" office:value="8.8562099999999999E+22" table:style-name="ce2">
            <text:p>8.86E+22</text:p>
          </table:table-cell>
          <table:table-cell office:value-type="float" office:value="7.9393697092589061E+48" table:formula="of:=AVERAGE([.B208:.J208])" table:style-name="ce2">
            <text:p>7.94E+48</text:p>
          </table:table-cell>
          <table:table-cell table:number-columns-repeated="16373"/>
        </table:table-row>
        <table:table-row table:style-name="ro1">
          <table:table-cell office:value-type="float" office:value="7.5881699999999998E+33" table:style-name="ce2">
            <text:p>7.59E+33</text:p>
          </table:table-cell>
          <table:table-cell office:value-type="float" office:value="1.5978099999999999E+62" table:style-name="ce2">
            <text:p>1.60E+62</text:p>
          </table:table-cell>
          <table:table-cell office:value-type="float" office:value="9.7932599999999999E+45" table:style-name="ce2">
            <text:p>9.79E+45</text:p>
          </table:table-cell>
          <table:table-cell office:value-type="float" office:value="1.1299900000000001E+26" table:style-name="ce2">
            <text:p>1.13E+26</text:p>
          </table:table-cell>
          <table:table-cell office:value-type="float" office:value="3.1694200000000001E+24" table:style-name="ce2">
            <text:p>3.17E+24</text:p>
          </table:table-cell>
          <table:table-cell office:value-type="float" office:value="8.9558599999999995E+46" table:style-name="ce2">
            <text:p>8.96E+46</text:p>
          </table:table-cell>
          <table:table-cell office:value-type="float" office:value="1.8902400000000001E+23" table:style-name="ce2">
            <text:p>1.89E+23</text:p>
          </table:table-cell>
          <table:table-cell office:value-type="float" office:value="5.3333199999999999E+23" table:style-name="ce2">
            <text:p>5.33E+23</text:p>
          </table:table-cell>
          <table:table-cell office:value-type="float" office:value="4.0729599999999999E+35" table:style-name="ce2">
            <text:p>4.07E+35</text:p>
          </table:table-cell>
          <table:table-cell office:value-type="float" office:value="1.9447200000000001E+55" table:style-name="ce2">
            <text:p>1.94E+55</text:p>
          </table:table-cell>
          <table:table-cell office:value-type="float" office:value="1.7753446605244452E+61" table:formula="of:=AVERAGE([.B209:.J209])" table:style-name="ce2">
            <text:p>1.78E+61</text:p>
          </table:table-cell>
          <table:table-cell table:number-columns-repeated="16373"/>
        </table:table-row>
        <table:table-row table:style-name="ro1">
          <table:table-cell office:value-type="float" office:value="6.59983E+26" table:style-name="ce2">
            <text:p>6.60E+26</text:p>
          </table:table-cell>
          <table:table-cell office:value-type="float" office:value="7.1202800000000002E+49" table:style-name="ce2">
            <text:p>7.12E+49</text:p>
          </table:table-cell>
          <table:table-cell office:value-type="float" office:value="7.4028900000000003E+33" table:style-name="ce2">
            <text:p>7.40E+33</text:p>
          </table:table-cell>
          <table:table-cell office:value-type="float" office:value="2.2427199999999999E+26" table:style-name="ce2">
            <text:p>2.24E+26</text:p>
          </table:table-cell>
          <table:table-cell office:value-type="float" office:value="6.9196299999999999E+29" table:style-name="ce2">
            <text:p>6.92E+29</text:p>
          </table:table-cell>
          <table:table-cell office:value-type="float" office:value="2.5758699999999998E+24" table:style-name="ce2">
            <text:p>2.58E+24</text:p>
          </table:table-cell>
          <table:table-cell office:value-type="float" office:value="6.9554900000000002E+21" table:style-name="ce2">
            <text:p>6.96E+21</text:p>
          </table:table-cell>
          <table:table-cell office:value-type="float" office:value="1.39689E+25" table:style-name="ce2">
            <text:p>1.40E+25</text:p>
          </table:table-cell>
          <table:table-cell office:value-type="float" office:value="1.34379E+42" table:style-name="ce2">
            <text:p>1.34E+42</text:p>
          </table:table-cell>
          <table:table-cell office:value-type="float" office:value="4.4315199999999998E+35" table:style-name="ce2">
            <text:p>4.43E+35</text:p>
          </table:table-cell>
          <table:table-cell office:value-type="float" office:value="7.9114223715322735E+48" table:formula="of:=AVERAGE([.B210:.J210])" table:style-name="ce2">
            <text:p>7.91E+48</text:p>
          </table:table-cell>
          <table:table-cell table:number-columns-repeated="16373"/>
        </table:table-row>
        <table:table-row table:style-name="ro1">
          <table:table-cell office:value-type="float" office:value="4.1428800000000002E+38" table:style-name="ce2">
            <text:p>4.14E+38</text:p>
          </table:table-cell>
          <table:table-cell office:value-type="float" office:value="3.9317800000000003E+44" table:style-name="ce2">
            <text:p>3.93E+44</text:p>
          </table:table-cell>
          <table:table-cell office:value-type="float" office:value="5.6981100000000006E+39" table:style-name="ce2">
            <text:p>5.70E+39</text:p>
          </table:table-cell>
          <table:table-cell office:value-type="float" office:value="3.3708400000000003E+21" table:style-name="ce2">
            <text:p>3.37E+21</text:p>
          </table:table-cell>
          <table:table-cell office:value-type="float" office:value="7.6136300000000004E+27" table:style-name="ce2">
            <text:p>7.61E+27</text:p>
          </table:table-cell>
          <table:table-cell office:value-type="float" office:value="1.0575999999999999E+25" table:style-name="ce2">
            <text:p>1.06E+25</text:p>
          </table:table-cell>
          <table:table-cell office:value-type="float" office:value="7.70122E+28" table:style-name="ce2">
            <text:p>7.70E+28</text:p>
          </table:table-cell>
          <table:table-cell office:value-type="float" office:value="1.11415E+22" table:style-name="ce2">
            <text:p>1.11E+22</text:p>
          </table:table-cell>
          <table:table-cell office:value-type="float" office:value="9.79413E+29" table:style-name="ce2">
            <text:p>9.79E+29</text:p>
          </table:table-cell>
          <table:table-cell office:value-type="float" office:value="4.5249499999999998E+30" table:style-name="ce2">
            <text:p>4.52E+30</text:p>
          </table:table-cell>
          <table:table-cell office:value-type="float" office:value="4.3687077567778394E+43" table:formula="of:=AVERAGE([.B211:.J211])" table:style-name="ce2">
            <text:p>4.37E+43</text:p>
          </table:table-cell>
          <table:table-cell table:number-columns-repeated="16373"/>
        </table:table-row>
        <table:table-row table:style-name="ro1">
          <table:table-cell office:value-type="float" office:value="2.9439100000000001E+26" table:style-name="ce2">
            <text:p>2.94E+26</text:p>
          </table:table-cell>
          <table:table-cell office:value-type="float" office:value="7.8354399999999999E+35" table:style-name="ce2">
            <text:p>7.84E+35</text:p>
          </table:table-cell>
          <table:table-cell office:value-type="float" office:value="2.8772100000000002E+45" table:style-name="ce2">
            <text:p>2.88E+45</text:p>
          </table:table-cell>
          <table:table-cell office:value-type="float" office:value="9.58146E+18" table:style-name="ce2">
            <text:p>9.58E+18</text:p>
          </table:table-cell>
          <table:table-cell office:value-type="float" office:value="1.9305400000000001E+27" table:style-name="ce2">
            <text:p>1.93E+27</text:p>
          </table:table-cell>
          <table:table-cell office:value-type="float" office:value="9.7168999999999998E+26" table:style-name="ce2">
            <text:p>9.72E+26</text:p>
          </table:table-cell>
          <table:table-cell office:value-type="float" office:value="1.56396E+20" table:style-name="ce2">
            <text:p>1.56E+20</text:p>
          </table:table-cell>
          <table:table-cell office:value-type="float" office:value="2.8861099999999998E+21" table:style-name="ce2">
            <text:p>2.89E+21</text:p>
          </table:table-cell>
          <table:table-cell office:value-type="float" office:value="1.16251E+30" table:style-name="ce2">
            <text:p>1.16E+30</text:p>
          </table:table-cell>
          <table:table-cell office:value-type="float" office:value="3.68976E+38" table:style-name="ce2">
            <text:p>3.69E+38</text:p>
          </table:table-cell>
          <table:table-cell office:value-type="float" office:value="3.1969004108439391E+44" table:formula="of:=AVERAGE([.B212:.J212])" table:style-name="ce2">
            <text:p>3.20E+44</text:p>
          </table:table-cell>
          <table:table-cell table:number-columns-repeated="16373"/>
        </table:table-row>
        <table:table-row table:style-name="ro1">
          <table:table-cell office:value-type="float" office:value="8.2859099999999999E+38" table:style-name="ce2">
            <text:p>8.29E+38</text:p>
          </table:table-cell>
          <table:table-cell office:value-type="float" office:value="3.2796800000000002E+44" table:style-name="ce2">
            <text:p>3.28E+44</text:p>
          </table:table-cell>
          <table:table-cell office:value-type="float" office:value="5.0696100000000001E+37" table:style-name="ce2">
            <text:p>5.07E+37</text:p>
          </table:table-cell>
          <table:table-cell office:value-type="float" office:value="6.7040299999999999E+27" table:style-name="ce2">
            <text:p>6.70E+27</text:p>
          </table:table-cell>
          <table:table-cell office:value-type="float" office:value="5.5944600000000001E+23" table:style-name="ce2">
            <text:p>5.59E+23</text:p>
          </table:table-cell>
          <table:table-cell office:value-type="float" office:value="5.1407800000000004E+24" table:style-name="ce2">
            <text:p>5.14E+24</text:p>
          </table:table-cell>
          <table:table-cell office:value-type="float" office:value="1.45269E+18" table:style-name="ce2">
            <text:p>1.45E+18</text:p>
          </table:table-cell>
          <table:table-cell office:value-type="float" office:value="3.7996300000000002E+25" table:style-name="ce2">
            <text:p>3.80E+25</text:p>
          </table:table-cell>
          <table:table-cell office:value-type="float" office:value="4.5637899999999998E+28" table:style-name="ce2">
            <text:p>4.56E+28</text:p>
          </table:table-cell>
          <table:table-cell office:value-type="float" office:value="3.6666999999999999E+23" table:style-name="ce2">
            <text:p>3.67E+23</text:p>
          </table:table-cell>
          <table:table-cell office:value-type="float" office:value="3.6440894521788894E+43" table:formula="of:=AVERAGE([.B213:.J213])" table:style-name="ce2">
            <text:p>3.64E+43</text:p>
          </table:table-cell>
          <table:table-cell table:number-columns-repeated="16373"/>
        </table:table-row>
        <table:table-row table:style-name="ro1">
          <table:table-cell office:value-type="float" office:value="9.2692300000000003E+39" table:style-name="ce2">
            <text:p>9.27E+39</text:p>
          </table:table-cell>
          <table:table-cell office:value-type="float" office:value="1.17645E+36" table:style-name="ce2">
            <text:p>1.18E+36</text:p>
          </table:table-cell>
          <table:table-cell office:value-type="float" office:value="2.7790200000000002E+46" table:style-name="ce2">
            <text:p>2.78E+46</text:p>
          </table:table-cell>
          <table:table-cell office:value-type="float" office:value="2.37194E+23" table:style-name="ce2">
            <text:p>2.37E+23</text:p>
          </table:table-cell>
          <table:table-cell office:value-type="float" office:value="1.07934E+27" table:style-name="ce2">
            <text:p>1.08E+27</text:p>
          </table:table-cell>
          <table:table-cell office:value-type="float" office:value="1.85248E+22" table:style-name="ce2">
            <text:p>1.85E+22</text:p>
          </table:table-cell>
          <table:table-cell office:value-type="float" office:value="7.2636399999999999E+36" table:style-name="ce2">
            <text:p>7.26E+36</text:p>
          </table:table-cell>
          <table:table-cell office:value-type="float" office:value="3.0020900000000001E+24" table:style-name="ce2">
            <text:p>3.00E+24</text:p>
          </table:table-cell>
          <table:table-cell office:value-type="float" office:value="2.3923199999999999E+24" table:style-name="ce2">
            <text:p>2.39E+24</text:p>
          </table:table-cell>
          <table:table-cell office:value-type="float" office:value="1.0640799999999999E+46" table:style-name="ce2">
            <text:p>1.06E+46</text:p>
          </table:table-cell>
          <table:table-cell office:value-type="float" office:value="4.2701111120488986E+45" table:formula="of:=AVERAGE([.B214:.J214])" table:style-name="ce2">
            <text:p>4.27E+45</text:p>
          </table:table-cell>
          <table:table-cell table:number-columns-repeated="16373"/>
        </table:table-row>
        <table:table-row table:style-name="ro1">
          <table:table-cell office:value-type="float" office:value="4.9566499999999997E+30" table:style-name="ce2">
            <text:p>4.96E+30</text:p>
          </table:table-cell>
          <table:table-cell office:value-type="float" office:value="7.7005599999999999E+50" table:style-name="ce2">
            <text:p>7.70E+50</text:p>
          </table:table-cell>
          <table:table-cell office:value-type="float" office:value="1.41493E+46" table:style-name="ce2">
            <text:p>1.41E+46</text:p>
          </table:table-cell>
          <table:table-cell office:value-type="float" office:value="1.1127900000000001E+26" table:style-name="ce2">
            <text:p>1.11E+26</text:p>
          </table:table-cell>
          <table:table-cell office:value-type="float" office:value="6.51671E+23" table:style-name="ce2">
            <text:p>6.52E+23</text:p>
          </table:table-cell>
          <table:table-cell office:value-type="float" office:value="1.6385399999999999E+27" table:style-name="ce2">
            <text:p>1.64E+27</text:p>
          </table:table-cell>
          <table:table-cell office:value-type="float" office:value="2.7037699999999998E+22" table:style-name="ce2">
            <text:p>2.70E+22</text:p>
          </table:table-cell>
          <table:table-cell office:value-type="float" office:value="4822400000000" table:style-name="ce2">
            <text:p>4.82E+12</text:p>
          </table:table-cell>
          <table:table-cell office:value-type="float" office:value="5.7156699999999999E+24" table:style-name="ce2">
            <text:p>5.72E+24</text:p>
          </table:table-cell>
          <table:table-cell office:value-type="float" office:value="8.8469100000000003E+35" table:style-name="ce2">
            <text:p>8.85E+35</text:p>
          </table:table-cell>
          <table:table-cell office:value-type="float" office:value="8.5563349922222323E+49" table:formula="of:=AVERAGE([.B215:.J215])" table:style-name="ce2">
            <text:p>8.56E+49</text:p>
          </table:table-cell>
          <table:table-cell table:number-columns-repeated="16373"/>
        </table:table-row>
        <table:table-row table:style-name="ro1">
          <table:table-cell office:value-type="float" office:value="9.5291900000000005E+41" table:style-name="ce2">
            <text:p>9.53E+41</text:p>
          </table:table-cell>
          <table:table-cell office:value-type="float" office:value="2.9835100000000001E+43" table:style-name="ce2">
            <text:p>2.98E+43</text:p>
          </table:table-cell>
          <table:table-cell office:value-type="float" office:value="3.9041500000000001E+43" table:style-name="ce2">
            <text:p>3.90E+43</text:p>
          </table:table-cell>
          <table:table-cell office:value-type="float" office:value="2.49339E+33" table:style-name="ce2">
            <text:p>2.49E+33</text:p>
          </table:table-cell>
          <table:table-cell office:value-type="float" office:value="6.47904E+19" table:style-name="ce2">
            <text:p>6.48E+19</text:p>
          </table:table-cell>
          <table:table-cell office:value-type="float" office:value="7.7416200000000007E+44" table:style-name="ce2">
            <text:p>7.74E+44</text:p>
          </table:table-cell>
          <table:table-cell office:value-type="float" office:value="1.9399500000000001E+21" table:style-name="ce2">
            <text:p>1.94E+21</text:p>
          </table:table-cell>
          <table:table-cell office:value-type="float" office:value="1.64833E+16" table:style-name="ce2">
            <text:p>1.65E+16</text:p>
          </table:table-cell>
          <table:table-cell office:value-type="float" office:value="3.2491100000000001E+24" table:style-name="ce2">
            <text:p>3.25E+24</text:p>
          </table:table-cell>
          <table:table-cell office:value-type="float" office:value="6.91858E+33" table:style-name="ce2">
            <text:p>6.92E+33</text:p>
          </table:table-cell>
          <table:table-cell office:value-type="float" office:value="9.3670955556601326E+43" table:formula="of:=AVERAGE([.B216:.J216])" table:style-name="ce2">
            <text:p>9.37E+43</text:p>
          </table:table-cell>
          <table:table-cell table:number-columns-repeated="16373"/>
        </table:table-row>
        <table:table-row table:style-name="ro1">
          <table:table-cell office:value-type="float" office:value="3.17796E+29" table:style-name="ce2">
            <text:p>3.18E+29</text:p>
          </table:table-cell>
          <table:table-cell office:value-type="float" office:value="1.10709E+64" table:style-name="ce2">
            <text:p>1.11E+64</text:p>
          </table:table-cell>
          <table:table-cell office:value-type="float" office:value="8.2533899999999993E+38" table:style-name="ce2">
            <text:p>8.25E+38</text:p>
          </table:table-cell>
          <table:table-cell office:value-type="float" office:value="2.5437699999999998E+22" table:style-name="ce2">
            <text:p>2.54E+22</text:p>
          </table:table-cell>
          <table:table-cell office:value-type="float" office:value="1.1710700000000001E+27" table:style-name="ce2">
            <text:p>1.17E+27</text:p>
          </table:table-cell>
          <table:table-cell office:value-type="float" office:value="8.6972300000000006E+23" table:style-name="ce2">
            <text:p>8.70E+23</text:p>
          </table:table-cell>
          <table:table-cell office:value-type="float" office:value="2.63646E+24" table:style-name="ce2">
            <text:p>2.64E+24</text:p>
          </table:table-cell>
          <table:table-cell office:value-type="float" office:value="23970700" table:style-name="ce2">
            <text:p>2.40E+07</text:p>
          </table:table-cell>
          <table:table-cell office:value-type="float" office:value="3.8175799999999997E+32" table:style-name="ce2">
            <text:p>3.82E+32</text:p>
          </table:table-cell>
          <table:table-cell office:value-type="float" office:value="4.4234600000000001E+35" table:style-name="ce2">
            <text:p>4.42E+35</text:p>
          </table:table-cell>
          <table:table-cell office:value-type="float" office:value="1.2300999999999999E+63" table:formula="of:=AVERAGE([.B217:.J217])" table:style-name="ce2">
            <text:p>1.23E+63</text:p>
          </table:table-cell>
          <table:table-cell table:number-columns-repeated="16373"/>
        </table:table-row>
        <table:table-row table:style-name="ro1">
          <table:table-cell office:value-type="float" office:value="8.2859099999999999E+38" table:style-name="ce2">
            <text:p>8.29E+38</text:p>
          </table:table-cell>
          <table:table-cell office:value-type="float" office:value="1.4503899999999999E+62" table:style-name="ce2">
            <text:p>1.45E+62</text:p>
          </table:table-cell>
          <table:table-cell office:value-type="float" office:value="4.6459400000000001E+39" table:style-name="ce2">
            <text:p>4.65E+39</text:p>
          </table:table-cell>
          <table:table-cell office:value-type="float" office:value="9.29778E+31" table:style-name="ce2">
            <text:p>9.30E+31</text:p>
          </table:table-cell>
          <table:table-cell office:value-type="float" office:value="1.54962E+35" table:style-name="ce2">
            <text:p>1.55E+35</text:p>
          </table:table-cell>
          <table:table-cell office:value-type="float" office:value="9.9968599999999996E+26" table:style-name="ce2">
            <text:p>1.00E+27</text:p>
          </table:table-cell>
          <table:table-cell office:value-type="float" office:value="3.4164599999999999E+22" table:style-name="ce2">
            <text:p>3.42E+22</text:p>
          </table:table-cell>
          <table:table-cell office:value-type="float" office:value="54281700" table:style-name="ce2">
            <text:p>5.43E+07</text:p>
          </table:table-cell>
          <table:table-cell office:value-type="float" office:value="1.2792299999999999E+42" table:style-name="ce2">
            <text:p>1.28E+42</text:p>
          </table:table-cell>
          <table:table-cell office:value-type="float" office:value="4.4234400000000002E+35" table:style-name="ce2">
            <text:p>4.42E+35</text:p>
          </table:table-cell>
          <table:table-cell office:value-type="float" office:value="1.6115444444444444E+61" table:formula="of:=AVERAGE([.B218:.J218])" table:style-name="ce2">
            <text:p>1.61E+61</text:p>
          </table:table-cell>
          <table:table-cell table:number-columns-repeated="16373"/>
        </table:table-row>
        <table:table-row table:style-name="ro1">
          <table:table-cell office:value-type="float" office:value="4.1430299999999997E+38" table:style-name="ce2">
            <text:p>4.14E+38</text:p>
          </table:table-cell>
          <table:table-cell office:value-type="float" office:value="5.5574900000000003E+32" table:style-name="ce2">
            <text:p>5.56E+32</text:p>
          </table:table-cell>
          <table:table-cell office:value-type="float" office:value="2.37407E+44" table:style-name="ce2">
            <text:p>2.37E+44</text:p>
          </table:table-cell>
          <table:table-cell office:value-type="float" office:value="3.1041200000000001E+22" table:style-name="ce2">
            <text:p>3.10E+22</text:p>
          </table:table-cell>
          <table:table-cell office:value-type="float" office:value="1.53931E+35" table:style-name="ce2">
            <text:p>1.54E+35</text:p>
          </table:table-cell>
          <table:table-cell office:value-type="float" office:value="1.61935E+33" table:style-name="ce2">
            <text:p>1.62E+33</text:p>
          </table:table-cell>
          <table:table-cell office:value-type="float" office:value="7.1650199999999996E+21" table:style-name="ce2">
            <text:p>7.17E+21</text:p>
          </table:table-cell>
          <table:table-cell office:value-type="float" office:value="43220500000" table:style-name="ce2">
            <text:p>4.32E+10</text:p>
          </table:table-cell>
          <table:table-cell office:value-type="float" office:value="1.6510199999999999E+44" table:style-name="ce2">
            <text:p>1.65E+44</text:p>
          </table:table-cell>
          <table:table-cell office:value-type="float" office:value="2.2629100000000001E+30" table:style-name="ce2">
            <text:p>2.26E+30</text:p>
          </table:table-cell>
          <table:table-cell office:value-type="float" office:value="4.4723222239567597E+43" table:formula="of:=AVERAGE([.B219:.J219])" table:style-name="ce2">
            <text:p>4.47E+43</text:p>
          </table:table-cell>
          <table:table-cell table:number-columns-repeated="16373"/>
        </table:table-row>
        <table:table-row table:style-name="ro1">
          <table:table-cell office:value-type="float" office:value="2.9554799999999999E+30" table:style-name="ce2">
            <text:p>2.96E+30</text:p>
          </table:table-cell>
          <table:table-cell office:value-type="float" office:value="1.5137799999999999E+62" table:style-name="ce2">
            <text:p>1.51E+62</text:p>
          </table:table-cell>
          <table:table-cell office:value-type="float" office:value="7.1715800000000006E+42" table:style-name="ce2">
            <text:p>7.17E+42</text:p>
          </table:table-cell>
          <table:table-cell office:value-type="float" office:value="1.13008E+26" table:style-name="ce2">
            <text:p>1.13E+26</text:p>
          </table:table-cell>
          <table:table-cell office:value-type="float" office:value="2.44023E+29" table:style-name="ce2">
            <text:p>2.44E+29</text:p>
          </table:table-cell>
          <table:table-cell office:value-type="float" office:value="1.3124E+29" table:style-name="ce2">
            <text:p>1.31E+29</text:p>
          </table:table-cell>
          <table:table-cell office:value-type="float" office:value="2.1753699999999999E+21" table:style-name="ce2">
            <text:p>2.18E+21</text:p>
          </table:table-cell>
          <table:table-cell office:value-type="float" office:value="1.03122E+23" table:style-name="ce2">
            <text:p>1.03E+23</text:p>
          </table:table-cell>
          <table:table-cell office:value-type="float" office:value="5.5962700000000001E+24" table:style-name="ce2">
            <text:p>5.60E+24</text:p>
          </table:table-cell>
          <table:table-cell office:value-type="float" office:value="4.9416900000000002E+30" table:style-name="ce2">
            <text:p>4.94E+30</text:p>
          </table:table-cell>
          <table:table-cell office:value-type="float" office:value="1.6819777777777778E+61" table:formula="of:=AVERAGE([.B220:.J220])" table:style-name="ce2">
            <text:p>1.68E+61</text:p>
          </table:table-cell>
          <table:table-cell table:number-columns-repeated="16373"/>
        </table:table-row>
        <table:table-row table:style-name="ro1">
          <table:table-cell office:value-type="float" office:value="7.3641399999999994E+26" table:style-name="ce2">
            <text:p>7.36E+26</text:p>
          </table:table-cell>
          <table:table-cell office:value-type="float" office:value="3.0943900000000002E+44" table:style-name="ce2">
            <text:p>3.09E+44</text:p>
          </table:table-cell>
          <table:table-cell office:value-type="float" office:value="1.59777E+46" table:style-name="ce2">
            <text:p>1.60E+46</text:p>
          </table:table-cell>
          <table:table-cell office:value-type="float" office:value="2.22756E+26" table:style-name="ce2">
            <text:p>2.23E+26</text:p>
          </table:table-cell>
          <table:table-cell office:value-type="float" office:value="4.98652E+17" table:style-name="ce2">
            <text:p>4.99E+17</text:p>
          </table:table-cell>
          <table:table-cell office:value-type="float" office:value="3.00058E+27" table:style-name="ce2">
            <text:p>3.00E+27</text:p>
          </table:table-cell>
          <table:table-cell office:value-type="float" office:value="4.1747000000000003E+26" table:style-name="ce2">
            <text:p>4.17E+26</text:p>
          </table:table-cell>
          <table:table-cell office:value-type="float" office:value="2.8405300000000001E+23" table:style-name="ce2">
            <text:p>2.84E+23</text:p>
          </table:table-cell>
          <table:table-cell office:value-type="float" office:value="1.2893999999999999E+40" table:style-name="ce2">
            <text:p>1.29E+40</text:p>
          </table:table-cell>
          <table:table-cell office:value-type="float" office:value="1.29217E+55" table:style-name="ce2">
            <text:p>1.29E+55</text:p>
          </table:table-cell>
          <table:table-cell office:value-type="float" office:value="1.435744446254128E+54" table:formula="of:=AVERAGE([.B221:.J221])" table:style-name="ce2">
            <text:p>1.44E+54</text:p>
          </table:table-cell>
          <table:table-cell table:number-columns-repeated="16373"/>
        </table:table-row>
        <table:table-row table:style-name="ro1">
          <table:table-cell office:value-type="float" office:value="2.5954899999999998E+40" table:style-name="ce2">
            <text:p>2.60E+40</text:p>
          </table:table-cell>
          <table:table-cell office:value-type="float" office:value="2.9174799999999998E+36" table:style-name="ce2">
            <text:p>2.92E+36</text:p>
          </table:table-cell>
          <table:table-cell office:value-type="float" office:value="4.96276E+30" table:style-name="ce2">
            <text:p>4.96E+30</text:p>
          </table:table-cell>
          <table:table-cell office:value-type="float" office:value="7.6146699999999998E+25" table:style-name="ce2">
            <text:p>7.61E+25</text:p>
          </table:table-cell>
          <table:table-cell office:value-type="float" office:value="3.4150599999999999E+22" table:style-name="ce2">
            <text:p>3.42E+22</text:p>
          </table:table-cell>
          <table:table-cell office:value-type="float" office:value="1.4914899999999999E+24" table:style-name="ce2">
            <text:p>1.49E+24</text:p>
          </table:table-cell>
          <table:table-cell office:value-type="float" office:value="1.37129E+22" table:style-name="ce2">
            <text:p>1.37E+22</text:p>
          </table:table-cell>
          <table:table-cell office:value-type="float" office:value="1.5158799999999999E+24" table:style-name="ce2">
            <text:p>1.52E+24</text:p>
          </table:table-cell>
          <table:table-cell office:value-type="float" office:value="5.7245600000000003E+24" table:style-name="ce2">
            <text:p>5.72E+24</text:p>
          </table:table-cell>
          <table:table-cell office:value-type="float" office:value="6.7466700000000005E+33" table:style-name="ce2">
            <text:p>6.75E+33</text:p>
          </table:table-cell>
          <table:table-cell office:value-type="float" office:value="3.2491462587165855E+35" table:formula="of:=AVERAGE([.B222:.J222])" table:style-name="ce2">
            <text:p>3.25E+35</text:p>
          </table:table-cell>
          <table:table-cell table:number-columns-repeated="16373"/>
        </table:table-row>
        <table:table-row table:style-name="ro1">
          <table:table-cell office:value-type="float" office:value="1.7897800000000001E+30" table:style-name="ce2">
            <text:p>1.79E+30</text:p>
          </table:table-cell>
          <table:table-cell office:value-type="float" office:value="1.3708099999999999E+62" table:style-name="ce2">
            <text:p>1.37E+62</text:p>
          </table:table-cell>
          <table:table-cell office:value-type="float" office:value="3.3156999999999997E+32" table:style-name="ce2">
            <text:p>3.32E+32</text:p>
          </table:table-cell>
          <table:table-cell office:value-type="float" office:value="6.03997E+19" table:style-name="ce2">
            <text:p>6.04E+19</text:p>
          </table:table-cell>
          <table:table-cell office:value-type="float" office:value="1.1440599999999999E+28" table:style-name="ce2">
            <text:p>1.14E+28</text:p>
          </table:table-cell>
          <table:table-cell office:value-type="float" office:value="3.6224199999999999E+25" table:style-name="ce2">
            <text:p>3.62E+25</text:p>
          </table:table-cell>
          <table:table-cell office:value-type="float" office:value="2.6136400000000002E+24" table:style-name="ce2">
            <text:p>2.61E+24</text:p>
          </table:table-cell>
          <table:table-cell office:value-type="float" office:value="1.03122E+23" table:style-name="ce2">
            <text:p>1.03E+23</text:p>
          </table:table-cell>
          <table:table-cell office:value-type="float" office:value="8.3343299999999998E+43" table:style-name="ce2">
            <text:p>8.33E+43</text:p>
          </table:table-cell>
          <table:table-cell office:value-type="float" office:value="2.2628700000000001E+30" table:style-name="ce2">
            <text:p>2.26E+30</text:p>
          </table:table-cell>
          <table:table-cell office:value-type="float" office:value="1.5231222222222222E+61" table:formula="of:=AVERAGE([.B223:.J223])" table:style-name="ce2">
            <text:p>1.52E+61</text:p>
          </table:table-cell>
          <table:table-cell table:number-columns-repeated="16373"/>
        </table:table-row>
        <table:table-row table:style-name="ro1">
          <table:table-cell office:value-type="float" office:value="3.5059799999999999E+29" table:style-name="ce2">
            <text:p>3.51E+29</text:p>
          </table:table-cell>
          <table:table-cell office:value-type="float" office:value="8.9973699999999994E+35" table:style-name="ce2">
            <text:p>9.00E+35</text:p>
          </table:table-cell>
          <table:table-cell office:value-type="float" office:value="1.9565700000000002E+47" table:style-name="ce2">
            <text:p>1.96E+47</text:p>
          </table:table-cell>
          <table:table-cell office:value-type="float" office:value="7.7545300000000004E+24" table:style-name="ce2">
            <text:p>7.75E+24</text:p>
          </table:table-cell>
          <table:table-cell office:value-type="float" office:value="1.01594E+24" table:style-name="ce2">
            <text:p>1.02E+24</text:p>
          </table:table-cell>
          <table:table-cell office:value-type="float" office:value="1.9261300000000001E+24" table:style-name="ce2">
            <text:p>1.93E+24</text:p>
          </table:table-cell>
          <table:table-cell office:value-type="float" office:value="3.1552E+21" table:style-name="ce2">
            <text:p>3.16E+21</text:p>
          </table:table-cell>
          <table:table-cell office:value-type="float" office:value="7823420000000" table:style-name="ce2">
            <text:p>7.82E+12</text:p>
          </table:table-cell>
          <table:table-cell office:value-type="float" office:value="3.7440699999999998E+42" table:style-name="ce2">
            <text:p>3.74E+42</text:p>
          </table:table-cell>
          <table:table-cell office:value-type="float" office:value="2.10118E+32" table:style-name="ce2">
            <text:p>2.10E+32</text:p>
          </table:table-cell>
          <table:table-cell office:value-type="float" office:value="2.1740082674544437E+46" table:formula="of:=AVERAGE([.B224:.J224])" table:style-name="ce2">
            <text:p>2.17E+46</text:p>
          </table:table-cell>
          <table:table-cell table:number-columns-repeated="16373"/>
        </table:table-row>
        <table:table-row table:style-name="ro1">
          <table:table-cell office:value-type="float" office:value="3.15621E+34" table:style-name="ce2">
            <text:p>3.16E+34</text:p>
          </table:table-cell>
          <table:table-cell office:value-type="float" office:value="1.8330699999999999E+44" table:style-name="ce2">
            <text:p>1.83E+44</text:p>
          </table:table-cell>
          <table:table-cell office:value-type="float" office:value="1.0157100000000001E+28" table:style-name="ce2">
            <text:p>1.02E+28</text:p>
          </table:table-cell>
          <table:table-cell office:value-type="float" office:value="3.7303100000000001E+27" table:style-name="ce2">
            <text:p>3.73E+27</text:p>
          </table:table-cell>
          <table:table-cell office:value-type="float" office:value="2.8145100000000001E+22" table:style-name="ce2">
            <text:p>2.81E+22</text:p>
          </table:table-cell>
          <table:table-cell office:value-type="float" office:value="2.0607700000000001E+24" table:style-name="ce2">
            <text:p>2.06E+24</text:p>
          </table:table-cell>
          <table:table-cell office:value-type="float" office:value="9.7849200000000003E+21" table:style-name="ce2">
            <text:p>9.78E+21</text:p>
          </table:table-cell>
          <table:table-cell office:value-type="float" office:value="2.3768E+23" table:style-name="ce2">
            <text:p>2.38E+23</text:p>
          </table:table-cell>
          <table:table-cell office:value-type="float" office:value="1.4735799999999999E+27" table:style-name="ce2">
            <text:p>1.47E+27</text:p>
          </table:table-cell>
          <table:table-cell office:value-type="float" office:value="2.0073500000000001E+23" table:style-name="ce2">
            <text:p>2.01E+23</text:p>
          </table:table-cell>
          <table:table-cell office:value-type="float" office:value="2.0367444444444443E+43" table:formula="of:=AVERAGE([.B225:.J225])" table:style-name="ce2">
            <text:p>2.04E+43</text:p>
          </table:table-cell>
          <table:table-cell table:number-columns-repeated="16373"/>
        </table:table-row>
        <table:table-row table:style-name="ro1">
          <table:table-cell office:value-type="float" office:value="2.3624500000000002E+21" table:style-name="ce2">
            <text:p>2.36E+21</text:p>
          </table:table-cell>
          <table:table-cell office:value-type="float" office:value="1.91233E+44" table:style-name="ce2">
            <text:p>1.91E+44</text:p>
          </table:table-cell>
          <table:table-cell office:value-type="float" office:value="1.1539400000000001E+40" table:style-name="ce2">
            <text:p>1.15E+40</text:p>
          </table:table-cell>
          <table:table-cell office:value-type="float" office:value="3.7658999999999999E+22" table:style-name="ce2">
            <text:p>3.77E+22</text:p>
          </table:table-cell>
          <table:table-cell office:value-type="float" office:value="2.4678900000000001E+29" table:style-name="ce2">
            <text:p>2.47E+29</text:p>
          </table:table-cell>
          <table:table-cell office:value-type="float" office:value="1.16723E+24" table:style-name="ce2">
            <text:p>1.17E+24</text:p>
          </table:table-cell>
          <table:table-cell office:value-type="float" office:value="1.54362E+22" table:style-name="ce2">
            <text:p>1.54E+22</text:p>
          </table:table-cell>
          <table:table-cell office:value-type="float" office:value="2.00205E+24" table:style-name="ce2">
            <text:p>2.00E+24</text:p>
          </table:table-cell>
          <table:table-cell office:value-type="float" office:value="6.60557E+16" table:style-name="ce2">
            <text:p>6.61E+16</text:p>
          </table:table-cell>
          <table:table-cell office:value-type="float" office:value="4.4122400000000003E+35" table:style-name="ce2">
            <text:p>4.41E+35</text:p>
          </table:table-cell>
          <table:table-cell office:value-type="float" office:value="2.1249393315691585E+43" table:formula="of:=AVERAGE([.B226:.J226])" table:style-name="ce2">
            <text:p>2.12E+43</text:p>
          </table:table-cell>
          <table:table-cell table:number-columns-repeated="16373"/>
        </table:table-row>
        <table:table-row table:style-name="ro1">
          <table:table-cell office:value-type="float" office:value="1.50168E+41" table:style-name="ce2">
            <text:p>1.50E+41</text:p>
          </table:table-cell>
          <table:table-cell office:value-type="float" office:value="7.13424E+50" table:style-name="ce2">
            <text:p>7.13E+50</text:p>
          </table:table-cell>
          <table:table-cell office:value-type="float" office:value="8.8495200000000001E+36" table:style-name="ce2">
            <text:p>8.85E+36</text:p>
          </table:table-cell>
          <table:table-cell office:value-type="float" office:value="3.7430099999999997E+20" table:style-name="ce2">
            <text:p>3.74E+20</text:p>
          </table:table-cell>
          <table:table-cell office:value-type="float" office:value="2.64767E+24" table:style-name="ce2">
            <text:p>2.65E+24</text:p>
          </table:table-cell>
          <table:table-cell office:value-type="float" office:value="2.4879099999999998E+24" table:style-name="ce2">
            <text:p>2.49E+24</text:p>
          </table:table-cell>
          <table:table-cell office:value-type="float" office:value="2.1918700000000001E+21" table:style-name="ce2">
            <text:p>2.19E+21</text:p>
          </table:table-cell>
          <table:table-cell office:value-type="float" office:value="3.37152E+23" table:style-name="ce2">
            <text:p>3.37E+23</text:p>
          </table:table-cell>
          <table:table-cell office:value-type="float" office:value="8.3354700000000003E+43" table:style-name="ce2">
            <text:p>8.34E+43</text:p>
          </table:table-cell>
          <table:table-cell office:value-type="float" office:value="1.29017E+55" table:style-name="ce2">
            <text:p>1.29E+55</text:p>
          </table:table-cell>
          <table:table-cell office:value-type="float" office:value="1.4336014915648173E+54" table:formula="of:=AVERAGE([.B227:.J227])" table:style-name="ce2">
            <text:p>1.43E+54</text:p>
          </table:table-cell>
          <table:table-cell table:number-columns-repeated="16373"/>
        </table:table-row>
        <table:table-row table:style-name="ro1">
          <table:table-cell office:value-type="float" office:value="8.2857600000000005E+38" table:style-name="ce2">
            <text:p>8.29E+38</text:p>
          </table:table-cell>
          <table:table-cell office:value-type="float" office:value="7.1083900000000003E+50" table:style-name="ce2">
            <text:p>7.11E+50</text:p>
          </table:table-cell>
          <table:table-cell office:value-type="float" office:value="3.10338E+46" table:style-name="ce2">
            <text:p>3.10E+46</text:p>
          </table:table-cell>
          <table:table-cell office:value-type="float" office:value="3.02283E+19" table:style-name="ce2">
            <text:p>3.02E+19</text:p>
          </table:table-cell>
          <table:table-cell office:value-type="float" office:value="3.6637100000000001E+27" table:style-name="ce2">
            <text:p>3.66E+27</text:p>
          </table:table-cell>
          <table:table-cell office:value-type="float" office:value="4.2375899999999998E+30" table:style-name="ce2">
            <text:p>4.24E+30</text:p>
          </table:table-cell>
          <table:table-cell office:value-type="float" office:value="6.20688E+20" table:style-name="ce2">
            <text:p>6.21E+20</text:p>
          </table:table-cell>
          <table:table-cell office:value-type="float" office:value="5057240000000" table:style-name="ce2">
            <text:p>5.06E+12</text:p>
          </table:table-cell>
          <table:table-cell office:value-type="float" office:value="2.40656E+19" table:style-name="ce2">
            <text:p>2.41E+19</text:p>
          </table:table-cell>
          <table:table-cell office:value-type="float" office:value="2.2628400000000001E+30" table:style-name="ce2">
            <text:p>2.26E+30</text:p>
          </table:table-cell>
          <table:table-cell office:value-type="float" office:value="7.8985559311111121E+49" table:formula="of:=AVERAGE([.B228:.J228])" table:style-name="ce2">
            <text:p>7.90E+49</text:p>
          </table:table-cell>
          <table:table-cell table:number-columns-repeated="16373"/>
        </table:table-row>
        <table:table-row table:style-name="ro1">
          <table:table-cell office:value-type="float" office:value="7.4076099999999994E+32" table:style-name="ce2">
            <text:p>7.41E+32</text:p>
          </table:table-cell>
          <table:table-cell office:value-type="float" office:value="1.4808800000000001E+44" table:style-name="ce2">
            <text:p>1.48E+44</text:p>
          </table:table-cell>
          <table:table-cell office:value-type="float" office:value="8.7639200000000003E+41" table:style-name="ce2">
            <text:p>8.76E+41</text:p>
          </table:table-cell>
          <table:table-cell office:value-type="float" office:value="5.2031800000000001E+21" table:style-name="ce2">
            <text:p>5.20E+21</text:p>
          </table:table-cell>
          <table:table-cell office:value-type="float" office:value="1.25761E+36" table:style-name="ce2">
            <text:p>1.26E+36</text:p>
          </table:table-cell>
          <table:table-cell office:value-type="float" office:value="1.2761300000000001E+28" table:style-name="ce2">
            <text:p>1.28E+28</text:p>
          </table:table-cell>
          <table:table-cell office:value-type="float" office:value="2.2134999999999999E+23" table:style-name="ce2">
            <text:p>2.21E+23</text:p>
          </table:table-cell>
          <table:table-cell office:value-type="float" office:value="7.5074300000000001E+24" table:style-name="ce2">
            <text:p>7.51E+24</text:p>
          </table:table-cell>
          <table:table-cell office:value-type="float" office:value="6.5686399999999998E+28" table:style-name="ce2">
            <text:p>6.57E+28</text:p>
          </table:table-cell>
          <table:table-cell office:value-type="float" office:value="2.2628400000000001E+30" table:style-name="ce2">
            <text:p>2.26E+30</text:p>
          </table:table-cell>
          <table:table-cell office:value-type="float" office:value="1.6551599250845815E+43" table:formula="of:=AVERAGE([.B229:.J229])" table:style-name="ce2">
            <text:p>1.66E+43</text:p>
          </table:table-cell>
          <table:table-cell table:number-columns-repeated="16373"/>
        </table:table-row>
        <table:table-row table:style-name="ro1">
          <table:table-cell office:value-type="float" office:value="2.08754E+40" table:style-name="ce2">
            <text:p>2.09E+40</text:p>
          </table:table-cell>
          <table:table-cell office:value-type="float" office:value="9.7325600000000005E+35" table:style-name="ce2">
            <text:p>9.73E+35</text:p>
          </table:table-cell>
          <table:table-cell office:value-type="float" office:value="7.4874100000000006E+42" table:style-name="ce2">
            <text:p>7.49E+42</text:p>
          </table:table-cell>
          <table:table-cell office:value-type="float" office:value="1.8711999999999999E+27" table:style-name="ce2">
            <text:p>1.87E+27</text:p>
          </table:table-cell>
          <table:table-cell office:value-type="float" office:value="1.17239E+27" table:style-name="ce2">
            <text:p>1.17E+27</text:p>
          </table:table-cell>
          <table:table-cell office:value-type="float" office:value="1.46517E+27" table:style-name="ce2">
            <text:p>1.47E+27</text:p>
          </table:table-cell>
          <table:table-cell office:value-type="float" office:value="1.58998E+22" table:style-name="ce2">
            <text:p>1.59E+22</text:p>
          </table:table-cell>
          <table:table-cell office:value-type="float" office:value="1.06996E+21" table:style-name="ce2">
            <text:p>1.07E+21</text:p>
          </table:table-cell>
          <table:table-cell office:value-type="float" office:value="4.3072199999999999E+21" table:style-name="ce2">
            <text:p>4.31E+21</text:p>
          </table:table-cell>
          <table:table-cell office:value-type="float" office:value="2.1307099999999999E+32" table:style-name="ce2">
            <text:p>2.13E+32</text:p>
          </table:table-cell>
          <table:table-cell office:value-type="float" office:value="8.3193455260767508E+41" table:formula="of:=AVERAGE([.B230:.J230])" table:style-name="ce2">
            <text:p>8.32E+41</text:p>
          </table:table-cell>
          <table:table-cell table:number-columns-repeated="16373"/>
        </table:table-row>
        <table:table-row table:style-name="ro1">
          <table:table-cell office:value-type="float" office:value="3.1567400000000002E+34" table:style-name="ce2">
            <text:p>3.16E+34</text:p>
          </table:table-cell>
          <table:table-cell office:value-type="float" office:value="1.3566200000000001E+36" table:style-name="ce2">
            <text:p>1.36E+36</text:p>
          </table:table-cell>
          <table:table-cell office:value-type="float" office:value="2.2045999999999998E+60" table:style-name="ce2">
            <text:p>2.20E+60</text:p>
          </table:table-cell>
          <table:table-cell office:value-type="float" office:value="4.57333E+19" table:style-name="ce2">
            <text:p>4.57E+19</text:p>
          </table:table-cell>
          <table:table-cell office:value-type="float" office:value="1.30937E+26" table:style-name="ce2">
            <text:p>1.31E+26</text:p>
          </table:table-cell>
          <table:table-cell office:value-type="float" office:value="3.3866400000000002E+48" table:style-name="ce2">
            <text:p>3.39E+48</text:p>
          </table:table-cell>
          <table:table-cell office:value-type="float" office:value="5.3693E+19" table:style-name="ce2">
            <text:p>5.37E+19</text:p>
          </table:table-cell>
          <table:table-cell office:value-type="float" office:value="6.16576E+22" table:style-name="ce2">
            <text:p>6.17E+22</text:p>
          </table:table-cell>
          <table:table-cell office:value-type="float" office:value="3.3783199999999999E+40" table:style-name="ce2">
            <text:p>3.38E+40</text:p>
          </table:table-cell>
          <table:table-cell office:value-type="float" office:value="1.0623100000000001E+46" table:style-name="ce2">
            <text:p>1.06E+46</text:p>
          </table:table-cell>
          <table:table-cell office:value-type="float" office:value="2.4495555555593299E+59" table:formula="of:=AVERAGE([.B231:.J231])" table:style-name="ce2">
            <text:p>2.45E+59</text:p>
          </table:table-cell>
          <table:table-cell table:number-columns-repeated="16373"/>
        </table:table-row>
        <table:table-row table:style-name="ro1">
          <table:table-cell office:value-type="float" office:value="6.2299099999999997E+36" table:style-name="ce2">
            <text:p>6.23E+36</text:p>
          </table:table-cell>
          <table:table-cell office:value-type="float" office:value="3.3309799999999999E+62" table:style-name="ce2">
            <text:p>3.33E+62</text:p>
          </table:table-cell>
          <table:table-cell office:value-type="float" office:value="1.0105600000000001E+47" table:style-name="ce2">
            <text:p>1.01E+47</text:p>
          </table:table-cell>
          <table:table-cell office:value-type="float" office:value="1.4086100000000001E+30" table:style-name="ce2">
            <text:p>1.41E+30</text:p>
          </table:table-cell>
          <table:table-cell office:value-type="float" office:value="6.5762400000000004E+27" table:style-name="ce2">
            <text:p>6.58E+27</text:p>
          </table:table-cell>
          <table:table-cell office:value-type="float" office:value="3.3866400000000002E+48" table:style-name="ce2">
            <text:p>3.39E+48</text:p>
          </table:table-cell>
          <table:table-cell office:value-type="float" office:value="3.2019700000000001E+22" table:style-name="ce2">
            <text:p>3.20E+22</text:p>
          </table:table-cell>
          <table:table-cell office:value-type="float" office:value="1.39938E+17" table:style-name="ce2">
            <text:p>1.40E+17</text:p>
          </table:table-cell>
          <table:table-cell office:value-type="float" office:value="5.6187699999999998E+24" table:style-name="ce2">
            <text:p>5.62E+24</text:p>
          </table:table-cell>
          <table:table-cell office:value-type="float" office:value="4.4402700000000003E+22" table:style-name="ce2">
            <text:p>4.44E+22</text:p>
          </table:table-cell>
          <table:table-cell office:value-type="float" office:value="3.7010888888889275E+61" table:formula="of:=AVERAGE([.B232:.J232])" table:style-name="ce2">
            <text:p>3.70E+61</text:p>
          </table:table-cell>
          <table:table-cell table:number-columns-repeated="16373"/>
        </table:table-row>
        <table:table-row table:style-name="ro1">
          <table:table-cell office:value-type="float" office:value="1.00289E+33" table:style-name="ce2">
            <text:p>1.00E+33</text:p>
          </table:table-cell>
          <table:table-cell office:value-type="float" office:value="1.6598499999999999E+62" table:style-name="ce2">
            <text:p>1.66E+62</text:p>
          </table:table-cell>
          <table:table-cell office:value-type="float" office:value="1.59777E+46" table:style-name="ce2">
            <text:p>1.60E+46</text:p>
          </table:table-cell>
          <table:table-cell office:value-type="float" office:value="5.5139599999999997E+21" table:style-name="ce2">
            <text:p>5.51E+21</text:p>
          </table:table-cell>
          <table:table-cell office:value-type="float" office:value="2.58516E+39" table:style-name="ce2">
            <text:p>2.59E+39</text:p>
          </table:table-cell>
          <table:table-cell office:value-type="float" office:value="1.4426500000000001E+30" table:style-name="ce2">
            <text:p>1.44E+30</text:p>
          </table:table-cell>
          <table:table-cell office:value-type="float" office:value="1.11414E+22" table:style-name="ce2">
            <text:p>1.11E+22</text:p>
          </table:table-cell>
          <table:table-cell office:value-type="float" office:value="7.1931900000000003E+20" table:style-name="ce2">
            <text:p>7.19E+20</text:p>
          </table:table-cell>
          <table:table-cell office:value-type="float" office:value="3.1012000000000002E+40" table:style-name="ce2">
            <text:p>3.10E+40</text:p>
          </table:table-cell>
          <table:table-cell office:value-type="float" office:value="4.8253999999999999E+34" table:style-name="ce2">
            <text:p>4.83E+34</text:p>
          </table:table-cell>
          <table:table-cell office:value-type="float" office:value="1.8442777777777779E+61" table:formula="of:=AVERAGE([.B233:.J233])" table:style-name="ce2">
            <text:p>1.84E+61</text:p>
          </table:table-cell>
          <table:table-cell table:number-columns-repeated="16373"/>
        </table:table-row>
        <table:table-row table:style-name="ro1">
          <table:table-cell office:value-type="float" office:value="3.4498499999999998E+29" table:style-name="ce2">
            <text:p>3.45E+29</text:p>
          </table:table-cell>
          <table:table-cell office:value-type="float" office:value="1.4005E+51" table:style-name="ce2">
            <text:p>1.40E+51</text:p>
          </table:table-cell>
          <table:table-cell office:value-type="float" office:value="1.9395400000000001E+30" table:style-name="ce2">
            <text:p>1.94E+30</text:p>
          </table:table-cell>
          <table:table-cell office:value-type="float" office:value="1.53609E+19" table:style-name="ce2">
            <text:p>1.54E+19</text:p>
          </table:table-cell>
          <table:table-cell office:value-type="float" office:value="1.5907499999999999E+25" table:style-name="ce2">
            <text:p>1.59E+25</text:p>
          </table:table-cell>
          <table:table-cell office:value-type="float" office:value="5.1221499999999998E+23" table:style-name="ce2">
            <text:p>5.12E+23</text:p>
          </table:table-cell>
          <table:table-cell office:value-type="float" office:value="1.36559E+20" table:style-name="ce2">
            <text:p>1.37E+20</text:p>
          </table:table-cell>
          <table:table-cell office:value-type="float" office:value="2.76313E+23" table:style-name="ce2">
            <text:p>2.76E+23</text:p>
          </table:table-cell>
          <table:table-cell office:value-type="float" office:value="3.38394E+20" table:style-name="ce2">
            <text:p>3.38E+20</text:p>
          </table:table-cell>
          <table:table-cell office:value-type="float" office:value="4.4240500000000001E+35" table:style-name="ce2">
            <text:p>4.42E+35</text:p>
          </table:table-cell>
          <table:table-cell office:value-type="float" office:value="1.5561111111111117E+50" table:formula="of:=AVERAGE([.B234:.J234])" table:style-name="ce2">
            <text:p>1.56E+50</text:p>
          </table:table-cell>
          <table:table-cell table:number-columns-repeated="16373"/>
        </table:table-row>
        <table:table-row table:style-name="ro1">
          <table:table-cell office:value-type="float" office:value="1.8869799999999999E+26" table:style-name="ce2">
            <text:p>1.89E+26</text:p>
          </table:table-cell>
          <table:table-cell office:value-type="float" office:value="1.7980400000000001E+36" table:style-name="ce2">
            <text:p>1.80E+36</text:p>
          </table:table-cell>
          <table:table-cell office:value-type="float" office:value="4.1416599999999999E+29" table:style-name="ce2">
            <text:p>4.14E+29</text:p>
          </table:table-cell>
          <table:table-cell office:value-type="float" office:value="1.4983300000000001E+23" table:style-name="ce2">
            <text:p>1.50E+23</text:p>
          </table:table-cell>
          <table:table-cell office:value-type="float" office:value="1.21892E+17" table:style-name="ce2">
            <text:p>1.22E+17</text:p>
          </table:table-cell>
          <table:table-cell office:value-type="float" office:value="2.8361399999999997E+24" table:style-name="ce2">
            <text:p>2.84E+24</text:p>
          </table:table-cell>
          <table:table-cell office:value-type="float" office:value="2.6296000000000002E+24" table:style-name="ce2">
            <text:p>2.63E+24</text:p>
          </table:table-cell>
          <table:table-cell office:value-type="float" office:value="1.2952900000000001E+24" table:style-name="ce2">
            <text:p>1.30E+24</text:p>
          </table:table-cell>
          <table:table-cell office:value-type="float" office:value="5.64543E+17" table:style-name="ce2">
            <text:p>5.65E+17</text:p>
          </table:table-cell>
          <table:table-cell office:value-type="float" office:value="2.2628900000000001E+30" table:style-name="ce2">
            <text:p>2.26E+30</text:p>
          </table:table-cell>
          <table:table-cell office:value-type="float" office:value="1.9978251967365679E+35" table:formula="of:=AVERAGE([.B235:.J235])" table:style-name="ce2">
            <text:p>2.00E+35</text:p>
          </table:table-cell>
          <table:table-cell table:number-columns-repeated="16373"/>
        </table:table-row>
        <table:table-row table:style-name="ro1">
          <table:table-cell office:value-type="float" office:value="4.0667199999999999E+42" table:style-name="ce2">
            <text:p>4.07E+42</text:p>
          </table:table-cell>
          <table:table-cell office:value-type="float" office:value="8.2572299999999998E+35" table:style-name="ce2">
            <text:p>8.26E+35</text:p>
          </table:table-cell>
          <table:table-cell office:value-type="float" office:value="1.17148E+39" table:style-name="ce2">
            <text:p>1.17E+39</text:p>
          </table:table-cell>
          <table:table-cell office:value-type="float" office:value="6.9841E+19" table:style-name="ce2">
            <text:p>6.98E+19</text:p>
          </table:table-cell>
          <table:table-cell office:value-type="float" office:value="3.6616799999999998E+53" table:style-name="ce2">
            <text:p>3.66E+53</text:p>
          </table:table-cell>
          <table:table-cell office:value-type="float" office:value="1.48568E+26" table:style-name="ce2">
            <text:p>1.49E+26</text:p>
          </table:table-cell>
          <table:table-cell office:value-type="float" office:value="2.07686E+22" table:style-name="ce2">
            <text:p>2.08E+22</text:p>
          </table:table-cell>
          <table:table-cell office:value-type="float" office:value="2.57125E+16" table:style-name="ce2">
            <text:p>2.57E+16</text:p>
          </table:table-cell>
          <table:table-cell office:value-type="float" office:value="4.3671699999999997E+40" table:style-name="ce2">
            <text:p>4.37E+40</text:p>
          </table:table-cell>
          <table:table-cell office:value-type="float" office:value="4.4240899999999999E+35" table:style-name="ce2">
            <text:p>4.42E+35</text:p>
          </table:table-cell>
          <table:table-cell office:value-type="float" office:value="4.0685333333338317E+52" table:formula="of:=AVERAGE([.B236:.J236])" table:style-name="ce2">
            <text:p>4.07E+52</text:p>
          </table:table-cell>
          <table:table-cell table:number-columns-repeated="16373"/>
        </table:table-row>
        <table:table-row table:style-name="ro1">
          <table:table-cell office:value-type="float" office:value="1.03177E+34" table:style-name="ce2">
            <text:p>1.03E+34</text:p>
          </table:table-cell>
          <table:table-cell office:value-type="float" office:value="8.6723499999999997E+35" table:style-name="ce2">
            <text:p>8.67E+35</text:p>
          </table:table-cell>
          <table:table-cell office:value-type="float" office:value="6.5248699999999999E+41" table:style-name="ce2">
            <text:p>6.52E+41</text:p>
          </table:table-cell>
          <table:table-cell office:value-type="float" office:value="2.5884999999999999E+22" table:style-name="ce2">
            <text:p>2.59E+22</text:p>
          </table:table-cell>
          <table:table-cell office:value-type="float" office:value="8.43335E+16" table:style-name="ce2">
            <text:p>8.43E+16</text:p>
          </table:table-cell>
          <table:table-cell office:value-type="float" office:value="1.3414200000000001E+27" table:style-name="ce2">
            <text:p>1.34E+27</text:p>
          </table:table-cell>
          <table:table-cell office:value-type="float" office:value="5.1930199999999997E+24" table:style-name="ce2">
            <text:p>5.19E+24</text:p>
          </table:table-cell>
          <table:table-cell office:value-type="float" office:value="1.4681199999999999E+23" table:style-name="ce2">
            <text:p>1.47E+23</text:p>
          </table:table-cell>
          <table:table-cell office:value-type="float" office:value="2.46534E+19" table:style-name="ce2">
            <text:p>2.47E+19</text:p>
          </table:table-cell>
          <table:table-cell office:value-type="float" office:value="1.2679399999999999E+29" table:style-name="ce2">
            <text:p>1.27E+29</text:p>
          </table:table-cell>
          <table:table-cell office:value-type="float" office:value="7.2498651915014235E+40" table:formula="of:=AVERAGE([.B237:.J237])" table:style-name="ce2">
            <text:p>7.25E+40</text:p>
          </table:table-cell>
          <table:table-cell table:number-columns-repeated="16373"/>
        </table:table-row>
        <table:table-row table:style-name="ro1">
          <table:table-cell office:value-type="float" office:value="2.9400299999999998E+30" table:style-name="ce2">
            <text:p>2.94E+30</text:p>
          </table:table-cell>
          <table:table-cell office:value-type="float" office:value="1.29335E+44" table:style-name="ce2">
            <text:p>1.29E+44</text:p>
          </table:table-cell>
          <table:table-cell office:value-type="float" office:value="2.0672799999999999E+39" table:style-name="ce2">
            <text:p>2.07E+39</text:p>
          </table:table-cell>
          <table:table-cell office:value-type="float" office:value="1.8651599999999999E+27" table:style-name="ce2">
            <text:p>1.87E+27</text:p>
          </table:table-cell>
          <table:table-cell office:value-type="float" office:value="2.61798E+37" table:style-name="ce2">
            <text:p>2.62E+37</text:p>
          </table:table-cell>
          <table:table-cell office:value-type="float" office:value="3.694E+25" table:style-name="ce2">
            <text:p>3.69E+25</text:p>
          </table:table-cell>
          <table:table-cell office:value-type="float" office:value="2.6107100000000001E+24" table:style-name="ce2">
            <text:p>2.61E+24</text:p>
          </table:table-cell>
          <table:table-cell office:value-type="float" office:value="19021000000000" table:style-name="ce2">
            <text:p>1.90E+13</text:p>
          </table:table-cell>
          <table:table-cell office:value-type="float" office:value="5.52265E+17" table:style-name="ce2">
            <text:p>5.52E+17</text:p>
          </table:table-cell>
          <table:table-cell office:value-type="float" office:value="1.06228E+46" table:style-name="ce2">
            <text:p>1.06E+46</text:p>
          </table:table-cell>
          <table:table-cell office:value-type="float" office:value="1.194681899273311E+45" table:formula="of:=AVERAGE([.B238:.J238])" table:style-name="ce2">
            <text:p>1.19E+45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4.0981700000000003E+35" table:style-name="ce2">
            <text:p>4.10E+35</text:p>
          </table:table-cell>
          <table:table-cell office:value-type="float" office:value="3.3034700000000002E+46" table:style-name="ce2">
            <text:p>3.30E+46</text:p>
          </table:table-cell>
          <table:table-cell office:value-type="float" office:value="2.3726499999999999E+23" table:style-name="ce2">
            <text:p>2.37E+23</text:p>
          </table:table-cell>
          <table:table-cell office:value-type="float" office:value="3.22585E+22" table:style-name="ce2">
            <text:p>3.23E+22</text:p>
          </table:table-cell>
          <table:table-cell office:value-type="float" office:value="3.88306E+24" table:style-name="ce2">
            <text:p>3.88E+24</text:p>
          </table:table-cell>
          <table:table-cell office:value-type="float" office:value="5.9345100000000003E+20" table:style-name="ce2">
            <text:p>5.93E+20</text:p>
          </table:table-cell>
          <table:table-cell office:value-type="float" office:value="1.8182799999999999E+22" table:style-name="ce2">
            <text:p>1.82E+22</text:p>
          </table:table-cell>
          <table:table-cell office:value-type="float" office:value="8.2676000000000004E+43" table:style-name="ce2">
            <text:p>8.27E+43</text:p>
          </table:table-cell>
          <table:table-cell office:value-type="float" office:value="2.2628500000000001E+30" table:style-name="ce2">
            <text:p>2.26E+30</text:p>
          </table:table-cell>
          <table:table-cell office:value-type="float" office:value="3.6797084444899795E+45" table:formula="of:=AVERAGE([.B239:.J239])" table:style-name="ce2">
            <text:p>3.68E+45</text:p>
          </table:table-cell>
          <table:table-cell table:number-columns-repeated="16373"/>
        </table:table-row>
        <table:table-row table:style-name="ro1">
          <table:table-cell office:value-type="float" office:value="3.2665500000000003E+29" table:style-name="ce2">
            <text:p>3.27E+29</text:p>
          </table:table-cell>
          <table:table-cell office:value-type="float" office:value="1.4422999999999999E+62" table:style-name="ce2">
            <text:p>1.44E+62</text:p>
          </table:table-cell>
          <table:table-cell office:value-type="float" office:value="2.7951300000000001E+41" table:style-name="ce2">
            <text:p>2.80E+41</text:p>
          </table:table-cell>
          <table:table-cell office:value-type="float" office:value="1.7255099999999999E+24" table:style-name="ce2">
            <text:p>1.73E+24</text:p>
          </table:table-cell>
          <table:table-cell office:value-type="float" office:value="3.8674700000000003E+23" table:style-name="ce2">
            <text:p>3.87E+23</text:p>
          </table:table-cell>
          <table:table-cell office:value-type="float" office:value="3.8354399999999998E+36" table:style-name="ce2">
            <text:p>3.84E+36</text:p>
          </table:table-cell>
          <table:table-cell office:value-type="float" office:value="3.7110300000000001E+22" table:style-name="ce2">
            <text:p>3.71E+22</text:p>
          </table:table-cell>
          <table:table-cell office:value-type="float" office:value="1.2587400000000001E+23" table:style-name="ce2">
            <text:p>1.26E+23</text:p>
          </table:table-cell>
          <table:table-cell office:value-type="float" office:value="1.0226E+38" table:style-name="ce2">
            <text:p>1.02E+38</text:p>
          </table:table-cell>
          <table:table-cell office:value-type="float" office:value="2.2651100000000001E+30" table:style-name="ce2">
            <text:p>2.27E+30</text:p>
          </table:table-cell>
          <table:table-cell office:value-type="float" office:value="1.6025555555555555E+61" table:formula="of:=AVERAGE([.B240:.J240])" table:style-name="ce2">
            <text:p>1.60E+61</text:p>
          </table:table-cell>
          <table:table-cell table:number-columns-repeated="16373"/>
        </table:table-row>
        <table:table-row table:style-name="ro1">
          <table:table-cell office:value-type="float" office:value="1.7713499999999999E+33" table:style-name="ce2">
            <text:p>1.77E+33</text:p>
          </table:table-cell>
          <table:table-cell office:value-type="float" office:value="1.76186E+62" table:style-name="ce2">
            <text:p>1.76E+62</text:p>
          </table:table-cell>
          <table:table-cell office:value-type="float" office:value="1.17141E+39" table:style-name="ce2">
            <text:p>1.17E+39</text:p>
          </table:table-cell>
          <table:table-cell office:value-type="float" office:value="1.1753E+19" table:style-name="ce2">
            <text:p>1.18E+19</text:p>
          </table:table-cell>
          <table:table-cell office:value-type="float" office:value="2.81652E+19" table:style-name="ce2">
            <text:p>2.82E+19</text:p>
          </table:table-cell>
          <table:table-cell office:value-type="float" office:value="1.7045399999999999E+36" table:style-name="ce2">
            <text:p>1.70E+36</text:p>
          </table:table-cell>
          <table:table-cell office:value-type="float" office:value="1.1817999999999999E+22" table:style-name="ce2">
            <text:p>1.18E+22</text:p>
          </table:table-cell>
          <table:table-cell office:value-type="float" office:value="1.6498799999999999E+23" table:style-name="ce2">
            <text:p>1.65E+23</text:p>
          </table:table-cell>
          <table:table-cell office:value-type="float" office:value="2.70853E+24" table:style-name="ce2">
            <text:p>2.71E+24</text:p>
          </table:table-cell>
          <table:table-cell office:value-type="float" office:value="1.0195E+26" table:style-name="ce2">
            <text:p>1.02E+26</text:p>
          </table:table-cell>
          <table:table-cell office:value-type="float" office:value="1.9576222222222224E+61" table:formula="of:=AVERAGE([.B241:.J241])" table:style-name="ce2">
            <text:p>1.96E+61</text:p>
          </table:table-cell>
          <table:table-cell table:number-columns-repeated="16373"/>
        </table:table-row>
        <table:table-row table:style-name="ro1">
          <table:table-cell office:value-type="float" office:value="5.1772699999999999E+25" table:style-name="ce2">
            <text:p>5.18E+25</text:p>
          </table:table-cell>
          <table:table-cell office:value-type="float" office:value="1.11435E+52" table:style-name="ce2">
            <text:p>1.11E+52</text:p>
          </table:table-cell>
          <table:table-cell office:value-type="float" office:value="6.5854899999999999E+38" table:style-name="ce2">
            <text:p>6.59E+38</text:p>
          </table:table-cell>
          <table:table-cell office:value-type="float" office:value="1.11259E+26" table:style-name="ce2">
            <text:p>1.11E+26</text:p>
          </table:table-cell>
          <table:table-cell office:value-type="float" office:value="1.1684299999999999E+24" table:style-name="ce2">
            <text:p>1.17E+24</text:p>
          </table:table-cell>
          <table:table-cell office:value-type="float" office:value="2.4699900000000002E+24" table:style-name="ce2">
            <text:p>2.47E+24</text:p>
          </table:table-cell>
          <table:table-cell office:value-type="float" office:value="1.4979700000000001E+22" table:style-name="ce2">
            <text:p>1.50E+22</text:p>
          </table:table-cell>
          <table:table-cell office:value-type="float" office:value="4.6869999999999997E+23" table:style-name="ce2">
            <text:p>4.69E+23</text:p>
          </table:table-cell>
          <table:table-cell office:value-type="float" office:value="6.6533299999999994E+45" table:style-name="ce2">
            <text:p>6.65E+45</text:p>
          </table:table-cell>
          <table:table-cell office:value-type="float" office:value="4.3544599999999998E+22" table:style-name="ce2">
            <text:p>4.35E+22</text:p>
          </table:table-cell>
          <table:table-cell office:value-type="float" office:value="1.2381674059256287E+51" table:formula="of:=AVERAGE([.B242:.J242])" table:style-name="ce2">
            <text:p>1.24E+51</text:p>
          </table:table-cell>
          <table:table-cell table:number-columns-repeated="16373"/>
        </table:table-row>
        <table:table-row table:style-name="ro1">
          <table:table-cell office:value-type="float" office:value="3.1562200000000002E+34" table:style-name="ce2">
            <text:p>3.16E+34</text:p>
          </table:table-cell>
          <table:table-cell office:value-type="float" office:value="8.6993699999999997E+35" table:style-name="ce2">
            <text:p>8.70E+35</text:p>
          </table:table-cell>
          <table:table-cell office:value-type="float" office:value="1.5977899999999999E+46" table:style-name="ce2">
            <text:p>1.60E+46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1.33966E+28" table:style-name="ce2">
            <text:p>1.34E+28</text:p>
          </table:table-cell>
          <table:table-cell office:value-type="float" office:value="1.28648E+25" table:style-name="ce2">
            <text:p>1.29E+25</text:p>
          </table:table-cell>
          <table:table-cell office:value-type="float" office:value="2.6537899999999998E+24" table:style-name="ce2">
            <text:p>2.65E+24</text:p>
          </table:table-cell>
          <table:table-cell office:value-type="float" office:value="2.79349E+23" table:style-name="ce2">
            <text:p>2.79E+23</text:p>
          </table:table-cell>
          <table:table-cell office:value-type="float" office:value="2.8585899999999998E+24" table:style-name="ce2">
            <text:p>2.86E+24</text:p>
          </table:table-cell>
          <table:table-cell office:value-type="float" office:value="4.42406E+35" table:style-name="ce2">
            <text:p>4.42E+35</text:p>
          </table:table-cell>
          <table:table-cell office:value-type="float" office:value="1.7753222223683148E+45" table:formula="of:=AVERAGE([.B243:.J243])" table:style-name="ce2">
            <text:p>1.78E+45</text:p>
          </table:table-cell>
          <table:table-cell table:number-columns-repeated="16373"/>
        </table:table-row>
        <table:table-row table:style-name="ro1">
          <table:table-cell office:value-type="float" office:value="1.37289E+40" table:style-name="ce2">
            <text:p>1.37E+40</text:p>
          </table:table-cell>
          <table:table-cell office:value-type="float" office:value="7.8803399999999999E+49" table:style-name="ce2">
            <text:p>7.88E+49</text:p>
          </table:table-cell>
          <table:table-cell office:value-type="float" office:value="3.5305899999999999E+45" table:style-name="ce2">
            <text:p>3.53E+45</text:p>
          </table:table-cell>
          <table:table-cell office:value-type="float" office:value="2.9514999999999999E+22" table:style-name="ce2">
            <text:p>2.95E+22</text:p>
          </table:table-cell>
          <table:table-cell office:value-type="float" office:value="1.30344E+28" table:style-name="ce2">
            <text:p>1.30E+28</text:p>
          </table:table-cell>
          <table:table-cell office:value-type="float" office:value="1.12986E+25" table:style-name="ce2">
            <text:p>1.13E+25</text:p>
          </table:table-cell>
          <table:table-cell office:value-type="float" office:value="1.42345E+22" table:style-name="ce2">
            <text:p>1.42E+22</text:p>
          </table:table-cell>
          <table:table-cell office:value-type="float" office:value="66907500000000" table:style-name="ce2">
            <text:p>6.69E+13</text:p>
          </table:table-cell>
          <table:table-cell office:value-type="float" office:value="4.6611799999999998E+26" table:style-name="ce2">
            <text:p>4.66E+26</text:p>
          </table:table-cell>
          <table:table-cell office:value-type="float" office:value="7.1874700000000003E+28" table:style-name="ce2">
            <text:p>7.19E+28</text:p>
          </table:table-cell>
          <table:table-cell office:value-type="float" office:value="8.7563256211111108E+48" table:formula="of:=AVERAGE([.B244:.J244])" table:style-name="ce2">
            <text:p>8.76E+48</text:p>
          </table:table-cell>
          <table:table-cell table:number-columns-repeated="16373"/>
        </table:table-row>
        <table:table-row table:style-name="ro1">
          <table:table-cell office:value-type="float" office:value="1.30503E+22" table:style-name="ce2">
            <text:p>1.31E+22</text:p>
          </table:table-cell>
          <table:table-cell office:value-type="float" office:value="1.76133E+62" table:style-name="ce2">
            <text:p>1.76E+62</text:p>
          </table:table-cell>
          <table:table-cell office:value-type="float" office:value="1.36393E+39" table:style-name="ce2">
            <text:p>1.36E+39</text:p>
          </table:table-cell>
          <table:table-cell office:value-type="float" office:value="1.8653899999999999E+27" table:style-name="ce2">
            <text:p>1.87E+27</text:p>
          </table:table-cell>
          <table:table-cell office:value-type="float" office:value="1.69466E+17" table:style-name="ce2">
            <text:p>1.69E+17</text:p>
          </table:table-cell>
          <table:table-cell office:value-type="float" office:value="1.3302699999999999E+24" table:style-name="ce2">
            <text:p>1.33E+24</text:p>
          </table:table-cell>
          <table:table-cell office:value-type="float" office:value="1.0594699999999999E+22" table:style-name="ce2">
            <text:p>1.06E+22</text:p>
          </table:table-cell>
          <table:table-cell office:value-type="float" office:value="7885370000000000" table:style-name="ce2">
            <text:p>7.89E+15</text:p>
          </table:table-cell>
          <table:table-cell office:value-type="float" office:value="2.6006900000000002E+24" table:style-name="ce2">
            <text:p>2.60E+24</text:p>
          </table:table-cell>
          <table:table-cell office:value-type="float" office:value="2.2075399999999999E+32" table:style-name="ce2">
            <text:p>2.21E+32</text:p>
          </table:table-cell>
          <table:table-cell office:value-type="float" office:value="1.9570333333333335E+61" table:formula="of:=AVERAGE([.B245:.J245])" table:style-name="ce2">
            <text:p>1.96E+61</text:p>
          </table:table-cell>
          <table:table-cell table:number-columns-repeated="16373"/>
        </table:table-row>
        <table:table-row table:style-name="ro1">
          <table:table-cell office:value-type="float" office:value="1.7717100000000001E+33" table:style-name="ce2">
            <text:p>1.77E+33</text:p>
          </table:table-cell>
          <table:table-cell office:value-type="float" office:value="1.98606E+62" table:style-name="ce2">
            <text:p>1.99E+62</text:p>
          </table:table-cell>
          <table:table-cell office:value-type="float" office:value="1.9396400000000001E+30" table:style-name="ce2">
            <text:p>1.94E+30</text:p>
          </table:table-cell>
          <table:table-cell office:value-type="float" office:value="6.0322000000000005E+24" table:style-name="ce2">
            <text:p>6.03E+24</text:p>
          </table:table-cell>
          <table:table-cell office:value-type="float" office:value="1.7702200000000001E+42" table:style-name="ce2">
            <text:p>1.77E+42</text:p>
          </table:table-cell>
          <table:table-cell office:value-type="float" office:value="1.1716399999999999E+25" table:style-name="ce2">
            <text:p>1.17E+25</text:p>
          </table:table-cell>
          <table:table-cell office:value-type="float" office:value="2.71756E+20" table:style-name="ce2">
            <text:p>2.72E+20</text:p>
          </table:table-cell>
          <table:table-cell office:value-type="float" office:value="3.1391100000000002E+22" table:style-name="ce2">
            <text:p>3.14E+22</text:p>
          </table:table-cell>
          <table:table-cell office:value-type="float" office:value="3.0686399999999999E+40" table:style-name="ce2">
            <text:p>3.07E+40</text:p>
          </table:table-cell>
          <table:table-cell office:value-type="float" office:value="6.0341800000000004E+21" table:style-name="ce2">
            <text:p>6.03E+21</text:p>
          </table:table-cell>
          <table:table-cell office:value-type="float" office:value="2.2067333333333334E+61" table:formula="of:=AVERAGE([.B246:.J246])" table:style-name="ce2">
            <text:p>2.21E+61</text:p>
          </table:table-cell>
          <table:table-cell table:number-columns-repeated="16373"/>
        </table:table-row>
        <table:table-row table:style-name="ro1">
          <table:table-cell office:value-type="float" office:value="6.0811700000000004E+28" table:style-name="ce2">
            <text:p>6.08E+28</text:p>
          </table:table-cell>
          <table:table-cell office:value-type="float" office:value="1.5189099999999999E+52" table:style-name="ce2">
            <text:p>1.52E+52</text:p>
          </table:table-cell>
          <table:table-cell office:value-type="float" office:value="5.1262899999999997E+39" table:style-name="ce2">
            <text:p>5.13E+39</text:p>
          </table:table-cell>
          <table:table-cell office:value-type="float" office:value="1.17539E+27" table:style-name="ce2">
            <text:p>1.18E+27</text:p>
          </table:table-cell>
          <table:table-cell office:value-type="float" office:value="3.1957099999999999E+40" table:style-name="ce2">
            <text:p>3.20E+40</text:p>
          </table:table-cell>
          <table:table-cell office:value-type="float" office:value="3.5493800000000001E+25" table:style-name="ce2">
            <text:p>3.55E+25</text:p>
          </table:table-cell>
          <table:table-cell office:value-type="float" office:value="1.2599500000000001E+21" table:style-name="ce2">
            <text:p>1.26E+21</text:p>
          </table:table-cell>
          <table:table-cell office:value-type="float" office:value="1507790000000000" table:style-name="ce2">
            <text:p>1.51E+15</text:p>
          </table:table-cell>
          <table:table-cell office:value-type="float" office:value="1.46231E+22" table:style-name="ce2">
            <text:p>1.46E+22</text:p>
          </table:table-cell>
          <table:table-cell office:value-type="float" office:value="1.06229E+46" table:style-name="ce2">
            <text:p>1.06E+46</text:p>
          </table:table-cell>
          <table:table-cell office:value-type="float" office:value="1.6876789581041203E+51" table:formula="of:=AVERAGE([.B247:.J247])" table:style-name="ce2">
            <text:p>1.69E+51</text:p>
          </table:table-cell>
          <table:table-cell table:number-columns-repeated="16373"/>
        </table:table-row>
        <table:table-row table:style-name="ro1">
          <table:table-cell office:value-type="float" office:value="1.06994E+38" table:style-name="ce2">
            <text:p>1.07E+38</text:p>
          </table:table-cell>
          <table:table-cell office:value-type="float" office:value="2.65415E+49" table:style-name="ce2">
            <text:p>2.65E+49</text:p>
          </table:table-cell>
          <table:table-cell office:value-type="float" office:value="1.9720900000000001E+34" table:style-name="ce2">
            <text:p>1.97E+34</text:p>
          </table:table-cell>
          <table:table-cell office:value-type="float" office:value="4.62584E+21" table:style-name="ce2">
            <text:p>4.63E+21</text:p>
          </table:table-cell>
          <table:table-cell office:value-type="float" office:value="2.04216E+36" table:style-name="ce2">
            <text:p>2.04E+36</text:p>
          </table:table-cell>
          <table:table-cell office:value-type="float" office:value="3.7296700000000003E+24" table:style-name="ce2">
            <text:p>3.73E+24</text:p>
          </table:table-cell>
          <table:table-cell office:value-type="float" office:value="6.1359400000000004E+21" table:style-name="ce2">
            <text:p>6.14E+21</text:p>
          </table:table-cell>
          <table:table-cell office:value-type="float" office:value="2.93096E+21" table:style-name="ce2">
            <text:p>2.93E+21</text:p>
          </table:table-cell>
          <table:table-cell office:value-type="float" office:value="2.02865E+17" table:style-name="ce2">
            <text:p>2.03E+17</text:p>
          </table:table-cell>
          <table:table-cell office:value-type="float" office:value="1.1580600000000001E+46" table:style-name="ce2">
            <text:p>1.16E+46</text:p>
          </table:table-cell>
          <table:table-cell office:value-type="float" office:value="2.9503422888891178E+48" table:formula="of:=AVERAGE([.B248:.J248])" table:style-name="ce2">
            <text:p>2.95E+48</text:p>
          </table:table-cell>
          <table:table-cell table:number-columns-repeated="16373"/>
        </table:table-row>
        <table:table-row table:style-name="ro1">
          <table:table-cell office:value-type="float" office:value="7.4074600000000003E+32" table:style-name="ce2">
            <text:p>7.41E+32</text:p>
          </table:table-cell>
          <table:table-cell office:value-type="float" office:value="2.1810799999999999E+43" table:style-name="ce2">
            <text:p>2.18E+43</text:p>
          </table:table-cell>
          <table:table-cell office:value-type="float" office:value="1.1714599999999999E+39" table:style-name="ce2">
            <text:p>1.17E+39</text:p>
          </table:table-cell>
          <table:table-cell office:value-type="float" office:value="1.1729100000000001E+26" table:style-name="ce2">
            <text:p>1.17E+26</text:p>
          </table:table-cell>
          <table:table-cell office:value-type="float" office:value="1.54199E+35" table:style-name="ce2">
            <text:p>1.54E+35</text:p>
          </table:table-cell>
          <table:table-cell office:value-type="float" office:value="7.1348099999999997E+24" table:style-name="ce2">
            <text:p>7.13E+24</text:p>
          </table:table-cell>
          <table:table-cell office:value-type="float" office:value="1.7839900000000001E+25" table:style-name="ce2">
            <text:p>1.78E+25</text:p>
          </table:table-cell>
          <table:table-cell office:value-type="float" office:value="5.9027399999999999E+22" table:style-name="ce2">
            <text:p>5.90E+22</text:p>
          </table:table-cell>
          <table:table-cell office:value-type="float" office:value="2.3717099999999999E+24" table:style-name="ce2">
            <text:p>2.37E+24</text:p>
          </table:table-cell>
          <table:table-cell office:value-type="float" office:value="1.0767500000000001E+23" table:style-name="ce2">
            <text:p>1.08E+23</text:p>
          </table:table-cell>
          <table:table-cell office:value-type="float" office:value="2.4235524015776663E+42" table:formula="of:=AVERAGE([.B249:.J249])" table:style-name="ce2">
            <text:p>2.42E+42</text:p>
          </table:table-cell>
          <table:table-cell table:number-columns-repeated="16373"/>
        </table:table-row>
        <table:table-row table:style-name="ro1">
          <table:table-cell office:value-type="float" office:value="1.4082999999999999E+41" table:style-name="ce2">
            <text:p>1.41E+41</text:p>
          </table:table-cell>
          <table:table-cell office:value-type="float" office:value="7.6455700000000006E+50" table:style-name="ce2">
            <text:p>7.65E+50</text:p>
          </table:table-cell>
          <table:table-cell office:value-type="float" office:value="3.7057299999999999E+45" table:style-name="ce2">
            <text:p>3.71E+45</text:p>
          </table:table-cell>
          <table:table-cell office:value-type="float" office:value="2.43791E+25" table:style-name="ce2">
            <text:p>2.44E+25</text:p>
          </table:table-cell>
          <table:table-cell office:value-type="float" office:value="5.7425200000000001E+28" table:style-name="ce2">
            <text:p>5.74E+28</text:p>
          </table:table-cell>
          <table:table-cell office:value-type="float" office:value="2.6834399999999999E+25" table:style-name="ce2">
            <text:p>2.68E+25</text:p>
          </table:table-cell>
          <table:table-cell office:value-type="float" office:value="6.9060400000000003E+21" table:style-name="ce2">
            <text:p>6.91E+21</text:p>
          </table:table-cell>
          <table:table-cell office:value-type="float" office:value="1.1199099999999999E+23" table:style-name="ce2">
            <text:p>1.12E+23</text:p>
          </table:table-cell>
          <table:table-cell office:value-type="float" office:value="5.86534E+22" table:style-name="ce2">
            <text:p>5.87E+22</text:p>
          </table:table-cell>
          <table:table-cell office:value-type="float" office:value="2.2629400000000001E+30" table:style-name="ce2">
            <text:p>2.26E+30</text:p>
          </table:table-cell>
          <table:table-cell office:value-type="float" office:value="8.4951189525555564E+49" table:formula="of:=AVERAGE([.B250:.J250])" table:style-name="ce2">
            <text:p>8.50E+49</text:p>
          </table:table-cell>
          <table:table-cell table:number-columns-repeated="16373"/>
        </table:table-row>
        <table:table-row table:style-name="ro1">
          <table:table-cell office:value-type="float" office:value="3.7905500000000002E+40" table:style-name="ce2">
            <text:p>3.79E+40</text:p>
          </table:table-cell>
          <table:table-cell office:value-type="float" office:value="1.6467800000000001E+62" table:style-name="ce2">
            <text:p>1.65E+62</text:p>
          </table:table-cell>
          <table:table-cell office:value-type="float" office:value="4.01404E+56" table:style-name="ce2">
            <text:p>4.01E+56</text:p>
          </table:table-cell>
          <table:table-cell office:value-type="float" office:value="1.9979900000000002E+22" table:style-name="ce2">
            <text:p>2.00E+22</text:p>
          </table:table-cell>
          <table:table-cell office:value-type="float" office:value="9.1427999999999997E+27" table:style-name="ce2">
            <text:p>9.14E+27</text:p>
          </table:table-cell>
          <table:table-cell office:value-type="float" office:value="1.2762E+28" table:style-name="ce2">
            <text:p>1.28E+28</text:p>
          </table:table-cell>
          <table:table-cell office:value-type="float" office:value="2.6515299999999997E+24" table:style-name="ce2">
            <text:p>2.65E+24</text:p>
          </table:table-cell>
          <table:table-cell office:value-type="float" office:value="5.8201200000000003E+21" table:style-name="ce2">
            <text:p>5.82E+21</text:p>
          </table:table-cell>
          <table:table-cell office:value-type="float" office:value="5.5305799999999998E+24" table:style-name="ce2">
            <text:p>5.53E+24</text:p>
          </table:table-cell>
          <table:table-cell office:value-type="float" office:value="2.2628600000000001E+30" table:style-name="ce2">
            <text:p>2.26E+30</text:p>
          </table:table-cell>
          <table:table-cell office:value-type="float" office:value="1.8297600156000002E+61" table:formula="of:=AVERAGE([.B251:.J251])" table:style-name="ce2">
            <text:p>1.83E+61</text:p>
          </table:table-cell>
          <table:table-cell table:number-columns-repeated="16373"/>
        </table:table-row>
        <table:table-row table:style-name="ro1">
          <table:table-cell office:value-type="float" office:value="1.5083499999999999E+39" table:style-name="ce2">
            <text:p>1.51E+39</text:p>
          </table:table-cell>
          <table:table-cell office:value-type="float" office:value="1.96384E+43" table:style-name="ce2">
            <text:p>1.96E+43</text:p>
          </table:table-cell>
          <table:table-cell office:value-type="float" office:value="1.7719200000000001E+31" table:style-name="ce2">
            <text:p>1.77E+31</text:p>
          </table:table-cell>
          <table:table-cell office:value-type="float" office:value="2.9108900000000001E+23" table:style-name="ce2">
            <text:p>2.91E+23</text:p>
          </table:table-cell>
          <table:table-cell office:value-type="float" office:value="8.7069600000000001E+29" table:style-name="ce2">
            <text:p>8.71E+29</text:p>
          </table:table-cell>
          <table:table-cell office:value-type="float" office:value="2.4036200000000001E+45" table:style-name="ce2">
            <text:p>2.40E+45</text:p>
          </table:table-cell>
          <table:table-cell office:value-type="float" office:value="8.89824E+16" table:style-name="ce2">
            <text:p>8.90E+16</text:p>
          </table:table-cell>
          <table:table-cell office:value-type="float" office:value="1.07468E+21" table:style-name="ce2">
            <text:p>1.07E+21</text:p>
          </table:table-cell>
          <table:table-cell office:value-type="float" office:value="67705200000000" table:style-name="ce2">
            <text:p>6.77E+13</text:p>
          </table:table-cell>
          <table:table-cell office:value-type="float" office:value="3.43082E+20" table:style-name="ce2">
            <text:p>3.43E+20</text:p>
          </table:table-cell>
          <table:table-cell office:value-type="float" office:value="2.6925093333333542E+44" table:formula="of:=AVERAGE([.B252:.J252])" table:style-name="ce2">
            <text:p>2.69E+44</text:p>
          </table:table-cell>
          <table:table-cell table:number-columns-repeated="16373"/>
        </table:table-row>
        <table:table-row table:style-name="ro1">
          <table:table-cell office:value-type="float" office:value="1.68039E+32" table:style-name="ce2">
            <text:p>1.68E+32</text:p>
          </table:table-cell>
          <table:table-cell office:value-type="float" office:value="7.8848600000000002E+41" table:style-name="ce2">
            <text:p>7.88E+41</text:p>
          </table:table-cell>
          <table:table-cell office:value-type="float" office:value="1.7836299999999999E+46" table:style-name="ce2">
            <text:p>1.78E+46</text:p>
          </table:table-cell>
          <table:table-cell office:value-type="float" office:value="2.2424199999999999E+26" table:style-name="ce2">
            <text:p>2.24E+26</text:p>
          </table:table-cell>
          <table:table-cell office:value-type="float" office:value="5.3417700000000004E+43" table:style-name="ce2">
            <text:p>5.34E+43</text:p>
          </table:table-cell>
          <table:table-cell office:value-type="float" office:value="1.5216099999999999E+25" table:style-name="ce2">
            <text:p>1.52E+25</text:p>
          </table:table-cell>
          <table:table-cell office:value-type="float" office:value="3.0222699999999998E+21" table:style-name="ce2">
            <text:p>3.02E+21</text:p>
          </table:table-cell>
          <table:table-cell office:value-type="float" office:value="1.2448600000000001E+21" table:style-name="ce2">
            <text:p>1.24E+21</text:p>
          </table:table-cell>
          <table:table-cell office:value-type="float" office:value="116556000000000" table:style-name="ce2">
            <text:p>1.17E+14</text:p>
          </table:table-cell>
          <table:table-cell office:value-type="float" office:value="2.1189299999999999E+41" table:style-name="ce2">
            <text:p>2.12E+41</text:p>
          </table:table-cell>
          <table:table-cell office:value-type="float" office:value="1.9878575643333333E+45" table:formula="of:=AVERAGE([.B253:.J253])" table:style-name="ce2">
            <text:p>1.99E+45</text:p>
          </table:table-cell>
          <table:table-cell table:number-columns-repeated="16373"/>
        </table:table-row>
        <table:table-row table:style-name="ro1">
          <table:table-cell office:value-type="float" office:value="7.0077300000000003E+37" table:style-name="ce2">
            <text:p>7.01E+37</text:p>
          </table:table-cell>
          <table:table-cell office:value-type="float" office:value="4.1859400000000003E+35" table:style-name="ce2">
            <text:p>4.19E+35</text:p>
          </table:table-cell>
          <table:table-cell office:value-type="float" office:value="4.9982100000000003E+53" table:style-name="ce2">
            <text:p>5.00E+53</text:p>
          </table:table-cell>
          <table:table-cell office:value-type="float" office:value="1.37464E+23" table:style-name="ce2">
            <text:p>1.37E+23</text:p>
          </table:table-cell>
          <table:table-cell office:value-type="float" office:value="4.8984799999999999E+29" table:style-name="ce2">
            <text:p>4.90E+29</text:p>
          </table:table-cell>
          <table:table-cell office:value-type="float" office:value="1.7766600000000001E+35" table:style-name="ce2">
            <text:p>1.78E+35</text:p>
          </table:table-cell>
          <table:table-cell office:value-type="float" office:value="5.9049200000000003E+21" table:style-name="ce2">
            <text:p>5.90E+21</text:p>
          </table:table-cell>
          <table:table-cell office:value-type="float" office:value="5.8213299999999997E+21" table:style-name="ce2">
            <text:p>5.82E+21</text:p>
          </table:table-cell>
          <table:table-cell office:value-type="float" office:value="8.3354700000000003E+43" table:style-name="ce2">
            <text:p>8.34E+43</text:p>
          </table:table-cell>
          <table:table-cell office:value-type="float" office:value="6.4870299999999999E+23" table:style-name="ce2">
            <text:p>6.49E+23</text:p>
          </table:table-cell>
          <table:table-cell office:value-type="float" office:value="5.5535666675928304E+52" table:formula="of:=AVERAGE([.B254:.J254])" table:style-name="ce2">
            <text:p>5.55E+52</text:p>
          </table:table-cell>
          <table:table-cell table:number-columns-repeated="16373"/>
        </table:table-row>
        <table:table-row table:style-name="ro1">
          <table:table-cell office:value-type="float" office:value="7.57789E+28" table:style-name="ce2">
            <text:p>7.58E+28</text:p>
          </table:table-cell>
          <table:table-cell office:value-type="float" office:value="1.32263E+44" table:style-name="ce2">
            <text:p>1.32E+44</text:p>
          </table:table-cell>
          <table:table-cell office:value-type="float" office:value="7.7968499999999999E+38" table:style-name="ce2">
            <text:p>7.80E+38</text:p>
          </table:table-cell>
          <table:table-cell office:value-type="float" office:value="1.47924E+23" table:style-name="ce2">
            <text:p>1.48E+23</text:p>
          </table:table-cell>
          <table:table-cell office:value-type="float" office:value="6.0872700000000002E+35" table:style-name="ce2">
            <text:p>6.09E+35</text:p>
          </table:table-cell>
          <table:table-cell office:value-type="float" office:value="2.88687E+24" table:style-name="ce2">
            <text:p>2.89E+24</text:p>
          </table:table-cell>
          <table:table-cell office:value-type="float" office:value="7.6472900000000005E+21" table:style-name="ce2">
            <text:p>7.65E+21</text:p>
          </table:table-cell>
          <table:table-cell office:value-type="float" office:value="2.8985600000000001E+24" table:style-name="ce2">
            <text:p>2.90E+24</text:p>
          </table:table-cell>
          <table:table-cell office:value-type="float" office:value="2.66369E+24" table:style-name="ce2">
            <text:p>2.66E+24</text:p>
          </table:table-cell>
          <table:table-cell office:value-type="float" office:value="4.5298900000000002E+30" table:style-name="ce2">
            <text:p>4.53E+30</text:p>
          </table:table-cell>
          <table:table-cell office:value-type="float" office:value="1.4695975588192395E+43" table:formula="of:=AVERAGE([.B255:.J255])" table:style-name="ce2">
            <text:p>1.47E+43</text:p>
          </table:table-cell>
          <table:table-cell table:number-columns-repeated="16373"/>
        </table:table-row>
        <table:table-row table:style-name="ro1">
          <table:table-cell office:value-type="float" office:value="1.37289E+40" table:style-name="ce2">
            <text:p>1.37E+40</text:p>
          </table:table-cell>
          <table:table-cell office:value-type="float" office:value="9.9525600000000007E+35" table:style-name="ce2">
            <text:p>9.95E+35</text:p>
          </table:table-cell>
          <table:table-cell office:value-type="float" office:value="3.7442500000000002E+40" table:style-name="ce2">
            <text:p>3.74E+40</text:p>
          </table:table-cell>
          <table:table-cell office:value-type="float" office:value="1.6037E+26" table:style-name="ce2">
            <text:p>1.60E+26</text:p>
          </table:table-cell>
          <table:table-cell office:value-type="float" office:value="2.2491799999999999E+35" table:style-name="ce2">
            <text:p>2.25E+35</text:p>
          </table:table-cell>
          <table:table-cell office:value-type="float" office:value="1.96465E+30" table:style-name="ce2">
            <text:p>1.96E+30</text:p>
          </table:table-cell>
          <table:table-cell office:value-type="float" office:value="5.7893199999999997E+21" table:style-name="ce2">
            <text:p>5.79E+21</text:p>
          </table:table-cell>
          <table:table-cell office:value-type="float" office:value="5.7129799999999998E+23" table:style-name="ce2">
            <text:p>5.71E+23</text:p>
          </table:table-cell>
          <table:table-cell office:value-type="float" office:value="2.18509E+20" table:style-name="ce2">
            <text:p>2.19E+20</text:p>
          </table:table-cell>
          <table:table-cell office:value-type="float" office:value="3.7544399999999998E+30" table:style-name="ce2">
            <text:p>3.75E+30</text:p>
          </table:table-cell>
          <table:table-cell office:value-type="float" office:value="4.1604133533021393E+39" table:formula="of:=AVERAGE([.B256:.J256])" table:style-name="ce2">
            <text:p>4.16E+39</text:p>
          </table:table-cell>
          <table:table-cell table:number-columns-repeated="16373"/>
        </table:table-row>
        <table:table-row table:style-name="ro1">
          <table:table-cell office:value-type="float" office:value="1.2480000000000001E+40" table:style-name="ce2">
            <text:p>1.25E+40</text:p>
          </table:table-cell>
          <table:table-cell office:value-type="float" office:value="3.5343399999999996E+41" table:style-name="ce2">
            <text:p>3.53E+41</text:p>
          </table:table-cell>
          <table:table-cell office:value-type="float" office:value="7.7616599999999997E+29" table:style-name="ce2">
            <text:p>7.76E+29</text:p>
          </table:table-cell>
          <table:table-cell office:value-type="float" office:value="6.28045E+24" table:style-name="ce2">
            <text:p>6.28E+24</text:p>
          </table:table-cell>
          <table:table-cell office:value-type="float" office:value="3.6629000000000002E+27" table:style-name="ce2">
            <text:p>3.66E+27</text:p>
          </table:table-cell>
          <table:table-cell office:value-type="float" office:value="2.0480399999999999E+24" table:style-name="ce2">
            <text:p>2.05E+24</text:p>
          </table:table-cell>
          <table:table-cell office:value-type="float" office:value="2.6514299999999998E+24" table:style-name="ce2">
            <text:p>2.65E+24</text:p>
          </table:table-cell>
          <table:table-cell office:value-type="float" office:value="1.2906300000000001E+21" table:style-name="ce2">
            <text:p>1.29E+21</text:p>
          </table:table-cell>
          <table:table-cell office:value-type="float" office:value="2.5726799999999998E+30" table:style-name="ce2">
            <text:p>2.57E+30</text:p>
          </table:table-cell>
          <table:table-cell office:value-type="float" office:value="1.31569E+23" table:style-name="ce2">
            <text:p>1.32E+23</text:p>
          </table:table-cell>
          <table:table-cell office:value-type="float" office:value="3.9270444444816941E+40" table:formula="of:=AVERAGE([.B257:.J257])" table:style-name="ce2">
            <text:p>3.93E+40</text:p>
          </table:table-cell>
          <table:table-cell table:number-columns-repeated="16373"/>
        </table:table-row>
        <table:table-row table:style-name="ro1">
          <table:table-cell office:value-type="float" office:value="2.6590200000000001E+21" table:style-name="ce2">
            <text:p>2.66E+21</text:p>
          </table:table-cell>
          <table:table-cell office:value-type="float" office:value="7.5753300000000003E+50" table:style-name="ce2">
            <text:p>7.58E+50</text:p>
          </table:table-cell>
          <table:table-cell office:value-type="float" office:value="6.5463900000000002E+39" table:style-name="ce2">
            <text:p>6.55E+39</text:p>
          </table:table-cell>
          <table:table-cell office:value-type="float" office:value="2.40943E+25" table:style-name="ce2">
            <text:p>2.41E+25</text:p>
          </table:table-cell>
          <table:table-cell office:value-type="float" office:value="1.46411E+27" table:style-name="ce2">
            <text:p>1.46E+27</text:p>
          </table:table-cell>
          <table:table-cell office:value-type="float" office:value="2.6006900000000001E+40" table:style-name="ce2">
            <text:p>2.60E+40</text:p>
          </table:table-cell>
          <table:table-cell office:value-type="float" office:value="4.5263000000000001E+21" table:style-name="ce2">
            <text:p>4.53E+21</text:p>
          </table:table-cell>
          <table:table-cell office:value-type="float" office:value="1.9298900000000001E+23" table:style-name="ce2">
            <text:p>1.93E+23</text:p>
          </table:table-cell>
          <table:table-cell office:value-type="float" office:value="3.0189100000000002E+27" table:style-name="ce2">
            <text:p>3.02E+27</text:p>
          </table:table-cell>
          <table:table-cell office:value-type="float" office:value="2.2630600000000001E+30" table:style-name="ce2">
            <text:p>2.26E+30</text:p>
          </table:table-cell>
          <table:table-cell office:value-type="float" office:value="8.4170333336950365E+49" table:formula="of:=AVERAGE([.B258:.J258])" table:style-name="ce2">
            <text:p>8.42E+49</text:p>
          </table:table-cell>
          <table:table-cell table:number-columns-repeated="16373"/>
        </table:table-row>
        <table:table-row table:style-name="ro1">
          <table:table-cell office:value-type="float" office:value="7.0202400000000003E+22" table:style-name="ce2">
            <text:p>7.02E+22</text:p>
          </table:table-cell>
          <table:table-cell office:value-type="float" office:value="9.5048400000000005E+33" table:style-name="ce2">
            <text:p>9.50E+33</text:p>
          </table:table-cell>
          <table:table-cell office:value-type="float" office:value="1.30893E+32" table:style-name="ce2">
            <text:p>1.31E+32</text:p>
          </table:table-cell>
          <table:table-cell office:value-type="float" office:value="1.48077E+20" table:style-name="ce2">
            <text:p>1.48E+20</text:p>
          </table:table-cell>
          <table:table-cell office:value-type="float" office:value="5.6935100000000004E+27" table:style-name="ce2">
            <text:p>5.69E+27</text:p>
          </table:table-cell>
          <table:table-cell office:value-type="float" office:value="2.6657099999999997E+24" table:style-name="ce2">
            <text:p>2.67E+24</text:p>
          </table:table-cell>
          <table:table-cell office:value-type="float" office:value="1.2128799999999999E+22" table:style-name="ce2">
            <text:p>1.21E+22</text:p>
          </table:table-cell>
          <table:table-cell office:value-type="float" office:value="9.51465E+17" table:style-name="ce2">
            <text:p>9.51E+17</text:p>
          </table:table-cell>
          <table:table-cell office:value-type="float" office:value="6.9909100000000003E+25" table:style-name="ce2">
            <text:p>6.99E+25</text:p>
          </table:table-cell>
          <table:table-cell office:value-type="float" office:value="2.2628600000000001E+30" table:style-name="ce2">
            <text:p>2.26E+30</text:p>
          </table:table-cell>
          <table:table-cell office:value-type="float" office:value="1.070889069566343E+33" table:formula="of:=AVERAGE([.B259:.J259])" table:style-name="ce2">
            <text:p>1.07E+33</text:p>
          </table:table-cell>
          <table:table-cell table:number-columns-repeated="16373"/>
        </table:table-row>
        <table:table-row table:style-name="ro1">
          <table:table-cell office:value-type="float" office:value="5.6221E+38" table:style-name="ce2">
            <text:p>5.62E+38</text:p>
          </table:table-cell>
          <table:table-cell office:value-type="float" office:value="4.4137799999999999E+35" table:style-name="ce2">
            <text:p>4.41E+35</text:p>
          </table:table-cell>
          <table:table-cell office:value-type="float" office:value="1.62691E+37" table:style-name="ce2">
            <text:p>1.63E+37</text:p>
          </table:table-cell>
          <table:table-cell office:value-type="float" office:value="1.1126E+26" table:style-name="ce2">
            <text:p>1.11E+26</text:p>
          </table:table-cell>
          <table:table-cell office:value-type="float" office:value="4.88553E+23" table:style-name="ce2">
            <text:p>4.89E+23</text:p>
          </table:table-cell>
          <table:table-cell office:value-type="float" office:value="1.77217E+35" table:style-name="ce2">
            <text:p>1.77E+35</text:p>
          </table:table-cell>
          <table:table-cell office:value-type="float" office:value="4.6754699999999999E+22" table:style-name="ce2">
            <text:p>4.68E+22</text:p>
          </table:table-cell>
          <table:table-cell office:value-type="float" office:value="181694000000000" table:style-name="ce2">
            <text:p>1.82E+14</text:p>
          </table:table-cell>
          <table:table-cell office:value-type="float" office:value="2.8944599999999999E+40" table:style-name="ce2">
            <text:p>2.89E+40</text:p>
          </table:table-cell>
          <table:table-cell office:value-type="float" office:value="3.6275499999999998E+54" table:style-name="ce2">
            <text:p>3.63E+54</text:p>
          </table:table-cell>
          <table:table-cell office:value-type="float" office:value="4.030611111111143E+53" table:formula="of:=AVERAGE([.B260:.J260])" table:style-name="ce2">
            <text:p>4.03E+53</text:p>
          </table:table-cell>
          <table:table-cell table:number-columns-repeated="16373"/>
        </table:table-row>
        <table:table-row table:style-name="ro1">
          <table:table-cell office:value-type="float" office:value="1.5155900000000001E+28" table:style-name="ce2">
            <text:p>1.52E+28</text:p>
          </table:table-cell>
          <table:table-cell office:value-type="float" office:value="1.65479E+62" table:style-name="ce2">
            <text:p>1.65E+62</text:p>
          </table:table-cell>
          <table:table-cell office:value-type="float" office:value="1.4881500000000001E+46" table:style-name="ce2">
            <text:p>1.49E+46</text:p>
          </table:table-cell>
          <table:table-cell office:value-type="float" office:value="3.4691999999999999E+22" table:style-name="ce2">
            <text:p>3.47E+22</text:p>
          </table:table-cell>
          <table:table-cell office:value-type="float" office:value="1.64164E+21" table:style-name="ce2">
            <text:p>1.64E+21</text:p>
          </table:table-cell>
          <table:table-cell office:value-type="float" office:value="4.7567399999999999E+38" table:style-name="ce2">
            <text:p>4.76E+38</text:p>
          </table:table-cell>
          <table:table-cell office:value-type="float" office:value="1.4965100000000001E+21" table:style-name="ce2">
            <text:p>1.50E+21</text:p>
          </table:table-cell>
          <table:table-cell office:value-type="float" office:value="5.8320799999999999E+22" table:style-name="ce2">
            <text:p>5.83E+22</text:p>
          </table:table-cell>
          <table:table-cell office:value-type="float" office:value="3.0535999999999999E+40" table:style-name="ce2">
            <text:p>3.05E+40</text:p>
          </table:table-cell>
          <table:table-cell office:value-type="float" office:value="3.23394E+53" table:style-name="ce2">
            <text:p>3.23E+53</text:p>
          </table:table-cell>
          <table:table-cell office:value-type="float" office:value="1.8386555591488225E+61" table:formula="of:=AVERAGE([.B261:.J261])" table:style-name="ce2">
            <text:p>1.84E+61</text:p>
          </table:table-cell>
          <table:table-cell table:number-columns-repeated="16373"/>
        </table:table-row>
        <table:table-row table:style-name="ro1">
          <table:table-cell office:value-type="float" office:value="2.6132900000000003E+30" table:style-name="ce2">
            <text:p>2.61E+30</text:p>
          </table:table-cell>
          <table:table-cell office:value-type="float" office:value="2.4906600000000001E+52" table:style-name="ce2">
            <text:p>2.49E+52</text:p>
          </table:table-cell>
          <table:table-cell office:value-type="float" office:value="7.1979999999999997E+58" table:style-name="ce2">
            <text:p>7.20E+58</text:p>
          </table:table-cell>
          <table:table-cell office:value-type="float" office:value="5.54812E+20" table:style-name="ce2">
            <text:p>5.55E+20</text:p>
          </table:table-cell>
          <table:table-cell office:value-type="float" office:value="2.4162900000000001E+32" table:style-name="ce2">
            <text:p>2.42E+32</text:p>
          </table:table-cell>
          <table:table-cell office:value-type="float" office:value="3.6208300000000001E+25" table:style-name="ce2">
            <text:p>3.62E+25</text:p>
          </table:table-cell>
          <table:table-cell office:value-type="float" office:value="1.9557100000000001E+21" table:style-name="ce2">
            <text:p>1.96E+21</text:p>
          </table:table-cell>
          <table:table-cell office:value-type="float" office:value="3.65756E+16" table:style-name="ce2">
            <text:p>3.66E+16</text:p>
          </table:table-cell>
          <table:table-cell office:value-type="float" office:value="1.50121E+44" table:style-name="ce2">
            <text:p>1.50E+44</text:p>
          </table:table-cell>
          <table:table-cell office:value-type="float" office:value="2.2765799999999999E+30" table:style-name="ce2">
            <text:p>2.28E+30</text:p>
          </table:table-cell>
          <table:table-cell office:value-type="float" office:value="7.9977805451777926E+57" table:formula="of:=AVERAGE([.B262:.J262])" table:style-name="ce2">
            <text:p>8.00E+57</text:p>
          </table:table-cell>
          <table:table-cell table:number-columns-repeated="16373"/>
        </table:table-row>
        <table:table-row table:style-name="ro1">
          <table:table-cell office:value-type="float" office:value="5.6289700000000001E+38" table:style-name="ce2">
            <text:p>5.63E+38</text:p>
          </table:table-cell>
          <table:table-cell office:value-type="float" office:value="2.0382400000000001E+43" table:style-name="ce2">
            <text:p>2.04E+43</text:p>
          </table:table-cell>
          <table:table-cell office:value-type="float" office:value="1.45067E+46" table:style-name="ce2">
            <text:p>1.45E+46</text:p>
          </table:table-cell>
          <table:table-cell office:value-type="float" office:value="1.11259E+26" table:style-name="ce2">
            <text:p>1.11E+26</text:p>
          </table:table-cell>
          <table:table-cell office:value-type="float" office:value="3.1743599999999998E+29" table:style-name="ce2">
            <text:p>3.17E+29</text:p>
          </table:table-cell>
          <table:table-cell office:value-type="float" office:value="4.7567399999999999E+38" table:style-name="ce2">
            <text:p>4.76E+38</text:p>
          </table:table-cell>
          <table:table-cell office:value-type="float" office:value="6.5629299999999997E+20" table:style-name="ce2">
            <text:p>6.56E+20</text:p>
          </table:table-cell>
          <table:table-cell office:value-type="float" office:value="1.5364400000000001E+22" table:style-name="ce2">
            <text:p>1.54E+22</text:p>
          </table:table-cell>
          <table:table-cell office:value-type="float" office:value="8.44774E+16" table:style-name="ce2">
            <text:p>8.45E+16</text:p>
          </table:table-cell>
          <table:table-cell office:value-type="float" office:value="4.5257300000000003E+30" table:style-name="ce2">
            <text:p>4.53E+30</text:p>
          </table:table-cell>
          <table:table-cell office:value-type="float" office:value="1.6141203195193338E+45" table:formula="of:=AVERAGE([.B263:.J263])" table:style-name="ce2">
            <text:p>1.61E+45</text:p>
          </table:table-cell>
          <table:table-cell table:number-columns-repeated="16373"/>
        </table:table-row>
        <table:table-row table:style-name="ro1">
          <table:table-cell office:value-type="float" office:value="2.86421E+26" table:style-name="ce2">
            <text:p>2.86E+26</text:p>
          </table:table-cell>
          <table:table-cell office:value-type="float" office:value="9.3482600000000007E+35" table:style-name="ce2">
            <text:p>9.35E+35</text:p>
          </table:table-cell>
          <table:table-cell office:value-type="float" office:value="4.5286999999999997E+29" table:style-name="ce2">
            <text:p>4.53E+29</text:p>
          </table:table-cell>
          <table:table-cell office:value-type="float" office:value="1.1128499999999999E+26" table:style-name="ce2">
            <text:p>1.11E+26</text:p>
          </table:table-cell>
          <table:table-cell office:value-type="float" office:value="3.6637399999999999E+27" table:style-name="ce2">
            <text:p>3.66E+27</text:p>
          </table:table-cell>
          <table:table-cell office:value-type="float" office:value="4.7567399999999999E+38" table:style-name="ce2">
            <text:p>4.76E+38</text:p>
          </table:table-cell>
          <table:table-cell office:value-type="float" office:value="3.9004399999999998E+22" table:style-name="ce2">
            <text:p>3.90E+22</text:p>
          </table:table-cell>
          <table:table-cell office:value-type="float" office:value="9.9591499999999991E+24" table:style-name="ce2">
            <text:p>9.96E+24</text:p>
          </table:table-cell>
          <table:table-cell office:value-type="float" office:value="1.86933E+18" table:style-name="ce2">
            <text:p>1.87E+18</text:p>
          </table:table-cell>
          <table:table-cell office:value-type="float" office:value="3.6275499999999998E+54" table:style-name="ce2">
            <text:p>3.63E+54</text:p>
          </table:table-cell>
          <table:table-cell office:value-type="float" office:value="4.0306111111111115E+53" table:formula="of:=AVERAGE([.B264:.J264])" table:style-name="ce2">
            <text:p>4.03E+53</text:p>
          </table:table-cell>
          <table:table-cell table:number-columns-repeated="16373"/>
        </table:table-row>
        <table:table-row table:style-name="ro1">
          <table:table-cell office:value-type="float" office:value="2.4783600000000001E+42" table:style-name="ce2">
            <text:p>2.48E+42</text:p>
          </table:table-cell>
          <table:table-cell office:value-type="float" office:value="4.0038999999999998E+36" table:style-name="ce2">
            <text:p>4.00E+36</text:p>
          </table:table-cell>
          <table:table-cell office:value-type="float" office:value="6.3841100000000001E+27" table:style-name="ce2">
            <text:p>6.38E+27</text:p>
          </table:table-cell>
          <table:table-cell office:value-type="float" office:value="7.5357699999999997E+20" table:style-name="ce2">
            <text:p>7.54E+20</text:p>
          </table:table-cell>
          <table:table-cell office:value-type="float" office:value="2.7634100000000002E+21" table:style-name="ce2">
            <text:p>2.76E+21</text:p>
          </table:table-cell>
          <table:table-cell office:value-type="float" office:value="2.6006900000000001E+40" table:style-name="ce2">
            <text:p>2.60E+40</text:p>
          </table:table-cell>
          <table:table-cell office:value-type="float" office:value="1.3724999999999999E+21" table:style-name="ce2">
            <text:p>1.37E+21</text:p>
          </table:table-cell>
          <table:table-cell office:value-type="float" office:value="9.5355600000000005E+28" table:style-name="ce2">
            <text:p>9.54E+28</text:p>
          </table:table-cell>
          <table:table-cell office:value-type="float" office:value="2.22034E+27" table:style-name="ce2">
            <text:p>2.22E+27</text:p>
          </table:table-cell>
          <table:table-cell office:value-type="float" office:value="2.2628600000000001E+30" table:style-name="ce2">
            <text:p>2.26E+30</text:p>
          </table:table-cell>
          <table:table-cell office:value-type="float" office:value="2.8901004335963129E+39" table:formula="of:=AVERAGE([.B265:.J265])" table:style-name="ce2">
            <text:p>2.89E+39</text:p>
          </table:table-cell>
          <table:table-cell table:number-columns-repeated="16373"/>
        </table:table-row>
        <table:table-row table:style-name="ro1">
          <table:table-cell office:value-type="float" office:value="6.2195E+28" table:style-name="ce2">
            <text:p>6.22E+28</text:p>
          </table:table-cell>
          <table:table-cell office:value-type="float" office:value="1.5929400000000001E+43" table:style-name="ce2">
            <text:p>1.59E+43</text:p>
          </table:table-cell>
          <table:table-cell office:value-type="float" office:value="2.78341E+41" table:style-name="ce2">
            <text:p>2.78E+41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1.51712E+19" table:style-name="ce2">
            <text:p>1.52E+19</text:p>
          </table:table-cell>
          <table:table-cell office:value-type="float" office:value="2.3996399999999998E+26" table:style-name="ce2">
            <text:p>2.40E+26</text:p>
          </table:table-cell>
          <table:table-cell office:value-type="float" office:value="1.0128E+24" table:style-name="ce2">
            <text:p>1.01E+24</text:p>
          </table:table-cell>
          <table:table-cell office:value-type="float" office:value="1.1709500000000001E+21" table:style-name="ce2">
            <text:p>1.17E+21</text:p>
          </table:table-cell>
          <table:table-cell office:value-type="float" office:value="4.04459E+30" table:style-name="ce2">
            <text:p>4.04E+30</text:p>
          </table:table-cell>
          <table:table-cell office:value-type="float" office:value="4.9998900000000001E+54" table:style-name="ce2">
            <text:p>5.00E+54</text:p>
          </table:table-cell>
          <table:table-cell office:value-type="float" office:value="5.5554333333513416E+53" table:formula="of:=AVERAGE([.B266:.J266])" table:style-name="ce2">
            <text:p>5.56E+53</text:p>
          </table:table-cell>
          <table:table-cell table:number-columns-repeated="16373"/>
        </table:table-row>
        <table:table-row table:style-name="ro1">
          <table:table-cell office:value-type="float" office:value="2.62088E+40" table:style-name="ce2">
            <text:p>2.62E+40</text:p>
          </table:table-cell>
          <table:table-cell office:value-type="float" office:value="3.0164299999999999E+50" table:style-name="ce2">
            <text:p>3.02E+50</text:p>
          </table:table-cell>
          <table:table-cell office:value-type="float" office:value="6.3224299999999997E+42" table:style-name="ce2">
            <text:p>6.32E+42</text:p>
          </table:table-cell>
          <table:table-cell office:value-type="float" office:value="6.0322000000000005E+24" table:style-name="ce2">
            <text:p>6.03E+24</text:p>
          </table:table-cell>
          <table:table-cell office:value-type="float" office:value="8.8126200000000002E+32" table:style-name="ce2">
            <text:p>8.81E+32</text:p>
          </table:table-cell>
          <table:table-cell office:value-type="float" office:value="5.9977999999999998E+23" table:style-name="ce2">
            <text:p>6.00E+23</text:p>
          </table:table-cell>
          <table:table-cell office:value-type="float" office:value="3.83994E+20" table:style-name="ce2">
            <text:p>3.84E+20</text:p>
          </table:table-cell>
          <table:table-cell office:value-type="float" office:value="1.4854300000000001E+21" table:style-name="ce2">
            <text:p>1.49E+21</text:p>
          </table:table-cell>
          <table:table-cell office:value-type="float" office:value="6.9810800000000002E+27" table:style-name="ce2">
            <text:p>6.98E+27</text:p>
          </table:table-cell>
          <table:table-cell office:value-type="float" office:value="4.6411999999999997E+30" table:style-name="ce2">
            <text:p>4.64E+30</text:p>
          </table:table-cell>
          <table:table-cell office:value-type="float" office:value="3.3515889591381111E+49" table:formula="of:=AVERAGE([.B267:.J267])" table:style-name="ce2">
            <text:p>3.35E+49</text:p>
          </table:table-cell>
          <table:table-cell table:number-columns-repeated="16373"/>
        </table:table-row>
        <table:table-row table:style-name="ro1">
          <table:table-cell office:value-type="float" office:value="3.44741E+29" table:style-name="ce2">
            <text:p>3.45E+29</text:p>
          </table:table-cell>
          <table:table-cell office:value-type="float" office:value="7.6156599999999997E+50" table:style-name="ce2">
            <text:p>7.62E+50</text:p>
          </table:table-cell>
          <table:table-cell office:value-type="float" office:value="5.2494700000000003E+40" table:style-name="ce2">
            <text:p>5.25E+40</text:p>
          </table:table-cell>
          <table:table-cell office:value-type="float" office:value="6.5308799999999996E+25" table:style-name="ce2">
            <text:p>6.53E+25</text:p>
          </table:table-cell>
          <table:table-cell office:value-type="float" office:value="2.3441099999999999E+27" table:style-name="ce2">
            <text:p>2.34E+27</text:p>
          </table:table-cell>
          <table:table-cell office:value-type="float" office:value="2.3190599999999999E+24" table:style-name="ce2">
            <text:p>2.32E+24</text:p>
          </table:table-cell>
          <table:table-cell office:value-type="float" office:value="2.8882699999999998E+21" table:style-name="ce2">
            <text:p>2.89E+21</text:p>
          </table:table-cell>
          <table:table-cell office:value-type="float" office:value="4.09076E+18" table:style-name="ce2">
            <text:p>4.09E+18</text:p>
          </table:table-cell>
          <table:table-cell office:value-type="float" office:value="1.46716E+19" table:style-name="ce2">
            <text:p>1.47E+19</text:p>
          </table:table-cell>
          <table:table-cell office:value-type="float" office:value="2.7261100000000001E+23" table:style-name="ce2">
            <text:p>2.73E+23</text:p>
          </table:table-cell>
          <table:table-cell office:value-type="float" office:value="8.4618444450277182E+49" table:formula="of:=AVERAGE([.B268:.J268])" table:style-name="ce2">
            <text:p>8.46E+49</text:p>
          </table:table-cell>
          <table:table-cell table:number-columns-repeated="16373"/>
        </table:table-row>
        <table:table-row table:style-name="ro1">
          <table:table-cell office:value-type="float" office:value="1.3426900000000001E+30" table:style-name="ce2">
            <text:p>1.34E+30</text:p>
          </table:table-cell>
          <table:table-cell office:value-type="float" office:value="3.4421600000000002E+55" table:style-name="ce2">
            <text:p>3.44E+55</text:p>
          </table:table-cell>
          <table:table-cell office:value-type="float" office:value="7.5574800000000001E+42" table:style-name="ce2">
            <text:p>7.56E+42</text:p>
          </table:table-cell>
          <table:table-cell office:value-type="float" office:value="2.3777300000000002E+23" table:style-name="ce2">
            <text:p>2.38E+23</text:p>
          </table:table-cell>
          <table:table-cell office:value-type="float" office:value="2.12527E+25" table:style-name="ce2">
            <text:p>2.13E+25</text:p>
          </table:table-cell>
          <table:table-cell office:value-type="float" office:value="6.9804999999999997E+23" table:style-name="ce2">
            <text:p>6.98E+23</text:p>
          </table:table-cell>
          <table:table-cell office:value-type="float" office:value="1.5001200000000001E+22" table:style-name="ce2">
            <text:p>1.50E+22</text:p>
          </table:table-cell>
          <table:table-cell office:value-type="float" office:value="1.9395799999999999E+24" table:style-name="ce2">
            <text:p>1.94E+24</text:p>
          </table:table-cell>
          <table:table-cell office:value-type="float" office:value="4.3467299999999998E+23" table:style-name="ce2">
            <text:p>4.35E+23</text:p>
          </table:table-cell>
          <table:table-cell office:value-type="float" office:value="4.7356299999999997E+26" table:style-name="ce2">
            <text:p>4.74E+26</text:p>
          </table:table-cell>
          <table:table-cell office:value-type="float" office:value="3.8246222222230619E+54" table:formula="of:=AVERAGE([.B269:.J269])" table:style-name="ce2">
            <text:p>3.82E+54</text:p>
          </table:table-cell>
          <table:table-cell table:number-columns-repeated="16373"/>
        </table:table-row>
        <table:table-row table:style-name="ro1">
          <table:table-cell office:value-type="float" office:value="1.56965E+34" table:style-name="ce2">
            <text:p>1.57E+34</text:p>
          </table:table-cell>
          <table:table-cell office:value-type="float" office:value="9.7716399999999998E+41" table:style-name="ce2">
            <text:p>9.77E+41</text:p>
          </table:table-cell>
          <table:table-cell office:value-type="float" office:value="4.6977300000000002E+30" table:style-name="ce2">
            <text:p>4.70E+30</text:p>
          </table:table-cell>
          <table:table-cell office:value-type="float" office:value="2.4889299999999999E+23" table:style-name="ce2">
            <text:p>2.49E+23</text:p>
          </table:table-cell>
          <table:table-cell office:value-type="float" office:value="6.8676999999999997E+27" table:style-name="ce2">
            <text:p>6.87E+27</text:p>
          </table:table-cell>
          <table:table-cell office:value-type="float" office:value="2.6006900000000001E+40" table:style-name="ce2">
            <text:p>2.60E+40</text:p>
          </table:table-cell>
          <table:table-cell office:value-type="float" office:value="1.2905500000000001E+21" table:style-name="ce2">
            <text:p>1.29E+21</text:p>
          </table:table-cell>
          <table:table-cell office:value-type="float" office:value="208109000000000" table:style-name="ce2">
            <text:p>2.08E+14</text:p>
          </table:table-cell>
          <table:table-cell office:value-type="float" office:value="4.0729599999999999E+35" table:style-name="ce2">
            <text:p>4.07E+35</text:p>
          </table:table-cell>
          <table:table-cell office:value-type="float" office:value="9.8278900000000003E+28" table:style-name="ce2">
            <text:p>9.83E+28</text:p>
          </table:table-cell>
          <table:table-cell office:value-type="float" office:value="1.1146347858897808E+41" table:formula="of:=AVERAGE([.B270:.J270])" table:style-name="ce2">
            <text:p>1.11E+41</text:p>
          </table:table-cell>
          <table:table-cell table:number-columns-repeated="16373"/>
        </table:table-row>
        <table:table-row table:style-name="ro1">
          <table:table-cell office:value-type="float" office:value="7.4115099999999997E+32" table:style-name="ce2">
            <text:p>7.41E+32</text:p>
          </table:table-cell>
          <table:table-cell office:value-type="float" office:value="7.3970900000000004E+50" table:style-name="ce2">
            <text:p>7.40E+50</text:p>
          </table:table-cell>
          <table:table-cell office:value-type="float" office:value="3.3618899999999997E+32" table:style-name="ce2">
            <text:p>3.36E+32</text:p>
          </table:table-cell>
          <table:table-cell office:value-type="float" office:value="6.0502500000000001E+24" table:style-name="ce2">
            <text:p>6.05E+24</text:p>
          </table:table-cell>
          <table:table-cell office:value-type="float" office:value="8.8126200000000002E+32" table:style-name="ce2">
            <text:p>8.81E+32</text:p>
          </table:table-cell>
          <table:table-cell office:value-type="float" office:value="3.92041E+26" table:style-name="ce2">
            <text:p>3.92E+26</text:p>
          </table:table-cell>
          <table:table-cell office:value-type="float" office:value="7.5721299999999997E+20" table:style-name="ce2">
            <text:p>7.57E+20</text:p>
          </table:table-cell>
          <table:table-cell office:value-type="float" office:value="7.6056800000000004E+24" table:style-name="ce2">
            <text:p>7.61E+24</text:p>
          </table:table-cell>
          <table:table-cell office:value-type="float" office:value="99252800000000" table:style-name="ce2">
            <text:p>9.93E+13</text:p>
          </table:table-cell>
          <table:table-cell office:value-type="float" office:value="5.8561399999999999E+29" table:style-name="ce2">
            <text:p>5.86E+29</text:p>
          </table:table-cell>
          <table:table-cell office:value-type="float" office:value="8.2189888888888893E+49" table:formula="of:=AVERAGE([.B271:.J271])" table:style-name="ce2">
            <text:p>8.22E+49</text:p>
          </table:table-cell>
          <table:table-cell table:number-columns-repeated="16373"/>
        </table:table-row>
        <table:table-row table:style-name="ro1">
          <table:table-cell office:value-type="float" office:value="9.1720499999999994E+32" table:style-name="ce2">
            <text:p>9.17E+32</text:p>
          </table:table-cell>
          <table:table-cell office:value-type="float" office:value="5.0775499999999999E+40" table:style-name="ce2">
            <text:p>5.08E+40</text:p>
          </table:table-cell>
          <table:table-cell office:value-type="float" office:value="1.7182200000000001E+37" table:style-name="ce2">
            <text:p>1.72E+37</text:p>
          </table:table-cell>
          <table:table-cell office:value-type="float" office:value="1.89149E+24" table:style-name="ce2">
            <text:p>1.89E+24</text:p>
          </table:table-cell>
          <table:table-cell office:value-type="float" office:value="5.8206100000000004E+25" table:style-name="ce2">
            <text:p>5.82E+25</text:p>
          </table:table-cell>
          <table:table-cell office:value-type="float" office:value="1.8114900000000001E+45" table:style-name="ce2">
            <text:p>1.81E+45</text:p>
          </table:table-cell>
          <table:table-cell office:value-type="float" office:value="1.5164599999999999E+24" table:style-name="ce2">
            <text:p>1.52E+24</text:p>
          </table:table-cell>
          <table:table-cell office:value-type="float" office:value="2.5368399999999999E+22" table:style-name="ce2">
            <text:p>2.54E+22</text:p>
          </table:table-cell>
          <table:table-cell office:value-type="float" office:value="1.7275999999999999E+23" table:style-name="ce2">
            <text:p>1.73E+23</text:p>
          </table:table-cell>
          <table:table-cell office:value-type="float" office:value="8.4438699999999998E+46" table:style-name="ce2">
            <text:p>8.44E+46</text:p>
          </table:table-cell>
          <table:table-cell office:value-type="float" office:value="9.5833600880758E+45" table:formula="of:=AVERAGE([.B272:.J272])" table:style-name="ce2">
            <text:p>9.58E+45</text:p>
          </table:table-cell>
          <table:table-cell table:number-columns-repeated="16373"/>
        </table:table-row>
        <table:table-row table:style-name="ro1">
          <table:table-cell office:value-type="float" office:value="1.6566399999999999E+33" table:style-name="ce2">
            <text:p>1.66E+33</text:p>
          </table:table-cell>
          <table:table-cell office:value-type="float" office:value="7.4506299999999997E+50" table:style-name="ce2">
            <text:p>7.45E+50</text:p>
          </table:table-cell>
          <table:table-cell office:value-type="float" office:value="2.21329E+45" table:style-name="ce2">
            <text:p>2.21E+45</text:p>
          </table:table-cell>
          <table:table-cell office:value-type="float" office:value="1.8095599999999999E+24" table:style-name="ce2">
            <text:p>1.81E+24</text:p>
          </table:table-cell>
          <table:table-cell office:value-type="float" office:value="1.4701700000000001E+37" table:style-name="ce2">
            <text:p>1.47E+37</text:p>
          </table:table-cell>
          <table:table-cell office:value-type="float" office:value="1.78459E+27" table:style-name="ce2">
            <text:p>1.78E+27</text:p>
          </table:table-cell>
          <table:table-cell office:value-type="float" office:value="1.2747400000000001E+22" table:style-name="ce2">
            <text:p>1.27E+22</text:p>
          </table:table-cell>
          <table:table-cell office:value-type="float" office:value="1.245E+21" table:style-name="ce2">
            <text:p>1.25E+21</text:p>
          </table:table-cell>
          <table:table-cell office:value-type="float" office:value="3.5420600000000002E+24" table:style-name="ce2">
            <text:p>3.54E+24</text:p>
          </table:table-cell>
          <table:table-cell office:value-type="float" office:value="2.7519599999999998E+32" table:style-name="ce2">
            <text:p>2.75E+32</text:p>
          </table:table-cell>
          <table:table-cell office:value-type="float" office:value="8.2785023698890519E+49" table:formula="of:=AVERAGE([.B273:.J273])" table:style-name="ce2">
            <text:p>8.28E+49</text:p>
          </table:table-cell>
          <table:table-cell table:number-columns-repeated="16373"/>
        </table:table-row>
        <table:table-row table:style-name="ro1">
          <table:table-cell office:value-type="float" office:value="1.7252900000000001E+34" table:style-name="ce2">
            <text:p>1.73E+34</text:p>
          </table:table-cell>
          <table:table-cell office:value-type="float" office:value="1.71391E+43" table:style-name="ce2">
            <text:p>1.71E+43</text:p>
          </table:table-cell>
          <table:table-cell office:value-type="float" office:value="1.4104700000000001E+39" table:style-name="ce2">
            <text:p>1.41E+39</text:p>
          </table:table-cell>
          <table:table-cell office:value-type="float" office:value="4.68824E+21" table:style-name="ce2">
            <text:p>4.69E+21</text:p>
          </table:table-cell>
          <table:table-cell office:value-type="float" office:value="7.33687E+28" table:style-name="ce2">
            <text:p>7.34E+28</text:p>
          </table:table-cell>
          <table:table-cell office:value-type="float" office:value="3.1138600000000001E+24" table:style-name="ce2">
            <text:p>3.11E+24</text:p>
          </table:table-cell>
          <table:table-cell office:value-type="float" office:value="2.7210800000000002E+24" table:style-name="ce2">
            <text:p>2.72E+24</text:p>
          </table:table-cell>
          <table:table-cell office:value-type="float" office:value="2.8854900000000002E+21" table:style-name="ce2">
            <text:p>2.89E+21</text:p>
          </table:table-cell>
          <table:table-cell office:value-type="float" office:value="81187900000000" table:style-name="ce2">
            <text:p>8.12E+13</text:p>
          </table:table-cell>
          <table:table-cell office:value-type="float" office:value="1.3858399999999999E+28" table:style-name="ce2">
            <text:p>1.39E+28</text:p>
          </table:table-cell>
          <table:table-cell office:value-type="float" office:value="1.9045011633333431E+42" table:formula="of:=AVERAGE([.B274:.J274])" table:style-name="ce2">
            <text:p>1.90E+42</text:p>
          </table:table-cell>
          <table:table-cell table:number-columns-repeated="16373"/>
        </table:table-row>
        <table:table-row table:style-name="ro1">
          <table:table-cell office:value-type="float" office:value="2.85531E+26" table:style-name="ce2">
            <text:p>2.86E+26</text:p>
          </table:table-cell>
          <table:table-cell office:value-type="float" office:value="3.4515999999999997E+54" table:style-name="ce2">
            <text:p>3.45E+54</text:p>
          </table:table-cell>
          <table:table-cell office:value-type="float" office:value="5.5908100000000004E+37" table:style-name="ce2">
            <text:p>5.59E+37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6.5112499999999995E+39" table:style-name="ce2">
            <text:p>6.51E+39</text:p>
          </table:table-cell>
          <table:table-cell office:value-type="float" office:value="5.66311E+22" table:style-name="ce2">
            <text:p>5.66E+22</text:p>
          </table:table-cell>
          <table:table-cell office:value-type="float" office:value="4.4152299999999998E+21" table:style-name="ce2">
            <text:p>4.42E+21</text:p>
          </table:table-cell>
          <table:table-cell office:value-type="float" office:value="5.1465099999999999E+22" table:style-name="ce2">
            <text:p>5.15E+22</text:p>
          </table:table-cell>
          <table:table-cell office:value-type="float" office:value="3.5367600000000002E+24" table:style-name="ce2">
            <text:p>3.54E+24</text:p>
          </table:table-cell>
          <table:table-cell office:value-type="float" office:value="9.0919300000000002E+33" table:style-name="ce2">
            <text:p>9.09E+33</text:p>
          </table:table-cell>
          <table:table-cell office:value-type="float" office:value="3.8351111111111185E+53" table:formula="of:=AVERAGE([.B275:.J275])" table:style-name="ce2">
            <text:p>3.84E+53</text:p>
          </table:table-cell>
          <table:table-cell table:number-columns-repeated="16373"/>
        </table:table-row>
        <table:table-row table:style-name="ro1">
          <table:table-cell office:value-type="float" office:value="7.6570800000000003E+28" table:style-name="ce2">
            <text:p>7.66E+28</text:p>
          </table:table-cell>
          <table:table-cell office:value-type="float" office:value="2.3108199999999999E+44" table:style-name="ce2">
            <text:p>2.31E+44</text:p>
          </table:table-cell>
          <table:table-cell office:value-type="float" office:value="2.6403400000000002E+31" table:style-name="ce2">
            <text:p>2.64E+31</text:p>
          </table:table-cell>
          <table:table-cell office:value-type="float" office:value="3.3034699999999998E+21" table:style-name="ce2">
            <text:p>3.30E+21</text:p>
          </table:table-cell>
          <table:table-cell office:value-type="float" office:value="1.64569E+23" table:style-name="ce2">
            <text:p>1.65E+23</text:p>
          </table:table-cell>
          <table:table-cell office:value-type="float" office:value="2.3863700000000001E+26" table:style-name="ce2">
            <text:p>2.39E+26</text:p>
          </table:table-cell>
          <table:table-cell office:value-type="float" office:value="2.6536000000000002E+24" table:style-name="ce2">
            <text:p>2.65E+24</text:p>
          </table:table-cell>
          <table:table-cell office:value-type="float" office:value="6.5564499999999999E+24" table:style-name="ce2">
            <text:p>6.56E+24</text:p>
          </table:table-cell>
          <table:table-cell office:value-type="float" office:value="3.7928199999999998E+24" table:style-name="ce2">
            <text:p>3.79E+24</text:p>
          </table:table-cell>
          <table:table-cell office:value-type="float" office:value="6.7904199999999996E+30" table:style-name="ce2">
            <text:p>6.79E+30</text:p>
          </table:table-cell>
          <table:table-cell office:value-type="float" office:value="2.5675777777781467E+43" table:formula="of:=AVERAGE([.B276:.J276])" table:style-name="ce2">
            <text:p>2.57E+43</text:p>
          </table:table-cell>
          <table:table-cell table:number-columns-repeated="16373"/>
        </table:table-row>
        <table:table-row table:style-name="ro1">
          <table:table-cell office:value-type="float" office:value="2.6682599999999999E+42" table:style-name="ce2">
            <text:p>2.67E+42</text:p>
          </table:table-cell>
          <table:table-cell office:value-type="float" office:value="2.8177599999999998E+62" table:style-name="ce2">
            <text:p>2.82E+62</text:p>
          </table:table-cell>
          <table:table-cell office:value-type="float" office:value="7.57239E+38" table:style-name="ce2">
            <text:p>7.57E+38</text:p>
          </table:table-cell>
          <table:table-cell office:value-type="float" office:value="1.0465100000000001E+29" table:style-name="ce2">
            <text:p>1.05E+29</text:p>
          </table:table-cell>
          <table:table-cell office:value-type="float" office:value="1.17957E+25" table:style-name="ce2">
            <text:p>1.18E+25</text:p>
          </table:table-cell>
          <table:table-cell office:value-type="float" office:value="6.9058400000000002E+30" table:style-name="ce2">
            <text:p>6.91E+30</text:p>
          </table:table-cell>
          <table:table-cell office:value-type="float" office:value="2.5763000000000001E+22" table:style-name="ce2">
            <text:p>2.58E+22</text:p>
          </table:table-cell>
          <table:table-cell office:value-type="float" office:value="9.8157200000000006E+22" table:style-name="ce2">
            <text:p>9.82E+22</text:p>
          </table:table-cell>
          <table:table-cell office:value-type="float" office:value="4.1779199999999998E+30" table:style-name="ce2">
            <text:p>4.18E+30</text:p>
          </table:table-cell>
          <table:table-cell office:value-type="float" office:value="2.4126199999999998E+23" table:style-name="ce2">
            <text:p>2.41E+23</text:p>
          </table:table-cell>
          <table:table-cell office:value-type="float" office:value="3.1308444444444443E+61" table:formula="of:=AVERAGE([.B277:.J277])" table:style-name="ce2">
            <text:p>3.13E+61</text:p>
          </table:table-cell>
          <table:table-cell table:number-columns-repeated="16373"/>
        </table:table-row>
        <table:table-row table:style-name="ro1">
          <table:table-cell office:value-type="float" office:value="1.25143E+40" table:style-name="ce2">
            <text:p>1.25E+40</text:p>
          </table:table-cell>
          <table:table-cell office:value-type="float" office:value="4.1704500000000001E+44" table:style-name="ce2">
            <text:p>4.17E+44</text:p>
          </table:table-cell>
          <table:table-cell office:value-type="float" office:value="1.7152999999999999E+35" table:style-name="ce2">
            <text:p>1.72E+35</text:p>
          </table:table-cell>
          <table:table-cell office:value-type="float" office:value="2.1162700000000001E+22" table:style-name="ce2">
            <text:p>2.12E+22</text:p>
          </table:table-cell>
          <table:table-cell office:value-type="float" office:value="1.11176E+19" table:style-name="ce2">
            <text:p>1.11E+19</text:p>
          </table:table-cell>
          <table:table-cell office:value-type="float" office:value="1.45431E+27" table:style-name="ce2">
            <text:p>1.45E+27</text:p>
          </table:table-cell>
          <table:table-cell office:value-type="float" office:value="2.9608800000000001E+22" table:style-name="ce2">
            <text:p>2.96E+22</text:p>
          </table:table-cell>
          <table:table-cell office:value-type="float" office:value="3.0702299999999999E+24" table:style-name="ce2">
            <text:p>3.07E+24</text:p>
          </table:table-cell>
          <table:table-cell office:value-type="float" office:value="1.04925E+46" table:style-name="ce2">
            <text:p>1.05E+46</text:p>
          </table:table-cell>
          <table:table-cell office:value-type="float" office:value="4.5241599999999999E+30" table:style-name="ce2">
            <text:p>4.52E+30</text:p>
          </table:table-cell>
          <table:table-cell office:value-type="float" office:value="1.2121716666857261E+45" table:formula="of:=AVERAGE([.B278:.J278])" table:style-name="ce2">
            <text:p>1.21E+45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2.6447600000000001E+55" table:style-name="ce2">
            <text:p>2.64E+55</text:p>
          </table:table-cell>
          <table:table-cell office:value-type="float" office:value="2.7397600000000001E+41" table:style-name="ce2">
            <text:p>2.74E+41</text:p>
          </table:table-cell>
          <table:table-cell office:value-type="float" office:value="2.29754E+18" table:style-name="ce2">
            <text:p>2.30E+18</text:p>
          </table:table-cell>
          <table:table-cell office:value-type="float" office:value="7.4446099999999997E+27" table:style-name="ce2">
            <text:p>7.44E+27</text:p>
          </table:table-cell>
          <table:table-cell office:value-type="float" office:value="9.4747700000000002E+26" table:style-name="ce2">
            <text:p>9.47E+26</text:p>
          </table:table-cell>
          <table:table-cell office:value-type="float" office:value="6.8247500000000003E+20" table:style-name="ce2">
            <text:p>6.82E+20</text:p>
          </table:table-cell>
          <table:table-cell office:value-type="float" office:value="3.64019E+28" table:style-name="ce2">
            <text:p>3.64E+28</text:p>
          </table:table-cell>
          <table:table-cell office:value-type="float" office:value="6.9474999999999998E+25" table:style-name="ce2">
            <text:p>6.95E+25</text:p>
          </table:table-cell>
          <table:table-cell office:value-type="float" office:value="3.5465199999999998E+34" table:style-name="ce2">
            <text:p>3.55E+34</text:p>
          </table:table-cell>
          <table:table-cell office:value-type="float" office:value="2.9386222222222527E+54" table:formula="of:=AVERAGE([.B279:.J279])" table:style-name="ce2">
            <text:p>2.94E+54</text:p>
          </table:table-cell>
          <table:table-cell table:number-columns-repeated="16373"/>
        </table:table-row>
        <table:table-row table:style-name="ro1">
          <table:table-cell office:value-type="float" office:value="2.6851099999999999E+42" table:style-name="ce2">
            <text:p>2.69E+42</text:p>
          </table:table-cell>
          <table:table-cell office:value-type="float" office:value="7.1853199999999996E+50" table:style-name="ce2">
            <text:p>7.19E+50</text:p>
          </table:table-cell>
          <table:table-cell office:value-type="float" office:value="2.62864E+31" table:style-name="ce2">
            <text:p>2.63E+31</text:p>
          </table:table-cell>
          <table:table-cell office:value-type="float" office:value="1.8654099999999999E+27" table:style-name="ce2">
            <text:p>1.87E+27</text:p>
          </table:table-cell>
          <table:table-cell office:value-type="float" office:value="6.98039E+47" table:style-name="ce2">
            <text:p>6.98E+47</text:p>
          </table:table-cell>
          <table:table-cell office:value-type="float" office:value="1.5132499999999999E+25" table:style-name="ce2">
            <text:p>1.51E+25</text:p>
          </table:table-cell>
          <table:table-cell office:value-type="float" office:value="1.0834600000000001E+25" table:style-name="ce2">
            <text:p>1.08E+25</text:p>
          </table:table-cell>
          <table:table-cell office:value-type="float" office:value="4.6398400000000002E+24" table:style-name="ce2">
            <text:p>4.64E+24</text:p>
          </table:table-cell>
          <table:table-cell office:value-type="float" office:value="1.89705E+18" table:style-name="ce2">
            <text:p>1.90E+18</text:p>
          </table:table-cell>
          <table:table-cell office:value-type="float" office:value="2.2629900000000001E+30" table:style-name="ce2">
            <text:p>2.26E+30</text:p>
          </table:table-cell>
          <table:table-cell office:value-type="float" office:value="7.9914448777777776E+49" table:formula="of:=AVERAGE([.B280:.J280])" table:style-name="ce2">
            <text:p>7.99E+49</text:p>
          </table:table-cell>
          <table:table-cell table:number-columns-repeated="16373"/>
        </table:table-row>
        <table:table-row table:style-name="ro1">
          <table:table-cell office:value-type="float" office:value="1.5202300000000001E+34" table:style-name="ce2">
            <text:p>1.52E+34</text:p>
          </table:table-cell>
          <table:table-cell office:value-type="float" office:value="1.8444200000000001E+43" table:style-name="ce2">
            <text:p>1.84E+43</text:p>
          </table:table-cell>
          <table:table-cell office:value-type="float" office:value="2.19964E+29" table:style-name="ce2">
            <text:p>2.20E+29</text:p>
          </table:table-cell>
          <table:table-cell office:value-type="float" office:value="2.4094399999999998E+25" table:style-name="ce2">
            <text:p>2.41E+25</text:p>
          </table:table-cell>
          <table:table-cell office:value-type="float" office:value="8.0570300000000003E+40" table:style-name="ce2">
            <text:p>8.06E+40</text:p>
          </table:table-cell>
          <table:table-cell office:value-type="float" office:value="1.4545099999999999E+27" table:style-name="ce2">
            <text:p>1.45E+27</text:p>
          </table:table-cell>
          <table:table-cell office:value-type="float" office:value="2.8292600000000001E+21" table:style-name="ce2">
            <text:p>2.83E+21</text:p>
          </table:table-cell>
          <table:table-cell office:value-type="float" office:value="1.1979000000000001E+21" table:style-name="ce2">
            <text:p>1.20E+21</text:p>
          </table:table-cell>
          <table:table-cell office:value-type="float" office:value="8.7277900000000003E+21" table:style-name="ce2">
            <text:p>8.73E+21</text:p>
          </table:table-cell>
          <table:table-cell office:value-type="float" office:value="1.0623100000000001E+46" table:style-name="ce2">
            <text:p>1.06E+46</text:p>
          </table:table-cell>
          <table:table-cell office:value-type="float" office:value="1.1824027522555556E+45" table:formula="of:=AVERAGE([.B281:.J281])" table:style-name="ce2">
            <text:p>1.18E+45</text:p>
          </table:table-cell>
          <table:table-cell table:number-columns-repeated="16373"/>
        </table:table-row>
        <table:table-row table:style-name="ro1">
          <table:table-cell office:value-type="float" office:value="7.4205200000000005E+32" table:style-name="ce2">
            <text:p>7.42E+32</text:p>
          </table:table-cell>
          <table:table-cell office:value-type="float" office:value="3.9733200000000002E+37" table:style-name="ce2">
            <text:p>3.97E+37</text:p>
          </table:table-cell>
          <table:table-cell office:value-type="float" office:value="2.78341E+41" table:style-name="ce2">
            <text:p>2.78E+41</text:p>
          </table:table-cell>
          <table:table-cell office:value-type="float" office:value="2.1636400000000001E+22" table:style-name="ce2">
            <text:p>2.16E+22</text:p>
          </table:table-cell>
          <table:table-cell office:value-type="float" office:value="2.86155E+23" table:style-name="ce2">
            <text:p>2.86E+23</text:p>
          </table:table-cell>
          <table:table-cell office:value-type="float" office:value="1.8413E+25" table:style-name="ce2">
            <text:p>1.84E+25</text:p>
          </table:table-cell>
          <table:table-cell office:value-type="float" office:value="2.6647100000000003E+24" table:style-name="ce2">
            <text:p>2.66E+24</text:p>
          </table:table-cell>
          <table:table-cell office:value-type="float" office:value="89205400000" table:style-name="ce2">
            <text:p>8.92E+10</text:p>
          </table:table-cell>
          <table:table-cell office:value-type="float" office:value="5.7729E+17" table:style-name="ce2">
            <text:p>5.77E+17</text:p>
          </table:table-cell>
          <table:table-cell office:value-type="float" office:value="1.00782E+34" table:style-name="ce2">
            <text:p>1.01E+34</text:p>
          </table:table-cell>
          <table:table-cell office:value-type="float" office:value="3.0931193697577779E+40" table:formula="of:=AVERAGE([.B282:.J282])" table:style-name="ce2">
            <text:p>3.09E+40</text:p>
          </table:table-cell>
          <table:table-cell table:number-columns-repeated="16373"/>
        </table:table-row>
        <table:table-row table:style-name="ro1">
          <table:table-cell office:value-type="float" office:value="2.8886600000000001E+42" table:style-name="ce2">
            <text:p>2.89E+42</text:p>
          </table:table-cell>
          <table:table-cell office:value-type="float" office:value="2.4224300000000001E+49" table:style-name="ce2">
            <text:p>2.42E+49</text:p>
          </table:table-cell>
          <table:table-cell office:value-type="float" office:value="1.39552E+45" table:style-name="ce2">
            <text:p>1.40E+45</text:p>
          </table:table-cell>
          <table:table-cell office:value-type="float" office:value="6.8480099999999997E+27" table:style-name="ce2">
            <text:p>6.85E+27</text:p>
          </table:table-cell>
          <table:table-cell office:value-type="float" office:value="5.3417700000000004E+43" table:style-name="ce2">
            <text:p>5.34E+43</text:p>
          </table:table-cell>
          <table:table-cell office:value-type="float" office:value="2.62805E+40" table:style-name="ce2">
            <text:p>2.63E+40</text:p>
          </table:table-cell>
          <table:table-cell office:value-type="float" office:value="1.5405299999999999E+21" table:style-name="ce2">
            <text:p>1.54E+21</text:p>
          </table:table-cell>
          <table:table-cell office:value-type="float" office:value="2.4783000000000001E+24" table:style-name="ce2">
            <text:p>2.48E+24</text:p>
          </table:table-cell>
          <table:table-cell office:value-type="float" office:value="1.0618699999999999E+27" table:style-name="ce2">
            <text:p>1.06E+27</text:p>
          </table:table-cell>
          <table:table-cell office:value-type="float" office:value="4.0449299999999999E+36" table:style-name="ce2">
            <text:p>4.04E+36</text:p>
          </table:table-cell>
          <table:table-cell office:value-type="float" office:value="2.6917498848871715E+48" table:formula="of:=AVERAGE([.B283:.J283])" table:style-name="ce2">
            <text:p>2.69E+48</text:p>
          </table:table-cell>
          <table:table-cell table:number-columns-repeated="16373"/>
        </table:table-row>
        <table:table-row table:style-name="ro1">
          <table:table-cell office:value-type="float" office:value="1.3584499999999999E+30" table:style-name="ce2">
            <text:p>1.36E+30</text:p>
          </table:table-cell>
          <table:table-cell office:value-type="float" office:value="1.35365E+62" table:style-name="ce2">
            <text:p>1.35E+62</text:p>
          </table:table-cell>
          <table:table-cell office:value-type="float" office:value="6.3662199999999997E+38" table:style-name="ce2">
            <text:p>6.37E+38</text:p>
          </table:table-cell>
          <table:table-cell office:value-type="float" office:value="6.0325500000000001E+24" table:style-name="ce2">
            <text:p>6.03E+24</text:p>
          </table:table-cell>
          <table:table-cell office:value-type="float" office:value="1.5525099999999999E+35" table:style-name="ce2">
            <text:p>1.55E+35</text:p>
          </table:table-cell>
          <table:table-cell office:value-type="float" office:value="1.4067900000000001E+28" table:style-name="ce2">
            <text:p>1.41E+28</text:p>
          </table:table-cell>
          <table:table-cell office:value-type="float" office:value="2.7043699999999999E+24" table:style-name="ce2">
            <text:p>2.70E+24</text:p>
          </table:table-cell>
          <table:table-cell office:value-type="float" office:value="4.3648199999999999E+21" table:style-name="ce2">
            <text:p>4.36E+21</text:p>
          </table:table-cell>
          <table:table-cell office:value-type="float" office:value="1.74757E+18" table:style-name="ce2">
            <text:p>1.75E+18</text:p>
          </table:table-cell>
          <table:table-cell office:value-type="float" office:value="4.5248499999999998E+30" table:style-name="ce2">
            <text:p>4.52E+30</text:p>
          </table:table-cell>
          <table:table-cell office:value-type="float" office:value="1.5040555555555556E+61" table:formula="of:=AVERAGE([.B284:.J284])" table:style-name="ce2">
            <text:p>1.50E+61</text:p>
          </table:table-cell>
          <table:table-cell table:number-columns-repeated="16373"/>
        </table:table-row>
        <table:table-row table:style-name="ro1">
          <table:table-cell office:value-type="float" office:value="6.0624699999999997E+28" table:style-name="ce2">
            <text:p>6.06E+28</text:p>
          </table:table-cell>
          <table:table-cell office:value-type="float" office:value="3.2086700000000001E+44" table:style-name="ce2">
            <text:p>3.21E+44</text:p>
          </table:table-cell>
          <table:table-cell office:value-type="float" office:value="4.0543300000000002E+38" table:style-name="ce2">
            <text:p>4.05E+38</text:p>
          </table:table-cell>
          <table:table-cell office:value-type="float" office:value="2.56281E+24" table:style-name="ce2">
            <text:p>2.56E+24</text:p>
          </table:table-cell>
          <table:table-cell office:value-type="float" office:value="3.1199099999999999E+33" table:style-name="ce2">
            <text:p>3.12E+33</text:p>
          </table:table-cell>
          <table:table-cell office:value-type="float" office:value="4.9947999999999998E+38" table:style-name="ce2">
            <text:p>4.99E+38</text:p>
          </table:table-cell>
          <table:table-cell office:value-type="float" office:value="1.1886000000000001E+22" table:style-name="ce2">
            <text:p>1.19E+22</text:p>
          </table:table-cell>
          <table:table-cell office:value-type="float" office:value="9625740000000" table:style-name="ce2">
            <text:p>9.63E+12</text:p>
          </table:table-cell>
          <table:table-cell office:value-type="float" office:value="1.66318E+18" table:style-name="ce2">
            <text:p>1.66E+18</text:p>
          </table:table-cell>
          <table:table-cell office:value-type="float" office:value="4.5934500000000004E+28" table:style-name="ce2">
            <text:p>4.59E+28</text:p>
          </table:table-cell>
          <table:table-cell office:value-type="float" office:value="3.565198943512444E+43" table:formula="of:=AVERAGE([.B285:.J285])" table:style-name="ce2">
            <text:p>3.57E+43</text:p>
          </table:table-cell>
          <table:table-cell table:number-columns-repeated="16373"/>
        </table:table-row>
        <table:table-row table:style-name="ro1">
          <table:table-cell office:value-type="float" office:value="1.8605799999999999E+33" table:style-name="ce2">
            <text:p>1.86E+33</text:p>
          </table:table-cell>
          <table:table-cell office:value-type="float" office:value="5.9792900000000001E+44" table:style-name="ce2">
            <text:p>5.98E+44</text:p>
          </table:table-cell>
          <table:table-cell office:value-type="float" office:value="1.92429E+46" table:style-name="ce2">
            <text:p>1.92E+46</text:p>
          </table:table-cell>
          <table:table-cell office:value-type="float" office:value="2.0659999999999999E+24" table:style-name="ce2">
            <text:p>2.07E+24</text:p>
          </table:table-cell>
          <table:table-cell office:value-type="float" office:value="6.8160299999999999E+27" table:style-name="ce2">
            <text:p>6.82E+27</text:p>
          </table:table-cell>
          <table:table-cell office:value-type="float" office:value="7.5110400000000004E+46" table:style-name="ce2">
            <text:p>7.51E+46</text:p>
          </table:table-cell>
          <table:table-cell office:value-type="float" office:value="3.7694799999999997E+21" table:style-name="ce2">
            <text:p>3.77E+21</text:p>
          </table:table-cell>
          <table:table-cell office:value-type="float" office:value="1.3069599999999999E+22" table:style-name="ce2">
            <text:p>1.31E+22</text:p>
          </table:table-cell>
          <table:table-cell office:value-type="float" office:value="1.16563E+44" table:style-name="ce2">
            <text:p>1.17E+44</text:p>
          </table:table-cell>
          <table:table-cell office:value-type="float" office:value="3.0859699999999998E+28" table:style-name="ce2">
            <text:p>3.09E+28</text:p>
          </table:table-cell>
          <table:table-cell office:value-type="float" office:value="1.0563088E+46" table:formula="of:=AVERAGE([.B286:.J286])" table:style-name="ce2">
            <text:p>1.06E+46</text:p>
          </table:table-cell>
          <table:table-cell table:number-columns-repeated="16373"/>
        </table:table-row>
        <table:table-row table:style-name="ro1">
          <table:table-cell office:value-type="float" office:value="1.24736E+47" table:style-name="ce2">
            <text:p>1.25E+47</text:p>
          </table:table-cell>
          <table:table-cell office:value-type="float" office:value="1.5145099999999999E+62" table:style-name="ce2">
            <text:p>1.51E+62</text:p>
          </table:table-cell>
          <table:table-cell office:value-type="float" office:value="9.1959200000000008E+44" table:style-name="ce2">
            <text:p>9.20E+44</text:p>
          </table:table-cell>
          <table:table-cell office:value-type="float" office:value="3.12038E+19" table:style-name="ce2">
            <text:p>3.12E+19</text:p>
          </table:table-cell>
          <table:table-cell office:value-type="float" office:value="2.2334700000000001E+29" table:style-name="ce2">
            <text:p>2.23E+29</text:p>
          </table:table-cell>
          <table:table-cell office:value-type="float" office:value="1.00771E+24" table:style-name="ce2">
            <text:p>1.01E+24</text:p>
          </table:table-cell>
          <table:table-cell office:value-type="float" office:value="9.8476100000000005E+21" table:style-name="ce2">
            <text:p>9.85E+21</text:p>
          </table:table-cell>
          <table:table-cell office:value-type="float" office:value="1.19264E+21" table:style-name="ce2">
            <text:p>1.19E+21</text:p>
          </table:table-cell>
          <table:table-cell office:value-type="float" office:value="3.8820999999999998E+24" table:style-name="ce2">
            <text:p>3.88E+24</text:p>
          </table:table-cell>
          <table:table-cell office:value-type="float" office:value="3.1985500000000001E+41" table:style-name="ce2">
            <text:p>3.20E+41</text:p>
          </table:table-cell>
          <table:table-cell office:value-type="float" office:value="1.6827888888888889E+61" table:formula="of:=AVERAGE([.B287:.J287])" table:style-name="ce2">
            <text:p>1.68E+61</text:p>
          </table:table-cell>
          <table:table-cell table:number-columns-repeated="16373"/>
        </table:table-row>
        <table:table-row table:style-name="ro1">
          <table:table-cell office:value-type="float" office:value="6.1895100000000004E+38" table:style-name="ce2">
            <text:p>6.19E+38</text:p>
          </table:table-cell>
          <table:table-cell office:value-type="float" office:value="6.5322300000000002E+49" table:style-name="ce2">
            <text:p>6.53E+49</text:p>
          </table:table-cell>
          <table:table-cell office:value-type="float" office:value="1.1933E+42" table:style-name="ce2">
            <text:p>1.19E+42</text:p>
          </table:table-cell>
          <table:table-cell office:value-type="float" office:value="6.17162E+19" table:style-name="ce2">
            <text:p>6.17E+19</text:p>
          </table:table-cell>
          <table:table-cell office:value-type="float" office:value="1.4968199999999999E+40" table:style-name="ce2">
            <text:p>1.50E+40</text:p>
          </table:table-cell>
          <table:table-cell office:value-type="float" office:value="4.67792E+27" table:style-name="ce2">
            <text:p>4.68E+27</text:p>
          </table:table-cell>
          <table:table-cell office:value-type="float" office:value="6.1457200000000003E+21" table:style-name="ce2">
            <text:p>6.15E+21</text:p>
          </table:table-cell>
          <table:table-cell office:value-type="float" office:value="823203000000" table:style-name="ce2">
            <text:p>8.23E+11</text:p>
          </table:table-cell>
          <table:table-cell office:value-type="float" office:value="3.2995E+40" table:style-name="ce2">
            <text:p>3.30E+40</text:p>
          </table:table-cell>
          <table:table-cell office:value-type="float" office:value="1.0623100000000001E+46" table:style-name="ce2">
            <text:p>1.06E+46</text:p>
          </table:table-cell>
          <table:table-cell office:value-type="float" office:value="7.259213815695911E+48" table:formula="of:=AVERAGE([.B288:.J288])" table:style-name="ce2">
            <text:p>7.26E+48</text:p>
          </table:table-cell>
          <table:table-cell table:number-columns-repeated="16373"/>
        </table:table-row>
        <table:table-row table:style-name="ro1">
          <table:table-cell office:value-type="float" office:value="6.9507400000000003E+22" table:style-name="ce2">
            <text:p>6.95E+22</text:p>
          </table:table-cell>
          <table:table-cell office:value-type="float" office:value="3.7265400000000002E+33" table:style-name="ce2">
            <text:p>3.73E+33</text:p>
          </table:table-cell>
          <table:table-cell office:value-type="float" office:value="1.4734000000000002E+42" table:style-name="ce2">
            <text:p>1.47E+42</text:p>
          </table:table-cell>
          <table:table-cell office:value-type="float" office:value="1.1308900000000001E+26" table:style-name="ce2">
            <text:p>1.13E+26</text:p>
          </table:table-cell>
          <table:table-cell office:value-type="float" office:value="1.7177100000000001E+29" table:style-name="ce2">
            <text:p>1.72E+29</text:p>
          </table:table-cell>
          <table:table-cell office:value-type="float" office:value="1.7982000000000001E+26" table:style-name="ce2">
            <text:p>1.80E+26</text:p>
          </table:table-cell>
          <table:table-cell office:value-type="float" office:value="5.7380700000000001E+21" table:style-name="ce2">
            <text:p>5.74E+21</text:p>
          </table:table-cell>
          <table:table-cell office:value-type="float" office:value="4.09088E+22" table:style-name="ce2">
            <text:p>4.09E+22</text:p>
          </table:table-cell>
          <table:table-cell office:value-type="float" office:value="552392000000000" table:style-name="ce2">
            <text:p>5.52E+14</text:p>
          </table:table-cell>
          <table:table-cell office:value-type="float" office:value="1.5977099999999999E+30" table:style-name="ce2">
            <text:p>1.60E+30</text:p>
          </table:table-cell>
          <table:table-cell office:value-type="float" office:value="1.6371111152536774E+41" table:formula="of:=AVERAGE([.B289:.J289])" table:style-name="ce2">
            <text:p>1.64E+41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1.61647E+43" table:style-name="ce2">
            <text:p>1.62E+43</text:p>
          </table:table-cell>
          <table:table-cell office:value-type="float" office:value="4.7345399999999998E+43" table:style-name="ce2">
            <text:p>4.73E+43</text:p>
          </table:table-cell>
          <table:table-cell office:value-type="float" office:value="5.4371000000000001E+21" table:style-name="ce2">
            <text:p>5.44E+21</text:p>
          </table:table-cell>
          <table:table-cell office:value-type="float" office:value="4.1218800000000003E+29" table:style-name="ce2">
            <text:p>4.12E+29</text:p>
          </table:table-cell>
          <table:table-cell office:value-type="float" office:value="7.9636100000000004E+25" table:style-name="ce2">
            <text:p>7.96E+25</text:p>
          </table:table-cell>
          <table:table-cell office:value-type="float" office:value="5.3960900000000005E+21" table:style-name="ce2">
            <text:p>5.40E+21</text:p>
          </table:table-cell>
          <table:table-cell office:value-type="float" office:value="1.8897299999999999E+23" table:style-name="ce2">
            <text:p>1.89E+23</text:p>
          </table:table-cell>
          <table:table-cell office:value-type="float" office:value="4.4141700000000002E+30" table:style-name="ce2">
            <text:p>4.41E+30</text:p>
          </table:table-cell>
          <table:table-cell office:value-type="float" office:value="3.84962E+54" table:style-name="ce2">
            <text:p>3.85E+54</text:p>
          </table:table-cell>
          <table:table-cell office:value-type="float" office:value="4.2773555556261227E+53" table:formula="of:=AVERAGE([.B290:.J290])" table:style-name="ce2">
            <text:p>4.28E+53</text:p>
          </table:table-cell>
          <table:table-cell table:number-columns-repeated="16373"/>
        </table:table-row>
        <table:table-row table:style-name="ro1">
          <table:table-cell office:value-type="float" office:value="1.3761900000000001E+40" table:style-name="ce2">
            <text:p>1.38E+40</text:p>
          </table:table-cell>
          <table:table-cell office:value-type="float" office:value="2.14046E+28" table:style-name="ce2">
            <text:p>2.14E+28</text:p>
          </table:table-cell>
          <table:table-cell office:value-type="float" office:value="4.2703300000000002E+31" table:style-name="ce2">
            <text:p>4.27E+31</text:p>
          </table:table-cell>
          <table:table-cell office:value-type="float" office:value="2.6939400000000001E+22" table:style-name="ce2">
            <text:p>2.69E+22</text:p>
          </table:table-cell>
          <table:table-cell office:value-type="float" office:value="4.5948499999999998E+23" table:style-name="ce2">
            <text:p>4.59E+23</text:p>
          </table:table-cell>
          <table:table-cell office:value-type="float" office:value="4.8983700000000003E+26" table:style-name="ce2">
            <text:p>4.90E+26</text:p>
          </table:table-cell>
          <table:table-cell office:value-type="float" office:value="1.2511400000000001E+23" table:style-name="ce2">
            <text:p>1.25E+23</text:p>
          </table:table-cell>
          <table:table-cell office:value-type="float" office:value="5.5227800000000002E+22" table:style-name="ce2">
            <text:p>5.52E+22</text:p>
          </table:table-cell>
          <table:table-cell office:value-type="float" office:value="9.5755499999999998E+30" table:style-name="ce2">
            <text:p>9.58E+30</text:p>
          </table:table-cell>
          <table:table-cell office:value-type="float" office:value="1.07326E+46" table:style-name="ce2">
            <text:p>1.07E+46</text:p>
          </table:table-cell>
          <table:table-cell office:value-type="float" office:value="1.1925111111111169E+45" table:formula="of:=AVERAGE([.B291:.J291])" table:style-name="ce2">
            <text:p>1.19E+45</text:p>
          </table:table-cell>
          <table:table-cell table:number-columns-repeated="16373"/>
        </table:table-row>
        <table:table-row table:style-name="ro1">
          <table:table-cell office:value-type="float" office:value="1.44821E+40" table:style-name="ce2">
            <text:p>1.45E+40</text:p>
          </table:table-cell>
          <table:table-cell office:value-type="float" office:value="8.0543000000000008E+50" table:style-name="ce2">
            <text:p>8.05E+50</text:p>
          </table:table-cell>
          <table:table-cell office:value-type="float" office:value="1.04408E+34" table:style-name="ce2">
            <text:p>1.04E+34</text:p>
          </table:table-cell>
          <table:table-cell office:value-type="float" office:value="6.0334400000000003E+24" table:style-name="ce2">
            <text:p>6.03E+24</text:p>
          </table:table-cell>
          <table:table-cell office:value-type="float" office:value="9.8893599999999993E+24" table:style-name="ce2">
            <text:p>9.89E+24</text:p>
          </table:table-cell>
          <table:table-cell office:value-type="float" office:value="3.4180499999999999E+48" table:style-name="ce2">
            <text:p>3.42E+48</text:p>
          </table:table-cell>
          <table:table-cell office:value-type="float" office:value="1.2253899999999999E+22" table:style-name="ce2">
            <text:p>1.23E+22</text:p>
          </table:table-cell>
          <table:table-cell office:value-type="float" office:value="32384700000" table:style-name="ce2">
            <text:p>3.24E+10</text:p>
          </table:table-cell>
          <table:table-cell office:value-type="float" office:value="8.6661599999999997E+22" table:style-name="ce2">
            <text:p>8.67E+22</text:p>
          </table:table-cell>
          <table:table-cell office:value-type="float" office:value="3.6675300000000001E+28" table:style-name="ce2">
            <text:p>3.67E+28</text:p>
          </table:table-cell>
          <table:table-cell office:value-type="float" office:value="8.9872005555555565E+49" table:formula="of:=AVERAGE([.B292:.J292])" table:style-name="ce2">
            <text:p>8.99E+49</text:p>
          </table:table-cell>
          <table:table-cell table:number-columns-repeated="16373"/>
        </table:table-row>
        <table:table-row table:style-name="ro1">
          <table:table-cell office:value-type="float" office:value="7.7151499999999996E+31" table:style-name="ce2">
            <text:p>7.72E+31</text:p>
          </table:table-cell>
          <table:table-cell office:value-type="float" office:value="3.8360600000000002E+36" table:style-name="ce2">
            <text:p>3.84E+36</text:p>
          </table:table-cell>
          <table:table-cell office:value-type="float" office:value="1.4509599999999999E+36" table:style-name="ce2">
            <text:p>1.45E+36</text:p>
          </table:table-cell>
          <table:table-cell office:value-type="float" office:value="5.20336E+20" table:style-name="ce2">
            <text:p>5.20E+20</text:p>
          </table:table-cell>
          <table:table-cell office:value-type="float" office:value="6.9430900000000002E+33" table:style-name="ce2">
            <text:p>6.94E+33</text:p>
          </table:table-cell>
          <table:table-cell office:value-type="float" office:value="3.8126100000000001E+27" table:style-name="ce2">
            <text:p>3.81E+27</text:p>
          </table:table-cell>
          <table:table-cell office:value-type="float" office:value="5.46208E+21" table:style-name="ce2">
            <text:p>5.46E+21</text:p>
          </table:table-cell>
          <table:table-cell office:value-type="float" office:value="2.7084E+24" table:style-name="ce2">
            <text:p>2.71E+24</text:p>
          </table:table-cell>
          <table:table-cell office:value-type="float" office:value="3.7573199999999997E+24" table:style-name="ce2">
            <text:p>3.76E+24</text:p>
          </table:table-cell>
          <table:table-cell office:value-type="float" office:value="4.5253799999999997E+30" table:style-name="ce2">
            <text:p>4.53E+30</text:p>
          </table:table-cell>
          <table:table-cell office:value-type="float" office:value="5.8821862435545356E+35" table:formula="of:=AVERAGE([.B293:.J293])" table:style-name="ce2">
            <text:p>5.88E+35</text:p>
          </table:table-cell>
          <table:table-cell table:number-columns-repeated="16373"/>
        </table:table-row>
        <table:table-row table:style-name="ro1">
          <table:table-cell office:value-type="float" office:value="9.1557200000000001E+32" table:style-name="ce2">
            <text:p>9.16E+32</text:p>
          </table:table-cell>
          <table:table-cell office:value-type="float" office:value="9.2687599999999998E+61" table:style-name="ce2">
            <text:p>9.27E+61</text:p>
          </table:table-cell>
          <table:table-cell office:value-type="float" office:value="3.3233799999999998E+36" table:style-name="ce2">
            <text:p>3.32E+36</text:p>
          </table:table-cell>
          <table:table-cell office:value-type="float" office:value="1.8488099999999999E+24" table:style-name="ce2">
            <text:p>1.85E+24</text:p>
          </table:table-cell>
          <table:table-cell office:value-type="float" office:value="6.9450099999999995E+49" table:style-name="ce2">
            <text:p>6.95E+49</text:p>
          </table:table-cell>
          <table:table-cell office:value-type="float" office:value="4.9345999999999998E+34" table:style-name="ce2">
            <text:p>4.93E+34</text:p>
          </table:table-cell>
          <table:table-cell office:value-type="float" office:value="1.1139100000000001E+21" table:style-name="ce2">
            <text:p>1.11E+21</text:p>
          </table:table-cell>
          <table:table-cell office:value-type="float" office:value="1549750000000" table:style-name="ce2">
            <text:p>1.55E+12</text:p>
          </table:table-cell>
          <table:table-cell office:value-type="float" office:value="3.11183E+16" table:style-name="ce2">
            <text:p>3.11E+16</text:p>
          </table:table-cell>
          <table:table-cell office:value-type="float" office:value="1.0219500000000001E+54" table:style-name="ce2">
            <text:p>1.02E+54</text:p>
          </table:table-cell>
          <table:table-cell office:value-type="float" office:value="1.0298622335779938E+61" table:formula="of:=AVERAGE([.B294:.J294])" table:style-name="ce2">
            <text:p>1.03E+61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4.8911800000000003E+44" table:style-name="ce2">
            <text:p>4.89E+44</text:p>
          </table:table-cell>
          <table:table-cell office:value-type="float" office:value="1.3074399999999999E+46" table:style-name="ce2">
            <text:p>1.31E+46</text:p>
          </table:table-cell>
          <table:table-cell office:value-type="float" office:value="2.6296699999999998E+33" table:style-name="ce2">
            <text:p>2.63E+33</text:p>
          </table:table-cell>
          <table:table-cell office:value-type="float" office:value="8.81779E+36" table:style-name="ce2">
            <text:p>8.82E+36</text:p>
          </table:table-cell>
          <table:table-cell office:value-type="float" office:value="7.9805400000000001E+28" table:style-name="ce2">
            <text:p>7.98E+28</text:p>
          </table:table-cell>
          <table:table-cell office:value-type="float" office:value="3.68112E+21" table:style-name="ce2">
            <text:p>3.68E+21</text:p>
          </table:table-cell>
          <table:table-cell office:value-type="float" office:value="6.8876199999999999E+24" table:style-name="ce2">
            <text:p>6.89E+24</text:p>
          </table:table-cell>
          <table:table-cell office:value-type="float" office:value="3.9008E+16" table:style-name="ce2">
            <text:p>3.90E+16</text:p>
          </table:table-cell>
          <table:table-cell office:value-type="float" office:value="6.1234600000000002E+30" table:style-name="ce2">
            <text:p>6.12E+30</text:p>
          </table:table-cell>
          <table:table-cell office:value-type="float" office:value="1.5070575565356024E+45" table:formula="of:=AVERAGE([.B295:.J295])" table:style-name="ce2">
            <text:p>1.51E+45</text:p>
          </table:table-cell>
          <table:table-cell table:number-columns-repeated="16373"/>
        </table:table-row>
        <table:table-row table:style-name="ro1">
          <table:table-cell office:value-type="float" office:value="9.9834200000000008E+28" table:style-name="ce2">
            <text:p>9.98E+28</text:p>
          </table:table-cell>
          <table:table-cell office:value-type="float" office:value="2.9709999999999999E+41" table:style-name="ce2">
            <text:p>2.97E+41</text:p>
          </table:table-cell>
          <table:table-cell office:value-type="float" office:value="1.6511399999999999E+37" table:style-name="ce2">
            <text:p>1.65E+37</text:p>
          </table:table-cell>
          <table:table-cell office:value-type="float" office:value="2.4099499999999999E+25" table:style-name="ce2">
            <text:p>2.41E+25</text:p>
          </table:table-cell>
          <table:table-cell office:value-type="float" office:value="1.51275E+35" table:style-name="ce2">
            <text:p>1.51E+35</text:p>
          </table:table-cell>
          <table:table-cell office:value-type="float" office:value="5.1585799999999998E+27" table:style-name="ce2">
            <text:p>5.16E+27</text:p>
          </table:table-cell>
          <table:table-cell office:value-type="float" office:value="5.3529999999999995E+24" table:style-name="ce2">
            <text:p>5.35E+24</text:p>
          </table:table-cell>
          <table:table-cell office:value-type="float" office:value="3.5091999999999998E+24" table:style-name="ce2">
            <text:p>3.51E+24</text:p>
          </table:table-cell>
          <table:table-cell office:value-type="float" office:value="1.05282E+44" table:style-name="ce2">
            <text:p>1.05E+44</text:p>
          </table:table-cell>
          <table:table-cell office:value-type="float" office:value="4.7942599999999999E+40" table:style-name="ce2">
            <text:p>4.79E+40</text:p>
          </table:table-cell>
          <table:table-cell office:value-type="float" office:value="1.1736339918075001E+43" table:formula="of:=AVERAGE([.B296:.J296])" table:style-name="ce2">
            <text:p>1.17E+43</text:p>
          </table:table-cell>
          <table:table-cell table:number-columns-repeated="16373"/>
        </table:table-row>
        <table:table-row table:style-name="ro1">
          <table:table-cell office:value-type="float" office:value="6.1967600000000003E+38" table:style-name="ce2">
            <text:p>6.20E+38</text:p>
          </table:table-cell>
          <table:table-cell office:value-type="float" office:value="3.7778999999999999E+37" table:style-name="ce2">
            <text:p>3.78E+37</text:p>
          </table:table-cell>
          <table:table-cell office:value-type="float" office:value="9.2976099999999999E+29" table:style-name="ce2">
            <text:p>9.30E+29</text:p>
          </table:table-cell>
          <table:table-cell office:value-type="float" office:value="2.0982599999999999E+22" table:style-name="ce2">
            <text:p>2.10E+22</text:p>
          </table:table-cell>
          <table:table-cell office:value-type="float" office:value="3.6730499999999999E+27" table:style-name="ce2">
            <text:p>3.67E+27</text:p>
          </table:table-cell>
          <table:table-cell office:value-type="float" office:value="1.7109499999999999E+27" table:style-name="ce2">
            <text:p>1.71E+27</text:p>
          </table:table-cell>
          <table:table-cell office:value-type="float" office:value="4.8330799999999996E+22" table:style-name="ce2">
            <text:p>4.83E+22</text:p>
          </table:table-cell>
          <table:table-cell office:value-type="float" office:value="1.96365E+23" table:style-name="ce2">
            <text:p>1.96E+23</text:p>
          </table:table-cell>
          <table:table-cell office:value-type="float" office:value="1.20672E+28" table:style-name="ce2">
            <text:p>1.21E+28</text:p>
          </table:table-cell>
          <table:table-cell office:value-type="float" office:value="2.3604599999999999E+30" table:style-name="ce2">
            <text:p>2.36E+30</text:p>
          </table:table-cell>
          <table:table-cell office:value-type="float" office:value="4.19766703418583E+36" table:formula="of:=AVERAGE([.B297:.J297])" table:style-name="ce2">
            <text:p>4.20E+36</text:p>
          </table:table-cell>
          <table:table-cell table:number-columns-repeated="16373"/>
        </table:table-row>
        <table:table-row table:style-name="ro1">
          <table:table-cell office:value-type="float" office:value="2.7185200000000001E+26" table:style-name="ce2">
            <text:p>2.72E+26</text:p>
          </table:table-cell>
          <table:table-cell office:value-type="float" office:value="1.48579E+42" table:style-name="ce2">
            <text:p>1.49E+42</text:p>
          </table:table-cell>
          <table:table-cell office:value-type="float" office:value="3.42229E+34" table:style-name="ce2">
            <text:p>3.42E+34</text:p>
          </table:table-cell>
          <table:table-cell office:value-type="float" office:value="5.2152999999999999E+24" table:style-name="ce2">
            <text:p>5.22E+24</text:p>
          </table:table-cell>
          <table:table-cell office:value-type="float" office:value="3.6973199999999998E+37" table:style-name="ce2">
            <text:p>3.70E+37</text:p>
          </table:table-cell>
          <table:table-cell office:value-type="float" office:value="6.4361599999999998E+46" table:style-name="ce2">
            <text:p>6.44E+46</text:p>
          </table:table-cell>
          <table:table-cell office:value-type="float" office:value="1.6955100000000001E+22" table:style-name="ce2">
            <text:p>1.70E+22</text:p>
          </table:table-cell>
          <table:table-cell office:value-type="float" office:value="341220000000000" table:style-name="ce2">
            <text:p>3.41E+14</text:p>
          </table:table-cell>
          <table:table-cell office:value-type="float" office:value="1.1035100000000001E+30" table:style-name="ce2">
            <text:p>1.10E+30</text:p>
          </table:table-cell>
          <table:table-cell office:value-type="float" office:value="9.8725900000000001E+52" table:style-name="ce2">
            <text:p>9.87E+52</text:p>
          </table:table-cell>
          <table:table-cell office:value-type="float" office:value="1.0969551595898426E+52" table:formula="of:=AVERAGE([.B298:.J298])" table:style-name="ce2">
            <text:p>1.10E+52</text:p>
          </table:table-cell>
          <table:table-cell table:number-columns-repeated="16373"/>
        </table:table-row>
        <table:table-row table:style-name="ro1">
          <table:table-cell office:value-type="float" office:value="2.84169E+42" table:style-name="ce2">
            <text:p>2.84E+42</text:p>
          </table:table-cell>
          <table:table-cell office:value-type="float" office:value="5.4297700000000001E+41" table:style-name="ce2">
            <text:p>5.43E+41</text:p>
          </table:table-cell>
          <table:table-cell office:value-type="float" office:value="3.8737900000000002E+42" table:style-name="ce2">
            <text:p>3.87E+42</text:p>
          </table:table-cell>
          <table:table-cell office:value-type="float" office:value="2.7519100000000001E+23" table:style-name="ce2">
            <text:p>2.75E+23</text:p>
          </table:table-cell>
          <table:table-cell office:value-type="float" office:value="8.81779E+36" table:style-name="ce2">
            <text:p>8.82E+36</text:p>
          </table:table-cell>
          <table:table-cell office:value-type="float" office:value="1.35905E+26" table:style-name="ce2">
            <text:p>1.36E+26</text:p>
          </table:table-cell>
          <table:table-cell office:value-type="float" office:value="8.0515699999999997E+21" table:style-name="ce2">
            <text:p>8.05E+21</text:p>
          </table:table-cell>
          <table:table-cell office:value-type="float" office:value="1.36035E+22" table:style-name="ce2">
            <text:p>1.36E+22</text:p>
          </table:table-cell>
          <table:table-cell office:value-type="float" office:value="164739000000000" table:style-name="ce2">
            <text:p>1.65E+14</text:p>
          </table:table-cell>
          <table:table-cell office:value-type="float" office:value="8.81529E+35" table:style-name="ce2">
            <text:p>8.82E+35</text:p>
          </table:table-cell>
          <table:table-cell office:value-type="float" office:value="4.9075296659100008E+41" table:formula="of:=AVERAGE([.B299:.J299])" table:style-name="ce2">
            <text:p>4.91E+41</text:p>
          </table:table-cell>
          <table:table-cell table:number-columns-repeated="16373"/>
        </table:table-row>
        <table:table-row table:style-name="ro1">
          <table:table-cell office:value-type="float" office:value="2.3735000000000001E+53" table:style-name="ce2">
            <text:p>2.37E+53</text:p>
          </table:table-cell>
          <table:table-cell office:value-type="float" office:value="5.6510700000000004E+41" table:style-name="ce2">
            <text:p>5.65E+41</text:p>
          </table:table-cell>
          <table:table-cell office:value-type="float" office:value="2.4325300000000002E+46" table:style-name="ce2">
            <text:p>2.43E+46</text:p>
          </table:table-cell>
          <table:table-cell office:value-type="float" office:value="2.5964E+23" table:style-name="ce2">
            <text:p>2.60E+23</text:p>
          </table:table-cell>
          <table:table-cell office:value-type="float" office:value="2.4691499999999998E+29" table:style-name="ce2">
            <text:p>2.47E+29</text:p>
          </table:table-cell>
          <table:table-cell office:value-type="float" office:value="2.80243E+24" table:style-name="ce2">
            <text:p>2.80E+24</text:p>
          </table:table-cell>
          <table:table-cell office:value-type="float" office:value="1.73082E+22" table:style-name="ce2">
            <text:p>1.73E+22</text:p>
          </table:table-cell>
          <table:table-cell office:value-type="float" office:value="5.7935799999999997E+22" table:style-name="ce2">
            <text:p>5.79E+22</text:p>
          </table:table-cell>
          <table:table-cell office:value-type="float" office:value="1.05282E+44" table:style-name="ce2">
            <text:p>1.05E+44</text:p>
          </table:table-cell>
          <table:table-cell office:value-type="float" office:value="8.8657700000000006E+33" table:style-name="ce2">
            <text:p>8.87E+33</text:p>
          </table:table-cell>
          <table:table-cell office:value-type="float" office:value="2.7145719007787632E+45" table:formula="of:=AVERAGE([.B300:.J300])" table:style-name="ce2">
            <text:p>2.71E+45</text:p>
          </table:table-cell>
          <table:table-cell table:number-columns-repeated="16373"/>
        </table:table-row>
        <table:table-row table:style-name="ro1">
          <table:table-cell office:value-type="float" office:value="2.4591499999999999E+41" table:style-name="ce2">
            <text:p>2.46E+41</text:p>
          </table:table-cell>
          <table:table-cell office:value-type="float" office:value="1.0591199999999999E+44" table:style-name="ce2">
            <text:p>1.06E+44</text:p>
          </table:table-cell>
          <table:table-cell office:value-type="float" office:value="4.0139799999999999E+37" table:style-name="ce2">
            <text:p>4.01E+37</text:p>
          </table:table-cell>
          <table:table-cell office:value-type="float" office:value="4.84411E+19" table:style-name="ce2">
            <text:p>4.84E+19</text:p>
          </table:table-cell>
          <table:table-cell office:value-type="float" office:value="7.0209899999999998E+40" table:style-name="ce2">
            <text:p>7.02E+40</text:p>
          </table:table-cell>
          <table:table-cell office:value-type="float" office:value="1.4547E+27" table:style-name="ce2">
            <text:p>1.45E+27</text:p>
          </table:table-cell>
          <table:table-cell office:value-type="float" office:value="4.1651900000000004E+22" table:style-name="ce2">
            <text:p>4.17E+22</text:p>
          </table:table-cell>
          <table:table-cell office:value-type="float" office:value="1511670000000000" table:style-name="ce2">
            <text:p>1.51E+15</text:p>
          </table:table-cell>
          <table:table-cell office:value-type="float" office:value="3.7953800000000002E+24" table:style-name="ce2">
            <text:p>3.80E+24</text:p>
          </table:table-cell>
          <table:table-cell office:value-type="float" office:value="9.0547600000000002E+45" table:style-name="ce2">
            <text:p>9.05E+45</text:p>
          </table:table-cell>
          <table:table-cell office:value-type="float" office:value="1.0178602500044222E+45" table:formula="of:=AVERAGE([.B301:.J301])" table:style-name="ce2">
            <text:p>1.02E+45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7.5671400000000005E+50" table:style-name="ce2">
            <text:p>7.57E+50</text:p>
          </table:table-cell>
          <table:table-cell office:value-type="float" office:value="1.21627E+46" table:style-name="ce2">
            <text:p>1.22E+46</text:p>
          </table:table-cell>
          <table:table-cell office:value-type="float" office:value="1.35374E+26" table:style-name="ce2">
            <text:p>1.35E+26</text:p>
          </table:table-cell>
          <table:table-cell office:value-type="float" office:value="2.9524299999999997E+30" table:style-name="ce2">
            <text:p>2.95E+30</text:p>
          </table:table-cell>
          <table:table-cell office:value-type="float" office:value="1.99469E+25" table:style-name="ce2">
            <text:p>1.99E+25</text:p>
          </table:table-cell>
          <table:table-cell office:value-type="float" office:value="8.2741099999999996E+22" table:style-name="ce2">
            <text:p>8.27E+22</text:p>
          </table:table-cell>
          <table:table-cell office:value-type="float" office:value="6.3277700000000005E+21" table:style-name="ce2">
            <text:p>6.33E+21</text:p>
          </table:table-cell>
          <table:table-cell office:value-type="float" office:value="3.70306E+19" table:style-name="ce2">
            <text:p>3.70E+19</text:p>
          </table:table-cell>
          <table:table-cell office:value-type="float" office:value="3.18568E+27" table:style-name="ce2">
            <text:p>3.19E+27</text:p>
          </table:table-cell>
          <table:table-cell office:value-type="float" office:value="8.4080684744444455E+49" table:formula="of:=AVERAGE([.B302:.J302])" table:style-name="ce2">
            <text:p>8.41E+49</text:p>
          </table:table-cell>
          <table:table-cell table:number-columns-repeated="16373"/>
        </table:table-row>
        <table:table-row table:style-name="ro1">
          <table:table-cell office:value-type="float" office:value="4.14758E+22" table:style-name="ce2">
            <text:p>4.15E+22</text:p>
          </table:table-cell>
          <table:table-cell office:value-type="float" office:value="6.1587E+41" table:style-name="ce2">
            <text:p>6.16E+41</text:p>
          </table:table-cell>
          <table:table-cell office:value-type="float" office:value="3.537E+41" table:style-name="ce2">
            <text:p>3.54E+41</text:p>
          </table:table-cell>
          <table:table-cell office:value-type="float" office:value="2.2285599999999999E+22" table:style-name="ce2">
            <text:p>2.23E+22</text:p>
          </table:table-cell>
          <table:table-cell office:value-type="float" office:value="1.1031900000000001E+27" table:style-name="ce2">
            <text:p>1.10E+27</text:p>
          </table:table-cell>
          <table:table-cell office:value-type="float" office:value="4.6545299999999998E+24" table:style-name="ce2">
            <text:p>4.65E+24</text:p>
          </table:table-cell>
          <table:table-cell office:value-type="float" office:value="5.8051299999999999E+21" table:style-name="ce2">
            <text:p>5.81E+21</text:p>
          </table:table-cell>
          <table:table-cell office:value-type="float" office:value="213202000000000" table:style-name="ce2">
            <text:p>2.13E+14</text:p>
          </table:table-cell>
          <table:table-cell office:value-type="float" office:value="1.4377999999999999E+29" table:style-name="ce2">
            <text:p>1.44E+29</text:p>
          </table:table-cell>
          <table:table-cell office:value-type="float" office:value="3.9126100000000003E+38" table:style-name="ce2">
            <text:p>3.91E+38</text:p>
          </table:table-cell>
          <table:table-cell office:value-type="float" office:value="1.0777347344446055E+41" table:formula="of:=AVERAGE([.B303:.J303])" table:style-name="ce2">
            <text:p>1.08E+41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6.1436199999999994E+42" table:style-name="ce2">
            <text:p>6.14E+42</text:p>
          </table:table-cell>
          <table:table-cell office:value-type="float" office:value="5.6989899999999997E+27" table:style-name="ce2">
            <text:p>5.70E+27</text:p>
          </table:table-cell>
          <table:table-cell office:value-type="float" office:value="1.1417500000000001E+23" table:style-name="ce2">
            <text:p>1.14E+23</text:p>
          </table:table-cell>
          <table:table-cell office:value-type="float" office:value="1.1163399999999999E+25" table:style-name="ce2">
            <text:p>1.12E+25</text:p>
          </table:table-cell>
          <table:table-cell office:value-type="float" office:value="4.79298E+23" table:style-name="ce2">
            <text:p>4.79E+23</text:p>
          </table:table-cell>
          <table:table-cell office:value-type="float" office:value="1.86742E+22" table:style-name="ce2">
            <text:p>1.87E+22</text:p>
          </table:table-cell>
          <table:table-cell office:value-type="float" office:value="9.4587E+16" table:style-name="ce2">
            <text:p>9.46E+16</text:p>
          </table:table-cell>
          <table:table-cell office:value-type="float" office:value="1.04938E+20" table:style-name="ce2">
            <text:p>1.05E+20</text:p>
          </table:table-cell>
          <table:table-cell office:value-type="float" office:value="3.1647199999999998E+40" table:style-name="ce2">
            <text:p>3.16E+40</text:p>
          </table:table-cell>
          <table:table-cell office:value-type="float" office:value="6.8614080000000054E+41" table:formula="of:=AVERAGE([.B304:.J304])" table:style-name="ce2">
            <text:p>6.86E+41</text:p>
          </table:table-cell>
          <table:table-cell table:number-columns-repeated="16373"/>
        </table:table-row>
        <table:table-row table:style-name="ro1">
          <table:table-cell office:value-type="float" office:value="4.82268E+20" table:style-name="ce2">
            <text:p>4.82E+20</text:p>
          </table:table-cell>
          <table:table-cell office:value-type="float" office:value="5.1173000000000003E+40" table:style-name="ce2">
            <text:p>5.12E+40</text:p>
          </table:table-cell>
          <table:table-cell office:value-type="float" office:value="2.3644600000000002E+34" table:style-name="ce2">
            <text:p>2.36E+34</text:p>
          </table:table-cell>
          <table:table-cell office:value-type="float" office:value="1.1585100000000001E+26" table:style-name="ce2">
            <text:p>1.16E+26</text:p>
          </table:table-cell>
          <table:table-cell office:value-type="float" office:value="3.62899E+29" table:style-name="ce2">
            <text:p>3.63E+29</text:p>
          </table:table-cell>
          <table:table-cell office:value-type="float" office:value="1.79124E+24" table:style-name="ce2">
            <text:p>1.79E+24</text:p>
          </table:table-cell>
          <table:table-cell office:value-type="float" office:value="1.1338700000000001E+21" table:style-name="ce2">
            <text:p>1.13E+21</text:p>
          </table:table-cell>
          <table:table-cell office:value-type="float" office:value="7.4004799999999995E+24" table:style-name="ce2">
            <text:p>7.40E+24</text:p>
          </table:table-cell>
          <table:table-cell office:value-type="float" office:value="2.7756000000000001E+33" table:style-name="ce2">
            <text:p>2.78E+33</text:p>
          </table:table-cell>
          <table:table-cell office:value-type="float" office:value="1.06121E+46" table:style-name="ce2">
            <text:p>1.06E+46</text:p>
          </table:table-cell>
          <table:table-cell office:value-type="float" office:value="1.1791279081140467E+45" table:formula="of:=AVERAGE([.B305:.J305])" table:style-name="ce2">
            <text:p>1.18E+45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2.9698699999999998E+41" table:style-name="ce2">
            <text:p>2.97E+41</text:p>
          </table:table-cell>
          <table:table-cell office:value-type="float" office:value="1.8208600000000001E+46" table:style-name="ce2">
            <text:p>1.82E+46</text:p>
          </table:table-cell>
          <table:table-cell office:value-type="float" office:value="2.4885699999999999E+23" table:style-name="ce2">
            <text:p>2.49E+23</text:p>
          </table:table-cell>
          <table:table-cell office:value-type="float" office:value="6.4833600000000001E+30" table:style-name="ce2">
            <text:p>6.48E+30</text:p>
          </table:table-cell>
          <table:table-cell office:value-type="float" office:value="3.0291000000000001E+27" table:style-name="ce2">
            <text:p>3.03E+27</text:p>
          </table:table-cell>
          <table:table-cell office:value-type="float" office:value="7.1588600000000007E+20" table:style-name="ce2">
            <text:p>7.16E+20</text:p>
          </table:table-cell>
          <table:table-cell office:value-type="float" office:value="4.6295299999999999E+21" table:style-name="ce2">
            <text:p>4.63E+21</text:p>
          </table:table-cell>
          <table:table-cell office:value-type="float" office:value="3.5112299999999999E+24" table:style-name="ce2">
            <text:p>3.51E+24</text:p>
          </table:table-cell>
          <table:table-cell office:value-type="float" office:value="1.52185E+28" table:style-name="ce2">
            <text:p>1.52E+28</text:p>
          </table:table-cell>
          <table:table-cell office:value-type="float" office:value="2.0232107763333341E+45" table:formula="of:=AVERAGE([.B306:.J306])" table:style-name="ce2">
            <text:p>2.02E+45</text:p>
          </table:table-cell>
          <table:table-cell table:number-columns-repeated="16373"/>
        </table:table-row>
        <table:table-row table:style-name="ro1">
          <table:table-cell office:value-type="float" office:value="4.2501700000000004E+31" table:style-name="ce2">
            <text:p>4.25E+31</text:p>
          </table:table-cell>
          <table:table-cell office:value-type="float" office:value="6.2364799999999996E+42" table:style-name="ce2">
            <text:p>6.24E+42</text:p>
          </table:table-cell>
          <table:table-cell office:value-type="float" office:value="3.0787800000000001E+46" table:style-name="ce2">
            <text:p>3.08E+46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2.99722E+27" table:style-name="ce2">
            <text:p>3.00E+27</text:p>
          </table:table-cell>
          <table:table-cell office:value-type="float" office:value="2.8401800000000002E+27" table:style-name="ce2">
            <text:p>2.84E+27</text:p>
          </table:table-cell>
          <table:table-cell office:value-type="float" office:value="4.0646599999999999E+21" table:style-name="ce2">
            <text:p>4.06E+21</text:p>
          </table:table-cell>
          <table:table-cell office:value-type="float" office:value="2.9856100000000002E+24" table:style-name="ce2">
            <text:p>2.99E+24</text:p>
          </table:table-cell>
          <table:table-cell office:value-type="float" office:value="2.70905E+17" table:style-name="ce2">
            <text:p>2.71E+17</text:p>
          </table:table-cell>
          <table:table-cell office:value-type="float" office:value="3.9100599999999998E+38" table:style-name="ce2">
            <text:p>3.91E+38</text:p>
          </table:table-cell>
          <table:table-cell office:value-type="float" office:value="3.4215596523342774E+45" table:formula="of:=AVERAGE([.B307:.J307])" table:style-name="ce2">
            <text:p>3.42E+45</text:p>
          </table:table-cell>
          <table:table-cell table:number-columns-repeated="16373"/>
        </table:table-row>
        <table:table-row table:style-name="ro1">
          <table:table-cell office:value-type="float" office:value="1.0644100000000001E+23" table:style-name="ce2">
            <text:p>1.06E+23</text:p>
          </table:table-cell>
          <table:table-cell office:value-type="float" office:value="8.0543000000000008E+50" table:style-name="ce2">
            <text:p>8.05E+50</text:p>
          </table:table-cell>
          <table:table-cell office:value-type="float" office:value="9.7424399999999999E+31" table:style-name="ce2">
            <text:p>9.74E+31</text:p>
          </table:table-cell>
          <table:table-cell office:value-type="float" office:value="1.8651599999999999E+27" table:style-name="ce2">
            <text:p>1.87E+27</text:p>
          </table:table-cell>
          <table:table-cell office:value-type="float" office:value="1.2604799999999999E+24" table:style-name="ce2">
            <text:p>1.26E+24</text:p>
          </table:table-cell>
          <table:table-cell office:value-type="float" office:value="6.8637899999999997E+23" table:style-name="ce2">
            <text:p>6.86E+23</text:p>
          </table:table-cell>
          <table:table-cell office:value-type="float" office:value="8.5730700000000003E+21" table:style-name="ce2">
            <text:p>8.57E+21</text:p>
          </table:table-cell>
          <table:table-cell office:value-type="float" office:value="14014500000000" table:style-name="ce2">
            <text:p>1.40E+13</text:p>
          </table:table-cell>
          <table:table-cell office:value-type="float" office:value="1.98123E+17" table:style-name="ce2">
            <text:p>1.98E+17</text:p>
          </table:table-cell>
          <table:table-cell office:value-type="float" office:value="4.5250499999999998E+30" table:style-name="ce2">
            <text:p>4.53E+30</text:p>
          </table:table-cell>
          <table:table-cell office:value-type="float" office:value="8.9492222222222234E+49" table:formula="of:=AVERAGE([.B308:.J308])" table:style-name="ce2">
            <text:p>8.95E+49</text:p>
          </table:table-cell>
          <table:table-cell table:number-columns-repeated="16373"/>
        </table:table-row>
        <table:table-row table:style-name="ro1">
          <table:table-cell office:value-type="float" office:value="2.5470399999999999E+39" table:style-name="ce2">
            <text:p>2.55E+39</text:p>
          </table:table-cell>
          <table:table-cell office:value-type="float" office:value="2.4697799999999999E+42" table:style-name="ce2">
            <text:p>2.47E+42</text:p>
          </table:table-cell>
          <table:table-cell office:value-type="float" office:value="3.0865800000000001E+35" table:style-name="ce2">
            <text:p>3.09E+35</text:p>
          </table:table-cell>
          <table:table-cell office:value-type="float" office:value="2.6956299999999999E+22" table:style-name="ce2">
            <text:p>2.70E+22</text:p>
          </table:table-cell>
          <table:table-cell office:value-type="float" office:value="1.89015E+24" table:style-name="ce2">
            <text:p>1.89E+24</text:p>
          </table:table-cell>
          <table:table-cell office:value-type="float" office:value="2.1096E+26" table:style-name="ce2">
            <text:p>2.11E+26</text:p>
          </table:table-cell>
          <table:table-cell office:value-type="float" office:value="3.0694100000000002E+21" table:style-name="ce2">
            <text:p>3.07E+21</text:p>
          </table:table-cell>
          <table:table-cell office:value-type="float" office:value="3.99342E+20" table:style-name="ce2">
            <text:p>3.99E+20</text:p>
          </table:table-cell>
          <table:table-cell office:value-type="float" office:value="1.06422E+44" table:style-name="ce2">
            <text:p>1.06E+44</text:p>
          </table:table-cell>
          <table:table-cell office:value-type="float" office:value="3.01363E+41" table:style-name="ce2">
            <text:p>3.01E+41</text:p>
          </table:table-cell>
          <table:table-cell office:value-type="float" office:value="1.2132571478739778E+43" table:formula="of:=AVERAGE([.B309:.J309])" table:style-name="ce2">
            <text:p>1.21E+43</text:p>
          </table:table-cell>
          <table:table-cell table:number-columns-repeated="16373"/>
        </table:table-row>
        <table:table-row table:style-name="ro1">
          <table:table-cell office:value-type="float" office:value="4.2501800000000002E+31" table:style-name="ce2">
            <text:p>4.25E+31</text:p>
          </table:table-cell>
          <table:table-cell office:value-type="float" office:value="5.7164599999999998E+44" table:style-name="ce2">
            <text:p>5.72E+44</text:p>
          </table:table-cell>
          <table:table-cell office:value-type="float" office:value="1.16095E+31" table:style-name="ce2">
            <text:p>1.16E+31</text:p>
          </table:table-cell>
          <table:table-cell office:value-type="float" office:value="1.17463E+23" table:style-name="ce2">
            <text:p>1.17E+23</text:p>
          </table:table-cell>
          <table:table-cell office:value-type="float" office:value="1.1657E+38" table:style-name="ce2">
            <text:p>1.17E+38</text:p>
          </table:table-cell>
          <table:table-cell office:value-type="float" office:value="6.4361599999999998E+46" table:style-name="ce2">
            <text:p>6.44E+46</text:p>
          </table:table-cell>
          <table:table-cell office:value-type="float" office:value="1.6591100000000001E+21" table:style-name="ce2">
            <text:p>1.66E+21</text:p>
          </table:table-cell>
          <table:table-cell office:value-type="float" office:value="3.8692200000000001E+23" table:style-name="ce2">
            <text:p>3.87E+23</text:p>
          </table:table-cell>
          <table:table-cell office:value-type="float" office:value="3.3601700000000001E+24" table:style-name="ce2">
            <text:p>3.36E+24</text:p>
          </table:table-cell>
          <table:table-cell office:value-type="float" office:value="5.0509200000000001E+26" table:style-name="ce2">
            <text:p>5.05E+26</text:p>
          </table:table-cell>
          <table:table-cell office:value-type="float" office:value="7.2148051240633339E+45" table:formula="of:=AVERAGE([.B310:.J310])" table:style-name="ce2">
            <text:p>7.21E+45</text:p>
          </table:table-cell>
          <table:table-cell table:number-columns-repeated="16373"/>
        </table:table-row>
        <table:table-row table:style-name="ro1">
          <table:table-cell office:value-type="float" office:value="2.0222399999999998E+26" table:style-name="ce2">
            <text:p>2.02E+26</text:p>
          </table:table-cell>
          <table:table-cell office:value-type="float" office:value="4.1773600000000004E+35" table:style-name="ce2">
            <text:p>4.18E+35</text:p>
          </table:table-cell>
          <table:table-cell office:value-type="float" office:value="2.9265600000000001E+46" table:style-name="ce2">
            <text:p>2.93E+46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6.9836700000000002E+47" table:style-name="ce2">
            <text:p>6.98E+47</text:p>
          </table:table-cell>
          <table:table-cell office:value-type="float" office:value="4.1453000000000001E+27" table:style-name="ce2">
            <text:p>4.15E+27</text:p>
          </table:table-cell>
          <table:table-cell office:value-type="float" office:value="6.5833299999999997E+20" table:style-name="ce2">
            <text:p>6.58E+20</text:p>
          </table:table-cell>
          <table:table-cell office:value-type="float" office:value="1.9687200000000001E+23" table:style-name="ce2">
            <text:p>1.97E+23</text:p>
          </table:table-cell>
          <table:table-cell office:value-type="float" office:value="6.16861E+16" table:style-name="ce2">
            <text:p>6.17E+16</text:p>
          </table:table-cell>
          <table:table-cell office:value-type="float" office:value="1.0928799999999999E+31" table:style-name="ce2">
            <text:p>1.09E+31</text:p>
          </table:table-cell>
          <table:table-cell office:value-type="float" office:value="8.0848066666713365E+46" table:formula="of:=AVERAGE([.B311:.J311])" table:style-name="ce2">
            <text:p>8.08E+46</text:p>
          </table:table-cell>
          <table:table-cell table:number-columns-repeated="16373"/>
        </table:table-row>
        <table:table-row table:style-name="ro1">
          <table:table-cell office:value-type="float" office:value="4.8435399999999999E+30" table:style-name="ce2">
            <text:p>4.84E+30</text:p>
          </table:table-cell>
          <table:table-cell office:value-type="float" office:value="1.56016E+59" table:style-name="ce2">
            <text:p>1.56E+59</text:p>
          </table:table-cell>
          <table:table-cell office:value-type="float" office:value="3.8482400000000001E+42" table:style-name="ce2">
            <text:p>3.85E+42</text:p>
          </table:table-cell>
          <table:table-cell office:value-type="float" office:value="6.4067300000000004E+22" table:style-name="ce2">
            <text:p>6.41E+22</text:p>
          </table:table-cell>
          <table:table-cell office:value-type="float" office:value="6.1332400000000001E+23" table:style-name="ce2">
            <text:p>6.13E+23</text:p>
          </table:table-cell>
          <table:table-cell office:value-type="float" office:value="2.5263399999999998E+26" table:style-name="ce2">
            <text:p>2.53E+26</text:p>
          </table:table-cell>
          <table:table-cell office:value-type="float" office:value="3.4638999999999998E+22" table:style-name="ce2">
            <text:p>3.46E+22</text:p>
          </table:table-cell>
          <table:table-cell office:value-type="float" office:value="1.3162099999999999E+23" table:style-name="ce2">
            <text:p>1.32E+23</text:p>
          </table:table-cell>
          <table:table-cell office:value-type="float" office:value="7.4414599999999998E+28" table:style-name="ce2">
            <text:p>7.44E+28</text:p>
          </table:table-cell>
          <table:table-cell office:value-type="float" office:value="9.9188399999999994E+52" table:style-name="ce2">
            <text:p>9.92E+52</text:p>
          </table:table-cell>
          <table:table-cell office:value-type="float" office:value="1.7335122132044443E+58" table:formula="of:=AVERAGE([.B312:.J312])" table:style-name="ce2">
            <text:p>1.73E+58</text:p>
          </table:table-cell>
          <table:table-cell table:number-columns-repeated="16373"/>
        </table:table-row>
        <table:table-row table:style-name="ro1">
          <table:table-cell office:value-type="float" office:value="1.1673799999999999E+24" table:style-name="ce2">
            <text:p>1.17E+24</text:p>
          </table:table-cell>
          <table:table-cell office:value-type="float" office:value="2.17331E+42" table:style-name="ce2">
            <text:p>2.17E+42</text:p>
          </table:table-cell>
          <table:table-cell office:value-type="float" office:value="3.59656E+31" table:style-name="ce2">
            <text:p>3.60E+31</text:p>
          </table:table-cell>
          <table:table-cell office:value-type="float" office:value="4.4272399999999997E+21" table:style-name="ce2">
            <text:p>4.43E+21</text:p>
          </table:table-cell>
          <table:table-cell office:value-type="float" office:value="1.86678E+24" table:style-name="ce2">
            <text:p>1.87E+24</text:p>
          </table:table-cell>
          <table:table-cell office:value-type="float" office:value="1.37428E+25" table:style-name="ce2">
            <text:p>1.37E+25</text:p>
          </table:table-cell>
          <table:table-cell office:value-type="float" office:value="9.0307599999999993E+22" table:style-name="ce2">
            <text:p>9.03E+22</text:p>
          </table:table-cell>
          <table:table-cell office:value-type="float" office:value="1.4527599999999999E+23" table:style-name="ce2">
            <text:p>1.45E+23</text:p>
          </table:table-cell>
          <table:table-cell office:value-type="float" office:value="2.8153999999999998E+31" table:style-name="ce2">
            <text:p>2.82E+31</text:p>
          </table:table-cell>
          <table:table-cell office:value-type="float" office:value="8.8742100000000004E+33" table:style-name="ce2">
            <text:p>8.87E+33</text:p>
          </table:table-cell>
          <table:table-cell office:value-type="float" office:value="2.4147888988203661E+41" table:formula="of:=AVERAGE([.B313:.J313])" table:style-name="ce2">
            <text:p>2.41E+41</text:p>
          </table:table-cell>
          <table:table-cell table:number-columns-repeated="16373"/>
        </table:table-row>
        <table:table-row table:style-name="ro1">
          <table:table-cell office:value-type="float" office:value="1.5083499999999999E+39" table:style-name="ce2">
            <text:p>1.51E+39</text:p>
          </table:table-cell>
          <table:table-cell office:value-type="float" office:value="5.4293699999999998E+41" table:style-name="ce2">
            <text:p>5.43E+41</text:p>
          </table:table-cell>
          <table:table-cell office:value-type="float" office:value="4.2610699999999999E+36" table:style-name="ce2">
            <text:p>4.26E+36</text:p>
          </table:table-cell>
          <table:table-cell office:value-type="float" office:value="1.3535399999999999E+26" table:style-name="ce2">
            <text:p>1.35E+26</text:p>
          </table:table-cell>
          <table:table-cell office:value-type="float" office:value="3.1842800000000001E+37" table:style-name="ce2">
            <text:p>3.18E+37</text:p>
          </table:table-cell>
          <table:table-cell office:value-type="float" office:value="8.8239400000000004E+35" table:style-name="ce2">
            <text:p>8.82E+35</text:p>
          </table:table-cell>
          <table:table-cell office:value-type="float" office:value="4.5684100000000002E+22" table:style-name="ce2">
            <text:p>4.57E+22</text:p>
          </table:table-cell>
          <table:table-cell office:value-type="float" office:value="6.5444200000000004E+21" table:style-name="ce2">
            <text:p>6.54E+21</text:p>
          </table:table-cell>
          <table:table-cell office:value-type="float" office:value="1.00086E+27" table:style-name="ce2">
            <text:p>1.00E+27</text:p>
          </table:table-cell>
          <table:table-cell office:value-type="float" office:value="2.7853499999999998E+32" table:style-name="ce2">
            <text:p>2.79E+32</text:p>
          </table:table-cell>
          <table:table-cell office:value-type="float" office:value="6.0330442949170674E+40" table:formula="of:=AVERAGE([.B314:.J314])" table:style-name="ce2">
            <text:p>6.03E+40</text:p>
          </table:table-cell>
          <table:table-cell table:number-columns-repeated="16373"/>
        </table:table-row>
        <table:table-row table:style-name="ro1">
          <table:table-cell office:value-type="float" office:value="2.1754000000000001E+36" table:style-name="ce2">
            <text:p>2.18E+36</text:p>
          </table:table-cell>
          <table:table-cell office:value-type="float" office:value="3.2712599999999998E+54" table:style-name="ce2">
            <text:p>3.27E+54</text:p>
          </table:table-cell>
          <table:table-cell office:value-type="float" office:value="3.5560500000000002E+46" table:style-name="ce2">
            <text:p>3.56E+46</text:p>
          </table:table-cell>
          <table:table-cell office:value-type="float" office:value="1.17323E+20" table:style-name="ce2">
            <text:p>1.17E+20</text:p>
          </table:table-cell>
          <table:table-cell office:value-type="float" office:value="7.0389899999999999E+22" table:style-name="ce2">
            <text:p>7.04E+22</text:p>
          </table:table-cell>
          <table:table-cell office:value-type="float" office:value="2.34426E+27" table:style-name="ce2">
            <text:p>2.34E+27</text:p>
          </table:table-cell>
          <table:table-cell office:value-type="float" office:value="1.3543599999999999E+25" table:style-name="ce2">
            <text:p>1.35E+25</text:p>
          </table:table-cell>
          <table:table-cell office:value-type="float" office:value="9.31596E+16" table:style-name="ce2">
            <text:p>9.32E+16</text:p>
          </table:table-cell>
          <table:table-cell office:value-type="float" office:value="1.53897E+29" table:style-name="ce2">
            <text:p>1.54E+29</text:p>
          </table:table-cell>
          <table:table-cell office:value-type="float" office:value="2.5495500000000002E+30" table:style-name="ce2">
            <text:p>2.55E+30</text:p>
          </table:table-cell>
          <table:table-cell office:value-type="float" office:value="3.6347333728450002E+53" table:formula="of:=AVERAGE([.B315:.J315])" table:style-name="ce2">
            <text:p>3.63E+53</text:p>
          </table:table-cell>
          <table:table-cell table:number-columns-repeated="16373"/>
        </table:table-row>
        <table:table-row table:style-name="ro1">
          <table:table-cell office:value-type="float" office:value="1.83647E+33" table:style-name="ce2">
            <text:p>1.84E+33</text:p>
          </table:table-cell>
          <table:table-cell office:value-type="float" office:value="1.06821E+44" table:style-name="ce2">
            <text:p>1.07E+44</text:p>
          </table:table-cell>
          <table:table-cell office:value-type="float" office:value="2.1869600000000002E+34" table:style-name="ce2">
            <text:p>2.19E+34</text:p>
          </table:table-cell>
          <table:table-cell office:value-type="float" office:value="6.2970200000000005E+24" table:style-name="ce2">
            <text:p>6.30E+24</text:p>
          </table:table-cell>
          <table:table-cell office:value-type="float" office:value="6.7712099999999999E+22" table:style-name="ce2">
            <text:p>6.77E+22</text:p>
          </table:table-cell>
          <table:table-cell office:value-type="float" office:value="2.6200900000000001E+29" table:style-name="ce2">
            <text:p>2.62E+29</text:p>
          </table:table-cell>
          <table:table-cell office:value-type="float" office:value="9.9188499999999991E+21" table:style-name="ce2">
            <text:p>9.92E+21</text:p>
          </table:table-cell>
          <table:table-cell office:value-type="float" office:value="102746000000000" table:style-name="ce2">
            <text:p>1.03E+14</text:p>
          </table:table-cell>
          <table:table-cell office:value-type="float" office:value="2.8153999999999998E+31" table:style-name="ce2">
            <text:p>2.82E+31</text:p>
          </table:table-cell>
          <table:table-cell office:value-type="float" office:value="1.1140600000000001E+31" table:style-name="ce2">
            <text:p>1.11E+31</text:p>
          </table:table-cell>
          <table:table-cell office:value-type="float" office:value="1.186900000243435E+43" table:formula="of:=AVERAGE([.B316:.J316])" table:style-name="ce2">
            <text:p>1.19E+43</text:p>
          </table:table-cell>
          <table:table-cell table:number-columns-repeated="16373"/>
        </table:table-row>
        <table:table-row table:style-name="ro1">
          <table:table-cell office:value-type="float" office:value="6.1895100000000004E+38" table:style-name="ce2">
            <text:p>6.19E+38</text:p>
          </table:table-cell>
          <table:table-cell office:value-type="float" office:value="1.2247E+36" table:style-name="ce2">
            <text:p>1.22E+36</text:p>
          </table:table-cell>
          <table:table-cell office:value-type="float" office:value="2.5772299999999998E+31" table:style-name="ce2">
            <text:p>2.58E+31</text:p>
          </table:table-cell>
          <table:table-cell office:value-type="float" office:value="9.7969500000000003E+22" table:style-name="ce2">
            <text:p>9.80E+22</text:p>
          </table:table-cell>
          <table:table-cell office:value-type="float" office:value="1.7625899999999999E+41" table:style-name="ce2">
            <text:p>1.76E+41</text:p>
          </table:table-cell>
          <table:table-cell office:value-type="float" office:value="1.06988E+26" table:style-name="ce2">
            <text:p>1.07E+26</text:p>
          </table:table-cell>
          <table:table-cell office:value-type="float" office:value="8.4279299999999997E+20" table:style-name="ce2">
            <text:p>8.43E+20</text:p>
          </table:table-cell>
          <table:table-cell office:value-type="float" office:value="6.3172500000000004E+22" table:style-name="ce2">
            <text:p>6.32E+22</text:p>
          </table:table-cell>
          <table:table-cell office:value-type="float" office:value="3.09575E+16" table:style-name="ce2">
            <text:p>3.10E+16</text:p>
          </table:table-cell>
          <table:table-cell office:value-type="float" office:value="4.0454700000000001E+36" table:style-name="ce2">
            <text:p>4.05E+36</text:p>
          </table:table-cell>
          <table:table-cell office:value-type="float" office:value="1.9584918910641377E+40" table:formula="of:=AVERAGE([.B317:.J317])" table:style-name="ce2">
            <text:p>1.96E+40</text:p>
          </table:table-cell>
          <table:table-cell table:number-columns-repeated="16373"/>
        </table:table-row>
        <table:table-row table:style-name="ro1">
          <table:table-cell office:value-type="float" office:value="6.3165500000000003E+20" table:style-name="ce2">
            <text:p>6.32E+20</text:p>
          </table:table-cell>
          <table:table-cell office:value-type="float" office:value="1.7083600000000001E+43" table:style-name="ce2">
            <text:p>1.71E+43</text:p>
          </table:table-cell>
          <table:table-cell office:value-type="float" office:value="4.4735200000000001E+43" table:style-name="ce2">
            <text:p>4.47E+43</text:p>
          </table:table-cell>
          <table:table-cell office:value-type="float" office:value="4.8188700000000003E+25" table:style-name="ce2">
            <text:p>4.82E+25</text:p>
          </table:table-cell>
          <table:table-cell office:value-type="float" office:value="2.7085500000000002E+24" table:style-name="ce2">
            <text:p>2.71E+24</text:p>
          </table:table-cell>
          <table:table-cell office:value-type="float" office:value="5.8247899999999999E+24" table:style-name="ce2">
            <text:p>5.82E+24</text:p>
          </table:table-cell>
          <table:table-cell office:value-type="float" office:value="4.8294999999999996E+21" table:style-name="ce2">
            <text:p>4.83E+21</text:p>
          </table:table-cell>
          <table:table-cell office:value-type="float" office:value="358937000000" table:style-name="ce2">
            <text:p>3.59E+11</text:p>
          </table:table-cell>
          <table:table-cell office:value-type="float" office:value="1.0580299999999999E+28" table:style-name="ce2">
            <text:p>1.06E+28</text:p>
          </table:table-cell>
          <table:table-cell office:value-type="float" office:value="3.1480299999999999E+40" table:style-name="ce2">
            <text:p>3.15E+40</text:p>
          </table:table-cell>
          <table:table-cell office:value-type="float" office:value="6.872253366666669E+42" table:formula="of:=AVERAGE([.B318:.J318])" table:style-name="ce2">
            <text:p>6.87E+42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1.4084199999999999E+59" table:style-name="ce2">
            <text:p>1.41E+59</text:p>
          </table:table-cell>
          <table:table-cell office:value-type="float" office:value="7.9308500000000002E+46" table:style-name="ce2">
            <text:p>7.93E+46</text:p>
          </table:table-cell>
          <table:table-cell office:value-type="float" office:value="4.7500100000000005E+21" table:style-name="ce2">
            <text:p>4.75E+21</text:p>
          </table:table-cell>
          <table:table-cell office:value-type="float" office:value="1.4161299999999999E+21" table:style-name="ce2">
            <text:p>1.42E+21</text:p>
          </table:table-cell>
          <table:table-cell office:value-type="float" office:value="1.3660899999999999E+30" table:style-name="ce2">
            <text:p>1.37E+30</text:p>
          </table:table-cell>
          <table:table-cell office:value-type="float" office:value="4.5436E+21" table:style-name="ce2">
            <text:p>4.54E+21</text:p>
          </table:table-cell>
          <table:table-cell office:value-type="float" office:value="268344000000000" table:style-name="ce2">
            <text:p>2.68E+14</text:p>
          </table:table-cell>
          <table:table-cell office:value-type="float" office:value="151708000000000" table:style-name="ce2">
            <text:p>1.52E+14</text:p>
          </table:table-cell>
          <table:table-cell office:value-type="float" office:value="2.5425200000000001E+22" table:style-name="ce2">
            <text:p>2.54E+22</text:p>
          </table:table-cell>
          <table:table-cell office:value-type="float" office:value="1.5649111111119921E+58" table:formula="of:=AVERAGE([.B319:.J319])" table:style-name="ce2">
            <text:p>1.56E+58</text:p>
          </table:table-cell>
          <table:table-cell table:number-columns-repeated="16373"/>
        </table:table-row>
        <table:table-row table:style-name="ro1">
          <table:table-cell office:value-type="float" office:value="5.2044600000000002E+32" table:style-name="ce2">
            <text:p>5.20E+32</text:p>
          </table:table-cell>
          <table:table-cell office:value-type="float" office:value="8.5230799999999998E+61" table:style-name="ce2">
            <text:p>8.52E+61</text:p>
          </table:table-cell>
          <table:table-cell office:value-type="float" office:value="6.3310200000000001E+38" table:style-name="ce2">
            <text:p>6.33E+38</text:p>
          </table:table-cell>
          <table:table-cell office:value-type="float" office:value="1.8099700000000001E+24" table:style-name="ce2">
            <text:p>1.81E+24</text:p>
          </table:table-cell>
          <table:table-cell office:value-type="float" office:value="1.0824999999999999E+25" table:style-name="ce2">
            <text:p>1.08E+25</text:p>
          </table:table-cell>
          <table:table-cell office:value-type="float" office:value="1.0521800000000001E+29" table:style-name="ce2">
            <text:p>1.05E+29</text:p>
          </table:table-cell>
          <table:table-cell office:value-type="float" office:value="1.5188899999999999E+22" table:style-name="ce2">
            <text:p>1.52E+22</text:p>
          </table:table-cell>
          <table:table-cell office:value-type="float" office:value="7.7544699999999995E+21" table:style-name="ce2">
            <text:p>7.75E+21</text:p>
          </table:table-cell>
          <table:table-cell office:value-type="float" office:value="1.68989E+18" table:style-name="ce2">
            <text:p>1.69E+18</text:p>
          </table:table-cell>
          <table:table-cell office:value-type="float" office:value="6.7961799999999999E+30" table:style-name="ce2">
            <text:p>6.80E+30</text:p>
          </table:table-cell>
          <table:table-cell office:value-type="float" office:value="9.470088888888888E+60" table:formula="of:=AVERAGE([.B320:.J320])" table:style-name="ce2">
            <text:p>9.47E+60</text:p>
          </table:table-cell>
          <table:table-cell table:number-columns-repeated="16373"/>
        </table:table-row>
        <table:table-row table:style-name="ro1">
          <table:table-cell office:value-type="float" office:value="1.5083499999999999E+39" table:style-name="ce2">
            <text:p>1.51E+39</text:p>
          </table:table-cell>
          <table:table-cell office:value-type="float" office:value="1.41095E+59" table:style-name="ce2">
            <text:p>1.41E+59</text:p>
          </table:table-cell>
          <table:table-cell office:value-type="float" office:value="1.1916099999999999E+46" table:style-name="ce2">
            <text:p>1.19E+46</text:p>
          </table:table-cell>
          <table:table-cell office:value-type="float" office:value="6.0325400000000003E+24" table:style-name="ce2">
            <text:p>6.03E+24</text:p>
          </table:table-cell>
          <table:table-cell office:value-type="float" office:value="1.5695300000000001E+40" table:style-name="ce2">
            <text:p>1.57E+40</text:p>
          </table:table-cell>
          <table:table-cell office:value-type="float" office:value="1.8038300000000001E+27" table:style-name="ce2">
            <text:p>1.80E+27</text:p>
          </table:table-cell>
          <table:table-cell office:value-type="float" office:value="3.6610300000000002E+22" table:style-name="ce2">
            <text:p>3.66E+22</text:p>
          </table:table-cell>
          <table:table-cell office:value-type="float" office:value="6139600000000000" table:style-name="ce2">
            <text:p>6.14E+15</text:p>
          </table:table-cell>
          <table:table-cell office:value-type="float" office:value="2.3598899999999999E+24" table:style-name="ce2">
            <text:p>2.36E+24</text:p>
          </table:table-cell>
          <table:table-cell office:value-type="float" office:value="2.2628800000000001E+30" table:style-name="ce2">
            <text:p>2.26E+30</text:p>
          </table:table-cell>
          <table:table-cell office:value-type="float" office:value="1.5677222222223545E+58" table:formula="of:=AVERAGE([.B321:.J321])" table:style-name="ce2">
            <text:p>1.57E+58</text:p>
          </table:table-cell>
          <table:table-cell table:number-columns-repeated="16373"/>
        </table:table-row>
        <table:table-row table:style-name="ro1">
          <table:table-cell office:value-type="float" office:value="2.8519500000000001E+26" table:style-name="ce2">
            <text:p>2.85E+26</text:p>
          </table:table-cell>
          <table:table-cell office:value-type="float" office:value="2.03876E+37" table:style-name="ce2">
            <text:p>2.04E+37</text:p>
          </table:table-cell>
          <table:table-cell office:value-type="float" office:value="9.6378599999999999E+40" table:style-name="ce2">
            <text:p>9.64E+40</text:p>
          </table:table-cell>
          <table:table-cell office:value-type="float" office:value="2.6969899999999998E+22" table:style-name="ce2">
            <text:p>2.70E+22</text:p>
          </table:table-cell>
          <table:table-cell office:value-type="float" office:value="3.2311000000000002E+25" table:style-name="ce2">
            <text:p>3.23E+25</text:p>
          </table:table-cell>
          <table:table-cell office:value-type="float" office:value="1.3992199999999999E+28" table:style-name="ce2">
            <text:p>1.40E+28</text:p>
          </table:table-cell>
          <table:table-cell office:value-type="float" office:value="6.4347000000000001E+21" table:style-name="ce2">
            <text:p>6.43E+21</text:p>
          </table:table-cell>
          <table:table-cell office:value-type="float" office:value="6.54548E+16" table:style-name="ce2">
            <text:p>6.55E+16</text:p>
          </table:table-cell>
          <table:table-cell office:value-type="float" office:value="3.78643E+17" table:style-name="ce2">
            <text:p>3.79E+17</text:p>
          </table:table-cell>
          <table:table-cell office:value-type="float" office:value="4.0540700000000001E+36" table:style-name="ce2">
            <text:p>4.05E+36</text:p>
          </table:table-cell>
          <table:table-cell office:value-type="float" office:value="1.0711449074446002E+40" table:formula="of:=AVERAGE([.B322:.J322])" table:style-name="ce2">
            <text:p>1.07E+40</text:p>
          </table:table-cell>
          <table:table-cell table:number-columns-repeated="16373"/>
        </table:table-row>
        <table:table-row table:style-name="ro1">
          <table:table-cell office:value-type="float" office:value="9.1557200000000001E+32" table:style-name="ce2">
            <text:p>9.16E+32</text:p>
          </table:table-cell>
          <table:table-cell office:value-type="float" office:value="8.0757500000000003E+35" table:style-name="ce2">
            <text:p>8.08E+35</text:p>
          </table:table-cell>
          <table:table-cell office:value-type="float" office:value="7.7340800000000003E+46" table:style-name="ce2">
            <text:p>7.73E+46</text:p>
          </table:table-cell>
          <table:table-cell office:value-type="float" office:value="7.8220600000000001E+23" table:style-name="ce2">
            <text:p>7.82E+23</text:p>
          </table:table-cell>
          <table:table-cell office:value-type="float" office:value="8.8712700000000003E+33" table:style-name="ce2">
            <text:p>8.87E+33</text:p>
          </table:table-cell>
          <table:table-cell office:value-type="float" office:value="2.0681300000000001E+35" table:style-name="ce2">
            <text:p>2.07E+35</text:p>
          </table:table-cell>
          <table:table-cell office:value-type="float" office:value="1.34018E+23" table:style-name="ce2">
            <text:p>1.34E+23</text:p>
          </table:table-cell>
          <table:table-cell office:value-type="float" office:value="1.1065500000000001E+21" table:style-name="ce2">
            <text:p>1.11E+21</text:p>
          </table:table-cell>
          <table:table-cell office:value-type="float" office:value="3.32274E+20" table:style-name="ce2">
            <text:p>3.32E+20</text:p>
          </table:table-cell>
          <table:table-cell office:value-type="float" office:value="4.57168E+30" table:style-name="ce2">
            <text:p>4.57E+30</text:p>
          </table:table-cell>
          <table:table-cell office:value-type="float" office:value="8.5934222223359177E+45" table:formula="of:=AVERAGE([.B323:.J323])" table:style-name="ce2">
            <text:p>8.59E+45</text:p>
          </table:table-cell>
          <table:table-cell table:number-columns-repeated="16373"/>
        </table:table-row>
        <table:table-row table:style-name="ro1">
          <table:table-cell office:value-type="float" office:value="7.4107200000000007E+32" table:style-name="ce2">
            <text:p>7.41E+32</text:p>
          </table:table-cell>
          <table:table-cell office:value-type="float" office:value="1.18532E+43" table:style-name="ce2">
            <text:p>1.19E+43</text:p>
          </table:table-cell>
          <table:table-cell office:value-type="float" office:value="4.2684999999999999E+46" table:style-name="ce2">
            <text:p>4.27E+46</text:p>
          </table:table-cell>
          <table:table-cell office:value-type="float" office:value="2.8915499999999998E+22" table:style-name="ce2">
            <text:p>2.89E+22</text:p>
          </table:table-cell>
          <table:table-cell office:value-type="float" office:value="3.1464099999999999E+29" table:style-name="ce2">
            <text:p>3.15E+29</text:p>
          </table:table-cell>
          <table:table-cell office:value-type="float" office:value="1.13096E+26" table:style-name="ce2">
            <text:p>1.13E+26</text:p>
          </table:table-cell>
          <table:table-cell office:value-type="float" office:value="4.6455700000000002E+21" table:style-name="ce2">
            <text:p>4.65E+21</text:p>
          </table:table-cell>
          <table:table-cell office:value-type="float" office:value="4.1323300000000003E+23" table:style-name="ce2">
            <text:p>4.13E+23</text:p>
          </table:table-cell>
          <table:table-cell office:value-type="float" office:value="3.3301200000000002E+24" table:style-name="ce2">
            <text:p>3.33E+24</text:p>
          </table:table-cell>
          <table:table-cell office:value-type="float" office:value="1.0575499999999999E+24" table:style-name="ce2">
            <text:p>1.06E+24</text:p>
          </table:table-cell>
          <table:table-cell office:value-type="float" office:value="4.7440947999999994E+45" table:formula="of:=AVERAGE([.B324:.J324])" table:style-name="ce2">
            <text:p>4.74E+45</text:p>
          </table:table-cell>
          <table:table-cell table:number-columns-repeated="16373"/>
        </table:table-row>
        <table:table-row table:style-name="ro1">
          <table:table-cell office:value-type="float" office:value="6.1895100000000004E+38" table:style-name="ce2">
            <text:p>6.19E+38</text:p>
          </table:table-cell>
          <table:table-cell office:value-type="float" office:value="6.6054399999999996E+50" table:style-name="ce2">
            <text:p>6.61E+50</text:p>
          </table:table-cell>
          <table:table-cell office:value-type="float" office:value="2.7491400000000001E+28" table:style-name="ce2">
            <text:p>2.75E+28</text:p>
          </table:table-cell>
          <table:table-cell office:value-type="float" office:value="7.0618099999999997E+21" table:style-name="ce2">
            <text:p>7.06E+21</text:p>
          </table:table-cell>
          <table:table-cell office:value-type="float" office:value="1.1186300000000001E+25" table:style-name="ce2">
            <text:p>1.12E+25</text:p>
          </table:table-cell>
          <table:table-cell office:value-type="float" office:value="1.1899499999999999E+25" table:style-name="ce2">
            <text:p>1.19E+25</text:p>
          </table:table-cell>
          <table:table-cell office:value-type="float" office:value="1.2874099999999999E+21" table:style-name="ce2">
            <text:p>1.29E+21</text:p>
          </table:table-cell>
          <table:table-cell office:value-type="float" office:value="7.7555599999999997E+21" table:style-name="ce2">
            <text:p>7.76E+21</text:p>
          </table:table-cell>
          <table:table-cell office:value-type="float" office:value="636243000000000" table:style-name="ce2">
            <text:p>6.36E+14</text:p>
          </table:table-cell>
          <table:table-cell office:value-type="float" office:value="5.6908099999999997E+26" table:style-name="ce2">
            <text:p>5.69E+26</text:p>
          </table:table-cell>
          <table:table-cell office:value-type="float" office:value="7.3393777777777777E+49" table:formula="of:=AVERAGE([.B325:.J325])" table:style-name="ce2">
            <text:p>7.34E+49</text:p>
          </table:table-cell>
          <table:table-cell table:number-columns-repeated="16373"/>
        </table:table-row>
        <table:table-row table:style-name="ro1">
          <table:table-cell office:value-type="float" office:value="6.1895999999999999E+38" table:style-name="ce2">
            <text:p>6.19E+38</text:p>
          </table:table-cell>
          <table:table-cell office:value-type="float" office:value="7.6002200000000004E+26" table:style-name="ce2">
            <text:p>7.60E+26</text:p>
          </table:table-cell>
          <table:table-cell office:value-type="float" office:value="1.18974E+46" table:style-name="ce2">
            <text:p>1.19E+46</text:p>
          </table:table-cell>
          <table:table-cell office:value-type="float" office:value="2.4726E+19" table:style-name="ce2">
            <text:p>2.47E+19</text:p>
          </table:table-cell>
          <table:table-cell office:value-type="float" office:value="1.3648700000000001E+36" table:style-name="ce2">
            <text:p>1.36E+36</text:p>
          </table:table-cell>
          <table:table-cell office:value-type="float" office:value="1.26607E+23" table:style-name="ce2">
            <text:p>1.27E+23</text:p>
          </table:table-cell>
          <table:table-cell office:value-type="float" office:value="2.2309500000000001E+21" table:style-name="ce2">
            <text:p>2.23E+21</text:p>
          </table:table-cell>
          <table:table-cell office:value-type="float" office:value="1.19564E+21" table:style-name="ce2">
            <text:p>1.20E+21</text:p>
          </table:table-cell>
          <table:table-cell office:value-type="float" office:value="9.81373E+29" table:style-name="ce2">
            <text:p>9.81E+29</text:p>
          </table:table-cell>
          <table:table-cell office:value-type="float" office:value="2.2665099999999999E+30" table:style-name="ce2">
            <text:p>2.27E+30</text:p>
          </table:table-cell>
          <table:table-cell office:value-type="float" office:value="1.3219333334849857E+45" table:formula="of:=AVERAGE([.B326:.J326])" table:style-name="ce2">
            <text:p>1.32E+45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3.0656600000000001E+41" table:style-name="ce2">
            <text:p>3.07E+41</text:p>
          </table:table-cell>
          <table:table-cell office:value-type="float" office:value="1.1366400000000001E+46" table:style-name="ce2">
            <text:p>1.14E+46</text:p>
          </table:table-cell>
          <table:table-cell office:value-type="float" office:value="1.1775E+23" table:style-name="ce2">
            <text:p>1.18E+23</text:p>
          </table:table-cell>
          <table:table-cell office:value-type="float" office:value="4.88903E+36" table:style-name="ce2">
            <text:p>4.89E+36</text:p>
          </table:table-cell>
          <table:table-cell office:value-type="float" office:value="4.9947899999999997E+38" table:style-name="ce2">
            <text:p>4.99E+38</text:p>
          </table:table-cell>
          <table:table-cell office:value-type="float" office:value="2.9569500000000003E+20" table:style-name="ce2">
            <text:p>2.96E+20</text:p>
          </table:table-cell>
          <table:table-cell office:value-type="float" office:value="8.71776E+20" table:style-name="ce2">
            <text:p>8.72E+20</text:p>
          </table:table-cell>
          <table:table-cell office:value-type="float" office:value="3.3061999999999999E+24" table:style-name="ce2">
            <text:p>3.31E+24</text:p>
          </table:table-cell>
          <table:table-cell office:value-type="float" office:value="2.2972599999999999E+23" table:style-name="ce2">
            <text:p>2.30E+23</text:p>
          </table:table-cell>
          <table:table-cell office:value-type="float" office:value="1.2629674522631145E+45" table:formula="of:=AVERAGE([.B327:.J327])" table:style-name="ce2">
            <text:p>1.26E+45</text:p>
          </table:table-cell>
          <table:table-cell table:number-columns-repeated="16373"/>
        </table:table-row>
        <table:table-row table:style-name="ro1">
          <table:table-cell office:value-type="float" office:value="8.0918200000000006E+22" table:style-name="ce2">
            <text:p>8.09E+22</text:p>
          </table:table-cell>
          <table:table-cell office:value-type="float" office:value="4.3256899999999999E+35" table:style-name="ce2">
            <text:p>4.33E+35</text:p>
          </table:table-cell>
          <table:table-cell office:value-type="float" office:value="5.9645600000000003E+39" table:style-name="ce2">
            <text:p>5.96E+39</text:p>
          </table:table-cell>
          <table:table-cell office:value-type="float" office:value="4.9867600000000003E+33" table:style-name="ce2">
            <text:p>4.99E+33</text:p>
          </table:table-cell>
          <table:table-cell office:value-type="float" office:value="7.2455299999999999E+24" table:style-name="ce2">
            <text:p>7.25E+24</text:p>
          </table:table-cell>
          <table:table-cell office:value-type="float" office:value="2.13471E+23" table:style-name="ce2">
            <text:p>2.13E+23</text:p>
          </table:table-cell>
          <table:table-cell office:value-type="float" office:value="1.89353E+18" table:style-name="ce2">
            <text:p>1.89E+18</text:p>
          </table:table-cell>
          <table:table-cell office:value-type="float" office:value="1.2280999999999999E+30" table:style-name="ce2">
            <text:p>1.23E+30</text:p>
          </table:table-cell>
          <table:table-cell office:value-type="float" office:value="3.08214E+16" table:style-name="ce2">
            <text:p>3.08E+16</text:p>
          </table:table-cell>
          <table:table-cell office:value-type="float" office:value="8.0744699999999995E+36" table:style-name="ce2">
            <text:p>8.07E+36</text:p>
          </table:table-cell>
          <table:table-cell office:value-type="float" office:value="6.6367466966534523E+38" table:formula="of:=AVERAGE([.B328:.J328])" table:style-name="ce2">
            <text:p>6.64E+38</text:p>
          </table:table-cell>
          <table:table-cell table:number-columns-repeated="16373"/>
        </table:table-row>
        <table:table-row table:style-name="ro1">
          <table:table-cell office:value-type="float" office:value="4.2501700000000004E+31" table:style-name="ce2">
            <text:p>4.25E+31</text:p>
          </table:table-cell>
          <table:table-cell office:value-type="float" office:value="1.01885E+39" table:style-name="ce2">
            <text:p>1.02E+39</text:p>
          </table:table-cell>
          <table:table-cell office:value-type="float" office:value="5.3459500000000002E+39" table:style-name="ce2">
            <text:p>5.35E+39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3.3216099999999998E+37" table:style-name="ce2">
            <text:p>3.32E+37</text:p>
          </table:table-cell>
          <table:table-cell office:value-type="float" office:value="1.8031500000000001E+29" table:style-name="ce2">
            <text:p>1.80E+29</text:p>
          </table:table-cell>
          <table:table-cell office:value-type="float" office:value="6.5253400000000007E+20" table:style-name="ce2">
            <text:p>6.53E+20</text:p>
          </table:table-cell>
          <table:table-cell office:value-type="float" office:value="4.2371700000000002E+27" table:style-name="ce2">
            <text:p>4.24E+27</text:p>
          </table:table-cell>
          <table:table-cell office:value-type="float" office:value="8.5925999999999998E+27" table:style-name="ce2">
            <text:p>8.59E+27</text:p>
          </table:table-cell>
          <table:table-cell office:value-type="float" office:value="1.0627100000000001E+46" table:style-name="ce2">
            <text:p>1.06E+46</text:p>
          </table:table-cell>
          <table:table-cell office:value-type="float" office:value="1.1807895997798437E+45" table:formula="of:=AVERAGE([.B329:.J329])" table:style-name="ce2">
            <text:p>1.18E+45</text:p>
          </table:table-cell>
          <table:table-cell table:number-columns-repeated="16373"/>
        </table:table-row>
        <table:table-row table:style-name="ro1">
          <table:table-cell office:value-type="float" office:value="1.24085E+39" table:style-name="ce2">
            <text:p>1.24E+39</text:p>
          </table:table-cell>
          <table:table-cell office:value-type="float" office:value="1.8015799999999998E+44" table:style-name="ce2">
            <text:p>1.80E+44</text:p>
          </table:table-cell>
          <table:table-cell office:value-type="float" office:value="1.8411300000000002E+47" table:style-name="ce2">
            <text:p>1.84E+47</text:p>
          </table:table-cell>
          <table:table-cell office:value-type="float" office:value="5.61706E+20" table:style-name="ce2">
            <text:p>5.62E+20</text:p>
          </table:table-cell>
          <table:table-cell office:value-type="float" office:value="2.5972599999999999E+22" table:style-name="ce2">
            <text:p>2.60E+22</text:p>
          </table:table-cell>
          <table:table-cell office:value-type="float" office:value="4.9947899999999997E+38" table:style-name="ce2">
            <text:p>4.99E+38</text:p>
          </table:table-cell>
          <table:table-cell office:value-type="float" office:value="7.1240399999999997E+21" table:style-name="ce2">
            <text:p>7.12E+21</text:p>
          </table:table-cell>
          <table:table-cell office:value-type="float" office:value="4.45903E+17" table:style-name="ce2">
            <text:p>4.46E+17</text:p>
          </table:table-cell>
          <table:table-cell office:value-type="float" office:value="3.0230499999999999E+30" table:style-name="ce2">
            <text:p>3.02E+30</text:p>
          </table:table-cell>
          <table:table-cell office:value-type="float" office:value="2.6205300000000001E+54" table:style-name="ce2">
            <text:p>2.62E+54</text:p>
          </table:table-cell>
          <table:table-cell office:value-type="float" office:value="2.9117002047701763E+53" table:formula="of:=AVERAGE([.B330:.J330])" table:style-name="ce2">
            <text:p>2.91E+53</text:p>
          </table:table-cell>
          <table:table-cell table:number-columns-repeated="16373"/>
        </table:table-row>
        <table:table-row table:style-name="ro1">
          <table:table-cell office:value-type="float" office:value="7.5318200000000001E+38" table:style-name="ce2">
            <text:p>7.53E+38</text:p>
          </table:table-cell>
          <table:table-cell office:value-type="float" office:value="5.5687100000000002E+41" table:style-name="ce2">
            <text:p>5.57E+41</text:p>
          </table:table-cell>
          <table:table-cell office:value-type="float" office:value="4.8278499999999998E+39" table:style-name="ce2">
            <text:p>4.83E+39</text:p>
          </table:table-cell>
          <table:table-cell office:value-type="float" office:value="5.2189399999999996E+21" table:style-name="ce2">
            <text:p>5.22E+21</text:p>
          </table:table-cell>
          <table:table-cell office:value-type="float" office:value="3.2163399999999999E+21" table:style-name="ce2">
            <text:p>3.22E+21</text:p>
          </table:table-cell>
          <table:table-cell office:value-type="float" office:value="7.3406799999999999E+22" table:style-name="ce2">
            <text:p>7.34E+22</text:p>
          </table:table-cell>
          <table:table-cell office:value-type="float" office:value="4.2357600000000001E+22" table:style-name="ce2">
            <text:p>4.24E+22</text:p>
          </table:table-cell>
          <table:table-cell office:value-type="float" office:value="2.4205700000000002E+24" table:style-name="ce2">
            <text:p>2.42E+24</text:p>
          </table:table-cell>
          <table:table-cell office:value-type="float" office:value="2.47133E+16" table:style-name="ce2">
            <text:p>2.47E+16</text:p>
          </table:table-cell>
          <table:table-cell office:value-type="float" office:value="3.4785600000000001E+24" table:style-name="ce2">
            <text:p>3.48E+24</text:p>
          </table:table-cell>
          <table:table-cell office:value-type="float" office:value="6.2410983333333329E+40" table:formula="of:=AVERAGE([.B331:.J331])" table:style-name="ce2">
            <text:p>6.24E+40</text:p>
          </table:table-cell>
          <table:table-cell table:number-columns-repeated="16373"/>
        </table:table-row>
        <table:table-row table:style-name="ro1">
          <table:table-cell office:value-type="float" office:value="3.44741E+29" table:style-name="ce2">
            <text:p>3.45E+29</text:p>
          </table:table-cell>
          <table:table-cell office:value-type="float" office:value="1.1118500000000001E+44" table:style-name="ce2">
            <text:p>1.11E+44</text:p>
          </table:table-cell>
          <table:table-cell office:value-type="float" office:value="5.1991799999999998E+45" table:style-name="ce2">
            <text:p>5.20E+45</text:p>
          </table:table-cell>
          <table:table-cell office:value-type="float" office:value="7.8331100000000004E+23" table:style-name="ce2">
            <text:p>7.83E+23</text:p>
          </table:table-cell>
          <table:table-cell office:value-type="float" office:value="4.4044999999999999E+23" table:style-name="ce2">
            <text:p>4.40E+23</text:p>
          </table:table-cell>
          <table:table-cell office:value-type="float" office:value="7.4874799999999994E+23" table:style-name="ce2">
            <text:p>7.49E+23</text:p>
          </table:table-cell>
          <table:table-cell office:value-type="float" office:value="6.23081E+19" table:style-name="ce2">
            <text:p>6.23E+19</text:p>
          </table:table-cell>
          <table:table-cell office:value-type="float" office:value="1.50801E+16" table:style-name="ce2">
            <text:p>1.51E+16</text:p>
          </table:table-cell>
          <table:table-cell office:value-type="float" office:value="2.8341400000000002E+40" table:style-name="ce2">
            <text:p>2.83E+40</text:p>
          </table:table-cell>
          <table:table-cell office:value-type="float" office:value="9.7456200000000003E+23" table:style-name="ce2">
            <text:p>9.75E+23</text:p>
          </table:table-cell>
          <table:table-cell office:value-type="float" office:value="5.9004370459999995E+44" table:formula="of:=AVERAGE([.B332:.J332])" table:style-name="ce2">
            <text:p>5.90E+44</text:p>
          </table:table-cell>
          <table:table-cell table:number-columns-repeated="16373"/>
        </table:table-row>
        <table:table-row table:style-name="ro1">
          <table:table-cell office:value-type="float" office:value="4.3872899999999999E+21" table:style-name="ce2">
            <text:p>4.39E+21</text:p>
          </table:table-cell>
          <table:table-cell office:value-type="float" office:value="6.1421299999999998E+41" table:style-name="ce2">
            <text:p>6.14E+41</text:p>
          </table:table-cell>
          <table:table-cell office:value-type="float" office:value="7.21693E+27" table:style-name="ce2">
            <text:p>7.22E+27</text:p>
          </table:table-cell>
          <table:table-cell office:value-type="float" office:value="1.8651599999999999E+27" table:style-name="ce2">
            <text:p>1.87E+27</text:p>
          </table:table-cell>
          <table:table-cell office:value-type="float" office:value="3.4574000000000002E+23" table:style-name="ce2">
            <text:p>3.46E+23</text:p>
          </table:table-cell>
          <table:table-cell office:value-type="float" office:value="7.3500600000000005E+46" table:style-name="ce2">
            <text:p>7.35E+46</text:p>
          </table:table-cell>
          <table:table-cell office:value-type="float" office:value="5.7752299999999998E+21" table:style-name="ce2">
            <text:p>5.78E+21</text:p>
          </table:table-cell>
          <table:table-cell office:value-type="float" office:value="8.9629500000000003E+20" table:style-name="ce2">
            <text:p>8.96E+20</text:p>
          </table:table-cell>
          <table:table-cell office:value-type="float" office:value="6.40827E+18" table:style-name="ce2">
            <text:p>6.41E+18</text:p>
          </table:table-cell>
          <table:table-cell office:value-type="float" office:value="1.18369E+42" table:style-name="ce2">
            <text:p>1.18E+42</text:p>
          </table:table-cell>
          <table:table-cell office:value-type="float" office:value="8.1669331003333336E+45" table:formula="of:=AVERAGE([.B333:.J333])" table:style-name="ce2">
            <text:p>8.17E+45</text:p>
          </table:table-cell>
          <table:table-cell table:number-columns-repeated="16373"/>
        </table:table-row>
        <table:table-row table:style-name="ro1">
          <table:table-cell office:value-type="float" office:value="3.26662E+29" table:style-name="ce2">
            <text:p>3.27E+29</text:p>
          </table:table-cell>
          <table:table-cell office:value-type="float" office:value="7.8850099999999998E+61" table:style-name="ce2">
            <text:p>7.89E+61</text:p>
          </table:table-cell>
          <table:table-cell office:value-type="float" office:value="5.6530799999999998E+37" table:style-name="ce2">
            <text:p>5.65E+37</text:p>
          </table:table-cell>
          <table:table-cell office:value-type="float" office:value="1.8651599999999999E+27" table:style-name="ce2">
            <text:p>1.87E+27</text:p>
          </table:table-cell>
          <table:table-cell office:value-type="float" office:value="1.7219099999999999E+28" table:style-name="ce2">
            <text:p>1.72E+28</text:p>
          </table:table-cell>
          <table:table-cell office:value-type="float" office:value="1.3940300000000001E+29" table:style-name="ce2">
            <text:p>1.39E+29</text:p>
          </table:table-cell>
          <table:table-cell office:value-type="float" office:value="2.74616E+24" table:style-name="ce2">
            <text:p>2.75E+24</text:p>
          </table:table-cell>
          <table:table-cell office:value-type="float" office:value="4.4940299999999997E+35" table:style-name="ce2">
            <text:p>4.49E+35</text:p>
          </table:table-cell>
          <table:table-cell office:value-type="float" office:value="3.34906E+22" table:style-name="ce2">
            <text:p>3.35E+22</text:p>
          </table:table-cell>
          <table:table-cell office:value-type="float" office:value="1.03598E+34" table:style-name="ce2">
            <text:p>1.04E+34</text:p>
          </table:table-cell>
          <table:table-cell office:value-type="float" office:value="8.7611222222222217E+60" table:formula="of:=AVERAGE([.B334:.J334])" table:style-name="ce2">
            <text:p>8.76E+60</text:p>
          </table:table-cell>
          <table:table-cell table:number-columns-repeated="16373"/>
        </table:table-row>
        <table:table-row table:style-name="ro1">
          <table:table-cell office:value-type="float" office:value="1.59477E+28" table:style-name="ce2">
            <text:p>1.59E+28</text:p>
          </table:table-cell>
          <table:table-cell office:value-type="float" office:value="5.1250999999999997E+35" table:style-name="ce2">
            <text:p>5.13E+35</text:p>
          </table:table-cell>
          <table:table-cell office:value-type="float" office:value="1.47837E+47" table:style-name="ce2">
            <text:p>1.48E+47</text:p>
          </table:table-cell>
          <table:table-cell office:value-type="float" office:value="3.96428E+20" table:style-name="ce2">
            <text:p>3.96E+20</text:p>
          </table:table-cell>
          <table:table-cell office:value-type="float" office:value="9.1827400000000002E+28" table:style-name="ce2">
            <text:p>9.18E+28</text:p>
          </table:table-cell>
          <table:table-cell office:value-type="float" office:value="6.4361599999999998E+46" table:style-name="ce2">
            <text:p>6.44E+46</text:p>
          </table:table-cell>
          <table:table-cell office:value-type="float" office:value="5.4312399999999997E+21" table:style-name="ce2">
            <text:p>5.43E+21</text:p>
          </table:table-cell>
          <table:table-cell office:value-type="float" office:value="6.5707299999999998E+24" table:style-name="ce2">
            <text:p>6.57E+24</text:p>
          </table:table-cell>
          <table:table-cell office:value-type="float" office:value="3.8172400000000003E+21" table:style-name="ce2">
            <text:p>3.82E+21</text:p>
          </table:table-cell>
          <table:table-cell office:value-type="float" office:value="1.0329199999999999E+32" table:style-name="ce2">
            <text:p>1.03E+32</text:p>
          </table:table-cell>
          <table:table-cell office:value-type="float" office:value="2.3577622222279183E+46" table:formula="of:=AVERAGE([.B335:.J335])" table:style-name="ce2">
            <text:p>2.36E+46</text:p>
          </table:table-cell>
          <table:table-cell table:number-columns-repeated="16373"/>
        </table:table-row>
        <table:table-row table:style-name="ro1">
          <table:table-cell office:value-type="float" office:value="1.71158E+24" table:style-name="ce2">
            <text:p>1.71E+24</text:p>
          </table:table-cell>
          <table:table-cell office:value-type="float" office:value="6.2769599999999998E+32" table:style-name="ce2">
            <text:p>6.28E+32</text:p>
          </table:table-cell>
          <table:table-cell office:value-type="float" office:value="1.3385799999999999E+28" table:style-name="ce2">
            <text:p>1.34E+28</text:p>
          </table:table-cell>
          <table:table-cell office:value-type="float" office:value="6.65556E+20" table:style-name="ce2">
            <text:p>6.66E+20</text:p>
          </table:table-cell>
          <table:table-cell office:value-type="float" office:value="3.4920099999999999E+27" table:style-name="ce2">
            <text:p>3.49E+27</text:p>
          </table:table-cell>
          <table:table-cell office:value-type="float" office:value="3.84161E+46" table:style-name="ce2">
            <text:p>3.84E+46</text:p>
          </table:table-cell>
          <table:table-cell office:value-type="float" office:value="3.3879299999999998E+22" table:style-name="ce2">
            <text:p>3.39E+22</text:p>
          </table:table-cell>
          <table:table-cell office:value-type="float" office:value="3.0918099999999999E+23" table:style-name="ce2">
            <text:p>3.09E+23</text:p>
          </table:table-cell>
          <table:table-cell office:value-type="float" office:value="5.5986099999999997E+39" table:style-name="ce2">
            <text:p>5.60E+39</text:p>
          </table:table-cell>
          <table:table-cell office:value-type="float" office:value="2.61404E+54" table:style-name="ce2">
            <text:p>2.61E+54</text:p>
          </table:table-cell>
          <table:table-cell office:value-type="float" office:value="2.9044889315734508E+53" table:formula="of:=AVERAGE([.B336:.J336])" table:style-name="ce2">
            <text:p>2.90E+53</text:p>
          </table:table-cell>
          <table:table-cell table:number-columns-repeated="16373"/>
        </table:table-row>
        <table:table-row table:style-name="ro1">
          <table:table-cell office:value-type="float" office:value="1.66977E+34" table:style-name="ce2">
            <text:p>1.67E+34</text:p>
          </table:table-cell>
          <table:table-cell office:value-type="float" office:value="1.9616800000000001E+43" table:style-name="ce2">
            <text:p>1.96E+43</text:p>
          </table:table-cell>
          <table:table-cell office:value-type="float" office:value="3.6545100000000002E+45" table:style-name="ce2">
            <text:p>3.65E+45</text:p>
          </table:table-cell>
          <table:table-cell office:value-type="float" office:value="6.7042700000000004E+27" table:style-name="ce2">
            <text:p>6.70E+27</text:p>
          </table:table-cell>
          <table:table-cell office:value-type="float" office:value="1.1559800000000001E+40" table:style-name="ce2">
            <text:p>1.16E+40</text:p>
          </table:table-cell>
          <table:table-cell office:value-type="float" office:value="7.3352799999999998E+36" table:style-name="ce2">
            <text:p>7.34E+36</text:p>
          </table:table-cell>
          <table:table-cell office:value-type="float" office:value="8.0452699999999994E+22" table:style-name="ce2">
            <text:p>8.05E+22</text:p>
          </table:table-cell>
          <table:table-cell office:value-type="float" office:value="6.4343500000000003E+20" table:style-name="ce2">
            <text:p>6.43E+20</text:p>
          </table:table-cell>
          <table:table-cell office:value-type="float" office:value="3.36669E+16" table:style-name="ce2">
            <text:p>3.37E+16</text:p>
          </table:table-cell>
          <table:table-cell office:value-type="float" office:value="2.2625499999999999E+30" table:style-name="ce2">
            <text:p>2.26E+30</text:p>
          </table:table-cell>
          <table:table-cell office:value-type="float" office:value="4.082375963483647E+44" table:formula="of:=AVERAGE([.B337:.J337])" table:style-name="ce2">
            <text:p>4.08E+44</text:p>
          </table:table-cell>
          <table:table-cell table:number-columns-repeated="16373"/>
        </table:table-row>
        <table:table-row table:style-name="ro1">
          <table:table-cell office:value-type="float" office:value="9.1463600000000004E+33" table:style-name="ce2">
            <text:p>9.15E+33</text:p>
          </table:table-cell>
          <table:table-cell office:value-type="float" office:value="3.9663200000000002E+59" table:style-name="ce2">
            <text:p>3.97E+59</text:p>
          </table:table-cell>
          <table:table-cell office:value-type="float" office:value="1.18974E+46" table:style-name="ce2">
            <text:p>1.19E+46</text:p>
          </table:table-cell>
          <table:table-cell office:value-type="float" office:value="7.75317E+19" table:style-name="ce2">
            <text:p>7.75E+19</text:p>
          </table:table-cell>
          <table:table-cell office:value-type="float" office:value="1.05428E+30" table:style-name="ce2">
            <text:p>1.05E+30</text:p>
          </table:table-cell>
          <table:table-cell office:value-type="float" office:value="6.5355000000000002E+35" table:style-name="ce2">
            <text:p>6.54E+35</text:p>
          </table:table-cell>
          <table:table-cell office:value-type="float" office:value="4.3332399999999996E+22" table:style-name="ce2">
            <text:p>4.33E+22</text:p>
          </table:table-cell>
          <table:table-cell office:value-type="float" office:value="7.4412400000000003E+22" table:style-name="ce2">
            <text:p>7.44E+22</text:p>
          </table:table-cell>
          <table:table-cell office:value-type="float" office:value="3.6106100000000001E+24" table:style-name="ce2">
            <text:p>3.61E+24</text:p>
          </table:table-cell>
          <table:table-cell office:value-type="float" office:value="1.1551800000000001E+32" table:style-name="ce2">
            <text:p>1.16E+32</text:p>
          </table:table-cell>
          <table:table-cell office:value-type="float" office:value="4.4070222222223545E+58" table:formula="of:=AVERAGE([.B338:.J338])" table:style-name="ce2">
            <text:p>4.41E+58</text:p>
          </table:table-cell>
          <table:table-cell table:number-columns-repeated="16373"/>
        </table:table-row>
        <table:table-row table:style-name="ro1">
          <table:table-cell office:value-type="float" office:value="9.7633900000000006E+28" table:style-name="ce2">
            <text:p>9.76E+28</text:p>
          </table:table-cell>
          <table:table-cell office:value-type="float" office:value="7.4170099999999998E+26" table:style-name="ce2">
            <text:p>7.42E+26</text:p>
          </table:table-cell>
          <table:table-cell office:value-type="float" office:value="3.2291500000000002E+52" table:style-name="ce2">
            <text:p>3.23E+52</text:p>
          </table:table-cell>
          <table:table-cell office:value-type="float" office:value="2.03616E+20" table:style-name="ce2">
            <text:p>2.04E+20</text:p>
          </table:table-cell>
          <table:table-cell office:value-type="float" office:value="3.1460200000000002E+29" table:style-name="ce2">
            <text:p>3.15E+29</text:p>
          </table:table-cell>
          <table:table-cell office:value-type="float" office:value="1.2762100000000001E+28" table:style-name="ce2">
            <text:p>1.28E+28</text:p>
          </table:table-cell>
          <table:table-cell office:value-type="float" office:value="6.3057100000000003E+21" table:style-name="ce2">
            <text:p>6.31E+21</text:p>
          </table:table-cell>
          <table:table-cell office:value-type="float" office:value="1.90126E+18" table:style-name="ce2">
            <text:p>1.90E+18</text:p>
          </table:table-cell>
          <table:table-cell office:value-type="float" office:value="3.8489E+42" table:style-name="ce2">
            <text:p>3.85E+42</text:p>
          </table:table-cell>
          <table:table-cell office:value-type="float" office:value="2.2741799999999999E+30" table:style-name="ce2">
            <text:p>2.27E+30</text:p>
          </table:table-cell>
          <table:table-cell office:value-type="float" office:value="3.5879444448721005E+51" table:formula="of:=AVERAGE([.B339:.J339])" table:style-name="ce2">
            <text:p>3.59E+51</text:p>
          </table:table-cell>
          <table:table-cell table:number-columns-repeated="16373"/>
        </table:table-row>
        <table:table-row table:style-name="ro1">
          <table:table-cell office:value-type="float" office:value="4.0898000000000004E+22" table:style-name="ce2">
            <text:p>4.09E+22</text:p>
          </table:table-cell>
          <table:table-cell office:value-type="float" office:value="1.9081999999999999E+44" table:style-name="ce2">
            <text:p>1.91E+44</text:p>
          </table:table-cell>
          <table:table-cell office:value-type="float" office:value="1.0904000000000001E+42" table:style-name="ce2">
            <text:p>1.09E+42</text:p>
          </table:table-cell>
          <table:table-cell office:value-type="float" office:value="2.4118800000000001E+25" table:style-name="ce2">
            <text:p>2.41E+25</text:p>
          </table:table-cell>
          <table:table-cell office:value-type="float" office:value="1.11294E+39" table:style-name="ce2">
            <text:p>1.11E+39</text:p>
          </table:table-cell>
          <table:table-cell office:value-type="float" office:value="5.2072099999999996E+31" table:style-name="ce2">
            <text:p>5.21E+31</text:p>
          </table:table-cell>
          <table:table-cell office:value-type="float" office:value="1.0367600000000001E+22" table:style-name="ce2">
            <text:p>1.04E+22</text:p>
          </table:table-cell>
          <table:table-cell office:value-type="float" office:value="1558480000" table:style-name="ce2">
            <text:p>1.56E+09</text:p>
          </table:table-cell>
          <table:table-cell office:value-type="float" office:value="3.09389E+16" table:style-name="ce2">
            <text:p>3.09E+16</text:p>
          </table:table-cell>
          <table:table-cell office:value-type="float" office:value="2.6153199999999999E+54" table:style-name="ce2">
            <text:p>2.62E+54</text:p>
          </table:table-cell>
          <table:table-cell office:value-type="float" office:value="2.9059111113243459E+53" table:formula="of:=AVERAGE([.B340:.J340])" table:style-name="ce2">
            <text:p>2.91E+53</text:p>
          </table:table-cell>
          <table:table-cell table:number-columns-repeated="16373"/>
        </table:table-row>
        <table:table-row table:style-name="ro1">
          <table:table-cell office:value-type="float" office:value="3.0851599999999997E+36" table:style-name="ce2">
            <text:p>3.09E+36</text:p>
          </table:table-cell>
          <table:table-cell office:value-type="float" office:value="2.25248E+34" table:style-name="ce2">
            <text:p>2.25E+34</text:p>
          </table:table-cell>
          <table:table-cell office:value-type="float" office:value="6.2278899999999996E+40" table:style-name="ce2">
            <text:p>6.23E+40</text:p>
          </table:table-cell>
          <table:table-cell office:value-type="float" office:value="3.8677499999999998E+27" table:style-name="ce2">
            <text:p>3.87E+27</text:p>
          </table:table-cell>
          <table:table-cell office:value-type="float" office:value="6.7540799999999996E+26" table:style-name="ce2">
            <text:p>6.75E+26</text:p>
          </table:table-cell>
          <table:table-cell office:value-type="float" office:value="4.9947899999999997E+38" table:style-name="ce2">
            <text:p>4.99E+38</text:p>
          </table:table-cell>
          <table:table-cell office:value-type="float" office:value="1.72005E+18" table:style-name="ce2">
            <text:p>1.72E+18</text:p>
          </table:table-cell>
          <table:table-cell office:value-type="float" office:value="1.9638999999999999E+23" table:style-name="ce2">
            <text:p>1.96E+23</text:p>
          </table:table-cell>
          <table:table-cell office:value-type="float" office:value="1.0318500000000001E+44" table:style-name="ce2">
            <text:p>1.03E+44</text:p>
          </table:table-cell>
          <table:table-cell office:value-type="float" office:value="2.6172899999999999E+54" table:style-name="ce2">
            <text:p>2.62E+54</text:p>
          </table:table-cell>
          <table:table-cell office:value-type="float" office:value="2.9081000001147196E+53" table:formula="of:=AVERAGE([.B341:.J341])" table:style-name="ce2">
            <text:p>2.91E+53</text:p>
          </table:table-cell>
          <table:table-cell table:number-columns-repeated="16373"/>
        </table:table-row>
        <table:table-row table:style-name="ro1">
          <table:table-cell office:value-type="float" office:value="6.1119700000000002E+35" table:style-name="ce2">
            <text:p>6.11E+35</text:p>
          </table:table-cell>
          <table:table-cell office:value-type="float" office:value="6.5534299999999997E+42" table:style-name="ce2">
            <text:p>6.55E+42</text:p>
          </table:table-cell>
          <table:table-cell office:value-type="float" office:value="1.13666E+46" table:style-name="ce2">
            <text:p>1.14E+46</text:p>
          </table:table-cell>
          <table:table-cell office:value-type="float" office:value="2.90118E+22" table:style-name="ce2">
            <text:p>2.90E+22</text:p>
          </table:table-cell>
          <table:table-cell office:value-type="float" office:value="1.6746600000000001E+33" table:style-name="ce2">
            <text:p>1.67E+33</text:p>
          </table:table-cell>
          <table:table-cell office:value-type="float" office:value="6.2062800000000004E+22" table:style-name="ce2">
            <text:p>6.21E+22</text:p>
          </table:table-cell>
          <table:table-cell office:value-type="float" office:value="9.34576E+20" table:style-name="ce2">
            <text:p>9.35E+20</text:p>
          </table:table-cell>
          <table:table-cell office:value-type="float" office:value="1.03306E+23" table:style-name="ce2">
            <text:p>1.03E+23</text:p>
          </table:table-cell>
          <table:table-cell office:value-type="float" office:value="6.41489E+18" table:style-name="ce2">
            <text:p>6.41E+18</text:p>
          </table:table-cell>
          <table:table-cell office:value-type="float" office:value="2.2665099999999999E+30" table:style-name="ce2">
            <text:p>2.27E+30</text:p>
          </table:table-cell>
          <table:table-cell office:value-type="float" office:value="1.2636837144446309E+45" table:formula="of:=AVERAGE([.B342:.J342])" table:style-name="ce2">
            <text:p>1.26E+45</text:p>
          </table:table-cell>
          <table:table-cell table:number-columns-repeated="16373"/>
        </table:table-row>
        <table:table-row table:style-name="ro1">
          <table:table-cell office:value-type="float" office:value="1.16857E+24" table:style-name="ce2">
            <text:p>1.17E+24</text:p>
          </table:table-cell>
          <table:table-cell office:value-type="float" office:value="1.37789E+62" table:style-name="ce2">
            <text:p>1.38E+62</text:p>
          </table:table-cell>
          <table:table-cell office:value-type="float" office:value="6.4372E+58" table:style-name="ce2">
            <text:p>6.44E+58</text:p>
          </table:table-cell>
          <table:table-cell office:value-type="float" office:value="5.4872399999999997E+21" table:style-name="ce2">
            <text:p>5.49E+21</text:p>
          </table:table-cell>
          <table:table-cell office:value-type="float" office:value="1.5844799999999999E+35" table:style-name="ce2">
            <text:p>1.58E+35</text:p>
          </table:table-cell>
          <table:table-cell office:value-type="float" office:value="1.3108099999999999E+36" table:style-name="ce2">
            <text:p>1.31E+36</text:p>
          </table:table-cell>
          <table:table-cell office:value-type="float" office:value="5.6101999999999999E+23" table:style-name="ce2">
            <text:p>5.61E+23</text:p>
          </table:table-cell>
          <table:table-cell office:value-type="float" office:value="1.6936E+27" table:style-name="ce2">
            <text:p>1.69E+27</text:p>
          </table:table-cell>
          <table:table-cell office:value-type="float" office:value="1.03498E+44" table:style-name="ce2">
            <text:p>1.03E+44</text:p>
          </table:table-cell>
          <table:table-cell office:value-type="float" office:value="1.0520000000000001E+31" table:style-name="ce2">
            <text:p>1.05E+31</text:p>
          </table:table-cell>
          <table:table-cell office:value-type="float" office:value="1.5317041333333333E+61" table:formula="of:=AVERAGE([.B343:.J343])" table:style-name="ce2">
            <text:p>1.53E+61</text:p>
          </table:table-cell>
          <table:table-cell table:number-columns-repeated="16373"/>
        </table:table-row>
        <table:table-row table:style-name="ro1">
          <table:table-cell office:value-type="float" office:value="8.2857600000000005E+38" table:style-name="ce2">
            <text:p>8.29E+38</text:p>
          </table:table-cell>
          <table:table-cell office:value-type="float" office:value="5.7835000000000001E+44" table:style-name="ce2">
            <text:p>5.78E+44</text:p>
          </table:table-cell>
          <table:table-cell office:value-type="float" office:value="1.5347400000000001E+38" table:style-name="ce2">
            <text:p>1.53E+38</text:p>
          </table:table-cell>
          <table:table-cell office:value-type="float" office:value="1.7237799999999999E+24" table:style-name="ce2">
            <text:p>1.72E+24</text:p>
          </table:table-cell>
          <table:table-cell office:value-type="float" office:value="6.81762E+27" table:style-name="ce2">
            <text:p>6.82E+27</text:p>
          </table:table-cell>
          <table:table-cell office:value-type="float" office:value="6.4361500000000001E+46" table:style-name="ce2">
            <text:p>6.44E+46</text:p>
          </table:table-cell>
          <table:table-cell office:value-type="float" office:value="4.5471100000000001E+21" table:style-name="ce2">
            <text:p>4.55E+21</text:p>
          </table:table-cell>
          <table:table-cell office:value-type="float" office:value="5.91002E+22" table:style-name="ce2">
            <text:p>5.91E+22</text:p>
          </table:table-cell>
          <table:table-cell office:value-type="float" office:value="3.0306800000000001E+40" table:style-name="ce2">
            <text:p>3.03E+40</text:p>
          </table:table-cell>
          <table:table-cell office:value-type="float" office:value="1.9801999999999999E+42" table:style-name="ce2">
            <text:p>1.98E+42</text:p>
          </table:table-cell>
          <table:table-cell office:value-type="float" office:value="7.2157622955859999E+45" table:formula="of:=AVERAGE([.B344:.J344])" table:style-name="ce2">
            <text:p>7.22E+45</text:p>
          </table:table-cell>
          <table:table-cell table:number-columns-repeated="16373"/>
        </table:table-row>
        <table:table-row table:style-name="ro1">
          <table:table-cell office:value-type="float" office:value="1.08144E+23" table:style-name="ce2">
            <text:p>1.08E+23</text:p>
          </table:table-cell>
          <table:table-cell office:value-type="float" office:value="2.4526800000000001E+41" table:style-name="ce2">
            <text:p>2.45E+41</text:p>
          </table:table-cell>
          <table:table-cell office:value-type="float" office:value="2.7073699999999999E+30" table:style-name="ce2">
            <text:p>2.71E+30</text:p>
          </table:table-cell>
          <table:table-cell office:value-type="float" office:value="3.4502000000000003E+21" table:style-name="ce2">
            <text:p>3.45E+21</text:p>
          </table:table-cell>
          <table:table-cell office:value-type="float" office:value="5.9963899999999998E+27" table:style-name="ce2">
            <text:p>6.00E+27</text:p>
          </table:table-cell>
          <table:table-cell office:value-type="float" office:value="1.95838E+25" table:style-name="ce2">
            <text:p>1.96E+25</text:p>
          </table:table-cell>
          <table:table-cell office:value-type="float" office:value="7.6400100000000005E+23" table:style-name="ce2">
            <text:p>7.64E+23</text:p>
          </table:table-cell>
          <table:table-cell office:value-type="float" office:value="1.39932E+32" table:style-name="ce2">
            <text:p>1.40E+32</text:p>
          </table:table-cell>
          <table:table-cell office:value-type="float" office:value="3.18328E+18" table:style-name="ce2">
            <text:p>3.18E+18</text:p>
          </table:table-cell>
          <table:table-cell office:value-type="float" office:value="1.3395700000000001E+37" table:style-name="ce2">
            <text:p>1.34E+37</text:p>
          </table:table-cell>
          <table:table-cell office:value-type="float" office:value="2.72534884269606E+40" table:formula="of:=AVERAGE([.B345:.J345])" table:style-name="ce2">
            <text:p>2.73E+40</text:p>
          </table:table-cell>
          <table:table-cell table:number-columns-repeated="16373"/>
        </table:table-row>
        <table:table-row table:style-name="ro1">
          <table:table-cell office:value-type="float" office:value="3.9138300000000002E+36" table:style-name="ce2">
            <text:p>3.91E+36</text:p>
          </table:table-cell>
          <table:table-cell office:value-type="float" office:value="3.1669899999999998E+33" table:style-name="ce2">
            <text:p>3.17E+33</text:p>
          </table:table-cell>
          <table:table-cell office:value-type="float" office:value="7.4383499999999995E+39" table:style-name="ce2">
            <text:p>7.44E+39</text:p>
          </table:table-cell>
          <table:table-cell office:value-type="float" office:value="6.6033900000000003E+20" table:style-name="ce2">
            <text:p>6.60E+20</text:p>
          </table:table-cell>
          <table:table-cell office:value-type="float" office:value="2.8231800000000002E+44" table:style-name="ce2">
            <text:p>2.82E+44</text:p>
          </table:table-cell>
          <table:table-cell office:value-type="float" office:value="1.1464600000000001E+40" table:style-name="ce2">
            <text:p>1.15E+40</text:p>
          </table:table-cell>
          <table:table-cell office:value-type="float" office:value="5.2986599999999998E+23" table:style-name="ce2">
            <text:p>5.30E+23</text:p>
          </table:table-cell>
          <table:table-cell office:value-type="float" office:value="5.4727500000000001E+22" table:style-name="ce2">
            <text:p>5.47E+22</text:p>
          </table:table-cell>
          <table:table-cell office:value-type="float" office:value="3.2488699999999998E+24" table:style-name="ce2">
            <text:p>3.25E+24</text:p>
          </table:table-cell>
          <table:table-cell office:value-type="float" office:value="1.06575E+46" table:style-name="ce2">
            <text:p>1.07E+46</text:p>
          </table:table-cell>
          <table:table-cell office:value-type="float" office:value="1.215537433661463E+45" table:formula="of:=AVERAGE([.B346:.J346])" table:style-name="ce2">
            <text:p>1.22E+45</text:p>
          </table:table-cell>
          <table:table-cell table:number-columns-repeated="16373"/>
        </table:table-row>
        <table:table-row table:style-name="ro1">
          <table:table-cell office:value-type="float" office:value="1.51558E+28" table:style-name="ce2">
            <text:p>1.52E+28</text:p>
          </table:table-cell>
          <table:table-cell office:value-type="float" office:value="6.0134900000000002E+33" table:style-name="ce2">
            <text:p>6.01E+33</text:p>
          </table:table-cell>
          <table:table-cell office:value-type="float" office:value="2.1784500000000002E+31" table:style-name="ce2">
            <text:p>2.18E+31</text:p>
          </table:table-cell>
          <table:table-cell office:value-type="float" office:value="1.11261E+26" table:style-name="ce2">
            <text:p>1.11E+26</text:p>
          </table:table-cell>
          <table:table-cell office:value-type="float" office:value="1.3005400000000001E+43" table:style-name="ce2">
            <text:p>1.30E+43</text:p>
          </table:table-cell>
          <table:table-cell office:value-type="float" office:value="7.7455799999999997E+22" table:style-name="ce2">
            <text:p>7.75E+22</text:p>
          </table:table-cell>
          <table:table-cell office:value-type="float" office:value="3.50995E+18" table:style-name="ce2">
            <text:p>3.51E+18</text:p>
          </table:table-cell>
          <table:table-cell office:value-type="float" office:value="7.2608000000000004E+31" table:style-name="ce2">
            <text:p>7.26E+31</text:p>
          </table:table-cell>
          <table:table-cell office:value-type="float" office:value="3.76118E+24" table:style-name="ce2">
            <text:p>3.76E+24</text:p>
          </table:table-cell>
          <table:table-cell office:value-type="float" office:value="1.06466E+46" table:style-name="ce2">
            <text:p>1.06E+46</text:p>
          </table:table-cell>
          <table:table-cell office:value-type="float" office:value="1.1844006000006786E+45" table:formula="of:=AVERAGE([.B347:.J347])" table:style-name="ce2">
            <text:p>1.18E+45</text:p>
          </table:table-cell>
          <table:table-cell table:number-columns-repeated="16373"/>
        </table:table-row>
        <table:table-row table:style-name="ro1">
          <table:table-cell office:value-type="float" office:value="1.4931199999999999E+41" table:style-name="ce2">
            <text:p>1.49E+41</text:p>
          </table:table-cell>
          <table:table-cell office:value-type="float" office:value="4.1906599999999999E+54" table:style-name="ce2">
            <text:p>4.19E+54</text:p>
          </table:table-cell>
          <table:table-cell office:value-type="float" office:value="3.9636799999999998E+36" table:style-name="ce2">
            <text:p>3.96E+36</text:p>
          </table:table-cell>
          <table:table-cell office:value-type="float" office:value="7.8901399999999996E+23" table:style-name="ce2">
            <text:p>7.89E+23</text:p>
          </table:table-cell>
          <table:table-cell office:value-type="float" office:value="1.3043700000000001E+43" table:style-name="ce2">
            <text:p>1.30E+43</text:p>
          </table:table-cell>
          <table:table-cell office:value-type="float" office:value="2.6280600000000001E+40" table:style-name="ce2">
            <text:p>2.63E+40</text:p>
          </table:table-cell>
          <table:table-cell office:value-type="float" office:value="5.5254000000000003E+21" table:style-name="ce2">
            <text:p>5.53E+21</text:p>
          </table:table-cell>
          <table:table-cell office:value-type="float" office:value="1.7769999999999999E+28" table:style-name="ce2">
            <text:p>1.78E+28</text:p>
          </table:table-cell>
          <table:table-cell office:value-type="float" office:value="6.36685E+18" table:style-name="ce2">
            <text:p>6.37E+18</text:p>
          </table:table-cell>
          <table:table-cell office:value-type="float" office:value="2.5410399999999998E+34" table:style-name="ce2">
            <text:p>2.54E+34</text:p>
          </table:table-cell>
          <table:table-cell office:value-type="float" office:value="4.6562888889034114E+53" table:formula="of:=AVERAGE([.B348:.J348])" table:style-name="ce2">
            <text:p>4.66E+53</text:p>
          </table:table-cell>
          <table:table-cell table:number-columns-repeated="16373"/>
        </table:table-row>
        <table:table-row table:style-name="ro1">
          <table:table-cell office:value-type="float" office:value="1.59479E+28" table:style-name="ce2">
            <text:p>1.59E+28</text:p>
          </table:table-cell>
          <table:table-cell office:value-type="float" office:value="8.4566899999999996E+50" table:style-name="ce2">
            <text:p>8.46E+50</text:p>
          </table:table-cell>
          <table:table-cell office:value-type="float" office:value="3.5105100000000001E+36" table:style-name="ce2">
            <text:p>3.51E+36</text:p>
          </table:table-cell>
          <table:table-cell office:value-type="float" office:value="8.0469799999999997E+24" table:style-name="ce2">
            <text:p>8.05E+24</text:p>
          </table:table-cell>
          <table:table-cell office:value-type="float" office:value="9.3303300000000005E+21" table:style-name="ce2">
            <text:p>9.33E+21</text:p>
          </table:table-cell>
          <table:table-cell office:value-type="float" office:value="3.0289099999999999E+27" table:style-name="ce2">
            <text:p>3.03E+27</text:p>
          </table:table-cell>
          <table:table-cell office:value-type="float" office:value="6.2154199999999995E+24" table:style-name="ce2">
            <text:p>6.22E+24</text:p>
          </table:table-cell>
          <table:table-cell office:value-type="float" office:value="3.9253000000000002E+24" table:style-name="ce2">
            <text:p>3.93E+24</text:p>
          </table:table-cell>
          <table:table-cell office:value-type="float" office:value="9.1202500000000003E+27" table:style-name="ce2">
            <text:p>9.12E+27</text:p>
          </table:table-cell>
          <table:table-cell office:value-type="float" office:value="1.8208000000000001E+26" table:style-name="ce2">
            <text:p>1.82E+26</text:p>
          </table:table-cell>
          <table:table-cell office:value-type="float" office:value="9.3963222222222612E+49" table:formula="of:=AVERAGE([.B349:.J349])" table:style-name="ce2">
            <text:p>9.40E+49</text:p>
          </table:table-cell>
          <table:table-cell table:number-columns-repeated="16373"/>
        </table:table-row>
        <table:table-row table:style-name="ro1">
          <table:table-cell office:value-type="float" office:value="2.3263000000000001E+33" table:style-name="ce2">
            <text:p>2.33E+33</text:p>
          </table:table-cell>
          <table:table-cell office:value-type="float" office:value="2.88247E+34" table:style-name="ce2">
            <text:p>2.88E+34</text:p>
          </table:table-cell>
          <table:table-cell office:value-type="float" office:value="2.9939300000000002E+34" table:style-name="ce2">
            <text:p>2.99E+34</text:p>
          </table:table-cell>
          <table:table-cell office:value-type="float" office:value="1.8651599999999999E+27" table:style-name="ce2">
            <text:p>1.87E+27</text:p>
          </table:table-cell>
          <table:table-cell office:value-type="float" office:value="1.00304E+22" table:style-name="ce2">
            <text:p>1.00E+22</text:p>
          </table:table-cell>
          <table:table-cell office:value-type="float" office:value="2.7063699999999999E+24" table:style-name="ce2">
            <text:p>2.71E+24</text:p>
          </table:table-cell>
          <table:table-cell office:value-type="float" office:value="8.8948100000000005E+21" table:style-name="ce2">
            <text:p>8.89E+21</text:p>
          </table:table-cell>
          <table:table-cell office:value-type="float" office:value="2.8667999999999999E+23" table:style-name="ce2">
            <text:p>2.87E+23</text:p>
          </table:table-cell>
          <table:table-cell office:value-type="float" office:value="2.94558E+23" table:style-name="ce2">
            <text:p>2.95E+23</text:p>
          </table:table-cell>
          <table:table-cell office:value-type="float" office:value="2.28164E+30" table:style-name="ce2">
            <text:p>2.28E+30</text:p>
          </table:table-cell>
          <table:table-cell office:value-type="float" office:value="6.5295870564962794E+33" table:formula="of:=AVERAGE([.B350:.J350])" table:style-name="ce2">
            <text:p>6.53E+33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1.4798299999999999E+62" table:style-name="ce2">
            <text:p>1.48E+62</text:p>
          </table:table-cell>
          <table:table-cell office:value-type="float" office:value="3.0297499999999999E+46" table:style-name="ce2">
            <text:p>3.03E+46</text:p>
          </table:table-cell>
          <table:table-cell office:value-type="float" office:value="2.4228299999999999E+23" table:style-name="ce2">
            <text:p>2.42E+23</text:p>
          </table:table-cell>
          <table:table-cell office:value-type="float" office:value="2.8219399999999999E+40" table:style-name="ce2">
            <text:p>2.82E+40</text:p>
          </table:table-cell>
          <table:table-cell office:value-type="float" office:value="4.9947899999999997E+38" table:style-name="ce2">
            <text:p>4.99E+38</text:p>
          </table:table-cell>
          <table:table-cell office:value-type="float" office:value="1.8056399999999999E+22" table:style-name="ce2">
            <text:p>1.81E+22</text:p>
          </table:table-cell>
          <table:table-cell office:value-type="float" office:value="6.9524100000000002E+22" table:style-name="ce2">
            <text:p>6.95E+22</text:p>
          </table:table-cell>
          <table:table-cell office:value-type="float" office:value="6.90386E+16" table:style-name="ce2">
            <text:p>6.90E+16</text:p>
          </table:table-cell>
          <table:table-cell office:value-type="float" office:value="1.01001E+32" table:style-name="ce2">
            <text:p>1.01E+32</text:p>
          </table:table-cell>
          <table:table-cell office:value-type="float" office:value="1.6442555555555557E+61" table:formula="of:=AVERAGE([.B351:.J351])" table:style-name="ce2">
            <text:p>1.64E+61</text:p>
          </table:table-cell>
          <table:table-cell table:number-columns-repeated="16373"/>
        </table:table-row>
        <table:table-row table:style-name="ro1">
          <table:table-cell office:value-type="float" office:value="3.1895599999999998E+28" table:style-name="ce2">
            <text:p>3.19E+28</text:p>
          </table:table-cell>
          <table:table-cell office:value-type="float" office:value="1.0913700000000001E+62" table:style-name="ce2">
            <text:p>1.09E+62</text:p>
          </table:table-cell>
          <table:table-cell office:value-type="float" office:value="3.7436599999999999E+45" table:style-name="ce2">
            <text:p>3.74E+45</text:p>
          </table:table-cell>
          <table:table-cell office:value-type="float" office:value="7.61821E+17" table:style-name="ce2">
            <text:p>7.62E+17</text:p>
          </table:table-cell>
          <table:table-cell office:value-type="float" office:value="1.6310200000000002E+26" table:style-name="ce2">
            <text:p>1.63E+26</text:p>
          </table:table-cell>
          <table:table-cell office:value-type="float" office:value="4.9947899999999997E+38" table:style-name="ce2">
            <text:p>4.99E+38</text:p>
          </table:table-cell>
          <table:table-cell office:value-type="float" office:value="2.1302199999999999E+35" table:style-name="ce2">
            <text:p>2.13E+35</text:p>
          </table:table-cell>
          <table:table-cell office:value-type="float" office:value="5.7104399999999999E+24" table:style-name="ce2">
            <text:p>5.71E+24</text:p>
          </table:table-cell>
          <table:table-cell office:value-type="float" office:value="6.07519E+18" table:style-name="ce2">
            <text:p>6.08E+18</text:p>
          </table:table-cell>
          <table:table-cell office:value-type="float" office:value="1.92218E+18" table:style-name="ce2">
            <text:p>1.92E+18</text:p>
          </table:table-cell>
          <table:table-cell office:value-type="float" office:value="1.2126333333333333E+61" table:formula="of:=AVERAGE([.B352:.J352])" table:style-name="ce2">
            <text:p>1.21E+61</text:p>
          </table:table-cell>
          <table:table-cell table:number-columns-repeated="16373"/>
        </table:table-row>
        <table:table-row table:style-name="ro1">
          <table:table-cell office:value-type="float" office:value="6.8949099999999995E+29" table:style-name="ce2">
            <text:p>6.89E+29</text:p>
          </table:table-cell>
          <table:table-cell office:value-type="float" office:value="2.0393200000000001E+43" table:style-name="ce2">
            <text:p>2.04E+43</text:p>
          </table:table-cell>
          <table:table-cell office:value-type="float" office:value="2.89481E+46" table:style-name="ce2">
            <text:p>2.89E+46</text:p>
          </table:table-cell>
          <table:table-cell office:value-type="float" office:value="1.9129799999999999E+24" table:style-name="ce2">
            <text:p>1.91E+24</text:p>
          </table:table-cell>
          <table:table-cell office:value-type="float" office:value="2.0258399999999998E+25" table:style-name="ce2">
            <text:p>2.03E+25</text:p>
          </table:table-cell>
          <table:table-cell office:value-type="float" office:value="1.26566E+24" table:style-name="ce2">
            <text:p>1.27E+24</text:p>
          </table:table-cell>
          <table:table-cell office:value-type="float" office:value="8.3605399999999996E+21" table:style-name="ce2">
            <text:p>8.36E+21</text:p>
          </table:table-cell>
          <table:table-cell office:value-type="float" office:value="8.5223300000000002E+22" table:style-name="ce2">
            <text:p>8.52E+22</text:p>
          </table:table-cell>
          <table:table-cell office:value-type="float" office:value="5.07922E+20" table:style-name="ce2">
            <text:p>5.08E+20</text:p>
          </table:table-cell>
          <table:table-cell office:value-type="float" office:value="2.80384E+35" table:style-name="ce2">
            <text:p>2.80E+35</text:p>
          </table:table-cell>
          <table:table-cell office:value-type="float" office:value="3.2187214666978205E+45" table:formula="of:=AVERAGE([.B353:.J353])" table:style-name="ce2">
            <text:p>3.22E+45</text:p>
          </table:table-cell>
          <table:table-cell table:number-columns-repeated="16373"/>
        </table:table-row>
        <table:table-row table:style-name="ro1">
          <table:table-cell office:value-type="float" office:value="4.32972E+32" table:style-name="ce2">
            <text:p>4.33E+32</text:p>
          </table:table-cell>
          <table:table-cell office:value-type="float" office:value="6.5601300000000005E+42" table:style-name="ce2">
            <text:p>6.56E+42</text:p>
          </table:table-cell>
          <table:table-cell office:value-type="float" office:value="1.1221100000000001E+46" table:style-name="ce2">
            <text:p>1.12E+46</text:p>
          </table:table-cell>
          <table:table-cell office:value-type="float" office:value="2.02547E+22" table:style-name="ce2">
            <text:p>2.03E+22</text:p>
          </table:table-cell>
          <table:table-cell office:value-type="float" office:value="3.1057299999999999E+33" table:style-name="ce2">
            <text:p>3.11E+33</text:p>
          </table:table-cell>
          <table:table-cell office:value-type="float" office:value="4.9947899999999997E+38" table:style-name="ce2">
            <text:p>4.99E+38</text:p>
          </table:table-cell>
          <table:table-cell office:value-type="float" office:value="1.2193800000000001E+22" table:style-name="ce2">
            <text:p>1.22E+22</text:p>
          </table:table-cell>
          <table:table-cell office:value-type="float" office:value="1.20376E+23" table:style-name="ce2">
            <text:p>1.20E+23</text:p>
          </table:table-cell>
          <table:table-cell office:value-type="float" office:value="3.00686E+40" table:style-name="ce2">
            <text:p>3.01E+40</text:p>
          </table:table-cell>
          <table:table-cell office:value-type="float" office:value="1.98258E+54" table:style-name="ce2">
            <text:p>1.98E+54</text:p>
          </table:table-cell>
          <table:table-cell office:value-type="float" office:value="2.2028666791418783E+53" table:formula="of:=AVERAGE([.B354:.J354])" table:style-name="ce2">
            <text:p>2.20E+53</text:p>
          </table:table-cell>
          <table:table-cell table:number-columns-repeated="16373"/>
        </table:table-row>
        <table:table-row table:style-name="ro1">
          <table:table-cell office:value-type="float" office:value="1.5156400000000001E+28" table:style-name="ce2">
            <text:p>1.52E+28</text:p>
          </table:table-cell>
          <table:table-cell office:value-type="float" office:value="5.9804200000000005E+49" table:style-name="ce2">
            <text:p>5.98E+49</text:p>
          </table:table-cell>
          <table:table-cell office:value-type="float" office:value="2.4563499999999999E+41" table:style-name="ce2">
            <text:p>2.46E+41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2.1061700000000001E+33" table:style-name="ce2">
            <text:p>2.11E+33</text:p>
          </table:table-cell>
          <table:table-cell office:value-type="float" office:value="1.0313999999999999E+26" table:style-name="ce2">
            <text:p>1.03E+26</text:p>
          </table:table-cell>
          <table:table-cell office:value-type="float" office:value="5.2561299999999999E+23" table:style-name="ce2">
            <text:p>5.26E+23</text:p>
          </table:table-cell>
          <table:table-cell office:value-type="float" office:value="5.8246800000000002E+23" table:style-name="ce2">
            <text:p>5.82E+23</text:p>
          </table:table-cell>
          <table:table-cell office:value-type="float" office:value="2.72158E+23" table:style-name="ce2">
            <text:p>2.72E+23</text:p>
          </table:table-cell>
          <table:table-cell office:value-type="float" office:value="1.0183699999999999E+26" table:style-name="ce2">
            <text:p>1.02E+26</text:p>
          </table:table-cell>
          <table:table-cell office:value-type="float" office:value="6.6449111384038898E+48" table:formula="of:=AVERAGE([.B355:.J355])" table:style-name="ce2">
            <text:p>6.64E+48</text:p>
          </table:table-cell>
          <table:table-cell table:number-columns-repeated="16373"/>
        </table:table-row>
        <table:table-row table:style-name="ro1">
          <table:table-cell office:value-type="float" office:value="1.2553599999999999E+34" table:style-name="ce2">
            <text:p>1.26E+34</text:p>
          </table:table-cell>
          <table:table-cell office:value-type="float" office:value="2.1592200000000001E+36" table:style-name="ce2">
            <text:p>2.16E+36</text:p>
          </table:table-cell>
          <table:table-cell office:value-type="float" office:value="1.1154599999999999E+47" table:style-name="ce2">
            <text:p>1.12E+47</text:p>
          </table:table-cell>
          <table:table-cell office:value-type="float" office:value="1.8653899999999999E+27" table:style-name="ce2">
            <text:p>1.87E+27</text:p>
          </table:table-cell>
          <table:table-cell office:value-type="float" office:value="3.1824500000000002E+21" table:style-name="ce2">
            <text:p>3.18E+21</text:p>
          </table:table-cell>
          <table:table-cell office:value-type="float" office:value="4.2995699999999999E+27" table:style-name="ce2">
            <text:p>4.30E+27</text:p>
          </table:table-cell>
          <table:table-cell office:value-type="float" office:value="7.0537700000000004E+22" table:style-name="ce2">
            <text:p>7.05E+22</text:p>
          </table:table-cell>
          <table:table-cell office:value-type="float" office:value="6.28652E+20" table:style-name="ce2">
            <text:p>6.29E+20</text:p>
          </table:table-cell>
          <table:table-cell office:value-type="float" office:value="159772000000000" table:style-name="ce2">
            <text:p>1.60E+14</text:p>
          </table:table-cell>
          <table:table-cell office:value-type="float" office:value="8.8645600000000005E+33" table:style-name="ce2">
            <text:p>8.86E+33</text:p>
          </table:table-cell>
          <table:table-cell office:value-type="float" office:value="1.2394000000240899E+46" table:formula="of:=AVERAGE([.B356:.J356])" table:style-name="ce2">
            <text:p>1.24E+46</text:p>
          </table:table-cell>
          <table:table-cell table:number-columns-repeated="16373"/>
        </table:table-row>
        <table:table-row table:style-name="ro1">
          <table:table-cell office:value-type="float" office:value="5.5320600000000002E+30" table:style-name="ce2">
            <text:p>5.53E+30</text:p>
          </table:table-cell>
          <table:table-cell office:value-type="float" office:value="1.46126E+31" table:style-name="ce2">
            <text:p>1.46E+31</text:p>
          </table:table-cell>
          <table:table-cell office:value-type="float" office:value="6.0979900000000003E+37" table:style-name="ce2">
            <text:p>6.10E+37</text:p>
          </table:table-cell>
          <table:table-cell office:value-type="float" office:value="5.2387299999999999E+23" table:style-name="ce2">
            <text:p>5.24E+23</text:p>
          </table:table-cell>
          <table:table-cell office:value-type="float" office:value="6.9514700000000003E+21" table:style-name="ce2">
            <text:p>6.95E+21</text:p>
          </table:table-cell>
          <table:table-cell office:value-type="float" office:value="5.6066200000000003E+25" table:style-name="ce2">
            <text:p>5.61E+25</text:p>
          </table:table-cell>
          <table:table-cell office:value-type="float" office:value="1.5942799999999999E+23" table:style-name="ce2">
            <text:p>1.59E+23</text:p>
          </table:table-cell>
          <table:table-cell office:value-type="float" office:value="1.0766199999999999E+22" table:style-name="ce2">
            <text:p>1.08E+22</text:p>
          </table:table-cell>
          <table:table-cell office:value-type="float" office:value="4.3230800000000001E+24" table:style-name="ce2">
            <text:p>4.32E+24</text:p>
          </table:table-cell>
          <table:table-cell office:value-type="float" office:value="2.7410800000000003E+30" table:style-name="ce2">
            <text:p>2.74E+30</text:p>
          </table:table-cell>
          <table:table-cell office:value-type="float" office:value="6.7755463726378996E+36" table:formula="of:=AVERAGE([.B357:.J357])" table:style-name="ce2">
            <text:p>6.78E+36</text:p>
          </table:table-cell>
          <table:table-cell table:number-columns-repeated="16373"/>
        </table:table-row>
        <table:table-row table:style-name="ro1">
          <table:table-cell office:value-type="float" office:value="4.4864700000000004E+22" table:style-name="ce2">
            <text:p>4.49E+22</text:p>
          </table:table-cell>
          <table:table-cell office:value-type="float" office:value="1.9173400000000001E+42" table:style-name="ce2">
            <text:p>1.92E+42</text:p>
          </table:table-cell>
          <table:table-cell office:value-type="float" office:value="8.0166399999999999E+46" table:style-name="ce2">
            <text:p>8.02E+46</text:p>
          </table:table-cell>
          <table:table-cell office:value-type="float" office:value="3.6829199999999997E+21" table:style-name="ce2">
            <text:p>3.68E+21</text:p>
          </table:table-cell>
          <table:table-cell office:value-type="float" office:value="1.1211699999999999E+25" table:style-name="ce2">
            <text:p>1.12E+25</text:p>
          </table:table-cell>
          <table:table-cell office:value-type="float" office:value="7.7308200000000001E+23" table:style-name="ce2">
            <text:p>7.73E+23</text:p>
          </table:table-cell>
          <table:table-cell office:value-type="float" office:value="3.78596E+20" table:style-name="ce2">
            <text:p>3.79E+20</text:p>
          </table:table-cell>
          <table:table-cell office:value-type="float" office:value="8.5678700000000001E+23" table:style-name="ce2">
            <text:p>8.57E+23</text:p>
          </table:table-cell>
          <table:table-cell office:value-type="float" office:value="2.44027E+17" table:style-name="ce2">
            <text:p>2.44E+17</text:p>
          </table:table-cell>
          <table:table-cell office:value-type="float" office:value="5.9720800000000001E+24" table:style-name="ce2">
            <text:p>5.97E+24</text:p>
          </table:table-cell>
          <table:table-cell office:value-type="float" office:value="8.9075908155555551E+45" table:formula="of:=AVERAGE([.B358:.J358])" table:style-name="ce2">
            <text:p>8.91E+45</text:p>
          </table:table-cell>
          <table:table-cell table:number-columns-repeated="16373"/>
        </table:table-row>
        <table:table-row table:style-name="ro1">
          <table:table-cell office:value-type="float" office:value="3.05667E+42" table:style-name="ce2">
            <text:p>3.06E+42</text:p>
          </table:table-cell>
          <table:table-cell office:value-type="float" office:value="1.2982699999999999E+62" table:style-name="ce2">
            <text:p>1.30E+62</text:p>
          </table:table-cell>
          <table:table-cell office:value-type="float" office:value="3.29055E+37" table:style-name="ce2">
            <text:p>3.29E+37</text:p>
          </table:table-cell>
          <table:table-cell office:value-type="float" office:value="2.0871600000000001E+22" table:style-name="ce2">
            <text:p>2.09E+22</text:p>
          </table:table-cell>
          <table:table-cell office:value-type="float" office:value="3.0748500000000003E+23" table:style-name="ce2">
            <text:p>3.07E+23</text:p>
          </table:table-cell>
          <table:table-cell office:value-type="float" office:value="5.1612100000000001E+27" table:style-name="ce2">
            <text:p>5.16E+27</text:p>
          </table:table-cell>
          <table:table-cell office:value-type="float" office:value="5.53269E+17" table:style-name="ce2">
            <text:p>5.53E+17</text:p>
          </table:table-cell>
          <table:table-cell office:value-type="float" office:value="8.0051799999999999E+23" table:style-name="ce2">
            <text:p>8.01E+23</text:p>
          </table:table-cell>
          <table:table-cell office:value-type="float" office:value="1.11392E+16" table:style-name="ce2">
            <text:p>1.11E+16</text:p>
          </table:table-cell>
          <table:table-cell office:value-type="float" office:value="3.8196900000000002E+28" table:style-name="ce2">
            <text:p>3.82E+28</text:p>
          </table:table-cell>
          <table:table-cell office:value-type="float" office:value="1.4425222222222221E+61" table:formula="of:=AVERAGE([.B359:.J359])" table:style-name="ce2">
            <text:p>1.44E+61</text:p>
          </table:table-cell>
          <table:table-cell table:number-columns-repeated="16373"/>
        </table:table-row>
        <table:table-row table:style-name="ro1">
          <table:table-cell office:value-type="float" office:value="6.21938E+28" table:style-name="ce2">
            <text:p>6.22E+28</text:p>
          </table:table-cell>
          <table:table-cell office:value-type="float" office:value="9.45304E+35" table:style-name="ce2">
            <text:p>9.45E+35</text:p>
          </table:table-cell>
          <table:table-cell office:value-type="float" office:value="1.13063E+52" table:style-name="ce2">
            <text:p>1.13E+52</text:p>
          </table:table-cell>
          <table:table-cell office:value-type="float" office:value="1.8892500000000001E+27" table:style-name="ce2">
            <text:p>1.89E+27</text:p>
          </table:table-cell>
          <table:table-cell office:value-type="float" office:value="6.7499500000000006E+26" table:style-name="ce2">
            <text:p>6.75E+26</text:p>
          </table:table-cell>
          <table:table-cell office:value-type="float" office:value="3.1641000000000003E+26" table:style-name="ce2">
            <text:p>3.16E+26</text:p>
          </table:table-cell>
          <table:table-cell office:value-type="float" office:value="7.7118699999999998E+21" table:style-name="ce2">
            <text:p>7.71E+21</text:p>
          </table:table-cell>
          <table:table-cell office:value-type="float" office:value="3203060000000" table:style-name="ce2">
            <text:p>3.20E+12</text:p>
          </table:table-cell>
          <table:table-cell office:value-type="float" office:value="1.7087699999999999E+27" table:style-name="ce2">
            <text:p>1.71E+27</text:p>
          </table:table-cell>
          <table:table-cell office:value-type="float" office:value="1.0580200000000001E+32" table:style-name="ce2">
            <text:p>1.06E+32</text:p>
          </table:table-cell>
          <table:table-cell office:value-type="float" office:value="1.2562555555555557E+51" table:formula="of:=AVERAGE([.B360:.J360])" table:style-name="ce2">
            <text:p>1.26E+51</text:p>
          </table:table-cell>
          <table:table-cell table:number-columns-repeated="16373"/>
        </table:table-row>
        <table:table-row table:style-name="ro1">
          <table:table-cell office:value-type="float" office:value="1.07395E+33" table:style-name="ce2">
            <text:p>1.07E+33</text:p>
          </table:table-cell>
          <table:table-cell office:value-type="float" office:value="9.6517100000000007E+35" table:style-name="ce2">
            <text:p>9.65E+35</text:p>
          </table:table-cell>
          <table:table-cell office:value-type="float" office:value="9.6435100000000001E+40" table:style-name="ce2">
            <text:p>9.64E+40</text:p>
          </table:table-cell>
          <table:table-cell office:value-type="float" office:value="1.6252700000000001E+26" table:style-name="ce2">
            <text:p>1.63E+26</text:p>
          </table:table-cell>
          <table:table-cell office:value-type="float" office:value="6.1193800000000003E+42" table:style-name="ce2">
            <text:p>6.12E+42</text:p>
          </table:table-cell>
          <table:table-cell office:value-type="float" office:value="1.2864899999999999E+28" table:style-name="ce2">
            <text:p>1.29E+28</text:p>
          </table:table-cell>
          <table:table-cell office:value-type="float" office:value="6.7814899999999999E+26" table:style-name="ce2">
            <text:p>6.78E+26</text:p>
          </table:table-cell>
          <table:table-cell office:value-type="float" office:value="1.04774E+24" table:style-name="ce2">
            <text:p>1.05E+24</text:p>
          </table:table-cell>
          <table:table-cell office:value-type="float" office:value="1.36016E+44" table:style-name="ce2">
            <text:p>1.36E+44</text:p>
          </table:table-cell>
          <table:table-cell office:value-type="float" office:value="4.0302299999999999E+35" table:style-name="ce2">
            <text:p>4.03E+35</text:p>
          </table:table-cell>
          <table:table-cell office:value-type="float" office:value="1.5803535163132669E+43" table:formula="of:=AVERAGE([.B361:.J361])" table:style-name="ce2">
            <text:p>1.58E+43</text:p>
          </table:table-cell>
          <table:table-cell table:number-columns-repeated="16373"/>
        </table:table-row>
        <table:table-row table:style-name="ro1">
          <table:table-cell office:value-type="float" office:value="5.2044399999999999E+32" table:style-name="ce2">
            <text:p>5.20E+32</text:p>
          </table:table-cell>
          <table:table-cell office:value-type="float" office:value="6.3339799999999997E+33" table:style-name="ce2">
            <text:p>6.33E+33</text:p>
          </table:table-cell>
          <table:table-cell office:value-type="float" office:value="3.1217999999999998E+40" table:style-name="ce2">
            <text:p>3.12E+40</text:p>
          </table:table-cell>
          <table:table-cell office:value-type="float" office:value="6.03191E+24" table:style-name="ce2">
            <text:p>6.03E+24</text:p>
          </table:table-cell>
          <table:table-cell office:value-type="float" office:value="1.03386E+33" table:style-name="ce2">
            <text:p>1.03E+33</text:p>
          </table:table-cell>
          <table:table-cell office:value-type="float" office:value="2.6405E+27" table:style-name="ce2">
            <text:p>2.64E+27</text:p>
          </table:table-cell>
          <table:table-cell office:value-type="float" office:value="7.5074800000000003E+21" table:style-name="ce2">
            <text:p>7.51E+21</text:p>
          </table:table-cell>
          <table:table-cell office:value-type="float" office:value="6.23813E+23" table:style-name="ce2">
            <text:p>6.24E+23</text:p>
          </table:table-cell>
          <table:table-cell office:value-type="float" office:value="3.07624E+16" table:style-name="ce2">
            <text:p>3.08E+16</text:p>
          </table:table-cell>
          <table:table-cell office:value-type="float" office:value="6.4054400000000003E+24" table:style-name="ce2">
            <text:p>6.41E+24</text:p>
          </table:table-cell>
          <table:table-cell office:value-type="float" office:value="3.4686674853158495E+39" table:formula="of:=AVERAGE([.B362:.J362])" table:style-name="ce2">
            <text:p>3.47E+39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8.4566899999999996E+50" table:style-name="ce2">
            <text:p>8.46E+50</text:p>
          </table:table-cell>
          <table:table-cell office:value-type="float" office:value="2.4872099999999999E+42" table:style-name="ce2">
            <text:p>2.49E+42</text:p>
          </table:table-cell>
          <table:table-cell office:value-type="float" office:value="3.81218E+28" table:style-name="ce2">
            <text:p>3.81E+28</text:p>
          </table:table-cell>
          <table:table-cell office:value-type="float" office:value="1.46032E+32" table:style-name="ce2">
            <text:p>1.46E+32</text:p>
          </table:table-cell>
          <table:table-cell office:value-type="float" office:value="7.5110100000000002E+46" table:style-name="ce2">
            <text:p>7.51E+46</text:p>
          </table:table-cell>
          <table:table-cell office:value-type="float" office:value="4.32138E+20" table:style-name="ce2">
            <text:p>4.32E+20</text:p>
          </table:table-cell>
          <table:table-cell office:value-type="float" office:value="1.09921E+29" table:style-name="ce2">
            <text:p>1.10E+29</text:p>
          </table:table-cell>
          <table:table-cell office:value-type="float" office:value="1.1035100000000001E+30" table:style-name="ce2">
            <text:p>1.10E+30</text:p>
          </table:table-cell>
          <table:table-cell office:value-type="float" office:value="7.3658599999999998E+33" table:style-name="ce2">
            <text:p>7.37E+33</text:p>
          </table:table-cell>
          <table:table-cell office:value-type="float" office:value="9.3971568065245555E+49" table:formula="of:=AVERAGE([.B363:.J363])" table:style-name="ce2">
            <text:p>9.40E+49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6.3667700000000002E+49" table:style-name="ce2">
            <text:p>6.37E+49</text:p>
          </table:table-cell>
          <table:table-cell office:value-type="float" office:value="1.9603499999999999E+46" table:style-name="ce2">
            <text:p>1.96E+46</text:p>
          </table:table-cell>
          <table:table-cell office:value-type="float" office:value="1.8711899999999999E+27" table:style-name="ce2">
            <text:p>1.87E+27</text:p>
          </table:table-cell>
          <table:table-cell office:value-type="float" office:value="1.4598799999999999E+40" table:style-name="ce2">
            <text:p>1.46E+40</text:p>
          </table:table-cell>
          <table:table-cell office:value-type="float" office:value="2.6279400000000001E+40" table:style-name="ce2">
            <text:p>2.63E+40</text:p>
          </table:table-cell>
          <table:table-cell office:value-type="float" office:value="6.1354300000000003E+20" table:style-name="ce2">
            <text:p>6.14E+20</text:p>
          </table:table-cell>
          <table:table-cell office:value-type="float" office:value="1.05931E+23" table:style-name="ce2">
            <text:p>1.06E+23</text:p>
          </table:table-cell>
          <table:table-cell office:value-type="float" office:value="6.9474999999999998E+25" table:style-name="ce2">
            <text:p>6.95E+25</text:p>
          </table:table-cell>
          <table:table-cell office:value-type="float" office:value="2.27342E+30" table:style-name="ce2">
            <text:p>2.27E+30</text:p>
          </table:table-cell>
          <table:table-cell office:value-type="float" office:value="7.0763670600975774E+48" table:formula="of:=AVERAGE([.B364:.J364])" table:style-name="ce2">
            <text:p>7.08E+48</text:p>
          </table:table-cell>
          <table:table-cell table:number-columns-repeated="16373"/>
        </table:table-row>
        <table:table-row table:style-name="ro1">
          <table:table-cell office:value-type="float" office:value="2.06056E+26" table:style-name="ce2">
            <text:p>2.06E+26</text:p>
          </table:table-cell>
          <table:table-cell office:value-type="float" office:value="4.8782399999999999E+26" table:style-name="ce2">
            <text:p>4.88E+26</text:p>
          </table:table-cell>
          <table:table-cell office:value-type="float" office:value="2.7836400000000001E+41" table:style-name="ce2">
            <text:p>2.78E+41</text:p>
          </table:table-cell>
          <table:table-cell office:value-type="float" office:value="6.63721E+19" table:style-name="ce2">
            <text:p>6.64E+19</text:p>
          </table:table-cell>
          <table:table-cell office:value-type="float" office:value="1.12601E+24" table:style-name="ce2">
            <text:p>1.13E+24</text:p>
          </table:table-cell>
          <table:table-cell office:value-type="float" office:value="1.4928700000000001E+24" table:style-name="ce2">
            <text:p>1.49E+24</text:p>
          </table:table-cell>
          <table:table-cell office:value-type="float" office:value="5.37167E+23" table:style-name="ce2">
            <text:p>5.37E+23</text:p>
          </table:table-cell>
          <table:table-cell office:value-type="float" office:value="9.3359900000000001E+21" table:style-name="ce2">
            <text:p>9.34E+21</text:p>
          </table:table-cell>
          <table:table-cell office:value-type="float" office:value="1.7098000000000001E+27" table:style-name="ce2">
            <text:p>1.71E+27</text:p>
          </table:table-cell>
          <table:table-cell office:value-type="float" office:value="5.5235800000000003E+28" table:style-name="ce2">
            <text:p>5.52E+28</text:p>
          </table:table-cell>
          <table:table-cell office:value-type="float" office:value="3.0929333333339717E+40" table:formula="of:=AVERAGE([.B365:.J365])" table:style-name="ce2">
            <text:p>3.09E+40</text:p>
          </table:table-cell>
          <table:table-cell table:number-columns-repeated="16373"/>
        </table:table-row>
        <table:table-row table:style-name="ro1">
          <table:table-cell office:value-type="float" office:value="1.6150000000000001E+28" table:style-name="ce2">
            <text:p>1.62E+28</text:p>
          </table:table-cell>
          <table:table-cell office:value-type="float" office:value="3.1669899999999998E+33" table:style-name="ce2">
            <text:p>3.17E+33</text:p>
          </table:table-cell>
          <table:table-cell office:value-type="float" office:value="2.8471200000000001E+46" table:style-name="ce2">
            <text:p>2.85E+46</text:p>
          </table:table-cell>
          <table:table-cell office:value-type="float" office:value="1.5676899999999999E+21" table:style-name="ce2">
            <text:p>1.57E+21</text:p>
          </table:table-cell>
          <table:table-cell office:value-type="float" office:value="8.00844E+36" table:style-name="ce2">
            <text:p>8.01E+36</text:p>
          </table:table-cell>
          <table:table-cell office:value-type="float" office:value="6.1532900000000003E+46" table:style-name="ce2">
            <text:p>6.15E+46</text:p>
          </table:table-cell>
          <table:table-cell office:value-type="float" office:value="7.2486599999999993E+20" table:style-name="ce2">
            <text:p>7.25E+20</text:p>
          </table:table-cell>
          <table:table-cell office:value-type="float" office:value="1.9520400000000001E+23" table:style-name="ce2">
            <text:p>1.95E+23</text:p>
          </table:table-cell>
          <table:table-cell office:value-type="float" office:value="2.6132199999999998E+23" table:style-name="ce2">
            <text:p>2.61E+23</text:p>
          </table:table-cell>
          <table:table-cell office:value-type="float" office:value="4.3450199999999996E+22" table:style-name="ce2">
            <text:p>4.35E+22</text:p>
          </table:table-cell>
          <table:table-cell office:value-type="float" office:value="1.0000455556445734E+46" table:formula="of:=AVERAGE([.B366:.J366])" table:style-name="ce2">
            <text:p>1.00E+46</text:p>
          </table:table-cell>
          <table:table-cell table:number-columns-repeated="16373"/>
        </table:table-row>
        <table:table-row table:style-name="ro1">
          <table:table-cell office:value-type="float" office:value="1.6317E+28" table:style-name="ce2">
            <text:p>1.63E+28</text:p>
          </table:table-cell>
          <table:table-cell office:value-type="float" office:value="1.4535400000000001E+62" table:style-name="ce2">
            <text:p>1.45E+62</text:p>
          </table:table-cell>
          <table:table-cell office:value-type="float" office:value="1.13758E+46" table:style-name="ce2">
            <text:p>1.14E+46</text:p>
          </table:table-cell>
          <table:table-cell office:value-type="float" office:value="1.74416E+24" table:style-name="ce2">
            <text:p>1.74E+24</text:p>
          </table:table-cell>
          <table:table-cell office:value-type="float" office:value="8.8231299999999997E+20" table:style-name="ce2">
            <text:p>8.82E+20</text:p>
          </table:table-cell>
          <table:table-cell office:value-type="float" office:value="1.23066E+47" table:style-name="ce2">
            <text:p>1.23E+47</text:p>
          </table:table-cell>
          <table:table-cell office:value-type="float" office:value="5.4656E+18" table:style-name="ce2">
            <text:p>5.47E+18</text:p>
          </table:table-cell>
          <table:table-cell office:value-type="float" office:value="528451000000000" table:style-name="ce2">
            <text:p>5.28E+14</text:p>
          </table:table-cell>
          <table:table-cell office:value-type="float" office:value="6.9474999999999998E+25" table:style-name="ce2">
            <text:p>6.95E+25</text:p>
          </table:table-cell>
          <table:table-cell office:value-type="float" office:value="2.90683E+54" table:style-name="ce2">
            <text:p>2.91E+54</text:p>
          </table:table-cell>
          <table:table-cell office:value-type="float" office:value="1.615044476742557E+61" table:formula="of:=AVERAGE([.B367:.J367])" table:style-name="ce2">
            <text:p>1.62E+61</text:p>
          </table:table-cell>
          <table:table-cell table:number-columns-repeated="16373"/>
        </table:table-row>
        <table:table-row table:style-name="ro1">
          <table:table-cell office:value-type="float" office:value="5.2044600000000001E+36" table:style-name="ce2">
            <text:p>5.20E+36</text:p>
          </table:table-cell>
          <table:table-cell office:value-type="float" office:value="7.7826000000000004E+30" table:style-name="ce2">
            <text:p>7.78E+30</text:p>
          </table:table-cell>
          <table:table-cell office:value-type="float" office:value="1.6677E+39" table:style-name="ce2">
            <text:p>1.67E+39</text:p>
          </table:table-cell>
          <table:table-cell office:value-type="float" office:value="3.2775400000000002E+22" table:style-name="ce2">
            <text:p>3.28E+22</text:p>
          </table:table-cell>
          <table:table-cell office:value-type="float" office:value="8.6515999999999997E+31" table:style-name="ce2">
            <text:p>8.65E+31</text:p>
          </table:table-cell>
          <table:table-cell office:value-type="float" office:value="5.5359600000000004E+25" table:style-name="ce2">
            <text:p>5.54E+25</text:p>
          </table:table-cell>
          <table:table-cell office:value-type="float" office:value="2.5154400000000001E+22" table:style-name="ce2">
            <text:p>2.52E+22</text:p>
          </table:table-cell>
          <table:table-cell office:value-type="float" office:value="4.0268599999999998E+23" table:style-name="ce2">
            <text:p>4.03E+23</text:p>
          </table:table-cell>
          <table:table-cell office:value-type="float" office:value="3.6670299999999998E+24" table:style-name="ce2">
            <text:p>3.67E+24</text:p>
          </table:table-cell>
          <table:table-cell office:value-type="float" office:value="4.52367E+30" table:style-name="ce2">
            <text:p>4.52E+30</text:p>
          </table:table-cell>
          <table:table-cell office:value-type="float" office:value="1.8530001098025879E+38" table:formula="of:=AVERAGE([.B368:.J368])" table:style-name="ce2">
            <text:p>1.85E+38</text:p>
          </table:table-cell>
          <table:table-cell table:number-columns-repeated="16373"/>
        </table:table-row>
        <table:table-row table:style-name="ro1">
          <table:table-cell office:value-type="float" office:value="1.8036100000000001E+35" table:style-name="ce2">
            <text:p>1.80E+35</text:p>
          </table:table-cell>
          <table:table-cell office:value-type="float" office:value="5.5211699999999997E+32" table:style-name="ce2">
            <text:p>5.52E+32</text:p>
          </table:table-cell>
          <table:table-cell office:value-type="float" office:value="3.18411E+38" table:style-name="ce2">
            <text:p>3.18E+38</text:p>
          </table:table-cell>
          <table:table-cell office:value-type="float" office:value="1.9812100000000001E+27" table:style-name="ce2">
            <text:p>1.98E+27</text:p>
          </table:table-cell>
          <table:table-cell office:value-type="float" office:value="9.8885500000000001E+28" table:style-name="ce2">
            <text:p>9.89E+28</text:p>
          </table:table-cell>
          <table:table-cell office:value-type="float" office:value="4.0422899999999999E+26" table:style-name="ce2">
            <text:p>4.04E+26</text:p>
          </table:table-cell>
          <table:table-cell office:value-type="float" office:value="4.7835499999999996E+22" table:style-name="ce2">
            <text:p>4.78E+22</text:p>
          </table:table-cell>
          <table:table-cell office:value-type="float" office:value="1.67242E+22" table:style-name="ce2">
            <text:p>1.67E+22</text:p>
          </table:table-cell>
          <table:table-cell office:value-type="float" office:value="5.79288E+17" table:style-name="ce2">
            <text:p>5.79E+17</text:p>
          </table:table-cell>
          <table:table-cell office:value-type="float" office:value="1.9169299999999999E+53" table:style-name="ce2">
            <text:p>1.92E+53</text:p>
          </table:table-cell>
          <table:table-cell office:value-type="float" office:value="2.1299222222222253E+52" table:formula="of:=AVERAGE([.B369:.J369])" table:style-name="ce2">
            <text:p>2.13E+52</text:p>
          </table:table-cell>
          <table:table-cell table:number-columns-repeated="16373"/>
        </table:table-row>
        <table:table-row table:style-name="ro1">
          <table:table-cell office:value-type="float" office:value="1.21629E+40" table:style-name="ce2">
            <text:p>1.22E+40</text:p>
          </table:table-cell>
          <table:table-cell office:value-type="float" office:value="2.0924199999999998E+44" table:style-name="ce2">
            <text:p>2.09E+44</text:p>
          </table:table-cell>
          <table:table-cell office:value-type="float" office:value="2.0317100000000001E+68" table:style-name="ce2">
            <text:p>2.03E+68</text:p>
          </table:table-cell>
          <table:table-cell office:value-type="float" office:value="2.2872100000000001E+22" table:style-name="ce2">
            <text:p>2.29E+22</text:p>
          </table:table-cell>
          <table:table-cell office:value-type="float" office:value="3.4944499999999999E+39" table:style-name="ce2">
            <text:p>3.49E+39</text:p>
          </table:table-cell>
          <table:table-cell office:value-type="float" office:value="2.3813100000000001E+26" table:style-name="ce2">
            <text:p>2.38E+26</text:p>
          </table:table-cell>
          <table:table-cell office:value-type="float" office:value="2.66584E+21" table:style-name="ce2">
            <text:p>2.67E+21</text:p>
          </table:table-cell>
          <table:table-cell office:value-type="float" office:value="1.80995E+23" table:style-name="ce2">
            <text:p>1.81E+23</text:p>
          </table:table-cell>
          <table:table-cell office:value-type="float" office:value="320315000000000" table:style-name="ce2">
            <text:p>3.20E+14</text:p>
          </table:table-cell>
          <table:table-cell office:value-type="float" office:value="2.9011099999999999E+40" table:style-name="ce2">
            <text:p>2.90E+40</text:p>
          </table:table-cell>
          <table:table-cell office:value-type="float" office:value="2.2574555555555555E+67" table:formula="of:=AVERAGE([.B370:.J370])" table:style-name="ce2">
            <text:p>2.26E+67</text:p>
          </table:table-cell>
          <table:table-cell table:number-columns-repeated="16373"/>
        </table:table-row>
        <table:table-row table:style-name="ro1">
          <table:table-cell office:value-type="float" office:value="1.8061499999999999E+34" table:style-name="ce2">
            <text:p>1.81E+34</text:p>
          </table:table-cell>
          <table:table-cell office:value-type="float" office:value="1.84036E+26" table:style-name="ce2">
            <text:p>1.84E+26</text:p>
          </table:table-cell>
          <table:table-cell office:value-type="float" office:value="5.51492E+36" table:style-name="ce2">
            <text:p>5.51E+36</text:p>
          </table:table-cell>
          <table:table-cell office:value-type="float" office:value="2.6536599999999998E+22" table:style-name="ce2">
            <text:p>2.65E+22</text:p>
          </table:table-cell>
          <table:table-cell office:value-type="float" office:value="1.3692699999999999E+36" table:style-name="ce2">
            <text:p>1.37E+36</text:p>
          </table:table-cell>
          <table:table-cell office:value-type="float" office:value="7.8811600000000002E+25" table:style-name="ce2">
            <text:p>7.88E+25</text:p>
          </table:table-cell>
          <table:table-cell office:value-type="float" office:value="7.5256099999999999E+25" table:style-name="ce2">
            <text:p>7.53E+25</text:p>
          </table:table-cell>
          <table:table-cell office:value-type="float" office:value="4.2366900000000002E+21" table:style-name="ce2">
            <text:p>4.24E+21</text:p>
          </table:table-cell>
          <table:table-cell office:value-type="float" office:value="4.09331E+17" table:style-name="ce2">
            <text:p>4.09E+17</text:p>
          </table:table-cell>
          <table:table-cell office:value-type="float" office:value="2.26353E+30" table:style-name="ce2">
            <text:p>2.26E+30</text:p>
          </table:table-cell>
          <table:table-cell office:value-type="float" office:value="7.6491025154090383E+35" table:formula="of:=AVERAGE([.B371:.J371])" table:style-name="ce2">
            <text:p>7.65E+35</text:p>
          </table:table-cell>
          <table:table-cell table:number-columns-repeated="16373"/>
        </table:table-row>
        <table:table-row table:style-name="ro1">
          <table:table-cell office:value-type="float" office:value="7.4074500000000002E+32" table:style-name="ce2">
            <text:p>7.41E+32</text:p>
          </table:table-cell>
          <table:table-cell office:value-type="float" office:value="2.20868E+44" table:style-name="ce2">
            <text:p>2.21E+44</text:p>
          </table:table-cell>
          <table:table-cell office:value-type="float" office:value="3.4728599999999999E+35" table:style-name="ce2">
            <text:p>3.47E+35</text:p>
          </table:table-cell>
          <table:table-cell office:value-type="float" office:value="2.48737E+23" table:style-name="ce2">
            <text:p>2.49E+23</text:p>
          </table:table-cell>
          <table:table-cell office:value-type="float" office:value="8.8169300000000001E+32" table:style-name="ce2">
            <text:p>8.82E+32</text:p>
          </table:table-cell>
          <table:table-cell office:value-type="float" office:value="2.7437100000000001E+23" table:style-name="ce2">
            <text:p>2.74E+23</text:p>
          </table:table-cell>
          <table:table-cell office:value-type="float" office:value="4.0622699999999998E+21" table:style-name="ce2">
            <text:p>4.06E+21</text:p>
          </table:table-cell>
          <table:table-cell office:value-type="float" office:value="2.3031400000000001E+32" table:style-name="ce2">
            <text:p>2.30E+32</text:p>
          </table:table-cell>
          <table:table-cell office:value-type="float" office:value="3.6619199999999999E+24" table:style-name="ce2">
            <text:p>3.66E+24</text:p>
          </table:table-cell>
          <table:table-cell office:value-type="float" office:value="4.4240899999999999E+35" table:style-name="ce2">
            <text:p>4.42E+35</text:p>
          </table:table-cell>
          <table:table-cell office:value-type="float" office:value="2.4540888976756334E+43" table:formula="of:=AVERAGE([.B372:.J372])" table:style-name="ce2">
            <text:p>2.45E+43</text:p>
          </table:table-cell>
          <table:table-cell table:number-columns-repeated="16373"/>
        </table:table-row>
        <table:table-row table:style-name="ro1">
          <table:table-cell office:value-type="float" office:value="1.8282199999999999E+35" table:style-name="ce2">
            <text:p>1.83E+35</text:p>
          </table:table-cell>
          <table:table-cell office:value-type="float" office:value="5.1283300000000002E+35" table:style-name="ce2">
            <text:p>5.13E+35</text:p>
          </table:table-cell>
          <table:table-cell office:value-type="float" office:value="9.6378599999999999E+40" table:style-name="ce2">
            <text:p>9.64E+40</text:p>
          </table:table-cell>
          <table:table-cell office:value-type="float" office:value="3.0659999999999999E+22" table:style-name="ce2">
            <text:p>3.07E+22</text:p>
          </table:table-cell>
          <table:table-cell office:value-type="float" office:value="7.4994300000000004E+34" table:style-name="ce2">
            <text:p>7.50E+34</text:p>
          </table:table-cell>
          <table:table-cell office:value-type="float" office:value="1.29437E+29" table:style-name="ce2">
            <text:p>1.29E+29</text:p>
          </table:table-cell>
          <table:table-cell office:value-type="float" office:value="6.0101600000000005E+21" table:style-name="ce2">
            <text:p>6.01E+21</text:p>
          </table:table-cell>
          <table:table-cell office:value-type="float" office:value="1.44502E+23" table:style-name="ce2">
            <text:p>1.45E+23</text:p>
          </table:table-cell>
          <table:table-cell office:value-type="float" office:value="889142000000000" table:style-name="ce2">
            <text:p>8.89E+14</text:p>
          </table:table-cell>
          <table:table-cell office:value-type="float" office:value="1.97902E+42" table:style-name="ce2">
            <text:p>1.98E+42</text:p>
          </table:table-cell>
          <table:table-cell office:value-type="float" office:value="2.3059990975860328E+41" table:formula="of:=AVERAGE([.B373:.J373])" table:style-name="ce2">
            <text:p>2.31E+41</text:p>
          </table:table-cell>
          <table:table-cell table:number-columns-repeated="16373"/>
        </table:table-row>
        <table:table-row table:style-name="ro1">
          <table:table-cell office:value-type="float" office:value="5.8093900000000001E+22" table:style-name="ce2">
            <text:p>5.81E+22</text:p>
          </table:table-cell>
          <table:table-cell office:value-type="float" office:value="5.3493199999999999E+41" table:style-name="ce2">
            <text:p>5.35E+41</text:p>
          </table:table-cell>
          <table:table-cell office:value-type="float" office:value="2.6424300000000001E+39" table:style-name="ce2">
            <text:p>2.64E+39</text:p>
          </table:table-cell>
          <table:table-cell office:value-type="float" office:value="5.9724899999999997E+20" table:style-name="ce2">
            <text:p>5.97E+20</text:p>
          </table:table-cell>
          <table:table-cell office:value-type="float" office:value="4.8706300000000002E+36" table:style-name="ce2">
            <text:p>4.87E+36</text:p>
          </table:table-cell>
          <table:table-cell office:value-type="float" office:value="2.60911E+40" table:style-name="ce2">
            <text:p>2.61E+40</text:p>
          </table:table-cell>
          <table:table-cell office:value-type="float" office:value="5.2087099999999995E+21" table:style-name="ce2">
            <text:p>5.21E+21</text:p>
          </table:table-cell>
          <table:table-cell office:value-type="float" office:value="5.6038300000000001E+21" table:style-name="ce2">
            <text:p>5.60E+21</text:p>
          </table:table-cell>
          <table:table-cell office:value-type="float" office:value="1.65912E+18" table:style-name="ce2">
            <text:p>1.66E+18</text:p>
          </table:table-cell>
          <table:table-cell office:value-type="float" office:value="6.3134100000000004E+30" table:style-name="ce2">
            <text:p>6.31E+30</text:p>
          </table:table-cell>
          <table:table-cell office:value-type="float" office:value="6.2630044515145928E+40" table:formula="of:=AVERAGE([.B374:.J374])" table:style-name="ce2">
            <text:p>6.26E+40</text:p>
          </table:table-cell>
          <table:table-cell table:number-columns-repeated="16373"/>
        </table:table-row>
        <table:table-row table:style-name="ro1">
          <table:table-cell office:value-type="float" office:value="5.3889300000000001E+30" table:style-name="ce2">
            <text:p>5.39E+30</text:p>
          </table:table-cell>
          <table:table-cell office:value-type="float" office:value="6.7418300000000005E+26" table:style-name="ce2">
            <text:p>6.74E+26</text:p>
          </table:table-cell>
          <table:table-cell office:value-type="float" office:value="2.8428299999999998E+46" table:style-name="ce2">
            <text:p>2.84E+46</text:p>
          </table:table-cell>
          <table:table-cell office:value-type="float" office:value="1.89852E+27" table:style-name="ce2">
            <text:p>1.90E+27</text:p>
          </table:table-cell>
          <table:table-cell office:value-type="float" office:value="1.6264300000000001E+25" table:style-name="ce2">
            <text:p>1.63E+25</text:p>
          </table:table-cell>
          <table:table-cell office:value-type="float" office:value="2.48989E+26" table:style-name="ce2">
            <text:p>2.49E+26</text:p>
          </table:table-cell>
          <table:table-cell office:value-type="float" office:value="1.43347E+23" table:style-name="ce2">
            <text:p>1.43E+23</text:p>
          </table:table-cell>
          <table:table-cell office:value-type="float" office:value="8.1755299999999997E+22" table:style-name="ce2">
            <text:p>8.18E+22</text:p>
          </table:table-cell>
          <table:table-cell office:value-type="float" office:value="1.46813E+16" table:style-name="ce2">
            <text:p>1.47E+16</text:p>
          </table:table-cell>
          <table:table-cell office:value-type="float" office:value="4.6526499999999998E+30" table:style-name="ce2">
            <text:p>4.65E+30</text:p>
          </table:table-cell>
          <table:table-cell office:value-type="float" office:value="3.1587E+45" table:formula="of:=AVERAGE([.B375:.J375])" table:style-name="ce2">
            <text:p>3.16E+45</text:p>
          </table:table-cell>
          <table:table-cell table:number-columns-repeated="16373"/>
        </table:table-row>
        <table:table-row table:style-name="ro1">
          <table:table-cell office:value-type="float" office:value="2.4856600000000002E+29" table:style-name="ce2">
            <text:p>2.49E+29</text:p>
          </table:table-cell>
          <table:table-cell office:value-type="float" office:value="2.2000300000000002E+34" table:style-name="ce2">
            <text:p>2.20E+34</text:p>
          </table:table-cell>
          <table:table-cell office:value-type="float" office:value="1.1240700000000001E+38" table:style-name="ce2">
            <text:p>1.12E+38</text:p>
          </table:table-cell>
          <table:table-cell office:value-type="float" office:value="3.2547599999999997E+26" table:style-name="ce2">
            <text:p>3.25E+26</text:p>
          </table:table-cell>
          <table:table-cell office:value-type="float" office:value="1.9856800000000001E+33" table:style-name="ce2">
            <text:p>1.99E+33</text:p>
          </table:table-cell>
          <table:table-cell office:value-type="float" office:value="2.3209399999999999E+27" table:style-name="ce2">
            <text:p>2.32E+27</text:p>
          </table:table-cell>
          <table:table-cell office:value-type="float" office:value="3.2895700000000002E+21" table:style-name="ce2">
            <text:p>3.29E+21</text:p>
          </table:table-cell>
          <table:table-cell office:value-type="float" office:value="7.8683799999999999E+23" table:style-name="ce2">
            <text:p>7.87E+23</text:p>
          </table:table-cell>
          <table:table-cell office:value-type="float" office:value="2.9645799999999998E+32" table:style-name="ce2">
            <text:p>2.96E+32</text:p>
          </table:table-cell>
          <table:table-cell office:value-type="float" office:value="2.95839E+28" table:style-name="ce2">
            <text:p>2.96E+28</text:p>
          </table:table-cell>
          <table:table-cell office:value-type="float" office:value="1.2492364718914571E+37" table:formula="of:=AVERAGE([.B376:.J376])" table:style-name="ce2">
            <text:p>1.25E+37</text:p>
          </table:table-cell>
          <table:table-cell table:number-columns-repeated="16373"/>
        </table:table-row>
        <table:table-row table:style-name="ro1">
          <table:table-cell office:value-type="float" office:value="6.0399199999999997E+32" table:style-name="ce2">
            <text:p>6.04E+32</text:p>
          </table:table-cell>
          <table:table-cell office:value-type="float" office:value="7.0301499999999998E+26" table:style-name="ce2">
            <text:p>7.03E+26</text:p>
          </table:table-cell>
          <table:table-cell office:value-type="float" office:value="5.8521799999999998E+37" table:style-name="ce2">
            <text:p>5.85E+37</text:p>
          </table:table-cell>
          <table:table-cell office:value-type="float" office:value="3.7180199999999999E+21" table:style-name="ce2">
            <text:p>3.72E+21</text:p>
          </table:table-cell>
          <table:table-cell office:value-type="float" office:value="3.1034799999999997E+23" table:style-name="ce2">
            <text:p>3.10E+23</text:p>
          </table:table-cell>
          <table:table-cell office:value-type="float" office:value="5.6881300000000003E+32" table:style-name="ce2">
            <text:p>5.69E+32</text:p>
          </table:table-cell>
          <table:table-cell office:value-type="float" office:value="3.41129E+19" table:style-name="ce2">
            <text:p>3.41E+19</text:p>
          </table:table-cell>
          <table:table-cell office:value-type="float" office:value="1.9251099999999999E+23" table:style-name="ce2">
            <text:p>1.93E+23</text:p>
          </table:table-cell>
          <table:table-cell office:value-type="float" office:value="3.3801900000000002E+24" table:style-name="ce2">
            <text:p>3.38E+24</text:p>
          </table:table-cell>
          <table:table-cell office:value-type="float" office:value="1.4849300000000001E+43" table:style-name="ce2">
            <text:p>1.48E+43</text:p>
          </table:table-cell>
          <table:table-cell office:value-type="float" office:value="1.649928724707646E+42" table:formula="of:=AVERAGE([.B377:.J377])" table:style-name="ce2">
            <text:p>1.65E+42</text:p>
          </table:table-cell>
          <table:table-cell table:number-columns-repeated="16373"/>
        </table:table-row>
        <table:table-row table:style-name="ro1">
          <table:table-cell office:value-type="float" office:value="1.8512600000000001E+33" table:style-name="ce2">
            <text:p>1.85E+33</text:p>
          </table:table-cell>
          <table:table-cell office:value-type="float" office:value="2.5830699999999999E+36" table:style-name="ce2">
            <text:p>2.58E+36</text:p>
          </table:table-cell>
          <table:table-cell office:value-type="float" office:value="9.1469399999999994E+42" table:style-name="ce2">
            <text:p>9.15E+42</text:p>
          </table:table-cell>
          <table:table-cell office:value-type="float" office:value="3.2791E+25" table:style-name="ce2">
            <text:p>3.28E+25</text:p>
          </table:table-cell>
          <table:table-cell office:value-type="float" office:value="1.06478E+25" table:style-name="ce2">
            <text:p>1.06E+25</text:p>
          </table:table-cell>
          <table:table-cell office:value-type="float" office:value="5.4714000000000005E+27" table:style-name="ce2">
            <text:p>5.47E+27</text:p>
          </table:table-cell>
          <table:table-cell office:value-type="float" office:value="7.0653500000000003E+20" table:style-name="ce2">
            <text:p>7.07E+20</text:p>
          </table:table-cell>
          <table:table-cell office:value-type="float" office:value="6.8452800000000002E+28" table:style-name="ce2">
            <text:p>6.85E+28</text:p>
          </table:table-cell>
          <table:table-cell office:value-type="float" office:value="76048600000000" table:style-name="ce2">
            <text:p>7.60E+13</text:p>
          </table:table-cell>
          <table:table-cell office:value-type="float" office:value="2.5729499999999998E+30" table:style-name="ce2">
            <text:p>2.57E+30</text:p>
          </table:table-cell>
          <table:table-cell office:value-type="float" office:value="1.0163269536747384E+42" table:formula="of:=AVERAGE([.B378:.J378])" table:style-name="ce2">
            <text:p>1.02E+42</text:p>
          </table:table-cell>
          <table:table-cell table:number-columns-repeated="16373"/>
        </table:table-row>
        <table:table-row table:style-name="ro1">
          <table:table-cell office:value-type="float" office:value="5.2044600000000002E+32" table:style-name="ce2">
            <text:p>5.20E+32</text:p>
          </table:table-cell>
          <table:table-cell office:value-type="float" office:value="1.37339E+62" table:style-name="ce2">
            <text:p>1.37E+62</text:p>
          </table:table-cell>
          <table:table-cell office:value-type="float" office:value="2.2588199999999999E+52" table:style-name="ce2">
            <text:p>2.26E+52</text:p>
          </table:table-cell>
          <table:table-cell office:value-type="float" office:value="3.9391599999999996E+25" table:style-name="ce2">
            <text:p>3.94E+25</text:p>
          </table:table-cell>
          <table:table-cell office:value-type="float" office:value="6.4449499999999997E+24" table:style-name="ce2">
            <text:p>6.44E+24</text:p>
          </table:table-cell>
          <table:table-cell office:value-type="float" office:value="7.0010300000000002E+23" table:style-name="ce2">
            <text:p>7.00E+23</text:p>
          </table:table-cell>
          <table:table-cell office:value-type="float" office:value="2.5414900000000002E+21" table:style-name="ce2">
            <text:p>2.54E+21</text:p>
          </table:table-cell>
          <table:table-cell office:value-type="float" office:value="2.3031400000000001E+32" table:style-name="ce2">
            <text:p>2.30E+32</text:p>
          </table:table-cell>
          <table:table-cell office:value-type="float" office:value="9.0633899999999999E+27" table:style-name="ce2">
            <text:p>9.06E+27</text:p>
          </table:table-cell>
          <table:table-cell office:value-type="float" office:value="2.2614300000000001E+30" table:style-name="ce2">
            <text:p>2.26E+30</text:p>
          </table:table-cell>
          <table:table-cell office:value-type="float" office:value="1.5259888891398687E+61" table:formula="of:=AVERAGE([.B379:.J379])" table:style-name="ce2">
            <text:p>1.53E+61</text:p>
          </table:table-cell>
          <table:table-cell table:number-columns-repeated="16373"/>
        </table:table-row>
        <table:table-row table:style-name="ro1">
          <table:table-cell office:value-type="float" office:value="1.6845300000000001E+40" table:style-name="ce2">
            <text:p>1.68E+40</text:p>
          </table:table-cell>
          <table:table-cell office:value-type="float" office:value="4.2684600000000004E+37" table:style-name="ce2">
            <text:p>4.27E+37</text:p>
          </table:table-cell>
          <table:table-cell office:value-type="float" office:value="1.10635E+38" table:style-name="ce2">
            <text:p>1.11E+38</text:p>
          </table:table-cell>
          <table:table-cell office:value-type="float" office:value="3.6309500000000002E+22" table:style-name="ce2">
            <text:p>3.63E+22</text:p>
          </table:table-cell>
          <table:table-cell office:value-type="float" office:value="1.8427099999999999E+27" table:style-name="ce2">
            <text:p>1.84E+27</text:p>
          </table:table-cell>
          <table:table-cell office:value-type="float" office:value="1.8896699999999999E+27" table:style-name="ce2">
            <text:p>1.89E+27</text:p>
          </table:table-cell>
          <table:table-cell office:value-type="float" office:value="5.04602E+22" table:style-name="ce2">
            <text:p>5.05E+22</text:p>
          </table:table-cell>
          <table:table-cell office:value-type="float" office:value="6.4787600000000004E+24" table:style-name="ce2">
            <text:p>6.48E+24</text:p>
          </table:table-cell>
          <table:table-cell office:value-type="float" office:value="3.17208E+19" table:style-name="ce2">
            <text:p>3.17E+19</text:p>
          </table:table-cell>
          <table:table-cell office:value-type="float" office:value="2.2846599999999999E+30" table:style-name="ce2">
            <text:p>2.28E+30</text:p>
          </table:table-cell>
          <table:table-cell office:value-type="float" office:value="1.7035511365377661E+37" table:formula="of:=AVERAGE([.B380:.J380])" table:style-name="ce2">
            <text:p>1.70E+37</text:p>
          </table:table-cell>
          <table:table-cell table:number-columns-repeated="16373"/>
        </table:table-row>
        <table:table-row table:style-name="ro1">
          <table:table-cell office:value-type="float" office:value="4.2501700000000004E+31" table:style-name="ce2">
            <text:p>4.25E+31</text:p>
          </table:table-cell>
          <table:table-cell office:value-type="float" office:value="3.5476699999999998E+42" table:style-name="ce2">
            <text:p>3.55E+42</text:p>
          </table:table-cell>
          <table:table-cell office:value-type="float" office:value="1.5726099999999999E+39" table:style-name="ce2">
            <text:p>1.57E+39</text:p>
          </table:table-cell>
          <table:table-cell office:value-type="float" office:value="2.0173399999999999E+27" table:style-name="ce2">
            <text:p>2.02E+27</text:p>
          </table:table-cell>
          <table:table-cell office:value-type="float" office:value="6.9523100000000002E+36" table:style-name="ce2">
            <text:p>6.95E+36</text:p>
          </table:table-cell>
          <table:table-cell office:value-type="float" office:value="1.4065E+28" table:style-name="ce2">
            <text:p>1.41E+28</text:p>
          </table:table-cell>
          <table:table-cell office:value-type="float" office:value="6.5890600000000001E+23" table:style-name="ce2">
            <text:p>6.59E+23</text:p>
          </table:table-cell>
          <table:table-cell office:value-type="float" office:value="4.1408600000000001E+24" table:style-name="ce2">
            <text:p>4.14E+24</text:p>
          </table:table-cell>
          <table:table-cell office:value-type="float" office:value="1.3652199999999999E+44" table:style-name="ce2">
            <text:p>1.37E+44</text:p>
          </table:table-cell>
          <table:table-cell office:value-type="float" office:value="4.00471E+34" table:style-name="ce2">
            <text:p>4.00E+34</text:p>
          </table:table-cell>
          <table:table-cell office:value-type="float" office:value="1.556347217803968E+43" table:formula="of:=AVERAGE([.B381:.J381])" table:style-name="ce2">
            <text:p>1.56E+43</text:p>
          </table:table-cell>
          <table:table-cell table:number-columns-repeated="16373"/>
        </table:table-row>
        <table:table-row table:style-name="ro1">
          <table:table-cell office:value-type="float" office:value="4.7541600000000001E+22" table:style-name="ce2">
            <text:p>4.75E+22</text:p>
          </table:table-cell>
          <table:table-cell office:value-type="float" office:value="6.9107400000000002E+26" table:style-name="ce2">
            <text:p>6.91E+26</text:p>
          </table:table-cell>
          <table:table-cell office:value-type="float" office:value="8.2964200000000001E+35" table:style-name="ce2">
            <text:p>8.30E+35</text:p>
          </table:table-cell>
          <table:table-cell office:value-type="float" office:value="2.0248099999999999E+24" table:style-name="ce2">
            <text:p>2.02E+24</text:p>
          </table:table-cell>
          <table:table-cell office:value-type="float" office:value="1.3439E+38" table:style-name="ce2">
            <text:p>1.34E+38</text:p>
          </table:table-cell>
          <table:table-cell office:value-type="float" office:value="2.7600099999999999E+25" table:style-name="ce2">
            <text:p>2.76E+25</text:p>
          </table:table-cell>
          <table:table-cell office:value-type="float" office:value="6.2541699999999997E+24" table:style-name="ce2">
            <text:p>6.25E+24</text:p>
          </table:table-cell>
          <table:table-cell office:value-type="float" office:value="5.2748799999999997E+23" table:style-name="ce2">
            <text:p>5.27E+23</text:p>
          </table:table-cell>
          <table:table-cell office:value-type="float" office:value="1.1769899999999999E+46" table:style-name="ce2">
            <text:p>1.18E+46</text:p>
          </table:table-cell>
          <table:table-cell office:value-type="float" office:value="1.55665E+25" table:style-name="ce2">
            <text:p>1.56E+25</text:p>
          </table:table-cell>
          <table:table-cell office:value-type="float" office:value="1.3077666816910714E+45" table:formula="of:=AVERAGE([.B382:.J382])" table:style-name="ce2">
            <text:p>1.31E+45</text:p>
          </table:table-cell>
          <table:table-cell table:number-columns-repeated="16373"/>
        </table:table-row>
        <table:table-row table:style-name="ro1">
          <table:table-cell office:value-type="float" office:value="4.5724200000000001E+32" table:style-name="ce2">
            <text:p>4.57E+32</text:p>
          </table:table-cell>
          <table:table-cell office:value-type="float" office:value="5.03652E+35" table:style-name="ce2">
            <text:p>5.04E+35</text:p>
          </table:table-cell>
          <table:table-cell office:value-type="float" office:value="3.7821199999999998E+38" table:style-name="ce2">
            <text:p>3.78E+38</text:p>
          </table:table-cell>
          <table:table-cell office:value-type="float" office:value="1.07524E+19" table:style-name="ce2">
            <text:p>1.08E+19</text:p>
          </table:table-cell>
          <table:table-cell office:value-type="float" office:value="1.38593E+38" table:style-name="ce2">
            <text:p>1.39E+38</text:p>
          </table:table-cell>
          <table:table-cell office:value-type="float" office:value="2.62312E+24" table:style-name="ce2">
            <text:p>2.62E+24</text:p>
          </table:table-cell>
          <table:table-cell office:value-type="float" office:value="8.1797299999999997E+21" table:style-name="ce2">
            <text:p>8.18E+21</text:p>
          </table:table-cell>
          <table:table-cell office:value-type="float" office:value="1.26472E+30" table:style-name="ce2">
            <text:p>1.26E+30</text:p>
          </table:table-cell>
          <table:table-cell office:value-type="float" office:value="3.8634600000000002E+30" table:style-name="ce2">
            <text:p>3.86E+30</text:p>
          </table:table-cell>
          <table:table-cell office:value-type="float" office:value="2.7194199999999998E+25" table:style-name="ce2">
            <text:p>2.72E+25</text:p>
          </table:table-cell>
          <table:table-cell office:value-type="float" office:value="5.7478739680912196E+37" table:formula="of:=AVERAGE([.B383:.J383])" table:style-name="ce2">
            <text:p>5.75E+37</text:p>
          </table:table-cell>
          <table:table-cell table:number-columns-repeated="16373"/>
        </table:table-row>
        <table:table-row table:style-name="ro1">
          <table:table-cell office:value-type="float" office:value="1.5481199999999999E+34" table:style-name="ce2">
            <text:p>1.55E+34</text:p>
          </table:table-cell>
          <table:table-cell office:value-type="float" office:value="3.94841E+40" table:style-name="ce2">
            <text:p>3.95E+40</text:p>
          </table:table-cell>
          <table:table-cell office:value-type="float" office:value="2.9662200000000002E+32" table:style-name="ce2">
            <text:p>2.97E+32</text:p>
          </table:table-cell>
          <table:table-cell office:value-type="float" office:value="2.5801500000000001E+22" table:style-name="ce2">
            <text:p>2.58E+22</text:p>
          </table:table-cell>
          <table:table-cell office:value-type="float" office:value="3.1616800000000001E+23" table:style-name="ce2">
            <text:p>3.16E+23</text:p>
          </table:table-cell>
          <table:table-cell office:value-type="float" office:value="1.03114E+26" table:style-name="ce2">
            <text:p>1.03E+26</text:p>
          </table:table-cell>
          <table:table-cell office:value-type="float" office:value="1.7716700000000001E+21" table:style-name="ce2">
            <text:p>1.77E+21</text:p>
          </table:table-cell>
          <table:table-cell office:value-type="float" office:value="10587200000000" table:style-name="ce2">
            <text:p>1.06E+13</text:p>
          </table:table-cell>
          <table:table-cell office:value-type="float" office:value="133423000000000" table:style-name="ce2">
            <text:p>1.33E+14</text:p>
          </table:table-cell>
          <table:table-cell office:value-type="float" office:value="2.02057E+37" table:style-name="ce2">
            <text:p>2.02E+37</text:p>
          </table:table-cell>
          <table:table-cell office:value-type="float" office:value="4.3893673329580117E+39" table:formula="of:=AVERAGE([.B384:.J384])" table:style-name="ce2">
            <text:p>4.39E+39</text:p>
          </table:table-cell>
          <table:table-cell table:number-columns-repeated="16373"/>
        </table:table-row>
        <table:table-row table:style-name="ro1">
          <table:table-cell office:value-type="float" office:value="4.4929500000000003E+20" table:style-name="ce2">
            <text:p>4.49E+20</text:p>
          </table:table-cell>
          <table:table-cell office:value-type="float" office:value="5.2720900000000003E+25" table:style-name="ce2">
            <text:p>5.27E+25</text:p>
          </table:table-cell>
          <table:table-cell office:value-type="float" office:value="5.6531099999999998E+37" table:style-name="ce2">
            <text:p>5.65E+37</text:p>
          </table:table-cell>
          <table:table-cell office:value-type="float" office:value="4.4361699999999999E+21" table:style-name="ce2">
            <text:p>4.44E+21</text:p>
          </table:table-cell>
          <table:table-cell office:value-type="float" office:value="1.4274399999999999E+38" table:style-name="ce2">
            <text:p>1.43E+38</text:p>
          </table:table-cell>
          <table:table-cell office:value-type="float" office:value="4.8256299999999999E+38" table:style-name="ce2">
            <text:p>4.83E+38</text:p>
          </table:table-cell>
          <table:table-cell office:value-type="float" office:value="5.6003799999999996E+21" table:style-name="ce2">
            <text:p>5.60E+21</text:p>
          </table:table-cell>
          <table:table-cell office:value-type="float" office:value="7633280000000000" table:style-name="ce2">
            <text:p>7.63E+15</text:p>
          </table:table-cell>
          <table:table-cell office:value-type="float" office:value="3.8634600000000002E+30" table:style-name="ce2">
            <text:p>3.86E+30</text:p>
          </table:table-cell>
          <table:table-cell office:value-type="float" office:value="7.3341399999999995E+34" table:style-name="ce2">
            <text:p>7.33E+34</text:p>
          </table:table-cell>
          <table:table-cell office:value-type="float" office:value="7.5767938362612527E+37" table:formula="of:=AVERAGE([.B385:.J385])" table:style-name="ce2">
            <text:p>7.58E+37</text:p>
          </table:table-cell>
          <table:table-cell table:number-columns-repeated="16373"/>
        </table:table-row>
        <table:table-row table:style-name="ro1">
          <table:table-cell office:value-type="float" office:value="8.0339800000000007E+20" table:style-name="ce2">
            <text:p>8.03E+20</text:p>
          </table:table-cell>
          <table:table-cell office:value-type="float" office:value="2.20002E+34" table:style-name="ce2">
            <text:p>2.20E+34</text:p>
          </table:table-cell>
          <table:table-cell office:value-type="float" office:value="3.6715200000000001E+28" table:style-name="ce2">
            <text:p>3.67E+28</text:p>
          </table:table-cell>
          <table:table-cell office:value-type="float" office:value="8.29351E+22" table:style-name="ce2">
            <text:p>8.29E+22</text:p>
          </table:table-cell>
          <table:table-cell office:value-type="float" office:value="9.0559200000000006E+25" table:style-name="ce2">
            <text:p>9.06E+25</text:p>
          </table:table-cell>
          <table:table-cell office:value-type="float" office:value="9.66232E+25" table:style-name="ce2">
            <text:p>9.66E+25</text:p>
          </table:table-cell>
          <table:table-cell office:value-type="float" office:value="2.7498399999999999E+22" table:style-name="ce2">
            <text:p>2.75E+22</text:p>
          </table:table-cell>
          <table:table-cell office:value-type="float" office:value="3.0069699999999999E+21" table:style-name="ce2">
            <text:p>3.01E+21</text:p>
          </table:table-cell>
          <table:table-cell office:value-type="float" office:value="2.4492700000000001E+28" table:style-name="ce2">
            <text:p>2.45E+28</text:p>
          </table:table-cell>
          <table:table-cell office:value-type="float" office:value="7.3884400000000002E+23" table:style-name="ce2">
            <text:p>7.39E+23</text:p>
          </table:table-cell>
          <table:table-cell office:value-type="float" office:value="2.4444734884371876E+33" table:formula="of:=AVERAGE([.B386:.J386])" table:style-name="ce2">
            <text:p>2.44E+33</text:p>
          </table:table-cell>
          <table:table-cell table:number-columns-repeated="16373"/>
        </table:table-row>
        <table:table-row table:style-name="ro1">
          <table:table-cell office:value-type="float" office:value="2.36591E+36" table:style-name="ce2">
            <text:p>2.37E+36</text:p>
          </table:table-cell>
          <table:table-cell office:value-type="float" office:value="5.5211699999999997E+32" table:style-name="ce2">
            <text:p>5.52E+32</text:p>
          </table:table-cell>
          <table:table-cell office:value-type="float" office:value="3.8698299999999999E+46" table:style-name="ce2">
            <text:p>3.87E+46</text:p>
          </table:table-cell>
          <table:table-cell office:value-type="float" office:value="3.7303399999999999E+27" table:style-name="ce2">
            <text:p>3.73E+27</text:p>
          </table:table-cell>
          <table:table-cell office:value-type="float" office:value="6.7648900000000005E+26" table:style-name="ce2">
            <text:p>6.76E+26</text:p>
          </table:table-cell>
          <table:table-cell office:value-type="float" office:value="3.1573999999999999E+27" table:style-name="ce2">
            <text:p>3.16E+27</text:p>
          </table:table-cell>
          <table:table-cell office:value-type="float" office:value="1.9680499999999999E+21" table:style-name="ce2">
            <text:p>1.97E+21</text:p>
          </table:table-cell>
          <table:table-cell office:value-type="float" office:value="41776700000" table:style-name="ce2">
            <text:p>4.18E+10</text:p>
          </table:table-cell>
          <table:table-cell office:value-type="float" office:value="2.71704E+19" table:style-name="ce2">
            <text:p>2.72E+19</text:p>
          </table:table-cell>
          <table:table-cell office:value-type="float" office:value="7.6582300000000003E+33" table:style-name="ce2">
            <text:p>7.66E+33</text:p>
          </table:table-cell>
          <table:table-cell office:value-type="float" office:value="4.299811111112023E+45" table:formula="of:=AVERAGE([.B387:.J387])" table:style-name="ce2">
            <text:p>4.30E+45</text:p>
          </table:table-cell>
          <table:table-cell table:number-columns-repeated="16373"/>
        </table:table-row>
        <table:table-row table:style-name="ro1">
          <table:table-cell office:value-type="float" office:value="1.8538500000000001E+40" table:style-name="ce2">
            <text:p>1.85E+40</text:p>
          </table:table-cell>
          <table:table-cell office:value-type="float" office:value="2.02211E+24" table:style-name="ce2">
            <text:p>2.02E+24</text:p>
          </table:table-cell>
          <table:table-cell office:value-type="float" office:value="1.41453E+35" table:style-name="ce2">
            <text:p>1.41E+35</text:p>
          </table:table-cell>
          <table:table-cell office:value-type="float" office:value="1.9764199999999999E+27" table:style-name="ce2">
            <text:p>1.98E+27</text:p>
          </table:table-cell>
          <table:table-cell office:value-type="float" office:value="4.5996899999999999E+21" table:style-name="ce2">
            <text:p>4.60E+21</text:p>
          </table:table-cell>
          <table:table-cell office:value-type="float" office:value="6.1532900000000003E+46" table:style-name="ce2">
            <text:p>6.15E+46</text:p>
          </table:table-cell>
          <table:table-cell office:value-type="float" office:value="2.1871E+19" table:style-name="ce2">
            <text:p>2.19E+19</text:p>
          </table:table-cell>
          <table:table-cell office:value-type="float" office:value="6.03552E+21" table:style-name="ce2">
            <text:p>6.04E+21</text:p>
          </table:table-cell>
          <table:table-cell office:value-type="float" office:value="1.23604E+16" table:style-name="ce2">
            <text:p>1.24E+16</text:p>
          </table:table-cell>
          <table:table-cell office:value-type="float" office:value="1.01828E+26" table:style-name="ce2">
            <text:p>1.02E+26</text:p>
          </table:table-cell>
          <table:table-cell office:value-type="float" office:value="6.8369888889046057E+45" table:formula="of:=AVERAGE([.B388:.J388])" table:style-name="ce2">
            <text:p>6.84E+45</text:p>
          </table:table-cell>
          <table:table-cell table:number-columns-repeated="16373"/>
        </table:table-row>
        <table:table-row table:style-name="ro1">
          <table:table-cell office:value-type="float" office:value="1.3390299999999999E+40" table:style-name="ce2">
            <text:p>1.34E+40</text:p>
          </table:table-cell>
          <table:table-cell office:value-type="float" office:value="1.5119300000000001E+26" table:style-name="ce2">
            <text:p>1.51E+26</text:p>
          </table:table-cell>
          <table:table-cell office:value-type="float" office:value="3.2639099999999998E+45" table:style-name="ce2">
            <text:p>3.26E+45</text:p>
          </table:table-cell>
          <table:table-cell office:value-type="float" office:value="2.3707099999999999E+23" table:style-name="ce2">
            <text:p>2.37E+23</text:p>
          </table:table-cell>
          <table:table-cell office:value-type="float" office:value="8.6496700000000001E+39" table:style-name="ce2">
            <text:p>8.65E+39</text:p>
          </table:table-cell>
          <table:table-cell office:value-type="float" office:value="4.5792300000000001E+26" table:style-name="ce2">
            <text:p>4.58E+26</text:p>
          </table:table-cell>
          <table:table-cell office:value-type="float" office:value="5.5591999999999998E+24" table:style-name="ce2">
            <text:p>5.56E+24</text:p>
          </table:table-cell>
          <table:table-cell office:value-type="float" office:value="5765910000000000" table:style-name="ce2">
            <text:p>5.77E+15</text:p>
          </table:table-cell>
          <table:table-cell office:value-type="float" office:value="8.5811600000000004E+23" table:style-name="ce2">
            <text:p>8.58E+23</text:p>
          </table:table-cell>
          <table:table-cell office:value-type="float" office:value="8.8762500000000005E+30" table:style-name="ce2">
            <text:p>8.88E+30</text:p>
          </table:table-cell>
          <table:table-cell office:value-type="float" office:value="3.6265762774111205E+44" table:formula="of:=AVERAGE([.B389:.J389])" table:style-name="ce2">
            <text:p>3.63E+44</text:p>
          </table:table-cell>
          <table:table-cell table:number-columns-repeated="16373"/>
        </table:table-row>
        <table:table-row table:style-name="ro1">
          <table:table-cell office:value-type="float" office:value="3.26662E+29" table:style-name="ce2">
            <text:p>3.27E+29</text:p>
          </table:table-cell>
          <table:table-cell office:value-type="float" office:value="5.03652E+35" table:style-name="ce2">
            <text:p>5.04E+35</text:p>
          </table:table-cell>
          <table:table-cell office:value-type="float" office:value="5.6588799999999999E+46" table:style-name="ce2">
            <text:p>5.66E+46</text:p>
          </table:table-cell>
          <table:table-cell office:value-type="float" office:value="7.1687999999999998E+22" table:style-name="ce2">
            <text:p>7.17E+22</text:p>
          </table:table-cell>
          <table:table-cell office:value-type="float" office:value="3.4970300000000002E+39" table:style-name="ce2">
            <text:p>3.50E+39</text:p>
          </table:table-cell>
          <table:table-cell office:value-type="float" office:value="2.3252699999999999E+27" table:style-name="ce2">
            <text:p>2.33E+27</text:p>
          </table:table-cell>
          <table:table-cell office:value-type="float" office:value="4.2836299999999998E+21" table:style-name="ce2">
            <text:p>4.28E+21</text:p>
          </table:table-cell>
          <table:table-cell office:value-type="float" office:value="2.3031400000000001E+32" table:style-name="ce2">
            <text:p>2.30E+32</text:p>
          </table:table-cell>
          <table:table-cell office:value-type="float" office:value="1.50188E+18" table:style-name="ce2">
            <text:p>1.50E+18</text:p>
          </table:table-cell>
          <table:table-cell office:value-type="float" office:value="2.2626499999999999E+30" table:style-name="ce2">
            <text:p>2.26E+30</text:p>
          </table:table-cell>
          <table:table-cell office:value-type="float" office:value="6.2876448330593202E+45" table:formula="of:=AVERAGE([.B390:.J390])" table:style-name="ce2">
            <text:p>6.29E+45</text:p>
          </table:table-cell>
          <table:table-cell table:number-columns-repeated="16373"/>
        </table:table-row>
        <table:table-row table:style-name="ro1">
          <table:table-cell office:value-type="float" office:value="1.16705E+34" table:style-name="ce2">
            <text:p>1.17E+34</text:p>
          </table:table-cell>
          <table:table-cell office:value-type="float" office:value="8.4566899999999996E+50" table:style-name="ce2">
            <text:p>8.46E+50</text:p>
          </table:table-cell>
          <table:table-cell office:value-type="float" office:value="8.5968800000000004E+33" table:style-name="ce2">
            <text:p>8.60E+33</text:p>
          </table:table-cell>
          <table:table-cell office:value-type="float" office:value="2.2037500000000002E+22" table:style-name="ce2">
            <text:p>2.20E+22</text:p>
          </table:table-cell>
          <table:table-cell office:value-type="float" office:value="1.4261000000000001E+38" table:style-name="ce2">
            <text:p>1.43E+38</text:p>
          </table:table-cell>
          <table:table-cell office:value-type="float" office:value="2.80744E+24" table:style-name="ce2">
            <text:p>2.81E+24</text:p>
          </table:table-cell>
          <table:table-cell office:value-type="float" office:value="5.5566400000000005E+24" table:style-name="ce2">
            <text:p>5.56E+24</text:p>
          </table:table-cell>
          <table:table-cell office:value-type="float" office:value="5.0623600000000003E+21" table:style-name="ce2">
            <text:p>5.06E+21</text:p>
          </table:table-cell>
          <table:table-cell office:value-type="float" office:value="3.28706E+20" table:style-name="ce2">
            <text:p>3.29E+20</text:p>
          </table:table-cell>
          <table:table-cell office:value-type="float" office:value="4.5807499999999999E+23" table:style-name="ce2">
            <text:p>4.58E+23</text:p>
          </table:table-cell>
          <table:table-cell office:value-type="float" office:value="9.3963222222238065E+49" table:formula="of:=AVERAGE([.B391:.J391])" table:style-name="ce2">
            <text:p>9.40E+49</text:p>
          </table:table-cell>
          <table:table-cell table:number-columns-repeated="16373"/>
        </table:table-row>
        <table:table-row table:style-name="ro1">
          <table:table-cell office:value-type="float" office:value="7.2433399999999998E+23" table:style-name="ce2">
            <text:p>7.24E+23</text:p>
          </table:table-cell>
          <table:table-cell office:value-type="float" office:value="1.2633000000000001E+23" table:style-name="ce2">
            <text:p>1.26E+23</text:p>
          </table:table-cell>
          <table:table-cell office:value-type="float" office:value="1.66944E+38" table:style-name="ce2">
            <text:p>1.67E+38</text:p>
          </table:table-cell>
          <table:table-cell office:value-type="float" office:value="2.8534600000000001E+23" table:style-name="ce2">
            <text:p>2.85E+23</text:p>
          </table:table-cell>
          <table:table-cell office:value-type="float" office:value="8.4301500000000003E+30" table:style-name="ce2">
            <text:p>8.43E+30</text:p>
          </table:table-cell>
          <table:table-cell office:value-type="float" office:value="2.60917E+40" table:style-name="ce2">
            <text:p>2.61E+40</text:p>
          </table:table-cell>
          <table:table-cell office:value-type="float" office:value="1.5267200000000001E+23" table:style-name="ce2">
            <text:p>1.53E+23</text:p>
          </table:table-cell>
          <table:table-cell office:value-type="float" office:value="1.60535E+22" table:style-name="ce2">
            <text:p>1.61E+22</text:p>
          </table:table-cell>
          <table:table-cell office:value-type="float" office:value="82627400000000" table:style-name="ce2">
            <text:p>8.26E+13</text:p>
          </table:table-cell>
          <table:table-cell office:value-type="float" office:value="1.49331E+39" table:style-name="ce2">
            <text:p>1.49E+39</text:p>
          </table:table-cell>
          <table:table-cell office:value-type="float" office:value="3.0835504453811271E+39" table:formula="of:=AVERAGE([.B392:.J392])" table:style-name="ce2">
            <text:p>3.08E+39</text:p>
          </table:table-cell>
          <table:table-cell table:number-columns-repeated="16373"/>
        </table:table-row>
        <table:table-row table:style-name="ro1">
          <table:table-cell office:value-type="float" office:value="1.3774600000000001E+40" table:style-name="ce2">
            <text:p>1.38E+40</text:p>
          </table:table-cell>
          <table:table-cell office:value-type="float" office:value="1.16866E+44" table:style-name="ce2">
            <text:p>1.17E+44</text:p>
          </table:table-cell>
          <table:table-cell office:value-type="float" office:value="1.41617E+35" table:style-name="ce2">
            <text:p>1.42E+35</text:p>
          </table:table-cell>
          <table:table-cell office:value-type="float" office:value="3.0190099999999997E+20" table:style-name="ce2">
            <text:p>3.02E+20</text:p>
          </table:table-cell>
          <table:table-cell office:value-type="float" office:value="1.8914699999999999E+30" table:style-name="ce2">
            <text:p>1.89E+30</text:p>
          </table:table-cell>
          <table:table-cell office:value-type="float" office:value="4.8256299999999999E+38" table:style-name="ce2">
            <text:p>4.83E+38</text:p>
          </table:table-cell>
          <table:table-cell office:value-type="float" office:value="4.29402E+20" table:style-name="ce2">
            <text:p>4.29E+20</text:p>
          </table:table-cell>
          <table:table-cell office:value-type="float" office:value="6.71188E+28" table:style-name="ce2">
            <text:p>6.71E+28</text:p>
          </table:table-cell>
          <table:table-cell office:value-type="float" office:value="3.2530500000000001E+23" table:style-name="ce2">
            <text:p>3.25E+23</text:p>
          </table:table-cell>
          <table:table-cell office:value-type="float" office:value="3.9648799999999998E+32" table:style-name="ce2">
            <text:p>3.96E+32</text:p>
          </table:table-cell>
          <table:table-cell office:value-type="float" office:value="1.2985164745001715E+43" table:formula="of:=AVERAGE([.B393:.J393])" table:style-name="ce2">
            <text:p>1.30E+43</text:p>
          </table:table-cell>
          <table:table-cell table:number-columns-repeated="16373"/>
        </table:table-row>
        <table:table-row table:style-name="ro1">
          <table:table-cell office:value-type="float" office:value="1.0228100000000001E+29" table:style-name="ce2">
            <text:p>1.02E+29</text:p>
          </table:table-cell>
          <table:table-cell office:value-type="float" office:value="1.12266E+43" table:style-name="ce2">
            <text:p>1.12E+43</text:p>
          </table:table-cell>
          <table:table-cell office:value-type="float" office:value="7.6704800000000003E+39" table:style-name="ce2">
            <text:p>7.67E+39</text:p>
          </table:table-cell>
          <table:table-cell office:value-type="float" office:value="1.8711999999999999E+27" table:style-name="ce2">
            <text:p>1.87E+27</text:p>
          </table:table-cell>
          <table:table-cell office:value-type="float" office:value="1.14385E+27" table:style-name="ce2">
            <text:p>1.14E+27</text:p>
          </table:table-cell>
          <table:table-cell office:value-type="float" office:value="4.7468099999999999E+24" table:style-name="ce2">
            <text:p>4.75E+24</text:p>
          </table:table-cell>
          <table:table-cell office:value-type="float" office:value="8.8104699999999995E+21" table:style-name="ce2">
            <text:p>8.81E+21</text:p>
          </table:table-cell>
          <table:table-cell office:value-type="float" office:value="3.5540299999999997E+32" table:style-name="ce2">
            <text:p>3.55E+32</text:p>
          </table:table-cell>
          <table:table-cell office:value-type="float" office:value="3.9857799999999999E+23" table:style-name="ce2">
            <text:p>3.99E+23</text:p>
          </table:table-cell>
          <table:table-cell office:value-type="float" office:value="6.2175799999999997E+40" table:style-name="ce2">
            <text:p>6.22E+40</text:p>
          </table:table-cell>
          <table:table-cell office:value-type="float" office:value="1.2551606978172671E+42" table:formula="of:=AVERAGE([.B394:.J394])" table:style-name="ce2">
            <text:p>1.26E+42</text:p>
          </table:table-cell>
          <table:table-cell table:number-columns-repeated="16373"/>
        </table:table-row>
        <table:table-row table:style-name="ro1">
          <table:table-cell office:value-type="float" office:value="1.2942799999999999E+37" table:style-name="ce2">
            <text:p>1.29E+37</text:p>
          </table:table-cell>
          <table:table-cell office:value-type="float" office:value="2.89486E+60" table:style-name="ce2">
            <text:p>2.89E+60</text:p>
          </table:table-cell>
          <table:table-cell office:value-type="float" office:value="2.5361399999999999E+46" table:style-name="ce2">
            <text:p>2.54E+46</text:p>
          </table:table-cell>
          <table:table-cell office:value-type="float" office:value="3.7303900000000003E+27" table:style-name="ce2">
            <text:p>3.73E+27</text:p>
          </table:table-cell>
          <table:table-cell office:value-type="float" office:value="2.4484299999999999E+29" table:style-name="ce2">
            <text:p>2.45E+29</text:p>
          </table:table-cell>
          <table:table-cell office:value-type="float" office:value="2.7522900000000001E+24" table:style-name="ce2">
            <text:p>2.75E+24</text:p>
          </table:table-cell>
          <table:table-cell office:value-type="float" office:value="1.03272E+21" table:style-name="ce2">
            <text:p>1.03E+21</text:p>
          </table:table-cell>
          <table:table-cell office:value-type="float" office:value="5.8050199999999999E+23" table:style-name="ce2">
            <text:p>5.81E+23</text:p>
          </table:table-cell>
          <table:table-cell office:value-type="float" office:value="3.62483E+23" table:style-name="ce2">
            <text:p>3.62E+23</text:p>
          </table:table-cell>
          <table:table-cell office:value-type="float" office:value="4.0386099999999998E+32" table:style-name="ce2">
            <text:p>4.04E+32</text:p>
          </table:table-cell>
          <table:table-cell office:value-type="float" office:value="3.2165111111111394E+59" table:formula="of:=AVERAGE([.B395:.J395])" table:style-name="ce2">
            <text:p>3.22E+59</text:p>
          </table:table-cell>
          <table:table-cell table:number-columns-repeated="16373"/>
        </table:table-row>
        <table:table-row table:style-name="ro1">
          <table:table-cell office:value-type="float" office:value="4.1256700000000003E+20" table:style-name="ce2">
            <text:p>4.13E+20</text:p>
          </table:table-cell>
          <table:table-cell office:value-type="float" office:value="7.7134399999999999E+44" table:style-name="ce2">
            <text:p>7.71E+44</text:p>
          </table:table-cell>
          <table:table-cell office:value-type="float" office:value="6.5576599999999997E+46" table:style-name="ce2">
            <text:p>6.56E+46</text:p>
          </table:table-cell>
          <table:table-cell office:value-type="float" office:value="9.8617999999999997E+21" table:style-name="ce2">
            <text:p>9.86E+21</text:p>
          </table:table-cell>
          <table:table-cell office:value-type="float" office:value="1.49186E+38" table:style-name="ce2">
            <text:p>1.49E+38</text:p>
          </table:table-cell>
          <table:table-cell office:value-type="float" office:value="1.2821200000000001E+25" table:style-name="ce2">
            <text:p>1.28E+25</text:p>
          </table:table-cell>
          <table:table-cell office:value-type="float" office:value="5.24885E+23" table:style-name="ce2">
            <text:p>5.25E+23</text:p>
          </table:table-cell>
          <table:table-cell office:value-type="float" office:value="8.7349299999999995E+23" table:style-name="ce2">
            <text:p>8.73E+23</text:p>
          </table:table-cell>
          <table:table-cell office:value-type="float" office:value="2.64162E+19" table:style-name="ce2">
            <text:p>2.64E+19</text:p>
          </table:table-cell>
          <table:table-cell office:value-type="float" office:value="7.4429200000000003E+32" table:style-name="ce2">
            <text:p>7.44E+32</text:p>
          </table:table-cell>
          <table:table-cell office:value-type="float" office:value="7.3719937943540824E+45" table:formula="of:=AVERAGE([.B396:.J396])" table:style-name="ce2">
            <text:p>7.37E+45</text:p>
          </table:table-cell>
          <table:table-cell table:number-columns-repeated="16373"/>
        </table:table-row>
        <table:table-row table:style-name="ro1">
          <table:table-cell office:value-type="float" office:value="2.1258099999999998E+35" table:style-name="ce2">
            <text:p>2.13E+35</text:p>
          </table:table-cell>
          <table:table-cell office:value-type="float" office:value="1.01797E+36" table:style-name="ce2">
            <text:p>1.02E+36</text:p>
          </table:table-cell>
          <table:table-cell office:value-type="float" office:value="6.9288199999999999E+41" table:style-name="ce2">
            <text:p>6.93E+41</text:p>
          </table:table-cell>
          <table:table-cell office:value-type="float" office:value="2.2793300000000002E+22" table:style-name="ce2">
            <text:p>2.28E+22</text:p>
          </table:table-cell>
          <table:table-cell office:value-type="float" office:value="2.81646E+29" table:style-name="ce2">
            <text:p>2.82E+29</text:p>
          </table:table-cell>
          <table:table-cell office:value-type="float" office:value="1.1070400000000001E+25" table:style-name="ce2">
            <text:p>1.11E+25</text:p>
          </table:table-cell>
          <table:table-cell office:value-type="float" office:value="3.6888E+20" table:style-name="ce2">
            <text:p>3.69E+20</text:p>
          </table:table-cell>
          <table:table-cell office:value-type="float" office:value="4.7118799999999997E+21" table:style-name="ce2">
            <text:p>4.71E+21</text:p>
          </table:table-cell>
          <table:table-cell office:value-type="float" office:value="2.53878E+40" table:style-name="ce2">
            <text:p>2.54E+40</text:p>
          </table:table-cell>
          <table:table-cell office:value-type="float" office:value="1.27593E+31" table:style-name="ce2">
            <text:p>1.28E+31</text:p>
          </table:table-cell>
          <table:table-cell office:value-type="float" office:value="7.9807868664782322E+40" table:formula="of:=AVERAGE([.B397:.J397])" table:style-name="ce2">
            <text:p>7.98E+40</text:p>
          </table:table-cell>
          <table:table-cell table:number-columns-repeated="16373"/>
        </table:table-row>
        <table:table-row table:style-name="ro1">
          <table:table-cell office:value-type="float" office:value="1.15544E+20" table:style-name="ce2">
            <text:p>1.16E+20</text:p>
          </table:table-cell>
          <table:table-cell office:value-type="float" office:value="5.1959099999999998E+38" table:style-name="ce2">
            <text:p>5.20E+38</text:p>
          </table:table-cell>
          <table:table-cell office:value-type="float" office:value="3.0992699999999999E+46" table:style-name="ce2">
            <text:p>3.10E+46</text:p>
          </table:table-cell>
          <table:table-cell office:value-type="float" office:value="6.0310500000000003E+24" table:style-name="ce2">
            <text:p>6.03E+24</text:p>
          </table:table-cell>
          <table:table-cell office:value-type="float" office:value="3.4136499999999997E+20" table:style-name="ce2">
            <text:p>3.41E+20</text:p>
          </table:table-cell>
          <table:table-cell office:value-type="float" office:value="1.8645800000000001E+24" table:style-name="ce2">
            <text:p>1.86E+24</text:p>
          </table:table-cell>
          <table:table-cell office:value-type="float" office:value="3.2512399999999997E+21" table:style-name="ce2">
            <text:p>3.25E+21</text:p>
          </table:table-cell>
          <table:table-cell office:value-type="float" office:value="3.1037100000000002E+24" table:style-name="ce2">
            <text:p>3.10E+24</text:p>
          </table:table-cell>
          <table:table-cell office:value-type="float" office:value="5.78601E+17" table:style-name="ce2">
            <text:p>5.79E+17</text:p>
          </table:table-cell>
          <table:table-cell office:value-type="float" office:value="4.5349700000000001E+30" table:style-name="ce2">
            <text:p>4.53E+30</text:p>
          </table:table-cell>
          <table:table-cell office:value-type="float" office:value="3.4436333910656675E+45" table:formula="of:=AVERAGE([.B398:.J398])" table:style-name="ce2">
            <text:p>3.44E+45</text:p>
          </table:table-cell>
          <table:table-cell table:number-columns-repeated="16373"/>
        </table:table-row>
        <table:table-row table:style-name="ro1">
          <table:table-cell office:value-type="float" office:value="6.6753799999999995E+23" table:style-name="ce2">
            <text:p>6.68E+23</text:p>
          </table:table-cell>
          <table:table-cell office:value-type="float" office:value="6.5838399999999999E+25" table:style-name="ce2">
            <text:p>6.58E+25</text:p>
          </table:table-cell>
          <table:table-cell office:value-type="float" office:value="2.46062E+36" table:style-name="ce2">
            <text:p>2.46E+36</text:p>
          </table:table-cell>
          <table:table-cell office:value-type="float" office:value="6.3746899999999998E+22" table:style-name="ce2">
            <text:p>6.37E+22</text:p>
          </table:table-cell>
          <table:table-cell office:value-type="float" office:value="5.2094099999999999E+27" table:style-name="ce2">
            <text:p>5.21E+27</text:p>
          </table:table-cell>
          <table:table-cell office:value-type="float" office:value="2.3216300000000001E+27" table:style-name="ce2">
            <text:p>2.32E+27</text:p>
          </table:table-cell>
          <table:table-cell office:value-type="float" office:value="3.1235399999999998E+25" table:style-name="ce2">
            <text:p>3.12E+25</text:p>
          </table:table-cell>
          <table:table-cell office:value-type="float" office:value="9.0583300000000005E+24" table:style-name="ce2">
            <text:p>9.06E+24</text:p>
          </table:table-cell>
          <table:table-cell office:value-type="float" office:value="2.9648400000000001E+32" table:style-name="ce2">
            <text:p>2.96E+32</text:p>
          </table:table-cell>
          <table:table-cell office:value-type="float" office:value="2.1050399999999999E+28" table:style-name="ce2">
            <text:p>2.11E+28</text:p>
          </table:table-cell>
          <table:table-cell office:value-type="float" office:value="2.7343516807640398E+35" table:formula="of:=AVERAGE([.B399:.J399])" table:style-name="ce2">
            <text:p>2.73E+35</text:p>
          </table:table-cell>
          <table:table-cell table:number-columns-repeated="16373"/>
        </table:table-row>
        <table:table-row table:style-name="ro1">
          <table:table-cell office:value-type="float" office:value="3.3299200000000001E+34" table:style-name="ce2">
            <text:p>3.33E+34</text:p>
          </table:table-cell>
          <table:table-cell office:value-type="float" office:value="9.7779199999999996E+38" table:style-name="ce2">
            <text:p>9.78E+38</text:p>
          </table:table-cell>
          <table:table-cell office:value-type="float" office:value="2.99409E+42" table:style-name="ce2">
            <text:p>2.99E+42</text:p>
          </table:table-cell>
          <table:table-cell office:value-type="float" office:value="2.1847299999999998E+22" table:style-name="ce2">
            <text:p>2.18E+22</text:p>
          </table:table-cell>
          <table:table-cell office:value-type="float" office:value="3.8737799999999996E+25" table:style-name="ce2">
            <text:p>3.87E+25</text:p>
          </table:table-cell>
          <table:table-cell office:value-type="float" office:value="1.2527800000000001E+24" table:style-name="ce2">
            <text:p>1.25E+24</text:p>
          </table:table-cell>
          <table:table-cell office:value-type="float" office:value="1.3124199999999999E+23" table:style-name="ce2">
            <text:p>1.31E+23</text:p>
          </table:table-cell>
          <table:table-cell office:value-type="float" office:value="8.3878800000000001E+23" table:style-name="ce2">
            <text:p>8.39E+23</text:p>
          </table:table-cell>
          <table:table-cell office:value-type="float" office:value="9.03322E+16" table:style-name="ce2">
            <text:p>9.03E+16</text:p>
          </table:table-cell>
          <table:table-cell office:value-type="float" office:value="7.4056399999999999E+34" table:style-name="ce2">
            <text:p>7.41E+34</text:p>
          </table:table-cell>
          <table:table-cell office:value-type="float" office:value="3.3278531845071111E+41" table:formula="of:=AVERAGE([.B400:.J400])" table:style-name="ce2">
            <text:p>3.33E+41</text:p>
          </table:table-cell>
          <table:table-cell table:number-columns-repeated="16373"/>
        </table:table-row>
        <table:table-row table:style-name="ro1">
          <table:table-cell office:value-type="float" office:value="2.6961599999999999E+24" table:style-name="ce2">
            <text:p>2.70E+24</text:p>
          </table:table-cell>
          <table:table-cell office:value-type="float" office:value="1.0073E+36" table:style-name="ce2">
            <text:p>1.01E+36</text:p>
          </table:table-cell>
          <table:table-cell office:value-type="float" office:value="5.5165700000000004E+36" table:style-name="ce2">
            <text:p>5.52E+36</text:p>
          </table:table-cell>
          <table:table-cell office:value-type="float" office:value="1.79367E+17" table:style-name="ce2">
            <text:p>1.79E+17</text:p>
          </table:table-cell>
          <table:table-cell office:value-type="float" office:value="5.0541099999999998E+22" table:style-name="ce2">
            <text:p>5.05E+22</text:p>
          </table:table-cell>
          <table:table-cell office:value-type="float" office:value="2.80279E+27" table:style-name="ce2">
            <text:p>2.80E+27</text:p>
          </table:table-cell>
          <table:table-cell office:value-type="float" office:value="2.5888400000000002E+22" table:style-name="ce2">
            <text:p>2.59E+22</text:p>
          </table:table-cell>
          <table:table-cell office:value-type="float" office:value="7.42132E+16" table:style-name="ce2">
            <text:p>7.42E+16</text:p>
          </table:table-cell>
          <table:table-cell office:value-type="float" office:value="6.0391200000000004E+24" table:style-name="ce2">
            <text:p>6.04E+24</text:p>
          </table:table-cell>
          <table:table-cell office:value-type="float" office:value="2.6443200000000002E+22" table:style-name="ce2">
            <text:p>2.64E+22</text:p>
          </table:table-cell>
          <table:table-cell office:value-type="float" office:value="7.2487444475654801E+35" table:formula="of:=AVERAGE([.B401:.J401])" table:style-name="ce2">
            <text:p>7.25E+35</text:p>
          </table:table-cell>
          <table:table-cell table:number-columns-repeated="16373"/>
        </table:table-row>
        <table:table-row table:style-name="ro1">
          <table:table-cell office:value-type="float" office:value="6.03825E+38" table:style-name="ce2">
            <text:p>6.04E+38</text:p>
          </table:table-cell>
          <table:table-cell office:value-type="float" office:value="5.03652E+35" table:style-name="ce2">
            <text:p>5.04E+35</text:p>
          </table:table-cell>
          <table:table-cell office:value-type="float" office:value="1.0802799999999999E+47" table:style-name="ce2">
            <text:p>1.08E+47</text:p>
          </table:table-cell>
          <table:table-cell office:value-type="float" office:value="6.56673E+19" table:style-name="ce2">
            <text:p>6.57E+19</text:p>
          </table:table-cell>
          <table:table-cell office:value-type="float" office:value="1.27421E+43" table:style-name="ce2">
            <text:p>1.27E+43</text:p>
          </table:table-cell>
          <table:table-cell office:value-type="float" office:value="1.3996900000000001E+28" table:style-name="ce2">
            <text:p>1.40E+28</text:p>
          </table:table-cell>
          <table:table-cell office:value-type="float" office:value="2.6367100000000002E+22" table:style-name="ce2">
            <text:p>2.64E+22</text:p>
          </table:table-cell>
          <table:table-cell office:value-type="float" office:value="2.8152499999999999E+22" table:style-name="ce2">
            <text:p>2.82E+22</text:p>
          </table:table-cell>
          <table:table-cell office:value-type="float" office:value="118595000000000" table:style-name="ce2">
            <text:p>1.19E+14</text:p>
          </table:table-cell>
          <table:table-cell office:value-type="float" office:value="2.2628400000000001E+30" table:style-name="ce2">
            <text:p>2.26E+30</text:p>
          </table:table-cell>
          <table:table-cell office:value-type="float" office:value="1.2004526900055961E+46" table:formula="of:=AVERAGE([.B402:.J402])" table:style-name="ce2">
            <text:p>1.20E+46</text:p>
          </table:table-cell>
          <table:table-cell table:number-columns-repeated="16373"/>
        </table:table-row>
        <table:table-row table:style-name="ro1">
          <table:table-cell office:value-type="float" office:value="3.9962399999999997E+42" table:style-name="ce2">
            <text:p>4.00E+42</text:p>
          </table:table-cell>
          <table:table-cell office:value-type="float" office:value="1.00727E+36" table:style-name="ce2">
            <text:p>1.01E+36</text:p>
          </table:table-cell>
          <table:table-cell office:value-type="float" office:value="8.8245100000000004E+48" table:style-name="ce2">
            <text:p>8.82E+48</text:p>
          </table:table-cell>
          <table:table-cell office:value-type="float" office:value="3.0217E+22" table:style-name="ce2">
            <text:p>3.02E+22</text:p>
          </table:table-cell>
          <table:table-cell office:value-type="float" office:value="1.7236500000000001E+26" table:style-name="ce2">
            <text:p>1.72E+26</text:p>
          </table:table-cell>
          <table:table-cell office:value-type="float" office:value="8.5985100000000006E+23" table:style-name="ce2">
            <text:p>8.60E+23</text:p>
          </table:table-cell>
          <table:table-cell office:value-type="float" office:value="2.29045E+18" table:style-name="ce2">
            <text:p>2.29E+18</text:p>
          </table:table-cell>
          <table:table-cell office:value-type="float" office:value="2.1427700000000001E+24" table:style-name="ce2">
            <text:p>2.14E+24</text:p>
          </table:table-cell>
          <table:table-cell office:value-type="float" office:value="3.73289E+16" table:style-name="ce2">
            <text:p>3.73E+16</text:p>
          </table:table-cell>
          <table:table-cell office:value-type="float" office:value="2.3078400000000001E+44" table:style-name="ce2">
            <text:p>2.31E+44</text:p>
          </table:table-cell>
          <table:table-cell office:value-type="float" office:value="9.8052675377788976E+47" table:formula="of:=AVERAGE([.B403:.J403])" table:style-name="ce2">
            <text:p>9.81E+47</text:p>
          </table:table-cell>
          <table:table-cell table:number-columns-repeated="16373"/>
        </table:table-row>
        <table:table-row table:style-name="ro1">
          <table:table-cell office:value-type="float" office:value="3.39968E+20" table:style-name="ce2">
            <text:p>3.40E+20</text:p>
          </table:table-cell>
          <table:table-cell office:value-type="float" office:value="5.6417300000000004E+25" table:style-name="ce2">
            <text:p>5.64E+25</text:p>
          </table:table-cell>
          <table:table-cell office:value-type="float" office:value="1.8201699999999999E+29" table:style-name="ce2">
            <text:p>1.82E+29</text:p>
          </table:table-cell>
          <table:table-cell office:value-type="float" office:value="8.37072E+20" table:style-name="ce2">
            <text:p>8.37E+20</text:p>
          </table:table-cell>
          <table:table-cell office:value-type="float" office:value="1.23658E+22" table:style-name="ce2">
            <text:p>1.24E+22</text:p>
          </table:table-cell>
          <table:table-cell office:value-type="float" office:value="3.0516999999999999E+27" table:style-name="ce2">
            <text:p>3.05E+27</text:p>
          </table:table-cell>
          <table:table-cell office:value-type="float" office:value="5.7754499999999997E+20" table:style-name="ce2">
            <text:p>5.78E+20</text:p>
          </table:table-cell>
          <table:table-cell office:value-type="float" office:value="6873190000000000" table:style-name="ce2">
            <text:p>6.87E+15</text:p>
          </table:table-cell>
          <table:table-cell office:value-type="float" office:value="9.08558E+19" table:style-name="ce2">
            <text:p>9.09E+19</text:p>
          </table:table-cell>
          <table:table-cell office:value-type="float" office:value="1.77725E+36" table:style-name="ce2">
            <text:p>1.78E+36</text:p>
          </table:table-cell>
          <table:table-cell office:value-type="float" office:value="1.9747224279168125E+35" table:formula="of:=AVERAGE([.B404:.J404])" table:style-name="ce2">
            <text:p>1.97E+35</text:p>
          </table:table-cell>
          <table:table-cell table:number-columns-repeated="16373"/>
        </table:table-row>
        <table:table-row table:style-name="ro1">
          <table:table-cell office:value-type="float" office:value="1.2941900000000001E+37" table:style-name="ce2">
            <text:p>1.29E+37</text:p>
          </table:table-cell>
          <table:table-cell office:value-type="float" office:value="5.7759300000000003E+38" table:style-name="ce2">
            <text:p>5.78E+38</text:p>
          </table:table-cell>
          <table:table-cell office:value-type="float" office:value="8.0533499999999995E+38" table:style-name="ce2">
            <text:p>8.05E+38</text:p>
          </table:table-cell>
          <table:table-cell office:value-type="float" office:value="4.8953300000000002E+22" table:style-name="ce2">
            <text:p>4.90E+22</text:p>
          </table:table-cell>
          <table:table-cell office:value-type="float" office:value="1.13285E+27" table:style-name="ce2">
            <text:p>1.13E+27</text:p>
          </table:table-cell>
          <table:table-cell office:value-type="float" office:value="1.0183699999999999E+26" table:style-name="ce2">
            <text:p>1.02E+26</text:p>
          </table:table-cell>
          <table:table-cell office:value-type="float" office:value="2.4308099999999999E+21" table:style-name="ce2">
            <text:p>2.43E+21</text:p>
          </table:table-cell>
          <table:table-cell office:value-type="float" office:value="6968340000000" table:style-name="ce2">
            <text:p>6.97E+12</text:p>
          </table:table-cell>
          <table:table-cell office:value-type="float" office:value="1.2931E+27" table:style-name="ce2">
            <text:p>1.29E+27</text:p>
          </table:table-cell>
          <table:table-cell office:value-type="float" office:value="4.0369000000000001E+42" table:style-name="ce2">
            <text:p>4.04E+42</text:p>
          </table:table-cell>
          <table:table-cell office:value-type="float" office:value="4.4869810311111142E+41" table:formula="of:=AVERAGE([.B405:.J405])" table:style-name="ce2">
            <text:p>4.49E+41</text:p>
          </table:table-cell>
          <table:table-cell table:number-columns-repeated="16373"/>
        </table:table-row>
        <table:table-row table:style-name="ro1">
          <table:table-cell office:value-type="float" office:value="2.5276899999999998E+28" table:style-name="ce2">
            <text:p>2.53E+28</text:p>
          </table:table-cell>
          <table:table-cell office:value-type="float" office:value="3.3299300000000002E+36" table:style-name="ce2">
            <text:p>3.33E+36</text:p>
          </table:table-cell>
          <table:table-cell office:value-type="float" office:value="3.2980599999999998E+37" table:style-name="ce2">
            <text:p>3.30E+37</text:p>
          </table:table-cell>
          <table:table-cell office:value-type="float" office:value="1.2050499999999999E+21" table:style-name="ce2">
            <text:p>1.21E+21</text:p>
          </table:table-cell>
          <table:table-cell office:value-type="float" office:value="1.6111300000000001E+41" table:style-name="ce2">
            <text:p>1.61E+41</text:p>
          </table:table-cell>
          <table:table-cell office:value-type="float" office:value="6.1532900000000003E+46" table:style-name="ce2">
            <text:p>6.15E+46</text:p>
          </table:table-cell>
          <table:table-cell office:value-type="float" office:value="3.2360999999999999E+21" table:style-name="ce2">
            <text:p>3.24E+21</text:p>
          </table:table-cell>
          <table:table-cell office:value-type="float" office:value="41672900000" table:style-name="ce2">
            <text:p>4.17E+10</text:p>
          </table:table-cell>
          <table:table-cell office:value-type="float" office:value="71622600000000" table:style-name="ce2">
            <text:p>7.16E+13</text:p>
          </table:table-cell>
          <table:table-cell office:value-type="float" office:value="8.8684599999999996E+33" table:style-name="ce2">
            <text:p>8.87E+33</text:p>
          </table:table-cell>
          <table:table-cell office:value-type="float" office:value="6.8370067943688219E+45" table:formula="of:=AVERAGE([.B406:.J406])" table:style-name="ce2">
            <text:p>6.84E+45</text:p>
          </table:table-cell>
          <table:table-cell table:number-columns-repeated="16373"/>
        </table:table-row>
        <table:table-row table:style-name="ro1">
          <table:table-cell office:value-type="float" office:value="2.6781299999999999E+26" table:style-name="ce2">
            <text:p>2.68E+26</text:p>
          </table:table-cell>
          <table:table-cell office:value-type="float" office:value="8.3522500000000003E+50" table:style-name="ce2">
            <text:p>8.35E+50</text:p>
          </table:table-cell>
          <table:table-cell office:value-type="float" office:value="3.0260699999999999E+40" table:style-name="ce2">
            <text:p>3.03E+40</text:p>
          </table:table-cell>
          <table:table-cell office:value-type="float" office:value="9.7381900000000003E+21" table:style-name="ce2">
            <text:p>9.74E+21</text:p>
          </table:table-cell>
          <table:table-cell office:value-type="float" office:value="4.4320799999999997E+37" table:style-name="ce2">
            <text:p>4.43E+37</text:p>
          </table:table-cell>
          <table:table-cell office:value-type="float" office:value="3.7282799999999997E+24" table:style-name="ce2">
            <text:p>3.73E+24</text:p>
          </table:table-cell>
          <table:table-cell office:value-type="float" office:value="2.1794E+21" table:style-name="ce2">
            <text:p>2.18E+21</text:p>
          </table:table-cell>
          <table:table-cell office:value-type="float" office:value="3.6297899999999998E+22" table:style-name="ce2">
            <text:p>3.63E+22</text:p>
          </table:table-cell>
          <table:table-cell office:value-type="float" office:value="1.5735300000000001E+29" table:style-name="ce2">
            <text:p>1.57E+29</text:p>
          </table:table-cell>
          <table:table-cell office:value-type="float" office:value="1.0369699999999999E+54" table:style-name="ce2">
            <text:p>1.04E+54</text:p>
          </table:table-cell>
          <table:table-cell office:value-type="float" office:value="1.1531169166667004E+53" table:formula="of:=AVERAGE([.B407:.J407])" table:style-name="ce2">
            <text:p>1.15E+53</text:p>
          </table:table-cell>
          <table:table-cell table:number-columns-repeated="16373"/>
        </table:table-row>
        <table:table-row table:style-name="ro1">
          <table:table-cell office:value-type="float" office:value="1.5947799999999999E+28" table:style-name="ce2">
            <text:p>1.59E+28</text:p>
          </table:table-cell>
          <table:table-cell office:value-type="float" office:value="1.0761400000000001E+44" table:style-name="ce2">
            <text:p>1.08E+44</text:p>
          </table:table-cell>
          <table:table-cell office:value-type="float" office:value="8.9824500000000004E+37" table:style-name="ce2">
            <text:p>8.98E+37</text:p>
          </table:table-cell>
          <table:table-cell office:value-type="float" office:value="7.2737799999999993E+20" table:style-name="ce2">
            <text:p>7.27E+20</text:p>
          </table:table-cell>
          <table:table-cell office:value-type="float" office:value="1.4926599999999999E+40" table:style-name="ce2">
            <text:p>1.49E+40</text:p>
          </table:table-cell>
          <table:table-cell office:value-type="float" office:value="5.5920400000000002E+22" table:style-name="ce2">
            <text:p>5.59E+22</text:p>
          </table:table-cell>
          <table:table-cell office:value-type="float" office:value="1.3007900000000001E+22" table:style-name="ce2">
            <text:p>1.30E+22</text:p>
          </table:table-cell>
          <table:table-cell office:value-type="float" office:value="6.71188E+28" table:style-name="ce2">
            <text:p>6.71E+28</text:p>
          </table:table-cell>
          <table:table-cell office:value-type="float" office:value="1.14202E+18" table:style-name="ce2">
            <text:p>1.14E+18</text:p>
          </table:table-cell>
          <table:table-cell office:value-type="float" office:value="3.6367900000000001E+38" table:style-name="ce2">
            <text:p>3.64E+38</text:p>
          </table:table-cell>
          <table:table-cell office:value-type="float" office:value="1.1958820011500008E+43" table:formula="of:=AVERAGE([.B408:.J408])" table:style-name="ce2">
            <text:p>1.20E+43</text:p>
          </table:table-cell>
          <table:table-cell table:number-columns-repeated="16373"/>
        </table:table-row>
        <table:table-row table:style-name="ro1">
          <table:table-cell office:value-type="float" office:value="1.01369E+33" table:style-name="ce2">
            <text:p>1.01E+33</text:p>
          </table:table-cell>
          <table:table-cell office:value-type="float" office:value="4.9752799999999996E+40" table:style-name="ce2">
            <text:p>4.98E+40</text:p>
          </table:table-cell>
          <table:table-cell office:value-type="float" office:value="2.14168E+46" table:style-name="ce2">
            <text:p>2.14E+46</text:p>
          </table:table-cell>
          <table:table-cell office:value-type="float" office:value="1.11261E+26" table:style-name="ce2">
            <text:p>1.11E+26</text:p>
          </table:table-cell>
          <table:table-cell office:value-type="float" office:value="1.9195400000000001E+27" table:style-name="ce2">
            <text:p>1.92E+27</text:p>
          </table:table-cell>
          <table:table-cell office:value-type="float" office:value="1.2972100000000001E+24" table:style-name="ce2">
            <text:p>1.30E+24</text:p>
          </table:table-cell>
          <table:table-cell office:value-type="float" office:value="2.5776499999999999E+23" table:style-name="ce2">
            <text:p>2.58E+23</text:p>
          </table:table-cell>
          <table:table-cell office:value-type="float" office:value="5449700000000" table:style-name="ce2">
            <text:p>5.45E+12</text:p>
          </table:table-cell>
          <table:table-cell office:value-type="float" office:value="158486000000000" table:style-name="ce2">
            <text:p>1.58E+14</text:p>
          </table:table-cell>
          <table:table-cell office:value-type="float" office:value="1.06422E+46" table:style-name="ce2">
            <text:p>1.06E+46</text:p>
          </table:table-cell>
          <table:table-cell office:value-type="float" office:value="3.5621166392000002E+45" table:formula="of:=AVERAGE([.B409:.J409])" table:style-name="ce2">
            <text:p>3.56E+45</text:p>
          </table:table-cell>
          <table:table-cell table:number-columns-repeated="16373"/>
        </table:table-row>
        <table:table-row table:style-name="ro1">
          <table:table-cell office:value-type="float" office:value="1.2963099999999999E+37" table:style-name="ce2">
            <text:p>1.30E+37</text:p>
          </table:table-cell>
          <table:table-cell office:value-type="float" office:value="4.9125300000000001E+59" table:style-name="ce2">
            <text:p>4.91E+59</text:p>
          </table:table-cell>
          <table:table-cell office:value-type="float" office:value="3.0551300000000002E+40" table:style-name="ce2">
            <text:p>3.06E+40</text:p>
          </table:table-cell>
          <table:table-cell office:value-type="float" office:value="3.5166100000000002E+23" table:style-name="ce2">
            <text:p>3.52E+23</text:p>
          </table:table-cell>
          <table:table-cell office:value-type="float" office:value="6.8524099999999998E+27" table:style-name="ce2">
            <text:p>6.85E+27</text:p>
          </table:table-cell>
          <table:table-cell office:value-type="float" office:value="1.0557100000000001E+26" table:style-name="ce2">
            <text:p>1.06E+26</text:p>
          </table:table-cell>
          <table:table-cell office:value-type="float" office:value="9.9690299999999995E+21" table:style-name="ce2">
            <text:p>9.97E+21</text:p>
          </table:table-cell>
          <table:table-cell office:value-type="float" office:value="6.2727300000000005E+24" table:style-name="ce2">
            <text:p>6.27E+24</text:p>
          </table:table-cell>
          <table:table-cell office:value-type="float" office:value="4312400000000000" table:style-name="ce2">
            <text:p>4.31E+15</text:p>
          </table:table-cell>
          <table:table-cell office:value-type="float" office:value="2.1308999999999999E+31" table:style-name="ce2">
            <text:p>2.13E+31</text:p>
          </table:table-cell>
          <table:table-cell office:value-type="float" office:value="5.4583666666666664E+58" table:formula="of:=AVERAGE([.B410:.J410])" table:style-name="ce2">
            <text:p>5.46E+58</text:p>
          </table:table-cell>
          <table:table-cell table:number-columns-repeated="16373"/>
        </table:table-row>
        <table:table-row table:style-name="ro1">
          <table:table-cell office:value-type="float" office:value="2.7613800000000002E+36" table:style-name="ce2">
            <text:p>2.76E+36</text:p>
          </table:table-cell>
          <table:table-cell office:value-type="float" office:value="5.1922100000000002E+59" table:style-name="ce2">
            <text:p>5.19E+59</text:p>
          </table:table-cell>
          <table:table-cell office:value-type="float" office:value="2.0133100000000001E+39" table:style-name="ce2">
            <text:p>2.01E+39</text:p>
          </table:table-cell>
          <table:table-cell office:value-type="float" office:value="1.5505E+22" table:style-name="ce2">
            <text:p>1.55E+22</text:p>
          </table:table-cell>
          <table:table-cell office:value-type="float" office:value="2.9101E+17" table:style-name="ce2">
            <text:p>2.91E+17</text:p>
          </table:table-cell>
          <table:table-cell office:value-type="float" office:value="1.3965200000000001E+28" table:style-name="ce2">
            <text:p>1.40E+28</text:p>
          </table:table-cell>
          <table:table-cell office:value-type="float" office:value="1.21913E+22" table:style-name="ce2">
            <text:p>1.22E+22</text:p>
          </table:table-cell>
          <table:table-cell office:value-type="float" office:value="1.3580199999999999E+21" table:style-name="ce2">
            <text:p>1.36E+21</text:p>
          </table:table-cell>
          <table:table-cell office:value-type="float" office:value="1.3652199999999999E+44" table:style-name="ce2">
            <text:p>1.37E+44</text:p>
          </table:table-cell>
          <table:table-cell office:value-type="float" office:value="2.28352E+30" table:style-name="ce2">
            <text:p>2.28E+30</text:p>
          </table:table-cell>
          <table:table-cell office:value-type="float" office:value="5.7691222222222248E+58" table:formula="of:=AVERAGE([.B411:.J411])" table:style-name="ce2">
            <text:p>5.77E+58</text:p>
          </table:table-cell>
          <table:table-cell table:number-columns-repeated="16373"/>
        </table:table-row>
        <table:table-row table:style-name="ro1">
          <table:table-cell office:value-type="float" office:value="1.39864E+40" table:style-name="ce2">
            <text:p>1.40E+40</text:p>
          </table:table-cell>
          <table:table-cell office:value-type="float" office:value="4.1967700000000003E+41" table:style-name="ce2">
            <text:p>4.20E+41</text:p>
          </table:table-cell>
          <table:table-cell office:value-type="float" office:value="1.6433699999999999E+39" table:style-name="ce2">
            <text:p>1.64E+39</text:p>
          </table:table-cell>
          <table:table-cell office:value-type="float" office:value="1.0889100000000001E+23" table:style-name="ce2">
            <text:p>1.09E+23</text:p>
          </table:table-cell>
          <table:table-cell office:value-type="float" office:value="6.93901E+47" table:style-name="ce2">
            <text:p>6.94E+47</text:p>
          </table:table-cell>
          <table:table-cell office:value-type="float" office:value="2.6091599999999999E+40" table:style-name="ce2">
            <text:p>2.61E+40</text:p>
          </table:table-cell>
          <table:table-cell office:value-type="float" office:value="6.7937299999999997E+20" table:style-name="ce2">
            <text:p>6.79E+20</text:p>
          </table:table-cell>
          <table:table-cell office:value-type="float" office:value="2.3031400000000001E+32" table:style-name="ce2">
            <text:p>2.30E+32</text:p>
          </table:table-cell>
          <table:table-cell office:value-type="float" office:value="3.0675600000000002E+23" table:style-name="ce2">
            <text:p>3.07E+23</text:p>
          </table:table-cell>
          <table:table-cell office:value-type="float" office:value="2.2629600000000001E+30" table:style-name="ce2">
            <text:p>2.26E+30</text:p>
          </table:table-cell>
          <table:table-cell office:value-type="float" office:value="7.7100160823552246E+46" table:formula="of:=AVERAGE([.B412:.J412])" table:style-name="ce2">
            <text:p>7.71E+46</text:p>
          </table:table-cell>
          <table:table-cell table:number-columns-repeated="16373"/>
        </table:table-row>
        <table:table-row table:style-name="ro1">
          <table:table-cell office:value-type="float" office:value="3.2666100000000002E+29" table:style-name="ce2">
            <text:p>3.27E+29</text:p>
          </table:table-cell>
          <table:table-cell office:value-type="float" office:value="1.0617899999999999E+62" table:style-name="ce2">
            <text:p>1.06E+62</text:p>
          </table:table-cell>
          <table:table-cell office:value-type="float" office:value="7.0813200000000005E+35" table:style-name="ce2">
            <text:p>7.08E+35</text:p>
          </table:table-cell>
          <table:table-cell office:value-type="float" office:value="1.7467E+26" table:style-name="ce2">
            <text:p>1.75E+26</text:p>
          </table:table-cell>
          <table:table-cell office:value-type="float" office:value="6.2608599999999999E+38" table:style-name="ce2">
            <text:p>6.26E+38</text:p>
          </table:table-cell>
          <table:table-cell office:value-type="float" office:value="1.0671400000000001E+25" table:style-name="ce2">
            <text:p>1.07E+25</text:p>
          </table:table-cell>
          <table:table-cell office:value-type="float" office:value="3.2930499999999999E+21" table:style-name="ce2">
            <text:p>3.29E+21</text:p>
          </table:table-cell>
          <table:table-cell office:value-type="float" office:value="1.7258300000000001E+21" table:style-name="ce2">
            <text:p>1.73E+21</text:p>
          </table:table-cell>
          <table:table-cell office:value-type="float" office:value="4.76308E+17" table:style-name="ce2">
            <text:p>4.76E+17</text:p>
          </table:table-cell>
          <table:table-cell office:value-type="float" office:value="2.5381000000000002E+34" table:style-name="ce2">
            <text:p>2.54E+34</text:p>
          </table:table-cell>
          <table:table-cell office:value-type="float" office:value="1.1797666666666666E+61" table:formula="of:=AVERAGE([.B413:.J413])" table:style-name="ce2">
            <text:p>1.18E+61</text:p>
          </table:table-cell>
          <table:table-cell table:number-columns-repeated="16373"/>
        </table:table-row>
        <table:table-row table:style-name="ro1">
          <table:table-cell office:value-type="float" office:value="5.6922900000000004E+33" table:style-name="ce2">
            <text:p>5.69E+33</text:p>
          </table:table-cell>
          <table:table-cell office:value-type="float" office:value="9.1385900000000002E+24" table:style-name="ce2">
            <text:p>9.14E+24</text:p>
          </table:table-cell>
          <table:table-cell office:value-type="float" office:value="7.1456000000000005E+39" table:style-name="ce2">
            <text:p>7.15E+39</text:p>
          </table:table-cell>
          <table:table-cell office:value-type="float" office:value="6.0541900000000001E+24" table:style-name="ce2">
            <text:p>6.05E+24</text:p>
          </table:table-cell>
          <table:table-cell office:value-type="float" office:value="3.07013E+30" table:style-name="ce2">
            <text:p>3.07E+30</text:p>
          </table:table-cell>
          <table:table-cell office:value-type="float" office:value="3.5292800000000003E+23" table:style-name="ce2">
            <text:p>3.53E+23</text:p>
          </table:table-cell>
          <table:table-cell office:value-type="float" office:value="5.6172999999999995E+24" table:style-name="ce2">
            <text:p>5.62E+24</text:p>
          </table:table-cell>
          <table:table-cell office:value-type="float" office:value="6.7143199999999996E+28" table:style-name="ce2">
            <text:p>6.71E+28</text:p>
          </table:table-cell>
          <table:table-cell office:value-type="float" office:value="2.5368E+17" table:style-name="ce2">
            <text:p>2.54E+17</text:p>
          </table:table-cell>
          <table:table-cell office:value-type="float" office:value="1.03508E+54" table:style-name="ce2">
            <text:p>1.04E+54</text:p>
          </table:table-cell>
          <table:table-cell office:value-type="float" office:value="1.1500888888888968E+53" table:formula="of:=AVERAGE([.B414:.J414])" table:style-name="ce2">
            <text:p>1.15E+53</text:p>
          </table:table-cell>
          <table:table-cell table:number-columns-repeated="16373"/>
        </table:table-row>
        <table:table-row table:style-name="ro1">
          <table:table-cell office:value-type="float" office:value="6.2988400000000003E+22" table:style-name="ce2">
            <text:p>6.30E+22</text:p>
          </table:table-cell>
          <table:table-cell office:value-type="float" office:value="5.03652E+35" table:style-name="ce2">
            <text:p>5.04E+35</text:p>
          </table:table-cell>
          <table:table-cell office:value-type="float" office:value="2.03794E+46" table:style-name="ce2">
            <text:p>2.04E+46</text:p>
          </table:table-cell>
          <table:table-cell office:value-type="float" office:value="6.8164000000000003E+25" table:style-name="ce2">
            <text:p>6.82E+25</text:p>
          </table:table-cell>
          <table:table-cell office:value-type="float" office:value="1.6052200000000001E+24" table:style-name="ce2">
            <text:p>1.61E+24</text:p>
          </table:table-cell>
          <table:table-cell office:value-type="float" office:value="1.40412E+28" table:style-name="ce2">
            <text:p>1.40E+28</text:p>
          </table:table-cell>
          <table:table-cell office:value-type="float" office:value="6.9876499999999997E+20" table:style-name="ce2">
            <text:p>6.99E+20</text:p>
          </table:table-cell>
          <table:table-cell office:value-type="float" office:value="5.2527500000000002E+23" table:style-name="ce2">
            <text:p>5.25E+23</text:p>
          </table:table-cell>
          <table:table-cell office:value-type="float" office:value="8.77901E+18" table:style-name="ce2">
            <text:p>8.78E+18</text:p>
          </table:table-cell>
          <table:table-cell office:value-type="float" office:value="8.0772299999999997E+32" table:style-name="ce2">
            <text:p>8.08E+32</text:p>
          </table:table-cell>
          <table:table-cell office:value-type="float" office:value="2.264377777833829E+45" table:formula="of:=AVERAGE([.B415:.J415])" table:style-name="ce2">
            <text:p>2.26E+45</text:p>
          </table:table-cell>
          <table:table-cell table:number-columns-repeated="16373"/>
        </table:table-row>
        <table:table-row table:style-name="ro1">
          <table:table-cell office:value-type="float" office:value="9.5135599999999995E+33" table:style-name="ce2">
            <text:p>9.51E+33</text:p>
          </table:table-cell>
          <table:table-cell office:value-type="float" office:value="2.3788499999999999E+60" table:style-name="ce2">
            <text:p>2.38E+60</text:p>
          </table:table-cell>
          <table:table-cell office:value-type="float" office:value="1.20608E+48" table:style-name="ce2">
            <text:p>1.21E+48</text:p>
          </table:table-cell>
          <table:table-cell office:value-type="float" office:value="7.7798999999999997E+24" table:style-name="ce2">
            <text:p>7.78E+24</text:p>
          </table:table-cell>
          <table:table-cell office:value-type="float" office:value="3.0489099999999999E+27" table:style-name="ce2">
            <text:p>3.05E+27</text:p>
          </table:table-cell>
          <table:table-cell office:value-type="float" office:value="1.2772600000000001E+28" table:style-name="ce2">
            <text:p>1.28E+28</text:p>
          </table:table-cell>
          <table:table-cell office:value-type="float" office:value="1.69926E+22" table:style-name="ce2">
            <text:p>1.70E+22</text:p>
          </table:table-cell>
          <table:table-cell office:value-type="float" office:value="6.7063500000000003E+28" table:style-name="ce2">
            <text:p>6.71E+28</text:p>
          </table:table-cell>
          <table:table-cell office:value-type="float" office:value="3.1799599999999999E+24" table:style-name="ce2">
            <text:p>3.18E+24</text:p>
          </table:table-cell>
          <table:table-cell office:value-type="float" office:value="2.20676E+31" table:style-name="ce2">
            <text:p>2.21E+31</text:p>
          </table:table-cell>
          <table:table-cell office:value-type="float" office:value="2.6431666666680065E+59" table:formula="of:=AVERAGE([.B416:.J416])" table:style-name="ce2">
            <text:p>2.64E+59</text:p>
          </table:table-cell>
          <table:table-cell table:number-columns-repeated="16373"/>
        </table:table-row>
        <table:table-row table:style-name="ro1">
          <table:table-cell office:value-type="float" office:value="2.3782600000000002E+34" table:style-name="ce2">
            <text:p>2.38E+34</text:p>
          </table:table-cell>
          <table:table-cell office:value-type="float" office:value="2.8001100000000001E+38" table:style-name="ce2">
            <text:p>2.80E+38</text:p>
          </table:table-cell>
          <table:table-cell office:value-type="float" office:value="1.48116E+29" table:style-name="ce2">
            <text:p>1.48E+29</text:p>
          </table:table-cell>
          <table:table-cell office:value-type="float" office:value="2.1490799999999998E+29" table:style-name="ce2">
            <text:p>2.15E+29</text:p>
          </table:table-cell>
          <table:table-cell office:value-type="float" office:value="3.2729899999999999E+39" table:style-name="ce2">
            <text:p>3.27E+39</text:p>
          </table:table-cell>
          <table:table-cell office:value-type="float" office:value="5.5319600000000005E+24" table:style-name="ce2">
            <text:p>5.53E+24</text:p>
          </table:table-cell>
          <table:table-cell office:value-type="float" office:value="3.0553200000000003E+21" table:style-name="ce2">
            <text:p>3.06E+21</text:p>
          </table:table-cell>
          <table:table-cell office:value-type="float" office:value="2.2145999999999998E+29" table:style-name="ce2">
            <text:p>2.21E+29</text:p>
          </table:table-cell>
          <table:table-cell office:value-type="float" office:value="4.0139199999999998E+30" table:style-name="ce2">
            <text:p>4.01E+30</text:p>
          </table:table-cell>
          <table:table-cell office:value-type="float" office:value="1.0665400000000001E+34" table:style-name="ce2">
            <text:p>1.07E+34</text:p>
          </table:table-cell>
          <table:table-cell office:value-type="float" office:value="3.9477907444426772E+38" table:formula="of:=AVERAGE([.B417:.J417])" table:style-name="ce2">
            <text:p>3.95E+38</text:p>
          </table:table-cell>
          <table:table-cell table:number-columns-repeated="16373"/>
        </table:table-row>
        <table:table-row table:style-name="ro1">
          <table:table-cell office:value-type="float" office:value="1.2102E+39" table:style-name="ce2">
            <text:p>1.21E+39</text:p>
          </table:table-cell>
          <table:table-cell office:value-type="float" office:value="2.2741700000000001E+41" table:style-name="ce2">
            <text:p>2.27E+41</text:p>
          </table:table-cell>
          <table:table-cell office:value-type="float" office:value="2.41043E+34" table:style-name="ce2">
            <text:p>2.41E+34</text:p>
          </table:table-cell>
          <table:table-cell office:value-type="float" office:value="2.3447500000000001E+22" table:style-name="ce2">
            <text:p>2.34E+22</text:p>
          </table:table-cell>
          <table:table-cell office:value-type="float" office:value="1.9952999999999998E+35" table:style-name="ce2">
            <text:p>2.00E+35</text:p>
          </table:table-cell>
          <table:table-cell office:value-type="float" office:value="5.9216199999999997E+25" table:style-name="ce2">
            <text:p>5.92E+25</text:p>
          </table:table-cell>
          <table:table-cell office:value-type="float" office:value="3.7230300000000001E+21" table:style-name="ce2">
            <text:p>3.72E+21</text:p>
          </table:table-cell>
          <table:table-cell office:value-type="float" office:value="4.2659999999999999E+23" table:style-name="ce2">
            <text:p>4.27E+23</text:p>
          </table:table-cell>
          <table:table-cell office:value-type="float" office:value="4.48755E+16" table:style-name="ce2">
            <text:p>4.49E+16</text:p>
          </table:table-cell>
          <table:table-cell office:value-type="float" office:value="4.0388699999999996E+32" table:style-name="ce2">
            <text:p>4.04E+32</text:p>
          </table:table-cell>
          <table:table-cell office:value-type="float" office:value="2.526858044868745E+40" table:formula="of:=AVERAGE([.B418:.J418])" table:style-name="ce2">
            <text:p>2.53E+40</text:p>
          </table:table-cell>
          <table:table-cell table:number-columns-repeated="16373"/>
        </table:table-row>
        <table:table-row table:style-name="ro1">
          <table:table-cell office:value-type="float" office:value="9.8637300000000006E+32" table:style-name="ce2">
            <text:p>9.86E+32</text:p>
          </table:table-cell>
          <table:table-cell office:value-type="float" office:value="3.8279000000000001E+33" table:style-name="ce2">
            <text:p>3.83E+33</text:p>
          </table:table-cell>
          <table:table-cell office:value-type="float" office:value="3.3345999999999998E+42" table:style-name="ce2">
            <text:p>3.33E+42</text:p>
          </table:table-cell>
          <table:table-cell office:value-type="float" office:value="6.0310099999999999E+24" table:style-name="ce2">
            <text:p>6.03E+24</text:p>
          </table:table-cell>
          <table:table-cell office:value-type="float" office:value="3.1372499999999999E+29" table:style-name="ce2">
            <text:p>3.14E+29</text:p>
          </table:table-cell>
          <table:table-cell office:value-type="float" office:value="3.1491199999999998E+24" table:style-name="ce2">
            <text:p>3.15E+24</text:p>
          </table:table-cell>
          <table:table-cell office:value-type="float" office:value="1.3517900000000001E+21" table:style-name="ce2">
            <text:p>1.35E+21</text:p>
          </table:table-cell>
          <table:table-cell office:value-type="float" office:value="6.62618E+22" table:style-name="ce2">
            <text:p>6.63E+22</text:p>
          </table:table-cell>
          <table:table-cell office:value-type="float" office:value="5871890000000" table:style-name="ce2">
            <text:p>5.87E+12</text:p>
          </table:table-cell>
          <table:table-cell office:value-type="float" office:value="1.0112699999999999E+54" table:style-name="ce2">
            <text:p>1.01E+54</text:p>
          </table:table-cell>
          <table:table-cell office:value-type="float" office:value="1.1236333333370385E+53" table:formula="of:=AVERAGE([.B419:.J419])" table:style-name="ce2">
            <text:p>1.12E+53</text:p>
          </table:table-cell>
          <table:table-cell table:number-columns-repeated="16373"/>
        </table:table-row>
        <table:table-row table:style-name="ro1">
          <table:table-cell office:value-type="float" office:value="8.1015300000000003E+32" table:style-name="ce2">
            <text:p>8.10E+32</text:p>
          </table:table-cell>
          <table:table-cell office:value-type="float" office:value="6.6166399999999996E+26" table:style-name="ce2">
            <text:p>6.62E+26</text:p>
          </table:table-cell>
          <table:table-cell office:value-type="float" office:value="3.8958600000000002E+46" table:style-name="ce2">
            <text:p>3.90E+46</text:p>
          </table:table-cell>
          <table:table-cell office:value-type="float" office:value="3.20197E+23" table:style-name="ce2">
            <text:p>3.20E+23</text:p>
          </table:table-cell>
          <table:table-cell office:value-type="float" office:value="3.2375600000000001E+29" table:style-name="ce2">
            <text:p>3.24E+29</text:p>
          </table:table-cell>
          <table:table-cell office:value-type="float" office:value="1.4948300000000001E+25" table:style-name="ce2">
            <text:p>1.49E+25</text:p>
          </table:table-cell>
          <table:table-cell office:value-type="float" office:value="8.7284200000000004E+21" table:style-name="ce2">
            <text:p>8.73E+21</text:p>
          </table:table-cell>
          <table:table-cell office:value-type="float" office:value="1.1827599999999999E+22" table:style-name="ce2">
            <text:p>1.18E+22</text:p>
          </table:table-cell>
          <table:table-cell office:value-type="float" office:value="18295900000000" table:style-name="ce2">
            <text:p>1.83E+13</text:p>
          </table:table-cell>
          <table:table-cell office:value-type="float" office:value="2.2644399999999999E+30" table:style-name="ce2">
            <text:p>2.26E+30</text:p>
          </table:table-cell>
          <table:table-cell office:value-type="float" office:value="4.3287333333333338E+45" table:formula="of:=AVERAGE([.B420:.J420])" table:style-name="ce2">
            <text:p>4.33E+45</text:p>
          </table:table-cell>
          <table:table-cell table:number-columns-repeated="16373"/>
        </table:table-row>
        <table:table-row table:style-name="ro1">
          <table:table-cell office:value-type="float" office:value="1.3774600000000001E+40" table:style-name="ce2">
            <text:p>1.38E+40</text:p>
          </table:table-cell>
          <table:table-cell office:value-type="float" office:value="2.2691199999999999E+41" table:style-name="ce2">
            <text:p>2.27E+41</text:p>
          </table:table-cell>
          <table:table-cell office:value-type="float" office:value="2.1390399999999999E+46" table:style-name="ce2">
            <text:p>2.14E+46</text:p>
          </table:table-cell>
          <table:table-cell office:value-type="float" office:value="6.0766399999999996E+24" table:style-name="ce2">
            <text:p>6.08E+24</text:p>
          </table:table-cell>
          <table:table-cell office:value-type="float" office:value="2.6424600000000001E+28" table:style-name="ce2">
            <text:p>2.64E+28</text:p>
          </table:table-cell>
          <table:table-cell office:value-type="float" office:value="4.2498400000000002E+27" table:style-name="ce2">
            <text:p>4.25E+27</text:p>
          </table:table-cell>
          <table:table-cell office:value-type="float" office:value="5.2464099999999999E+23" table:style-name="ce2">
            <text:p>5.25E+23</text:p>
          </table:table-cell>
          <table:table-cell office:value-type="float" office:value="1.26788E+21" table:style-name="ce2">
            <text:p>1.27E+21</text:p>
          </table:table-cell>
          <table:table-cell office:value-type="float" office:value="322326000000" table:style-name="ce2">
            <text:p>3.22E+11</text:p>
          </table:table-cell>
          <table:table-cell office:value-type="float" office:value="1.77039E+36" table:style-name="ce2">
            <text:p>1.77E+36</text:p>
          </table:table-cell>
          <table:table-cell office:value-type="float" office:value="2.3767363237522656E+45" table:formula="of:=AVERAGE([.B421:.J421])" table:style-name="ce2">
            <text:p>2.38E+45</text:p>
          </table:table-cell>
          <table:table-cell table:number-columns-repeated="16373"/>
        </table:table-row>
        <table:table-row table:style-name="ro1">
          <table:table-cell office:value-type="float" office:value="2.17535E+36" table:style-name="ce2">
            <text:p>2.18E+36</text:p>
          </table:table-cell>
          <table:table-cell office:value-type="float" office:value="3.04683E+25" table:style-name="ce2">
            <text:p>3.05E+25</text:p>
          </table:table-cell>
          <table:table-cell office:value-type="float" office:value="9.923599999999999E+46" table:style-name="ce2">
            <text:p>9.92E+46</text:p>
          </table:table-cell>
          <table:table-cell office:value-type="float" office:value="2.17653E+19" table:style-name="ce2">
            <text:p>2.18E+19</text:p>
          </table:table-cell>
          <table:table-cell office:value-type="float" office:value="2.4970199999999999E+26" table:style-name="ce2">
            <text:p>2.50E+26</text:p>
          </table:table-cell>
          <table:table-cell office:value-type="float" office:value="6.5855500000000005E+27" table:style-name="ce2">
            <text:p>6.59E+27</text:p>
          </table:table-cell>
          <table:table-cell office:value-type="float" office:value="5.6578700000000003E+21" table:style-name="ce2">
            <text:p>5.66E+21</text:p>
          </table:table-cell>
          <table:table-cell office:value-type="float" office:value="1.35888E+21" table:style-name="ce2">
            <text:p>1.36E+21</text:p>
          </table:table-cell>
          <table:table-cell office:value-type="float" office:value="3.5533400000000001E+24" table:style-name="ce2">
            <text:p>3.55E+24</text:p>
          </table:table-cell>
          <table:table-cell office:value-type="float" office:value="8.4610199999999998E+33" table:style-name="ce2">
            <text:p>8.46E+33</text:p>
          </table:table-cell>
          <table:table-cell office:value-type="float" office:value="1.1026222222223161E+46" table:formula="of:=AVERAGE([.B422:.J422])" table:style-name="ce2">
            <text:p>1.10E+46</text:p>
          </table:table-cell>
          <table:table-cell table:number-columns-repeated="16373"/>
        </table:table-row>
        <table:table-row table:style-name="ro1">
          <table:table-cell office:value-type="float" office:value="5.7641299999999997E+32" table:style-name="ce2">
            <text:p>5.76E+32</text:p>
          </table:table-cell>
          <table:table-cell office:value-type="float" office:value="6.0021399999999995E+33" table:style-name="ce2">
            <text:p>6.00E+33</text:p>
          </table:table-cell>
          <table:table-cell office:value-type="float" office:value="2.3684999999999999E+46" table:style-name="ce2">
            <text:p>2.37E+46</text:p>
          </table:table-cell>
          <table:table-cell office:value-type="float" office:value="9.49927E+18" table:style-name="ce2">
            <text:p>9.50E+18</text:p>
          </table:table-cell>
          <table:table-cell office:value-type="float" office:value="3.6650999999999997E+23" table:style-name="ce2">
            <text:p>3.67E+23</text:p>
          </table:table-cell>
          <table:table-cell office:value-type="float" office:value="6.6904300000000003E+32" table:style-name="ce2">
            <text:p>6.69E+32</text:p>
          </table:table-cell>
          <table:table-cell office:value-type="float" office:value="6.1122999999999996E+24" table:style-name="ce2">
            <text:p>6.11E+24</text:p>
          </table:table-cell>
          <table:table-cell office:value-type="float" office:value="291421000000" table:style-name="ce2">
            <text:p>2.91E+11</text:p>
          </table:table-cell>
          <table:table-cell office:value-type="float" office:value="2.73937E+17" table:style-name="ce2">
            <text:p>2.74E+17</text:p>
          </table:table-cell>
          <table:table-cell office:value-type="float" office:value="2.7047400000000001E+31" table:style-name="ce2">
            <text:p>2.70E+31</text:p>
          </table:table-cell>
          <table:table-cell office:value-type="float" office:value="2.6316666666674109E+45" table:formula="of:=AVERAGE([.B423:.J423])" table:style-name="ce2">
            <text:p>2.63E+45</text:p>
          </table:table-cell>
          <table:table-cell table:number-columns-repeated="16373"/>
        </table:table-row>
        <table:table-row table:style-name="ro1">
          <table:table-cell office:value-type="float" office:value="3.44741E+29" table:style-name="ce2">
            <text:p>3.45E+29</text:p>
          </table:table-cell>
          <table:table-cell office:value-type="float" office:value="2.0177800000000001E+37" table:style-name="ce2">
            <text:p>2.02E+37</text:p>
          </table:table-cell>
          <table:table-cell office:value-type="float" office:value="1.7709900000000001E+45" table:style-name="ce2">
            <text:p>1.77E+45</text:p>
          </table:table-cell>
          <table:table-cell office:value-type="float" office:value="1.00645E+19" table:style-name="ce2">
            <text:p>1.01E+19</text:p>
          </table:table-cell>
          <table:table-cell office:value-type="float" office:value="7.0974399999999994E+23" table:style-name="ce2">
            <text:p>7.10E+23</text:p>
          </table:table-cell>
          <table:table-cell office:value-type="float" office:value="1.34034E+24" table:style-name="ce2">
            <text:p>1.34E+24</text:p>
          </table:table-cell>
          <table:table-cell office:value-type="float" office:value="8.4292499999999996E+22" table:style-name="ce2">
            <text:p>8.43E+22</text:p>
          </table:table-cell>
          <table:table-cell office:value-type="float" office:value="4.49304E+26" table:style-name="ce2">
            <text:p>4.49E+26</text:p>
          </table:table-cell>
          <table:table-cell office:value-type="float" office:value="4.33484E+16" table:style-name="ce2">
            <text:p>4.33E+16</text:p>
          </table:table-cell>
          <table:table-cell office:value-type="float" office:value="3.48168E+26" table:style-name="ce2">
            <text:p>3.48E+26</text:p>
          </table:table-cell>
          <table:table-cell office:value-type="float" office:value="1.9677666890864445E+44" table:formula="of:=AVERAGE([.B424:.J424])" table:style-name="ce2">
            <text:p>1.97E+44</text:p>
          </table:table-cell>
          <table:table-cell table:number-columns-repeated="16373"/>
        </table:table-row>
        <table:table-row table:style-name="ro1">
          <table:table-cell office:value-type="float" office:value="4.0969899999999999E+32" table:style-name="ce2">
            <text:p>4.10E+32</text:p>
          </table:table-cell>
          <table:table-cell office:value-type="float" office:value="1.0130000000000001E+42" table:style-name="ce2">
            <text:p>1.01E+42</text:p>
          </table:table-cell>
          <table:table-cell office:value-type="float" office:value="3.30859E+37" table:style-name="ce2">
            <text:p>3.31E+37</text:p>
          </table:table-cell>
          <table:table-cell office:value-type="float" office:value="2.0234599999999999E+27" table:style-name="ce2">
            <text:p>2.02E+27</text:p>
          </table:table-cell>
          <table:table-cell office:value-type="float" office:value="3.12489E+29" table:style-name="ce2">
            <text:p>3.12E+29</text:p>
          </table:table-cell>
          <table:table-cell office:value-type="float" office:value="2.1794200000000001E+24" table:style-name="ce2">
            <text:p>2.18E+24</text:p>
          </table:table-cell>
          <table:table-cell office:value-type="float" office:value="1.02211E+22" table:style-name="ce2">
            <text:p>1.02E+22</text:p>
          </table:table-cell>
          <table:table-cell office:value-type="float" office:value="5.7780100000000005E+21" table:style-name="ce2">
            <text:p>5.78E+21</text:p>
          </table:table-cell>
          <table:table-cell office:value-type="float" office:value="3.82323E+19" table:style-name="ce2">
            <text:p>3.82E+19</text:p>
          </table:table-cell>
          <table:table-cell office:value-type="float" office:value="6.7811400000000002E+37" table:style-name="ce2">
            <text:p>6.78E+37</text:p>
          </table:table-cell>
          <table:table-cell office:value-type="float" office:value="1.1256676636670161E+41" table:formula="of:=AVERAGE([.B425:.J425])" table:style-name="ce2">
            <text:p>1.13E+41</text:p>
          </table:table-cell>
          <table:table-cell table:number-columns-repeated="16373"/>
        </table:table-row>
        <table:table-row table:style-name="ro1">
          <table:table-cell office:value-type="float" office:value="7.1427299999999997E+20" table:style-name="ce2">
            <text:p>7.14E+20</text:p>
          </table:table-cell>
          <table:table-cell office:value-type="float" office:value="4.18542E+35" table:style-name="ce2">
            <text:p>4.19E+35</text:p>
          </table:table-cell>
          <table:table-cell office:value-type="float" office:value="9.5590900000000003E+40" table:style-name="ce2">
            <text:p>9.56E+40</text:p>
          </table:table-cell>
          <table:table-cell office:value-type="float" office:value="6.2992999999999998E+22" table:style-name="ce2">
            <text:p>6.30E+22</text:p>
          </table:table-cell>
          <table:table-cell office:value-type="float" office:value="1.02842E+31" table:style-name="ce2">
            <text:p>1.03E+31</text:p>
          </table:table-cell>
          <table:table-cell office:value-type="float" office:value="2.6581799999999998E+35" table:style-name="ce2">
            <text:p>2.66E+35</text:p>
          </table:table-cell>
          <table:table-cell office:value-type="float" office:value="5.27353E+23" table:style-name="ce2">
            <text:p>5.27E+23</text:p>
          </table:table-cell>
          <table:table-cell office:value-type="float" office:value="1.7544699999999999E+24" table:style-name="ce2">
            <text:p>1.75E+24</text:p>
          </table:table-cell>
          <table:table-cell office:value-type="float" office:value="5.568E+42" table:style-name="ce2">
            <text:p>5.57E+42</text:p>
          </table:table-cell>
          <table:table-cell office:value-type="float" office:value="6.9245099999999994E+26" table:style-name="ce2">
            <text:p>6.92E+26</text:p>
          </table:table-cell>
          <table:table-cell office:value-type="float" office:value="6.2928795381892067E+41" table:formula="of:=AVERAGE([.B426:.J426])" table:style-name="ce2">
            <text:p>6.29E+41</text:p>
          </table:table-cell>
          <table:table-cell table:number-columns-repeated="16373"/>
        </table:table-row>
        <table:table-row table:style-name="ro1">
          <table:table-cell office:value-type="float" office:value="3.7354499999999999E+21" table:style-name="ce2">
            <text:p>3.74E+21</text:p>
          </table:table-cell>
          <table:table-cell office:value-type="float" office:value="1.2046299999999999E+31" table:style-name="ce2">
            <text:p>1.20E+31</text:p>
          </table:table-cell>
          <table:table-cell office:value-type="float" office:value="5.2175999999999998E+45" table:style-name="ce2">
            <text:p>5.22E+45</text:p>
          </table:table-cell>
          <table:table-cell office:value-type="float" office:value="1.74437E+24" table:style-name="ce2">
            <text:p>1.74E+24</text:p>
          </table:table-cell>
          <table:table-cell office:value-type="float" office:value="1.4602499999999999E+38" table:style-name="ce2">
            <text:p>1.46E+38</text:p>
          </table:table-cell>
          <table:table-cell office:value-type="float" office:value="1.03236E+26" table:style-name="ce2">
            <text:p>1.03E+26</text:p>
          </table:table-cell>
          <table:table-cell office:value-type="float" office:value="1.2553100000000001E+21" table:style-name="ce2">
            <text:p>1.26E+21</text:p>
          </table:table-cell>
          <table:table-cell office:value-type="float" office:value="1.0777399999999999E+22" table:style-name="ce2">
            <text:p>1.08E+22</text:p>
          </table:table-cell>
          <table:table-cell office:value-type="float" office:value="7.7199300000000002E+31" table:style-name="ce2">
            <text:p>7.72E+31</text:p>
          </table:table-cell>
          <table:table-cell office:value-type="float" office:value="4.7847300000000003E+35" table:style-name="ce2">
            <text:p>4.78E+35</text:p>
          </table:table-cell>
          <table:table-cell office:value-type="float" office:value="5.7973334961150687E+44" table:formula="of:=AVERAGE([.B427:.J427])" table:style-name="ce2">
            <text:p>5.80E+44</text:p>
          </table:table-cell>
          <table:table-cell table:number-columns-repeated="16373"/>
        </table:table-row>
        <table:table-row table:style-name="ro1">
          <table:table-cell office:value-type="float" office:value="6.8096900000000005E+21" table:style-name="ce2">
            <text:p>6.81E+21</text:p>
          </table:table-cell>
          <table:table-cell office:value-type="float" office:value="9.6996800000000007E+35" table:style-name="ce2">
            <text:p>9.70E+35</text:p>
          </table:table-cell>
          <table:table-cell office:value-type="float" office:value="1.9605900000000001E+35" table:style-name="ce2">
            <text:p>1.96E+35</text:p>
          </table:table-cell>
          <table:table-cell office:value-type="float" office:value="1.2332200000000001E+26" table:style-name="ce2">
            <text:p>1.23E+26</text:p>
          </table:table-cell>
          <table:table-cell office:value-type="float" office:value="1.30329E+28" table:style-name="ce2">
            <text:p>1.30E+28</text:p>
          </table:table-cell>
          <table:table-cell office:value-type="float" office:value="3.0768000000000002E+24" table:style-name="ce2">
            <text:p>3.08E+24</text:p>
          </table:table-cell>
          <table:table-cell office:value-type="float" office:value="1.8945100000000001E+23" table:style-name="ce2">
            <text:p>1.89E+23</text:p>
          </table:table-cell>
          <table:table-cell office:value-type="float" office:value="2.8335499999999999E+23" table:style-name="ce2">
            <text:p>2.83E+23</text:p>
          </table:table-cell>
          <table:table-cell office:value-type="float" office:value="1.09172E+41" table:style-name="ce2">
            <text:p>1.09E+41</text:p>
          </table:table-cell>
          <table:table-cell office:value-type="float" office:value="2.8155200000000001E+34" table:style-name="ce2">
            <text:p>2.82E+34</text:p>
          </table:table-cell>
          <table:table-cell office:value-type="float" office:value="1.2130354909134795E+40" table:formula="of:=AVERAGE([.B428:.J428])" table:style-name="ce2">
            <text:p>1.21E+40</text:p>
          </table:table-cell>
          <table:table-cell table:number-columns-repeated="16373"/>
        </table:table-row>
        <table:table-row table:style-name="ro1">
          <table:table-cell office:value-type="float" office:value="2.0677099999999999E+34" table:style-name="ce2">
            <text:p>2.07E+34</text:p>
          </table:table-cell>
          <table:table-cell office:value-type="float" office:value="5.6819699999999999E+26" table:style-name="ce2">
            <text:p>5.68E+26</text:p>
          </table:table-cell>
          <table:table-cell office:value-type="float" office:value="2.0860600000000001E+28" table:style-name="ce2">
            <text:p>2.09E+28</text:p>
          </table:table-cell>
          <table:table-cell office:value-type="float" office:value="1.52268E+26" table:style-name="ce2">
            <text:p>1.52E+26</text:p>
          </table:table-cell>
          <table:table-cell office:value-type="float" office:value="1.45424E+38" table:style-name="ce2">
            <text:p>1.45E+38</text:p>
          </table:table-cell>
          <table:table-cell office:value-type="float" office:value="1.40554E+28" table:style-name="ce2">
            <text:p>1.41E+28</text:p>
          </table:table-cell>
          <table:table-cell office:value-type="float" office:value="3.4576400000000002E+22" table:style-name="ce2">
            <text:p>3.46E+22</text:p>
          </table:table-cell>
          <table:table-cell office:value-type="float" office:value="9.5313900000000005E+23" table:style-name="ce2">
            <text:p>9.53E+23</text:p>
          </table:table-cell>
          <table:table-cell office:value-type="float" office:value="1.0728000000000001E+31" table:style-name="ce2">
            <text:p>1.07E+31</text:p>
          </table:table-cell>
          <table:table-cell office:value-type="float" office:value="2.7061900000000001E+31" table:style-name="ce2">
            <text:p>2.71E+31</text:p>
          </table:table-cell>
          <table:table-cell office:value-type="float" office:value="1.6158226425059716E+37" table:formula="of:=AVERAGE([.B429:.J429])" table:style-name="ce2">
            <text:p>1.62E+37</text:p>
          </table:table-cell>
          <table:table-cell table:number-columns-repeated="16373"/>
        </table:table-row>
        <table:table-row table:style-name="ro1">
          <table:table-cell office:value-type="float" office:value="6.3637799999999998E+38" table:style-name="ce2">
            <text:p>6.36E+38</text:p>
          </table:table-cell>
          <table:table-cell office:value-type="float" office:value="2.7758799999999999E+23" table:style-name="ce2">
            <text:p>2.78E+23</text:p>
          </table:table-cell>
          <table:table-cell office:value-type="float" office:value="2.4622300000000001E+36" table:style-name="ce2">
            <text:p>2.46E+36</text:p>
          </table:table-cell>
          <table:table-cell office:value-type="float" office:value="1.1132800000000001E+26" table:style-name="ce2">
            <text:p>1.11E+26</text:p>
          </table:table-cell>
          <table:table-cell office:value-type="float" office:value="1.4873599999999999E+35" table:style-name="ce2">
            <text:p>1.49E+35</text:p>
          </table:table-cell>
          <table:table-cell office:value-type="float" office:value="1.7657100000000001E+26" table:style-name="ce2">
            <text:p>1.77E+26</text:p>
          </table:table-cell>
          <table:table-cell office:value-type="float" office:value="3.1106099999999997E+20" table:style-name="ce2">
            <text:p>3.11E+20</text:p>
          </table:table-cell>
          <table:table-cell office:value-type="float" office:value="5.8340099999999997E+28" table:style-name="ce2">
            <text:p>5.83E+28</text:p>
          </table:table-cell>
          <table:table-cell office:value-type="float" office:value="6.75669E+17" table:style-name="ce2">
            <text:p>6.76E+17</text:p>
          </table:table-cell>
          <table:table-cell office:value-type="float" office:value="1.06422E+46" table:style-name="ce2">
            <text:p>1.06E+46</text:p>
          </table:table-cell>
          <table:table-cell office:value-type="float" office:value="1.1824666669567741E+45" table:formula="of:=AVERAGE([.B430:.J430])" table:style-name="ce2">
            <text:p>1.18E+45</text:p>
          </table:table-cell>
          <table:table-cell table:number-columns-repeated="16373"/>
        </table:table-row>
        <table:table-row table:style-name="ro1">
          <table:table-cell office:value-type="float" office:value="1.00516E+33" table:style-name="ce2">
            <text:p>1.01E+33</text:p>
          </table:table-cell>
          <table:table-cell office:value-type="float" office:value="3.2042700000000003E+42" table:style-name="ce2">
            <text:p>3.20E+42</text:p>
          </table:table-cell>
          <table:table-cell office:value-type="float" office:value="4.45544E+46" table:style-name="ce2">
            <text:p>4.46E+46</text:p>
          </table:table-cell>
          <table:table-cell office:value-type="float" office:value="1.1097199999999999E+23" table:style-name="ce2">
            <text:p>1.11E+23</text:p>
          </table:table-cell>
          <table:table-cell office:value-type="float" office:value="1.6868599999999999E+22" table:style-name="ce2">
            <text:p>1.69E+22</text:p>
          </table:table-cell>
          <table:table-cell office:value-type="float" office:value="1.2863699999999999E+28" table:style-name="ce2">
            <text:p>1.29E+28</text:p>
          </table:table-cell>
          <table:table-cell office:value-type="float" office:value="8.2667299999999999E+21" table:style-name="ce2">
            <text:p>8.27E+21</text:p>
          </table:table-cell>
          <table:table-cell office:value-type="float" office:value="4.02754E+23" table:style-name="ce2">
            <text:p>4.03E+23</text:p>
          </table:table-cell>
          <table:table-cell office:value-type="float" office:value="8.46596E+16" table:style-name="ce2">
            <text:p>8.47E+16</text:p>
          </table:table-cell>
          <table:table-cell office:value-type="float" office:value="3.4884999999999997E+36" table:style-name="ce2">
            <text:p>3.49E+36</text:p>
          </table:table-cell>
          <table:table-cell office:value-type="float" office:value="4.9508449192764995E+45" table:formula="of:=AVERAGE([.B431:.J431])" table:style-name="ce2">
            <text:p>4.95E+45</text:p>
          </table:table-cell>
          <table:table-cell table:number-columns-repeated="16373"/>
        </table:table-row>
        <table:table-row table:style-name="ro1">
          <table:table-cell office:value-type="float" office:value="3.9133099999999999E+36" table:style-name="ce2">
            <text:p>3.91E+36</text:p>
          </table:table-cell>
          <table:table-cell office:value-type="float" office:value="3.0835600000000002E+36" table:style-name="ce2">
            <text:p>3.08E+36</text:p>
          </table:table-cell>
          <table:table-cell office:value-type="float" office:value="8.6608099999999997E+45" table:style-name="ce2">
            <text:p>8.66E+45</text:p>
          </table:table-cell>
          <table:table-cell office:value-type="float" office:value="2.2908000000000001E+22" table:style-name="ce2">
            <text:p>2.29E+22</text:p>
          </table:table-cell>
          <table:table-cell office:value-type="float" office:value="3.9773899999999998E+44" table:style-name="ce2">
            <text:p>3.98E+44</text:p>
          </table:table-cell>
          <table:table-cell office:value-type="float" office:value="6.3072000000000002E+29" table:style-name="ce2">
            <text:p>6.31E+29</text:p>
          </table:table-cell>
          <table:table-cell office:value-type="float" office:value="2.69767E+18" table:style-name="ce2">
            <text:p>2.70E+18</text:p>
          </table:table-cell>
          <table:table-cell office:value-type="float" office:value="6.6760800000000002E+24" table:style-name="ce2">
            <text:p>6.68E+24</text:p>
          </table:table-cell>
          <table:table-cell office:value-type="float" office:value="1.8362700000000001E+46" table:style-name="ce2">
            <text:p>1.84E+46</text:p>
          </table:table-cell>
          <table:table-cell office:value-type="float" office:value="2.63757E+40" table:style-name="ce2">
            <text:p>2.64E+40</text:p>
          </table:table-cell>
          <table:table-cell office:value-type="float" office:value="3.0468083754203954E+45" table:formula="of:=AVERAGE([.B432:.J432])" table:style-name="ce2">
            <text:p>3.05E+45</text:p>
          </table:table-cell>
          <table:table-cell table:number-columns-repeated="16373"/>
        </table:table-row>
        <table:table-row table:style-name="ro1">
          <table:table-cell office:value-type="float" office:value="6.2117200000000001E+38" table:style-name="ce2">
            <text:p>6.21E+38</text:p>
          </table:table-cell>
          <table:table-cell office:value-type="float" office:value="8.8482000000000006E+37" table:style-name="ce2">
            <text:p>8.85E+37</text:p>
          </table:table-cell>
          <table:table-cell office:value-type="float" office:value="2.0995200000000002E+41" table:style-name="ce2">
            <text:p>2.10E+41</text:p>
          </table:table-cell>
          <table:table-cell office:value-type="float" office:value="1.5216400000000001E+26" table:style-name="ce2">
            <text:p>1.52E+26</text:p>
          </table:table-cell>
          <table:table-cell office:value-type="float" office:value="6.7496800000000005E+26" table:style-name="ce2">
            <text:p>6.75E+26</text:p>
          </table:table-cell>
          <table:table-cell office:value-type="float" office:value="2.6581799999999998E+35" table:style-name="ce2">
            <text:p>2.66E+35</text:p>
          </table:table-cell>
          <table:table-cell office:value-type="float" office:value="6.1639199999999996E+23" table:style-name="ce2">
            <text:p>6.16E+23</text:p>
          </table:table-cell>
          <table:table-cell office:value-type="float" office:value="3.45763E+24" table:style-name="ce2">
            <text:p>3.46E+24</text:p>
          </table:table-cell>
          <table:table-cell office:value-type="float" office:value="2.38543E+40" table:style-name="ce2">
            <text:p>2.39E+40</text:p>
          </table:table-cell>
          <table:table-cell office:value-type="float" office:value="1.4299800000000001E+29" table:style-name="ce2">
            <text:p>1.43E+29</text:p>
          </table:table-cell>
          <table:table-cell office:value-type="float" office:value="2.598833864646042E+40" table:formula="of:=AVERAGE([.B433:.J433])" table:style-name="ce2">
            <text:p>2.60E+40</text:p>
          </table:table-cell>
          <table:table-cell table:number-columns-repeated="16373"/>
        </table:table-row>
        <table:table-row table:style-name="ro1">
          <table:table-cell office:value-type="float" office:value="1.00921E+32" table:style-name="ce2">
            <text:p>1.01E+32</text:p>
          </table:table-cell>
          <table:table-cell office:value-type="float" office:value="1.1381300000000001E+24" table:style-name="ce2">
            <text:p>1.14E+24</text:p>
          </table:table-cell>
          <table:table-cell office:value-type="float" office:value="6.6457699999999997E+30" table:style-name="ce2">
            <text:p>6.65E+30</text:p>
          </table:table-cell>
          <table:table-cell office:value-type="float" office:value="1.97644E+27" table:style-name="ce2">
            <text:p>1.98E+27</text:p>
          </table:table-cell>
          <table:table-cell office:value-type="float" office:value="1.18541E+45" table:style-name="ce2">
            <text:p>1.19E+45</text:p>
          </table:table-cell>
          <table:table-cell office:value-type="float" office:value="2.10377E+24" table:style-name="ce2">
            <text:p>2.10E+24</text:p>
          </table:table-cell>
          <table:table-cell office:value-type="float" office:value="9.4154399999999995E+21" table:style-name="ce2">
            <text:p>9.42E+21</text:p>
          </table:table-cell>
          <table:table-cell office:value-type="float" office:value="2.6055099999999999E+23" table:style-name="ce2">
            <text:p>2.61E+23</text:p>
          </table:table-cell>
          <table:table-cell office:value-type="float" office:value="1.58202E+17" table:style-name="ce2">
            <text:p>1.58E+17</text:p>
          </table:table-cell>
          <table:table-cell office:value-type="float" office:value="2.8443499999999998E+42" table:style-name="ce2">
            <text:p>2.84E+42</text:p>
          </table:table-cell>
          <table:table-cell office:value-type="float" office:value="1.3202826111111186E+44" table:formula="of:=AVERAGE([.B434:.J434])" table:style-name="ce2">
            <text:p>1.32E+44</text:p>
          </table:table-cell>
          <table:table-cell table:number-columns-repeated="16373"/>
        </table:table-row>
        <table:table-row table:style-name="ro1">
          <table:table-cell office:value-type="float" office:value="1.08078E+33" table:style-name="ce2">
            <text:p>1.08E+33</text:p>
          </table:table-cell>
          <table:table-cell office:value-type="float" office:value="4.442E+29" table:style-name="ce2">
            <text:p>4.44E+29</text:p>
          </table:table-cell>
          <table:table-cell office:value-type="float" office:value="1.18993E+39" table:style-name="ce2">
            <text:p>1.19E+39</text:p>
          </table:table-cell>
          <table:table-cell office:value-type="float" office:value="6.20939E+19" table:style-name="ce2">
            <text:p>6.21E+19</text:p>
          </table:table-cell>
          <table:table-cell office:value-type="float" office:value="1.62757E+37" table:style-name="ce2">
            <text:p>1.63E+37</text:p>
          </table:table-cell>
          <table:table-cell office:value-type="float" office:value="6.1532900000000003E+46" table:style-name="ce2">
            <text:p>6.15E+46</text:p>
          </table:table-cell>
          <table:table-cell office:value-type="float" office:value="2.5350900000000002E+21" table:style-name="ce2">
            <text:p>2.54E+21</text:p>
          </table:table-cell>
          <table:table-cell office:value-type="float" office:value="7.8433499999999996E+24" table:style-name="ce2">
            <text:p>7.84E+24</text:p>
          </table:table-cell>
          <table:table-cell office:value-type="float" office:value="1.65928E+18" table:style-name="ce2">
            <text:p>1.66E+18</text:p>
          </table:table-cell>
          <table:table-cell office:value-type="float" office:value="4.5569000000000001E+32" table:style-name="ce2">
            <text:p>4.56E+32</text:p>
          </table:table-cell>
          <table:table-cell office:value-type="float" office:value="6.8369890229117955E+45" table:formula="of:=AVERAGE([.B435:.J435])" table:style-name="ce2">
            <text:p>6.84E+45</text:p>
          </table:table-cell>
          <table:table-cell table:number-columns-repeated="16373"/>
        </table:table-row>
        <table:table-row table:style-name="ro1">
          <table:table-cell office:value-type="float" office:value="3.44944E+29" table:style-name="ce2">
            <text:p>3.45E+29</text:p>
          </table:table-cell>
          <table:table-cell office:value-type="float" office:value="8.9158599999999997E+24" table:style-name="ce2">
            <text:p>8.92E+24</text:p>
          </table:table-cell>
          <table:table-cell office:value-type="float" office:value="2.6619599999999999E+39" table:style-name="ce2">
            <text:p>2.66E+39</text:p>
          </table:table-cell>
          <table:table-cell office:value-type="float" office:value="3.3382899999999998E+25" table:style-name="ce2">
            <text:p>3.34E+25</text:p>
          </table:table-cell>
          <table:table-cell office:value-type="float" office:value="3.7302200000000001E+27" table:style-name="ce2">
            <text:p>3.73E+27</text:p>
          </table:table-cell>
          <table:table-cell office:value-type="float" office:value="2.3373100000000001E+27" table:style-name="ce2">
            <text:p>2.34E+27</text:p>
          </table:table-cell>
          <table:table-cell office:value-type="float" office:value="2.5872899999999999E+21" table:style-name="ce2">
            <text:p>2.59E+21</text:p>
          </table:table-cell>
          <table:table-cell office:value-type="float" office:value="2.5065799999999999E+24" table:style-name="ce2">
            <text:p>2.51E+24</text:p>
          </table:table-cell>
          <table:table-cell office:value-type="float" office:value="9.7465100000000005E+30" table:style-name="ce2">
            <text:p>9.75E+30</text:p>
          </table:table-cell>
          <table:table-cell office:value-type="float" office:value="4.3742199999999998E+32" table:style-name="ce2">
            <text:p>4.37E+32</text:p>
          </table:table-cell>
          <table:table-cell office:value-type="float" office:value="2.9577338301940249E+38" table:formula="of:=AVERAGE([.B436:.J436])" table:style-name="ce2">
            <text:p>2.96E+38</text:p>
          </table:table-cell>
          <table:table-cell table:number-columns-repeated="16373"/>
        </table:table-row>
        <table:table-row table:style-name="ro1">
          <table:table-cell office:value-type="float" office:value="6.0399199999999997E+32" table:style-name="ce2">
            <text:p>6.04E+32</text:p>
          </table:table-cell>
          <table:table-cell office:value-type="float" office:value="5.1232500000000002E+35" table:style-name="ce2">
            <text:p>5.12E+35</text:p>
          </table:table-cell>
          <table:table-cell office:value-type="float" office:value="4.2316600000000002E+45" table:style-name="ce2">
            <text:p>4.23E+45</text:p>
          </table:table-cell>
          <table:table-cell office:value-type="float" office:value="1.45168E+20" table:style-name="ce2">
            <text:p>1.45E+20</text:p>
          </table:table-cell>
          <table:table-cell office:value-type="float" office:value="2.6170800000000001E+35" table:style-name="ce2">
            <text:p>2.62E+35</text:p>
          </table:table-cell>
          <table:table-cell office:value-type="float" office:value="1.2998599999999999E+28" table:style-name="ce2">
            <text:p>1.30E+28</text:p>
          </table:table-cell>
          <table:table-cell office:value-type="float" office:value="3.0817699999999999E+21" table:style-name="ce2">
            <text:p>3.08E+21</text:p>
          </table:table-cell>
          <table:table-cell office:value-type="float" office:value="1.5949899999999999E+24" table:style-name="ce2">
            <text:p>1.59E+24</text:p>
          </table:table-cell>
          <table:table-cell office:value-type="float" office:value="2.9513400000000001E+40" table:style-name="ce2">
            <text:p>2.95E+40</text:p>
          </table:table-cell>
          <table:table-cell office:value-type="float" office:value="4.1386400000000001E+39" table:style-name="ce2">
            <text:p>4.14E+39</text:p>
          </table:table-cell>
          <table:table-cell office:value-type="float" office:value="4.7018818364600361E+44" table:formula="of:=AVERAGE([.B437:.J437])" table:style-name="ce2">
            <text:p>4.70E+44</text:p>
          </table:table-cell>
          <table:table-cell table:number-columns-repeated="16373"/>
        </table:table-row>
        <table:table-row table:style-name="ro1">
          <table:table-cell office:value-type="float" office:value="2.5278999999999999E+28" table:style-name="ce2">
            <text:p>2.53E+28</text:p>
          </table:table-cell>
          <table:table-cell office:value-type="float" office:value="2.87862E+23" table:style-name="ce2">
            <text:p>2.88E+23</text:p>
          </table:table-cell>
          <table:table-cell office:value-type="float" office:value="5.0070199999999998E+46" table:style-name="ce2">
            <text:p>5.01E+46</text:p>
          </table:table-cell>
          <table:table-cell office:value-type="float" office:value="8.2541800000000002E+22" table:style-name="ce2">
            <text:p>8.25E+22</text:p>
          </table:table-cell>
          <table:table-cell office:value-type="float" office:value="1.0549599999999999E+29" table:style-name="ce2">
            <text:p>1.05E+29</text:p>
          </table:table-cell>
          <table:table-cell office:value-type="float" office:value="2.3745699999999999E+24" table:style-name="ce2">
            <text:p>2.37E+24</text:p>
          </table:table-cell>
          <table:table-cell office:value-type="float" office:value="1.1740499999999999E+23" table:style-name="ce2">
            <text:p>1.17E+23</text:p>
          </table:table-cell>
          <table:table-cell office:value-type="float" office:value="3809690000000000" table:style-name="ce2">
            <text:p>3.81E+15</text:p>
          </table:table-cell>
          <table:table-cell office:value-type="float" office:value="2.2623E+18" table:style-name="ce2">
            <text:p>2.26E+18</text:p>
          </table:table-cell>
          <table:table-cell office:value-type="float" office:value="7.9617899999999999E+31" table:style-name="ce2">
            <text:p>7.96E+31</text:p>
          </table:table-cell>
          <table:table-cell office:value-type="float" office:value="5.5633555555555643E+45" table:formula="of:=AVERAGE([.B438:.J438])" table:style-name="ce2">
            <text:p>5.56E+45</text:p>
          </table:table-cell>
          <table:table-cell table:number-columns-repeated="16373"/>
        </table:table-row>
        <table:table-row table:style-name="ro1">
          <table:table-cell office:value-type="float" office:value="2.0774400000000002E+34" table:style-name="ce2">
            <text:p>2.08E+34</text:p>
          </table:table-cell>
          <table:table-cell office:value-type="float" office:value="8.9706499999999996E+24" table:style-name="ce2">
            <text:p>8.97E+24</text:p>
          </table:table-cell>
          <table:table-cell office:value-type="float" office:value="3.5545399999999997E+41" table:style-name="ce2">
            <text:p>3.55E+41</text:p>
          </table:table-cell>
          <table:table-cell office:value-type="float" office:value="1.5228600000000001E+26" table:style-name="ce2">
            <text:p>1.52E+26</text:p>
          </table:table-cell>
          <table:table-cell office:value-type="float" office:value="1.4939999999999999E+38" table:style-name="ce2">
            <text:p>1.49E+38</text:p>
          </table:table-cell>
          <table:table-cell office:value-type="float" office:value="2.10167E+24" table:style-name="ce2">
            <text:p>2.10E+24</text:p>
          </table:table-cell>
          <table:table-cell office:value-type="float" office:value="6.0233300000000002E+21" table:style-name="ce2">
            <text:p>6.02E+21</text:p>
          </table:table-cell>
          <table:table-cell office:value-type="float" office:value="2.39955E+22" table:style-name="ce2">
            <text:p>2.40E+22</text:p>
          </table:table-cell>
          <table:table-cell office:value-type="float" office:value="9.2277399999999996E+21" table:style-name="ce2">
            <text:p>9.23E+21</text:p>
          </table:table-cell>
          <table:table-cell office:value-type="float" office:value="7.6400400000000004E+33" table:style-name="ce2">
            <text:p>7.64E+33</text:p>
          </table:table-cell>
          <table:table-cell office:value-type="float" office:value="3.9511489737782235E+40" table:formula="of:=AVERAGE([.B439:.J439])" table:style-name="ce2">
            <text:p>3.95E+40</text:p>
          </table:table-cell>
          <table:table-cell table:number-columns-repeated="16373"/>
        </table:table-row>
        <table:table-row table:style-name="ro1">
          <table:table-cell office:value-type="float" office:value="1.5155900000000001E+28" table:style-name="ce2">
            <text:p>1.52E+28</text:p>
          </table:table-cell>
          <table:table-cell office:value-type="float" office:value="3.1669899999999998E+33" table:style-name="ce2">
            <text:p>3.17E+33</text:p>
          </table:table-cell>
          <table:table-cell office:value-type="float" office:value="6.9611200000000003E+34" table:style-name="ce2">
            <text:p>6.96E+34</text:p>
          </table:table-cell>
          <table:table-cell office:value-type="float" office:value="6.0322900000000001E+24" table:style-name="ce2">
            <text:p>6.03E+24</text:p>
          </table:table-cell>
          <table:table-cell office:value-type="float" office:value="1.08807E+41" table:style-name="ce2">
            <text:p>1.09E+41</text:p>
          </table:table-cell>
          <table:table-cell office:value-type="float" office:value="2.6093199999999998E+40" table:style-name="ce2">
            <text:p>2.61E+40</text:p>
          </table:table-cell>
          <table:table-cell office:value-type="float" office:value="6.98635E+18" table:style-name="ce2">
            <text:p>6.99E+18</text:p>
          </table:table-cell>
          <table:table-cell office:value-type="float" office:value="1.50269E+22" table:style-name="ce2">
            <text:p>1.50E+22</text:p>
          </table:table-cell>
          <table:table-cell office:value-type="float" office:value="1.2508299999999999E+27" table:style-name="ce2">
            <text:p>1.25E+27</text:p>
          </table:table-cell>
          <table:table-cell office:value-type="float" office:value="1.01875E+28" table:style-name="ce2">
            <text:p>1.02E+28</text:p>
          </table:table-cell>
          <table:table-cell office:value-type="float" office:value="1.4988919197577939E+40" table:formula="of:=AVERAGE([.B440:.J440])" table:style-name="ce2">
            <text:p>1.50E+40</text:p>
          </table:table-cell>
          <table:table-cell table:number-columns-repeated="16373"/>
        </table:table-row>
        <table:table-row table:style-name="ro1">
          <table:table-cell office:value-type="float" office:value="8.0062100000000002E+21" table:style-name="ce2">
            <text:p>8.01E+21</text:p>
          </table:table-cell>
          <table:table-cell office:value-type="float" office:value="5.9218700000000003E+24" table:style-name="ce2">
            <text:p>5.92E+24</text:p>
          </table:table-cell>
          <table:table-cell office:value-type="float" office:value="2.9646599999999998E+32" table:style-name="ce2">
            <text:p>2.96E+32</text:p>
          </table:table-cell>
          <table:table-cell office:value-type="float" office:value="3.2542399999999997E+26" table:style-name="ce2">
            <text:p>3.25E+26</text:p>
          </table:table-cell>
          <table:table-cell office:value-type="float" office:value="8.8045700000000002E+39" table:style-name="ce2">
            <text:p>8.80E+39</text:p>
          </table:table-cell>
          <table:table-cell office:value-type="float" office:value="6.5957800000000004E+27" table:style-name="ce2">
            <text:p>6.60E+27</text:p>
          </table:table-cell>
          <table:table-cell office:value-type="float" office:value="1.45372E+23" table:style-name="ce2">
            <text:p>1.45E+23</text:p>
          </table:table-cell>
          <table:table-cell office:value-type="float" office:value="1.2768199999999999E+21" table:style-name="ce2">
            <text:p>1.28E+21</text:p>
          </table:table-cell>
          <table:table-cell office:value-type="float" office:value="6.5212599999999995E+24" table:style-name="ce2">
            <text:p>6.52E+24</text:p>
          </table:table-cell>
          <table:table-cell office:value-type="float" office:value="3.7127799999999999E+39" table:style-name="ce2">
            <text:p>3.71E+39</text:p>
          </table:table-cell>
          <table:table-cell office:value-type="float" office:value="1.3908166996081037E+39" table:formula="of:=AVERAGE([.B441:.J441])" table:style-name="ce2">
            <text:p>1.39E+39</text:p>
          </table:table-cell>
          <table:table-cell table:number-columns-repeated="16373"/>
        </table:table-row>
        <table:table-row table:style-name="ro1">
          <table:table-cell office:value-type="float" office:value="2.2275499999999999E+33" table:style-name="ce2">
            <text:p>2.23E+33</text:p>
          </table:table-cell>
          <table:table-cell office:value-type="float" office:value="2.74137E+22" table:style-name="ce2">
            <text:p>2.74E+22</text:p>
          </table:table-cell>
          <table:table-cell office:value-type="float" office:value="1.9522700000000001E+26" table:style-name="ce2">
            <text:p>1.95E+26</text:p>
          </table:table-cell>
          <table:table-cell office:value-type="float" office:value="1.72224E+24" table:style-name="ce2">
            <text:p>1.72E+24</text:p>
          </table:table-cell>
          <table:table-cell office:value-type="float" office:value="1.4543100000000001E+38" table:style-name="ce2">
            <text:p>1.45E+38</text:p>
          </table:table-cell>
          <table:table-cell office:value-type="float" office:value="2.66418E+35" table:style-name="ce2">
            <text:p>2.66E+35</text:p>
          </table:table-cell>
          <table:table-cell office:value-type="float" office:value="9.0555000000000001E+21" table:style-name="ce2">
            <text:p>9.06E+21</text:p>
          </table:table-cell>
          <table:table-cell office:value-type="float" office:value="2.81942E+18" table:style-name="ce2">
            <text:p>2.82E+18</text:p>
          </table:table-cell>
          <table:table-cell office:value-type="float" office:value="9.1887500000000003E+21" table:style-name="ce2">
            <text:p>9.19E+21</text:p>
          </table:table-cell>
          <table:table-cell office:value-type="float" office:value="2.33182E+30" table:style-name="ce2">
            <text:p>2.33E+30</text:p>
          </table:table-cell>
          <table:table-cell office:value-type="float" office:value="1.6188602259112999E+37" table:formula="of:=AVERAGE([.B442:.J442])" table:style-name="ce2">
            <text:p>1.62E+37</text:p>
          </table:table-cell>
          <table:table-cell table:number-columns-repeated="16373"/>
        </table:table-row>
        <table:table-row table:style-name="ro1">
          <table:table-cell office:value-type="float" office:value="4.3942300000000001E+22" table:style-name="ce2">
            <text:p>4.39E+22</text:p>
          </table:table-cell>
          <table:table-cell office:value-type="float" office:value="2.73316E+38" table:style-name="ce2">
            <text:p>2.73E+38</text:p>
          </table:table-cell>
          <table:table-cell office:value-type="float" office:value="2.7760399999999999E+38" table:style-name="ce2">
            <text:p>2.78E+38</text:p>
          </table:table-cell>
          <table:table-cell office:value-type="float" office:value="1.5991700000000001E+26" table:style-name="ce2">
            <text:p>1.60E+26</text:p>
          </table:table-cell>
          <table:table-cell office:value-type="float" office:value="4.09011E+22" table:style-name="ce2">
            <text:p>4.09E+22</text:p>
          </table:table-cell>
          <table:table-cell office:value-type="float" office:value="1.01975E+26" table:style-name="ce2">
            <text:p>1.02E+26</text:p>
          </table:table-cell>
          <table:table-cell office:value-type="float" office:value="8.4781099999999998E+21" table:style-name="ce2">
            <text:p>8.48E+21</text:p>
          </table:table-cell>
          <table:table-cell office:value-type="float" office:value="1.9786399999999999E+23" table:style-name="ce2">
            <text:p>1.98E+23</text:p>
          </table:table-cell>
          <table:table-cell office:value-type="float" office:value="2.1385599999999999E+29" table:style-name="ce2">
            <text:p>2.14E+29</text:p>
          </table:table-cell>
          <table:table-cell office:value-type="float" office:value="2.4782200000000001E+31" table:style-name="ce2">
            <text:p>2.48E+31</text:p>
          </table:table-cell>
          <table:table-cell office:value-type="float" office:value="6.1213336110702022E+37" table:formula="of:=AVERAGE([.B443:.J443])" table:style-name="ce2">
            <text:p>6.12E+37</text:p>
          </table:table-cell>
          <table:table-cell table:number-columns-repeated="16373"/>
        </table:table-row>
        <table:table-row table:style-name="ro1">
          <table:table-cell office:value-type="float" office:value="2.1754000000000001E+36" table:style-name="ce2">
            <text:p>2.18E+36</text:p>
          </table:table-cell>
          <table:table-cell office:value-type="float" office:value="1.0475E+26" table:style-name="ce2">
            <text:p>1.05E+26</text:p>
          </table:table-cell>
          <table:table-cell office:value-type="float" office:value="9.3431499999999998E+42" table:style-name="ce2">
            <text:p>9.34E+42</text:p>
          </table:table-cell>
          <table:table-cell office:value-type="float" office:value="1.8652E+27" table:style-name="ce2">
            <text:p>1.87E+27</text:p>
          </table:table-cell>
          <table:table-cell office:value-type="float" office:value="1.3619299999999999E+22" table:style-name="ce2">
            <text:p>1.36E+22</text:p>
          </table:table-cell>
          <table:table-cell office:value-type="float" office:value="2.3262499999999999E+27" table:style-name="ce2">
            <text:p>2.33E+27</text:p>
          </table:table-cell>
          <table:table-cell office:value-type="float" office:value="1.6527900000000001E+23" table:style-name="ce2">
            <text:p>1.65E+23</text:p>
          </table:table-cell>
          <table:table-cell office:value-type="float" office:value="163287000000000" table:style-name="ce2">
            <text:p>1.63E+14</text:p>
          </table:table-cell>
          <table:table-cell office:value-type="float" office:value="1.42383E+20" table:style-name="ce2">
            <text:p>1.42E+20</text:p>
          </table:table-cell>
          <table:table-cell office:value-type="float" office:value="3.83283E+30" table:style-name="ce2">
            <text:p>3.83E+30</text:p>
          </table:table-cell>
          <table:table-cell office:value-type="float" office:value="1.0381277777782042E+42" table:formula="of:=AVERAGE([.B444:.J444])" table:style-name="ce2">
            <text:p>1.04E+42</text:p>
          </table:table-cell>
          <table:table-cell table:number-columns-repeated="16373"/>
        </table:table-row>
        <table:table-row table:style-name="ro1">
          <table:table-cell office:value-type="float" office:value="1.5083499999999999E+39" table:style-name="ce2">
            <text:p>1.51E+39</text:p>
          </table:table-cell>
          <table:table-cell office:value-type="float" office:value="7.0343300000000002E+25" table:style-name="ce2">
            <text:p>7.03E+25</text:p>
          </table:table-cell>
          <table:table-cell office:value-type="float" office:value="2.9498900000000002E+38" table:style-name="ce2">
            <text:p>2.95E+38</text:p>
          </table:table-cell>
          <table:table-cell office:value-type="float" office:value="6.9338899999999997E+20" table:style-name="ce2">
            <text:p>6.93E+20</text:p>
          </table:table-cell>
          <table:table-cell office:value-type="float" office:value="4.3379399999999999E+36" table:style-name="ce2">
            <text:p>4.34E+36</text:p>
          </table:table-cell>
          <table:table-cell office:value-type="float" office:value="2.6574699999999999E+40" table:style-name="ce2">
            <text:p>2.66E+40</text:p>
          </table:table-cell>
          <table:table-cell office:value-type="float" office:value="5.9011099999999995E+24" table:style-name="ce2">
            <text:p>5.90E+24</text:p>
          </table:table-cell>
          <table:table-cell office:value-type="float" office:value="1.26484E+23" table:style-name="ce2">
            <text:p>1.26E+23</text:p>
          </table:table-cell>
          <table:table-cell office:value-type="float" office:value="2.15751E+16" table:style-name="ce2">
            <text:p>2.16E+16</text:p>
          </table:table-cell>
          <table:table-cell office:value-type="float" office:value="1.7354199999999999E+30" table:style-name="ce2">
            <text:p>1.74E+30</text:p>
          </table:table-cell>
          <table:table-cell office:value-type="float" office:value="2.9860029935261656E+39" table:formula="of:=AVERAGE([.B445:.J445])" table:style-name="ce2">
            <text:p>2.99E+39</text:p>
          </table:table-cell>
          <table:table-cell table:number-columns-repeated="16373"/>
        </table:table-row>
        <table:table-row table:style-name="ro1">
          <table:table-cell office:value-type="float" office:value="2.0981099999999999E+28" table:style-name="ce2">
            <text:p>2.10E+28</text:p>
          </table:table-cell>
          <table:table-cell office:value-type="float" office:value="5.3530699999999998E+26" table:style-name="ce2">
            <text:p>5.35E+26</text:p>
          </table:table-cell>
          <table:table-cell office:value-type="float" office:value="5.0929099999999998E+47" table:style-name="ce2">
            <text:p>5.09E+47</text:p>
          </table:table-cell>
          <table:table-cell office:value-type="float" office:value="3.3360500000000001E+25" table:style-name="ce2">
            <text:p>3.34E+25</text:p>
          </table:table-cell>
          <table:table-cell office:value-type="float" office:value="2.38892E+19" table:style-name="ce2">
            <text:p>2.39E+19</text:p>
          </table:table-cell>
          <table:table-cell office:value-type="float" office:value="1.3391900000000001E+29" table:style-name="ce2">
            <text:p>1.34E+29</text:p>
          </table:table-cell>
          <table:table-cell office:value-type="float" office:value="6.5001599999999999E+23" table:style-name="ce2">
            <text:p>6.50E+23</text:p>
          </table:table-cell>
          <table:table-cell office:value-type="float" office:value="176747000000000" table:style-name="ce2">
            <text:p>1.77E+14</text:p>
          </table:table-cell>
          <table:table-cell office:value-type="float" office:value="3.8602600000000001E+30" table:style-name="ce2">
            <text:p>3.86E+30</text:p>
          </table:table-cell>
          <table:table-cell office:value-type="float" office:value="6.4458799999999998E+54" table:style-name="ce2">
            <text:p>6.45E+54</text:p>
          </table:table-cell>
          <table:table-cell office:value-type="float" office:value="7.1620894547677769E+53" table:formula="of:=AVERAGE([.B446:.J446])" table:style-name="ce2">
            <text:p>7.16E+53</text:p>
          </table:table-cell>
          <table:table-cell table:number-columns-repeated="16373"/>
        </table:table-row>
        <table:table-row table:style-name="ro1">
          <table:table-cell office:value-type="float" office:value="5.2044600000000002E+32" table:style-name="ce2">
            <text:p>5.20E+32</text:p>
          </table:table-cell>
          <table:table-cell office:value-type="float" office:value="2.44491E+25" table:style-name="ce2">
            <text:p>2.44E+25</text:p>
          </table:table-cell>
          <table:table-cell office:value-type="float" office:value="4.8675999999999999E+30" table:style-name="ce2">
            <text:p>4.87E+30</text:p>
          </table:table-cell>
          <table:table-cell office:value-type="float" office:value="6.0316900000000004E+24" table:style-name="ce2">
            <text:p>6.03E+24</text:p>
          </table:table-cell>
          <table:table-cell office:value-type="float" office:value="4.1195799999999998E+25" table:style-name="ce2">
            <text:p>4.12E+25</text:p>
          </table:table-cell>
          <table:table-cell office:value-type="float" office:value="2.6092199999999999E+40" table:style-name="ce2">
            <text:p>2.61E+40</text:p>
          </table:table-cell>
          <table:table-cell office:value-type="float" office:value="4.06424E+21" table:style-name="ce2">
            <text:p>4.06E+21</text:p>
          </table:table-cell>
          <table:table-cell office:value-type="float" office:value="401871000000" table:style-name="ce2">
            <text:p>4.02E+11</text:p>
          </table:table-cell>
          <table:table-cell office:value-type="float" office:value="5.23973E+17" table:style-name="ce2">
            <text:p>5.24E+17</text:p>
          </table:table-cell>
          <table:table-cell office:value-type="float" office:value="1.90368E+36" table:style-name="ce2">
            <text:p>1.90E+36</text:p>
          </table:table-cell>
          <table:table-cell office:value-type="float" office:value="2.8993448538741858E+39" table:formula="of:=AVERAGE([.B447:.J447])" table:style-name="ce2">
            <text:p>2.90E+39</text:p>
          </table:table-cell>
          <table:table-cell table:number-columns-repeated="16373"/>
        </table:table-row>
        <table:table-row table:style-name="ro1">
          <table:table-cell office:value-type="float" office:value="1.0683699999999999E+38" table:style-name="ce2">
            <text:p>1.07E+38</text:p>
          </table:table-cell>
          <table:table-cell office:value-type="float" office:value="4.26857E+37" table:style-name="ce2">
            <text:p>4.27E+37</text:p>
          </table:table-cell>
          <table:table-cell office:value-type="float" office:value="1.90024E+38" table:style-name="ce2">
            <text:p>1.90E+38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3.3462600000000001E+23" table:style-name="ce2">
            <text:p>3.35E+23</text:p>
          </table:table-cell>
          <table:table-cell office:value-type="float" office:value="5.7245200000000001E+25" table:style-name="ce2">
            <text:p>5.72E+25</text:p>
          </table:table-cell>
          <table:table-cell office:value-type="float" office:value="1.5005100000000001E+21" table:style-name="ce2">
            <text:p>1.50E+21</text:p>
          </table:table-cell>
          <table:table-cell office:value-type="float" office:value="6.4362699999999997E+22" table:style-name="ce2">
            <text:p>6.44E+22</text:p>
          </table:table-cell>
          <table:table-cell office:value-type="float" office:value="9.78565E+18" table:style-name="ce2">
            <text:p>9.79E+18</text:p>
          </table:table-cell>
          <table:table-cell office:value-type="float" office:value="1.6135200000000001E+47" table:style-name="ce2">
            <text:p>1.61E+47</text:p>
          </table:table-cell>
          <table:table-cell office:value-type="float" office:value="1.7928000025856911E+46" table:formula="of:=AVERAGE([.B448:.J448])" table:style-name="ce2">
            <text:p>1.79E+46</text:p>
          </table:table-cell>
          <table:table-cell table:number-columns-repeated="16373"/>
        </table:table-row>
        <table:table-row table:style-name="ro1">
          <table:table-cell office:value-type="float" office:value="9.1039400000000005E+33" table:style-name="ce2">
            <text:p>9.10E+33</text:p>
          </table:table-cell>
          <table:table-cell office:value-type="float" office:value="5.3843099999999997E+26" table:style-name="ce2">
            <text:p>5.38E+26</text:p>
          </table:table-cell>
          <table:table-cell office:value-type="float" office:value="6.3812899999999998E+36" table:style-name="ce2">
            <text:p>6.38E+36</text:p>
          </table:table-cell>
          <table:table-cell office:value-type="float" office:value="7.5073700000000001E+24" table:style-name="ce2">
            <text:p>7.51E+24</text:p>
          </table:table-cell>
          <table:table-cell office:value-type="float" office:value="6.8616000000000007E+26" table:style-name="ce2">
            <text:p>6.86E+26</text:p>
          </table:table-cell>
          <table:table-cell office:value-type="float" office:value="8.38693E+25" table:style-name="ce2">
            <text:p>8.39E+25</text:p>
          </table:table-cell>
          <table:table-cell office:value-type="float" office:value="1.0859900000000001E+25" table:style-name="ce2">
            <text:p>1.09E+25</text:p>
          </table:table-cell>
          <table:table-cell office:value-type="float" office:value="4.1348499999999997E+20" table:style-name="ce2">
            <text:p>4.13E+20</text:p>
          </table:table-cell>
          <table:table-cell office:value-type="float" office:value="3.3663600000000003E+24" table:style-name="ce2">
            <text:p>3.37E+24</text:p>
          </table:table-cell>
          <table:table-cell office:value-type="float" office:value="3.1046299999999999E+29" table:style-name="ce2">
            <text:p>3.10E+29</text:p>
          </table:table-cell>
          <table:table-cell office:value-type="float" office:value="7.0903225686591044E+35" table:formula="of:=AVERAGE([.B449:.J449])" table:style-name="ce2">
            <text:p>7.09E+35</text:p>
          </table:table-cell>
          <table:table-cell table:number-columns-repeated="16373"/>
        </table:table-row>
        <table:table-row table:style-name="ro1">
          <table:table-cell office:value-type="float" office:value="3.44741E+29" table:style-name="ce2">
            <text:p>3.45E+29</text:p>
          </table:table-cell>
          <table:table-cell office:value-type="float" office:value="3.7972999999999996E+35" table:style-name="ce2">
            <text:p>3.80E+35</text:p>
          </table:table-cell>
          <table:table-cell office:value-type="float" office:value="7.6818199999999999E+46" table:style-name="ce2">
            <text:p>7.68E+46</text:p>
          </table:table-cell>
          <table:table-cell office:value-type="float" office:value="1.6143599999999999E+26" table:style-name="ce2">
            <text:p>1.61E+26</text:p>
          </table:table-cell>
          <table:table-cell office:value-type="float" office:value="2.6483600000000001E+29" table:style-name="ce2">
            <text:p>2.65E+29</text:p>
          </table:table-cell>
          <table:table-cell office:value-type="float" office:value="1.6905699999999999E+28" table:style-name="ce2">
            <text:p>1.69E+28</text:p>
          </table:table-cell>
          <table:table-cell office:value-type="float" office:value="7.7888099999999997E+20" table:style-name="ce2">
            <text:p>7.79E+20</text:p>
          </table:table-cell>
          <table:table-cell office:value-type="float" office:value="1.07709E+23" table:style-name="ce2">
            <text:p>1.08E+23</text:p>
          </table:table-cell>
          <table:table-cell office:value-type="float" office:value="1.76965E+18" table:style-name="ce2">
            <text:p>1.77E+18</text:p>
          </table:table-cell>
          <table:table-cell office:value-type="float" office:value="4.9573400000000004E+31" table:style-name="ce2">
            <text:p>4.96E+31</text:p>
          </table:table-cell>
          <table:table-cell office:value-type="float" office:value="8.5353555555977535E+45" table:formula="of:=AVERAGE([.B450:.J450])" table:style-name="ce2">
            <text:p>8.54E+45</text:p>
          </table:table-cell>
          <table:table-cell table:number-columns-repeated="16373"/>
        </table:table-row>
        <table:table-row table:style-name="ro1">
          <table:table-cell office:value-type="float" office:value="4.6735299999999997E+20" table:style-name="ce2">
            <text:p>4.67E+20</text:p>
          </table:table-cell>
          <table:table-cell office:value-type="float" office:value="5.03652E+35" table:style-name="ce2">
            <text:p>5.04E+35</text:p>
          </table:table-cell>
          <table:table-cell office:value-type="float" office:value="4.7343700000000003E+64" table:style-name="ce2">
            <text:p>4.73E+64</text:p>
          </table:table-cell>
          <table:table-cell office:value-type="float" office:value="2.35797E+20" table:style-name="ce2">
            <text:p>2.36E+20</text:p>
          </table:table-cell>
          <table:table-cell office:value-type="float" office:value="9.41685E+19" table:style-name="ce2">
            <text:p>9.42E+19</text:p>
          </table:table-cell>
          <table:table-cell office:value-type="float" office:value="1.7899600000000001E+24" table:style-name="ce2">
            <text:p>1.79E+24</text:p>
          </table:table-cell>
          <table:table-cell office:value-type="float" office:value="1.3314399999999999E+23" table:style-name="ce2">
            <text:p>1.33E+23</text:p>
          </table:table-cell>
          <table:table-cell office:value-type="float" office:value="2.3975199999999999E+32" table:style-name="ce2">
            <text:p>2.40E+32</text:p>
          </table:table-cell>
          <table:table-cell office:value-type="float" office:value="1004310000000000" table:style-name="ce2">
            <text:p>1.00E+15</text:p>
          </table:table-cell>
          <table:table-cell office:value-type="float" office:value="2.9380499999999999E+23" table:style-name="ce2">
            <text:p>2.94E+23</text:p>
          </table:table-cell>
          <table:table-cell office:value-type="float" office:value="5.2604111111111113E+63" table:formula="of:=AVERAGE([.B451:.J451])" table:style-name="ce2">
            <text:p>5.26E+63</text:p>
          </table:table-cell>
          <table:table-cell table:number-columns-repeated="16373"/>
        </table:table-row>
        <table:table-row table:style-name="ro1">
          <table:table-cell office:value-type="float" office:value="2.3031900000000001E+33" table:style-name="ce2">
            <text:p>2.30E+33</text:p>
          </table:table-cell>
          <table:table-cell office:value-type="float" office:value="1.6319500000000001E+26" table:style-name="ce2">
            <text:p>1.63E+26</text:p>
          </table:table-cell>
          <table:table-cell office:value-type="float" office:value="5.1154700000000004E+46" table:style-name="ce2">
            <text:p>5.12E+46</text:p>
          </table:table-cell>
          <table:table-cell office:value-type="float" office:value="2.9256200000000002E+25" table:style-name="ce2">
            <text:p>2.93E+25</text:p>
          </table:table-cell>
          <table:table-cell office:value-type="float" office:value="7.5109600000000006E+32" table:style-name="ce2">
            <text:p>7.51E+32</text:p>
          </table:table-cell>
          <table:table-cell office:value-type="float" office:value="3.07233E+26" table:style-name="ce2">
            <text:p>3.07E+26</text:p>
          </table:table-cell>
          <table:table-cell office:value-type="float" office:value="4.1458700000000003E+22" table:style-name="ce2">
            <text:p>4.15E+22</text:p>
          </table:table-cell>
          <table:table-cell office:value-type="float" office:value="1.4834100000000001E+22" table:style-name="ce2">
            <text:p>1.48E+22</text:p>
          </table:table-cell>
          <table:table-cell office:value-type="float" office:value="1.2014199999999999E+23" table:style-name="ce2">
            <text:p>1.20E+23</text:p>
          </table:table-cell>
          <table:table-cell office:value-type="float" office:value="8.7142400000000001E+39" table:style-name="ce2">
            <text:p>8.71E+39</text:p>
          </table:table-cell>
          <table:table-cell office:value-type="float" office:value="5.6838565238045288E+45" table:formula="of:=AVERAGE([.B452:.J452])" table:style-name="ce2">
            <text:p>5.68E+45</text:p>
          </table:table-cell>
          <table:table-cell table:number-columns-repeated="16373"/>
        </table:table-row>
        <table:table-row table:style-name="ro1">
          <table:table-cell office:value-type="float" office:value="2.47434E+36" table:style-name="ce2">
            <text:p>2.47E+36</text:p>
          </table:table-cell>
          <table:table-cell office:value-type="float" office:value="4.4935899999999999E+25" table:style-name="ce2">
            <text:p>4.49E+25</text:p>
          </table:table-cell>
          <table:table-cell office:value-type="float" office:value="1.0892799999999999E+35" table:style-name="ce2">
            <text:p>1.09E+35</text:p>
          </table:table-cell>
          <table:table-cell office:value-type="float" office:value="6.1061300000000002E+24" table:style-name="ce2">
            <text:p>6.11E+24</text:p>
          </table:table-cell>
          <table:table-cell office:value-type="float" office:value="9.6212299999999996E+26" table:style-name="ce2">
            <text:p>9.62E+26</text:p>
          </table:table-cell>
          <table:table-cell office:value-type="float" office:value="2.2278999999999998E+25" table:style-name="ce2">
            <text:p>2.23E+25</text:p>
          </table:table-cell>
          <table:table-cell office:value-type="float" office:value="5.9271699999999997E+20" table:style-name="ce2">
            <text:p>5.93E+20</text:p>
          </table:table-cell>
          <table:table-cell office:value-type="float" office:value="9.5125300000000003E+22" table:style-name="ce2">
            <text:p>9.51E+22</text:p>
          </table:table-cell>
          <table:table-cell office:value-type="float" office:value="9.9034300000000004E+22" table:style-name="ce2">
            <text:p>9.90E+22</text:p>
          </table:table-cell>
          <table:table-cell office:value-type="float" office:value="2.0087199999999999E+30" table:style-name="ce2">
            <text:p>2.01E+30</text:p>
          </table:table-cell>
          <table:table-cell office:value-type="float" office:value="1.2103334417293198E+34" table:formula="of:=AVERAGE([.B453:.J453])" table:style-name="ce2">
            <text:p>1.21E+34</text:p>
          </table:table-cell>
          <table:table-cell table:number-columns-repeated="16373"/>
        </table:table-row>
        <table:table-row table:style-name="ro1">
          <table:table-cell office:value-type="float" office:value="1.09358E+24" table:style-name="ce2">
            <text:p>1.09E+24</text:p>
          </table:table-cell>
          <table:table-cell office:value-type="float" office:value="2.6740000000000001E+25" table:style-name="ce2">
            <text:p>2.67E+25</text:p>
          </table:table-cell>
          <table:table-cell office:value-type="float" office:value="1.6764300000000001E+37" table:style-name="ce2">
            <text:p>1.68E+37</text:p>
          </table:table-cell>
          <table:table-cell office:value-type="float" office:value="2.7947900000000002E+22" table:style-name="ce2">
            <text:p>2.79E+22</text:p>
          </table:table-cell>
          <table:table-cell office:value-type="float" office:value="1.74754E+27" table:style-name="ce2">
            <text:p>1.75E+27</text:p>
          </table:table-cell>
          <table:table-cell office:value-type="float" office:value="2.73739E+23" table:style-name="ce2">
            <text:p>2.74E+23</text:p>
          </table:table-cell>
          <table:table-cell office:value-type="float" office:value="5.1463400000000002E+22" table:style-name="ce2">
            <text:p>5.15E+22</text:p>
          </table:table-cell>
          <table:table-cell office:value-type="float" office:value="393287000000000" table:style-name="ce2">
            <text:p>3.93E+14</text:p>
          </table:table-cell>
          <table:table-cell office:value-type="float" office:value="2.23651E+16" table:style-name="ce2">
            <text:p>2.24E+16</text:p>
          </table:table-cell>
          <table:table-cell office:value-type="float" office:value="4.0548000000000001E+32" table:style-name="ce2">
            <text:p>4.05E+32</text:p>
          </table:table-cell>
          <table:table-cell office:value-type="float" office:value="1.8627450535305149E+36" table:formula="of:=AVERAGE([.B454:.J454])" table:style-name="ce2">
            <text:p>1.86E+36</text:p>
          </table:table-cell>
          <table:table-cell table:number-columns-repeated="16373"/>
        </table:table-row>
        <table:table-row table:style-name="ro1">
          <table:table-cell office:value-type="float" office:value="3.0456400000000001E+33" table:style-name="ce2">
            <text:p>3.05E+33</text:p>
          </table:table-cell>
          <table:table-cell office:value-type="float" office:value="8.9665099999999998E+61" table:style-name="ce2">
            <text:p>8.97E+61</text:p>
          </table:table-cell>
          <table:table-cell office:value-type="float" office:value="8.0111500000000002E+52" table:style-name="ce2">
            <text:p>8.01E+52</text:p>
          </table:table-cell>
          <table:table-cell office:value-type="float" office:value="4.3591300000000002E+22" table:style-name="ce2">
            <text:p>4.36E+22</text:p>
          </table:table-cell>
          <table:table-cell office:value-type="float" office:value="2.0919899999999999E+25" table:style-name="ce2">
            <text:p>2.09E+25</text:p>
          </table:table-cell>
          <table:table-cell office:value-type="float" office:value="1.2944800000000001E+24" table:style-name="ce2">
            <text:p>1.29E+24</text:p>
          </table:table-cell>
          <table:table-cell office:value-type="float" office:value="1.5206800000000001E+23" table:style-name="ce2">
            <text:p>1.52E+23</text:p>
          </table:table-cell>
          <table:table-cell office:value-type="float" office:value="2.9615600000000003E+21" table:style-name="ce2">
            <text:p>2.96E+21</text:p>
          </table:table-cell>
          <table:table-cell office:value-type="float" office:value="6.30253E+16" table:style-name="ce2">
            <text:p>6.30E+16</text:p>
          </table:table-cell>
          <table:table-cell office:value-type="float" office:value="1.09779E+25" table:style-name="ce2">
            <text:p>1.10E+25</text:p>
          </table:table-cell>
          <table:table-cell office:value-type="float" office:value="9.9627888977901671E+60" table:formula="of:=AVERAGE([.B455:.J455])" table:style-name="ce2">
            <text:p>9.96E+60</text:p>
          </table:table-cell>
          <table:table-cell table:number-columns-repeated="16373"/>
        </table:table-row>
        <table:table-row table:style-name="ro1">
          <table:table-cell office:value-type="float" office:value="4.2501700000000004E+31" table:style-name="ce2">
            <text:p>4.25E+31</text:p>
          </table:table-cell>
          <table:table-cell office:value-type="float" office:value="3.6155400000000001E+41" table:style-name="ce2">
            <text:p>3.62E+41</text:p>
          </table:table-cell>
          <table:table-cell office:value-type="float" office:value="1.37403E+53" table:style-name="ce2">
            <text:p>1.37E+53</text:p>
          </table:table-cell>
          <table:table-cell office:value-type="float" office:value="1.30384E+20" table:style-name="ce2">
            <text:p>1.30E+20</text:p>
          </table:table-cell>
          <table:table-cell office:value-type="float" office:value="9.0821399999999999E+28" table:style-name="ce2">
            <text:p>9.08E+28</text:p>
          </table:table-cell>
          <table:table-cell office:value-type="float" office:value="1.05071E+26" table:style-name="ce2">
            <text:p>1.05E+26</text:p>
          </table:table-cell>
          <table:table-cell office:value-type="float" office:value="1.4940899999999999E+21" table:style-name="ce2">
            <text:p>1.49E+21</text:p>
          </table:table-cell>
          <table:table-cell office:value-type="float" office:value="5.9756999999999999E+28" table:style-name="ce2">
            <text:p>5.98E+28</text:p>
          </table:table-cell>
          <table:table-cell office:value-type="float" office:value="3.07176E+18" table:style-name="ce2">
            <text:p>3.07E+18</text:p>
          </table:table-cell>
          <table:table-cell office:value-type="float" office:value="1.0627100000000001E+46" table:style-name="ce2">
            <text:p>1.06E+46</text:p>
          </table:table-cell>
          <table:table-cell office:value-type="float" office:value="1.5267001180829063E+52" table:formula="of:=AVERAGE([.B456:.J456])" table:style-name="ce2">
            <text:p>1.53E+52</text:p>
          </table:table-cell>
          <table:table-cell table:number-columns-repeated="16373"/>
        </table:table-row>
        <table:table-row table:style-name="ro1">
          <table:table-cell office:value-type="float" office:value="8.4538799999999997E+23" table:style-name="ce2">
            <text:p>8.45E+23</text:p>
          </table:table-cell>
          <table:table-cell office:value-type="float" office:value="7.2835699999999997E+43" table:style-name="ce2">
            <text:p>7.28E+43</text:p>
          </table:table-cell>
          <table:table-cell office:value-type="float" office:value="3.7231699999999998E+46" table:style-name="ce2">
            <text:p>3.72E+46</text:p>
          </table:table-cell>
          <table:table-cell office:value-type="float" office:value="1.7220900000000001E+24" table:style-name="ce2">
            <text:p>1.72E+24</text:p>
          </table:table-cell>
          <table:table-cell office:value-type="float" office:value="1.7322700000000001E+31" table:style-name="ce2">
            <text:p>1.73E+31</text:p>
          </table:table-cell>
          <table:table-cell office:value-type="float" office:value="1.58762E+24" table:style-name="ce2">
            <text:p>1.59E+24</text:p>
          </table:table-cell>
          <table:table-cell office:value-type="float" office:value="1.7845900000000001E+21" table:style-name="ce2">
            <text:p>1.78E+21</text:p>
          </table:table-cell>
          <table:table-cell office:value-type="float" office:value="5.1680499999999997E+20" table:style-name="ce2">
            <text:p>5.17E+20</text:p>
          </table:table-cell>
          <table:table-cell office:value-type="float" office:value="3.3976999999999998E+40" table:style-name="ce2">
            <text:p>3.40E+40</text:p>
          </table:table-cell>
          <table:table-cell office:value-type="float" office:value="1.4412899999999999E+29" table:style-name="ce2">
            <text:p>1.44E+29</text:p>
          </table:table-cell>
          <table:table-cell office:value-type="float" office:value="4.1449521863333348E+45" table:formula="of:=AVERAGE([.B457:.J457])" table:style-name="ce2">
            <text:p>4.14E+45</text:p>
          </table:table-cell>
          <table:table-cell table:number-columns-repeated="16373"/>
        </table:table-row>
        <table:table-row table:style-name="ro1">
          <table:table-cell office:value-type="float" office:value="1.73922E+23" table:style-name="ce2">
            <text:p>1.74E+23</text:p>
          </table:table-cell>
          <table:table-cell office:value-type="float" office:value="1.0943000000000001E+44" table:style-name="ce2">
            <text:p>1.09E+44</text:p>
          </table:table-cell>
          <table:table-cell office:value-type="float" office:value="2.7106600000000001E+61" table:style-name="ce2">
            <text:p>2.71E+61</text:p>
          </table:table-cell>
          <table:table-cell office:value-type="float" office:value="2.0087099999999999E+24" table:style-name="ce2">
            <text:p>2.01E+24</text:p>
          </table:table-cell>
          <table:table-cell office:value-type="float" office:value="1.7321500000000001E+31" table:style-name="ce2">
            <text:p>1.73E+31</text:p>
          </table:table-cell>
          <table:table-cell office:value-type="float" office:value="2.9495699999999999E+35" table:style-name="ce2">
            <text:p>2.95E+35</text:p>
          </table:table-cell>
          <table:table-cell office:value-type="float" office:value="6.7635799999999998E+24" table:style-name="ce2">
            <text:p>6.76E+24</text:p>
          </table:table-cell>
          <table:table-cell office:value-type="float" office:value="1.3715299999999999E+28" table:style-name="ce2">
            <text:p>1.37E+28</text:p>
          </table:table-cell>
          <table:table-cell office:value-type="float" office:value="2.77169E+18" table:style-name="ce2">
            <text:p>2.77E+18</text:p>
          </table:table-cell>
          <table:table-cell office:value-type="float" office:value="2.4782499999999998E+31" table:style-name="ce2">
            <text:p>2.48E+31</text:p>
          </table:table-cell>
          <table:table-cell office:value-type="float" office:value="3.0118444444444446E+60" table:formula="of:=AVERAGE([.B458:.J458])" table:style-name="ce2">
            <text:p>3.01E+60</text:p>
          </table:table-cell>
          <table:table-cell table:number-columns-repeated="16373"/>
        </table:table-row>
        <table:table-row table:style-name="ro1">
          <table:table-cell office:value-type="float" office:value="3.20114E+27" table:style-name="ce2">
            <text:p>3.20E+27</text:p>
          </table:table-cell>
          <table:table-cell office:value-type="float" office:value="5.0145E+42" table:style-name="ce2">
            <text:p>5.01E+42</text:p>
          </table:table-cell>
          <table:table-cell office:value-type="float" office:value="3.6776700000000003E+39" table:style-name="ce2">
            <text:p>3.68E+39</text:p>
          </table:table-cell>
          <table:table-cell office:value-type="float" office:value="1.1126200000000001E+26" table:style-name="ce2">
            <text:p>1.11E+26</text:p>
          </table:table-cell>
          <table:table-cell office:value-type="float" office:value="6.6288200000000001E+47" table:style-name="ce2">
            <text:p>6.63E+47</text:p>
          </table:table-cell>
          <table:table-cell office:value-type="float" office:value="1.84664E+28" table:style-name="ce2">
            <text:p>1.85E+28</text:p>
          </table:table-cell>
          <table:table-cell office:value-type="float" office:value="4.4858200000000001E+21" table:style-name="ce2">
            <text:p>4.49E+21</text:p>
          </table:table-cell>
          <table:table-cell office:value-type="float" office:value="15042600000000" table:style-name="ce2">
            <text:p>1.50E+13</text:p>
          </table:table-cell>
          <table:table-cell office:value-type="float" office:value="3.4625E+19" table:style-name="ce2">
            <text:p>3.46E+19</text:p>
          </table:table-cell>
          <table:table-cell office:value-type="float" office:value="1.13625E+26" table:style-name="ce2">
            <text:p>1.14E+26</text:p>
          </table:table-cell>
          <table:table-cell office:value-type="float" office:value="7.3654113130852222E+46" table:formula="of:=AVERAGE([.B459:.J459])" table:style-name="ce2">
            <text:p>7.37E+46</text:p>
          </table:table-cell>
          <table:table-cell table:number-columns-repeated="16373"/>
        </table:table-row>
        <table:table-row table:style-name="ro1">
          <table:table-cell office:value-type="float" office:value="6.61836E+20" table:style-name="ce2">
            <text:p>6.62E+20</text:p>
          </table:table-cell>
          <table:table-cell office:value-type="float" office:value="3.5099499999999999E+26" table:style-name="ce2">
            <text:p>3.51E+26</text:p>
          </table:table-cell>
          <table:table-cell office:value-type="float" office:value="4.0991600000000003E+45" table:style-name="ce2">
            <text:p>4.10E+45</text:p>
          </table:table-cell>
          <table:table-cell office:value-type="float" office:value="1.11259E+26" table:style-name="ce2">
            <text:p>1.11E+26</text:p>
          </table:table-cell>
          <table:table-cell office:value-type="float" office:value="7.0593900000000001E+24" table:style-name="ce2">
            <text:p>7.06E+24</text:p>
          </table:table-cell>
          <table:table-cell office:value-type="float" office:value="1.9848799999999998E+25" table:style-name="ce2">
            <text:p>1.98E+25</text:p>
          </table:table-cell>
          <table:table-cell office:value-type="float" office:value="1.38163E+22" table:style-name="ce2">
            <text:p>1.38E+22</text:p>
          </table:table-cell>
          <table:table-cell office:value-type="float" office:value="1.3473800000000001E+24" table:style-name="ce2">
            <text:p>1.35E+24</text:p>
          </table:table-cell>
          <table:table-cell office:value-type="float" office:value="6.9474999999999998E+25" table:style-name="ce2">
            <text:p>6.95E+25</text:p>
          </table:table-cell>
          <table:table-cell office:value-type="float" office:value="1.89432E+42" table:style-name="ce2">
            <text:p>1.89E+42</text:p>
          </table:table-cell>
          <table:table-cell office:value-type="float" office:value="4.5567270222222226E+44" table:formula="of:=AVERAGE([.B460:.J460])" table:style-name="ce2">
            <text:p>4.56E+44</text:p>
          </table:table-cell>
          <table:table-cell table:number-columns-repeated="16373"/>
        </table:table-row>
        <table:table-row table:style-name="ro1">
          <table:table-cell office:value-type="float" office:value="4.684E+20" table:style-name="ce2">
            <text:p>4.68E+20</text:p>
          </table:table-cell>
          <table:table-cell office:value-type="float" office:value="2.3899299999999998E+41" table:style-name="ce2">
            <text:p>2.39E+41</text:p>
          </table:table-cell>
          <table:table-cell office:value-type="float" office:value="2.1309899999999999E+51" table:style-name="ce2">
            <text:p>2.13E+51</text:p>
          </table:table-cell>
          <table:table-cell office:value-type="float" office:value="5.5668200000000002E+22" table:style-name="ce2">
            <text:p>5.57E+22</text:p>
          </table:table-cell>
          <table:table-cell office:value-type="float" office:value="1.0070600000000001E+28" table:style-name="ce2">
            <text:p>1.01E+28</text:p>
          </table:table-cell>
          <table:table-cell office:value-type="float" office:value="4.2511399999999998E+27" table:style-name="ce2">
            <text:p>4.25E+27</text:p>
          </table:table-cell>
          <table:table-cell office:value-type="float" office:value="5.0279600000000001E+22" table:style-name="ce2">
            <text:p>5.03E+22</text:p>
          </table:table-cell>
          <table:table-cell office:value-type="float" office:value="2.9327900000000001E+23" table:style-name="ce2">
            <text:p>2.93E+23</text:p>
          </table:table-cell>
          <table:table-cell office:value-type="float" office:value="4.7696300000000002E+23" table:style-name="ce2">
            <text:p>4.77E+23</text:p>
          </table:table-cell>
          <table:table-cell office:value-type="float" office:value="7.6565599999999999E+33" table:style-name="ce2">
            <text:p>7.66E+33</text:p>
          </table:table-cell>
          <table:table-cell office:value-type="float" office:value="2.3677666669322144E+50" table:formula="of:=AVERAGE([.B461:.J461])" table:style-name="ce2">
            <text:p>2.37E+50</text:p>
          </table:table-cell>
          <table:table-cell table:number-columns-repeated="16373"/>
        </table:table-row>
        <table:table-row table:style-name="ro1">
          <table:table-cell office:value-type="float" office:value="5.9055200000000003E+38" table:style-name="ce2">
            <text:p>5.91E+38</text:p>
          </table:table-cell>
          <table:table-cell office:value-type="float" office:value="3.2383299999999998E+25" table:style-name="ce2">
            <text:p>3.24E+25</text:p>
          </table:table-cell>
          <table:table-cell office:value-type="float" office:value="4.26324E+29" table:style-name="ce2">
            <text:p>4.26E+29</text:p>
          </table:table-cell>
          <table:table-cell office:value-type="float" office:value="2.1583499999999999E+22" table:style-name="ce2">
            <text:p>2.16E+22</text:p>
          </table:table-cell>
          <table:table-cell office:value-type="float" office:value="3.9537099999999999E+31" table:style-name="ce2">
            <text:p>3.95E+31</text:p>
          </table:table-cell>
          <table:table-cell office:value-type="float" office:value="1.01945E+26" table:style-name="ce2">
            <text:p>1.02E+26</text:p>
          </table:table-cell>
          <table:table-cell office:value-type="float" office:value="3.2310200000000001E+21" table:style-name="ce2">
            <text:p>3.23E+21</text:p>
          </table:table-cell>
          <table:table-cell office:value-type="float" office:value="6.5254699999999998E+22" table:style-name="ce2">
            <text:p>6.53E+22</text:p>
          </table:table-cell>
          <table:table-cell office:value-type="float" office:value="4.10275E+24" table:style-name="ce2">
            <text:p>4.10E+24</text:p>
          </table:table-cell>
          <table:table-cell office:value-type="float" office:value="8.8765300000000003E+27" table:style-name="ce2">
            <text:p>8.88E+27</text:p>
          </table:table-cell>
          <table:table-cell office:value-type="float" office:value="4.4413821167910243E+30" table:formula="of:=AVERAGE([.B462:.J462])" table:style-name="ce2">
            <text:p>4.44E+30</text:p>
          </table:table-cell>
          <table:table-cell table:number-columns-repeated="16373"/>
        </table:table-row>
        <table:table-row table:style-name="ro1">
          <table:table-cell office:value-type="float" office:value="1.61414E+28" table:style-name="ce2">
            <text:p>1.61E+28</text:p>
          </table:table-cell>
          <table:table-cell office:value-type="float" office:value="4.26001E+37" table:style-name="ce2">
            <text:p>4.26E+37</text:p>
          </table:table-cell>
          <table:table-cell office:value-type="float" office:value="2.1151800000000001E+46" table:style-name="ce2">
            <text:p>2.12E+46</text:p>
          </table:table-cell>
          <table:table-cell office:value-type="float" office:value="1.7239000000000001E+24" table:style-name="ce2">
            <text:p>1.72E+24</text:p>
          </table:table-cell>
          <table:table-cell office:value-type="float" office:value="6.8851399999999995E+36" table:style-name="ce2">
            <text:p>6.89E+36</text:p>
          </table:table-cell>
          <table:table-cell office:value-type="float" office:value="4.3124799999999999E+27" table:style-name="ce2">
            <text:p>4.31E+27</text:p>
          </table:table-cell>
          <table:table-cell office:value-type="float" office:value="3.6156999999999999E+22" table:style-name="ce2">
            <text:p>3.62E+22</text:p>
          </table:table-cell>
          <table:table-cell office:value-type="float" office:value="641089000000000" table:style-name="ce2">
            <text:p>6.41E+14</text:p>
          </table:table-cell>
          <table:table-cell office:value-type="float" office:value="1.5735300000000001E+29" table:style-name="ce2">
            <text:p>1.57E+29</text:p>
          </table:table-cell>
          <table:table-cell office:value-type="float" office:value="1.06269E+46" table:style-name="ce2">
            <text:p>1.06E+46</text:p>
          </table:table-cell>
          <table:table-cell office:value-type="float" office:value="3.5309666721650266E+45" table:formula="of:=AVERAGE([.B463:.J463])" table:style-name="ce2">
            <text:p>3.53E+45</text:p>
          </table:table-cell>
          <table:table-cell table:number-columns-repeated="16373"/>
        </table:table-row>
        <table:table-row table:style-name="ro1">
          <table:table-cell office:value-type="float" office:value="1.2372899999999999E+21" table:style-name="ce2">
            <text:p>1.24E+21</text:p>
          </table:table-cell>
          <table:table-cell office:value-type="float" office:value="4.3137799999999999E+44" table:style-name="ce2">
            <text:p>4.31E+44</text:p>
          </table:table-cell>
          <table:table-cell office:value-type="float" office:value="4.5529300000000002E+64" table:style-name="ce2">
            <text:p>4.55E+64</text:p>
          </table:table-cell>
          <table:table-cell office:value-type="float" office:value="1.8651599999999999E+27" table:style-name="ce2">
            <text:p>1.87E+27</text:p>
          </table:table-cell>
          <table:table-cell office:value-type="float" office:value="9.3611299999999997E+20" table:style-name="ce2">
            <text:p>9.36E+20</text:p>
          </table:table-cell>
          <table:table-cell office:value-type="float" office:value="7.4798399999999998E+46" table:style-name="ce2">
            <text:p>7.48E+46</text:p>
          </table:table-cell>
          <table:table-cell office:value-type="float" office:value="5.4089299999999998E+23" table:style-name="ce2">
            <text:p>5.41E+23</text:p>
          </table:table-cell>
          <table:table-cell office:value-type="float" office:value="1.5681299999999999E+26" table:style-name="ce2">
            <text:p>1.57E+26</text:p>
          </table:table-cell>
          <table:table-cell office:value-type="float" office:value="3.21042E+24" table:style-name="ce2">
            <text:p>3.21E+24</text:p>
          </table:table-cell>
          <table:table-cell office:value-type="float" office:value="6.8085700000000005E+24" table:style-name="ce2">
            <text:p>6.81E+24</text:p>
          </table:table-cell>
          <table:table-cell office:value-type="float" office:value="5.0588111111111116E+63" table:formula="of:=AVERAGE([.B464:.J464])" table:style-name="ce2">
            <text:p>5.06E+63</text:p>
          </table:table-cell>
          <table:table-cell table:number-columns-repeated="16373"/>
        </table:table-row>
        <table:table-row table:style-name="ro1">
          <table:table-cell office:value-type="float" office:value="3.85792E+23" table:style-name="ce2">
            <text:p>3.86E+23</text:p>
          </table:table-cell>
          <table:table-cell office:value-type="float" office:value="6.5675600000000004E+42" table:style-name="ce2">
            <text:p>6.57E+42</text:p>
          </table:table-cell>
          <table:table-cell office:value-type="float" office:value="2.1081800000000001E+39" table:style-name="ce2">
            <text:p>2.11E+39</text:p>
          </table:table-cell>
          <table:table-cell office:value-type="float" office:value="6.1010599999999996E+24" table:style-name="ce2">
            <text:p>6.10E+24</text:p>
          </table:table-cell>
          <table:table-cell office:value-type="float" office:value="1.1175300000000001E+31" table:style-name="ce2">
            <text:p>1.12E+31</text:p>
          </table:table-cell>
          <table:table-cell office:value-type="float" office:value="2.6581799999999998E+35" table:style-name="ce2">
            <text:p>2.66E+35</text:p>
          </table:table-cell>
          <table:table-cell office:value-type="float" office:value="1.4511799999999999E+24" table:style-name="ce2">
            <text:p>1.45E+24</text:p>
          </table:table-cell>
          <table:table-cell office:value-type="float" office:value="3.09177E+22" table:style-name="ce2">
            <text:p>3.09E+22</text:p>
          </table:table-cell>
          <table:table-cell office:value-type="float" office:value="4.4094799999999998E+24" table:style-name="ce2">
            <text:p>4.41E+24</text:p>
          </table:table-cell>
          <table:table-cell office:value-type="float" office:value="2.4748200000000001E+31" table:style-name="ce2">
            <text:p>2.47E+31</text:p>
          </table:table-cell>
          <table:table-cell office:value-type="float" office:value="7.299631606504359E+41" table:formula="of:=AVERAGE([.B465:.J465])" table:style-name="ce2">
            <text:p>7.30E+41</text:p>
          </table:table-cell>
          <table:table-cell table:number-columns-repeated="16373"/>
        </table:table-row>
        <table:table-row table:style-name="ro1">
          <table:table-cell office:value-type="float" office:value="6.2139999999999997E+38" table:style-name="ce2">
            <text:p>6.21E+38</text:p>
          </table:table-cell>
          <table:table-cell office:value-type="float" office:value="1.31729E+31" table:style-name="ce2">
            <text:p>1.32E+31</text:p>
          </table:table-cell>
          <table:table-cell office:value-type="float" office:value="7.3489700000000001E+46" table:style-name="ce2">
            <text:p>7.35E+46</text:p>
          </table:table-cell>
          <table:table-cell office:value-type="float" office:value="2.60119E+23" table:style-name="ce2">
            <text:p>2.60E+23</text:p>
          </table:table-cell>
          <table:table-cell office:value-type="float" office:value="4.50111E+18" table:style-name="ce2">
            <text:p>4.50E+18</text:p>
          </table:table-cell>
          <table:table-cell office:value-type="float" office:value="7.0285500000000003E+27" table:style-name="ce2">
            <text:p>7.03E+27</text:p>
          </table:table-cell>
          <table:table-cell office:value-type="float" office:value="2.2699500000000001E+21" table:style-name="ce2">
            <text:p>2.27E+21</text:p>
          </table:table-cell>
          <table:table-cell office:value-type="float" office:value="1.174E+18" table:style-name="ce2">
            <text:p>1.17E+18</text:p>
          </table:table-cell>
          <table:table-cell office:value-type="float" office:value="1.7788E+46" table:style-name="ce2">
            <text:p>1.78E+46</text:p>
          </table:table-cell>
          <table:table-cell office:value-type="float" office:value="2.511E+30" table:style-name="ce2">
            <text:p>2.51E+30</text:p>
          </table:table-cell>
          <table:table-cell office:value-type="float" office:value="1.0141966666666669E+46" table:formula="of:=AVERAGE([.B466:.J466])" table:style-name="ce2">
            <text:p>1.01E+46</text:p>
          </table:table-cell>
          <table:table-cell table:number-columns-repeated="16373"/>
        </table:table-row>
        <table:table-row table:style-name="ro1">
          <table:table-cell office:value-type="float" office:value="1.9254400000000002E+41" table:style-name="ce2">
            <text:p>1.93E+41</text:p>
          </table:table-cell>
          <table:table-cell office:value-type="float" office:value="5.03652E+35" table:style-name="ce2">
            <text:p>5.04E+35</text:p>
          </table:table-cell>
          <table:table-cell office:value-type="float" office:value="1.2975299999999999E+29" table:style-name="ce2">
            <text:p>1.30E+29</text:p>
          </table:table-cell>
          <table:table-cell office:value-type="float" office:value="3.5255E+19" table:style-name="ce2">
            <text:p>3.53E+19</text:p>
          </table:table-cell>
          <table:table-cell office:value-type="float" office:value="4.2834199999999998E+25" table:style-name="ce2">
            <text:p>4.28E+25</text:p>
          </table:table-cell>
          <table:table-cell office:value-type="float" office:value="4.8256299999999999E+38" table:style-name="ce2">
            <text:p>4.83E+38</text:p>
          </table:table-cell>
          <table:table-cell office:value-type="float" office:value="1.0208500000000001E+22" table:style-name="ce2">
            <text:p>1.02E+22</text:p>
          </table:table-cell>
          <table:table-cell office:value-type="float" office:value="87553300000000" table:style-name="ce2">
            <text:p>8.76E+13</text:p>
          </table:table-cell>
          <table:table-cell office:value-type="float" office:value="1.12233E+17" table:style-name="ce2">
            <text:p>1.12E+17</text:p>
          </table:table-cell>
          <table:table-cell office:value-type="float" office:value="4.06126E+32" table:style-name="ce2">
            <text:p>4.06E+32</text:p>
          </table:table-cell>
          <table:table-cell office:value-type="float" office:value="5.3674117583977311E+37" table:formula="of:=AVERAGE([.B467:.J467])" table:style-name="ce2">
            <text:p>5.37E+37</text:p>
          </table:table-cell>
          <table:table-cell table:number-columns-repeated="16373"/>
        </table:table-row>
        <table:table-row table:style-name="ro1">
          <table:table-cell office:value-type="float" office:value="1.3774600000000001E+40" table:style-name="ce2">
            <text:p>1.38E+40</text:p>
          </table:table-cell>
          <table:table-cell office:value-type="float" office:value="4.9319700000000003E+35" table:style-name="ce2">
            <text:p>4.93E+35</text:p>
          </table:table-cell>
          <table:table-cell office:value-type="float" office:value="3.5828100000000002E+45" table:style-name="ce2">
            <text:p>3.58E+45</text:p>
          </table:table-cell>
          <table:table-cell office:value-type="float" office:value="9244190000000000" table:style-name="ce2">
            <text:p>9.24E+15</text:p>
          </table:table-cell>
          <table:table-cell office:value-type="float" office:value="5.1777699999999997E+20" table:style-name="ce2">
            <text:p>5.18E+20</text:p>
          </table:table-cell>
          <table:table-cell office:value-type="float" office:value="1.1706599999999999E+25" table:style-name="ce2">
            <text:p>1.17E+25</text:p>
          </table:table-cell>
          <table:table-cell office:value-type="float" office:value="7.1741100000000005E+24" table:style-name="ce2">
            <text:p>7.17E+24</text:p>
          </table:table-cell>
          <table:table-cell office:value-type="float" office:value="1.50175E+23" table:style-name="ce2">
            <text:p>1.50E+23</text:p>
          </table:table-cell>
          <table:table-cell office:value-type="float" office:value="4.8783200000000002E+33" table:style-name="ce2">
            <text:p>4.88E+33</text:p>
          </table:table-cell>
          <table:table-cell office:value-type="float" office:value="1.76963E+36" table:style-name="ce2">
            <text:p>1.77E+36</text:p>
          </table:table-cell>
          <table:table-cell office:value-type="float" office:value="3.9809000025196731E+44" table:formula="of:=AVERAGE([.B468:.J468])" table:style-name="ce2">
            <text:p>3.98E+44</text:p>
          </table:table-cell>
          <table:table-cell table:number-columns-repeated="16373"/>
        </table:table-row>
        <table:table-row table:style-name="ro1">
          <table:table-cell office:value-type="float" office:value="5.2400300000000002E+22" table:style-name="ce2">
            <text:p>5.24E+22</text:p>
          </table:table-cell>
          <table:table-cell office:value-type="float" office:value="1.93389E+33" table:style-name="ce2">
            <text:p>1.93E+33</text:p>
          </table:table-cell>
          <table:table-cell office:value-type="float" office:value="1.07482E+32" table:style-name="ce2">
            <text:p>1.07E+32</text:p>
          </table:table-cell>
          <table:table-cell office:value-type="float" office:value="1.8669E+27" table:style-name="ce2">
            <text:p>1.87E+27</text:p>
          </table:table-cell>
          <table:table-cell office:value-type="float" office:value="4.0068600000000003E+22" table:style-name="ce2">
            <text:p>4.01E+22</text:p>
          </table:table-cell>
          <table:table-cell office:value-type="float" office:value="1.4086799999999999E+25" table:style-name="ce2">
            <text:p>1.41E+25</text:p>
          </table:table-cell>
          <table:table-cell office:value-type="float" office:value="1.8322200000000002E+23" table:style-name="ce2">
            <text:p>1.83E+23</text:p>
          </table:table-cell>
          <table:table-cell office:value-type="float" office:value="3.14346E+29" table:style-name="ce2">
            <text:p>3.14E+29</text:p>
          </table:table-cell>
          <table:table-cell office:value-type="float" office:value="3.5891600000000001E+24" table:style-name="ce2">
            <text:p>3.59E+24</text:p>
          </table:table-cell>
          <table:table-cell office:value-type="float" office:value="7.6885900000000004E+33" table:style-name="ce2">
            <text:p>7.69E+33</text:p>
          </table:table-cell>
          <table:table-cell office:value-type="float" office:value="1.0811420256443613E+33" table:formula="of:=AVERAGE([.B469:.J469])" table:style-name="ce2">
            <text:p>1.08E+33</text:p>
          </table:table-cell>
          <table:table-cell table:number-columns-repeated="16373"/>
        </table:table-row>
        <table:table-row table:style-name="ro1">
          <table:table-cell office:value-type="float" office:value="9.1038600000000006E+33" table:style-name="ce2">
            <text:p>9.10E+33</text:p>
          </table:table-cell>
          <table:table-cell office:value-type="float" office:value="6.9867899999999993E+41" table:style-name="ce2">
            <text:p>6.99E+41</text:p>
          </table:table-cell>
          <table:table-cell office:value-type="float" office:value="9.5740700000000009E+40" table:style-name="ce2">
            <text:p>9.57E+40</text:p>
          </table:table-cell>
          <table:table-cell office:value-type="float" office:value="5.3813600000000005E+21" table:style-name="ce2">
            <text:p>5.38E+21</text:p>
          </table:table-cell>
          <table:table-cell office:value-type="float" office:value="2.2452000000000001E+29" table:style-name="ce2">
            <text:p>2.25E+29</text:p>
          </table:table-cell>
          <table:table-cell office:value-type="float" office:value="8.4709299999999999E+34" table:style-name="ce2">
            <text:p>8.47E+34</text:p>
          </table:table-cell>
          <table:table-cell office:value-type="float" office:value="4.0470300000000001E+21" table:style-name="ce2">
            <text:p>4.05E+21</text:p>
          </table:table-cell>
          <table:table-cell office:value-type="float" office:value="2.39753E+32" table:style-name="ce2">
            <text:p>2.40E+32</text:p>
          </table:table-cell>
          <table:table-cell office:value-type="float" office:value="2.58333E+17" table:style-name="ce2">
            <text:p>2.58E+17</text:p>
          </table:table-cell>
          <table:table-cell office:value-type="float" office:value="3.0528600000000003E+23" table:style-name="ce2">
            <text:p>3.05E+23</text:p>
          </table:table-cell>
          <table:table-cell office:value-type="float" office:value="8.8268864994364151E+40" table:formula="of:=AVERAGE([.B470:.J470])" table:style-name="ce2">
            <text:p>8.83E+40</text:p>
          </table:table-cell>
          <table:table-cell table:number-columns-repeated="16373"/>
        </table:table-row>
        <table:table-row table:style-name="ro1">
          <table:table-cell office:value-type="float" office:value="7.4074500000000002E+32" table:style-name="ce2">
            <text:p>7.41E+32</text:p>
          </table:table-cell>
          <table:table-cell office:value-type="float" office:value="3.2337499999999998E+42" table:style-name="ce2">
            <text:p>3.23E+42</text:p>
          </table:table-cell>
          <table:table-cell office:value-type="float" office:value="7.9748599999999997E+39" table:style-name="ce2">
            <text:p>7.97E+39</text:p>
          </table:table-cell>
          <table:table-cell office:value-type="float" office:value="1.1149700000000001E+26" table:style-name="ce2">
            <text:p>1.11E+26</text:p>
          </table:table-cell>
          <table:table-cell office:value-type="float" office:value="1.33835E+40" table:style-name="ce2">
            <text:p>1.34E+40</text:p>
          </table:table-cell>
          <table:table-cell office:value-type="float" office:value="6.6771699999999997E+27" table:style-name="ce2">
            <text:p>6.68E+27</text:p>
          </table:table-cell>
          <table:table-cell office:value-type="float" office:value="4.9241100000000003E+22" table:style-name="ce2">
            <text:p>4.92E+22</text:p>
          </table:table-cell>
          <table:table-cell office:value-type="float" office:value="1.46132E+21" table:style-name="ce2">
            <text:p>1.46E+21</text:p>
          </table:table-cell>
          <table:table-cell office:value-type="float" office:value="1.67043E+18" table:style-name="ce2">
            <text:p>1.67E+18</text:p>
          </table:table-cell>
          <table:table-cell office:value-type="float" office:value="2.4782099999999998E+31" table:style-name="ce2">
            <text:p>2.48E+31</text:p>
          </table:table-cell>
          <table:table-cell office:value-type="float" office:value="3.6167870666942098E+41" table:formula="of:=AVERAGE([.B471:.J471])" table:style-name="ce2">
            <text:p>3.62E+41</text:p>
          </table:table-cell>
          <table:table-cell table:number-columns-repeated="16373"/>
        </table:table-row>
        <table:table-row table:style-name="ro1">
          <table:table-cell office:value-type="float" office:value="7.81259E+23" table:style-name="ce2">
            <text:p>7.81E+23</text:p>
          </table:table-cell>
          <table:table-cell office:value-type="float" office:value="1.1059600000000001E+41" table:style-name="ce2">
            <text:p>1.11E+41</text:p>
          </table:table-cell>
          <table:table-cell office:value-type="float" office:value="5.0580300000000002E+33" table:style-name="ce2">
            <text:p>5.06E+33</text:p>
          </table:table-cell>
          <table:table-cell office:value-type="float" office:value="2.6973200000000002E+22" table:style-name="ce2">
            <text:p>2.70E+22</text:p>
          </table:table-cell>
          <table:table-cell office:value-type="float" office:value="4.85731E+18" table:style-name="ce2">
            <text:p>4.86E+18</text:p>
          </table:table-cell>
          <table:table-cell office:value-type="float" office:value="2.42662E+26" table:style-name="ce2">
            <text:p>2.43E+26</text:p>
          </table:table-cell>
          <table:table-cell office:value-type="float" office:value="1.6588700000000001E+29" table:style-name="ce2">
            <text:p>1.66E+29</text:p>
          </table:table-cell>
          <table:table-cell office:value-type="float" office:value="5.2402300000000003E+20" table:style-name="ce2">
            <text:p>5.24E+20</text:p>
          </table:table-cell>
          <table:table-cell office:value-type="float" office:value="3.07842E+16" table:style-name="ce2">
            <text:p>3.08E+16</text:p>
          </table:table-cell>
          <table:table-cell office:value-type="float" office:value="2.5412199999999999E+34" table:style-name="ce2">
            <text:p>2.54E+34</text:p>
          </table:table-cell>
          <table:table-cell office:value-type="float" office:value="1.2288447830044017E+40" table:formula="of:=AVERAGE([.B472:.J472])" table:style-name="ce2">
            <text:p>1.23E+40</text:p>
          </table:table-cell>
          <table:table-cell table:number-columns-repeated="16373"/>
        </table:table-row>
        <table:table-row table:style-name="ro1">
          <table:table-cell office:value-type="float" office:value="1.59383E+36" table:style-name="ce2">
            <text:p>1.59E+36</text:p>
          </table:table-cell>
          <table:table-cell office:value-type="float" office:value="5.2281099999999997E+41" table:style-name="ce2">
            <text:p>5.23E+41</text:p>
          </table:table-cell>
          <table:table-cell office:value-type="float" office:value="2.1623800000000001E+46" table:style-name="ce2">
            <text:p>2.16E+46</text:p>
          </table:table-cell>
          <table:table-cell office:value-type="float" office:value="1.51365E+19" table:style-name="ce2">
            <text:p>1.51E+19</text:p>
          </table:table-cell>
          <table:table-cell office:value-type="float" office:value="1.10587E+27" table:style-name="ce2">
            <text:p>1.11E+27</text:p>
          </table:table-cell>
          <table:table-cell office:value-type="float" office:value="2.43197E+27" table:style-name="ce2">
            <text:p>2.43E+27</text:p>
          </table:table-cell>
          <table:table-cell office:value-type="float" office:value="1.06896E+21" table:style-name="ce2">
            <text:p>1.07E+21</text:p>
          </table:table-cell>
          <table:table-cell office:value-type="float" office:value="7.8045599999999995E+21" table:style-name="ce2">
            <text:p>7.80E+21</text:p>
          </table:table-cell>
          <table:table-cell office:value-type="float" office:value="7.2238499999999995E+24" table:style-name="ce2">
            <text:p>7.22E+24</text:p>
          </table:table-cell>
          <table:table-cell office:value-type="float" office:value="4.06126E+32" table:style-name="ce2">
            <text:p>4.06E+32</text:p>
          </table:table-cell>
          <table:table-cell office:value-type="float" office:value="2.4027025345556009E+45" table:formula="of:=AVERAGE([.B473:.J473])" table:style-name="ce2">
            <text:p>2.40E+45</text:p>
          </table:table-cell>
          <table:table-cell table:number-columns-repeated="16373"/>
        </table:table-row>
        <table:table-row table:style-name="ro1">
          <table:table-cell office:value-type="float" office:value="3.9129000000000002E+36" table:style-name="ce2">
            <text:p>3.91E+36</text:p>
          </table:table-cell>
          <table:table-cell office:value-type="float" office:value="7.9712799999999995E+35" table:style-name="ce2">
            <text:p>7.97E+35</text:p>
          </table:table-cell>
          <table:table-cell office:value-type="float" office:value="2.0910500000000001E+46" table:style-name="ce2">
            <text:p>2.09E+46</text:p>
          </table:table-cell>
          <table:table-cell office:value-type="float" office:value="1.7215999999999999E+24" table:style-name="ce2">
            <text:p>1.72E+24</text:p>
          </table:table-cell>
          <table:table-cell office:value-type="float" office:value="2.4343999999999999E+31" table:style-name="ce2">
            <text:p>2.43E+31</text:p>
          </table:table-cell>
          <table:table-cell office:value-type="float" office:value="1.0199099999999999E+26" table:style-name="ce2">
            <text:p>1.02E+26</text:p>
          </table:table-cell>
          <table:table-cell office:value-type="float" office:value="1.8288700000000001E+23" table:style-name="ce2">
            <text:p>1.83E+23</text:p>
          </table:table-cell>
          <table:table-cell office:value-type="float" office:value="1.4149500000000001E+21" table:style-name="ce2">
            <text:p>1.41E+21</text:p>
          </table:table-cell>
          <table:table-cell office:value-type="float" office:value="1.4085E+18" table:style-name="ce2">
            <text:p>1.41E+18</text:p>
          </table:table-cell>
          <table:table-cell office:value-type="float" office:value="1.34507E+35" table:style-name="ce2">
            <text:p>1.35E+35</text:p>
          </table:table-cell>
          <table:table-cell office:value-type="float" office:value="2.3233888889924069E+45" table:formula="of:=AVERAGE([.B474:.J474])" table:style-name="ce2">
            <text:p>2.32E+45</text:p>
          </table:table-cell>
          <table:table-cell table:number-columns-repeated="16373"/>
        </table:table-row>
        <table:table-row table:style-name="ro1">
          <table:table-cell office:value-type="float" office:value="7.1874600000000003E+34" table:style-name="ce2">
            <text:p>7.19E+34</text:p>
          </table:table-cell>
          <table:table-cell office:value-type="float" office:value="9.7577700000000003E+26" table:style-name="ce2">
            <text:p>9.76E+26</text:p>
          </table:table-cell>
          <table:table-cell office:value-type="float" office:value="1.98796E+38" table:style-name="ce2">
            <text:p>1.99E+38</text:p>
          </table:table-cell>
          <table:table-cell office:value-type="float" office:value="5.45068E+20" table:style-name="ce2">
            <text:p>5.45E+20</text:p>
          </table:table-cell>
          <table:table-cell office:value-type="float" office:value="2.2387399999999999E+27" table:style-name="ce2">
            <text:p>2.24E+27</text:p>
          </table:table-cell>
          <table:table-cell office:value-type="float" office:value="2.76273E+27" table:style-name="ce2">
            <text:p>2.76E+27</text:p>
          </table:table-cell>
          <table:table-cell office:value-type="float" office:value="2.8539599999999999E+22" table:style-name="ce2">
            <text:p>2.85E+22</text:p>
          </table:table-cell>
          <table:table-cell office:value-type="float" office:value="1.8798900000000001E+22" table:style-name="ce2">
            <text:p>1.88E+22</text:p>
          </table:table-cell>
          <table:table-cell office:value-type="float" office:value="1761750000000000" table:style-name="ce2">
            <text:p>1.76E+15</text:p>
          </table:table-cell>
          <table:table-cell office:value-type="float" office:value="4.27891E+22" table:style-name="ce2">
            <text:p>4.28E+22</text:p>
          </table:table-cell>
          <table:table-cell office:value-type="float" office:value="2.2088444445108595E+37" table:formula="of:=AVERAGE([.B475:.J475])" table:style-name="ce2">
            <text:p>2.21E+37</text:p>
          </table:table-cell>
          <table:table-cell table:number-columns-repeated="16373"/>
        </table:table-row>
        <table:table-row table:style-name="ro1">
          <table:table-cell office:value-type="float" office:value="6.9573499999999998E+22" table:style-name="ce2">
            <text:p>6.96E+22</text:p>
          </table:table-cell>
          <table:table-cell office:value-type="float" office:value="4.2885299999999997E+35" table:style-name="ce2">
            <text:p>4.29E+35</text:p>
          </table:table-cell>
          <table:table-cell office:value-type="float" office:value="1.9072099999999999E+30" table:style-name="ce2">
            <text:p>1.91E+30</text:p>
          </table:table-cell>
          <table:table-cell office:value-type="float" office:value="1.6141299999999999E+26" table:style-name="ce2">
            <text:p>1.61E+26</text:p>
          </table:table-cell>
          <table:table-cell office:value-type="float" office:value="4.23168E+32" table:style-name="ce2">
            <text:p>4.23E+32</text:p>
          </table:table-cell>
          <table:table-cell office:value-type="float" office:value="1.69592E+27" table:style-name="ce2">
            <text:p>1.70E+27</text:p>
          </table:table-cell>
          <table:table-cell office:value-type="float" office:value="8.5203199999999992E+22" table:style-name="ce2">
            <text:p>8.52E+22</text:p>
          </table:table-cell>
          <table:table-cell office:value-type="float" office:value="2.6982200000000001E+23" table:style-name="ce2">
            <text:p>2.70E+23</text:p>
          </table:table-cell>
          <table:table-cell office:value-type="float" office:value="5.83678E+16" table:style-name="ce2">
            <text:p>5.84E+16</text:p>
          </table:table-cell>
          <table:table-cell office:value-type="float" office:value="1.7162600000000001E+30" table:style-name="ce2">
            <text:p>1.72E+30</text:p>
          </table:table-cell>
          <table:table-cell office:value-type="float" office:value="4.769775481418756E+34" table:formula="of:=AVERAGE([.B476:.J476])" table:style-name="ce2">
            <text:p>4.77E+34</text:p>
          </table:table-cell>
          <table:table-cell table:number-columns-repeated="16373"/>
        </table:table-row>
        <table:table-row table:style-name="ro1">
          <table:table-cell office:value-type="float" office:value="5.2465800000000001E+22" table:style-name="ce2">
            <text:p>5.25E+22</text:p>
          </table:table-cell>
          <table:table-cell office:value-type="float" office:value="4.8753599999999997E+44" table:style-name="ce2">
            <text:p>4.88E+44</text:p>
          </table:table-cell>
          <table:table-cell office:value-type="float" office:value="9.9237999999999998E+46" table:style-name="ce2">
            <text:p>9.92E+46</text:p>
          </table:table-cell>
          <table:table-cell office:value-type="float" office:value="3.7531900000000002E+24" table:style-name="ce2">
            <text:p>3.75E+24</text:p>
          </table:table-cell>
          <table:table-cell office:value-type="float" office:value="1.14139E+29" table:style-name="ce2">
            <text:p>1.14E+29</text:p>
          </table:table-cell>
          <table:table-cell office:value-type="float" office:value="6.7415899999999998E+46" table:style-name="ce2">
            <text:p>6.74E+46</text:p>
          </table:table-cell>
          <table:table-cell office:value-type="float" office:value="9.2602500000000005E+21" table:style-name="ce2">
            <text:p>9.26E+21</text:p>
          </table:table-cell>
          <table:table-cell office:value-type="float" office:value="1.8817200000000001E+22" table:style-name="ce2">
            <text:p>1.88E+22</text:p>
          </table:table-cell>
          <table:table-cell office:value-type="float" office:value="1.60216E+17" table:style-name="ce2">
            <text:p>1.60E+17</text:p>
          </table:table-cell>
          <table:table-cell office:value-type="float" office:value="3.8890600000000001E+26" table:style-name="ce2">
            <text:p>3.89E+26</text:p>
          </table:table-cell>
          <table:table-cell office:value-type="float" office:value="1.8571270666666667E+46" table:formula="of:=AVERAGE([.B477:.J477])" table:style-name="ce2">
            <text:p>1.86E+46</text:p>
          </table:table-cell>
          <table:table-cell table:number-columns-repeated="16373"/>
        </table:table-row>
        <table:table-row table:style-name="ro1">
          <table:table-cell office:value-type="float" office:value="1.5944400000000001E+36" table:style-name="ce2">
            <text:p>1.59E+36</text:p>
          </table:table-cell>
          <table:table-cell office:value-type="float" office:value="2.2696400000000002E+37" table:style-name="ce2">
            <text:p>2.27E+37</text:p>
          </table:table-cell>
          <table:table-cell office:value-type="float" office:value="2.3920800000000001E+55" table:style-name="ce2">
            <text:p>2.39E+55</text:p>
          </table:table-cell>
          <table:table-cell office:value-type="float" office:value="7.0533900000000003E+22" table:style-name="ce2">
            <text:p>7.05E+22</text:p>
          </table:table-cell>
          <table:table-cell office:value-type="float" office:value="3.2197800000000002E+23" table:style-name="ce2">
            <text:p>3.22E+23</text:p>
          </table:table-cell>
          <table:table-cell office:value-type="float" office:value="3.4511000000000002E+48" table:style-name="ce2">
            <text:p>3.45E+48</text:p>
          </table:table-cell>
          <table:table-cell office:value-type="float" office:value="4.3752099999999999E+21" table:style-name="ce2">
            <text:p>4.38E+21</text:p>
          </table:table-cell>
          <table:table-cell office:value-type="float" office:value="2.91123E+17" table:style-name="ce2">
            <text:p>2.91E+17</text:p>
          </table:table-cell>
          <table:table-cell office:value-type="float" office:value="7.8599E+16" table:style-name="ce2">
            <text:p>7.86E+16</text:p>
          </table:table-cell>
          <table:table-cell office:value-type="float" office:value="5.0339800000000003E+54" table:style-name="ce2">
            <text:p>5.03E+54</text:p>
          </table:table-cell>
          <table:table-cell office:value-type="float" office:value="3.2171981612333335E+54" table:formula="of:=AVERAGE([.B478:.J478])" table:style-name="ce2">
            <text:p>3.22E+54</text:p>
          </table:table-cell>
          <table:table-cell table:number-columns-repeated="16373"/>
        </table:table-row>
        <table:table-row table:style-name="ro1">
          <table:table-cell office:value-type="float" office:value="1.7199100000000001E+35" table:style-name="ce2">
            <text:p>1.72E+35</text:p>
          </table:table-cell>
          <table:table-cell office:value-type="float" office:value="3.1287300000000002E+34" table:style-name="ce2">
            <text:p>3.13E+34</text:p>
          </table:table-cell>
          <table:table-cell office:value-type="float" office:value="2.17107E+42" table:style-name="ce2">
            <text:p>2.17E+42</text:p>
          </table:table-cell>
          <table:table-cell office:value-type="float" office:value="1.11259E+26" table:style-name="ce2">
            <text:p>1.11E+26</text:p>
          </table:table-cell>
          <table:table-cell office:value-type="float" office:value="3.0171800000000001E+33" table:style-name="ce2">
            <text:p>3.02E+33</text:p>
          </table:table-cell>
          <table:table-cell office:value-type="float" office:value="8.4805400000000002E+25" table:style-name="ce2">
            <text:p>8.48E+25</text:p>
          </table:table-cell>
          <table:table-cell office:value-type="float" office:value="3.7450499999999997E+20" table:style-name="ce2">
            <text:p>3.75E+20</text:p>
          </table:table-cell>
          <table:table-cell office:value-type="float" office:value="4.6812700000000003E+20" table:style-name="ce2">
            <text:p>4.68E+20</text:p>
          </table:table-cell>
          <table:table-cell office:value-type="float" office:value="6.7002399999999998E+25" table:style-name="ce2">
            <text:p>6.70E+25</text:p>
          </table:table-cell>
          <table:table-cell office:value-type="float" office:value="2.5361499999999999E+34" table:style-name="ce2">
            <text:p>2.54E+34</text:p>
          </table:table-cell>
          <table:table-cell office:value-type="float" office:value="2.4123000662955335E+41" table:formula="of:=AVERAGE([.B479:.J479])" table:style-name="ce2">
            <text:p>2.41E+41</text:p>
          </table:table-cell>
          <table:table-cell table:number-columns-repeated="16373"/>
        </table:table-row>
        <table:table-row table:style-name="ro1">
          <table:table-cell office:value-type="float" office:value="6.2339299999999998E+38" table:style-name="ce2">
            <text:p>6.23E+38</text:p>
          </table:table-cell>
          <table:table-cell office:value-type="float" office:value="4.8753500000000001E+44" table:style-name="ce2">
            <text:p>4.88E+44</text:p>
          </table:table-cell>
          <table:table-cell office:value-type="float" office:value="8.5886199999999997E+35" table:style-name="ce2">
            <text:p>8.59E+35</text:p>
          </table:table-cell>
          <table:table-cell office:value-type="float" office:value="1.16411E+23" table:style-name="ce2">
            <text:p>1.16E+23</text:p>
          </table:table-cell>
          <table:table-cell office:value-type="float" office:value="1.11968E+27" table:style-name="ce2">
            <text:p>1.12E+27</text:p>
          </table:table-cell>
          <table:table-cell office:value-type="float" office:value="2.4316600000000001E+27" table:style-name="ce2">
            <text:p>2.43E+27</text:p>
          </table:table-cell>
          <table:table-cell office:value-type="float" office:value="1.52129E+20" table:style-name="ce2">
            <text:p>1.52E+20</text:p>
          </table:table-cell>
          <table:table-cell office:value-type="float" office:value="2.3837700000000002E+23" table:style-name="ce2">
            <text:p>2.38E+23</text:p>
          </table:table-cell>
          <table:table-cell office:value-type="float" office:value="1.47378E+18" table:style-name="ce2">
            <text:p>1.47E+18</text:p>
          </table:table-cell>
          <table:table-cell office:value-type="float" office:value="1.8162600000000001E+54" table:style-name="ce2">
            <text:p>1.82E+54</text:p>
          </table:table-cell>
          <table:table-cell office:value-type="float" office:value="2.0180666672083724E+53" table:formula="of:=AVERAGE([.B480:.J480])" table:style-name="ce2">
            <text:p>2.02E+53</text:p>
          </table:table-cell>
          <table:table-cell table:number-columns-repeated="16373"/>
        </table:table-row>
        <table:table-row table:style-name="ro1">
          <table:table-cell office:value-type="float" office:value="1.7857900000000001E+24" table:style-name="ce2">
            <text:p>1.79E+24</text:p>
          </table:table-cell>
          <table:table-cell office:value-type="float" office:value="1.65447E+41" table:style-name="ce2">
            <text:p>1.65E+41</text:p>
          </table:table-cell>
          <table:table-cell office:value-type="float" office:value="6.1828199999999997E+46" table:style-name="ce2">
            <text:p>6.18E+46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7.7439600000000002E+30" table:style-name="ce2">
            <text:p>7.74E+30</text:p>
          </table:table-cell>
          <table:table-cell office:value-type="float" office:value="2.76378E+25" table:style-name="ce2">
            <text:p>2.76E+25</text:p>
          </table:table-cell>
          <table:table-cell office:value-type="float" office:value="9.7261099999999998E+21" table:style-name="ce2">
            <text:p>9.73E+21</text:p>
          </table:table-cell>
          <table:table-cell office:value-type="float" office:value="6.86558E+24" table:style-name="ce2">
            <text:p>6.87E+24</text:p>
          </table:table-cell>
          <table:table-cell office:value-type="float" office:value="3.8634600000000002E+30" table:style-name="ce2">
            <text:p>3.86E+30</text:p>
          </table:table-cell>
          <table:table-cell office:value-type="float" office:value="4.0386199999999999E+32" table:style-name="ce2">
            <text:p>4.04E+32</text:p>
          </table:table-cell>
          <table:table-cell office:value-type="float" office:value="6.8698183830003225E+45" table:formula="of:=AVERAGE([.B481:.J481])" table:style-name="ce2">
            <text:p>6.87E+45</text:p>
          </table:table-cell>
          <table:table-cell table:number-columns-repeated="16373"/>
        </table:table-row>
        <table:table-row table:style-name="ro1">
          <table:table-cell office:value-type="float" office:value="4.2095699999999998E+32" table:style-name="ce2">
            <text:p>4.21E+32</text:p>
          </table:table-cell>
          <table:table-cell office:value-type="float" office:value="4.0738500000000002E+37" table:style-name="ce2">
            <text:p>4.07E+37</text:p>
          </table:table-cell>
          <table:table-cell office:value-type="float" office:value="7.1448700000000005E+45" table:style-name="ce2">
            <text:p>7.14E+45</text:p>
          </table:table-cell>
          <table:table-cell office:value-type="float" office:value="7.6521500000000001E+24" table:style-name="ce2">
            <text:p>7.65E+24</text:p>
          </table:table-cell>
          <table:table-cell office:value-type="float" office:value="1.9844300000000001E+33" table:style-name="ce2">
            <text:p>1.98E+33</text:p>
          </table:table-cell>
          <table:table-cell office:value-type="float" office:value="5.1322899999999997E+28" table:style-name="ce2">
            <text:p>5.13E+28</text:p>
          </table:table-cell>
          <table:table-cell office:value-type="float" office:value="1.0938800000000001E+22" table:style-name="ce2">
            <text:p>1.09E+22</text:p>
          </table:table-cell>
          <table:table-cell office:value-type="float" office:value="9.16943E+17" table:style-name="ce2">
            <text:p>9.17E+17</text:p>
          </table:table-cell>
          <table:table-cell office:value-type="float" office:value="3.0675799999999998E+23" table:style-name="ce2">
            <text:p>3.07E+23</text:p>
          </table:table-cell>
          <table:table-cell office:value-type="float" office:value="1.5092E+34" table:style-name="ce2">
            <text:p>1.51E+34</text:p>
          </table:table-cell>
          <table:table-cell office:value-type="float" office:value="7.9387444897284173E+44" table:formula="of:=AVERAGE([.B482:.J482])" table:style-name="ce2">
            <text:p>7.94E+44</text:p>
          </table:table-cell>
          <table:table-cell table:number-columns-repeated="16373"/>
        </table:table-row>
        <table:table-row table:style-name="ro1">
          <table:table-cell office:value-type="float" office:value="5.7839800000000003E+38" table:style-name="ce2">
            <text:p>5.78E+38</text:p>
          </table:table-cell>
          <table:table-cell office:value-type="float" office:value="1.67383E+29" table:style-name="ce2">
            <text:p>1.67E+29</text:p>
          </table:table-cell>
          <table:table-cell office:value-type="float" office:value="2.5457200000000001E+27" table:style-name="ce2">
            <text:p>2.55E+27</text:p>
          </table:table-cell>
          <table:table-cell office:value-type="float" office:value="1.6141600000000002E+26" table:style-name="ce2">
            <text:p>1.61E+26</text:p>
          </table:table-cell>
          <table:table-cell office:value-type="float" office:value="1.81801E+27" table:style-name="ce2">
            <text:p>1.82E+27</text:p>
          </table:table-cell>
          <table:table-cell office:value-type="float" office:value="7.7730899999999997E+46" table:style-name="ce2">
            <text:p>7.77E+46</text:p>
          </table:table-cell>
          <table:table-cell office:value-type="float" office:value="6.5312200000000004E+24" table:style-name="ce2">
            <text:p>6.53E+24</text:p>
          </table:table-cell>
          <table:table-cell office:value-type="float" office:value="1.03869E+23" table:style-name="ce2">
            <text:p>1.04E+23</text:p>
          </table:table-cell>
          <table:table-cell office:value-type="float" office:value="3.3457600000000002E+40" table:style-name="ce2">
            <text:p>3.35E+40</text:p>
          </table:table-cell>
          <table:table-cell office:value-type="float" office:value="4.0400599999999997E+32" table:style-name="ce2">
            <text:p>4.04E+32</text:p>
          </table:table-cell>
          <table:table-cell office:value-type="float" office:value="8.6367703841778226E+45" table:formula="of:=AVERAGE([.B483:.J483])" table:style-name="ce2">
            <text:p>8.64E+45</text:p>
          </table:table-cell>
          <table:table-cell table:number-columns-repeated="16373"/>
        </table:table-row>
        <table:table-row table:style-name="ro1">
          <table:table-cell office:value-type="float" office:value="1.18079E+35" table:style-name="ce2">
            <text:p>1.18E+35</text:p>
          </table:table-cell>
          <table:table-cell office:value-type="float" office:value="8.3178499999999999E+43" table:style-name="ce2">
            <text:p>8.32E+43</text:p>
          </table:table-cell>
          <table:table-cell office:value-type="float" office:value="6.7225000000000002E+33" table:style-name="ce2">
            <text:p>6.72E+33</text:p>
          </table:table-cell>
          <table:table-cell office:value-type="float" office:value="3.8686899999999999E+24" table:style-name="ce2">
            <text:p>3.87E+24</text:p>
          </table:table-cell>
          <table:table-cell office:value-type="float" office:value="9.5426400000000001E+23" table:style-name="ce2">
            <text:p>9.54E+23</text:p>
          </table:table-cell>
          <table:table-cell office:value-type="float" office:value="1.21136E+26" table:style-name="ce2">
            <text:p>1.21E+26</text:p>
          </table:table-cell>
          <table:table-cell office:value-type="float" office:value="2.52381E+20" table:style-name="ce2">
            <text:p>2.52E+20</text:p>
          </table:table-cell>
          <table:table-cell office:value-type="float" office:value="3.4214200000000001E+22" table:style-name="ce2">
            <text:p>3.42E+22</text:p>
          </table:table-cell>
          <table:table-cell office:value-type="float" office:value="3.72618E+17" table:style-name="ce2">
            <text:p>3.73E+17</text:p>
          </table:table-cell>
          <table:table-cell office:value-type="float" office:value="1.1169999999999999E+31" table:style-name="ce2">
            <text:p>1.12E+31</text:p>
          </table:table-cell>
          <table:table-cell office:value-type="float" office:value="9.2420555563037415E+42" table:formula="of:=AVERAGE([.B484:.J484])" table:style-name="ce2">
            <text:p>9.24E+42</text:p>
          </table:table-cell>
          <table:table-cell table:number-columns-repeated="16373"/>
        </table:table-row>
        <table:table-row table:style-name="ro1">
          <table:table-cell office:value-type="float" office:value="6.7265100000000001E+22" table:style-name="ce2">
            <text:p>6.73E+22</text:p>
          </table:table-cell>
          <table:table-cell office:value-type="float" office:value="7.1289199999999997E+50" table:style-name="ce2">
            <text:p>7.13E+50</text:p>
          </table:table-cell>
          <table:table-cell office:value-type="float" office:value="2.78341E+41" table:style-name="ce2">
            <text:p>2.78E+41</text:p>
          </table:table-cell>
          <table:table-cell office:value-type="float" office:value="2.5794400000000001E+22" table:style-name="ce2">
            <text:p>2.58E+22</text:p>
          </table:table-cell>
          <table:table-cell office:value-type="float" office:value="1.12014E+27" table:style-name="ce2">
            <text:p>1.12E+27</text:p>
          </table:table-cell>
          <table:table-cell office:value-type="float" office:value="2.0909700000000001E+25" table:style-name="ce2">
            <text:p>2.09E+25</text:p>
          </table:table-cell>
          <table:table-cell office:value-type="float" office:value="1.1056500000000001E+22" table:style-name="ce2">
            <text:p>1.11E+22</text:p>
          </table:table-cell>
          <table:table-cell office:value-type="float" office:value="9.5164900000000004E+36" table:style-name="ce2">
            <text:p>9.52E+36</text:p>
          </table:table-cell>
          <table:table-cell office:value-type="float" office:value="1.37219E+18" table:style-name="ce2">
            <text:p>1.37E+18</text:p>
          </table:table-cell>
          <table:table-cell office:value-type="float" office:value="7.4440100000000001E+33" table:style-name="ce2">
            <text:p>7.44E+33</text:p>
          </table:table-cell>
          <table:table-cell office:value-type="float" office:value="7.9210222253150056E+49" table:formula="of:=AVERAGE([.B485:.J485])" table:style-name="ce2">
            <text:p>7.92E+49</text:p>
          </table:table-cell>
          <table:table-cell table:number-columns-repeated="16373"/>
        </table:table-row>
        <table:table-row table:style-name="ro1">
          <table:table-cell office:value-type="float" office:value="1.8036100000000001E+35" table:style-name="ce2">
            <text:p>1.80E+35</text:p>
          </table:table-cell>
          <table:table-cell office:value-type="float" office:value="5.6992400000000002E+24" table:style-name="ce2">
            <text:p>5.70E+24</text:p>
          </table:table-cell>
          <table:table-cell office:value-type="float" office:value="3.0699399999999998E+46" table:style-name="ce2">
            <text:p>3.07E+46</text:p>
          </table:table-cell>
          <table:table-cell office:value-type="float" office:value="6.5955499999999997E+24" table:style-name="ce2">
            <text:p>6.60E+24</text:p>
          </table:table-cell>
          <table:table-cell office:value-type="float" office:value="1.5537500000000001E+40" table:style-name="ce2">
            <text:p>1.55E+40</text:p>
          </table:table-cell>
          <table:table-cell office:value-type="float" office:value="2.8523199999999998E+27" table:style-name="ce2">
            <text:p>2.85E+27</text:p>
          </table:table-cell>
          <table:table-cell office:value-type="float" office:value="1.10137E+22" table:style-name="ce2">
            <text:p>1.10E+22</text:p>
          </table:table-cell>
          <table:table-cell office:value-type="float" office:value="5561510000000000" table:style-name="ce2">
            <text:p>5.56E+15</text:p>
          </table:table-cell>
          <table:table-cell office:value-type="float" office:value="1.41396E+18" table:style-name="ce2">
            <text:p>1.41E+18</text:p>
          </table:table-cell>
          <table:table-cell office:value-type="float" office:value="4.0187599999999997E+42" table:style-name="ce2">
            <text:p>4.02E+42</text:p>
          </table:table-cell>
          <table:table-cell office:value-type="float" office:value="3.4114926997222221E+45" table:formula="of:=AVERAGE([.B486:.J486])" table:style-name="ce2">
            <text:p>3.41E+45</text:p>
          </table:table-cell>
          <table:table-cell table:number-columns-repeated="16373"/>
        </table:table-row>
        <table:table-row table:style-name="ro1">
          <table:table-cell office:value-type="float" office:value="3.9129000000000002E+36" table:style-name="ce2">
            <text:p>3.91E+36</text:p>
          </table:table-cell>
          <table:table-cell office:value-type="float" office:value="7.0383899999999994E+41" table:style-name="ce2">
            <text:p>7.04E+41</text:p>
          </table:table-cell>
          <table:table-cell office:value-type="float" office:value="7.2993800000000006E+41" table:style-name="ce2">
            <text:p>7.30E+41</text:p>
          </table:table-cell>
          <table:table-cell office:value-type="float" office:value="2.3202900000000002E+22" table:style-name="ce2">
            <text:p>2.32E+22</text:p>
          </table:table-cell>
          <table:table-cell office:value-type="float" office:value="1.2478399999999999E+43" table:style-name="ce2">
            <text:p>1.25E+43</text:p>
          </table:table-cell>
          <table:table-cell office:value-type="float" office:value="2.9923299999999999E+26" table:style-name="ce2">
            <text:p>2.99E+26</text:p>
          </table:table-cell>
          <table:table-cell office:value-type="float" office:value="5.3267900000000002E+23" table:style-name="ce2">
            <text:p>5.33E+23</text:p>
          </table:table-cell>
          <table:table-cell office:value-type="float" office:value="5.1542699999999995E+24" table:style-name="ce2">
            <text:p>5.15E+24</text:p>
          </table:table-cell>
          <table:table-cell office:value-type="float" office:value="3.5083000000000002E+24" table:style-name="ce2">
            <text:p>3.51E+24</text:p>
          </table:table-cell>
          <table:table-cell office:value-type="float" office:value="3.3584599999999999E+27" table:style-name="ce2">
            <text:p>3.36E+27</text:p>
          </table:table-cell>
          <table:table-cell office:value-type="float" office:value="1.5457974444444446E+42" table:formula="of:=AVERAGE([.B487:.J487])" table:style-name="ce2">
            <text:p>1.55E+42</text:p>
          </table:table-cell>
          <table:table-cell table:number-columns-repeated="16373"/>
        </table:table-row>
        <table:table-row table:style-name="ro1">
          <table:table-cell office:value-type="float" office:value="1.8036100000000001E+35" table:style-name="ce2">
            <text:p>1.80E+35</text:p>
          </table:table-cell>
          <table:table-cell office:value-type="float" office:value="3.4221599999999998E+35" table:style-name="ce2">
            <text:p>3.42E+35</text:p>
          </table:table-cell>
          <table:table-cell office:value-type="float" office:value="2.16792E+37" table:style-name="ce2">
            <text:p>2.17E+37</text:p>
          </table:table-cell>
          <table:table-cell office:value-type="float" office:value="1.5821900000000001E+28" table:style-name="ce2">
            <text:p>1.58E+28</text:p>
          </table:table-cell>
          <table:table-cell office:value-type="float" office:value="3.8341299999999998E+37" table:style-name="ce2">
            <text:p>3.83E+37</text:p>
          </table:table-cell>
          <table:table-cell office:value-type="float" office:value="2.6506899999999998E+40" table:style-name="ce2">
            <text:p>2.65E+40</text:p>
          </table:table-cell>
          <table:table-cell office:value-type="float" office:value="4.3077099999999998E+21" table:style-name="ce2">
            <text:p>4.31E+21</text:p>
          </table:table-cell>
          <table:table-cell office:value-type="float" office:value="6.7739299999999996E+24" table:style-name="ce2">
            <text:p>6.77E+24</text:p>
          </table:table-cell>
          <table:table-cell office:value-type="float" office:value="7.2691099999999998E+25" table:style-name="ce2">
            <text:p>7.27E+25</text:p>
          </table:table-cell>
          <table:table-cell office:value-type="float" office:value="2.2675699999999999E+44" table:style-name="ce2">
            <text:p>2.27E+44</text:p>
          </table:table-cell>
          <table:table-cell office:value-type="float" office:value="2.5198174140301779E+43" table:formula="of:=AVERAGE([.B488:.J488])" table:style-name="ce2">
            <text:p>2.52E+43</text:p>
          </table:table-cell>
          <table:table-cell table:number-columns-repeated="16373"/>
        </table:table-row>
        <table:table-row table:style-name="ro1">
          <table:table-cell office:value-type="float" office:value="1.5942800000000001E+36" table:style-name="ce2">
            <text:p>1.59E+36</text:p>
          </table:table-cell>
          <table:table-cell office:value-type="float" office:value="3.1704700000000002E+33" table:style-name="ce2">
            <text:p>3.17E+33</text:p>
          </table:table-cell>
          <table:table-cell office:value-type="float" office:value="1.85857E+41" table:style-name="ce2">
            <text:p>1.86E+41</text:p>
          </table:table-cell>
          <table:table-cell office:value-type="float" office:value="95029600000000" table:style-name="ce2">
            <text:p>9.50E+13</text:p>
          </table:table-cell>
          <table:table-cell office:value-type="float" office:value="9.8624699999999996E+24" table:style-name="ce2">
            <text:p>9.86E+24</text:p>
          </table:table-cell>
          <table:table-cell office:value-type="float" office:value="6.7415899999999998E+46" table:style-name="ce2">
            <text:p>6.74E+46</text:p>
          </table:table-cell>
          <table:table-cell office:value-type="float" office:value="7.8214599999999999E+21" table:style-name="ce2">
            <text:p>7.82E+21</text:p>
          </table:table-cell>
          <table:table-cell office:value-type="float" office:value="3.17928E+21" table:style-name="ce2">
            <text:p>3.18E+21</text:p>
          </table:table-cell>
          <table:table-cell office:value-type="float" office:value="3.0686399999999999E+23" table:style-name="ce2">
            <text:p>3.07E+23</text:p>
          </table:table-cell>
          <table:table-cell office:value-type="float" office:value="1.0588499999999999E+23" table:style-name="ce2">
            <text:p>1.06E+23</text:p>
          </table:table-cell>
          <table:table-cell office:value-type="float" office:value="7.4906762063336846E+45" table:formula="of:=AVERAGE([.B489:.J489])" table:style-name="ce2">
            <text:p>7.49E+45</text:p>
          </table:table-cell>
          <table:table-cell table:number-columns-repeated="16373"/>
        </table:table-row>
        <table:table-row table:style-name="ro1">
          <table:table-cell office:value-type="float" office:value="3.9129000000000002E+36" table:style-name="ce2">
            <text:p>3.91E+36</text:p>
          </table:table-cell>
          <table:table-cell office:value-type="float" office:value="1.35075E+31" table:style-name="ce2">
            <text:p>1.35E+31</text:p>
          </table:table-cell>
          <table:table-cell office:value-type="float" office:value="3.2923799999999999E+46" table:style-name="ce2">
            <text:p>3.29E+46</text:p>
          </table:table-cell>
          <table:table-cell office:value-type="float" office:value="8.4843399999999993E+20" table:style-name="ce2">
            <text:p>8.48E+20</text:p>
          </table:table-cell>
          <table:table-cell office:value-type="float" office:value="8.0859600000000004E+38" table:style-name="ce2">
            <text:p>8.09E+38</text:p>
          </table:table-cell>
          <table:table-cell office:value-type="float" office:value="1.4803000000000001E+27" table:style-name="ce2">
            <text:p>1.48E+27</text:p>
          </table:table-cell>
          <table:table-cell office:value-type="float" office:value="2.0463599999999998E+22" table:style-name="ce2">
            <text:p>2.05E+22</text:p>
          </table:table-cell>
          <table:table-cell office:value-type="float" office:value="2.6890300000000003E+30" table:style-name="ce2">
            <text:p>2.69E+30</text:p>
          </table:table-cell>
          <table:table-cell office:value-type="float" office:value="3.2009899999999999E+27" table:style-name="ce2">
            <text:p>3.20E+27</text:p>
          </table:table-cell>
          <table:table-cell office:value-type="float" office:value="9.6202699999999994E+31" table:style-name="ce2">
            <text:p>9.62E+31</text:p>
          </table:table-cell>
          <table:table-cell office:value-type="float" office:value="3.6582000898440126E+45" table:formula="of:=AVERAGE([.B490:.J490])" table:style-name="ce2">
            <text:p>3.66E+45</text:p>
          </table:table-cell>
          <table:table-cell table:number-columns-repeated="16373"/>
        </table:table-row>
        <table:table-row table:style-name="ro1">
          <table:table-cell office:value-type="float" office:value="3.9130100000000003E+36" table:style-name="ce2">
            <text:p>3.91E+36</text:p>
          </table:table-cell>
          <table:table-cell office:value-type="float" office:value="1.20575E+30" table:style-name="ce2">
            <text:p>1.21E+30</text:p>
          </table:table-cell>
          <table:table-cell office:value-type="float" office:value="8.3743199999999996E+27" table:style-name="ce2">
            <text:p>8.37E+27</text:p>
          </table:table-cell>
          <table:table-cell office:value-type="float" office:value="1.11305E+26" table:style-name="ce2">
            <text:p>1.11E+26</text:p>
          </table:table-cell>
          <table:table-cell office:value-type="float" office:value="7.1077100000000004E+25" table:style-name="ce2">
            <text:p>7.11E+25</text:p>
          </table:table-cell>
          <table:table-cell office:value-type="float" office:value="5.2823100000000002E+38" table:style-name="ce2">
            <text:p>5.28E+38</text:p>
          </table:table-cell>
          <table:table-cell office:value-type="float" office:value="1.0403599999999999E+22" table:style-name="ce2">
            <text:p>1.04E+22</text:p>
          </table:table-cell>
          <table:table-cell office:value-type="float" office:value="4.7841300000000002E+23" table:style-name="ce2">
            <text:p>4.78E+23</text:p>
          </table:table-cell>
          <table:table-cell office:value-type="float" office:value="1.65906E+18" table:style-name="ce2">
            <text:p>1.66E+18</text:p>
          </table:table-cell>
          <table:table-cell office:value-type="float" office:value="2.4782499999999998E+31" table:style-name="ce2">
            <text:p>2.48E+31</text:p>
          </table:table-cell>
          <table:table-cell office:value-type="float" office:value="5.8692336221867458E+37" table:formula="of:=AVERAGE([.B491:.J491])" table:style-name="ce2">
            <text:p>5.87E+37</text:p>
          </table:table-cell>
          <table:table-cell table:number-columns-repeated="16373"/>
        </table:table-row>
        <table:table-row table:style-name="ro1">
          <table:table-cell office:value-type="float" office:value="6.1008499999999998E+38" table:style-name="ce2">
            <text:p>6.10E+38</text:p>
          </table:table-cell>
          <table:table-cell office:value-type="float" office:value="4.5065299999999997E+35" table:style-name="ce2">
            <text:p>4.51E+35</text:p>
          </table:table-cell>
          <table:table-cell office:value-type="float" office:value="2.1392399999999999E+46" table:style-name="ce2">
            <text:p>2.14E+46</text:p>
          </table:table-cell>
          <table:table-cell office:value-type="float" office:value="3.47334E+20" table:style-name="ce2">
            <text:p>3.47E+20</text:p>
          </table:table-cell>
          <table:table-cell office:value-type="float" office:value="1.95635E+36" table:style-name="ce2">
            <text:p>1.96E+36</text:p>
          </table:table-cell>
          <table:table-cell office:value-type="float" office:value="2.2598300000000001E+27" table:style-name="ce2">
            <text:p>2.26E+27</text:p>
          </table:table-cell>
          <table:table-cell office:value-type="float" office:value="1.8606300000000001E+22" table:style-name="ce2">
            <text:p>1.86E+22</text:p>
          </table:table-cell>
          <table:table-cell office:value-type="float" office:value="2.2931000000000001E+22" table:style-name="ce2">
            <text:p>2.29E+22</text:p>
          </table:table-cell>
          <table:table-cell office:value-type="float" office:value="3.09649E+16" table:style-name="ce2">
            <text:p>3.10E+16</text:p>
          </table:table-cell>
          <table:table-cell office:value-type="float" office:value="4.5358899999999997E+47" table:style-name="ce2">
            <text:p>4.54E+47</text:p>
          </table:table-cell>
          <table:table-cell office:value-type="float" office:value="5.2775711111378553E+46" table:formula="of:=AVERAGE([.B492:.J492])" table:style-name="ce2">
            <text:p>5.28E+46</text:p>
          </table:table-cell>
          <table:table-cell table:number-columns-repeated="16373"/>
        </table:table-row>
        <table:table-row table:style-name="ro1">
          <table:table-cell office:value-type="float" office:value="4.9049600000000001E+25" table:style-name="ce2">
            <text:p>4.90E+25</text:p>
          </table:table-cell>
          <table:table-cell office:value-type="float" office:value="6.5675600000000004E+42" table:style-name="ce2">
            <text:p>6.57E+42</text:p>
          </table:table-cell>
          <table:table-cell office:value-type="float" office:value="9.6601299999999995E+28" table:style-name="ce2">
            <text:p>9.66E+28</text:p>
          </table:table-cell>
          <table:table-cell office:value-type="float" office:value="2.30714E+22" table:style-name="ce2">
            <text:p>2.31E+22</text:p>
          </table:table-cell>
          <table:table-cell office:value-type="float" office:value="2.8874699999999999E+27" table:style-name="ce2">
            <text:p>2.89E+27</text:p>
          </table:table-cell>
          <table:table-cell office:value-type="float" office:value="3.3589400000000002E+25" table:style-name="ce2">
            <text:p>3.36E+25</text:p>
          </table:table-cell>
          <table:table-cell office:value-type="float" office:value="8.3221499999999995E+21" table:style-name="ce2">
            <text:p>8.32E+21</text:p>
          </table:table-cell>
          <table:table-cell office:value-type="float" office:value="9.4913900000000004E+24" table:style-name="ce2">
            <text:p>9.49E+24</text:p>
          </table:table-cell>
          <table:table-cell office:value-type="float" office:value="4.8742000000000001E+30" table:style-name="ce2">
            <text:p>4.87E+30</text:p>
          </table:table-cell>
          <table:table-cell office:value-type="float" office:value="2.5049299999999999E+34" table:style-name="ce2">
            <text:p>2.50E+34</text:p>
          </table:table-cell>
          <table:table-cell office:value-type="float" office:value="7.2972889167269693E+41" table:formula="of:=AVERAGE([.B493:.J493])" table:style-name="ce2">
            <text:p>7.30E+41</text:p>
          </table:table-cell>
          <table:table-cell table:number-columns-repeated="16373"/>
        </table:table-row>
        <table:table-row table:style-name="ro1">
          <table:table-cell office:value-type="float" office:value="1.5156499999999999E+28" table:style-name="ce2">
            <text:p>1.52E+28</text:p>
          </table:table-cell>
          <table:table-cell office:value-type="float" office:value="8.6403299999999998E+61" table:style-name="ce2">
            <text:p>8.64E+61</text:p>
          </table:table-cell>
          <table:table-cell office:value-type="float" office:value="2.09259E+43" table:style-name="ce2">
            <text:p>2.09E+43</text:p>
          </table:table-cell>
          <table:table-cell office:value-type="float" office:value="1.6801300000000001E+26" table:style-name="ce2">
            <text:p>1.68E+26</text:p>
          </table:table-cell>
          <table:table-cell office:value-type="float" office:value="6.7004100000000004E+47" table:style-name="ce2">
            <text:p>6.70E+47</text:p>
          </table:table-cell>
          <table:table-cell office:value-type="float" office:value="2.07645E+26" table:style-name="ce2">
            <text:p>2.08E+26</text:p>
          </table:table-cell>
          <table:table-cell office:value-type="float" office:value="6.8698900000000003E+24" table:style-name="ce2">
            <text:p>6.87E+24</text:p>
          </table:table-cell>
          <table:table-cell office:value-type="float" office:value="9.6383100000000003E+24" table:style-name="ce2">
            <text:p>9.64E+24</text:p>
          </table:table-cell>
          <table:table-cell office:value-type="float" office:value="3.8445299999999999E+24" table:style-name="ce2">
            <text:p>3.84E+24</text:p>
          </table:table-cell>
          <table:table-cell office:value-type="float" office:value="5.9732799999999996E+40" table:style-name="ce2">
            <text:p>5.97E+40</text:p>
          </table:table-cell>
          <table:table-cell office:value-type="float" office:value="9.6003666666667416E+60" table:formula="of:=AVERAGE([.B494:.J494])" table:style-name="ce2">
            <text:p>9.60E+60</text:p>
          </table:table-cell>
          <table:table-cell table:number-columns-repeated="16373"/>
        </table:table-row>
        <table:table-row table:style-name="ro1">
          <table:table-cell office:value-type="float" office:value="1.5953599999999999E+36" table:style-name="ce2">
            <text:p>1.60E+36</text:p>
          </table:table-cell>
          <table:table-cell office:value-type="float" office:value="2.7826600000000001E+42" table:style-name="ce2">
            <text:p>2.78E+42</text:p>
          </table:table-cell>
          <table:table-cell office:value-type="float" office:value="2.78341E+41" table:style-name="ce2">
            <text:p>2.78E+41</text:p>
          </table:table-cell>
          <table:table-cell office:value-type="float" office:value="3.88736E+22" table:style-name="ce2">
            <text:p>3.89E+22</text:p>
          </table:table-cell>
          <table:table-cell office:value-type="float" office:value="1.11938E+27" table:style-name="ce2">
            <text:p>1.12E+27</text:p>
          </table:table-cell>
          <table:table-cell office:value-type="float" office:value="2.6991800000000001E+26" table:style-name="ce2">
            <text:p>2.70E+26</text:p>
          </table:table-cell>
          <table:table-cell office:value-type="float" office:value="2.4844E+21" table:style-name="ce2">
            <text:p>2.48E+21</text:p>
          </table:table-cell>
          <table:table-cell office:value-type="float" office:value="3.9963000000000001E+23" table:style-name="ce2">
            <text:p>4.00E+23</text:p>
          </table:table-cell>
          <table:table-cell office:value-type="float" office:value="3.2464200000000003E+24" table:style-name="ce2">
            <text:p>3.25E+24</text:p>
          </table:table-cell>
          <table:table-cell office:value-type="float" office:value="1.0063E+32" table:style-name="ce2">
            <text:p>1.01E+32</text:p>
          </table:table-cell>
          <table:table-cell office:value-type="float" office:value="3.401112222334035E+41" table:formula="of:=AVERAGE([.B495:.J495])" table:style-name="ce2">
            <text:p>3.40E+41</text:p>
          </table:table-cell>
          <table:table-cell table:number-columns-repeated="16373"/>
        </table:table-row>
        <table:table-row table:style-name="ro1">
          <table:table-cell office:value-type="float" office:value="1.38249E+40" table:style-name="ce2">
            <text:p>1.38E+40</text:p>
          </table:table-cell>
          <table:table-cell office:value-type="float" office:value="4.1807899999999999E+35" table:style-name="ce2">
            <text:p>4.18E+35</text:p>
          </table:table-cell>
          <table:table-cell office:value-type="float" office:value="3.59869E+25" table:style-name="ce2">
            <text:p>3.60E+25</text:p>
          </table:table-cell>
          <table:table-cell office:value-type="float" office:value="1.86522E+27" table:style-name="ce2">
            <text:p>1.87E+27</text:p>
          </table:table-cell>
          <table:table-cell office:value-type="float" office:value="3.0083800000000001E+29" table:style-name="ce2">
            <text:p>3.01E+29</text:p>
          </table:table-cell>
          <table:table-cell office:value-type="float" office:value="1.2493400000000001E+24" table:style-name="ce2">
            <text:p>1.25E+24</text:p>
          </table:table-cell>
          <table:table-cell office:value-type="float" office:value="4.39501E+18" table:style-name="ce2">
            <text:p>4.40E+18</text:p>
          </table:table-cell>
          <table:table-cell office:value-type="float" office:value="6401230000000000" table:style-name="ce2">
            <text:p>6.40E+15</text:p>
          </table:table-cell>
          <table:table-cell office:value-type="float" office:value="3.2745099999999999E+24" table:style-name="ce2">
            <text:p>3.27E+24</text:p>
          </table:table-cell>
          <table:table-cell office:value-type="float" office:value="2.4782499999999998E+31" table:style-name="ce2">
            <text:p>2.48E+31</text:p>
          </table:table-cell>
          <table:table-cell office:value-type="float" office:value="4.645600947152564E+34" table:formula="of:=AVERAGE([.B496:.J496])" table:style-name="ce2">
            <text:p>4.65E+34</text:p>
          </table:table-cell>
          <table:table-cell table:number-columns-repeated="16373"/>
        </table:table-row>
        <table:table-row table:style-name="ro1">
          <table:table-cell office:value-type="float" office:value="1.3122799999999999E+37" table:style-name="ce2">
            <text:p>1.31E+37</text:p>
          </table:table-cell>
          <table:table-cell office:value-type="float" office:value="5.05842E+26" table:style-name="ce2">
            <text:p>5.06E+26</text:p>
          </table:table-cell>
          <table:table-cell office:value-type="float" office:value="2.8996000000000002E+46" table:style-name="ce2">
            <text:p>2.90E+46</text:p>
          </table:table-cell>
          <table:table-cell office:value-type="float" office:value="2.9535900000000001E+22" table:style-name="ce2">
            <text:p>2.95E+22</text:p>
          </table:table-cell>
          <table:table-cell office:value-type="float" office:value="5.8980700000000003E+23" table:style-name="ce2">
            <text:p>5.90E+23</text:p>
          </table:table-cell>
          <table:table-cell office:value-type="float" office:value="2.0403299999999999E+25" table:style-name="ce2">
            <text:p>2.04E+25</text:p>
          </table:table-cell>
          <table:table-cell office:value-type="float" office:value="3.8361300000000002E+22" table:style-name="ce2">
            <text:p>3.84E+22</text:p>
          </table:table-cell>
          <table:table-cell office:value-type="float" office:value="4.7275199999999999E+23" table:style-name="ce2">
            <text:p>4.73E+23</text:p>
          </table:table-cell>
          <table:table-cell office:value-type="float" office:value="2.0765000000000002E+26" table:style-name="ce2">
            <text:p>2.08E+26</text:p>
          </table:table-cell>
          <table:table-cell office:value-type="float" office:value="4.0402100000000003E+32" table:style-name="ce2">
            <text:p>4.04E+32</text:p>
          </table:table-cell>
          <table:table-cell office:value-type="float" office:value="3.2217777777778233E+45" table:formula="of:=AVERAGE([.B497:.J497])" table:style-name="ce2">
            <text:p>3.22E+45</text:p>
          </table:table-cell>
          <table:table-cell table:number-columns-repeated="16373"/>
        </table:table-row>
        <table:table-row table:style-name="ro1">
          <table:table-cell office:value-type="float" office:value="6.3979599999999996E+33" table:style-name="ce2">
            <text:p>6.40E+33</text:p>
          </table:table-cell>
          <table:table-cell office:value-type="float" office:value="2.78264E+42" table:style-name="ce2">
            <text:p>2.78E+42</text:p>
          </table:table-cell>
          <table:table-cell office:value-type="float" office:value="1.6046200000000001E+30" table:style-name="ce2">
            <text:p>1.60E+30</text:p>
          </table:table-cell>
          <table:table-cell office:value-type="float" office:value="1.6141299999999999E+26" table:style-name="ce2">
            <text:p>1.61E+26</text:p>
          </table:table-cell>
          <table:table-cell office:value-type="float" office:value="1.3553E+38" table:style-name="ce2">
            <text:p>1.36E+38</text:p>
          </table:table-cell>
          <table:table-cell office:value-type="float" office:value="6.8389899999999995E+27" table:style-name="ce2">
            <text:p>6.84E+27</text:p>
          </table:table-cell>
          <table:table-cell office:value-type="float" office:value="2.03586E+20" table:style-name="ce2">
            <text:p>2.04E+20</text:p>
          </table:table-cell>
          <table:table-cell office:value-type="float" office:value="1.03266E+23" table:style-name="ce2">
            <text:p>1.03E+23</text:p>
          </table:table-cell>
          <table:table-cell office:value-type="float" office:value="2.01992E+17" table:style-name="ce2">
            <text:p>2.02E+17</text:p>
          </table:table-cell>
          <table:table-cell office:value-type="float" office:value="6.3759299999999998E+36" table:style-name="ce2">
            <text:p>6.38E+36</text:p>
          </table:table-cell>
          <table:table-cell office:value-type="float" office:value="3.0919798954795687E+41" table:formula="of:=AVERAGE([.B498:.J498])" table:style-name="ce2">
            <text:p>3.09E+41</text:p>
          </table:table-cell>
          <table:table-cell table:number-columns-repeated="16373"/>
        </table:table-row>
        <table:table-row table:style-name="ro1">
          <table:table-cell office:value-type="float" office:value="4.0961200000000001E+22" table:style-name="ce2">
            <text:p>4.10E+22</text:p>
          </table:table-cell>
          <table:table-cell office:value-type="float" office:value="4.07509E+37" table:style-name="ce2">
            <text:p>4.08E+37</text:p>
          </table:table-cell>
          <table:table-cell office:value-type="float" office:value="1.57079E+34" table:style-name="ce2">
            <text:p>1.57E+34</text:p>
          </table:table-cell>
          <table:table-cell office:value-type="float" office:value="2.4933800000000001E+33" table:style-name="ce2">
            <text:p>2.49E+33</text:p>
          </table:table-cell>
          <table:table-cell office:value-type="float" office:value="4.7422999999999996E+21" table:style-name="ce2">
            <text:p>4.74E+21</text:p>
          </table:table-cell>
          <table:table-cell office:value-type="float" office:value="6.7415899999999998E+46" table:style-name="ce2">
            <text:p>6.74E+46</text:p>
          </table:table-cell>
          <table:table-cell office:value-type="float" office:value="4.0714100000000002E+21" table:style-name="ce2">
            <text:p>4.07E+21</text:p>
          </table:table-cell>
          <table:table-cell office:value-type="float" office:value="2.2805800000000001E+23" table:style-name="ce2">
            <text:p>2.28E+23</text:p>
          </table:table-cell>
          <table:table-cell office:value-type="float" office:value="4.4966599999999999E+30" table:style-name="ce2">
            <text:p>4.50E+30</text:p>
          </table:table-cell>
          <table:table-cell office:value-type="float" office:value="4.0386199999999999E+32" table:style-name="ce2">
            <text:p>4.04E+32</text:p>
          </table:table-cell>
          <table:table-cell office:value-type="float" office:value="7.4906555600855004E+45" table:formula="of:=AVERAGE([.B499:.J499])" table:style-name="ce2">
            <text:p>7.49E+45</text:p>
          </table:table-cell>
          <table:table-cell table:number-columns-repeated="16373"/>
        </table:table-row>
        <table:table-row table:style-name="ro1">
          <table:table-cell office:value-type="float" office:value="4.2569099999999999E+31" table:style-name="ce2">
            <text:p>4.26E+31</text:p>
          </table:table-cell>
          <table:table-cell office:value-type="float" office:value="2.1903400000000002E+34" table:style-name="ce2">
            <text:p>2.19E+34</text:p>
          </table:table-cell>
          <table:table-cell office:value-type="float" office:value="4.1276700000000003E+45" table:style-name="ce2">
            <text:p>4.13E+45</text:p>
          </table:table-cell>
          <table:table-cell office:value-type="float" office:value="1.6270300000000001E+26" table:style-name="ce2">
            <text:p>1.63E+26</text:p>
          </table:table-cell>
          <table:table-cell office:value-type="float" office:value="1.01634E+41" table:style-name="ce2">
            <text:p>1.02E+41</text:p>
          </table:table-cell>
          <table:table-cell office:value-type="float" office:value="2.86618E+27" table:style-name="ce2">
            <text:p>2.87E+27</text:p>
          </table:table-cell>
          <table:table-cell office:value-type="float" office:value="4.8486100000000002E+21" table:style-name="ce2">
            <text:p>4.85E+21</text:p>
          </table:table-cell>
          <table:table-cell office:value-type="float" office:value="2.6767900000000001E+22" table:style-name="ce2">
            <text:p>2.68E+22</text:p>
          </table:table-cell>
          <table:table-cell office:value-type="float" office:value="6.63216E+21" table:style-name="ce2">
            <text:p>6.63E+21</text:p>
          </table:table-cell>
          <table:table-cell office:value-type="float" office:value="5.2466200000000003E+54" table:style-name="ce2">
            <text:p>5.25E+54</text:p>
          </table:table-cell>
          <table:table-cell office:value-type="float" office:value="5.8295777823641909E+53" table:formula="of:=AVERAGE([.B500:.J500])" table:style-name="ce2">
            <text:p>5.83E+53</text:p>
          </table:table-cell>
          <table:table-cell table:number-columns-repeated="16373"/>
        </table:table-row>
        <table:table-row table:style-name="ro1">
          <table:table-cell office:value-type="float" office:value="9.2562199999999998E+22" table:style-name="ce2">
            <text:p>9.26E+22</text:p>
          </table:table-cell>
          <table:table-cell office:value-type="float" office:value="3.5936599999999998E+35" table:style-name="ce2">
            <text:p>3.59E+35</text:p>
          </table:table-cell>
          <table:table-cell office:value-type="float" office:value="9.7372400000000007E+37" table:style-name="ce2">
            <text:p>9.74E+37</text:p>
          </table:table-cell>
          <table:table-cell office:value-type="float" office:value="7.2828399999999998E+22" table:style-name="ce2">
            <text:p>7.28E+22</text:p>
          </table:table-cell>
          <table:table-cell office:value-type="float" office:value="3.2129699999999999E+21" table:style-name="ce2">
            <text:p>3.21E+21</text:p>
          </table:table-cell>
          <table:table-cell office:value-type="float" office:value="9.6161199999999999E+25" table:style-name="ce2">
            <text:p>9.62E+25</text:p>
          </table:table-cell>
          <table:table-cell office:value-type="float" office:value="7.4070200000000007E+20" table:style-name="ce2">
            <text:p>7.41E+20</text:p>
          </table:table-cell>
          <table:table-cell office:value-type="float" office:value="3.26574E+17" table:style-name="ce2">
            <text:p>3.27E+17</text:p>
          </table:table-cell>
          <table:table-cell office:value-type="float" office:value="1556550000000000" table:style-name="ce2">
            <text:p>1.56E+15</text:p>
          </table:table-cell>
          <table:table-cell office:value-type="float" office:value="8.9467099999999997E+23" table:style-name="ce2">
            <text:p>8.95E+23</text:p>
          </table:table-cell>
          <table:table-cell office:value-type="float" office:value="1.0859085111121904E+37" table:formula="of:=AVERAGE([.B501:.J501])" table:style-name="ce2">
            <text:p>1.09E+37</text:p>
          </table:table-cell>
          <table:table-cell table:number-columns-repeated="16373"/>
        </table:table-row>
        <table:table-row table:style-name="ro1">
          <table:table-cell office:value-type="float" office:value="1.3789600000000001E+30" table:style-name="ce2">
            <text:p>1.38E+30</text:p>
          </table:table-cell>
          <table:table-cell office:value-type="float" office:value="7.1116399999999998E+50" table:style-name="ce2">
            <text:p>7.11E+50</text:p>
          </table:table-cell>
          <table:table-cell office:value-type="float" office:value="6.8576800000000001E+37" table:style-name="ce2">
            <text:p>6.86E+37</text:p>
          </table:table-cell>
          <table:table-cell office:value-type="float" office:value="2.7421599999999999E+22" table:style-name="ce2">
            <text:p>2.74E+22</text:p>
          </table:table-cell>
          <table:table-cell office:value-type="float" office:value="3.47884E+23" table:style-name="ce2">
            <text:p>3.48E+23</text:p>
          </table:table-cell>
          <table:table-cell office:value-type="float" office:value="2.6506399999999999E+40" table:style-name="ce2">
            <text:p>2.65E+40</text:p>
          </table:table-cell>
          <table:table-cell office:value-type="float" office:value="5.3029599999999997E+22" table:style-name="ce2">
            <text:p>5.30E+22</text:p>
          </table:table-cell>
          <table:table-cell office:value-type="float" office:value="6.01367E+17" table:style-name="ce2">
            <text:p>6.01E+17</text:p>
          </table:table-cell>
          <table:table-cell office:value-type="float" office:value="38148900000000" table:style-name="ce2">
            <text:p>3.81E+13</text:p>
          </table:table-cell>
          <table:table-cell office:value-type="float" office:value="9.6687500000000001E+45" table:style-name="ce2">
            <text:p>9.67E+45</text:p>
          </table:table-cell>
          <table:table-cell office:value-type="float" office:value="7.9019296530730546E+49" table:formula="of:=AVERAGE([.B502:.J502])" table:style-name="ce2">
            <text:p>7.90E+49</text:p>
          </table:table-cell>
          <table:table-cell table:number-columns-repeated="16373"/>
        </table:table-row>
        <table:table-row table:number-rows-repeated="1048074" table:style-name="ro1">
          <table:table-cell table:number-columns-repeated="16384"/>
        </table:table-row>
      </table:table>
      <table:table table:name="BEST" table:style-name="ta1">
        <table:table-column table:style-name="co13" table:number-columns-repeated="10" table:default-cell-style-name="ce1"/>
        <table:table-column table:style-name="co12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in<text:s text:c="4"/></text:p>
          </table:table-cell>
          <table:table-cell office:value-type="string" table:style-name="ce1">
            <text:p>Mean</text:p>
          </table:table-cell>
          <table:table-cell table:number-columns-repeated="16373"/>
        </table:table-row>
        <table:table-row table:style-name="ro1">
          <table:table-cell office:value-type="float" office:value="39506.6" table:style-name="ce1">
            <text:p>39506.6</text:p>
          </table:table-cell>
          <table:table-cell office:value-type="float" office:value="20191.5" table:style-name="ce1">
            <text:p>20191.5</text:p>
          </table:table-cell>
          <table:table-cell office:value-type="float" office:value="38815.699999999997" table:style-name="ce1">
            <text:p>38815.7</text:p>
          </table:table-cell>
          <table:table-cell office:value-type="float" office:value="41362.9" table:style-name="ce1">
            <text:p>41362.9</text:p>
          </table:table-cell>
          <table:table-cell office:value-type="float" office:value="54588.9" table:style-name="ce1">
            <text:p>54588.9</text:p>
          </table:table-cell>
          <table:table-cell office:value-type="float" office:value="38497.9" table:style-name="ce1">
            <text:p>38497.9</text:p>
          </table:table-cell>
          <table:table-cell office:value-type="float" office:value="40924.400000000001" table:style-name="ce1">
            <text:p>40924.4</text:p>
          </table:table-cell>
          <table:table-cell office:value-type="float" office:value="27270.3" table:style-name="ce1">
            <text:p>27270.3</text:p>
          </table:table-cell>
          <table:table-cell office:value-type="float" office:value="51532.2" table:style-name="ce1">
            <text:p>51532.2</text:p>
          </table:table-cell>
          <table:table-cell office:value-type="float" office:value="42969.7" table:style-name="ce1">
            <text:p>42969.7</text:p>
          </table:table-cell>
          <table:table-cell office:value-type="float" office:value="39566.009999999995" table:formula="of:=AVERAGE([.A4:.J4])" table:style-name="ce1">
            <text:p>39566.01</text:p>
          </table:table-cell>
          <table:table-cell table:number-columns-repeated="16373"/>
        </table:table-row>
        <table:table-row table:style-name="ro1">
          <table:table-cell office:value-type="float" office:value="33581.800000000003" table:style-name="ce1">
            <text:p>33581.8</text:p>
          </table:table-cell>
          <table:table-cell office:value-type="float" office:value="20189.5" table:style-name="ce1">
            <text:p>20189.5</text:p>
          </table:table-cell>
          <table:table-cell office:value-type="float" office:value="38343" table:style-name="ce1">
            <text:p>38343</text:p>
          </table:table-cell>
          <table:table-cell office:value-type="float" office:value="42746.9" table:style-name="ce1">
            <text:p>42746.9</text:p>
          </table:table-cell>
          <table:table-cell office:value-type="float" office:value="24297.599999999999" table:style-name="ce1">
            <text:p>24297.6</text:p>
          </table:table-cell>
          <table:table-cell office:value-type="float" office:value="38497.9" table:style-name="ce1">
            <text:p>38497.9</text:p>
          </table:table-cell>
          <table:table-cell office:value-type="float" office:value="32392.9" table:style-name="ce1">
            <text:p>32392.9</text:p>
          </table:table-cell>
          <table:table-cell office:value-type="float" office:value="35901.5" table:style-name="ce1">
            <text:p>35901.5</text:p>
          </table:table-cell>
          <table:table-cell office:value-type="float" office:value="49712" table:style-name="ce1">
            <text:p>49712</text:p>
          </table:table-cell>
          <table:table-cell office:value-type="float" office:value="42953.3" table:style-name="ce1">
            <text:p>42953.3</text:p>
          </table:table-cell>
          <table:table-cell office:value-type="float" office:value="35861.64" table:formula="of:=AVERAGE([.A5:.J5])" table:style-name="ce1">
            <text:p>35861.64</text:p>
          </table:table-cell>
          <table:table-cell table:number-columns-repeated="16373"/>
        </table:table-row>
        <table:table-row table:style-name="ro1">
          <table:table-cell office:value-type="float" office:value="33590.199999999997" table:style-name="ce1">
            <text:p>33590.2</text:p>
          </table:table-cell>
          <table:table-cell office:value-type="float" office:value="20176.5" table:style-name="ce1">
            <text:p>20176.5</text:p>
          </table:table-cell>
          <table:table-cell office:value-type="float" office:value="37276.699999999997" table:style-name="ce1">
            <text:p>37276.7</text:p>
          </table:table-cell>
          <table:table-cell office:value-type="float" office:value="39376.400000000001" table:style-name="ce1">
            <text:p>39376.4</text:p>
          </table:table-cell>
          <table:table-cell office:value-type="float" office:value="38616.800000000003" table:style-name="ce1">
            <text:p>38616.8</text:p>
          </table:table-cell>
          <table:table-cell office:value-type="float" office:value="38497.9" table:style-name="ce1">
            <text:p>38497.9</text:p>
          </table:table-cell>
          <table:table-cell office:value-type="float" office:value="33002.699999999997" table:style-name="ce1">
            <text:p>33002.7</text:p>
          </table:table-cell>
          <table:table-cell office:value-type="float" office:value="31425.5" table:style-name="ce1">
            <text:p>31425.5</text:p>
          </table:table-cell>
          <table:table-cell office:value-type="float" office:value="49517.1" table:style-name="ce1">
            <text:p>49517.1</text:p>
          </table:table-cell>
          <table:table-cell office:value-type="float" office:value="40416.6" table:style-name="ce1">
            <text:p>40416.6</text:p>
          </table:table-cell>
          <table:table-cell office:value-type="float" office:value="36189.639999999992" table:formula="of:=AVERAGE([.A6:.J6])" table:style-name="ce1">
            <text:p>36189.64</text:p>
          </table:table-cell>
          <table:table-cell table:number-columns-repeated="16373"/>
        </table:table-row>
        <table:table-row table:style-name="ro1">
          <table:table-cell office:value-type="float" office:value="33585.599999999999" table:style-name="ce1">
            <text:p>33585.6</text:p>
          </table:table-cell>
          <table:table-cell office:value-type="float" office:value="14919.5" table:style-name="ce1">
            <text:p>14919.5</text:p>
          </table:table-cell>
          <table:table-cell office:value-type="float" office:value="37180.800000000003" table:style-name="ce1">
            <text:p>37180.8</text:p>
          </table:table-cell>
          <table:table-cell office:value-type="float" office:value="47329.5" table:style-name="ce1">
            <text:p>47329.5</text:p>
          </table:table-cell>
          <table:table-cell office:value-type="float" office:value="37476.300000000003" table:style-name="ce1">
            <text:p>37476.3</text:p>
          </table:table-cell>
          <table:table-cell office:value-type="float" office:value="37435.199999999997" table:style-name="ce1">
            <text:p>37435.2</text:p>
          </table:table-cell>
          <table:table-cell office:value-type="float" office:value="33002.699999999997" table:style-name="ce1">
            <text:p>33002.7</text:p>
          </table:table-cell>
          <table:table-cell office:value-type="float" office:value="34743.5" table:style-name="ce1">
            <text:p>34743.5</text:p>
          </table:table-cell>
          <table:table-cell office:value-type="float" office:value="50708.3" table:style-name="ce1">
            <text:p>50708.3</text:p>
          </table:table-cell>
          <table:table-cell office:value-type="float" office:value="40388.800000000003" table:style-name="ce1">
            <text:p>40388.8</text:p>
          </table:table-cell>
          <table:table-cell office:value-type="float" office:value="36677.020000000004" table:formula="of:=AVERAGE([.A7:.J7])" table:style-name="ce1">
            <text:p>36677.02</text:p>
          </table:table-cell>
          <table:table-cell table:number-columns-repeated="16373"/>
        </table:table-row>
        <table:table-row table:style-name="ro1">
          <table:table-cell office:value-type="float" office:value="18234.900000000001" table:style-name="ce1">
            <text:p>18234.9</text:p>
          </table:table-cell>
          <table:table-cell office:value-type="float" office:value="14919.5" table:style-name="ce1">
            <text:p>14919.5</text:p>
          </table:table-cell>
          <table:table-cell office:value-type="float" office:value="37180.800000000003" table:style-name="ce1">
            <text:p>37180.8</text:p>
          </table:table-cell>
          <table:table-cell office:value-type="float" office:value="46705.2" table:style-name="ce1">
            <text:p>46705.2</text:p>
          </table:table-cell>
          <table:table-cell office:value-type="float" office:value="34342.699999999997" table:style-name="ce1">
            <text:p>34342.7</text:p>
          </table:table-cell>
          <table:table-cell office:value-type="float" office:value="37435.199999999997" table:style-name="ce1">
            <text:p>37435.2</text:p>
          </table:table-cell>
          <table:table-cell office:value-type="float" office:value="17796" table:style-name="ce1">
            <text:p>17796</text:p>
          </table:table-cell>
          <table:table-cell office:value-type="float" office:value="27270.3" table:style-name="ce1">
            <text:p>27270.3</text:p>
          </table:table-cell>
          <table:table-cell office:value-type="float" office:value="49995.199999999997" table:style-name="ce1">
            <text:p>49995.2</text:p>
          </table:table-cell>
          <table:table-cell office:value-type="float" office:value="39913.300000000003" table:style-name="ce1">
            <text:p>39913.3</text:p>
          </table:table-cell>
          <table:table-cell office:value-type="float" office:value="32379.309999999998" table:formula="of:=AVERAGE([.A8:.J8])" table:style-name="ce1">
            <text:p>32379.31</text:p>
          </table:table-cell>
          <table:table-cell table:number-columns-repeated="16373"/>
        </table:table-row>
        <table:table-row table:style-name="ro1">
          <table:table-cell office:value-type="float" office:value="30371.1" table:style-name="ce1">
            <text:p>30371.1</text:p>
          </table:table-cell>
          <table:table-cell office:value-type="float" office:value="14919.5" table:style-name="ce1">
            <text:p>14919.5</text:p>
          </table:table-cell>
          <table:table-cell office:value-type="float" office:value="36606.6" table:style-name="ce1">
            <text:p>36606.6</text:p>
          </table:table-cell>
          <table:table-cell office:value-type="float" office:value="45230.9" table:style-name="ce1">
            <text:p>45230.9</text:p>
          </table:table-cell>
          <table:table-cell office:value-type="float" office:value="44210.8" table:style-name="ce1">
            <text:p>44210.8</text:p>
          </table:table-cell>
          <table:table-cell office:value-type="float" office:value="27089.7" table:style-name="ce1">
            <text:p>27089.7</text:p>
          </table:table-cell>
          <table:table-cell office:value-type="float" office:value="17790.5" table:style-name="ce1">
            <text:p>17790.5</text:p>
          </table:table-cell>
          <table:table-cell office:value-type="float" office:value="21326.2" table:style-name="ce1">
            <text:p>21326.2</text:p>
          </table:table-cell>
          <table:table-cell office:value-type="float" office:value="48419.5" table:style-name="ce1">
            <text:p>48419.5</text:p>
          </table:table-cell>
          <table:table-cell office:value-type="float" office:value="39844.400000000001" table:style-name="ce1">
            <text:p>39844.4</text:p>
          </table:table-cell>
          <table:table-cell office:value-type="float" office:value="32580.920000000006" table:formula="of:=AVERAGE([.A9:.J9])" table:style-name="ce1">
            <text:p>32580.92</text:p>
          </table:table-cell>
          <table:table-cell table:number-columns-repeated="16373"/>
        </table:table-row>
        <table:table-row table:style-name="ro1">
          <table:table-cell office:value-type="float" office:value="30765.1" table:style-name="ce1">
            <text:p>30765.1</text:p>
          </table:table-cell>
          <table:table-cell office:value-type="float" office:value="14919.5" table:style-name="ce1">
            <text:p>14919.5</text:p>
          </table:table-cell>
          <table:table-cell office:value-type="float" office:value="32566.7" table:style-name="ce1">
            <text:p>32566.7</text:p>
          </table:table-cell>
          <table:table-cell office:value-type="float" office:value="44657.9" table:style-name="ce1">
            <text:p>44657.9</text:p>
          </table:table-cell>
          <table:table-cell office:value-type="float" office:value="44206.6" table:style-name="ce1">
            <text:p>44206.6</text:p>
          </table:table-cell>
          <table:table-cell office:value-type="float" office:value="32311.7" table:style-name="ce1">
            <text:p>32311.7</text:p>
          </table:table-cell>
          <table:table-cell office:value-type="float" office:value="13765" table:style-name="ce1">
            <text:p>13765</text:p>
          </table:table-cell>
          <table:table-cell office:value-type="float" office:value="21336.7" table:style-name="ce1">
            <text:p>21336.7</text:p>
          </table:table-cell>
          <table:table-cell office:value-type="float" office:value="44306.1" table:style-name="ce1">
            <text:p>44306.1</text:p>
          </table:table-cell>
          <table:table-cell office:value-type="float" office:value="40385.699999999997" table:style-name="ce1">
            <text:p>40385.7</text:p>
          </table:table-cell>
          <table:table-cell office:value-type="float" office:value="31922.100000000006" table:formula="of:=AVERAGE([.A10:.J10])" table:style-name="ce1">
            <text:p>31922.1</text:p>
          </table:table-cell>
          <table:table-cell table:number-columns-repeated="16373"/>
        </table:table-row>
        <table:table-row table:style-name="ro1">
          <table:table-cell office:value-type="float" office:value="30765.1" table:style-name="ce1">
            <text:p>30765.1</text:p>
          </table:table-cell>
          <table:table-cell office:value-type="float" office:value="14919.5" table:style-name="ce1">
            <text:p>14919.5</text:p>
          </table:table-cell>
          <table:table-cell office:value-type="float" office:value="23974.799999999999" table:style-name="ce1">
            <text:p>23974.8</text:p>
          </table:table-cell>
          <table:table-cell office:value-type="float" office:value="44657.9" table:style-name="ce1">
            <text:p>44657.9</text:p>
          </table:table-cell>
          <table:table-cell office:value-type="float" office:value="41395.1" table:style-name="ce1">
            <text:p>41395.1</text:p>
          </table:table-cell>
          <table:table-cell office:value-type="float" office:value="27547" table:style-name="ce1">
            <text:p>27547</text:p>
          </table:table-cell>
          <table:table-cell office:value-type="float" office:value="13765" table:style-name="ce1">
            <text:p>13765</text:p>
          </table:table-cell>
          <table:table-cell office:value-type="float" office:value="21322.2" table:style-name="ce1">
            <text:p>21322.2</text:p>
          </table:table-cell>
          <table:table-cell office:value-type="float" office:value="45826.8" table:style-name="ce1">
            <text:p>45826.8</text:p>
          </table:table-cell>
          <table:table-cell office:value-type="float" office:value="38856.300000000003" table:style-name="ce1">
            <text:p>38856.3</text:p>
          </table:table-cell>
          <table:table-cell office:value-type="float" office:value="30302.97" table:formula="of:=AVERAGE([.A11:.J11])" table:style-name="ce1">
            <text:p>30302.97</text:p>
          </table:table-cell>
          <table:table-cell table:number-columns-repeated="16373"/>
        </table:table-row>
        <table:table-row table:style-name="ro1">
          <table:table-cell office:value-type="float" office:value="31314.400000000001" table:style-name="ce1">
            <text:p>31314.4</text:p>
          </table:table-cell>
          <table:table-cell office:value-type="float" office:value="14369.3" table:style-name="ce1">
            <text:p>14369.3</text:p>
          </table:table-cell>
          <table:table-cell office:value-type="float" office:value="23974.799999999999" table:style-name="ce1">
            <text:p>23974.8</text:p>
          </table:table-cell>
          <table:table-cell office:value-type="float" office:value="41615.699999999997" table:style-name="ce1">
            <text:p>41615.7</text:p>
          </table:table-cell>
          <table:table-cell office:value-type="float" office:value="40789.5" table:style-name="ce1">
            <text:p>40789.5</text:p>
          </table:table-cell>
          <table:table-cell office:value-type="float" office:value="23562.1" table:style-name="ce1">
            <text:p>23562.1</text:p>
          </table:table-cell>
          <table:table-cell office:value-type="float" office:value="11769.3" table:style-name="ce1">
            <text:p>11769.3</text:p>
          </table:table-cell>
          <table:table-cell office:value-type="float" office:value="21326.2" table:style-name="ce1">
            <text:p>21326.2</text:p>
          </table:table-cell>
          <table:table-cell office:value-type="float" office:value="32066.6" table:style-name="ce1">
            <text:p>32066.6</text:p>
          </table:table-cell>
          <table:table-cell office:value-type="float" office:value="38952.699999999997" table:style-name="ce1">
            <text:p>38952.7</text:p>
          </table:table-cell>
          <table:table-cell office:value-type="float" office:value="27974.060000000005" table:formula="of:=AVERAGE([.A12:.J12])" table:style-name="ce1">
            <text:p>27974.06</text:p>
          </table:table-cell>
          <table:table-cell table:number-columns-repeated="16373"/>
        </table:table-row>
        <table:table-row table:style-name="ro1">
          <table:table-cell office:value-type="float" office:value="30451.4" table:style-name="ce1">
            <text:p>30451.4</text:p>
          </table:table-cell>
          <table:table-cell office:value-type="float" office:value="14369.3" table:style-name="ce1">
            <text:p>14369.3</text:p>
          </table:table-cell>
          <table:table-cell office:value-type="float" office:value="23974.799999999999" table:style-name="ce1">
            <text:p>23974.8</text:p>
          </table:table-cell>
          <table:table-cell office:value-type="float" office:value="41459" table:style-name="ce1">
            <text:p>41459</text:p>
          </table:table-cell>
          <table:table-cell office:value-type="float" office:value="40789.5" table:style-name="ce1">
            <text:p>40789.5</text:p>
          </table:table-cell>
          <table:table-cell office:value-type="float" office:value="27112.1" table:style-name="ce1">
            <text:p>27112.1</text:p>
          </table:table-cell>
          <table:table-cell office:value-type="float" office:value="11777.6" table:style-name="ce1">
            <text:p>11777.6</text:p>
          </table:table-cell>
          <table:table-cell office:value-type="float" office:value="21336.7" table:style-name="ce1">
            <text:p>21336.7</text:p>
          </table:table-cell>
          <table:table-cell office:value-type="float" office:value="32066.6" table:style-name="ce1">
            <text:p>32066.6</text:p>
          </table:table-cell>
          <table:table-cell office:value-type="float" office:value="38952.699999999997" table:style-name="ce1">
            <text:p>38952.7</text:p>
          </table:table-cell>
          <table:table-cell office:value-type="float" office:value="28228.97" table:formula="of:=AVERAGE([.A13:.J13])" table:style-name="ce1">
            <text:p>28228.97</text:p>
          </table:table-cell>
          <table:table-cell table:number-columns-repeated="16373"/>
        </table:table-row>
        <table:table-row table:style-name="ro1">
          <table:table-cell office:value-type="float" office:value="29119" table:style-name="ce1">
            <text:p>29119</text:p>
          </table:table-cell>
          <table:table-cell office:value-type="float" office:value="14369.3" table:style-name="ce1">
            <text:p>14369.3</text:p>
          </table:table-cell>
          <table:table-cell office:value-type="float" office:value="23263.200000000001" table:style-name="ce1">
            <text:p>23263.2</text:p>
          </table:table-cell>
          <table:table-cell office:value-type="float" office:value="40998.9" table:style-name="ce1">
            <text:p>40998.9</text:p>
          </table:table-cell>
          <table:table-cell office:value-type="float" office:value="40604.6" table:style-name="ce1">
            <text:p>40604.6</text:p>
          </table:table-cell>
          <table:table-cell office:value-type="float" office:value="16552" table:style-name="ce1">
            <text:p>16552</text:p>
          </table:table-cell>
          <table:table-cell office:value-type="float" office:value="9481.7099999999991" table:style-name="ce1">
            <text:p>9481.71</text:p>
          </table:table-cell>
          <table:table-cell office:value-type="float" office:value="21326.2" table:style-name="ce1">
            <text:p>21326.2</text:p>
          </table:table-cell>
          <table:table-cell office:value-type="float" office:value="32066.6" table:style-name="ce1">
            <text:p>32066.6</text:p>
          </table:table-cell>
          <table:table-cell office:value-type="float" office:value="38952.699999999997" table:style-name="ce1">
            <text:p>38952.7</text:p>
          </table:table-cell>
          <table:table-cell office:value-type="float" office:value="26673.421000000002" table:formula="of:=AVERAGE([.A14:.J14])" table:style-name="ce1">
            <text:p>26673.421</text:p>
          </table:table-cell>
          <table:table-cell table:number-columns-repeated="16373"/>
        </table:table-row>
        <table:table-row table:style-name="ro1">
          <table:table-cell office:value-type="float" office:value="27452.400000000001" table:style-name="ce1">
            <text:p>27452.4</text:p>
          </table:table-cell>
          <table:table-cell office:value-type="float" office:value="14369.3" table:style-name="ce1">
            <text:p>14369.3</text:p>
          </table:table-cell>
          <table:table-cell office:value-type="float" office:value="23263.200000000001" table:style-name="ce1">
            <text:p>23263.2</text:p>
          </table:table-cell>
          <table:table-cell office:value-type="float" office:value="39987.300000000003" table:style-name="ce1">
            <text:p>39987.3</text:p>
          </table:table-cell>
          <table:table-cell office:value-type="float" office:value="40604.6" table:style-name="ce1">
            <text:p>40604.6</text:p>
          </table:table-cell>
          <table:table-cell office:value-type="float" office:value="16541.599999999999" table:style-name="ce1">
            <text:p>16541.6</text:p>
          </table:table-cell>
          <table:table-cell office:value-type="float" office:value="9481.7099999999991" table:style-name="ce1">
            <text:p>9481.71</text:p>
          </table:table-cell>
          <table:table-cell office:value-type="float" office:value="15855.2" table:style-name="ce1">
            <text:p>15855.2</text:p>
          </table:table-cell>
          <table:table-cell office:value-type="float" office:value="29684.5" table:style-name="ce1">
            <text:p>29684.5</text:p>
          </table:table-cell>
          <table:table-cell office:value-type="float" office:value="38764.300000000003" table:style-name="ce1">
            <text:p>38764.3</text:p>
          </table:table-cell>
          <table:table-cell office:value-type="float" office:value="25600.411" table:formula="of:=AVERAGE([.A15:.J15])" table:style-name="ce1">
            <text:p>25600.411</text:p>
          </table:table-cell>
          <table:table-cell table:number-columns-repeated="16373"/>
        </table:table-row>
        <table:table-row table:style-name="ro1">
          <table:table-cell office:value-type="float" office:value="27172.9" table:style-name="ce1">
            <text:p>27172.9</text:p>
          </table:table-cell>
          <table:table-cell office:value-type="float" office:value="14369.3" table:style-name="ce1">
            <text:p>14369.3</text:p>
          </table:table-cell>
          <table:table-cell office:value-type="float" office:value="20603.900000000001" table:style-name="ce1">
            <text:p>20603.9</text:p>
          </table:table-cell>
          <table:table-cell office:value-type="float" office:value="39987.300000000003" table:style-name="ce1">
            <text:p>39987.3</text:p>
          </table:table-cell>
          <table:table-cell office:value-type="float" office:value="30757.599999999999" table:style-name="ce1">
            <text:p>30757.6</text:p>
          </table:table-cell>
          <table:table-cell office:value-type="float" office:value="16541.599999999999" table:style-name="ce1">
            <text:p>16541.6</text:p>
          </table:table-cell>
          <table:table-cell office:value-type="float" office:value="9460.41" table:style-name="ce1">
            <text:p>9460.41</text:p>
          </table:table-cell>
          <table:table-cell office:value-type="float" office:value="15855.2" table:style-name="ce1">
            <text:p>15855.2</text:p>
          </table:table-cell>
          <table:table-cell office:value-type="float" office:value="25721.200000000001" table:style-name="ce1">
            <text:p>25721.2</text:p>
          </table:table-cell>
          <table:table-cell office:value-type="float" office:value="37616.300000000003" table:style-name="ce1">
            <text:p>37616.3</text:p>
          </table:table-cell>
          <table:table-cell office:value-type="float" office:value="23808.571000000004" table:formula="of:=AVERAGE([.A16:.J16])" table:style-name="ce1">
            <text:p>23808.571</text:p>
          </table:table-cell>
          <table:table-cell table:number-columns-repeated="16373"/>
        </table:table-row>
        <table:table-row table:style-name="ro1">
          <table:table-cell office:value-type="float" office:value="27172.9" table:style-name="ce1">
            <text:p>27172.9</text:p>
          </table:table-cell>
          <table:table-cell office:value-type="float" office:value="14369.3" table:style-name="ce1">
            <text:p>14369.3</text:p>
          </table:table-cell>
          <table:table-cell office:value-type="float" office:value="13971.1" table:style-name="ce1">
            <text:p>13971.1</text:p>
          </table:table-cell>
          <table:table-cell office:value-type="float" office:value="36474.199999999997" table:style-name="ce1">
            <text:p>36474.2</text:p>
          </table:table-cell>
          <table:table-cell office:value-type="float" office:value="30204.1" table:style-name="ce1">
            <text:p>30204.1</text:p>
          </table:table-cell>
          <table:table-cell office:value-type="float" office:value="16402.3" table:style-name="ce1">
            <text:p>16402.3</text:p>
          </table:table-cell>
          <table:table-cell office:value-type="float" office:value="9395.0499999999993" table:style-name="ce1">
            <text:p>9395.05</text:p>
          </table:table-cell>
          <table:table-cell office:value-type="float" office:value="15855.2" table:style-name="ce1">
            <text:p>15855.2</text:p>
          </table:table-cell>
          <table:table-cell office:value-type="float" office:value="25721.200000000001" table:style-name="ce1">
            <text:p>25721.2</text:p>
          </table:table-cell>
          <table:table-cell office:value-type="float" office:value="37616.300000000003" table:style-name="ce1">
            <text:p>37616.3</text:p>
          </table:table-cell>
          <table:table-cell office:value-type="float" office:value="22718.165000000001" table:formula="of:=AVERAGE([.A17:.J17])" table:style-name="ce1">
            <text:p>22718.165</text:p>
          </table:table-cell>
          <table:table-cell table:number-columns-repeated="16373"/>
        </table:table-row>
        <table:table-row table:style-name="ro1">
          <table:table-cell office:value-type="float" office:value="25240.5" table:style-name="ce1">
            <text:p>25240.5</text:p>
          </table:table-cell>
          <table:table-cell office:value-type="float" office:value="14369" table:style-name="ce1">
            <text:p>14369</text:p>
          </table:table-cell>
          <table:table-cell office:value-type="float" office:value="13971.1" table:style-name="ce1">
            <text:p>13971.1</text:p>
          </table:table-cell>
          <table:table-cell office:value-type="float" office:value="35481.699999999997" table:style-name="ce1">
            <text:p>35481.7</text:p>
          </table:table-cell>
          <table:table-cell office:value-type="float" office:value="29102" table:style-name="ce1">
            <text:p>29102</text:p>
          </table:table-cell>
          <table:table-cell office:value-type="float" office:value="14829.8" table:style-name="ce1">
            <text:p>14829.8</text:p>
          </table:table-cell>
          <table:table-cell office:value-type="float" office:value="9394.83" table:style-name="ce1">
            <text:p>9394.83</text:p>
          </table:table-cell>
          <table:table-cell office:value-type="float" office:value="14867.1" table:style-name="ce1">
            <text:p>14867.1</text:p>
          </table:table-cell>
          <table:table-cell office:value-type="float" office:value="23774.7" table:style-name="ce1">
            <text:p>23774.7</text:p>
          </table:table-cell>
          <table:table-cell office:value-type="float" office:value="37096.6" table:style-name="ce1">
            <text:p>37096.6</text:p>
          </table:table-cell>
          <table:table-cell office:value-type="float" office:value="21812.733" table:formula="of:=AVERAGE([.A18:.J18])" table:style-name="ce1">
            <text:p>21812.733</text:p>
          </table:table-cell>
          <table:table-cell table:number-columns-repeated="16373"/>
        </table:table-row>
        <table:table-row table:style-name="ro1">
          <table:table-cell office:value-type="float" office:value="24538.1" table:style-name="ce1">
            <text:p>24538.1</text:p>
          </table:table-cell>
          <table:table-cell office:value-type="float" office:value="14367.9" table:style-name="ce1">
            <text:p>14367.9</text:p>
          </table:table-cell>
          <table:table-cell office:value-type="float" office:value="13969.1" table:style-name="ce1">
            <text:p>13969.1</text:p>
          </table:table-cell>
          <table:table-cell office:value-type="float" office:value="31518.5" table:style-name="ce1">
            <text:p>31518.5</text:p>
          </table:table-cell>
          <table:table-cell office:value-type="float" office:value="29102" table:style-name="ce1">
            <text:p>29102</text:p>
          </table:table-cell>
          <table:table-cell office:value-type="float" office:value="16436.900000000001" table:style-name="ce1">
            <text:p>16436.9</text:p>
          </table:table-cell>
          <table:table-cell office:value-type="float" office:value="8693.2900000000009" table:style-name="ce1">
            <text:p>8693.29</text:p>
          </table:table-cell>
          <table:table-cell office:value-type="float" office:value="14867.1" table:style-name="ce1">
            <text:p>14867.1</text:p>
          </table:table-cell>
          <table:table-cell office:value-type="float" office:value="23774.7" table:style-name="ce1">
            <text:p>23774.7</text:p>
          </table:table-cell>
          <table:table-cell office:value-type="float" office:value="37096.6" table:style-name="ce1">
            <text:p>37096.6</text:p>
          </table:table-cell>
          <table:table-cell office:value-type="float" office:value="21436.419000000002" table:formula="of:=AVERAGE([.A19:.J19])" table:style-name="ce1">
            <text:p>21436.419</text:p>
          </table:table-cell>
          <table:table-cell table:number-columns-repeated="16373"/>
        </table:table-row>
        <table:table-row table:style-name="ro1">
          <table:table-cell office:value-type="float" office:value="23827" table:style-name="ce1">
            <text:p>23827</text:p>
          </table:table-cell>
          <table:table-cell office:value-type="float" office:value="13789.7" table:style-name="ce1">
            <text:p>13789.7</text:p>
          </table:table-cell>
          <table:table-cell office:value-type="float" office:value="13968.5" table:style-name="ce1">
            <text:p>13968.5</text:p>
          </table:table-cell>
          <table:table-cell office:value-type="float" office:value="38684.400000000001" table:style-name="ce1">
            <text:p>38684.4</text:p>
          </table:table-cell>
          <table:table-cell office:value-type="float" office:value="27482.1" table:style-name="ce1">
            <text:p>27482.1</text:p>
          </table:table-cell>
          <table:table-cell office:value-type="float" office:value="14829.8" table:style-name="ce1">
            <text:p>14829.8</text:p>
          </table:table-cell>
          <table:table-cell office:value-type="float" office:value="8693.07" table:style-name="ce1">
            <text:p>8693.07</text:p>
          </table:table-cell>
          <table:table-cell office:value-type="float" office:value="14867" table:style-name="ce1">
            <text:p>14867</text:p>
          </table:table-cell>
          <table:table-cell office:value-type="float" office:value="20544.900000000001" table:style-name="ce1">
            <text:p>20544.9</text:p>
          </table:table-cell>
          <table:table-cell office:value-type="float" office:value="36910.6" table:style-name="ce1">
            <text:p>36910.6</text:p>
          </table:table-cell>
          <table:table-cell office:value-type="float" office:value="21359.707000000002" table:formula="of:=AVERAGE([.A20:.J20])" table:style-name="ce1">
            <text:p>21359.707</text:p>
          </table:table-cell>
          <table:table-cell table:number-columns-repeated="16373"/>
        </table:table-row>
        <table:table-row table:style-name="ro1">
          <table:table-cell office:value-type="float" office:value="23052.799999999999" table:style-name="ce1">
            <text:p>23052.8</text:p>
          </table:table-cell>
          <table:table-cell office:value-type="float" office:value="13789.7" table:style-name="ce1">
            <text:p>13789.7</text:p>
          </table:table-cell>
          <table:table-cell office:value-type="float" office:value="11860.8" table:style-name="ce1">
            <text:p>11860.8</text:p>
          </table:table-cell>
          <table:table-cell office:value-type="float" office:value="30461.8" table:style-name="ce1">
            <text:p>30461.8</text:p>
          </table:table-cell>
          <table:table-cell office:value-type="float" office:value="23644.400000000001" table:style-name="ce1">
            <text:p>23644.4</text:p>
          </table:table-cell>
          <table:table-cell office:value-type="float" office:value="14718" table:style-name="ce1">
            <text:p>14718</text:p>
          </table:table-cell>
          <table:table-cell office:value-type="float" office:value="8693.07" table:style-name="ce1">
            <text:p>8693.07</text:p>
          </table:table-cell>
          <table:table-cell office:value-type="float" office:value="14675" table:style-name="ce1">
            <text:p>14675</text:p>
          </table:table-cell>
          <table:table-cell office:value-type="float" office:value="20415.599999999999" table:style-name="ce1">
            <text:p>20415.6</text:p>
          </table:table-cell>
          <table:table-cell office:value-type="float" office:value="36910.6" table:style-name="ce1">
            <text:p>36910.6</text:p>
          </table:table-cell>
          <table:table-cell office:value-type="float" office:value="19822.177000000003" table:formula="of:=AVERAGE([.A21:.J21])" table:style-name="ce1">
            <text:p>19822.177</text:p>
          </table:table-cell>
          <table:table-cell table:number-columns-repeated="16373"/>
        </table:table-row>
        <table:table-row table:style-name="ro1">
          <table:table-cell office:value-type="float" office:value="18147.2" table:style-name="ce1">
            <text:p>18147.2</text:p>
          </table:table-cell>
          <table:table-cell office:value-type="float" office:value="13086.7" table:style-name="ce1">
            <text:p>13086.7</text:p>
          </table:table-cell>
          <table:table-cell office:value-type="float" office:value="11860.8" table:style-name="ce1">
            <text:p>11860.8</text:p>
          </table:table-cell>
          <table:table-cell office:value-type="float" office:value="26313.599999999999" table:style-name="ce1">
            <text:p>26313.6</text:p>
          </table:table-cell>
          <table:table-cell office:value-type="float" office:value="23644.400000000001" table:style-name="ce1">
            <text:p>23644.4</text:p>
          </table:table-cell>
          <table:table-cell office:value-type="float" office:value="14829.7" table:style-name="ce1">
            <text:p>14829.7</text:p>
          </table:table-cell>
          <table:table-cell office:value-type="float" office:value="8693.07" table:style-name="ce1">
            <text:p>8693.07</text:p>
          </table:table-cell>
          <table:table-cell office:value-type="float" office:value="14675" table:style-name="ce1">
            <text:p>14675</text:p>
          </table:table-cell>
          <table:table-cell office:value-type="float" office:value="19472.900000000001" table:style-name="ce1">
            <text:p>19472.9</text:p>
          </table:table-cell>
          <table:table-cell office:value-type="float" office:value="36176.300000000003" table:style-name="ce1">
            <text:p>36176.3</text:p>
          </table:table-cell>
          <table:table-cell office:value-type="float" office:value="18689.966999999997" table:formula="of:=AVERAGE([.A22:.J22])" table:style-name="ce1">
            <text:p>18689.967</text:p>
          </table:table-cell>
          <table:table-cell table:number-columns-repeated="16373"/>
        </table:table-row>
        <table:table-row table:style-name="ro1">
          <table:table-cell office:value-type="float" office:value="17840.599999999999" table:style-name="ce1">
            <text:p>17840.6</text:p>
          </table:table-cell>
          <table:table-cell office:value-type="float" office:value="14213.4" table:style-name="ce1">
            <text:p>14213.4</text:p>
          </table:table-cell>
          <table:table-cell office:value-type="float" office:value="11860.6" table:style-name="ce1">
            <text:p>11860.6</text:p>
          </table:table-cell>
          <table:table-cell office:value-type="float" office:value="26313.599999999999" table:style-name="ce1">
            <text:p>26313.6</text:p>
          </table:table-cell>
          <table:table-cell office:value-type="float" office:value="21178.3" table:style-name="ce1">
            <text:p>21178.3</text:p>
          </table:table-cell>
          <table:table-cell office:value-type="float" office:value="14574.6" table:style-name="ce1">
            <text:p>14574.6</text:p>
          </table:table-cell>
          <table:table-cell office:value-type="float" office:value="8722.16" table:style-name="ce1">
            <text:p>8722.16</text:p>
          </table:table-cell>
          <table:table-cell office:value-type="float" office:value="14487.6" table:style-name="ce1">
            <text:p>14487.6</text:p>
          </table:table-cell>
          <table:table-cell office:value-type="float" office:value="19472.900000000001" table:style-name="ce1">
            <text:p>19472.9</text:p>
          </table:table-cell>
          <table:table-cell office:value-type="float" office:value="34472.800000000003" table:style-name="ce1">
            <text:p>34472.8</text:p>
          </table:table-cell>
          <table:table-cell office:value-type="float" office:value="18313.655999999999" table:formula="of:=AVERAGE([.A23:.J23])" table:style-name="ce1">
            <text:p>18313.656</text:p>
          </table:table-cell>
          <table:table-cell table:number-columns-repeated="16373"/>
        </table:table-row>
        <table:table-row table:style-name="ro1">
          <table:table-cell office:value-type="float" office:value="17840.599999999999" table:style-name="ce1">
            <text:p>17840.6</text:p>
          </table:table-cell>
          <table:table-cell office:value-type="float" office:value="14142.4" table:style-name="ce1">
            <text:p>14142.4</text:p>
          </table:table-cell>
          <table:table-cell office:value-type="float" office:value="10883.5" table:style-name="ce1">
            <text:p>10883.5</text:p>
          </table:table-cell>
          <table:table-cell office:value-type="float" office:value="25690.5" table:style-name="ce1">
            <text:p>25690.5</text:p>
          </table:table-cell>
          <table:table-cell office:value-type="float" office:value="21178.6" table:style-name="ce1">
            <text:p>21178.6</text:p>
          </table:table-cell>
          <table:table-cell office:value-type="float" office:value="14190" table:style-name="ce1">
            <text:p>14190</text:p>
          </table:table-cell>
          <table:table-cell office:value-type="float" office:value="8728.52" table:style-name="ce1">
            <text:p>8728.52</text:p>
          </table:table-cell>
          <table:table-cell office:value-type="float" office:value="14487.6" table:style-name="ce1">
            <text:p>14487.6</text:p>
          </table:table-cell>
          <table:table-cell office:value-type="float" office:value="18740.3" table:style-name="ce1">
            <text:p>18740.3</text:p>
          </table:table-cell>
          <table:table-cell office:value-type="float" office:value="34472.800000000003" table:style-name="ce1">
            <text:p>34472.8</text:p>
          </table:table-cell>
          <table:table-cell office:value-type="float" office:value="18035.482" table:formula="of:=AVERAGE([.A24:.J24])" table:style-name="ce1">
            <text:p>18035.482</text:p>
          </table:table-cell>
          <table:table-cell table:number-columns-repeated="16373"/>
        </table:table-row>
        <table:table-row table:style-name="ro1">
          <table:table-cell office:value-type="float" office:value="17572.599999999999" table:style-name="ce1">
            <text:p>17572.6</text:p>
          </table:table-cell>
          <table:table-cell office:value-type="float" office:value="13720.2" table:style-name="ce1">
            <text:p>13720.2</text:p>
          </table:table-cell>
          <table:table-cell office:value-type="float" office:value="10883.5" table:style-name="ce1">
            <text:p>10883.5</text:p>
          </table:table-cell>
          <table:table-cell office:value-type="float" office:value="18987.5" table:style-name="ce1">
            <text:p>18987.5</text:p>
          </table:table-cell>
          <table:table-cell office:value-type="float" office:value="21178.3" table:style-name="ce1">
            <text:p>21178.3</text:p>
          </table:table-cell>
          <table:table-cell office:value-type="float" office:value="13935.3" table:style-name="ce1">
            <text:p>13935.3</text:p>
          </table:table-cell>
          <table:table-cell office:value-type="float" office:value="8706.44" table:style-name="ce1">
            <text:p>8706.44</text:p>
          </table:table-cell>
          <table:table-cell office:value-type="float" office:value="14487.6" table:style-name="ce1">
            <text:p>14487.6</text:p>
          </table:table-cell>
          <table:table-cell office:value-type="float" office:value="18409.3" table:style-name="ce1">
            <text:p>18409.3</text:p>
          </table:table-cell>
          <table:table-cell office:value-type="float" office:value="34472.800000000003" table:style-name="ce1">
            <text:p>34472.8</text:p>
          </table:table-cell>
          <table:table-cell office:value-type="float" office:value="17235.354000000003" table:formula="of:=AVERAGE([.A25:.J25])" table:style-name="ce1">
            <text:p>17235.354</text:p>
          </table:table-cell>
          <table:table-cell table:number-columns-repeated="16373"/>
        </table:table-row>
        <table:table-row table:style-name="ro1">
          <table:table-cell office:value-type="float" office:value="17835.5" table:style-name="ce1">
            <text:p>17835.5</text:p>
          </table:table-cell>
          <table:table-cell office:value-type="float" office:value="13720.2" table:style-name="ce1">
            <text:p>13720.2</text:p>
          </table:table-cell>
          <table:table-cell office:value-type="float" office:value="10755.7" table:style-name="ce1">
            <text:p>10755.7</text:p>
          </table:table-cell>
          <table:table-cell office:value-type="float" office:value="18981.5" table:style-name="ce1">
            <text:p>18981.5</text:p>
          </table:table-cell>
          <table:table-cell office:value-type="float" office:value="18981.2" table:style-name="ce1">
            <text:p>18981.2</text:p>
          </table:table-cell>
          <table:table-cell office:value-type="float" office:value="13935.3" table:style-name="ce1">
            <text:p>13935.3</text:p>
          </table:table-cell>
          <table:table-cell office:value-type="float" office:value="8397.93" table:style-name="ce1">
            <text:p>8397.93</text:p>
          </table:table-cell>
          <table:table-cell office:value-type="float" office:value="14290.7" table:style-name="ce1">
            <text:p>14290.7</text:p>
          </table:table-cell>
          <table:table-cell office:value-type="float" office:value="17156.099999999999" table:style-name="ce1">
            <text:p>17156.1</text:p>
          </table:table-cell>
          <table:table-cell office:value-type="float" office:value="34467.199999999997" table:style-name="ce1">
            <text:p>34467.2</text:p>
          </table:table-cell>
          <table:table-cell office:value-type="float" office:value="16852.133000000002" table:formula="of:=AVERAGE([.A26:.J26])" table:style-name="ce1">
            <text:p>16852.133</text:p>
          </table:table-cell>
          <table:table-cell table:number-columns-repeated="16373"/>
        </table:table-row>
        <table:table-row table:style-name="ro1">
          <table:table-cell office:value-type="float" office:value="16903" table:style-name="ce1">
            <text:p>16903</text:p>
          </table:table-cell>
          <table:table-cell office:value-type="float" office:value="13720.2" table:style-name="ce1">
            <text:p>13720.2</text:p>
          </table:table-cell>
          <table:table-cell office:value-type="float" office:value="10755.7" table:style-name="ce1">
            <text:p>10755.7</text:p>
          </table:table-cell>
          <table:table-cell office:value-type="float" office:value="18981.3" table:style-name="ce1">
            <text:p>18981.3</text:p>
          </table:table-cell>
          <table:table-cell office:value-type="float" office:value="18981.8" table:style-name="ce1">
            <text:p>18981.8</text:p>
          </table:table-cell>
          <table:table-cell office:value-type="float" office:value="13740.4" table:style-name="ce1">
            <text:p>13740.4</text:p>
          </table:table-cell>
          <table:table-cell office:value-type="float" office:value="8386.91" table:style-name="ce1">
            <text:p>8386.91</text:p>
          </table:table-cell>
          <table:table-cell office:value-type="float" office:value="14290.7" table:style-name="ce1">
            <text:p>14290.7</text:p>
          </table:table-cell>
          <table:table-cell office:value-type="float" office:value="17156.099999999999" table:style-name="ce1">
            <text:p>17156.1</text:p>
          </table:table-cell>
          <table:table-cell office:value-type="float" office:value="34466.699999999997" table:style-name="ce1">
            <text:p>34466.7</text:p>
          </table:table-cell>
          <table:table-cell office:value-type="float" office:value="16738.280999999999" table:formula="of:=AVERAGE([.A27:.J27])" table:style-name="ce1">
            <text:p>16738.281</text:p>
          </table:table-cell>
          <table:table-cell table:number-columns-repeated="16373"/>
        </table:table-row>
        <table:table-row table:style-name="ro1">
          <table:table-cell office:value-type="float" office:value="16517.599999999999" table:style-name="ce1">
            <text:p>16517.6</text:p>
          </table:table-cell>
          <table:table-cell office:value-type="float" office:value="13714.7" table:style-name="ce1">
            <text:p>13714.7</text:p>
          </table:table-cell>
          <table:table-cell office:value-type="float" office:value="10755.7" table:style-name="ce1">
            <text:p>10755.7</text:p>
          </table:table-cell>
          <table:table-cell office:value-type="float" office:value="18955.900000000001" table:style-name="ce1">
            <text:p>18955.9</text:p>
          </table:table-cell>
          <table:table-cell office:value-type="float" office:value="18981.8" table:style-name="ce1">
            <text:p>18981.8</text:p>
          </table:table-cell>
          <table:table-cell office:value-type="float" office:value="13935.3" table:style-name="ce1">
            <text:p>13935.3</text:p>
          </table:table-cell>
          <table:table-cell office:value-type="float" office:value="8403.41" table:style-name="ce1">
            <text:p>8403.41</text:p>
          </table:table-cell>
          <table:table-cell office:value-type="float" office:value="14290.4" table:style-name="ce1">
            <text:p>14290.4</text:p>
          </table:table-cell>
          <table:table-cell office:value-type="float" office:value="17156.099999999999" table:style-name="ce1">
            <text:p>17156.1</text:p>
          </table:table-cell>
          <table:table-cell office:value-type="float" office:value="34434.1" table:style-name="ce1">
            <text:p>34434.1</text:p>
          </table:table-cell>
          <table:table-cell office:value-type="float" office:value="16714.501" table:formula="of:=AVERAGE([.A28:.J28])" table:style-name="ce1">
            <text:p>16714.501</text:p>
          </table:table-cell>
          <table:table-cell table:number-columns-repeated="16373"/>
        </table:table-row>
        <table:table-row table:style-name="ro1">
          <table:table-cell office:value-type="float" office:value="15342.2" table:style-name="ce1">
            <text:p>15342.2</text:p>
          </table:table-cell>
          <table:table-cell office:value-type="float" office:value="13714.7" table:style-name="ce1">
            <text:p>13714.7</text:p>
          </table:table-cell>
          <table:table-cell office:value-type="float" office:value="10727.4" table:style-name="ce1">
            <text:p>10727.4</text:p>
          </table:table-cell>
          <table:table-cell office:value-type="float" office:value="17610.5" table:style-name="ce1">
            <text:p>17610.5</text:p>
          </table:table-cell>
          <table:table-cell office:value-type="float" office:value="18871.7" table:style-name="ce1">
            <text:p>18871.7</text:p>
          </table:table-cell>
          <table:table-cell office:value-type="float" office:value="13551.8" table:style-name="ce1">
            <text:p>13551.8</text:p>
          </table:table-cell>
          <table:table-cell office:value-type="float" office:value="8344.2199999999993" table:style-name="ce1">
            <text:p>8344.22</text:p>
          </table:table-cell>
          <table:table-cell office:value-type="float" office:value="14290.2" table:style-name="ce1">
            <text:p>14290.2</text:p>
          </table:table-cell>
          <table:table-cell office:value-type="float" office:value="17089.8" table:style-name="ce1">
            <text:p>17089.8</text:p>
          </table:table-cell>
          <table:table-cell office:value-type="float" office:value="34386.6" table:style-name="ce1">
            <text:p>34386.6</text:p>
          </table:table-cell>
          <table:table-cell office:value-type="float" office:value="16392.912" table:formula="of:=AVERAGE([.A29:.J29])" table:style-name="ce1">
            <text:p>16392.912</text:p>
          </table:table-cell>
          <table:table-cell table:number-columns-repeated="16373"/>
        </table:table-row>
        <table:table-row table:style-name="ro1">
          <table:table-cell office:value-type="float" office:value="15344.4" table:style-name="ce1">
            <text:p>15344.4</text:p>
          </table:table-cell>
          <table:table-cell office:value-type="float" office:value="13395.5" table:style-name="ce1">
            <text:p>13395.5</text:p>
          </table:table-cell>
          <table:table-cell office:value-type="float" office:value="10590.6" table:style-name="ce1">
            <text:p>10590.6</text:p>
          </table:table-cell>
          <table:table-cell office:value-type="float" office:value="17610.5" table:style-name="ce1">
            <text:p>17610.5</text:p>
          </table:table-cell>
          <table:table-cell office:value-type="float" office:value="18706.5" table:style-name="ce1">
            <text:p>18706.5</text:p>
          </table:table-cell>
          <table:table-cell office:value-type="float" office:value="13551.8" table:style-name="ce1">
            <text:p>13551.8</text:p>
          </table:table-cell>
          <table:table-cell office:value-type="float" office:value="8344.2199999999993" table:style-name="ce1">
            <text:p>8344.22</text:p>
          </table:table-cell>
          <table:table-cell office:value-type="float" office:value="13760.6" table:style-name="ce1">
            <text:p>13760.6</text:p>
          </table:table-cell>
          <table:table-cell office:value-type="float" office:value="17070.7" table:style-name="ce1">
            <text:p>17070.7</text:p>
          </table:table-cell>
          <table:table-cell office:value-type="float" office:value="34197.300000000003" table:style-name="ce1">
            <text:p>34197.3</text:p>
          </table:table-cell>
          <table:table-cell office:value-type="float" office:value="16257.212" table:formula="of:=AVERAGE([.A30:.J30])" table:style-name="ce1">
            <text:p>16257.212</text:p>
          </table:table-cell>
          <table:table-cell table:number-columns-repeated="16373"/>
        </table:table-row>
        <table:table-row table:style-name="ro1">
          <table:table-cell office:value-type="float" office:value="15344.4" table:style-name="ce1">
            <text:p>15344.4</text:p>
          </table:table-cell>
          <table:table-cell office:value-type="float" office:value="13377.1" table:style-name="ce1">
            <text:p>13377.1</text:p>
          </table:table-cell>
          <table:table-cell office:value-type="float" office:value="10313.799999999999" table:style-name="ce1">
            <text:p>10313.8</text:p>
          </table:table-cell>
          <table:table-cell office:value-type="float" office:value="15211.9" table:style-name="ce1">
            <text:p>15211.9</text:p>
          </table:table-cell>
          <table:table-cell office:value-type="float" office:value="18951.2" table:style-name="ce1">
            <text:p>18951.2</text:p>
          </table:table-cell>
          <table:table-cell office:value-type="float" office:value="13413.4" table:style-name="ce1">
            <text:p>13413.4</text:p>
          </table:table-cell>
          <table:table-cell office:value-type="float" office:value="8344.2199999999993" table:style-name="ce1">
            <text:p>8344.22</text:p>
          </table:table-cell>
          <table:table-cell office:value-type="float" office:value="13760.6" table:style-name="ce1">
            <text:p>13760.6</text:p>
          </table:table-cell>
          <table:table-cell office:value-type="float" office:value="17070.7" table:style-name="ce1">
            <text:p>17070.7</text:p>
          </table:table-cell>
          <table:table-cell office:value-type="float" office:value="34136.5" table:style-name="ce1">
            <text:p>34136.5</text:p>
          </table:table-cell>
          <table:table-cell office:value-type="float" office:value="15992.382000000001" table:formula="of:=AVERAGE([.A31:.J31])" table:style-name="ce1">
            <text:p>15992.382</text:p>
          </table:table-cell>
          <table:table-cell table:number-columns-repeated="16373"/>
        </table:table-row>
        <table:table-row table:style-name="ro1">
          <table:table-cell office:value-type="float" office:value="15175" table:style-name="ce1">
            <text:p>15175</text:p>
          </table:table-cell>
          <table:table-cell office:value-type="float" office:value="13427.1" table:style-name="ce1">
            <text:p>13427.1</text:p>
          </table:table-cell>
          <table:table-cell office:value-type="float" office:value="10313.799999999999" table:style-name="ce1">
            <text:p>10313.8</text:p>
          </table:table-cell>
          <table:table-cell office:value-type="float" office:value="15211.9" table:style-name="ce1">
            <text:p>15211.9</text:p>
          </table:table-cell>
          <table:table-cell office:value-type="float" office:value="18696.2" table:style-name="ce1">
            <text:p>18696.2</text:p>
          </table:table-cell>
          <table:table-cell office:value-type="float" office:value="13413.1" table:style-name="ce1">
            <text:p>13413.1</text:p>
          </table:table-cell>
          <table:table-cell office:value-type="float" office:value="8344.1" table:style-name="ce1">
            <text:p>8344.1</text:p>
          </table:table-cell>
          <table:table-cell office:value-type="float" office:value="13112.4" table:style-name="ce1">
            <text:p>13112.4</text:p>
          </table:table-cell>
          <table:table-cell office:value-type="float" office:value="16484" table:style-name="ce1">
            <text:p>16484</text:p>
          </table:table-cell>
          <table:table-cell office:value-type="float" office:value="33649.699999999997" table:style-name="ce1">
            <text:p>33649.7</text:p>
          </table:table-cell>
          <table:table-cell office:value-type="float" office:value="15782.73" table:formula="of:=AVERAGE([.A32:.J32])" table:style-name="ce1">
            <text:p>15782.73</text:p>
          </table:table-cell>
          <table:table-cell table:number-columns-repeated="16373"/>
        </table:table-row>
        <table:table-row table:style-name="ro1">
          <table:table-cell office:value-type="float" office:value="15175" table:style-name="ce1">
            <text:p>15175</text:p>
          </table:table-cell>
          <table:table-cell office:value-type="float" office:value="12576" table:style-name="ce1">
            <text:p>12576</text:p>
          </table:table-cell>
          <table:table-cell office:value-type="float" office:value="10313.799999999999" table:style-name="ce1">
            <text:p>10313.8</text:p>
          </table:table-cell>
          <table:table-cell office:value-type="float" office:value="15211.9" table:style-name="ce1">
            <text:p>15211.9</text:p>
          </table:table-cell>
          <table:table-cell office:value-type="float" office:value="18234.3" table:style-name="ce1">
            <text:p>18234.3</text:p>
          </table:table-cell>
          <table:table-cell office:value-type="float" office:value="13413.4" table:style-name="ce1">
            <text:p>13413.4</text:p>
          </table:table-cell>
          <table:table-cell office:value-type="float" office:value="8295.6299999999992" table:style-name="ce1">
            <text:p>8295.63</text:p>
          </table:table-cell>
          <table:table-cell office:value-type="float" office:value="13112.4" table:style-name="ce1">
            <text:p>13112.4</text:p>
          </table:table-cell>
          <table:table-cell office:value-type="float" office:value="16615.7" table:style-name="ce1">
            <text:p>16615.7</text:p>
          </table:table-cell>
          <table:table-cell office:value-type="float" office:value="33462.1" table:style-name="ce1">
            <text:p>33462.1</text:p>
          </table:table-cell>
          <table:table-cell office:value-type="float" office:value="15641.022999999997" table:formula="of:=AVERAGE([.A33:.J33])" table:style-name="ce1">
            <text:p>15641.023</text:p>
          </table:table-cell>
          <table:table-cell table:number-columns-repeated="16373"/>
        </table:table-row>
        <table:table-row table:style-name="ro1">
          <table:table-cell office:value-type="float" office:value="15175" table:style-name="ce1">
            <text:p>15175</text:p>
          </table:table-cell>
          <table:table-cell office:value-type="float" office:value="12576" table:style-name="ce1">
            <text:p>12576</text:p>
          </table:table-cell>
          <table:table-cell office:value-type="float" office:value="10261.4" table:style-name="ce1">
            <text:p>10261.4</text:p>
          </table:table-cell>
          <table:table-cell office:value-type="float" office:value="15211.4" table:style-name="ce1">
            <text:p>15211.4</text:p>
          </table:table-cell>
          <table:table-cell office:value-type="float" office:value="18234.3" table:style-name="ce1">
            <text:p>18234.3</text:p>
          </table:table-cell>
          <table:table-cell office:value-type="float" office:value="13411.6" table:style-name="ce1">
            <text:p>13411.6</text:p>
          </table:table-cell>
          <table:table-cell office:value-type="float" office:value="8206.9599999999991" table:style-name="ce1">
            <text:p>8206.96</text:p>
          </table:table-cell>
          <table:table-cell office:value-type="float" office:value="13105.1" table:style-name="ce1">
            <text:p>13105.1</text:p>
          </table:table-cell>
          <table:table-cell office:value-type="float" office:value="16527.3" table:style-name="ce1">
            <text:p>16527.3</text:p>
          </table:table-cell>
          <table:table-cell office:value-type="float" office:value="28857.4" table:style-name="ce1">
            <text:p>28857.4</text:p>
          </table:table-cell>
          <table:table-cell office:value-type="float" office:value="15156.646000000002" table:formula="of:=AVERAGE([.A34:.J34])" table:style-name="ce1">
            <text:p>15156.646</text:p>
          </table:table-cell>
          <table:table-cell table:number-columns-repeated="16373"/>
        </table:table-row>
        <table:table-row table:style-name="ro1">
          <table:table-cell office:value-type="float" office:value="14892.5" table:style-name="ce1">
            <text:p>14892.5</text:p>
          </table:table-cell>
          <table:table-cell office:value-type="float" office:value="12576" table:style-name="ce1">
            <text:p>12576</text:p>
          </table:table-cell>
          <table:table-cell office:value-type="float" office:value="10261.4" table:style-name="ce1">
            <text:p>10261.4</text:p>
          </table:table-cell>
          <table:table-cell office:value-type="float" office:value="15211.4" table:style-name="ce1">
            <text:p>15211.4</text:p>
          </table:table-cell>
          <table:table-cell office:value-type="float" office:value="18234.3" table:style-name="ce1">
            <text:p>18234.3</text:p>
          </table:table-cell>
          <table:table-cell office:value-type="float" office:value="13411.7" table:style-name="ce1">
            <text:p>13411.7</text:p>
          </table:table-cell>
          <table:table-cell office:value-type="float" office:value="8206.9599999999991" table:style-name="ce1">
            <text:p>8206.96</text:p>
          </table:table-cell>
          <table:table-cell office:value-type="float" office:value="13064.6" table:style-name="ce1">
            <text:p>13064.6</text:p>
          </table:table-cell>
          <table:table-cell office:value-type="float" office:value="16520.7" table:style-name="ce1">
            <text:p>16520.7</text:p>
          </table:table-cell>
          <table:table-cell office:value-type="float" office:value="28857.4" table:style-name="ce1">
            <text:p>28857.4</text:p>
          </table:table-cell>
          <table:table-cell office:value-type="float" office:value="15123.696000000002" table:formula="of:=AVERAGE([.A35:.J35])" table:style-name="ce1">
            <text:p>15123.696</text:p>
          </table:table-cell>
          <table:table-cell table:number-columns-repeated="16373"/>
        </table:table-row>
        <table:table-row table:style-name="ro1">
          <table:table-cell office:value-type="float" office:value="14892.5" table:style-name="ce1">
            <text:p>14892.5</text:p>
          </table:table-cell>
          <table:table-cell office:value-type="float" office:value="12575.3" table:style-name="ce1">
            <text:p>12575.3</text:p>
          </table:table-cell>
          <table:table-cell office:value-type="float" office:value="10117.5" table:style-name="ce1">
            <text:p>10117.5</text:p>
          </table:table-cell>
          <table:table-cell office:value-type="float" office:value="15211.8" table:style-name="ce1">
            <text:p>15211.8</text:p>
          </table:table-cell>
          <table:table-cell office:value-type="float" office:value="18221.7" table:style-name="ce1">
            <text:p>18221.7</text:p>
          </table:table-cell>
          <table:table-cell office:value-type="float" office:value="13156.1" table:style-name="ce1">
            <text:p>13156.1</text:p>
          </table:table-cell>
          <table:table-cell office:value-type="float" office:value="8206.9599999999991" table:style-name="ce1">
            <text:p>8206.96</text:p>
          </table:table-cell>
          <table:table-cell office:value-type="float" office:value="13064.6" table:style-name="ce1">
            <text:p>13064.6</text:p>
          </table:table-cell>
          <table:table-cell office:value-type="float" office:value="16322.6" table:style-name="ce1">
            <text:p>16322.6</text:p>
          </table:table-cell>
          <table:table-cell office:value-type="float" office:value="28857.4" table:style-name="ce1">
            <text:p>28857.4</text:p>
          </table:table-cell>
          <table:table-cell office:value-type="float" office:value="15062.646000000002" table:formula="of:=AVERAGE([.A36:.J36])" table:style-name="ce1">
            <text:p>15062.646</text:p>
          </table:table-cell>
          <table:table-cell table:number-columns-repeated="16373"/>
        </table:table-row>
        <table:table-row table:style-name="ro1">
          <table:table-cell office:value-type="float" office:value="14897.4" table:style-name="ce1">
            <text:p>14897.4</text:p>
          </table:table-cell>
          <table:table-cell office:value-type="float" office:value="11991.9" table:style-name="ce1">
            <text:p>11991.9</text:p>
          </table:table-cell>
          <table:table-cell office:value-type="float" office:value="10117.5" table:style-name="ce1">
            <text:p>10117.5</text:p>
          </table:table-cell>
          <table:table-cell office:value-type="float" office:value="14985.1" table:style-name="ce1">
            <text:p>14985.1</text:p>
          </table:table-cell>
          <table:table-cell office:value-type="float" office:value="18221.7" table:style-name="ce1">
            <text:p>18221.7</text:p>
          </table:table-cell>
          <table:table-cell office:value-type="float" office:value="13156.1" table:style-name="ce1">
            <text:p>13156.1</text:p>
          </table:table-cell>
          <table:table-cell office:value-type="float" office:value="8149.08" table:style-name="ce1">
            <text:p>8149.08</text:p>
          </table:table-cell>
          <table:table-cell office:value-type="float" office:value="13064.6" table:style-name="ce1">
            <text:p>13064.6</text:p>
          </table:table-cell>
          <table:table-cell office:value-type="float" office:value="16321.4" table:style-name="ce1">
            <text:p>16321.4</text:p>
          </table:table-cell>
          <table:table-cell office:value-type="float" office:value="27383.4" table:style-name="ce1">
            <text:p>27383.4</text:p>
          </table:table-cell>
          <table:table-cell office:value-type="float" office:value="14828.818000000003" table:formula="of:=AVERAGE([.A37:.J37])" table:style-name="ce1">
            <text:p>14828.818</text:p>
          </table:table-cell>
          <table:table-cell table:number-columns-repeated="16373"/>
        </table:table-row>
        <table:table-row table:style-name="ro1">
          <table:table-cell office:value-type="float" office:value="14346.9" table:style-name="ce1">
            <text:p>14346.9</text:p>
          </table:table-cell>
          <table:table-cell office:value-type="float" office:value="11654.2" table:style-name="ce1">
            <text:p>11654.2</text:p>
          </table:table-cell>
          <table:table-cell office:value-type="float" office:value="9168.31" table:style-name="ce1">
            <text:p>9168.31</text:p>
          </table:table-cell>
          <table:table-cell office:value-type="float" office:value="14985.1" table:style-name="ce1">
            <text:p>14985.1</text:p>
          </table:table-cell>
          <table:table-cell office:value-type="float" office:value="17989.8" table:style-name="ce1">
            <text:p>17989.8</text:p>
          </table:table-cell>
          <table:table-cell office:value-type="float" office:value="13156.1" table:style-name="ce1">
            <text:p>13156.1</text:p>
          </table:table-cell>
          <table:table-cell office:value-type="float" office:value="8149.08" table:style-name="ce1">
            <text:p>8149.08</text:p>
          </table:table-cell>
          <table:table-cell office:value-type="float" office:value="13064.2" table:style-name="ce1">
            <text:p>13064.2</text:p>
          </table:table-cell>
          <table:table-cell office:value-type="float" office:value="16209.2" table:style-name="ce1">
            <text:p>16209.2</text:p>
          </table:table-cell>
          <table:table-cell office:value-type="float" office:value="27383.4" table:style-name="ce1">
            <text:p>27383.4</text:p>
          </table:table-cell>
          <table:table-cell office:value-type="float" office:value="14610.629000000001" table:formula="of:=AVERAGE([.A38:.J38])" table:style-name="ce1">
            <text:p>14610.629</text:p>
          </table:table-cell>
          <table:table-cell table:number-columns-repeated="16373"/>
        </table:table-row>
        <table:table-row table:style-name="ro1">
          <table:table-cell office:value-type="float" office:value="14346.9" table:style-name="ce1">
            <text:p>14346.9</text:p>
          </table:table-cell>
          <table:table-cell office:value-type="float" office:value="11654.2" table:style-name="ce1">
            <text:p>11654.2</text:p>
          </table:table-cell>
          <table:table-cell office:value-type="float" office:value="9168.31" table:style-name="ce1">
            <text:p>9168.31</text:p>
          </table:table-cell>
          <table:table-cell office:value-type="float" office:value="14985.1" table:style-name="ce1">
            <text:p>14985.1</text:p>
          </table:table-cell>
          <table:table-cell office:value-type="float" office:value="17989.8" table:style-name="ce1">
            <text:p>17989.8</text:p>
          </table:table-cell>
          <table:table-cell office:value-type="float" office:value="12755.7" table:style-name="ce1">
            <text:p>12755.7</text:p>
          </table:table-cell>
          <table:table-cell office:value-type="float" office:value="8148.99" table:style-name="ce1">
            <text:p>8148.99</text:p>
          </table:table-cell>
          <table:table-cell office:value-type="float" office:value="12403" table:style-name="ce1">
            <text:p>12403</text:p>
          </table:table-cell>
          <table:table-cell office:value-type="float" office:value="16076.9" table:style-name="ce1">
            <text:p>16076.9</text:p>
          </table:table-cell>
          <table:table-cell office:value-type="float" office:value="27383.4" table:style-name="ce1">
            <text:p>27383.4</text:p>
          </table:table-cell>
          <table:table-cell office:value-type="float" office:value="14491.23" table:formula="of:=AVERAGE([.A39:.J39])" table:style-name="ce1">
            <text:p>14491.23</text:p>
          </table:table-cell>
          <table:table-cell table:number-columns-repeated="16373"/>
        </table:table-row>
        <table:table-row table:style-name="ro1">
          <table:table-cell office:value-type="float" office:value="14346.4" table:style-name="ce1">
            <text:p>14346.4</text:p>
          </table:table-cell>
          <table:table-cell office:value-type="float" office:value="11652.4" table:style-name="ce1">
            <text:p>11652.4</text:p>
          </table:table-cell>
          <table:table-cell office:value-type="float" office:value="8789.39" table:style-name="ce1">
            <text:p>8789.39</text:p>
          </table:table-cell>
          <table:table-cell office:value-type="float" office:value="14945.7" table:style-name="ce1">
            <text:p>14945.7</text:p>
          </table:table-cell>
          <table:table-cell office:value-type="float" office:value="17803" table:style-name="ce1">
            <text:p>17803</text:p>
          </table:table-cell>
          <table:table-cell office:value-type="float" office:value="12755.7" table:style-name="ce1">
            <text:p>12755.7</text:p>
          </table:table-cell>
          <table:table-cell office:value-type="float" office:value="8148.99" table:style-name="ce1">
            <text:p>8148.99</text:p>
          </table:table-cell>
          <table:table-cell office:value-type="float" office:value="12390" table:style-name="ce1">
            <text:p>12390</text:p>
          </table:table-cell>
          <table:table-cell office:value-type="float" office:value="15992.4" table:style-name="ce1">
            <text:p>15992.4</text:p>
          </table:table-cell>
          <table:table-cell office:value-type="float" office:value="26229.4" table:style-name="ce1">
            <text:p>26229.4</text:p>
          </table:table-cell>
          <table:table-cell office:value-type="float" office:value="14305.338" table:formula="of:=AVERAGE([.A40:.J40])" table:style-name="ce1">
            <text:p>14305.338</text:p>
          </table:table-cell>
          <table:table-cell table:number-columns-repeated="16373"/>
        </table:table-row>
        <table:table-row table:style-name="ro1">
          <table:table-cell office:value-type="float" office:value="14130.9" table:style-name="ce1">
            <text:p>14130.9</text:p>
          </table:table-cell>
          <table:table-cell office:value-type="float" office:value="11326.5" table:style-name="ce1">
            <text:p>11326.5</text:p>
          </table:table-cell>
          <table:table-cell office:value-type="float" office:value="8789.39" table:style-name="ce1">
            <text:p>8789.39</text:p>
          </table:table-cell>
          <table:table-cell office:value-type="float" office:value="14984.4" table:style-name="ce1">
            <text:p>14984.4</text:p>
          </table:table-cell>
          <table:table-cell office:value-type="float" office:value="17803" table:style-name="ce1">
            <text:p>17803</text:p>
          </table:table-cell>
          <table:table-cell office:value-type="float" office:value="12755.7" table:style-name="ce1">
            <text:p>12755.7</text:p>
          </table:table-cell>
          <table:table-cell office:value-type="float" office:value="8148.99" table:style-name="ce1">
            <text:p>8148.99</text:p>
          </table:table-cell>
          <table:table-cell office:value-type="float" office:value="11859.2" table:style-name="ce1">
            <text:p>11859.2</text:p>
          </table:table-cell>
          <table:table-cell office:value-type="float" office:value="15992.4" table:style-name="ce1">
            <text:p>15992.4</text:p>
          </table:table-cell>
          <table:table-cell office:value-type="float" office:value="26229.4" table:style-name="ce1">
            <text:p>26229.4</text:p>
          </table:table-cell>
          <table:table-cell office:value-type="float" office:value="14201.988000000001" table:formula="of:=AVERAGE([.A41:.J41])" table:style-name="ce1">
            <text:p>14201.988</text:p>
          </table:table-cell>
          <table:table-cell table:number-columns-repeated="16373"/>
        </table:table-row>
        <table:table-row table:style-name="ro1">
          <table:table-cell office:value-type="float" office:value="14130.9" table:style-name="ce1">
            <text:p>14130.9</text:p>
          </table:table-cell>
          <table:table-cell office:value-type="float" office:value="11326.2" table:style-name="ce1">
            <text:p>11326.2</text:p>
          </table:table-cell>
          <table:table-cell office:value-type="float" office:value="8789.39" table:style-name="ce1">
            <text:p>8789.39</text:p>
          </table:table-cell>
          <table:table-cell office:value-type="float" office:value="14682.3" table:style-name="ce1">
            <text:p>14682.3</text:p>
          </table:table-cell>
          <table:table-cell office:value-type="float" office:value="17284.5" table:style-name="ce1">
            <text:p>17284.5</text:p>
          </table:table-cell>
          <table:table-cell office:value-type="float" office:value="12755.7" table:style-name="ce1">
            <text:p>12755.7</text:p>
          </table:table-cell>
          <table:table-cell office:value-type="float" office:value="8148.84" table:style-name="ce1">
            <text:p>8148.84</text:p>
          </table:table-cell>
          <table:table-cell office:value-type="float" office:value="11831.1" table:style-name="ce1">
            <text:p>11831.1</text:p>
          </table:table-cell>
          <table:table-cell office:value-type="float" office:value="15897.9" table:style-name="ce1">
            <text:p>15897.9</text:p>
          </table:table-cell>
          <table:table-cell office:value-type="float" office:value="26229.200000000001" table:style-name="ce1">
            <text:p>26229.2</text:p>
          </table:table-cell>
          <table:table-cell office:value-type="float" office:value="14107.602999999999" table:formula="of:=AVERAGE([.A42:.J42])" table:style-name="ce1">
            <text:p>14107.603</text:p>
          </table:table-cell>
          <table:table-cell table:number-columns-repeated="16373"/>
        </table:table-row>
        <table:table-row table:style-name="ro1">
          <table:table-cell office:value-type="float" office:value="14130.9" table:style-name="ce1">
            <text:p>14130.9</text:p>
          </table:table-cell>
          <table:table-cell office:value-type="float" office:value="11325.9" table:style-name="ce1">
            <text:p>11325.9</text:p>
          </table:table-cell>
          <table:table-cell office:value-type="float" office:value="8789.39" table:style-name="ce1">
            <text:p>8789.39</text:p>
          </table:table-cell>
          <table:table-cell office:value-type="float" office:value="14682.3" table:style-name="ce1">
            <text:p>14682.3</text:p>
          </table:table-cell>
          <table:table-cell office:value-type="float" office:value="17284.5" table:style-name="ce1">
            <text:p>17284.5</text:p>
          </table:table-cell>
          <table:table-cell office:value-type="float" office:value="12705.1" table:style-name="ce1">
            <text:p>12705.1</text:p>
          </table:table-cell>
          <table:table-cell office:value-type="float" office:value="8142.25" table:style-name="ce1">
            <text:p>8142.25</text:p>
          </table:table-cell>
          <table:table-cell office:value-type="float" office:value="11831.1" table:style-name="ce1">
            <text:p>11831.1</text:p>
          </table:table-cell>
          <table:table-cell office:value-type="float" office:value="15897.9" table:style-name="ce1">
            <text:p>15897.9</text:p>
          </table:table-cell>
          <table:table-cell office:value-type="float" office:value="24512.799999999999" table:style-name="ce1">
            <text:p>24512.8</text:p>
          </table:table-cell>
          <table:table-cell office:value-type="float" office:value="13930.214000000002" table:formula="of:=AVERAGE([.A43:.J43])" table:style-name="ce1">
            <text:p>13930.214</text:p>
          </table:table-cell>
          <table:table-cell table:number-columns-repeated="16373"/>
        </table:table-row>
        <table:table-row table:style-name="ro1">
          <table:table-cell office:value-type="float" office:value="14126.3" table:style-name="ce1">
            <text:p>14126.3</text:p>
          </table:table-cell>
          <table:table-cell office:value-type="float" office:value="11325.8" table:style-name="ce1">
            <text:p>11325.8</text:p>
          </table:table-cell>
          <table:table-cell office:value-type="float" office:value="8789.39" table:style-name="ce1">
            <text:p>8789.39</text:p>
          </table:table-cell>
          <table:table-cell office:value-type="float" office:value="14484.9" table:style-name="ce1">
            <text:p>14484.9</text:p>
          </table:table-cell>
          <table:table-cell office:value-type="float" office:value="17284.5" table:style-name="ce1">
            <text:p>17284.5</text:p>
          </table:table-cell>
          <table:table-cell office:value-type="float" office:value="12559.4" table:style-name="ce1">
            <text:p>12559.4</text:p>
          </table:table-cell>
          <table:table-cell office:value-type="float" office:value="8142.25" table:style-name="ce1">
            <text:p>8142.25</text:p>
          </table:table-cell>
          <table:table-cell office:value-type="float" office:value="11605" table:style-name="ce1">
            <text:p>11605</text:p>
          </table:table-cell>
          <table:table-cell office:value-type="float" office:value="15826.6" table:style-name="ce1">
            <text:p>15826.6</text:p>
          </table:table-cell>
          <table:table-cell office:value-type="float" office:value="24416.7" table:style-name="ce1">
            <text:p>24416.7</text:p>
          </table:table-cell>
          <table:table-cell office:value-type="float" office:value="13856.083999999999" table:formula="of:=AVERAGE([.A44:.J44])" table:style-name="ce1">
            <text:p>13856.084</text:p>
          </table:table-cell>
          <table:table-cell table:number-columns-repeated="16373"/>
        </table:table-row>
        <table:table-row table:style-name="ro1">
          <table:table-cell office:value-type="float" office:value="14125.2" table:style-name="ce1">
            <text:p>14125.2</text:p>
          </table:table-cell>
          <table:table-cell office:value-type="float" office:value="11288.9" table:style-name="ce1">
            <text:p>11288.9</text:p>
          </table:table-cell>
          <table:table-cell office:value-type="float" office:value="8779.19" table:style-name="ce1">
            <text:p>8779.19</text:p>
          </table:table-cell>
          <table:table-cell office:value-type="float" office:value="14484.9" table:style-name="ce1">
            <text:p>14484.9</text:p>
          </table:table-cell>
          <table:table-cell office:value-type="float" office:value="17284.5" table:style-name="ce1">
            <text:p>17284.5</text:p>
          </table:table-cell>
          <table:table-cell office:value-type="float" office:value="12726" table:style-name="ce1">
            <text:p>12726</text:p>
          </table:table-cell>
          <table:table-cell office:value-type="float" office:value="8120.65" table:style-name="ce1">
            <text:p>8120.65</text:p>
          </table:table-cell>
          <table:table-cell office:value-type="float" office:value="11605" table:style-name="ce1">
            <text:p>11605</text:p>
          </table:table-cell>
          <table:table-cell office:value-type="float" office:value="15826.6" table:style-name="ce1">
            <text:p>15826.6</text:p>
          </table:table-cell>
          <table:table-cell office:value-type="float" office:value="24416.7" table:style-name="ce1">
            <text:p>24416.7</text:p>
          </table:table-cell>
          <table:table-cell office:value-type="float" office:value="13865.764000000001" table:formula="of:=AVERAGE([.A45:.J45])" table:style-name="ce1">
            <text:p>13865.764</text:p>
          </table:table-cell>
          <table:table-cell table:number-columns-repeated="16373"/>
        </table:table-row>
        <table:table-row table:style-name="ro1">
          <table:table-cell office:value-type="float" office:value="14071.6" table:style-name="ce1">
            <text:p>14071.6</text:p>
          </table:table-cell>
          <table:table-cell office:value-type="float" office:value="11099.9" table:style-name="ce1">
            <text:p>11099.9</text:p>
          </table:table-cell>
          <table:table-cell office:value-type="float" office:value="8740.75" table:style-name="ce1">
            <text:p>8740.75</text:p>
          </table:table-cell>
          <table:table-cell office:value-type="float" office:value="14484.9" table:style-name="ce1">
            <text:p>14484.9</text:p>
          </table:table-cell>
          <table:table-cell office:value-type="float" office:value="17272.7" table:style-name="ce1">
            <text:p>17272.7</text:p>
          </table:table-cell>
          <table:table-cell office:value-type="float" office:value="12580" table:style-name="ce1">
            <text:p>12580</text:p>
          </table:table-cell>
          <table:table-cell office:value-type="float" office:value="8038.5" table:style-name="ce1">
            <text:p>8038.5</text:p>
          </table:table-cell>
          <table:table-cell office:value-type="float" office:value="11454" table:style-name="ce1">
            <text:p>11454</text:p>
          </table:table-cell>
          <table:table-cell office:value-type="float" office:value="15726.1" table:style-name="ce1">
            <text:p>15726.1</text:p>
          </table:table-cell>
          <table:table-cell office:value-type="float" office:value="23799.8" table:style-name="ce1">
            <text:p>23799.8</text:p>
          </table:table-cell>
          <table:table-cell office:value-type="float" office:value="13726.825000000001" table:formula="of:=AVERAGE([.A46:.J46])" table:style-name="ce1">
            <text:p>13726.825</text:p>
          </table:table-cell>
          <table:table-cell table:number-columns-repeated="16373"/>
        </table:table-row>
        <table:table-row table:style-name="ro1">
          <table:table-cell office:value-type="float" office:value="14008.4" table:style-name="ce1">
            <text:p>14008.4</text:p>
          </table:table-cell>
          <table:table-cell office:value-type="float" office:value="11099.9" table:style-name="ce1">
            <text:p>11099.9</text:p>
          </table:table-cell>
          <table:table-cell office:value-type="float" office:value="8690.65" table:style-name="ce1">
            <text:p>8690.65</text:p>
          </table:table-cell>
          <table:table-cell office:value-type="float" office:value="14067.8" table:style-name="ce1">
            <text:p>14067.8</text:p>
          </table:table-cell>
          <table:table-cell office:value-type="float" office:value="17284.5" table:style-name="ce1">
            <text:p>17284.5</text:p>
          </table:table-cell>
          <table:table-cell office:value-type="float" office:value="12468" table:style-name="ce1">
            <text:p>12468</text:p>
          </table:table-cell>
          <table:table-cell office:value-type="float" office:value="7902" table:style-name="ce1">
            <text:p>7902</text:p>
          </table:table-cell>
          <table:table-cell office:value-type="float" office:value="11376.6" table:style-name="ce1">
            <text:p>11376.6</text:p>
          </table:table-cell>
          <table:table-cell office:value-type="float" office:value="15664.4" table:style-name="ce1">
            <text:p>15664.4</text:p>
          </table:table-cell>
          <table:table-cell office:value-type="float" office:value="23212.7" table:style-name="ce1">
            <text:p>23212.7</text:p>
          </table:table-cell>
          <table:table-cell office:value-type="float" office:value="13577.495000000001" table:formula="of:=AVERAGE([.A47:.J47])" table:style-name="ce1">
            <text:p>13577.495</text:p>
          </table:table-cell>
          <table:table-cell table:number-columns-repeated="16373"/>
        </table:table-row>
        <table:table-row table:style-name="ro1">
          <table:table-cell office:value-type="float" office:value="14038.2" table:style-name="ce1">
            <text:p>14038.2</text:p>
          </table:table-cell>
          <table:table-cell office:value-type="float" office:value="11099.9" table:style-name="ce1">
            <text:p>11099.9</text:p>
          </table:table-cell>
          <table:table-cell office:value-type="float" office:value="8690.36" table:style-name="ce1">
            <text:p>8690.36</text:p>
          </table:table-cell>
          <table:table-cell office:value-type="float" office:value="13913.3" table:style-name="ce1">
            <text:p>13913.3</text:p>
          </table:table-cell>
          <table:table-cell office:value-type="float" office:value="17283.8" table:style-name="ce1">
            <text:p>17283.8</text:p>
          </table:table-cell>
          <table:table-cell office:value-type="float" office:value="12467.8" table:style-name="ce1">
            <text:p>12467.8</text:p>
          </table:table-cell>
          <table:table-cell office:value-type="float" office:value="7902" table:style-name="ce1">
            <text:p>7902</text:p>
          </table:table-cell>
          <table:table-cell office:value-type="float" office:value="11440.8" table:style-name="ce1">
            <text:p>11440.8</text:p>
          </table:table-cell>
          <table:table-cell office:value-type="float" office:value="15694.1" table:style-name="ce1">
            <text:p>15694.1</text:p>
          </table:table-cell>
          <table:table-cell office:value-type="float" office:value="23212.7" table:style-name="ce1">
            <text:p>23212.7</text:p>
          </table:table-cell>
          <table:table-cell office:value-type="float" office:value="13574.296000000002" table:formula="of:=AVERAGE([.A48:.J48])" table:style-name="ce1">
            <text:p>13574.296</text:p>
          </table:table-cell>
          <table:table-cell table:number-columns-repeated="16373"/>
        </table:table-row>
        <table:table-row table:style-name="ro1">
          <table:table-cell office:value-type="float" office:value="14037.2" table:style-name="ce1">
            <text:p>14037.2</text:p>
          </table:table-cell>
          <table:table-cell office:value-type="float" office:value="11099.9" table:style-name="ce1">
            <text:p>11099.9</text:p>
          </table:table-cell>
          <table:table-cell office:value-type="float" office:value="8690.36" table:style-name="ce1">
            <text:p>8690.36</text:p>
          </table:table-cell>
          <table:table-cell office:value-type="float" office:value="13913.3" table:style-name="ce1">
            <text:p>13913.3</text:p>
          </table:table-cell>
          <table:table-cell office:value-type="float" office:value="17015.3" table:style-name="ce1">
            <text:p>17015.3</text:p>
          </table:table-cell>
          <table:table-cell office:value-type="float" office:value="12466.5" table:style-name="ce1">
            <text:p>12466.5</text:p>
          </table:table-cell>
          <table:table-cell office:value-type="float" office:value="7902.23" table:style-name="ce1">
            <text:p>7902.23</text:p>
          </table:table-cell>
          <table:table-cell office:value-type="float" office:value="11440.8" table:style-name="ce1">
            <text:p>11440.8</text:p>
          </table:table-cell>
          <table:table-cell office:value-type="float" office:value="15428.3" table:style-name="ce1">
            <text:p>15428.3</text:p>
          </table:table-cell>
          <table:table-cell office:value-type="float" office:value="22144.9" table:style-name="ce1">
            <text:p>22144.9</text:p>
          </table:table-cell>
          <table:table-cell office:value-type="float" office:value="13413.879000000001" table:formula="of:=AVERAGE([.A49:.J49])" table:style-name="ce1">
            <text:p>13413.879</text:p>
          </table:table-cell>
          <table:table-cell table:number-columns-repeated="16373"/>
        </table:table-row>
        <table:table-row table:style-name="ro1">
          <table:table-cell office:value-type="float" office:value="13819.7" table:style-name="ce1">
            <text:p>13819.7</text:p>
          </table:table-cell>
          <table:table-cell office:value-type="float" office:value="11027.4" table:style-name="ce1">
            <text:p>11027.4</text:p>
          </table:table-cell>
          <table:table-cell office:value-type="float" office:value="8690.36" table:style-name="ce1">
            <text:p>8690.36</text:p>
          </table:table-cell>
          <table:table-cell office:value-type="float" office:value="13913.3" table:style-name="ce1">
            <text:p>13913.3</text:p>
          </table:table-cell>
          <table:table-cell office:value-type="float" office:value="16342.3" table:style-name="ce1">
            <text:p>16342.3</text:p>
          </table:table-cell>
          <table:table-cell office:value-type="float" office:value="12466.5" table:style-name="ce1">
            <text:p>12466.5</text:p>
          </table:table-cell>
          <table:table-cell office:value-type="float" office:value="7902.23" table:style-name="ce1">
            <text:p>7902.23</text:p>
          </table:table-cell>
          <table:table-cell office:value-type="float" office:value="11420.3" table:style-name="ce1">
            <text:p>11420.3</text:p>
          </table:table-cell>
          <table:table-cell office:value-type="float" office:value="15428.3" table:style-name="ce1">
            <text:p>15428.3</text:p>
          </table:table-cell>
          <table:table-cell office:value-type="float" office:value="21736.5" table:style-name="ce1">
            <text:p>21736.5</text:p>
          </table:table-cell>
          <table:table-cell office:value-type="float" office:value="13274.689000000002" table:formula="of:=AVERAGE([.A50:.J50])" table:style-name="ce1">
            <text:p>13274.689</text:p>
          </table:table-cell>
          <table:table-cell table:number-columns-repeated="16373"/>
        </table:table-row>
        <table:table-row table:style-name="ro1">
          <table:table-cell office:value-type="float" office:value="13621.3" table:style-name="ce1">
            <text:p>13621.3</text:p>
          </table:table-cell>
          <table:table-cell office:value-type="float" office:value="11031.1" table:style-name="ce1">
            <text:p>11031.1</text:p>
          </table:table-cell>
          <table:table-cell office:value-type="float" office:value="8483.3799999999992" table:style-name="ce1">
            <text:p>8483.38</text:p>
          </table:table-cell>
          <table:table-cell office:value-type="float" office:value="13913.3" table:style-name="ce1">
            <text:p>13913.3</text:p>
          </table:table-cell>
          <table:table-cell office:value-type="float" office:value="16342.3" table:style-name="ce1">
            <text:p>16342.3</text:p>
          </table:table-cell>
          <table:table-cell office:value-type="float" office:value="12445.6" table:style-name="ce1">
            <text:p>12445.6</text:p>
          </table:table-cell>
          <table:table-cell office:value-type="float" office:value="7901.99" table:style-name="ce1">
            <text:p>7901.99</text:p>
          </table:table-cell>
          <table:table-cell office:value-type="float" office:value="11432.7" table:style-name="ce1">
            <text:p>11432.7</text:p>
          </table:table-cell>
          <table:table-cell office:value-type="float" office:value="15428.3" table:style-name="ce1">
            <text:p>15428.3</text:p>
          </table:table-cell>
          <table:table-cell office:value-type="float" office:value="21734.3" table:style-name="ce1">
            <text:p>21734.3</text:p>
          </table:table-cell>
          <table:table-cell office:value-type="float" office:value="13233.427000000001" table:formula="of:=AVERAGE([.A51:.J51])" table:style-name="ce1">
            <text:p>13233.427</text:p>
          </table:table-cell>
          <table:table-cell table:number-columns-repeated="16373"/>
        </table:table-row>
        <table:table-row table:style-name="ro1">
          <table:table-cell office:value-type="float" office:value="13621.3" table:style-name="ce1">
            <text:p>13621.3</text:p>
          </table:table-cell>
          <table:table-cell office:value-type="float" office:value="10959.9" table:style-name="ce1">
            <text:p>10959.9</text:p>
          </table:table-cell>
          <table:table-cell office:value-type="float" office:value="8482.93" table:style-name="ce1">
            <text:p>8482.93</text:p>
          </table:table-cell>
          <table:table-cell office:value-type="float" office:value="13913.3" table:style-name="ce1">
            <text:p>13913.3</text:p>
          </table:table-cell>
          <table:table-cell office:value-type="float" office:value="16342.3" table:style-name="ce1">
            <text:p>16342.3</text:p>
          </table:table-cell>
          <table:table-cell office:value-type="float" office:value="11902.7" table:style-name="ce1">
            <text:p>11902.7</text:p>
          </table:table-cell>
          <table:table-cell office:value-type="float" office:value="7901.99" table:style-name="ce1">
            <text:p>7901.99</text:p>
          </table:table-cell>
          <table:table-cell office:value-type="float" office:value="11306.7" table:style-name="ce1">
            <text:p>11306.7</text:p>
          </table:table-cell>
          <table:table-cell office:value-type="float" office:value="15426.2" table:style-name="ce1">
            <text:p>15426.2</text:p>
          </table:table-cell>
          <table:table-cell office:value-type="float" office:value="21621.4" table:style-name="ce1">
            <text:p>21621.4</text:p>
          </table:table-cell>
          <table:table-cell office:value-type="float" office:value="13147.871999999999" table:formula="of:=AVERAGE([.A52:.J52])" table:style-name="ce1">
            <text:p>13147.872</text:p>
          </table:table-cell>
          <table:table-cell table:number-columns-repeated="16373"/>
        </table:table-row>
        <table:table-row table:style-name="ro1">
          <table:table-cell office:value-type="float" office:value="13461.8" table:style-name="ce1">
            <text:p>13461.8</text:p>
          </table:table-cell>
          <table:table-cell office:value-type="float" office:value="10959.9" table:style-name="ce1">
            <text:p>10959.9</text:p>
          </table:table-cell>
          <table:table-cell office:value-type="float" office:value="8480.67" table:style-name="ce1">
            <text:p>8480.67</text:p>
          </table:table-cell>
          <table:table-cell office:value-type="float" office:value="13628.5" table:style-name="ce1">
            <text:p>13628.5</text:p>
          </table:table-cell>
          <table:table-cell office:value-type="float" office:value="16165.6" table:style-name="ce1">
            <text:p>16165.6</text:p>
          </table:table-cell>
          <table:table-cell office:value-type="float" office:value="11902.4" table:style-name="ce1">
            <text:p>11902.4</text:p>
          </table:table-cell>
          <table:table-cell office:value-type="float" office:value="7901.99" table:style-name="ce1">
            <text:p>7901.99</text:p>
          </table:table-cell>
          <table:table-cell office:value-type="float" office:value="11203.2" table:style-name="ce1">
            <text:p>11203.2</text:p>
          </table:table-cell>
          <table:table-cell office:value-type="float" office:value="15400.3" table:style-name="ce1">
            <text:p>15400.3</text:p>
          </table:table-cell>
          <table:table-cell office:value-type="float" office:value="20160.099999999999" table:style-name="ce1">
            <text:p>20160.1</text:p>
          </table:table-cell>
          <table:table-cell office:value-type="float" office:value="12926.446" table:formula="of:=AVERAGE([.A53:.J53])" table:style-name="ce1">
            <text:p>12926.446</text:p>
          </table:table-cell>
          <table:table-cell table:number-columns-repeated="16373"/>
        </table:table-row>
        <table:table-row table:style-name="ro1">
          <table:table-cell office:value-type="float" office:value="13456.4" table:style-name="ce1">
            <text:p>13456.4</text:p>
          </table:table-cell>
          <table:table-cell office:value-type="float" office:value="10943.4" table:style-name="ce1">
            <text:p>10943.4</text:p>
          </table:table-cell>
          <table:table-cell office:value-type="float" office:value="8475.75" table:style-name="ce1">
            <text:p>8475.75</text:p>
          </table:table-cell>
          <table:table-cell office:value-type="float" office:value="13707.7" table:style-name="ce1">
            <text:p>13707.7</text:p>
          </table:table-cell>
          <table:table-cell office:value-type="float" office:value="16165.6" table:style-name="ce1">
            <text:p>16165.6</text:p>
          </table:table-cell>
          <table:table-cell office:value-type="float" office:value="11852.8" table:style-name="ce1">
            <text:p>11852.8</text:p>
          </table:table-cell>
          <table:table-cell office:value-type="float" office:value="7896.17" table:style-name="ce1">
            <text:p>7896.17</text:p>
          </table:table-cell>
          <table:table-cell office:value-type="float" office:value="11203.2" table:style-name="ce1">
            <text:p>11203.2</text:p>
          </table:table-cell>
          <table:table-cell office:value-type="float" office:value="15358.2" table:style-name="ce1">
            <text:p>15358.2</text:p>
          </table:table-cell>
          <table:table-cell office:value-type="float" office:value="20160.099999999999" table:style-name="ce1">
            <text:p>20160.1</text:p>
          </table:table-cell>
          <table:table-cell office:value-type="float" office:value="12921.931999999997" table:formula="of:=AVERAGE([.A54:.J54])" table:style-name="ce1">
            <text:p>12921.932</text:p>
          </table:table-cell>
          <table:table-cell table:number-columns-repeated="16373"/>
        </table:table-row>
        <table:table-row table:style-name="ro1">
          <table:table-cell office:value-type="float" office:value="13458.4" table:style-name="ce1">
            <text:p>13458.4</text:p>
          </table:table-cell>
          <table:table-cell office:value-type="float" office:value="10775.9" table:style-name="ce1">
            <text:p>10775.9</text:p>
          </table:table-cell>
          <table:table-cell office:value-type="float" office:value="8476.83" table:style-name="ce1">
            <text:p>8476.83</text:p>
          </table:table-cell>
          <table:table-cell office:value-type="float" office:value="13609.5" table:style-name="ce1">
            <text:p>13609.5</text:p>
          </table:table-cell>
          <table:table-cell office:value-type="float" office:value="16165.6" table:style-name="ce1">
            <text:p>16165.6</text:p>
          </table:table-cell>
          <table:table-cell office:value-type="float" office:value="11668.6" table:style-name="ce1">
            <text:p>11668.6</text:p>
          </table:table-cell>
          <table:table-cell office:value-type="float" office:value="7896.17" table:style-name="ce1">
            <text:p>7896.17</text:p>
          </table:table-cell>
          <table:table-cell office:value-type="float" office:value="11196.8" table:style-name="ce1">
            <text:p>11196.8</text:p>
          </table:table-cell>
          <table:table-cell office:value-type="float" office:value="15326.6" table:style-name="ce1">
            <text:p>15326.6</text:p>
          </table:table-cell>
          <table:table-cell office:value-type="float" office:value="20160.099999999999" table:style-name="ce1">
            <text:p>20160.1</text:p>
          </table:table-cell>
          <table:table-cell office:value-type="float" office:value="12873.45" table:formula="of:=AVERAGE([.A55:.J55])" table:style-name="ce1">
            <text:p>12873.45</text:p>
          </table:table-cell>
          <table:table-cell table:number-columns-repeated="16373"/>
        </table:table-row>
        <table:table-row table:style-name="ro1">
          <table:table-cell office:value-type="float" office:value="13455.5" table:style-name="ce1">
            <text:p>13455.5</text:p>
          </table:table-cell>
          <table:table-cell office:value-type="float" office:value="10775.9" table:style-name="ce1">
            <text:p>10775.9</text:p>
          </table:table-cell>
          <table:table-cell office:value-type="float" office:value="8460.31" table:style-name="ce1">
            <text:p>8460.31</text:p>
          </table:table-cell>
          <table:table-cell office:value-type="float" office:value="13700.2" table:style-name="ce1">
            <text:p>13700.2</text:p>
          </table:table-cell>
          <table:table-cell office:value-type="float" office:value="15856" table:style-name="ce1">
            <text:p>15856</text:p>
          </table:table-cell>
          <table:table-cell office:value-type="float" office:value="11663" table:style-name="ce1">
            <text:p>11663</text:p>
          </table:table-cell>
          <table:table-cell office:value-type="float" office:value="7862.05" table:style-name="ce1">
            <text:p>7862.05</text:p>
          </table:table-cell>
          <table:table-cell office:value-type="float" office:value="11196.8" table:style-name="ce1">
            <text:p>11196.8</text:p>
          </table:table-cell>
          <table:table-cell office:value-type="float" office:value="15321.8" table:style-name="ce1">
            <text:p>15321.8</text:p>
          </table:table-cell>
          <table:table-cell office:value-type="float" office:value="20126.7" table:style-name="ce1">
            <text:p>20126.7</text:p>
          </table:table-cell>
          <table:table-cell office:value-type="float" office:value="12841.826000000001" table:formula="of:=AVERAGE([.A56:.J56])" table:style-name="ce1">
            <text:p>12841.826</text:p>
          </table:table-cell>
          <table:table-cell table:number-columns-repeated="16373"/>
        </table:table-row>
        <table:table-row table:style-name="ro1">
          <table:table-cell office:value-type="float" office:value="13455.5" table:style-name="ce1">
            <text:p>13455.5</text:p>
          </table:table-cell>
          <table:table-cell office:value-type="float" office:value="10775.9" table:style-name="ce1">
            <text:p>10775.9</text:p>
          </table:table-cell>
          <table:table-cell office:value-type="float" office:value="8460.26" table:style-name="ce1">
            <text:p>8460.26</text:p>
          </table:table-cell>
          <table:table-cell office:value-type="float" office:value="13624.9" table:style-name="ce1">
            <text:p>13624.9</text:p>
          </table:table-cell>
          <table:table-cell office:value-type="float" office:value="15856" table:style-name="ce1">
            <text:p>15856</text:p>
          </table:table-cell>
          <table:table-cell office:value-type="float" office:value="11655.1" table:style-name="ce1">
            <text:p>11655.1</text:p>
          </table:table-cell>
          <table:table-cell office:value-type="float" office:value="7841.32" table:style-name="ce1">
            <text:p>7841.32</text:p>
          </table:table-cell>
          <table:table-cell office:value-type="float" office:value="10901.5" table:style-name="ce1">
            <text:p>10901.5</text:p>
          </table:table-cell>
          <table:table-cell office:value-type="float" office:value="14822.2" table:style-name="ce1">
            <text:p>14822.2</text:p>
          </table:table-cell>
          <table:table-cell office:value-type="float" office:value="20142.7" table:style-name="ce1">
            <text:p>20142.7</text:p>
          </table:table-cell>
          <table:table-cell office:value-type="float" office:value="12753.538" table:formula="of:=AVERAGE([.A57:.J57])" table:style-name="ce1">
            <text:p>12753.538</text:p>
          </table:table-cell>
          <table:table-cell table:number-columns-repeated="16373"/>
        </table:table-row>
        <table:table-row table:style-name="ro1">
          <table:table-cell office:value-type="float" office:value="13425.9" table:style-name="ce1">
            <text:p>13425.9</text:p>
          </table:table-cell>
          <table:table-cell office:value-type="float" office:value="10775.8" table:style-name="ce1">
            <text:p>10775.8</text:p>
          </table:table-cell>
          <table:table-cell office:value-type="float" office:value="8371.4599999999991" table:style-name="ce1">
            <text:p>8371.46</text:p>
          </table:table-cell>
          <table:table-cell office:value-type="float" office:value="13564.8" table:style-name="ce1">
            <text:p>13564.8</text:p>
          </table:table-cell>
          <table:table-cell office:value-type="float" office:value="15628.7" table:style-name="ce1">
            <text:p>15628.7</text:p>
          </table:table-cell>
          <table:table-cell office:value-type="float" office:value="11514.7" table:style-name="ce1">
            <text:p>11514.7</text:p>
          </table:table-cell>
          <table:table-cell office:value-type="float" office:value="7836.03" table:style-name="ce1">
            <text:p>7836.03</text:p>
          </table:table-cell>
          <table:table-cell office:value-type="float" office:value="10901.5" table:style-name="ce1">
            <text:p>10901.5</text:p>
          </table:table-cell>
          <table:table-cell office:value-type="float" office:value="14822.2" table:style-name="ce1">
            <text:p>14822.2</text:p>
          </table:table-cell>
          <table:table-cell office:value-type="float" office:value="20118.5" table:style-name="ce1">
            <text:p>20118.5</text:p>
          </table:table-cell>
          <table:table-cell office:value-type="float" office:value="12695.958999999999" table:formula="of:=AVERAGE([.A58:.J58])" table:style-name="ce1">
            <text:p>12695.959</text:p>
          </table:table-cell>
          <table:table-cell table:number-columns-repeated="16373"/>
        </table:table-row>
        <table:table-row table:style-name="ro1">
          <table:table-cell office:value-type="float" office:value="13326.1" table:style-name="ce1">
            <text:p>13326.1</text:p>
          </table:table-cell>
          <table:table-cell office:value-type="float" office:value="10741.1" table:style-name="ce1">
            <text:p>10741.1</text:p>
          </table:table-cell>
          <table:table-cell office:value-type="float" office:value="8301.65" table:style-name="ce1">
            <text:p>8301.65</text:p>
          </table:table-cell>
          <table:table-cell office:value-type="float" office:value="13559.4" table:style-name="ce1">
            <text:p>13559.4</text:p>
          </table:table-cell>
          <table:table-cell office:value-type="float" office:value="15856" table:style-name="ce1">
            <text:p>15856</text:p>
          </table:table-cell>
          <table:table-cell office:value-type="float" office:value="11326.1" table:style-name="ce1">
            <text:p>11326.1</text:p>
          </table:table-cell>
          <table:table-cell office:value-type="float" office:value="7836.03" table:style-name="ce1">
            <text:p>7836.03</text:p>
          </table:table-cell>
          <table:table-cell office:value-type="float" office:value="10856.4" table:style-name="ce1">
            <text:p>10856.4</text:p>
          </table:table-cell>
          <table:table-cell office:value-type="float" office:value="14822.2" table:style-name="ce1">
            <text:p>14822.2</text:p>
          </table:table-cell>
          <table:table-cell office:value-type="float" office:value="20066.3" table:style-name="ce1">
            <text:p>20066.3</text:p>
          </table:table-cell>
          <table:table-cell office:value-type="float" office:value="12669.128000000001" table:formula="of:=AVERAGE([.A59:.J59])" table:style-name="ce1">
            <text:p>12669.128</text:p>
          </table:table-cell>
          <table:table-cell table:number-columns-repeated="16373"/>
        </table:table-row>
        <table:table-row table:style-name="ro1">
          <table:table-cell office:value-type="float" office:value="13326.1" table:style-name="ce1">
            <text:p>13326.1</text:p>
          </table:table-cell>
          <table:table-cell office:value-type="float" office:value="10741.1" table:style-name="ce1">
            <text:p>10741.1</text:p>
          </table:table-cell>
          <table:table-cell office:value-type="float" office:value="8301.65" table:style-name="ce1">
            <text:p>8301.65</text:p>
          </table:table-cell>
          <table:table-cell office:value-type="float" office:value="13559.4" table:style-name="ce1">
            <text:p>13559.4</text:p>
          </table:table-cell>
          <table:table-cell office:value-type="float" office:value="15821.1" table:style-name="ce1">
            <text:p>15821.1</text:p>
          </table:table-cell>
          <table:table-cell office:value-type="float" office:value="11326.1" table:style-name="ce1">
            <text:p>11326.1</text:p>
          </table:table-cell>
          <table:table-cell office:value-type="float" office:value="7783.74" table:style-name="ce1">
            <text:p>7783.74</text:p>
          </table:table-cell>
          <table:table-cell office:value-type="float" office:value="10698.7" table:style-name="ce1">
            <text:p>10698.7</text:p>
          </table:table-cell>
          <table:table-cell office:value-type="float" office:value="14822.2" table:style-name="ce1">
            <text:p>14822.2</text:p>
          </table:table-cell>
          <table:table-cell office:value-type="float" office:value="20066.3" table:style-name="ce1">
            <text:p>20066.3</text:p>
          </table:table-cell>
          <table:table-cell office:value-type="float" office:value="12644.638999999999" table:formula="of:=AVERAGE([.A60:.J60])" table:style-name="ce1">
            <text:p>12644.639</text:p>
          </table:table-cell>
          <table:table-cell table:number-columns-repeated="16373"/>
        </table:table-row>
        <table:table-row table:style-name="ro1">
          <table:table-cell office:value-type="float" office:value="13326.1" table:style-name="ce1">
            <text:p>13326.1</text:p>
          </table:table-cell>
          <table:table-cell office:value-type="float" office:value="10740.7" table:style-name="ce1">
            <text:p>10740.7</text:p>
          </table:table-cell>
          <table:table-cell office:value-type="float" office:value="8301.65" table:style-name="ce1">
            <text:p>8301.65</text:p>
          </table:table-cell>
          <table:table-cell office:value-type="float" office:value="13473.9" table:style-name="ce1">
            <text:p>13473.9</text:p>
          </table:table-cell>
          <table:table-cell office:value-type="float" office:value="15786.9" table:style-name="ce1">
            <text:p>15786.9</text:p>
          </table:table-cell>
          <table:table-cell office:value-type="float" office:value="11326.1" table:style-name="ce1">
            <text:p>11326.1</text:p>
          </table:table-cell>
          <table:table-cell office:value-type="float" office:value="7783.74" table:style-name="ce1">
            <text:p>7783.74</text:p>
          </table:table-cell>
          <table:table-cell office:value-type="float" office:value="10674.8" table:style-name="ce1">
            <text:p>10674.8</text:p>
          </table:table-cell>
          <table:table-cell office:value-type="float" office:value="14822.2" table:style-name="ce1">
            <text:p>14822.2</text:p>
          </table:table-cell>
          <table:table-cell office:value-type="float" office:value="20066.3" table:style-name="ce1">
            <text:p>20066.3</text:p>
          </table:table-cell>
          <table:table-cell office:value-type="float" office:value="12630.239000000001" table:formula="of:=AVERAGE([.A61:.J61])" table:style-name="ce1">
            <text:p>12630.239</text:p>
          </table:table-cell>
          <table:table-cell table:number-columns-repeated="16373"/>
        </table:table-row>
        <table:table-row table:style-name="ro1">
          <table:table-cell office:value-type="float" office:value="13224.9" table:style-name="ce1">
            <text:p>13224.9</text:p>
          </table:table-cell>
          <table:table-cell office:value-type="float" office:value="10740.7" table:style-name="ce1">
            <text:p>10740.7</text:p>
          </table:table-cell>
          <table:table-cell office:value-type="float" office:value="8266.93" table:style-name="ce1">
            <text:p>8266.93</text:p>
          </table:table-cell>
          <table:table-cell office:value-type="float" office:value="13399.2" table:style-name="ce1">
            <text:p>13399.2</text:p>
          </table:table-cell>
          <table:table-cell office:value-type="float" office:value="15440.8" table:style-name="ce1">
            <text:p>15440.8</text:p>
          </table:table-cell>
          <table:table-cell office:value-type="float" office:value="11339.6" table:style-name="ce1">
            <text:p>11339.6</text:p>
          </table:table-cell>
          <table:table-cell office:value-type="float" office:value="7784.33" table:style-name="ce1">
            <text:p>7784.33</text:p>
          </table:table-cell>
          <table:table-cell office:value-type="float" office:value="10696.7" table:style-name="ce1">
            <text:p>10696.7</text:p>
          </table:table-cell>
          <table:table-cell office:value-type="float" office:value="14719.9" table:style-name="ce1">
            <text:p>14719.9</text:p>
          </table:table-cell>
          <table:table-cell office:value-type="float" office:value="20049.599999999999" table:style-name="ce1">
            <text:p>20049.6</text:p>
          </table:table-cell>
          <table:table-cell office:value-type="float" office:value="12566.266" table:formula="of:=AVERAGE([.A62:.J62])" table:style-name="ce1">
            <text:p>12566.266</text:p>
          </table:table-cell>
          <table:table-cell table:number-columns-repeated="16373"/>
        </table:table-row>
        <table:table-row table:style-name="ro1">
          <table:table-cell office:value-type="float" office:value="13102.8" table:style-name="ce1">
            <text:p>13102.8</text:p>
          </table:table-cell>
          <table:table-cell office:value-type="float" office:value="10735.2" table:style-name="ce1">
            <text:p>10735.2</text:p>
          </table:table-cell>
          <table:table-cell office:value-type="float" office:value="8223.59" table:style-name="ce1">
            <text:p>8223.59</text:p>
          </table:table-cell>
          <table:table-cell office:value-type="float" office:value="13399.2" table:style-name="ce1">
            <text:p>13399.2</text:p>
          </table:table-cell>
          <table:table-cell office:value-type="float" office:value="15237.2" table:style-name="ce1">
            <text:p>15237.2</text:p>
          </table:table-cell>
          <table:table-cell office:value-type="float" office:value="11270.7" table:style-name="ce1">
            <text:p>11270.7</text:p>
          </table:table-cell>
          <table:table-cell office:value-type="float" office:value="7782.55" table:style-name="ce1">
            <text:p>7782.55</text:p>
          </table:table-cell>
          <table:table-cell office:value-type="float" office:value="10696" table:style-name="ce1">
            <text:p>10696</text:p>
          </table:table-cell>
          <table:table-cell office:value-type="float" office:value="14719.9" table:style-name="ce1">
            <text:p>14719.9</text:p>
          </table:table-cell>
          <table:table-cell office:value-type="float" office:value="20049.599999999999" table:style-name="ce1">
            <text:p>20049.6</text:p>
          </table:table-cell>
          <table:table-cell office:value-type="float" office:value="12521.673999999999" table:formula="of:=AVERAGE([.A63:.J63])" table:style-name="ce1">
            <text:p>12521.674</text:p>
          </table:table-cell>
          <table:table-cell table:number-columns-repeated="16373"/>
        </table:table-row>
        <table:table-row table:style-name="ro1">
          <table:table-cell office:value-type="float" office:value="12723.2" table:style-name="ce1">
            <text:p>12723.2</text:p>
          </table:table-cell>
          <table:table-cell office:value-type="float" office:value="10698.7" table:style-name="ce1">
            <text:p>10698.7</text:p>
          </table:table-cell>
          <table:table-cell office:value-type="float" office:value="8223.59" table:style-name="ce1">
            <text:p>8223.59</text:p>
          </table:table-cell>
          <table:table-cell office:value-type="float" office:value="13399.2" table:style-name="ce1">
            <text:p>13399.2</text:p>
          </table:table-cell>
          <table:table-cell office:value-type="float" office:value="15237.2" table:style-name="ce1">
            <text:p>15237.2</text:p>
          </table:table-cell>
          <table:table-cell office:value-type="float" office:value="11270.7" table:style-name="ce1">
            <text:p>11270.7</text:p>
          </table:table-cell>
          <table:table-cell office:value-type="float" office:value="7782.34" table:style-name="ce1">
            <text:p>7782.34</text:p>
          </table:table-cell>
          <table:table-cell office:value-type="float" office:value="10695.9" table:style-name="ce1">
            <text:p>10695.9</text:p>
          </table:table-cell>
          <table:table-cell office:value-type="float" office:value="14719.9" table:style-name="ce1">
            <text:p>14719.9</text:p>
          </table:table-cell>
          <table:table-cell office:value-type="float" office:value="19964.3" table:style-name="ce1">
            <text:p>19964.3</text:p>
          </table:table-cell>
          <table:table-cell office:value-type="float" office:value="12471.502999999999" table:formula="of:=AVERAGE([.A64:.J64])" table:style-name="ce1">
            <text:p>12471.503</text:p>
          </table:table-cell>
          <table:table-cell table:number-columns-repeated="16373"/>
        </table:table-row>
        <table:table-row table:style-name="ro1">
          <table:table-cell office:value-type="float" office:value="12723.2" table:style-name="ce1">
            <text:p>12723.2</text:p>
          </table:table-cell>
          <table:table-cell office:value-type="float" office:value="10698.7" table:style-name="ce1">
            <text:p>10698.7</text:p>
          </table:table-cell>
          <table:table-cell office:value-type="float" office:value="8161.92" table:style-name="ce1">
            <text:p>8161.92</text:p>
          </table:table-cell>
          <table:table-cell office:value-type="float" office:value="13399.2" table:style-name="ce1">
            <text:p>13399.2</text:p>
          </table:table-cell>
          <table:table-cell office:value-type="float" office:value="15236.6" table:style-name="ce1">
            <text:p>15236.6</text:p>
          </table:table-cell>
          <table:table-cell office:value-type="float" office:value="10970.5" table:style-name="ce1">
            <text:p>10970.5</text:p>
          </table:table-cell>
          <table:table-cell office:value-type="float" office:value="7763.29" table:style-name="ce1">
            <text:p>7763.29</text:p>
          </table:table-cell>
          <table:table-cell office:value-type="float" office:value="10293.700000000001" table:style-name="ce1">
            <text:p>10293.7</text:p>
          </table:table-cell>
          <table:table-cell office:value-type="float" office:value="14719.9" table:style-name="ce1">
            <text:p>14719.9</text:p>
          </table:table-cell>
          <table:table-cell office:value-type="float" office:value="19964.3" table:style-name="ce1">
            <text:p>19964.3</text:p>
          </table:table-cell>
          <table:table-cell office:value-type="float" office:value="12393.130999999998" table:formula="of:=AVERAGE([.A65:.J65])" table:style-name="ce1">
            <text:p>12393.131</text:p>
          </table:table-cell>
          <table:table-cell table:number-columns-repeated="16373"/>
        </table:table-row>
        <table:table-row table:style-name="ro1">
          <table:table-cell office:value-type="float" office:value="12248.8" table:style-name="ce1">
            <text:p>12248.8</text:p>
          </table:table-cell>
          <table:table-cell office:value-type="float" office:value="10692.5" table:style-name="ce1">
            <text:p>10692.5</text:p>
          </table:table-cell>
          <table:table-cell office:value-type="float" office:value="8159.58" table:style-name="ce1">
            <text:p>8159.58</text:p>
          </table:table-cell>
          <table:table-cell office:value-type="float" office:value="13392.1" table:style-name="ce1">
            <text:p>13392.1</text:p>
          </table:table-cell>
          <table:table-cell office:value-type="float" office:value="15236.6" table:style-name="ce1">
            <text:p>15236.6</text:p>
          </table:table-cell>
          <table:table-cell office:value-type="float" office:value="10970.5" table:style-name="ce1">
            <text:p>10970.5</text:p>
          </table:table-cell>
          <table:table-cell office:value-type="float" office:value="7606.23" table:style-name="ce1">
            <text:p>7606.23</text:p>
          </table:table-cell>
          <table:table-cell office:value-type="float" office:value="10293.700000000001" table:style-name="ce1">
            <text:p>10293.7</text:p>
          </table:table-cell>
          <table:table-cell office:value-type="float" office:value="14581.6" table:style-name="ce1">
            <text:p>14581.6</text:p>
          </table:table-cell>
          <table:table-cell office:value-type="float" office:value="19911.599999999999" table:style-name="ce1">
            <text:p>19911.6</text:p>
          </table:table-cell>
          <table:table-cell office:value-type="float" office:value="12309.321" table:formula="of:=AVERAGE([.A66:.J66])" table:style-name="ce1">
            <text:p>12309.321</text:p>
          </table:table-cell>
          <table:table-cell table:number-columns-repeated="16373"/>
        </table:table-row>
        <table:table-row table:style-name="ro1">
          <table:table-cell office:value-type="float" office:value="12248.8" table:style-name="ce1">
            <text:p>12248.8</text:p>
          </table:table-cell>
          <table:table-cell office:value-type="float" office:value="10692.5" table:style-name="ce1">
            <text:p>10692.5</text:p>
          </table:table-cell>
          <table:table-cell office:value-type="float" office:value="8042.69" table:style-name="ce1">
            <text:p>8042.69</text:p>
          </table:table-cell>
          <table:table-cell office:value-type="float" office:value="13392.1" table:style-name="ce1">
            <text:p>13392.1</text:p>
          </table:table-cell>
          <table:table-cell office:value-type="float" office:value="14983.3" table:style-name="ce1">
            <text:p>14983.3</text:p>
          </table:table-cell>
          <table:table-cell office:value-type="float" office:value="10970.5" table:style-name="ce1">
            <text:p>10970.5</text:p>
          </table:table-cell>
          <table:table-cell office:value-type="float" office:value="7605.27" table:style-name="ce1">
            <text:p>7605.27</text:p>
          </table:table-cell>
          <table:table-cell office:value-type="float" office:value="10274.6" table:style-name="ce1">
            <text:p>10274.6</text:p>
          </table:table-cell>
          <table:table-cell office:value-type="float" office:value="14581.6" table:style-name="ce1">
            <text:p>14581.6</text:p>
          </table:table-cell>
          <table:table-cell office:value-type="float" office:value="19887.900000000001" table:style-name="ce1">
            <text:p>19887.9</text:p>
          </table:table-cell>
          <table:table-cell office:value-type="float" office:value="12267.926000000001" table:formula="of:=AVERAGE([.A67:.J67])" table:style-name="ce1">
            <text:p>12267.926</text:p>
          </table:table-cell>
          <table:table-cell table:number-columns-repeated="16373"/>
        </table:table-row>
        <table:table-row table:style-name="ro1">
          <table:table-cell office:value-type="float" office:value="12242.6" table:style-name="ce1">
            <text:p>12242.6</text:p>
          </table:table-cell>
          <table:table-cell office:value-type="float" office:value="10692.5" table:style-name="ce1">
            <text:p>10692.5</text:p>
          </table:table-cell>
          <table:table-cell office:value-type="float" office:value="8042.69" table:style-name="ce1">
            <text:p>8042.69</text:p>
          </table:table-cell>
          <table:table-cell office:value-type="float" office:value="13345.5" table:style-name="ce1">
            <text:p>13345.5</text:p>
          </table:table-cell>
          <table:table-cell office:value-type="float" office:value="15093.1" table:style-name="ce1">
            <text:p>15093.1</text:p>
          </table:table-cell>
          <table:table-cell office:value-type="float" office:value="10970.5" table:style-name="ce1">
            <text:p>10970.5</text:p>
          </table:table-cell>
          <table:table-cell office:value-type="float" office:value="7605.6" table:style-name="ce1">
            <text:p>7605.6</text:p>
          </table:table-cell>
          <table:table-cell office:value-type="float" office:value="9948.94" table:style-name="ce1">
            <text:p>9948.94</text:p>
          </table:table-cell>
          <table:table-cell office:value-type="float" office:value="14545.5" table:style-name="ce1">
            <text:p>14545.5</text:p>
          </table:table-cell>
          <table:table-cell office:value-type="float" office:value="19887.900000000001" table:style-name="ce1">
            <text:p>19887.9</text:p>
          </table:table-cell>
          <table:table-cell office:value-type="float" office:value="12237.482999999998" table:formula="of:=AVERAGE([.A68:.J68])" table:style-name="ce1">
            <text:p>12237.483</text:p>
          </table:table-cell>
          <table:table-cell table:number-columns-repeated="16373"/>
        </table:table-row>
        <table:table-row table:style-name="ro1">
          <table:table-cell office:value-type="float" office:value="12245.5" table:style-name="ce1">
            <text:p>12245.5</text:p>
          </table:table-cell>
          <table:table-cell office:value-type="float" office:value="10692.4" table:style-name="ce1">
            <text:p>10692.4</text:p>
          </table:table-cell>
          <table:table-cell office:value-type="float" office:value="8042.69" table:style-name="ce1">
            <text:p>8042.69</text:p>
          </table:table-cell>
          <table:table-cell office:value-type="float" office:value="13349.1" table:style-name="ce1">
            <text:p>13349.1</text:p>
          </table:table-cell>
          <table:table-cell office:value-type="float" office:value="14818.1" table:style-name="ce1">
            <text:p>14818.1</text:p>
          </table:table-cell>
          <table:table-cell office:value-type="float" office:value="10970.5" table:style-name="ce1">
            <text:p>10970.5</text:p>
          </table:table-cell>
          <table:table-cell office:value-type="float" office:value="7605.6" table:style-name="ce1">
            <text:p>7605.6</text:p>
          </table:table-cell>
          <table:table-cell office:value-type="float" office:value="9948.66" table:style-name="ce1">
            <text:p>9948.66</text:p>
          </table:table-cell>
          <table:table-cell office:value-type="float" office:value="14534.1" table:style-name="ce1">
            <text:p>14534.1</text:p>
          </table:table-cell>
          <table:table-cell office:value-type="float" office:value="19880" table:style-name="ce1">
            <text:p>19880</text:p>
          </table:table-cell>
          <table:table-cell office:value-type="float" office:value="12208.665000000003" table:formula="of:=AVERAGE([.A69:.J69])" table:style-name="ce1">
            <text:p>12208.665</text:p>
          </table:table-cell>
          <table:table-cell table:number-columns-repeated="16373"/>
        </table:table-row>
        <table:table-row table:style-name="ro1">
          <table:table-cell office:value-type="float" office:value="12036.1" table:style-name="ce1">
            <text:p>12036.1</text:p>
          </table:table-cell>
          <table:table-cell office:value-type="float" office:value="10673.7" table:style-name="ce1">
            <text:p>10673.7</text:p>
          </table:table-cell>
          <table:table-cell office:value-type="float" office:value="7938.35" table:style-name="ce1">
            <text:p>7938.35</text:p>
          </table:table-cell>
          <table:table-cell office:value-type="float" office:value="13349.1" table:style-name="ce1">
            <text:p>13349.1</text:p>
          </table:table-cell>
          <table:table-cell office:value-type="float" office:value="14809" table:style-name="ce1">
            <text:p>14809</text:p>
          </table:table-cell>
          <table:table-cell office:value-type="float" office:value="10970.5" table:style-name="ce1">
            <text:p>10970.5</text:p>
          </table:table-cell>
          <table:table-cell office:value-type="float" office:value="7605.6" table:style-name="ce1">
            <text:p>7605.6</text:p>
          </table:table-cell>
          <table:table-cell office:value-type="float" office:value="9948.66" table:style-name="ce1">
            <text:p>9948.66</text:p>
          </table:table-cell>
          <table:table-cell office:value-type="float" office:value="14284.4" table:style-name="ce1">
            <text:p>14284.4</text:p>
          </table:table-cell>
          <table:table-cell office:value-type="float" office:value="19886.3" table:style-name="ce1">
            <text:p>19886.3</text:p>
          </table:table-cell>
          <table:table-cell office:value-type="float" office:value="12150.171" table:formula="of:=AVERAGE([.A70:.J70])" table:style-name="ce1">
            <text:p>12150.171</text:p>
          </table:table-cell>
          <table:table-cell table:number-columns-repeated="16373"/>
        </table:table-row>
        <table:table-row table:style-name="ro1">
          <table:table-cell office:value-type="float" office:value="12036.1" table:style-name="ce1">
            <text:p>12036.1</text:p>
          </table:table-cell>
          <table:table-cell office:value-type="float" office:value="10663" table:style-name="ce1">
            <text:p>10663</text:p>
          </table:table-cell>
          <table:table-cell office:value-type="float" office:value="7936.36" table:style-name="ce1">
            <text:p>7936.36</text:p>
          </table:table-cell>
          <table:table-cell office:value-type="float" office:value="13310.8" table:style-name="ce1">
            <text:p>13310.8</text:p>
          </table:table-cell>
          <table:table-cell office:value-type="float" office:value="14718.6" table:style-name="ce1">
            <text:p>14718.6</text:p>
          </table:table-cell>
          <table:table-cell office:value-type="float" office:value="10970.5" table:style-name="ce1">
            <text:p>10970.5</text:p>
          </table:table-cell>
          <table:table-cell office:value-type="float" office:value="7467.28" table:style-name="ce1">
            <text:p>7467.28</text:p>
          </table:table-cell>
          <table:table-cell office:value-type="float" office:value="9940.01" table:style-name="ce1">
            <text:p>9940.01</text:p>
          </table:table-cell>
          <table:table-cell office:value-type="float" office:value="14284.4" table:style-name="ce1">
            <text:p>14284.4</text:p>
          </table:table-cell>
          <table:table-cell office:value-type="float" office:value="19659.2" table:style-name="ce1">
            <text:p>19659.2</text:p>
          </table:table-cell>
          <table:table-cell office:value-type="float" office:value="12098.624999999996" table:formula="of:=AVERAGE([.A71:.J71])" table:style-name="ce1">
            <text:p>12098.625</text:p>
          </table:table-cell>
          <table:table-cell table:number-columns-repeated="16373"/>
        </table:table-row>
        <table:table-row table:style-name="ro1">
          <table:table-cell office:value-type="float" office:value="12035.8" table:style-name="ce1">
            <text:p>12035.8</text:p>
          </table:table-cell>
          <table:table-cell office:value-type="float" office:value="10622.8" table:style-name="ce1">
            <text:p>10622.8</text:p>
          </table:table-cell>
          <table:table-cell office:value-type="float" office:value="7936.36" table:style-name="ce1">
            <text:p>7936.36</text:p>
          </table:table-cell>
          <table:table-cell office:value-type="float" office:value="13111.5" table:style-name="ce1">
            <text:p>13111.5</text:p>
          </table:table-cell>
          <table:table-cell office:value-type="float" office:value="14797.2" table:style-name="ce1">
            <text:p>14797.2</text:p>
          </table:table-cell>
          <table:table-cell office:value-type="float" office:value="10913.9" table:style-name="ce1">
            <text:p>10913.9</text:p>
          </table:table-cell>
          <table:table-cell office:value-type="float" office:value="7467.28" table:style-name="ce1">
            <text:p>7467.28</text:p>
          </table:table-cell>
          <table:table-cell office:value-type="float" office:value="9817.27" table:style-name="ce1">
            <text:p>9817.27</text:p>
          </table:table-cell>
          <table:table-cell office:value-type="float" office:value="14222.4" table:style-name="ce1">
            <text:p>14222.4</text:p>
          </table:table-cell>
          <table:table-cell office:value-type="float" office:value="19654.8" table:style-name="ce1">
            <text:p>19654.8</text:p>
          </table:table-cell>
          <table:table-cell office:value-type="float" office:value="12057.931" table:formula="of:=AVERAGE([.A72:.J72])" table:style-name="ce1">
            <text:p>12057.931</text:p>
          </table:table-cell>
          <table:table-cell table:number-columns-repeated="16373"/>
        </table:table-row>
        <table:table-row table:style-name="ro1">
          <table:table-cell office:value-type="float" office:value="12033.2" table:style-name="ce1">
            <text:p>12033.2</text:p>
          </table:table-cell>
          <table:table-cell office:value-type="float" office:value="10622.8" table:style-name="ce1">
            <text:p>10622.8</text:p>
          </table:table-cell>
          <table:table-cell office:value-type="float" office:value="7936.36" table:style-name="ce1">
            <text:p>7936.36</text:p>
          </table:table-cell>
          <table:table-cell office:value-type="float" office:value="13106.5" table:style-name="ce1">
            <text:p>13106.5</text:p>
          </table:table-cell>
          <table:table-cell office:value-type="float" office:value="13852.3" table:style-name="ce1">
            <text:p>13852.3</text:p>
          </table:table-cell>
          <table:table-cell office:value-type="float" office:value="10909.6" table:style-name="ce1">
            <text:p>10909.6</text:p>
          </table:table-cell>
          <table:table-cell office:value-type="float" office:value="7452.09" table:style-name="ce1">
            <text:p>7452.09</text:p>
          </table:table-cell>
          <table:table-cell office:value-type="float" office:value="9777.08" table:style-name="ce1">
            <text:p>9777.08</text:p>
          </table:table-cell>
          <table:table-cell office:value-type="float" office:value="14217.4" table:style-name="ce1">
            <text:p>14217.4</text:p>
          </table:table-cell>
          <table:table-cell office:value-type="float" office:value="19474.5" table:style-name="ce1">
            <text:p>19474.5</text:p>
          </table:table-cell>
          <table:table-cell office:value-type="float" office:value="11938.183000000001" table:formula="of:=AVERAGE([.A73:.J73])" table:style-name="ce1">
            <text:p>11938.183</text:p>
          </table:table-cell>
          <table:table-cell table:number-columns-repeated="16373"/>
        </table:table-row>
        <table:table-row table:style-name="ro1">
          <table:table-cell office:value-type="float" office:value="12009.5" table:style-name="ce1">
            <text:p>12009.5</text:p>
          </table:table-cell>
          <table:table-cell office:value-type="float" office:value="10622.8" table:style-name="ce1">
            <text:p>10622.8</text:p>
          </table:table-cell>
          <table:table-cell office:value-type="float" office:value="7912.34" table:style-name="ce1">
            <text:p>7912.34</text:p>
          </table:table-cell>
          <table:table-cell office:value-type="float" office:value="13105.8" table:style-name="ce1">
            <text:p>13105.8</text:p>
          </table:table-cell>
          <table:table-cell office:value-type="float" office:value="13852.3" table:style-name="ce1">
            <text:p>13852.3</text:p>
          </table:table-cell>
          <table:table-cell office:value-type="float" office:value="10796.4" table:style-name="ce1">
            <text:p>10796.4</text:p>
          </table:table-cell>
          <table:table-cell office:value-type="float" office:value="7452.09" table:style-name="ce1">
            <text:p>7452.09</text:p>
          </table:table-cell>
          <table:table-cell office:value-type="float" office:value="9777.08" table:style-name="ce1">
            <text:p>9777.08</text:p>
          </table:table-cell>
          <table:table-cell office:value-type="float" office:value="14183" table:style-name="ce1">
            <text:p>14183</text:p>
          </table:table-cell>
          <table:table-cell office:value-type="float" office:value="19474.5" table:style-name="ce1">
            <text:p>19474.5</text:p>
          </table:table-cell>
          <table:table-cell office:value-type="float" office:value="11918.581" table:formula="of:=AVERAGE([.A74:.J74])" table:style-name="ce1">
            <text:p>11918.581</text:p>
          </table:table-cell>
          <table:table-cell table:number-columns-repeated="16373"/>
        </table:table-row>
        <table:table-row table:style-name="ro1">
          <table:table-cell office:value-type="float" office:value="12009.5" table:style-name="ce1">
            <text:p>12009.5</text:p>
          </table:table-cell>
          <table:table-cell office:value-type="float" office:value="10631.5" table:style-name="ce1">
            <text:p>10631.5</text:p>
          </table:table-cell>
          <table:table-cell office:value-type="float" office:value="7912.34" table:style-name="ce1">
            <text:p>7912.34</text:p>
          </table:table-cell>
          <table:table-cell office:value-type="float" office:value="13106.3" table:style-name="ce1">
            <text:p>13106.3</text:p>
          </table:table-cell>
          <table:table-cell office:value-type="float" office:value="13852.3" table:style-name="ce1">
            <text:p>13852.3</text:p>
          </table:table-cell>
          <table:table-cell office:value-type="float" office:value="10796.4" table:style-name="ce1">
            <text:p>10796.4</text:p>
          </table:table-cell>
          <table:table-cell office:value-type="float" office:value="7452.09" table:style-name="ce1">
            <text:p>7452.09</text:p>
          </table:table-cell>
          <table:table-cell office:value-type="float" office:value="9777.08" table:style-name="ce1">
            <text:p>9777.08</text:p>
          </table:table-cell>
          <table:table-cell office:value-type="float" office:value="14179" table:style-name="ce1">
            <text:p>14179</text:p>
          </table:table-cell>
          <table:table-cell office:value-type="float" office:value="18597.8" table:style-name="ce1">
            <text:p>18597.8</text:p>
          </table:table-cell>
          <table:table-cell office:value-type="float" office:value="11831.431" table:formula="of:=AVERAGE([.A75:.J75])" table:style-name="ce1">
            <text:p>11831.431</text:p>
          </table:table-cell>
          <table:table-cell table:number-columns-repeated="16373"/>
        </table:table-row>
        <table:table-row table:style-name="ro1">
          <table:table-cell office:value-type="float" office:value="12009.5" table:style-name="ce1">
            <text:p>12009.5</text:p>
          </table:table-cell>
          <table:table-cell office:value-type="float" office:value="10631.5" table:style-name="ce1">
            <text:p>10631.5</text:p>
          </table:table-cell>
          <table:table-cell office:value-type="float" office:value="7912.34" table:style-name="ce1">
            <text:p>7912.34</text:p>
          </table:table-cell>
          <table:table-cell office:value-type="float" office:value="13106.2" table:style-name="ce1">
            <text:p>13106.2</text:p>
          </table:table-cell>
          <table:table-cell office:value-type="float" office:value="13779.3" table:style-name="ce1">
            <text:p>13779.3</text:p>
          </table:table-cell>
          <table:table-cell office:value-type="float" office:value="10796.1" table:style-name="ce1">
            <text:p>10796.1</text:p>
          </table:table-cell>
          <table:table-cell office:value-type="float" office:value="7452.09" table:style-name="ce1">
            <text:p>7452.09</text:p>
          </table:table-cell>
          <table:table-cell office:value-type="float" office:value="9777.08" table:style-name="ce1">
            <text:p>9777.08</text:p>
          </table:table-cell>
          <table:table-cell office:value-type="float" office:value="14176.9" table:style-name="ce1">
            <text:p>14176.9</text:p>
          </table:table-cell>
          <table:table-cell office:value-type="float" office:value="18597.8" table:style-name="ce1">
            <text:p>18597.8</text:p>
          </table:table-cell>
          <table:table-cell office:value-type="float" office:value="11823.880999999999" table:formula="of:=AVERAGE([.A76:.J76])" table:style-name="ce1">
            <text:p>11823.881</text:p>
          </table:table-cell>
          <table:table-cell table:number-columns-repeated="16373"/>
        </table:table-row>
        <table:table-row table:style-name="ro1">
          <table:table-cell office:value-type="float" office:value="11988.4" table:style-name="ce1">
            <text:p>11988.4</text:p>
          </table:table-cell>
          <table:table-cell office:value-type="float" office:value="10631.5" table:style-name="ce1">
            <text:p>10631.5</text:p>
          </table:table-cell>
          <table:table-cell office:value-type="float" office:value="7912.5" table:style-name="ce1">
            <text:p>7912.5</text:p>
          </table:table-cell>
          <table:table-cell office:value-type="float" office:value="13057.2" table:style-name="ce1">
            <text:p>13057.2</text:p>
          </table:table-cell>
          <table:table-cell office:value-type="float" office:value="13779.3" table:style-name="ce1">
            <text:p>13779.3</text:p>
          </table:table-cell>
          <table:table-cell office:value-type="float" office:value="10796.1" table:style-name="ce1">
            <text:p>10796.1</text:p>
          </table:table-cell>
          <table:table-cell office:value-type="float" office:value="7452.03" table:style-name="ce1">
            <text:p>7452.03</text:p>
          </table:table-cell>
          <table:table-cell office:value-type="float" office:value="9776.24" table:style-name="ce1">
            <text:p>9776.24</text:p>
          </table:table-cell>
          <table:table-cell office:value-type="float" office:value="13839.9" table:style-name="ce1">
            <text:p>13839.9</text:p>
          </table:table-cell>
          <table:table-cell office:value-type="float" office:value="18597.8" table:style-name="ce1">
            <text:p>18597.8</text:p>
          </table:table-cell>
          <table:table-cell office:value-type="float" office:value="11783.097000000002" table:formula="of:=AVERAGE([.A77:.J77])" table:style-name="ce1">
            <text:p>11783.097</text:p>
          </table:table-cell>
          <table:table-cell table:number-columns-repeated="16373"/>
        </table:table-row>
        <table:table-row table:style-name="ro1">
          <table:table-cell office:value-type="float" office:value="11795.4" table:style-name="ce1">
            <text:p>11795.4</text:p>
          </table:table-cell>
          <table:table-cell office:value-type="float" office:value="10563.9" table:style-name="ce1">
            <text:p>10563.9</text:p>
          </table:table-cell>
          <table:table-cell office:value-type="float" office:value="7910.31" table:style-name="ce1">
            <text:p>7910.31</text:p>
          </table:table-cell>
          <table:table-cell office:value-type="float" office:value="13057.2" table:style-name="ce1">
            <text:p>13057.2</text:p>
          </table:table-cell>
          <table:table-cell office:value-type="float" office:value="13779.3" table:style-name="ce1">
            <text:p>13779.3</text:p>
          </table:table-cell>
          <table:table-cell office:value-type="float" office:value="10796.1" table:style-name="ce1">
            <text:p>10796.1</text:p>
          </table:table-cell>
          <table:table-cell office:value-type="float" office:value="7423.61" table:style-name="ce1">
            <text:p>7423.61</text:p>
          </table:table-cell>
          <table:table-cell office:value-type="float" office:value="9129.0499999999993" table:style-name="ce1">
            <text:p>9129.05</text:p>
          </table:table-cell>
          <table:table-cell office:value-type="float" office:value="14099.4" table:style-name="ce1">
            <text:p>14099.4</text:p>
          </table:table-cell>
          <table:table-cell office:value-type="float" office:value="18597.8" table:style-name="ce1">
            <text:p>18597.8</text:p>
          </table:table-cell>
          <table:table-cell office:value-type="float" office:value="11715.207" table:formula="of:=AVERAGE([.A78:.J78])" table:style-name="ce1">
            <text:p>11715.207</text:p>
          </table:table-cell>
          <table:table-cell table:number-columns-repeated="16373"/>
        </table:table-row>
        <table:table-row table:style-name="ro1">
          <table:table-cell office:value-type="float" office:value="11791.7" table:style-name="ce1">
            <text:p>11791.7</text:p>
          </table:table-cell>
          <table:table-cell office:value-type="float" office:value="10604.3" table:style-name="ce1">
            <text:p>10604.3</text:p>
          </table:table-cell>
          <table:table-cell office:value-type="float" office:value="7902.31" table:style-name="ce1">
            <text:p>7902.31</text:p>
          </table:table-cell>
          <table:table-cell office:value-type="float" office:value="12865.5" table:style-name="ce1">
            <text:p>12865.5</text:p>
          </table:table-cell>
          <table:table-cell office:value-type="float" office:value="13599.7" table:style-name="ce1">
            <text:p>13599.7</text:p>
          </table:table-cell>
          <table:table-cell office:value-type="float" office:value="10787.5" table:style-name="ce1">
            <text:p>10787.5</text:p>
          </table:table-cell>
          <table:table-cell office:value-type="float" office:value="7423.61" table:style-name="ce1">
            <text:p>7423.61</text:p>
          </table:table-cell>
          <table:table-cell office:value-type="float" office:value="9129.0499999999993" table:style-name="ce1">
            <text:p>9129.05</text:p>
          </table:table-cell>
          <table:table-cell office:value-type="float" office:value="14055.1" table:style-name="ce1">
            <text:p>14055.1</text:p>
          </table:table-cell>
          <table:table-cell office:value-type="float" office:value="18597.8" table:style-name="ce1">
            <text:p>18597.8</text:p>
          </table:table-cell>
          <table:table-cell office:value-type="float" office:value="11675.657000000001" table:formula="of:=AVERAGE([.A79:.J79])" table:style-name="ce1">
            <text:p>11675.657</text:p>
          </table:table-cell>
          <table:table-cell table:number-columns-repeated="16373"/>
        </table:table-row>
        <table:table-row table:style-name="ro1">
          <table:table-cell office:value-type="float" office:value="11795.3" table:style-name="ce1">
            <text:p>11795.3</text:p>
          </table:table-cell>
          <table:table-cell office:value-type="float" office:value="10603.8" table:style-name="ce1">
            <text:p>10603.8</text:p>
          </table:table-cell>
          <table:table-cell office:value-type="float" office:value="7889.48" table:style-name="ce1">
            <text:p>7889.48</text:p>
          </table:table-cell>
          <table:table-cell office:value-type="float" office:value="12865.5" table:style-name="ce1">
            <text:p>12865.5</text:p>
          </table:table-cell>
          <table:table-cell office:value-type="float" office:value="13599.5" table:style-name="ce1">
            <text:p>13599.5</text:p>
          </table:table-cell>
          <table:table-cell office:value-type="float" office:value="10736" table:style-name="ce1">
            <text:p>10736</text:p>
          </table:table-cell>
          <table:table-cell office:value-type="float" office:value="7423.61" table:style-name="ce1">
            <text:p>7423.61</text:p>
          </table:table-cell>
          <table:table-cell office:value-type="float" office:value="9128.23" table:style-name="ce1">
            <text:p>9128.23</text:p>
          </table:table-cell>
          <table:table-cell office:value-type="float" office:value="14038.2" table:style-name="ce1">
            <text:p>14038.2</text:p>
          </table:table-cell>
          <table:table-cell office:value-type="float" office:value="18350.8" table:style-name="ce1">
            <text:p>18350.8</text:p>
          </table:table-cell>
          <table:table-cell office:value-type="float" office:value="11643.041999999999" table:formula="of:=AVERAGE([.A80:.J80])" table:style-name="ce1">
            <text:p>11643.042</text:p>
          </table:table-cell>
          <table:table-cell table:number-columns-repeated="16373"/>
        </table:table-row>
        <table:table-row table:style-name="ro1">
          <table:table-cell office:value-type="float" office:value="11795.3" table:style-name="ce1">
            <text:p>11795.3</text:p>
          </table:table-cell>
          <table:table-cell office:value-type="float" office:value="10584.1" table:style-name="ce1">
            <text:p>10584.1</text:p>
          </table:table-cell>
          <table:table-cell office:value-type="float" office:value="7882.4" table:style-name="ce1">
            <text:p>7882.4</text:p>
          </table:table-cell>
          <table:table-cell office:value-type="float" office:value="12865.5" table:style-name="ce1">
            <text:p>12865.5</text:p>
          </table:table-cell>
          <table:table-cell office:value-type="float" office:value="13599.7" table:style-name="ce1">
            <text:p>13599.7</text:p>
          </table:table-cell>
          <table:table-cell office:value-type="float" office:value="10736" table:style-name="ce1">
            <text:p>10736</text:p>
          </table:table-cell>
          <table:table-cell office:value-type="float" office:value="7423.1" table:style-name="ce1">
            <text:p>7423.1</text:p>
          </table:table-cell>
          <table:table-cell office:value-type="float" office:value="9128.23" table:style-name="ce1">
            <text:p>9128.23</text:p>
          </table:table-cell>
          <table:table-cell office:value-type="float" office:value="14019.9" table:style-name="ce1">
            <text:p>14019.9</text:p>
          </table:table-cell>
          <table:table-cell office:value-type="float" office:value="18350.8" table:style-name="ce1">
            <text:p>18350.8</text:p>
          </table:table-cell>
          <table:table-cell office:value-type="float" office:value="11638.503000000001" table:formula="of:=AVERAGE([.A81:.J81])" table:style-name="ce1">
            <text:p>11638.503</text:p>
          </table:table-cell>
          <table:table-cell table:number-columns-repeated="16373"/>
        </table:table-row>
        <table:table-row table:style-name="ro1">
          <table:table-cell office:value-type="float" office:value="11795.3" table:style-name="ce1">
            <text:p>11795.3</text:p>
          </table:table-cell>
          <table:table-cell office:value-type="float" office:value="10584.1" table:style-name="ce1">
            <text:p>10584.1</text:p>
          </table:table-cell>
          <table:table-cell office:value-type="float" office:value="7882.4" table:style-name="ce1">
            <text:p>7882.4</text:p>
          </table:table-cell>
          <table:table-cell office:value-type="float" office:value="12865.5" table:style-name="ce1">
            <text:p>12865.5</text:p>
          </table:table-cell>
          <table:table-cell office:value-type="float" office:value="13593" table:style-name="ce1">
            <text:p>13593</text:p>
          </table:table-cell>
          <table:table-cell office:value-type="float" office:value="10735.8" table:style-name="ce1">
            <text:p>10735.8</text:p>
          </table:table-cell>
          <table:table-cell office:value-type="float" office:value="7423.1" table:style-name="ce1">
            <text:p>7423.1</text:p>
          </table:table-cell>
          <table:table-cell office:value-type="float" office:value="9124.34" table:style-name="ce1">
            <text:p>9124.34</text:p>
          </table:table-cell>
          <table:table-cell office:value-type="float" office:value="13973" table:style-name="ce1">
            <text:p>13973</text:p>
          </table:table-cell>
          <table:table-cell office:value-type="float" office:value="18350.8" table:style-name="ce1">
            <text:p>18350.8</text:p>
          </table:table-cell>
          <table:table-cell office:value-type="float" office:value="11632.734" table:formula="of:=AVERAGE([.A82:.J82])" table:style-name="ce1">
            <text:p>11632.734</text:p>
          </table:table-cell>
          <table:table-cell table:number-columns-repeated="16373"/>
        </table:table-row>
        <table:table-row table:style-name="ro1">
          <table:table-cell office:value-type="float" office:value="11643.5" table:style-name="ce1">
            <text:p>11643.5</text:p>
          </table:table-cell>
          <table:table-cell office:value-type="float" office:value="10584.1" table:style-name="ce1">
            <text:p>10584.1</text:p>
          </table:table-cell>
          <table:table-cell office:value-type="float" office:value="7882.23" table:style-name="ce1">
            <text:p>7882.23</text:p>
          </table:table-cell>
          <table:table-cell office:value-type="float" office:value="12865.5" table:style-name="ce1">
            <text:p>12865.5</text:p>
          </table:table-cell>
          <table:table-cell office:value-type="float" office:value="13020.7" table:style-name="ce1">
            <text:p>13020.7</text:p>
          </table:table-cell>
          <table:table-cell office:value-type="float" office:value="10617.5" table:style-name="ce1">
            <text:p>10617.5</text:p>
          </table:table-cell>
          <table:table-cell office:value-type="float" office:value="7396.75" table:style-name="ce1">
            <text:p>7396.75</text:p>
          </table:table-cell>
          <table:table-cell office:value-type="float" office:value="9075.35" table:style-name="ce1">
            <text:p>9075.35</text:p>
          </table:table-cell>
          <table:table-cell office:value-type="float" office:value="13973" table:style-name="ce1">
            <text:p>13973</text:p>
          </table:table-cell>
          <table:table-cell office:value-type="float" office:value="18132.3" table:style-name="ce1">
            <text:p>18132.3</text:p>
          </table:table-cell>
          <table:table-cell office:value-type="float" office:value="11519.093000000001" table:formula="of:=AVERAGE([.A83:.J83])" table:style-name="ce1">
            <text:p>11519.093</text:p>
          </table:table-cell>
          <table:table-cell table:number-columns-repeated="16373"/>
        </table:table-row>
        <table:table-row table:style-name="ro1">
          <table:table-cell office:value-type="float" office:value="11704.4" table:style-name="ce1">
            <text:p>11704.4</text:p>
          </table:table-cell>
          <table:table-cell office:value-type="float" office:value="10584.1" table:style-name="ce1">
            <text:p>10584.1</text:p>
          </table:table-cell>
          <table:table-cell office:value-type="float" office:value="7880.25" table:style-name="ce1">
            <text:p>7880.25</text:p>
          </table:table-cell>
          <table:table-cell office:value-type="float" office:value="12861.2" table:style-name="ce1">
            <text:p>12861.2</text:p>
          </table:table-cell>
          <table:table-cell office:value-type="float" office:value="13590.3" table:style-name="ce1">
            <text:p>13590.3</text:p>
          </table:table-cell>
          <table:table-cell office:value-type="float" office:value="10617.5" table:style-name="ce1">
            <text:p>10617.5</text:p>
          </table:table-cell>
          <table:table-cell office:value-type="float" office:value="7405.12" table:style-name="ce1">
            <text:p>7405.12</text:p>
          </table:table-cell>
          <table:table-cell office:value-type="float" office:value="8945.92" table:style-name="ce1">
            <text:p>8945.92</text:p>
          </table:table-cell>
          <table:table-cell office:value-type="float" office:value="13973" table:style-name="ce1">
            <text:p>13973</text:p>
          </table:table-cell>
          <table:table-cell office:value-type="float" office:value="18115.3" table:style-name="ce1">
            <text:p>18115.3</text:p>
          </table:table-cell>
          <table:table-cell office:value-type="float" office:value="11567.708999999999" table:formula="of:=AVERAGE([.A84:.J84])" table:style-name="ce1">
            <text:p>11567.709</text:p>
          </table:table-cell>
          <table:table-cell table:number-columns-repeated="16373"/>
        </table:table-row>
        <table:table-row table:style-name="ro1">
          <table:table-cell office:value-type="float" office:value="11427.9" table:style-name="ce1">
            <text:p>11427.9</text:p>
          </table:table-cell>
          <table:table-cell office:value-type="float" office:value="10560.1" table:style-name="ce1">
            <text:p>10560.1</text:p>
          </table:table-cell>
          <table:table-cell office:value-type="float" office:value="7874.41" table:style-name="ce1">
            <text:p>7874.41</text:p>
          </table:table-cell>
          <table:table-cell office:value-type="float" office:value="12857.3" table:style-name="ce1">
            <text:p>12857.3</text:p>
          </table:table-cell>
          <table:table-cell office:value-type="float" office:value="13421.3" table:style-name="ce1">
            <text:p>13421.3</text:p>
          </table:table-cell>
          <table:table-cell office:value-type="float" office:value="10653.6" table:style-name="ce1">
            <text:p>10653.6</text:p>
          </table:table-cell>
          <table:table-cell office:value-type="float" office:value="7358.95" table:style-name="ce1">
            <text:p>7358.95</text:p>
          </table:table-cell>
          <table:table-cell office:value-type="float" office:value="8945.08" table:style-name="ce1">
            <text:p>8945.08</text:p>
          </table:table-cell>
          <table:table-cell office:value-type="float" office:value="13960.7" table:style-name="ce1">
            <text:p>13960.7</text:p>
          </table:table-cell>
          <table:table-cell office:value-type="float" office:value="18132.3" table:style-name="ce1">
            <text:p>18132.3</text:p>
          </table:table-cell>
          <table:table-cell office:value-type="float" office:value="11519.164000000001" table:formula="of:=AVERAGE([.A85:.J85])" table:style-name="ce1">
            <text:p>11519.164</text:p>
          </table:table-cell>
          <table:table-cell table:number-columns-repeated="16373"/>
        </table:table-row>
        <table:table-row table:style-name="ro1">
          <table:table-cell office:value-type="float" office:value="11427.9" table:style-name="ce1">
            <text:p>11427.9</text:p>
          </table:table-cell>
          <table:table-cell office:value-type="float" office:value="10560.1" table:style-name="ce1">
            <text:p>10560.1</text:p>
          </table:table-cell>
          <table:table-cell office:value-type="float" office:value="7874.41" table:style-name="ce1">
            <text:p>7874.41</text:p>
          </table:table-cell>
          <table:table-cell office:value-type="float" office:value="12796.6" table:style-name="ce1">
            <text:p>12796.6</text:p>
          </table:table-cell>
          <table:table-cell office:value-type="float" office:value="13421.3" table:style-name="ce1">
            <text:p>13421.3</text:p>
          </table:table-cell>
          <table:table-cell office:value-type="float" office:value="10653.6" table:style-name="ce1">
            <text:p>10653.6</text:p>
          </table:table-cell>
          <table:table-cell office:value-type="float" office:value="7358.95" table:style-name="ce1">
            <text:p>7358.95</text:p>
          </table:table-cell>
          <table:table-cell office:value-type="float" office:value="8700.1299999999992" table:style-name="ce1">
            <text:p>8700.13</text:p>
          </table:table-cell>
          <table:table-cell office:value-type="float" office:value="13948.4" table:style-name="ce1">
            <text:p>13948.4</text:p>
          </table:table-cell>
          <table:table-cell office:value-type="float" office:value="17901.5" table:style-name="ce1">
            <text:p>17901.5</text:p>
          </table:table-cell>
          <table:table-cell office:value-type="float" office:value="11464.289000000001" table:formula="of:=AVERAGE([.A86:.J86])" table:style-name="ce1">
            <text:p>11464.289</text:p>
          </table:table-cell>
          <table:table-cell table:number-columns-repeated="16373"/>
        </table:table-row>
        <table:table-row table:style-name="ro1">
          <table:table-cell office:value-type="float" office:value="11427.9" table:style-name="ce1">
            <text:p>11427.9</text:p>
          </table:table-cell>
          <table:table-cell office:value-type="float" office:value="10553.6" table:style-name="ce1">
            <text:p>10553.6</text:p>
          </table:table-cell>
          <table:table-cell office:value-type="float" office:value="7871.99" table:style-name="ce1">
            <text:p>7871.99</text:p>
          </table:table-cell>
          <table:table-cell office:value-type="float" office:value="12724.1" table:style-name="ce1">
            <text:p>12724.1</text:p>
          </table:table-cell>
          <table:table-cell office:value-type="float" office:value="13532.1" table:style-name="ce1">
            <text:p>13532.1</text:p>
          </table:table-cell>
          <table:table-cell office:value-type="float" office:value="10646.6" table:style-name="ce1">
            <text:p>10646.6</text:p>
          </table:table-cell>
          <table:table-cell office:value-type="float" office:value="7377.08" table:style-name="ce1">
            <text:p>7377.08</text:p>
          </table:table-cell>
          <table:table-cell office:value-type="float" office:value="8700.0300000000007" table:style-name="ce1">
            <text:p>8700.03</text:p>
          </table:table-cell>
          <table:table-cell office:value-type="float" office:value="13877.1" table:style-name="ce1">
            <text:p>13877.1</text:p>
          </table:table-cell>
          <table:table-cell office:value-type="float" office:value="17901.5" table:style-name="ce1">
            <text:p>17901.5</text:p>
          </table:table-cell>
          <table:table-cell office:value-type="float" office:value="11461.2" table:formula="of:=AVERAGE([.A87:.J87])" table:style-name="ce1">
            <text:p>11461.2</text:p>
          </table:table-cell>
          <table:table-cell table:number-columns-repeated="16373"/>
        </table:table-row>
        <table:table-row table:style-name="ro1">
          <table:table-cell office:value-type="float" office:value="11427.9" table:style-name="ce1">
            <text:p>11427.9</text:p>
          </table:table-cell>
          <table:table-cell office:value-type="float" office:value="10552.7" table:style-name="ce1">
            <text:p>10552.7</text:p>
          </table:table-cell>
          <table:table-cell office:value-type="float" office:value="7857.73" table:style-name="ce1">
            <text:p>7857.73</text:p>
          </table:table-cell>
          <table:table-cell office:value-type="float" office:value="12724.1" table:style-name="ce1">
            <text:p>12724.1</text:p>
          </table:table-cell>
          <table:table-cell office:value-type="float" office:value="13459.7" table:style-name="ce1">
            <text:p>13459.7</text:p>
          </table:table-cell>
          <table:table-cell office:value-type="float" office:value="10608.4" table:style-name="ce1">
            <text:p>10608.4</text:p>
          </table:table-cell>
          <table:table-cell office:value-type="float" office:value="7274.45" table:style-name="ce1">
            <text:p>7274.45</text:p>
          </table:table-cell>
          <table:table-cell office:value-type="float" office:value="8700.0300000000007" table:style-name="ce1">
            <text:p>8700.03</text:p>
          </table:table-cell>
          <table:table-cell office:value-type="float" office:value="13763.6" table:style-name="ce1">
            <text:p>13763.6</text:p>
          </table:table-cell>
          <table:table-cell office:value-type="float" office:value="17163.900000000001" table:style-name="ce1">
            <text:p>17163.9</text:p>
          </table:table-cell>
          <table:table-cell office:value-type="float" office:value="11353.251" table:formula="of:=AVERAGE([.A88:.J88])" table:style-name="ce1">
            <text:p>11353.251</text:p>
          </table:table-cell>
          <table:table-cell table:number-columns-repeated="16373"/>
        </table:table-row>
        <table:table-row table:style-name="ro1">
          <table:table-cell office:value-type="float" office:value="11310.8" table:style-name="ce1">
            <text:p>11310.8</text:p>
          </table:table-cell>
          <table:table-cell office:value-type="float" office:value="10552.7" table:style-name="ce1">
            <text:p>10552.7</text:p>
          </table:table-cell>
          <table:table-cell office:value-type="float" office:value="7857.73" table:style-name="ce1">
            <text:p>7857.73</text:p>
          </table:table-cell>
          <table:table-cell office:value-type="float" office:value="12724.1" table:style-name="ce1">
            <text:p>12724.1</text:p>
          </table:table-cell>
          <table:table-cell office:value-type="float" office:value="13459.7" table:style-name="ce1">
            <text:p>13459.7</text:p>
          </table:table-cell>
          <table:table-cell office:value-type="float" office:value="10608.4" table:style-name="ce1">
            <text:p>10608.4</text:p>
          </table:table-cell>
          <table:table-cell office:value-type="float" office:value="7215.99" table:style-name="ce1">
            <text:p>7215.99</text:p>
          </table:table-cell>
          <table:table-cell office:value-type="float" office:value="8346.61" table:style-name="ce1">
            <text:p>8346.61</text:p>
          </table:table-cell>
          <table:table-cell office:value-type="float" office:value="13866.5" table:style-name="ce1">
            <text:p>13866.5</text:p>
          </table:table-cell>
          <table:table-cell office:value-type="float" office:value="17163.900000000001" table:style-name="ce1">
            <text:p>17163.9</text:p>
          </table:table-cell>
          <table:table-cell office:value-type="float" office:value="11310.643" table:formula="of:=AVERAGE([.A89:.J89])" table:style-name="ce1">
            <text:p>11310.643</text:p>
          </table:table-cell>
          <table:table-cell table:number-columns-repeated="16373"/>
        </table:table-row>
        <table:table-row table:style-name="ro1">
          <table:table-cell office:value-type="float" office:value="11310.8" table:style-name="ce1">
            <text:p>11310.8</text:p>
          </table:table-cell>
          <table:table-cell office:value-type="float" office:value="10538.8" table:style-name="ce1">
            <text:p>10538.8</text:p>
          </table:table-cell>
          <table:table-cell office:value-type="float" office:value="7855.31" table:style-name="ce1">
            <text:p>7855.31</text:p>
          </table:table-cell>
          <table:table-cell office:value-type="float" office:value="12706.5" table:style-name="ce1">
            <text:p>12706.5</text:p>
          </table:table-cell>
          <table:table-cell office:value-type="float" office:value="13489.7" table:style-name="ce1">
            <text:p>13489.7</text:p>
          </table:table-cell>
          <table:table-cell office:value-type="float" office:value="10608.4" table:style-name="ce1">
            <text:p>10608.4</text:p>
          </table:table-cell>
          <table:table-cell office:value-type="float" office:value="7215.99" table:style-name="ce1">
            <text:p>7215.99</text:p>
          </table:table-cell>
          <table:table-cell office:value-type="float" office:value="8423.99" table:style-name="ce1">
            <text:p>8423.99</text:p>
          </table:table-cell>
          <table:table-cell office:value-type="float" office:value="13806.6" table:style-name="ce1">
            <text:p>13806.6</text:p>
          </table:table-cell>
          <table:table-cell office:value-type="float" office:value="17108.5" table:style-name="ce1">
            <text:p>17108.5</text:p>
          </table:table-cell>
          <table:table-cell office:value-type="float" office:value="11306.459000000001" table:formula="of:=AVERAGE([.A90:.J90])" table:style-name="ce1">
            <text:p>11306.459</text:p>
          </table:table-cell>
          <table:table-cell table:number-columns-repeated="16373"/>
        </table:table-row>
        <table:table-row table:style-name="ro1">
          <table:table-cell office:value-type="float" office:value="11303" table:style-name="ce1">
            <text:p>11303</text:p>
          </table:table-cell>
          <table:table-cell office:value-type="float" office:value="10538.8" table:style-name="ce1">
            <text:p>10538.8</text:p>
          </table:table-cell>
          <table:table-cell office:value-type="float" office:value="7847.53" table:style-name="ce1">
            <text:p>7847.53</text:p>
          </table:table-cell>
          <table:table-cell office:value-type="float" office:value="12706.5" table:style-name="ce1">
            <text:p>12706.5</text:p>
          </table:table-cell>
          <table:table-cell office:value-type="float" office:value="13418.7" table:style-name="ce1">
            <text:p>13418.7</text:p>
          </table:table-cell>
          <table:table-cell office:value-type="float" office:value="10563.1" table:style-name="ce1">
            <text:p>10563.1</text:p>
          </table:table-cell>
          <table:table-cell office:value-type="float" office:value="7198.16" table:style-name="ce1">
            <text:p>7198.16</text:p>
          </table:table-cell>
          <table:table-cell office:value-type="float" office:value="8377.94" table:style-name="ce1">
            <text:p>8377.94</text:p>
          </table:table-cell>
          <table:table-cell office:value-type="float" office:value="13806.6" table:style-name="ce1">
            <text:p>13806.6</text:p>
          </table:table-cell>
          <table:table-cell office:value-type="float" office:value="17108.5" table:style-name="ce1">
            <text:p>17108.5</text:p>
          </table:table-cell>
          <table:table-cell office:value-type="float" office:value="11286.883000000002" table:formula="of:=AVERAGE([.A91:.J91])" table:style-name="ce1">
            <text:p>11286.883</text:p>
          </table:table-cell>
          <table:table-cell table:number-columns-repeated="16373"/>
        </table:table-row>
        <table:table-row table:style-name="ro1">
          <table:table-cell office:value-type="float" office:value="11293" table:style-name="ce1">
            <text:p>11293</text:p>
          </table:table-cell>
          <table:table-cell office:value-type="float" office:value="10538.8" table:style-name="ce1">
            <text:p>10538.8</text:p>
          </table:table-cell>
          <table:table-cell office:value-type="float" office:value="7847.34" table:style-name="ce1">
            <text:p>7847.34</text:p>
          </table:table-cell>
          <table:table-cell office:value-type="float" office:value="12601.9" table:style-name="ce1">
            <text:p>12601.9</text:p>
          </table:table-cell>
          <table:table-cell office:value-type="float" office:value="13317.2" table:style-name="ce1">
            <text:p>13317.2</text:p>
          </table:table-cell>
          <table:table-cell office:value-type="float" office:value="10351.4" table:style-name="ce1">
            <text:p>10351.4</text:p>
          </table:table-cell>
          <table:table-cell office:value-type="float" office:value="7197.74" table:style-name="ce1">
            <text:p>7197.74</text:p>
          </table:table-cell>
          <table:table-cell office:value-type="float" office:value="8377.23" table:style-name="ce1">
            <text:p>8377.23</text:p>
          </table:table-cell>
          <table:table-cell office:value-type="float" office:value="13745.1" table:style-name="ce1">
            <text:p>13745.1</text:p>
          </table:table-cell>
          <table:table-cell office:value-type="float" office:value="17108.5" table:style-name="ce1">
            <text:p>17108.5</text:p>
          </table:table-cell>
          <table:table-cell office:value-type="float" office:value="11237.821" table:formula="of:=AVERAGE([.A92:.J92])" table:style-name="ce1">
            <text:p>11237.821</text:p>
          </table:table-cell>
          <table:table-cell table:number-columns-repeated="16373"/>
        </table:table-row>
        <table:table-row table:style-name="ro1">
          <table:table-cell office:value-type="float" office:value="10828.7" table:style-name="ce1">
            <text:p>10828.7</text:p>
          </table:table-cell>
          <table:table-cell office:value-type="float" office:value="10492.9" table:style-name="ce1">
            <text:p>10492.9</text:p>
          </table:table-cell>
          <table:table-cell office:value-type="float" office:value="7846.94" table:style-name="ce1">
            <text:p>7846.94</text:p>
          </table:table-cell>
          <table:table-cell office:value-type="float" office:value="12585" table:style-name="ce1">
            <text:p>12585</text:p>
          </table:table-cell>
          <table:table-cell office:value-type="float" office:value="13120.8" table:style-name="ce1">
            <text:p>13120.8</text:p>
          </table:table-cell>
          <table:table-cell office:value-type="float" office:value="10351.4" table:style-name="ce1">
            <text:p>10351.4</text:p>
          </table:table-cell>
          <table:table-cell office:value-type="float" office:value="7197.74" table:style-name="ce1">
            <text:p>7197.74</text:p>
          </table:table-cell>
          <table:table-cell office:value-type="float" office:value="8372.14" table:style-name="ce1">
            <text:p>8372.14</text:p>
          </table:table-cell>
          <table:table-cell office:value-type="float" office:value="13744.6" table:style-name="ce1">
            <text:p>13744.6</text:p>
          </table:table-cell>
          <table:table-cell office:value-type="float" office:value="16549.7" table:style-name="ce1">
            <text:p>16549.7</text:p>
          </table:table-cell>
          <table:table-cell office:value-type="float" office:value="11108.992" table:formula="of:=AVERAGE([.A93:.J93])" table:style-name="ce1">
            <text:p>11108.992</text:p>
          </table:table-cell>
          <table:table-cell table:number-columns-repeated="16373"/>
        </table:table-row>
        <table:table-row table:style-name="ro1">
          <table:table-cell office:value-type="float" office:value="10828.7" table:style-name="ce1">
            <text:p>10828.7</text:p>
          </table:table-cell>
          <table:table-cell office:value-type="float" office:value="10492.9" table:style-name="ce1">
            <text:p>10492.9</text:p>
          </table:table-cell>
          <table:table-cell office:value-type="float" office:value="7790.9" table:style-name="ce1">
            <text:p>7790.9</text:p>
          </table:table-cell>
          <table:table-cell office:value-type="float" office:value="12585" table:style-name="ce1">
            <text:p>12585</text:p>
          </table:table-cell>
          <table:table-cell office:value-type="float" office:value="13120.8" table:style-name="ce1">
            <text:p>13120.8</text:p>
          </table:table-cell>
          <table:table-cell office:value-type="float" office:value="10351.4" table:style-name="ce1">
            <text:p>10351.4</text:p>
          </table:table-cell>
          <table:table-cell office:value-type="float" office:value="7197.49" table:style-name="ce1">
            <text:p>7197.49</text:p>
          </table:table-cell>
          <table:table-cell office:value-type="float" office:value="8371.2099999999991" table:style-name="ce1">
            <text:p>8371.21</text:p>
          </table:table-cell>
          <table:table-cell office:value-type="float" office:value="13743.8" table:style-name="ce1">
            <text:p>13743.8</text:p>
          </table:table-cell>
          <table:table-cell office:value-type="float" office:value="16352.2" table:style-name="ce1">
            <text:p>16352.2</text:p>
          </table:table-cell>
          <table:table-cell office:value-type="float" office:value="11083.439999999999" table:formula="of:=AVERAGE([.A94:.J94])" table:style-name="ce1">
            <text:p>11083.44</text:p>
          </table:table-cell>
          <table:table-cell table:number-columns-repeated="16373"/>
        </table:table-row>
        <table:table-row table:style-name="ro1">
          <table:table-cell office:value-type="float" office:value="10828.7" table:style-name="ce1">
            <text:p>10828.7</text:p>
          </table:table-cell>
          <table:table-cell office:value-type="float" office:value="10398.1" table:style-name="ce1">
            <text:p>10398.1</text:p>
          </table:table-cell>
          <table:table-cell office:value-type="float" office:value="7790.9" table:style-name="ce1">
            <text:p>7790.9</text:p>
          </table:table-cell>
          <table:table-cell office:value-type="float" office:value="12583.9" table:style-name="ce1">
            <text:p>12583.9</text:p>
          </table:table-cell>
          <table:table-cell office:value-type="float" office:value="13120.8" table:style-name="ce1">
            <text:p>13120.8</text:p>
          </table:table-cell>
          <table:table-cell office:value-type="float" office:value="10351.4" table:style-name="ce1">
            <text:p>10351.4</text:p>
          </table:table-cell>
          <table:table-cell office:value-type="float" office:value="7190.71" table:style-name="ce1">
            <text:p>7190.71</text:p>
          </table:table-cell>
          <table:table-cell office:value-type="float" office:value="8222.65" table:style-name="ce1">
            <text:p>8222.65</text:p>
          </table:table-cell>
          <table:table-cell office:value-type="float" office:value="13241.4" table:style-name="ce1">
            <text:p>13241.4</text:p>
          </table:table-cell>
          <table:table-cell office:value-type="float" office:value="15974.4" table:style-name="ce1">
            <text:p>15974.4</text:p>
          </table:table-cell>
          <table:table-cell office:value-type="float" office:value="10970.295999999998" table:formula="of:=AVERAGE([.A95:.J95])" table:style-name="ce1">
            <text:p>10970.296</text:p>
          </table:table-cell>
          <table:table-cell table:number-columns-repeated="16373"/>
        </table:table-row>
        <table:table-row table:style-name="ro1">
          <table:table-cell office:value-type="float" office:value="10823.1" table:style-name="ce1">
            <text:p>10823.1</text:p>
          </table:table-cell>
          <table:table-cell office:value-type="float" office:value="10490.7" table:style-name="ce1">
            <text:p>10490.7</text:p>
          </table:table-cell>
          <table:table-cell office:value-type="float" office:value="7790.9" table:style-name="ce1">
            <text:p>7790.9</text:p>
          </table:table-cell>
          <table:table-cell office:value-type="float" office:value="12583.9" table:style-name="ce1">
            <text:p>12583.9</text:p>
          </table:table-cell>
          <table:table-cell office:value-type="float" office:value="13112" table:style-name="ce1">
            <text:p>13112</text:p>
          </table:table-cell>
          <table:table-cell office:value-type="float" office:value="10351.4" table:style-name="ce1">
            <text:p>10351.4</text:p>
          </table:table-cell>
          <table:table-cell office:value-type="float" office:value="7161.84" table:style-name="ce1">
            <text:p>7161.84</text:p>
          </table:table-cell>
          <table:table-cell office:value-type="float" office:value="8222.65" table:style-name="ce1">
            <text:p>8222.65</text:p>
          </table:table-cell>
          <table:table-cell office:value-type="float" office:value="13241.4" table:style-name="ce1">
            <text:p>13241.4</text:p>
          </table:table-cell>
          <table:table-cell office:value-type="float" office:value="15974.4" table:style-name="ce1">
            <text:p>15974.4</text:p>
          </table:table-cell>
          <table:table-cell office:value-type="float" office:value="10975.228999999999" table:formula="of:=AVERAGE([.A96:.J96])" table:style-name="ce1">
            <text:p>10975.229</text:p>
          </table:table-cell>
          <table:table-cell table:number-columns-repeated="16373"/>
        </table:table-row>
        <table:table-row table:style-name="ro1">
          <table:table-cell office:value-type="float" office:value="10823.1" table:style-name="ce1">
            <text:p>10823.1</text:p>
          </table:table-cell>
          <table:table-cell office:value-type="float" office:value="10492.9" table:style-name="ce1">
            <text:p>10492.9</text:p>
          </table:table-cell>
          <table:table-cell office:value-type="float" office:value="7731" table:style-name="ce1">
            <text:p>7731</text:p>
          </table:table-cell>
          <table:table-cell office:value-type="float" office:value="12582.2" table:style-name="ce1">
            <text:p>12582.2</text:p>
          </table:table-cell>
          <table:table-cell office:value-type="float" office:value="13107.7" table:style-name="ce1">
            <text:p>13107.7</text:p>
          </table:table-cell>
          <table:table-cell office:value-type="float" office:value="10350.299999999999" table:style-name="ce1">
            <text:p>10350.3</text:p>
          </table:table-cell>
          <table:table-cell office:value-type="float" office:value="7161.84" table:style-name="ce1">
            <text:p>7161.84</text:p>
          </table:table-cell>
          <table:table-cell office:value-type="float" office:value="8221.6299999999992" table:style-name="ce1">
            <text:p>8221.63</text:p>
          </table:table-cell>
          <table:table-cell office:value-type="float" office:value="13241.4" table:style-name="ce1">
            <text:p>13241.4</text:p>
          </table:table-cell>
          <table:table-cell office:value-type="float" office:value="15959" table:style-name="ce1">
            <text:p>15959</text:p>
          </table:table-cell>
          <table:table-cell office:value-type="float" office:value="10967.107" table:formula="of:=AVERAGE([.A97:.J97])" table:style-name="ce1">
            <text:p>10967.107</text:p>
          </table:table-cell>
          <table:table-cell table:number-columns-repeated="16373"/>
        </table:table-row>
        <table:table-row table:style-name="ro1">
          <table:table-cell office:value-type="float" office:value="10789.9" table:style-name="ce1">
            <text:p>10789.9</text:p>
          </table:table-cell>
          <table:table-cell office:value-type="float" office:value="10492.9" table:style-name="ce1">
            <text:p>10492.9</text:p>
          </table:table-cell>
          <table:table-cell office:value-type="float" office:value="7731" table:style-name="ce1">
            <text:p>7731</text:p>
          </table:table-cell>
          <table:table-cell office:value-type="float" office:value="12579.3" table:style-name="ce1">
            <text:p>12579.3</text:p>
          </table:table-cell>
          <table:table-cell office:value-type="float" office:value="12870.2" table:style-name="ce1">
            <text:p>12870.2</text:p>
          </table:table-cell>
          <table:table-cell office:value-type="float" office:value="10350.299999999999" table:style-name="ce1">
            <text:p>10350.3</text:p>
          </table:table-cell>
          <table:table-cell office:value-type="float" office:value="7135.35" table:style-name="ce1">
            <text:p>7135.35</text:p>
          </table:table-cell>
          <table:table-cell office:value-type="float" office:value="8221.32" table:style-name="ce1">
            <text:p>8221.32</text:p>
          </table:table-cell>
          <table:table-cell office:value-type="float" office:value="13236.5" table:style-name="ce1">
            <text:p>13236.5</text:p>
          </table:table-cell>
          <table:table-cell office:value-type="float" office:value="15959" table:style-name="ce1">
            <text:p>15959</text:p>
          </table:table-cell>
          <table:table-cell office:value-type="float" office:value="10936.577000000001" table:formula="of:=AVERAGE([.A98:.J98])" table:style-name="ce1">
            <text:p>10936.577</text:p>
          </table:table-cell>
          <table:table-cell table:number-columns-repeated="16373"/>
        </table:table-row>
        <table:table-row table:style-name="ro1">
          <table:table-cell office:value-type="float" office:value="10564.9" table:style-name="ce1">
            <text:p>10564.9</text:p>
          </table:table-cell>
          <table:table-cell office:value-type="float" office:value="10492.9" table:style-name="ce1">
            <text:p>10492.9</text:p>
          </table:table-cell>
          <table:table-cell office:value-type="float" office:value="7731" table:style-name="ce1">
            <text:p>7731</text:p>
          </table:table-cell>
          <table:table-cell office:value-type="float" office:value="12468.3" table:style-name="ce1">
            <text:p>12468.3</text:p>
          </table:table-cell>
          <table:table-cell office:value-type="float" office:value="12870.2" table:style-name="ce1">
            <text:p>12870.2</text:p>
          </table:table-cell>
          <table:table-cell office:value-type="float" office:value="10302.5" table:style-name="ce1">
            <text:p>10302.5</text:p>
          </table:table-cell>
          <table:table-cell office:value-type="float" office:value="7134.33" table:style-name="ce1">
            <text:p>7134.33</text:p>
          </table:table-cell>
          <table:table-cell office:value-type="float" office:value="8221.32" table:style-name="ce1">
            <text:p>8221.32</text:p>
          </table:table-cell>
          <table:table-cell office:value-type="float" office:value="13240.6" table:style-name="ce1">
            <text:p>13240.6</text:p>
          </table:table-cell>
          <table:table-cell office:value-type="float" office:value="15232.2" table:style-name="ce1">
            <text:p>15232.2</text:p>
          </table:table-cell>
          <table:table-cell office:value-type="float" office:value="10825.825000000001" table:formula="of:=AVERAGE([.A99:.J99])" table:style-name="ce1">
            <text:p>10825.825</text:p>
          </table:table-cell>
          <table:table-cell table:number-columns-repeated="16373"/>
        </table:table-row>
        <table:table-row table:style-name="ro1">
          <table:table-cell office:value-type="float" office:value="10564.9" table:style-name="ce1">
            <text:p>10564.9</text:p>
          </table:table-cell>
          <table:table-cell office:value-type="float" office:value="10490.6" table:style-name="ce1">
            <text:p>10490.6</text:p>
          </table:table-cell>
          <table:table-cell office:value-type="float" office:value="7731" table:style-name="ce1">
            <text:p>7731</text:p>
          </table:table-cell>
          <table:table-cell office:value-type="float" office:value="12468.3" table:style-name="ce1">
            <text:p>12468.3</text:p>
          </table:table-cell>
          <table:table-cell office:value-type="float" office:value="12870.2" table:style-name="ce1">
            <text:p>12870.2</text:p>
          </table:table-cell>
          <table:table-cell office:value-type="float" office:value="10302.5" table:style-name="ce1">
            <text:p>10302.5</text:p>
          </table:table-cell>
          <table:table-cell office:value-type="float" office:value="7134.33" table:style-name="ce1">
            <text:p>7134.33</text:p>
          </table:table-cell>
          <table:table-cell office:value-type="float" office:value="8221.31" table:style-name="ce1">
            <text:p>8221.31</text:p>
          </table:table-cell>
          <table:table-cell office:value-type="float" office:value="13215.5" table:style-name="ce1">
            <text:p>13215.5</text:p>
          </table:table-cell>
          <table:table-cell office:value-type="float" office:value="15232.2" table:style-name="ce1">
            <text:p>15232.2</text:p>
          </table:table-cell>
          <table:table-cell office:value-type="float" office:value="10823.083999999999" table:formula="of:=AVERAGE([.A100:.J100])" table:style-name="ce1">
            <text:p>10823.084</text:p>
          </table:table-cell>
          <table:table-cell table:number-columns-repeated="16373"/>
        </table:table-row>
        <table:table-row table:style-name="ro1">
          <table:table-cell office:value-type="float" office:value="10349.9" table:style-name="ce1">
            <text:p>10349.9</text:p>
          </table:table-cell>
          <table:table-cell office:value-type="float" office:value="10474.200000000001" table:style-name="ce1">
            <text:p>10474.2</text:p>
          </table:table-cell>
          <table:table-cell office:value-type="float" office:value="7731" table:style-name="ce1">
            <text:p>7731</text:p>
          </table:table-cell>
          <table:table-cell office:value-type="float" office:value="12369.7" table:style-name="ce1">
            <text:p>12369.7</text:p>
          </table:table-cell>
          <table:table-cell office:value-type="float" office:value="12870.2" table:style-name="ce1">
            <text:p>12870.2</text:p>
          </table:table-cell>
          <table:table-cell office:value-type="float" office:value="10302.5" table:style-name="ce1">
            <text:p>10302.5</text:p>
          </table:table-cell>
          <table:table-cell office:value-type="float" office:value="7134.31" table:style-name="ce1">
            <text:p>7134.31</text:p>
          </table:table-cell>
          <table:table-cell office:value-type="float" office:value="8178.48" table:style-name="ce1">
            <text:p>8178.48</text:p>
          </table:table-cell>
          <table:table-cell office:value-type="float" office:value="13077.2" table:style-name="ce1">
            <text:p>13077.2</text:p>
          </table:table-cell>
          <table:table-cell office:value-type="float" office:value="14672.3" table:style-name="ce1">
            <text:p>14672.3</text:p>
          </table:table-cell>
          <table:table-cell office:value-type="float" office:value="10715.978999999999" table:formula="of:=AVERAGE([.A101:.J101])" table:style-name="ce1">
            <text:p>10715.979</text:p>
          </table:table-cell>
          <table:table-cell table:number-columns-repeated="16373"/>
        </table:table-row>
        <table:table-row table:style-name="ro1">
          <table:table-cell office:value-type="float" office:value="10349.9" table:style-name="ce1">
            <text:p>10349.9</text:p>
          </table:table-cell>
          <table:table-cell office:value-type="float" office:value="10480.5" table:style-name="ce1">
            <text:p>10480.5</text:p>
          </table:table-cell>
          <table:table-cell office:value-type="float" office:value="7760.62" table:style-name="ce1">
            <text:p>7760.62</text:p>
          </table:table-cell>
          <table:table-cell office:value-type="float" office:value="12369.7" table:style-name="ce1">
            <text:p>12369.7</text:p>
          </table:table-cell>
          <table:table-cell office:value-type="float" office:value="12858" table:style-name="ce1">
            <text:p>12858</text:p>
          </table:table-cell>
          <table:table-cell office:value-type="float" office:value="10258" table:style-name="ce1">
            <text:p>10258</text:p>
          </table:table-cell>
          <table:table-cell office:value-type="float" office:value="7134.31" table:style-name="ce1">
            <text:p>7134.31</text:p>
          </table:table-cell>
          <table:table-cell office:value-type="float" office:value="8177.5" table:style-name="ce1">
            <text:p>8177.5</text:p>
          </table:table-cell>
          <table:table-cell office:value-type="float" office:value="13077.2" table:style-name="ce1">
            <text:p>13077.2</text:p>
          </table:table-cell>
          <table:table-cell office:value-type="float" office:value="15232.2" table:style-name="ce1">
            <text:p>15232.2</text:p>
          </table:table-cell>
          <table:table-cell office:value-type="float" office:value="10769.793" table:formula="of:=AVERAGE([.A102:.J102])" table:style-name="ce1">
            <text:p>10769.793</text:p>
          </table:table-cell>
          <table:table-cell table:number-columns-repeated="16373"/>
        </table:table-row>
        <table:table-row table:style-name="ro1">
          <table:table-cell office:value-type="float" office:value="10349.9" table:style-name="ce1">
            <text:p>10349.9</text:p>
          </table:table-cell>
          <table:table-cell office:value-type="float" office:value="10367.299999999999" table:style-name="ce1">
            <text:p>10367.3</text:p>
          </table:table-cell>
          <table:table-cell office:value-type="float" office:value="7746.14" table:style-name="ce1">
            <text:p>7746.14</text:p>
          </table:table-cell>
          <table:table-cell office:value-type="float" office:value="12369.7" table:style-name="ce1">
            <text:p>12369.7</text:p>
          </table:table-cell>
          <table:table-cell office:value-type="float" office:value="12858" table:style-name="ce1">
            <text:p>12858</text:p>
          </table:table-cell>
          <table:table-cell office:value-type="float" office:value="10258" table:style-name="ce1">
            <text:p>10258</text:p>
          </table:table-cell>
          <table:table-cell office:value-type="float" office:value="7132.15" table:style-name="ce1">
            <text:p>7132.15</text:p>
          </table:table-cell>
          <table:table-cell office:value-type="float" office:value="8176.51" table:style-name="ce1">
            <text:p>8176.51</text:p>
          </table:table-cell>
          <table:table-cell office:value-type="float" office:value="12996.9" table:style-name="ce1">
            <text:p>12996.9</text:p>
          </table:table-cell>
          <table:table-cell office:value-type="float" office:value="15228.1" table:style-name="ce1">
            <text:p>15228.1</text:p>
          </table:table-cell>
          <table:table-cell office:value-type="float" office:value="10748.269999999999" table:formula="of:=AVERAGE([.A103:.J103])" table:style-name="ce1">
            <text:p>10748.27</text:p>
          </table:table-cell>
          <table:table-cell table:number-columns-repeated="16373"/>
        </table:table-row>
        <table:table-row table:style-name="ro1">
          <table:table-cell office:value-type="float" office:value="10333" table:style-name="ce1">
            <text:p>10333</text:p>
          </table:table-cell>
          <table:table-cell office:value-type="float" office:value="10361" table:style-name="ce1">
            <text:p>10361</text:p>
          </table:table-cell>
          <table:table-cell office:value-type="float" office:value="7629.69" table:style-name="ce1">
            <text:p>7629.69</text:p>
          </table:table-cell>
          <table:table-cell office:value-type="float" office:value="12369.7" table:style-name="ce1">
            <text:p>12369.7</text:p>
          </table:table-cell>
          <table:table-cell office:value-type="float" office:value="12650.4" table:style-name="ce1">
            <text:p>12650.4</text:p>
          </table:table-cell>
          <table:table-cell office:value-type="float" office:value="10258" table:style-name="ce1">
            <text:p>10258</text:p>
          </table:table-cell>
          <table:table-cell office:value-type="float" office:value="7132.15" table:style-name="ce1">
            <text:p>7132.15</text:p>
          </table:table-cell>
          <table:table-cell office:value-type="float" office:value="8134.18" table:style-name="ce1">
            <text:p>8134.18</text:p>
          </table:table-cell>
          <table:table-cell office:value-type="float" office:value="12995.8" table:style-name="ce1">
            <text:p>12995.8</text:p>
          </table:table-cell>
          <table:table-cell office:value-type="float" office:value="14055.9" table:style-name="ce1">
            <text:p>14055.9</text:p>
          </table:table-cell>
          <table:table-cell office:value-type="float" office:value="10591.982" table:formula="of:=AVERAGE([.A104:.J104])" table:style-name="ce1">
            <text:p>10591.982</text:p>
          </table:table-cell>
          <table:table-cell table:number-columns-repeated="16373"/>
        </table:table-row>
        <table:table-row table:style-name="ro1">
          <table:table-cell office:value-type="float" office:value="10332.700000000001" table:style-name="ce1">
            <text:p>10332.7</text:p>
          </table:table-cell>
          <table:table-cell office:value-type="float" office:value="10361" table:style-name="ce1">
            <text:p>10361</text:p>
          </table:table-cell>
          <table:table-cell office:value-type="float" office:value="7742.17" table:style-name="ce1">
            <text:p>7742.17</text:p>
          </table:table-cell>
          <table:table-cell office:value-type="float" office:value="12330" table:style-name="ce1">
            <text:p>12330</text:p>
          </table:table-cell>
          <table:table-cell office:value-type="float" office:value="12401.3" table:style-name="ce1">
            <text:p>12401.3</text:p>
          </table:table-cell>
          <table:table-cell office:value-type="float" office:value="10258" table:style-name="ce1">
            <text:p>10258</text:p>
          </table:table-cell>
          <table:table-cell office:value-type="float" office:value="7131.92" table:style-name="ce1">
            <text:p>7131.92</text:p>
          </table:table-cell>
          <table:table-cell office:value-type="float" office:value="8134.18" table:style-name="ce1">
            <text:p>8134.18</text:p>
          </table:table-cell>
          <table:table-cell office:value-type="float" office:value="12995.8" table:style-name="ce1">
            <text:p>12995.8</text:p>
          </table:table-cell>
          <table:table-cell office:value-type="float" office:value="14060" table:style-name="ce1">
            <text:p>14060</text:p>
          </table:table-cell>
          <table:table-cell office:value-type="float" office:value="10574.706999999999" table:formula="of:=AVERAGE([.A105:.J105])" table:style-name="ce1">
            <text:p>10574.707</text:p>
          </table:table-cell>
          <table:table-cell table:number-columns-repeated="16373"/>
        </table:table-row>
        <table:table-row table:style-name="ro1">
          <table:table-cell office:value-type="float" office:value="10271.4" table:style-name="ce1">
            <text:p>10271.4</text:p>
          </table:table-cell>
          <table:table-cell office:value-type="float" office:value="10345.4" table:style-name="ce1">
            <text:p>10345.4</text:p>
          </table:table-cell>
          <table:table-cell office:value-type="float" office:value="7132.73" table:style-name="ce1">
            <text:p>7132.73</text:p>
          </table:table-cell>
          <table:table-cell office:value-type="float" office:value="12330" table:style-name="ce1">
            <text:p>12330</text:p>
          </table:table-cell>
          <table:table-cell office:value-type="float" office:value="12401.3" table:style-name="ce1">
            <text:p>12401.3</text:p>
          </table:table-cell>
          <table:table-cell office:value-type="float" office:value="10258" table:style-name="ce1">
            <text:p>10258</text:p>
          </table:table-cell>
          <table:table-cell office:value-type="float" office:value="7125.73" table:style-name="ce1">
            <text:p>7125.73</text:p>
          </table:table-cell>
          <table:table-cell office:value-type="float" office:value="8070.63" table:style-name="ce1">
            <text:p>8070.63</text:p>
          </table:table-cell>
          <table:table-cell office:value-type="float" office:value="12990.9" table:style-name="ce1">
            <text:p>12990.9</text:p>
          </table:table-cell>
          <table:table-cell office:value-type="float" office:value="14060" table:style-name="ce1">
            <text:p>14060</text:p>
          </table:table-cell>
          <table:table-cell office:value-type="float" office:value="10498.609" table:formula="of:=AVERAGE([.A106:.J106])" table:style-name="ce1">
            <text:p>10498.609</text:p>
          </table:table-cell>
          <table:table-cell table:number-columns-repeated="16373"/>
        </table:table-row>
        <table:table-row table:style-name="ro1">
          <table:table-cell office:value-type="float" office:value="10271.4" table:style-name="ce1">
            <text:p>10271.4</text:p>
          </table:table-cell>
          <table:table-cell office:value-type="float" office:value="10341.700000000001" table:style-name="ce1">
            <text:p>10341.7</text:p>
          </table:table-cell>
          <table:table-cell office:value-type="float" office:value="7703.62" table:style-name="ce1">
            <text:p>7703.62</text:p>
          </table:table-cell>
          <table:table-cell office:value-type="float" office:value="12318.1" table:style-name="ce1">
            <text:p>12318.1</text:p>
          </table:table-cell>
          <table:table-cell office:value-type="float" office:value="12401.3" table:style-name="ce1">
            <text:p>12401.3</text:p>
          </table:table-cell>
          <table:table-cell office:value-type="float" office:value="10258" table:style-name="ce1">
            <text:p>10258</text:p>
          </table:table-cell>
          <table:table-cell office:value-type="float" office:value="7083.56" table:style-name="ce1">
            <text:p>7083.56</text:p>
          </table:table-cell>
          <table:table-cell office:value-type="float" office:value="8070.63" table:style-name="ce1">
            <text:p>8070.63</text:p>
          </table:table-cell>
          <table:table-cell office:value-type="float" office:value="12517" table:style-name="ce1">
            <text:p>12517</text:p>
          </table:table-cell>
          <table:table-cell office:value-type="float" office:value="14642.7" table:style-name="ce1">
            <text:p>14642.7</text:p>
          </table:table-cell>
          <table:table-cell office:value-type="float" office:value="10560.800999999999" table:formula="of:=AVERAGE([.A107:.J107])" table:style-name="ce1">
            <text:p>10560.801</text:p>
          </table:table-cell>
          <table:table-cell table:number-columns-repeated="16373"/>
        </table:table-row>
        <table:table-row table:style-name="ro1">
          <table:table-cell office:value-type="float" office:value="10270.799999999999" table:style-name="ce1">
            <text:p>10270.8</text:p>
          </table:table-cell>
          <table:table-cell office:value-type="float" office:value="10341.700000000001" table:style-name="ce1">
            <text:p>10341.7</text:p>
          </table:table-cell>
          <table:table-cell office:value-type="float" office:value="7671.96" table:style-name="ce1">
            <text:p>7671.96</text:p>
          </table:table-cell>
          <table:table-cell office:value-type="float" office:value="12330" table:style-name="ce1">
            <text:p>12330</text:p>
          </table:table-cell>
          <table:table-cell office:value-type="float" office:value="12401.3" table:style-name="ce1">
            <text:p>12401.3</text:p>
          </table:table-cell>
          <table:table-cell office:value-type="float" office:value="10118.5" table:style-name="ce1">
            <text:p>10118.5</text:p>
          </table:table-cell>
          <table:table-cell office:value-type="float" office:value="7083.56" table:style-name="ce1">
            <text:p>7083.56</text:p>
          </table:table-cell>
          <table:table-cell office:value-type="float" office:value="8070.63" table:style-name="ce1">
            <text:p>8070.63</text:p>
          </table:table-cell>
          <table:table-cell office:value-type="float" office:value="12517" table:style-name="ce1">
            <text:p>12517</text:p>
          </table:table-cell>
          <table:table-cell office:value-type="float" office:value="14642.7" table:style-name="ce1">
            <text:p>14642.7</text:p>
          </table:table-cell>
          <table:table-cell office:value-type="float" office:value="10544.814999999999" table:formula="of:=AVERAGE([.A108:.J108])" table:style-name="ce1">
            <text:p>10544.815</text:p>
          </table:table-cell>
          <table:table-cell table:number-columns-repeated="16373"/>
        </table:table-row>
        <table:table-row table:style-name="ro1">
          <table:table-cell office:value-type="float" office:value="10269.9" table:style-name="ce1">
            <text:p>10269.9</text:p>
          </table:table-cell>
          <table:table-cell office:value-type="float" office:value="10341.700000000001" table:style-name="ce1">
            <text:p>10341.7</text:p>
          </table:table-cell>
          <table:table-cell office:value-type="float" office:value="7613.4" table:style-name="ce1">
            <text:p>7613.4</text:p>
          </table:table-cell>
          <table:table-cell office:value-type="float" office:value="12318.7" table:style-name="ce1">
            <text:p>12318.7</text:p>
          </table:table-cell>
          <table:table-cell office:value-type="float" office:value="12382.7" table:style-name="ce1">
            <text:p>12382.7</text:p>
          </table:table-cell>
          <table:table-cell office:value-type="float" office:value="10118.5" table:style-name="ce1">
            <text:p>10118.5</text:p>
          </table:table-cell>
          <table:table-cell office:value-type="float" office:value="7074.74" table:style-name="ce1">
            <text:p>7074.74</text:p>
          </table:table-cell>
          <table:table-cell office:value-type="float" office:value="8075.37" table:style-name="ce1">
            <text:p>8075.37</text:p>
          </table:table-cell>
          <table:table-cell office:value-type="float" office:value="12513.3" table:style-name="ce1">
            <text:p>12513.3</text:p>
          </table:table-cell>
          <table:table-cell office:value-type="float" office:value="14642.7" table:style-name="ce1">
            <text:p>14642.7</text:p>
          </table:table-cell>
          <table:table-cell office:value-type="float" office:value="10535.100999999999" table:formula="of:=AVERAGE([.A109:.J109])" table:style-name="ce1">
            <text:p>10535.101</text:p>
          </table:table-cell>
          <table:table-cell table:number-columns-repeated="16373"/>
        </table:table-row>
        <table:table-row table:style-name="ro1">
          <table:table-cell office:value-type="float" office:value="10228" table:style-name="ce1">
            <text:p>10228</text:p>
          </table:table-cell>
          <table:table-cell office:value-type="float" office:value="10341" table:style-name="ce1">
            <text:p>10341</text:p>
          </table:table-cell>
          <table:table-cell office:value-type="float" office:value="7613.4" table:style-name="ce1">
            <text:p>7613.4</text:p>
          </table:table-cell>
          <table:table-cell office:value-type="float" office:value="12301.9" table:style-name="ce1">
            <text:p>12301.9</text:p>
          </table:table-cell>
          <table:table-cell office:value-type="float" office:value="12328.1" table:style-name="ce1">
            <text:p>12328.1</text:p>
          </table:table-cell>
          <table:table-cell office:value-type="float" office:value="10118.5" table:style-name="ce1">
            <text:p>10118.5</text:p>
          </table:table-cell>
          <table:table-cell office:value-type="float" office:value="7073.37" table:style-name="ce1">
            <text:p>7073.37</text:p>
          </table:table-cell>
          <table:table-cell office:value-type="float" office:value="8026.19" table:style-name="ce1">
            <text:p>8026.19</text:p>
          </table:table-cell>
          <table:table-cell office:value-type="float" office:value="12513.3" table:style-name="ce1">
            <text:p>12513.3</text:p>
          </table:table-cell>
          <table:table-cell office:value-type="float" office:value="14633.6" table:style-name="ce1">
            <text:p>14633.6</text:p>
          </table:table-cell>
          <table:table-cell office:value-type="float" office:value="10517.736000000001" table:formula="of:=AVERAGE([.A110:.J110])" table:style-name="ce1">
            <text:p>10517.736</text:p>
          </table:table-cell>
          <table:table-cell table:number-columns-repeated="16373"/>
        </table:table-row>
        <table:table-row table:style-name="ro1">
          <table:table-cell office:value-type="float" office:value="10269" table:style-name="ce1">
            <text:p>10269</text:p>
          </table:table-cell>
          <table:table-cell office:value-type="float" office:value="10341.700000000001" table:style-name="ce1">
            <text:p>10341.7</text:p>
          </table:table-cell>
          <table:table-cell office:value-type="float" office:value="7613.4" table:style-name="ce1">
            <text:p>7613.4</text:p>
          </table:table-cell>
          <table:table-cell office:value-type="float" office:value="12301.9" table:style-name="ce1">
            <text:p>12301.9</text:p>
          </table:table-cell>
          <table:table-cell office:value-type="float" office:value="12301.3" table:style-name="ce1">
            <text:p>12301.3</text:p>
          </table:table-cell>
          <table:table-cell office:value-type="float" office:value="10118.5" table:style-name="ce1">
            <text:p>10118.5</text:p>
          </table:table-cell>
          <table:table-cell office:value-type="float" office:value="7065.24" table:style-name="ce1">
            <text:p>7065.24</text:p>
          </table:table-cell>
          <table:table-cell office:value-type="float" office:value="8026.19" table:style-name="ce1">
            <text:p>8026.19</text:p>
          </table:table-cell>
          <table:table-cell office:value-type="float" office:value="12472.5" table:style-name="ce1">
            <text:p>12472.5</text:p>
          </table:table-cell>
          <table:table-cell office:value-type="float" office:value="14010.6" table:style-name="ce1">
            <text:p>14010.6</text:p>
          </table:table-cell>
          <table:table-cell office:value-type="float" office:value="10452.033000000001" table:formula="of:=AVERAGE([.A111:.J111])" table:style-name="ce1">
            <text:p>10452.033</text:p>
          </table:table-cell>
          <table:table-cell table:number-columns-repeated="16373"/>
        </table:table-row>
        <table:table-row table:style-name="ro1">
          <table:table-cell office:value-type="float" office:value="10209.6" table:style-name="ce1">
            <text:p>10209.6</text:p>
          </table:table-cell>
          <table:table-cell office:value-type="float" office:value="10341.700000000001" table:style-name="ce1">
            <text:p>10341.7</text:p>
          </table:table-cell>
          <table:table-cell office:value-type="float" office:value="7516.58" table:style-name="ce1">
            <text:p>7516.58</text:p>
          </table:table-cell>
          <table:table-cell office:value-type="float" office:value="12285.2" table:style-name="ce1">
            <text:p>12285.2</text:p>
          </table:table-cell>
          <table:table-cell office:value-type="float" office:value="12301.3" table:style-name="ce1">
            <text:p>12301.3</text:p>
          </table:table-cell>
          <table:table-cell office:value-type="float" office:value="10111.700000000001" table:style-name="ce1">
            <text:p>10111.7</text:p>
          </table:table-cell>
          <table:table-cell office:value-type="float" office:value="7065.24" table:style-name="ce1">
            <text:p>7065.24</text:p>
          </table:table-cell>
          <table:table-cell office:value-type="float" office:value="7879.66" table:style-name="ce1">
            <text:p>7879.66</text:p>
          </table:table-cell>
          <table:table-cell office:value-type="float" office:value="12471.9" table:style-name="ce1">
            <text:p>12471.9</text:p>
          </table:table-cell>
          <table:table-cell office:value-type="float" office:value="14001" table:style-name="ce1">
            <text:p>14001</text:p>
          </table:table-cell>
          <table:table-cell office:value-type="float" office:value="10418.388000000001" table:formula="of:=AVERAGE([.A112:.J112])" table:style-name="ce1">
            <text:p>10418.388</text:p>
          </table:table-cell>
          <table:table-cell table:number-columns-repeated="16373"/>
        </table:table-row>
        <table:table-row table:style-name="ro1">
          <table:table-cell office:value-type="float" office:value="10066.9" table:style-name="ce1">
            <text:p>10066.9</text:p>
          </table:table-cell>
          <table:table-cell office:value-type="float" office:value="10307.200000000001" table:style-name="ce1">
            <text:p>10307.2</text:p>
          </table:table-cell>
          <table:table-cell office:value-type="float" office:value="7516.58" table:style-name="ce1">
            <text:p>7516.58</text:p>
          </table:table-cell>
          <table:table-cell office:value-type="float" office:value="12276.7" table:style-name="ce1">
            <text:p>12276.7</text:p>
          </table:table-cell>
          <table:table-cell office:value-type="float" office:value="12301.3" table:style-name="ce1">
            <text:p>12301.3</text:p>
          </table:table-cell>
          <table:table-cell office:value-type="float" office:value="10111.700000000001" table:style-name="ce1">
            <text:p>10111.7</text:p>
          </table:table-cell>
          <table:table-cell office:value-type="float" office:value="7065.24" table:style-name="ce1">
            <text:p>7065.24</text:p>
          </table:table-cell>
          <table:table-cell office:value-type="float" office:value="7879.66" table:style-name="ce1">
            <text:p>7879.66</text:p>
          </table:table-cell>
          <table:table-cell office:value-type="float" office:value="12472.5" table:style-name="ce1">
            <text:p>12472.5</text:p>
          </table:table-cell>
          <table:table-cell office:value-type="float" office:value="14005" table:style-name="ce1">
            <text:p>14005</text:p>
          </table:table-cell>
          <table:table-cell office:value-type="float" office:value="10400.278000000002" table:formula="of:=AVERAGE([.A113:.J113])" table:style-name="ce1">
            <text:p>10400.278</text:p>
          </table:table-cell>
          <table:table-cell table:number-columns-repeated="16373"/>
        </table:table-row>
        <table:table-row table:style-name="ro1">
          <table:table-cell office:value-type="float" office:value="10066.9" table:style-name="ce1">
            <text:p>10066.9</text:p>
          </table:table-cell>
          <table:table-cell office:value-type="float" office:value="10341.700000000001" table:style-name="ce1">
            <text:p>10341.7</text:p>
          </table:table-cell>
          <table:table-cell office:value-type="float" office:value="7514.14" table:style-name="ce1">
            <text:p>7514.14</text:p>
          </table:table-cell>
          <table:table-cell office:value-type="float" office:value="12265.8" table:style-name="ce1">
            <text:p>12265.8</text:p>
          </table:table-cell>
          <table:table-cell office:value-type="float" office:value="12240.2" table:style-name="ce1">
            <text:p>12240.2</text:p>
          </table:table-cell>
          <table:table-cell office:value-type="float" office:value="10111.700000000001" table:style-name="ce1">
            <text:p>10111.7</text:p>
          </table:table-cell>
          <table:table-cell office:value-type="float" office:value="7043.11" table:style-name="ce1">
            <text:p>7043.11</text:p>
          </table:table-cell>
          <table:table-cell office:value-type="float" office:value="7879.84" table:style-name="ce1">
            <text:p>7879.84</text:p>
          </table:table-cell>
          <table:table-cell office:value-type="float" office:value="12472.5" table:style-name="ce1">
            <text:p>12472.5</text:p>
          </table:table-cell>
          <table:table-cell office:value-type="float" office:value="13943" table:style-name="ce1">
            <text:p>13943</text:p>
          </table:table-cell>
          <table:table-cell office:value-type="float" office:value="10387.888999999999" table:formula="of:=AVERAGE([.A114:.J114])" table:style-name="ce1">
            <text:p>10387.889</text:p>
          </table:table-cell>
          <table:table-cell table:number-columns-repeated="16373"/>
        </table:table-row>
        <table:table-row table:style-name="ro1">
          <table:table-cell office:value-type="float" office:value="10066.9" table:style-name="ce1">
            <text:p>10066.9</text:p>
          </table:table-cell>
          <table:table-cell office:value-type="float" office:value="10317.4" table:style-name="ce1">
            <text:p>10317.4</text:p>
          </table:table-cell>
          <table:table-cell office:value-type="float" office:value="7514.14" table:style-name="ce1">
            <text:p>7514.14</text:p>
          </table:table-cell>
          <table:table-cell office:value-type="float" office:value="12234.4" table:style-name="ce1">
            <text:p>12234.4</text:p>
          </table:table-cell>
          <table:table-cell office:value-type="float" office:value="12194" table:style-name="ce1">
            <text:p>12194</text:p>
          </table:table-cell>
          <table:table-cell office:value-type="float" office:value="10111.700000000001" table:style-name="ce1">
            <text:p>10111.7</text:p>
          </table:table-cell>
          <table:table-cell office:value-type="float" office:value="7042.96" table:style-name="ce1">
            <text:p>7042.96</text:p>
          </table:table-cell>
          <table:table-cell office:value-type="float" office:value="7879.84" table:style-name="ce1">
            <text:p>7879.84</text:p>
          </table:table-cell>
          <table:table-cell office:value-type="float" office:value="12448.1" table:style-name="ce1">
            <text:p>12448.1</text:p>
          </table:table-cell>
          <table:table-cell office:value-type="float" office:value="13653.5" table:style-name="ce1">
            <text:p>13653.5</text:p>
          </table:table-cell>
          <table:table-cell office:value-type="float" office:value="10346.294" table:formula="of:=AVERAGE([.A115:.J115])" table:style-name="ce1">
            <text:p>10346.294</text:p>
          </table:table-cell>
          <table:table-cell table:number-columns-repeated="16373"/>
        </table:table-row>
        <table:table-row table:style-name="ro1">
          <table:table-cell office:value-type="float" office:value="10066.9" table:style-name="ce1">
            <text:p>10066.9</text:p>
          </table:table-cell>
          <table:table-cell office:value-type="float" office:value="10317.4" table:style-name="ce1">
            <text:p>10317.4</text:p>
          </table:table-cell>
          <table:table-cell office:value-type="float" office:value="6712.81" table:style-name="ce1">
            <text:p>6712.81</text:p>
          </table:table-cell>
          <table:table-cell office:value-type="float" office:value="12252.9" table:style-name="ce1">
            <text:p>12252.9</text:p>
          </table:table-cell>
          <table:table-cell office:value-type="float" office:value="11912.7" table:style-name="ce1">
            <text:p>11912.7</text:p>
          </table:table-cell>
          <table:table-cell office:value-type="float" office:value="10111.700000000001" table:style-name="ce1">
            <text:p>10111.7</text:p>
          </table:table-cell>
          <table:table-cell office:value-type="float" office:value="7042.96" table:style-name="ce1">
            <text:p>7042.96</text:p>
          </table:table-cell>
          <table:table-cell office:value-type="float" office:value="7879.84" table:style-name="ce1">
            <text:p>7879.84</text:p>
          </table:table-cell>
          <table:table-cell office:value-type="float" office:value="12448.1" table:style-name="ce1">
            <text:p>12448.1</text:p>
          </table:table-cell>
          <table:table-cell office:value-type="float" office:value="13747.2" table:style-name="ce1">
            <text:p>13747.2</text:p>
          </table:table-cell>
          <table:table-cell office:value-type="float" office:value="10249.251" table:formula="of:=AVERAGE([.A116:.J116])" table:style-name="ce1">
            <text:p>10249.251</text:p>
          </table:table-cell>
          <table:table-cell table:number-columns-repeated="16373"/>
        </table:table-row>
        <table:table-row table:style-name="ro1">
          <table:table-cell office:value-type="float" office:value="10065.299999999999" table:style-name="ce1">
            <text:p>10065.3</text:p>
          </table:table-cell>
          <table:table-cell office:value-type="float" office:value="10097.5" table:style-name="ce1">
            <text:p>10097.5</text:p>
          </table:table-cell>
          <table:table-cell office:value-type="float" office:value="6712.81" table:style-name="ce1">
            <text:p>6712.81</text:p>
          </table:table-cell>
          <table:table-cell office:value-type="float" office:value="12265.5" table:style-name="ce1">
            <text:p>12265.5</text:p>
          </table:table-cell>
          <table:table-cell office:value-type="float" office:value="11908" table:style-name="ce1">
            <text:p>11908</text:p>
          </table:table-cell>
          <table:table-cell office:value-type="float" office:value="10111.700000000001" table:style-name="ce1">
            <text:p>10111.7</text:p>
          </table:table-cell>
          <table:table-cell office:value-type="float" office:value="7042.96" table:style-name="ce1">
            <text:p>7042.96</text:p>
          </table:table-cell>
          <table:table-cell office:value-type="float" office:value="7879.84" table:style-name="ce1">
            <text:p>7879.84</text:p>
          </table:table-cell>
          <table:table-cell office:value-type="float" office:value="12443.1" table:style-name="ce1">
            <text:p>12443.1</text:p>
          </table:table-cell>
          <table:table-cell office:value-type="float" office:value="13646.8" table:style-name="ce1">
            <text:p>13646.8</text:p>
          </table:table-cell>
          <table:table-cell office:value-type="float" office:value="10217.351000000001" table:formula="of:=AVERAGE([.A117:.J117])" table:style-name="ce1">
            <text:p>10217.351</text:p>
          </table:table-cell>
          <table:table-cell table:number-columns-repeated="16373"/>
        </table:table-row>
        <table:table-row table:style-name="ro1">
          <table:table-cell office:value-type="float" office:value="10006" table:style-name="ce1">
            <text:p>10006</text:p>
          </table:table-cell>
          <table:table-cell office:value-type="float" office:value="10148.700000000001" table:style-name="ce1">
            <text:p>10148.7</text:p>
          </table:table-cell>
          <table:table-cell office:value-type="float" office:value="6709.08" table:style-name="ce1">
            <text:p>6709.08</text:p>
          </table:table-cell>
          <table:table-cell office:value-type="float" office:value="12256.3" table:style-name="ce1">
            <text:p>12256.3</text:p>
          </table:table-cell>
          <table:table-cell office:value-type="float" office:value="11908" table:style-name="ce1">
            <text:p>11908</text:p>
          </table:table-cell>
          <table:table-cell office:value-type="float" office:value="10091.4" table:style-name="ce1">
            <text:p>10091.4</text:p>
          </table:table-cell>
          <table:table-cell office:value-type="float" office:value="7023.29" table:style-name="ce1">
            <text:p>7023.29</text:p>
          </table:table-cell>
          <table:table-cell office:value-type="float" office:value="7872.88" table:style-name="ce1">
            <text:p>7872.88</text:p>
          </table:table-cell>
          <table:table-cell office:value-type="float" office:value="12448" table:style-name="ce1">
            <text:p>12448</text:p>
          </table:table-cell>
          <table:table-cell office:value-type="float" office:value="13646.8" table:style-name="ce1">
            <text:p>13646.8</text:p>
          </table:table-cell>
          <table:table-cell office:value-type="float" office:value="10211.045000000002" table:formula="of:=AVERAGE([.A118:.J118])" table:style-name="ce1">
            <text:p>10211.045</text:p>
          </table:table-cell>
          <table:table-cell table:number-columns-repeated="16373"/>
        </table:table-row>
        <table:table-row table:style-name="ro1">
          <table:table-cell office:value-type="float" office:value="10003.299999999999" table:style-name="ce1">
            <text:p>10003.3</text:p>
          </table:table-cell>
          <table:table-cell office:value-type="float" office:value="10026.200000000001" table:style-name="ce1">
            <text:p>10026.2</text:p>
          </table:table-cell>
          <table:table-cell office:value-type="float" office:value="6622.72" table:style-name="ce1">
            <text:p>6622.72</text:p>
          </table:table-cell>
          <table:table-cell office:value-type="float" office:value="12253.7" table:style-name="ce1">
            <text:p>12253.7</text:p>
          </table:table-cell>
          <table:table-cell office:value-type="float" office:value="11742.9" table:style-name="ce1">
            <text:p>11742.9</text:p>
          </table:table-cell>
          <table:table-cell office:value-type="float" office:value="10091.4" table:style-name="ce1">
            <text:p>10091.4</text:p>
          </table:table-cell>
          <table:table-cell office:value-type="float" office:value="7042.52" table:style-name="ce1">
            <text:p>7042.52</text:p>
          </table:table-cell>
          <table:table-cell office:value-type="float" office:value="7803.55" table:style-name="ce1">
            <text:p>7803.55</text:p>
          </table:table-cell>
          <table:table-cell office:value-type="float" office:value="12394.6" table:style-name="ce1">
            <text:p>12394.6</text:p>
          </table:table-cell>
          <table:table-cell office:value-type="float" office:value="13646.4" table:style-name="ce1">
            <text:p>13646.4</text:p>
          </table:table-cell>
          <table:table-cell office:value-type="float" office:value="10162.729000000001" table:formula="of:=AVERAGE([.A119:.J119])" table:style-name="ce1">
            <text:p>10162.729</text:p>
          </table:table-cell>
          <table:table-cell table:number-columns-repeated="16373"/>
        </table:table-row>
        <table:table-row table:style-name="ro1">
          <table:table-cell office:value-type="float" office:value="9990.4500000000007" table:style-name="ce1">
            <text:p>9990.45</text:p>
          </table:table-cell>
          <table:table-cell office:value-type="float" office:value="10026.200000000001" table:style-name="ce1">
            <text:p>10026.2</text:p>
          </table:table-cell>
          <table:table-cell office:value-type="float" office:value="6612.78" table:style-name="ce1">
            <text:p>6612.78</text:p>
          </table:table-cell>
          <table:table-cell office:value-type="float" office:value="12248.3" table:style-name="ce1">
            <text:p>12248.3</text:p>
          </table:table-cell>
          <table:table-cell office:value-type="float" office:value="11742.9" table:style-name="ce1">
            <text:p>11742.9</text:p>
          </table:table-cell>
          <table:table-cell office:value-type="float" office:value="10071.9" table:style-name="ce1">
            <text:p>10071.9</text:p>
          </table:table-cell>
          <table:table-cell office:value-type="float" office:value="7042.52" table:style-name="ce1">
            <text:p>7042.52</text:p>
          </table:table-cell>
          <table:table-cell office:value-type="float" office:value="7803.55" table:style-name="ce1">
            <text:p>7803.55</text:p>
          </table:table-cell>
          <table:table-cell office:value-type="float" office:value="12394.6" table:style-name="ce1">
            <text:p>12394.6</text:p>
          </table:table-cell>
          <table:table-cell office:value-type="float" office:value="13646.4" table:style-name="ce1">
            <text:p>13646.4</text:p>
          </table:table-cell>
          <table:table-cell office:value-type="float" office:value="10157.960000000001" table:formula="of:=AVERAGE([.A120:.J120])" table:style-name="ce1">
            <text:p>10157.96</text:p>
          </table:table-cell>
          <table:table-cell table:number-columns-repeated="16373"/>
        </table:table-row>
        <table:table-row table:style-name="ro1">
          <table:table-cell office:value-type="float" office:value="9449.7900000000009" table:style-name="ce1">
            <text:p>9449.79</text:p>
          </table:table-cell>
          <table:table-cell office:value-type="float" office:value="10148.700000000001" table:style-name="ce1">
            <text:p>10148.7</text:p>
          </table:table-cell>
          <table:table-cell office:value-type="float" office:value="6480.54" table:style-name="ce1">
            <text:p>6480.54</text:p>
          </table:table-cell>
          <table:table-cell office:value-type="float" office:value="12245.9" table:style-name="ce1">
            <text:p>12245.9</text:p>
          </table:table-cell>
          <table:table-cell office:value-type="float" office:value="11734.2" table:style-name="ce1">
            <text:p>11734.2</text:p>
          </table:table-cell>
          <table:table-cell office:value-type="float" office:value="10071.9" table:style-name="ce1">
            <text:p>10071.9</text:p>
          </table:table-cell>
          <table:table-cell office:value-type="float" office:value="6863.76" table:style-name="ce1">
            <text:p>6863.76</text:p>
          </table:table-cell>
          <table:table-cell office:value-type="float" office:value="7804.3" table:style-name="ce1">
            <text:p>7804.3</text:p>
          </table:table-cell>
          <table:table-cell office:value-type="float" office:value="12394.6" table:style-name="ce1">
            <text:p>12394.6</text:p>
          </table:table-cell>
          <table:table-cell office:value-type="float" office:value="13572" table:style-name="ce1">
            <text:p>13572</text:p>
          </table:table-cell>
          <table:table-cell office:value-type="float" office:value="10076.569000000001" table:formula="of:=AVERAGE([.A121:.J121])" table:style-name="ce1">
            <text:p>10076.569</text:p>
          </table:table-cell>
          <table:table-cell table:number-columns-repeated="16373"/>
        </table:table-row>
        <table:table-row table:style-name="ro1">
          <table:table-cell office:value-type="float" office:value="9449.7900000000009" table:style-name="ce1">
            <text:p>9449.79</text:p>
          </table:table-cell>
          <table:table-cell office:value-type="float" office:value="10148.700000000001" table:style-name="ce1">
            <text:p>10148.7</text:p>
          </table:table-cell>
          <table:table-cell office:value-type="float" office:value="6480.54" table:style-name="ce1">
            <text:p>6480.54</text:p>
          </table:table-cell>
          <table:table-cell office:value-type="float" office:value="12245.9" table:style-name="ce1">
            <text:p>12245.9</text:p>
          </table:table-cell>
          <table:table-cell office:value-type="float" office:value="11501.7" table:style-name="ce1">
            <text:p>11501.7</text:p>
          </table:table-cell>
          <table:table-cell office:value-type="float" office:value="9941.64" table:style-name="ce1">
            <text:p>9941.64</text:p>
          </table:table-cell>
          <table:table-cell office:value-type="float" office:value="6863.76" table:style-name="ce1">
            <text:p>6863.76</text:p>
          </table:table-cell>
          <table:table-cell office:value-type="float" office:value="7804.3" table:style-name="ce1">
            <text:p>7804.3</text:p>
          </table:table-cell>
          <table:table-cell office:value-type="float" office:value="12394.6" table:style-name="ce1">
            <text:p>12394.6</text:p>
          </table:table-cell>
          <table:table-cell office:value-type="float" office:value="13535.9" table:style-name="ce1">
            <text:p>13535.9</text:p>
          </table:table-cell>
          <table:table-cell office:value-type="float" office:value="10036.683000000001" table:formula="of:=AVERAGE([.A122:.J122])" table:style-name="ce1">
            <text:p>10036.683</text:p>
          </table:table-cell>
          <table:table-cell table:number-columns-repeated="16373"/>
        </table:table-row>
        <table:table-row table:style-name="ro1">
          <table:table-cell office:value-type="float" office:value="9449.7900000000009" table:style-name="ce1">
            <text:p>9449.79</text:p>
          </table:table-cell>
          <table:table-cell office:value-type="float" office:value="10050.200000000001" table:style-name="ce1">
            <text:p>10050.2</text:p>
          </table:table-cell>
          <table:table-cell office:value-type="float" office:value="6417.24" table:style-name="ce1">
            <text:p>6417.24</text:p>
          </table:table-cell>
          <table:table-cell office:value-type="float" office:value="12226.2" table:style-name="ce1">
            <text:p>12226.2</text:p>
          </table:table-cell>
          <table:table-cell office:value-type="float" office:value="11479.6" table:style-name="ce1">
            <text:p>11479.6</text:p>
          </table:table-cell>
          <table:table-cell office:value-type="float" office:value="9941.64" table:style-name="ce1">
            <text:p>9941.64</text:p>
          </table:table-cell>
          <table:table-cell office:value-type="float" office:value="6859.42" table:style-name="ce1">
            <text:p>6859.42</text:p>
          </table:table-cell>
          <table:table-cell office:value-type="float" office:value="7674.92" table:style-name="ce1">
            <text:p>7674.92</text:p>
          </table:table-cell>
          <table:table-cell office:value-type="float" office:value="12377.1" table:style-name="ce1">
            <text:p>12377.1</text:p>
          </table:table-cell>
          <table:table-cell office:value-type="float" office:value="13572" table:style-name="ce1">
            <text:p>13572</text:p>
          </table:table-cell>
          <table:table-cell office:value-type="float" office:value="10004.811000000002" table:formula="of:=AVERAGE([.A123:.J123])" table:style-name="ce1">
            <text:p>10004.811</text:p>
          </table:table-cell>
          <table:table-cell table:number-columns-repeated="16373"/>
        </table:table-row>
        <table:table-row table:style-name="ro1">
          <table:table-cell office:value-type="float" office:value="9394.25" table:style-name="ce1">
            <text:p>9394.25</text:p>
          </table:table-cell>
          <table:table-cell office:value-type="float" office:value="10017.9" table:style-name="ce1">
            <text:p>10017.9</text:p>
          </table:table-cell>
          <table:table-cell office:value-type="float" office:value="6417.24" table:style-name="ce1">
            <text:p>6417.24</text:p>
          </table:table-cell>
          <table:table-cell office:value-type="float" office:value="12220.1" table:style-name="ce1">
            <text:p>12220.1</text:p>
          </table:table-cell>
          <table:table-cell office:value-type="float" office:value="11120.9" table:style-name="ce1">
            <text:p>11120.9</text:p>
          </table:table-cell>
          <table:table-cell office:value-type="float" office:value="9916.36" table:style-name="ce1">
            <text:p>9916.36</text:p>
          </table:table-cell>
          <table:table-cell office:value-type="float" office:value="6859.42" table:style-name="ce1">
            <text:p>6859.42</text:p>
          </table:table-cell>
          <table:table-cell office:value-type="float" office:value="7674.92" table:style-name="ce1">
            <text:p>7674.92</text:p>
          </table:table-cell>
          <table:table-cell office:value-type="float" office:value="12377.1" table:style-name="ce1">
            <text:p>12377.1</text:p>
          </table:table-cell>
          <table:table-cell office:value-type="float" office:value="13351.2" table:style-name="ce1">
            <text:p>13351.2</text:p>
          </table:table-cell>
          <table:table-cell office:value-type="float" office:value="9934.9390000000003" table:formula="of:=AVERAGE([.A124:.J124])" table:style-name="ce1">
            <text:p>9934.939</text:p>
          </table:table-cell>
          <table:table-cell table:number-columns-repeated="16373"/>
        </table:table-row>
        <table:table-row table:style-name="ro1">
          <table:table-cell office:value-type="float" office:value="9394.15" table:style-name="ce1">
            <text:p>9394.15</text:p>
          </table:table-cell>
          <table:table-cell office:value-type="float" office:value="10017.9" table:style-name="ce1">
            <text:p>10017.9</text:p>
          </table:table-cell>
          <table:table-cell office:value-type="float" office:value="6410.77" table:style-name="ce1">
            <text:p>6410.77</text:p>
          </table:table-cell>
          <table:table-cell office:value-type="float" office:value="12220.1" table:style-name="ce1">
            <text:p>12220.1</text:p>
          </table:table-cell>
          <table:table-cell office:value-type="float" office:value="11119.6" table:style-name="ce1">
            <text:p>11119.6</text:p>
          </table:table-cell>
          <table:table-cell office:value-type="float" office:value="9860.2800000000007" table:style-name="ce1">
            <text:p>9860.28</text:p>
          </table:table-cell>
          <table:table-cell office:value-type="float" office:value="6859.42" table:style-name="ce1">
            <text:p>6859.42</text:p>
          </table:table-cell>
          <table:table-cell office:value-type="float" office:value="7673.8" table:style-name="ce1">
            <text:p>7673.8</text:p>
          </table:table-cell>
          <table:table-cell office:value-type="float" office:value="12353.7" table:style-name="ce1">
            <text:p>12353.7</text:p>
          </table:table-cell>
          <table:table-cell office:value-type="float" office:value="13351.2" table:style-name="ce1">
            <text:p>13351.2</text:p>
          </table:table-cell>
          <table:table-cell office:value-type="float" office:value="9926.0920000000006" table:formula="of:=AVERAGE([.A125:.J125])" table:style-name="ce1">
            <text:p>9926.092</text:p>
          </table:table-cell>
          <table:table-cell table:number-columns-repeated="16373"/>
        </table:table-row>
        <table:table-row table:style-name="ro1">
          <table:table-cell office:value-type="float" office:value="9393.8700000000008" table:style-name="ce1">
            <text:p>9393.87</text:p>
          </table:table-cell>
          <table:table-cell office:value-type="float" office:value="10010.5" table:style-name="ce1">
            <text:p>10010.5</text:p>
          </table:table-cell>
          <table:table-cell office:value-type="float" office:value="6404.1" table:style-name="ce1">
            <text:p>6404.1</text:p>
          </table:table-cell>
          <table:table-cell office:value-type="float" office:value="12220.1" table:style-name="ce1">
            <text:p>12220.1</text:p>
          </table:table-cell>
          <table:table-cell office:value-type="float" office:value="10442.4" table:style-name="ce1">
            <text:p>10442.4</text:p>
          </table:table-cell>
          <table:table-cell office:value-type="float" office:value="9676.16" table:style-name="ce1">
            <text:p>9676.16</text:p>
          </table:table-cell>
          <table:table-cell office:value-type="float" office:value="6859.42" table:style-name="ce1">
            <text:p>6859.42</text:p>
          </table:table-cell>
          <table:table-cell office:value-type="float" office:value="7595.07" table:style-name="ce1">
            <text:p>7595.07</text:p>
          </table:table-cell>
          <table:table-cell office:value-type="float" office:value="12348.8" table:style-name="ce1">
            <text:p>12348.8</text:p>
          </table:table-cell>
          <table:table-cell office:value-type="float" office:value="13321" table:style-name="ce1">
            <text:p>13321</text:p>
          </table:table-cell>
          <table:table-cell office:value-type="float" office:value="9827.1419999999998" table:formula="of:=AVERAGE([.A126:.J126])" table:style-name="ce1">
            <text:p>9827.142</text:p>
          </table:table-cell>
          <table:table-cell table:number-columns-repeated="16373"/>
        </table:table-row>
        <table:table-row table:style-name="ro1">
          <table:table-cell office:value-type="float" office:value="9393.8700000000008" table:style-name="ce1">
            <text:p>9393.87</text:p>
          </table:table-cell>
          <table:table-cell office:value-type="float" office:value="10010.5" table:style-name="ce1">
            <text:p>10010.5</text:p>
          </table:table-cell>
          <table:table-cell office:value-type="float" office:value="6348.69" table:style-name="ce1">
            <text:p>6348.69</text:p>
          </table:table-cell>
          <table:table-cell office:value-type="float" office:value="12217.9" table:style-name="ce1">
            <text:p>12217.9</text:p>
          </table:table-cell>
          <table:table-cell office:value-type="float" office:value="10442.4" table:style-name="ce1">
            <text:p>10442.4</text:p>
          </table:table-cell>
          <table:table-cell office:value-type="float" office:value="9676.16" table:style-name="ce1">
            <text:p>9676.16</text:p>
          </table:table-cell>
          <table:table-cell office:value-type="float" office:value="6859.42" table:style-name="ce1">
            <text:p>6859.42</text:p>
          </table:table-cell>
          <table:table-cell office:value-type="float" office:value="7594.77" table:style-name="ce1">
            <text:p>7594.77</text:p>
          </table:table-cell>
          <table:table-cell office:value-type="float" office:value="12325" table:style-name="ce1">
            <text:p>12325</text:p>
          </table:table-cell>
          <table:table-cell office:value-type="float" office:value="13443" table:style-name="ce1">
            <text:p>13443</text:p>
          </table:table-cell>
          <table:table-cell office:value-type="float" office:value="9831.1710000000003" table:formula="of:=AVERAGE([.A127:.J127])" table:style-name="ce1">
            <text:p>9831.171</text:p>
          </table:table-cell>
          <table:table-cell table:number-columns-repeated="16373"/>
        </table:table-row>
        <table:table-row table:style-name="ro1">
          <table:table-cell office:value-type="float" office:value="9393.8700000000008" table:style-name="ce1">
            <text:p>9393.87</text:p>
          </table:table-cell>
          <table:table-cell office:value-type="float" office:value="10002.299999999999" table:style-name="ce1">
            <text:p>10002.3</text:p>
          </table:table-cell>
          <table:table-cell office:value-type="float" office:value="6348.69" table:style-name="ce1">
            <text:p>6348.69</text:p>
          </table:table-cell>
          <table:table-cell office:value-type="float" office:value="12196.3" table:style-name="ce1">
            <text:p>12196.3</text:p>
          </table:table-cell>
          <table:table-cell office:value-type="float" office:value="10442" table:style-name="ce1">
            <text:p>10442</text:p>
          </table:table-cell>
          <table:table-cell office:value-type="float" office:value="9637.44" table:style-name="ce1">
            <text:p>9637.44</text:p>
          </table:table-cell>
          <table:table-cell office:value-type="float" office:value="6663.46" table:style-name="ce1">
            <text:p>6663.46</text:p>
          </table:table-cell>
          <table:table-cell office:value-type="float" office:value="7594.77" table:style-name="ce1">
            <text:p>7594.77</text:p>
          </table:table-cell>
          <table:table-cell office:value-type="float" office:value="12275.3" table:style-name="ce1">
            <text:p>12275.3</text:p>
          </table:table-cell>
          <table:table-cell office:value-type="float" office:value="13408" table:style-name="ce1">
            <text:p>13408</text:p>
          </table:table-cell>
          <table:table-cell office:value-type="float" office:value="9796.2129999999997" table:formula="of:=AVERAGE([.A128:.J128])" table:style-name="ce1">
            <text:p>9796.213</text:p>
          </table:table-cell>
          <table:table-cell table:number-columns-repeated="16373"/>
        </table:table-row>
        <table:table-row table:style-name="ro1">
          <table:table-cell office:value-type="float" office:value="9393.8700000000008" table:style-name="ce1">
            <text:p>9393.87</text:p>
          </table:table-cell>
          <table:table-cell office:value-type="float" office:value="9968.85" table:style-name="ce1">
            <text:p>9968.85</text:p>
          </table:table-cell>
          <table:table-cell office:value-type="float" office:value="6332.02" table:style-name="ce1">
            <text:p>6332.02</text:p>
          </table:table-cell>
          <table:table-cell office:value-type="float" office:value="12196.3" table:style-name="ce1">
            <text:p>12196.3</text:p>
          </table:table-cell>
          <table:table-cell office:value-type="float" office:value="10432.6" table:style-name="ce1">
            <text:p>10432.6</text:p>
          </table:table-cell>
          <table:table-cell office:value-type="float" office:value="9637.44" table:style-name="ce1">
            <text:p>9637.44</text:p>
          </table:table-cell>
          <table:table-cell office:value-type="float" office:value="6687.1" table:style-name="ce1">
            <text:p>6687.1</text:p>
          </table:table-cell>
          <table:table-cell office:value-type="float" office:value="7626.98" table:style-name="ce1">
            <text:p>7626.98</text:p>
          </table:table-cell>
          <table:table-cell office:value-type="float" office:value="12275.3" table:style-name="ce1">
            <text:p>12275.3</text:p>
          </table:table-cell>
          <table:table-cell office:value-type="float" office:value="13360.1" table:style-name="ce1">
            <text:p>13360.1</text:p>
          </table:table-cell>
          <table:table-cell office:value-type="float" office:value="9791.0560000000005" table:formula="of:=AVERAGE([.A129:.J129])" table:style-name="ce1">
            <text:p>9791.056</text:p>
          </table:table-cell>
          <table:table-cell table:number-columns-repeated="16373"/>
        </table:table-row>
        <table:table-row table:style-name="ro1">
          <table:table-cell office:value-type="float" office:value="9284.0300000000007" table:style-name="ce1">
            <text:p>9284.03</text:p>
          </table:table-cell>
          <table:table-cell office:value-type="float" office:value="9965.33" table:style-name="ce1">
            <text:p>9965.33</text:p>
          </table:table-cell>
          <table:table-cell office:value-type="float" office:value="6291.89" table:style-name="ce1">
            <text:p>6291.89</text:p>
          </table:table-cell>
          <table:table-cell office:value-type="float" office:value="12196" table:style-name="ce1">
            <text:p>12196</text:p>
          </table:table-cell>
          <table:table-cell office:value-type="float" office:value="10432.6" table:style-name="ce1">
            <text:p>10432.6</text:p>
          </table:table-cell>
          <table:table-cell office:value-type="float" office:value="9637.44" table:style-name="ce1">
            <text:p>9637.44</text:p>
          </table:table-cell>
          <table:table-cell office:value-type="float" office:value="6687.1" table:style-name="ce1">
            <text:p>6687.1</text:p>
          </table:table-cell>
          <table:table-cell office:value-type="float" office:value="7627.25" table:style-name="ce1">
            <text:p>7627.25</text:p>
          </table:table-cell>
          <table:table-cell office:value-type="float" office:value="12275.3" table:style-name="ce1">
            <text:p>12275.3</text:p>
          </table:table-cell>
          <table:table-cell office:value-type="float" office:value="13228.6" table:style-name="ce1">
            <text:p>13228.6</text:p>
          </table:table-cell>
          <table:table-cell office:value-type="float" office:value="9762.5540000000001" table:formula="of:=AVERAGE([.A130:.J130])" table:style-name="ce1">
            <text:p>9762.554</text:p>
          </table:table-cell>
          <table:table-cell table:number-columns-repeated="16373"/>
        </table:table-row>
        <table:table-row table:style-name="ro1">
          <table:table-cell office:value-type="float" office:value="9284.0300000000007" table:style-name="ce1">
            <text:p>9284.03</text:p>
          </table:table-cell>
          <table:table-cell office:value-type="float" office:value="9965.17" table:style-name="ce1">
            <text:p>9965.17</text:p>
          </table:table-cell>
          <table:table-cell office:value-type="float" office:value="6291.19" table:style-name="ce1">
            <text:p>6291.19</text:p>
          </table:table-cell>
          <table:table-cell office:value-type="float" office:value="12182.1" table:style-name="ce1">
            <text:p>12182.1</text:p>
          </table:table-cell>
          <table:table-cell office:value-type="float" office:value="10337.1" table:style-name="ce1">
            <text:p>10337.1</text:p>
          </table:table-cell>
          <table:table-cell office:value-type="float" office:value="9676.16" table:style-name="ce1">
            <text:p>9676.16</text:p>
          </table:table-cell>
          <table:table-cell office:value-type="float" office:value="6687.1" table:style-name="ce1">
            <text:p>6687.1</text:p>
          </table:table-cell>
          <table:table-cell office:value-type="float" office:value="7607.64" table:style-name="ce1">
            <text:p>7607.64</text:p>
          </table:table-cell>
          <table:table-cell office:value-type="float" office:value="12251" table:style-name="ce1">
            <text:p>12251</text:p>
          </table:table-cell>
          <table:table-cell office:value-type="float" office:value="12459.6" table:style-name="ce1">
            <text:p>12459.6</text:p>
          </table:table-cell>
          <table:table-cell office:value-type="float" office:value="9674.1090000000004" table:formula="of:=AVERAGE([.A131:.J131])" table:style-name="ce1">
            <text:p>9674.109</text:p>
          </table:table-cell>
          <table:table-cell table:number-columns-repeated="16373"/>
        </table:table-row>
        <table:table-row table:style-name="ro1">
          <table:table-cell office:value-type="float" office:value="9284.0300000000007" table:style-name="ce1">
            <text:p>9284.03</text:p>
          </table:table-cell>
          <table:table-cell office:value-type="float" office:value="9965.17" table:style-name="ce1">
            <text:p>9965.17</text:p>
          </table:table-cell>
          <table:table-cell office:value-type="float" office:value="6291.19" table:style-name="ce1">
            <text:p>6291.19</text:p>
          </table:table-cell>
          <table:table-cell office:value-type="float" office:value="12189" table:style-name="ce1">
            <text:p>12189</text:p>
          </table:table-cell>
          <table:table-cell office:value-type="float" office:value="10133.200000000001" table:style-name="ce1">
            <text:p>10133.2</text:p>
          </table:table-cell>
          <table:table-cell office:value-type="float" office:value="9676.16" table:style-name="ce1">
            <text:p>9676.16</text:p>
          </table:table-cell>
          <table:table-cell office:value-type="float" office:value="6663.25" table:style-name="ce1">
            <text:p>6663.25</text:p>
          </table:table-cell>
          <table:table-cell office:value-type="float" office:value="7627.87" table:style-name="ce1">
            <text:p>7627.87</text:p>
          </table:table-cell>
          <table:table-cell office:value-type="float" office:value="12206.3" table:style-name="ce1">
            <text:p>12206.3</text:p>
          </table:table-cell>
          <table:table-cell office:value-type="float" office:value="12459.6" table:style-name="ce1">
            <text:p>12459.6</text:p>
          </table:table-cell>
          <table:table-cell office:value-type="float" office:value="9649.5770000000011" table:formula="of:=AVERAGE([.A132:.J132])" table:style-name="ce1">
            <text:p>9649.577</text:p>
          </table:table-cell>
          <table:table-cell table:number-columns-repeated="16373"/>
        </table:table-row>
        <table:table-row table:style-name="ro1">
          <table:table-cell office:value-type="float" office:value="9231.6200000000008" table:style-name="ce1">
            <text:p>9231.62</text:p>
          </table:table-cell>
          <table:table-cell office:value-type="float" office:value="9943.3700000000008" table:style-name="ce1">
            <text:p>9943.37</text:p>
          </table:table-cell>
          <table:table-cell office:value-type="float" office:value="6291.19" table:style-name="ce1">
            <text:p>6291.19</text:p>
          </table:table-cell>
          <table:table-cell office:value-type="float" office:value="12175.9" table:style-name="ce1">
            <text:p>12175.9</text:p>
          </table:table-cell>
          <table:table-cell office:value-type="float" office:value="10133.200000000001" table:style-name="ce1">
            <text:p>10133.2</text:p>
          </table:table-cell>
          <table:table-cell office:value-type="float" office:value="9676.16" table:style-name="ce1">
            <text:p>9676.16</text:p>
          </table:table-cell>
          <table:table-cell office:value-type="float" office:value="6615.61" table:style-name="ce1">
            <text:p>6615.61</text:p>
          </table:table-cell>
          <table:table-cell office:value-type="float" office:value="7627.87" table:style-name="ce1">
            <text:p>7627.87</text:p>
          </table:table-cell>
          <table:table-cell office:value-type="float" office:value="12186.5" table:style-name="ce1">
            <text:p>12186.5</text:p>
          </table:table-cell>
          <table:table-cell office:value-type="float" office:value="12459.6" table:style-name="ce1">
            <text:p>12459.6</text:p>
          </table:table-cell>
          <table:table-cell office:value-type="float" office:value="9634.1020000000008" table:formula="of:=AVERAGE([.A133:.J133])" table:style-name="ce1">
            <text:p>9634.102</text:p>
          </table:table-cell>
          <table:table-cell table:number-columns-repeated="16373"/>
        </table:table-row>
        <table:table-row table:style-name="ro1">
          <table:table-cell office:value-type="float" office:value="9135.7199999999993" table:style-name="ce1">
            <text:p>9135.72</text:p>
          </table:table-cell>
          <table:table-cell office:value-type="float" office:value="9941.76" table:style-name="ce1">
            <text:p>9941.76</text:p>
          </table:table-cell>
          <table:table-cell office:value-type="float" office:value="6291.18" table:style-name="ce1">
            <text:p>6291.18</text:p>
          </table:table-cell>
          <table:table-cell office:value-type="float" office:value="12175.9" table:style-name="ce1">
            <text:p>12175.9</text:p>
          </table:table-cell>
          <table:table-cell office:value-type="float" office:value="9883.34" table:style-name="ce1">
            <text:p>9883.34</text:p>
          </table:table-cell>
          <table:table-cell office:value-type="float" office:value="9644.35" table:style-name="ce1">
            <text:p>9644.35</text:p>
          </table:table-cell>
          <table:table-cell office:value-type="float" office:value="6615.61" table:style-name="ce1">
            <text:p>6615.61</text:p>
          </table:table-cell>
          <table:table-cell office:value-type="float" office:value="7442.73" table:style-name="ce1">
            <text:p>7442.73</text:p>
          </table:table-cell>
          <table:table-cell office:value-type="float" office:value="12173.9" table:style-name="ce1">
            <text:p>12173.9</text:p>
          </table:table-cell>
          <table:table-cell office:value-type="float" office:value="12459.6" table:style-name="ce1">
            <text:p>12459.6</text:p>
          </table:table-cell>
          <table:table-cell office:value-type="float" office:value="9576.4089999999997" table:formula="of:=AVERAGE([.A134:.J134])" table:style-name="ce1">
            <text:p>9576.409</text:p>
          </table:table-cell>
          <table:table-cell table:number-columns-repeated="16373"/>
        </table:table-row>
        <table:table-row table:style-name="ro1">
          <table:table-cell office:value-type="float" office:value="9166.35" table:style-name="ce1">
            <text:p>9166.35</text:p>
          </table:table-cell>
          <table:table-cell office:value-type="float" office:value="9896.4599999999991" table:style-name="ce1">
            <text:p>9896.46</text:p>
          </table:table-cell>
          <table:table-cell office:value-type="float" office:value="6268.35" table:style-name="ce1">
            <text:p>6268.35</text:p>
          </table:table-cell>
          <table:table-cell office:value-type="float" office:value="12094.8" table:style-name="ce1">
            <text:p>12094.8</text:p>
          </table:table-cell>
          <table:table-cell office:value-type="float" office:value="9803.5499999999993" table:style-name="ce1">
            <text:p>9803.55</text:p>
          </table:table-cell>
          <table:table-cell office:value-type="float" office:value="9644.35" table:style-name="ce1">
            <text:p>9644.35</text:p>
          </table:table-cell>
          <table:table-cell office:value-type="float" office:value="6658.69" table:style-name="ce1">
            <text:p>6658.69</text:p>
          </table:table-cell>
          <table:table-cell office:value-type="float" office:value="7442.73" table:style-name="ce1">
            <text:p>7442.73</text:p>
          </table:table-cell>
          <table:table-cell office:value-type="float" office:value="12206.3" table:style-name="ce1">
            <text:p>12206.3</text:p>
          </table:table-cell>
          <table:table-cell office:value-type="float" office:value="12459.6" table:style-name="ce1">
            <text:p>12459.6</text:p>
          </table:table-cell>
          <table:table-cell office:value-type="float" office:value="9564.1180000000004" table:formula="of:=AVERAGE([.A135:.J135])" table:style-name="ce1">
            <text:p>9564.118</text:p>
          </table:table-cell>
          <table:table-cell table:number-columns-repeated="16373"/>
        </table:table-row>
        <table:table-row table:style-name="ro1">
          <table:table-cell office:value-type="float" office:value="8974.1" table:style-name="ce1">
            <text:p>8974.1</text:p>
          </table:table-cell>
          <table:table-cell office:value-type="float" office:value="9896.4599999999991" table:style-name="ce1">
            <text:p>9896.46</text:p>
          </table:table-cell>
          <table:table-cell office:value-type="float" office:value="6263.68" table:style-name="ce1">
            <text:p>6263.68</text:p>
          </table:table-cell>
          <table:table-cell office:value-type="float" office:value="12093.2" table:style-name="ce1">
            <text:p>12093.2</text:p>
          </table:table-cell>
          <table:table-cell office:value-type="float" office:value="9803.5499999999993" table:style-name="ce1">
            <text:p>9803.55</text:p>
          </table:table-cell>
          <table:table-cell office:value-type="float" office:value="9608.2199999999993" table:style-name="ce1">
            <text:p>9608.22</text:p>
          </table:table-cell>
          <table:table-cell office:value-type="float" office:value="6658.69" table:style-name="ce1">
            <text:p>6658.69</text:p>
          </table:table-cell>
          <table:table-cell office:value-type="float" office:value="7369.1" table:style-name="ce1">
            <text:p>7369.1</text:p>
          </table:table-cell>
          <table:table-cell office:value-type="float" office:value="12118.8" table:style-name="ce1">
            <text:p>12118.8</text:p>
          </table:table-cell>
          <table:table-cell office:value-type="float" office:value="12457" table:style-name="ce1">
            <text:p>12457</text:p>
          </table:table-cell>
          <table:table-cell office:value-type="float" office:value="9524.2800000000025" table:formula="of:=AVERAGE([.A136:.J136])" table:style-name="ce1">
            <text:p>9524.28</text:p>
          </table:table-cell>
          <table:table-cell table:number-columns-repeated="16373"/>
        </table:table-row>
        <table:table-row table:style-name="ro1">
          <table:table-cell office:value-type="float" office:value="8974.1" table:style-name="ce1">
            <text:p>8974.1</text:p>
          </table:table-cell>
          <table:table-cell office:value-type="float" office:value="9896.4599999999991" table:style-name="ce1">
            <text:p>9896.46</text:p>
          </table:table-cell>
          <table:table-cell office:value-type="float" office:value="6259.01" table:style-name="ce1">
            <text:p>6259.01</text:p>
          </table:table-cell>
          <table:table-cell office:value-type="float" office:value="12092" table:style-name="ce1">
            <text:p>12092</text:p>
          </table:table-cell>
          <table:table-cell office:value-type="float" office:value="9775.34" table:style-name="ce1">
            <text:p>9775.34</text:p>
          </table:table-cell>
          <table:table-cell office:value-type="float" office:value="9608.2199999999993" table:style-name="ce1">
            <text:p>9608.22</text:p>
          </table:table-cell>
          <table:table-cell office:value-type="float" office:value="6594.16" table:style-name="ce1">
            <text:p>6594.16</text:p>
          </table:table-cell>
          <table:table-cell office:value-type="float" office:value="7369.1" table:style-name="ce1">
            <text:p>7369.1</text:p>
          </table:table-cell>
          <table:table-cell office:value-type="float" office:value="12117.9" table:style-name="ce1">
            <text:p>12117.9</text:p>
          </table:table-cell>
          <table:table-cell office:value-type="float" office:value="12457" table:style-name="ce1">
            <text:p>12457</text:p>
          </table:table-cell>
          <table:table-cell office:value-type="float" office:value="9514.3290000000015" table:formula="of:=AVERAGE([.A137:.J137])" table:style-name="ce1">
            <text:p>9514.329</text:p>
          </table:table-cell>
          <table:table-cell table:number-columns-repeated="16373"/>
        </table:table-row>
        <table:table-row table:style-name="ro1">
          <table:table-cell office:value-type="float" office:value="8971.2999999999993" table:style-name="ce1">
            <text:p>8971.3</text:p>
          </table:table-cell>
          <table:table-cell office:value-type="float" office:value="9896.4599999999991" table:style-name="ce1">
            <text:p>9896.46</text:p>
          </table:table-cell>
          <table:table-cell office:value-type="float" office:value="6251.87" table:style-name="ce1">
            <text:p>6251.87</text:p>
          </table:table-cell>
          <table:table-cell office:value-type="float" office:value="12092" table:style-name="ce1">
            <text:p>12092</text:p>
          </table:table-cell>
          <table:table-cell office:value-type="float" office:value="9775.34" table:style-name="ce1">
            <text:p>9775.34</text:p>
          </table:table-cell>
          <table:table-cell office:value-type="float" office:value="9593.56" table:style-name="ce1">
            <text:p>9593.56</text:p>
          </table:table-cell>
          <table:table-cell office:value-type="float" office:value="6594.16" table:style-name="ce1">
            <text:p>6594.16</text:p>
          </table:table-cell>
          <table:table-cell office:value-type="float" office:value="7369.1" table:style-name="ce1">
            <text:p>7369.1</text:p>
          </table:table-cell>
          <table:table-cell office:value-type="float" office:value="12087.6" table:style-name="ce1">
            <text:p>12087.6</text:p>
          </table:table-cell>
          <table:table-cell office:value-type="float" office:value="12452.3" table:style-name="ce1">
            <text:p>12452.3</text:p>
          </table:table-cell>
          <table:table-cell office:value-type="float" office:value="9508.3690000000024" table:formula="of:=AVERAGE([.A138:.J138])" table:style-name="ce1">
            <text:p>9508.369</text:p>
          </table:table-cell>
          <table:table-cell table:number-columns-repeated="16373"/>
        </table:table-row>
        <table:table-row table:style-name="ro1">
          <table:table-cell office:value-type="float" office:value="8973.36" table:style-name="ce1">
            <text:p>8973.36</text:p>
          </table:table-cell>
          <table:table-cell office:value-type="float" office:value="9896.5400000000009" table:style-name="ce1">
            <text:p>9896.54</text:p>
          </table:table-cell>
          <table:table-cell office:value-type="float" office:value="6248.84" table:style-name="ce1">
            <text:p>6248.84</text:p>
          </table:table-cell>
          <table:table-cell office:value-type="float" office:value="12088.6" table:style-name="ce1">
            <text:p>12088.6</text:p>
          </table:table-cell>
          <table:table-cell office:value-type="float" office:value="9800.7000000000007" table:style-name="ce1">
            <text:p>9800.7</text:p>
          </table:table-cell>
          <table:table-cell office:value-type="float" office:value="9587.39" table:style-name="ce1">
            <text:p>9587.39</text:p>
          </table:table-cell>
          <table:table-cell office:value-type="float" office:value="6594.16" table:style-name="ce1">
            <text:p>6594.16</text:p>
          </table:table-cell>
          <table:table-cell office:value-type="float" office:value="7376.28" table:style-name="ce1">
            <text:p>7376.28</text:p>
          </table:table-cell>
          <table:table-cell office:value-type="float" office:value="12087.6" table:style-name="ce1">
            <text:p>12087.6</text:p>
          </table:table-cell>
          <table:table-cell office:value-type="float" office:value="12454.4" table:style-name="ce1">
            <text:p>12454.4</text:p>
          </table:table-cell>
          <table:table-cell office:value-type="float" office:value="9510.7870000000003" table:formula="of:=AVERAGE([.A139:.J139])" table:style-name="ce1">
            <text:p>9510.787</text:p>
          </table:table-cell>
          <table:table-cell table:number-columns-repeated="16373"/>
        </table:table-row>
        <table:table-row table:style-name="ro1">
          <table:table-cell office:value-type="float" office:value="8972.09" table:style-name="ce1">
            <text:p>8972.09</text:p>
          </table:table-cell>
          <table:table-cell office:value-type="float" office:value="9896.5400000000009" table:style-name="ce1">
            <text:p>9896.54</text:p>
          </table:table-cell>
          <table:table-cell office:value-type="float" office:value="6235.49" table:style-name="ce1">
            <text:p>6235.49</text:p>
          </table:table-cell>
          <table:table-cell office:value-type="float" office:value="12084.7" table:style-name="ce1">
            <text:p>12084.7</text:p>
          </table:table-cell>
          <table:table-cell office:value-type="float" office:value="9787.81" table:style-name="ce1">
            <text:p>9787.81</text:p>
          </table:table-cell>
          <table:table-cell office:value-type="float" office:value="9553.2000000000007" table:style-name="ce1">
            <text:p>9553.2</text:p>
          </table:table-cell>
          <table:table-cell office:value-type="float" office:value="6594.16" table:style-name="ce1">
            <text:p>6594.16</text:p>
          </table:table-cell>
          <table:table-cell office:value-type="float" office:value="7376.21" table:style-name="ce1">
            <text:p>7376.21</text:p>
          </table:table-cell>
          <table:table-cell office:value-type="float" office:value="11921.5" table:style-name="ce1">
            <text:p>11921.5</text:p>
          </table:table-cell>
          <table:table-cell office:value-type="float" office:value="12449.1" table:style-name="ce1">
            <text:p>12449.1</text:p>
          </table:table-cell>
          <table:table-cell office:value-type="float" office:value="9487.0800000000017" table:formula="of:=AVERAGE([.A140:.J140])" table:style-name="ce1">
            <text:p>9487.08</text:p>
          </table:table-cell>
          <table:table-cell table:number-columns-repeated="16373"/>
        </table:table-row>
        <table:table-row table:style-name="ro1">
          <table:table-cell office:value-type="float" office:value="8972.09" table:style-name="ce1">
            <text:p>8972.09</text:p>
          </table:table-cell>
          <table:table-cell office:value-type="float" office:value="9896.5400000000009" table:style-name="ce1">
            <text:p>9896.54</text:p>
          </table:table-cell>
          <table:table-cell office:value-type="float" office:value="6235.49" table:style-name="ce1">
            <text:p>6235.49</text:p>
          </table:table-cell>
          <table:table-cell office:value-type="float" office:value="12035.3" table:style-name="ce1">
            <text:p>12035.3</text:p>
          </table:table-cell>
          <table:table-cell office:value-type="float" office:value="9787.81" table:style-name="ce1">
            <text:p>9787.81</text:p>
          </table:table-cell>
          <table:table-cell office:value-type="float" office:value="9480.25" table:style-name="ce1">
            <text:p>9480.25</text:p>
          </table:table-cell>
          <table:table-cell office:value-type="float" office:value="6594.16" table:style-name="ce1">
            <text:p>6594.16</text:p>
          </table:table-cell>
          <table:table-cell office:value-type="float" office:value="7376.21" table:style-name="ce1">
            <text:p>7376.21</text:p>
          </table:table-cell>
          <table:table-cell office:value-type="float" office:value="11921.5" table:style-name="ce1">
            <text:p>11921.5</text:p>
          </table:table-cell>
          <table:table-cell office:value-type="float" office:value="12449.6" table:style-name="ce1">
            <text:p>12449.6</text:p>
          </table:table-cell>
          <table:table-cell office:value-type="float" office:value="9474.8950000000004" table:formula="of:=AVERAGE([.A141:.J141])" table:style-name="ce1">
            <text:p>9474.895</text:p>
          </table:table-cell>
          <table:table-cell table:number-columns-repeated="16373"/>
        </table:table-row>
        <table:table-row table:style-name="ro1">
          <table:table-cell office:value-type="float" office:value="8960.2900000000009" table:style-name="ce1">
            <text:p>8960.29</text:p>
          </table:table-cell>
          <table:table-cell office:value-type="float" office:value="9896.5499999999993" table:style-name="ce1">
            <text:p>9896.55</text:p>
          </table:table-cell>
          <table:table-cell office:value-type="float" office:value="6217.43" table:style-name="ce1">
            <text:p>6217.43</text:p>
          </table:table-cell>
          <table:table-cell office:value-type="float" office:value="12035.3" table:style-name="ce1">
            <text:p>12035.3</text:p>
          </table:table-cell>
          <table:table-cell office:value-type="float" office:value="9787.81" table:style-name="ce1">
            <text:p>9787.81</text:p>
          </table:table-cell>
          <table:table-cell office:value-type="float" office:value="9503.34" table:style-name="ce1">
            <text:p>9503.34</text:p>
          </table:table-cell>
          <table:table-cell office:value-type="float" office:value="6594.14" table:style-name="ce1">
            <text:p>6594.14</text:p>
          </table:table-cell>
          <table:table-cell office:value-type="float" office:value="7376.21" table:style-name="ce1">
            <text:p>7376.21</text:p>
          </table:table-cell>
          <table:table-cell office:value-type="float" office:value="11918.6" table:style-name="ce1">
            <text:p>11918.6</text:p>
          </table:table-cell>
          <table:table-cell office:value-type="float" office:value="12446.4" table:style-name="ce1">
            <text:p>12446.4</text:p>
          </table:table-cell>
          <table:table-cell office:value-type="float" office:value="9473.607" table:formula="of:=AVERAGE([.A142:.J142])" table:style-name="ce1">
            <text:p>9473.607</text:p>
          </table:table-cell>
          <table:table-cell table:number-columns-repeated="16373"/>
        </table:table-row>
        <table:table-row table:style-name="ro1">
          <table:table-cell office:value-type="float" office:value="8912.59" table:style-name="ce1">
            <text:p>8912.59</text:p>
          </table:table-cell>
          <table:table-cell office:value-type="float" office:value="9896.5400000000009" table:style-name="ce1">
            <text:p>9896.54</text:p>
          </table:table-cell>
          <table:table-cell office:value-type="float" office:value="6217.46" table:style-name="ce1">
            <text:p>6217.46</text:p>
          </table:table-cell>
          <table:table-cell office:value-type="float" office:value="12035.3" table:style-name="ce1">
            <text:p>12035.3</text:p>
          </table:table-cell>
          <table:table-cell office:value-type="float" office:value="9760.89" table:style-name="ce1">
            <text:p>9760.89</text:p>
          </table:table-cell>
          <table:table-cell office:value-type="float" office:value="9484.06" table:style-name="ce1">
            <text:p>9484.06</text:p>
          </table:table-cell>
          <table:table-cell office:value-type="float" office:value="6594.14" table:style-name="ce1">
            <text:p>6594.14</text:p>
          </table:table-cell>
          <table:table-cell office:value-type="float" office:value="7376.21" table:style-name="ce1">
            <text:p>7376.21</text:p>
          </table:table-cell>
          <table:table-cell office:value-type="float" office:value="11918.6" table:style-name="ce1">
            <text:p>11918.6</text:p>
          </table:table-cell>
          <table:table-cell office:value-type="float" office:value="12446.4" table:style-name="ce1">
            <text:p>12446.4</text:p>
          </table:table-cell>
          <table:table-cell office:value-type="float" office:value="9464.219000000001" table:formula="of:=AVERAGE([.A143:.J143])" table:style-name="ce1">
            <text:p>9464.219</text:p>
          </table:table-cell>
          <table:table-cell table:number-columns-repeated="16373"/>
        </table:table-row>
        <table:table-row table:style-name="ro1">
          <table:table-cell office:value-type="float" office:value="8912.59" table:style-name="ce1">
            <text:p>8912.59</text:p>
          </table:table-cell>
          <table:table-cell office:value-type="float" office:value="9852.76" table:style-name="ce1">
            <text:p>9852.76</text:p>
          </table:table-cell>
          <table:table-cell office:value-type="float" office:value="6217.77" table:style-name="ce1">
            <text:p>6217.77</text:p>
          </table:table-cell>
          <table:table-cell office:value-type="float" office:value="11882.6" table:style-name="ce1">
            <text:p>11882.6</text:p>
          </table:table-cell>
          <table:table-cell office:value-type="float" office:value="9760.89" table:style-name="ce1">
            <text:p>9760.89</text:p>
          </table:table-cell>
          <table:table-cell office:value-type="float" office:value="9480.25" table:style-name="ce1">
            <text:p>9480.25</text:p>
          </table:table-cell>
          <table:table-cell office:value-type="float" office:value="6594.05" table:style-name="ce1">
            <text:p>6594.05</text:p>
          </table:table-cell>
          <table:table-cell office:value-type="float" office:value="7376.2" table:style-name="ce1">
            <text:p>7376.2</text:p>
          </table:table-cell>
          <table:table-cell office:value-type="float" office:value="11896.5" table:style-name="ce1">
            <text:p>11896.5</text:p>
          </table:table-cell>
          <table:table-cell office:value-type="float" office:value="11987.7" table:style-name="ce1">
            <text:p>11987.7</text:p>
          </table:table-cell>
          <table:table-cell office:value-type="float" office:value="9396.1309999999994" table:formula="of:=AVERAGE([.A144:.J144])" table:style-name="ce1">
            <text:p>9396.131</text:p>
          </table:table-cell>
          <table:table-cell table:number-columns-repeated="16373"/>
        </table:table-row>
        <table:table-row table:style-name="ro1">
          <table:table-cell office:value-type="float" office:value="8912.59" table:style-name="ce1">
            <text:p>8912.59</text:p>
          </table:table-cell>
          <table:table-cell office:value-type="float" office:value="9852.76" table:style-name="ce1">
            <text:p>9852.76</text:p>
          </table:table-cell>
          <table:table-cell office:value-type="float" office:value="6217.77" table:style-name="ce1">
            <text:p>6217.77</text:p>
          </table:table-cell>
          <table:table-cell office:value-type="float" office:value="11881.1" table:style-name="ce1">
            <text:p>11881.1</text:p>
          </table:table-cell>
          <table:table-cell office:value-type="float" office:value="9719.93" table:style-name="ce1">
            <text:p>9719.93</text:p>
          </table:table-cell>
          <table:table-cell office:value-type="float" office:value="9441.9" table:style-name="ce1">
            <text:p>9441.9</text:p>
          </table:table-cell>
          <table:table-cell office:value-type="float" office:value="6588.29" table:style-name="ce1">
            <text:p>6588.29</text:p>
          </table:table-cell>
          <table:table-cell office:value-type="float" office:value="7316.81" table:style-name="ce1">
            <text:p>7316.81</text:p>
          </table:table-cell>
          <table:table-cell office:value-type="float" office:value="11836.7" table:style-name="ce1">
            <text:p>11836.7</text:p>
          </table:table-cell>
          <table:table-cell office:value-type="float" office:value="11987.7" table:style-name="ce1">
            <text:p>11987.7</text:p>
          </table:table-cell>
          <table:table-cell office:value-type="float" office:value="9375.5550000000003" table:formula="of:=AVERAGE([.A145:.J145])" table:style-name="ce1">
            <text:p>9375.555</text:p>
          </table:table-cell>
          <table:table-cell table:number-columns-repeated="16373"/>
        </table:table-row>
        <table:table-row table:style-name="ro1">
          <table:table-cell office:value-type="float" office:value="8912.59" table:style-name="ce1">
            <text:p>8912.59</text:p>
          </table:table-cell>
          <table:table-cell office:value-type="float" office:value="9844.66" table:style-name="ce1">
            <text:p>9844.66</text:p>
          </table:table-cell>
          <table:table-cell office:value-type="float" office:value="6217.77" table:style-name="ce1">
            <text:p>6217.77</text:p>
          </table:table-cell>
          <table:table-cell office:value-type="float" office:value="11881.1" table:style-name="ce1">
            <text:p>11881.1</text:p>
          </table:table-cell>
          <table:table-cell office:value-type="float" office:value="9719.93" table:style-name="ce1">
            <text:p>9719.93</text:p>
          </table:table-cell>
          <table:table-cell office:value-type="float" office:value="9441.9" table:style-name="ce1">
            <text:p>9441.9</text:p>
          </table:table-cell>
          <table:table-cell office:value-type="float" office:value="6587.9" table:style-name="ce1">
            <text:p>6587.9</text:p>
          </table:table-cell>
          <table:table-cell office:value-type="float" office:value="7316.81" table:style-name="ce1">
            <text:p>7316.81</text:p>
          </table:table-cell>
          <table:table-cell office:value-type="float" office:value="11836.7" table:style-name="ce1">
            <text:p>11836.7</text:p>
          </table:table-cell>
          <table:table-cell office:value-type="float" office:value="11987.7" table:style-name="ce1">
            <text:p>11987.7</text:p>
          </table:table-cell>
          <table:table-cell office:value-type="float" office:value="9374.7060000000001" table:formula="of:=AVERAGE([.A146:.J146])" table:style-name="ce1">
            <text:p>9374.706</text:p>
          </table:table-cell>
          <table:table-cell table:number-columns-repeated="16373"/>
        </table:table-row>
        <table:table-row table:style-name="ro1">
          <table:table-cell office:value-type="float" office:value="8912.59" table:style-name="ce1">
            <text:p>8912.59</text:p>
          </table:table-cell>
          <table:table-cell office:value-type="float" office:value="9839.0400000000009" table:style-name="ce1">
            <text:p>9839.04</text:p>
          </table:table-cell>
          <table:table-cell office:value-type="float" office:value="6118.62" table:style-name="ce1">
            <text:p>6118.62</text:p>
          </table:table-cell>
          <table:table-cell office:value-type="float" office:value="11881.1" table:style-name="ce1">
            <text:p>11881.1</text:p>
          </table:table-cell>
          <table:table-cell office:value-type="float" office:value="9644.81" table:style-name="ce1">
            <text:p>9644.81</text:p>
          </table:table-cell>
          <table:table-cell office:value-type="float" office:value="9441.9" table:style-name="ce1">
            <text:p>9441.9</text:p>
          </table:table-cell>
          <table:table-cell office:value-type="float" office:value="6588.29" table:style-name="ce1">
            <text:p>6588.29</text:p>
          </table:table-cell>
          <table:table-cell office:value-type="float" office:value="7316.07" table:style-name="ce1">
            <text:p>7316.07</text:p>
          </table:table-cell>
          <table:table-cell office:value-type="float" office:value="11578.1" table:style-name="ce1">
            <text:p>11578.1</text:p>
          </table:table-cell>
          <table:table-cell office:value-type="float" office:value="11987.7" table:style-name="ce1">
            <text:p>11987.7</text:p>
          </table:table-cell>
          <table:table-cell office:value-type="float" office:value="9330.8220000000001" table:formula="of:=AVERAGE([.A147:.J147])" table:style-name="ce1">
            <text:p>9330.822</text:p>
          </table:table-cell>
          <table:table-cell table:number-columns-repeated="16373"/>
        </table:table-row>
        <table:table-row table:style-name="ro1">
          <table:table-cell office:value-type="float" office:value="8903.1200000000008" table:style-name="ce1">
            <text:p>8903.12</text:p>
          </table:table-cell>
          <table:table-cell office:value-type="float" office:value="9839.0400000000009" table:style-name="ce1">
            <text:p>9839.04</text:p>
          </table:table-cell>
          <table:table-cell office:value-type="float" office:value="6118.62" table:style-name="ce1">
            <text:p>6118.62</text:p>
          </table:table-cell>
          <table:table-cell office:value-type="float" office:value="11881.1" table:style-name="ce1">
            <text:p>11881.1</text:p>
          </table:table-cell>
          <table:table-cell office:value-type="float" office:value="9644.81" table:style-name="ce1">
            <text:p>9644.81</text:p>
          </table:table-cell>
          <table:table-cell office:value-type="float" office:value="9441.9" table:style-name="ce1">
            <text:p>9441.9</text:p>
          </table:table-cell>
          <table:table-cell office:value-type="float" office:value="6572.55" table:style-name="ce1">
            <text:p>6572.55</text:p>
          </table:table-cell>
          <table:table-cell office:value-type="float" office:value="7316.07" table:style-name="ce1">
            <text:p>7316.07</text:p>
          </table:table-cell>
          <table:table-cell office:value-type="float" office:value="11566.8" table:style-name="ce1">
            <text:p>11566.8</text:p>
          </table:table-cell>
          <table:table-cell office:value-type="float" office:value="11987.7" table:style-name="ce1">
            <text:p>11987.7</text:p>
          </table:table-cell>
          <table:table-cell office:value-type="float" office:value="9327.1710000000003" table:formula="of:=AVERAGE([.A148:.J148])" table:style-name="ce1">
            <text:p>9327.171</text:p>
          </table:table-cell>
          <table:table-cell table:number-columns-repeated="16373"/>
        </table:table-row>
        <table:table-row table:style-name="ro1">
          <table:table-cell office:value-type="float" office:value="8806.25" table:style-name="ce1">
            <text:p>8806.25</text:p>
          </table:table-cell>
          <table:table-cell office:value-type="float" office:value="9788.3799999999992" table:style-name="ce1">
            <text:p>9788.38</text:p>
          </table:table-cell>
          <table:table-cell office:value-type="float" office:value="6087.47" table:style-name="ce1">
            <text:p>6087.47</text:p>
          </table:table-cell>
          <table:table-cell office:value-type="float" office:value="11881.1" table:style-name="ce1">
            <text:p>11881.1</text:p>
          </table:table-cell>
          <table:table-cell office:value-type="float" office:value="9644.81" table:style-name="ce1">
            <text:p>9644.81</text:p>
          </table:table-cell>
          <table:table-cell office:value-type="float" office:value="9441.9" table:style-name="ce1">
            <text:p>9441.9</text:p>
          </table:table-cell>
          <table:table-cell office:value-type="float" office:value="6572.55" table:style-name="ce1">
            <text:p>6572.55</text:p>
          </table:table-cell>
          <table:table-cell office:value-type="float" office:value="7292.8" table:style-name="ce1">
            <text:p>7292.8</text:p>
          </table:table-cell>
          <table:table-cell office:value-type="float" office:value="11566.8" table:style-name="ce1">
            <text:p>11566.8</text:p>
          </table:table-cell>
          <table:table-cell office:value-type="float" office:value="11992.2" table:style-name="ce1">
            <text:p>11992.2</text:p>
          </table:table-cell>
          <table:table-cell office:value-type="float" office:value="9307.4259999999995" table:formula="of:=AVERAGE([.A149:.J149])" table:style-name="ce1">
            <text:p>9307.426</text:p>
          </table:table-cell>
          <table:table-cell table:number-columns-repeated="16373"/>
        </table:table-row>
        <table:table-row table:style-name="ro1">
          <table:table-cell office:value-type="float" office:value="8804.83" table:style-name="ce1">
            <text:p>8804.83</text:p>
          </table:table-cell>
          <table:table-cell office:value-type="float" office:value="9788.3799999999992" table:style-name="ce1">
            <text:p>9788.38</text:p>
          </table:table-cell>
          <table:table-cell office:value-type="float" office:value="6087.47" table:style-name="ce1">
            <text:p>6087.47</text:p>
          </table:table-cell>
          <table:table-cell office:value-type="float" office:value="11881.1" table:style-name="ce1">
            <text:p>11881.1</text:p>
          </table:table-cell>
          <table:table-cell office:value-type="float" office:value="9644.81" table:style-name="ce1">
            <text:p>9644.81</text:p>
          </table:table-cell>
          <table:table-cell office:value-type="float" office:value="9441.9" table:style-name="ce1">
            <text:p>9441.9</text:p>
          </table:table-cell>
          <table:table-cell office:value-type="float" office:value="6542.6" table:style-name="ce1">
            <text:p>6542.6</text:p>
          </table:table-cell>
          <table:table-cell office:value-type="float" office:value="7222.95" table:style-name="ce1">
            <text:p>7222.95</text:p>
          </table:table-cell>
          <table:table-cell office:value-type="float" office:value="11542.5" table:style-name="ce1">
            <text:p>11542.5</text:p>
          </table:table-cell>
          <table:table-cell office:value-type="float" office:value="11989" table:style-name="ce1">
            <text:p>11989</text:p>
          </table:table-cell>
          <table:table-cell office:value-type="float" office:value="9294.5540000000001" table:formula="of:=AVERAGE([.A150:.J150])" table:style-name="ce1">
            <text:p>9294.554</text:p>
          </table:table-cell>
          <table:table-cell table:number-columns-repeated="16373"/>
        </table:table-row>
        <table:table-row table:style-name="ro1">
          <table:table-cell office:value-type="float" office:value="8826.15" table:style-name="ce1">
            <text:p>8826.15</text:p>
          </table:table-cell>
          <table:table-cell office:value-type="float" office:value="9782.16" table:style-name="ce1">
            <text:p>9782.16</text:p>
          </table:table-cell>
          <table:table-cell office:value-type="float" office:value="6087.47" table:style-name="ce1">
            <text:p>6087.47</text:p>
          </table:table-cell>
          <table:table-cell office:value-type="float" office:value="11881.1" table:style-name="ce1">
            <text:p>11881.1</text:p>
          </table:table-cell>
          <table:table-cell office:value-type="float" office:value="9617.9" table:style-name="ce1">
            <text:p>9617.9</text:p>
          </table:table-cell>
          <table:table-cell office:value-type="float" office:value="9441.77" table:style-name="ce1">
            <text:p>9441.77</text:p>
          </table:table-cell>
          <table:table-cell office:value-type="float" office:value="6542.6" table:style-name="ce1">
            <text:p>6542.6</text:p>
          </table:table-cell>
          <table:table-cell office:value-type="float" office:value="7222.95" table:style-name="ce1">
            <text:p>7222.95</text:p>
          </table:table-cell>
          <table:table-cell office:value-type="float" office:value="11367.2" table:style-name="ce1">
            <text:p>11367.2</text:p>
          </table:table-cell>
          <table:table-cell office:value-type="float" office:value="11989.7" table:style-name="ce1">
            <text:p>11989.7</text:p>
          </table:table-cell>
          <table:table-cell office:value-type="float" office:value="9275.9" table:formula="of:=AVERAGE([.A151:.J151])" table:style-name="ce1">
            <text:p>9275.9</text:p>
          </table:table-cell>
          <table:table-cell table:number-columns-repeated="16373"/>
        </table:table-row>
        <table:table-row table:style-name="ro1">
          <table:table-cell office:value-type="float" office:value="8754.8799999999992" table:style-name="ce1">
            <text:p>8754.88</text:p>
          </table:table-cell>
          <table:table-cell office:value-type="float" office:value="9770.67" table:style-name="ce1">
            <text:p>9770.67</text:p>
          </table:table-cell>
          <table:table-cell office:value-type="float" office:value="6076.43" table:style-name="ce1">
            <text:p>6076.43</text:p>
          </table:table-cell>
          <table:table-cell office:value-type="float" office:value="11875" table:style-name="ce1">
            <text:p>11875</text:p>
          </table:table-cell>
          <table:table-cell office:value-type="float" office:value="9617.9" table:style-name="ce1">
            <text:p>9617.9</text:p>
          </table:table-cell>
          <table:table-cell office:value-type="float" office:value="9388.7000000000007" table:style-name="ce1">
            <text:p>9388.7</text:p>
          </table:table-cell>
          <table:table-cell office:value-type="float" office:value="6542.6" table:style-name="ce1">
            <text:p>6542.6</text:p>
          </table:table-cell>
          <table:table-cell office:value-type="float" office:value="7222.95" table:style-name="ce1">
            <text:p>7222.95</text:p>
          </table:table-cell>
          <table:table-cell office:value-type="float" office:value="11360.8" table:style-name="ce1">
            <text:p>11360.8</text:p>
          </table:table-cell>
          <table:table-cell office:value-type="float" office:value="11961.2" table:style-name="ce1">
            <text:p>11961.2</text:p>
          </table:table-cell>
          <table:table-cell office:value-type="float" office:value="9257.1130000000012" table:formula="of:=AVERAGE([.A152:.J152])" table:style-name="ce1">
            <text:p>9257.113</text:p>
          </table:table-cell>
          <table:table-cell table:number-columns-repeated="16373"/>
        </table:table-row>
        <table:table-row table:style-name="ro1">
          <table:table-cell office:value-type="float" office:value="8728.73" table:style-name="ce1">
            <text:p>8728.73</text:p>
          </table:table-cell>
          <table:table-cell office:value-type="float" office:value="9768.77" table:style-name="ce1">
            <text:p>9768.77</text:p>
          </table:table-cell>
          <table:table-cell office:value-type="float" office:value="6076.43" table:style-name="ce1">
            <text:p>6076.43</text:p>
          </table:table-cell>
          <table:table-cell office:value-type="float" office:value="11875" table:style-name="ce1">
            <text:p>11875</text:p>
          </table:table-cell>
          <table:table-cell office:value-type="float" office:value="9617.9" table:style-name="ce1">
            <text:p>9617.9</text:p>
          </table:table-cell>
          <table:table-cell office:value-type="float" office:value="9388.7000000000007" table:style-name="ce1">
            <text:p>9388.7</text:p>
          </table:table-cell>
          <table:table-cell office:value-type="float" office:value="6542.6" table:style-name="ce1">
            <text:p>6542.6</text:p>
          </table:table-cell>
          <table:table-cell office:value-type="float" office:value="7222.95" table:style-name="ce1">
            <text:p>7222.95</text:p>
          </table:table-cell>
          <table:table-cell office:value-type="float" office:value="11271.7" table:style-name="ce1">
            <text:p>11271.7</text:p>
          </table:table-cell>
          <table:table-cell office:value-type="float" office:value="11961.2" table:style-name="ce1">
            <text:p>11961.2</text:p>
          </table:table-cell>
          <table:table-cell office:value-type="float" office:value="9245.3979999999992" table:formula="of:=AVERAGE([.A153:.J153])" table:style-name="ce1">
            <text:p>9245.398</text:p>
          </table:table-cell>
          <table:table-cell table:number-columns-repeated="16373"/>
        </table:table-row>
        <table:table-row table:style-name="ro1">
          <table:table-cell office:value-type="float" office:value="8728.51" table:style-name="ce1">
            <text:p>8728.51</text:p>
          </table:table-cell>
          <table:table-cell office:value-type="float" office:value="9768.77" table:style-name="ce1">
            <text:p>9768.77</text:p>
          </table:table-cell>
          <table:table-cell office:value-type="float" office:value="6053.63" table:style-name="ce1">
            <text:p>6053.63</text:p>
          </table:table-cell>
          <table:table-cell office:value-type="float" office:value="11850" table:style-name="ce1">
            <text:p>11850</text:p>
          </table:table-cell>
          <table:table-cell office:value-type="float" office:value="9574.81" table:style-name="ce1">
            <text:p>9574.81</text:p>
          </table:table-cell>
          <table:table-cell office:value-type="float" office:value="9388.7000000000007" table:style-name="ce1">
            <text:p>9388.7</text:p>
          </table:table-cell>
          <table:table-cell office:value-type="float" office:value="6538.59" table:style-name="ce1">
            <text:p>6538.59</text:p>
          </table:table-cell>
          <table:table-cell office:value-type="float" office:value="7220.9" table:style-name="ce1">
            <text:p>7220.9</text:p>
          </table:table-cell>
          <table:table-cell office:value-type="float" office:value="11271.7" table:style-name="ce1">
            <text:p>11271.7</text:p>
          </table:table-cell>
          <table:table-cell office:value-type="float" office:value="11935.5" table:style-name="ce1">
            <text:p>11935.5</text:p>
          </table:table-cell>
          <table:table-cell office:value-type="float" office:value="9233.110999999999" table:formula="of:=AVERAGE([.A154:.J154])" table:style-name="ce1">
            <text:p>9233.111</text:p>
          </table:table-cell>
          <table:table-cell table:number-columns-repeated="16373"/>
        </table:table-row>
        <table:table-row table:style-name="ro1">
          <table:table-cell office:value-type="float" office:value="8606.81" table:style-name="ce1">
            <text:p>8606.81</text:p>
          </table:table-cell>
          <table:table-cell office:value-type="float" office:value="9758.15" table:style-name="ce1">
            <text:p>9758.15</text:p>
          </table:table-cell>
          <table:table-cell office:value-type="float" office:value="6053.63" table:style-name="ce1">
            <text:p>6053.63</text:p>
          </table:table-cell>
          <table:table-cell office:value-type="float" office:value="11849.2" table:style-name="ce1">
            <text:p>11849.2</text:p>
          </table:table-cell>
          <table:table-cell office:value-type="float" office:value="9559.59" table:style-name="ce1">
            <text:p>9559.59</text:p>
          </table:table-cell>
          <table:table-cell office:value-type="float" office:value="9376.7999999999993" table:style-name="ce1">
            <text:p>9376.8</text:p>
          </table:table-cell>
          <table:table-cell office:value-type="float" office:value="6542.6" table:style-name="ce1">
            <text:p>6542.6</text:p>
          </table:table-cell>
          <table:table-cell office:value-type="float" office:value="7079.63" table:style-name="ce1">
            <text:p>7079.63</text:p>
          </table:table-cell>
          <table:table-cell office:value-type="float" office:value="11271.7" table:style-name="ce1">
            <text:p>11271.7</text:p>
          </table:table-cell>
          <table:table-cell office:value-type="float" office:value="11890.5" table:style-name="ce1">
            <text:p>11890.5</text:p>
          </table:table-cell>
          <table:table-cell office:value-type="float" office:value="9198.8610000000008" table:formula="of:=AVERAGE([.A155:.J155])" table:style-name="ce1">
            <text:p>9198.861</text:p>
          </table:table-cell>
          <table:table-cell table:number-columns-repeated="16373"/>
        </table:table-row>
        <table:table-row table:style-name="ro1">
          <table:table-cell office:value-type="float" office:value="8606.81" table:style-name="ce1">
            <text:p>8606.81</text:p>
          </table:table-cell>
          <table:table-cell office:value-type="float" office:value="9758.15" table:style-name="ce1">
            <text:p>9758.15</text:p>
          </table:table-cell>
          <table:table-cell office:value-type="float" office:value="6053.63" table:style-name="ce1">
            <text:p>6053.63</text:p>
          </table:table-cell>
          <table:table-cell office:value-type="float" office:value="11849.2" table:style-name="ce1">
            <text:p>11849.2</text:p>
          </table:table-cell>
          <table:table-cell office:value-type="float" office:value="9559.59" table:style-name="ce1">
            <text:p>9559.59</text:p>
          </table:table-cell>
          <table:table-cell office:value-type="float" office:value="9376.73" table:style-name="ce1">
            <text:p>9376.73</text:p>
          </table:table-cell>
          <table:table-cell office:value-type="float" office:value="6542.6" table:style-name="ce1">
            <text:p>6542.6</text:p>
          </table:table-cell>
          <table:table-cell office:value-type="float" office:value="7078.49" table:style-name="ce1">
            <text:p>7078.49</text:p>
          </table:table-cell>
          <table:table-cell office:value-type="float" office:value="11239.6" table:style-name="ce1">
            <text:p>11239.6</text:p>
          </table:table-cell>
          <table:table-cell office:value-type="float" office:value="11838" table:style-name="ce1">
            <text:p>11838</text:p>
          </table:table-cell>
          <table:table-cell office:value-type="float" office:value="9190.2800000000007" table:formula="of:=AVERAGE([.A156:.J156])" table:style-name="ce1">
            <text:p>9190.28</text:p>
          </table:table-cell>
          <table:table-cell table:number-columns-repeated="16373"/>
        </table:table-row>
        <table:table-row table:style-name="ro1">
          <table:table-cell office:value-type="float" office:value="8603.42" table:style-name="ce1">
            <text:p>8603.42</text:p>
          </table:table-cell>
          <table:table-cell office:value-type="float" office:value="9758.15" table:style-name="ce1">
            <text:p>9758.15</text:p>
          </table:table-cell>
          <table:table-cell office:value-type="float" office:value="6010.41" table:style-name="ce1">
            <text:p>6010.41</text:p>
          </table:table-cell>
          <table:table-cell office:value-type="float" office:value="11741.1" table:style-name="ce1">
            <text:p>11741.1</text:p>
          </table:table-cell>
          <table:table-cell office:value-type="float" office:value="9559.59" table:style-name="ce1">
            <text:p>9559.59</text:p>
          </table:table-cell>
          <table:table-cell office:value-type="float" office:value="9375.41" table:style-name="ce1">
            <text:p>9375.41</text:p>
          </table:table-cell>
          <table:table-cell office:value-type="float" office:value="6542.6" table:style-name="ce1">
            <text:p>6542.6</text:p>
          </table:table-cell>
          <table:table-cell office:value-type="float" office:value="7078.49" table:style-name="ce1">
            <text:p>7078.49</text:p>
          </table:table-cell>
          <table:table-cell office:value-type="float" office:value="11239.6" table:style-name="ce1">
            <text:p>11239.6</text:p>
          </table:table-cell>
          <table:table-cell office:value-type="float" office:value="11838" table:style-name="ce1">
            <text:p>11838</text:p>
          </table:table-cell>
          <table:table-cell office:value-type="float" office:value="9174.6769999999997" table:formula="of:=AVERAGE([.A157:.J157])" table:style-name="ce1">
            <text:p>9174.677</text:p>
          </table:table-cell>
          <table:table-cell table:number-columns-repeated="16373"/>
        </table:table-row>
        <table:table-row table:style-name="ro1">
          <table:table-cell office:value-type="float" office:value="8505.74" table:style-name="ce1">
            <text:p>8505.74</text:p>
          </table:table-cell>
          <table:table-cell office:value-type="float" office:value="9750.49" table:style-name="ce1">
            <text:p>9750.49</text:p>
          </table:table-cell>
          <table:table-cell office:value-type="float" office:value="6010.41" table:style-name="ce1">
            <text:p>6010.41</text:p>
          </table:table-cell>
          <table:table-cell office:value-type="float" office:value="11741.1" table:style-name="ce1">
            <text:p>11741.1</text:p>
          </table:table-cell>
          <table:table-cell office:value-type="float" office:value="9559.59" table:style-name="ce1">
            <text:p>9559.59</text:p>
          </table:table-cell>
          <table:table-cell office:value-type="float" office:value="9375.41" table:style-name="ce1">
            <text:p>9375.41</text:p>
          </table:table-cell>
          <table:table-cell office:value-type="float" office:value="6534.12" table:style-name="ce1">
            <text:p>6534.12</text:p>
          </table:table-cell>
          <table:table-cell office:value-type="float" office:value="7078.49" table:style-name="ce1">
            <text:p>7078.49</text:p>
          </table:table-cell>
          <table:table-cell office:value-type="float" office:value="11183.6" table:style-name="ce1">
            <text:p>11183.6</text:p>
          </table:table-cell>
          <table:table-cell office:value-type="float" office:value="11857.6" table:style-name="ce1">
            <text:p>11857.6</text:p>
          </table:table-cell>
          <table:table-cell office:value-type="float" office:value="9159.6550000000025" table:formula="of:=AVERAGE([.A158:.J158])" table:style-name="ce1">
            <text:p>9159.655</text:p>
          </table:table-cell>
          <table:table-cell table:number-columns-repeated="16373"/>
        </table:table-row>
        <table:table-row table:style-name="ro1">
          <table:table-cell office:value-type="float" office:value="8465.07" table:style-name="ce1">
            <text:p>8465.07</text:p>
          </table:table-cell>
          <table:table-cell office:value-type="float" office:value="9734.3799999999992" table:style-name="ce1">
            <text:p>9734.38</text:p>
          </table:table-cell>
          <table:table-cell office:value-type="float" office:value="5824.27" table:style-name="ce1">
            <text:p>5824.27</text:p>
          </table:table-cell>
          <table:table-cell office:value-type="float" office:value="11735.3" table:style-name="ce1">
            <text:p>11735.3</text:p>
          </table:table-cell>
          <table:table-cell office:value-type="float" office:value="9559.59" table:style-name="ce1">
            <text:p>9559.59</text:p>
          </table:table-cell>
          <table:table-cell office:value-type="float" office:value="9364.75" table:style-name="ce1">
            <text:p>9364.75</text:p>
          </table:table-cell>
          <table:table-cell office:value-type="float" office:value="6533.42" table:style-name="ce1">
            <text:p>6533.42</text:p>
          </table:table-cell>
          <table:table-cell office:value-type="float" office:value="6998.59" table:style-name="ce1">
            <text:p>6998.59</text:p>
          </table:table-cell>
          <table:table-cell office:value-type="float" office:value="11232.6" table:style-name="ce1">
            <text:p>11232.6</text:p>
          </table:table-cell>
          <table:table-cell office:value-type="float" office:value="11857.6" table:style-name="ce1">
            <text:p>11857.6</text:p>
          </table:table-cell>
          <table:table-cell office:value-type="float" office:value="9130.5570000000007" table:formula="of:=AVERAGE([.A159:.J159])" table:style-name="ce1">
            <text:p>9130.557</text:p>
          </table:table-cell>
          <table:table-cell table:number-columns-repeated="16373"/>
        </table:table-row>
        <table:table-row table:style-name="ro1">
          <table:table-cell office:value-type="float" office:value="8498.0400000000009" table:style-name="ce1">
            <text:p>8498.04</text:p>
          </table:table-cell>
          <table:table-cell office:value-type="float" office:value="9737.39" table:style-name="ce1">
            <text:p>9737.39</text:p>
          </table:table-cell>
          <table:table-cell office:value-type="float" office:value="5824.26" table:style-name="ce1">
            <text:p>5824.26</text:p>
          </table:table-cell>
          <table:table-cell office:value-type="float" office:value="11741.1" table:style-name="ce1">
            <text:p>11741.1</text:p>
          </table:table-cell>
          <table:table-cell office:value-type="float" office:value="9559.26" table:style-name="ce1">
            <text:p>9559.26</text:p>
          </table:table-cell>
          <table:table-cell office:value-type="float" office:value="9346.2900000000009" table:style-name="ce1">
            <text:p>9346.29</text:p>
          </table:table-cell>
          <table:table-cell office:value-type="float" office:value="6533.42" table:style-name="ce1">
            <text:p>6533.42</text:p>
          </table:table-cell>
          <table:table-cell office:value-type="float" office:value="6959.35" table:style-name="ce1">
            <text:p>6959.35</text:p>
          </table:table-cell>
          <table:table-cell office:value-type="float" office:value="11232.6" table:style-name="ce1">
            <text:p>11232.6</text:p>
          </table:table-cell>
          <table:table-cell office:value-type="float" office:value="11857.6" table:style-name="ce1">
            <text:p>11857.6</text:p>
          </table:table-cell>
          <table:table-cell office:value-type="float" office:value="9128.9310000000005" table:formula="of:=AVERAGE([.A160:.J160])" table:style-name="ce1">
            <text:p>9128.931</text:p>
          </table:table-cell>
          <table:table-cell table:number-columns-repeated="16373"/>
        </table:table-row>
        <table:table-row table:style-name="ro1">
          <table:table-cell office:value-type="float" office:value="8425.07" table:style-name="ce1">
            <text:p>8425.07</text:p>
          </table:table-cell>
          <table:table-cell office:value-type="float" office:value="9737.39" table:style-name="ce1">
            <text:p>9737.39</text:p>
          </table:table-cell>
          <table:table-cell office:value-type="float" office:value="5824.26" table:style-name="ce1">
            <text:p>5824.26</text:p>
          </table:table-cell>
          <table:table-cell office:value-type="float" office:value="11741" table:style-name="ce1">
            <text:p>11741</text:p>
          </table:table-cell>
          <table:table-cell office:value-type="float" office:value="9536.09" table:style-name="ce1">
            <text:p>9536.09</text:p>
          </table:table-cell>
          <table:table-cell office:value-type="float" office:value="9339.75" table:style-name="ce1">
            <text:p>9339.75</text:p>
          </table:table-cell>
          <table:table-cell office:value-type="float" office:value="6520.72" table:style-name="ce1">
            <text:p>6520.72</text:p>
          </table:table-cell>
          <table:table-cell office:value-type="float" office:value="6922.39" table:style-name="ce1">
            <text:p>6922.39</text:p>
          </table:table-cell>
          <table:table-cell office:value-type="float" office:value="11185" table:style-name="ce1">
            <text:p>11185</text:p>
          </table:table-cell>
          <table:table-cell office:value-type="float" office:value="11794.5" table:style-name="ce1">
            <text:p>11794.5</text:p>
          </table:table-cell>
          <table:table-cell office:value-type="float" office:value="9102.6170000000002" table:formula="of:=AVERAGE([.A161:.J161])" table:style-name="ce1">
            <text:p>9102.617</text:p>
          </table:table-cell>
          <table:table-cell table:number-columns-repeated="16373"/>
        </table:table-row>
        <table:table-row table:style-name="ro1">
          <table:table-cell office:value-type="float" office:value="8425.07" table:style-name="ce1">
            <text:p>8425.07</text:p>
          </table:table-cell>
          <table:table-cell office:value-type="float" office:value="9734.36" table:style-name="ce1">
            <text:p>9734.36</text:p>
          </table:table-cell>
          <table:table-cell office:value-type="float" office:value="5787.63" table:style-name="ce1">
            <text:p>5787.63</text:p>
          </table:table-cell>
          <table:table-cell office:value-type="float" office:value="11697.3" table:style-name="ce1">
            <text:p>11697.3</text:p>
          </table:table-cell>
          <table:table-cell office:value-type="float" office:value="9533.76" table:style-name="ce1">
            <text:p>9533.76</text:p>
          </table:table-cell>
          <table:table-cell office:value-type="float" office:value="9339.75" table:style-name="ce1">
            <text:p>9339.75</text:p>
          </table:table-cell>
          <table:table-cell office:value-type="float" office:value="6520.72" table:style-name="ce1">
            <text:p>6520.72</text:p>
          </table:table-cell>
          <table:table-cell office:value-type="float" office:value="6922.39" table:style-name="ce1">
            <text:p>6922.39</text:p>
          </table:table-cell>
          <table:table-cell office:value-type="float" office:value="11185" table:style-name="ce1">
            <text:p>11185</text:p>
          </table:table-cell>
          <table:table-cell office:value-type="float" office:value="11691" table:style-name="ce1">
            <text:p>11691</text:p>
          </table:table-cell>
          <table:table-cell office:value-type="float" office:value="9083.6980000000003" table:formula="of:=AVERAGE([.A162:.J162])" table:style-name="ce1">
            <text:p>9083.698</text:p>
          </table:table-cell>
          <table:table-cell table:number-columns-repeated="16373"/>
        </table:table-row>
        <table:table-row table:style-name="ro1">
          <table:table-cell office:value-type="float" office:value="8331.31" table:style-name="ce1">
            <text:p>8331.31</text:p>
          </table:table-cell>
          <table:table-cell office:value-type="float" office:value="9717.82" table:style-name="ce1">
            <text:p>9717.82</text:p>
          </table:table-cell>
          <table:table-cell office:value-type="float" office:value="5787.63" table:style-name="ce1">
            <text:p>5787.63</text:p>
          </table:table-cell>
          <table:table-cell office:value-type="float" office:value="11685.4" table:style-name="ce1">
            <text:p>11685.4</text:p>
          </table:table-cell>
          <table:table-cell office:value-type="float" office:value="9135.19" table:style-name="ce1">
            <text:p>9135.19</text:p>
          </table:table-cell>
          <table:table-cell office:value-type="float" office:value="9339.75" table:style-name="ce1">
            <text:p>9339.75</text:p>
          </table:table-cell>
          <table:table-cell office:value-type="float" office:value="6520.72" table:style-name="ce1">
            <text:p>6520.72</text:p>
          </table:table-cell>
          <table:table-cell office:value-type="float" office:value="6922.39" table:style-name="ce1">
            <text:p>6922.39</text:p>
          </table:table-cell>
          <table:table-cell office:value-type="float" office:value="11185" table:style-name="ce1">
            <text:p>11185</text:p>
          </table:table-cell>
          <table:table-cell office:value-type="float" office:value="11783.4" table:style-name="ce1">
            <text:p>11783.4</text:p>
          </table:table-cell>
          <table:table-cell office:value-type="float" office:value="9040.8610000000008" table:formula="of:=AVERAGE([.A163:.J163])" table:style-name="ce1">
            <text:p>9040.861</text:p>
          </table:table-cell>
          <table:table-cell table:number-columns-repeated="16373"/>
        </table:table-row>
        <table:table-row table:style-name="ro1">
          <table:table-cell office:value-type="float" office:value="8331.31" table:style-name="ce1">
            <text:p>8331.31</text:p>
          </table:table-cell>
          <table:table-cell office:value-type="float" office:value="9717.82" table:style-name="ce1">
            <text:p>9717.82</text:p>
          </table:table-cell>
          <table:table-cell office:value-type="float" office:value="5736.74" table:style-name="ce1">
            <text:p>5736.74</text:p>
          </table:table-cell>
          <table:table-cell office:value-type="float" office:value="11685.3" table:style-name="ce1">
            <text:p>11685.3</text:p>
          </table:table-cell>
          <table:table-cell office:value-type="float" office:value="9134.08" table:style-name="ce1">
            <text:p>9134.08</text:p>
          </table:table-cell>
          <table:table-cell office:value-type="float" office:value="9339.75" table:style-name="ce1">
            <text:p>9339.75</text:p>
          </table:table-cell>
          <table:table-cell office:value-type="float" office:value="6508.59" table:style-name="ce1">
            <text:p>6508.59</text:p>
          </table:table-cell>
          <table:table-cell office:value-type="float" office:value="6922.39" table:style-name="ce1">
            <text:p>6922.39</text:p>
          </table:table-cell>
          <table:table-cell office:value-type="float" office:value="11185" table:style-name="ce1">
            <text:p>11185</text:p>
          </table:table-cell>
          <table:table-cell office:value-type="float" office:value="11783.4" table:style-name="ce1">
            <text:p>11783.4</text:p>
          </table:table-cell>
          <table:table-cell office:value-type="float" office:value="9034.4379999999983" table:formula="of:=AVERAGE([.A164:.J164])" table:style-name="ce1">
            <text:p>9034.438</text:p>
          </table:table-cell>
          <table:table-cell table:number-columns-repeated="16373"/>
        </table:table-row>
        <table:table-row table:style-name="ro1">
          <table:table-cell office:value-type="float" office:value="8331.01" table:style-name="ce1">
            <text:p>8331.01</text:p>
          </table:table-cell>
          <table:table-cell office:value-type="float" office:value="9714.11" table:style-name="ce1">
            <text:p>9714.11</text:p>
          </table:table-cell>
          <table:table-cell office:value-type="float" office:value="5736.74" table:style-name="ce1">
            <text:p>5736.74</text:p>
          </table:table-cell>
          <table:table-cell office:value-type="float" office:value="11685.4" table:style-name="ce1">
            <text:p>11685.4</text:p>
          </table:table-cell>
          <table:table-cell office:value-type="float" office:value="9135.19" table:style-name="ce1">
            <text:p>9135.19</text:p>
          </table:table-cell>
          <table:table-cell office:value-type="float" office:value="9339.75" table:style-name="ce1">
            <text:p>9339.75</text:p>
          </table:table-cell>
          <table:table-cell office:value-type="float" office:value="6507.01" table:style-name="ce1">
            <text:p>6507.01</text:p>
          </table:table-cell>
          <table:table-cell office:value-type="float" office:value="6922.39" table:style-name="ce1">
            <text:p>6922.39</text:p>
          </table:table-cell>
          <table:table-cell office:value-type="float" office:value="11069.3" table:style-name="ce1">
            <text:p>11069.3</text:p>
          </table:table-cell>
          <table:table-cell office:value-type="float" office:value="11641.9" table:style-name="ce1">
            <text:p>11641.9</text:p>
          </table:table-cell>
          <table:table-cell office:value-type="float" office:value="9008.2800000000007" table:formula="of:=AVERAGE([.A165:.J165])" table:style-name="ce1">
            <text:p>9008.28</text:p>
          </table:table-cell>
          <table:table-cell table:number-columns-repeated="16373"/>
        </table:table-row>
        <table:table-row table:style-name="ro1">
          <table:table-cell office:value-type="float" office:value="8324.92" table:style-name="ce1">
            <text:p>8324.92</text:p>
          </table:table-cell>
          <table:table-cell office:value-type="float" office:value="9713.3700000000008" table:style-name="ce1">
            <text:p>9713.37</text:p>
          </table:table-cell>
          <table:table-cell office:value-type="float" office:value="5736.74" table:style-name="ce1">
            <text:p>5736.74</text:p>
          </table:table-cell>
          <table:table-cell office:value-type="float" office:value="11685.4" table:style-name="ce1">
            <text:p>11685.4</text:p>
          </table:table-cell>
          <table:table-cell office:value-type="float" office:value="9135.19" table:style-name="ce1">
            <text:p>9135.19</text:p>
          </table:table-cell>
          <table:table-cell office:value-type="float" office:value="9339.75" table:style-name="ce1">
            <text:p>9339.75</text:p>
          </table:table-cell>
          <table:table-cell office:value-type="float" office:value="6491.98" table:style-name="ce1">
            <text:p>6491.98</text:p>
          </table:table-cell>
          <table:table-cell office:value-type="float" office:value="6922.68" table:style-name="ce1">
            <text:p>6922.68</text:p>
          </table:table-cell>
          <table:table-cell office:value-type="float" office:value="11069.1" table:style-name="ce1">
            <text:p>11069.1</text:p>
          </table:table-cell>
          <table:table-cell office:value-type="float" office:value="11641.9" table:style-name="ce1">
            <text:p>11641.9</text:p>
          </table:table-cell>
          <table:table-cell office:value-type="float" office:value="9006.1029999999992" table:formula="of:=AVERAGE([.A166:.J166])" table:style-name="ce1">
            <text:p>9006.103</text:p>
          </table:table-cell>
          <table:table-cell table:number-columns-repeated="16373"/>
        </table:table-row>
        <table:table-row table:style-name="ro1">
          <table:table-cell office:value-type="float" office:value="8324.92" table:style-name="ce1">
            <text:p>8324.92</text:p>
          </table:table-cell>
          <table:table-cell office:value-type="float" office:value="9713.3700000000008" table:style-name="ce1">
            <text:p>9713.37</text:p>
          </table:table-cell>
          <table:table-cell office:value-type="float" office:value="5713.15" table:style-name="ce1">
            <text:p>5713.15</text:p>
          </table:table-cell>
          <table:table-cell office:value-type="float" office:value="11660.7" table:style-name="ce1">
            <text:p>11660.7</text:p>
          </table:table-cell>
          <table:table-cell office:value-type="float" office:value="9135.19" table:style-name="ce1">
            <text:p>9135.19</text:p>
          </table:table-cell>
          <table:table-cell office:value-type="float" office:value="9326" table:style-name="ce1">
            <text:p>9326</text:p>
          </table:table-cell>
          <table:table-cell office:value-type="float" office:value="6491.98" table:style-name="ce1">
            <text:p>6491.98</text:p>
          </table:table-cell>
          <table:table-cell office:value-type="float" office:value="6756.03" table:style-name="ce1">
            <text:p>6756.03</text:p>
          </table:table-cell>
          <table:table-cell office:value-type="float" office:value="11028" table:style-name="ce1">
            <text:p>11028</text:p>
          </table:table-cell>
          <table:table-cell office:value-type="float" office:value="11641.9" table:style-name="ce1">
            <text:p>11641.9</text:p>
          </table:table-cell>
          <table:table-cell office:value-type="float" office:value="8979.1239999999998" table:formula="of:=AVERAGE([.A167:.J167])" table:style-name="ce1">
            <text:p>8979.124</text:p>
          </table:table-cell>
          <table:table-cell table:number-columns-repeated="16373"/>
        </table:table-row>
        <table:table-row table:style-name="ro1">
          <table:table-cell office:value-type="float" office:value="8283.09" table:style-name="ce1">
            <text:p>8283.09</text:p>
          </table:table-cell>
          <table:table-cell office:value-type="float" office:value="9713.3700000000008" table:style-name="ce1">
            <text:p>9713.37</text:p>
          </table:table-cell>
          <table:table-cell office:value-type="float" office:value="5687.3" table:style-name="ce1">
            <text:p>5687.3</text:p>
          </table:table-cell>
          <table:table-cell office:value-type="float" office:value="11660.7" table:style-name="ce1">
            <text:p>11660.7</text:p>
          </table:table-cell>
          <table:table-cell office:value-type="float" office:value="9135.19" table:style-name="ce1">
            <text:p>9135.19</text:p>
          </table:table-cell>
          <table:table-cell office:value-type="float" office:value="9326" table:style-name="ce1">
            <text:p>9326</text:p>
          </table:table-cell>
          <table:table-cell office:value-type="float" office:value="6491.98" table:style-name="ce1">
            <text:p>6491.98</text:p>
          </table:table-cell>
          <table:table-cell office:value-type="float" office:value="6756.03" table:style-name="ce1">
            <text:p>6756.03</text:p>
          </table:table-cell>
          <table:table-cell office:value-type="float" office:value="11067.5" table:style-name="ce1">
            <text:p>11067.5</text:p>
          </table:table-cell>
          <table:table-cell office:value-type="float" office:value="11640.3" table:style-name="ce1">
            <text:p>11640.3</text:p>
          </table:table-cell>
          <table:table-cell office:value-type="float" office:value="8976.1460000000006" table:formula="of:=AVERAGE([.A168:.J168])" table:style-name="ce1">
            <text:p>8976.146</text:p>
          </table:table-cell>
          <table:table-cell table:number-columns-repeated="16373"/>
        </table:table-row>
        <table:table-row table:style-name="ro1">
          <table:table-cell office:value-type="float" office:value="8213.17" table:style-name="ce1">
            <text:p>8213.17</text:p>
          </table:table-cell>
          <table:table-cell office:value-type="float" office:value="9713.3700000000008" table:style-name="ce1">
            <text:p>9713.37</text:p>
          </table:table-cell>
          <table:table-cell office:value-type="float" office:value="5660.98" table:style-name="ce1">
            <text:p>5660.98</text:p>
          </table:table-cell>
          <table:table-cell office:value-type="float" office:value="11660.7" table:style-name="ce1">
            <text:p>11660.7</text:p>
          </table:table-cell>
          <table:table-cell office:value-type="float" office:value="9135.07" table:style-name="ce1">
            <text:p>9135.07</text:p>
          </table:table-cell>
          <table:table-cell office:value-type="float" office:value="9326" table:style-name="ce1">
            <text:p>9326</text:p>
          </table:table-cell>
          <table:table-cell office:value-type="float" office:value="6491.98" table:style-name="ce1">
            <text:p>6491.98</text:p>
          </table:table-cell>
          <table:table-cell office:value-type="float" office:value="6709.22" table:style-name="ce1">
            <text:p>6709.22</text:p>
          </table:table-cell>
          <table:table-cell office:value-type="float" office:value="11060.9" table:style-name="ce1">
            <text:p>11060.9</text:p>
          </table:table-cell>
          <table:table-cell office:value-type="float" office:value="11630.9" table:style-name="ce1">
            <text:p>11630.9</text:p>
          </table:table-cell>
          <table:table-cell office:value-type="float" office:value="8960.2289999999994" table:formula="of:=AVERAGE([.A169:.J169])" table:style-name="ce1">
            <text:p>8960.229</text:p>
          </table:table-cell>
          <table:table-cell table:number-columns-repeated="16373"/>
        </table:table-row>
        <table:table-row table:style-name="ro1">
          <table:table-cell office:value-type="float" office:value="8207.59" table:style-name="ce1">
            <text:p>8207.59</text:p>
          </table:table-cell>
          <table:table-cell office:value-type="float" office:value="9697.7000000000007" table:style-name="ce1">
            <text:p>9697.7</text:p>
          </table:table-cell>
          <table:table-cell office:value-type="float" office:value="5660.98" table:style-name="ce1">
            <text:p>5660.98</text:p>
          </table:table-cell>
          <table:table-cell office:value-type="float" office:value="11646" table:style-name="ce1">
            <text:p>11646</text:p>
          </table:table-cell>
          <table:table-cell office:value-type="float" office:value="9135.07" table:style-name="ce1">
            <text:p>9135.07</text:p>
          </table:table-cell>
          <table:table-cell office:value-type="float" office:value="9326" table:style-name="ce1">
            <text:p>9326</text:p>
          </table:table-cell>
          <table:table-cell office:value-type="float" office:value="6491.98" table:style-name="ce1">
            <text:p>6491.98</text:p>
          </table:table-cell>
          <table:table-cell office:value-type="float" office:value="6708.97" table:style-name="ce1">
            <text:p>6708.97</text:p>
          </table:table-cell>
          <table:table-cell office:value-type="float" office:value="11028.1" table:style-name="ce1">
            <text:p>11028.1</text:p>
          </table:table-cell>
          <table:table-cell office:value-type="float" office:value="11630.9" table:style-name="ce1">
            <text:p>11630.9</text:p>
          </table:table-cell>
          <table:table-cell office:value-type="float" office:value="8953.3290000000015" table:formula="of:=AVERAGE([.A170:.J170])" table:style-name="ce1">
            <text:p>8953.329</text:p>
          </table:table-cell>
          <table:table-cell table:number-columns-repeated="16373"/>
        </table:table-row>
        <table:table-row table:style-name="ro1">
          <table:table-cell office:value-type="float" office:value="8158.04" table:style-name="ce1">
            <text:p>8158.04</text:p>
          </table:table-cell>
          <table:table-cell office:value-type="float" office:value="9693.1200000000008" table:style-name="ce1">
            <text:p>9693.12</text:p>
          </table:table-cell>
          <table:table-cell office:value-type="float" office:value="5660.98" table:style-name="ce1">
            <text:p>5660.98</text:p>
          </table:table-cell>
          <table:table-cell office:value-type="float" office:value="11646" table:style-name="ce1">
            <text:p>11646</text:p>
          </table:table-cell>
          <table:table-cell office:value-type="float" office:value="9069.84" table:style-name="ce1">
            <text:p>9069.84</text:p>
          </table:table-cell>
          <table:table-cell office:value-type="float" office:value="9326" table:style-name="ce1">
            <text:p>9326</text:p>
          </table:table-cell>
          <table:table-cell office:value-type="float" office:value="6491.98" table:style-name="ce1">
            <text:p>6491.98</text:p>
          </table:table-cell>
          <table:table-cell office:value-type="float" office:value="6708.97" table:style-name="ce1">
            <text:p>6708.97</text:p>
          </table:table-cell>
          <table:table-cell office:value-type="float" office:value="11015.6" table:style-name="ce1">
            <text:p>11015.6</text:p>
          </table:table-cell>
          <table:table-cell office:value-type="float" office:value="11594.4" table:style-name="ce1">
            <text:p>11594.4</text:p>
          </table:table-cell>
          <table:table-cell office:value-type="float" office:value="8936.4929999999986" table:formula="of:=AVERAGE([.A171:.J171])" table:style-name="ce1">
            <text:p>8936.493</text:p>
          </table:table-cell>
          <table:table-cell table:number-columns-repeated="16373"/>
        </table:table-row>
        <table:table-row table:style-name="ro1">
          <table:table-cell office:value-type="float" office:value="8158.04" table:style-name="ce1">
            <text:p>8158.04</text:p>
          </table:table-cell>
          <table:table-cell office:value-type="float" office:value="9693.1200000000008" table:style-name="ce1">
            <text:p>9693.12</text:p>
          </table:table-cell>
          <table:table-cell office:value-type="float" office:value="5680.35" table:style-name="ce1">
            <text:p>5680.35</text:p>
          </table:table-cell>
          <table:table-cell office:value-type="float" office:value="11628.7" table:style-name="ce1">
            <text:p>11628.7</text:p>
          </table:table-cell>
          <table:table-cell office:value-type="float" office:value="9135.02" table:style-name="ce1">
            <text:p>9135.02</text:p>
          </table:table-cell>
          <table:table-cell office:value-type="float" office:value="9326" table:style-name="ce1">
            <text:p>9326</text:p>
          </table:table-cell>
          <table:table-cell office:value-type="float" office:value="6489.33" table:style-name="ce1">
            <text:p>6489.33</text:p>
          </table:table-cell>
          <table:table-cell office:value-type="float" office:value="6708.97" table:style-name="ce1">
            <text:p>6708.97</text:p>
          </table:table-cell>
          <table:table-cell office:value-type="float" office:value="10970.9" table:style-name="ce1">
            <text:p>10970.9</text:p>
          </table:table-cell>
          <table:table-cell office:value-type="float" office:value="11531.6" table:style-name="ce1">
            <text:p>11531.6</text:p>
          </table:table-cell>
          <table:table-cell office:value-type="float" office:value="8932.2030000000013" table:formula="of:=AVERAGE([.A172:.J172])" table:style-name="ce1">
            <text:p>8932.203</text:p>
          </table:table-cell>
          <table:table-cell table:number-columns-repeated="16373"/>
        </table:table-row>
        <table:table-row table:style-name="ro1">
          <table:table-cell office:value-type="float" office:value="8155.29" table:style-name="ce1">
            <text:p>8155.29</text:p>
          </table:table-cell>
          <table:table-cell office:value-type="float" office:value="9659.44" table:style-name="ce1">
            <text:p>9659.44</text:p>
          </table:table-cell>
          <table:table-cell office:value-type="float" office:value="5680.35" table:style-name="ce1">
            <text:p>5680.35</text:p>
          </table:table-cell>
          <table:table-cell office:value-type="float" office:value="11613.5" table:style-name="ce1">
            <text:p>11613.5</text:p>
          </table:table-cell>
          <table:table-cell office:value-type="float" office:value="9135.02" table:style-name="ce1">
            <text:p>9135.02</text:p>
          </table:table-cell>
          <table:table-cell office:value-type="float" office:value="9326" table:style-name="ce1">
            <text:p>9326</text:p>
          </table:table-cell>
          <table:table-cell office:value-type="float" office:value="6489.33" table:style-name="ce1">
            <text:p>6489.33</text:p>
          </table:table-cell>
          <table:table-cell office:value-type="float" office:value="6708.87" table:style-name="ce1">
            <text:p>6708.87</text:p>
          </table:table-cell>
          <table:table-cell office:value-type="float" office:value="10970.9" table:style-name="ce1">
            <text:p>10970.9</text:p>
          </table:table-cell>
          <table:table-cell office:value-type="float" office:value="11380" table:style-name="ce1">
            <text:p>11380</text:p>
          </table:table-cell>
          <table:table-cell office:value-type="float" office:value="8911.869999999999" table:formula="of:=AVERAGE([.A173:.J173])" table:style-name="ce1">
            <text:p>8911.87</text:p>
          </table:table-cell>
          <table:table-cell table:number-columns-repeated="16373"/>
        </table:table-row>
        <table:table-row table:style-name="ro1">
          <table:table-cell office:value-type="float" office:value="8153.53" table:style-name="ce1">
            <text:p>8153.53</text:p>
          </table:table-cell>
          <table:table-cell office:value-type="float" office:value="9690.34" table:style-name="ce1">
            <text:p>9690.34</text:p>
          </table:table-cell>
          <table:table-cell office:value-type="float" office:value="5676.86" table:style-name="ce1">
            <text:p>5676.86</text:p>
          </table:table-cell>
          <table:table-cell office:value-type="float" office:value="11628.7" table:style-name="ce1">
            <text:p>11628.7</text:p>
          </table:table-cell>
          <table:table-cell office:value-type="float" office:value="9129.57" table:style-name="ce1">
            <text:p>9129.57</text:p>
          </table:table-cell>
          <table:table-cell office:value-type="float" office:value="9317.23" table:style-name="ce1">
            <text:p>9317.23</text:p>
          </table:table-cell>
          <table:table-cell office:value-type="float" office:value="6489.08" table:style-name="ce1">
            <text:p>6489.08</text:p>
          </table:table-cell>
          <table:table-cell office:value-type="float" office:value="6592.7" table:style-name="ce1">
            <text:p>6592.7</text:p>
          </table:table-cell>
          <table:table-cell office:value-type="float" office:value="10958.5" table:style-name="ce1">
            <text:p>10958.5</text:p>
          </table:table-cell>
          <table:table-cell office:value-type="float" office:value="11380" table:style-name="ce1">
            <text:p>11380</text:p>
          </table:table-cell>
          <table:table-cell office:value-type="float" office:value="8901.6509999999998" table:formula="of:=AVERAGE([.A174:.J174])" table:style-name="ce1">
            <text:p>8901.651</text:p>
          </table:table-cell>
          <table:table-cell table:number-columns-repeated="16373"/>
        </table:table-row>
        <table:table-row table:style-name="ro1">
          <table:table-cell office:value-type="float" office:value="8148.01" table:style-name="ce1">
            <text:p>8148.01</text:p>
          </table:table-cell>
          <table:table-cell office:value-type="float" office:value="9690.34" table:style-name="ce1">
            <text:p>9690.34</text:p>
          </table:table-cell>
          <table:table-cell office:value-type="float" office:value="5609.74" table:style-name="ce1">
            <text:p>5609.74</text:p>
          </table:table-cell>
          <table:table-cell office:value-type="float" office:value="11628.7" table:style-name="ce1">
            <text:p>11628.7</text:p>
          </table:table-cell>
          <table:table-cell office:value-type="float" office:value="9129.57" table:style-name="ce1">
            <text:p>9129.57</text:p>
          </table:table-cell>
          <table:table-cell office:value-type="float" office:value="9292.49" table:style-name="ce1">
            <text:p>9292.49</text:p>
          </table:table-cell>
          <table:table-cell office:value-type="float" office:value="6489.02" table:style-name="ce1">
            <text:p>6489.02</text:p>
          </table:table-cell>
          <table:table-cell office:value-type="float" office:value="6592.7" table:style-name="ce1">
            <text:p>6592.7</text:p>
          </table:table-cell>
          <table:table-cell office:value-type="float" office:value="10956.2" table:style-name="ce1">
            <text:p>10956.2</text:p>
          </table:table-cell>
          <table:table-cell office:value-type="float" office:value="11264.9" table:style-name="ce1">
            <text:p>11264.9</text:p>
          </table:table-cell>
          <table:table-cell office:value-type="float" office:value="8880.1669999999976" table:formula="of:=AVERAGE([.A175:.J175])" table:style-name="ce1">
            <text:p>8880.167</text:p>
          </table:table-cell>
          <table:table-cell table:number-columns-repeated="16373"/>
        </table:table-row>
        <table:table-row table:style-name="ro1">
          <table:table-cell office:value-type="float" office:value="8143.3" table:style-name="ce1">
            <text:p>8143.3</text:p>
          </table:table-cell>
          <table:table-cell office:value-type="float" office:value="9690.34" table:style-name="ce1">
            <text:p>9690.34</text:p>
          </table:table-cell>
          <table:table-cell office:value-type="float" office:value="5609.74" table:style-name="ce1">
            <text:p>5609.74</text:p>
          </table:table-cell>
          <table:table-cell office:value-type="float" office:value="11613.8" table:style-name="ce1">
            <text:p>11613.8</text:p>
          </table:table-cell>
          <table:table-cell office:value-type="float" office:value="9129.57" table:style-name="ce1">
            <text:p>9129.57</text:p>
          </table:table-cell>
          <table:table-cell office:value-type="float" office:value="9266.4599999999991" table:style-name="ce1">
            <text:p>9266.46</text:p>
          </table:table-cell>
          <table:table-cell office:value-type="float" office:value="6487.99" table:style-name="ce1">
            <text:p>6487.99</text:p>
          </table:table-cell>
          <table:table-cell office:value-type="float" office:value="6533.44" table:style-name="ce1">
            <text:p>6533.44</text:p>
          </table:table-cell>
          <table:table-cell office:value-type="float" office:value="10898" table:style-name="ce1">
            <text:p>10898</text:p>
          </table:table-cell>
          <table:table-cell office:value-type="float" office:value="11264.9" table:style-name="ce1">
            <text:p>11264.9</text:p>
          </table:table-cell>
          <table:table-cell office:value-type="float" office:value="8863.7539999999972" table:formula="of:=AVERAGE([.A176:.J176])" table:style-name="ce1">
            <text:p>8863.754</text:p>
          </table:table-cell>
          <table:table-cell table:number-columns-repeated="16373"/>
        </table:table-row>
        <table:table-row table:style-name="ro1">
          <table:table-cell office:value-type="float" office:value="8143.3" table:style-name="ce1">
            <text:p>8143.3</text:p>
          </table:table-cell>
          <table:table-cell office:value-type="float" office:value="9667.9" table:style-name="ce1">
            <text:p>9667.9</text:p>
          </table:table-cell>
          <table:table-cell office:value-type="float" office:value="5640.42" table:style-name="ce1">
            <text:p>5640.42</text:p>
          </table:table-cell>
          <table:table-cell office:value-type="float" office:value="11597.3" table:style-name="ce1">
            <text:p>11597.3</text:p>
          </table:table-cell>
          <table:table-cell office:value-type="float" office:value="9129.57" table:style-name="ce1">
            <text:p>9129.57</text:p>
          </table:table-cell>
          <table:table-cell office:value-type="float" office:value="9266.4599999999991" table:style-name="ce1">
            <text:p>9266.46</text:p>
          </table:table-cell>
          <table:table-cell office:value-type="float" office:value="6487.99" table:style-name="ce1">
            <text:p>6487.99</text:p>
          </table:table-cell>
          <table:table-cell office:value-type="float" office:value="6533.44" table:style-name="ce1">
            <text:p>6533.44</text:p>
          </table:table-cell>
          <table:table-cell office:value-type="float" office:value="10872.9" table:style-name="ce1">
            <text:p>10872.9</text:p>
          </table:table-cell>
          <table:table-cell office:value-type="float" office:value="11264.9" table:style-name="ce1">
            <text:p>11264.9</text:p>
          </table:table-cell>
          <table:table-cell office:value-type="float" office:value="8860.4179999999978" table:formula="of:=AVERAGE([.A177:.J177])" table:style-name="ce1">
            <text:p>8860.418</text:p>
          </table:table-cell>
          <table:table-cell table:number-columns-repeated="16373"/>
        </table:table-row>
        <table:table-row table:style-name="ro1">
          <table:table-cell office:value-type="float" office:value="8136.2" table:style-name="ce1">
            <text:p>8136.2</text:p>
          </table:table-cell>
          <table:table-cell office:value-type="float" office:value="9667.89" table:style-name="ce1">
            <text:p>9667.89</text:p>
          </table:table-cell>
          <table:table-cell office:value-type="float" office:value="5629.38" table:style-name="ce1">
            <text:p>5629.38</text:p>
          </table:table-cell>
          <table:table-cell office:value-type="float" office:value="11597.3" table:style-name="ce1">
            <text:p>11597.3</text:p>
          </table:table-cell>
          <table:table-cell office:value-type="float" office:value="9121.02" table:style-name="ce1">
            <text:p>9121.02</text:p>
          </table:table-cell>
          <table:table-cell office:value-type="float" office:value="9266.4599999999991" table:style-name="ce1">
            <text:p>9266.46</text:p>
          </table:table-cell>
          <table:table-cell office:value-type="float" office:value="6485.45" table:style-name="ce1">
            <text:p>6485.45</text:p>
          </table:table-cell>
          <table:table-cell office:value-type="float" office:value="6533.44" table:style-name="ce1">
            <text:p>6533.44</text:p>
          </table:table-cell>
          <table:table-cell office:value-type="float" office:value="10872.1" table:style-name="ce1">
            <text:p>10872.1</text:p>
          </table:table-cell>
          <table:table-cell office:value-type="float" office:value="11244.5" table:style-name="ce1">
            <text:p>11244.5</text:p>
          </table:table-cell>
          <table:table-cell office:value-type="float" office:value="8855.3739999999998" table:formula="of:=AVERAGE([.A178:.J178])" table:style-name="ce1">
            <text:p>8855.374</text:p>
          </table:table-cell>
          <table:table-cell table:number-columns-repeated="16373"/>
        </table:table-row>
        <table:table-row table:style-name="ro1">
          <table:table-cell office:value-type="float" office:value="7909.74" table:style-name="ce1">
            <text:p>7909.74</text:p>
          </table:table-cell>
          <table:table-cell office:value-type="float" office:value="9667.9" table:style-name="ce1">
            <text:p>9667.9</text:p>
          </table:table-cell>
          <table:table-cell office:value-type="float" office:value="5629.38" table:style-name="ce1">
            <text:p>5629.38</text:p>
          </table:table-cell>
          <table:table-cell office:value-type="float" office:value="11597.3" table:style-name="ce1">
            <text:p>11597.3</text:p>
          </table:table-cell>
          <table:table-cell office:value-type="float" office:value="9121.02" table:style-name="ce1">
            <text:p>9121.02</text:p>
          </table:table-cell>
          <table:table-cell office:value-type="float" office:value="9266.5" table:style-name="ce1">
            <text:p>9266.5</text:p>
          </table:table-cell>
          <table:table-cell office:value-type="float" office:value="6485.45" table:style-name="ce1">
            <text:p>6485.45</text:p>
          </table:table-cell>
          <table:table-cell office:value-type="float" office:value="6533.44" table:style-name="ce1">
            <text:p>6533.44</text:p>
          </table:table-cell>
          <table:table-cell office:value-type="float" office:value="10872.1" table:style-name="ce1">
            <text:p>10872.1</text:p>
          </table:table-cell>
          <table:table-cell office:value-type="float" office:value="11244.5" table:style-name="ce1">
            <text:p>11244.5</text:p>
          </table:table-cell>
          <table:table-cell office:value-type="float" office:value="8832.7330000000002" table:formula="of:=AVERAGE([.A179:.J179])" table:style-name="ce1">
            <text:p>8832.733</text:p>
          </table:table-cell>
          <table:table-cell table:number-columns-repeated="16373"/>
        </table:table-row>
        <table:table-row table:style-name="ro1">
          <table:table-cell office:value-type="float" office:value="7929.72" table:style-name="ce1">
            <text:p>7929.72</text:p>
          </table:table-cell>
          <table:table-cell office:value-type="float" office:value="9650.58" table:style-name="ce1">
            <text:p>9650.58</text:p>
          </table:table-cell>
          <table:table-cell office:value-type="float" office:value="5620.16" table:style-name="ce1">
            <text:p>5620.16</text:p>
          </table:table-cell>
          <table:table-cell office:value-type="float" office:value="11597.3" table:style-name="ce1">
            <text:p>11597.3</text:p>
          </table:table-cell>
          <table:table-cell office:value-type="float" office:value="9121.02" table:style-name="ce1">
            <text:p>9121.02</text:p>
          </table:table-cell>
          <table:table-cell office:value-type="float" office:value="9264.76" table:style-name="ce1">
            <text:p>9264.76</text:p>
          </table:table-cell>
          <table:table-cell office:value-type="float" office:value="6471.78" table:style-name="ce1">
            <text:p>6471.78</text:p>
          </table:table-cell>
          <table:table-cell office:value-type="float" office:value="6533.44" table:style-name="ce1">
            <text:p>6533.44</text:p>
          </table:table-cell>
          <table:table-cell office:value-type="float" office:value="10849.3" table:style-name="ce1">
            <text:p>10849.3</text:p>
          </table:table-cell>
          <table:table-cell office:value-type="float" office:value="11098.7" table:style-name="ce1">
            <text:p>11098.7</text:p>
          </table:table-cell>
          <table:table-cell office:value-type="float" office:value="8813.6759999999995" table:formula="of:=AVERAGE([.A180:.J180])" table:style-name="ce1">
            <text:p>8813.676</text:p>
          </table:table-cell>
          <table:table-cell table:number-columns-repeated="16373"/>
        </table:table-row>
        <table:table-row table:style-name="ro1">
          <table:table-cell office:value-type="float" office:value="7929.72" table:style-name="ce1">
            <text:p>7929.72</text:p>
          </table:table-cell>
          <table:table-cell office:value-type="float" office:value="9636.65" table:style-name="ce1">
            <text:p>9636.65</text:p>
          </table:table-cell>
          <table:table-cell office:value-type="float" office:value="5609.95" table:style-name="ce1">
            <text:p>5609.95</text:p>
          </table:table-cell>
          <table:table-cell office:value-type="float" office:value="11597.1" table:style-name="ce1">
            <text:p>11597.1</text:p>
          </table:table-cell>
          <table:table-cell office:value-type="float" office:value="9121.02" table:style-name="ce1">
            <text:p>9121.02</text:p>
          </table:table-cell>
          <table:table-cell office:value-type="float" office:value="9264.76" table:style-name="ce1">
            <text:p>9264.76</text:p>
          </table:table-cell>
          <table:table-cell office:value-type="float" office:value="6471.78" table:style-name="ce1">
            <text:p>6471.78</text:p>
          </table:table-cell>
          <table:table-cell office:value-type="float" office:value="6476.16" table:style-name="ce1">
            <text:p>6476.16</text:p>
          </table:table-cell>
          <table:table-cell office:value-type="float" office:value="10846.6" table:style-name="ce1">
            <text:p>10846.6</text:p>
          </table:table-cell>
          <table:table-cell office:value-type="float" office:value="11098.7" table:style-name="ce1">
            <text:p>11098.7</text:p>
          </table:table-cell>
          <table:table-cell office:value-type="float" office:value="8805.2440000000006" table:formula="of:=AVERAGE([.A181:.J181])" table:style-name="ce1">
            <text:p>8805.244</text:p>
          </table:table-cell>
          <table:table-cell table:number-columns-repeated="16373"/>
        </table:table-row>
        <table:table-row table:style-name="ro1">
          <table:table-cell office:value-type="float" office:value="7926.85" table:style-name="ce1">
            <text:p>7926.85</text:p>
          </table:table-cell>
          <table:table-cell office:value-type="float" office:value="9635.82" table:style-name="ce1">
            <text:p>9635.82</text:p>
          </table:table-cell>
          <table:table-cell office:value-type="float" office:value="5609.95" table:style-name="ce1">
            <text:p>5609.95</text:p>
          </table:table-cell>
          <table:table-cell office:value-type="float" office:value="11597.3" table:style-name="ce1">
            <text:p>11597.3</text:p>
          </table:table-cell>
          <table:table-cell office:value-type="float" office:value="9103.5400000000009" table:style-name="ce1">
            <text:p>9103.54</text:p>
          </table:table-cell>
          <table:table-cell office:value-type="float" office:value="9259.6" table:style-name="ce1">
            <text:p>9259.6</text:p>
          </table:table-cell>
          <table:table-cell office:value-type="float" office:value="6455.43" table:style-name="ce1">
            <text:p>6455.43</text:p>
          </table:table-cell>
          <table:table-cell office:value-type="float" office:value="6476.16" table:style-name="ce1">
            <text:p>6476.16</text:p>
          </table:table-cell>
          <table:table-cell office:value-type="float" office:value="10840.6" table:style-name="ce1">
            <text:p>10840.6</text:p>
          </table:table-cell>
          <table:table-cell office:value-type="float" office:value="11098.7" table:style-name="ce1">
            <text:p>11098.7</text:p>
          </table:table-cell>
          <table:table-cell office:value-type="float" office:value="8800.3950000000004" table:formula="of:=AVERAGE([.A182:.J182])" table:style-name="ce1">
            <text:p>8800.395</text:p>
          </table:table-cell>
          <table:table-cell table:number-columns-repeated="16373"/>
        </table:table-row>
        <table:table-row table:style-name="ro1">
          <table:table-cell office:value-type="float" office:value="7923.61" table:style-name="ce1">
            <text:p>7923.61</text:p>
          </table:table-cell>
          <table:table-cell office:value-type="float" office:value="9635.82" table:style-name="ce1">
            <text:p>9635.82</text:p>
          </table:table-cell>
          <table:table-cell office:value-type="float" office:value="5594.58" table:style-name="ce1">
            <text:p>5594.58</text:p>
          </table:table-cell>
          <table:table-cell office:value-type="float" office:value="11594.2" table:style-name="ce1">
            <text:p>11594.2</text:p>
          </table:table-cell>
          <table:table-cell office:value-type="float" office:value="9100.8700000000008" table:style-name="ce1">
            <text:p>9100.87</text:p>
          </table:table-cell>
          <table:table-cell office:value-type="float" office:value="9254.17" table:style-name="ce1">
            <text:p>9254.17</text:p>
          </table:table-cell>
          <table:table-cell office:value-type="float" office:value="6455.43" table:style-name="ce1">
            <text:p>6455.43</text:p>
          </table:table-cell>
          <table:table-cell office:value-type="float" office:value="6327.2" table:style-name="ce1">
            <text:p>6327.2</text:p>
          </table:table-cell>
          <table:table-cell office:value-type="float" office:value="10838.7" table:style-name="ce1">
            <text:p>10838.7</text:p>
          </table:table-cell>
          <table:table-cell office:value-type="float" office:value="11087" table:style-name="ce1">
            <text:p>11087</text:p>
          </table:table-cell>
          <table:table-cell office:value-type="float" office:value="8781.1579999999994" table:formula="of:=AVERAGE([.A183:.J183])" table:style-name="ce1">
            <text:p>8781.158</text:p>
          </table:table-cell>
          <table:table-cell table:number-columns-repeated="16373"/>
        </table:table-row>
        <table:table-row table:style-name="ro1">
          <table:table-cell office:value-type="float" office:value="7925.67" table:style-name="ce1">
            <text:p>7925.67</text:p>
          </table:table-cell>
          <table:table-cell office:value-type="float" office:value="9504.7800000000007" table:style-name="ce1">
            <text:p>9504.78</text:p>
          </table:table-cell>
          <table:table-cell office:value-type="float" office:value="5568.9" table:style-name="ce1">
            <text:p>5568.9</text:p>
          </table:table-cell>
          <table:table-cell office:value-type="float" office:value="11590.6" table:style-name="ce1">
            <text:p>11590.6</text:p>
          </table:table-cell>
          <table:table-cell office:value-type="float" office:value="9100.8700000000008" table:style-name="ce1">
            <text:p>9100.87</text:p>
          </table:table-cell>
          <table:table-cell office:value-type="float" office:value="9254.17" table:style-name="ce1">
            <text:p>9254.17</text:p>
          </table:table-cell>
          <table:table-cell office:value-type="float" office:value="6462.27" table:style-name="ce1">
            <text:p>6462.27</text:p>
          </table:table-cell>
          <table:table-cell office:value-type="float" office:value="6327.2" table:style-name="ce1">
            <text:p>6327.2</text:p>
          </table:table-cell>
          <table:table-cell office:value-type="float" office:value="10507.8" table:style-name="ce1">
            <text:p>10507.8</text:p>
          </table:table-cell>
          <table:table-cell office:value-type="float" office:value="11064.6" table:style-name="ce1">
            <text:p>11064.6</text:p>
          </table:table-cell>
          <table:table-cell office:value-type="float" office:value="8730.6859999999997" table:formula="of:=AVERAGE([.A184:.J184])" table:style-name="ce1">
            <text:p>8730.686</text:p>
          </table:table-cell>
          <table:table-cell table:number-columns-repeated="16373"/>
        </table:table-row>
        <table:table-row table:style-name="ro1">
          <table:table-cell office:value-type="float" office:value="7506.69" table:style-name="ce1">
            <text:p>7506.69</text:p>
          </table:table-cell>
          <table:table-cell office:value-type="float" office:value="9504.7800000000007" table:style-name="ce1">
            <text:p>9504.78</text:p>
          </table:table-cell>
          <table:table-cell office:value-type="float" office:value="5526.25" table:style-name="ce1">
            <text:p>5526.25</text:p>
          </table:table-cell>
          <table:table-cell office:value-type="float" office:value="11590.6" table:style-name="ce1">
            <text:p>11590.6</text:p>
          </table:table-cell>
          <table:table-cell office:value-type="float" office:value="9100.8700000000008" table:style-name="ce1">
            <text:p>9100.87</text:p>
          </table:table-cell>
          <table:table-cell office:value-type="float" office:value="9211.84" table:style-name="ce1">
            <text:p>9211.84</text:p>
          </table:table-cell>
          <table:table-cell office:value-type="float" office:value="6462.27" table:style-name="ce1">
            <text:p>6462.27</text:p>
          </table:table-cell>
          <table:table-cell office:value-type="float" office:value="6327.1" table:style-name="ce1">
            <text:p>6327.1</text:p>
          </table:table-cell>
          <table:table-cell office:value-type="float" office:value="10507.8" table:style-name="ce1">
            <text:p>10507.8</text:p>
          </table:table-cell>
          <table:table-cell office:value-type="float" office:value="11012.7" table:style-name="ce1">
            <text:p>11012.7</text:p>
          </table:table-cell>
          <table:table-cell office:value-type="float" office:value="8675.09" table:formula="of:=AVERAGE([.A185:.J185])" table:style-name="ce1">
            <text:p>8675.09</text:p>
          </table:table-cell>
          <table:table-cell table:number-columns-repeated="16373"/>
        </table:table-row>
        <table:table-row table:style-name="ro1">
          <table:table-cell office:value-type="float" office:value="7488.37" table:style-name="ce1">
            <text:p>7488.37</text:p>
          </table:table-cell>
          <table:table-cell office:value-type="float" office:value="9504.7800000000007" table:style-name="ce1">
            <text:p>9504.78</text:p>
          </table:table-cell>
          <table:table-cell office:value-type="float" office:value="5461.48" table:style-name="ce1">
            <text:p>5461.48</text:p>
          </table:table-cell>
          <table:table-cell office:value-type="float" office:value="11597.1" table:style-name="ce1">
            <text:p>11597.1</text:p>
          </table:table-cell>
          <table:table-cell office:value-type="float" office:value="9100.8700000000008" table:style-name="ce1">
            <text:p>9100.87</text:p>
          </table:table-cell>
          <table:table-cell office:value-type="float" office:value="9211.84" table:style-name="ce1">
            <text:p>9211.84</text:p>
          </table:table-cell>
          <table:table-cell office:value-type="float" office:value="6462.27" table:style-name="ce1">
            <text:p>6462.27</text:p>
          </table:table-cell>
          <table:table-cell office:value-type="float" office:value="6324.46" table:style-name="ce1">
            <text:p>6324.46</text:p>
          </table:table-cell>
          <table:table-cell office:value-type="float" office:value="10506.5" table:style-name="ce1">
            <text:p>10506.5</text:p>
          </table:table-cell>
          <table:table-cell office:value-type="float" office:value="10887.5" table:style-name="ce1">
            <text:p>10887.5</text:p>
          </table:table-cell>
          <table:table-cell office:value-type="float" office:value="8654.5170000000016" table:formula="of:=AVERAGE([.A186:.J186])" table:style-name="ce1">
            <text:p>8654.517</text:p>
          </table:table-cell>
          <table:table-cell table:number-columns-repeated="16373"/>
        </table:table-row>
        <table:table-row table:style-name="ro1">
          <table:table-cell office:value-type="float" office:value="7242.31" table:style-name="ce1">
            <text:p>7242.31</text:p>
          </table:table-cell>
          <table:table-cell office:value-type="float" office:value="9504.7800000000007" table:style-name="ce1">
            <text:p>9504.78</text:p>
          </table:table-cell>
          <table:table-cell office:value-type="float" office:value="5528.71" table:style-name="ce1">
            <text:p>5528.71</text:p>
          </table:table-cell>
          <table:table-cell office:value-type="float" office:value="11596.8" table:style-name="ce1">
            <text:p>11596.8</text:p>
          </table:table-cell>
          <table:table-cell office:value-type="float" office:value="9047.7099999999991" table:style-name="ce1">
            <text:p>9047.71</text:p>
          </table:table-cell>
          <table:table-cell office:value-type="float" office:value="9211.84" table:style-name="ce1">
            <text:p>9211.84</text:p>
          </table:table-cell>
          <table:table-cell office:value-type="float" office:value="6462.27" table:style-name="ce1">
            <text:p>6462.27</text:p>
          </table:table-cell>
          <table:table-cell office:value-type="float" office:value="6324.46" table:style-name="ce1">
            <text:p>6324.46</text:p>
          </table:table-cell>
          <table:table-cell office:value-type="float" office:value="10506.3" table:style-name="ce1">
            <text:p>10506.3</text:p>
          </table:table-cell>
          <table:table-cell office:value-type="float" office:value="10776.1" table:style-name="ce1">
            <text:p>10776.1</text:p>
          </table:table-cell>
          <table:table-cell office:value-type="float" office:value="8620.1280000000006" table:formula="of:=AVERAGE([.A187:.J187])" table:style-name="ce1">
            <text:p>8620.128</text:p>
          </table:table-cell>
          <table:table-cell table:number-columns-repeated="16373"/>
        </table:table-row>
        <table:table-row table:style-name="ro1">
          <table:table-cell office:value-type="float" office:value="7225.36" table:style-name="ce1">
            <text:p>7225.36</text:p>
          </table:table-cell>
          <table:table-cell office:value-type="float" office:value="9504.7800000000007" table:style-name="ce1">
            <text:p>9504.78</text:p>
          </table:table-cell>
          <table:table-cell office:value-type="float" office:value="5515.95" table:style-name="ce1">
            <text:p>5515.95</text:p>
          </table:table-cell>
          <table:table-cell office:value-type="float" office:value="11596.8" table:style-name="ce1">
            <text:p>11596.8</text:p>
          </table:table-cell>
          <table:table-cell office:value-type="float" office:value="9047.7099999999991" table:style-name="ce1">
            <text:p>9047.71</text:p>
          </table:table-cell>
          <table:table-cell office:value-type="float" office:value="9211.84" table:style-name="ce1">
            <text:p>9211.84</text:p>
          </table:table-cell>
          <table:table-cell office:value-type="float" office:value="6451.64" table:style-name="ce1">
            <text:p>6451.64</text:p>
          </table:table-cell>
          <table:table-cell office:value-type="float" office:value="6293.02" table:style-name="ce1">
            <text:p>6293.02</text:p>
          </table:table-cell>
          <table:table-cell office:value-type="float" office:value="10506.3" table:style-name="ce1">
            <text:p>10506.3</text:p>
          </table:table-cell>
          <table:table-cell office:value-type="float" office:value="10887.5" table:style-name="ce1">
            <text:p>10887.5</text:p>
          </table:table-cell>
          <table:table-cell office:value-type="float" office:value="8624.09" table:formula="of:=AVERAGE([.A188:.J188])" table:style-name="ce1">
            <text:p>8624.09</text:p>
          </table:table-cell>
          <table:table-cell table:number-columns-repeated="16373"/>
        </table:table-row>
        <table:table-row table:style-name="ro1">
          <table:table-cell office:value-type="float" office:value="7225.36" table:style-name="ce1">
            <text:p>7225.36</text:p>
          </table:table-cell>
          <table:table-cell office:value-type="float" office:value="9503.7900000000009" table:style-name="ce1">
            <text:p>9503.79</text:p>
          </table:table-cell>
          <table:table-cell office:value-type="float" office:value="5515.95" table:style-name="ce1">
            <text:p>5515.95</text:p>
          </table:table-cell>
          <table:table-cell office:value-type="float" office:value="11596.8" table:style-name="ce1">
            <text:p>11596.8</text:p>
          </table:table-cell>
          <table:table-cell office:value-type="float" office:value="9047.7099999999991" table:style-name="ce1">
            <text:p>9047.71</text:p>
          </table:table-cell>
          <table:table-cell office:value-type="float" office:value="9211.84" table:style-name="ce1">
            <text:p>9211.84</text:p>
          </table:table-cell>
          <table:table-cell office:value-type="float" office:value="6451.44" table:style-name="ce1">
            <text:p>6451.44</text:p>
          </table:table-cell>
          <table:table-cell office:value-type="float" office:value="6293.01" table:style-name="ce1">
            <text:p>6293.01</text:p>
          </table:table-cell>
          <table:table-cell office:value-type="float" office:value="10506.3" table:style-name="ce1">
            <text:p>10506.3</text:p>
          </table:table-cell>
          <table:table-cell office:value-type="float" office:value="10852.3" table:style-name="ce1">
            <text:p>10852.3</text:p>
          </table:table-cell>
          <table:table-cell office:value-type="float" office:value="8620.4500000000007" table:formula="of:=AVERAGE([.A189:.J189])" table:style-name="ce1">
            <text:p>8620.45</text:p>
          </table:table-cell>
          <table:table-cell table:number-columns-repeated="16373"/>
        </table:table-row>
        <table:table-row table:style-name="ro1">
          <table:table-cell office:value-type="float" office:value="7225.36" table:style-name="ce1">
            <text:p>7225.36</text:p>
          </table:table-cell>
          <table:table-cell office:value-type="float" office:value="9503.7900000000009" table:style-name="ce1">
            <text:p>9503.79</text:p>
          </table:table-cell>
          <table:table-cell office:value-type="float" office:value="5515.95" table:style-name="ce1">
            <text:p>5515.95</text:p>
          </table:table-cell>
          <table:table-cell office:value-type="float" office:value="11593.7" table:style-name="ce1">
            <text:p>11593.7</text:p>
          </table:table-cell>
          <table:table-cell office:value-type="float" office:value="9045.8799999999992" table:style-name="ce1">
            <text:p>9045.88</text:p>
          </table:table-cell>
          <table:table-cell office:value-type="float" office:value="9203.81" table:style-name="ce1">
            <text:p>9203.81</text:p>
          </table:table-cell>
          <table:table-cell office:value-type="float" office:value="6451.37" table:style-name="ce1">
            <text:p>6451.37</text:p>
          </table:table-cell>
          <table:table-cell office:value-type="float" office:value="6248.99" table:style-name="ce1">
            <text:p>6248.99</text:p>
          </table:table-cell>
          <table:table-cell office:value-type="float" office:value="10500.7" table:style-name="ce1">
            <text:p>10500.7</text:p>
          </table:table-cell>
          <table:table-cell office:value-type="float" office:value="10545.3" table:style-name="ce1">
            <text:p>10545.3</text:p>
          </table:table-cell>
          <table:table-cell office:value-type="float" office:value="8583.4850000000006" table:formula="of:=AVERAGE([.A190:.J190])" table:style-name="ce1">
            <text:p>8583.485</text:p>
          </table:table-cell>
          <table:table-cell table:number-columns-repeated="16373"/>
        </table:table-row>
        <table:table-row table:style-name="ro1">
          <table:table-cell office:value-type="float" office:value="7226.52" table:style-name="ce1">
            <text:p>7226.52</text:p>
          </table:table-cell>
          <table:table-cell office:value-type="float" office:value="9503.7900000000009" table:style-name="ce1">
            <text:p>9503.79</text:p>
          </table:table-cell>
          <table:table-cell office:value-type="float" office:value="5423.14" table:style-name="ce1">
            <text:p>5423.14</text:p>
          </table:table-cell>
          <table:table-cell office:value-type="float" office:value="11574" table:style-name="ce1">
            <text:p>11574</text:p>
          </table:table-cell>
          <table:table-cell office:value-type="float" office:value="9047.65" table:style-name="ce1">
            <text:p>9047.65</text:p>
          </table:table-cell>
          <table:table-cell office:value-type="float" office:value="9203.81" table:style-name="ce1">
            <text:p>9203.81</text:p>
          </table:table-cell>
          <table:table-cell office:value-type="float" office:value="6446.66" table:style-name="ce1">
            <text:p>6446.66</text:p>
          </table:table-cell>
          <table:table-cell office:value-type="float" office:value="6248.96" table:style-name="ce1">
            <text:p>6248.96</text:p>
          </table:table-cell>
          <table:table-cell office:value-type="float" office:value="10485.9" table:style-name="ce1">
            <text:p>10485.9</text:p>
          </table:table-cell>
          <table:table-cell office:value-type="float" office:value="10703.6" table:style-name="ce1">
            <text:p>10703.6</text:p>
          </table:table-cell>
          <table:table-cell office:value-type="float" office:value="8586.4030000000002" table:formula="of:=AVERAGE([.A191:.J191])" table:style-name="ce1">
            <text:p>8586.403</text:p>
          </table:table-cell>
          <table:table-cell table:number-columns-repeated="16373"/>
        </table:table-row>
        <table:table-row table:style-name="ro1">
          <table:table-cell office:value-type="float" office:value="7212.29" table:style-name="ce1">
            <text:p>7212.29</text:p>
          </table:table-cell>
          <table:table-cell office:value-type="float" office:value="9491.9500000000007" table:style-name="ce1">
            <text:p>9491.95</text:p>
          </table:table-cell>
          <table:table-cell office:value-type="float" office:value="5475.38" table:style-name="ce1">
            <text:p>5475.38</text:p>
          </table:table-cell>
          <table:table-cell office:value-type="float" office:value="11574" table:style-name="ce1">
            <text:p>11574</text:p>
          </table:table-cell>
          <table:table-cell office:value-type="float" office:value="8963.84" table:style-name="ce1">
            <text:p>8963.84</text:p>
          </table:table-cell>
          <table:table-cell office:value-type="float" office:value="9197.25" table:style-name="ce1">
            <text:p>9197.25</text:p>
          </table:table-cell>
          <table:table-cell office:value-type="float" office:value="6419.96" table:style-name="ce1">
            <text:p>6419.96</text:p>
          </table:table-cell>
          <table:table-cell office:value-type="float" office:value="6184.02" table:style-name="ce1">
            <text:p>6184.02</text:p>
          </table:table-cell>
          <table:table-cell office:value-type="float" office:value="10477.700000000001" table:style-name="ce1">
            <text:p>10477.7</text:p>
          </table:table-cell>
          <table:table-cell office:value-type="float" office:value="10790.8" table:style-name="ce1">
            <text:p>10790.8</text:p>
          </table:table-cell>
          <table:table-cell office:value-type="float" office:value="8578.719000000001" table:formula="of:=AVERAGE([.A192:.J192])" table:style-name="ce1">
            <text:p>8578.719</text:p>
          </table:table-cell>
          <table:table-cell table:number-columns-repeated="16373"/>
        </table:table-row>
        <table:table-row table:style-name="ro1">
          <table:table-cell office:value-type="float" office:value="7212.29" table:style-name="ce1">
            <text:p>7212.29</text:p>
          </table:table-cell>
          <table:table-cell office:value-type="float" office:value="9491.9500000000007" table:style-name="ce1">
            <text:p>9491.95</text:p>
          </table:table-cell>
          <table:table-cell office:value-type="float" office:value="5475.38" table:style-name="ce1">
            <text:p>5475.38</text:p>
          </table:table-cell>
          <table:table-cell office:value-type="float" office:value="11574" table:style-name="ce1">
            <text:p>11574</text:p>
          </table:table-cell>
          <table:table-cell office:value-type="float" office:value="8824.32" table:style-name="ce1">
            <text:p>8824.32</text:p>
          </table:table-cell>
          <table:table-cell office:value-type="float" office:value="9187.75" table:style-name="ce1">
            <text:p>9187.75</text:p>
          </table:table-cell>
          <table:table-cell office:value-type="float" office:value="6419.96" table:style-name="ce1">
            <text:p>6419.96</text:p>
          </table:table-cell>
          <table:table-cell office:value-type="float" office:value="6184.02" table:style-name="ce1">
            <text:p>6184.02</text:p>
          </table:table-cell>
          <table:table-cell office:value-type="float" office:value="10451.799999999999" table:style-name="ce1">
            <text:p>10451.8</text:p>
          </table:table-cell>
          <table:table-cell office:value-type="float" office:value="10602.2" table:style-name="ce1">
            <text:p>10602.2</text:p>
          </table:table-cell>
          <table:table-cell office:value-type="float" office:value="8542.3670000000002" table:formula="of:=AVERAGE([.A193:.J193])" table:style-name="ce1">
            <text:p>8542.367</text:p>
          </table:table-cell>
          <table:table-cell table:number-columns-repeated="16373"/>
        </table:table-row>
        <table:table-row table:style-name="ro1">
          <table:table-cell office:value-type="float" office:value="7212.29" table:style-name="ce1">
            <text:p>7212.29</text:p>
          </table:table-cell>
          <table:table-cell office:value-type="float" office:value="9491.9500000000007" table:style-name="ce1">
            <text:p>9491.95</text:p>
          </table:table-cell>
          <table:table-cell office:value-type="float" office:value="5475.38" table:style-name="ce1">
            <text:p>5475.38</text:p>
          </table:table-cell>
          <table:table-cell office:value-type="float" office:value="11573.3" table:style-name="ce1">
            <text:p>11573.3</text:p>
          </table:table-cell>
          <table:table-cell office:value-type="float" office:value="8821.86" table:style-name="ce1">
            <text:p>8821.86</text:p>
          </table:table-cell>
          <table:table-cell office:value-type="float" office:value="9163.2000000000007" table:style-name="ce1">
            <text:p>9163.2</text:p>
          </table:table-cell>
          <table:table-cell office:value-type="float" office:value="6370.3" table:style-name="ce1">
            <text:p>6370.3</text:p>
          </table:table-cell>
          <table:table-cell office:value-type="float" office:value="6165.96" table:style-name="ce1">
            <text:p>6165.96</text:p>
          </table:table-cell>
          <table:table-cell office:value-type="float" office:value="10447.4" table:style-name="ce1">
            <text:p>10447.4</text:p>
          </table:table-cell>
          <table:table-cell office:value-type="float" office:value="10543.2" table:style-name="ce1">
            <text:p>10543.2</text:p>
          </table:table-cell>
          <table:table-cell office:value-type="float" office:value="8526.4840000000004" table:formula="of:=AVERAGE([.A194:.J194])" table:style-name="ce1">
            <text:p>8526.484</text:p>
          </table:table-cell>
          <table:table-cell table:number-columns-repeated="16373"/>
        </table:table-row>
        <table:table-row table:style-name="ro1">
          <table:table-cell office:value-type="float" office:value="7224.08" table:style-name="ce1">
            <text:p>7224.08</text:p>
          </table:table-cell>
          <table:table-cell office:value-type="float" office:value="9491.77" table:style-name="ce1">
            <text:p>9491.77</text:p>
          </table:table-cell>
          <table:table-cell office:value-type="float" office:value="5400.96" table:style-name="ce1">
            <text:p>5400.96</text:p>
          </table:table-cell>
          <table:table-cell office:value-type="float" office:value="11574" table:style-name="ce1">
            <text:p>11574</text:p>
          </table:table-cell>
          <table:table-cell office:value-type="float" office:value="8824.01" table:style-name="ce1">
            <text:p>8824.01</text:p>
          </table:table-cell>
          <table:table-cell office:value-type="float" office:value="9162.9" table:style-name="ce1">
            <text:p>9162.9</text:p>
          </table:table-cell>
          <table:table-cell office:value-type="float" office:value="6370.3" table:style-name="ce1">
            <text:p>6370.3</text:p>
          </table:table-cell>
          <table:table-cell office:value-type="float" office:value="6165.06" table:style-name="ce1">
            <text:p>6165.06</text:p>
          </table:table-cell>
          <table:table-cell office:value-type="float" office:value="10436.700000000001" table:style-name="ce1">
            <text:p>10436.7</text:p>
          </table:table-cell>
          <table:table-cell office:value-type="float" office:value="10525.4" table:style-name="ce1">
            <text:p>10525.4</text:p>
          </table:table-cell>
          <table:table-cell office:value-type="float" office:value="8517.518" table:formula="of:=AVERAGE([.A195:.J195])" table:style-name="ce1">
            <text:p>8517.518</text:p>
          </table:table-cell>
          <table:table-cell table:number-columns-repeated="16373"/>
        </table:table-row>
        <table:table-row table:style-name="ro1">
          <table:table-cell office:value-type="float" office:value="7203.63" table:style-name="ce1">
            <text:p>7203.63</text:p>
          </table:table-cell>
          <table:table-cell office:value-type="float" office:value="9491.77" table:style-name="ce1">
            <text:p>9491.77</text:p>
          </table:table-cell>
          <table:table-cell office:value-type="float" office:value="5400.96" table:style-name="ce1">
            <text:p>5400.96</text:p>
          </table:table-cell>
          <table:table-cell office:value-type="float" office:value="11574" table:style-name="ce1">
            <text:p>11574</text:p>
          </table:table-cell>
          <table:table-cell office:value-type="float" office:value="8823.98" table:style-name="ce1">
            <text:p>8823.98</text:p>
          </table:table-cell>
          <table:table-cell office:value-type="float" office:value="9154.19" table:style-name="ce1">
            <text:p>9154.19</text:p>
          </table:table-cell>
          <table:table-cell office:value-type="float" office:value="6370.3" table:style-name="ce1">
            <text:p>6370.3</text:p>
          </table:table-cell>
          <table:table-cell office:value-type="float" office:value="6157.53" table:style-name="ce1">
            <text:p>6157.53</text:p>
          </table:table-cell>
          <table:table-cell office:value-type="float" office:value="10447.4" table:style-name="ce1">
            <text:p>10447.4</text:p>
          </table:table-cell>
          <table:table-cell office:value-type="float" office:value="10525.2" table:style-name="ce1">
            <text:p>10525.2</text:p>
          </table:table-cell>
          <table:table-cell office:value-type="float" office:value="8514.8959999999988" table:formula="of:=AVERAGE([.A196:.J196])" table:style-name="ce1">
            <text:p>8514.896</text:p>
          </table:table-cell>
          <table:table-cell table:number-columns-repeated="16373"/>
        </table:table-row>
        <table:table-row table:style-name="ro1">
          <table:table-cell office:value-type="float" office:value="7198.19" table:style-name="ce1">
            <text:p>7198.19</text:p>
          </table:table-cell>
          <table:table-cell office:value-type="float" office:value="9490.7999999999993" table:style-name="ce1">
            <text:p>9490.8</text:p>
          </table:table-cell>
          <table:table-cell office:value-type="float" office:value="5342.74" table:style-name="ce1">
            <text:p>5342.74</text:p>
          </table:table-cell>
          <table:table-cell office:value-type="float" office:value="11574" table:style-name="ce1">
            <text:p>11574</text:p>
          </table:table-cell>
          <table:table-cell office:value-type="float" office:value="8823.98" table:style-name="ce1">
            <text:p>8823.98</text:p>
          </table:table-cell>
          <table:table-cell office:value-type="float" office:value="9133.31" table:style-name="ce1">
            <text:p>9133.31</text:p>
          </table:table-cell>
          <table:table-cell office:value-type="float" office:value="6370.3" table:style-name="ce1">
            <text:p>6370.3</text:p>
          </table:table-cell>
          <table:table-cell office:value-type="float" office:value="6165.38" table:style-name="ce1">
            <text:p>6165.38</text:p>
          </table:table-cell>
          <table:table-cell office:value-type="float" office:value="10447" table:style-name="ce1">
            <text:p>10447</text:p>
          </table:table-cell>
          <table:table-cell office:value-type="float" office:value="10525.2" table:style-name="ce1">
            <text:p>10525.2</text:p>
          </table:table-cell>
          <table:table-cell office:value-type="float" office:value="8507.0899999999983" table:formula="of:=AVERAGE([.A197:.J197])" table:style-name="ce1">
            <text:p>8507.09</text:p>
          </table:table-cell>
          <table:table-cell table:number-columns-repeated="16373"/>
        </table:table-row>
        <table:table-row table:style-name="ro1">
          <table:table-cell office:value-type="float" office:value="7146.37" table:style-name="ce1">
            <text:p>7146.37</text:p>
          </table:table-cell>
          <table:table-cell office:value-type="float" office:value="9489.4699999999993" table:style-name="ce1">
            <text:p>9489.47</text:p>
          </table:table-cell>
          <table:table-cell office:value-type="float" office:value="5323.78" table:style-name="ce1">
            <text:p>5323.78</text:p>
          </table:table-cell>
          <table:table-cell office:value-type="float" office:value="11569.1" table:style-name="ce1">
            <text:p>11569.1</text:p>
          </table:table-cell>
          <table:table-cell office:value-type="float" office:value="8823.98" table:style-name="ce1">
            <text:p>8823.98</text:p>
          </table:table-cell>
          <table:table-cell office:value-type="float" office:value="9133.31" table:style-name="ce1">
            <text:p>9133.31</text:p>
          </table:table-cell>
          <table:table-cell office:value-type="float" office:value="6367.77" table:style-name="ce1">
            <text:p>6367.77</text:p>
          </table:table-cell>
          <table:table-cell office:value-type="float" office:value="6165.38" table:style-name="ce1">
            <text:p>6165.38</text:p>
          </table:table-cell>
          <table:table-cell office:value-type="float" office:value="10410.200000000001" table:style-name="ce1">
            <text:p>10410.2</text:p>
          </table:table-cell>
          <table:table-cell office:value-type="float" office:value="10384.9" table:style-name="ce1">
            <text:p>10384.9</text:p>
          </table:table-cell>
          <table:table-cell office:value-type="float" office:value="8481.4259999999995" table:formula="of:=AVERAGE([.A198:.J198])" table:style-name="ce1">
            <text:p>8481.426</text:p>
          </table:table-cell>
          <table:table-cell table:number-columns-repeated="16373"/>
        </table:table-row>
        <table:table-row table:style-name="ro1">
          <table:table-cell office:value-type="float" office:value="7146.37" table:style-name="ce1">
            <text:p>7146.37</text:p>
          </table:table-cell>
          <table:table-cell office:value-type="float" office:value="9490.75" table:style-name="ce1">
            <text:p>9490.75</text:p>
          </table:table-cell>
          <table:table-cell office:value-type="float" office:value="5266.74" table:style-name="ce1">
            <text:p>5266.74</text:p>
          </table:table-cell>
          <table:table-cell office:value-type="float" office:value="11573.9" table:style-name="ce1">
            <text:p>11573.9</text:p>
          </table:table-cell>
          <table:table-cell office:value-type="float" office:value="8823.7900000000009" table:style-name="ce1">
            <text:p>8823.79</text:p>
          </table:table-cell>
          <table:table-cell office:value-type="float" office:value="9133.31" table:style-name="ce1">
            <text:p>9133.31</text:p>
          </table:table-cell>
          <table:table-cell office:value-type="float" office:value="6356.16" table:style-name="ce1">
            <text:p>6356.16</text:p>
          </table:table-cell>
          <table:table-cell office:value-type="float" office:value="6165.38" table:style-name="ce1">
            <text:p>6165.38</text:p>
          </table:table-cell>
          <table:table-cell office:value-type="float" office:value="10410.1" table:style-name="ce1">
            <text:p>10410.1</text:p>
          </table:table-cell>
          <table:table-cell office:value-type="float" office:value="10384.9" table:style-name="ce1">
            <text:p>10384.9</text:p>
          </table:table-cell>
          <table:table-cell office:value-type="float" office:value="8475.14" table:formula="of:=AVERAGE([.A199:.J199])" table:style-name="ce1">
            <text:p>8475.14</text:p>
          </table:table-cell>
          <table:table-cell table:number-columns-repeated="16373"/>
        </table:table-row>
        <table:table-row table:style-name="ro1">
          <table:table-cell office:value-type="float" office:value="7141.1" table:style-name="ce1">
            <text:p>7141.1</text:p>
          </table:table-cell>
          <table:table-cell office:value-type="float" office:value="9488.7900000000009" table:style-name="ce1">
            <text:p>9488.79</text:p>
          </table:table-cell>
          <table:table-cell office:value-type="float" office:value="5260.32" table:style-name="ce1">
            <text:p>5260.32</text:p>
          </table:table-cell>
          <table:table-cell office:value-type="float" office:value="11573.9" table:style-name="ce1">
            <text:p>11573.9</text:p>
          </table:table-cell>
          <table:table-cell office:value-type="float" office:value="8823.77" table:style-name="ce1">
            <text:p>8823.77</text:p>
          </table:table-cell>
          <table:table-cell office:value-type="float" office:value="9133.23" table:style-name="ce1">
            <text:p>9133.23</text:p>
          </table:table-cell>
          <table:table-cell office:value-type="float" office:value="6356.16" table:style-name="ce1">
            <text:p>6356.16</text:p>
          </table:table-cell>
          <table:table-cell office:value-type="float" office:value="6148.8" table:style-name="ce1">
            <text:p>6148.8</text:p>
          </table:table-cell>
          <table:table-cell office:value-type="float" office:value="10400.1" table:style-name="ce1">
            <text:p>10400.1</text:p>
          </table:table-cell>
          <table:table-cell office:value-type="float" office:value="10243.6" table:style-name="ce1">
            <text:p>10243.6</text:p>
          </table:table-cell>
          <table:table-cell office:value-type="float" office:value="8456.9770000000026" table:formula="of:=AVERAGE([.A200:.J200])" table:style-name="ce1">
            <text:p>8456.977</text:p>
          </table:table-cell>
          <table:table-cell table:number-columns-repeated="16373"/>
        </table:table-row>
        <table:table-row table:style-name="ro1">
          <table:table-cell office:value-type="float" office:value="7100.86" table:style-name="ce1">
            <text:p>7100.86</text:p>
          </table:table-cell>
          <table:table-cell office:value-type="float" office:value="9488.7900000000009" table:style-name="ce1">
            <text:p>9488.79</text:p>
          </table:table-cell>
          <table:table-cell office:value-type="float" office:value="5260.32" table:style-name="ce1">
            <text:p>5260.32</text:p>
          </table:table-cell>
          <table:table-cell office:value-type="float" office:value="11573.9" table:style-name="ce1">
            <text:p>11573.9</text:p>
          </table:table-cell>
          <table:table-cell office:value-type="float" office:value="8822.7099999999991" table:style-name="ce1">
            <text:p>8822.71</text:p>
          </table:table-cell>
          <table:table-cell office:value-type="float" office:value="9123.93" table:style-name="ce1">
            <text:p>9123.93</text:p>
          </table:table-cell>
          <table:table-cell office:value-type="float" office:value="6339.77" table:style-name="ce1">
            <text:p>6339.77</text:p>
          </table:table-cell>
          <table:table-cell office:value-type="float" office:value="6106.05" table:style-name="ce1">
            <text:p>6106.05</text:p>
          </table:table-cell>
          <table:table-cell office:value-type="float" office:value="10400.1" table:style-name="ce1">
            <text:p>10400.1</text:p>
          </table:table-cell>
          <table:table-cell office:value-type="float" office:value="10208" table:style-name="ce1">
            <text:p>10208</text:p>
          </table:table-cell>
          <table:table-cell office:value-type="float" office:value="8442.4430000000011" table:formula="of:=AVERAGE([.A201:.J201])" table:style-name="ce1">
            <text:p>8442.443</text:p>
          </table:table-cell>
          <table:table-cell table:number-columns-repeated="16373"/>
        </table:table-row>
        <table:table-row table:style-name="ro1">
          <table:table-cell office:value-type="float" office:value="7100.86" table:style-name="ce1">
            <text:p>7100.86</text:p>
          </table:table-cell>
          <table:table-cell office:value-type="float" office:value="9488.3799999999992" table:style-name="ce1">
            <text:p>9488.38</text:p>
          </table:table-cell>
          <table:table-cell office:value-type="float" office:value="5260.32" table:style-name="ce1">
            <text:p>5260.32</text:p>
          </table:table-cell>
          <table:table-cell office:value-type="float" office:value="11568.2" table:style-name="ce1">
            <text:p>11568.2</text:p>
          </table:table-cell>
          <table:table-cell office:value-type="float" office:value="8821.11" table:style-name="ce1">
            <text:p>8821.11</text:p>
          </table:table-cell>
          <table:table-cell office:value-type="float" office:value="9123.81" table:style-name="ce1">
            <text:p>9123.81</text:p>
          </table:table-cell>
          <table:table-cell office:value-type="float" office:value="6339.77" table:style-name="ce1">
            <text:p>6339.77</text:p>
          </table:table-cell>
          <table:table-cell office:value-type="float" office:value="6053.87" table:style-name="ce1">
            <text:p>6053.87</text:p>
          </table:table-cell>
          <table:table-cell office:value-type="float" office:value="10393.799999999999" table:style-name="ce1">
            <text:p>10393.8</text:p>
          </table:table-cell>
          <table:table-cell office:value-type="float" office:value="10208.700000000001" table:style-name="ce1">
            <text:p>10208.7</text:p>
          </table:table-cell>
          <table:table-cell office:value-type="float" office:value="8435.8819999999996" table:formula="of:=AVERAGE([.A202:.J202])" table:style-name="ce1">
            <text:p>8435.882</text:p>
          </table:table-cell>
          <table:table-cell table:number-columns-repeated="16373"/>
        </table:table-row>
        <table:table-row table:style-name="ro1">
          <table:table-cell office:value-type="float" office:value="7078.52" table:style-name="ce1">
            <text:p>7078.52</text:p>
          </table:table-cell>
          <table:table-cell office:value-type="float" office:value="9488.3799999999992" table:style-name="ce1">
            <text:p>9488.38</text:p>
          </table:table-cell>
          <table:table-cell office:value-type="float" office:value="5260.32" table:style-name="ce1">
            <text:p>5260.32</text:p>
          </table:table-cell>
          <table:table-cell office:value-type="float" office:value="11568.2" table:style-name="ce1">
            <text:p>11568.2</text:p>
          </table:table-cell>
          <table:table-cell office:value-type="float" office:value="8820.73" table:style-name="ce1">
            <text:p>8820.73</text:p>
          </table:table-cell>
          <table:table-cell office:value-type="float" office:value="9123.81" table:style-name="ce1">
            <text:p>9123.81</text:p>
          </table:table-cell>
          <table:table-cell office:value-type="float" office:value="6325.77" table:style-name="ce1">
            <text:p>6325.77</text:p>
          </table:table-cell>
          <table:table-cell office:value-type="float" office:value="6053.87" table:style-name="ce1">
            <text:p>6053.87</text:p>
          </table:table-cell>
          <table:table-cell office:value-type="float" office:value="10392.5" table:style-name="ce1">
            <text:p>10392.5</text:p>
          </table:table-cell>
          <table:table-cell office:value-type="float" office:value="10229.200000000001" table:style-name="ce1">
            <text:p>10229.2</text:p>
          </table:table-cell>
          <table:table-cell office:value-type="float" office:value="8434.130000000001" table:formula="of:=AVERAGE([.A203:.J203])" table:style-name="ce1">
            <text:p>8434.13</text:p>
          </table:table-cell>
          <table:table-cell table:number-columns-repeated="16373"/>
        </table:table-row>
        <table:table-row table:style-name="ro1">
          <table:table-cell office:value-type="float" office:value="7078.52" table:style-name="ce1">
            <text:p>7078.52</text:p>
          </table:table-cell>
          <table:table-cell office:value-type="float" office:value="9487.92" table:style-name="ce1">
            <text:p>9487.92</text:p>
          </table:table-cell>
          <table:table-cell office:value-type="float" office:value="5260.32" table:style-name="ce1">
            <text:p>5260.32</text:p>
          </table:table-cell>
          <table:table-cell office:value-type="float" office:value="11568.2" table:style-name="ce1">
            <text:p>11568.2</text:p>
          </table:table-cell>
          <table:table-cell office:value-type="float" office:value="8820.2900000000009" table:style-name="ce1">
            <text:p>8820.29</text:p>
          </table:table-cell>
          <table:table-cell office:value-type="float" office:value="9123.81" table:style-name="ce1">
            <text:p>9123.81</text:p>
          </table:table-cell>
          <table:table-cell office:value-type="float" office:value="6325.77" table:style-name="ce1">
            <text:p>6325.77</text:p>
          </table:table-cell>
          <table:table-cell office:value-type="float" office:value="6053.87" table:style-name="ce1">
            <text:p>6053.87</text:p>
          </table:table-cell>
          <table:table-cell office:value-type="float" office:value="10368.200000000001" table:style-name="ce1">
            <text:p>10368.2</text:p>
          </table:table-cell>
          <table:table-cell office:value-type="float" office:value="10275.299999999999" table:style-name="ce1">
            <text:p>10275.3</text:p>
          </table:table-cell>
          <table:table-cell office:value-type="float" office:value="8436.2200000000012" table:formula="of:=AVERAGE([.A204:.J204])" table:style-name="ce1">
            <text:p>8436.22</text:p>
          </table:table-cell>
          <table:table-cell table:number-columns-repeated="16373"/>
        </table:table-row>
        <table:table-row table:style-name="ro1">
          <table:table-cell office:value-type="float" office:value="6990.68" table:style-name="ce1">
            <text:p>6990.68</text:p>
          </table:table-cell>
          <table:table-cell office:value-type="float" office:value="9487.65" table:style-name="ce1">
            <text:p>9487.65</text:p>
          </table:table-cell>
          <table:table-cell office:value-type="float" office:value="5259.9" table:style-name="ce1">
            <text:p>5259.9</text:p>
          </table:table-cell>
          <table:table-cell office:value-type="float" office:value="11568.2" table:style-name="ce1">
            <text:p>11568.2</text:p>
          </table:table-cell>
          <table:table-cell office:value-type="float" office:value="8820.0499999999993" table:style-name="ce1">
            <text:p>8820.05</text:p>
          </table:table-cell>
          <table:table-cell office:value-type="float" office:value="9108.11" table:style-name="ce1">
            <text:p>9108.11</text:p>
          </table:table-cell>
          <table:table-cell office:value-type="float" office:value="6325.77" table:style-name="ce1">
            <text:p>6325.77</text:p>
          </table:table-cell>
          <table:table-cell office:value-type="float" office:value="6053.77" table:style-name="ce1">
            <text:p>6053.77</text:p>
          </table:table-cell>
          <table:table-cell office:value-type="float" office:value="10349.5" table:style-name="ce1">
            <text:p>10349.5</text:p>
          </table:table-cell>
          <table:table-cell office:value-type="float" office:value="10088.6" table:style-name="ce1">
            <text:p>10088.6</text:p>
          </table:table-cell>
          <table:table-cell office:value-type="float" office:value="8405.2230000000018" table:formula="of:=AVERAGE([.A205:.J205])" table:style-name="ce1">
            <text:p>8405.223</text:p>
          </table:table-cell>
          <table:table-cell table:number-columns-repeated="16373"/>
        </table:table-row>
        <table:table-row table:style-name="ro1">
          <table:table-cell office:value-type="float" office:value="6982.28" table:style-name="ce1">
            <text:p>6982.28</text:p>
          </table:table-cell>
          <table:table-cell office:value-type="float" office:value="9487.41" table:style-name="ce1">
            <text:p>9487.41</text:p>
          </table:table-cell>
          <table:table-cell office:value-type="float" office:value="5237.18" table:style-name="ce1">
            <text:p>5237.18</text:p>
          </table:table-cell>
          <table:table-cell office:value-type="float" office:value="11568.2" table:style-name="ce1">
            <text:p>11568.2</text:p>
          </table:table-cell>
          <table:table-cell office:value-type="float" office:value="8784.77" table:style-name="ce1">
            <text:p>8784.77</text:p>
          </table:table-cell>
          <table:table-cell office:value-type="float" office:value="9091.56" table:style-name="ce1">
            <text:p>9091.56</text:p>
          </table:table-cell>
          <table:table-cell office:value-type="float" office:value="6322.18" table:style-name="ce1">
            <text:p>6322.18</text:p>
          </table:table-cell>
          <table:table-cell office:value-type="float" office:value="6053.77" table:style-name="ce1">
            <text:p>6053.77</text:p>
          </table:table-cell>
          <table:table-cell office:value-type="float" office:value="10349.5" table:style-name="ce1">
            <text:p>10349.5</text:p>
          </table:table-cell>
          <table:table-cell office:value-type="float" office:value="10073.200000000001" table:style-name="ce1">
            <text:p>10073.2</text:p>
          </table:table-cell>
          <table:table-cell office:value-type="float" office:value="8395.0049999999992" table:formula="of:=AVERAGE([.A206:.J206])" table:style-name="ce1">
            <text:p>8395.005</text:p>
          </table:table-cell>
          <table:table-cell table:number-columns-repeated="16373"/>
        </table:table-row>
        <table:table-row table:style-name="ro1">
          <table:table-cell office:value-type="float" office:value="6981.09" table:style-name="ce1">
            <text:p>6981.09</text:p>
          </table:table-cell>
          <table:table-cell office:value-type="float" office:value="9487.41" table:style-name="ce1">
            <text:p>9487.41</text:p>
          </table:table-cell>
          <table:table-cell office:value-type="float" office:value="5173.1400000000003" table:style-name="ce1">
            <text:p>5173.14</text:p>
          </table:table-cell>
          <table:table-cell office:value-type="float" office:value="11567.4" table:style-name="ce1">
            <text:p>11567.4</text:p>
          </table:table-cell>
          <table:table-cell office:value-type="float" office:value="8784.77" table:style-name="ce1">
            <text:p>8784.77</text:p>
          </table:table-cell>
          <table:table-cell office:value-type="float" office:value="9091.56" table:style-name="ce1">
            <text:p>9091.56</text:p>
          </table:table-cell>
          <table:table-cell office:value-type="float" office:value="6312.37" table:style-name="ce1">
            <text:p>6312.37</text:p>
          </table:table-cell>
          <table:table-cell office:value-type="float" office:value="5633.48" table:style-name="ce1">
            <text:p>5633.48</text:p>
          </table:table-cell>
          <table:table-cell office:value-type="float" office:value="10272.200000000001" table:style-name="ce1">
            <text:p>10272.2</text:p>
          </table:table-cell>
          <table:table-cell office:value-type="float" office:value="10040.700000000001" table:style-name="ce1">
            <text:p>10040.7</text:p>
          </table:table-cell>
          <table:table-cell office:value-type="float" office:value="8334.4120000000003" table:formula="of:=AVERAGE([.A207:.J207])" table:style-name="ce1">
            <text:p>8334.412</text:p>
          </table:table-cell>
          <table:table-cell table:number-columns-repeated="16373"/>
        </table:table-row>
        <table:table-row table:style-name="ro1">
          <table:table-cell office:value-type="float" office:value="6981.09" table:style-name="ce1">
            <text:p>6981.09</text:p>
          </table:table-cell>
          <table:table-cell office:value-type="float" office:value="9460.77" table:style-name="ce1">
            <text:p>9460.77</text:p>
          </table:table-cell>
          <table:table-cell office:value-type="float" office:value="5174.6899999999996" table:style-name="ce1">
            <text:p>5174.69</text:p>
          </table:table-cell>
          <table:table-cell office:value-type="float" office:value="11546.4" table:style-name="ce1">
            <text:p>11546.4</text:p>
          </table:table-cell>
          <table:table-cell office:value-type="float" office:value="8784.77" table:style-name="ce1">
            <text:p>8784.77</text:p>
          </table:table-cell>
          <table:table-cell office:value-type="float" office:value="9088" table:style-name="ce1">
            <text:p>9088</text:p>
          </table:table-cell>
          <table:table-cell office:value-type="float" office:value="6262.83" table:style-name="ce1">
            <text:p>6262.83</text:p>
          </table:table-cell>
          <table:table-cell office:value-type="float" office:value="5633.48" table:style-name="ce1">
            <text:p>5633.48</text:p>
          </table:table-cell>
          <table:table-cell office:value-type="float" office:value="10245.700000000001" table:style-name="ce1">
            <text:p>10245.7</text:p>
          </table:table-cell>
          <table:table-cell office:value-type="float" office:value="10040.700000000001" table:style-name="ce1">
            <text:p>10040.7</text:p>
          </table:table-cell>
          <table:table-cell office:value-type="float" office:value="8321.8429999999989" table:formula="of:=AVERAGE([.A208:.J208])" table:style-name="ce1">
            <text:p>8321.843</text:p>
          </table:table-cell>
          <table:table-cell table:number-columns-repeated="16373"/>
        </table:table-row>
        <table:table-row table:style-name="ro1">
          <table:table-cell office:value-type="float" office:value="6981.09" table:style-name="ce1">
            <text:p>6981.09</text:p>
          </table:table-cell>
          <table:table-cell office:value-type="float" office:value="9460.77" table:style-name="ce1">
            <text:p>9460.77</text:p>
          </table:table-cell>
          <table:table-cell office:value-type="float" office:value="5174.6099999999997" table:style-name="ce1">
            <text:p>5174.61</text:p>
          </table:table-cell>
          <table:table-cell office:value-type="float" office:value="11546.4" table:style-name="ce1">
            <text:p>11546.4</text:p>
          </table:table-cell>
          <table:table-cell office:value-type="float" office:value="8784.77" table:style-name="ce1">
            <text:p>8784.77</text:p>
          </table:table-cell>
          <table:table-cell office:value-type="float" office:value="9046.2000000000007" table:style-name="ce1">
            <text:p>9046.2</text:p>
          </table:table-cell>
          <table:table-cell office:value-type="float" office:value="6262.55" table:style-name="ce1">
            <text:p>6262.55</text:p>
          </table:table-cell>
          <table:table-cell office:value-type="float" office:value="6053.4" table:style-name="ce1">
            <text:p>6053.4</text:p>
          </table:table-cell>
          <table:table-cell office:value-type="float" office:value="10245.700000000001" table:style-name="ce1">
            <text:p>10245.7</text:p>
          </table:table-cell>
          <table:table-cell office:value-type="float" office:value="9983.57" table:style-name="ce1">
            <text:p>9983.57</text:p>
          </table:table-cell>
          <table:table-cell office:value-type="float" office:value="8353.905999999999" table:formula="of:=AVERAGE([.A209:.J209])" table:style-name="ce1">
            <text:p>8353.906</text:p>
          </table:table-cell>
          <table:table-cell table:number-columns-repeated="16373"/>
        </table:table-row>
        <table:table-row table:style-name="ro1">
          <table:table-cell office:value-type="float" office:value="6924.08" table:style-name="ce1">
            <text:p>6924.08</text:p>
          </table:table-cell>
          <table:table-cell office:value-type="float" office:value="9460.77" table:style-name="ce1">
            <text:p>9460.77</text:p>
          </table:table-cell>
          <table:table-cell office:value-type="float" office:value="5174.6899999999996" table:style-name="ce1">
            <text:p>5174.69</text:p>
          </table:table-cell>
          <table:table-cell office:value-type="float" office:value="11546.4" table:style-name="ce1">
            <text:p>11546.4</text:p>
          </table:table-cell>
          <table:table-cell office:value-type="float" office:value="8784.2000000000007" table:style-name="ce1">
            <text:p>8784.2</text:p>
          </table:table-cell>
          <table:table-cell office:value-type="float" office:value="9087.2099999999991" table:style-name="ce1">
            <text:p>9087.21</text:p>
          </table:table-cell>
          <table:table-cell office:value-type="float" office:value="6262.55" table:style-name="ce1">
            <text:p>6262.55</text:p>
          </table:table-cell>
          <table:table-cell office:value-type="float" office:value="6053.4" table:style-name="ce1">
            <text:p>6053.4</text:p>
          </table:table-cell>
          <table:table-cell office:value-type="float" office:value="10245.700000000001" table:style-name="ce1">
            <text:p>10245.7</text:p>
          </table:table-cell>
          <table:table-cell office:value-type="float" office:value="9978.9500000000007" table:style-name="ce1">
            <text:p>9978.95</text:p>
          </table:table-cell>
          <table:table-cell office:value-type="float" office:value="8351.7950000000001" table:formula="of:=AVERAGE([.A210:.J210])" table:style-name="ce1">
            <text:p>8351.795</text:p>
          </table:table-cell>
          <table:table-cell table:number-columns-repeated="16373"/>
        </table:table-row>
        <table:table-row table:style-name="ro1">
          <table:table-cell office:value-type="float" office:value="6918.33" table:style-name="ce1">
            <text:p>6918.33</text:p>
          </table:table-cell>
          <table:table-cell office:value-type="float" office:value="9458.0300000000007" table:style-name="ce1">
            <text:p>9458.03</text:p>
          </table:table-cell>
          <table:table-cell office:value-type="float" office:value="5174.6899999999996" table:style-name="ce1">
            <text:p>5174.69</text:p>
          </table:table-cell>
          <table:table-cell office:value-type="float" office:value="11527.2" table:style-name="ce1">
            <text:p>11527.2</text:p>
          </table:table-cell>
          <table:table-cell office:value-type="float" office:value="8784.2000000000007" table:style-name="ce1">
            <text:p>8784.2</text:p>
          </table:table-cell>
          <table:table-cell office:value-type="float" office:value="9087.2099999999991" table:style-name="ce1">
            <text:p>9087.21</text:p>
          </table:table-cell>
          <table:table-cell office:value-type="float" office:value="6262.55" table:style-name="ce1">
            <text:p>6262.55</text:p>
          </table:table-cell>
          <table:table-cell office:value-type="float" office:value="6053.4" table:style-name="ce1">
            <text:p>6053.4</text:p>
          </table:table-cell>
          <table:table-cell office:value-type="float" office:value="10245.700000000001" table:style-name="ce1">
            <text:p>10245.7</text:p>
          </table:table-cell>
          <table:table-cell office:value-type="float" office:value="9971.14" table:style-name="ce1">
            <text:p>9971.14</text:p>
          </table:table-cell>
          <table:table-cell office:value-type="float" office:value="8348.244999999999" table:formula="of:=AVERAGE([.A211:.J211])" table:style-name="ce1">
            <text:p>8348.245</text:p>
          </table:table-cell>
          <table:table-cell table:number-columns-repeated="16373"/>
        </table:table-row>
        <table:table-row table:style-name="ro1">
          <table:table-cell office:value-type="float" office:value="6918.33" table:style-name="ce1">
            <text:p>6918.33</text:p>
          </table:table-cell>
          <table:table-cell office:value-type="float" office:value="9194.82" table:style-name="ce1">
            <text:p>9194.82</text:p>
          </table:table-cell>
          <table:table-cell office:value-type="float" office:value="5174.6899999999996" table:style-name="ce1">
            <text:p>5174.69</text:p>
          </table:table-cell>
          <table:table-cell office:value-type="float" office:value="11527.2" table:style-name="ce1">
            <text:p>11527.2</text:p>
          </table:table-cell>
          <table:table-cell office:value-type="float" office:value="8784.2000000000007" table:style-name="ce1">
            <text:p>8784.2</text:p>
          </table:table-cell>
          <table:table-cell office:value-type="float" office:value="9087.2099999999991" table:style-name="ce1">
            <text:p>9087.21</text:p>
          </table:table-cell>
          <table:table-cell office:value-type="float" office:value="6201.59" table:style-name="ce1">
            <text:p>6201.59</text:p>
          </table:table-cell>
          <table:table-cell office:value-type="float" office:value="6039.84" table:style-name="ce1">
            <text:p>6039.84</text:p>
          </table:table-cell>
          <table:table-cell office:value-type="float" office:value="10245.700000000001" table:style-name="ce1">
            <text:p>10245.7</text:p>
          </table:table-cell>
          <table:table-cell office:value-type="float" office:value="9911.99" table:style-name="ce1">
            <text:p>9911.99</text:p>
          </table:table-cell>
          <table:table-cell office:value-type="float" office:value="8308.5570000000007" table:formula="of:=AVERAGE([.A212:.J212])" table:style-name="ce1">
            <text:p>8308.557</text:p>
          </table:table-cell>
          <table:table-cell table:number-columns-repeated="16373"/>
        </table:table-row>
        <table:table-row table:style-name="ro1">
          <table:table-cell office:value-type="float" office:value="6918.33" table:style-name="ce1">
            <text:p>6918.33</text:p>
          </table:table-cell>
          <table:table-cell office:value-type="float" office:value="9179.1299999999992" table:style-name="ce1">
            <text:p>9179.13</text:p>
          </table:table-cell>
          <table:table-cell office:value-type="float" office:value="5149.58" table:style-name="ce1">
            <text:p>5149.58</text:p>
          </table:table-cell>
          <table:table-cell office:value-type="float" office:value="11527.2" table:style-name="ce1">
            <text:p>11527.2</text:p>
          </table:table-cell>
          <table:table-cell office:value-type="float" office:value="8784.2000000000007" table:style-name="ce1">
            <text:p>8784.2</text:p>
          </table:table-cell>
          <table:table-cell office:value-type="float" office:value="9044.08" table:style-name="ce1">
            <text:p>9044.08</text:p>
          </table:table-cell>
          <table:table-cell office:value-type="float" office:value="6198.95" table:style-name="ce1">
            <text:p>6198.95</text:p>
          </table:table-cell>
          <table:table-cell office:value-type="float" office:value="6022.67" table:style-name="ce1">
            <text:p>6022.67</text:p>
          </table:table-cell>
          <table:table-cell office:value-type="float" office:value="10245.700000000001" table:style-name="ce1">
            <text:p>10245.7</text:p>
          </table:table-cell>
          <table:table-cell office:value-type="float" office:value="9911.99" table:style-name="ce1">
            <text:p>9911.99</text:p>
          </table:table-cell>
          <table:table-cell office:value-type="float" office:value="8298.1830000000009" table:formula="of:=AVERAGE([.A213:.J213])" table:style-name="ce1">
            <text:p>8298.183</text:p>
          </table:table-cell>
          <table:table-cell table:number-columns-repeated="16373"/>
        </table:table-row>
        <table:table-row table:style-name="ro1">
          <table:table-cell office:value-type="float" office:value="6902.75" table:style-name="ce1">
            <text:p>6902.75</text:p>
          </table:table-cell>
          <table:table-cell office:value-type="float" office:value="9194.82" table:style-name="ce1">
            <text:p>9194.82</text:p>
          </table:table-cell>
          <table:table-cell office:value-type="float" office:value="5149.58" table:style-name="ce1">
            <text:p>5149.58</text:p>
          </table:table-cell>
          <table:table-cell office:value-type="float" office:value="11527.2" table:style-name="ce1">
            <text:p>11527.2</text:p>
          </table:table-cell>
          <table:table-cell office:value-type="float" office:value="8784.2000000000007" table:style-name="ce1">
            <text:p>8784.2</text:p>
          </table:table-cell>
          <table:table-cell office:value-type="float" office:value="8980.89" table:style-name="ce1">
            <text:p>8980.89</text:p>
          </table:table-cell>
          <table:table-cell office:value-type="float" office:value="6190.92" table:style-name="ce1">
            <text:p>6190.92</text:p>
          </table:table-cell>
          <table:table-cell office:value-type="float" office:value="6022.67" table:style-name="ce1">
            <text:p>6022.67</text:p>
          </table:table-cell>
          <table:table-cell office:value-type="float" office:value="10243" table:style-name="ce1">
            <text:p>10243</text:p>
          </table:table-cell>
          <table:table-cell office:value-type="float" office:value="9879.75" table:style-name="ce1">
            <text:p>9879.75</text:p>
          </table:table-cell>
          <table:table-cell office:value-type="float" office:value="8287.5779999999995" table:formula="of:=AVERAGE([.A214:.J214])" table:style-name="ce1">
            <text:p>8287.578</text:p>
          </table:table-cell>
          <table:table-cell table:number-columns-repeated="16373"/>
        </table:table-row>
        <table:table-row table:style-name="ro1">
          <table:table-cell office:value-type="float" office:value="6905.06" table:style-name="ce1">
            <text:p>6905.06</text:p>
          </table:table-cell>
          <table:table-cell office:value-type="float" office:value="9193.6" table:style-name="ce1">
            <text:p>9193.6</text:p>
          </table:table-cell>
          <table:table-cell office:value-type="float" office:value="5149.58" table:style-name="ce1">
            <text:p>5149.58</text:p>
          </table:table-cell>
          <table:table-cell office:value-type="float" office:value="11516.5" table:style-name="ce1">
            <text:p>11516.5</text:p>
          </table:table-cell>
          <table:table-cell office:value-type="float" office:value="8784.2000000000007" table:style-name="ce1">
            <text:p>8784.2</text:p>
          </table:table-cell>
          <table:table-cell office:value-type="float" office:value="8969.83" table:style-name="ce1">
            <text:p>8969.83</text:p>
          </table:table-cell>
          <table:table-cell office:value-type="float" office:value="6190.92" table:style-name="ce1">
            <text:p>6190.92</text:p>
          </table:table-cell>
          <table:table-cell office:value-type="float" office:value="6009.8" table:style-name="ce1">
            <text:p>6009.8</text:p>
          </table:table-cell>
          <table:table-cell office:value-type="float" office:value="10234.9" table:style-name="ce1">
            <text:p>10234.9</text:p>
          </table:table-cell>
          <table:table-cell office:value-type="float" office:value="9879.75" table:style-name="ce1">
            <text:p>9879.75</text:p>
          </table:table-cell>
          <table:table-cell office:value-type="float" office:value="8283.4140000000007" table:formula="of:=AVERAGE([.A215:.J215])" table:style-name="ce1">
            <text:p>8283.414</text:p>
          </table:table-cell>
          <table:table-cell table:number-columns-repeated="16373"/>
        </table:table-row>
        <table:table-row table:style-name="ro1">
          <table:table-cell office:value-type="float" office:value="6897.8" table:style-name="ce1">
            <text:p>6897.8</text:p>
          </table:table-cell>
          <table:table-cell office:value-type="float" office:value="8438.16" table:style-name="ce1">
            <text:p>8438.16</text:p>
          </table:table-cell>
          <table:table-cell office:value-type="float" office:value="5149.24" table:style-name="ce1">
            <text:p>5149.24</text:p>
          </table:table-cell>
          <table:table-cell office:value-type="float" office:value="11483.1" table:style-name="ce1">
            <text:p>11483.1</text:p>
          </table:table-cell>
          <table:table-cell office:value-type="float" office:value="8774.32" table:style-name="ce1">
            <text:p>8774.32</text:p>
          </table:table-cell>
          <table:table-cell office:value-type="float" office:value="8969.1299999999992" table:style-name="ce1">
            <text:p>8969.13</text:p>
          </table:table-cell>
          <table:table-cell office:value-type="float" office:value="6190.92" table:style-name="ce1">
            <text:p>6190.92</text:p>
          </table:table-cell>
          <table:table-cell office:value-type="float" office:value="6009.8" table:style-name="ce1">
            <text:p>6009.8</text:p>
          </table:table-cell>
          <table:table-cell office:value-type="float" office:value="10071.299999999999" table:style-name="ce1">
            <text:p>10071.3</text:p>
          </table:table-cell>
          <table:table-cell office:value-type="float" office:value="9909.9500000000007" table:style-name="ce1">
            <text:p>9909.95</text:p>
          </table:table-cell>
          <table:table-cell office:value-type="float" office:value="8189.3719999999985" table:formula="of:=AVERAGE([.A216:.J216])" table:style-name="ce1">
            <text:p>8189.372</text:p>
          </table:table-cell>
          <table:table-cell table:number-columns-repeated="16373"/>
        </table:table-row>
        <table:table-row table:style-name="ro1">
          <table:table-cell office:value-type="float" office:value="6896.62" table:style-name="ce1">
            <text:p>6896.62</text:p>
          </table:table-cell>
          <table:table-cell office:value-type="float" office:value="8438.16" table:style-name="ce1">
            <text:p>8438.16</text:p>
          </table:table-cell>
          <table:table-cell office:value-type="float" office:value="5149.24" table:style-name="ce1">
            <text:p>5149.24</text:p>
          </table:table-cell>
          <table:table-cell office:value-type="float" office:value="11483.1" table:style-name="ce1">
            <text:p>11483.1</text:p>
          </table:table-cell>
          <table:table-cell office:value-type="float" office:value="8774.32" table:style-name="ce1">
            <text:p>8774.32</text:p>
          </table:table-cell>
          <table:table-cell office:value-type="float" office:value="8969.1299999999992" table:style-name="ce1">
            <text:p>8969.13</text:p>
          </table:table-cell>
          <table:table-cell office:value-type="float" office:value="6190.92" table:style-name="ce1">
            <text:p>6190.92</text:p>
          </table:table-cell>
          <table:table-cell office:value-type="float" office:value="6009.8" table:style-name="ce1">
            <text:p>6009.8</text:p>
          </table:table-cell>
          <table:table-cell office:value-type="float" office:value="10069.799999999999" table:style-name="ce1">
            <text:p>10069.8</text:p>
          </table:table-cell>
          <table:table-cell office:value-type="float" office:value="9810.81" table:style-name="ce1">
            <text:p>9810.81</text:p>
          </table:table-cell>
          <table:table-cell office:value-type="float" office:value="8179.19" table:formula="of:=AVERAGE([.A217:.J217])" table:style-name="ce1">
            <text:p>8179.19</text:p>
          </table:table-cell>
          <table:table-cell table:number-columns-repeated="16373"/>
        </table:table-row>
        <table:table-row table:style-name="ro1">
          <table:table-cell office:value-type="float" office:value="6896.62" table:style-name="ce1">
            <text:p>6896.62</text:p>
          </table:table-cell>
          <table:table-cell office:value-type="float" office:value="8438.16" table:style-name="ce1">
            <text:p>8438.16</text:p>
          </table:table-cell>
          <table:table-cell office:value-type="float" office:value="5139.87" table:style-name="ce1">
            <text:p>5139.87</text:p>
          </table:table-cell>
          <table:table-cell office:value-type="float" office:value="11483.1" table:style-name="ce1">
            <text:p>11483.1</text:p>
          </table:table-cell>
          <table:table-cell office:value-type="float" office:value="8773.85" table:style-name="ce1">
            <text:p>8773.85</text:p>
          </table:table-cell>
          <table:table-cell office:value-type="float" office:value="8969.2099999999991" table:style-name="ce1">
            <text:p>8969.21</text:p>
          </table:table-cell>
          <table:table-cell office:value-type="float" office:value="6190.27" table:style-name="ce1">
            <text:p>6190.27</text:p>
          </table:table-cell>
          <table:table-cell office:value-type="float" office:value="6009.01" table:style-name="ce1">
            <text:p>6009.01</text:p>
          </table:table-cell>
          <table:table-cell office:value-type="float" office:value="10057.200000000001" table:style-name="ce1">
            <text:p>10057.2</text:p>
          </table:table-cell>
          <table:table-cell office:value-type="float" office:value="9810.81" table:style-name="ce1">
            <text:p>9810.81</text:p>
          </table:table-cell>
          <table:table-cell office:value-type="float" office:value="8176.81" table:formula="of:=AVERAGE([.A218:.J218])" table:style-name="ce1">
            <text:p>8176.81</text:p>
          </table:table-cell>
          <table:table-cell table:number-columns-repeated="16373"/>
        </table:table-row>
        <table:table-row table:style-name="ro1">
          <table:table-cell office:value-type="float" office:value="6896.01" table:style-name="ce1">
            <text:p>6896.01</text:p>
          </table:table-cell>
          <table:table-cell office:value-type="float" office:value="8438.16" table:style-name="ce1">
            <text:p>8438.16</text:p>
          </table:table-cell>
          <table:table-cell office:value-type="float" office:value="4983.03" table:style-name="ce1">
            <text:p>4983.03</text:p>
          </table:table-cell>
          <table:table-cell office:value-type="float" office:value="11483.1" table:style-name="ce1">
            <text:p>11483.1</text:p>
          </table:table-cell>
          <table:table-cell office:value-type="float" office:value="8774.32" table:style-name="ce1">
            <text:p>8774.32</text:p>
          </table:table-cell>
          <table:table-cell office:value-type="float" office:value="8969.2099999999991" table:style-name="ce1">
            <text:p>8969.21</text:p>
          </table:table-cell>
          <table:table-cell office:value-type="float" office:value="6186.68" table:style-name="ce1">
            <text:p>6186.68</text:p>
          </table:table-cell>
          <table:table-cell office:value-type="float" office:value="6009.01" table:style-name="ce1">
            <text:p>6009.01</text:p>
          </table:table-cell>
          <table:table-cell office:value-type="float" office:value="10046.4" table:style-name="ce1">
            <text:p>10046.4</text:p>
          </table:table-cell>
          <table:table-cell office:value-type="float" office:value="9810.93" table:style-name="ce1">
            <text:p>9810.93</text:p>
          </table:table-cell>
          <table:table-cell office:value-type="float" office:value="8159.6850000000004" table:formula="of:=AVERAGE([.A219:.J219])" table:style-name="ce1">
            <text:p>8159.685</text:p>
          </table:table-cell>
          <table:table-cell table:number-columns-repeated="16373"/>
        </table:table-row>
        <table:table-row table:style-name="ro1">
          <table:table-cell office:value-type="float" office:value="6896.01" table:style-name="ce1">
            <text:p>6896.01</text:p>
          </table:table-cell>
          <table:table-cell office:value-type="float" office:value="8425.15" table:style-name="ce1">
            <text:p>8425.15</text:p>
          </table:table-cell>
          <table:table-cell office:value-type="float" office:value="4983.03" table:style-name="ce1">
            <text:p>4983.03</text:p>
          </table:table-cell>
          <table:table-cell office:value-type="float" office:value="11483.1" table:style-name="ce1">
            <text:p>11483.1</text:p>
          </table:table-cell>
          <table:table-cell office:value-type="float" office:value="8774.32" table:style-name="ce1">
            <text:p>8774.32</text:p>
          </table:table-cell>
          <table:table-cell office:value-type="float" office:value="8969.0400000000009" table:style-name="ce1">
            <text:p>8969.04</text:p>
          </table:table-cell>
          <table:table-cell office:value-type="float" office:value="6182.03" table:style-name="ce1">
            <text:p>6182.03</text:p>
          </table:table-cell>
          <table:table-cell office:value-type="float" office:value="5981.02" table:style-name="ce1">
            <text:p>5981.02</text:p>
          </table:table-cell>
          <table:table-cell office:value-type="float" office:value="10046.4" table:style-name="ce1">
            <text:p>10046.4</text:p>
          </table:table-cell>
          <table:table-cell office:value-type="float" office:value="9738.74" table:style-name="ce1">
            <text:p>9738.74</text:p>
          </table:table-cell>
          <table:table-cell office:value-type="float" office:value="8147.884" table:formula="of:=AVERAGE([.A220:.J220])" table:style-name="ce1">
            <text:p>8147.884</text:p>
          </table:table-cell>
          <table:table-cell table:number-columns-repeated="16373"/>
        </table:table-row>
        <table:table-row table:style-name="ro1">
          <table:table-cell office:value-type="float" office:value="6896.01" table:style-name="ce1">
            <text:p>6896.01</text:p>
          </table:table-cell>
          <table:table-cell office:value-type="float" office:value="8425.15" table:style-name="ce1">
            <text:p>8425.15</text:p>
          </table:table-cell>
          <table:table-cell office:value-type="float" office:value="4982.79" table:style-name="ce1">
            <text:p>4982.79</text:p>
          </table:table-cell>
          <table:table-cell office:value-type="float" office:value="11480.7" table:style-name="ce1">
            <text:p>11480.7</text:p>
          </table:table-cell>
          <table:table-cell office:value-type="float" office:value="8761.0400000000009" table:style-name="ce1">
            <text:p>8761.04</text:p>
          </table:table-cell>
          <table:table-cell office:value-type="float" office:value="8964.27" table:style-name="ce1">
            <text:p>8964.27</text:p>
          </table:table-cell>
          <table:table-cell office:value-type="float" office:value="6181.4" table:style-name="ce1">
            <text:p>6181.4</text:p>
          </table:table-cell>
          <table:table-cell office:value-type="float" office:value="5981.02" table:style-name="ce1">
            <text:p>5981.02</text:p>
          </table:table-cell>
          <table:table-cell office:value-type="float" office:value="10032.4" table:style-name="ce1">
            <text:p>10032.4</text:p>
          </table:table-cell>
          <table:table-cell office:value-type="float" office:value="9738.74" table:style-name="ce1">
            <text:p>9738.74</text:p>
          </table:table-cell>
          <table:table-cell office:value-type="float" office:value="8144.3520000000008" table:formula="of:=AVERAGE([.A221:.J221])" table:style-name="ce1">
            <text:p>8144.352</text:p>
          </table:table-cell>
          <table:table-cell table:number-columns-repeated="16373"/>
        </table:table-row>
        <table:table-row table:style-name="ro1">
          <table:table-cell office:value-type="float" office:value="6896.01" table:style-name="ce1">
            <text:p>6896.01</text:p>
          </table:table-cell>
          <table:table-cell office:value-type="float" office:value="8407.09" table:style-name="ce1">
            <text:p>8407.09</text:p>
          </table:table-cell>
          <table:table-cell office:value-type="float" office:value="4982.79" table:style-name="ce1">
            <text:p>4982.79</text:p>
          </table:table-cell>
          <table:table-cell office:value-type="float" office:value="11480.7" table:style-name="ce1">
            <text:p>11480.7</text:p>
          </table:table-cell>
          <table:table-cell office:value-type="float" office:value="8774.32" table:style-name="ce1">
            <text:p>8774.32</text:p>
          </table:table-cell>
          <table:table-cell office:value-type="float" office:value="8834.09" table:style-name="ce1">
            <text:p>8834.09</text:p>
          </table:table-cell>
          <table:table-cell office:value-type="float" office:value="6177.49" table:style-name="ce1">
            <text:p>6177.49</text:p>
          </table:table-cell>
          <table:table-cell office:value-type="float" office:value="5981.26" table:style-name="ce1">
            <text:p>5981.26</text:p>
          </table:table-cell>
          <table:table-cell office:value-type="float" office:value="10028.299999999999" table:style-name="ce1">
            <text:p>10028.3</text:p>
          </table:table-cell>
          <table:table-cell office:value-type="float" office:value="9748.0499999999993" table:style-name="ce1">
            <text:p>9748.05</text:p>
          </table:table-cell>
          <table:table-cell office:value-type="float" office:value="8131.01" table:formula="of:=AVERAGE([.A222:.J222])" table:style-name="ce1">
            <text:p>8131.01</text:p>
          </table:table-cell>
          <table:table-cell table:number-columns-repeated="16373"/>
        </table:table-row>
        <table:table-row table:style-name="ro1">
          <table:table-cell office:value-type="float" office:value="6896.01" table:style-name="ce1">
            <text:p>6896.01</text:p>
          </table:table-cell>
          <table:table-cell office:value-type="float" office:value="8406.34" table:style-name="ce1">
            <text:p>8406.34</text:p>
          </table:table-cell>
          <table:table-cell office:value-type="float" office:value="4981.38" table:style-name="ce1">
            <text:p>4981.38</text:p>
          </table:table-cell>
          <table:table-cell office:value-type="float" office:value="11480.7" table:style-name="ce1">
            <text:p>11480.7</text:p>
          </table:table-cell>
          <table:table-cell office:value-type="float" office:value="8769.32" table:style-name="ce1">
            <text:p>8769.32</text:p>
          </table:table-cell>
          <table:table-cell office:value-type="float" office:value="8834.09" table:style-name="ce1">
            <text:p>8834.09</text:p>
          </table:table-cell>
          <table:table-cell office:value-type="float" office:value="6174.6" table:style-name="ce1">
            <text:p>6174.6</text:p>
          </table:table-cell>
          <table:table-cell office:value-type="float" office:value="5981.01" table:style-name="ce1">
            <text:p>5981.01</text:p>
          </table:table-cell>
          <table:table-cell office:value-type="float" office:value="10028.299999999999" table:style-name="ce1">
            <text:p>10028.3</text:p>
          </table:table-cell>
          <table:table-cell office:value-type="float" office:value="9691.66" table:style-name="ce1">
            <text:p>9691.66</text:p>
          </table:table-cell>
          <table:table-cell office:value-type="float" office:value="8124.3410000000003" table:formula="of:=AVERAGE([.A223:.J223])" table:style-name="ce1">
            <text:p>8124.341</text:p>
          </table:table-cell>
          <table:table-cell table:number-columns-repeated="16373"/>
        </table:table-row>
        <table:table-row table:style-name="ro1">
          <table:table-cell office:value-type="float" office:value="6759.15" table:style-name="ce1">
            <text:p>6759.15</text:p>
          </table:table-cell>
          <table:table-cell office:value-type="float" office:value="8406.34" table:style-name="ce1">
            <text:p>8406.34</text:p>
          </table:table-cell>
          <table:table-cell office:value-type="float" office:value="4981.38" table:style-name="ce1">
            <text:p>4981.38</text:p>
          </table:table-cell>
          <table:table-cell office:value-type="float" office:value="11480.5" table:style-name="ce1">
            <text:p>11480.5</text:p>
          </table:table-cell>
          <table:table-cell office:value-type="float" office:value="8769.32" table:style-name="ce1">
            <text:p>8769.32</text:p>
          </table:table-cell>
          <table:table-cell office:value-type="float" office:value="8834.09" table:style-name="ce1">
            <text:p>8834.09</text:p>
          </table:table-cell>
          <table:table-cell office:value-type="float" office:value="6174.6" table:style-name="ce1">
            <text:p>6174.6</text:p>
          </table:table-cell>
          <table:table-cell office:value-type="float" office:value="5981.01" table:style-name="ce1">
            <text:p>5981.01</text:p>
          </table:table-cell>
          <table:table-cell office:value-type="float" office:value="10028.299999999999" table:style-name="ce1">
            <text:p>10028.3</text:p>
          </table:table-cell>
          <table:table-cell office:value-type="float" office:value="9691.66" table:style-name="ce1">
            <text:p>9691.66</text:p>
          </table:table-cell>
          <table:table-cell office:value-type="float" office:value="8110.6350000000002" table:formula="of:=AVERAGE([.A224:.J224])" table:style-name="ce1">
            <text:p>8110.635</text:p>
          </table:table-cell>
          <table:table-cell table:number-columns-repeated="16373"/>
        </table:table-row>
        <table:table-row table:style-name="ro1">
          <table:table-cell office:value-type="float" office:value="6759.15" table:style-name="ce1">
            <text:p>6759.15</text:p>
          </table:table-cell>
          <table:table-cell office:value-type="float" office:value="8402.65" table:style-name="ce1">
            <text:p>8402.65</text:p>
          </table:table-cell>
          <table:table-cell office:value-type="float" office:value="4981.38" table:style-name="ce1">
            <text:p>4981.38</text:p>
          </table:table-cell>
          <table:table-cell office:value-type="float" office:value="11480.5" table:style-name="ce1">
            <text:p>11480.5</text:p>
          </table:table-cell>
          <table:table-cell office:value-type="float" office:value="8769.32" table:style-name="ce1">
            <text:p>8769.32</text:p>
          </table:table-cell>
          <table:table-cell office:value-type="float" office:value="8833.68" table:style-name="ce1">
            <text:p>8833.68</text:p>
          </table:table-cell>
          <table:table-cell office:value-type="float" office:value="6168.82" table:style-name="ce1">
            <text:p>6168.82</text:p>
          </table:table-cell>
          <table:table-cell office:value-type="float" office:value="5981.01" table:style-name="ce1">
            <text:p>5981.01</text:p>
          </table:table-cell>
          <table:table-cell office:value-type="float" office:value="10028.299999999999" table:style-name="ce1">
            <text:p>10028.3</text:p>
          </table:table-cell>
          <table:table-cell office:value-type="float" office:value="9691.32" table:style-name="ce1">
            <text:p>9691.32</text:p>
          </table:table-cell>
          <table:table-cell office:value-type="float" office:value="8109.6130000000003" table:formula="of:=AVERAGE([.A225:.J225])" table:style-name="ce1">
            <text:p>8109.613</text:p>
          </table:table-cell>
          <table:table-cell table:number-columns-repeated="16373"/>
        </table:table-row>
        <table:table-row table:style-name="ro1">
          <table:table-cell office:value-type="float" office:value="6749.05" table:style-name="ce1">
            <text:p>6749.05</text:p>
          </table:table-cell>
          <table:table-cell office:value-type="float" office:value="8402.65" table:style-name="ce1">
            <text:p>8402.65</text:p>
          </table:table-cell>
          <table:table-cell office:value-type="float" office:value="4955.0600000000004" table:style-name="ce1">
            <text:p>4955.06</text:p>
          </table:table-cell>
          <table:table-cell office:value-type="float" office:value="11477.8" table:style-name="ce1">
            <text:p>11477.8</text:p>
          </table:table-cell>
          <table:table-cell office:value-type="float" office:value="8769.52" table:style-name="ce1">
            <text:p>8769.52</text:p>
          </table:table-cell>
          <table:table-cell office:value-type="float" office:value="8822.0300000000007" table:style-name="ce1">
            <text:p>8822.03</text:p>
          </table:table-cell>
          <table:table-cell office:value-type="float" office:value="6168.44" table:style-name="ce1">
            <text:p>6168.44</text:p>
          </table:table-cell>
          <table:table-cell office:value-type="float" office:value="5981.01" table:style-name="ce1">
            <text:p>5981.01</text:p>
          </table:table-cell>
          <table:table-cell office:value-type="float" office:value="10032" table:style-name="ce1">
            <text:p>10032</text:p>
          </table:table-cell>
          <table:table-cell office:value-type="float" office:value="9606.07" table:style-name="ce1">
            <text:p>9606.07</text:p>
          </table:table-cell>
          <table:table-cell office:value-type="float" office:value="8096.3630000000003" table:formula="of:=AVERAGE([.A226:.J226])" table:style-name="ce1">
            <text:p>8096.363</text:p>
          </table:table-cell>
          <table:table-cell table:number-columns-repeated="16373"/>
        </table:table-row>
        <table:table-row table:style-name="ro1">
          <table:table-cell office:value-type="float" office:value="6759.15" table:style-name="ce1">
            <text:p>6759.15</text:p>
          </table:table-cell>
          <table:table-cell office:value-type="float" office:value="8389.68" table:style-name="ce1">
            <text:p>8389.68</text:p>
          </table:table-cell>
          <table:table-cell office:value-type="float" office:value="4980.7" table:style-name="ce1">
            <text:p>4980.7</text:p>
          </table:table-cell>
          <table:table-cell office:value-type="float" office:value="11470.7" table:style-name="ce1">
            <text:p>11470.7</text:p>
          </table:table-cell>
          <table:table-cell office:value-type="float" office:value="8769.52" table:style-name="ce1">
            <text:p>8769.52</text:p>
          </table:table-cell>
          <table:table-cell office:value-type="float" office:value="8822.0300000000007" table:style-name="ce1">
            <text:p>8822.03</text:p>
          </table:table-cell>
          <table:table-cell office:value-type="float" office:value="6168.1" table:style-name="ce1">
            <text:p>6168.1</text:p>
          </table:table-cell>
          <table:table-cell office:value-type="float" office:value="5980.54" table:style-name="ce1">
            <text:p>5980.54</text:p>
          </table:table-cell>
          <table:table-cell office:value-type="float" office:value="10029.200000000001" table:style-name="ce1">
            <text:p>10029.2</text:p>
          </table:table-cell>
          <table:table-cell office:value-type="float" office:value="9568.67" table:style-name="ce1">
            <text:p>9568.67</text:p>
          </table:table-cell>
          <table:table-cell office:value-type="float" office:value="8093.8289999999997" table:formula="of:=AVERAGE([.A227:.J227])" table:style-name="ce1">
            <text:p>8093.829</text:p>
          </table:table-cell>
          <table:table-cell table:number-columns-repeated="16373"/>
        </table:table-row>
        <table:table-row table:style-name="ro1">
          <table:table-cell office:value-type="float" office:value="6759.15" table:style-name="ce1">
            <text:p>6759.15</text:p>
          </table:table-cell>
          <table:table-cell office:value-type="float" office:value="8380.26" table:style-name="ce1">
            <text:p>8380.26</text:p>
          </table:table-cell>
          <table:table-cell office:value-type="float" office:value="4975.83" table:style-name="ce1">
            <text:p>4975.83</text:p>
          </table:table-cell>
          <table:table-cell office:value-type="float" office:value="11470.7" table:style-name="ce1">
            <text:p>11470.7</text:p>
          </table:table-cell>
          <table:table-cell office:value-type="float" office:value="8690.85" table:style-name="ce1">
            <text:p>8690.85</text:p>
          </table:table-cell>
          <table:table-cell office:value-type="float" office:value="8821.8799999999992" table:style-name="ce1">
            <text:p>8821.88</text:p>
          </table:table-cell>
          <table:table-cell office:value-type="float" office:value="6168.1" table:style-name="ce1">
            <text:p>6168.1</text:p>
          </table:table-cell>
          <table:table-cell office:value-type="float" office:value="5953.56" table:style-name="ce1">
            <text:p>5953.56</text:p>
          </table:table-cell>
          <table:table-cell office:value-type="float" office:value="10020.6" table:style-name="ce1">
            <text:p>10020.6</text:p>
          </table:table-cell>
          <table:table-cell office:value-type="float" office:value="9568.67" table:style-name="ce1">
            <text:p>9568.67</text:p>
          </table:table-cell>
          <table:table-cell office:value-type="float" office:value="8080.9599999999991" table:formula="of:=AVERAGE([.A228:.J228])" table:style-name="ce1">
            <text:p>8080.96</text:p>
          </table:table-cell>
          <table:table-cell table:number-columns-repeated="16373"/>
        </table:table-row>
        <table:table-row table:style-name="ro1">
          <table:table-cell office:value-type="float" office:value="6749.05" table:style-name="ce1">
            <text:p>6749.05</text:p>
          </table:table-cell>
          <table:table-cell office:value-type="float" office:value="8380.4500000000007" table:style-name="ce1">
            <text:p>8380.45</text:p>
          </table:table-cell>
          <table:table-cell office:value-type="float" office:value="4980.7" table:style-name="ce1">
            <text:p>4980.7</text:p>
          </table:table-cell>
          <table:table-cell office:value-type="float" office:value="11470.7" table:style-name="ce1">
            <text:p>11470.7</text:p>
          </table:table-cell>
          <table:table-cell office:value-type="float" office:value="8690.85" table:style-name="ce1">
            <text:p>8690.85</text:p>
          </table:table-cell>
          <table:table-cell office:value-type="float" office:value="8773.94" table:style-name="ce1">
            <text:p>8773.94</text:p>
          </table:table-cell>
          <table:table-cell office:value-type="float" office:value="6167.2" table:style-name="ce1">
            <text:p>6167.2</text:p>
          </table:table-cell>
          <table:table-cell office:value-type="float" office:value="5953.56" table:style-name="ce1">
            <text:p>5953.56</text:p>
          </table:table-cell>
          <table:table-cell office:value-type="float" office:value="10012.200000000001" table:style-name="ce1">
            <text:p>10012.2</text:p>
          </table:table-cell>
          <table:table-cell office:value-type="float" office:value="9568.67" table:style-name="ce1">
            <text:p>9568.67</text:p>
          </table:table-cell>
          <table:table-cell office:value-type="float" office:value="8074.7319999999991" table:formula="of:=AVERAGE([.A229:.J229])" table:style-name="ce1">
            <text:p>8074.732</text:p>
          </table:table-cell>
          <table:table-cell table:number-columns-repeated="16373"/>
        </table:table-row>
        <table:table-row table:style-name="ro1">
          <table:table-cell office:value-type="float" office:value="6749.05" table:style-name="ce1">
            <text:p>6749.05</text:p>
          </table:table-cell>
          <table:table-cell office:value-type="float" office:value="8380.4500000000007" table:style-name="ce1">
            <text:p>8380.45</text:p>
          </table:table-cell>
          <table:table-cell office:value-type="float" office:value="4979.92" table:style-name="ce1">
            <text:p>4979.92</text:p>
          </table:table-cell>
          <table:table-cell office:value-type="float" office:value="11468.3" table:style-name="ce1">
            <text:p>11468.3</text:p>
          </table:table-cell>
          <table:table-cell office:value-type="float" office:value="8690.85" table:style-name="ce1">
            <text:p>8690.85</text:p>
          </table:table-cell>
          <table:table-cell office:value-type="float" office:value="8745.14" table:style-name="ce1">
            <text:p>8745.14</text:p>
          </table:table-cell>
          <table:table-cell office:value-type="float" office:value="6165.98" table:style-name="ce1">
            <text:p>6165.98</text:p>
          </table:table-cell>
          <table:table-cell office:value-type="float" office:value="5953.56" table:style-name="ce1">
            <text:p>5953.56</text:p>
          </table:table-cell>
          <table:table-cell office:value-type="float" office:value="10012.200000000001" table:style-name="ce1">
            <text:p>10012.2</text:p>
          </table:table-cell>
          <table:table-cell office:value-type="float" office:value="9568.67" table:style-name="ce1">
            <text:p>9568.67</text:p>
          </table:table-cell>
          <table:table-cell office:value-type="float" office:value="8071.4119999999994" table:formula="of:=AVERAGE([.A230:.J230])" table:style-name="ce1">
            <text:p>8071.412</text:p>
          </table:table-cell>
          <table:table-cell table:number-columns-repeated="16373"/>
        </table:table-row>
        <table:table-row table:style-name="ro1">
          <table:table-cell office:value-type="float" office:value="6749.05" table:style-name="ce1">
            <text:p>6749.05</text:p>
          </table:table-cell>
          <table:table-cell office:value-type="float" office:value="8380.26" table:style-name="ce1">
            <text:p>8380.26</text:p>
          </table:table-cell>
          <table:table-cell office:value-type="float" office:value="4867.45" table:style-name="ce1">
            <text:p>4867.45</text:p>
          </table:table-cell>
          <table:table-cell office:value-type="float" office:value="11465.8" table:style-name="ce1">
            <text:p>11465.8</text:p>
          </table:table-cell>
          <table:table-cell office:value-type="float" office:value="8690.85" table:style-name="ce1">
            <text:p>8690.85</text:p>
          </table:table-cell>
          <table:table-cell office:value-type="float" office:value="8745.14" table:style-name="ce1">
            <text:p>8745.14</text:p>
          </table:table-cell>
          <table:table-cell office:value-type="float" office:value="6155.12" table:style-name="ce1">
            <text:p>6155.12</text:p>
          </table:table-cell>
          <table:table-cell office:value-type="float" office:value="5953.56" table:style-name="ce1">
            <text:p>5953.56</text:p>
          </table:table-cell>
          <table:table-cell office:value-type="float" office:value="9889.59" table:style-name="ce1">
            <text:p>9889.59</text:p>
          </table:table-cell>
          <table:table-cell office:value-type="float" office:value="9567.35" table:style-name="ce1">
            <text:p>9567.35</text:p>
          </table:table-cell>
          <table:table-cell office:value-type="float" office:value="8046.4170000000013" table:formula="of:=AVERAGE([.A231:.J231])" table:style-name="ce1">
            <text:p>8046.417</text:p>
          </table:table-cell>
          <table:table-cell table:number-columns-repeated="16373"/>
        </table:table-row>
        <table:table-row table:style-name="ro1">
          <table:table-cell office:value-type="float" office:value="6745.85" table:style-name="ce1">
            <text:p>6745.85</text:p>
          </table:table-cell>
          <table:table-cell office:value-type="float" office:value="8369" table:style-name="ce1">
            <text:p>8369</text:p>
          </table:table-cell>
          <table:table-cell office:value-type="float" office:value="4811.88" table:style-name="ce1">
            <text:p>4811.88</text:p>
          </table:table-cell>
          <table:table-cell office:value-type="float" office:value="11468.3" table:style-name="ce1">
            <text:p>11468.3</text:p>
          </table:table-cell>
          <table:table-cell office:value-type="float" office:value="8690.85" table:style-name="ce1">
            <text:p>8690.85</text:p>
          </table:table-cell>
          <table:table-cell office:value-type="float" office:value="8745.14" table:style-name="ce1">
            <text:p>8745.14</text:p>
          </table:table-cell>
          <table:table-cell office:value-type="float" office:value="6155.12" table:style-name="ce1">
            <text:p>6155.12</text:p>
          </table:table-cell>
          <table:table-cell office:value-type="float" office:value="5908.25" table:style-name="ce1">
            <text:p>5908.25</text:p>
          </table:table-cell>
          <table:table-cell office:value-type="float" office:value="9994.32" table:style-name="ce1">
            <text:p>9994.32</text:p>
          </table:table-cell>
          <table:table-cell office:value-type="float" office:value="9553.59" table:style-name="ce1">
            <text:p>9553.59</text:p>
          </table:table-cell>
          <table:table-cell office:value-type="float" office:value="8044.2299999999987" table:formula="of:=AVERAGE([.A232:.J232])" table:style-name="ce1">
            <text:p>8044.23</text:p>
          </table:table-cell>
          <table:table-cell table:number-columns-repeated="16373"/>
        </table:table-row>
        <table:table-row table:style-name="ro1">
          <table:table-cell office:value-type="float" office:value="6724.89" table:style-name="ce1">
            <text:p>6724.89</text:p>
          </table:table-cell>
          <table:table-cell office:value-type="float" office:value="8368.61" table:style-name="ce1">
            <text:p>8368.61</text:p>
          </table:table-cell>
          <table:table-cell office:value-type="float" office:value="4812.3" table:style-name="ce1">
            <text:p>4812.3</text:p>
          </table:table-cell>
          <table:table-cell office:value-type="float" office:value="11457" table:style-name="ce1">
            <text:p>11457</text:p>
          </table:table-cell>
          <table:table-cell office:value-type="float" office:value="8690.85" table:style-name="ce1">
            <text:p>8690.85</text:p>
          </table:table-cell>
          <table:table-cell office:value-type="float" office:value="8665.9500000000007" table:style-name="ce1">
            <text:p>8665.95</text:p>
          </table:table-cell>
          <table:table-cell office:value-type="float" office:value="6155.8" table:style-name="ce1">
            <text:p>6155.8</text:p>
          </table:table-cell>
          <table:table-cell office:value-type="float" office:value="5953.56" table:style-name="ce1">
            <text:p>5953.56</text:p>
          </table:table-cell>
          <table:table-cell office:value-type="float" office:value="9994.32" table:style-name="ce1">
            <text:p>9994.32</text:p>
          </table:table-cell>
          <table:table-cell office:value-type="float" office:value="9553.59" table:style-name="ce1">
            <text:p>9553.59</text:p>
          </table:table-cell>
          <table:table-cell office:value-type="float" office:value="8037.6869999999999" table:formula="of:=AVERAGE([.A233:.J233])" table:style-name="ce1">
            <text:p>8037.687</text:p>
          </table:table-cell>
          <table:table-cell table:number-columns-repeated="16373"/>
        </table:table-row>
        <table:table-row table:style-name="ro1">
          <table:table-cell office:value-type="float" office:value="6694.66" table:style-name="ce1">
            <text:p>6694.66</text:p>
          </table:table-cell>
          <table:table-cell office:value-type="float" office:value="8368.52" table:style-name="ce1">
            <text:p>8368.52</text:p>
          </table:table-cell>
          <table:table-cell office:value-type="float" office:value="4812.3" table:style-name="ce1">
            <text:p>4812.3</text:p>
          </table:table-cell>
          <table:table-cell office:value-type="float" office:value="11457" table:style-name="ce1">
            <text:p>11457</text:p>
          </table:table-cell>
          <table:table-cell office:value-type="float" office:value="8684.5" table:style-name="ce1">
            <text:p>8684.5</text:p>
          </table:table-cell>
          <table:table-cell office:value-type="float" office:value="8665.9500000000007" table:style-name="ce1">
            <text:p>8665.95</text:p>
          </table:table-cell>
          <table:table-cell office:value-type="float" office:value="6157.84" table:style-name="ce1">
            <text:p>6157.84</text:p>
          </table:table-cell>
          <table:table-cell office:value-type="float" office:value="5945.87" table:style-name="ce1">
            <text:p>5945.87</text:p>
          </table:table-cell>
          <table:table-cell office:value-type="float" office:value="9994.32" table:style-name="ce1">
            <text:p>9994.32</text:p>
          </table:table-cell>
          <table:table-cell office:value-type="float" office:value="9553.59" table:style-name="ce1">
            <text:p>9553.59</text:p>
          </table:table-cell>
          <table:table-cell office:value-type="float" office:value="8033.454999999999" table:formula="of:=AVERAGE([.A234:.J234])" table:style-name="ce1">
            <text:p>8033.455</text:p>
          </table:table-cell>
          <table:table-cell table:number-columns-repeated="16373"/>
        </table:table-row>
        <table:table-row table:style-name="ro1">
          <table:table-cell office:value-type="float" office:value="6670.89" table:style-name="ce1">
            <text:p>6670.89</text:p>
          </table:table-cell>
          <table:table-cell office:value-type="float" office:value="8367.01" table:style-name="ce1">
            <text:p>8367.01</text:p>
          </table:table-cell>
          <table:table-cell office:value-type="float" office:value="4782.3" table:style-name="ce1">
            <text:p>4782.3</text:p>
          </table:table-cell>
          <table:table-cell office:value-type="float" office:value="11410.1" table:style-name="ce1">
            <text:p>11410.1</text:p>
          </table:table-cell>
          <table:table-cell office:value-type="float" office:value="8679.24" table:style-name="ce1">
            <text:p>8679.24</text:p>
          </table:table-cell>
          <table:table-cell office:value-type="float" office:value="8665.9500000000007" table:style-name="ce1">
            <text:p>8665.95</text:p>
          </table:table-cell>
          <table:table-cell office:value-type="float" office:value="6158.81" table:style-name="ce1">
            <text:p>6158.81</text:p>
          </table:table-cell>
          <table:table-cell office:value-type="float" office:value="5945.47" table:style-name="ce1">
            <text:p>5945.47</text:p>
          </table:table-cell>
          <table:table-cell office:value-type="float" office:value="9989.35" table:style-name="ce1">
            <text:p>9989.35</text:p>
          </table:table-cell>
          <table:table-cell office:value-type="float" office:value="9455.2099999999991" table:style-name="ce1">
            <text:p>9455.21</text:p>
          </table:table-cell>
          <table:table-cell office:value-type="float" office:value="8012.4330000000018" table:formula="of:=AVERAGE([.A235:.J235])" table:style-name="ce1">
            <text:p>8012.433</text:p>
          </table:table-cell>
          <table:table-cell table:number-columns-repeated="16373"/>
        </table:table-row>
        <table:table-row table:style-name="ro1">
          <table:table-cell office:value-type="float" office:value="6648.95" table:style-name="ce1">
            <text:p>6648.95</text:p>
          </table:table-cell>
          <table:table-cell office:value-type="float" office:value="8362.4500000000007" table:style-name="ce1">
            <text:p>8362.45</text:p>
          </table:table-cell>
          <table:table-cell office:value-type="float" office:value="4765.5" table:style-name="ce1">
            <text:p>4765.5</text:p>
          </table:table-cell>
          <table:table-cell office:value-type="float" office:value="11410.1" table:style-name="ce1">
            <text:p>11410.1</text:p>
          </table:table-cell>
          <table:table-cell office:value-type="float" office:value="8684.5" table:style-name="ce1">
            <text:p>8684.5</text:p>
          </table:table-cell>
          <table:table-cell office:value-type="float" office:value="8745.14" table:style-name="ce1">
            <text:p>8745.14</text:p>
          </table:table-cell>
          <table:table-cell office:value-type="float" office:value="6158.8" table:style-name="ce1">
            <text:p>6158.8</text:p>
          </table:table-cell>
          <table:table-cell office:value-type="float" office:value="5945.47" table:style-name="ce1">
            <text:p>5945.47</text:p>
          </table:table-cell>
          <table:table-cell office:value-type="float" office:value="9974.7999999999993" table:style-name="ce1">
            <text:p>9974.8</text:p>
          </table:table-cell>
          <table:table-cell office:value-type="float" office:value="9455.2099999999991" table:style-name="ce1">
            <text:p>9455.21</text:p>
          </table:table-cell>
          <table:table-cell office:value-type="float" office:value="8015.0920000000015" table:formula="of:=AVERAGE([.A236:.J236])" table:style-name="ce1">
            <text:p>8015.092</text:p>
          </table:table-cell>
          <table:table-cell table:number-columns-repeated="16373"/>
        </table:table-row>
        <table:table-row table:style-name="ro1">
          <table:table-cell office:value-type="float" office:value="6641.91" table:style-name="ce1">
            <text:p>6641.91</text:p>
          </table:table-cell>
          <table:table-cell office:value-type="float" office:value="8357.4500000000007" table:style-name="ce1">
            <text:p>8357.45</text:p>
          </table:table-cell>
          <table:table-cell office:value-type="float" office:value="4767.29" table:style-name="ce1">
            <text:p>4767.29</text:p>
          </table:table-cell>
          <table:table-cell office:value-type="float" office:value="11410.1" table:style-name="ce1">
            <text:p>11410.1</text:p>
          </table:table-cell>
          <table:table-cell office:value-type="float" office:value="8684.5" table:style-name="ce1">
            <text:p>8684.5</text:p>
          </table:table-cell>
          <table:table-cell office:value-type="float" office:value="8744.5400000000009" table:style-name="ce1">
            <text:p>8744.54</text:p>
          </table:table-cell>
          <table:table-cell office:value-type="float" office:value="6158.8" table:style-name="ce1">
            <text:p>6158.8</text:p>
          </table:table-cell>
          <table:table-cell office:value-type="float" office:value="5915.04" table:style-name="ce1">
            <text:p>5915.04</text:p>
          </table:table-cell>
          <table:table-cell office:value-type="float" office:value="9974.7999999999993" table:style-name="ce1">
            <text:p>9974.8</text:p>
          </table:table-cell>
          <table:table-cell office:value-type="float" office:value="9455.1200000000008" table:style-name="ce1">
            <text:p>9455.12</text:p>
          </table:table-cell>
          <table:table-cell office:value-type="float" office:value="8010.9549999999999" table:formula="of:=AVERAGE([.A237:.J237])" table:style-name="ce1">
            <text:p>8010.955</text:p>
          </table:table-cell>
          <table:table-cell table:number-columns-repeated="16373"/>
        </table:table-row>
        <table:table-row table:style-name="ro1">
          <table:table-cell office:value-type="float" office:value="6641.91" table:style-name="ce1">
            <text:p>6641.91</text:p>
          </table:table-cell>
          <table:table-cell office:value-type="float" office:value="8355.8799999999992" table:style-name="ce1">
            <text:p>8355.88</text:p>
          </table:table-cell>
          <table:table-cell office:value-type="float" office:value="4665.8500000000004" table:style-name="ce1">
            <text:p>4665.85</text:p>
          </table:table-cell>
          <table:table-cell office:value-type="float" office:value="11410.1" table:style-name="ce1">
            <text:p>11410.1</text:p>
          </table:table-cell>
          <table:table-cell office:value-type="float" office:value="8681.74" table:style-name="ce1">
            <text:p>8681.74</text:p>
          </table:table-cell>
          <table:table-cell office:value-type="float" office:value="8744.5400000000009" table:style-name="ce1">
            <text:p>8744.54</text:p>
          </table:table-cell>
          <table:table-cell office:value-type="float" office:value="6158.8" table:style-name="ce1">
            <text:p>6158.8</text:p>
          </table:table-cell>
          <table:table-cell office:value-type="float" office:value="5929.2" table:style-name="ce1">
            <text:p>5929.2</text:p>
          </table:table-cell>
          <table:table-cell office:value-type="float" office:value="9974.69" table:style-name="ce1">
            <text:p>9974.69</text:p>
          </table:table-cell>
          <table:table-cell office:value-type="float" office:value="9419.09" table:style-name="ce1">
            <text:p>9419.09</text:p>
          </table:table-cell>
          <table:table-cell office:value-type="float" office:value="7998.1799999999985" table:formula="of:=AVERAGE([.A238:.J238])" table:style-name="ce1">
            <text:p>7998.18</text:p>
          </table:table-cell>
          <table:table-cell table:number-columns-repeated="16373"/>
        </table:table-row>
        <table:table-row table:style-name="ro1">
          <table:table-cell office:value-type="float" office:value="6641.48" table:style-name="ce1">
            <text:p>6641.48</text:p>
          </table:table-cell>
          <table:table-cell office:value-type="float" office:value="8355.8799999999992" table:style-name="ce1">
            <text:p>8355.88</text:p>
          </table:table-cell>
          <table:table-cell office:value-type="float" office:value="4665.8500000000004" table:style-name="ce1">
            <text:p>4665.85</text:p>
          </table:table-cell>
          <table:table-cell office:value-type="float" office:value="11434" table:style-name="ce1">
            <text:p>11434</text:p>
          </table:table-cell>
          <table:table-cell office:value-type="float" office:value="8678.69" table:style-name="ce1">
            <text:p>8678.69</text:p>
          </table:table-cell>
          <table:table-cell office:value-type="float" office:value="8643.34" table:style-name="ce1">
            <text:p>8643.34</text:p>
          </table:table-cell>
          <table:table-cell office:value-type="float" office:value="6149.21" table:style-name="ce1">
            <text:p>6149.21</text:p>
          </table:table-cell>
          <table:table-cell office:value-type="float" office:value="5909.08" table:style-name="ce1">
            <text:p>5909.08</text:p>
          </table:table-cell>
          <table:table-cell office:value-type="float" office:value="9974.69" table:style-name="ce1">
            <text:p>9974.69</text:p>
          </table:table-cell>
          <table:table-cell office:value-type="float" office:value="9416.0300000000007" table:style-name="ce1">
            <text:p>9416.03</text:p>
          </table:table-cell>
          <table:table-cell office:value-type="float" office:value="7986.8249999999998" table:formula="of:=AVERAGE([.A239:.J239])" table:style-name="ce1">
            <text:p>7986.825</text:p>
          </table:table-cell>
          <table:table-cell table:number-columns-repeated="16373"/>
        </table:table-row>
        <table:table-row table:style-name="ro1">
          <table:table-cell office:value-type="float" office:value="6641.48" table:style-name="ce1">
            <text:p>6641.48</text:p>
          </table:table-cell>
          <table:table-cell office:value-type="float" office:value="8355.41" table:style-name="ce1">
            <text:p>8355.41</text:p>
          </table:table-cell>
          <table:table-cell office:value-type="float" office:value="4665.8500000000004" table:style-name="ce1">
            <text:p>4665.85</text:p>
          </table:table-cell>
          <table:table-cell office:value-type="float" office:value="11432.9" table:style-name="ce1">
            <text:p>11432.9</text:p>
          </table:table-cell>
          <table:table-cell office:value-type="float" office:value="8678.69" table:style-name="ce1">
            <text:p>8678.69</text:p>
          </table:table-cell>
          <table:table-cell office:value-type="float" office:value="8643.34" table:style-name="ce1">
            <text:p>8643.34</text:p>
          </table:table-cell>
          <table:table-cell office:value-type="float" office:value="6123.35" table:style-name="ce1">
            <text:p>6123.35</text:p>
          </table:table-cell>
          <table:table-cell office:value-type="float" office:value="5909.08" table:style-name="ce1">
            <text:p>5909.08</text:p>
          </table:table-cell>
          <table:table-cell office:value-type="float" office:value="9970.8700000000008" table:style-name="ce1">
            <text:p>9970.87</text:p>
          </table:table-cell>
          <table:table-cell office:value-type="float" office:value="9416.0300000000007" table:style-name="ce1">
            <text:p>9416.03</text:p>
          </table:table-cell>
          <table:table-cell office:value-type="float" office:value="7983.7" table:formula="of:=AVERAGE([.A240:.J240])" table:style-name="ce1">
            <text:p>7983.7</text:p>
          </table:table-cell>
          <table:table-cell table:number-columns-repeated="16373"/>
        </table:table-row>
        <table:table-row table:style-name="ro1">
          <table:table-cell office:value-type="float" office:value="6641.48" table:style-name="ce1">
            <text:p>6641.48</text:p>
          </table:table-cell>
          <table:table-cell office:value-type="float" office:value="8355.7000000000007" table:style-name="ce1">
            <text:p>8355.7</text:p>
          </table:table-cell>
          <table:table-cell office:value-type="float" office:value="4665.8500000000004" table:style-name="ce1">
            <text:p>4665.85</text:p>
          </table:table-cell>
          <table:table-cell office:value-type="float" office:value="11401.8" table:style-name="ce1">
            <text:p>11401.8</text:p>
          </table:table-cell>
          <table:table-cell office:value-type="float" office:value="8424.32" table:style-name="ce1">
            <text:p>8424.32</text:p>
          </table:table-cell>
          <table:table-cell office:value-type="float" office:value="8643.34" table:style-name="ce1">
            <text:p>8643.34</text:p>
          </table:table-cell>
          <table:table-cell office:value-type="float" office:value="6123.35" table:style-name="ce1">
            <text:p>6123.35</text:p>
          </table:table-cell>
          <table:table-cell office:value-type="float" office:value="5870.67" table:style-name="ce1">
            <text:p>5870.67</text:p>
          </table:table-cell>
          <table:table-cell office:value-type="float" office:value="9970.8700000000008" table:style-name="ce1">
            <text:p>9970.87</text:p>
          </table:table-cell>
          <table:table-cell office:value-type="float" office:value="9416.0300000000007" table:style-name="ce1">
            <text:p>9416.03</text:p>
          </table:table-cell>
          <table:table-cell office:value-type="float" office:value="7951.3409999999985" table:formula="of:=AVERAGE([.A241:.J241])" table:style-name="ce1">
            <text:p>7951.341</text:p>
          </table:table-cell>
          <table:table-cell table:number-columns-repeated="16373"/>
        </table:table-row>
        <table:table-row table:style-name="ro1">
          <table:table-cell office:value-type="float" office:value="6641.62" table:style-name="ce1">
            <text:p>6641.62</text:p>
          </table:table-cell>
          <table:table-cell office:value-type="float" office:value="8350.23" table:style-name="ce1">
            <text:p>8350.23</text:p>
          </table:table-cell>
          <table:table-cell office:value-type="float" office:value="4640.47" table:style-name="ce1">
            <text:p>4640.47</text:p>
          </table:table-cell>
          <table:table-cell office:value-type="float" office:value="11401.8" table:style-name="ce1">
            <text:p>11401.8</text:p>
          </table:table-cell>
          <table:table-cell office:value-type="float" office:value="8432.51" table:style-name="ce1">
            <text:p>8432.51</text:p>
          </table:table-cell>
          <table:table-cell office:value-type="float" office:value="8620.83" table:style-name="ce1">
            <text:p>8620.83</text:p>
          </table:table-cell>
          <table:table-cell office:value-type="float" office:value="6123.35" table:style-name="ce1">
            <text:p>6123.35</text:p>
          </table:table-cell>
          <table:table-cell office:value-type="float" office:value="5879.1" table:style-name="ce1">
            <text:p>5879.1</text:p>
          </table:table-cell>
          <table:table-cell office:value-type="float" office:value="9931.84" table:style-name="ce1">
            <text:p>9931.84</text:p>
          </table:table-cell>
          <table:table-cell office:value-type="float" office:value="9360.89" table:style-name="ce1">
            <text:p>9360.89</text:p>
          </table:table-cell>
          <table:table-cell office:value-type="float" office:value="7938.2640000000001" table:formula="of:=AVERAGE([.A242:.J242])" table:style-name="ce1">
            <text:p>7938.264</text:p>
          </table:table-cell>
          <table:table-cell table:number-columns-repeated="16373"/>
        </table:table-row>
        <table:table-row table:style-name="ro1">
          <table:table-cell office:value-type="float" office:value="6624.44" table:style-name="ce1">
            <text:p>6624.44</text:p>
          </table:table-cell>
          <table:table-cell office:value-type="float" office:value="8350.5499999999993" table:style-name="ce1">
            <text:p>8350.55</text:p>
          </table:table-cell>
          <table:table-cell office:value-type="float" office:value="4658.4799999999996" table:style-name="ce1">
            <text:p>4658.48</text:p>
          </table:table-cell>
          <table:table-cell office:value-type="float" office:value="11401.8" table:style-name="ce1">
            <text:p>11401.8</text:p>
          </table:table-cell>
          <table:table-cell office:value-type="float" office:value="8432.51" table:style-name="ce1">
            <text:p>8432.51</text:p>
          </table:table-cell>
          <table:table-cell office:value-type="float" office:value="8620.83" table:style-name="ce1">
            <text:p>8620.83</text:p>
          </table:table-cell>
          <table:table-cell office:value-type="float" office:value="6112.35" table:style-name="ce1">
            <text:p>6112.35</text:p>
          </table:table-cell>
          <table:table-cell office:value-type="float" office:value="5879.1" table:style-name="ce1">
            <text:p>5879.1</text:p>
          </table:table-cell>
          <table:table-cell office:value-type="float" office:value="9931.84" table:style-name="ce1">
            <text:p>9931.84</text:p>
          </table:table-cell>
          <table:table-cell office:value-type="float" office:value="9360.4" table:style-name="ce1">
            <text:p>9360.4</text:p>
          </table:table-cell>
          <table:table-cell office:value-type="float" office:value="7937.2299999999987" table:formula="of:=AVERAGE([.A243:.J243])" table:style-name="ce1">
            <text:p>7937.23</text:p>
          </table:table-cell>
          <table:table-cell table:number-columns-repeated="16373"/>
        </table:table-row>
        <table:table-row table:style-name="ro1">
          <table:table-cell office:value-type="float" office:value="6624.44" table:style-name="ce1">
            <text:p>6624.44</text:p>
          </table:table-cell>
          <table:table-cell office:value-type="float" office:value="8307.2800000000007" table:style-name="ce1">
            <text:p>8307.28</text:p>
          </table:table-cell>
          <table:table-cell office:value-type="float" office:value="4652.99" table:style-name="ce1">
            <text:p>4652.99</text:p>
          </table:table-cell>
          <table:table-cell office:value-type="float" office:value="11401.8" table:style-name="ce1">
            <text:p>11401.8</text:p>
          </table:table-cell>
          <table:table-cell office:value-type="float" office:value="8432.51" table:style-name="ce1">
            <text:p>8432.51</text:p>
          </table:table-cell>
          <table:table-cell office:value-type="float" office:value="8620.83" table:style-name="ce1">
            <text:p>8620.83</text:p>
          </table:table-cell>
          <table:table-cell office:value-type="float" office:value="6112.35" table:style-name="ce1">
            <text:p>6112.35</text:p>
          </table:table-cell>
          <table:table-cell office:value-type="float" office:value="5879.1" table:style-name="ce1">
            <text:p>5879.1</text:p>
          </table:table-cell>
          <table:table-cell office:value-type="float" office:value="9922.2900000000009" table:style-name="ce1">
            <text:p>9922.29</text:p>
          </table:table-cell>
          <table:table-cell office:value-type="float" office:value="9159.0300000000007" table:style-name="ce1">
            <text:p>9159.03</text:p>
          </table:table-cell>
          <table:table-cell office:value-type="float" office:value="7911.2619999999997" table:formula="of:=AVERAGE([.A244:.J244])" table:style-name="ce1">
            <text:p>7911.262</text:p>
          </table:table-cell>
          <table:table-cell table:number-columns-repeated="16373"/>
        </table:table-row>
        <table:table-row table:style-name="ro1">
          <table:table-cell office:value-type="float" office:value="6562.58" table:style-name="ce1">
            <text:p>6562.58</text:p>
          </table:table-cell>
          <table:table-cell office:value-type="float" office:value="8299.57" table:style-name="ce1">
            <text:p>8299.57</text:p>
          </table:table-cell>
          <table:table-cell office:value-type="float" office:value="4625.16" table:style-name="ce1">
            <text:p>4625.16</text:p>
          </table:table-cell>
          <table:table-cell office:value-type="float" office:value="11401.8" table:style-name="ce1">
            <text:p>11401.8</text:p>
          </table:table-cell>
          <table:table-cell office:value-type="float" office:value="8431.57" table:style-name="ce1">
            <text:p>8431.57</text:p>
          </table:table-cell>
          <table:table-cell office:value-type="float" office:value="8620.83" table:style-name="ce1">
            <text:p>8620.83</text:p>
          </table:table-cell>
          <table:table-cell office:value-type="float" office:value="6099.02" table:style-name="ce1">
            <text:p>6099.02</text:p>
          </table:table-cell>
          <table:table-cell office:value-type="float" office:value="5879.1" table:style-name="ce1">
            <text:p>5879.1</text:p>
          </table:table-cell>
          <table:table-cell office:value-type="float" office:value="9907.68" table:style-name="ce1">
            <text:p>9907.68</text:p>
          </table:table-cell>
          <table:table-cell office:value-type="float" office:value="9159.0300000000007" table:style-name="ce1">
            <text:p>9159.03</text:p>
          </table:table-cell>
          <table:table-cell office:value-type="float" office:value="7898.634" table:formula="of:=AVERAGE([.A245:.J245])" table:style-name="ce1">
            <text:p>7898.634</text:p>
          </table:table-cell>
          <table:table-cell table:number-columns-repeated="16373"/>
        </table:table-row>
        <table:table-row table:style-name="ro1">
          <table:table-cell office:value-type="float" office:value="6536.86" table:style-name="ce1">
            <text:p>6536.86</text:p>
          </table:table-cell>
          <table:table-cell office:value-type="float" office:value="8299.57" table:style-name="ce1">
            <text:p>8299.57</text:p>
          </table:table-cell>
          <table:table-cell office:value-type="float" office:value="4641.01" table:style-name="ce1">
            <text:p>4641.01</text:p>
          </table:table-cell>
          <table:table-cell office:value-type="float" office:value="11396.2" table:style-name="ce1">
            <text:p>11396.2</text:p>
          </table:table-cell>
          <table:table-cell office:value-type="float" office:value="8342.0300000000007" table:style-name="ce1">
            <text:p>8342.03</text:p>
          </table:table-cell>
          <table:table-cell office:value-type="float" office:value="8620.83" table:style-name="ce1">
            <text:p>8620.83</text:p>
          </table:table-cell>
          <table:table-cell office:value-type="float" office:value="6066.47" table:style-name="ce1">
            <text:p>6066.47</text:p>
          </table:table-cell>
          <table:table-cell office:value-type="float" office:value="5879.1" table:style-name="ce1">
            <text:p>5879.1</text:p>
          </table:table-cell>
          <table:table-cell office:value-type="float" office:value="9888.83" table:style-name="ce1">
            <text:p>9888.83</text:p>
          </table:table-cell>
          <table:table-cell office:value-type="float" office:value="9149" table:style-name="ce1">
            <text:p>9149</text:p>
          </table:table-cell>
          <table:table-cell office:value-type="float" office:value="7881.9900000000007" table:formula="of:=AVERAGE([.A246:.J246])" table:style-name="ce1">
            <text:p>7881.99</text:p>
          </table:table-cell>
          <table:table-cell table:number-columns-repeated="16373"/>
        </table:table-row>
        <table:table-row table:style-name="ro1">
          <table:table-cell office:value-type="float" office:value="6536.86" table:style-name="ce1">
            <text:p>6536.86</text:p>
          </table:table-cell>
          <table:table-cell office:value-type="float" office:value="8298.77" table:style-name="ce1">
            <text:p>8298.77</text:p>
          </table:table-cell>
          <table:table-cell office:value-type="float" office:value="4640.58" table:style-name="ce1">
            <text:p>4640.58</text:p>
          </table:table-cell>
          <table:table-cell office:value-type="float" office:value="11391.8" table:style-name="ce1">
            <text:p>11391.8</text:p>
          </table:table-cell>
          <table:table-cell office:value-type="float" office:value="8342.0300000000007" table:style-name="ce1">
            <text:p>8342.03</text:p>
          </table:table-cell>
          <table:table-cell office:value-type="float" office:value="8620.83" table:style-name="ce1">
            <text:p>8620.83</text:p>
          </table:table-cell>
          <table:table-cell office:value-type="float" office:value="6066.47" table:style-name="ce1">
            <text:p>6066.47</text:p>
          </table:table-cell>
          <table:table-cell office:value-type="float" office:value="5879.1" table:style-name="ce1">
            <text:p>5879.1</text:p>
          </table:table-cell>
          <table:table-cell office:value-type="float" office:value="9888.83" table:style-name="ce1">
            <text:p>9888.83</text:p>
          </table:table-cell>
          <table:table-cell office:value-type="float" office:value="9123.4" table:style-name="ce1">
            <text:p>9123.4</text:p>
          </table:table-cell>
          <table:table-cell office:value-type="float" office:value="7878.8670000000002" table:formula="of:=AVERAGE([.A247:.J247])" table:style-name="ce1">
            <text:p>7878.867</text:p>
          </table:table-cell>
          <table:table-cell table:number-columns-repeated="16373"/>
        </table:table-row>
        <table:table-row table:style-name="ro1">
          <table:table-cell office:value-type="float" office:value="6535.6" table:style-name="ce1">
            <text:p>6535.6</text:p>
          </table:table-cell>
          <table:table-cell office:value-type="float" office:value="8298.68" table:style-name="ce1">
            <text:p>8298.68</text:p>
          </table:table-cell>
          <table:table-cell office:value-type="float" office:value="4630.75" table:style-name="ce1">
            <text:p>4630.75</text:p>
          </table:table-cell>
          <table:table-cell office:value-type="float" office:value="11391.8" table:style-name="ce1">
            <text:p>11391.8</text:p>
          </table:table-cell>
          <table:table-cell office:value-type="float" office:value="8342.0300000000007" table:style-name="ce1">
            <text:p>8342.03</text:p>
          </table:table-cell>
          <table:table-cell office:value-type="float" office:value="8614.2000000000007" table:style-name="ce1">
            <text:p>8614.2</text:p>
          </table:table-cell>
          <table:table-cell office:value-type="float" office:value="6055.87" table:style-name="ce1">
            <text:p>6055.87</text:p>
          </table:table-cell>
          <table:table-cell office:value-type="float" office:value="5878.85" table:style-name="ce1">
            <text:p>5878.85</text:p>
          </table:table-cell>
          <table:table-cell office:value-type="float" office:value="9881.9" table:style-name="ce1">
            <text:p>9881.9</text:p>
          </table:table-cell>
          <table:table-cell office:value-type="float" office:value="9118.44" table:style-name="ce1">
            <text:p>9118.44</text:p>
          </table:table-cell>
          <table:table-cell office:value-type="float" office:value="7874.8119999999999" table:formula="of:=AVERAGE([.A248:.J248])" table:style-name="ce1">
            <text:p>7874.812</text:p>
          </table:table-cell>
          <table:table-cell table:number-columns-repeated="16373"/>
        </table:table-row>
        <table:table-row table:style-name="ro1">
          <table:table-cell office:value-type="float" office:value="6535.6" table:style-name="ce1">
            <text:p>6535.6</text:p>
          </table:table-cell>
          <table:table-cell office:value-type="float" office:value="8298.77" table:style-name="ce1">
            <text:p>8298.77</text:p>
          </table:table-cell>
          <table:table-cell office:value-type="float" office:value="4608.32" table:style-name="ce1">
            <text:p>4608.32</text:p>
          </table:table-cell>
          <table:table-cell office:value-type="float" office:value="11396.2" table:style-name="ce1">
            <text:p>11396.2</text:p>
          </table:table-cell>
          <table:table-cell office:value-type="float" office:value="8321.1" table:style-name="ce1">
            <text:p>8321.1</text:p>
          </table:table-cell>
          <table:table-cell office:value-type="float" office:value="8601.42" table:style-name="ce1">
            <text:p>8601.42</text:p>
          </table:table-cell>
          <table:table-cell office:value-type="float" office:value="6055.87" table:style-name="ce1">
            <text:p>6055.87</text:p>
          </table:table-cell>
          <table:table-cell office:value-type="float" office:value="5879.1" table:style-name="ce1">
            <text:p>5879.1</text:p>
          </table:table-cell>
          <table:table-cell office:value-type="float" office:value="9849.83" table:style-name="ce1">
            <text:p>9849.83</text:p>
          </table:table-cell>
          <table:table-cell office:value-type="float" office:value="8930.83" table:style-name="ce1">
            <text:p>8930.83</text:p>
          </table:table-cell>
          <table:table-cell office:value-type="float" office:value="7847.7040000000006" table:formula="of:=AVERAGE([.A249:.J249])" table:style-name="ce1">
            <text:p>7847.704</text:p>
          </table:table-cell>
          <table:table-cell table:number-columns-repeated="16373"/>
        </table:table-row>
        <table:table-row table:style-name="ro1">
          <table:table-cell office:value-type="float" office:value="6535.6" table:style-name="ce1">
            <text:p>6535.6</text:p>
          </table:table-cell>
          <table:table-cell office:value-type="float" office:value="8285.83" table:style-name="ce1">
            <text:p>8285.83</text:p>
          </table:table-cell>
          <table:table-cell office:value-type="float" office:value="4609.3" table:style-name="ce1">
            <text:p>4609.3</text:p>
          </table:table-cell>
          <table:table-cell office:value-type="float" office:value="11395.9" table:style-name="ce1">
            <text:p>11395.9</text:p>
          </table:table-cell>
          <table:table-cell office:value-type="float" office:value="8310.6200000000008" table:style-name="ce1">
            <text:p>8310.62</text:p>
          </table:table-cell>
          <table:table-cell office:value-type="float" office:value="8614.17" table:style-name="ce1">
            <text:p>8614.17</text:p>
          </table:table-cell>
          <table:table-cell office:value-type="float" office:value="6055.87" table:style-name="ce1">
            <text:p>6055.87</text:p>
          </table:table-cell>
          <table:table-cell office:value-type="float" office:value="5855.62" table:style-name="ce1">
            <text:p>5855.62</text:p>
          </table:table-cell>
          <table:table-cell office:value-type="float" office:value="9849.83" table:style-name="ce1">
            <text:p>9849.83</text:p>
          </table:table-cell>
          <table:table-cell office:value-type="float" office:value="8886.7800000000007" table:style-name="ce1">
            <text:p>8886.78</text:p>
          </table:table-cell>
          <table:table-cell office:value-type="float" office:value="7839.9520000000002" table:formula="of:=AVERAGE([.A250:.J250])" table:style-name="ce1">
            <text:p>7839.952</text:p>
          </table:table-cell>
          <table:table-cell table:number-columns-repeated="16373"/>
        </table:table-row>
        <table:table-row table:style-name="ro1">
          <table:table-cell office:value-type="float" office:value="6520.47" table:style-name="ce1">
            <text:p>6520.47</text:p>
          </table:table-cell>
          <table:table-cell office:value-type="float" office:value="8285.83" table:style-name="ce1">
            <text:p>8285.83</text:p>
          </table:table-cell>
          <table:table-cell office:value-type="float" office:value="4609.1899999999996" table:style-name="ce1">
            <text:p>4609.19</text:p>
          </table:table-cell>
          <table:table-cell office:value-type="float" office:value="11396.2" table:style-name="ce1">
            <text:p>11396.2</text:p>
          </table:table-cell>
          <table:table-cell office:value-type="float" office:value="8284.52" table:style-name="ce1">
            <text:p>8284.52</text:p>
          </table:table-cell>
          <table:table-cell office:value-type="float" office:value="8599.69" table:style-name="ce1">
            <text:p>8599.69</text:p>
          </table:table-cell>
          <table:table-cell office:value-type="float" office:value="6053.36" table:style-name="ce1">
            <text:p>6053.36</text:p>
          </table:table-cell>
          <table:table-cell office:value-type="float" office:value="5855.62" table:style-name="ce1">
            <text:p>5855.62</text:p>
          </table:table-cell>
          <table:table-cell office:value-type="float" office:value="9815.73" table:style-name="ce1">
            <text:p>9815.73</text:p>
          </table:table-cell>
          <table:table-cell office:value-type="float" office:value="8886.33" table:style-name="ce1">
            <text:p>8886.33</text:p>
          </table:table-cell>
          <table:table-cell office:value-type="float" office:value="7830.6940000000004" table:formula="of:=AVERAGE([.A251:.J251])" table:style-name="ce1">
            <text:p>7830.694</text:p>
          </table:table-cell>
          <table:table-cell table:number-columns-repeated="16373"/>
        </table:table-row>
        <table:table-row table:style-name="ro1">
          <table:table-cell office:value-type="float" office:value="6520.47" table:style-name="ce1">
            <text:p>6520.47</text:p>
          </table:table-cell>
          <table:table-cell office:value-type="float" office:value="8284.83" table:style-name="ce1">
            <text:p>8284.83</text:p>
          </table:table-cell>
          <table:table-cell office:value-type="float" office:value="4597.29" table:style-name="ce1">
            <text:p>4597.29</text:p>
          </table:table-cell>
          <table:table-cell office:value-type="float" office:value="11395.2" table:style-name="ce1">
            <text:p>11395.2</text:p>
          </table:table-cell>
          <table:table-cell office:value-type="float" office:value="8284.52" table:style-name="ce1">
            <text:p>8284.52</text:p>
          </table:table-cell>
          <table:table-cell office:value-type="float" office:value="8599.69" table:style-name="ce1">
            <text:p>8599.69</text:p>
          </table:table-cell>
          <table:table-cell office:value-type="float" office:value="6053.36" table:style-name="ce1">
            <text:p>6053.36</text:p>
          </table:table-cell>
          <table:table-cell office:value-type="float" office:value="5855.62" table:style-name="ce1">
            <text:p>5855.62</text:p>
          </table:table-cell>
          <table:table-cell office:value-type="float" office:value="9815.73" table:style-name="ce1">
            <text:p>9815.73</text:p>
          </table:table-cell>
          <table:table-cell office:value-type="float" office:value="8837.09" table:style-name="ce1">
            <text:p>8837.09</text:p>
          </table:table-cell>
          <table:table-cell office:value-type="float" office:value="7824.38" table:formula="of:=AVERAGE([.A252:.J252])" table:style-name="ce1">
            <text:p>7824.38</text:p>
          </table:table-cell>
          <table:table-cell table:number-columns-repeated="16373"/>
        </table:table-row>
        <table:table-row table:style-name="ro1">
          <table:table-cell office:value-type="float" office:value="6520.47" table:style-name="ce1">
            <text:p>6520.47</text:p>
          </table:table-cell>
          <table:table-cell office:value-type="float" office:value="8284.1" table:style-name="ce1">
            <text:p>8284.1</text:p>
          </table:table-cell>
          <table:table-cell office:value-type="float" office:value="4597.29" table:style-name="ce1">
            <text:p>4597.29</text:p>
          </table:table-cell>
          <table:table-cell office:value-type="float" office:value="11395.2" table:style-name="ce1">
            <text:p>11395.2</text:p>
          </table:table-cell>
          <table:table-cell office:value-type="float" office:value="8284.52" table:style-name="ce1">
            <text:p>8284.52</text:p>
          </table:table-cell>
          <table:table-cell office:value-type="float" office:value="8592.86" table:style-name="ce1">
            <text:p>8592.86</text:p>
          </table:table-cell>
          <table:table-cell office:value-type="float" office:value="6055.37" table:style-name="ce1">
            <text:p>6055.37</text:p>
          </table:table-cell>
          <table:table-cell office:value-type="float" office:value="5855.48" table:style-name="ce1">
            <text:p>5855.48</text:p>
          </table:table-cell>
          <table:table-cell office:value-type="float" office:value="9815.73" table:style-name="ce1">
            <text:p>9815.73</text:p>
          </table:table-cell>
          <table:table-cell office:value-type="float" office:value="8431.64" table:style-name="ce1">
            <text:p>8431.64</text:p>
          </table:table-cell>
          <table:table-cell office:value-type="float" office:value="7783.2660000000005" table:formula="of:=AVERAGE([.A253:.J253])" table:style-name="ce1">
            <text:p>7783.266</text:p>
          </table:table-cell>
          <table:table-cell table:number-columns-repeated="16373"/>
        </table:table-row>
        <table:table-row table:style-name="ro1">
          <table:table-cell office:value-type="float" office:value="6503.44" table:style-name="ce1">
            <text:p>6503.44</text:p>
          </table:table-cell>
          <table:table-cell office:value-type="float" office:value="8284.9599999999991" table:style-name="ce1">
            <text:p>8284.96</text:p>
          </table:table-cell>
          <table:table-cell office:value-type="float" office:value="4597.29" table:style-name="ce1">
            <text:p>4597.29</text:p>
          </table:table-cell>
          <table:table-cell office:value-type="float" office:value="11393.4" table:style-name="ce1">
            <text:p>11393.4</text:p>
          </table:table-cell>
          <table:table-cell office:value-type="float" office:value="8284.52" table:style-name="ce1">
            <text:p>8284.52</text:p>
          </table:table-cell>
          <table:table-cell office:value-type="float" office:value="8592.86" table:style-name="ce1">
            <text:p>8592.86</text:p>
          </table:table-cell>
          <table:table-cell office:value-type="float" office:value="6050.3" table:style-name="ce1">
            <text:p>6050.3</text:p>
          </table:table-cell>
          <table:table-cell office:value-type="float" office:value="5855.48" table:style-name="ce1">
            <text:p>5855.48</text:p>
          </table:table-cell>
          <table:table-cell office:value-type="float" office:value="9815.5499999999993" table:style-name="ce1">
            <text:p>9815.55</text:p>
          </table:table-cell>
          <table:table-cell office:value-type="float" office:value="8431.64" table:style-name="ce1">
            <text:p>8431.64</text:p>
          </table:table-cell>
          <table:table-cell office:value-type="float" office:value="7780.9440000000004" table:formula="of:=AVERAGE([.A254:.J254])" table:style-name="ce1">
            <text:p>7780.944</text:p>
          </table:table-cell>
          <table:table-cell table:number-columns-repeated="16373"/>
        </table:table-row>
        <table:table-row table:style-name="ro1">
          <table:table-cell office:value-type="float" office:value="6466.76" table:style-name="ce1">
            <text:p>6466.76</text:p>
          </table:table-cell>
          <table:table-cell office:value-type="float" office:value="8284.9599999999991" table:style-name="ce1">
            <text:p>8284.96</text:p>
          </table:table-cell>
          <table:table-cell office:value-type="float" office:value="4597.29" table:style-name="ce1">
            <text:p>4597.29</text:p>
          </table:table-cell>
          <table:table-cell office:value-type="float" office:value="11386.8" table:style-name="ce1">
            <text:p>11386.8</text:p>
          </table:table-cell>
          <table:table-cell office:value-type="float" office:value="8273.5300000000007" table:style-name="ce1">
            <text:p>8273.53</text:p>
          </table:table-cell>
          <table:table-cell office:value-type="float" office:value="8592.86" table:style-name="ce1">
            <text:p>8592.86</text:p>
          </table:table-cell>
          <table:table-cell office:value-type="float" office:value="6038.03" table:style-name="ce1">
            <text:p>6038.03</text:p>
          </table:table-cell>
          <table:table-cell office:value-type="float" office:value="5855.11" table:style-name="ce1">
            <text:p>5855.11</text:p>
          </table:table-cell>
          <table:table-cell office:value-type="float" office:value="9794.08" table:style-name="ce1">
            <text:p>9794.08</text:p>
          </table:table-cell>
          <table:table-cell office:value-type="float" office:value="8431.64" table:style-name="ce1">
            <text:p>8431.64</text:p>
          </table:table-cell>
          <table:table-cell office:value-type="float" office:value="7772.1059999999998" table:formula="of:=AVERAGE([.A255:.J255])" table:style-name="ce1">
            <text:p>7772.106</text:p>
          </table:table-cell>
          <table:table-cell table:number-columns-repeated="16373"/>
        </table:table-row>
        <table:table-row table:style-name="ro1">
          <table:table-cell office:value-type="float" office:value="6466.76" table:style-name="ce1">
            <text:p>6466.76</text:p>
          </table:table-cell>
          <table:table-cell office:value-type="float" office:value="8284.7099999999991" table:style-name="ce1">
            <text:p>8284.71</text:p>
          </table:table-cell>
          <table:table-cell office:value-type="float" office:value="4597.29" table:style-name="ce1">
            <text:p>4597.29</text:p>
          </table:table-cell>
          <table:table-cell office:value-type="float" office:value="11386.8" table:style-name="ce1">
            <text:p>11386.8</text:p>
          </table:table-cell>
          <table:table-cell office:value-type="float" office:value="8273.5300000000007" table:style-name="ce1">
            <text:p>8273.53</text:p>
          </table:table-cell>
          <table:table-cell office:value-type="float" office:value="8540" table:style-name="ce1">
            <text:p>8540</text:p>
          </table:table-cell>
          <table:table-cell office:value-type="float" office:value="6037.59" table:style-name="ce1">
            <text:p>6037.59</text:p>
          </table:table-cell>
          <table:table-cell office:value-type="float" office:value="5855.11" table:style-name="ce1">
            <text:p>5855.11</text:p>
          </table:table-cell>
          <table:table-cell office:value-type="float" office:value="9786.93" table:style-name="ce1">
            <text:p>9786.93</text:p>
          </table:table-cell>
          <table:table-cell office:value-type="float" office:value="8431.64" table:style-name="ce1">
            <text:p>8431.64</text:p>
          </table:table-cell>
          <table:table-cell office:value-type="float" office:value="7766.0360000000001" table:formula="of:=AVERAGE([.A256:.J256])" table:style-name="ce1">
            <text:p>7766.036</text:p>
          </table:table-cell>
          <table:table-cell table:number-columns-repeated="16373"/>
        </table:table-row>
        <table:table-row table:style-name="ro1">
          <table:table-cell office:value-type="float" office:value="6451.63" table:style-name="ce1">
            <text:p>6451.63</text:p>
          </table:table-cell>
          <table:table-cell office:value-type="float" office:value="8202.07" table:style-name="ce1">
            <text:p>8202.07</text:p>
          </table:table-cell>
          <table:table-cell office:value-type="float" office:value="4597.29" table:style-name="ce1">
            <text:p>4597.29</text:p>
          </table:table-cell>
          <table:table-cell office:value-type="float" office:value="11393.4" table:style-name="ce1">
            <text:p>11393.4</text:p>
          </table:table-cell>
          <table:table-cell office:value-type="float" office:value="8196.73" table:style-name="ce1">
            <text:p>8196.73</text:p>
          </table:table-cell>
          <table:table-cell office:value-type="float" office:value="8540" table:style-name="ce1">
            <text:p>8540</text:p>
          </table:table-cell>
          <table:table-cell office:value-type="float" office:value="6010.14" table:style-name="ce1">
            <text:p>6010.14</text:p>
          </table:table-cell>
          <table:table-cell office:value-type="float" office:value="5849.42" table:style-name="ce1">
            <text:p>5849.42</text:p>
          </table:table-cell>
          <table:table-cell office:value-type="float" office:value="9798.9699999999993" table:style-name="ce1">
            <text:p>9798.97</text:p>
          </table:table-cell>
          <table:table-cell office:value-type="float" office:value="8431.64" table:style-name="ce1">
            <text:p>8431.64</text:p>
          </table:table-cell>
          <table:table-cell office:value-type="float" office:value="7747.128999999999" table:formula="of:=AVERAGE([.A257:.J257])" table:style-name="ce1">
            <text:p>7747.129</text:p>
          </table:table-cell>
          <table:table-cell table:number-columns-repeated="16373"/>
        </table:table-row>
        <table:table-row table:style-name="ro1">
          <table:table-cell office:value-type="float" office:value="6451.63" table:style-name="ce1">
            <text:p>6451.63</text:p>
          </table:table-cell>
          <table:table-cell office:value-type="float" office:value="8199.24" table:style-name="ce1">
            <text:p>8199.24</text:p>
          </table:table-cell>
          <table:table-cell office:value-type="float" office:value="4595.04" table:style-name="ce1">
            <text:p>4595.04</text:p>
          </table:table-cell>
          <table:table-cell office:value-type="float" office:value="11387.9" table:style-name="ce1">
            <text:p>11387.9</text:p>
          </table:table-cell>
          <table:table-cell office:value-type="float" office:value="8196.73" table:style-name="ce1">
            <text:p>8196.73</text:p>
          </table:table-cell>
          <table:table-cell office:value-type="float" office:value="8540" table:style-name="ce1">
            <text:p>8540</text:p>
          </table:table-cell>
          <table:table-cell office:value-type="float" office:value="6035.76" table:style-name="ce1">
            <text:p>6035.76</text:p>
          </table:table-cell>
          <table:table-cell office:value-type="float" office:value="5816.15" table:style-name="ce1">
            <text:p>5816.15</text:p>
          </table:table-cell>
          <table:table-cell office:value-type="float" office:value="9783.56" table:style-name="ce1">
            <text:p>9783.56</text:p>
          </table:table-cell>
          <table:table-cell office:value-type="float" office:value="8431.64" table:style-name="ce1">
            <text:p>8431.64</text:p>
          </table:table-cell>
          <table:table-cell office:value-type="float" office:value="7743.7649999999994" table:formula="of:=AVERAGE([.A258:.J258])" table:style-name="ce1">
            <text:p>7743.765</text:p>
          </table:table-cell>
          <table:table-cell table:number-columns-repeated="16373"/>
        </table:table-row>
        <table:table-row table:style-name="ro1">
          <table:table-cell office:value-type="float" office:value="6451.63" table:style-name="ce1">
            <text:p>6451.63</text:p>
          </table:table-cell>
          <table:table-cell office:value-type="float" office:value="8190.26" table:style-name="ce1">
            <text:p>8190.26</text:p>
          </table:table-cell>
          <table:table-cell office:value-type="float" office:value="4595.84" table:style-name="ce1">
            <text:p>4595.84</text:p>
          </table:table-cell>
          <table:table-cell office:value-type="float" office:value="11386.9" table:style-name="ce1">
            <text:p>11386.9</text:p>
          </table:table-cell>
          <table:table-cell office:value-type="float" office:value="8193.16" table:style-name="ce1">
            <text:p>8193.16</text:p>
          </table:table-cell>
          <table:table-cell office:value-type="float" office:value="8540" table:style-name="ce1">
            <text:p>8540</text:p>
          </table:table-cell>
          <table:table-cell office:value-type="float" office:value="6035.76" table:style-name="ce1">
            <text:p>6035.76</text:p>
          </table:table-cell>
          <table:table-cell office:value-type="float" office:value="5816.15" table:style-name="ce1">
            <text:p>5816.15</text:p>
          </table:table-cell>
          <table:table-cell office:value-type="float" office:value="9793.81" table:style-name="ce1">
            <text:p>9793.81</text:p>
          </table:table-cell>
          <table:table-cell office:value-type="float" office:value="8431.64" table:style-name="ce1">
            <text:p>8431.64</text:p>
          </table:table-cell>
          <table:table-cell office:value-type="float" office:value="7743.5149999999994" table:formula="of:=AVERAGE([.A259:.J259])" table:style-name="ce1">
            <text:p>7743.515</text:p>
          </table:table-cell>
          <table:table-cell table:number-columns-repeated="16373"/>
        </table:table-row>
        <table:table-row table:style-name="ro1">
          <table:table-cell office:value-type="float" office:value="6466.36" table:style-name="ce1">
            <text:p>6466.36</text:p>
          </table:table-cell>
          <table:table-cell office:value-type="float" office:value="8189.46" table:style-name="ce1">
            <text:p>8189.46</text:p>
          </table:table-cell>
          <table:table-cell office:value-type="float" office:value="4596.0600000000004" table:style-name="ce1">
            <text:p>4596.06</text:p>
          </table:table-cell>
          <table:table-cell office:value-type="float" office:value="11355.7" table:style-name="ce1">
            <text:p>11355.7</text:p>
          </table:table-cell>
          <table:table-cell office:value-type="float" office:value="8193.16" table:style-name="ce1">
            <text:p>8193.16</text:p>
          </table:table-cell>
          <table:table-cell office:value-type="float" office:value="8540" table:style-name="ce1">
            <text:p>8540</text:p>
          </table:table-cell>
          <table:table-cell office:value-type="float" office:value="6035.63" table:style-name="ce1">
            <text:p>6035.63</text:p>
          </table:table-cell>
          <table:table-cell office:value-type="float" office:value="5806.67" table:style-name="ce1">
            <text:p>5806.67</text:p>
          </table:table-cell>
          <table:table-cell office:value-type="float" office:value="9725.65" table:style-name="ce1">
            <text:p>9725.65</text:p>
          </table:table-cell>
          <table:table-cell office:value-type="float" office:value="8439.81" table:style-name="ce1">
            <text:p>8439.81</text:p>
          </table:table-cell>
          <table:table-cell office:value-type="float" office:value="7734.85" table:formula="of:=AVERAGE([.A260:.J260])" table:style-name="ce1">
            <text:p>7734.85</text:p>
          </table:table-cell>
          <table:table-cell table:number-columns-repeated="16373"/>
        </table:table-row>
        <table:table-row table:style-name="ro1">
          <table:table-cell office:value-type="float" office:value="6466.36" table:style-name="ce1">
            <text:p>6466.36</text:p>
          </table:table-cell>
          <table:table-cell office:value-type="float" office:value="8179.79" table:style-name="ce1">
            <text:p>8179.79</text:p>
          </table:table-cell>
          <table:table-cell office:value-type="float" office:value="4580" table:style-name="ce1">
            <text:p>4580</text:p>
          </table:table-cell>
          <table:table-cell office:value-type="float" office:value="11355.7" table:style-name="ce1">
            <text:p>11355.7</text:p>
          </table:table-cell>
          <table:table-cell office:value-type="float" office:value="8152.17" table:style-name="ce1">
            <text:p>8152.17</text:p>
          </table:table-cell>
          <table:table-cell office:value-type="float" office:value="8540" table:style-name="ce1">
            <text:p>8540</text:p>
          </table:table-cell>
          <table:table-cell office:value-type="float" office:value="6023.55" table:style-name="ce1">
            <text:p>6023.55</text:p>
          </table:table-cell>
          <table:table-cell office:value-type="float" office:value="5806.49" table:style-name="ce1">
            <text:p>5806.49</text:p>
          </table:table-cell>
          <table:table-cell office:value-type="float" office:value="9725.65" table:style-name="ce1">
            <text:p>9725.65</text:p>
          </table:table-cell>
          <table:table-cell office:value-type="float" office:value="8371.43" table:style-name="ce1">
            <text:p>8371.43</text:p>
          </table:table-cell>
          <table:table-cell office:value-type="float" office:value="7720.1140000000014" table:formula="of:=AVERAGE([.A261:.J261])" table:style-name="ce1">
            <text:p>7720.114</text:p>
          </table:table-cell>
          <table:table-cell table:number-columns-repeated="16373"/>
        </table:table-row>
        <table:table-row table:style-name="ro1">
          <table:table-cell office:value-type="float" office:value="6457.82" table:style-name="ce1">
            <text:p>6457.82</text:p>
          </table:table-cell>
          <table:table-cell office:value-type="float" office:value="8179.79" table:style-name="ce1">
            <text:p>8179.79</text:p>
          </table:table-cell>
          <table:table-cell office:value-type="float" office:value="4582.18" table:style-name="ce1">
            <text:p>4582.18</text:p>
          </table:table-cell>
          <table:table-cell office:value-type="float" office:value="11355.7" table:style-name="ce1">
            <text:p>11355.7</text:p>
          </table:table-cell>
          <table:table-cell office:value-type="float" office:value="8185.57" table:style-name="ce1">
            <text:p>8185.57</text:p>
          </table:table-cell>
          <table:table-cell office:value-type="float" office:value="8524.3700000000008" table:style-name="ce1">
            <text:p>8524.37</text:p>
          </table:table-cell>
          <table:table-cell office:value-type="float" office:value="6034.35" table:style-name="ce1">
            <text:p>6034.35</text:p>
          </table:table-cell>
          <table:table-cell office:value-type="float" office:value="5758.27" table:style-name="ce1">
            <text:p>5758.27</text:p>
          </table:table-cell>
          <table:table-cell office:value-type="float" office:value="9608.74" table:style-name="ce1">
            <text:p>9608.74</text:p>
          </table:table-cell>
          <table:table-cell office:value-type="float" office:value="8371.42" table:style-name="ce1">
            <text:p>8371.42</text:p>
          </table:table-cell>
          <table:table-cell office:value-type="float" office:value="7705.8210000000008" table:formula="of:=AVERAGE([.A262:.J262])" table:style-name="ce1">
            <text:p>7705.821</text:p>
          </table:table-cell>
          <table:table-cell table:number-columns-repeated="16373"/>
        </table:table-row>
        <table:table-row table:style-name="ro1">
          <table:table-cell office:value-type="float" office:value="6459.19" table:style-name="ce1">
            <text:p>6459.19</text:p>
          </table:table-cell>
          <table:table-cell office:value-type="float" office:value="8087.33" table:style-name="ce1">
            <text:p>8087.33</text:p>
          </table:table-cell>
          <table:table-cell office:value-type="float" office:value="4582.18" table:style-name="ce1">
            <text:p>4582.18</text:p>
          </table:table-cell>
          <table:table-cell office:value-type="float" office:value="11359.2" table:style-name="ce1">
            <text:p>11359.2</text:p>
          </table:table-cell>
          <table:table-cell office:value-type="float" office:value="8159.21" table:style-name="ce1">
            <text:p>8159.21</text:p>
          </table:table-cell>
          <table:table-cell office:value-type="float" office:value="8516.09" table:style-name="ce1">
            <text:p>8516.09</text:p>
          </table:table-cell>
          <table:table-cell office:value-type="float" office:value="6034.35" table:style-name="ce1">
            <text:p>6034.35</text:p>
          </table:table-cell>
          <table:table-cell office:value-type="float" office:value="5739.57" table:style-name="ce1">
            <text:p>5739.57</text:p>
          </table:table-cell>
          <table:table-cell office:value-type="float" office:value="9605.83" table:style-name="ce1">
            <text:p>9605.83</text:p>
          </table:table-cell>
          <table:table-cell office:value-type="float" office:value="8148.97" table:style-name="ce1">
            <text:p>8148.97</text:p>
          </table:table-cell>
          <table:table-cell office:value-type="float" office:value="7669.192" table:formula="of:=AVERAGE([.A263:.J263])" table:style-name="ce1">
            <text:p>7669.192</text:p>
          </table:table-cell>
          <table:table-cell table:number-columns-repeated="16373"/>
        </table:table-row>
        <table:table-row table:style-name="ro1">
          <table:table-cell office:value-type="float" office:value="6448.32" table:style-name="ce1">
            <text:p>6448.32</text:p>
          </table:table-cell>
          <table:table-cell office:value-type="float" office:value="8087.33" table:style-name="ce1">
            <text:p>8087.33</text:p>
          </table:table-cell>
          <table:table-cell office:value-type="float" office:value="4581.99" table:style-name="ce1">
            <text:p>4581.99</text:p>
          </table:table-cell>
          <table:table-cell office:value-type="float" office:value="11354.3" table:style-name="ce1">
            <text:p>11354.3</text:p>
          </table:table-cell>
          <table:table-cell office:value-type="float" office:value="8159.21" table:style-name="ce1">
            <text:p>8159.21</text:p>
          </table:table-cell>
          <table:table-cell office:value-type="float" office:value="8524.3700000000008" table:style-name="ce1">
            <text:p>8524.37</text:p>
          </table:table-cell>
          <table:table-cell office:value-type="float" office:value="6020.92" table:style-name="ce1">
            <text:p>6020.92</text:p>
          </table:table-cell>
          <table:table-cell office:value-type="float" office:value="5739.57" table:style-name="ce1">
            <text:p>5739.57</text:p>
          </table:table-cell>
          <table:table-cell office:value-type="float" office:value="9605.83" table:style-name="ce1">
            <text:p>9605.83</text:p>
          </table:table-cell>
          <table:table-cell office:value-type="float" office:value="8148.97" table:style-name="ce1">
            <text:p>8148.97</text:p>
          </table:table-cell>
          <table:table-cell office:value-type="float" office:value="7667.0810000000001" table:formula="of:=AVERAGE([.A264:.J264])" table:style-name="ce1">
            <text:p>7667.081</text:p>
          </table:table-cell>
          <table:table-cell table:number-columns-repeated="16373"/>
        </table:table-row>
        <table:table-row table:style-name="ro1">
          <table:table-cell office:value-type="float" office:value="6448.32" table:style-name="ce1">
            <text:p>6448.32</text:p>
          </table:table-cell>
          <table:table-cell office:value-type="float" office:value="8087.33" table:style-name="ce1">
            <text:p>8087.33</text:p>
          </table:table-cell>
          <table:table-cell office:value-type="float" office:value="4581.99" table:style-name="ce1">
            <text:p>4581.99</text:p>
          </table:table-cell>
          <table:table-cell office:value-type="float" office:value="11347.5" table:style-name="ce1">
            <text:p>11347.5</text:p>
          </table:table-cell>
          <table:table-cell office:value-type="float" office:value="7759.36" table:style-name="ce1">
            <text:p>7759.36</text:p>
          </table:table-cell>
          <table:table-cell office:value-type="float" office:value="8511.82" table:style-name="ce1">
            <text:p>8511.82</text:p>
          </table:table-cell>
          <table:table-cell office:value-type="float" office:value="6020.92" table:style-name="ce1">
            <text:p>6020.92</text:p>
          </table:table-cell>
          <table:table-cell office:value-type="float" office:value="5739.57" table:style-name="ce1">
            <text:p>5739.57</text:p>
          </table:table-cell>
          <table:table-cell office:value-type="float" office:value="9536.61" table:style-name="ce1">
            <text:p>9536.61</text:p>
          </table:table-cell>
          <table:table-cell office:value-type="float" office:value="8064.05" table:style-name="ce1">
            <text:p>8064.05</text:p>
          </table:table-cell>
          <table:table-cell office:value-type="float" office:value="7609.7470000000003" table:formula="of:=AVERAGE([.A265:.J265])" table:style-name="ce1">
            <text:p>7609.747</text:p>
          </table:table-cell>
          <table:table-cell table:number-columns-repeated="16373"/>
        </table:table-row>
        <table:table-row table:style-name="ro1">
          <table:table-cell office:value-type="float" office:value="6448.32" table:style-name="ce1">
            <text:p>6448.32</text:p>
          </table:table-cell>
          <table:table-cell office:value-type="float" office:value="8087.33" table:style-name="ce1">
            <text:p>8087.33</text:p>
          </table:table-cell>
          <table:table-cell office:value-type="float" office:value="4581.99" table:style-name="ce1">
            <text:p>4581.99</text:p>
          </table:table-cell>
          <table:table-cell office:value-type="float" office:value="11347.5" table:style-name="ce1">
            <text:p>11347.5</text:p>
          </table:table-cell>
          <table:table-cell office:value-type="float" office:value="7759.36" table:style-name="ce1">
            <text:p>7759.36</text:p>
          </table:table-cell>
          <table:table-cell office:value-type="float" office:value="8511.82" table:style-name="ce1">
            <text:p>8511.82</text:p>
          </table:table-cell>
          <table:table-cell office:value-type="float" office:value="6020.92" table:style-name="ce1">
            <text:p>6020.92</text:p>
          </table:table-cell>
          <table:table-cell office:value-type="float" office:value="5739.57" table:style-name="ce1">
            <text:p>5739.57</text:p>
          </table:table-cell>
          <table:table-cell office:value-type="float" office:value="9534.9599999999991" table:style-name="ce1">
            <text:p>9534.96</text:p>
          </table:table-cell>
          <table:table-cell office:value-type="float" office:value="8064.05" table:style-name="ce1">
            <text:p>8064.05</text:p>
          </table:table-cell>
          <table:table-cell office:value-type="float" office:value="7609.5819999999994" table:formula="of:=AVERAGE([.A266:.J266])" table:style-name="ce1">
            <text:p>7609.582</text:p>
          </table:table-cell>
          <table:table-cell table:number-columns-repeated="16373"/>
        </table:table-row>
        <table:table-row table:style-name="ro1">
          <table:table-cell office:value-type="float" office:value="6448.32" table:style-name="ce1">
            <text:p>6448.32</text:p>
          </table:table-cell>
          <table:table-cell office:value-type="float" office:value="8026.75" table:style-name="ce1">
            <text:p>8026.75</text:p>
          </table:table-cell>
          <table:table-cell office:value-type="float" office:value="4582.1499999999996" table:style-name="ce1">
            <text:p>4582.15</text:p>
          </table:table-cell>
          <table:table-cell office:value-type="float" office:value="11347.5" table:style-name="ce1">
            <text:p>11347.5</text:p>
          </table:table-cell>
          <table:table-cell office:value-type="float" office:value="7759.36" table:style-name="ce1">
            <text:p>7759.36</text:p>
          </table:table-cell>
          <table:table-cell office:value-type="float" office:value="8511.82" table:style-name="ce1">
            <text:p>8511.82</text:p>
          </table:table-cell>
          <table:table-cell office:value-type="float" office:value="6015.23" table:style-name="ce1">
            <text:p>6015.23</text:p>
          </table:table-cell>
          <table:table-cell office:value-type="float" office:value="5739.57" table:style-name="ce1">
            <text:p>5739.57</text:p>
          </table:table-cell>
          <table:table-cell office:value-type="float" office:value="9534.9599999999991" table:style-name="ce1">
            <text:p>9534.96</text:p>
          </table:table-cell>
          <table:table-cell office:value-type="float" office:value="7975.87" table:style-name="ce1">
            <text:p>7975.87</text:p>
          </table:table-cell>
          <table:table-cell office:value-type="float" office:value="7594.1530000000002" table:formula="of:=AVERAGE([.A267:.J267])" table:style-name="ce1">
            <text:p>7594.153</text:p>
          </table:table-cell>
          <table:table-cell table:number-columns-repeated="16373"/>
        </table:table-row>
        <table:table-row table:style-name="ro1">
          <table:table-cell office:value-type="float" office:value="6445.46" table:style-name="ce1">
            <text:p>6445.46</text:p>
          </table:table-cell>
          <table:table-cell office:value-type="float" office:value="8026.75" table:style-name="ce1">
            <text:p>8026.75</text:p>
          </table:table-cell>
          <table:table-cell office:value-type="float" office:value="4582.25" table:style-name="ce1">
            <text:p>4582.25</text:p>
          </table:table-cell>
          <table:table-cell office:value-type="float" office:value="11347.5" table:style-name="ce1">
            <text:p>11347.5</text:p>
          </table:table-cell>
          <table:table-cell office:value-type="float" office:value="7759.36" table:style-name="ce1">
            <text:p>7759.36</text:p>
          </table:table-cell>
          <table:table-cell office:value-type="float" office:value="8511.82" table:style-name="ce1">
            <text:p>8511.82</text:p>
          </table:table-cell>
          <table:table-cell office:value-type="float" office:value="5984.19" table:style-name="ce1">
            <text:p>5984.19</text:p>
          </table:table-cell>
          <table:table-cell office:value-type="float" office:value="5739.57" table:style-name="ce1">
            <text:p>5739.57</text:p>
          </table:table-cell>
          <table:table-cell office:value-type="float" office:value="9527.7000000000007" table:style-name="ce1">
            <text:p>9527.7</text:p>
          </table:table-cell>
          <table:table-cell office:value-type="float" office:value="7953.92" table:style-name="ce1">
            <text:p>7953.92</text:p>
          </table:table-cell>
          <table:table-cell office:value-type="float" office:value="7587.8520000000008" table:formula="of:=AVERAGE([.A268:.J268])" table:style-name="ce1">
            <text:p>7587.852</text:p>
          </table:table-cell>
          <table:table-cell table:number-columns-repeated="16373"/>
        </table:table-row>
        <table:table-row table:style-name="ro1">
          <table:table-cell office:value-type="float" office:value="6429.87" table:style-name="ce1">
            <text:p>6429.87</text:p>
          </table:table-cell>
          <table:table-cell office:value-type="float" office:value="8026.49" table:style-name="ce1">
            <text:p>8026.49</text:p>
          </table:table-cell>
          <table:table-cell office:value-type="float" office:value="4580.72" table:style-name="ce1">
            <text:p>4580.72</text:p>
          </table:table-cell>
          <table:table-cell office:value-type="float" office:value="11347.5" table:style-name="ce1">
            <text:p>11347.5</text:p>
          </table:table-cell>
          <table:table-cell office:value-type="float" office:value="7759.07" table:style-name="ce1">
            <text:p>7759.07</text:p>
          </table:table-cell>
          <table:table-cell office:value-type="float" office:value="8498.41" table:style-name="ce1">
            <text:p>8498.41</text:p>
          </table:table-cell>
          <table:table-cell office:value-type="float" office:value="5980.81" table:style-name="ce1">
            <text:p>5980.81</text:p>
          </table:table-cell>
          <table:table-cell office:value-type="float" office:value="5727.49" table:style-name="ce1">
            <text:p>5727.49</text:p>
          </table:table-cell>
          <table:table-cell office:value-type="float" office:value="9516.0300000000007" table:style-name="ce1">
            <text:p>9516.03</text:p>
          </table:table-cell>
          <table:table-cell office:value-type="float" office:value="7953.92" table:style-name="ce1">
            <text:p>7953.92</text:p>
          </table:table-cell>
          <table:table-cell office:value-type="float" office:value="7582.0309999999999" table:formula="of:=AVERAGE([.A269:.J269])" table:style-name="ce1">
            <text:p>7582.031</text:p>
          </table:table-cell>
          <table:table-cell table:number-columns-repeated="16373"/>
        </table:table-row>
        <table:table-row table:style-name="ro1">
          <table:table-cell office:value-type="float" office:value="6430.05" table:style-name="ce1">
            <text:p>6430.05</text:p>
          </table:table-cell>
          <table:table-cell office:value-type="float" office:value="8026.96" table:style-name="ce1">
            <text:p>8026.96</text:p>
          </table:table-cell>
          <table:table-cell office:value-type="float" office:value="4578.1000000000004" table:style-name="ce1">
            <text:p>4578.1</text:p>
          </table:table-cell>
          <table:table-cell office:value-type="float" office:value="11347.5" table:style-name="ce1">
            <text:p>11347.5</text:p>
          </table:table-cell>
          <table:table-cell office:value-type="float" office:value="7430.02" table:style-name="ce1">
            <text:p>7430.02</text:p>
          </table:table-cell>
          <table:table-cell office:value-type="float" office:value="8498.41" table:style-name="ce1">
            <text:p>8498.41</text:p>
          </table:table-cell>
          <table:table-cell office:value-type="float" office:value="5980.82" table:style-name="ce1">
            <text:p>5980.82</text:p>
          </table:table-cell>
          <table:table-cell office:value-type="float" office:value="5702.99" table:style-name="ce1">
            <text:p>5702.99</text:p>
          </table:table-cell>
          <table:table-cell office:value-type="float" office:value="9516.0300000000007" table:style-name="ce1">
            <text:p>9516.03</text:p>
          </table:table-cell>
          <table:table-cell office:value-type="float" office:value="7952.95" table:style-name="ce1">
            <text:p>7952.95</text:p>
          </table:table-cell>
          <table:table-cell office:value-type="float" office:value="7546.3829999999998" table:formula="of:=AVERAGE([.A270:.J270])" table:style-name="ce1">
            <text:p>7546.383</text:p>
          </table:table-cell>
          <table:table-cell table:number-columns-repeated="16373"/>
        </table:table-row>
        <table:table-row table:style-name="ro1">
          <table:table-cell office:value-type="float" office:value="6429.87" table:style-name="ce1">
            <text:p>6429.87</text:p>
          </table:table-cell>
          <table:table-cell office:value-type="float" office:value="8016.5" table:style-name="ce1">
            <text:p>8016.5</text:p>
          </table:table-cell>
          <table:table-cell office:value-type="float" office:value="4571.13" table:style-name="ce1">
            <text:p>4571.13</text:p>
          </table:table-cell>
          <table:table-cell office:value-type="float" office:value="11347.5" table:style-name="ce1">
            <text:p>11347.5</text:p>
          </table:table-cell>
          <table:table-cell office:value-type="float" office:value="7430.02" table:style-name="ce1">
            <text:p>7430.02</text:p>
          </table:table-cell>
          <table:table-cell office:value-type="float" office:value="8498.41" table:style-name="ce1">
            <text:p>8498.41</text:p>
          </table:table-cell>
          <table:table-cell office:value-type="float" office:value="5980.82" table:style-name="ce1">
            <text:p>5980.82</text:p>
          </table:table-cell>
          <table:table-cell office:value-type="float" office:value="5702.99" table:style-name="ce1">
            <text:p>5702.99</text:p>
          </table:table-cell>
          <table:table-cell office:value-type="float" office:value="9506.86" table:style-name="ce1">
            <text:p>9506.86</text:p>
          </table:table-cell>
          <table:table-cell office:value-type="float" office:value="7792.6" table:style-name="ce1">
            <text:p>7792.6</text:p>
          </table:table-cell>
          <table:table-cell office:value-type="float" office:value="7527.670000000001" table:formula="of:=AVERAGE([.A271:.J271])" table:style-name="ce1">
            <text:p>7527.67</text:p>
          </table:table-cell>
          <table:table-cell table:number-columns-repeated="16373"/>
        </table:table-row>
        <table:table-row table:style-name="ro1">
          <table:table-cell office:value-type="float" office:value="6429.87" table:style-name="ce1">
            <text:p>6429.87</text:p>
          </table:table-cell>
          <table:table-cell office:value-type="float" office:value="8016.5" table:style-name="ce1">
            <text:p>8016.5</text:p>
          </table:table-cell>
          <table:table-cell office:value-type="float" office:value="4576.09" table:style-name="ce1">
            <text:p>4576.09</text:p>
          </table:table-cell>
          <table:table-cell office:value-type="float" office:value="11344.9" table:style-name="ce1">
            <text:p>11344.9</text:p>
          </table:table-cell>
          <table:table-cell office:value-type="float" office:value="7430.02" table:style-name="ce1">
            <text:p>7430.02</text:p>
          </table:table-cell>
          <table:table-cell office:value-type="float" office:value="8497.85" table:style-name="ce1">
            <text:p>8497.85</text:p>
          </table:table-cell>
          <table:table-cell office:value-type="float" office:value="5979.42" table:style-name="ce1">
            <text:p>5979.42</text:p>
          </table:table-cell>
          <table:table-cell office:value-type="float" office:value="5702.99" table:style-name="ce1">
            <text:p>5702.99</text:p>
          </table:table-cell>
          <table:table-cell office:value-type="float" office:value="9445.07" table:style-name="ce1">
            <text:p>9445.07</text:p>
          </table:table-cell>
          <table:table-cell office:value-type="float" office:value="7792.6" table:style-name="ce1">
            <text:p>7792.6</text:p>
          </table:table-cell>
          <table:table-cell office:value-type="float" office:value="7521.5309999999999" table:formula="of:=AVERAGE([.A272:.J272])" table:style-name="ce1">
            <text:p>7521.531</text:p>
          </table:table-cell>
          <table:table-cell table:number-columns-repeated="16373"/>
        </table:table-row>
        <table:table-row table:style-name="ro1">
          <table:table-cell office:value-type="float" office:value="6420.38" table:style-name="ce1">
            <text:p>6420.38</text:p>
          </table:table-cell>
          <table:table-cell office:value-type="float" office:value="8009.71" table:style-name="ce1">
            <text:p>8009.71</text:p>
          </table:table-cell>
          <table:table-cell office:value-type="float" office:value="4576.09" table:style-name="ce1">
            <text:p>4576.09</text:p>
          </table:table-cell>
          <table:table-cell office:value-type="float" office:value="11342.1" table:style-name="ce1">
            <text:p>11342.1</text:p>
          </table:table-cell>
          <table:table-cell office:value-type="float" office:value="7430.02" table:style-name="ce1">
            <text:p>7430.02</text:p>
          </table:table-cell>
          <table:table-cell office:value-type="float" office:value="8482.0499999999993" table:style-name="ce1">
            <text:p>8482.05</text:p>
          </table:table-cell>
          <table:table-cell office:value-type="float" office:value="5972.24" table:style-name="ce1">
            <text:p>5972.24</text:p>
          </table:table-cell>
          <table:table-cell office:value-type="float" office:value="5701.07" table:style-name="ce1">
            <text:p>5701.07</text:p>
          </table:table-cell>
          <table:table-cell office:value-type="float" office:value="9445.07" table:style-name="ce1">
            <text:p>9445.07</text:p>
          </table:table-cell>
          <table:table-cell office:value-type="float" office:value="7792.6" table:style-name="ce1">
            <text:p>7792.6</text:p>
          </table:table-cell>
          <table:table-cell office:value-type="float" office:value="7517.1330000000016" table:formula="of:=AVERAGE([.A273:.J273])" table:style-name="ce1">
            <text:p>7517.133</text:p>
          </table:table-cell>
          <table:table-cell table:number-columns-repeated="16373"/>
        </table:table-row>
        <table:table-row table:style-name="ro1">
          <table:table-cell office:value-type="float" office:value="6415.41" table:style-name="ce1">
            <text:p>6415.41</text:p>
          </table:table-cell>
          <table:table-cell office:value-type="float" office:value="7937.42" table:style-name="ce1">
            <text:p>7937.42</text:p>
          </table:table-cell>
          <table:table-cell office:value-type="float" office:value="4575.37" table:style-name="ce1">
            <text:p>4575.37</text:p>
          </table:table-cell>
          <table:table-cell office:value-type="float" office:value="11341.6" table:style-name="ce1">
            <text:p>11341.6</text:p>
          </table:table-cell>
          <table:table-cell office:value-type="float" office:value="7430.02" table:style-name="ce1">
            <text:p>7430.02</text:p>
          </table:table-cell>
          <table:table-cell office:value-type="float" office:value="8475.84" table:style-name="ce1">
            <text:p>8475.84</text:p>
          </table:table-cell>
          <table:table-cell office:value-type="float" office:value="5954.93" table:style-name="ce1">
            <text:p>5954.93</text:p>
          </table:table-cell>
          <table:table-cell office:value-type="float" office:value="5701.07" table:style-name="ce1">
            <text:p>5701.07</text:p>
          </table:table-cell>
          <table:table-cell office:value-type="float" office:value="9445.07" table:style-name="ce1">
            <text:p>9445.07</text:p>
          </table:table-cell>
          <table:table-cell office:value-type="float" office:value="7930.89" table:style-name="ce1">
            <text:p>7930.89</text:p>
          </table:table-cell>
          <table:table-cell office:value-type="float" office:value="7520.7620000000006" table:formula="of:=AVERAGE([.A274:.J274])" table:style-name="ce1">
            <text:p>7520.762</text:p>
          </table:table-cell>
          <table:table-cell table:number-columns-repeated="16373"/>
        </table:table-row>
        <table:table-row table:style-name="ro1">
          <table:table-cell office:value-type="float" office:value="6415.41" table:style-name="ce1">
            <text:p>6415.41</text:p>
          </table:table-cell>
          <table:table-cell office:value-type="float" office:value="7937.42" table:style-name="ce1">
            <text:p>7937.42</text:p>
          </table:table-cell>
          <table:table-cell office:value-type="float" office:value="4575.37" table:style-name="ce1">
            <text:p>4575.37</text:p>
          </table:table-cell>
          <table:table-cell office:value-type="float" office:value="11342.1" table:style-name="ce1">
            <text:p>11342.1</text:p>
          </table:table-cell>
          <table:table-cell office:value-type="float" office:value="7333.81" table:style-name="ce1">
            <text:p>7333.81</text:p>
          </table:table-cell>
          <table:table-cell office:value-type="float" office:value="8475.84" table:style-name="ce1">
            <text:p>8475.84</text:p>
          </table:table-cell>
          <table:table-cell office:value-type="float" office:value="5949.65" table:style-name="ce1">
            <text:p>5949.65</text:p>
          </table:table-cell>
          <table:table-cell office:value-type="float" office:value="5696.48" table:style-name="ce1">
            <text:p>5696.48</text:p>
          </table:table-cell>
          <table:table-cell office:value-type="float" office:value="9445.07" table:style-name="ce1">
            <text:p>9445.07</text:p>
          </table:table-cell>
          <table:table-cell office:value-type="float" office:value="7930.89" table:style-name="ce1">
            <text:p>7930.89</text:p>
          </table:table-cell>
          <table:table-cell office:value-type="float" office:value="7510.2039999999997" table:formula="of:=AVERAGE([.A275:.J275])" table:style-name="ce1">
            <text:p>7510.204</text:p>
          </table:table-cell>
          <table:table-cell table:number-columns-repeated="16373"/>
        </table:table-row>
        <table:table-row table:style-name="ro1">
          <table:table-cell office:value-type="float" office:value="6415.41" table:style-name="ce1">
            <text:p>6415.41</text:p>
          </table:table-cell>
          <table:table-cell office:value-type="float" office:value="7962.85" table:style-name="ce1">
            <text:p>7962.85</text:p>
          </table:table-cell>
          <table:table-cell office:value-type="float" office:value="4575.37" table:style-name="ce1">
            <text:p>4575.37</text:p>
          </table:table-cell>
          <table:table-cell office:value-type="float" office:value="11337.9" table:style-name="ce1">
            <text:p>11337.9</text:p>
          </table:table-cell>
          <table:table-cell office:value-type="float" office:value="7332.31" table:style-name="ce1">
            <text:p>7332.31</text:p>
          </table:table-cell>
          <table:table-cell office:value-type="float" office:value="8441.11" table:style-name="ce1">
            <text:p>8441.11</text:p>
          </table:table-cell>
          <table:table-cell office:value-type="float" office:value="5949.65" table:style-name="ce1">
            <text:p>5949.65</text:p>
          </table:table-cell>
          <table:table-cell office:value-type="float" office:value="5683.88" table:style-name="ce1">
            <text:p>5683.88</text:p>
          </table:table-cell>
          <table:table-cell office:value-type="float" office:value="9396.24" table:style-name="ce1">
            <text:p>9396.24</text:p>
          </table:table-cell>
          <table:table-cell office:value-type="float" office:value="7902.89" table:style-name="ce1">
            <text:p>7902.89</text:p>
          </table:table-cell>
          <table:table-cell office:value-type="float" office:value="7499.7610000000004" table:formula="of:=AVERAGE([.A276:.J276])" table:style-name="ce1">
            <text:p>7499.761</text:p>
          </table:table-cell>
          <table:table-cell table:number-columns-repeated="16373"/>
        </table:table-row>
        <table:table-row table:style-name="ro1">
          <table:table-cell office:value-type="float" office:value="6404.66" table:style-name="ce1">
            <text:p>6404.66</text:p>
          </table:table-cell>
          <table:table-cell office:value-type="float" office:value="7962.85" table:style-name="ce1">
            <text:p>7962.85</text:p>
          </table:table-cell>
          <table:table-cell office:value-type="float" office:value="4572.3900000000003" table:style-name="ce1">
            <text:p>4572.39</text:p>
          </table:table-cell>
          <table:table-cell office:value-type="float" office:value="11333.3" table:style-name="ce1">
            <text:p>11333.3</text:p>
          </table:table-cell>
          <table:table-cell office:value-type="float" office:value="7097.68" table:style-name="ce1">
            <text:p>7097.68</text:p>
          </table:table-cell>
          <table:table-cell office:value-type="float" office:value="8441.11" table:style-name="ce1">
            <text:p>8441.11</text:p>
          </table:table-cell>
          <table:table-cell office:value-type="float" office:value="5949.65" table:style-name="ce1">
            <text:p>5949.65</text:p>
          </table:table-cell>
          <table:table-cell office:value-type="float" office:value="5683.88" table:style-name="ce1">
            <text:p>5683.88</text:p>
          </table:table-cell>
          <table:table-cell office:value-type="float" office:value="9380.9699999999993" table:style-name="ce1">
            <text:p>9380.97</text:p>
          </table:table-cell>
          <table:table-cell office:value-type="float" office:value="7902.89" table:style-name="ce1">
            <text:p>7902.89</text:p>
          </table:table-cell>
          <table:table-cell office:value-type="float" office:value="7472.9380000000001" table:formula="of:=AVERAGE([.A277:.J277])" table:style-name="ce1">
            <text:p>7472.938</text:p>
          </table:table-cell>
          <table:table-cell table:number-columns-repeated="16373"/>
        </table:table-row>
        <table:table-row table:style-name="ro1">
          <table:table-cell office:value-type="float" office:value="6410.09" table:style-name="ce1">
            <text:p>6410.09</text:p>
          </table:table-cell>
          <table:table-cell office:value-type="float" office:value="7962.48" table:style-name="ce1">
            <text:p>7962.48</text:p>
          </table:table-cell>
          <table:table-cell office:value-type="float" office:value="4568.1400000000003" table:style-name="ce1">
            <text:p>4568.14</text:p>
          </table:table-cell>
          <table:table-cell office:value-type="float" office:value="11333.3" table:style-name="ce1">
            <text:p>11333.3</text:p>
          </table:table-cell>
          <table:table-cell office:value-type="float" office:value="7012.76" table:style-name="ce1">
            <text:p>7012.76</text:p>
          </table:table-cell>
          <table:table-cell office:value-type="float" office:value="8418.2199999999993" table:style-name="ce1">
            <text:p>8418.22</text:p>
          </table:table-cell>
          <table:table-cell office:value-type="float" office:value="5949.65" table:style-name="ce1">
            <text:p>5949.65</text:p>
          </table:table-cell>
          <table:table-cell office:value-type="float" office:value="5683.88" table:style-name="ce1">
            <text:p>5683.88</text:p>
          </table:table-cell>
          <table:table-cell office:value-type="float" office:value="9396.24" table:style-name="ce1">
            <text:p>9396.24</text:p>
          </table:table-cell>
          <table:table-cell office:value-type="float" office:value="7902.89" table:style-name="ce1">
            <text:p>7902.89</text:p>
          </table:table-cell>
          <table:table-cell office:value-type="float" office:value="7463.7649999999994" table:formula="of:=AVERAGE([.A278:.J278])" table:style-name="ce1">
            <text:p>7463.765</text:p>
          </table:table-cell>
          <table:table-cell table:number-columns-repeated="16373"/>
        </table:table-row>
        <table:table-row table:style-name="ro1">
          <table:table-cell office:value-type="float" office:value="6410.09" table:style-name="ce1">
            <text:p>6410.09</text:p>
          </table:table-cell>
          <table:table-cell office:value-type="float" office:value="7962.31" table:style-name="ce1">
            <text:p>7962.31</text:p>
          </table:table-cell>
          <table:table-cell office:value-type="float" office:value="4568.1400000000003" table:style-name="ce1">
            <text:p>4568.14</text:p>
          </table:table-cell>
          <table:table-cell office:value-type="float" office:value="11332.6" table:style-name="ce1">
            <text:p>11332.6</text:p>
          </table:table-cell>
          <table:table-cell office:value-type="float" office:value="7019.14" table:style-name="ce1">
            <text:p>7019.14</text:p>
          </table:table-cell>
          <table:table-cell office:value-type="float" office:value="8418.08" table:style-name="ce1">
            <text:p>8418.08</text:p>
          </table:table-cell>
          <table:table-cell office:value-type="float" office:value="5949.65" table:style-name="ce1">
            <text:p>5949.65</text:p>
          </table:table-cell>
          <table:table-cell office:value-type="float" office:value="5678.15" table:style-name="ce1">
            <text:p>5678.15</text:p>
          </table:table-cell>
          <table:table-cell office:value-type="float" office:value="9396.24" table:style-name="ce1">
            <text:p>9396.24</text:p>
          </table:table-cell>
          <table:table-cell office:value-type="float" office:value="7872.54" table:style-name="ce1">
            <text:p>7872.54</text:p>
          </table:table-cell>
          <table:table-cell office:value-type="float" office:value="7460.6940000000004" table:formula="of:=AVERAGE([.A279:.J279])" table:style-name="ce1">
            <text:p>7460.694</text:p>
          </table:table-cell>
          <table:table-cell table:number-columns-repeated="16373"/>
        </table:table-row>
        <table:table-row table:style-name="ro1">
          <table:table-cell office:value-type="float" office:value="6410.79" table:style-name="ce1">
            <text:p>6410.79</text:p>
          </table:table-cell>
          <table:table-cell office:value-type="float" office:value="7937.24" table:style-name="ce1">
            <text:p>7937.24</text:p>
          </table:table-cell>
          <table:table-cell office:value-type="float" office:value="4492.42" table:style-name="ce1">
            <text:p>4492.42</text:p>
          </table:table-cell>
          <table:table-cell office:value-type="float" office:value="11332.6" table:style-name="ce1">
            <text:p>11332.6</text:p>
          </table:table-cell>
          <table:table-cell office:value-type="float" office:value="7019.14" table:style-name="ce1">
            <text:p>7019.14</text:p>
          </table:table-cell>
          <table:table-cell office:value-type="float" office:value="8415.44" table:style-name="ce1">
            <text:p>8415.44</text:p>
          </table:table-cell>
          <table:table-cell office:value-type="float" office:value="5943.5" table:style-name="ce1">
            <text:p>5943.5</text:p>
          </table:table-cell>
          <table:table-cell office:value-type="float" office:value="5678.14" table:style-name="ce1">
            <text:p>5678.14</text:p>
          </table:table-cell>
          <table:table-cell office:value-type="float" office:value="9310.32" table:style-name="ce1">
            <text:p>9310.32</text:p>
          </table:table-cell>
          <table:table-cell office:value-type="float" office:value="7872.54" table:style-name="ce1">
            <text:p>7872.54</text:p>
          </table:table-cell>
          <table:table-cell office:value-type="float" office:value="7441.2129999999988" table:formula="of:=AVERAGE([.A280:.J280])" table:style-name="ce1">
            <text:p>7441.213</text:p>
          </table:table-cell>
          <table:table-cell table:number-columns-repeated="16373"/>
        </table:table-row>
        <table:table-row table:style-name="ro1">
          <table:table-cell office:value-type="float" office:value="6410.79" table:style-name="ce1">
            <text:p>6410.79</text:p>
          </table:table-cell>
          <table:table-cell office:value-type="float" office:value="7937.24" table:style-name="ce1">
            <text:p>7937.24</text:p>
          </table:table-cell>
          <table:table-cell office:value-type="float" office:value="4491.25" table:style-name="ce1">
            <text:p>4491.25</text:p>
          </table:table-cell>
          <table:table-cell office:value-type="float" office:value="11332.6" table:style-name="ce1">
            <text:p>11332.6</text:p>
          </table:table-cell>
          <table:table-cell office:value-type="float" office:value="6951.24" table:style-name="ce1">
            <text:p>6951.24</text:p>
          </table:table-cell>
          <table:table-cell office:value-type="float" office:value="8415.44" table:style-name="ce1">
            <text:p>8415.44</text:p>
          </table:table-cell>
          <table:table-cell office:value-type="float" office:value="5943.5" table:style-name="ce1">
            <text:p>5943.5</text:p>
          </table:table-cell>
          <table:table-cell office:value-type="float" office:value="5678.14" table:style-name="ce1">
            <text:p>5678.14</text:p>
          </table:table-cell>
          <table:table-cell office:value-type="float" office:value="9310.4500000000007" table:style-name="ce1">
            <text:p>9310.45</text:p>
          </table:table-cell>
          <table:table-cell office:value-type="float" office:value="7887.94" table:style-name="ce1">
            <text:p>7887.94</text:p>
          </table:table-cell>
          <table:table-cell office:value-type="float" office:value="7435.8589999999995" table:formula="of:=AVERAGE([.A281:.J281])" table:style-name="ce1">
            <text:p>7435.859</text:p>
          </table:table-cell>
          <table:table-cell table:number-columns-repeated="16373"/>
        </table:table-row>
        <table:table-row table:style-name="ro1">
          <table:table-cell office:value-type="float" office:value="6408.57" table:style-name="ce1">
            <text:p>6408.57</text:p>
          </table:table-cell>
          <table:table-cell office:value-type="float" office:value="7897" table:style-name="ce1">
            <text:p>7897</text:p>
          </table:table-cell>
          <table:table-cell office:value-type="float" office:value="4488.1400000000003" table:style-name="ce1">
            <text:p>4488.14</text:p>
          </table:table-cell>
          <table:table-cell office:value-type="float" office:value="11331.9" table:style-name="ce1">
            <text:p>11331.9</text:p>
          </table:table-cell>
          <table:table-cell office:value-type="float" office:value="6951.24" table:style-name="ce1">
            <text:p>6951.24</text:p>
          </table:table-cell>
          <table:table-cell office:value-type="float" office:value="8406.84" table:style-name="ce1">
            <text:p>8406.84</text:p>
          </table:table-cell>
          <table:table-cell office:value-type="float" office:value="5943.5" table:style-name="ce1">
            <text:p>5943.5</text:p>
          </table:table-cell>
          <table:table-cell office:value-type="float" office:value="5629.76" table:style-name="ce1">
            <text:p>5629.76</text:p>
          </table:table-cell>
          <table:table-cell office:value-type="float" office:value="9310.4500000000007" table:style-name="ce1">
            <text:p>9310.45</text:p>
          </table:table-cell>
          <table:table-cell office:value-type="float" office:value="7829.35" table:style-name="ce1">
            <text:p>7829.35</text:p>
          </table:table-cell>
          <table:table-cell office:value-type="float" office:value="7419.6750000000011" table:formula="of:=AVERAGE([.A282:.J282])" table:style-name="ce1">
            <text:p>7419.675</text:p>
          </table:table-cell>
          <table:table-cell table:number-columns-repeated="16373"/>
        </table:table-row>
        <table:table-row table:style-name="ro1">
          <table:table-cell office:value-type="float" office:value="6408.32" table:style-name="ce1">
            <text:p>6408.32</text:p>
          </table:table-cell>
          <table:table-cell office:value-type="float" office:value="7896.71" table:style-name="ce1">
            <text:p>7896.71</text:p>
          </table:table-cell>
          <table:table-cell office:value-type="float" office:value="4488.1400000000003" table:style-name="ce1">
            <text:p>4488.14</text:p>
          </table:table-cell>
          <table:table-cell office:value-type="float" office:value="11331.9" table:style-name="ce1">
            <text:p>11331.9</text:p>
          </table:table-cell>
          <table:table-cell office:value-type="float" office:value="6907.79" table:style-name="ce1">
            <text:p>6907.79</text:p>
          </table:table-cell>
          <table:table-cell office:value-type="float" office:value="8406.84" table:style-name="ce1">
            <text:p>8406.84</text:p>
          </table:table-cell>
          <table:table-cell office:value-type="float" office:value="5943.5" table:style-name="ce1">
            <text:p>5943.5</text:p>
          </table:table-cell>
          <table:table-cell office:value-type="float" office:value="5629.76" table:style-name="ce1">
            <text:p>5629.76</text:p>
          </table:table-cell>
          <table:table-cell office:value-type="float" office:value="9285.39" table:style-name="ce1">
            <text:p>9285.39</text:p>
          </table:table-cell>
          <table:table-cell office:value-type="float" office:value="7795.72" table:style-name="ce1">
            <text:p>7795.72</text:p>
          </table:table-cell>
          <table:table-cell office:value-type="float" office:value="7409.4070000000011" table:formula="of:=AVERAGE([.A283:.J283])" table:style-name="ce1">
            <text:p>7409.407</text:p>
          </table:table-cell>
          <table:table-cell table:number-columns-repeated="16373"/>
        </table:table-row>
        <table:table-row table:style-name="ro1">
          <table:table-cell office:value-type="float" office:value="6408.32" table:style-name="ce1">
            <text:p>6408.32</text:p>
          </table:table-cell>
          <table:table-cell office:value-type="float" office:value="7874.12" table:style-name="ce1">
            <text:p>7874.12</text:p>
          </table:table-cell>
          <table:table-cell office:value-type="float" office:value="4488.1400000000003" table:style-name="ce1">
            <text:p>4488.14</text:p>
          </table:table-cell>
          <table:table-cell office:value-type="float" office:value="11321" table:style-name="ce1">
            <text:p>11321</text:p>
          </table:table-cell>
          <table:table-cell office:value-type="float" office:value="6907.79" table:style-name="ce1">
            <text:p>6907.79</text:p>
          </table:table-cell>
          <table:table-cell office:value-type="float" office:value="8406.84" table:style-name="ce1">
            <text:p>8406.84</text:p>
          </table:table-cell>
          <table:table-cell office:value-type="float" office:value="5942.28" table:style-name="ce1">
            <text:p>5942.28</text:p>
          </table:table-cell>
          <table:table-cell office:value-type="float" office:value="5622.41" table:style-name="ce1">
            <text:p>5622.41</text:p>
          </table:table-cell>
          <table:table-cell office:value-type="float" office:value="9285.39" table:style-name="ce1">
            <text:p>9285.39</text:p>
          </table:table-cell>
          <table:table-cell office:value-type="float" office:value="7829.35" table:style-name="ce1">
            <text:p>7829.35</text:p>
          </table:table-cell>
          <table:table-cell office:value-type="float" office:value="7408.5640000000003" table:formula="of:=AVERAGE([.A284:.J284])" table:style-name="ce1">
            <text:p>7408.564</text:p>
          </table:table-cell>
          <table:table-cell table:number-columns-repeated="16373"/>
        </table:table-row>
        <table:table-row table:style-name="ro1">
          <table:table-cell office:value-type="float" office:value="6407.64" table:style-name="ce1">
            <text:p>6407.64</text:p>
          </table:table-cell>
          <table:table-cell office:value-type="float" office:value="7874.05" table:style-name="ce1">
            <text:p>7874.05</text:p>
          </table:table-cell>
          <table:table-cell office:value-type="float" office:value="4488.1400000000003" table:style-name="ce1">
            <text:p>4488.14</text:p>
          </table:table-cell>
          <table:table-cell office:value-type="float" office:value="11320.8" table:style-name="ce1">
            <text:p>11320.8</text:p>
          </table:table-cell>
          <table:table-cell office:value-type="float" office:value="6907.72" table:style-name="ce1">
            <text:p>6907.72</text:p>
          </table:table-cell>
          <table:table-cell office:value-type="float" office:value="8406.59" table:style-name="ce1">
            <text:p>8406.59</text:p>
          </table:table-cell>
          <table:table-cell office:value-type="float" office:value="5938.1" table:style-name="ce1">
            <text:p>5938.1</text:p>
          </table:table-cell>
          <table:table-cell office:value-type="float" office:value="5622.41" table:style-name="ce1">
            <text:p>5622.41</text:p>
          </table:table-cell>
          <table:table-cell office:value-type="float" office:value="9285.39" table:style-name="ce1">
            <text:p>9285.39</text:p>
          </table:table-cell>
          <table:table-cell office:value-type="float" office:value="7829.35" table:style-name="ce1">
            <text:p>7829.35</text:p>
          </table:table-cell>
          <table:table-cell office:value-type="float" office:value="7408.0190000000002" table:formula="of:=AVERAGE([.A285:.J285])" table:style-name="ce1">
            <text:p>7408.019</text:p>
          </table:table-cell>
          <table:table-cell table:number-columns-repeated="16373"/>
        </table:table-row>
        <table:table-row table:style-name="ro1">
          <table:table-cell office:value-type="float" office:value="6404.92" table:style-name="ce1">
            <text:p>6404.92</text:p>
          </table:table-cell>
          <table:table-cell office:value-type="float" office:value="7697.18" table:style-name="ce1">
            <text:p>7697.18</text:p>
          </table:table-cell>
          <table:table-cell office:value-type="float" office:value="4488.1400000000003" table:style-name="ce1">
            <text:p>4488.14</text:p>
          </table:table-cell>
          <table:table-cell office:value-type="float" office:value="11320.8" table:style-name="ce1">
            <text:p>11320.8</text:p>
          </table:table-cell>
          <table:table-cell office:value-type="float" office:value="6907.79" table:style-name="ce1">
            <text:p>6907.79</text:p>
          </table:table-cell>
          <table:table-cell office:value-type="float" office:value="8304.8799999999992" table:style-name="ce1">
            <text:p>8304.88</text:p>
          </table:table-cell>
          <table:table-cell office:value-type="float" office:value="5937.83" table:style-name="ce1">
            <text:p>5937.83</text:p>
          </table:table-cell>
          <table:table-cell office:value-type="float" office:value="5589.2" table:style-name="ce1">
            <text:p>5589.2</text:p>
          </table:table-cell>
          <table:table-cell office:value-type="float" office:value="9249.7099999999991" table:style-name="ce1">
            <text:p>9249.71</text:p>
          </table:table-cell>
          <table:table-cell office:value-type="float" office:value="7780.11" table:style-name="ce1">
            <text:p>7780.11</text:p>
          </table:table-cell>
          <table:table-cell office:value-type="float" office:value="7368.0559999999996" table:formula="of:=AVERAGE([.A286:.J286])" table:style-name="ce1">
            <text:p>7368.056</text:p>
          </table:table-cell>
          <table:table-cell table:number-columns-repeated="16373"/>
        </table:table-row>
        <table:table-row table:style-name="ro1">
          <table:table-cell office:value-type="float" office:value="6406.25" table:style-name="ce1">
            <text:p>6406.25</text:p>
          </table:table-cell>
          <table:table-cell office:value-type="float" office:value="7697.18" table:style-name="ce1">
            <text:p>7697.18</text:p>
          </table:table-cell>
          <table:table-cell office:value-type="float" office:value="4487.5" table:style-name="ce1">
            <text:p>4487.5</text:p>
          </table:table-cell>
          <table:table-cell office:value-type="float" office:value="11320.8" table:style-name="ce1">
            <text:p>11320.8</text:p>
          </table:table-cell>
          <table:table-cell office:value-type="float" office:value="6771.77" table:style-name="ce1">
            <text:p>6771.77</text:p>
          </table:table-cell>
          <table:table-cell office:value-type="float" office:value="8304.8799999999992" table:style-name="ce1">
            <text:p>8304.88</text:p>
          </table:table-cell>
          <table:table-cell office:value-type="float" office:value="5929.51" table:style-name="ce1">
            <text:p>5929.51</text:p>
          </table:table-cell>
          <table:table-cell office:value-type="float" office:value="5621.15" table:style-name="ce1">
            <text:p>5621.15</text:p>
          </table:table-cell>
          <table:table-cell office:value-type="float" office:value="9249.7099999999991" table:style-name="ce1">
            <text:p>9249.71</text:p>
          </table:table-cell>
          <table:table-cell office:value-type="float" office:value="7780.11" table:style-name="ce1">
            <text:p>7780.11</text:p>
          </table:table-cell>
          <table:table-cell office:value-type="float" office:value="7356.8860000000004" table:formula="of:=AVERAGE([.A287:.J287])" table:style-name="ce1">
            <text:p>7356.886</text:p>
          </table:table-cell>
          <table:table-cell table:number-columns-repeated="16373"/>
        </table:table-row>
        <table:table-row table:style-name="ro1">
          <table:table-cell office:value-type="float" office:value="6405.26" table:style-name="ce1">
            <text:p>6405.26</text:p>
          </table:table-cell>
          <table:table-cell office:value-type="float" office:value="7693.79" table:style-name="ce1">
            <text:p>7693.79</text:p>
          </table:table-cell>
          <table:table-cell office:value-type="float" office:value="4487.5" table:style-name="ce1">
            <text:p>4487.5</text:p>
          </table:table-cell>
          <table:table-cell office:value-type="float" office:value="11319.6" table:style-name="ce1">
            <text:p>11319.6</text:p>
          </table:table-cell>
          <table:table-cell office:value-type="float" office:value="6762.63" table:style-name="ce1">
            <text:p>6762.63</text:p>
          </table:table-cell>
          <table:table-cell office:value-type="float" office:value="8304.8799999999992" table:style-name="ce1">
            <text:p>8304.88</text:p>
          </table:table-cell>
          <table:table-cell office:value-type="float" office:value="5905.84" table:style-name="ce1">
            <text:p>5905.84</text:p>
          </table:table-cell>
          <table:table-cell office:value-type="float" office:value="5620.13" table:style-name="ce1">
            <text:p>5620.13</text:p>
          </table:table-cell>
          <table:table-cell office:value-type="float" office:value="9244.69" table:style-name="ce1">
            <text:p>9244.69</text:p>
          </table:table-cell>
          <table:table-cell office:value-type="float" office:value="7780.11" table:style-name="ce1">
            <text:p>7780.11</text:p>
          </table:table-cell>
          <table:table-cell office:value-type="float" office:value="7352.4429999999993" table:formula="of:=AVERAGE([.A288:.J288])" table:style-name="ce1">
            <text:p>7352.443</text:p>
          </table:table-cell>
          <table:table-cell table:number-columns-repeated="16373"/>
        </table:table-row>
        <table:table-row table:style-name="ro1">
          <table:table-cell office:value-type="float" office:value="6242.33" table:style-name="ce1">
            <text:p>6242.33</text:p>
          </table:table-cell>
          <table:table-cell office:value-type="float" office:value="7696.25" table:style-name="ce1">
            <text:p>7696.25</text:p>
          </table:table-cell>
          <table:table-cell office:value-type="float" office:value="4486.87" table:style-name="ce1">
            <text:p>4486.87</text:p>
          </table:table-cell>
          <table:table-cell office:value-type="float" office:value="11319.6" table:style-name="ce1">
            <text:p>11319.6</text:p>
          </table:table-cell>
          <table:table-cell office:value-type="float" office:value="6762.63" table:style-name="ce1">
            <text:p>6762.63</text:p>
          </table:table-cell>
          <table:table-cell office:value-type="float" office:value="8304" table:style-name="ce1">
            <text:p>8304</text:p>
          </table:table-cell>
          <table:table-cell office:value-type="float" office:value="5905.84" table:style-name="ce1">
            <text:p>5905.84</text:p>
          </table:table-cell>
          <table:table-cell office:value-type="float" office:value="5620.13" table:style-name="ce1">
            <text:p>5620.13</text:p>
          </table:table-cell>
          <table:table-cell office:value-type="float" office:value="9234.6" table:style-name="ce1">
            <text:p>9234.6</text:p>
          </table:table-cell>
          <table:table-cell office:value-type="float" office:value="7671.83" table:style-name="ce1">
            <text:p>7671.83</text:p>
          </table:table-cell>
          <table:table-cell office:value-type="float" office:value="7324.4080000000004" table:formula="of:=AVERAGE([.A289:.J289])" table:style-name="ce1">
            <text:p>7324.408</text:p>
          </table:table-cell>
          <table:table-cell table:number-columns-repeated="16373"/>
        </table:table-row>
        <table:table-row table:style-name="ro1">
          <table:table-cell office:value-type="float" office:value="6242.33" table:style-name="ce1">
            <text:p>6242.33</text:p>
          </table:table-cell>
          <table:table-cell office:value-type="float" office:value="7696.17" table:style-name="ce1">
            <text:p>7696.17</text:p>
          </table:table-cell>
          <table:table-cell office:value-type="float" office:value="4486.21" table:style-name="ce1">
            <text:p>4486.21</text:p>
          </table:table-cell>
          <table:table-cell office:value-type="float" office:value="11319.6" table:style-name="ce1">
            <text:p>11319.6</text:p>
          </table:table-cell>
          <table:table-cell office:value-type="float" office:value="6657.52" table:style-name="ce1">
            <text:p>6657.52</text:p>
          </table:table-cell>
          <table:table-cell office:value-type="float" office:value="8301.84" table:style-name="ce1">
            <text:p>8301.84</text:p>
          </table:table-cell>
          <table:table-cell office:value-type="float" office:value="5905.84" table:style-name="ce1">
            <text:p>5905.84</text:p>
          </table:table-cell>
          <table:table-cell office:value-type="float" office:value="5608.31" table:style-name="ce1">
            <text:p>5608.31</text:p>
          </table:table-cell>
          <table:table-cell office:value-type="float" office:value="9230.0499999999993" table:style-name="ce1">
            <text:p>9230.05</text:p>
          </table:table-cell>
          <table:table-cell office:value-type="float" office:value="7671.83" table:style-name="ce1">
            <text:p>7671.83</text:p>
          </table:table-cell>
          <table:table-cell office:value-type="float" office:value="7311.9699999999993" table:formula="of:=AVERAGE([.A290:.J290])" table:style-name="ce1">
            <text:p>7311.97</text:p>
          </table:table-cell>
          <table:table-cell table:number-columns-repeated="16373"/>
        </table:table-row>
        <table:table-row table:style-name="ro1">
          <table:table-cell office:value-type="float" office:value="6242.33" table:style-name="ce1">
            <text:p>6242.33</text:p>
          </table:table-cell>
          <table:table-cell office:value-type="float" office:value="7694.27" table:style-name="ce1">
            <text:p>7694.27</text:p>
          </table:table-cell>
          <table:table-cell office:value-type="float" office:value="4486.21" table:style-name="ce1">
            <text:p>4486.21</text:p>
          </table:table-cell>
          <table:table-cell office:value-type="float" office:value="11316.4" table:style-name="ce1">
            <text:p>11316.4</text:p>
          </table:table-cell>
          <table:table-cell office:value-type="float" office:value="6657.52" table:style-name="ce1">
            <text:p>6657.52</text:p>
          </table:table-cell>
          <table:table-cell office:value-type="float" office:value="8301.82" table:style-name="ce1">
            <text:p>8301.82</text:p>
          </table:table-cell>
          <table:table-cell office:value-type="float" office:value="5898.54" table:style-name="ce1">
            <text:p>5898.54</text:p>
          </table:table-cell>
          <table:table-cell office:value-type="float" office:value="5559.55" table:style-name="ce1">
            <text:p>5559.55</text:p>
          </table:table-cell>
          <table:table-cell office:value-type="float" office:value="9230.0499999999993" table:style-name="ce1">
            <text:p>9230.05</text:p>
          </table:table-cell>
          <table:table-cell office:value-type="float" office:value="7671.83" table:style-name="ce1">
            <text:p>7671.83</text:p>
          </table:table-cell>
          <table:table-cell office:value-type="float" office:value="7305.8520000000008" table:formula="of:=AVERAGE([.A291:.J291])" table:style-name="ce1">
            <text:p>7305.852</text:p>
          </table:table-cell>
          <table:table-cell table:number-columns-repeated="16373"/>
        </table:table-row>
        <table:table-row table:style-name="ro1">
          <table:table-cell office:value-type="float" office:value="6242.33" table:style-name="ce1">
            <text:p>6242.33</text:p>
          </table:table-cell>
          <table:table-cell office:value-type="float" office:value="7672.07" table:style-name="ce1">
            <text:p>7672.07</text:p>
          </table:table-cell>
          <table:table-cell office:value-type="float" office:value="4486.21" table:style-name="ce1">
            <text:p>4486.21</text:p>
          </table:table-cell>
          <table:table-cell office:value-type="float" office:value="11311.6" table:style-name="ce1">
            <text:p>11311.6</text:p>
          </table:table-cell>
          <table:table-cell office:value-type="float" office:value="6538.03" table:style-name="ce1">
            <text:p>6538.03</text:p>
          </table:table-cell>
          <table:table-cell office:value-type="float" office:value="8298.16" table:style-name="ce1">
            <text:p>8298.16</text:p>
          </table:table-cell>
          <table:table-cell office:value-type="float" office:value="5898.54" table:style-name="ce1">
            <text:p>5898.54</text:p>
          </table:table-cell>
          <table:table-cell office:value-type="float" office:value="5559.55" table:style-name="ce1">
            <text:p>5559.55</text:p>
          </table:table-cell>
          <table:table-cell office:value-type="float" office:value="9204.73" table:style-name="ce1">
            <text:p>9204.73</text:p>
          </table:table-cell>
          <table:table-cell office:value-type="float" office:value="7671.62" table:style-name="ce1">
            <text:p>7671.62</text:p>
          </table:table-cell>
          <table:table-cell office:value-type="float" office:value="7288.2839999999997" table:formula="of:=AVERAGE([.A292:.J292])" table:style-name="ce1">
            <text:p>7288.284</text:p>
          </table:table-cell>
          <table:table-cell table:number-columns-repeated="16373"/>
        </table:table-row>
        <table:table-row table:style-name="ro1">
          <table:table-cell office:value-type="float" office:value="6220.98" table:style-name="ce1">
            <text:p>6220.98</text:p>
          </table:table-cell>
          <table:table-cell office:value-type="float" office:value="7684.63" table:style-name="ce1">
            <text:p>7684.63</text:p>
          </table:table-cell>
          <table:table-cell office:value-type="float" office:value="4480.7299999999996" table:style-name="ce1">
            <text:p>4480.73</text:p>
          </table:table-cell>
          <table:table-cell office:value-type="float" office:value="11311.6" table:style-name="ce1">
            <text:p>11311.6</text:p>
          </table:table-cell>
          <table:table-cell office:value-type="float" office:value="6538.03" table:style-name="ce1">
            <text:p>6538.03</text:p>
          </table:table-cell>
          <table:table-cell office:value-type="float" office:value="8298.16" table:style-name="ce1">
            <text:p>8298.16</text:p>
          </table:table-cell>
          <table:table-cell office:value-type="float" office:value="5898.54" table:style-name="ce1">
            <text:p>5898.54</text:p>
          </table:table-cell>
          <table:table-cell office:value-type="float" office:value="5558.56" table:style-name="ce1">
            <text:p>5558.56</text:p>
          </table:table-cell>
          <table:table-cell office:value-type="float" office:value="9199.7099999999991" table:style-name="ce1">
            <text:p>9199.71</text:p>
          </table:table-cell>
          <table:table-cell office:value-type="float" office:value="7663.39" table:style-name="ce1">
            <text:p>7663.39</text:p>
          </table:table-cell>
          <table:table-cell office:value-type="float" office:value="7285.433" table:formula="of:=AVERAGE([.A293:.J293])" table:style-name="ce1">
            <text:p>7285.433</text:p>
          </table:table-cell>
          <table:table-cell table:number-columns-repeated="16373"/>
        </table:table-row>
        <table:table-row table:style-name="ro1">
          <table:table-cell office:value-type="float" office:value="6220.98" table:style-name="ce1">
            <text:p>6220.98</text:p>
          </table:table-cell>
          <table:table-cell office:value-type="float" office:value="7642.81" table:style-name="ce1">
            <text:p>7642.81</text:p>
          </table:table-cell>
          <table:table-cell office:value-type="float" office:value="4472.58" table:style-name="ce1">
            <text:p>4472.58</text:p>
          </table:table-cell>
          <table:table-cell office:value-type="float" office:value="11296.7" table:style-name="ce1">
            <text:p>11296.7</text:p>
          </table:table-cell>
          <table:table-cell office:value-type="float" office:value="6538.03" table:style-name="ce1">
            <text:p>6538.03</text:p>
          </table:table-cell>
          <table:table-cell office:value-type="float" office:value="8298.16" table:style-name="ce1">
            <text:p>8298.16</text:p>
          </table:table-cell>
          <table:table-cell office:value-type="float" office:value="5898.54" table:style-name="ce1">
            <text:p>5898.54</text:p>
          </table:table-cell>
          <table:table-cell office:value-type="float" office:value="5558.56" table:style-name="ce1">
            <text:p>5558.56</text:p>
          </table:table-cell>
          <table:table-cell office:value-type="float" office:value="9171.84" table:style-name="ce1">
            <text:p>9171.84</text:p>
          </table:table-cell>
          <table:table-cell office:value-type="float" office:value="7663.39" table:style-name="ce1">
            <text:p>7663.39</text:p>
          </table:table-cell>
          <table:table-cell office:value-type="float" office:value="7276.1590000000015" table:formula="of:=AVERAGE([.A294:.J294])" table:style-name="ce1">
            <text:p>7276.159</text:p>
          </table:table-cell>
          <table:table-cell table:number-columns-repeated="16373"/>
        </table:table-row>
        <table:table-row table:style-name="ro1">
          <table:table-cell office:value-type="float" office:value="6220.98" table:style-name="ce1">
            <text:p>6220.98</text:p>
          </table:table-cell>
          <table:table-cell office:value-type="float" office:value="7642.81" table:style-name="ce1">
            <text:p>7642.81</text:p>
          </table:table-cell>
          <table:table-cell office:value-type="float" office:value="4472.13" table:style-name="ce1">
            <text:p>4472.13</text:p>
          </table:table-cell>
          <table:table-cell office:value-type="float" office:value="11292.3" table:style-name="ce1">
            <text:p>11292.3</text:p>
          </table:table-cell>
          <table:table-cell office:value-type="float" office:value="6538.03" table:style-name="ce1">
            <text:p>6538.03</text:p>
          </table:table-cell>
          <table:table-cell office:value-type="float" office:value="8298.16" table:style-name="ce1">
            <text:p>8298.16</text:p>
          </table:table-cell>
          <table:table-cell office:value-type="float" office:value="5894.85" table:style-name="ce1">
            <text:p>5894.85</text:p>
          </table:table-cell>
          <table:table-cell office:value-type="float" office:value="5558.56" table:style-name="ce1">
            <text:p>5558.56</text:p>
          </table:table-cell>
          <table:table-cell office:value-type="float" office:value="9171.84" table:style-name="ce1">
            <text:p>9171.84</text:p>
          </table:table-cell>
          <table:table-cell office:value-type="float" office:value="7663.39" table:style-name="ce1">
            <text:p>7663.39</text:p>
          </table:table-cell>
          <table:table-cell office:value-type="float" office:value="7275.3050000000003" table:formula="of:=AVERAGE([.A295:.J295])" table:style-name="ce1">
            <text:p>7275.305</text:p>
          </table:table-cell>
          <table:table-cell table:number-columns-repeated="16373"/>
        </table:table-row>
        <table:table-row table:style-name="ro1">
          <table:table-cell office:value-type="float" office:value="6220.98" table:style-name="ce1">
            <text:p>6220.98</text:p>
          </table:table-cell>
          <table:table-cell office:value-type="float" office:value="7627.63" table:style-name="ce1">
            <text:p>7627.63</text:p>
          </table:table-cell>
          <table:table-cell office:value-type="float" office:value="4471.76" table:style-name="ce1">
            <text:p>4471.76</text:p>
          </table:table-cell>
          <table:table-cell office:value-type="float" office:value="11290.2" table:style-name="ce1">
            <text:p>11290.2</text:p>
          </table:table-cell>
          <table:table-cell office:value-type="float" office:value="6537.46" table:style-name="ce1">
            <text:p>6537.46</text:p>
          </table:table-cell>
          <table:table-cell office:value-type="float" office:value="8298.16" table:style-name="ce1">
            <text:p>8298.16</text:p>
          </table:table-cell>
          <table:table-cell office:value-type="float" office:value="5893.29" table:style-name="ce1">
            <text:p>5893.29</text:p>
          </table:table-cell>
          <table:table-cell office:value-type="float" office:value="5496.25" table:style-name="ce1">
            <text:p>5496.25</text:p>
          </table:table-cell>
          <table:table-cell office:value-type="float" office:value="9171.84" table:style-name="ce1">
            <text:p>9171.84</text:p>
          </table:table-cell>
          <table:table-cell office:value-type="float" office:value="7663.3" table:style-name="ce1">
            <text:p>7663.3</text:p>
          </table:table-cell>
          <table:table-cell office:value-type="float" office:value="7267.0870000000014" table:formula="of:=AVERAGE([.A296:.J296])" table:style-name="ce1">
            <text:p>7267.087</text:p>
          </table:table-cell>
          <table:table-cell table:number-columns-repeated="16373"/>
        </table:table-row>
        <table:table-row table:style-name="ro1">
          <table:table-cell office:value-type="float" office:value="6202.6" table:style-name="ce1">
            <text:p>6202.6</text:p>
          </table:table-cell>
          <table:table-cell office:value-type="float" office:value="7626.54" table:style-name="ce1">
            <text:p>7626.54</text:p>
          </table:table-cell>
          <table:table-cell office:value-type="float" office:value="4456.66" table:style-name="ce1">
            <text:p>4456.66</text:p>
          </table:table-cell>
          <table:table-cell office:value-type="float" office:value="11290.2" table:style-name="ce1">
            <text:p>11290.2</text:p>
          </table:table-cell>
          <table:table-cell office:value-type="float" office:value="6225.24" table:style-name="ce1">
            <text:p>6225.24</text:p>
          </table:table-cell>
          <table:table-cell office:value-type="float" office:value="8296.56" table:style-name="ce1">
            <text:p>8296.56</text:p>
          </table:table-cell>
          <table:table-cell office:value-type="float" office:value="5882.26" table:style-name="ce1">
            <text:p>5882.26</text:p>
          </table:table-cell>
          <table:table-cell office:value-type="float" office:value="5495.83" table:style-name="ce1">
            <text:p>5495.83</text:p>
          </table:table-cell>
          <table:table-cell office:value-type="float" office:value="9135.4699999999993" table:style-name="ce1">
            <text:p>9135.47</text:p>
          </table:table-cell>
          <table:table-cell office:value-type="float" office:value="7661.28" table:style-name="ce1">
            <text:p>7661.28</text:p>
          </table:table-cell>
          <table:table-cell office:value-type="float" office:value="7227.2640000000001" table:formula="of:=AVERAGE([.A297:.J297])" table:style-name="ce1">
            <text:p>7227.264</text:p>
          </table:table-cell>
          <table:table-cell table:number-columns-repeated="16373"/>
        </table:table-row>
        <table:table-row table:style-name="ro1">
          <table:table-cell office:value-type="float" office:value="6202.6" table:style-name="ce1">
            <text:p>6202.6</text:p>
          </table:table-cell>
          <table:table-cell office:value-type="float" office:value="7627.63" table:style-name="ce1">
            <text:p>7627.63</text:p>
          </table:table-cell>
          <table:table-cell office:value-type="float" office:value="4456.66" table:style-name="ce1">
            <text:p>4456.66</text:p>
          </table:table-cell>
          <table:table-cell office:value-type="float" office:value="11292.1" table:style-name="ce1">
            <text:p>11292.1</text:p>
          </table:table-cell>
          <table:table-cell office:value-type="float" office:value="6225.24" table:style-name="ce1">
            <text:p>6225.24</text:p>
          </table:table-cell>
          <table:table-cell office:value-type="float" office:value="8280.7099999999991" table:style-name="ce1">
            <text:p>8280.71</text:p>
          </table:table-cell>
          <table:table-cell office:value-type="float" office:value="5882.26" table:style-name="ce1">
            <text:p>5882.26</text:p>
          </table:table-cell>
          <table:table-cell office:value-type="float" office:value="5468.06" table:style-name="ce1">
            <text:p>5468.06</text:p>
          </table:table-cell>
          <table:table-cell office:value-type="float" office:value="9135.4699999999993" table:style-name="ce1">
            <text:p>9135.47</text:p>
          </table:table-cell>
          <table:table-cell office:value-type="float" office:value="7661.28" table:style-name="ce1">
            <text:p>7661.28</text:p>
          </table:table-cell>
          <table:table-cell office:value-type="float" office:value="7223.2009999999991" table:formula="of:=AVERAGE([.A298:.J298])" table:style-name="ce1">
            <text:p>7223.201</text:p>
          </table:table-cell>
          <table:table-cell table:number-columns-repeated="16373"/>
        </table:table-row>
        <table:table-row table:style-name="ro1">
          <table:table-cell office:value-type="float" office:value="6202.6" table:style-name="ce1">
            <text:p>6202.6</text:p>
          </table:table-cell>
          <table:table-cell office:value-type="float" office:value="7619.54" table:style-name="ce1">
            <text:p>7619.54</text:p>
          </table:table-cell>
          <table:table-cell office:value-type="float" office:value="4471.6899999999996" table:style-name="ce1">
            <text:p>4471.69</text:p>
          </table:table-cell>
          <table:table-cell office:value-type="float" office:value="11272.5" table:style-name="ce1">
            <text:p>11272.5</text:p>
          </table:table-cell>
          <table:table-cell office:value-type="float" office:value="6225.24" table:style-name="ce1">
            <text:p>6225.24</text:p>
          </table:table-cell>
          <table:table-cell office:value-type="float" office:value="8280.7099999999991" table:style-name="ce1">
            <text:p>8280.71</text:p>
          </table:table-cell>
          <table:table-cell office:value-type="float" office:value="5882.26" table:style-name="ce1">
            <text:p>5882.26</text:p>
          </table:table-cell>
          <table:table-cell office:value-type="float" office:value="5468.06" table:style-name="ce1">
            <text:p>5468.06</text:p>
          </table:table-cell>
          <table:table-cell office:value-type="float" office:value="9106.4699999999993" table:style-name="ce1">
            <text:p>9106.47</text:p>
          </table:table-cell>
          <table:table-cell office:value-type="float" office:value="7648.47" table:style-name="ce1">
            <text:p>7648.47</text:p>
          </table:table-cell>
          <table:table-cell office:value-type="float" office:value="7217.753999999999" table:formula="of:=AVERAGE([.A299:.J299])" table:style-name="ce1">
            <text:p>7217.754</text:p>
          </table:table-cell>
          <table:table-cell table:number-columns-repeated="16373"/>
        </table:table-row>
        <table:table-row table:style-name="ro1">
          <table:table-cell office:value-type="float" office:value="6187.05" table:style-name="ce1">
            <text:p>6187.05</text:p>
          </table:table-cell>
          <table:table-cell office:value-type="float" office:value="7619.54" table:style-name="ce1">
            <text:p>7619.54</text:p>
          </table:table-cell>
          <table:table-cell office:value-type="float" office:value="4457.38" table:style-name="ce1">
            <text:p>4457.38</text:p>
          </table:table-cell>
          <table:table-cell office:value-type="float" office:value="11272.5" table:style-name="ce1">
            <text:p>11272.5</text:p>
          </table:table-cell>
          <table:table-cell office:value-type="float" office:value="6177.38" table:style-name="ce1">
            <text:p>6177.38</text:p>
          </table:table-cell>
          <table:table-cell office:value-type="float" office:value="8280.7099999999991" table:style-name="ce1">
            <text:p>8280.71</text:p>
          </table:table-cell>
          <table:table-cell office:value-type="float" office:value="5882.26" table:style-name="ce1">
            <text:p>5882.26</text:p>
          </table:table-cell>
          <table:table-cell office:value-type="float" office:value="5440.99" table:style-name="ce1">
            <text:p>5440.99</text:p>
          </table:table-cell>
          <table:table-cell office:value-type="float" office:value="9106.4699999999993" table:style-name="ce1">
            <text:p>9106.47</text:p>
          </table:table-cell>
          <table:table-cell office:value-type="float" office:value="7648.47" table:style-name="ce1">
            <text:p>7648.47</text:p>
          </table:table-cell>
          <table:table-cell office:value-type="float" office:value="7207.2749999999996" table:formula="of:=AVERAGE([.A300:.J300])" table:style-name="ce1">
            <text:p>7207.275</text:p>
          </table:table-cell>
          <table:table-cell table:number-columns-repeated="16373"/>
        </table:table-row>
        <table:table-row table:style-name="ro1">
          <table:table-cell office:value-type="float" office:value="6187.05" table:style-name="ce1">
            <text:p>6187.05</text:p>
          </table:table-cell>
          <table:table-cell office:value-type="float" office:value="7619.54" table:style-name="ce1">
            <text:p>7619.54</text:p>
          </table:table-cell>
          <table:table-cell office:value-type="float" office:value="4457.38" table:style-name="ce1">
            <text:p>4457.38</text:p>
          </table:table-cell>
          <table:table-cell office:value-type="float" office:value="11271.8" table:style-name="ce1">
            <text:p>11271.8</text:p>
          </table:table-cell>
          <table:table-cell office:value-type="float" office:value="6177.38" table:style-name="ce1">
            <text:p>6177.38</text:p>
          </table:table-cell>
          <table:table-cell office:value-type="float" office:value="8280.7099999999991" table:style-name="ce1">
            <text:p>8280.71</text:p>
          </table:table-cell>
          <table:table-cell office:value-type="float" office:value="5882.26" table:style-name="ce1">
            <text:p>5882.26</text:p>
          </table:table-cell>
          <table:table-cell office:value-type="float" office:value="5468.06" table:style-name="ce1">
            <text:p>5468.06</text:p>
          </table:table-cell>
          <table:table-cell office:value-type="float" office:value="9106.4699999999993" table:style-name="ce1">
            <text:p>9106.47</text:p>
          </table:table-cell>
          <table:table-cell office:value-type="float" office:value="7638.67" table:style-name="ce1">
            <text:p>7638.67</text:p>
          </table:table-cell>
          <table:table-cell office:value-type="float" office:value="7208.9320000000007" table:formula="of:=AVERAGE([.A301:.J301])" table:style-name="ce1">
            <text:p>7208.932</text:p>
          </table:table-cell>
          <table:table-cell table:number-columns-repeated="16373"/>
        </table:table-row>
        <table:table-row table:style-name="ro1">
          <table:table-cell office:value-type="float" office:value="6182.86" table:style-name="ce1">
            <text:p>6182.86</text:p>
          </table:table-cell>
          <table:table-cell office:value-type="float" office:value="7616.68" table:style-name="ce1">
            <text:p>7616.68</text:p>
          </table:table-cell>
          <table:table-cell office:value-type="float" office:value="4457.38" table:style-name="ce1">
            <text:p>4457.38</text:p>
          </table:table-cell>
          <table:table-cell office:value-type="float" office:value="11271.8" table:style-name="ce1">
            <text:p>11271.8</text:p>
          </table:table-cell>
          <table:table-cell office:value-type="float" office:value="6177.38" table:style-name="ce1">
            <text:p>6177.38</text:p>
          </table:table-cell>
          <table:table-cell office:value-type="float" office:value="8280.7099999999991" table:style-name="ce1">
            <text:p>8280.71</text:p>
          </table:table-cell>
          <table:table-cell office:value-type="float" office:value="5875.63" table:style-name="ce1">
            <text:p>5875.63</text:p>
          </table:table-cell>
          <table:table-cell office:value-type="float" office:value="5422.04" table:style-name="ce1">
            <text:p>5422.04</text:p>
          </table:table-cell>
          <table:table-cell office:value-type="float" office:value="9106.23" table:style-name="ce1">
            <text:p>9106.23</text:p>
          </table:table-cell>
          <table:table-cell office:value-type="float" office:value="7638.05" table:style-name="ce1">
            <text:p>7638.05</text:p>
          </table:table-cell>
          <table:table-cell office:value-type="float" office:value="7202.8759999999993" table:formula="of:=AVERAGE([.A302:.J302])" table:style-name="ce1">
            <text:p>7202.876</text:p>
          </table:table-cell>
          <table:table-cell table:number-columns-repeated="16373"/>
        </table:table-row>
        <table:table-row table:style-name="ro1">
          <table:table-cell office:value-type="float" office:value="6176.36" table:style-name="ce1">
            <text:p>6176.36</text:p>
          </table:table-cell>
          <table:table-cell office:value-type="float" office:value="7616.68" table:style-name="ce1">
            <text:p>7616.68</text:p>
          </table:table-cell>
          <table:table-cell office:value-type="float" office:value="4457.38" table:style-name="ce1">
            <text:p>4457.38</text:p>
          </table:table-cell>
          <table:table-cell office:value-type="float" office:value="11220.8" table:style-name="ce1">
            <text:p>11220.8</text:p>
          </table:table-cell>
          <table:table-cell office:value-type="float" office:value="6167.26" table:style-name="ce1">
            <text:p>6167.26</text:p>
          </table:table-cell>
          <table:table-cell office:value-type="float" office:value="8269.61" table:style-name="ce1">
            <text:p>8269.61</text:p>
          </table:table-cell>
          <table:table-cell office:value-type="float" office:value="5875.63" table:style-name="ce1">
            <text:p>5875.63</text:p>
          </table:table-cell>
          <table:table-cell office:value-type="float" office:value="5422.04" table:style-name="ce1">
            <text:p>5422.04</text:p>
          </table:table-cell>
          <table:table-cell office:value-type="float" office:value="9094.24" table:style-name="ce1">
            <text:p>9094.24</text:p>
          </table:table-cell>
          <table:table-cell office:value-type="float" office:value="7638.05" table:style-name="ce1">
            <text:p>7638.05</text:p>
          </table:table-cell>
          <table:table-cell office:value-type="float" office:value="7193.8050000000003" table:formula="of:=AVERAGE([.A303:.J303])" table:style-name="ce1">
            <text:p>7193.805</text:p>
          </table:table-cell>
          <table:table-cell table:number-columns-repeated="16373"/>
        </table:table-row>
        <table:table-row table:style-name="ro1">
          <table:table-cell office:value-type="float" office:value="6176.36" table:style-name="ce1">
            <text:p>6176.36</text:p>
          </table:table-cell>
          <table:table-cell office:value-type="float" office:value="7617.87" table:style-name="ce1">
            <text:p>7617.87</text:p>
          </table:table-cell>
          <table:table-cell office:value-type="float" office:value="4457.38" table:style-name="ce1">
            <text:p>4457.38</text:p>
          </table:table-cell>
          <table:table-cell office:value-type="float" office:value="11220.8" table:style-name="ce1">
            <text:p>11220.8</text:p>
          </table:table-cell>
          <table:table-cell office:value-type="float" office:value="6104.34" table:style-name="ce1">
            <text:p>6104.34</text:p>
          </table:table-cell>
          <table:table-cell office:value-type="float" office:value="8268.48" table:style-name="ce1">
            <text:p>8268.48</text:p>
          </table:table-cell>
          <table:table-cell office:value-type="float" office:value="5875.63" table:style-name="ce1">
            <text:p>5875.63</text:p>
          </table:table-cell>
          <table:table-cell office:value-type="float" office:value="5422.04" table:style-name="ce1">
            <text:p>5422.04</text:p>
          </table:table-cell>
          <table:table-cell office:value-type="float" office:value="9094.24" table:style-name="ce1">
            <text:p>9094.24</text:p>
          </table:table-cell>
          <table:table-cell office:value-type="float" office:value="7628.68" table:style-name="ce1">
            <text:p>7628.68</text:p>
          </table:table-cell>
          <table:table-cell office:value-type="float" office:value="7186.5819999999994" table:formula="of:=AVERAGE([.A304:.J304])" table:style-name="ce1">
            <text:p>7186.582</text:p>
          </table:table-cell>
          <table:table-cell table:number-columns-repeated="16373"/>
        </table:table-row>
        <table:table-row table:style-name="ro1">
          <table:table-cell office:value-type="float" office:value="6176.36" table:style-name="ce1">
            <text:p>6176.36</text:p>
          </table:table-cell>
          <table:table-cell office:value-type="float" office:value="7616.9" table:style-name="ce1">
            <text:p>7616.9</text:p>
          </table:table-cell>
          <table:table-cell office:value-type="float" office:value="4445.21" table:style-name="ce1">
            <text:p>4445.21</text:p>
          </table:table-cell>
          <table:table-cell office:value-type="float" office:value="11220.8" table:style-name="ce1">
            <text:p>11220.8</text:p>
          </table:table-cell>
          <table:table-cell office:value-type="float" office:value="6104.34" table:style-name="ce1">
            <text:p>6104.34</text:p>
          </table:table-cell>
          <table:table-cell office:value-type="float" office:value="8268.48" table:style-name="ce1">
            <text:p>8268.48</text:p>
          </table:table-cell>
          <table:table-cell office:value-type="float" office:value="5875.51" table:style-name="ce1">
            <text:p>5875.51</text:p>
          </table:table-cell>
          <table:table-cell office:value-type="float" office:value="5411.89" table:style-name="ce1">
            <text:p>5411.89</text:p>
          </table:table-cell>
          <table:table-cell office:value-type="float" office:value="9082.6299999999992" table:style-name="ce1">
            <text:p>9082.63</text:p>
          </table:table-cell>
          <table:table-cell office:value-type="float" office:value="7614.38" table:style-name="ce1">
            <text:p>7614.38</text:p>
          </table:table-cell>
          <table:table-cell office:value-type="float" office:value="7181.65" table:formula="of:=AVERAGE([.A305:.J305])" table:style-name="ce1">
            <text:p>7181.65</text:p>
          </table:table-cell>
          <table:table-cell table:number-columns-repeated="16373"/>
        </table:table-row>
        <table:table-row table:style-name="ro1">
          <table:table-cell office:value-type="float" office:value="6167.62" table:style-name="ce1">
            <text:p>6167.62</text:p>
          </table:table-cell>
          <table:table-cell office:value-type="float" office:value="7612.16" table:style-name="ce1">
            <text:p>7612.16</text:p>
          </table:table-cell>
          <table:table-cell office:value-type="float" office:value="4443.87" table:style-name="ce1">
            <text:p>4443.87</text:p>
          </table:table-cell>
          <table:table-cell office:value-type="float" office:value="11220.8" table:style-name="ce1">
            <text:p>11220.8</text:p>
          </table:table-cell>
          <table:table-cell office:value-type="float" office:value="6104.34" table:style-name="ce1">
            <text:p>6104.34</text:p>
          </table:table-cell>
          <table:table-cell office:value-type="float" office:value="8280.4" table:style-name="ce1">
            <text:p>8280.4</text:p>
          </table:table-cell>
          <table:table-cell office:value-type="float" office:value="5873.4" table:style-name="ce1">
            <text:p>5873.4</text:p>
          </table:table-cell>
          <table:table-cell office:value-type="float" office:value="5360.87" table:style-name="ce1">
            <text:p>5360.87</text:p>
          </table:table-cell>
          <table:table-cell office:value-type="float" office:value="9031.07" table:style-name="ce1">
            <text:p>9031.07</text:p>
          </table:table-cell>
          <table:table-cell office:value-type="float" office:value="7614.38" table:style-name="ce1">
            <text:p>7614.38</text:p>
          </table:table-cell>
          <table:table-cell office:value-type="float" office:value="7170.8910000000005" table:formula="of:=AVERAGE([.A306:.J306])" table:style-name="ce1">
            <text:p>7170.891</text:p>
          </table:table-cell>
          <table:table-cell table:number-columns-repeated="16373"/>
        </table:table-row>
        <table:table-row table:style-name="ro1">
          <table:table-cell office:value-type="float" office:value="6167.62" table:style-name="ce1">
            <text:p>6167.62</text:p>
          </table:table-cell>
          <table:table-cell office:value-type="float" office:value="7612.16" table:style-name="ce1">
            <text:p>7612.16</text:p>
          </table:table-cell>
          <table:table-cell office:value-type="float" office:value="4445.21" table:style-name="ce1">
            <text:p>4445.21</text:p>
          </table:table-cell>
          <table:table-cell office:value-type="float" office:value="11220.8" table:style-name="ce1">
            <text:p>11220.8</text:p>
          </table:table-cell>
          <table:table-cell office:value-type="float" office:value="6101.79" table:style-name="ce1">
            <text:p>6101.79</text:p>
          </table:table-cell>
          <table:table-cell office:value-type="float" office:value="8278.08" table:style-name="ce1">
            <text:p>8278.08</text:p>
          </table:table-cell>
          <table:table-cell office:value-type="float" office:value="5871.71" table:style-name="ce1">
            <text:p>5871.71</text:p>
          </table:table-cell>
          <table:table-cell office:value-type="float" office:value="5360.74" table:style-name="ce1">
            <text:p>5360.74</text:p>
          </table:table-cell>
          <table:table-cell office:value-type="float" office:value="9031.07" table:style-name="ce1">
            <text:p>9031.07</text:p>
          </table:table-cell>
          <table:table-cell office:value-type="float" office:value="7614.38" table:style-name="ce1">
            <text:p>7614.38</text:p>
          </table:table-cell>
          <table:table-cell office:value-type="float" office:value="7170.3559999999998" table:formula="of:=AVERAGE([.A307:.J307])" table:style-name="ce1">
            <text:p>7170.356</text:p>
          </table:table-cell>
          <table:table-cell table:number-columns-repeated="16373"/>
        </table:table-row>
        <table:table-row table:style-name="ro1">
          <table:table-cell office:value-type="float" office:value="6167.62" table:style-name="ce1">
            <text:p>6167.62</text:p>
          </table:table-cell>
          <table:table-cell office:value-type="float" office:value="7564.65" table:style-name="ce1">
            <text:p>7564.65</text:p>
          </table:table-cell>
          <table:table-cell office:value-type="float" office:value="4438.43" table:style-name="ce1">
            <text:p>4438.43</text:p>
          </table:table-cell>
          <table:table-cell office:value-type="float" office:value="11220.8" table:style-name="ce1">
            <text:p>11220.8</text:p>
          </table:table-cell>
          <table:table-cell office:value-type="float" office:value="6101.79" table:style-name="ce1">
            <text:p>6101.79</text:p>
          </table:table-cell>
          <table:table-cell office:value-type="float" office:value="8269.91" table:style-name="ce1">
            <text:p>8269.91</text:p>
          </table:table-cell>
          <table:table-cell office:value-type="float" office:value="5872.38" table:style-name="ce1">
            <text:p>5872.38</text:p>
          </table:table-cell>
          <table:table-cell office:value-type="float" office:value="5223.57" table:style-name="ce1">
            <text:p>5223.57</text:p>
          </table:table-cell>
          <table:table-cell office:value-type="float" office:value="9031.07" table:style-name="ce1">
            <text:p>9031.07</text:p>
          </table:table-cell>
          <table:table-cell office:value-type="float" office:value="7605.87" table:style-name="ce1">
            <text:p>7605.87</text:p>
          </table:table-cell>
          <table:table-cell office:value-type="float" office:value="7149.6089999999995" table:formula="of:=AVERAGE([.A308:.J308])" table:style-name="ce1">
            <text:p>7149.609</text:p>
          </table:table-cell>
          <table:table-cell table:number-columns-repeated="16373"/>
        </table:table-row>
        <table:table-row table:style-name="ro1">
          <table:table-cell office:value-type="float" office:value="6167.19" table:style-name="ce1">
            <text:p>6167.19</text:p>
          </table:table-cell>
          <table:table-cell office:value-type="float" office:value="7564.09" table:style-name="ce1">
            <text:p>7564.09</text:p>
          </table:table-cell>
          <table:table-cell office:value-type="float" office:value="4438.43" table:style-name="ce1">
            <text:p>4438.43</text:p>
          </table:table-cell>
          <table:table-cell office:value-type="float" office:value="11219.5" table:style-name="ce1">
            <text:p>11219.5</text:p>
          </table:table-cell>
          <table:table-cell office:value-type="float" office:value="6093.5" table:style-name="ce1">
            <text:p>6093.5</text:p>
          </table:table-cell>
          <table:table-cell office:value-type="float" office:value="8278.08" table:style-name="ce1">
            <text:p>8278.08</text:p>
          </table:table-cell>
          <table:table-cell office:value-type="float" office:value="5872.38" table:style-name="ce1">
            <text:p>5872.38</text:p>
          </table:table-cell>
          <table:table-cell office:value-type="float" office:value="5223.57" table:style-name="ce1">
            <text:p>5223.57</text:p>
          </table:table-cell>
          <table:table-cell office:value-type="float" office:value="8994.35" table:style-name="ce1">
            <text:p>8994.35</text:p>
          </table:table-cell>
          <table:table-cell office:value-type="float" office:value="7605.87" table:style-name="ce1">
            <text:p>7605.87</text:p>
          </table:table-cell>
          <table:table-cell office:value-type="float" office:value="7145.695999999999" table:formula="of:=AVERAGE([.A309:.J309])" table:style-name="ce1">
            <text:p>7145.696</text:p>
          </table:table-cell>
          <table:table-cell table:number-columns-repeated="16373"/>
        </table:table-row>
        <table:table-row table:style-name="ro1">
          <table:table-cell office:value-type="float" office:value="6165.2" table:style-name="ce1">
            <text:p>6165.2</text:p>
          </table:table-cell>
          <table:table-cell office:value-type="float" office:value="7564.09" table:style-name="ce1">
            <text:p>7564.09</text:p>
          </table:table-cell>
          <table:table-cell office:value-type="float" office:value="4437.2" table:style-name="ce1">
            <text:p>4437.2</text:p>
          </table:table-cell>
          <table:table-cell office:value-type="float" office:value="11219.5" table:style-name="ce1">
            <text:p>11219.5</text:p>
          </table:table-cell>
          <table:table-cell office:value-type="float" office:value="6070.43" table:style-name="ce1">
            <text:p>6070.43</text:p>
          </table:table-cell>
          <table:table-cell office:value-type="float" office:value="8271.15" table:style-name="ce1">
            <text:p>8271.15</text:p>
          </table:table-cell>
          <table:table-cell office:value-type="float" office:value="5871.47" table:style-name="ce1">
            <text:p>5871.47</text:p>
          </table:table-cell>
          <table:table-cell office:value-type="float" office:value="5223.55" table:style-name="ce1">
            <text:p>5223.55</text:p>
          </table:table-cell>
          <table:table-cell office:value-type="float" office:value="8994.35" table:style-name="ce1">
            <text:p>8994.35</text:p>
          </table:table-cell>
          <table:table-cell office:value-type="float" office:value="7595.94" table:style-name="ce1">
            <text:p>7595.94</text:p>
          </table:table-cell>
          <table:table-cell office:value-type="float" office:value="7141.2880000000005" table:formula="of:=AVERAGE([.A310:.J310])" table:style-name="ce1">
            <text:p>7141.288</text:p>
          </table:table-cell>
          <table:table-cell table:number-columns-repeated="16373"/>
        </table:table-row>
        <table:table-row table:style-name="ro1">
          <table:table-cell office:value-type="float" office:value="6165.2" table:style-name="ce1">
            <text:p>6165.2</text:p>
          </table:table-cell>
          <table:table-cell office:value-type="float" office:value="7564.09" table:style-name="ce1">
            <text:p>7564.09</text:p>
          </table:table-cell>
          <table:table-cell office:value-type="float" office:value="4437.2" table:style-name="ce1">
            <text:p>4437.2</text:p>
          </table:table-cell>
          <table:table-cell office:value-type="float" office:value="11188.2" table:style-name="ce1">
            <text:p>11188.2</text:p>
          </table:table-cell>
          <table:table-cell office:value-type="float" office:value="6070.43" table:style-name="ce1">
            <text:p>6070.43</text:p>
          </table:table-cell>
          <table:table-cell office:value-type="float" office:value="8276.33" table:style-name="ce1">
            <text:p>8276.33</text:p>
          </table:table-cell>
          <table:table-cell office:value-type="float" office:value="5863.09" table:style-name="ce1">
            <text:p>5863.09</text:p>
          </table:table-cell>
          <table:table-cell office:value-type="float" office:value="5220.07" table:style-name="ce1">
            <text:p>5220.07</text:p>
          </table:table-cell>
          <table:table-cell office:value-type="float" office:value="8994.35" table:style-name="ce1">
            <text:p>8994.35</text:p>
          </table:table-cell>
          <table:table-cell office:value-type="float" office:value="7595.94" table:style-name="ce1">
            <text:p>7595.94</text:p>
          </table:table-cell>
          <table:table-cell office:value-type="float" office:value="7137.4900000000007" table:formula="of:=AVERAGE([.A311:.J311])" table:style-name="ce1">
            <text:p>7137.49</text:p>
          </table:table-cell>
          <table:table-cell table:number-columns-repeated="16373"/>
        </table:table-row>
        <table:table-row table:style-name="ro1">
          <table:table-cell office:value-type="float" office:value="6155.27" table:style-name="ce1">
            <text:p>6155.27</text:p>
          </table:table-cell>
          <table:table-cell office:value-type="float" office:value="7562.96" table:style-name="ce1">
            <text:p>7562.96</text:p>
          </table:table-cell>
          <table:table-cell office:value-type="float" office:value="4423.53" table:style-name="ce1">
            <text:p>4423.53</text:p>
          </table:table-cell>
          <table:table-cell office:value-type="float" office:value="11188.2" table:style-name="ce1">
            <text:p>11188.2</text:p>
          </table:table-cell>
          <table:table-cell office:value-type="float" office:value="6070.43" table:style-name="ce1">
            <text:p>6070.43</text:p>
          </table:table-cell>
          <table:table-cell office:value-type="float" office:value="8276.33" table:style-name="ce1">
            <text:p>8276.33</text:p>
          </table:table-cell>
          <table:table-cell office:value-type="float" office:value="5863.09" table:style-name="ce1">
            <text:p>5863.09</text:p>
          </table:table-cell>
          <table:table-cell office:value-type="float" office:value="5223.55" table:style-name="ce1">
            <text:p>5223.55</text:p>
          </table:table-cell>
          <table:table-cell office:value-type="float" office:value="8969.7199999999993" table:style-name="ce1">
            <text:p>8969.72</text:p>
          </table:table-cell>
          <table:table-cell office:value-type="float" office:value="7595.94" table:style-name="ce1">
            <text:p>7595.94</text:p>
          </table:table-cell>
          <table:table-cell office:value-type="float" office:value="7132.902" table:formula="of:=AVERAGE([.A312:.J312])" table:style-name="ce1">
            <text:p>7132.902</text:p>
          </table:table-cell>
          <table:table-cell table:number-columns-repeated="16373"/>
        </table:table-row>
        <table:table-row table:style-name="ro1">
          <table:table-cell office:value-type="float" office:value="6162.56" table:style-name="ce1">
            <text:p>6162.56</text:p>
          </table:table-cell>
          <table:table-cell office:value-type="float" office:value="7552.53" table:style-name="ce1">
            <text:p>7552.53</text:p>
          </table:table-cell>
          <table:table-cell office:value-type="float" office:value="4423.53" table:style-name="ce1">
            <text:p>4423.53</text:p>
          </table:table-cell>
          <table:table-cell office:value-type="float" office:value="11188.2" table:style-name="ce1">
            <text:p>11188.2</text:p>
          </table:table-cell>
          <table:table-cell office:value-type="float" office:value="6070.43" table:style-name="ce1">
            <text:p>6070.43</text:p>
          </table:table-cell>
          <table:table-cell office:value-type="float" office:value="8277.73" table:style-name="ce1">
            <text:p>8277.73</text:p>
          </table:table-cell>
          <table:table-cell office:value-type="float" office:value="5863.09" table:style-name="ce1">
            <text:p>5863.09</text:p>
          </table:table-cell>
          <table:table-cell office:value-type="float" office:value="5223.55" table:style-name="ce1">
            <text:p>5223.55</text:p>
          </table:table-cell>
          <table:table-cell office:value-type="float" office:value="8952.9500000000007" table:style-name="ce1">
            <text:p>8952.95</text:p>
          </table:table-cell>
          <table:table-cell office:value-type="float" office:value="7595.44" table:style-name="ce1">
            <text:p>7595.44</text:p>
          </table:table-cell>
          <table:table-cell office:value-type="float" office:value="7131.0009999999993" table:formula="of:=AVERAGE([.A313:.J313])" table:style-name="ce1">
            <text:p>7131.001</text:p>
          </table:table-cell>
          <table:table-cell table:number-columns-repeated="16373"/>
        </table:table-row>
        <table:table-row table:style-name="ro1">
          <table:table-cell office:value-type="float" office:value="6161.35" table:style-name="ce1">
            <text:p>6161.35</text:p>
          </table:table-cell>
          <table:table-cell office:value-type="float" office:value="7553.57" table:style-name="ce1">
            <text:p>7553.57</text:p>
          </table:table-cell>
          <table:table-cell office:value-type="float" office:value="4423.53" table:style-name="ce1">
            <text:p>4423.53</text:p>
          </table:table-cell>
          <table:table-cell office:value-type="float" office:value="11166.6" table:style-name="ce1">
            <text:p>11166.6</text:p>
          </table:table-cell>
          <table:table-cell office:value-type="float" office:value="5921.31" table:style-name="ce1">
            <text:p>5921.31</text:p>
          </table:table-cell>
          <table:table-cell office:value-type="float" office:value="8277.73" table:style-name="ce1">
            <text:p>8277.73</text:p>
          </table:table-cell>
          <table:table-cell office:value-type="float" office:value="5860.28" table:style-name="ce1">
            <text:p>5860.28</text:p>
          </table:table-cell>
          <table:table-cell office:value-type="float" office:value="5149.09" table:style-name="ce1">
            <text:p>5149.09</text:p>
          </table:table-cell>
          <table:table-cell office:value-type="float" office:value="8952.9500000000007" table:style-name="ce1">
            <text:p>8952.95</text:p>
          </table:table-cell>
          <table:table-cell office:value-type="float" office:value="7592.93" table:style-name="ce1">
            <text:p>7592.93</text:p>
          </table:table-cell>
          <table:table-cell office:value-type="float" office:value="7105.9339999999993" table:formula="of:=AVERAGE([.A314:.J314])" table:style-name="ce1">
            <text:p>7105.934</text:p>
          </table:table-cell>
          <table:table-cell table:number-columns-repeated="16373"/>
        </table:table-row>
        <table:table-row table:style-name="ro1">
          <table:table-cell office:value-type="float" office:value="6162.56" table:style-name="ce1">
            <text:p>6162.56</text:p>
          </table:table-cell>
          <table:table-cell office:value-type="float" office:value="7553.57" table:style-name="ce1">
            <text:p>7553.57</text:p>
          </table:table-cell>
          <table:table-cell office:value-type="float" office:value="4423.53" table:style-name="ce1">
            <text:p>4423.53</text:p>
          </table:table-cell>
          <table:table-cell office:value-type="float" office:value="11161.5" table:style-name="ce1">
            <text:p>11161.5</text:p>
          </table:table-cell>
          <table:table-cell office:value-type="float" office:value="5921.31" table:style-name="ce1">
            <text:p>5921.31</text:p>
          </table:table-cell>
          <table:table-cell office:value-type="float" office:value="8277.73" table:style-name="ce1">
            <text:p>8277.73</text:p>
          </table:table-cell>
          <table:table-cell office:value-type="float" office:value="5859.92" table:style-name="ce1">
            <text:p>5859.92</text:p>
          </table:table-cell>
          <table:table-cell office:value-type="float" office:value="5206.42" table:style-name="ce1">
            <text:p>5206.42</text:p>
          </table:table-cell>
          <table:table-cell office:value-type="float" office:value="8938.17" table:style-name="ce1">
            <text:p>8938.17</text:p>
          </table:table-cell>
          <table:table-cell office:value-type="float" office:value="7591.79" table:style-name="ce1">
            <text:p>7591.79</text:p>
          </table:table-cell>
          <table:table-cell office:value-type="float" office:value="7109.6499999999987" table:formula="of:=AVERAGE([.A315:.J315])" table:style-name="ce1">
            <text:p>7109.65</text:p>
          </table:table-cell>
          <table:table-cell table:number-columns-repeated="16373"/>
        </table:table-row>
        <table:table-row table:style-name="ro1">
          <table:table-cell office:value-type="float" office:value="6155.45" table:style-name="ce1">
            <text:p>6155.45</text:p>
          </table:table-cell>
          <table:table-cell office:value-type="float" office:value="7523.32" table:style-name="ce1">
            <text:p>7523.32</text:p>
          </table:table-cell>
          <table:table-cell office:value-type="float" office:value="4423.53" table:style-name="ce1">
            <text:p>4423.53</text:p>
          </table:table-cell>
          <table:table-cell office:value-type="float" office:value="11151.3" table:style-name="ce1">
            <text:p>11151.3</text:p>
          </table:table-cell>
          <table:table-cell office:value-type="float" office:value="5921.31" table:style-name="ce1">
            <text:p>5921.31</text:p>
          </table:table-cell>
          <table:table-cell office:value-type="float" office:value="8277.2099999999991" table:style-name="ce1">
            <text:p>8277.21</text:p>
          </table:table-cell>
          <table:table-cell office:value-type="float" office:value="5859.92" table:style-name="ce1">
            <text:p>5859.92</text:p>
          </table:table-cell>
          <table:table-cell office:value-type="float" office:value="5206.91" table:style-name="ce1">
            <text:p>5206.91</text:p>
          </table:table-cell>
          <table:table-cell office:value-type="float" office:value="8938.17" table:style-name="ce1">
            <text:p>8938.17</text:p>
          </table:table-cell>
          <table:table-cell office:value-type="float" office:value="7553.93" table:style-name="ce1">
            <text:p>7553.93</text:p>
          </table:table-cell>
          <table:table-cell office:value-type="float" office:value="7101.1049999999987" table:formula="of:=AVERAGE([.A316:.J316])" table:style-name="ce1">
            <text:p>7101.105</text:p>
          </table:table-cell>
          <table:table-cell table:number-columns-repeated="16373"/>
        </table:table-row>
        <table:table-row table:style-name="ro1">
          <table:table-cell office:value-type="float" office:value="6150.69" table:style-name="ce1">
            <text:p>6150.69</text:p>
          </table:table-cell>
          <table:table-cell office:value-type="float" office:value="7523.51" table:style-name="ce1">
            <text:p>7523.51</text:p>
          </table:table-cell>
          <table:table-cell office:value-type="float" office:value="4423.53" table:style-name="ce1">
            <text:p>4423.53</text:p>
          </table:table-cell>
          <table:table-cell office:value-type="float" office:value="11137.9" table:style-name="ce1">
            <text:p>11137.9</text:p>
          </table:table-cell>
          <table:table-cell office:value-type="float" office:value="5921.31" table:style-name="ce1">
            <text:p>5921.31</text:p>
          </table:table-cell>
          <table:table-cell office:value-type="float" office:value="8274.64" table:style-name="ce1">
            <text:p>8274.64</text:p>
          </table:table-cell>
          <table:table-cell office:value-type="float" office:value="5856.6" table:style-name="ce1">
            <text:p>5856.6</text:p>
          </table:table-cell>
          <table:table-cell office:value-type="float" office:value="5181" table:style-name="ce1">
            <text:p>5181</text:p>
          </table:table-cell>
          <table:table-cell office:value-type="float" office:value="8913.27" table:style-name="ce1">
            <text:p>8913.27</text:p>
          </table:table-cell>
          <table:table-cell office:value-type="float" office:value="7539.44" table:style-name="ce1">
            <text:p>7539.44</text:p>
          </table:table-cell>
          <table:table-cell office:value-type="float" office:value="7092.1890000000003" table:formula="of:=AVERAGE([.A317:.J317])" table:style-name="ce1">
            <text:p>7092.189</text:p>
          </table:table-cell>
          <table:table-cell table:number-columns-repeated="16373"/>
        </table:table-row>
        <table:table-row table:style-name="ro1">
          <table:table-cell office:value-type="float" office:value="6143.32" table:style-name="ce1">
            <text:p>6143.32</text:p>
          </table:table-cell>
          <table:table-cell office:value-type="float" office:value="7523.51" table:style-name="ce1">
            <text:p>7523.51</text:p>
          </table:table-cell>
          <table:table-cell office:value-type="float" office:value="4423.53" table:style-name="ce1">
            <text:p>4423.53</text:p>
          </table:table-cell>
          <table:table-cell office:value-type="float" office:value="11134.2" table:style-name="ce1">
            <text:p>11134.2</text:p>
          </table:table-cell>
          <table:table-cell office:value-type="float" office:value="5921.31" table:style-name="ce1">
            <text:p>5921.31</text:p>
          </table:table-cell>
          <table:table-cell office:value-type="float" office:value="8274.64" table:style-name="ce1">
            <text:p>8274.64</text:p>
          </table:table-cell>
          <table:table-cell office:value-type="float" office:value="5855.46" table:style-name="ce1">
            <text:p>5855.46</text:p>
          </table:table-cell>
          <table:table-cell office:value-type="float" office:value="5154.0600000000004" table:style-name="ce1">
            <text:p>5154.06</text:p>
          </table:table-cell>
          <table:table-cell office:value-type="float" office:value="8901.2999999999993" table:style-name="ce1">
            <text:p>8901.3</text:p>
          </table:table-cell>
          <table:table-cell office:value-type="float" office:value="7537.33" table:style-name="ce1">
            <text:p>7537.33</text:p>
          </table:table-cell>
          <table:table-cell office:value-type="float" office:value="7086.866" table:formula="of:=AVERAGE([.A318:.J318])" table:style-name="ce1">
            <text:p>7086.866</text:p>
          </table:table-cell>
          <table:table-cell table:number-columns-repeated="16373"/>
        </table:table-row>
        <table:table-row table:style-name="ro1">
          <table:table-cell office:value-type="float" office:value="6143.32" table:style-name="ce1">
            <text:p>6143.32</text:p>
          </table:table-cell>
          <table:table-cell office:value-type="float" office:value="7523.51" table:style-name="ce1">
            <text:p>7523.51</text:p>
          </table:table-cell>
          <table:table-cell office:value-type="float" office:value="4401.51" table:style-name="ce1">
            <text:p>4401.51</text:p>
          </table:table-cell>
          <table:table-cell office:value-type="float" office:value="11134.2" table:style-name="ce1">
            <text:p>11134.2</text:p>
          </table:table-cell>
          <table:table-cell office:value-type="float" office:value="5926.11" table:style-name="ce1">
            <text:p>5926.11</text:p>
          </table:table-cell>
          <table:table-cell office:value-type="float" office:value="8273.11" table:style-name="ce1">
            <text:p>8273.11</text:p>
          </table:table-cell>
          <table:table-cell office:value-type="float" office:value="5849.13" table:style-name="ce1">
            <text:p>5849.13</text:p>
          </table:table-cell>
          <table:table-cell office:value-type="float" office:value="5154.0600000000004" table:style-name="ce1">
            <text:p>5154.06</text:p>
          </table:table-cell>
          <table:table-cell office:value-type="float" office:value="8901.2999999999993" table:style-name="ce1">
            <text:p>8901.3</text:p>
          </table:table-cell>
          <table:table-cell office:value-type="float" office:value="7537.33" table:style-name="ce1">
            <text:p>7537.33</text:p>
          </table:table-cell>
          <table:table-cell office:value-type="float" office:value="7084.3580000000002" table:formula="of:=AVERAGE([.A319:.J319])" table:style-name="ce1">
            <text:p>7084.358</text:p>
          </table:table-cell>
          <table:table-cell table:number-columns-repeated="16373"/>
        </table:table-row>
        <table:table-row table:style-name="ro1">
          <table:table-cell office:value-type="float" office:value="6143.32" table:style-name="ce1">
            <text:p>6143.32</text:p>
          </table:table-cell>
          <table:table-cell office:value-type="float" office:value="7515.67" table:style-name="ce1">
            <text:p>7515.67</text:p>
          </table:table-cell>
          <table:table-cell office:value-type="float" office:value="4409.6899999999996" table:style-name="ce1">
            <text:p>4409.69</text:p>
          </table:table-cell>
          <table:table-cell office:value-type="float" office:value="11119" table:style-name="ce1">
            <text:p>11119</text:p>
          </table:table-cell>
          <table:table-cell office:value-type="float" office:value="5893.35" table:style-name="ce1">
            <text:p>5893.35</text:p>
          </table:table-cell>
          <table:table-cell office:value-type="float" office:value="8274.64" table:style-name="ce1">
            <text:p>8274.64</text:p>
          </table:table-cell>
          <table:table-cell office:value-type="float" office:value="5840.38" table:style-name="ce1">
            <text:p>5840.38</text:p>
          </table:table-cell>
          <table:table-cell office:value-type="float" office:value="5055.16" table:style-name="ce1">
            <text:p>5055.16</text:p>
          </table:table-cell>
          <table:table-cell office:value-type="float" office:value="8901.2999999999993" table:style-name="ce1">
            <text:p>8901.3</text:p>
          </table:table-cell>
          <table:table-cell office:value-type="float" office:value="7537.33" table:style-name="ce1">
            <text:p>7537.33</text:p>
          </table:table-cell>
          <table:table-cell office:value-type="float" office:value="7068.9839999999995" table:formula="of:=AVERAGE([.A320:.J320])" table:style-name="ce1">
            <text:p>7068.984</text:p>
          </table:table-cell>
          <table:table-cell table:number-columns-repeated="16373"/>
        </table:table-row>
        <table:table-row table:style-name="ro1">
          <table:table-cell office:value-type="float" office:value="6143.32" table:style-name="ce1">
            <text:p>6143.32</text:p>
          </table:table-cell>
          <table:table-cell office:value-type="float" office:value="7505.23" table:style-name="ce1">
            <text:p>7505.23</text:p>
          </table:table-cell>
          <table:table-cell office:value-type="float" office:value="4409.6899999999996" table:style-name="ce1">
            <text:p>4409.69</text:p>
          </table:table-cell>
          <table:table-cell office:value-type="float" office:value="11080.5" table:style-name="ce1">
            <text:p>11080.5</text:p>
          </table:table-cell>
          <table:table-cell office:value-type="float" office:value="5880.32" table:style-name="ce1">
            <text:p>5880.32</text:p>
          </table:table-cell>
          <table:table-cell office:value-type="float" office:value="8274.64" table:style-name="ce1">
            <text:p>8274.64</text:p>
          </table:table-cell>
          <table:table-cell office:value-type="float" office:value="5840.38" table:style-name="ce1">
            <text:p>5840.38</text:p>
          </table:table-cell>
          <table:table-cell office:value-type="float" office:value="5055.16" table:style-name="ce1">
            <text:p>5055.16</text:p>
          </table:table-cell>
          <table:table-cell office:value-type="float" office:value="8881.73" table:style-name="ce1">
            <text:p>8881.73</text:p>
          </table:table-cell>
          <table:table-cell office:value-type="float" office:value="7532.26" table:style-name="ce1">
            <text:p>7532.26</text:p>
          </table:table-cell>
          <table:table-cell office:value-type="float" office:value="7060.3229999999985" table:formula="of:=AVERAGE([.A321:.J321])" table:style-name="ce1">
            <text:p>7060.323</text:p>
          </table:table-cell>
          <table:table-cell table:number-columns-repeated="16373"/>
        </table:table-row>
        <table:table-row table:style-name="ro1">
          <table:table-cell office:value-type="float" office:value="6143.32" table:style-name="ce1">
            <text:p>6143.32</text:p>
          </table:table-cell>
          <table:table-cell office:value-type="float" office:value="7505.23" table:style-name="ce1">
            <text:p>7505.23</text:p>
          </table:table-cell>
          <table:table-cell office:value-type="float" office:value="4409.6899999999996" table:style-name="ce1">
            <text:p>4409.69</text:p>
          </table:table-cell>
          <table:table-cell office:value-type="float" office:value="11080.5" table:style-name="ce1">
            <text:p>11080.5</text:p>
          </table:table-cell>
          <table:table-cell office:value-type="float" office:value="5897.02" table:style-name="ce1">
            <text:p>5897.02</text:p>
          </table:table-cell>
          <table:table-cell office:value-type="float" office:value="8274.64" table:style-name="ce1">
            <text:p>8274.64</text:p>
          </table:table-cell>
          <table:table-cell office:value-type="float" office:value="5837.98" table:style-name="ce1">
            <text:p>5837.98</text:p>
          </table:table-cell>
          <table:table-cell office:value-type="float" office:value="5054.99" table:style-name="ce1">
            <text:p>5054.99</text:p>
          </table:table-cell>
          <table:table-cell office:value-type="float" office:value="8831.5400000000009" table:style-name="ce1">
            <text:p>8831.54</text:p>
          </table:table-cell>
          <table:table-cell office:value-type="float" office:value="7532.26" table:style-name="ce1">
            <text:p>7532.26</text:p>
          </table:table-cell>
          <table:table-cell office:value-type="float" office:value="7056.7169999999987" table:formula="of:=AVERAGE([.A322:.J322])" table:style-name="ce1">
            <text:p>7056.717</text:p>
          </table:table-cell>
          <table:table-cell table:number-columns-repeated="16373"/>
        </table:table-row>
        <table:table-row table:style-name="ro1">
          <table:table-cell office:value-type="float" office:value="6143.32" table:style-name="ce1">
            <text:p>6143.32</text:p>
          </table:table-cell>
          <table:table-cell office:value-type="float" office:value="7485.02" table:style-name="ce1">
            <text:p>7485.02</text:p>
          </table:table-cell>
          <table:table-cell office:value-type="float" office:value="4409.6899999999996" table:style-name="ce1">
            <text:p>4409.69</text:p>
          </table:table-cell>
          <table:table-cell office:value-type="float" office:value="11042.4" table:style-name="ce1">
            <text:p>11042.4</text:p>
          </table:table-cell>
          <table:table-cell office:value-type="float" office:value="5860.17" table:style-name="ce1">
            <text:p>5860.17</text:p>
          </table:table-cell>
          <table:table-cell office:value-type="float" office:value="8270.7900000000009" table:style-name="ce1">
            <text:p>8270.79</text:p>
          </table:table-cell>
          <table:table-cell office:value-type="float" office:value="5837.98" table:style-name="ce1">
            <text:p>5837.98</text:p>
          </table:table-cell>
          <table:table-cell office:value-type="float" office:value="5054.99" table:style-name="ce1">
            <text:p>5054.99</text:p>
          </table:table-cell>
          <table:table-cell office:value-type="float" office:value="8857.4699999999993" table:style-name="ce1">
            <text:p>8857.47</text:p>
          </table:table-cell>
          <table:table-cell office:value-type="float" office:value="7514.98" table:style-name="ce1">
            <text:p>7514.98</text:p>
          </table:table-cell>
          <table:table-cell office:value-type="float" office:value="7047.6809999999996" table:formula="of:=AVERAGE([.A323:.J323])" table:style-name="ce1">
            <text:p>7047.681</text:p>
          </table:table-cell>
          <table:table-cell table:number-columns-repeated="16373"/>
        </table:table-row>
        <table:table-row table:style-name="ro1">
          <table:table-cell office:value-type="float" office:value="6099.8" table:style-name="ce1">
            <text:p>6099.8</text:p>
          </table:table-cell>
          <table:table-cell office:value-type="float" office:value="7484.45" table:style-name="ce1">
            <text:p>7484.45</text:p>
          </table:table-cell>
          <table:table-cell office:value-type="float" office:value="4393.8900000000003" table:style-name="ce1">
            <text:p>4393.89</text:p>
          </table:table-cell>
          <table:table-cell office:value-type="float" office:value="11048.5" table:style-name="ce1">
            <text:p>11048.5</text:p>
          </table:table-cell>
          <table:table-cell office:value-type="float" office:value="5891.39" table:style-name="ce1">
            <text:p>5891.39</text:p>
          </table:table-cell>
          <table:table-cell office:value-type="float" office:value="8272.74" table:style-name="ce1">
            <text:p>8272.74</text:p>
          </table:table-cell>
          <table:table-cell office:value-type="float" office:value="5833.58" table:style-name="ce1">
            <text:p>5833.58</text:p>
          </table:table-cell>
          <table:table-cell office:value-type="float" office:value="5054.99" table:style-name="ce1">
            <text:p>5054.99</text:p>
          </table:table-cell>
          <table:table-cell office:value-type="float" office:value="8857.4699999999993" table:style-name="ce1">
            <text:p>8857.47</text:p>
          </table:table-cell>
          <table:table-cell office:value-type="float" office:value="7514.98" table:style-name="ce1">
            <text:p>7514.98</text:p>
          </table:table-cell>
          <table:table-cell office:value-type="float" office:value="7045.1789999999992" table:formula="of:=AVERAGE([.A324:.J324])" table:style-name="ce1">
            <text:p>7045.179</text:p>
          </table:table-cell>
          <table:table-cell table:number-columns-repeated="16373"/>
        </table:table-row>
        <table:table-row table:style-name="ro1">
          <table:table-cell office:value-type="float" office:value="6099.08" table:style-name="ce1">
            <text:p>6099.08</text:p>
          </table:table-cell>
          <table:table-cell office:value-type="float" office:value="7460.49" table:style-name="ce1">
            <text:p>7460.49</text:p>
          </table:table-cell>
          <table:table-cell office:value-type="float" office:value="4393.8900000000003" table:style-name="ce1">
            <text:p>4393.89</text:p>
          </table:table-cell>
          <table:table-cell office:value-type="float" office:value="11048.5" table:style-name="ce1">
            <text:p>11048.5</text:p>
          </table:table-cell>
          <table:table-cell office:value-type="float" office:value="5812.16" table:style-name="ce1">
            <text:p>5812.16</text:p>
          </table:table-cell>
          <table:table-cell office:value-type="float" office:value="8272.74" table:style-name="ce1">
            <text:p>8272.74</text:p>
          </table:table-cell>
          <table:table-cell office:value-type="float" office:value="5833.58" table:style-name="ce1">
            <text:p>5833.58</text:p>
          </table:table-cell>
          <table:table-cell office:value-type="float" office:value="5043.1099999999997" table:style-name="ce1">
            <text:p>5043.11</text:p>
          </table:table-cell>
          <table:table-cell office:value-type="float" office:value="8829.76" table:style-name="ce1">
            <text:p>8829.76</text:p>
          </table:table-cell>
          <table:table-cell office:value-type="float" office:value="7514.98" table:style-name="ce1">
            <text:p>7514.98</text:p>
          </table:table-cell>
          <table:table-cell office:value-type="float" office:value="7030.8289999999997" table:formula="of:=AVERAGE([.A325:.J325])" table:style-name="ce1">
            <text:p>7030.829</text:p>
          </table:table-cell>
          <table:table-cell table:number-columns-repeated="16373"/>
        </table:table-row>
        <table:table-row table:style-name="ro1">
          <table:table-cell office:value-type="float" office:value="6099.08" table:style-name="ce1">
            <text:p>6099.08</text:p>
          </table:table-cell>
          <table:table-cell office:value-type="float" office:value="7481.14" table:style-name="ce1">
            <text:p>7481.14</text:p>
          </table:table-cell>
          <table:table-cell office:value-type="float" office:value="4387.5200000000004" table:style-name="ce1">
            <text:p>4387.52</text:p>
          </table:table-cell>
          <table:table-cell office:value-type="float" office:value="11048.5" table:style-name="ce1">
            <text:p>11048.5</text:p>
          </table:table-cell>
          <table:table-cell office:value-type="float" office:value="5812.16" table:style-name="ce1">
            <text:p>5812.16</text:p>
          </table:table-cell>
          <table:table-cell office:value-type="float" office:value="8272.74" table:style-name="ce1">
            <text:p>8272.74</text:p>
          </table:table-cell>
          <table:table-cell office:value-type="float" office:value="5833.58" table:style-name="ce1">
            <text:p>5833.58</text:p>
          </table:table-cell>
          <table:table-cell office:value-type="float" office:value="5043.1099999999997" table:style-name="ce1">
            <text:p>5043.11</text:p>
          </table:table-cell>
          <table:table-cell office:value-type="float" office:value="8829.76" table:style-name="ce1">
            <text:p>8829.76</text:p>
          </table:table-cell>
          <table:table-cell office:value-type="float" office:value="7458.85" table:style-name="ce1">
            <text:p>7458.85</text:p>
          </table:table-cell>
          <table:table-cell office:value-type="float" office:value="7026.6440000000002" table:formula="of:=AVERAGE([.A326:.J326])" table:style-name="ce1">
            <text:p>7026.644</text:p>
          </table:table-cell>
          <table:table-cell table:number-columns-repeated="16373"/>
        </table:table-row>
        <table:table-row table:style-name="ro1">
          <table:table-cell office:value-type="float" office:value="6099.08" table:style-name="ce1">
            <text:p>6099.08</text:p>
          </table:table-cell>
          <table:table-cell office:value-type="float" office:value="7481.14" table:style-name="ce1">
            <text:p>7481.14</text:p>
          </table:table-cell>
          <table:table-cell office:value-type="float" office:value="4387.5200000000004" table:style-name="ce1">
            <text:p>4387.52</text:p>
          </table:table-cell>
          <table:table-cell office:value-type="float" office:value="11048.6" table:style-name="ce1">
            <text:p>11048.6</text:p>
          </table:table-cell>
          <table:table-cell office:value-type="float" office:value="5812.16" table:style-name="ce1">
            <text:p>5812.16</text:p>
          </table:table-cell>
          <table:table-cell office:value-type="float" office:value="8269.64" table:style-name="ce1">
            <text:p>8269.64</text:p>
          </table:table-cell>
          <table:table-cell office:value-type="float" office:value="5831.88" table:style-name="ce1">
            <text:p>5831.88</text:p>
          </table:table-cell>
          <table:table-cell office:value-type="float" office:value="5034.4399999999996" table:style-name="ce1">
            <text:p>5034.44</text:p>
          </table:table-cell>
          <table:table-cell office:value-type="float" office:value="8829.76" table:style-name="ce1">
            <text:p>8829.76</text:p>
          </table:table-cell>
          <table:table-cell office:value-type="float" office:value="7458.85" table:style-name="ce1">
            <text:p>7458.85</text:p>
          </table:table-cell>
          <table:table-cell office:value-type="float" office:value="7025.3070000000007" table:formula="of:=AVERAGE([.A327:.J327])" table:style-name="ce1">
            <text:p>7025.307</text:p>
          </table:table-cell>
          <table:table-cell table:number-columns-repeated="16373"/>
        </table:table-row>
        <table:table-row table:style-name="ro1">
          <table:table-cell office:value-type="float" office:value="6093.03" table:style-name="ce1">
            <text:p>6093.03</text:p>
          </table:table-cell>
          <table:table-cell office:value-type="float" office:value="7474.84" table:style-name="ce1">
            <text:p>7474.84</text:p>
          </table:table-cell>
          <table:table-cell office:value-type="float" office:value="4387.5200000000004" table:style-name="ce1">
            <text:p>4387.52</text:p>
          </table:table-cell>
          <table:table-cell office:value-type="float" office:value="11048.6" table:style-name="ce1">
            <text:p>11048.6</text:p>
          </table:table-cell>
          <table:table-cell office:value-type="float" office:value="5812.16" table:style-name="ce1">
            <text:p>5812.16</text:p>
          </table:table-cell>
          <table:table-cell office:value-type="float" office:value="8272.74" table:style-name="ce1">
            <text:p>8272.74</text:p>
          </table:table-cell>
          <table:table-cell office:value-type="float" office:value="5813.05" table:style-name="ce1">
            <text:p>5813.05</text:p>
          </table:table-cell>
          <table:table-cell office:value-type="float" office:value="5048.7" table:style-name="ce1">
            <text:p>5048.7</text:p>
          </table:table-cell>
          <table:table-cell office:value-type="float" office:value="8825.26" table:style-name="ce1">
            <text:p>8825.26</text:p>
          </table:table-cell>
          <table:table-cell office:value-type="float" office:value="7455.57" table:style-name="ce1">
            <text:p>7455.57</text:p>
          </table:table-cell>
          <table:table-cell office:value-type="float" office:value="7023.1469999999999" table:formula="of:=AVERAGE([.A328:.J328])" table:style-name="ce1">
            <text:p>7023.147</text:p>
          </table:table-cell>
          <table:table-cell table:number-columns-repeated="16373"/>
        </table:table-row>
        <table:table-row table:style-name="ro1">
          <table:table-cell office:value-type="float" office:value="6093.03" table:style-name="ce1">
            <text:p>6093.03</text:p>
          </table:table-cell>
          <table:table-cell office:value-type="float" office:value="7471.19" table:style-name="ce1">
            <text:p>7471.19</text:p>
          </table:table-cell>
          <table:table-cell office:value-type="float" office:value="4387.5200000000004" table:style-name="ce1">
            <text:p>4387.52</text:p>
          </table:table-cell>
          <table:table-cell office:value-type="float" office:value="11048.6" table:style-name="ce1">
            <text:p>11048.6</text:p>
          </table:table-cell>
          <table:table-cell office:value-type="float" office:value="5802.65" table:style-name="ce1">
            <text:p>5802.65</text:p>
          </table:table-cell>
          <table:table-cell office:value-type="float" office:value="8262.77" table:style-name="ce1">
            <text:p>8262.77</text:p>
          </table:table-cell>
          <table:table-cell office:value-type="float" office:value="5813.05" table:style-name="ce1">
            <text:p>5813.05</text:p>
          </table:table-cell>
          <table:table-cell office:value-type="float" office:value="5025.2299999999996" table:style-name="ce1">
            <text:p>5025.23</text:p>
          </table:table-cell>
          <table:table-cell office:value-type="float" office:value="8825.26" table:style-name="ce1">
            <text:p>8825.26</text:p>
          </table:table-cell>
          <table:table-cell office:value-type="float" office:value="7453.65" table:style-name="ce1">
            <text:p>7453.65</text:p>
          </table:table-cell>
          <table:table-cell office:value-type="float" office:value="7018.2950000000001" table:formula="of:=AVERAGE([.A329:.J329])" table:style-name="ce1">
            <text:p>7018.295</text:p>
          </table:table-cell>
          <table:table-cell table:number-columns-repeated="16373"/>
        </table:table-row>
        <table:table-row table:style-name="ro1">
          <table:table-cell office:value-type="float" office:value="6093.03" table:style-name="ce1">
            <text:p>6093.03</text:p>
          </table:table-cell>
          <table:table-cell office:value-type="float" office:value="7469.95" table:style-name="ce1">
            <text:p>7469.95</text:p>
          </table:table-cell>
          <table:table-cell office:value-type="float" office:value="4387.5200000000004" table:style-name="ce1">
            <text:p>4387.52</text:p>
          </table:table-cell>
          <table:table-cell office:value-type="float" office:value="11048.6" table:style-name="ce1">
            <text:p>11048.6</text:p>
          </table:table-cell>
          <table:table-cell office:value-type="float" office:value="5802.65" table:style-name="ce1">
            <text:p>5802.65</text:p>
          </table:table-cell>
          <table:table-cell office:value-type="float" office:value="8262.77" table:style-name="ce1">
            <text:p>8262.77</text:p>
          </table:table-cell>
          <table:table-cell office:value-type="float" office:value="5813.05" table:style-name="ce1">
            <text:p>5813.05</text:p>
          </table:table-cell>
          <table:table-cell office:value-type="float" office:value="5025.2299999999996" table:style-name="ce1">
            <text:p>5025.23</text:p>
          </table:table-cell>
          <table:table-cell office:value-type="float" office:value="8825.26" table:style-name="ce1">
            <text:p>8825.26</text:p>
          </table:table-cell>
          <table:table-cell office:value-type="float" office:value="7450.35" table:style-name="ce1">
            <text:p>7450.35</text:p>
          </table:table-cell>
          <table:table-cell office:value-type="float" office:value="7017.8410000000003" table:formula="of:=AVERAGE([.A330:.J330])" table:style-name="ce1">
            <text:p>7017.841</text:p>
          </table:table-cell>
          <table:table-cell table:number-columns-repeated="16373"/>
        </table:table-row>
        <table:table-row table:style-name="ro1">
          <table:table-cell office:value-type="float" office:value="6092.61" table:style-name="ce1">
            <text:p>6092.61</text:p>
          </table:table-cell>
          <table:table-cell office:value-type="float" office:value="7453.72" table:style-name="ce1">
            <text:p>7453.72</text:p>
          </table:table-cell>
          <table:table-cell office:value-type="float" office:value="4386.62" table:style-name="ce1">
            <text:p>4386.62</text:p>
          </table:table-cell>
          <table:table-cell office:value-type="float" office:value="11048.6" table:style-name="ce1">
            <text:p>11048.6</text:p>
          </table:table-cell>
          <table:table-cell office:value-type="float" office:value="5802.53" table:style-name="ce1">
            <text:p>5802.53</text:p>
          </table:table-cell>
          <table:table-cell office:value-type="float" office:value="8272.6" table:style-name="ce1">
            <text:p>8272.6</text:p>
          </table:table-cell>
          <table:table-cell office:value-type="float" office:value="5813.05" table:style-name="ce1">
            <text:p>5813.05</text:p>
          </table:table-cell>
          <table:table-cell office:value-type="float" office:value="5024.8599999999997" table:style-name="ce1">
            <text:p>5024.86</text:p>
          </table:table-cell>
          <table:table-cell office:value-type="float" office:value="8813.2900000000009" table:style-name="ce1">
            <text:p>8813.29</text:p>
          </table:table-cell>
          <table:table-cell office:value-type="float" office:value="7453.65" table:style-name="ce1">
            <text:p>7453.65</text:p>
          </table:table-cell>
          <table:table-cell office:value-type="float" office:value="7016.1530000000002" table:formula="of:=AVERAGE([.A331:.J331])" table:style-name="ce1">
            <text:p>7016.153</text:p>
          </table:table-cell>
          <table:table-cell table:number-columns-repeated="16373"/>
        </table:table-row>
        <table:table-row table:style-name="ro1">
          <table:table-cell office:value-type="float" office:value="6092.61" table:style-name="ce1">
            <text:p>6092.61</text:p>
          </table:table-cell>
          <table:table-cell office:value-type="float" office:value="7468.05" table:style-name="ce1">
            <text:p>7468.05</text:p>
          </table:table-cell>
          <table:table-cell office:value-type="float" office:value="4391.51" table:style-name="ce1">
            <text:p>4391.51</text:p>
          </table:table-cell>
          <table:table-cell office:value-type="float" office:value="10988.9" table:style-name="ce1">
            <text:p>10988.9</text:p>
          </table:table-cell>
          <table:table-cell office:value-type="float" office:value="5800.46" table:style-name="ce1">
            <text:p>5800.46</text:p>
          </table:table-cell>
          <table:table-cell office:value-type="float" office:value="8272.6" table:style-name="ce1">
            <text:p>8272.6</text:p>
          </table:table-cell>
          <table:table-cell office:value-type="float" office:value="5813.05" table:style-name="ce1">
            <text:p>5813.05</text:p>
          </table:table-cell>
          <table:table-cell office:value-type="float" office:value="5024.8599999999997" table:style-name="ce1">
            <text:p>5024.86</text:p>
          </table:table-cell>
          <table:table-cell office:value-type="float" office:value="8792.64" table:style-name="ce1">
            <text:p>8792.64</text:p>
          </table:table-cell>
          <table:table-cell office:value-type="float" office:value="7451.01" table:style-name="ce1">
            <text:p>7451.01</text:p>
          </table:table-cell>
          <table:table-cell office:value-type="float" office:value="7009.5690000000004" table:formula="of:=AVERAGE([.A332:.J332])" table:style-name="ce1">
            <text:p>7009.569</text:p>
          </table:table-cell>
          <table:table-cell table:number-columns-repeated="16373"/>
        </table:table-row>
        <table:table-row table:style-name="ro1">
          <table:table-cell office:value-type="float" office:value="6082.06" table:style-name="ce1">
            <text:p>6082.06</text:p>
          </table:table-cell>
          <table:table-cell office:value-type="float" office:value="7453.95" table:style-name="ce1">
            <text:p>7453.95</text:p>
          </table:table-cell>
          <table:table-cell office:value-type="float" office:value="4391.51" table:style-name="ce1">
            <text:p>4391.51</text:p>
          </table:table-cell>
          <table:table-cell office:value-type="float" office:value="10988.9" table:style-name="ce1">
            <text:p>10988.9</text:p>
          </table:table-cell>
          <table:table-cell office:value-type="float" office:value="5701.4" table:style-name="ce1">
            <text:p>5701.4</text:p>
          </table:table-cell>
          <table:table-cell office:value-type="float" office:value="8272.6" table:style-name="ce1">
            <text:p>8272.6</text:p>
          </table:table-cell>
          <table:table-cell office:value-type="float" office:value="5812.59" table:style-name="ce1">
            <text:p>5812.59</text:p>
          </table:table-cell>
          <table:table-cell office:value-type="float" office:value="5005.87" table:style-name="ce1">
            <text:p>5005.87</text:p>
          </table:table-cell>
          <table:table-cell office:value-type="float" office:value="8762.6200000000008" table:style-name="ce1">
            <text:p>8762.62</text:p>
          </table:table-cell>
          <table:table-cell office:value-type="float" office:value="7451.01" table:style-name="ce1">
            <text:p>7451.01</text:p>
          </table:table-cell>
          <table:table-cell office:value-type="float" office:value="6992.2509999999993" table:formula="of:=AVERAGE([.A333:.J333])" table:style-name="ce1">
            <text:p>6992.251</text:p>
          </table:table-cell>
          <table:table-cell table:number-columns-repeated="16373"/>
        </table:table-row>
        <table:table-row table:style-name="ro1">
          <table:table-cell office:value-type="float" office:value="6082.06" table:style-name="ce1">
            <text:p>6082.06</text:p>
          </table:table-cell>
          <table:table-cell office:value-type="float" office:value="7453.95" table:style-name="ce1">
            <text:p>7453.95</text:p>
          </table:table-cell>
          <table:table-cell office:value-type="float" office:value="4391.51" table:style-name="ce1">
            <text:p>4391.51</text:p>
          </table:table-cell>
          <table:table-cell office:value-type="float" office:value="11037.7" table:style-name="ce1">
            <text:p>11037.7</text:p>
          </table:table-cell>
          <table:table-cell office:value-type="float" office:value="5701.4" table:style-name="ce1">
            <text:p>5701.4</text:p>
          </table:table-cell>
          <table:table-cell office:value-type="float" office:value="8271.6" table:style-name="ce1">
            <text:p>8271.6</text:p>
          </table:table-cell>
          <table:table-cell office:value-type="float" office:value="5813.04" table:style-name="ce1">
            <text:p>5813.04</text:p>
          </table:table-cell>
          <table:table-cell office:value-type="float" office:value="5024.83" table:style-name="ce1">
            <text:p>5024.83</text:p>
          </table:table-cell>
          <table:table-cell office:value-type="float" office:value="8762.6200000000008" table:style-name="ce1">
            <text:p>8762.62</text:p>
          </table:table-cell>
          <table:table-cell office:value-type="float" office:value="7439" table:style-name="ce1">
            <text:p>7439</text:p>
          </table:table-cell>
          <table:table-cell office:value-type="float" office:value="6997.7710000000006" table:formula="of:=AVERAGE([.A334:.J334])" table:style-name="ce1">
            <text:p>6997.771</text:p>
          </table:table-cell>
          <table:table-cell table:number-columns-repeated="16373"/>
        </table:table-row>
        <table:table-row table:style-name="ro1">
          <table:table-cell office:value-type="float" office:value="6082.06" table:style-name="ce1">
            <text:p>6082.06</text:p>
          </table:table-cell>
          <table:table-cell office:value-type="float" office:value="7453.92" table:style-name="ce1">
            <text:p>7453.92</text:p>
          </table:table-cell>
          <table:table-cell office:value-type="float" office:value="4390.79" table:style-name="ce1">
            <text:p>4390.79</text:p>
          </table:table-cell>
          <table:table-cell office:value-type="float" office:value="11007.7" table:style-name="ce1">
            <text:p>11007.7</text:p>
          </table:table-cell>
          <table:table-cell office:value-type="float" office:value="5701.35" table:style-name="ce1">
            <text:p>5701.35</text:p>
          </table:table-cell>
          <table:table-cell office:value-type="float" office:value="8265.17" table:style-name="ce1">
            <text:p>8265.17</text:p>
          </table:table-cell>
          <table:table-cell office:value-type="float" office:value="5810.55" table:style-name="ce1">
            <text:p>5810.55</text:p>
          </table:table-cell>
          <table:table-cell office:value-type="float" office:value="4888.37" table:style-name="ce1">
            <text:p>4888.37</text:p>
          </table:table-cell>
          <table:table-cell office:value-type="float" office:value="8762.6200000000008" table:style-name="ce1">
            <text:p>8762.62</text:p>
          </table:table-cell>
          <table:table-cell office:value-type="float" office:value="7434.35" table:style-name="ce1">
            <text:p>7434.35</text:p>
          </table:table-cell>
          <table:table-cell office:value-type="float" office:value="6979.6880000000001" table:formula="of:=AVERAGE([.A335:.J335])" table:style-name="ce1">
            <text:p>6979.688</text:p>
          </table:table-cell>
          <table:table-cell table:number-columns-repeated="16373"/>
        </table:table-row>
        <table:table-row table:style-name="ro1">
          <table:table-cell office:value-type="float" office:value="6082" table:style-name="ce1">
            <text:p>6082</text:p>
          </table:table-cell>
          <table:table-cell office:value-type="float" office:value="7450.36" table:style-name="ce1">
            <text:p>7450.36</text:p>
          </table:table-cell>
          <table:table-cell office:value-type="float" office:value="4387.5200000000004" table:style-name="ce1">
            <text:p>4387.52</text:p>
          </table:table-cell>
          <table:table-cell office:value-type="float" office:value="11007.7" table:style-name="ce1">
            <text:p>11007.7</text:p>
          </table:table-cell>
          <table:table-cell office:value-type="float" office:value="5701.35" table:style-name="ce1">
            <text:p>5701.35</text:p>
          </table:table-cell>
          <table:table-cell office:value-type="float" office:value="8265.17" table:style-name="ce1">
            <text:p>8265.17</text:p>
          </table:table-cell>
          <table:table-cell office:value-type="float" office:value="5792.94" table:style-name="ce1">
            <text:p>5792.94</text:p>
          </table:table-cell>
          <table:table-cell office:value-type="float" office:value="4898.3" table:style-name="ce1">
            <text:p>4898.3</text:p>
          </table:table-cell>
          <table:table-cell office:value-type="float" office:value="8762.61" table:style-name="ce1">
            <text:p>8762.61</text:p>
          </table:table-cell>
          <table:table-cell office:value-type="float" office:value="7434.35" table:style-name="ce1">
            <text:p>7434.35</text:p>
          </table:table-cell>
          <table:table-cell office:value-type="float" office:value="6978.2300000000005" table:formula="of:=AVERAGE([.A336:.J336])" table:style-name="ce1">
            <text:p>6978.23</text:p>
          </table:table-cell>
          <table:table-cell table:number-columns-repeated="16373"/>
        </table:table-row>
        <table:table-row table:style-name="ro1">
          <table:table-cell office:value-type="float" office:value="6079.93" table:style-name="ce1">
            <text:p>6079.93</text:p>
          </table:table-cell>
          <table:table-cell office:value-type="float" office:value="7446.04" table:style-name="ce1">
            <text:p>7446.04</text:p>
          </table:table-cell>
          <table:table-cell office:value-type="float" office:value="4390.79" table:style-name="ce1">
            <text:p>4390.79</text:p>
          </table:table-cell>
          <table:table-cell office:value-type="float" office:value="11007.7" table:style-name="ce1">
            <text:p>11007.7</text:p>
          </table:table-cell>
          <table:table-cell office:value-type="float" office:value="5701.35" table:style-name="ce1">
            <text:p>5701.35</text:p>
          </table:table-cell>
          <table:table-cell office:value-type="float" office:value="8265.17" table:style-name="ce1">
            <text:p>8265.17</text:p>
          </table:table-cell>
          <table:table-cell office:value-type="float" office:value="5792.72" table:style-name="ce1">
            <text:p>5792.72</text:p>
          </table:table-cell>
          <table:table-cell office:value-type="float" office:value="4898.3" table:style-name="ce1">
            <text:p>4898.3</text:p>
          </table:table-cell>
          <table:table-cell office:value-type="float" office:value="8762.6200000000008" table:style-name="ce1">
            <text:p>8762.62</text:p>
          </table:table-cell>
          <table:table-cell office:value-type="float" office:value="7434.35" table:style-name="ce1">
            <text:p>7434.35</text:p>
          </table:table-cell>
          <table:table-cell office:value-type="float" office:value="6977.8970000000018" table:formula="of:=AVERAGE([.A337:.J337])" table:style-name="ce1">
            <text:p>6977.897</text:p>
          </table:table-cell>
          <table:table-cell table:number-columns-repeated="16373"/>
        </table:table-row>
        <table:table-row table:style-name="ro1">
          <table:table-cell office:value-type="float" office:value="6069.92" table:style-name="ce1">
            <text:p>6069.92</text:p>
          </table:table-cell>
          <table:table-cell office:value-type="float" office:value="7418.79" table:style-name="ce1">
            <text:p>7418.79</text:p>
          </table:table-cell>
          <table:table-cell office:value-type="float" office:value="4390.79" table:style-name="ce1">
            <text:p>4390.79</text:p>
          </table:table-cell>
          <table:table-cell office:value-type="float" office:value="11007.7" table:style-name="ce1">
            <text:p>11007.7</text:p>
          </table:table-cell>
          <table:table-cell office:value-type="float" office:value="5693.42" table:style-name="ce1">
            <text:p>5693.42</text:p>
          </table:table-cell>
          <table:table-cell office:value-type="float" office:value="8265.17" table:style-name="ce1">
            <text:p>8265.17</text:p>
          </table:table-cell>
          <table:table-cell office:value-type="float" office:value="5792.72" table:style-name="ce1">
            <text:p>5792.72</text:p>
          </table:table-cell>
          <table:table-cell office:value-type="float" office:value="4898.2" table:style-name="ce1">
            <text:p>4898.2</text:p>
          </table:table-cell>
          <table:table-cell office:value-type="float" office:value="8735.11" table:style-name="ce1">
            <text:p>8735.11</text:p>
          </table:table-cell>
          <table:table-cell office:value-type="float" office:value="7391.34" table:style-name="ce1">
            <text:p>7391.34</text:p>
          </table:table-cell>
          <table:table-cell office:value-type="float" office:value="6966.3160000000007" table:formula="of:=AVERAGE([.A338:.J338])" table:style-name="ce1">
            <text:p>6966.316</text:p>
          </table:table-cell>
          <table:table-cell table:number-columns-repeated="16373"/>
        </table:table-row>
        <table:table-row table:style-name="ro1">
          <table:table-cell office:value-type="float" office:value="6069.92" table:style-name="ce1">
            <text:p>6069.92</text:p>
          </table:table-cell>
          <table:table-cell office:value-type="float" office:value="7446.04" table:style-name="ce1">
            <text:p>7446.04</text:p>
          </table:table-cell>
          <table:table-cell office:value-type="float" office:value="4379.4799999999996" table:style-name="ce1">
            <text:p>4379.48</text:p>
          </table:table-cell>
          <table:table-cell office:value-type="float" office:value="10917.5" table:style-name="ce1">
            <text:p>10917.5</text:p>
          </table:table-cell>
          <table:table-cell office:value-type="float" office:value="5693.42" table:style-name="ce1">
            <text:p>5693.42</text:p>
          </table:table-cell>
          <table:table-cell office:value-type="float" office:value="8265.17" table:style-name="ce1">
            <text:p>8265.17</text:p>
          </table:table-cell>
          <table:table-cell office:value-type="float" office:value="5792.72" table:style-name="ce1">
            <text:p>5792.72</text:p>
          </table:table-cell>
          <table:table-cell office:value-type="float" office:value="4870.3100000000004" table:style-name="ce1">
            <text:p>4870.31</text:p>
          </table:table-cell>
          <table:table-cell office:value-type="float" office:value="8732.09" table:style-name="ce1">
            <text:p>8732.09</text:p>
          </table:table-cell>
          <table:table-cell office:value-type="float" office:value="7390.03" table:style-name="ce1">
            <text:p>7390.03</text:p>
          </table:table-cell>
          <table:table-cell office:value-type="float" office:value="6955.6679999999997" table:formula="of:=AVERAGE([.A339:.J339])" table:style-name="ce1">
            <text:p>6955.668</text:p>
          </table:table-cell>
          <table:table-cell table:number-columns-repeated="16373"/>
        </table:table-row>
        <table:table-row table:style-name="ro1">
          <table:table-cell office:value-type="float" office:value="6069.92" table:style-name="ce1">
            <text:p>6069.92</text:p>
          </table:table-cell>
          <table:table-cell office:value-type="float" office:value="7444.09" table:style-name="ce1">
            <text:p>7444.09</text:p>
          </table:table-cell>
          <table:table-cell office:value-type="float" office:value="4379.4799999999996" table:style-name="ce1">
            <text:p>4379.48</text:p>
          </table:table-cell>
          <table:table-cell office:value-type="float" office:value="10917.5" table:style-name="ce1">
            <text:p>10917.5</text:p>
          </table:table-cell>
          <table:table-cell office:value-type="float" office:value="5692.78" table:style-name="ce1">
            <text:p>5692.78</text:p>
          </table:table-cell>
          <table:table-cell office:value-type="float" office:value="8264.92" table:style-name="ce1">
            <text:p>8264.92</text:p>
          </table:table-cell>
          <table:table-cell office:value-type="float" office:value="5780.58" table:style-name="ce1">
            <text:p>5780.58</text:p>
          </table:table-cell>
          <table:table-cell office:value-type="float" office:value="4848" table:style-name="ce1">
            <text:p>4848</text:p>
          </table:table-cell>
          <table:table-cell office:value-type="float" office:value="8727.65" table:style-name="ce1">
            <text:p>8727.65</text:p>
          </table:table-cell>
          <table:table-cell office:value-type="float" office:value="7389.7" table:style-name="ce1">
            <text:p>7389.7</text:p>
          </table:table-cell>
          <table:table-cell office:value-type="float" office:value="6951.4619999999995" table:formula="of:=AVERAGE([.A340:.J340])" table:style-name="ce1">
            <text:p>6951.462</text:p>
          </table:table-cell>
          <table:table-cell table:number-columns-repeated="16373"/>
        </table:table-row>
        <table:table-row table:style-name="ro1">
          <table:table-cell office:value-type="float" office:value="6069.92" table:style-name="ce1">
            <text:p>6069.92</text:p>
          </table:table-cell>
          <table:table-cell office:value-type="float" office:value="7433.3" table:style-name="ce1">
            <text:p>7433.3</text:p>
          </table:table-cell>
          <table:table-cell office:value-type="float" office:value="4379.4799999999996" table:style-name="ce1">
            <text:p>4379.48</text:p>
          </table:table-cell>
          <table:table-cell office:value-type="float" office:value="10917.5" table:style-name="ce1">
            <text:p>10917.5</text:p>
          </table:table-cell>
          <table:table-cell office:value-type="float" office:value="5692.78" table:style-name="ce1">
            <text:p>5692.78</text:p>
          </table:table-cell>
          <table:table-cell office:value-type="float" office:value="8263.82" table:style-name="ce1">
            <text:p>8263.82</text:p>
          </table:table-cell>
          <table:table-cell office:value-type="float" office:value="5780.58" table:style-name="ce1">
            <text:p>5780.58</text:p>
          </table:table-cell>
          <table:table-cell office:value-type="float" office:value="4848" table:style-name="ce1">
            <text:p>4848</text:p>
          </table:table-cell>
          <table:table-cell office:value-type="float" office:value="8727.65" table:style-name="ce1">
            <text:p>8727.65</text:p>
          </table:table-cell>
          <table:table-cell office:value-type="float" office:value="7389.65" table:style-name="ce1">
            <text:p>7389.65</text:p>
          </table:table-cell>
          <table:table-cell office:value-type="float" office:value="6950.2680000000009" table:formula="of:=AVERAGE([.A341:.J341])" table:style-name="ce1">
            <text:p>6950.268</text:p>
          </table:table-cell>
          <table:table-cell table:number-columns-repeated="16373"/>
        </table:table-row>
        <table:table-row table:style-name="ro1">
          <table:table-cell office:value-type="float" office:value="6074.08" table:style-name="ce1">
            <text:p>6074.08</text:p>
          </table:table-cell>
          <table:table-cell office:value-type="float" office:value="7422.66" table:style-name="ce1">
            <text:p>7422.66</text:p>
          </table:table-cell>
          <table:table-cell office:value-type="float" office:value="4379.4799999999996" table:style-name="ce1">
            <text:p>4379.48</text:p>
          </table:table-cell>
          <table:table-cell office:value-type="float" office:value="10922.6" table:style-name="ce1">
            <text:p>10922.6</text:p>
          </table:table-cell>
          <table:table-cell office:value-type="float" office:value="5692.48" table:style-name="ce1">
            <text:p>5692.48</text:p>
          </table:table-cell>
          <table:table-cell office:value-type="float" office:value="8263.82" table:style-name="ce1">
            <text:p>8263.82</text:p>
          </table:table-cell>
          <table:table-cell office:value-type="float" office:value="5769.51" table:style-name="ce1">
            <text:p>5769.51</text:p>
          </table:table-cell>
          <table:table-cell office:value-type="float" office:value="4848" table:style-name="ce1">
            <text:p>4848</text:p>
          </table:table-cell>
          <table:table-cell office:value-type="float" office:value="8717.3799999999992" table:style-name="ce1">
            <text:p>8717.38</text:p>
          </table:table-cell>
          <table:table-cell office:value-type="float" office:value="7388.91" table:style-name="ce1">
            <text:p>7388.91</text:p>
          </table:table-cell>
          <table:table-cell office:value-type="float" office:value="6947.8919999999998" table:formula="of:=AVERAGE([.A342:.J342])" table:style-name="ce1">
            <text:p>6947.892</text:p>
          </table:table-cell>
          <table:table-cell table:number-columns-repeated="16373"/>
        </table:table-row>
        <table:table-row table:style-name="ro1">
          <table:table-cell office:value-type="float" office:value="6074.08" table:style-name="ce1">
            <text:p>6074.08</text:p>
          </table:table-cell>
          <table:table-cell office:value-type="float" office:value="7422.28" table:style-name="ce1">
            <text:p>7422.28</text:p>
          </table:table-cell>
          <table:table-cell office:value-type="float" office:value="4379.4799999999996" table:style-name="ce1">
            <text:p>4379.48</text:p>
          </table:table-cell>
          <table:table-cell office:value-type="float" office:value="10922.6" table:style-name="ce1">
            <text:p>10922.6</text:p>
          </table:table-cell>
          <table:table-cell office:value-type="float" office:value="5692.48" table:style-name="ce1">
            <text:p>5692.48</text:p>
          </table:table-cell>
          <table:table-cell office:value-type="float" office:value="8199.36" table:style-name="ce1">
            <text:p>8199.36</text:p>
          </table:table-cell>
          <table:table-cell office:value-type="float" office:value="5753.32" table:style-name="ce1">
            <text:p>5753.32</text:p>
          </table:table-cell>
          <table:table-cell office:value-type="float" office:value="4848" table:style-name="ce1">
            <text:p>4848</text:p>
          </table:table-cell>
          <table:table-cell office:value-type="float" office:value="8711.0300000000007" table:style-name="ce1">
            <text:p>8711.03</text:p>
          </table:table-cell>
          <table:table-cell office:value-type="float" office:value="7384.48" table:style-name="ce1">
            <text:p>7384.48</text:p>
          </table:table-cell>
          <table:table-cell office:value-type="float" office:value="6938.7110000000002" table:formula="of:=AVERAGE([.A343:.J343])" table:style-name="ce1">
            <text:p>6938.711</text:p>
          </table:table-cell>
          <table:table-cell table:number-columns-repeated="16373"/>
        </table:table-row>
        <table:table-row table:style-name="ro1">
          <table:table-cell office:value-type="float" office:value="6063.54" table:style-name="ce1">
            <text:p>6063.54</text:p>
          </table:table-cell>
          <table:table-cell office:value-type="float" office:value="7418.91" table:style-name="ce1">
            <text:p>7418.91</text:p>
          </table:table-cell>
          <table:table-cell office:value-type="float" office:value="4379.3999999999996" table:style-name="ce1">
            <text:p>4379.4</text:p>
          </table:table-cell>
          <table:table-cell office:value-type="float" office:value="10922.6" table:style-name="ce1">
            <text:p>10922.6</text:p>
          </table:table-cell>
          <table:table-cell office:value-type="float" office:value="5692.48" table:style-name="ce1">
            <text:p>5692.48</text:p>
          </table:table-cell>
          <table:table-cell office:value-type="float" office:value="8199.36" table:style-name="ce1">
            <text:p>8199.36</text:p>
          </table:table-cell>
          <table:table-cell office:value-type="float" office:value="5753.32" table:style-name="ce1">
            <text:p>5753.32</text:p>
          </table:table-cell>
          <table:table-cell office:value-type="float" office:value="4847.8500000000004" table:style-name="ce1">
            <text:p>4847.85</text:p>
          </table:table-cell>
          <table:table-cell office:value-type="float" office:value="8717.49" table:style-name="ce1">
            <text:p>8717.49</text:p>
          </table:table-cell>
          <table:table-cell office:value-type="float" office:value="7384.48" table:style-name="ce1">
            <text:p>7384.48</text:p>
          </table:table-cell>
          <table:table-cell office:value-type="float" office:value="6937.9429999999993" table:formula="of:=AVERAGE([.A344:.J344])" table:style-name="ce1">
            <text:p>6937.943</text:p>
          </table:table-cell>
          <table:table-cell table:number-columns-repeated="16373"/>
        </table:table-row>
        <table:table-row table:style-name="ro1">
          <table:table-cell office:value-type="float" office:value="6063.3" table:style-name="ce1">
            <text:p>6063.3</text:p>
          </table:table-cell>
          <table:table-cell office:value-type="float" office:value="7418.91" table:style-name="ce1">
            <text:p>7418.91</text:p>
          </table:table-cell>
          <table:table-cell office:value-type="float" office:value="4376.74" table:style-name="ce1">
            <text:p>4376.74</text:p>
          </table:table-cell>
          <table:table-cell office:value-type="float" office:value="10913.7" table:style-name="ce1">
            <text:p>10913.7</text:p>
          </table:table-cell>
          <table:table-cell office:value-type="float" office:value="5692.28" table:style-name="ce1">
            <text:p>5692.28</text:p>
          </table:table-cell>
          <table:table-cell office:value-type="float" office:value="8199.36" table:style-name="ce1">
            <text:p>8199.36</text:p>
          </table:table-cell>
          <table:table-cell office:value-type="float" office:value="5741.93" table:style-name="ce1">
            <text:p>5741.93</text:p>
          </table:table-cell>
          <table:table-cell office:value-type="float" office:value="4848" table:style-name="ce1">
            <text:p>4848</text:p>
          </table:table-cell>
          <table:table-cell office:value-type="float" office:value="8693.2800000000007" table:style-name="ce1">
            <text:p>8693.28</text:p>
          </table:table-cell>
          <table:table-cell office:value-type="float" office:value="7384.48" table:style-name="ce1">
            <text:p>7384.48</text:p>
          </table:table-cell>
          <table:table-cell office:value-type="float" office:value="6933.1979999999994" table:formula="of:=AVERAGE([.A345:.J345])" table:style-name="ce1">
            <text:p>6933.198</text:p>
          </table:table-cell>
          <table:table-cell table:number-columns-repeated="16373"/>
        </table:table-row>
        <table:table-row table:style-name="ro1">
          <table:table-cell office:value-type="float" office:value="6063.3" table:style-name="ce1">
            <text:p>6063.3</text:p>
          </table:table-cell>
          <table:table-cell office:value-type="float" office:value="7418.91" table:style-name="ce1">
            <text:p>7418.91</text:p>
          </table:table-cell>
          <table:table-cell office:value-type="float" office:value="4376.74" table:style-name="ce1">
            <text:p>4376.74</text:p>
          </table:table-cell>
          <table:table-cell office:value-type="float" office:value="10913.7" table:style-name="ce1">
            <text:p>10913.7</text:p>
          </table:table-cell>
          <table:table-cell office:value-type="float" office:value="5660.37" table:style-name="ce1">
            <text:p>5660.37</text:p>
          </table:table-cell>
          <table:table-cell office:value-type="float" office:value="8199.36" table:style-name="ce1">
            <text:p>8199.36</text:p>
          </table:table-cell>
          <table:table-cell office:value-type="float" office:value="5737.31" table:style-name="ce1">
            <text:p>5737.31</text:p>
          </table:table-cell>
          <table:table-cell office:value-type="float" office:value="4822.6000000000004" table:style-name="ce1">
            <text:p>4822.6</text:p>
          </table:table-cell>
          <table:table-cell office:value-type="float" office:value="8696.16" table:style-name="ce1">
            <text:p>8696.16</text:p>
          </table:table-cell>
          <table:table-cell office:value-type="float" office:value="7377.42" table:style-name="ce1">
            <text:p>7377.42</text:p>
          </table:table-cell>
          <table:table-cell office:value-type="float" office:value="6926.5869999999995" table:formula="of:=AVERAGE([.A346:.J346])" table:style-name="ce1">
            <text:p>6926.587</text:p>
          </table:table-cell>
          <table:table-cell table:number-columns-repeated="16373"/>
        </table:table-row>
        <table:table-row table:style-name="ro1">
          <table:table-cell office:value-type="float" office:value="6063.3" table:style-name="ce1">
            <text:p>6063.3</text:p>
          </table:table-cell>
          <table:table-cell office:value-type="float" office:value="7377.06" table:style-name="ce1">
            <text:p>7377.06</text:p>
          </table:table-cell>
          <table:table-cell office:value-type="float" office:value="4376.12" table:style-name="ce1">
            <text:p>4376.12</text:p>
          </table:table-cell>
          <table:table-cell office:value-type="float" office:value="10913.7" table:style-name="ce1">
            <text:p>10913.7</text:p>
          </table:table-cell>
          <table:table-cell office:value-type="float" office:value="5645.72" table:style-name="ce1">
            <text:p>5645.72</text:p>
          </table:table-cell>
          <table:table-cell office:value-type="float" office:value="8199.36" table:style-name="ce1">
            <text:p>8199.36</text:p>
          </table:table-cell>
          <table:table-cell office:value-type="float" office:value="5735.42" table:style-name="ce1">
            <text:p>5735.42</text:p>
          </table:table-cell>
          <table:table-cell office:value-type="float" office:value="4822.6000000000004" table:style-name="ce1">
            <text:p>4822.6</text:p>
          </table:table-cell>
          <table:table-cell office:value-type="float" office:value="8676.23" table:style-name="ce1">
            <text:p>8676.23</text:p>
          </table:table-cell>
          <table:table-cell office:value-type="float" office:value="7377.42" table:style-name="ce1">
            <text:p>7377.42</text:p>
          </table:table-cell>
          <table:table-cell office:value-type="float" office:value="6918.6929999999993" table:formula="of:=AVERAGE([.A347:.J347])" table:style-name="ce1">
            <text:p>6918.693</text:p>
          </table:table-cell>
          <table:table-cell table:number-columns-repeated="16373"/>
        </table:table-row>
        <table:table-row table:style-name="ro1">
          <table:table-cell office:value-type="float" office:value="6061.27" table:style-name="ce1">
            <text:p>6061.27</text:p>
          </table:table-cell>
          <table:table-cell office:value-type="float" office:value="7389.45" table:style-name="ce1">
            <text:p>7389.45</text:p>
          </table:table-cell>
          <table:table-cell office:value-type="float" office:value="4375.88" table:style-name="ce1">
            <text:p>4375.88</text:p>
          </table:table-cell>
          <table:table-cell office:value-type="float" office:value="10913" table:style-name="ce1">
            <text:p>10913</text:p>
          </table:table-cell>
          <table:table-cell office:value-type="float" office:value="5580.58" table:style-name="ce1">
            <text:p>5580.58</text:p>
          </table:table-cell>
          <table:table-cell office:value-type="float" office:value="8199.36" table:style-name="ce1">
            <text:p>8199.36</text:p>
          </table:table-cell>
          <table:table-cell office:value-type="float" office:value="5735.42" table:style-name="ce1">
            <text:p>5735.42</text:p>
          </table:table-cell>
          <table:table-cell office:value-type="float" office:value="4822.6000000000004" table:style-name="ce1">
            <text:p>4822.6</text:p>
          </table:table-cell>
          <table:table-cell office:value-type="float" office:value="8676.23" table:style-name="ce1">
            <text:p>8676.23</text:p>
          </table:table-cell>
          <table:table-cell office:value-type="float" office:value="7377.42" table:style-name="ce1">
            <text:p>7377.42</text:p>
          </table:table-cell>
          <table:table-cell office:value-type="float" office:value="6913.1209999999992" table:formula="of:=AVERAGE([.A348:.J348])" table:style-name="ce1">
            <text:p>6913.121</text:p>
          </table:table-cell>
          <table:table-cell table:number-columns-repeated="16373"/>
        </table:table-row>
        <table:table-row table:style-name="ro1">
          <table:table-cell office:value-type="float" office:value="6061.27" table:style-name="ce1">
            <text:p>6061.27</text:p>
          </table:table-cell>
          <table:table-cell office:value-type="float" office:value="7389.45" table:style-name="ce1">
            <text:p>7389.45</text:p>
          </table:table-cell>
          <table:table-cell office:value-type="float" office:value="4369.41" table:style-name="ce1">
            <text:p>4369.41</text:p>
          </table:table-cell>
          <table:table-cell office:value-type="float" office:value="10913" table:style-name="ce1">
            <text:p>10913</text:p>
          </table:table-cell>
          <table:table-cell office:value-type="float" office:value="5580.58" table:style-name="ce1">
            <text:p>5580.58</text:p>
          </table:table-cell>
          <table:table-cell office:value-type="float" office:value="8199.36" table:style-name="ce1">
            <text:p>8199.36</text:p>
          </table:table-cell>
          <table:table-cell office:value-type="float" office:value="5734.86" table:style-name="ce1">
            <text:p>5734.86</text:p>
          </table:table-cell>
          <table:table-cell office:value-type="float" office:value="4822.6000000000004" table:style-name="ce1">
            <text:p>4822.6</text:p>
          </table:table-cell>
          <table:table-cell office:value-type="float" office:value="8676.23" table:style-name="ce1">
            <text:p>8676.23</text:p>
          </table:table-cell>
          <table:table-cell office:value-type="float" office:value="7363.07" table:style-name="ce1">
            <text:p>7363.07</text:p>
          </table:table-cell>
          <table:table-cell office:value-type="float" office:value="6910.9829999999984" table:formula="of:=AVERAGE([.A349:.J349])" table:style-name="ce1">
            <text:p>6910.983</text:p>
          </table:table-cell>
          <table:table-cell table:number-columns-repeated="16373"/>
        </table:table-row>
        <table:table-row table:style-name="ro1">
          <table:table-cell office:value-type="float" office:value="6049.92" table:style-name="ce1">
            <text:p>6049.92</text:p>
          </table:table-cell>
          <table:table-cell office:value-type="float" office:value="7389.17" table:style-name="ce1">
            <text:p>7389.17</text:p>
          </table:table-cell>
          <table:table-cell office:value-type="float" office:value="4369.41" table:style-name="ce1">
            <text:p>4369.41</text:p>
          </table:table-cell>
          <table:table-cell office:value-type="float" office:value="10886.8" table:style-name="ce1">
            <text:p>10886.8</text:p>
          </table:table-cell>
          <table:table-cell office:value-type="float" office:value="5580.58" table:style-name="ce1">
            <text:p>5580.58</text:p>
          </table:table-cell>
          <table:table-cell office:value-type="float" office:value="8198.61" table:style-name="ce1">
            <text:p>8198.61</text:p>
          </table:table-cell>
          <table:table-cell office:value-type="float" office:value="5669.61" table:style-name="ce1">
            <text:p>5669.61</text:p>
          </table:table-cell>
          <table:table-cell office:value-type="float" office:value="4800.59" table:style-name="ce1">
            <text:p>4800.59</text:p>
          </table:table-cell>
          <table:table-cell office:value-type="float" office:value="8676.23" table:style-name="ce1">
            <text:p>8676.23</text:p>
          </table:table-cell>
          <table:table-cell office:value-type="float" office:value="7260.48" table:style-name="ce1">
            <text:p>7260.48</text:p>
          </table:table-cell>
          <table:table-cell office:value-type="float" office:value="6888.1399999999994" table:formula="of:=AVERAGE([.A350:.J350])" table:style-name="ce1">
            <text:p>6888.14</text:p>
          </table:table-cell>
          <table:table-cell table:number-columns-repeated="16373"/>
        </table:table-row>
        <table:table-row table:style-name="ro1">
          <table:table-cell office:value-type="float" office:value="6047.23" table:style-name="ce1">
            <text:p>6047.23</text:p>
          </table:table-cell>
          <table:table-cell office:value-type="float" office:value="7389.45" table:style-name="ce1">
            <text:p>7389.45</text:p>
          </table:table-cell>
          <table:table-cell office:value-type="float" office:value="4369.41" table:style-name="ce1">
            <text:p>4369.41</text:p>
          </table:table-cell>
          <table:table-cell office:value-type="float" office:value="10898.1" table:style-name="ce1">
            <text:p>10898.1</text:p>
          </table:table-cell>
          <table:table-cell office:value-type="float" office:value="5580.58" table:style-name="ce1">
            <text:p>5580.58</text:p>
          </table:table-cell>
          <table:table-cell office:value-type="float" office:value="8157.94" table:style-name="ce1">
            <text:p>8157.94</text:p>
          </table:table-cell>
          <table:table-cell office:value-type="float" office:value="5669.61" table:style-name="ce1">
            <text:p>5669.61</text:p>
          </table:table-cell>
          <table:table-cell office:value-type="float" office:value="4770.95" table:style-name="ce1">
            <text:p>4770.95</text:p>
          </table:table-cell>
          <table:table-cell office:value-type="float" office:value="8675.6299999999992" table:style-name="ce1">
            <text:p>8675.63</text:p>
          </table:table-cell>
          <table:table-cell office:value-type="float" office:value="7254.75" table:style-name="ce1">
            <text:p>7254.75</text:p>
          </table:table-cell>
          <table:table-cell office:value-type="float" office:value="6881.3649999999998" table:formula="of:=AVERAGE([.A351:.J351])" table:style-name="ce1">
            <text:p>6881.365</text:p>
          </table:table-cell>
          <table:table-cell table:number-columns-repeated="16373"/>
        </table:table-row>
        <table:table-row table:style-name="ro1">
          <table:table-cell office:value-type="float" office:value="6047.23" table:style-name="ce1">
            <text:p>6047.23</text:p>
          </table:table-cell>
          <table:table-cell office:value-type="float" office:value="7389.07" table:style-name="ce1">
            <text:p>7389.07</text:p>
          </table:table-cell>
          <table:table-cell office:value-type="float" office:value="4369.41" table:style-name="ce1">
            <text:p>4369.41</text:p>
          </table:table-cell>
          <table:table-cell office:value-type="float" office:value="10898.1" table:style-name="ce1">
            <text:p>10898.1</text:p>
          </table:table-cell>
          <table:table-cell office:value-type="float" office:value="5580.58" table:style-name="ce1">
            <text:p>5580.58</text:p>
          </table:table-cell>
          <table:table-cell office:value-type="float" office:value="8170.94" table:style-name="ce1">
            <text:p>8170.94</text:p>
          </table:table-cell>
          <table:table-cell office:value-type="float" office:value="5669.61" table:style-name="ce1">
            <text:p>5669.61</text:p>
          </table:table-cell>
          <table:table-cell office:value-type="float" office:value="4729.95" table:style-name="ce1">
            <text:p>4729.95</text:p>
          </table:table-cell>
          <table:table-cell office:value-type="float" office:value="8674.7800000000007" table:style-name="ce1">
            <text:p>8674.78</text:p>
          </table:table-cell>
          <table:table-cell office:value-type="float" office:value="7254.75" table:style-name="ce1">
            <text:p>7254.75</text:p>
          </table:table-cell>
          <table:table-cell office:value-type="float" office:value="6878.442" table:formula="of:=AVERAGE([.A352:.J352])" table:style-name="ce1">
            <text:p>6878.442</text:p>
          </table:table-cell>
          <table:table-cell table:number-columns-repeated="16373"/>
        </table:table-row>
        <table:table-row table:style-name="ro1">
          <table:table-cell office:value-type="float" office:value="6047.23" table:style-name="ce1">
            <text:p>6047.23</text:p>
          </table:table-cell>
          <table:table-cell office:value-type="float" office:value="7389.07" table:style-name="ce1">
            <text:p>7389.07</text:p>
          </table:table-cell>
          <table:table-cell office:value-type="float" office:value="4370.05" table:style-name="ce1">
            <text:p>4370.05</text:p>
          </table:table-cell>
          <table:table-cell office:value-type="float" office:value="10898" table:style-name="ce1">
            <text:p>10898</text:p>
          </table:table-cell>
          <table:table-cell office:value-type="float" office:value="5583.35" table:style-name="ce1">
            <text:p>5583.35</text:p>
          </table:table-cell>
          <table:table-cell office:value-type="float" office:value="8170.94" table:style-name="ce1">
            <text:p>8170.94</text:p>
          </table:table-cell>
          <table:table-cell office:value-type="float" office:value="5669.61" table:style-name="ce1">
            <text:p>5669.61</text:p>
          </table:table-cell>
          <table:table-cell office:value-type="float" office:value="4770.95" table:style-name="ce1">
            <text:p>4770.95</text:p>
          </table:table-cell>
          <table:table-cell office:value-type="float" office:value="8654.02" table:style-name="ce1">
            <text:p>8654.02</text:p>
          </table:table-cell>
          <table:table-cell office:value-type="float" office:value="7254.75" table:style-name="ce1">
            <text:p>7254.75</text:p>
          </table:table-cell>
          <table:table-cell office:value-type="float" office:value="6880.7970000000005" table:formula="of:=AVERAGE([.A353:.J353])" table:style-name="ce1">
            <text:p>6880.797</text:p>
          </table:table-cell>
          <table:table-cell table:number-columns-repeated="16373"/>
        </table:table-row>
        <table:table-row table:style-name="ro1">
          <table:table-cell office:value-type="float" office:value="6047.53" table:style-name="ce1">
            <text:p>6047.53</text:p>
          </table:table-cell>
          <table:table-cell office:value-type="float" office:value="7388.58" table:style-name="ce1">
            <text:p>7388.58</text:p>
          </table:table-cell>
          <table:table-cell office:value-type="float" office:value="4358.18" table:style-name="ce1">
            <text:p>4358.18</text:p>
          </table:table-cell>
          <table:table-cell office:value-type="float" office:value="10890.3" table:style-name="ce1">
            <text:p>10890.3</text:p>
          </table:table-cell>
          <table:table-cell office:value-type="float" office:value="5583.35" table:style-name="ce1">
            <text:p>5583.35</text:p>
          </table:table-cell>
          <table:table-cell office:value-type="float" office:value="8170.76" table:style-name="ce1">
            <text:p>8170.76</text:p>
          </table:table-cell>
          <table:table-cell office:value-type="float" office:value="5663.83" table:style-name="ce1">
            <text:p>5663.83</text:p>
          </table:table-cell>
          <table:table-cell office:value-type="float" office:value="4770.6000000000004" table:style-name="ce1">
            <text:p>4770.6</text:p>
          </table:table-cell>
          <table:table-cell office:value-type="float" office:value="8629.1200000000008" table:style-name="ce1">
            <text:p>8629.12</text:p>
          </table:table-cell>
          <table:table-cell office:value-type="float" office:value="7254.75" table:style-name="ce1">
            <text:p>7254.75</text:p>
          </table:table-cell>
          <table:table-cell office:value-type="float" office:value="6875.7" table:formula="of:=AVERAGE([.A354:.J354])" table:style-name="ce1">
            <text:p>6875.7</text:p>
          </table:table-cell>
          <table:table-cell table:number-columns-repeated="16373"/>
        </table:table-row>
        <table:table-row table:style-name="ro1">
          <table:table-cell office:value-type="float" office:value="6007.24" table:style-name="ce1">
            <text:p>6007.24</text:p>
          </table:table-cell>
          <table:table-cell office:value-type="float" office:value="7347.04" table:style-name="ce1">
            <text:p>7347.04</text:p>
          </table:table-cell>
          <table:table-cell office:value-type="float" office:value="4356.3999999999996" table:style-name="ce1">
            <text:p>4356.4</text:p>
          </table:table-cell>
          <table:table-cell office:value-type="float" office:value="10885.2" table:style-name="ce1">
            <text:p>10885.2</text:p>
          </table:table-cell>
          <table:table-cell office:value-type="float" office:value="5583.35" table:style-name="ce1">
            <text:p>5583.35</text:p>
          </table:table-cell>
          <table:table-cell office:value-type="float" office:value="8157.38" table:style-name="ce1">
            <text:p>8157.38</text:p>
          </table:table-cell>
          <table:table-cell office:value-type="float" office:value="5663.83" table:style-name="ce1">
            <text:p>5663.83</text:p>
          </table:table-cell>
          <table:table-cell office:value-type="float" office:value="4723.16" table:style-name="ce1">
            <text:p>4723.16</text:p>
          </table:table-cell>
          <table:table-cell office:value-type="float" office:value="8636.89" table:style-name="ce1">
            <text:p>8636.89</text:p>
          </table:table-cell>
          <table:table-cell office:value-type="float" office:value="7245.68" table:style-name="ce1">
            <text:p>7245.68</text:p>
          </table:table-cell>
          <table:table-cell office:value-type="float" office:value="6860.6170000000011" table:formula="of:=AVERAGE([.A355:.J355])" table:style-name="ce1">
            <text:p>6860.617</text:p>
          </table:table-cell>
          <table:table-cell table:number-columns-repeated="16373"/>
        </table:table-row>
        <table:table-row table:style-name="ro1">
          <table:table-cell office:value-type="float" office:value="6024.5" table:style-name="ce1">
            <text:p>6024.5</text:p>
          </table:table-cell>
          <table:table-cell office:value-type="float" office:value="7347.04" table:style-name="ce1">
            <text:p>7347.04</text:p>
          </table:table-cell>
          <table:table-cell office:value-type="float" office:value="4358.42" table:style-name="ce1">
            <text:p>4358.42</text:p>
          </table:table-cell>
          <table:table-cell office:value-type="float" office:value="10855.8" table:style-name="ce1">
            <text:p>10855.8</text:p>
          </table:table-cell>
          <table:table-cell office:value-type="float" office:value="5583.35" table:style-name="ce1">
            <text:p>5583.35</text:p>
          </table:table-cell>
          <table:table-cell office:value-type="float" office:value="8157.38" table:style-name="ce1">
            <text:p>8157.38</text:p>
          </table:table-cell>
          <table:table-cell office:value-type="float" office:value="5646.55" table:style-name="ce1">
            <text:p>5646.55</text:p>
          </table:table-cell>
          <table:table-cell office:value-type="float" office:value="4723" table:style-name="ce1">
            <text:p>4723</text:p>
          </table:table-cell>
          <table:table-cell office:value-type="float" office:value="8638.2099999999991" table:style-name="ce1">
            <text:p>8638.21</text:p>
          </table:table-cell>
          <table:table-cell office:value-type="float" office:value="7245.68" table:style-name="ce1">
            <text:p>7245.68</text:p>
          </table:table-cell>
          <table:table-cell office:value-type="float" office:value="6857.9929999999995" table:formula="of:=AVERAGE([.A356:.J356])" table:style-name="ce1">
            <text:p>6857.993</text:p>
          </table:table-cell>
          <table:table-cell table:number-columns-repeated="16373"/>
        </table:table-row>
        <table:table-row table:style-name="ro1">
          <table:table-cell office:value-type="float" office:value="6024.5" table:style-name="ce1">
            <text:p>6024.5</text:p>
          </table:table-cell>
          <table:table-cell office:value-type="float" office:value="7347.04" table:style-name="ce1">
            <text:p>7347.04</text:p>
          </table:table-cell>
          <table:table-cell office:value-type="float" office:value="4358.24" table:style-name="ce1">
            <text:p>4358.24</text:p>
          </table:table-cell>
          <table:table-cell office:value-type="float" office:value="10855.8" table:style-name="ce1">
            <text:p>10855.8</text:p>
          </table:table-cell>
          <table:table-cell office:value-type="float" office:value="5583.3" table:style-name="ce1">
            <text:p>5583.3</text:p>
          </table:table-cell>
          <table:table-cell office:value-type="float" office:value="8157.38" table:style-name="ce1">
            <text:p>8157.38</text:p>
          </table:table-cell>
          <table:table-cell office:value-type="float" office:value="5646.55" table:style-name="ce1">
            <text:p>5646.55</text:p>
          </table:table-cell>
          <table:table-cell office:value-type="float" office:value="4722.9799999999996" table:style-name="ce1">
            <text:p>4722.98</text:p>
          </table:table-cell>
          <table:table-cell office:value-type="float" office:value="8636.85" table:style-name="ce1">
            <text:p>8636.85</text:p>
          </table:table-cell>
          <table:table-cell office:value-type="float" office:value="7245.68" table:style-name="ce1">
            <text:p>7245.68</text:p>
          </table:table-cell>
          <table:table-cell office:value-type="float" office:value="6857.8319999999994" table:formula="of:=AVERAGE([.A357:.J357])" table:style-name="ce1">
            <text:p>6857.832</text:p>
          </table:table-cell>
          <table:table-cell table:number-columns-repeated="16373"/>
        </table:table-row>
        <table:table-row table:style-name="ro1">
          <table:table-cell office:value-type="float" office:value="6024.5" table:style-name="ce1">
            <text:p>6024.5</text:p>
          </table:table-cell>
          <table:table-cell office:value-type="float" office:value="7202.72" table:style-name="ce1">
            <text:p>7202.72</text:p>
          </table:table-cell>
          <table:table-cell office:value-type="float" office:value="4358.24" table:style-name="ce1">
            <text:p>4358.24</text:p>
          </table:table-cell>
          <table:table-cell office:value-type="float" office:value="10855.8" table:style-name="ce1">
            <text:p>10855.8</text:p>
          </table:table-cell>
          <table:table-cell office:value-type="float" office:value="5581.95" table:style-name="ce1">
            <text:p>5581.95</text:p>
          </table:table-cell>
          <table:table-cell office:value-type="float" office:value="8157.38" table:style-name="ce1">
            <text:p>8157.38</text:p>
          </table:table-cell>
          <table:table-cell office:value-type="float" office:value="5646.55" table:style-name="ce1">
            <text:p>5646.55</text:p>
          </table:table-cell>
          <table:table-cell office:value-type="float" office:value="4723" table:style-name="ce1">
            <text:p>4723</text:p>
          </table:table-cell>
          <table:table-cell office:value-type="float" office:value="8637.34" table:style-name="ce1">
            <text:p>8637.34</text:p>
          </table:table-cell>
          <table:table-cell office:value-type="float" office:value="7245.68" table:style-name="ce1">
            <text:p>7245.68</text:p>
          </table:table-cell>
          <table:table-cell office:value-type="float" office:value="6843.3160000000007" table:formula="of:=AVERAGE([.A358:.J358])" table:style-name="ce1">
            <text:p>6843.316</text:p>
          </table:table-cell>
          <table:table-cell table:number-columns-repeated="16373"/>
        </table:table-row>
        <table:table-row table:style-name="ro1">
          <table:table-cell office:value-type="float" office:value="6024.5" table:style-name="ce1">
            <text:p>6024.5</text:p>
          </table:table-cell>
          <table:table-cell office:value-type="float" office:value="7338.61" table:style-name="ce1">
            <text:p>7338.61</text:p>
          </table:table-cell>
          <table:table-cell office:value-type="float" office:value="4358.42" table:style-name="ce1">
            <text:p>4358.42</text:p>
          </table:table-cell>
          <table:table-cell office:value-type="float" office:value="10855.8" table:style-name="ce1">
            <text:p>10855.8</text:p>
          </table:table-cell>
          <table:table-cell office:value-type="float" office:value="5521.6" table:style-name="ce1">
            <text:p>5521.6</text:p>
          </table:table-cell>
          <table:table-cell office:value-type="float" office:value="7994.14" table:style-name="ce1">
            <text:p>7994.14</text:p>
          </table:table-cell>
          <table:table-cell office:value-type="float" office:value="5646.49" table:style-name="ce1">
            <text:p>5646.49</text:p>
          </table:table-cell>
          <table:table-cell office:value-type="float" office:value="4712.22" table:style-name="ce1">
            <text:p>4712.22</text:p>
          </table:table-cell>
          <table:table-cell office:value-type="float" office:value="8584.06" table:style-name="ce1">
            <text:p>8584.06</text:p>
          </table:table-cell>
          <table:table-cell office:value-type="float" office:value="7239.71" table:style-name="ce1">
            <text:p>7239.71</text:p>
          </table:table-cell>
          <table:table-cell office:value-type="float" office:value="6827.5550000000003" table:formula="of:=AVERAGE([.A359:.J359])" table:style-name="ce1">
            <text:p>6827.555</text:p>
          </table:table-cell>
          <table:table-cell table:number-columns-repeated="16373"/>
        </table:table-row>
        <table:table-row table:style-name="ro1">
          <table:table-cell office:value-type="float" office:value="6022.8" table:style-name="ce1">
            <text:p>6022.8</text:p>
          </table:table-cell>
          <table:table-cell office:value-type="float" office:value="7334.87" table:style-name="ce1">
            <text:p>7334.87</text:p>
          </table:table-cell>
          <table:table-cell office:value-type="float" office:value="4358.42" table:style-name="ce1">
            <text:p>4358.42</text:p>
          </table:table-cell>
          <table:table-cell office:value-type="float" office:value="10840.6" table:style-name="ce1">
            <text:p>10840.6</text:p>
          </table:table-cell>
          <table:table-cell office:value-type="float" office:value="5521.6" table:style-name="ce1">
            <text:p>5521.6</text:p>
          </table:table-cell>
          <table:table-cell office:value-type="float" office:value="7994.14" table:style-name="ce1">
            <text:p>7994.14</text:p>
          </table:table-cell>
          <table:table-cell office:value-type="float" office:value="5646.49" table:style-name="ce1">
            <text:p>5646.49</text:p>
          </table:table-cell>
          <table:table-cell office:value-type="float" office:value="4712.22" table:style-name="ce1">
            <text:p>4712.22</text:p>
          </table:table-cell>
          <table:table-cell office:value-type="float" office:value="8584.02" table:style-name="ce1">
            <text:p>8584.02</text:p>
          </table:table-cell>
          <table:table-cell office:value-type="float" office:value="7239.71" table:style-name="ce1">
            <text:p>7239.71</text:p>
          </table:table-cell>
          <table:table-cell office:value-type="float" office:value="6825.487000000001" table:formula="of:=AVERAGE([.A360:.J360])" table:style-name="ce1">
            <text:p>6825.487</text:p>
          </table:table-cell>
          <table:table-cell table:number-columns-repeated="16373"/>
        </table:table-row>
        <table:table-row table:style-name="ro1">
          <table:table-cell office:value-type="float" office:value="6022.8" table:style-name="ce1">
            <text:p>6022.8</text:p>
          </table:table-cell>
          <table:table-cell office:value-type="float" office:value="7339.52" table:style-name="ce1">
            <text:p>7339.52</text:p>
          </table:table-cell>
          <table:table-cell office:value-type="float" office:value="4358.42" table:style-name="ce1">
            <text:p>4358.42</text:p>
          </table:table-cell>
          <table:table-cell office:value-type="float" office:value="10798" table:style-name="ce1">
            <text:p>10798</text:p>
          </table:table-cell>
          <table:table-cell office:value-type="float" office:value="5518.26" table:style-name="ce1">
            <text:p>5518.26</text:p>
          </table:table-cell>
          <table:table-cell office:value-type="float" office:value="7994.14" table:style-name="ce1">
            <text:p>7994.14</text:p>
          </table:table-cell>
          <table:table-cell office:value-type="float" office:value="5645.99" table:style-name="ce1">
            <text:p>5645.99</text:p>
          </table:table-cell>
          <table:table-cell office:value-type="float" office:value="4712.22" table:style-name="ce1">
            <text:p>4712.22</text:p>
          </table:table-cell>
          <table:table-cell office:value-type="float" office:value="8580.83" table:style-name="ce1">
            <text:p>8580.83</text:p>
          </table:table-cell>
          <table:table-cell office:value-type="float" office:value="7223.94" table:style-name="ce1">
            <text:p>7223.94</text:p>
          </table:table-cell>
          <table:table-cell office:value-type="float" office:value="6819.4119999999994" table:formula="of:=AVERAGE([.A361:.J361])" table:style-name="ce1">
            <text:p>6819.412</text:p>
          </table:table-cell>
          <table:table-cell table:number-columns-repeated="16373"/>
        </table:table-row>
        <table:table-row table:style-name="ro1">
          <table:table-cell office:value-type="float" office:value="6007.42" table:style-name="ce1">
            <text:p>6007.42</text:p>
          </table:table-cell>
          <table:table-cell office:value-type="float" office:value="7339.32" table:style-name="ce1">
            <text:p>7339.32</text:p>
          </table:table-cell>
          <table:table-cell office:value-type="float" office:value="4358.42" table:style-name="ce1">
            <text:p>4358.42</text:p>
          </table:table-cell>
          <table:table-cell office:value-type="float" office:value="10745.2" table:style-name="ce1">
            <text:p>10745.2</text:p>
          </table:table-cell>
          <table:table-cell office:value-type="float" office:value="5518.26" table:style-name="ce1">
            <text:p>5518.26</text:p>
          </table:table-cell>
          <table:table-cell office:value-type="float" office:value="7994.14" table:style-name="ce1">
            <text:p>7994.14</text:p>
          </table:table-cell>
          <table:table-cell office:value-type="float" office:value="5645.39" table:style-name="ce1">
            <text:p>5645.39</text:p>
          </table:table-cell>
          <table:table-cell office:value-type="float" office:value="4697.1099999999997" table:style-name="ce1">
            <text:p>4697.11</text:p>
          </table:table-cell>
          <table:table-cell office:value-type="float" office:value="8578.7099999999991" table:style-name="ce1">
            <text:p>8578.71</text:p>
          </table:table-cell>
          <table:table-cell office:value-type="float" office:value="7223.94" table:style-name="ce1">
            <text:p>7223.94</text:p>
          </table:table-cell>
          <table:table-cell office:value-type="float" office:value="6810.7910000000002" table:formula="of:=AVERAGE([.A362:.J362])" table:style-name="ce1">
            <text:p>6810.791</text:p>
          </table:table-cell>
          <table:table-cell table:number-columns-repeated="16373"/>
        </table:table-row>
        <table:table-row table:style-name="ro1">
          <table:table-cell office:value-type="float" office:value="5999.55" table:style-name="ce1">
            <text:p>5999.55</text:p>
          </table:table-cell>
          <table:table-cell office:value-type="float" office:value="7337.82" table:style-name="ce1">
            <text:p>7337.82</text:p>
          </table:table-cell>
          <table:table-cell office:value-type="float" office:value="4358.42" table:style-name="ce1">
            <text:p>4358.42</text:p>
          </table:table-cell>
          <table:table-cell office:value-type="float" office:value="10745.2" table:style-name="ce1">
            <text:p>10745.2</text:p>
          </table:table-cell>
          <table:table-cell office:value-type="float" office:value="5518.26" table:style-name="ce1">
            <text:p>5518.26</text:p>
          </table:table-cell>
          <table:table-cell office:value-type="float" office:value="7994.14" table:style-name="ce1">
            <text:p>7994.14</text:p>
          </table:table-cell>
          <table:table-cell office:value-type="float" office:value="5618.91" table:style-name="ce1">
            <text:p>5618.91</text:p>
          </table:table-cell>
          <table:table-cell office:value-type="float" office:value="4697.1099999999997" table:style-name="ce1">
            <text:p>4697.11</text:p>
          </table:table-cell>
          <table:table-cell office:value-type="float" office:value="8578.7099999999991" table:style-name="ce1">
            <text:p>8578.71</text:p>
          </table:table-cell>
          <table:table-cell office:value-type="float" office:value="7194.5" table:style-name="ce1">
            <text:p>7194.5</text:p>
          </table:table-cell>
          <table:table-cell office:value-type="float" office:value="6804.2619999999997" table:formula="of:=AVERAGE([.A363:.J363])" table:style-name="ce1">
            <text:p>6804.262</text:p>
          </table:table-cell>
          <table:table-cell table:number-columns-repeated="16373"/>
        </table:table-row>
        <table:table-row table:style-name="ro1">
          <table:table-cell office:value-type="float" office:value="5999.39" table:style-name="ce1">
            <text:p>5999.39</text:p>
          </table:table-cell>
          <table:table-cell office:value-type="float" office:value="7337.53" table:style-name="ce1">
            <text:p>7337.53</text:p>
          </table:table-cell>
          <table:table-cell office:value-type="float" office:value="4358.42" table:style-name="ce1">
            <text:p>4358.42</text:p>
          </table:table-cell>
          <table:table-cell office:value-type="float" office:value="10745.2" table:style-name="ce1">
            <text:p>10745.2</text:p>
          </table:table-cell>
          <table:table-cell office:value-type="float" office:value="5518.26" table:style-name="ce1">
            <text:p>5518.26</text:p>
          </table:table-cell>
          <table:table-cell office:value-type="float" office:value="7994.14" table:style-name="ce1">
            <text:p>7994.14</text:p>
          </table:table-cell>
          <table:table-cell office:value-type="float" office:value="5618.91" table:style-name="ce1">
            <text:p>5618.91</text:p>
          </table:table-cell>
          <table:table-cell office:value-type="float" office:value="4697.1099999999997" table:style-name="ce1">
            <text:p>4697.11</text:p>
          </table:table-cell>
          <table:table-cell office:value-type="float" office:value="8568.75" table:style-name="ce1">
            <text:p>8568.75</text:p>
          </table:table-cell>
          <table:table-cell office:value-type="float" office:value="7194.5" table:style-name="ce1">
            <text:p>7194.5</text:p>
          </table:table-cell>
          <table:table-cell office:value-type="float" office:value="6803.2210000000005" table:formula="of:=AVERAGE([.A364:.J364])" table:style-name="ce1">
            <text:p>6803.221</text:p>
          </table:table-cell>
          <table:table-cell table:number-columns-repeated="16373"/>
        </table:table-row>
        <table:table-row table:style-name="ro1">
          <table:table-cell office:value-type="float" office:value="5974.17" table:style-name="ce1">
            <text:p>5974.17</text:p>
          </table:table-cell>
          <table:table-cell office:value-type="float" office:value="7337.53" table:style-name="ce1">
            <text:p>7337.53</text:p>
          </table:table-cell>
          <table:table-cell office:value-type="float" office:value="4358.42" table:style-name="ce1">
            <text:p>4358.42</text:p>
          </table:table-cell>
          <table:table-cell office:value-type="float" office:value="10745.1" table:style-name="ce1">
            <text:p>10745.1</text:p>
          </table:table-cell>
          <table:table-cell office:value-type="float" office:value="5515.42" table:style-name="ce1">
            <text:p>5515.42</text:p>
          </table:table-cell>
          <table:table-cell office:value-type="float" office:value="7994.14" table:style-name="ce1">
            <text:p>7994.14</text:p>
          </table:table-cell>
          <table:table-cell office:value-type="float" office:value="5594.33" table:style-name="ce1">
            <text:p>5594.33</text:p>
          </table:table-cell>
          <table:table-cell office:value-type="float" office:value="4697.1099999999997" table:style-name="ce1">
            <text:p>4697.11</text:p>
          </table:table-cell>
          <table:table-cell office:value-type="float" office:value="8558.5300000000007" table:style-name="ce1">
            <text:p>8558.53</text:p>
          </table:table-cell>
          <table:table-cell office:value-type="float" office:value="7194.5" table:style-name="ce1">
            <text:p>7194.5</text:p>
          </table:table-cell>
          <table:table-cell office:value-type="float" office:value="6796.9250000000002" table:formula="of:=AVERAGE([.A365:.J365])" table:style-name="ce1">
            <text:p>6796.925</text:p>
          </table:table-cell>
          <table:table-cell table:number-columns-repeated="16373"/>
        </table:table-row>
        <table:table-row table:style-name="ro1">
          <table:table-cell office:value-type="float" office:value="5974.17" table:style-name="ce1">
            <text:p>5974.17</text:p>
          </table:table-cell>
          <table:table-cell office:value-type="float" office:value="7291.25" table:style-name="ce1">
            <text:p>7291.25</text:p>
          </table:table-cell>
          <table:table-cell office:value-type="float" office:value="4358.42" table:style-name="ce1">
            <text:p>4358.42</text:p>
          </table:table-cell>
          <table:table-cell office:value-type="float" office:value="10677.3" table:style-name="ce1">
            <text:p>10677.3</text:p>
          </table:table-cell>
          <table:table-cell office:value-type="float" office:value="5515.16" table:style-name="ce1">
            <text:p>5515.16</text:p>
          </table:table-cell>
          <table:table-cell office:value-type="float" office:value="7994.14" table:style-name="ce1">
            <text:p>7994.14</text:p>
          </table:table-cell>
          <table:table-cell office:value-type="float" office:value="5592.87" table:style-name="ce1">
            <text:p>5592.87</text:p>
          </table:table-cell>
          <table:table-cell office:value-type="float" office:value="4697.1099999999997" table:style-name="ce1">
            <text:p>4697.11</text:p>
          </table:table-cell>
          <table:table-cell office:value-type="float" office:value="8558.5300000000007" table:style-name="ce1">
            <text:p>8558.53</text:p>
          </table:table-cell>
          <table:table-cell office:value-type="float" office:value="7189.38" table:style-name="ce1">
            <text:p>7189.38</text:p>
          </table:table-cell>
          <table:table-cell office:value-type="float" office:value="6784.8330000000005" table:formula="of:=AVERAGE([.A366:.J366])" table:style-name="ce1">
            <text:p>6784.833</text:p>
          </table:table-cell>
          <table:table-cell table:number-columns-repeated="16373"/>
        </table:table-row>
        <table:table-row table:style-name="ro1">
          <table:table-cell office:value-type="float" office:value="5913.95" table:style-name="ce1">
            <text:p>5913.95</text:p>
          </table:table-cell>
          <table:table-cell office:value-type="float" office:value="7287.36" table:style-name="ce1">
            <text:p>7287.36</text:p>
          </table:table-cell>
          <table:table-cell office:value-type="float" office:value="4358.42" table:style-name="ce1">
            <text:p>4358.42</text:p>
          </table:table-cell>
          <table:table-cell office:value-type="float" office:value="10649.1" table:style-name="ce1">
            <text:p>10649.1</text:p>
          </table:table-cell>
          <table:table-cell office:value-type="float" office:value="5509.55" table:style-name="ce1">
            <text:p>5509.55</text:p>
          </table:table-cell>
          <table:table-cell office:value-type="float" office:value="7994" table:style-name="ce1">
            <text:p>7994</text:p>
          </table:table-cell>
          <table:table-cell office:value-type="float" office:value="5592.87" table:style-name="ce1">
            <text:p>5592.87</text:p>
          </table:table-cell>
          <table:table-cell office:value-type="float" office:value="4697.1099999999997" table:style-name="ce1">
            <text:p>4697.11</text:p>
          </table:table-cell>
          <table:table-cell office:value-type="float" office:value="8558.5300000000007" table:style-name="ce1">
            <text:p>8558.53</text:p>
          </table:table-cell>
          <table:table-cell office:value-type="float" office:value="7173.24" table:style-name="ce1">
            <text:p>7173.24</text:p>
          </table:table-cell>
          <table:table-cell office:value-type="float" office:value="6773.4130000000005" table:formula="of:=AVERAGE([.A367:.J367])" table:style-name="ce1">
            <text:p>6773.413</text:p>
          </table:table-cell>
          <table:table-cell table:number-columns-repeated="16373"/>
        </table:table-row>
        <table:table-row table:style-name="ro1">
          <table:table-cell office:value-type="float" office:value="5913.95" table:style-name="ce1">
            <text:p>5913.95</text:p>
          </table:table-cell>
          <table:table-cell office:value-type="float" office:value="7287.36" table:style-name="ce1">
            <text:p>7287.36</text:p>
          </table:table-cell>
          <table:table-cell office:value-type="float" office:value="4358.42" table:style-name="ce1">
            <text:p>4358.42</text:p>
          </table:table-cell>
          <table:table-cell office:value-type="float" office:value="10649.1" table:style-name="ce1">
            <text:p>10649.1</text:p>
          </table:table-cell>
          <table:table-cell office:value-type="float" office:value="5484.34" table:style-name="ce1">
            <text:p>5484.34</text:p>
          </table:table-cell>
          <table:table-cell office:value-type="float" office:value="7957.31" table:style-name="ce1">
            <text:p>7957.31</text:p>
          </table:table-cell>
          <table:table-cell office:value-type="float" office:value="5592.87" table:style-name="ce1">
            <text:p>5592.87</text:p>
          </table:table-cell>
          <table:table-cell office:value-type="float" office:value="4682.82" table:style-name="ce1">
            <text:p>4682.82</text:p>
          </table:table-cell>
          <table:table-cell office:value-type="float" office:value="8533.7999999999993" table:style-name="ce1">
            <text:p>8533.8</text:p>
          </table:table-cell>
          <table:table-cell office:value-type="float" office:value="7176.6" table:style-name="ce1">
            <text:p>7176.6</text:p>
          </table:table-cell>
          <table:table-cell office:value-type="float" office:value="6763.6570000000011" table:formula="of:=AVERAGE([.A368:.J368])" table:style-name="ce1">
            <text:p>6763.657</text:p>
          </table:table-cell>
          <table:table-cell table:number-columns-repeated="16373"/>
        </table:table-row>
        <table:table-row table:style-name="ro1">
          <table:table-cell office:value-type="float" office:value="5913.95" table:style-name="ce1">
            <text:p>5913.95</text:p>
          </table:table-cell>
          <table:table-cell office:value-type="float" office:value="7287.36" table:style-name="ce1">
            <text:p>7287.36</text:p>
          </table:table-cell>
          <table:table-cell office:value-type="float" office:value="4358.42" table:style-name="ce1">
            <text:p>4358.42</text:p>
          </table:table-cell>
          <table:table-cell office:value-type="float" office:value="10661.7" table:style-name="ce1">
            <text:p>10661.7</text:p>
          </table:table-cell>
          <table:table-cell office:value-type="float" office:value="5484.34" table:style-name="ce1">
            <text:p>5484.34</text:p>
          </table:table-cell>
          <table:table-cell office:value-type="float" office:value="7957.31" table:style-name="ce1">
            <text:p>7957.31</text:p>
          </table:table-cell>
          <table:table-cell office:value-type="float" office:value="5592.87" table:style-name="ce1">
            <text:p>5592.87</text:p>
          </table:table-cell>
          <table:table-cell office:value-type="float" office:value="4678.3599999999997" table:style-name="ce1">
            <text:p>4678.36</text:p>
          </table:table-cell>
          <table:table-cell office:value-type="float" office:value="8533.7999999999993" table:style-name="ce1">
            <text:p>8533.8</text:p>
          </table:table-cell>
          <table:table-cell office:value-type="float" office:value="7176.39" table:style-name="ce1">
            <text:p>7176.39</text:p>
          </table:table-cell>
          <table:table-cell office:value-type="float" office:value="6764.45" table:formula="of:=AVERAGE([.A369:.J369])" table:style-name="ce1">
            <text:p>6764.45</text:p>
          </table:table-cell>
          <table:table-cell table:number-columns-repeated="16373"/>
        </table:table-row>
        <table:table-row table:style-name="ro1">
          <table:table-cell office:value-type="float" office:value="5913.95" table:style-name="ce1">
            <text:p>5913.95</text:p>
          </table:table-cell>
          <table:table-cell office:value-type="float" office:value="7287.36" table:style-name="ce1">
            <text:p>7287.36</text:p>
          </table:table-cell>
          <table:table-cell office:value-type="float" office:value="4358.18" table:style-name="ce1">
            <text:p>4358.18</text:p>
          </table:table-cell>
          <table:table-cell office:value-type="float" office:value="10601.4" table:style-name="ce1">
            <text:p>10601.4</text:p>
          </table:table-cell>
          <table:table-cell office:value-type="float" office:value="5418" table:style-name="ce1">
            <text:p>5418</text:p>
          </table:table-cell>
          <table:table-cell office:value-type="float" office:value="7956.06" table:style-name="ce1">
            <text:p>7956.06</text:p>
          </table:table-cell>
          <table:table-cell office:value-type="float" office:value="5592.87" table:style-name="ce1">
            <text:p>5592.87</text:p>
          </table:table-cell>
          <table:table-cell office:value-type="float" office:value="4678.3599999999997" table:style-name="ce1">
            <text:p>4678.36</text:p>
          </table:table-cell>
          <table:table-cell office:value-type="float" office:value="8533.7999999999993" table:style-name="ce1">
            <text:p>8533.8</text:p>
          </table:table-cell>
          <table:table-cell office:value-type="float" office:value="7171.27" table:style-name="ce1">
            <text:p>7171.27</text:p>
          </table:table-cell>
          <table:table-cell office:value-type="float" office:value="6751.125" table:formula="of:=AVERAGE([.A370:.J370])" table:style-name="ce1">
            <text:p>6751.125</text:p>
          </table:table-cell>
          <table:table-cell table:number-columns-repeated="16373"/>
        </table:table-row>
        <table:table-row table:style-name="ro1">
          <table:table-cell office:value-type="float" office:value="5855.85" table:style-name="ce1">
            <text:p>5855.85</text:p>
          </table:table-cell>
          <table:table-cell office:value-type="float" office:value="7282.09" table:style-name="ce1">
            <text:p>7282.09</text:p>
          </table:table-cell>
          <table:table-cell office:value-type="float" office:value="4361.8900000000003" table:style-name="ce1">
            <text:p>4361.89</text:p>
          </table:table-cell>
          <table:table-cell office:value-type="float" office:value="10558.2" table:style-name="ce1">
            <text:p>10558.2</text:p>
          </table:table-cell>
          <table:table-cell office:value-type="float" office:value="5463.18" table:style-name="ce1">
            <text:p>5463.18</text:p>
          </table:table-cell>
          <table:table-cell office:value-type="float" office:value="7917.63" table:style-name="ce1">
            <text:p>7917.63</text:p>
          </table:table-cell>
          <table:table-cell office:value-type="float" office:value="5592.87" table:style-name="ce1">
            <text:p>5592.87</text:p>
          </table:table-cell>
          <table:table-cell office:value-type="float" office:value="4678.3599999999997" table:style-name="ce1">
            <text:p>4678.36</text:p>
          </table:table-cell>
          <table:table-cell office:value-type="float" office:value="8533.7999999999993" table:style-name="ce1">
            <text:p>8533.8</text:p>
          </table:table-cell>
          <table:table-cell office:value-type="float" office:value="7171.27" table:style-name="ce1">
            <text:p>7171.27</text:p>
          </table:table-cell>
          <table:table-cell office:value-type="float" office:value="6741.514000000001" table:formula="of:=AVERAGE([.A371:.J371])" table:style-name="ce1">
            <text:p>6741.514</text:p>
          </table:table-cell>
          <table:table-cell table:number-columns-repeated="16373"/>
        </table:table-row>
        <table:table-row table:style-name="ro1">
          <table:table-cell office:value-type="float" office:value="5855.85" table:style-name="ce1">
            <text:p>5855.85</text:p>
          </table:table-cell>
          <table:table-cell office:value-type="float" office:value="7273.37" table:style-name="ce1">
            <text:p>7273.37</text:p>
          </table:table-cell>
          <table:table-cell office:value-type="float" office:value="4361.8900000000003" table:style-name="ce1">
            <text:p>4361.89</text:p>
          </table:table-cell>
          <table:table-cell office:value-type="float" office:value="10545.9" table:style-name="ce1">
            <text:p>10545.9</text:p>
          </table:table-cell>
          <table:table-cell office:value-type="float" office:value="5461.92" table:style-name="ce1">
            <text:p>5461.92</text:p>
          </table:table-cell>
          <table:table-cell office:value-type="float" office:value="7917.63" table:style-name="ce1">
            <text:p>7917.63</text:p>
          </table:table-cell>
          <table:table-cell office:value-type="float" office:value="5585" table:style-name="ce1">
            <text:p>5585</text:p>
          </table:table-cell>
          <table:table-cell office:value-type="float" office:value="4673.05" table:style-name="ce1">
            <text:p>4673.05</text:p>
          </table:table-cell>
          <table:table-cell office:value-type="float" office:value="8533.2800000000007" table:style-name="ce1">
            <text:p>8533.28</text:p>
          </table:table-cell>
          <table:table-cell office:value-type="float" office:value="7146.62" table:style-name="ce1">
            <text:p>7146.62</text:p>
          </table:table-cell>
          <table:table-cell office:value-type="float" office:value="6735.4509999999991" table:formula="of:=AVERAGE([.A372:.J372])" table:style-name="ce1">
            <text:p>6735.451</text:p>
          </table:table-cell>
          <table:table-cell table:number-columns-repeated="16373"/>
        </table:table-row>
        <table:table-row table:style-name="ro1">
          <table:table-cell office:value-type="float" office:value="5855.85" table:style-name="ce1">
            <text:p>5855.85</text:p>
          </table:table-cell>
          <table:table-cell office:value-type="float" office:value="7273.37" table:style-name="ce1">
            <text:p>7273.37</text:p>
          </table:table-cell>
          <table:table-cell office:value-type="float" office:value="4356.37" table:style-name="ce1">
            <text:p>4356.37</text:p>
          </table:table-cell>
          <table:table-cell office:value-type="float" office:value="10545.9" table:style-name="ce1">
            <text:p>10545.9</text:p>
          </table:table-cell>
          <table:table-cell office:value-type="float" office:value="5426.5" table:style-name="ce1">
            <text:p>5426.5</text:p>
          </table:table-cell>
          <table:table-cell office:value-type="float" office:value="7917.63" table:style-name="ce1">
            <text:p>7917.63</text:p>
          </table:table-cell>
          <table:table-cell office:value-type="float" office:value="5564.32" table:style-name="ce1">
            <text:p>5564.32</text:p>
          </table:table-cell>
          <table:table-cell office:value-type="float" office:value="4665.28" table:style-name="ce1">
            <text:p>4665.28</text:p>
          </table:table-cell>
          <table:table-cell office:value-type="float" office:value="8533.0499999999993" table:style-name="ce1">
            <text:p>8533.05</text:p>
          </table:table-cell>
          <table:table-cell office:value-type="float" office:value="7148.03" table:style-name="ce1">
            <text:p>7148.03</text:p>
          </table:table-cell>
          <table:table-cell office:value-type="float" office:value="6728.6299999999992" table:formula="of:=AVERAGE([.A373:.J373])" table:style-name="ce1">
            <text:p>6728.63</text:p>
          </table:table-cell>
          <table:table-cell table:number-columns-repeated="16373"/>
        </table:table-row>
        <table:table-row table:style-name="ro1">
          <table:table-cell office:value-type="float" office:value="5855.85" table:style-name="ce1">
            <text:p>5855.85</text:p>
          </table:table-cell>
          <table:table-cell office:value-type="float" office:value="7264.86" table:style-name="ce1">
            <text:p>7264.86</text:p>
          </table:table-cell>
          <table:table-cell office:value-type="float" office:value="4356.37" table:style-name="ce1">
            <text:p>4356.37</text:p>
          </table:table-cell>
          <table:table-cell office:value-type="float" office:value="10545.9" table:style-name="ce1">
            <text:p>10545.9</text:p>
          </table:table-cell>
          <table:table-cell office:value-type="float" office:value="5426.5" table:style-name="ce1">
            <text:p>5426.5</text:p>
          </table:table-cell>
          <table:table-cell office:value-type="float" office:value="7917.63" table:style-name="ce1">
            <text:p>7917.63</text:p>
          </table:table-cell>
          <table:table-cell office:value-type="float" office:value="5564.32" table:style-name="ce1">
            <text:p>5564.32</text:p>
          </table:table-cell>
          <table:table-cell office:value-type="float" office:value="4665.28" table:style-name="ce1">
            <text:p>4665.28</text:p>
          </table:table-cell>
          <table:table-cell office:value-type="float" office:value="8530.57" table:style-name="ce1">
            <text:p>8530.57</text:p>
          </table:table-cell>
          <table:table-cell office:value-type="float" office:value="7138.09" table:style-name="ce1">
            <text:p>7138.09</text:p>
          </table:table-cell>
          <table:table-cell office:value-type="float" office:value="6726.5369999999994" table:formula="of:=AVERAGE([.A374:.J374])" table:style-name="ce1">
            <text:p>6726.537</text:p>
          </table:table-cell>
          <table:table-cell table:number-columns-repeated="16373"/>
        </table:table-row>
        <table:table-row table:style-name="ro1">
          <table:table-cell office:value-type="float" office:value="5854.69" table:style-name="ce1">
            <text:p>5854.69</text:p>
          </table:table-cell>
          <table:table-cell office:value-type="float" office:value="7264.86" table:style-name="ce1">
            <text:p>7264.86</text:p>
          </table:table-cell>
          <table:table-cell office:value-type="float" office:value="4355.54" table:style-name="ce1">
            <text:p>4355.54</text:p>
          </table:table-cell>
          <table:table-cell office:value-type="float" office:value="10519.8" table:style-name="ce1">
            <text:p>10519.8</text:p>
          </table:table-cell>
          <table:table-cell office:value-type="float" office:value="5426.5" table:style-name="ce1">
            <text:p>5426.5</text:p>
          </table:table-cell>
          <table:table-cell office:value-type="float" office:value="7917.63" table:style-name="ce1">
            <text:p>7917.63</text:p>
          </table:table-cell>
          <table:table-cell office:value-type="float" office:value="5564.32" table:style-name="ce1">
            <text:p>5564.32</text:p>
          </table:table-cell>
          <table:table-cell office:value-type="float" office:value="4665.28" table:style-name="ce1">
            <text:p>4665.28</text:p>
          </table:table-cell>
          <table:table-cell office:value-type="float" office:value="8530.57" table:style-name="ce1">
            <text:p>8530.57</text:p>
          </table:table-cell>
          <table:table-cell office:value-type="float" office:value="7118.88" table:style-name="ce1">
            <text:p>7118.88</text:p>
          </table:table-cell>
          <table:table-cell office:value-type="float" office:value="6721.8069999999989" table:formula="of:=AVERAGE([.A375:.J375])" table:style-name="ce1">
            <text:p>6721.807</text:p>
          </table:table-cell>
          <table:table-cell table:number-columns-repeated="16373"/>
        </table:table-row>
        <table:table-row table:style-name="ro1">
          <table:table-cell office:value-type="float" office:value="5854.05" table:style-name="ce1">
            <text:p>5854.05</text:p>
          </table:table-cell>
          <table:table-cell office:value-type="float" office:value="7262.4" table:style-name="ce1">
            <text:p>7262.4</text:p>
          </table:table-cell>
          <table:table-cell office:value-type="float" office:value="4351.8599999999997" table:style-name="ce1">
            <text:p>4351.86</text:p>
          </table:table-cell>
          <table:table-cell office:value-type="float" office:value="10523.8" table:style-name="ce1">
            <text:p>10523.8</text:p>
          </table:table-cell>
          <table:table-cell office:value-type="float" office:value="5358.58" table:style-name="ce1">
            <text:p>5358.58</text:p>
          </table:table-cell>
          <table:table-cell office:value-type="float" office:value="7917.63" table:style-name="ce1">
            <text:p>7917.63</text:p>
          </table:table-cell>
          <table:table-cell office:value-type="float" office:value="5564.32" table:style-name="ce1">
            <text:p>5564.32</text:p>
          </table:table-cell>
          <table:table-cell office:value-type="float" office:value="4664.1499999999996" table:style-name="ce1">
            <text:p>4664.15</text:p>
          </table:table-cell>
          <table:table-cell office:value-type="float" office:value="8518.1200000000008" table:style-name="ce1">
            <text:p>8518.12</text:p>
          </table:table-cell>
          <table:table-cell office:value-type="float" office:value="7099.82" table:style-name="ce1">
            <text:p>7099.82</text:p>
          </table:table-cell>
          <table:table-cell office:value-type="float" office:value="6711.4730000000009" table:formula="of:=AVERAGE([.A376:.J376])" table:style-name="ce1">
            <text:p>6711.473</text:p>
          </table:table-cell>
          <table:table-cell table:number-columns-repeated="16373"/>
        </table:table-row>
        <table:table-row table:style-name="ro1">
          <table:table-cell office:value-type="float" office:value="5855.85" table:style-name="ce1">
            <text:p>5855.85</text:p>
          </table:table-cell>
          <table:table-cell office:value-type="float" office:value="7261.01" table:style-name="ce1">
            <text:p>7261.01</text:p>
          </table:table-cell>
          <table:table-cell office:value-type="float" office:value="4350.55" table:style-name="ce1">
            <text:p>4350.55</text:p>
          </table:table-cell>
          <table:table-cell office:value-type="float" office:value="10523.8" table:style-name="ce1">
            <text:p>10523.8</text:p>
          </table:table-cell>
          <table:table-cell office:value-type="float" office:value="5358.58" table:style-name="ce1">
            <text:p>5358.58</text:p>
          </table:table-cell>
          <table:table-cell office:value-type="float" office:value="7888.75" table:style-name="ce1">
            <text:p>7888.75</text:p>
          </table:table-cell>
          <table:table-cell office:value-type="float" office:value="5560.9" table:style-name="ce1">
            <text:p>5560.9</text:p>
          </table:table-cell>
          <table:table-cell office:value-type="float" office:value="4644.9799999999996" table:style-name="ce1">
            <text:p>4644.98</text:p>
          </table:table-cell>
          <table:table-cell office:value-type="float" office:value="8510.26" table:style-name="ce1">
            <text:p>8510.26</text:p>
          </table:table-cell>
          <table:table-cell office:value-type="float" office:value="7099.82" table:style-name="ce1">
            <text:p>7099.82</text:p>
          </table:table-cell>
          <table:table-cell office:value-type="float" office:value="6705.45" table:formula="of:=AVERAGE([.A377:.J377])" table:style-name="ce1">
            <text:p>6705.45</text:p>
          </table:table-cell>
          <table:table-cell table:number-columns-repeated="16373"/>
        </table:table-row>
        <table:table-row table:style-name="ro1">
          <table:table-cell office:value-type="float" office:value="5854.32" table:style-name="ce1">
            <text:p>5854.32</text:p>
          </table:table-cell>
          <table:table-cell office:value-type="float" office:value="7253.93" table:style-name="ce1">
            <text:p>7253.93</text:p>
          </table:table-cell>
          <table:table-cell office:value-type="float" office:value="4351.55" table:style-name="ce1">
            <text:p>4351.55</text:p>
          </table:table-cell>
          <table:table-cell office:value-type="float" office:value="10523.8" table:style-name="ce1">
            <text:p>10523.8</text:p>
          </table:table-cell>
          <table:table-cell office:value-type="float" office:value="5358.58" table:style-name="ce1">
            <text:p>5358.58</text:p>
          </table:table-cell>
          <table:table-cell office:value-type="float" office:value="7893.76" table:style-name="ce1">
            <text:p>7893.76</text:p>
          </table:table-cell>
          <table:table-cell office:value-type="float" office:value="5560.9" table:style-name="ce1">
            <text:p>5560.9</text:p>
          </table:table-cell>
          <table:table-cell office:value-type="float" office:value="4641.37" table:style-name="ce1">
            <text:p>4641.37</text:p>
          </table:table-cell>
          <table:table-cell office:value-type="float" office:value="8510.26" table:style-name="ce1">
            <text:p>8510.26</text:p>
          </table:table-cell>
          <table:table-cell office:value-type="float" office:value="7050.9" table:style-name="ce1">
            <text:p>7050.9</text:p>
          </table:table-cell>
          <table:table-cell office:value-type="float" office:value="6699.9370000000008" table:formula="of:=AVERAGE([.A378:.J378])" table:style-name="ce1">
            <text:p>6699.937</text:p>
          </table:table-cell>
          <table:table-cell table:number-columns-repeated="16373"/>
        </table:table-row>
        <table:table-row table:style-name="ro1">
          <table:table-cell office:value-type="float" office:value="5854.19" table:style-name="ce1">
            <text:p>5854.19</text:p>
          </table:table-cell>
          <table:table-cell office:value-type="float" office:value="7210.68" table:style-name="ce1">
            <text:p>7210.68</text:p>
          </table:table-cell>
          <table:table-cell office:value-type="float" office:value="4351.55" table:style-name="ce1">
            <text:p>4351.55</text:p>
          </table:table-cell>
          <table:table-cell office:value-type="float" office:value="10523.8" table:style-name="ce1">
            <text:p>10523.8</text:p>
          </table:table-cell>
          <table:table-cell office:value-type="float" office:value="5358.58" table:style-name="ce1">
            <text:p>5358.58</text:p>
          </table:table-cell>
          <table:table-cell office:value-type="float" office:value="7893.76" table:style-name="ce1">
            <text:p>7893.76</text:p>
          </table:table-cell>
          <table:table-cell office:value-type="float" office:value="5560.9" table:style-name="ce1">
            <text:p>5560.9</text:p>
          </table:table-cell>
          <table:table-cell office:value-type="float" office:value="4641.37" table:style-name="ce1">
            <text:p>4641.37</text:p>
          </table:table-cell>
          <table:table-cell office:value-type="float" office:value="8510.26" table:style-name="ce1">
            <text:p>8510.26</text:p>
          </table:table-cell>
          <table:table-cell office:value-type="float" office:value="7030.77" table:style-name="ce1">
            <text:p>7030.77</text:p>
          </table:table-cell>
          <table:table-cell office:value-type="float" office:value="6693.5860000000002" table:formula="of:=AVERAGE([.A379:.J379])" table:style-name="ce1">
            <text:p>6693.586</text:p>
          </table:table-cell>
          <table:table-cell table:number-columns-repeated="16373"/>
        </table:table-row>
        <table:table-row table:style-name="ro1">
          <table:table-cell office:value-type="float" office:value="5853.6" table:style-name="ce1">
            <text:p>5853.6</text:p>
          </table:table-cell>
          <table:table-cell office:value-type="float" office:value="7210.35" table:style-name="ce1">
            <text:p>7210.35</text:p>
          </table:table-cell>
          <table:table-cell office:value-type="float" office:value="4351.55" table:style-name="ce1">
            <text:p>4351.55</text:p>
          </table:table-cell>
          <table:table-cell office:value-type="float" office:value="10523.8" table:style-name="ce1">
            <text:p>10523.8</text:p>
          </table:table-cell>
          <table:table-cell office:value-type="float" office:value="5358.58" table:style-name="ce1">
            <text:p>5358.58</text:p>
          </table:table-cell>
          <table:table-cell office:value-type="float" office:value="7887.44" table:style-name="ce1">
            <text:p>7887.44</text:p>
          </table:table-cell>
          <table:table-cell office:value-type="float" office:value="5561.1" table:style-name="ce1">
            <text:p>5561.1</text:p>
          </table:table-cell>
          <table:table-cell office:value-type="float" office:value="4641.37" table:style-name="ce1">
            <text:p>4641.37</text:p>
          </table:table-cell>
          <table:table-cell office:value-type="float" office:value="8509.7900000000009" table:style-name="ce1">
            <text:p>8509.79</text:p>
          </table:table-cell>
          <table:table-cell office:value-type="float" office:value="7030.31" table:style-name="ce1">
            <text:p>7030.31</text:p>
          </table:table-cell>
          <table:table-cell office:value-type="float" office:value="6692.7889999999998" table:formula="of:=AVERAGE([.A380:.J380])" table:style-name="ce1">
            <text:p>6692.789</text:p>
          </table:table-cell>
          <table:table-cell table:number-columns-repeated="16373"/>
        </table:table-row>
        <table:table-row table:style-name="ro1">
          <table:table-cell office:value-type="float" office:value="5851.29" table:style-name="ce1">
            <text:p>5851.29</text:p>
          </table:table-cell>
          <table:table-cell office:value-type="float" office:value="7210.68" table:style-name="ce1">
            <text:p>7210.68</text:p>
          </table:table-cell>
          <table:table-cell office:value-type="float" office:value="4346.8999999999996" table:style-name="ce1">
            <text:p>4346.9</text:p>
          </table:table-cell>
          <table:table-cell office:value-type="float" office:value="10511" table:style-name="ce1">
            <text:p>10511</text:p>
          </table:table-cell>
          <table:table-cell office:value-type="float" office:value="5269.87" table:style-name="ce1">
            <text:p>5269.87</text:p>
          </table:table-cell>
          <table:table-cell office:value-type="float" office:value="7845.05" table:style-name="ce1">
            <text:p>7845.05</text:p>
          </table:table-cell>
          <table:table-cell office:value-type="float" office:value="5561.1" table:style-name="ce1">
            <text:p>5561.1</text:p>
          </table:table-cell>
          <table:table-cell office:value-type="float" office:value="4641.37" table:style-name="ce1">
            <text:p>4641.37</text:p>
          </table:table-cell>
          <table:table-cell office:value-type="float" office:value="8504.9" table:style-name="ce1">
            <text:p>8504.9</text:p>
          </table:table-cell>
          <table:table-cell office:value-type="float" office:value="7029.26" table:style-name="ce1">
            <text:p>7029.26</text:p>
          </table:table-cell>
          <table:table-cell office:value-type="float" office:value="6677.1420000000016" table:formula="of:=AVERAGE([.A381:.J381])" table:style-name="ce1">
            <text:p>6677.142</text:p>
          </table:table-cell>
          <table:table-cell table:number-columns-repeated="16373"/>
        </table:table-row>
        <table:table-row table:style-name="ro1">
          <table:table-cell office:value-type="float" office:value="5851.29" table:style-name="ce1">
            <text:p>5851.29</text:p>
          </table:table-cell>
          <table:table-cell office:value-type="float" office:value="7210.68" table:style-name="ce1">
            <text:p>7210.68</text:p>
          </table:table-cell>
          <table:table-cell office:value-type="float" office:value="4346.8999999999996" table:style-name="ce1">
            <text:p>4346.9</text:p>
          </table:table-cell>
          <table:table-cell office:value-type="float" office:value="10511" table:style-name="ce1">
            <text:p>10511</text:p>
          </table:table-cell>
          <table:table-cell office:value-type="float" office:value="5269.87" table:style-name="ce1">
            <text:p>5269.87</text:p>
          </table:table-cell>
          <table:table-cell office:value-type="float" office:value="7845.05" table:style-name="ce1">
            <text:p>7845.05</text:p>
          </table:table-cell>
          <table:table-cell office:value-type="float" office:value="5549.75" table:style-name="ce1">
            <text:p>5549.75</text:p>
          </table:table-cell>
          <table:table-cell office:value-type="float" office:value="4641.37" table:style-name="ce1">
            <text:p>4641.37</text:p>
          </table:table-cell>
          <table:table-cell office:value-type="float" office:value="8502.52" table:style-name="ce1">
            <text:p>8502.52</text:p>
          </table:table-cell>
          <table:table-cell office:value-type="float" office:value="7029.26" table:style-name="ce1">
            <text:p>7029.26</text:p>
          </table:table-cell>
          <table:table-cell office:value-type="float" office:value="6675.7690000000002" table:formula="of:=AVERAGE([.A382:.J382])" table:style-name="ce1">
            <text:p>6675.769</text:p>
          </table:table-cell>
          <table:table-cell table:number-columns-repeated="16373"/>
        </table:table-row>
        <table:table-row table:style-name="ro1">
          <table:table-cell office:value-type="float" office:value="5851.29" table:style-name="ce1">
            <text:p>5851.29</text:p>
          </table:table-cell>
          <table:table-cell office:value-type="float" office:value="7211.18" table:style-name="ce1">
            <text:p>7211.18</text:p>
          </table:table-cell>
          <table:table-cell office:value-type="float" office:value="4346.8999999999996" table:style-name="ce1">
            <text:p>4346.9</text:p>
          </table:table-cell>
          <table:table-cell office:value-type="float" office:value="10523.8" table:style-name="ce1">
            <text:p>10523.8</text:p>
          </table:table-cell>
          <table:table-cell office:value-type="float" office:value="5269.87" table:style-name="ce1">
            <text:p>5269.87</text:p>
          </table:table-cell>
          <table:table-cell office:value-type="float" office:value="7845.05" table:style-name="ce1">
            <text:p>7845.05</text:p>
          </table:table-cell>
          <table:table-cell office:value-type="float" office:value="5549.75" table:style-name="ce1">
            <text:p>5549.75</text:p>
          </table:table-cell>
          <table:table-cell office:value-type="float" office:value="4633.03" table:style-name="ce1">
            <text:p>4633.03</text:p>
          </table:table-cell>
          <table:table-cell office:value-type="float" office:value="8490.31" table:style-name="ce1">
            <text:p>8490.31</text:p>
          </table:table-cell>
          <table:table-cell office:value-type="float" office:value="7025.23" table:style-name="ce1">
            <text:p>7025.23</text:p>
          </table:table-cell>
          <table:table-cell office:value-type="float" office:value="6674.6410000000005" table:formula="of:=AVERAGE([.A383:.J383])" table:style-name="ce1">
            <text:p>6674.641</text:p>
          </table:table-cell>
          <table:table-cell table:number-columns-repeated="16373"/>
        </table:table-row>
        <table:table-row table:style-name="ro1">
          <table:table-cell office:value-type="float" office:value="5836.51" table:style-name="ce1">
            <text:p>5836.51</text:p>
          </table:table-cell>
          <table:table-cell office:value-type="float" office:value="7211.18" table:style-name="ce1">
            <text:p>7211.18</text:p>
          </table:table-cell>
          <table:table-cell office:value-type="float" office:value="4344.04" table:style-name="ce1">
            <text:p>4344.04</text:p>
          </table:table-cell>
          <table:table-cell office:value-type="float" office:value="10523.8" table:style-name="ce1">
            <text:p>10523.8</text:p>
          </table:table-cell>
          <table:table-cell office:value-type="float" office:value="5225.8900000000003" table:style-name="ce1">
            <text:p>5225.89</text:p>
          </table:table-cell>
          <table:table-cell office:value-type="float" office:value="7844.81" table:style-name="ce1">
            <text:p>7844.81</text:p>
          </table:table-cell>
          <table:table-cell office:value-type="float" office:value="5542.19" table:style-name="ce1">
            <text:p>5542.19</text:p>
          </table:table-cell>
          <table:table-cell office:value-type="float" office:value="4638.42" table:style-name="ce1">
            <text:p>4638.42</text:p>
          </table:table-cell>
          <table:table-cell office:value-type="float" office:value="8490.31" table:style-name="ce1">
            <text:p>8490.31</text:p>
          </table:table-cell>
          <table:table-cell office:value-type="float" office:value="7025.13" table:style-name="ce1">
            <text:p>7025.13</text:p>
          </table:table-cell>
          <table:table-cell office:value-type="float" office:value="6668.2280000000001" table:formula="of:=AVERAGE([.A384:.J384])" table:style-name="ce1">
            <text:p>6668.228</text:p>
          </table:table-cell>
          <table:table-cell table:number-columns-repeated="16373"/>
        </table:table-row>
        <table:table-row table:style-name="ro1">
          <table:table-cell office:value-type="float" office:value="5836.46" table:style-name="ce1">
            <text:p>5836.46</text:p>
          </table:table-cell>
          <table:table-cell office:value-type="float" office:value="7211.18" table:style-name="ce1">
            <text:p>7211.18</text:p>
          </table:table-cell>
          <table:table-cell office:value-type="float" office:value="4344.04" table:style-name="ce1">
            <text:p>4344.04</text:p>
          </table:table-cell>
          <table:table-cell office:value-type="float" office:value="10523.8" table:style-name="ce1">
            <text:p>10523.8</text:p>
          </table:table-cell>
          <table:table-cell office:value-type="float" office:value="5131.17" table:style-name="ce1">
            <text:p>5131.17</text:p>
          </table:table-cell>
          <table:table-cell office:value-type="float" office:value="7844.81" table:style-name="ce1">
            <text:p>7844.81</text:p>
          </table:table-cell>
          <table:table-cell office:value-type="float" office:value="5542.19" table:style-name="ce1">
            <text:p>5542.19</text:p>
          </table:table-cell>
          <table:table-cell office:value-type="float" office:value="4619.7" table:style-name="ce1">
            <text:p>4619.7</text:p>
          </table:table-cell>
          <table:table-cell office:value-type="float" office:value="8490.2900000000009" table:style-name="ce1">
            <text:p>8490.29</text:p>
          </table:table-cell>
          <table:table-cell office:value-type="float" office:value="7025.27" table:style-name="ce1">
            <text:p>7025.27</text:p>
          </table:table-cell>
          <table:table-cell office:value-type="float" office:value="6656.8910000000005" table:formula="of:=AVERAGE([.A385:.J385])" table:style-name="ce1">
            <text:p>6656.891</text:p>
          </table:table-cell>
          <table:table-cell table:number-columns-repeated="16373"/>
        </table:table-row>
        <table:table-row table:style-name="ro1">
          <table:table-cell office:value-type="float" office:value="5836.46" table:style-name="ce1">
            <text:p>5836.46</text:p>
          </table:table-cell>
          <table:table-cell office:value-type="float" office:value="7211.18" table:style-name="ce1">
            <text:p>7211.18</text:p>
          </table:table-cell>
          <table:table-cell office:value-type="float" office:value="4340.8900000000003" table:style-name="ce1">
            <text:p>4340.89</text:p>
          </table:table-cell>
          <table:table-cell office:value-type="float" office:value="10518.7" table:style-name="ce1">
            <text:p>10518.7</text:p>
          </table:table-cell>
          <table:table-cell office:value-type="float" office:value="5225.8900000000003" table:style-name="ce1">
            <text:p>5225.89</text:p>
          </table:table-cell>
          <table:table-cell office:value-type="float" office:value="7844.81" table:style-name="ce1">
            <text:p>7844.81</text:p>
          </table:table-cell>
          <table:table-cell office:value-type="float" office:value="5542.19" table:style-name="ce1">
            <text:p>5542.19</text:p>
          </table:table-cell>
          <table:table-cell office:value-type="float" office:value="4619.7" table:style-name="ce1">
            <text:p>4619.7</text:p>
          </table:table-cell>
          <table:table-cell office:value-type="float" office:value="8479.76" table:style-name="ce1">
            <text:p>8479.76</text:p>
          </table:table-cell>
          <table:table-cell office:value-type="float" office:value="7025.45" table:style-name="ce1">
            <text:p>7025.45</text:p>
          </table:table-cell>
          <table:table-cell office:value-type="float" office:value="6664.5029999999997" table:formula="of:=AVERAGE([.A386:.J386])" table:style-name="ce1">
            <text:p>6664.503</text:p>
          </table:table-cell>
          <table:table-cell table:number-columns-repeated="16373"/>
        </table:table-row>
        <table:table-row table:style-name="ro1">
          <table:table-cell office:value-type="float" office:value="5822.73" table:style-name="ce1">
            <text:p>5822.73</text:p>
          </table:table-cell>
          <table:table-cell office:value-type="float" office:value="7210.21" table:style-name="ce1">
            <text:p>7210.21</text:p>
          </table:table-cell>
          <table:table-cell office:value-type="float" office:value="4338.08" table:style-name="ce1">
            <text:p>4338.08</text:p>
          </table:table-cell>
          <table:table-cell office:value-type="float" office:value="10517.1" table:style-name="ce1">
            <text:p>10517.1</text:p>
          </table:table-cell>
          <table:table-cell office:value-type="float" office:value="5225.34" table:style-name="ce1">
            <text:p>5225.34</text:p>
          </table:table-cell>
          <table:table-cell office:value-type="float" office:value="7844.81" table:style-name="ce1">
            <text:p>7844.81</text:p>
          </table:table-cell>
          <table:table-cell office:value-type="float" office:value="5537.36" table:style-name="ce1">
            <text:p>5537.36</text:p>
          </table:table-cell>
          <table:table-cell office:value-type="float" office:value="4619.7" table:style-name="ce1">
            <text:p>4619.7</text:p>
          </table:table-cell>
          <table:table-cell office:value-type="float" office:value="8479.76" table:style-name="ce1">
            <text:p>8479.76</text:p>
          </table:table-cell>
          <table:table-cell office:value-type="float" office:value="7021.95" table:style-name="ce1">
            <text:p>7021.95</text:p>
          </table:table-cell>
          <table:table-cell office:value-type="float" office:value="6661.7039999999997" table:formula="of:=AVERAGE([.A387:.J387])" table:style-name="ce1">
            <text:p>6661.704</text:p>
          </table:table-cell>
          <table:table-cell table:number-columns-repeated="16373"/>
        </table:table-row>
        <table:table-row table:style-name="ro1">
          <table:table-cell office:value-type="float" office:value="5822.73" table:style-name="ce1">
            <text:p>5822.73</text:p>
          </table:table-cell>
          <table:table-cell office:value-type="float" office:value="7210.21" table:style-name="ce1">
            <text:p>7210.21</text:p>
          </table:table-cell>
          <table:table-cell office:value-type="float" office:value="4338.08" table:style-name="ce1">
            <text:p>4338.08</text:p>
          </table:table-cell>
          <table:table-cell office:value-type="float" office:value="10517.1" table:style-name="ce1">
            <text:p>10517.1</text:p>
          </table:table-cell>
          <table:table-cell office:value-type="float" office:value="5225.34" table:style-name="ce1">
            <text:p>5225.34</text:p>
          </table:table-cell>
          <table:table-cell office:value-type="float" office:value="7844.81" table:style-name="ce1">
            <text:p>7844.81</text:p>
          </table:table-cell>
          <table:table-cell office:value-type="float" office:value="5537.36" table:style-name="ce1">
            <text:p>5537.36</text:p>
          </table:table-cell>
          <table:table-cell office:value-type="float" office:value="4619.66" table:style-name="ce1">
            <text:p>4619.66</text:p>
          </table:table-cell>
          <table:table-cell office:value-type="float" office:value="8479.76" table:style-name="ce1">
            <text:p>8479.76</text:p>
          </table:table-cell>
          <table:table-cell office:value-type="float" office:value="7021.95" table:style-name="ce1">
            <text:p>7021.95</text:p>
          </table:table-cell>
          <table:table-cell office:value-type="float" office:value="6661.7" table:formula="of:=AVERAGE([.A388:.J388])" table:style-name="ce1">
            <text:p>6661.7</text:p>
          </table:table-cell>
          <table:table-cell table:number-columns-repeated="16373"/>
        </table:table-row>
        <table:table-row table:style-name="ro1">
          <table:table-cell office:value-type="float" office:value="5822.73" table:style-name="ce1">
            <text:p>5822.73</text:p>
          </table:table-cell>
          <table:table-cell office:value-type="float" office:value="7196.12" table:style-name="ce1">
            <text:p>7196.12</text:p>
          </table:table-cell>
          <table:table-cell office:value-type="float" office:value="4338.08" table:style-name="ce1">
            <text:p>4338.08</text:p>
          </table:table-cell>
          <table:table-cell office:value-type="float" office:value="10506.3" table:style-name="ce1">
            <text:p>10506.3</text:p>
          </table:table-cell>
          <table:table-cell office:value-type="float" office:value="5225.34" table:style-name="ce1">
            <text:p>5225.34</text:p>
          </table:table-cell>
          <table:table-cell office:value-type="float" office:value="7844.81" table:style-name="ce1">
            <text:p>7844.81</text:p>
          </table:table-cell>
          <table:table-cell office:value-type="float" office:value="5537.36" table:style-name="ce1">
            <text:p>5537.36</text:p>
          </table:table-cell>
          <table:table-cell office:value-type="float" office:value="4619.7" table:style-name="ce1">
            <text:p>4619.7</text:p>
          </table:table-cell>
          <table:table-cell office:value-type="float" office:value="8465.44" table:style-name="ce1">
            <text:p>8465.44</text:p>
          </table:table-cell>
          <table:table-cell office:value-type="float" office:value="7021.95" table:style-name="ce1">
            <text:p>7021.95</text:p>
          </table:table-cell>
          <table:table-cell office:value-type="float" office:value="6657.7830000000004" table:formula="of:=AVERAGE([.A389:.J389])" table:style-name="ce1">
            <text:p>6657.783</text:p>
          </table:table-cell>
          <table:table-cell table:number-columns-repeated="16373"/>
        </table:table-row>
        <table:table-row table:style-name="ro1">
          <table:table-cell office:value-type="float" office:value="5818.69" table:style-name="ce1">
            <text:p>5818.69</text:p>
          </table:table-cell>
          <table:table-cell office:value-type="float" office:value="7195.52" table:style-name="ce1">
            <text:p>7195.52</text:p>
          </table:table-cell>
          <table:table-cell office:value-type="float" office:value="4338.08" table:style-name="ce1">
            <text:p>4338.08</text:p>
          </table:table-cell>
          <table:table-cell office:value-type="float" office:value="10505.6" table:style-name="ce1">
            <text:p>10505.6</text:p>
          </table:table-cell>
          <table:table-cell office:value-type="float" office:value="5163.78" table:style-name="ce1">
            <text:p>5163.78</text:p>
          </table:table-cell>
          <table:table-cell office:value-type="float" office:value="7837.77" table:style-name="ce1">
            <text:p>7837.77</text:p>
          </table:table-cell>
          <table:table-cell office:value-type="float" office:value="5537.36" table:style-name="ce1">
            <text:p>5537.36</text:p>
          </table:table-cell>
          <table:table-cell office:value-type="float" office:value="4607.95" table:style-name="ce1">
            <text:p>4607.95</text:p>
          </table:table-cell>
          <table:table-cell office:value-type="float" office:value="8465.44" table:style-name="ce1">
            <text:p>8465.44</text:p>
          </table:table-cell>
          <table:table-cell office:value-type="float" office:value="7008.37" table:style-name="ce1">
            <text:p>7008.37</text:p>
          </table:table-cell>
          <table:table-cell office:value-type="float" office:value="6647.8559999999998" table:formula="of:=AVERAGE([.A390:.J390])" table:style-name="ce1">
            <text:p>6647.856</text:p>
          </table:table-cell>
          <table:table-cell table:number-columns-repeated="16373"/>
        </table:table-row>
        <table:table-row table:style-name="ro1">
          <table:table-cell office:value-type="float" office:value="5819.15" table:style-name="ce1">
            <text:p>5819.15</text:p>
          </table:table-cell>
          <table:table-cell office:value-type="float" office:value="7194.91" table:style-name="ce1">
            <text:p>7194.91</text:p>
          </table:table-cell>
          <table:table-cell office:value-type="float" office:value="4338.08" table:style-name="ce1">
            <text:p>4338.08</text:p>
          </table:table-cell>
          <table:table-cell office:value-type="float" office:value="10505.6" table:style-name="ce1">
            <text:p>10505.6</text:p>
          </table:table-cell>
          <table:table-cell office:value-type="float" office:value="5163.78" table:style-name="ce1">
            <text:p>5163.78</text:p>
          </table:table-cell>
          <table:table-cell office:value-type="float" office:value="7837.77" table:style-name="ce1">
            <text:p>7837.77</text:p>
          </table:table-cell>
          <table:table-cell office:value-type="float" office:value="5457.04" table:style-name="ce1">
            <text:p>5457.04</text:p>
          </table:table-cell>
          <table:table-cell office:value-type="float" office:value="4607.95" table:style-name="ce1">
            <text:p>4607.95</text:p>
          </table:table-cell>
          <table:table-cell office:value-type="float" office:value="8465.44" table:style-name="ce1">
            <text:p>8465.44</text:p>
          </table:table-cell>
          <table:table-cell office:value-type="float" office:value="7008.37" table:style-name="ce1">
            <text:p>7008.37</text:p>
          </table:table-cell>
          <table:table-cell office:value-type="float" office:value="6639.8089999999993" table:formula="of:=AVERAGE([.A391:.J391])" table:style-name="ce1">
            <text:p>6639.809</text:p>
          </table:table-cell>
          <table:table-cell table:number-columns-repeated="16373"/>
        </table:table-row>
        <table:table-row table:style-name="ro1">
          <table:table-cell office:value-type="float" office:value="5819.15" table:style-name="ce1">
            <text:p>5819.15</text:p>
          </table:table-cell>
          <table:table-cell office:value-type="float" office:value="7192.6" table:style-name="ce1">
            <text:p>7192.6</text:p>
          </table:table-cell>
          <table:table-cell office:value-type="float" office:value="4334.01" table:style-name="ce1">
            <text:p>4334.01</text:p>
          </table:table-cell>
          <table:table-cell office:value-type="float" office:value="10505" table:style-name="ce1">
            <text:p>10505</text:p>
          </table:table-cell>
          <table:table-cell office:value-type="float" office:value="5162.9799999999996" table:style-name="ce1">
            <text:p>5162.98</text:p>
          </table:table-cell>
          <table:table-cell office:value-type="float" office:value="7837.44" table:style-name="ce1">
            <text:p>7837.44</text:p>
          </table:table-cell>
          <table:table-cell office:value-type="float" office:value="5457.04" table:style-name="ce1">
            <text:p>5457.04</text:p>
          </table:table-cell>
          <table:table-cell office:value-type="float" office:value="4604.42" table:style-name="ce1">
            <text:p>4604.42</text:p>
          </table:table-cell>
          <table:table-cell office:value-type="float" office:value="8465.44" table:style-name="ce1">
            <text:p>8465.44</text:p>
          </table:table-cell>
          <table:table-cell office:value-type="float" office:value="7000.28" table:style-name="ce1">
            <text:p>7000.28</text:p>
          </table:table-cell>
          <table:table-cell office:value-type="float" office:value="6637.8360000000011" table:formula="of:=AVERAGE([.A392:.J392])" table:style-name="ce1">
            <text:p>6637.836</text:p>
          </table:table-cell>
          <table:table-cell table:number-columns-repeated="16373"/>
        </table:table-row>
        <table:table-row table:style-name="ro1">
          <table:table-cell office:value-type="float" office:value="5819.14" table:style-name="ce1">
            <text:p>5819.14</text:p>
          </table:table-cell>
          <table:table-cell office:value-type="float" office:value="7112.54" table:style-name="ce1">
            <text:p>7112.54</text:p>
          </table:table-cell>
          <table:table-cell office:value-type="float" office:value="4338.08" table:style-name="ce1">
            <text:p>4338.08</text:p>
          </table:table-cell>
          <table:table-cell office:value-type="float" office:value="10503.4" table:style-name="ce1">
            <text:p>10503.4</text:p>
          </table:table-cell>
          <table:table-cell office:value-type="float" office:value="5162.9799999999996" table:style-name="ce1">
            <text:p>5162.98</text:p>
          </table:table-cell>
          <table:table-cell office:value-type="float" office:value="7837.1" table:style-name="ce1">
            <text:p>7837.1</text:p>
          </table:table-cell>
          <table:table-cell office:value-type="float" office:value="5457.04" table:style-name="ce1">
            <text:p>5457.04</text:p>
          </table:table-cell>
          <table:table-cell office:value-type="float" office:value="4604.42" table:style-name="ce1">
            <text:p>4604.42</text:p>
          </table:table-cell>
          <table:table-cell office:value-type="float" office:value="8448.16" table:style-name="ce1">
            <text:p>8448.16</text:p>
          </table:table-cell>
          <table:table-cell office:value-type="float" office:value="7000.28" table:style-name="ce1">
            <text:p>7000.28</text:p>
          </table:table-cell>
          <table:table-cell office:value-type="float" office:value="6628.3140000000003" table:formula="of:=AVERAGE([.A393:.J393])" table:style-name="ce1">
            <text:p>6628.314</text:p>
          </table:table-cell>
          <table:table-cell table:number-columns-repeated="16373"/>
        </table:table-row>
        <table:table-row table:style-name="ro1">
          <table:table-cell office:value-type="float" office:value="5818.44" table:style-name="ce1">
            <text:p>5818.44</text:p>
          </table:table-cell>
          <table:table-cell office:value-type="float" office:value="7112.54" table:style-name="ce1">
            <text:p>7112.54</text:p>
          </table:table-cell>
          <table:table-cell office:value-type="float" office:value="4334.2700000000004" table:style-name="ce1">
            <text:p>4334.27</text:p>
          </table:table-cell>
          <table:table-cell office:value-type="float" office:value="10255" table:style-name="ce1">
            <text:p>10255</text:p>
          </table:table-cell>
          <table:table-cell office:value-type="float" office:value="5162.9799999999996" table:style-name="ce1">
            <text:p>5162.98</text:p>
          </table:table-cell>
          <table:table-cell office:value-type="float" office:value="7837.1" table:style-name="ce1">
            <text:p>7837.1</text:p>
          </table:table-cell>
          <table:table-cell office:value-type="float" office:value="5457.04" table:style-name="ce1">
            <text:p>5457.04</text:p>
          </table:table-cell>
          <table:table-cell office:value-type="float" office:value="4611.76" table:style-name="ce1">
            <text:p>4611.76</text:p>
          </table:table-cell>
          <table:table-cell office:value-type="float" office:value="8463.27" table:style-name="ce1">
            <text:p>8463.27</text:p>
          </table:table-cell>
          <table:table-cell office:value-type="float" office:value="6866.84" table:style-name="ce1">
            <text:p>6866.84</text:p>
          </table:table-cell>
          <table:table-cell office:value-type="float" office:value="6591.9240000000009" table:formula="of:=AVERAGE([.A394:.J394])" table:style-name="ce1">
            <text:p>6591.924</text:p>
          </table:table-cell>
          <table:table-cell table:number-columns-repeated="16373"/>
        </table:table-row>
        <table:table-row table:style-name="ro1">
          <table:table-cell office:value-type="float" office:value="5818.44" table:style-name="ce1">
            <text:p>5818.44</text:p>
          </table:table-cell>
          <table:table-cell office:value-type="float" office:value="7112.54" table:style-name="ce1">
            <text:p>7112.54</text:p>
          </table:table-cell>
          <table:table-cell office:value-type="float" office:value="4335.76" table:style-name="ce1">
            <text:p>4335.76</text:p>
          </table:table-cell>
          <table:table-cell office:value-type="float" office:value="10255" table:style-name="ce1">
            <text:p>10255</text:p>
          </table:table-cell>
          <table:table-cell office:value-type="float" office:value="5145.6899999999996" table:style-name="ce1">
            <text:p>5145.69</text:p>
          </table:table-cell>
          <table:table-cell office:value-type="float" office:value="7832.92" table:style-name="ce1">
            <text:p>7832.92</text:p>
          </table:table-cell>
          <table:table-cell office:value-type="float" office:value="5398.1" table:style-name="ce1">
            <text:p>5398.1</text:p>
          </table:table-cell>
          <table:table-cell office:value-type="float" office:value="4595.6400000000003" table:style-name="ce1">
            <text:p>4595.64</text:p>
          </table:table-cell>
          <table:table-cell office:value-type="float" office:value="8449.89" table:style-name="ce1">
            <text:p>8449.89</text:p>
          </table:table-cell>
          <table:table-cell office:value-type="float" office:value="6866.84" table:style-name="ce1">
            <text:p>6866.84</text:p>
          </table:table-cell>
          <table:table-cell office:value-type="float" office:value="6581.0819999999994" table:formula="of:=AVERAGE([.A395:.J395])" table:style-name="ce1">
            <text:p>6581.082</text:p>
          </table:table-cell>
          <table:table-cell table:number-columns-repeated="16373"/>
        </table:table-row>
        <table:table-row table:style-name="ro1">
          <table:table-cell office:value-type="float" office:value="5816.25" table:style-name="ce1">
            <text:p>5816.25</text:p>
          </table:table-cell>
          <table:table-cell office:value-type="float" office:value="7112.54" table:style-name="ce1">
            <text:p>7112.54</text:p>
          </table:table-cell>
          <table:table-cell office:value-type="float" office:value="4335.76" table:style-name="ce1">
            <text:p>4335.76</text:p>
          </table:table-cell>
          <table:table-cell office:value-type="float" office:value="10255" table:style-name="ce1">
            <text:p>10255</text:p>
          </table:table-cell>
          <table:table-cell office:value-type="float" office:value="5128.71" table:style-name="ce1">
            <text:p>5128.71</text:p>
          </table:table-cell>
          <table:table-cell office:value-type="float" office:value="7824.59" table:style-name="ce1">
            <text:p>7824.59</text:p>
          </table:table-cell>
          <table:table-cell office:value-type="float" office:value="5398.1" table:style-name="ce1">
            <text:p>5398.1</text:p>
          </table:table-cell>
          <table:table-cell office:value-type="float" office:value="4595.6400000000003" table:style-name="ce1">
            <text:p>4595.64</text:p>
          </table:table-cell>
          <table:table-cell office:value-type="float" office:value="8449.89" table:style-name="ce1">
            <text:p>8449.89</text:p>
          </table:table-cell>
          <table:table-cell office:value-type="float" office:value="6866.84" table:style-name="ce1">
            <text:p>6866.84</text:p>
          </table:table-cell>
          <table:table-cell office:value-type="float" office:value="6578.3320000000003" table:formula="of:=AVERAGE([.A396:.J396])" table:style-name="ce1">
            <text:p>6578.332</text:p>
          </table:table-cell>
          <table:table-cell table:number-columns-repeated="16373"/>
        </table:table-row>
        <table:table-row table:style-name="ro1">
          <table:table-cell office:value-type="float" office:value="5770.52" table:style-name="ce1">
            <text:p>5770.52</text:p>
          </table:table-cell>
          <table:table-cell office:value-type="float" office:value="7103.95" table:style-name="ce1">
            <text:p>7103.95</text:p>
          </table:table-cell>
          <table:table-cell office:value-type="float" office:value="4332.18" table:style-name="ce1">
            <text:p>4332.18</text:p>
          </table:table-cell>
          <table:table-cell office:value-type="float" office:value="10254.9" table:style-name="ce1">
            <text:p>10254.9</text:p>
          </table:table-cell>
          <table:table-cell office:value-type="float" office:value="5074.21" table:style-name="ce1">
            <text:p>5074.21</text:p>
          </table:table-cell>
          <table:table-cell office:value-type="float" office:value="7824.59" table:style-name="ce1">
            <text:p>7824.59</text:p>
          </table:table-cell>
          <table:table-cell office:value-type="float" office:value="5398.1" table:style-name="ce1">
            <text:p>5398.1</text:p>
          </table:table-cell>
          <table:table-cell office:value-type="float" office:value="4595.6400000000003" table:style-name="ce1">
            <text:p>4595.64</text:p>
          </table:table-cell>
          <table:table-cell office:value-type="float" office:value="8447.7999999999993" table:style-name="ce1">
            <text:p>8447.8</text:p>
          </table:table-cell>
          <table:table-cell office:value-type="float" office:value="6865.77" table:style-name="ce1">
            <text:p>6865.77</text:p>
          </table:table-cell>
          <table:table-cell office:value-type="float" office:value="6566.7660000000005" table:formula="of:=AVERAGE([.A397:.J397])" table:style-name="ce1">
            <text:p>6566.766</text:p>
          </table:table-cell>
          <table:table-cell table:number-columns-repeated="16373"/>
        </table:table-row>
        <table:table-row table:style-name="ro1">
          <table:table-cell office:value-type="float" office:value="5770.52" table:style-name="ce1">
            <text:p>5770.52</text:p>
          </table:table-cell>
          <table:table-cell office:value-type="float" office:value="7090.18" table:style-name="ce1">
            <text:p>7090.18</text:p>
          </table:table-cell>
          <table:table-cell office:value-type="float" office:value="4332.18" table:style-name="ce1">
            <text:p>4332.18</text:p>
          </table:table-cell>
          <table:table-cell office:value-type="float" office:value="10255" table:style-name="ce1">
            <text:p>10255</text:p>
          </table:table-cell>
          <table:table-cell office:value-type="float" office:value="5079.0200000000004" table:style-name="ce1">
            <text:p>5079.02</text:p>
          </table:table-cell>
          <table:table-cell office:value-type="float" office:value="7824.59" table:style-name="ce1">
            <text:p>7824.59</text:p>
          </table:table-cell>
          <table:table-cell office:value-type="float" office:value="5375.08" table:style-name="ce1">
            <text:p>5375.08</text:p>
          </table:table-cell>
          <table:table-cell office:value-type="float" office:value="4593.82" table:style-name="ce1">
            <text:p>4593.82</text:p>
          </table:table-cell>
          <table:table-cell office:value-type="float" office:value="8447.61" table:style-name="ce1">
            <text:p>8447.61</text:p>
          </table:table-cell>
          <table:table-cell office:value-type="float" office:value="6865.77" table:style-name="ce1">
            <text:p>6865.77</text:p>
          </table:table-cell>
          <table:table-cell office:value-type="float" office:value="6563.3770000000004" table:formula="of:=AVERAGE([.A398:.J398])" table:style-name="ce1">
            <text:p>6563.377</text:p>
          </table:table-cell>
          <table:table-cell table:number-columns-repeated="16373"/>
        </table:table-row>
        <table:table-row table:style-name="ro1">
          <table:table-cell office:value-type="float" office:value="5770.52" table:style-name="ce1">
            <text:p>5770.52</text:p>
          </table:table-cell>
          <table:table-cell office:value-type="float" office:value="7063.83" table:style-name="ce1">
            <text:p>7063.83</text:p>
          </table:table-cell>
          <table:table-cell office:value-type="float" office:value="4333.2" table:style-name="ce1">
            <text:p>4333.2</text:p>
          </table:table-cell>
          <table:table-cell office:value-type="float" office:value="10255" table:style-name="ce1">
            <text:p>10255</text:p>
          </table:table-cell>
          <table:table-cell office:value-type="float" office:value="5078.47" table:style-name="ce1">
            <text:p>5078.47</text:p>
          </table:table-cell>
          <table:table-cell office:value-type="float" office:value="7824.59" table:style-name="ce1">
            <text:p>7824.59</text:p>
          </table:table-cell>
          <table:table-cell office:value-type="float" office:value="5375.08" table:style-name="ce1">
            <text:p>5375.08</text:p>
          </table:table-cell>
          <table:table-cell office:value-type="float" office:value="4585.24" table:style-name="ce1">
            <text:p>4585.24</text:p>
          </table:table-cell>
          <table:table-cell office:value-type="float" office:value="8441.61" table:style-name="ce1">
            <text:p>8441.61</text:p>
          </table:table-cell>
          <table:table-cell office:value-type="float" office:value="6851.19" table:style-name="ce1">
            <text:p>6851.19</text:p>
          </table:table-cell>
          <table:table-cell office:value-type="float" office:value="6557.8729999999996" table:formula="of:=AVERAGE([.A399:.J399])" table:style-name="ce1">
            <text:p>6557.873</text:p>
          </table:table-cell>
          <table:table-cell table:number-columns-repeated="16373"/>
        </table:table-row>
        <table:table-row table:style-name="ro1">
          <table:table-cell office:value-type="float" office:value="5770.52" table:style-name="ce1">
            <text:p>5770.52</text:p>
          </table:table-cell>
          <table:table-cell office:value-type="float" office:value="7063.83" table:style-name="ce1">
            <text:p>7063.83</text:p>
          </table:table-cell>
          <table:table-cell office:value-type="float" office:value="4333.2" table:style-name="ce1">
            <text:p>4333.2</text:p>
          </table:table-cell>
          <table:table-cell office:value-type="float" office:value="10254.9" table:style-name="ce1">
            <text:p>10254.9</text:p>
          </table:table-cell>
          <table:table-cell office:value-type="float" office:value="5067.18" table:style-name="ce1">
            <text:p>5067.18</text:p>
          </table:table-cell>
          <table:table-cell office:value-type="float" office:value="7824.59" table:style-name="ce1">
            <text:p>7824.59</text:p>
          </table:table-cell>
          <table:table-cell office:value-type="float" office:value="5375.08" table:style-name="ce1">
            <text:p>5375.08</text:p>
          </table:table-cell>
          <table:table-cell office:value-type="float" office:value="4584.55" table:style-name="ce1">
            <text:p>4584.55</text:p>
          </table:table-cell>
          <table:table-cell office:value-type="float" office:value="8441.3799999999992" table:style-name="ce1">
            <text:p>8441.38</text:p>
          </table:table-cell>
          <table:table-cell office:value-type="float" office:value="6865.77" table:style-name="ce1">
            <text:p>6865.77</text:p>
          </table:table-cell>
          <table:table-cell office:value-type="float" office:value="6558.1" table:formula="of:=AVERAGE([.A400:.J400])" table:style-name="ce1">
            <text:p>6558.1</text:p>
          </table:table-cell>
          <table:table-cell table:number-columns-repeated="16373"/>
        </table:table-row>
        <table:table-row table:style-name="ro1">
          <table:table-cell office:value-type="float" office:value="5770.52" table:style-name="ce1">
            <text:p>5770.52</text:p>
          </table:table-cell>
          <table:table-cell office:value-type="float" office:value="7063.83" table:style-name="ce1">
            <text:p>7063.83</text:p>
          </table:table-cell>
          <table:table-cell office:value-type="float" office:value="4333.2" table:style-name="ce1">
            <text:p>4333.2</text:p>
          </table:table-cell>
          <table:table-cell office:value-type="float" office:value="10253.5" table:style-name="ce1">
            <text:p>10253.5</text:p>
          </table:table-cell>
          <table:table-cell office:value-type="float" office:value="5027.26" table:style-name="ce1">
            <text:p>5027.26</text:p>
          </table:table-cell>
          <table:table-cell office:value-type="float" office:value="7824.59" table:style-name="ce1">
            <text:p>7824.59</text:p>
          </table:table-cell>
          <table:table-cell office:value-type="float" office:value="5370.4" table:style-name="ce1">
            <text:p>5370.4</text:p>
          </table:table-cell>
          <table:table-cell office:value-type="float" office:value="4580.8599999999997" table:style-name="ce1">
            <text:p>4580.86</text:p>
          </table:table-cell>
          <table:table-cell office:value-type="float" office:value="8441.3799999999992" table:style-name="ce1">
            <text:p>8441.38</text:p>
          </table:table-cell>
          <table:table-cell office:value-type="float" office:value="6865.77" table:style-name="ce1">
            <text:p>6865.77</text:p>
          </table:table-cell>
          <table:table-cell office:value-type="float" office:value="6553.1309999999994" table:formula="of:=AVERAGE([.A401:.J401])" table:style-name="ce1">
            <text:p>6553.131</text:p>
          </table:table-cell>
          <table:table-cell table:number-columns-repeated="16373"/>
        </table:table-row>
        <table:table-row table:style-name="ro1">
          <table:table-cell office:value-type="float" office:value="5766.72" table:style-name="ce1">
            <text:p>5766.72</text:p>
          </table:table-cell>
          <table:table-cell office:value-type="float" office:value="7048.3" table:style-name="ce1">
            <text:p>7048.3</text:p>
          </table:table-cell>
          <table:table-cell office:value-type="float" office:value="4333.2" table:style-name="ce1">
            <text:p>4333.2</text:p>
          </table:table-cell>
          <table:table-cell office:value-type="float" office:value="10231.4" table:style-name="ce1">
            <text:p>10231.4</text:p>
          </table:table-cell>
          <table:table-cell office:value-type="float" office:value="4980.51" table:style-name="ce1">
            <text:p>4980.51</text:p>
          </table:table-cell>
          <table:table-cell office:value-type="float" office:value="7824.59" table:style-name="ce1">
            <text:p>7824.59</text:p>
          </table:table-cell>
          <table:table-cell office:value-type="float" office:value="5318.16" table:style-name="ce1">
            <text:p>5318.16</text:p>
          </table:table-cell>
          <table:table-cell office:value-type="float" office:value="4580.8599999999997" table:style-name="ce1">
            <text:p>4580.86</text:p>
          </table:table-cell>
          <table:table-cell office:value-type="float" office:value="8441.27" table:style-name="ce1">
            <text:p>8441.27</text:p>
          </table:table-cell>
          <table:table-cell office:value-type="float" office:value="6858.57" table:style-name="ce1">
            <text:p>6858.57</text:p>
          </table:table-cell>
          <table:table-cell office:value-type="float" office:value="6538.3580000000011" table:formula="of:=AVERAGE([.A402:.J402])" table:style-name="ce1">
            <text:p>6538.358</text:p>
          </table:table-cell>
          <table:table-cell table:number-columns-repeated="16373"/>
        </table:table-row>
        <table:table-row table:style-name="ro1">
          <table:table-cell office:value-type="float" office:value="5766.72" table:style-name="ce1">
            <text:p>5766.72</text:p>
          </table:table-cell>
          <table:table-cell office:value-type="float" office:value="7060.68" table:style-name="ce1">
            <text:p>7060.68</text:p>
          </table:table-cell>
          <table:table-cell office:value-type="float" office:value="4312.79" table:style-name="ce1">
            <text:p>4312.79</text:p>
          </table:table-cell>
          <table:table-cell office:value-type="float" office:value="10231.4" table:style-name="ce1">
            <text:p>10231.4</text:p>
          </table:table-cell>
          <table:table-cell office:value-type="float" office:value="4980.51" table:style-name="ce1">
            <text:p>4980.51</text:p>
          </table:table-cell>
          <table:table-cell office:value-type="float" office:value="7824.59" table:style-name="ce1">
            <text:p>7824.59</text:p>
          </table:table-cell>
          <table:table-cell office:value-type="float" office:value="5343.94" table:style-name="ce1">
            <text:p>5343.94</text:p>
          </table:table-cell>
          <table:table-cell office:value-type="float" office:value="4580.78" table:style-name="ce1">
            <text:p>4580.78</text:p>
          </table:table-cell>
          <table:table-cell office:value-type="float" office:value="8318.4599999999991" table:style-name="ce1">
            <text:p>8318.46</text:p>
          </table:table-cell>
          <table:table-cell office:value-type="float" office:value="6845.78" table:style-name="ce1">
            <text:p>6845.78</text:p>
          </table:table-cell>
          <table:table-cell office:value-type="float" office:value="6526.5650000000005" table:formula="of:=AVERAGE([.A403:.J403])" table:style-name="ce1">
            <text:p>6526.565</text:p>
          </table:table-cell>
          <table:table-cell table:number-columns-repeated="16373"/>
        </table:table-row>
        <table:table-row table:style-name="ro1">
          <table:table-cell office:value-type="float" office:value="5766.72" table:style-name="ce1">
            <text:p>5766.72</text:p>
          </table:table-cell>
          <table:table-cell office:value-type="float" office:value="7054.42" table:style-name="ce1">
            <text:p>7054.42</text:p>
          </table:table-cell>
          <table:table-cell office:value-type="float" office:value="4323.28" table:style-name="ce1">
            <text:p>4323.28</text:p>
          </table:table-cell>
          <table:table-cell office:value-type="float" office:value="10231.4" table:style-name="ce1">
            <text:p>10231.4</text:p>
          </table:table-cell>
          <table:table-cell office:value-type="float" office:value="4980.51" table:style-name="ce1">
            <text:p>4980.51</text:p>
          </table:table-cell>
          <table:table-cell office:value-type="float" office:value="7818.76" table:style-name="ce1">
            <text:p>7818.76</text:p>
          </table:table-cell>
          <table:table-cell office:value-type="float" office:value="5366.17" table:style-name="ce1">
            <text:p>5366.17</text:p>
          </table:table-cell>
          <table:table-cell office:value-type="float" office:value="4580.8599999999997" table:style-name="ce1">
            <text:p>4580.86</text:p>
          </table:table-cell>
          <table:table-cell office:value-type="float" office:value="8318.4599999999991" table:style-name="ce1">
            <text:p>8318.46</text:p>
          </table:table-cell>
          <table:table-cell office:value-type="float" office:value="6845.78" table:style-name="ce1">
            <text:p>6845.78</text:p>
          </table:table-cell>
          <table:table-cell office:value-type="float" office:value="6528.6360000000004" table:formula="of:=AVERAGE([.A404:.J404])" table:style-name="ce1">
            <text:p>6528.636</text:p>
          </table:table-cell>
          <table:table-cell table:number-columns-repeated="16373"/>
        </table:table-row>
        <table:table-row table:style-name="ro1">
          <table:table-cell office:value-type="float" office:value="5761.32" table:style-name="ce1">
            <text:p>5761.32</text:p>
          </table:table-cell>
          <table:table-cell office:value-type="float" office:value="7022.81" table:style-name="ce1">
            <text:p>7022.81</text:p>
          </table:table-cell>
          <table:table-cell office:value-type="float" office:value="4323.28" table:style-name="ce1">
            <text:p>4323.28</text:p>
          </table:table-cell>
          <table:table-cell office:value-type="float" office:value="10231.4" table:style-name="ce1">
            <text:p>10231.4</text:p>
          </table:table-cell>
          <table:table-cell office:value-type="float" office:value="4980.51" table:style-name="ce1">
            <text:p>4980.51</text:p>
          </table:table-cell>
          <table:table-cell office:value-type="float" office:value="7818.76" table:style-name="ce1">
            <text:p>7818.76</text:p>
          </table:table-cell>
          <table:table-cell office:value-type="float" office:value="5366.17" table:style-name="ce1">
            <text:p>5366.17</text:p>
          </table:table-cell>
          <table:table-cell office:value-type="float" office:value="4580.5" table:style-name="ce1">
            <text:p>4580.5</text:p>
          </table:table-cell>
          <table:table-cell office:value-type="float" office:value="8318.4599999999991" table:style-name="ce1">
            <text:p>8318.46</text:p>
          </table:table-cell>
          <table:table-cell office:value-type="float" office:value="6845.78" table:style-name="ce1">
            <text:p>6845.78</text:p>
          </table:table-cell>
          <table:table-cell office:value-type="float" office:value="6524.8989999999994" table:formula="of:=AVERAGE([.A405:.J405])" table:style-name="ce1">
            <text:p>6524.899</text:p>
          </table:table-cell>
          <table:table-cell table:number-columns-repeated="16373"/>
        </table:table-row>
        <table:table-row table:style-name="ro1">
          <table:table-cell office:value-type="float" office:value="5761.32" table:style-name="ce1">
            <text:p>5761.32</text:p>
          </table:table-cell>
          <table:table-cell office:value-type="float" office:value="7022.59" table:style-name="ce1">
            <text:p>7022.59</text:p>
          </table:table-cell>
          <table:table-cell office:value-type="float" office:value="4323.28" table:style-name="ce1">
            <text:p>4323.28</text:p>
          </table:table-cell>
          <table:table-cell office:value-type="float" office:value="10231.4" table:style-name="ce1">
            <text:p>10231.4</text:p>
          </table:table-cell>
          <table:table-cell office:value-type="float" office:value="4972.26" table:style-name="ce1">
            <text:p>4972.26</text:p>
          </table:table-cell>
          <table:table-cell office:value-type="float" office:value="7818.76" table:style-name="ce1">
            <text:p>7818.76</text:p>
          </table:table-cell>
          <table:table-cell office:value-type="float" office:value="5366.17" table:style-name="ce1">
            <text:p>5366.17</text:p>
          </table:table-cell>
          <table:table-cell office:value-type="float" office:value="4579.22" table:style-name="ce1">
            <text:p>4579.22</text:p>
          </table:table-cell>
          <table:table-cell office:value-type="float" office:value="8318.1299999999992" table:style-name="ce1">
            <text:p>8318.13</text:p>
          </table:table-cell>
          <table:table-cell office:value-type="float" office:value="6831.68" table:style-name="ce1">
            <text:p>6831.68</text:p>
          </table:table-cell>
          <table:table-cell office:value-type="float" office:value="6522.4809999999998" table:formula="of:=AVERAGE([.A406:.J406])" table:style-name="ce1">
            <text:p>6522.481</text:p>
          </table:table-cell>
          <table:table-cell table:number-columns-repeated="16373"/>
        </table:table-row>
        <table:table-row table:style-name="ro1">
          <table:table-cell office:value-type="float" office:value="5760.74" table:style-name="ce1">
            <text:p>5760.74</text:p>
          </table:table-cell>
          <table:table-cell office:value-type="float" office:value="7022.81" table:style-name="ce1">
            <text:p>7022.81</text:p>
          </table:table-cell>
          <table:table-cell office:value-type="float" office:value="4323.28" table:style-name="ce1">
            <text:p>4323.28</text:p>
          </table:table-cell>
          <table:table-cell office:value-type="float" office:value="10231.4" table:style-name="ce1">
            <text:p>10231.4</text:p>
          </table:table-cell>
          <table:table-cell office:value-type="float" office:value="4972.26" table:style-name="ce1">
            <text:p>4972.26</text:p>
          </table:table-cell>
          <table:table-cell office:value-type="float" office:value="7818.76" table:style-name="ce1">
            <text:p>7818.76</text:p>
          </table:table-cell>
          <table:table-cell office:value-type="float" office:value="5366.17" table:style-name="ce1">
            <text:p>5366.17</text:p>
          </table:table-cell>
          <table:table-cell office:value-type="float" office:value="4574.6400000000003" table:style-name="ce1">
            <text:p>4574.64</text:p>
          </table:table-cell>
          <table:table-cell office:value-type="float" office:value="8318.1299999999992" table:style-name="ce1">
            <text:p>8318.13</text:p>
          </table:table-cell>
          <table:table-cell office:value-type="float" office:value="6765.09" table:style-name="ce1">
            <text:p>6765.09</text:p>
          </table:table-cell>
          <table:table-cell office:value-type="float" office:value="6515.3279999999995" table:formula="of:=AVERAGE([.A407:.J407])" table:style-name="ce1">
            <text:p>6515.328</text:p>
          </table:table-cell>
          <table:table-cell table:number-columns-repeated="16373"/>
        </table:table-row>
        <table:table-row table:style-name="ro1">
          <table:table-cell office:value-type="float" office:value="5760.74" table:style-name="ce1">
            <text:p>5760.74</text:p>
          </table:table-cell>
          <table:table-cell office:value-type="float" office:value="7022.81" table:style-name="ce1">
            <text:p>7022.81</text:p>
          </table:table-cell>
          <table:table-cell office:value-type="float" office:value="4325.57" table:style-name="ce1">
            <text:p>4325.57</text:p>
          </table:table-cell>
          <table:table-cell office:value-type="float" office:value="10227.9" table:style-name="ce1">
            <text:p>10227.9</text:p>
          </table:table-cell>
          <table:table-cell office:value-type="float" office:value="4972.26" table:style-name="ce1">
            <text:p>4972.26</text:p>
          </table:table-cell>
          <table:table-cell office:value-type="float" office:value="7814.06" table:style-name="ce1">
            <text:p>7814.06</text:p>
          </table:table-cell>
          <table:table-cell office:value-type="float" office:value="5356.51" table:style-name="ce1">
            <text:p>5356.51</text:p>
          </table:table-cell>
          <table:table-cell office:value-type="float" office:value="4574.6400000000003" table:style-name="ce1">
            <text:p>4574.64</text:p>
          </table:table-cell>
          <table:table-cell office:value-type="float" office:value="8318.1299999999992" table:style-name="ce1">
            <text:p>8318.13</text:p>
          </table:table-cell>
          <table:table-cell office:value-type="float" office:value="6767.8" table:style-name="ce1">
            <text:p>6767.8</text:p>
          </table:table-cell>
          <table:table-cell office:value-type="float" office:value="6514.0419999999995" table:formula="of:=AVERAGE([.A408:.J408])" table:style-name="ce1">
            <text:p>6514.042</text:p>
          </table:table-cell>
          <table:table-cell table:number-columns-repeated="16373"/>
        </table:table-row>
        <table:table-row table:style-name="ro1">
          <table:table-cell office:value-type="float" office:value="5760.74" table:style-name="ce1">
            <text:p>5760.74</text:p>
          </table:table-cell>
          <table:table-cell office:value-type="float" office:value="7019.81" table:style-name="ce1">
            <text:p>7019.81</text:p>
          </table:table-cell>
          <table:table-cell office:value-type="float" office:value="4319.92" table:style-name="ce1">
            <text:p>4319.92</text:p>
          </table:table-cell>
          <table:table-cell office:value-type="float" office:value="10220" table:style-name="ce1">
            <text:p>10220</text:p>
          </table:table-cell>
          <table:table-cell office:value-type="float" office:value="4949.3999999999996" table:style-name="ce1">
            <text:p>4949.4</text:p>
          </table:table-cell>
          <table:table-cell office:value-type="float" office:value="7814.03" table:style-name="ce1">
            <text:p>7814.03</text:p>
          </table:table-cell>
          <table:table-cell office:value-type="float" office:value="5341.74" table:style-name="ce1">
            <text:p>5341.74</text:p>
          </table:table-cell>
          <table:table-cell office:value-type="float" office:value="4574.6400000000003" table:style-name="ce1">
            <text:p>4574.64</text:p>
          </table:table-cell>
          <table:table-cell office:value-type="float" office:value="8318.4599999999991" table:style-name="ce1">
            <text:p>8318.46</text:p>
          </table:table-cell>
          <table:table-cell office:value-type="float" office:value="6771.72" table:style-name="ce1">
            <text:p>6771.72</text:p>
          </table:table-cell>
          <table:table-cell office:value-type="float" office:value="6509.0460000000003" table:formula="of:=AVERAGE([.A409:.J409])" table:style-name="ce1">
            <text:p>6509.046</text:p>
          </table:table-cell>
          <table:table-cell table:number-columns-repeated="16373"/>
        </table:table-row>
        <table:table-row table:style-name="ro1">
          <table:table-cell office:value-type="float" office:value="5760.74" table:style-name="ce1">
            <text:p>5760.74</text:p>
          </table:table-cell>
          <table:table-cell office:value-type="float" office:value="7019.93" table:style-name="ce1">
            <text:p>7019.93</text:p>
          </table:table-cell>
          <table:table-cell office:value-type="float" office:value="4324.96" table:style-name="ce1">
            <text:p>4324.96</text:p>
          </table:table-cell>
          <table:table-cell office:value-type="float" office:value="10207.5" table:style-name="ce1">
            <text:p>10207.5</text:p>
          </table:table-cell>
          <table:table-cell office:value-type="float" office:value="4942.93" table:style-name="ce1">
            <text:p>4942.93</text:p>
          </table:table-cell>
          <table:table-cell office:value-type="float" office:value="7814.03" table:style-name="ce1">
            <text:p>7814.03</text:p>
          </table:table-cell>
          <table:table-cell office:value-type="float" office:value="5337.73" table:style-name="ce1">
            <text:p>5337.73</text:p>
          </table:table-cell>
          <table:table-cell office:value-type="float" office:value="4558.2" table:style-name="ce1">
            <text:p>4558.2</text:p>
          </table:table-cell>
          <table:table-cell office:value-type="float" office:value="8318.4599999999991" table:style-name="ce1">
            <text:p>8318.46</text:p>
          </table:table-cell>
          <table:table-cell office:value-type="float" office:value="6768.13" table:style-name="ce1">
            <text:p>6768.13</text:p>
          </table:table-cell>
          <table:table-cell office:value-type="float" office:value="6505.2610000000004" table:formula="of:=AVERAGE([.A410:.J410])" table:style-name="ce1">
            <text:p>6505.261</text:p>
          </table:table-cell>
          <table:table-cell table:number-columns-repeated="16373"/>
        </table:table-row>
        <table:table-row table:style-name="ro1">
          <table:table-cell office:value-type="float" office:value="5760.35" table:style-name="ce1">
            <text:p>5760.35</text:p>
          </table:table-cell>
          <table:table-cell office:value-type="float" office:value="6969.54" table:style-name="ce1">
            <text:p>6969.54</text:p>
          </table:table-cell>
          <table:table-cell office:value-type="float" office:value="4310.29" table:style-name="ce1">
            <text:p>4310.29</text:p>
          </table:table-cell>
          <table:table-cell office:value-type="float" office:value="10220" table:style-name="ce1">
            <text:p>10220</text:p>
          </table:table-cell>
          <table:table-cell office:value-type="float" office:value="4949.3999999999996" table:style-name="ce1">
            <text:p>4949.4</text:p>
          </table:table-cell>
          <table:table-cell office:value-type="float" office:value="7802.72" table:style-name="ce1">
            <text:p>7802.72</text:p>
          </table:table-cell>
          <table:table-cell office:value-type="float" office:value="5336.44" table:style-name="ce1">
            <text:p>5336.44</text:p>
          </table:table-cell>
          <table:table-cell office:value-type="float" office:value="4558.2" table:style-name="ce1">
            <text:p>4558.2</text:p>
          </table:table-cell>
          <table:table-cell office:value-type="float" office:value="8228.5499999999993" table:style-name="ce1">
            <text:p>8228.55</text:p>
          </table:table-cell>
          <table:table-cell office:value-type="float" office:value="6682.64" table:style-name="ce1">
            <text:p>6682.64</text:p>
          </table:table-cell>
          <table:table-cell office:value-type="float" office:value="6481.8130000000001" table:formula="of:=AVERAGE([.A411:.J411])" table:style-name="ce1">
            <text:p>6481.813</text:p>
          </table:table-cell>
          <table:table-cell table:number-columns-repeated="16373"/>
        </table:table-row>
        <table:table-row table:style-name="ro1">
          <table:table-cell office:value-type="float" office:value="5760.35" table:style-name="ce1">
            <text:p>5760.35</text:p>
          </table:table-cell>
          <table:table-cell office:value-type="float" office:value="6969.54" table:style-name="ce1">
            <text:p>6969.54</text:p>
          </table:table-cell>
          <table:table-cell office:value-type="float" office:value="4310.29" table:style-name="ce1">
            <text:p>4310.29</text:p>
          </table:table-cell>
          <table:table-cell office:value-type="float" office:value="10220" table:style-name="ce1">
            <text:p>10220</text:p>
          </table:table-cell>
          <table:table-cell office:value-type="float" office:value="4943.42" table:style-name="ce1">
            <text:p>4943.42</text:p>
          </table:table-cell>
          <table:table-cell office:value-type="float" office:value="7813.79" table:style-name="ce1">
            <text:p>7813.79</text:p>
          </table:table-cell>
          <table:table-cell office:value-type="float" office:value="5336.44" table:style-name="ce1">
            <text:p>5336.44</text:p>
          </table:table-cell>
          <table:table-cell office:value-type="float" office:value="4566.6099999999997" table:style-name="ce1">
            <text:p>4566.61</text:p>
          </table:table-cell>
          <table:table-cell office:value-type="float" office:value="8283.5499999999993" table:style-name="ce1">
            <text:p>8283.55</text:p>
          </table:table-cell>
          <table:table-cell office:value-type="float" office:value="6682.64" table:style-name="ce1">
            <text:p>6682.64</text:p>
          </table:table-cell>
          <table:table-cell office:value-type="float" office:value="6488.6630000000005" table:formula="of:=AVERAGE([.A412:.J412])" table:style-name="ce1">
            <text:p>6488.663</text:p>
          </table:table-cell>
          <table:table-cell table:number-columns-repeated="16373"/>
        </table:table-row>
        <table:table-row table:style-name="ro1">
          <table:table-cell office:value-type="float" office:value="5760.09" table:style-name="ce1">
            <text:p>5760.09</text:p>
          </table:table-cell>
          <table:table-cell office:value-type="float" office:value="6969.54" table:style-name="ce1">
            <text:p>6969.54</text:p>
          </table:table-cell>
          <table:table-cell office:value-type="float" office:value="4311.25" table:style-name="ce1">
            <text:p>4311.25</text:p>
          </table:table-cell>
          <table:table-cell office:value-type="float" office:value="10210.6" table:style-name="ce1">
            <text:p>10210.6</text:p>
          </table:table-cell>
          <table:table-cell office:value-type="float" office:value="4943.42" table:style-name="ce1">
            <text:p>4943.42</text:p>
          </table:table-cell>
          <table:table-cell office:value-type="float" office:value="7813.79" table:style-name="ce1">
            <text:p>7813.79</text:p>
          </table:table-cell>
          <table:table-cell office:value-type="float" office:value="5336.44" table:style-name="ce1">
            <text:p>5336.44</text:p>
          </table:table-cell>
          <table:table-cell office:value-type="float" office:value="4566.6099999999997" table:style-name="ce1">
            <text:p>4566.61</text:p>
          </table:table-cell>
          <table:table-cell office:value-type="float" office:value="8168.09" table:style-name="ce1">
            <text:p>8168.09</text:p>
          </table:table-cell>
          <table:table-cell office:value-type="float" office:value="6682.64" table:style-name="ce1">
            <text:p>6682.64</text:p>
          </table:table-cell>
          <table:table-cell office:value-type="float" office:value="6476.2470000000003" table:formula="of:=AVERAGE([.A413:.J413])" table:style-name="ce1">
            <text:p>6476.247</text:p>
          </table:table-cell>
          <table:table-cell table:number-columns-repeated="16373"/>
        </table:table-row>
        <table:table-row table:style-name="ro1">
          <table:table-cell office:value-type="float" office:value="5753.22" table:style-name="ce1">
            <text:p>5753.22</text:p>
          </table:table-cell>
          <table:table-cell office:value-type="float" office:value="6969.54" table:style-name="ce1">
            <text:p>6969.54</text:p>
          </table:table-cell>
          <table:table-cell office:value-type="float" office:value="4311.25" table:style-name="ce1">
            <text:p>4311.25</text:p>
          </table:table-cell>
          <table:table-cell office:value-type="float" office:value="10208.700000000001" table:style-name="ce1">
            <text:p>10208.7</text:p>
          </table:table-cell>
          <table:table-cell office:value-type="float" office:value="4943.42" table:style-name="ce1">
            <text:p>4943.42</text:p>
          </table:table-cell>
          <table:table-cell office:value-type="float" office:value="7813.49" table:style-name="ce1">
            <text:p>7813.49</text:p>
          </table:table-cell>
          <table:table-cell office:value-type="float" office:value="5321.66" table:style-name="ce1">
            <text:p>5321.66</text:p>
          </table:table-cell>
          <table:table-cell office:value-type="float" office:value="4566.6099999999997" table:style-name="ce1">
            <text:p>4566.61</text:p>
          </table:table-cell>
          <table:table-cell office:value-type="float" office:value="8168.09" table:style-name="ce1">
            <text:p>8168.09</text:p>
          </table:table-cell>
          <table:table-cell office:value-type="float" office:value="6682.64" table:style-name="ce1">
            <text:p>6682.64</text:p>
          </table:table-cell>
          <table:table-cell office:value-type="float" office:value="6473.8619999999992" table:formula="of:=AVERAGE([.A414:.J414])" table:style-name="ce1">
            <text:p>6473.862</text:p>
          </table:table-cell>
          <table:table-cell table:number-columns-repeated="16373"/>
        </table:table-row>
        <table:table-row table:style-name="ro1">
          <table:table-cell office:value-type="float" office:value="5753.22" table:style-name="ce1">
            <text:p>5753.22</text:p>
          </table:table-cell>
          <table:table-cell office:value-type="float" office:value="6969.53" table:style-name="ce1">
            <text:p>6969.53</text:p>
          </table:table-cell>
          <table:table-cell office:value-type="float" office:value="4311.25" table:style-name="ce1">
            <text:p>4311.25</text:p>
          </table:table-cell>
          <table:table-cell office:value-type="float" office:value="10208.700000000001" table:style-name="ce1">
            <text:p>10208.7</text:p>
          </table:table-cell>
          <table:table-cell office:value-type="float" office:value="4943.33" table:style-name="ce1">
            <text:p>4943.33</text:p>
          </table:table-cell>
          <table:table-cell office:value-type="float" office:value="7797.06" table:style-name="ce1">
            <text:p>7797.06</text:p>
          </table:table-cell>
          <table:table-cell office:value-type="float" office:value="5321.66" table:style-name="ce1">
            <text:p>5321.66</text:p>
          </table:table-cell>
          <table:table-cell office:value-type="float" office:value="4557.03" table:style-name="ce1">
            <text:p>4557.03</text:p>
          </table:table-cell>
          <table:table-cell office:value-type="float" office:value="8168.09" table:style-name="ce1">
            <text:p>8168.09</text:p>
          </table:table-cell>
          <table:table-cell office:value-type="float" office:value="6678.69" table:style-name="ce1">
            <text:p>6678.69</text:p>
          </table:table-cell>
          <table:table-cell office:value-type="float" office:value="6470.8559999999998" table:formula="of:=AVERAGE([.A415:.J415])" table:style-name="ce1">
            <text:p>6470.856</text:p>
          </table:table-cell>
          <table:table-cell table:number-columns-repeated="16373"/>
        </table:table-row>
        <table:table-row table:style-name="ro1">
          <table:table-cell office:value-type="float" office:value="5753.22" table:style-name="ce1">
            <text:p>5753.22</text:p>
          </table:table-cell>
          <table:table-cell office:value-type="float" office:value="6969.34" table:style-name="ce1">
            <text:p>6969.34</text:p>
          </table:table-cell>
          <table:table-cell office:value-type="float" office:value="4311.25" table:style-name="ce1">
            <text:p>4311.25</text:p>
          </table:table-cell>
          <table:table-cell office:value-type="float" office:value="10208.700000000001" table:style-name="ce1">
            <text:p>10208.7</text:p>
          </table:table-cell>
          <table:table-cell office:value-type="float" office:value="4934.16" table:style-name="ce1">
            <text:p>4934.16</text:p>
          </table:table-cell>
          <table:table-cell office:value-type="float" office:value="7810.06" table:style-name="ce1">
            <text:p>7810.06</text:p>
          </table:table-cell>
          <table:table-cell office:value-type="float" office:value="5301.96" table:style-name="ce1">
            <text:p>5301.96</text:p>
          </table:table-cell>
          <table:table-cell office:value-type="float" office:value="4548.22" table:style-name="ce1">
            <text:p>4548.22</text:p>
          </table:table-cell>
          <table:table-cell office:value-type="float" office:value="8169.02" table:style-name="ce1">
            <text:p>8169.02</text:p>
          </table:table-cell>
          <table:table-cell office:value-type="float" office:value="6678.69" table:style-name="ce1">
            <text:p>6678.69</text:p>
          </table:table-cell>
          <table:table-cell office:value-type="float" office:value="6468.4620000000014" table:formula="of:=AVERAGE([.A416:.J416])" table:style-name="ce1">
            <text:p>6468.462</text:p>
          </table:table-cell>
          <table:table-cell table:number-columns-repeated="16373"/>
        </table:table-row>
        <table:table-row table:style-name="ro1">
          <table:table-cell office:value-type="float" office:value="5753.22" table:style-name="ce1">
            <text:p>5753.22</text:p>
          </table:table-cell>
          <table:table-cell office:value-type="float" office:value="6969.08" table:style-name="ce1">
            <text:p>6969.08</text:p>
          </table:table-cell>
          <table:table-cell office:value-type="float" office:value="4309.32" table:style-name="ce1">
            <text:p>4309.32</text:p>
          </table:table-cell>
          <table:table-cell office:value-type="float" office:value="10208.700000000001" table:style-name="ce1">
            <text:p>10208.7</text:p>
          </table:table-cell>
          <table:table-cell office:value-type="float" office:value="4925.45" table:style-name="ce1">
            <text:p>4925.45</text:p>
          </table:table-cell>
          <table:table-cell office:value-type="float" office:value="7810.06" table:style-name="ce1">
            <text:p>7810.06</text:p>
          </table:table-cell>
          <table:table-cell office:value-type="float" office:value="5216.9399999999996" table:style-name="ce1">
            <text:p>5216.94</text:p>
          </table:table-cell>
          <table:table-cell office:value-type="float" office:value="4548.22" table:style-name="ce1">
            <text:p>4548.22</text:p>
          </table:table-cell>
          <table:table-cell office:value-type="float" office:value="8167.25" table:style-name="ce1">
            <text:p>8167.25</text:p>
          </table:table-cell>
          <table:table-cell office:value-type="float" office:value="6416.35" table:style-name="ce1">
            <text:p>6416.35</text:p>
          </table:table-cell>
          <table:table-cell office:value-type="float" office:value="6432.4590000000007" table:formula="of:=AVERAGE([.A417:.J417])" table:style-name="ce1">
            <text:p>6432.459</text:p>
          </table:table-cell>
          <table:table-cell table:number-columns-repeated="16373"/>
        </table:table-row>
        <table:table-row table:style-name="ro1">
          <table:table-cell office:value-type="float" office:value="5752.16" table:style-name="ce1">
            <text:p>5752.16</text:p>
          </table:table-cell>
          <table:table-cell office:value-type="float" office:value="6953.77" table:style-name="ce1">
            <text:p>6953.77</text:p>
          </table:table-cell>
          <table:table-cell office:value-type="float" office:value="4307.42" table:style-name="ce1">
            <text:p>4307.42</text:p>
          </table:table-cell>
          <table:table-cell office:value-type="float" office:value="10208.700000000001" table:style-name="ce1">
            <text:p>10208.7</text:p>
          </table:table-cell>
          <table:table-cell office:value-type="float" office:value="4902.84" table:style-name="ce1">
            <text:p>4902.84</text:p>
          </table:table-cell>
          <table:table-cell office:value-type="float" office:value="7791.59" table:style-name="ce1">
            <text:p>7791.59</text:p>
          </table:table-cell>
          <table:table-cell office:value-type="float" office:value="5216.9399999999996" table:style-name="ce1">
            <text:p>5216.94</text:p>
          </table:table-cell>
          <table:table-cell office:value-type="float" office:value="4548.22" table:style-name="ce1">
            <text:p>4548.22</text:p>
          </table:table-cell>
          <table:table-cell office:value-type="float" office:value="8128.56" table:style-name="ce1">
            <text:p>8128.56</text:p>
          </table:table-cell>
          <table:table-cell office:value-type="float" office:value="6416.35" table:style-name="ce1">
            <text:p>6416.35</text:p>
          </table:table-cell>
          <table:table-cell office:value-type="float" office:value="6422.6549999999997" table:formula="of:=AVERAGE([.A418:.J418])" table:style-name="ce1">
            <text:p>6422.655</text:p>
          </table:table-cell>
          <table:table-cell table:number-columns-repeated="16373"/>
        </table:table-row>
        <table:table-row table:style-name="ro1">
          <table:table-cell office:value-type="float" office:value="5752.16" table:style-name="ce1">
            <text:p>5752.16</text:p>
          </table:table-cell>
          <table:table-cell office:value-type="float" office:value="6953.77" table:style-name="ce1">
            <text:p>6953.77</text:p>
          </table:table-cell>
          <table:table-cell office:value-type="float" office:value="4308.01" table:style-name="ce1">
            <text:p>4308.01</text:p>
          </table:table-cell>
          <table:table-cell office:value-type="float" office:value="10206.5" table:style-name="ce1">
            <text:p>10206.5</text:p>
          </table:table-cell>
          <table:table-cell office:value-type="float" office:value="4905.88" table:style-name="ce1">
            <text:p>4905.88</text:p>
          </table:table-cell>
          <table:table-cell office:value-type="float" office:value="7791.59" table:style-name="ce1">
            <text:p>7791.59</text:p>
          </table:table-cell>
          <table:table-cell office:value-type="float" office:value="5216.9399999999996" table:style-name="ce1">
            <text:p>5216.94</text:p>
          </table:table-cell>
          <table:table-cell office:value-type="float" office:value="4548.22" table:style-name="ce1">
            <text:p>4548.22</text:p>
          </table:table-cell>
          <table:table-cell office:value-type="float" office:value="8116.13" table:style-name="ce1">
            <text:p>8116.13</text:p>
          </table:table-cell>
          <table:table-cell office:value-type="float" office:value="6285.36" table:style-name="ce1">
            <text:p>6285.36</text:p>
          </table:table-cell>
          <table:table-cell office:value-type="float" office:value="6408.4560000000001" table:formula="of:=AVERAGE([.A419:.J419])" table:style-name="ce1">
            <text:p>6408.456</text:p>
          </table:table-cell>
          <table:table-cell table:number-columns-repeated="16373"/>
        </table:table-row>
        <table:table-row table:style-name="ro1">
          <table:table-cell office:value-type="float" office:value="5756.43" table:style-name="ce1">
            <text:p>5756.43</text:p>
          </table:table-cell>
          <table:table-cell office:value-type="float" office:value="6953.69" table:style-name="ce1">
            <text:p>6953.69</text:p>
          </table:table-cell>
          <table:table-cell office:value-type="float" office:value="4308.01" table:style-name="ce1">
            <text:p>4308.01</text:p>
          </table:table-cell>
          <table:table-cell office:value-type="float" office:value="10206.700000000001" table:style-name="ce1">
            <text:p>10206.7</text:p>
          </table:table-cell>
          <table:table-cell office:value-type="float" office:value="4862.24" table:style-name="ce1">
            <text:p>4862.24</text:p>
          </table:table-cell>
          <table:table-cell office:value-type="float" office:value="7803.34" table:style-name="ce1">
            <text:p>7803.34</text:p>
          </table:table-cell>
          <table:table-cell office:value-type="float" office:value="5202.63" table:style-name="ce1">
            <text:p>5202.63</text:p>
          </table:table-cell>
          <table:table-cell office:value-type="float" office:value="4553.45" table:style-name="ce1">
            <text:p>4553.45</text:p>
          </table:table-cell>
          <table:table-cell office:value-type="float" office:value="8116.13" table:style-name="ce1">
            <text:p>8116.13</text:p>
          </table:table-cell>
          <table:table-cell office:value-type="float" office:value="6285.36" table:style-name="ce1">
            <text:p>6285.36</text:p>
          </table:table-cell>
          <table:table-cell office:value-type="float" office:value="6404.7979999999998" table:formula="of:=AVERAGE([.A420:.J420])" table:style-name="ce1">
            <text:p>6404.798</text:p>
          </table:table-cell>
          <table:table-cell table:number-columns-repeated="16373"/>
        </table:table-row>
        <table:table-row table:style-name="ro1">
          <table:table-cell office:value-type="float" office:value="5753.64" table:style-name="ce1">
            <text:p>5753.64</text:p>
          </table:table-cell>
          <table:table-cell office:value-type="float" office:value="6889.33" table:style-name="ce1">
            <text:p>6889.33</text:p>
          </table:table-cell>
          <table:table-cell office:value-type="float" office:value="4302.68" table:style-name="ce1">
            <text:p>4302.68</text:p>
          </table:table-cell>
          <table:table-cell office:value-type="float" office:value="10206.700000000001" table:style-name="ce1">
            <text:p>10206.7</text:p>
          </table:table-cell>
          <table:table-cell office:value-type="float" office:value="4862.24" table:style-name="ce1">
            <text:p>4862.24</text:p>
          </table:table-cell>
          <table:table-cell office:value-type="float" office:value="7791.59" table:style-name="ce1">
            <text:p>7791.59</text:p>
          </table:table-cell>
          <table:table-cell office:value-type="float" office:value="5202.63" table:style-name="ce1">
            <text:p>5202.63</text:p>
          </table:table-cell>
          <table:table-cell office:value-type="float" office:value="4553.45" table:style-name="ce1">
            <text:p>4553.45</text:p>
          </table:table-cell>
          <table:table-cell office:value-type="float" office:value="8078.65" table:style-name="ce1">
            <text:p>8078.65</text:p>
          </table:table-cell>
          <table:table-cell office:value-type="float" office:value="6285.36" table:style-name="ce1">
            <text:p>6285.36</text:p>
          </table:table-cell>
          <table:table-cell office:value-type="float" office:value="6392.6270000000004" table:formula="of:=AVERAGE([.A421:.J421])" table:style-name="ce1">
            <text:p>6392.627</text:p>
          </table:table-cell>
          <table:table-cell table:number-columns-repeated="16373"/>
        </table:table-row>
        <table:table-row table:style-name="ro1">
          <table:table-cell office:value-type="float" office:value="5753.64" table:style-name="ce1">
            <text:p>5753.64</text:p>
          </table:table-cell>
          <table:table-cell office:value-type="float" office:value="6889.33" table:style-name="ce1">
            <text:p>6889.33</text:p>
          </table:table-cell>
          <table:table-cell office:value-type="float" office:value="4286.37" table:style-name="ce1">
            <text:p>4286.37</text:p>
          </table:table-cell>
          <table:table-cell office:value-type="float" office:value="10206.700000000001" table:style-name="ce1">
            <text:p>10206.7</text:p>
          </table:table-cell>
          <table:table-cell office:value-type="float" office:value="4850.99" table:style-name="ce1">
            <text:p>4850.99</text:p>
          </table:table-cell>
          <table:table-cell office:value-type="float" office:value="7791.59" table:style-name="ce1">
            <text:p>7791.59</text:p>
          </table:table-cell>
          <table:table-cell office:value-type="float" office:value="5202.63" table:style-name="ce1">
            <text:p>5202.63</text:p>
          </table:table-cell>
          <table:table-cell office:value-type="float" office:value="4553.45" table:style-name="ce1">
            <text:p>4553.45</text:p>
          </table:table-cell>
          <table:table-cell office:value-type="float" office:value="8078.65" table:style-name="ce1">
            <text:p>8078.65</text:p>
          </table:table-cell>
          <table:table-cell office:value-type="float" office:value="6284.55" table:style-name="ce1">
            <text:p>6284.55</text:p>
          </table:table-cell>
          <table:table-cell office:value-type="float" office:value="6389.7899999999991" table:formula="of:=AVERAGE([.A422:.J422])" table:style-name="ce1">
            <text:p>6389.79</text:p>
          </table:table-cell>
          <table:table-cell table:number-columns-repeated="16373"/>
        </table:table-row>
        <table:table-row table:style-name="ro1">
          <table:table-cell office:value-type="float" office:value="5753.64" table:style-name="ce1">
            <text:p>5753.64</text:p>
          </table:table-cell>
          <table:table-cell office:value-type="float" office:value="6889.33" table:style-name="ce1">
            <text:p>6889.33</text:p>
          </table:table-cell>
          <table:table-cell office:value-type="float" office:value="4287.04" table:style-name="ce1">
            <text:p>4287.04</text:p>
          </table:table-cell>
          <table:table-cell office:value-type="float" office:value="10206.5" table:style-name="ce1">
            <text:p>10206.5</text:p>
          </table:table-cell>
          <table:table-cell office:value-type="float" office:value="4850.99" table:style-name="ce1">
            <text:p>4850.99</text:p>
          </table:table-cell>
          <table:table-cell office:value-type="float" office:value="7800.18" table:style-name="ce1">
            <text:p>7800.18</text:p>
          </table:table-cell>
          <table:table-cell office:value-type="float" office:value="5176.95" table:style-name="ce1">
            <text:p>5176.95</text:p>
          </table:table-cell>
          <table:table-cell office:value-type="float" office:value="4526.2299999999996" table:style-name="ce1">
            <text:p>4526.23</text:p>
          </table:table-cell>
          <table:table-cell office:value-type="float" office:value="7988.58" table:style-name="ce1">
            <text:p>7988.58</text:p>
          </table:table-cell>
          <table:table-cell office:value-type="float" office:value="6284.35" table:style-name="ce1">
            <text:p>6284.35</text:p>
          </table:table-cell>
          <table:table-cell office:value-type="float" office:value="6376.3789999999999" table:formula="of:=AVERAGE([.A423:.J423])" table:style-name="ce1">
            <text:p>6376.379</text:p>
          </table:table-cell>
          <table:table-cell table:number-columns-repeated="16373"/>
        </table:table-row>
        <table:table-row table:style-name="ro1">
          <table:table-cell office:value-type="float" office:value="5750.28" table:style-name="ce1">
            <text:p>5750.28</text:p>
          </table:table-cell>
          <table:table-cell office:value-type="float" office:value="6885.15" table:style-name="ce1">
            <text:p>6885.15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203.200000000001" table:style-name="ce1">
            <text:p>10203.2</text:p>
          </table:table-cell>
          <table:table-cell office:value-type="float" office:value="4850.99" table:style-name="ce1">
            <text:p>4850.99</text:p>
          </table:table-cell>
          <table:table-cell office:value-type="float" office:value="7797.92" table:style-name="ce1">
            <text:p>7797.92</text:p>
          </table:table-cell>
          <table:table-cell office:value-type="float" office:value="5176.95" table:style-name="ce1">
            <text:p>5176.95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88.58" table:style-name="ce1">
            <text:p>7988.58</text:p>
          </table:table-cell>
          <table:table-cell office:value-type="float" office:value="6284.35" table:style-name="ce1">
            <text:p>6284.35</text:p>
          </table:table-cell>
          <table:table-cell office:value-type="float" office:value="6374.8540000000003" table:formula="of:=AVERAGE([.A424:.J424])" table:style-name="ce1">
            <text:p>6374.854</text:p>
          </table:table-cell>
          <table:table-cell table:number-columns-repeated="16373"/>
        </table:table-row>
        <table:table-row table:style-name="ro1">
          <table:table-cell office:value-type="float" office:value="5750.28" table:style-name="ce1">
            <text:p>5750.28</text:p>
          </table:table-cell>
          <table:table-cell office:value-type="float" office:value="6878.27" table:style-name="ce1">
            <text:p>6878.27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203.4" table:style-name="ce1">
            <text:p>10203.4</text:p>
          </table:table-cell>
          <table:table-cell office:value-type="float" office:value="4850.99" table:style-name="ce1">
            <text:p>4850.99</text:p>
          </table:table-cell>
          <table:table-cell office:value-type="float" office:value="7797.15" table:style-name="ce1">
            <text:p>7797.15</text:p>
          </table:table-cell>
          <table:table-cell office:value-type="float" office:value="5176.95" table:style-name="ce1">
            <text:p>5176.95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77.73" table:style-name="ce1">
            <text:p>7977.73</text:p>
          </table:table-cell>
          <table:table-cell office:value-type="float" office:value="6156.87" table:style-name="ce1">
            <text:p>6156.87</text:p>
          </table:table-cell>
          <table:table-cell office:value-type="float" office:value="6360.2759999999989" table:formula="of:=AVERAGE([.A425:.J425])" table:style-name="ce1">
            <text:p>6360.276</text:p>
          </table:table-cell>
          <table:table-cell table:number-columns-repeated="16373"/>
        </table:table-row>
        <table:table-row table:style-name="ro1">
          <table:table-cell office:value-type="float" office:value="5750.09" table:style-name="ce1">
            <text:p>5750.09</text:p>
          </table:table-cell>
          <table:table-cell office:value-type="float" office:value="6878.27" table:style-name="ce1">
            <text:p>6878.27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182.299999999999" table:style-name="ce1">
            <text:p>10182.3</text:p>
          </table:table-cell>
          <table:table-cell office:value-type="float" office:value="4815.2299999999996" table:style-name="ce1">
            <text:p>4815.23</text:p>
          </table:table-cell>
          <table:table-cell office:value-type="float" office:value="7775.28" table:style-name="ce1">
            <text:p>7775.28</text:p>
          </table:table-cell>
          <table:table-cell office:value-type="float" office:value="5176.95" table:style-name="ce1">
            <text:p>5176.95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74.56" table:style-name="ce1">
            <text:p>7974.56</text:p>
          </table:table-cell>
          <table:table-cell office:value-type="float" office:value="6166.69" table:style-name="ce1">
            <text:p>6166.69</text:p>
          </table:table-cell>
          <table:table-cell office:value-type="float" office:value="6353.0489999999991" table:formula="of:=AVERAGE([.A426:.J426])" table:style-name="ce1">
            <text:p>6353.049</text:p>
          </table:table-cell>
          <table:table-cell table:number-columns-repeated="16373"/>
        </table:table-row>
        <table:table-row table:style-name="ro1">
          <table:table-cell office:value-type="float" office:value="5750.09" table:style-name="ce1">
            <text:p>5750.09</text:p>
          </table:table-cell>
          <table:table-cell office:value-type="float" office:value="6887.88" table:style-name="ce1">
            <text:p>6887.88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203.4" table:style-name="ce1">
            <text:p>10203.4</text:p>
          </table:table-cell>
          <table:table-cell office:value-type="float" office:value="4815.2299999999996" table:style-name="ce1">
            <text:p>4815.23</text:p>
          </table:table-cell>
          <table:table-cell office:value-type="float" office:value="7775.28" table:style-name="ce1">
            <text:p>7775.28</text:p>
          </table:table-cell>
          <table:table-cell office:value-type="float" office:value="5161.7700000000004" table:style-name="ce1">
            <text:p>5161.77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74.56" table:style-name="ce1">
            <text:p>7974.56</text:p>
          </table:table-cell>
          <table:table-cell office:value-type="float" office:value="6162.58" table:style-name="ce1">
            <text:p>6162.58</text:p>
          </table:table-cell>
          <table:table-cell office:value-type="float" office:value="6354.1910000000007" table:formula="of:=AVERAGE([.A427:.J427])" table:style-name="ce1">
            <text:p>6354.191</text:p>
          </table:table-cell>
          <table:table-cell table:number-columns-repeated="16373"/>
        </table:table-row>
        <table:table-row table:style-name="ro1">
          <table:table-cell office:value-type="float" office:value="5750.09" table:style-name="ce1">
            <text:p>5750.09</text:p>
          </table:table-cell>
          <table:table-cell office:value-type="float" office:value="6868.23" table:style-name="ce1">
            <text:p>6868.23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195.1" table:style-name="ce1">
            <text:p>10195.1</text:p>
          </table:table-cell>
          <table:table-cell office:value-type="float" office:value="4815.2299999999996" table:style-name="ce1">
            <text:p>4815.23</text:p>
          </table:table-cell>
          <table:table-cell office:value-type="float" office:value="7775.28" table:style-name="ce1">
            <text:p>7775.28</text:p>
          </table:table-cell>
          <table:table-cell office:value-type="float" office:value="5167.13" table:style-name="ce1">
            <text:p>5167.13</text:p>
          </table:table-cell>
          <table:table-cell office:value-type="float" office:value="4527.0600000000004" table:style-name="ce1">
            <text:p>4527.06</text:p>
          </table:table-cell>
          <table:table-cell office:value-type="float" office:value="7972.96" table:style-name="ce1">
            <text:p>7972.96</text:p>
          </table:table-cell>
          <table:table-cell office:value-type="float" office:value="6159.16" table:style-name="ce1">
            <text:p>6159.16</text:p>
          </table:table-cell>
          <table:table-cell office:value-type="float" office:value="6351.2879999999986" table:formula="of:=AVERAGE([.A428:.J428])" table:style-name="ce1">
            <text:p>6351.288</text:p>
          </table:table-cell>
          <table:table-cell table:number-columns-repeated="16373"/>
        </table:table-row>
        <table:table-row table:style-name="ro1">
          <table:table-cell office:value-type="float" office:value="5750.09" table:style-name="ce1">
            <text:p>5750.09</text:p>
          </table:table-cell>
          <table:table-cell office:value-type="float" office:value="6868.23" table:style-name="ce1">
            <text:p>6868.23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186.299999999999" table:style-name="ce1">
            <text:p>10186.3</text:p>
          </table:table-cell>
          <table:table-cell office:value-type="float" office:value="4815.2299999999996" table:style-name="ce1">
            <text:p>4815.23</text:p>
          </table:table-cell>
          <table:table-cell office:value-type="float" office:value="7775.28" table:style-name="ce1">
            <text:p>7775.28</text:p>
          </table:table-cell>
          <table:table-cell office:value-type="float" office:value="5145.22" table:style-name="ce1">
            <text:p>5145.22</text:p>
          </table:table-cell>
          <table:table-cell office:value-type="float" office:value="4527.0600000000004" table:style-name="ce1">
            <text:p>4527.06</text:p>
          </table:table-cell>
          <table:table-cell office:value-type="float" office:value="7972.96" table:style-name="ce1">
            <text:p>7972.96</text:p>
          </table:table-cell>
          <table:table-cell office:value-type="float" office:value="6153.52" table:style-name="ce1">
            <text:p>6153.52</text:p>
          </table:table-cell>
          <table:table-cell office:value-type="float" office:value="6347.6530000000002" table:formula="of:=AVERAGE([.A429:.J429])" table:style-name="ce1">
            <text:p>6347.653</text:p>
          </table:table-cell>
          <table:table-cell table:number-columns-repeated="16373"/>
        </table:table-row>
        <table:table-row table:style-name="ro1">
          <table:table-cell office:value-type="float" office:value="5749.27" table:style-name="ce1">
            <text:p>5749.27</text:p>
          </table:table-cell>
          <table:table-cell office:value-type="float" office:value="6867.45" table:style-name="ce1">
            <text:p>6867.45</text:p>
          </table:table-cell>
          <table:table-cell office:value-type="float" office:value="4282.6400000000003" table:style-name="ce1">
            <text:p>4282.64</text:p>
          </table:table-cell>
          <table:table-cell office:value-type="float" office:value="10186.299999999999" table:style-name="ce1">
            <text:p>10186.3</text:p>
          </table:table-cell>
          <table:table-cell office:value-type="float" office:value="4809.6499999999996" table:style-name="ce1">
            <text:p>4809.65</text:p>
          </table:table-cell>
          <table:table-cell office:value-type="float" office:value="7766.55" table:style-name="ce1">
            <text:p>7766.55</text:p>
          </table:table-cell>
          <table:table-cell office:value-type="float" office:value="5145.22" table:style-name="ce1">
            <text:p>5145.22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27.52" table:style-name="ce1">
            <text:p>7927.52</text:p>
          </table:table-cell>
          <table:table-cell office:value-type="float" office:value="6153.52" table:style-name="ce1">
            <text:p>6153.52</text:p>
          </table:table-cell>
          <table:table-cell office:value-type="float" office:value="6341.6600000000008" table:formula="of:=AVERAGE([.A430:.J430])" table:style-name="ce1">
            <text:p>6341.66</text:p>
          </table:table-cell>
          <table:table-cell table:number-columns-repeated="16373"/>
        </table:table-row>
        <table:table-row table:style-name="ro1">
          <table:table-cell office:value-type="float" office:value="5746.84" table:style-name="ce1">
            <text:p>5746.84</text:p>
          </table:table-cell>
          <table:table-cell office:value-type="float" office:value="6866.7" table:style-name="ce1">
            <text:p>6866.7</text:p>
          </table:table-cell>
          <table:table-cell office:value-type="float" office:value="4281.87" table:style-name="ce1">
            <text:p>4281.87</text:p>
          </table:table-cell>
          <table:table-cell office:value-type="float" office:value="10182.5" table:style-name="ce1">
            <text:p>10182.5</text:p>
          </table:table-cell>
          <table:table-cell office:value-type="float" office:value="4771.78" table:style-name="ce1">
            <text:p>4771.78</text:p>
          </table:table-cell>
          <table:table-cell office:value-type="float" office:value="7766.55" table:style-name="ce1">
            <text:p>7766.55</text:p>
          </table:table-cell>
          <table:table-cell office:value-type="float" office:value="5133.9799999999996" table:style-name="ce1">
            <text:p>5133.98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27.74" table:style-name="ce1">
            <text:p>7927.74</text:p>
          </table:table-cell>
          <table:table-cell office:value-type="float" office:value="6136.61" table:style-name="ce1">
            <text:p>6136.61</text:p>
          </table:table-cell>
          <table:table-cell office:value-type="float" office:value="6334.3049999999994" table:formula="of:=AVERAGE([.A431:.J431])" table:style-name="ce1">
            <text:p>6334.305</text:p>
          </table:table-cell>
          <table:table-cell table:number-columns-repeated="16373"/>
        </table:table-row>
        <table:table-row table:style-name="ro1">
          <table:table-cell office:value-type="float" office:value="5746.84" table:style-name="ce1">
            <text:p>5746.84</text:p>
          </table:table-cell>
          <table:table-cell office:value-type="float" office:value="6866.52" table:style-name="ce1">
            <text:p>6866.52</text:p>
          </table:table-cell>
          <table:table-cell office:value-type="float" office:value="4275.1899999999996" table:style-name="ce1">
            <text:p>4275.19</text:p>
          </table:table-cell>
          <table:table-cell office:value-type="float" office:value="10178.9" table:style-name="ce1">
            <text:p>10178.9</text:p>
          </table:table-cell>
          <table:table-cell office:value-type="float" office:value="4771.78" table:style-name="ce1">
            <text:p>4771.78</text:p>
          </table:table-cell>
          <table:table-cell office:value-type="float" office:value="7766.55" table:style-name="ce1">
            <text:p>7766.55</text:p>
          </table:table-cell>
          <table:table-cell office:value-type="float" office:value="5147.5200000000004" table:style-name="ce1">
            <text:p>5147.52</text:p>
          </table:table-cell>
          <table:table-cell office:value-type="float" office:value="4513.28" table:style-name="ce1">
            <text:p>4513.28</text:p>
          </table:table-cell>
          <table:table-cell office:value-type="float" office:value="7927.74" table:style-name="ce1">
            <text:p>7927.74</text:p>
          </table:table-cell>
          <table:table-cell office:value-type="float" office:value="6136.61" table:style-name="ce1">
            <text:p>6136.61</text:p>
          </table:table-cell>
          <table:table-cell office:value-type="float" office:value="6333.0929999999998" table:formula="of:=AVERAGE([.A432:.J432])" table:style-name="ce1">
            <text:p>6333.093</text:p>
          </table:table-cell>
          <table:table-cell table:number-columns-repeated="16373"/>
        </table:table-row>
        <table:table-row table:style-name="ro1">
          <table:table-cell office:value-type="float" office:value="5746.84" table:style-name="ce1">
            <text:p>5746.84</text:p>
          </table:table-cell>
          <table:table-cell office:value-type="float" office:value="6863.7" table:style-name="ce1">
            <text:p>6863.7</text:p>
          </table:table-cell>
          <table:table-cell office:value-type="float" office:value="4267.09" table:style-name="ce1">
            <text:p>4267.09</text:p>
          </table:table-cell>
          <table:table-cell office:value-type="float" office:value="10178.9" table:style-name="ce1">
            <text:p>10178.9</text:p>
          </table:table-cell>
          <table:table-cell office:value-type="float" office:value="4771.78" table:style-name="ce1">
            <text:p>4771.78</text:p>
          </table:table-cell>
          <table:table-cell office:value-type="float" office:value="7766.55" table:style-name="ce1">
            <text:p>7766.55</text:p>
          </table:table-cell>
          <table:table-cell office:value-type="float" office:value="5147.5200000000004" table:style-name="ce1">
            <text:p>5147.52</text:p>
          </table:table-cell>
          <table:table-cell office:value-type="float" office:value="4528.4799999999996" table:style-name="ce1">
            <text:p>4528.48</text:p>
          </table:table-cell>
          <table:table-cell office:value-type="float" office:value="7927.74" table:style-name="ce1">
            <text:p>7927.74</text:p>
          </table:table-cell>
          <table:table-cell office:value-type="float" office:value="6135.55" table:style-name="ce1">
            <text:p>6135.55</text:p>
          </table:table-cell>
          <table:table-cell office:value-type="float" office:value="6333.415" table:formula="of:=AVERAGE([.A433:.J433])" table:style-name="ce1">
            <text:p>6333.415</text:p>
          </table:table-cell>
          <table:table-cell table:number-columns-repeated="16373"/>
        </table:table-row>
        <table:table-row table:style-name="ro1">
          <table:table-cell office:value-type="float" office:value="5746.84" table:style-name="ce1">
            <text:p>5746.84</text:p>
          </table:table-cell>
          <table:table-cell office:value-type="float" office:value="6857.66" table:style-name="ce1">
            <text:p>6857.66</text:p>
          </table:table-cell>
          <table:table-cell office:value-type="float" office:value="4275.1899999999996" table:style-name="ce1">
            <text:p>4275.19</text:p>
          </table:table-cell>
          <table:table-cell office:value-type="float" office:value="10178.9" table:style-name="ce1">
            <text:p>10178.9</text:p>
          </table:table-cell>
          <table:table-cell office:value-type="float" office:value="4771.78" table:style-name="ce1">
            <text:p>4771.78</text:p>
          </table:table-cell>
          <table:table-cell office:value-type="float" office:value="7766.55" table:style-name="ce1">
            <text:p>7766.55</text:p>
          </table:table-cell>
          <table:table-cell office:value-type="float" office:value="5147.5200000000004" table:style-name="ce1">
            <text:p>5147.52</text:p>
          </table:table-cell>
          <table:table-cell office:value-type="float" office:value="4527.5" table:style-name="ce1">
            <text:p>4527.5</text:p>
          </table:table-cell>
          <table:table-cell office:value-type="float" office:value="7927.74" table:style-name="ce1">
            <text:p>7927.74</text:p>
          </table:table-cell>
          <table:table-cell office:value-type="float" office:value="6136.61" table:style-name="ce1">
            <text:p>6136.61</text:p>
          </table:table-cell>
          <table:table-cell office:value-type="float" office:value="6333.6289999999999" table:formula="of:=AVERAGE([.A434:.J434])" table:style-name="ce1">
            <text:p>6333.629</text:p>
          </table:table-cell>
          <table:table-cell table:number-columns-repeated="16373"/>
        </table:table-row>
        <table:table-row table:style-name="ro1">
          <table:table-cell office:value-type="float" office:value="5747.01" table:style-name="ce1">
            <text:p>5747.01</text:p>
          </table:table-cell>
          <table:table-cell office:value-type="float" office:value="6848.48" table:style-name="ce1">
            <text:p>6848.48</text:p>
          </table:table-cell>
          <table:table-cell office:value-type="float" office:value="4275.1899999999996" table:style-name="ce1">
            <text:p>4275.19</text:p>
          </table:table-cell>
          <table:table-cell office:value-type="float" office:value="10178.9" table:style-name="ce1">
            <text:p>10178.9</text:p>
          </table:table-cell>
          <table:table-cell office:value-type="float" office:value="4771.78" table:style-name="ce1">
            <text:p>4771.78</text:p>
          </table:table-cell>
          <table:table-cell office:value-type="float" office:value="7766.55" table:style-name="ce1">
            <text:p>7766.55</text:p>
          </table:table-cell>
          <table:table-cell office:value-type="float" office:value="5143.43" table:style-name="ce1">
            <text:p>5143.43</text:p>
          </table:table-cell>
          <table:table-cell office:value-type="float" office:value="4525.7299999999996" table:style-name="ce1">
            <text:p>4525.73</text:p>
          </table:table-cell>
          <table:table-cell office:value-type="float" office:value="7906.83" table:style-name="ce1">
            <text:p>7906.83</text:p>
          </table:table-cell>
          <table:table-cell office:value-type="float" office:value="6127.17" table:style-name="ce1">
            <text:p>6127.17</text:p>
          </table:table-cell>
          <table:table-cell office:value-type="float" office:value="6329.1070000000009" table:formula="of:=AVERAGE([.A435:.J435])" table:style-name="ce1">
            <text:p>6329.107</text:p>
          </table:table-cell>
          <table:table-cell table:number-columns-repeated="16373"/>
        </table:table-row>
        <table:table-row table:style-name="ro1">
          <table:table-cell office:value-type="float" office:value="5746.95" table:style-name="ce1">
            <text:p>5746.95</text:p>
          </table:table-cell>
          <table:table-cell office:value-type="float" office:value="6848.38" table:style-name="ce1">
            <text:p>6848.38</text:p>
          </table:table-cell>
          <table:table-cell office:value-type="float" office:value="4274.16" table:style-name="ce1">
            <text:p>4274.16</text:p>
          </table:table-cell>
          <table:table-cell office:value-type="float" office:value="10178.9" table:style-name="ce1">
            <text:p>10178.9</text:p>
          </table:table-cell>
          <table:table-cell office:value-type="float" office:value="4771.38" table:style-name="ce1">
            <text:p>4771.38</text:p>
          </table:table-cell>
          <table:table-cell office:value-type="float" office:value="7766.55" table:style-name="ce1">
            <text:p>7766.55</text:p>
          </table:table-cell>
          <table:table-cell office:value-type="float" office:value="5143.43" table:style-name="ce1">
            <text:p>5143.43</text:p>
          </table:table-cell>
          <table:table-cell office:value-type="float" office:value="4525.68" table:style-name="ce1">
            <text:p>4525.68</text:p>
          </table:table-cell>
          <table:table-cell office:value-type="float" office:value="7906.83" table:style-name="ce1">
            <text:p>7906.83</text:p>
          </table:table-cell>
          <table:table-cell office:value-type="float" office:value="6127.17" table:style-name="ce1">
            <text:p>6127.17</text:p>
          </table:table-cell>
          <table:table-cell office:value-type="float" office:value="6328.9430000000002" table:formula="of:=AVERAGE([.A436:.J436])" table:style-name="ce1">
            <text:p>6328.943</text:p>
          </table:table-cell>
          <table:table-cell table:number-columns-repeated="16373"/>
        </table:table-row>
        <table:table-row table:style-name="ro1">
          <table:table-cell office:value-type="float" office:value="5743.99" table:style-name="ce1">
            <text:p>5743.99</text:p>
          </table:table-cell>
          <table:table-cell office:value-type="float" office:value="6837.92" table:style-name="ce1">
            <text:p>6837.92</text:p>
          </table:table-cell>
          <table:table-cell office:value-type="float" office:value="4274.16" table:style-name="ce1">
            <text:p>4274.16</text:p>
          </table:table-cell>
          <table:table-cell office:value-type="float" office:value="10176" table:style-name="ce1">
            <text:p>10176</text:p>
          </table:table-cell>
          <table:table-cell office:value-type="float" office:value="4768.46" table:style-name="ce1">
            <text:p>4768.46</text:p>
          </table:table-cell>
          <table:table-cell office:value-type="float" office:value="7766.55" table:style-name="ce1">
            <text:p>7766.55</text:p>
          </table:table-cell>
          <table:table-cell office:value-type="float" office:value="5143.26" table:style-name="ce1">
            <text:p>5143.26</text:p>
          </table:table-cell>
          <table:table-cell office:value-type="float" office:value="4525.68" table:style-name="ce1">
            <text:p>4525.68</text:p>
          </table:table-cell>
          <table:table-cell office:value-type="float" office:value="7861.46" table:style-name="ce1">
            <text:p>7861.46</text:p>
          </table:table-cell>
          <table:table-cell office:value-type="float" office:value="6127.17" table:style-name="ce1">
            <text:p>6127.17</text:p>
          </table:table-cell>
          <table:table-cell office:value-type="float" office:value="6322.4650000000001" table:formula="of:=AVERAGE([.A437:.J437])" table:style-name="ce1">
            <text:p>6322.465</text:p>
          </table:table-cell>
          <table:table-cell table:number-columns-repeated="16373"/>
        </table:table-row>
        <table:table-row table:style-name="ro1">
          <table:table-cell office:value-type="float" office:value="5741.32" table:style-name="ce1">
            <text:p>5741.32</text:p>
          </table:table-cell>
          <table:table-cell office:value-type="float" office:value="6837.92" table:style-name="ce1">
            <text:p>6837.92</text:p>
          </table:table-cell>
          <table:table-cell office:value-type="float" office:value="4274.16" table:style-name="ce1">
            <text:p>4274.16</text:p>
          </table:table-cell>
          <table:table-cell office:value-type="float" office:value="10176" table:style-name="ce1">
            <text:p>10176</text:p>
          </table:table-cell>
          <table:table-cell office:value-type="float" office:value="4767.22" table:style-name="ce1">
            <text:p>4767.22</text:p>
          </table:table-cell>
          <table:table-cell office:value-type="float" office:value="7766.55" table:style-name="ce1">
            <text:p>7766.55</text:p>
          </table:table-cell>
          <table:table-cell office:value-type="float" office:value="5141.9799999999996" table:style-name="ce1">
            <text:p>5141.98</text:p>
          </table:table-cell>
          <table:table-cell office:value-type="float" office:value="4525.68" table:style-name="ce1">
            <text:p>4525.68</text:p>
          </table:table-cell>
          <table:table-cell office:value-type="float" office:value="7861.46" table:style-name="ce1">
            <text:p>7861.46</text:p>
          </table:table-cell>
          <table:table-cell office:value-type="float" office:value="6117.35" table:style-name="ce1">
            <text:p>6117.35</text:p>
          </table:table-cell>
          <table:table-cell office:value-type="float" office:value="6320.9640000000009" table:formula="of:=AVERAGE([.A438:.J438])" table:style-name="ce1">
            <text:p>6320.964</text:p>
          </table:table-cell>
          <table:table-cell table:number-columns-repeated="16373"/>
        </table:table-row>
        <table:table-row table:style-name="ro1">
          <table:table-cell office:value-type="float" office:value="5738.84" table:style-name="ce1">
            <text:p>5738.84</text:p>
          </table:table-cell>
          <table:table-cell office:value-type="float" office:value="6837.92" table:style-name="ce1">
            <text:p>6837.92</text:p>
          </table:table-cell>
          <table:table-cell office:value-type="float" office:value="4274.16" table:style-name="ce1">
            <text:p>4274.16</text:p>
          </table:table-cell>
          <table:table-cell office:value-type="float" office:value="10178.299999999999" table:style-name="ce1">
            <text:p>10178.3</text:p>
          </table:table-cell>
          <table:table-cell office:value-type="float" office:value="4735.08" table:style-name="ce1">
            <text:p>4735.08</text:p>
          </table:table-cell>
          <table:table-cell office:value-type="float" office:value="7766.55" table:style-name="ce1">
            <text:p>7766.55</text:p>
          </table:table-cell>
          <table:table-cell office:value-type="float" office:value="5137.01" table:style-name="ce1">
            <text:p>5137.01</text:p>
          </table:table-cell>
          <table:table-cell office:value-type="float" office:value="4523.3900000000003" table:style-name="ce1">
            <text:p>4523.39</text:p>
          </table:table-cell>
          <table:table-cell office:value-type="float" office:value="7861.46" table:style-name="ce1">
            <text:p>7861.46</text:p>
          </table:table-cell>
          <table:table-cell office:value-type="float" office:value="6117.35" table:style-name="ce1">
            <text:p>6117.35</text:p>
          </table:table-cell>
          <table:table-cell office:value-type="float" office:value="6317.0059999999994" table:formula="of:=AVERAGE([.A439:.J439])" table:style-name="ce1">
            <text:p>6317.006</text:p>
          </table:table-cell>
          <table:table-cell table:number-columns-repeated="16373"/>
        </table:table-row>
        <table:table-row table:style-name="ro1">
          <table:table-cell office:value-type="float" office:value="5738.84" table:style-name="ce1">
            <text:p>5738.84</text:p>
          </table:table-cell>
          <table:table-cell office:value-type="float" office:value="6837" table:style-name="ce1">
            <text:p>6837</text:p>
          </table:table-cell>
          <table:table-cell office:value-type="float" office:value="4253.3500000000004" table:style-name="ce1">
            <text:p>4253.35</text:p>
          </table:table-cell>
          <table:table-cell office:value-type="float" office:value="10178.299999999999" table:style-name="ce1">
            <text:p>10178.3</text:p>
          </table:table-cell>
          <table:table-cell office:value-type="float" office:value="4734.38" table:style-name="ce1">
            <text:p>4734.38</text:p>
          </table:table-cell>
          <table:table-cell office:value-type="float" office:value="7766.55" table:style-name="ce1">
            <text:p>7766.55</text:p>
          </table:table-cell>
          <table:table-cell office:value-type="float" office:value="5104.87" table:style-name="ce1">
            <text:p>5104.87</text:p>
          </table:table-cell>
          <table:table-cell office:value-type="float" office:value="4515.0200000000004" table:style-name="ce1">
            <text:p>4515.02</text:p>
          </table:table-cell>
          <table:table-cell office:value-type="float" office:value="7837.3" table:style-name="ce1">
            <text:p>7837.3</text:p>
          </table:table-cell>
          <table:table-cell office:value-type="float" office:value="6117.35" table:style-name="ce1">
            <text:p>6117.35</text:p>
          </table:table-cell>
          <table:table-cell office:value-type="float" office:value="6308.2960000000012" table:formula="of:=AVERAGE([.A440:.J440])" table:style-name="ce1">
            <text:p>6308.296</text:p>
          </table:table-cell>
          <table:table-cell table:number-columns-repeated="16373"/>
        </table:table-row>
        <table:table-row table:style-name="ro1">
          <table:table-cell office:value-type="float" office:value="5738.84" table:style-name="ce1">
            <text:p>5738.84</text:p>
          </table:table-cell>
          <table:table-cell office:value-type="float" office:value="6836.81" table:style-name="ce1">
            <text:p>6836.81</text:p>
          </table:table-cell>
          <table:table-cell office:value-type="float" office:value="4253.3500000000004" table:style-name="ce1">
            <text:p>4253.35</text:p>
          </table:table-cell>
          <table:table-cell office:value-type="float" office:value="10178.299999999999" table:style-name="ce1">
            <text:p>10178.3</text:p>
          </table:table-cell>
          <table:table-cell office:value-type="float" office:value="4715.21" table:style-name="ce1">
            <text:p>4715.21</text:p>
          </table:table-cell>
          <table:table-cell office:value-type="float" office:value="7765.21" table:style-name="ce1">
            <text:p>7765.21</text:p>
          </table:table-cell>
          <table:table-cell office:value-type="float" office:value="5104.87" table:style-name="ce1">
            <text:p>5104.87</text:p>
          </table:table-cell>
          <table:table-cell office:value-type="float" office:value="4515" table:style-name="ce1">
            <text:p>4515</text:p>
          </table:table-cell>
          <table:table-cell office:value-type="float" office:value="7837.3" table:style-name="ce1">
            <text:p>7837.3</text:p>
          </table:table-cell>
          <table:table-cell office:value-type="float" office:value="6080.22" table:style-name="ce1">
            <text:p>6080.22</text:p>
          </table:table-cell>
          <table:table-cell office:value-type="float" office:value="6302.5110000000004" table:formula="of:=AVERAGE([.A441:.J441])" table:style-name="ce1">
            <text:p>6302.511</text:p>
          </table:table-cell>
          <table:table-cell table:number-columns-repeated="16373"/>
        </table:table-row>
        <table:table-row table:style-name="ro1">
          <table:table-cell office:value-type="float" office:value="5738.84" table:style-name="ce1">
            <text:p>5738.84</text:p>
          </table:table-cell>
          <table:table-cell office:value-type="float" office:value="6836.71" table:style-name="ce1">
            <text:p>6836.71</text:p>
          </table:table-cell>
          <table:table-cell office:value-type="float" office:value="4253.3500000000004" table:style-name="ce1">
            <text:p>4253.35</text:p>
          </table:table-cell>
          <table:table-cell office:value-type="float" office:value="10173.9" table:style-name="ce1">
            <text:p>10173.9</text:p>
          </table:table-cell>
          <table:table-cell office:value-type="float" office:value="4714.6099999999997" table:style-name="ce1">
            <text:p>4714.61</text:p>
          </table:table-cell>
          <table:table-cell office:value-type="float" office:value="7765.21" table:style-name="ce1">
            <text:p>7765.21</text:p>
          </table:table-cell>
          <table:table-cell office:value-type="float" office:value="5074.8100000000004" table:style-name="ce1">
            <text:p>5074.81</text:p>
          </table:table-cell>
          <table:table-cell office:value-type="float" office:value="4493.99" table:style-name="ce1">
            <text:p>4493.99</text:p>
          </table:table-cell>
          <table:table-cell office:value-type="float" office:value="7853.53" table:style-name="ce1">
            <text:p>7853.53</text:p>
          </table:table-cell>
          <table:table-cell office:value-type="float" office:value="6080.22" table:style-name="ce1">
            <text:p>6080.22</text:p>
          </table:table-cell>
          <table:table-cell office:value-type="float" office:value="6298.5169999999998" table:formula="of:=AVERAGE([.A442:.J442])" table:style-name="ce1">
            <text:p>6298.517</text:p>
          </table:table-cell>
          <table:table-cell table:number-columns-repeated="16373"/>
        </table:table-row>
        <table:table-row table:style-name="ro1">
          <table:table-cell office:value-type="float" office:value="5738.84" table:style-name="ce1">
            <text:p>5738.84</text:p>
          </table:table-cell>
          <table:table-cell office:value-type="float" office:value="6799.38" table:style-name="ce1">
            <text:p>6799.38</text:p>
          </table:table-cell>
          <table:table-cell office:value-type="float" office:value="4253.3500000000004" table:style-name="ce1">
            <text:p>4253.35</text:p>
          </table:table-cell>
          <table:table-cell office:value-type="float" office:value="10173.9" table:style-name="ce1">
            <text:p>10173.9</text:p>
          </table:table-cell>
          <table:table-cell office:value-type="float" office:value="4714.6099999999997" table:style-name="ce1">
            <text:p>4714.61</text:p>
          </table:table-cell>
          <table:table-cell office:value-type="float" office:value="7765.21" table:style-name="ce1">
            <text:p>7765.21</text:p>
          </table:table-cell>
          <table:table-cell office:value-type="float" office:value="5073.3100000000004" table:style-name="ce1">
            <text:p>5073.31</text:p>
          </table:table-cell>
          <table:table-cell office:value-type="float" office:value="4493.99" table:style-name="ce1">
            <text:p>4493.99</text:p>
          </table:table-cell>
          <table:table-cell office:value-type="float" office:value="7849.26" table:style-name="ce1">
            <text:p>7849.26</text:p>
          </table:table-cell>
          <table:table-cell office:value-type="float" office:value="6080.22" table:style-name="ce1">
            <text:p>6080.22</text:p>
          </table:table-cell>
          <table:table-cell office:value-type="float" office:value="6294.2070000000003" table:formula="of:=AVERAGE([.A443:.J443])" table:style-name="ce1">
            <text:p>6294.207</text:p>
          </table:table-cell>
          <table:table-cell table:number-columns-repeated="16373"/>
        </table:table-row>
        <table:table-row table:style-name="ro1">
          <table:table-cell office:value-type="float" office:value="5738.81" table:style-name="ce1">
            <text:p>5738.81</text:p>
          </table:table-cell>
          <table:table-cell office:value-type="float" office:value="6799.38" table:style-name="ce1">
            <text:p>6799.38</text:p>
          </table:table-cell>
          <table:table-cell office:value-type="float" office:value="4268.25" table:style-name="ce1">
            <text:p>4268.25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4714.6099999999997" table:style-name="ce1">
            <text:p>4714.61</text:p>
          </table:table-cell>
          <table:table-cell office:value-type="float" office:value="7764.85" table:style-name="ce1">
            <text:p>7764.85</text:p>
          </table:table-cell>
          <table:table-cell office:value-type="float" office:value="5073.3100000000004" table:style-name="ce1">
            <text:p>5073.31</text:p>
          </table:table-cell>
          <table:table-cell office:value-type="float" office:value="4493.99" table:style-name="ce1">
            <text:p>4493.99</text:p>
          </table:table-cell>
          <table:table-cell office:value-type="float" office:value="7840.54" table:style-name="ce1">
            <text:p>7840.54</text:p>
          </table:table-cell>
          <table:table-cell office:value-type="float" office:value="6080.22" table:style-name="ce1">
            <text:p>6080.22</text:p>
          </table:table-cell>
          <table:table-cell office:value-type="float" office:value="6293.5660000000007" table:formula="of:=AVERAGE([.A444:.J444])" table:style-name="ce1">
            <text:p>6293.566</text:p>
          </table:table-cell>
          <table:table-cell table:number-columns-repeated="16373"/>
        </table:table-row>
        <table:table-row table:style-name="ro1">
          <table:table-cell office:value-type="float" office:value="5738.58" table:style-name="ce1">
            <text:p>5738.58</text:p>
          </table:table-cell>
          <table:table-cell office:value-type="float" office:value="6799.38" table:style-name="ce1">
            <text:p>6799.38</text:p>
          </table:table-cell>
          <table:table-cell office:value-type="float" office:value="4253.82" table:style-name="ce1">
            <text:p>4253.82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4714.6099999999997" table:style-name="ce1">
            <text:p>4714.61</text:p>
          </table:table-cell>
          <table:table-cell office:value-type="float" office:value="7764.85" table:style-name="ce1">
            <text:p>7764.85</text:p>
          </table:table-cell>
          <table:table-cell office:value-type="float" office:value="5070.5" table:style-name="ce1">
            <text:p>5070.5</text:p>
          </table:table-cell>
          <table:table-cell office:value-type="float" office:value="4493.63" table:style-name="ce1">
            <text:p>4493.63</text:p>
          </table:table-cell>
          <table:table-cell office:value-type="float" office:value="7825.06" table:style-name="ce1">
            <text:p>7825.06</text:p>
          </table:table-cell>
          <table:table-cell office:value-type="float" office:value="6080.22" table:style-name="ce1">
            <text:p>6080.22</text:p>
          </table:table-cell>
          <table:table-cell office:value-type="float" office:value="6290.2349999999997" table:formula="of:=AVERAGE([.A445:.J445])" table:style-name="ce1">
            <text:p>6290.235</text:p>
          </table:table-cell>
          <table:table-cell table:number-columns-repeated="16373"/>
        </table:table-row>
        <table:table-row table:style-name="ro1">
          <table:table-cell office:value-type="float" office:value="5738.58" table:style-name="ce1">
            <text:p>5738.58</text:p>
          </table:table-cell>
          <table:table-cell office:value-type="float" office:value="6799.38" table:style-name="ce1">
            <text:p>6799.38</text:p>
          </table:table-cell>
          <table:table-cell office:value-type="float" office:value="4253.82" table:style-name="ce1">
            <text:p>4253.82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4706.04" table:style-name="ce1">
            <text:p>4706.04</text:p>
          </table:table-cell>
          <table:table-cell office:value-type="float" office:value="7751.36" table:style-name="ce1">
            <text:p>7751.36</text:p>
          </table:table-cell>
          <table:table-cell office:value-type="float" office:value="5003.72" table:style-name="ce1">
            <text:p>5003.72</text:p>
          </table:table-cell>
          <table:table-cell office:value-type="float" office:value="4490.22" table:style-name="ce1">
            <text:p>4490.22</text:p>
          </table:table-cell>
          <table:table-cell office:value-type="float" office:value="7825.06" table:style-name="ce1">
            <text:p>7825.06</text:p>
          </table:table-cell>
          <table:table-cell office:value-type="float" office:value="6061.21" table:style-name="ce1">
            <text:p>6061.21</text:p>
          </table:table-cell>
          <table:table-cell office:value-type="float" office:value="6279.1089999999995" table:formula="of:=AVERAGE([.A446:.J446])" table:style-name="ce1">
            <text:p>6279.109</text:p>
          </table:table-cell>
          <table:table-cell table:number-columns-repeated="16373"/>
        </table:table-row>
        <table:table-row table:style-name="ro1">
          <table:table-cell office:value-type="float" office:value="5738.58" table:style-name="ce1">
            <text:p>5738.58</text:p>
          </table:table-cell>
          <table:table-cell office:value-type="float" office:value="6778.99" table:style-name="ce1">
            <text:p>6778.99</text:p>
          </table:table-cell>
          <table:table-cell office:value-type="float" office:value="4253.82" table:style-name="ce1">
            <text:p>4253.82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4706.04" table:style-name="ce1">
            <text:p>4706.04</text:p>
          </table:table-cell>
          <table:table-cell office:value-type="float" office:value="7751.36" table:style-name="ce1">
            <text:p>7751.36</text:p>
          </table:table-cell>
          <table:table-cell office:value-type="float" office:value="5003.91" table:style-name="ce1">
            <text:p>5003.91</text:p>
          </table:table-cell>
          <table:table-cell office:value-type="float" office:value="4490.22" table:style-name="ce1">
            <text:p>4490.22</text:p>
          </table:table-cell>
          <table:table-cell office:value-type="float" office:value="7813.2" table:style-name="ce1">
            <text:p>7813.2</text:p>
          </table:table-cell>
          <table:table-cell office:value-type="float" office:value="6061.21" table:style-name="ce1">
            <text:p>6061.21</text:p>
          </table:table-cell>
          <table:table-cell office:value-type="float" office:value="6275.9029999999993" table:formula="of:=AVERAGE([.A447:.J447])" table:style-name="ce1">
            <text:p>6275.903</text:p>
          </table:table-cell>
          <table:table-cell table:number-columns-repeated="16373"/>
        </table:table-row>
        <table:table-row table:style-name="ro1">
          <table:table-cell office:value-type="float" office:value="5738.58" table:style-name="ce1">
            <text:p>5738.58</text:p>
          </table:table-cell>
          <table:table-cell office:value-type="float" office:value="6768.45" table:style-name="ce1">
            <text:p>6768.45</text:p>
          </table:table-cell>
          <table:table-cell office:value-type="float" office:value="4252.33" table:style-name="ce1">
            <text:p>4252.33</text:p>
          </table:table-cell>
          <table:table-cell office:value-type="float" office:value="10161.700000000001" table:style-name="ce1">
            <text:p>10161.7</text:p>
          </table:table-cell>
          <table:table-cell office:value-type="float" office:value="4702.67" table:style-name="ce1">
            <text:p>4702.67</text:p>
          </table:table-cell>
          <table:table-cell office:value-type="float" office:value="7656.02" table:style-name="ce1">
            <text:p>7656.02</text:p>
          </table:table-cell>
          <table:table-cell office:value-type="float" office:value="5003.91" table:style-name="ce1">
            <text:p>5003.91</text:p>
          </table:table-cell>
          <table:table-cell office:value-type="float" office:value="4490.22" table:style-name="ce1">
            <text:p>4490.22</text:p>
          </table:table-cell>
          <table:table-cell office:value-type="float" office:value="7813.2" table:style-name="ce1">
            <text:p>7813.2</text:p>
          </table:table-cell>
          <table:table-cell office:value-type="float" office:value="6060.97" table:style-name="ce1">
            <text:p>6060.97</text:p>
          </table:table-cell>
          <table:table-cell office:value-type="float" office:value="6264.8050000000003" table:formula="of:=AVERAGE([.A448:.J448])" table:style-name="ce1">
            <text:p>6264.805</text:p>
          </table:table-cell>
          <table:table-cell table:number-columns-repeated="16373"/>
        </table:table-row>
        <table:table-row table:style-name="ro1">
          <table:table-cell office:value-type="float" office:value="5738.58" table:style-name="ce1">
            <text:p>5738.58</text:p>
          </table:table-cell>
          <table:table-cell office:value-type="float" office:value="6767.75" table:style-name="ce1">
            <text:p>6767.75</text:p>
          </table:table-cell>
          <table:table-cell office:value-type="float" office:value="4252.33" table:style-name="ce1">
            <text:p>4252.33</text:p>
          </table:table-cell>
          <table:table-cell office:value-type="float" office:value="10159.200000000001" table:style-name="ce1">
            <text:p>10159.2</text:p>
          </table:table-cell>
          <table:table-cell office:value-type="float" office:value="4642.88" table:style-name="ce1">
            <text:p>4642.88</text:p>
          </table:table-cell>
          <table:table-cell office:value-type="float" office:value="7751.36" table:style-name="ce1">
            <text:p>7751.36</text:p>
          </table:table-cell>
          <table:table-cell office:value-type="float" office:value="4968.43" table:style-name="ce1">
            <text:p>4968.43</text:p>
          </table:table-cell>
          <table:table-cell office:value-type="float" office:value="4488.05" table:style-name="ce1">
            <text:p>4488.05</text:p>
          </table:table-cell>
          <table:table-cell office:value-type="float" office:value="7811.76" table:style-name="ce1">
            <text:p>7811.76</text:p>
          </table:table-cell>
          <table:table-cell office:value-type="float" office:value="6060.97" table:style-name="ce1">
            <text:p>6060.97</text:p>
          </table:table-cell>
          <table:table-cell office:value-type="float" office:value="6264.1310000000003" table:formula="of:=AVERAGE([.A449:.J449])" table:style-name="ce1">
            <text:p>6264.131</text:p>
          </table:table-cell>
          <table:table-cell table:number-columns-repeated="16373"/>
        </table:table-row>
        <table:table-row table:style-name="ro1">
          <table:table-cell office:value-type="float" office:value="5738.29" table:style-name="ce1">
            <text:p>5738.29</text:p>
          </table:table-cell>
          <table:table-cell office:value-type="float" office:value="6758.7" table:style-name="ce1">
            <text:p>6758.7</text:p>
          </table:table-cell>
          <table:table-cell office:value-type="float" office:value="4253.82" table:style-name="ce1">
            <text:p>4253.82</text:p>
          </table:table-cell>
          <table:table-cell office:value-type="float" office:value="10159.200000000001" table:style-name="ce1">
            <text:p>10159.2</text:p>
          </table:table-cell>
          <table:table-cell office:value-type="float" office:value="4642.88" table:style-name="ce1">
            <text:p>4642.88</text:p>
          </table:table-cell>
          <table:table-cell office:value-type="float" office:value="7751.36" table:style-name="ce1">
            <text:p>7751.36</text:p>
          </table:table-cell>
          <table:table-cell office:value-type="float" office:value="4968.43" table:style-name="ce1">
            <text:p>4968.43</text:p>
          </table:table-cell>
          <table:table-cell office:value-type="float" office:value="4488.0200000000004" table:style-name="ce1">
            <text:p>4488.02</text:p>
          </table:table-cell>
          <table:table-cell office:value-type="float" office:value="7811.76" table:style-name="ce1">
            <text:p>7811.76</text:p>
          </table:table-cell>
          <table:table-cell office:value-type="float" office:value="6060.97" table:style-name="ce1">
            <text:p>6060.97</text:p>
          </table:table-cell>
          <table:table-cell office:value-type="float" office:value="6263.3429999999998" table:formula="of:=AVERAGE([.A450:.J450])" table:style-name="ce1">
            <text:p>6263.343</text:p>
          </table:table-cell>
          <table:table-cell table:number-columns-repeated="16373"/>
        </table:table-row>
        <table:table-row table:style-name="ro1">
          <table:table-cell office:value-type="float" office:value="5738.36" table:style-name="ce1">
            <text:p>5738.36</text:p>
          </table:table-cell>
          <table:table-cell office:value-type="float" office:value="6758.7" table:style-name="ce1">
            <text:p>6758.7</text:p>
          </table:table-cell>
          <table:table-cell office:value-type="float" office:value="4253.82" table:style-name="ce1">
            <text:p>4253.82</text:p>
          </table:table-cell>
          <table:table-cell office:value-type="float" office:value="10158.299999999999" table:style-name="ce1">
            <text:p>10158.3</text:p>
          </table:table-cell>
          <table:table-cell office:value-type="float" office:value="4642.88" table:style-name="ce1">
            <text:p>4642.88</text:p>
          </table:table-cell>
          <table:table-cell office:value-type="float" office:value="7750.18" table:style-name="ce1">
            <text:p>7750.18</text:p>
          </table:table-cell>
          <table:table-cell office:value-type="float" office:value="4968.43" table:style-name="ce1">
            <text:p>4968.43</text:p>
          </table:table-cell>
          <table:table-cell office:value-type="float" office:value="4488.05" table:style-name="ce1">
            <text:p>4488.05</text:p>
          </table:table-cell>
          <table:table-cell office:value-type="float" office:value="7771.18" table:style-name="ce1">
            <text:p>7771.18</text:p>
          </table:table-cell>
          <table:table-cell office:value-type="float" office:value="6055.76" table:style-name="ce1">
            <text:p>6055.76</text:p>
          </table:table-cell>
          <table:table-cell office:value-type="float" office:value="6258.5660000000007" table:formula="of:=AVERAGE([.A451:.J451])" table:style-name="ce1">
            <text:p>6258.566</text:p>
          </table:table-cell>
          <table:table-cell table:number-columns-repeated="16373"/>
        </table:table-row>
        <table:table-row table:style-name="ro1">
          <table:table-cell office:value-type="float" office:value="5736.81" table:style-name="ce1">
            <text:p>5736.81</text:p>
          </table:table-cell>
          <table:table-cell office:value-type="float" office:value="6758.7" table:style-name="ce1">
            <text:p>6758.7</text:p>
          </table:table-cell>
          <table:table-cell office:value-type="float" office:value="4253.82" table:style-name="ce1">
            <text:p>4253.82</text:p>
          </table:table-cell>
          <table:table-cell office:value-type="float" office:value="10154.9" table:style-name="ce1">
            <text:p>10154.9</text:p>
          </table:table-cell>
          <table:table-cell office:value-type="float" office:value="4595.04" table:style-name="ce1">
            <text:p>4595.04</text:p>
          </table:table-cell>
          <table:table-cell office:value-type="float" office:value="7751.36" table:style-name="ce1">
            <text:p>7751.36</text:p>
          </table:table-cell>
          <table:table-cell office:value-type="float" office:value="4968.43" table:style-name="ce1">
            <text:p>4968.43</text:p>
          </table:table-cell>
          <table:table-cell office:value-type="float" office:value="4483.08" table:style-name="ce1">
            <text:p>4483.08</text:p>
          </table:table-cell>
          <table:table-cell office:value-type="float" office:value="7755.09" table:style-name="ce1">
            <text:p>7755.09</text:p>
          </table:table-cell>
          <table:table-cell office:value-type="float" office:value="6055.38" table:style-name="ce1">
            <text:p>6055.38</text:p>
          </table:table-cell>
          <table:table-cell office:value-type="float" office:value="6251.2610000000004" table:formula="of:=AVERAGE([.A452:.J452])" table:style-name="ce1">
            <text:p>6251.261</text:p>
          </table:table-cell>
          <table:table-cell table:number-columns-repeated="16373"/>
        </table:table-row>
        <table:table-row table:style-name="ro1">
          <table:table-cell office:value-type="float" office:value="5736.81" table:style-name="ce1">
            <text:p>5736.81</text:p>
          </table:table-cell>
          <table:table-cell office:value-type="float" office:value="6758.36" table:style-name="ce1">
            <text:p>6758.36</text:p>
          </table:table-cell>
          <table:table-cell office:value-type="float" office:value="4253.82" table:style-name="ce1">
            <text:p>4253.82</text:p>
          </table:table-cell>
          <table:table-cell office:value-type="float" office:value="10139.9" table:style-name="ce1">
            <text:p>10139.9</text:p>
          </table:table-cell>
          <table:table-cell office:value-type="float" office:value="4629.46" table:style-name="ce1">
            <text:p>4629.46</text:p>
          </table:table-cell>
          <table:table-cell office:value-type="float" office:value="7748.35" table:style-name="ce1">
            <text:p>7748.35</text:p>
          </table:table-cell>
          <table:table-cell office:value-type="float" office:value="4968.43" table:style-name="ce1">
            <text:p>4968.43</text:p>
          </table:table-cell>
          <table:table-cell office:value-type="float" office:value="4471.5" table:style-name="ce1">
            <text:p>4471.5</text:p>
          </table:table-cell>
          <table:table-cell office:value-type="float" office:value="7754.1" table:style-name="ce1">
            <text:p>7754.1</text:p>
          </table:table-cell>
          <table:table-cell office:value-type="float" office:value="6055.38" table:style-name="ce1">
            <text:p>6055.38</text:p>
          </table:table-cell>
          <table:table-cell office:value-type="float" office:value="6251.610999999999" table:formula="of:=AVERAGE([.A453:.J453])" table:style-name="ce1">
            <text:p>6251.611</text:p>
          </table:table-cell>
          <table:table-cell table:number-columns-repeated="16373"/>
        </table:table-row>
        <table:table-row table:style-name="ro1">
          <table:table-cell office:value-type="float" office:value="5736.81" table:style-name="ce1">
            <text:p>5736.81</text:p>
          </table:table-cell>
          <table:table-cell office:value-type="float" office:value="6738" table:style-name="ce1">
            <text:p>6738</text:p>
          </table:table-cell>
          <table:table-cell office:value-type="float" office:value="4251.79" table:style-name="ce1">
            <text:p>4251.79</text:p>
          </table:table-cell>
          <table:table-cell office:value-type="float" office:value="10154.9" table:style-name="ce1">
            <text:p>10154.9</text:p>
          </table:table-cell>
          <table:table-cell office:value-type="float" office:value="4627.1899999999996" table:style-name="ce1">
            <text:p>4627.19</text:p>
          </table:table-cell>
          <table:table-cell office:value-type="float" office:value="7748.35" table:style-name="ce1">
            <text:p>7748.35</text:p>
          </table:table-cell>
          <table:table-cell office:value-type="float" office:value="4968.43" table:style-name="ce1">
            <text:p>4968.43</text:p>
          </table:table-cell>
          <table:table-cell office:value-type="float" office:value="4449.21" table:style-name="ce1">
            <text:p>4449.21</text:p>
          </table:table-cell>
          <table:table-cell office:value-type="float" office:value="7754.1" table:style-name="ce1">
            <text:p>7754.1</text:p>
          </table:table-cell>
          <table:table-cell office:value-type="float" office:value="6055.38" table:style-name="ce1">
            <text:p>6055.38</text:p>
          </table:table-cell>
          <table:table-cell office:value-type="float" office:value="6248.4159999999993" table:formula="of:=AVERAGE([.A454:.J454])" table:style-name="ce1">
            <text:p>6248.416</text:p>
          </table:table-cell>
          <table:table-cell table:number-columns-repeated="16373"/>
        </table:table-row>
        <table:table-row table:style-name="ro1">
          <table:table-cell office:value-type="float" office:value="5736.42" table:style-name="ce1">
            <text:p>5736.42</text:p>
          </table:table-cell>
          <table:table-cell office:value-type="float" office:value="6749.65" table:style-name="ce1">
            <text:p>6749.65</text:p>
          </table:table-cell>
          <table:table-cell office:value-type="float" office:value="4253.74" table:style-name="ce1">
            <text:p>4253.74</text:p>
          </table:table-cell>
          <table:table-cell office:value-type="float" office:value="10154.9" table:style-name="ce1">
            <text:p>10154.9</text:p>
          </table:table-cell>
          <table:table-cell office:value-type="float" office:value="4501.25" table:style-name="ce1">
            <text:p>4501.25</text:p>
          </table:table-cell>
          <table:table-cell office:value-type="float" office:value="7751.36" table:style-name="ce1">
            <text:p>7751.36</text:p>
          </table:table-cell>
          <table:table-cell office:value-type="float" office:value="4968.43" table:style-name="ce1">
            <text:p>4968.43</text:p>
          </table:table-cell>
          <table:table-cell office:value-type="float" office:value="4449.21" table:style-name="ce1">
            <text:p>4449.21</text:p>
          </table:table-cell>
          <table:table-cell office:value-type="float" office:value="7739.29" table:style-name="ce1">
            <text:p>7739.29</text:p>
          </table:table-cell>
          <table:table-cell office:value-type="float" office:value="6055.38" table:style-name="ce1">
            <text:p>6055.38</text:p>
          </table:table-cell>
          <table:table-cell office:value-type="float" office:value="6235.9629999999997" table:formula="of:=AVERAGE([.A455:.J455])" table:style-name="ce1">
            <text:p>6235.963</text:p>
          </table:table-cell>
          <table:table-cell table:number-columns-repeated="16373"/>
        </table:table-row>
        <table:table-row table:style-name="ro1">
          <table:table-cell office:value-type="float" office:value="5736.42" table:style-name="ce1">
            <text:p>5736.42</text:p>
          </table:table-cell>
          <table:table-cell office:value-type="float" office:value="6746.77" table:style-name="ce1">
            <text:p>6746.77</text:p>
          </table:table-cell>
          <table:table-cell office:value-type="float" office:value="4244.4399999999996" table:style-name="ce1">
            <text:p>4244.44</text:p>
          </table:table-cell>
          <table:table-cell office:value-type="float" office:value="10128" table:style-name="ce1">
            <text:p>10128</text:p>
          </table:table-cell>
          <table:table-cell office:value-type="float" office:value="4501.25" table:style-name="ce1">
            <text:p>4501.25</text:p>
          </table:table-cell>
          <table:table-cell office:value-type="float" office:value="7513.82" table:style-name="ce1">
            <text:p>7513.82</text:p>
          </table:table-cell>
          <table:table-cell office:value-type="float" office:value="4968.43" table:style-name="ce1">
            <text:p>4968.43</text:p>
          </table:table-cell>
          <table:table-cell office:value-type="float" office:value="4449.21" table:style-name="ce1">
            <text:p>4449.21</text:p>
          </table:table-cell>
          <table:table-cell office:value-type="float" office:value="7640.46" table:style-name="ce1">
            <text:p>7640.46</text:p>
          </table:table-cell>
          <table:table-cell office:value-type="float" office:value="6055.36" table:style-name="ce1">
            <text:p>6055.36</text:p>
          </table:table-cell>
          <table:table-cell office:value-type="float" office:value="6198.4159999999993" table:formula="of:=AVERAGE([.A456:.J456])" table:style-name="ce1">
            <text:p>6198.416</text:p>
          </table:table-cell>
          <table:table-cell table:number-columns-repeated="16373"/>
        </table:table-row>
        <table:table-row table:style-name="ro1">
          <table:table-cell office:value-type="float" office:value="5736.27" table:style-name="ce1">
            <text:p>5736.27</text:p>
          </table:table-cell>
          <table:table-cell office:value-type="float" office:value="6747.89" table:style-name="ce1">
            <text:p>6747.89</text:p>
          </table:table-cell>
          <table:table-cell office:value-type="float" office:value="4244.4399999999996" table:style-name="ce1">
            <text:p>4244.44</text:p>
          </table:table-cell>
          <table:table-cell office:value-type="float" office:value="10128" table:style-name="ce1">
            <text:p>10128</text:p>
          </table:table-cell>
          <table:table-cell office:value-type="float" office:value="4501.25" table:style-name="ce1">
            <text:p>4501.25</text:p>
          </table:table-cell>
          <table:table-cell office:value-type="float" office:value="7513.82" table:style-name="ce1">
            <text:p>7513.82</text:p>
          </table:table-cell>
          <table:table-cell office:value-type="float" office:value="4954.32" table:style-name="ce1">
            <text:p>4954.32</text:p>
          </table:table-cell>
          <table:table-cell office:value-type="float" office:value="4448.79" table:style-name="ce1">
            <text:p>4448.79</text:p>
          </table:table-cell>
          <table:table-cell office:value-type="float" office:value="7720.17" table:style-name="ce1">
            <text:p>7720.17</text:p>
          </table:table-cell>
          <table:table-cell office:value-type="float" office:value="6002.18" table:style-name="ce1">
            <text:p>6002.18</text:p>
          </table:table-cell>
          <table:table-cell office:value-type="float" office:value="6199.7129999999997" table:formula="of:=AVERAGE([.A457:.J457])" table:style-name="ce1">
            <text:p>6199.713</text:p>
          </table:table-cell>
          <table:table-cell table:number-columns-repeated="16373"/>
        </table:table-row>
        <table:table-row table:style-name="ro1">
          <table:table-cell office:value-type="float" office:value="5735.77" table:style-name="ce1">
            <text:p>5735.77</text:p>
          </table:table-cell>
          <table:table-cell office:value-type="float" office:value="6731.45" table:style-name="ce1">
            <text:p>6731.45</text:p>
          </table:table-cell>
          <table:table-cell office:value-type="float" office:value="4236.0200000000004" table:style-name="ce1">
            <text:p>4236.02</text:p>
          </table:table-cell>
          <table:table-cell office:value-type="float" office:value="10120.799999999999" table:style-name="ce1">
            <text:p>10120.8</text:p>
          </table:table-cell>
          <table:table-cell office:value-type="float" office:value="4501.25" table:style-name="ce1">
            <text:p>4501.25</text:p>
          </table:table-cell>
          <table:table-cell office:value-type="float" office:value="7513.82" table:style-name="ce1">
            <text:p>7513.82</text:p>
          </table:table-cell>
          <table:table-cell office:value-type="float" office:value="4954.32" table:style-name="ce1">
            <text:p>4954.32</text:p>
          </table:table-cell>
          <table:table-cell office:value-type="float" office:value="4439.42" table:style-name="ce1">
            <text:p>4439.42</text:p>
          </table:table-cell>
          <table:table-cell office:value-type="float" office:value="7659.71" table:style-name="ce1">
            <text:p>7659.71</text:p>
          </table:table-cell>
          <table:table-cell office:value-type="float" office:value="6054.13" table:style-name="ce1">
            <text:p>6054.13</text:p>
          </table:table-cell>
          <table:table-cell office:value-type="float" office:value="6194.6689999999999" table:formula="of:=AVERAGE([.A458:.J458])" table:style-name="ce1">
            <text:p>6194.669</text:p>
          </table:table-cell>
          <table:table-cell table:number-columns-repeated="16373"/>
        </table:table-row>
        <table:table-row table:style-name="ro1">
          <table:table-cell office:value-type="float" office:value="5736.27" table:style-name="ce1">
            <text:p>5736.27</text:p>
          </table:table-cell>
          <table:table-cell office:value-type="float" office:value="6731.01" table:style-name="ce1">
            <text:p>6731.01</text:p>
          </table:table-cell>
          <table:table-cell office:value-type="float" office:value="4232.37" table:style-name="ce1">
            <text:p>4232.37</text:p>
          </table:table-cell>
          <table:table-cell office:value-type="float" office:value="10110.200000000001" table:style-name="ce1">
            <text:p>10110.2</text:p>
          </table:table-cell>
          <table:table-cell office:value-type="float" office:value="4500.92" table:style-name="ce1">
            <text:p>4500.92</text:p>
          </table:table-cell>
          <table:table-cell office:value-type="float" office:value="7513.82" table:style-name="ce1">
            <text:p>7513.82</text:p>
          </table:table-cell>
          <table:table-cell office:value-type="float" office:value="4954.32" table:style-name="ce1">
            <text:p>4954.32</text:p>
          </table:table-cell>
          <table:table-cell office:value-type="float" office:value="4439.42" table:style-name="ce1">
            <text:p>4439.42</text:p>
          </table:table-cell>
          <table:table-cell office:value-type="float" office:value="7632.56" table:style-name="ce1">
            <text:p>7632.56</text:p>
          </table:table-cell>
          <table:table-cell office:value-type="float" office:value="6045.89" table:style-name="ce1">
            <text:p>6045.89</text:p>
          </table:table-cell>
          <table:table-cell office:value-type="float" office:value="6189.6779999999999" table:formula="of:=AVERAGE([.A459:.J459])" table:style-name="ce1">
            <text:p>6189.678</text:p>
          </table:table-cell>
          <table:table-cell table:number-columns-repeated="16373"/>
        </table:table-row>
        <table:table-row table:style-name="ro1">
          <table:table-cell office:value-type="float" office:value="5736.27" table:style-name="ce1">
            <text:p>5736.27</text:p>
          </table:table-cell>
          <table:table-cell office:value-type="float" office:value="6731.01" table:style-name="ce1">
            <text:p>6731.01</text:p>
          </table:table-cell>
          <table:table-cell office:value-type="float" office:value="4232.37" table:style-name="ce1">
            <text:p>4232.37</text:p>
          </table:table-cell>
          <table:table-cell office:value-type="float" office:value="10110.200000000001" table:style-name="ce1">
            <text:p>10110.2</text:p>
          </table:table-cell>
          <table:table-cell office:value-type="float" office:value="4498.62" table:style-name="ce1">
            <text:p>4498.62</text:p>
          </table:table-cell>
          <table:table-cell office:value-type="float" office:value="7573.53" table:style-name="ce1">
            <text:p>7573.53</text:p>
          </table:table-cell>
          <table:table-cell office:value-type="float" office:value="4954.32" table:style-name="ce1">
            <text:p>4954.32</text:p>
          </table:table-cell>
          <table:table-cell office:value-type="float" office:value="4439.42" table:style-name="ce1">
            <text:p>4439.42</text:p>
          </table:table-cell>
          <table:table-cell office:value-type="float" office:value="7632.56" table:style-name="ce1">
            <text:p>7632.56</text:p>
          </table:table-cell>
          <table:table-cell office:value-type="float" office:value="6045.89" table:style-name="ce1">
            <text:p>6045.89</text:p>
          </table:table-cell>
          <table:table-cell office:value-type="float" office:value="6195.4189999999999" table:formula="of:=AVERAGE([.A460:.J460])" table:style-name="ce1">
            <text:p>6195.419</text:p>
          </table:table-cell>
          <table:table-cell table:number-columns-repeated="16373"/>
        </table:table-row>
        <table:table-row table:style-name="ro1">
          <table:table-cell office:value-type="float" office:value="5736.27" table:style-name="ce1">
            <text:p>5736.27</text:p>
          </table:table-cell>
          <table:table-cell office:value-type="float" office:value="6721.66" table:style-name="ce1">
            <text:p>6721.66</text:p>
          </table:table-cell>
          <table:table-cell office:value-type="float" office:value="4232.37" table:style-name="ce1">
            <text:p>4232.37</text:p>
          </table:table-cell>
          <table:table-cell office:value-type="float" office:value="10110.200000000001" table:style-name="ce1">
            <text:p>10110.2</text:p>
          </table:table-cell>
          <table:table-cell office:value-type="float" office:value="4488.97" table:style-name="ce1">
            <text:p>4488.97</text:p>
          </table:table-cell>
          <table:table-cell office:value-type="float" office:value="7573.53" table:style-name="ce1">
            <text:p>7573.53</text:p>
          </table:table-cell>
          <table:table-cell office:value-type="float" office:value="4950.37" table:style-name="ce1">
            <text:p>4950.37</text:p>
          </table:table-cell>
          <table:table-cell office:value-type="float" office:value="4438.21" table:style-name="ce1">
            <text:p>4438.21</text:p>
          </table:table-cell>
          <table:table-cell office:value-type="float" office:value="7626.68" table:style-name="ce1">
            <text:p>7626.68</text:p>
          </table:table-cell>
          <table:table-cell office:value-type="float" office:value="5956.27" table:style-name="ce1">
            <text:p>5956.27</text:p>
          </table:table-cell>
          <table:table-cell office:value-type="float" office:value="6183.4529999999995" table:formula="of:=AVERAGE([.A461:.J461])" table:style-name="ce1">
            <text:p>6183.453</text:p>
          </table:table-cell>
          <table:table-cell table:number-columns-repeated="16373"/>
        </table:table-row>
        <table:table-row table:style-name="ro1">
          <table:table-cell office:value-type="float" office:value="5736.27" table:style-name="ce1">
            <text:p>5736.27</text:p>
          </table:table-cell>
          <table:table-cell office:value-type="float" office:value="6721.66" table:style-name="ce1">
            <text:p>6721.66</text:p>
          </table:table-cell>
          <table:table-cell office:value-type="float" office:value="4226.34" table:style-name="ce1">
            <text:p>4226.34</text:p>
          </table:table-cell>
          <table:table-cell office:value-type="float" office:value="10110.200000000001" table:style-name="ce1">
            <text:p>10110.2</text:p>
          </table:table-cell>
          <table:table-cell office:value-type="float" office:value="4486.8500000000004" table:style-name="ce1">
            <text:p>4486.85</text:p>
          </table:table-cell>
          <table:table-cell office:value-type="float" office:value="7573.53" table:style-name="ce1">
            <text:p>7573.53</text:p>
          </table:table-cell>
          <table:table-cell office:value-type="float" office:value="4949.04" table:style-name="ce1">
            <text:p>4949.04</text:p>
          </table:table-cell>
          <table:table-cell office:value-type="float" office:value="4410.24" table:style-name="ce1">
            <text:p>4410.24</text:p>
          </table:table-cell>
          <table:table-cell office:value-type="float" office:value="7628.1" table:style-name="ce1">
            <text:p>7628.1</text:p>
          </table:table-cell>
          <table:table-cell office:value-type="float" office:value="5956.27" table:style-name="ce1">
            <text:p>5956.27</text:p>
          </table:table-cell>
          <table:table-cell office:value-type="float" office:value="6179.85" table:formula="of:=AVERAGE([.A462:.J462])" table:style-name="ce1">
            <text:p>6179.85</text:p>
          </table:table-cell>
          <table:table-cell table:number-columns-repeated="16373"/>
        </table:table-row>
        <table:table-row table:style-name="ro1">
          <table:table-cell office:value-type="float" office:value="5736.27" table:style-name="ce1">
            <text:p>5736.27</text:p>
          </table:table-cell>
          <table:table-cell office:value-type="float" office:value="6721.66" table:style-name="ce1">
            <text:p>6721.66</text:p>
          </table:table-cell>
          <table:table-cell office:value-type="float" office:value="4226.34" table:style-name="ce1">
            <text:p>4226.34</text:p>
          </table:table-cell>
          <table:table-cell office:value-type="float" office:value="10102.9" table:style-name="ce1">
            <text:p>10102.9</text:p>
          </table:table-cell>
          <table:table-cell office:value-type="float" office:value="4486.87" table:style-name="ce1">
            <text:p>4486.87</text:p>
          </table:table-cell>
          <table:table-cell office:value-type="float" office:value="7500.34" table:style-name="ce1">
            <text:p>7500.34</text:p>
          </table:table-cell>
          <table:table-cell office:value-type="float" office:value="4930.34" table:style-name="ce1">
            <text:p>4930.34</text:p>
          </table:table-cell>
          <table:table-cell office:value-type="float" office:value="4410.24" table:style-name="ce1">
            <text:p>4410.24</text:p>
          </table:table-cell>
          <table:table-cell office:value-type="float" office:value="7629.26" table:style-name="ce1">
            <text:p>7629.26</text:p>
          </table:table-cell>
          <table:table-cell office:value-type="float" office:value="5956.27" table:style-name="ce1">
            <text:p>5956.27</text:p>
          </table:table-cell>
          <table:table-cell office:value-type="float" office:value="6170.0490000000009" table:formula="of:=AVERAGE([.A463:.J463])" table:style-name="ce1">
            <text:p>6170.049</text:p>
          </table:table-cell>
          <table:table-cell table:number-columns-repeated="16373"/>
        </table:table-row>
        <table:table-row table:style-name="ro1">
          <table:table-cell office:value-type="float" office:value="5735.87" table:style-name="ce1">
            <text:p>5735.87</text:p>
          </table:table-cell>
          <table:table-cell office:value-type="float" office:value="6721.66" table:style-name="ce1">
            <text:p>6721.66</text:p>
          </table:table-cell>
          <table:table-cell office:value-type="float" office:value="4226.34" table:style-name="ce1">
            <text:p>4226.34</text:p>
          </table:table-cell>
          <table:table-cell office:value-type="float" office:value="10102.9" table:style-name="ce1">
            <text:p>10102.9</text:p>
          </table:table-cell>
          <table:table-cell office:value-type="float" office:value="4482.82" table:style-name="ce1">
            <text:p>4482.82</text:p>
          </table:table-cell>
          <table:table-cell office:value-type="float" office:value="7500.34" table:style-name="ce1">
            <text:p>7500.34</text:p>
          </table:table-cell>
          <table:table-cell office:value-type="float" office:value="4903.3999999999996" table:style-name="ce1">
            <text:p>4903.4</text:p>
          </table:table-cell>
          <table:table-cell office:value-type="float" office:value="4410.24" table:style-name="ce1">
            <text:p>4410.24</text:p>
          </table:table-cell>
          <table:table-cell office:value-type="float" office:value="7629.26" table:style-name="ce1">
            <text:p>7629.26</text:p>
          </table:table-cell>
          <table:table-cell office:value-type="float" office:value="6045.67" table:style-name="ce1">
            <text:p>6045.67</text:p>
          </table:table-cell>
          <table:table-cell office:value-type="float" office:value="6175.8499999999995" table:formula="of:=AVERAGE([.A464:.J464])" table:style-name="ce1">
            <text:p>6175.85</text:p>
          </table:table-cell>
          <table:table-cell table:number-columns-repeated="16373"/>
        </table:table-row>
        <table:table-row table:style-name="ro1">
          <table:table-cell office:value-type="float" office:value="5735.77" table:style-name="ce1">
            <text:p>5735.77</text:p>
          </table:table-cell>
          <table:table-cell office:value-type="float" office:value="6706.21" table:style-name="ce1">
            <text:p>6706.21</text:p>
          </table:table-cell>
          <table:table-cell office:value-type="float" office:value="4218.62" table:style-name="ce1">
            <text:p>4218.62</text:p>
          </table:table-cell>
          <table:table-cell office:value-type="float" office:value="10102.9" table:style-name="ce1">
            <text:p>10102.9</text:p>
          </table:table-cell>
          <table:table-cell office:value-type="float" office:value="4482.82" table:style-name="ce1">
            <text:p>4482.82</text:p>
          </table:table-cell>
          <table:table-cell office:value-type="float" office:value="7500.34" table:style-name="ce1">
            <text:p>7500.34</text:p>
          </table:table-cell>
          <table:table-cell office:value-type="float" office:value="4903.3999999999996" table:style-name="ce1">
            <text:p>4903.4</text:p>
          </table:table-cell>
          <table:table-cell office:value-type="float" office:value="4410.24" table:style-name="ce1">
            <text:p>4410.24</text:p>
          </table:table-cell>
          <table:table-cell office:value-type="float" office:value="7614.41" table:style-name="ce1">
            <text:p>7614.41</text:p>
          </table:table-cell>
          <table:table-cell office:value-type="float" office:value="6045.67" table:style-name="ce1">
            <text:p>6045.67</text:p>
          </table:table-cell>
          <table:table-cell office:value-type="float" office:value="6172.0380000000005" table:formula="of:=AVERAGE([.A465:.J465])" table:style-name="ce1">
            <text:p>6172.038</text:p>
          </table:table-cell>
          <table:table-cell table:number-columns-repeated="16373"/>
        </table:table-row>
        <table:table-row table:style-name="ro1">
          <table:table-cell office:value-type="float" office:value="5735.87" table:style-name="ce1">
            <text:p>5735.87</text:p>
          </table:table-cell>
          <table:table-cell office:value-type="float" office:value="6720.99" table:style-name="ce1">
            <text:p>6720.99</text:p>
          </table:table-cell>
          <table:table-cell office:value-type="float" office:value="4218.62" table:style-name="ce1">
            <text:p>4218.62</text:p>
          </table:table-cell>
          <table:table-cell office:value-type="float" office:value="10102.9" table:style-name="ce1">
            <text:p>10102.9</text:p>
          </table:table-cell>
          <table:table-cell office:value-type="float" office:value="4482.82" table:style-name="ce1">
            <text:p>4482.82</text:p>
          </table:table-cell>
          <table:table-cell office:value-type="float" office:value="7500.34" table:style-name="ce1">
            <text:p>7500.34</text:p>
          </table:table-cell>
          <table:table-cell office:value-type="float" office:value="4903.3999999999996" table:style-name="ce1">
            <text:p>4903.4</text:p>
          </table:table-cell>
          <table:table-cell office:value-type="float" office:value="4409.55" table:style-name="ce1">
            <text:p>4409.55</text:p>
          </table:table-cell>
          <table:table-cell office:value-type="float" office:value="7612.33" table:style-name="ce1">
            <text:p>7612.33</text:p>
          </table:table-cell>
          <table:table-cell office:value-type="float" office:value="6045.67" table:style-name="ce1">
            <text:p>6045.67</text:p>
          </table:table-cell>
          <table:table-cell office:value-type="float" office:value="6173.2489999999998" table:formula="of:=AVERAGE([.A466:.J466])" table:style-name="ce1">
            <text:p>6173.249</text:p>
          </table:table-cell>
          <table:table-cell table:number-columns-repeated="16373"/>
        </table:table-row>
        <table:table-row table:style-name="ro1">
          <table:table-cell office:value-type="float" office:value="5734.6" table:style-name="ce1">
            <text:p>5734.6</text:p>
          </table:table-cell>
          <table:table-cell office:value-type="float" office:value="6719.85" table:style-name="ce1">
            <text:p>6719.85</text:p>
          </table:table-cell>
          <table:table-cell office:value-type="float" office:value="4218.62" table:style-name="ce1">
            <text:p>4218.62</text:p>
          </table:table-cell>
          <table:table-cell office:value-type="float" office:value="10102.9" table:style-name="ce1">
            <text:p>10102.9</text:p>
          </table:table-cell>
          <table:table-cell office:value-type="float" office:value="4482.82" table:style-name="ce1">
            <text:p>4482.82</text:p>
          </table:table-cell>
          <table:table-cell office:value-type="float" office:value="7500.34" table:style-name="ce1">
            <text:p>7500.34</text:p>
          </table:table-cell>
          <table:table-cell office:value-type="float" office:value="4903.3999999999996" table:style-name="ce1">
            <text:p>4903.4</text:p>
          </table:table-cell>
          <table:table-cell office:value-type="float" office:value="4387.03" table:style-name="ce1">
            <text:p>4387.03</text:p>
          </table:table-cell>
          <table:table-cell office:value-type="float" office:value="7612.35" table:style-name="ce1">
            <text:p>7612.35</text:p>
          </table:table-cell>
          <table:table-cell office:value-type="float" office:value="6045.67" table:style-name="ce1">
            <text:p>6045.67</text:p>
          </table:table-cell>
          <table:table-cell office:value-type="float" office:value="6170.7579999999998" table:formula="of:=AVERAGE([.A467:.J467])" table:style-name="ce1">
            <text:p>6170.758</text:p>
          </table:table-cell>
          <table:table-cell table:number-columns-repeated="16373"/>
        </table:table-row>
        <table:table-row table:style-name="ro1">
          <table:table-cell office:value-type="float" office:value="5734.6" table:style-name="ce1">
            <text:p>5734.6</text:p>
          </table:table-cell>
          <table:table-cell office:value-type="float" office:value="6718.45" table:style-name="ce1">
            <text:p>6718.45</text:p>
          </table:table-cell>
          <table:table-cell office:value-type="float" office:value="4200.3999999999996" table:style-name="ce1">
            <text:p>4200.4</text:p>
          </table:table-cell>
          <table:table-cell office:value-type="float" office:value="10102.9" table:style-name="ce1">
            <text:p>10102.9</text:p>
          </table:table-cell>
          <table:table-cell office:value-type="float" office:value="4471.16" table:style-name="ce1">
            <text:p>4471.16</text:p>
          </table:table-cell>
          <table:table-cell office:value-type="float" office:value="7500.34" table:style-name="ce1">
            <text:p>7500.34</text:p>
          </table:table-cell>
          <table:table-cell office:value-type="float" office:value="4903.3999999999996" table:style-name="ce1">
            <text:p>4903.4</text:p>
          </table:table-cell>
          <table:table-cell office:value-type="float" office:value="4386.62" table:style-name="ce1">
            <text:p>4386.62</text:p>
          </table:table-cell>
          <table:table-cell office:value-type="float" office:value="7612.02" table:style-name="ce1">
            <text:p>7612.02</text:p>
          </table:table-cell>
          <table:table-cell office:value-type="float" office:value="6045.41" table:style-name="ce1">
            <text:p>6045.41</text:p>
          </table:table-cell>
          <table:table-cell office:value-type="float" office:value="6167.5300000000007" table:formula="of:=AVERAGE([.A468:.J468])" table:style-name="ce1">
            <text:p>6167.53</text:p>
          </table:table-cell>
          <table:table-cell table:number-columns-repeated="16373"/>
        </table:table-row>
        <table:table-row table:style-name="ro1">
          <table:table-cell office:value-type="float" office:value="5734.6" table:style-name="ce1">
            <text:p>5734.6</text:p>
          </table:table-cell>
          <table:table-cell office:value-type="float" office:value="6711.14" table:style-name="ce1">
            <text:p>6711.14</text:p>
          </table:table-cell>
          <table:table-cell office:value-type="float" office:value="4200.3999999999996" table:style-name="ce1">
            <text:p>4200.4</text:p>
          </table:table-cell>
          <table:table-cell office:value-type="float" office:value="10102.1" table:style-name="ce1">
            <text:p>10102.1</text:p>
          </table:table-cell>
          <table:table-cell office:value-type="float" office:value="4465.3999999999996" table:style-name="ce1">
            <text:p>4465.4</text:p>
          </table:table-cell>
          <table:table-cell office:value-type="float" office:value="7500.15" table:style-name="ce1">
            <text:p>7500.15</text:p>
          </table:table-cell>
          <table:table-cell office:value-type="float" office:value="4903.3999999999996" table:style-name="ce1">
            <text:p>4903.4</text:p>
          </table:table-cell>
          <table:table-cell office:value-type="float" office:value="4386.62" table:style-name="ce1">
            <text:p>4386.62</text:p>
          </table:table-cell>
          <table:table-cell office:value-type="float" office:value="7592.07" table:style-name="ce1">
            <text:p>7592.07</text:p>
          </table:table-cell>
          <table:table-cell office:value-type="float" office:value="6043.89" table:style-name="ce1">
            <text:p>6043.89</text:p>
          </table:table-cell>
          <table:table-cell office:value-type="float" office:value="6163.9770000000008" table:formula="of:=AVERAGE([.A469:.J469])" table:style-name="ce1">
            <text:p>6163.977</text:p>
          </table:table-cell>
          <table:table-cell table:number-columns-repeated="16373"/>
        </table:table-row>
        <table:table-row table:style-name="ro1">
          <table:table-cell office:value-type="float" office:value="5734.6" table:style-name="ce1">
            <text:p>5734.6</text:p>
          </table:table-cell>
          <table:table-cell office:value-type="float" office:value="6709.59" table:style-name="ce1">
            <text:p>6709.59</text:p>
          </table:table-cell>
          <table:table-cell office:value-type="float" office:value="4200.3999999999996" table:style-name="ce1">
            <text:p>4200.4</text:p>
          </table:table-cell>
          <table:table-cell office:value-type="float" office:value="10089.6" table:style-name="ce1">
            <text:p>10089.6</text:p>
          </table:table-cell>
          <table:table-cell office:value-type="float" office:value="4465.3999999999996" table:style-name="ce1">
            <text:p>4465.4</text:p>
          </table:table-cell>
          <table:table-cell office:value-type="float" office:value="7500.15" table:style-name="ce1">
            <text:p>7500.15</text:p>
          </table:table-cell>
          <table:table-cell office:value-type="float" office:value="4893.41" table:style-name="ce1">
            <text:p>4893.41</text:p>
          </table:table-cell>
          <table:table-cell office:value-type="float" office:value="4386.62" table:style-name="ce1">
            <text:p>4386.62</text:p>
          </table:table-cell>
          <table:table-cell office:value-type="float" office:value="7592.07" table:style-name="ce1">
            <text:p>7592.07</text:p>
          </table:table-cell>
          <table:table-cell office:value-type="float" office:value="6026.67" table:style-name="ce1">
            <text:p>6026.67</text:p>
          </table:table-cell>
          <table:table-cell office:value-type="float" office:value="6159.8510000000006" table:formula="of:=AVERAGE([.A470:.J470])" table:style-name="ce1">
            <text:p>6159.851</text:p>
          </table:table-cell>
          <table:table-cell table:number-columns-repeated="16373"/>
        </table:table-row>
        <table:table-row table:style-name="ro1">
          <table:table-cell office:value-type="float" office:value="5734.48" table:style-name="ce1">
            <text:p>5734.48</text:p>
          </table:table-cell>
          <table:table-cell office:value-type="float" office:value="6679.52" table:style-name="ce1">
            <text:p>6679.52</text:p>
          </table:table-cell>
          <table:table-cell office:value-type="float" office:value="4200.38" table:style-name="ce1">
            <text:p>4200.38</text:p>
          </table:table-cell>
          <table:table-cell office:value-type="float" office:value="10062.700000000001" table:style-name="ce1">
            <text:p>10062.7</text:p>
          </table:table-cell>
          <table:table-cell office:value-type="float" office:value="4468.3100000000004" table:style-name="ce1">
            <text:p>4468.31</text:p>
          </table:table-cell>
          <table:table-cell office:value-type="float" office:value="7500.31" table:style-name="ce1">
            <text:p>7500.31</text:p>
          </table:table-cell>
          <table:table-cell office:value-type="float" office:value="4879.92" table:style-name="ce1">
            <text:p>4879.92</text:p>
          </table:table-cell>
          <table:table-cell office:value-type="float" office:value="4386.62" table:style-name="ce1">
            <text:p>4386.62</text:p>
          </table:table-cell>
          <table:table-cell office:value-type="float" office:value="7591.3" table:style-name="ce1">
            <text:p>7591.3</text:p>
          </table:table-cell>
          <table:table-cell office:value-type="float" office:value="6043.96" table:style-name="ce1">
            <text:p>6043.96</text:p>
          </table:table-cell>
          <table:table-cell office:value-type="float" office:value="6154.7500000000009" table:formula="of:=AVERAGE([.A471:.J471])" table:style-name="ce1">
            <text:p>6154.75</text:p>
          </table:table-cell>
          <table:table-cell table:number-columns-repeated="16373"/>
        </table:table-row>
        <table:table-row table:style-name="ro1">
          <table:table-cell office:value-type="float" office:value="5733.53" table:style-name="ce1">
            <text:p>5733.53</text:p>
          </table:table-cell>
          <table:table-cell office:value-type="float" office:value="6679.52" table:style-name="ce1">
            <text:p>6679.52</text:p>
          </table:table-cell>
          <table:table-cell office:value-type="float" office:value="4200.38" table:style-name="ce1">
            <text:p>4200.38</text:p>
          </table:table-cell>
          <table:table-cell office:value-type="float" office:value="10062.700000000001" table:style-name="ce1">
            <text:p>10062.7</text:p>
          </table:table-cell>
          <table:table-cell office:value-type="float" office:value="4468.26" table:style-name="ce1">
            <text:p>4468.26</text:p>
          </table:table-cell>
          <table:table-cell office:value-type="float" office:value="7495.13" table:style-name="ce1">
            <text:p>7495.13</text:p>
          </table:table-cell>
          <table:table-cell office:value-type="float" office:value="4868.76" table:style-name="ce1">
            <text:p>4868.76</text:p>
          </table:table-cell>
          <table:table-cell office:value-type="float" office:value="4386.49" table:style-name="ce1">
            <text:p>4386.49</text:p>
          </table:table-cell>
          <table:table-cell office:value-type="float" office:value="7580.66" table:style-name="ce1">
            <text:p>7580.66</text:p>
          </table:table-cell>
          <table:table-cell office:value-type="float" office:value="6022.87" table:style-name="ce1">
            <text:p>6022.87</text:p>
          </table:table-cell>
          <table:table-cell office:value-type="float" office:value="6149.83" table:formula="of:=AVERAGE([.A472:.J472])" table:style-name="ce1">
            <text:p>6149.83</text:p>
          </table:table-cell>
          <table:table-cell table:number-columns-repeated="16373"/>
        </table:table-row>
        <table:table-row table:style-name="ro1">
          <table:table-cell office:value-type="float" office:value="5733.57" table:style-name="ce1">
            <text:p>5733.57</text:p>
          </table:table-cell>
          <table:table-cell office:value-type="float" office:value="6679.15" table:style-name="ce1">
            <text:p>6679.15</text:p>
          </table:table-cell>
          <table:table-cell office:value-type="float" office:value="4200.38" table:style-name="ce1">
            <text:p>4200.38</text:p>
          </table:table-cell>
          <table:table-cell office:value-type="float" office:value="10062.6" table:style-name="ce1">
            <text:p>10062.6</text:p>
          </table:table-cell>
          <table:table-cell office:value-type="float" office:value="4428.45" table:style-name="ce1">
            <text:p>4428.45</text:p>
          </table:table-cell>
          <table:table-cell office:value-type="float" office:value="7495.13" table:style-name="ce1">
            <text:p>7495.13</text:p>
          </table:table-cell>
          <table:table-cell office:value-type="float" office:value="4868.76" table:style-name="ce1">
            <text:p>4868.76</text:p>
          </table:table-cell>
          <table:table-cell office:value-type="float" office:value="4386.49" table:style-name="ce1">
            <text:p>4386.49</text:p>
          </table:table-cell>
          <table:table-cell office:value-type="float" office:value="7580.66" table:style-name="ce1">
            <text:p>7580.66</text:p>
          </table:table-cell>
          <table:table-cell office:value-type="float" office:value="5978.2" table:style-name="ce1">
            <text:p>5978.2</text:p>
          </table:table-cell>
          <table:table-cell office:value-type="float" office:value="6141.3389999999999" table:formula="of:=AVERAGE([.A473:.J473])" table:style-name="ce1">
            <text:p>6141.339</text:p>
          </table:table-cell>
          <table:table-cell table:number-columns-repeated="16373"/>
        </table:table-row>
        <table:table-row table:style-name="ro1">
          <table:table-cell office:value-type="float" office:value="5733.18" table:style-name="ce1">
            <text:p>5733.18</text:p>
          </table:table-cell>
          <table:table-cell office:value-type="float" office:value="6677.28" table:style-name="ce1">
            <text:p>6677.28</text:p>
          </table:table-cell>
          <table:table-cell office:value-type="float" office:value="4200.38" table:style-name="ce1">
            <text:p>4200.38</text:p>
          </table:table-cell>
          <table:table-cell office:value-type="float" office:value="10062.700000000001" table:style-name="ce1">
            <text:p>10062.7</text:p>
          </table:table-cell>
          <table:table-cell office:value-type="float" office:value="4428.45" table:style-name="ce1">
            <text:p>4428.45</text:p>
          </table:table-cell>
          <table:table-cell office:value-type="float" office:value="7499.94" table:style-name="ce1">
            <text:p>7499.94</text:p>
          </table:table-cell>
          <table:table-cell office:value-type="float" office:value="4857.51" table:style-name="ce1">
            <text:p>4857.51</text:p>
          </table:table-cell>
          <table:table-cell office:value-type="float" office:value="4386.16" table:style-name="ce1">
            <text:p>4386.16</text:p>
          </table:table-cell>
          <table:table-cell office:value-type="float" office:value="7570.1" table:style-name="ce1">
            <text:p>7570.1</text:p>
          </table:table-cell>
          <table:table-cell office:value-type="float" office:value="5977.32" table:style-name="ce1">
            <text:p>5977.32</text:p>
          </table:table-cell>
          <table:table-cell office:value-type="float" office:value="6139.3020000000006" table:formula="of:=AVERAGE([.A474:.J474])" table:style-name="ce1">
            <text:p>6139.302</text:p>
          </table:table-cell>
          <table:table-cell table:number-columns-repeated="16373"/>
        </table:table-row>
        <table:table-row table:style-name="ro1">
          <table:table-cell office:value-type="float" office:value="5733.18" table:style-name="ce1">
            <text:p>5733.18</text:p>
          </table:table-cell>
          <table:table-cell office:value-type="float" office:value="6677.28" table:style-name="ce1">
            <text:p>6677.28</text:p>
          </table:table-cell>
          <table:table-cell office:value-type="float" office:value="4200.38" table:style-name="ce1">
            <text:p>4200.38</text:p>
          </table:table-cell>
          <table:table-cell office:value-type="float" office:value="10062.6" table:style-name="ce1">
            <text:p>10062.6</text:p>
          </table:table-cell>
          <table:table-cell office:value-type="float" office:value="4428.45" table:style-name="ce1">
            <text:p>4428.45</text:p>
          </table:table-cell>
          <table:table-cell office:value-type="float" office:value="7493.79" table:style-name="ce1">
            <text:p>7493.79</text:p>
          </table:table-cell>
          <table:table-cell office:value-type="float" office:value="4853.45" table:style-name="ce1">
            <text:p>4853.45</text:p>
          </table:table-cell>
          <table:table-cell office:value-type="float" office:value="4386.16" table:style-name="ce1">
            <text:p>4386.16</text:p>
          </table:table-cell>
          <table:table-cell office:value-type="float" office:value="7561.95" table:style-name="ce1">
            <text:p>7561.95</text:p>
          </table:table-cell>
          <table:table-cell office:value-type="float" office:value="5976.73" table:style-name="ce1">
            <text:p>5976.73</text:p>
          </table:table-cell>
          <table:table-cell office:value-type="float" office:value="6137.396999999999" table:formula="of:=AVERAGE([.A475:.J475])" table:style-name="ce1">
            <text:p>6137.397</text:p>
          </table:table-cell>
          <table:table-cell table:number-columns-repeated="16373"/>
        </table:table-row>
        <table:table-row table:style-name="ro1">
          <table:table-cell office:value-type="float" office:value="5733.18" table:style-name="ce1">
            <text:p>5733.18</text:p>
          </table:table-cell>
          <table:table-cell office:value-type="float" office:value="6672.81" table:style-name="ce1">
            <text:p>6672.81</text:p>
          </table:table-cell>
          <table:table-cell office:value-type="float" office:value="4199.32" table:style-name="ce1">
            <text:p>4199.32</text:p>
          </table:table-cell>
          <table:table-cell office:value-type="float" office:value="10056.1" table:style-name="ce1">
            <text:p>10056.1</text:p>
          </table:table-cell>
          <table:table-cell office:value-type="float" office:value="4418.03" table:style-name="ce1">
            <text:p>4418.03</text:p>
          </table:table-cell>
          <table:table-cell office:value-type="float" office:value="7480.01" table:style-name="ce1">
            <text:p>7480.01</text:p>
          </table:table-cell>
          <table:table-cell office:value-type="float" office:value="4848.1400000000003" table:style-name="ce1">
            <text:p>4848.14</text:p>
          </table:table-cell>
          <table:table-cell office:value-type="float" office:value="4383.96" table:style-name="ce1">
            <text:p>4383.96</text:p>
          </table:table-cell>
          <table:table-cell office:value-type="float" office:value="7545.33" table:style-name="ce1">
            <text:p>7545.33</text:p>
          </table:table-cell>
          <table:table-cell office:value-type="float" office:value="5977.74" table:style-name="ce1">
            <text:p>5977.74</text:p>
          </table:table-cell>
          <table:table-cell office:value-type="float" office:value="6131.4620000000004" table:formula="of:=AVERAGE([.A476:.J476])" table:style-name="ce1">
            <text:p>6131.462</text:p>
          </table:table-cell>
          <table:table-cell table:number-columns-repeated="16373"/>
        </table:table-row>
        <table:table-row table:style-name="ro1">
          <table:table-cell office:value-type="float" office:value="5733.18" table:style-name="ce1">
            <text:p>5733.18</text:p>
          </table:table-cell>
          <table:table-cell office:value-type="float" office:value="6658.16" table:style-name="ce1">
            <text:p>6658.16</text:p>
          </table:table-cell>
          <table:table-cell office:value-type="float" office:value="4192.76" table:style-name="ce1">
            <text:p>4192.76</text:p>
          </table:table-cell>
          <table:table-cell office:value-type="float" office:value="10056.1" table:style-name="ce1">
            <text:p>10056.1</text:p>
          </table:table-cell>
          <table:table-cell office:value-type="float" office:value="4407.96" table:style-name="ce1">
            <text:p>4407.96</text:p>
          </table:table-cell>
          <table:table-cell office:value-type="float" office:value="7480.01" table:style-name="ce1">
            <text:p>7480.01</text:p>
          </table:table-cell>
          <table:table-cell office:value-type="float" office:value="4821.9399999999996" table:style-name="ce1">
            <text:p>4821.94</text:p>
          </table:table-cell>
          <table:table-cell office:value-type="float" office:value="4382.13" table:style-name="ce1">
            <text:p>4382.13</text:p>
          </table:table-cell>
          <table:table-cell office:value-type="float" office:value="7545.33" table:style-name="ce1">
            <text:p>7545.33</text:p>
          </table:table-cell>
          <table:table-cell office:value-type="float" office:value="5977.74" table:style-name="ce1">
            <text:p>5977.74</text:p>
          </table:table-cell>
          <table:table-cell office:value-type="float" office:value="6125.5309999999999" table:formula="of:=AVERAGE([.A477:.J477])" table:style-name="ce1">
            <text:p>6125.531</text:p>
          </table:table-cell>
          <table:table-cell table:number-columns-repeated="16373"/>
        </table:table-row>
        <table:table-row table:style-name="ro1">
          <table:table-cell office:value-type="float" office:value="5732.98" table:style-name="ce1">
            <text:p>5732.98</text:p>
          </table:table-cell>
          <table:table-cell office:value-type="float" office:value="6658.16" table:style-name="ce1">
            <text:p>6658.16</text:p>
          </table:table-cell>
          <table:table-cell office:value-type="float" office:value="4192.76" table:style-name="ce1">
            <text:p>4192.76</text:p>
          </table:table-cell>
          <table:table-cell office:value-type="float" office:value="10056.1" table:style-name="ce1">
            <text:p>10056.1</text:p>
          </table:table-cell>
          <table:table-cell office:value-type="float" office:value="4407.96" table:style-name="ce1">
            <text:p>4407.96</text:p>
          </table:table-cell>
          <table:table-cell office:value-type="float" office:value="7480.01" table:style-name="ce1">
            <text:p>7480.01</text:p>
          </table:table-cell>
          <table:table-cell office:value-type="float" office:value="4815.68" table:style-name="ce1">
            <text:p>4815.68</text:p>
          </table:table-cell>
          <table:table-cell office:value-type="float" office:value="4382.13" table:style-name="ce1">
            <text:p>4382.13</text:p>
          </table:table-cell>
          <table:table-cell office:value-type="float" office:value="7513.54" table:style-name="ce1">
            <text:p>7513.54</text:p>
          </table:table-cell>
          <table:table-cell office:value-type="float" office:value="5977.69" table:style-name="ce1">
            <text:p>5977.69</text:p>
          </table:table-cell>
          <table:table-cell office:value-type="float" office:value="6121.701" table:formula="of:=AVERAGE([.A478:.J478])" table:style-name="ce1">
            <text:p>6121.701</text:p>
          </table:table-cell>
          <table:table-cell table:number-columns-repeated="16373"/>
        </table:table-row>
        <table:table-row table:style-name="ro1">
          <table:table-cell office:value-type="float" office:value="5732.98" table:style-name="ce1">
            <text:p>5732.98</text:p>
          </table:table-cell>
          <table:table-cell office:value-type="float" office:value="6659.65" table:style-name="ce1">
            <text:p>6659.65</text:p>
          </table:table-cell>
          <table:table-cell office:value-type="float" office:value="4192.76" table:style-name="ce1">
            <text:p>4192.76</text:p>
          </table:table-cell>
          <table:table-cell office:value-type="float" office:value="10056.1" table:style-name="ce1">
            <text:p>10056.1</text:p>
          </table:table-cell>
          <table:table-cell office:value-type="float" office:value="4407.96" table:style-name="ce1">
            <text:p>4407.96</text:p>
          </table:table-cell>
          <table:table-cell office:value-type="float" office:value="7480.01" table:style-name="ce1">
            <text:p>7480.01</text:p>
          </table:table-cell>
          <table:table-cell office:value-type="float" office:value="4796.63" table:style-name="ce1">
            <text:p>4796.63</text:p>
          </table:table-cell>
          <table:table-cell office:value-type="float" office:value="4382.13" table:style-name="ce1">
            <text:p>4382.13</text:p>
          </table:table-cell>
          <table:table-cell office:value-type="float" office:value="7538.64" table:style-name="ce1">
            <text:p>7538.64</text:p>
          </table:table-cell>
          <table:table-cell office:value-type="float" office:value="5842.91" table:style-name="ce1">
            <text:p>5842.91</text:p>
          </table:table-cell>
          <table:table-cell office:value-type="float" office:value="6108.976999999999" table:formula="of:=AVERAGE([.A479:.J479])" table:style-name="ce1">
            <text:p>6108.977</text:p>
          </table:table-cell>
          <table:table-cell table:number-columns-repeated="16373"/>
        </table:table-row>
        <table:table-row table:style-name="ro1">
          <table:table-cell office:value-type="float" office:value="5732.98" table:style-name="ce1">
            <text:p>5732.98</text:p>
          </table:table-cell>
          <table:table-cell office:value-type="float" office:value="6659.18" table:style-name="ce1">
            <text:p>6659.18</text:p>
          </table:table-cell>
          <table:table-cell office:value-type="float" office:value="4189.32" table:style-name="ce1">
            <text:p>4189.32</text:p>
          </table:table-cell>
          <table:table-cell office:value-type="float" office:value="10056.1" table:style-name="ce1">
            <text:p>10056.1</text:p>
          </table:table-cell>
          <table:table-cell office:value-type="float" office:value="4407.37" table:style-name="ce1">
            <text:p>4407.37</text:p>
          </table:table-cell>
          <table:table-cell office:value-type="float" office:value="7480.01" table:style-name="ce1">
            <text:p>7480.01</text:p>
          </table:table-cell>
          <table:table-cell office:value-type="float" office:value="4796.63" table:style-name="ce1">
            <text:p>4796.63</text:p>
          </table:table-cell>
          <table:table-cell office:value-type="float" office:value="4380.09" table:style-name="ce1">
            <text:p>4380.09</text:p>
          </table:table-cell>
          <table:table-cell office:value-type="float" office:value="7538.64" table:style-name="ce1">
            <text:p>7538.64</text:p>
          </table:table-cell>
          <table:table-cell office:value-type="float" office:value="5842.91" table:style-name="ce1">
            <text:p>5842.91</text:p>
          </table:table-cell>
          <table:table-cell office:value-type="float" office:value="6108.3229999999994" table:formula="of:=AVERAGE([.A480:.J480])" table:style-name="ce1">
            <text:p>6108.323</text:p>
          </table:table-cell>
          <table:table-cell table:number-columns-repeated="16373"/>
        </table:table-row>
        <table:table-row table:style-name="ro1">
          <table:table-cell office:value-type="float" office:value="5732.93" table:style-name="ce1">
            <text:p>5732.93</text:p>
          </table:table-cell>
          <table:table-cell office:value-type="float" office:value="6647.52" table:style-name="ce1">
            <text:p>6647.52</text:p>
          </table:table-cell>
          <table:table-cell office:value-type="float" office:value="4189.32" table:style-name="ce1">
            <text:p>4189.32</text:p>
          </table:table-cell>
          <table:table-cell office:value-type="float" office:value="10056.1" table:style-name="ce1">
            <text:p>10056.1</text:p>
          </table:table-cell>
          <table:table-cell office:value-type="float" office:value="4398.9799999999996" table:style-name="ce1">
            <text:p>4398.98</text:p>
          </table:table-cell>
          <table:table-cell office:value-type="float" office:value="7401.83" table:style-name="ce1">
            <text:p>7401.83</text:p>
          </table:table-cell>
          <table:table-cell office:value-type="float" office:value="4778.45" table:style-name="ce1">
            <text:p>4778.45</text:p>
          </table:table-cell>
          <table:table-cell office:value-type="float" office:value="4380.05" table:style-name="ce1">
            <text:p>4380.05</text:p>
          </table:table-cell>
          <table:table-cell office:value-type="float" office:value="7529.26" table:style-name="ce1">
            <text:p>7529.26</text:p>
          </table:table-cell>
          <table:table-cell office:value-type="float" office:value="5842.44" table:style-name="ce1">
            <text:p>5842.44</text:p>
          </table:table-cell>
          <table:table-cell office:value-type="float" office:value="6095.6880000000001" table:formula="of:=AVERAGE([.A481:.J481])" table:style-name="ce1">
            <text:p>6095.688</text:p>
          </table:table-cell>
          <table:table-cell table:number-columns-repeated="16373"/>
        </table:table-row>
        <table:table-row table:style-name="ro1">
          <table:table-cell office:value-type="float" office:value="5732.93" table:style-name="ce1">
            <text:p>5732.93</text:p>
          </table:table-cell>
          <table:table-cell office:value-type="float" office:value="6647.52" table:style-name="ce1">
            <text:p>6647.52</text:p>
          </table:table-cell>
          <table:table-cell office:value-type="float" office:value="4188.37" table:style-name="ce1">
            <text:p>4188.37</text:p>
          </table:table-cell>
          <table:table-cell office:value-type="float" office:value="10053.200000000001" table:style-name="ce1">
            <text:p>10053.2</text:p>
          </table:table-cell>
          <table:table-cell office:value-type="float" office:value="4404.16" table:style-name="ce1">
            <text:p>4404.16</text:p>
          </table:table-cell>
          <table:table-cell office:value-type="float" office:value="7401.83" table:style-name="ce1">
            <text:p>7401.83</text:p>
          </table:table-cell>
          <table:table-cell office:value-type="float" office:value="4784.03" table:style-name="ce1">
            <text:p>4784.03</text:p>
          </table:table-cell>
          <table:table-cell office:value-type="float" office:value="4380.09" table:style-name="ce1">
            <text:p>4380.09</text:p>
          </table:table-cell>
          <table:table-cell office:value-type="float" office:value="7528.97" table:style-name="ce1">
            <text:p>7528.97</text:p>
          </table:table-cell>
          <table:table-cell office:value-type="float" office:value="5842.72" table:style-name="ce1">
            <text:p>5842.72</text:p>
          </table:table-cell>
          <table:table-cell office:value-type="float" office:value="6096.3820000000005" table:formula="of:=AVERAGE([.A482:.J482])" table:style-name="ce1">
            <text:p>6096.382</text:p>
          </table:table-cell>
          <table:table-cell table:number-columns-repeated="16373"/>
        </table:table-row>
        <table:table-row table:style-name="ro1">
          <table:table-cell office:value-type="float" office:value="5731.72" table:style-name="ce1">
            <text:p>5731.72</text:p>
          </table:table-cell>
          <table:table-cell office:value-type="float" office:value="6647.52" table:style-name="ce1">
            <text:p>6647.52</text:p>
          </table:table-cell>
          <table:table-cell office:value-type="float" office:value="4188.37" table:style-name="ce1">
            <text:p>4188.37</text:p>
          </table:table-cell>
          <table:table-cell office:value-type="float" office:value="10037.700000000001" table:style-name="ce1">
            <text:p>10037.7</text:p>
          </table:table-cell>
          <table:table-cell office:value-type="float" office:value="4402.54" table:style-name="ce1">
            <text:p>4402.54</text:p>
          </table:table-cell>
          <table:table-cell office:value-type="float" office:value="7442.79" table:style-name="ce1">
            <text:p>7442.79</text:p>
          </table:table-cell>
          <table:table-cell office:value-type="float" office:value="4762.84" table:style-name="ce1">
            <text:p>4762.84</text:p>
          </table:table-cell>
          <table:table-cell office:value-type="float" office:value="4380.09" table:style-name="ce1">
            <text:p>4380.09</text:p>
          </table:table-cell>
          <table:table-cell office:value-type="float" office:value="7499.11" table:style-name="ce1">
            <text:p>7499.11</text:p>
          </table:table-cell>
          <table:table-cell office:value-type="float" office:value="5842.72" table:style-name="ce1">
            <text:p>5842.72</text:p>
          </table:table-cell>
          <table:table-cell office:value-type="float" office:value="6093.5399999999991" table:formula="of:=AVERAGE([.A483:.J483])" table:style-name="ce1">
            <text:p>6093.54</text:p>
          </table:table-cell>
          <table:table-cell table:number-columns-repeated="16373"/>
        </table:table-row>
        <table:table-row table:style-name="ro1">
          <table:table-cell office:value-type="float" office:value="5732.75" table:style-name="ce1">
            <text:p>5732.75</text:p>
          </table:table-cell>
          <table:table-cell office:value-type="float" office:value="6647.17" table:style-name="ce1">
            <text:p>6647.17</text:p>
          </table:table-cell>
          <table:table-cell office:value-type="float" office:value="4185.8999999999996" table:style-name="ce1">
            <text:p>4185.9</text:p>
          </table:table-cell>
          <table:table-cell office:value-type="float" office:value="10037.700000000001" table:style-name="ce1">
            <text:p>10037.7</text:p>
          </table:table-cell>
          <table:table-cell office:value-type="float" office:value="4402.54" table:style-name="ce1">
            <text:p>4402.54</text:p>
          </table:table-cell>
          <table:table-cell office:value-type="float" office:value="7442.79" table:style-name="ce1">
            <text:p>7442.79</text:p>
          </table:table-cell>
          <table:table-cell office:value-type="float" office:value="4762.84" table:style-name="ce1">
            <text:p>4762.84</text:p>
          </table:table-cell>
          <table:table-cell office:value-type="float" office:value="4380.09" table:style-name="ce1">
            <text:p>4380.09</text:p>
          </table:table-cell>
          <table:table-cell office:value-type="float" office:value="7499.11" table:style-name="ce1">
            <text:p>7499.11</text:p>
          </table:table-cell>
          <table:table-cell office:value-type="float" office:value="5841.14" table:style-name="ce1">
            <text:p>5841.14</text:p>
          </table:table-cell>
          <table:table-cell office:value-type="float" office:value="6093.2029999999995" table:formula="of:=AVERAGE([.A484:.J484])" table:style-name="ce1">
            <text:p>6093.203</text:p>
          </table:table-cell>
          <table:table-cell table:number-columns-repeated="16373"/>
        </table:table-row>
        <table:table-row table:style-name="ro1">
          <table:table-cell office:value-type="float" office:value="5731.54" table:style-name="ce1">
            <text:p>5731.54</text:p>
          </table:table-cell>
          <table:table-cell office:value-type="float" office:value="6643.67" table:style-name="ce1">
            <text:p>6643.67</text:p>
          </table:table-cell>
          <table:table-cell office:value-type="float" office:value="4185.8999999999996" table:style-name="ce1">
            <text:p>4185.9</text:p>
          </table:table-cell>
          <table:table-cell office:value-type="float" office:value="10037.700000000001" table:style-name="ce1">
            <text:p>10037.7</text:p>
          </table:table-cell>
          <table:table-cell office:value-type="float" office:value="4402.54" table:style-name="ce1">
            <text:p>4402.54</text:p>
          </table:table-cell>
          <table:table-cell office:value-type="float" office:value="7442.79" table:style-name="ce1">
            <text:p>7442.79</text:p>
          </table:table-cell>
          <table:table-cell office:value-type="float" office:value="4762.84" table:style-name="ce1">
            <text:p>4762.84</text:p>
          </table:table-cell>
          <table:table-cell office:value-type="float" office:value="4377.74" table:style-name="ce1">
            <text:p>4377.74</text:p>
          </table:table-cell>
          <table:table-cell office:value-type="float" office:value="7491.21" table:style-name="ce1">
            <text:p>7491.21</text:p>
          </table:table-cell>
          <table:table-cell office:value-type="float" office:value="5841.14" table:style-name="ce1">
            <text:p>5841.14</text:p>
          </table:table-cell>
          <table:table-cell office:value-type="float" office:value="6091.7069999999994" table:formula="of:=AVERAGE([.A485:.J485])" table:style-name="ce1">
            <text:p>6091.707</text:p>
          </table:table-cell>
          <table:table-cell table:number-columns-repeated="16373"/>
        </table:table-row>
        <table:table-row table:style-name="ro1">
          <table:table-cell office:value-type="float" office:value="5731.54" table:style-name="ce1">
            <text:p>5731.54</text:p>
          </table:table-cell>
          <table:table-cell office:value-type="float" office:value="6646.74" table:style-name="ce1">
            <text:p>6646.74</text:p>
          </table:table-cell>
          <table:table-cell office:value-type="float" office:value="4185.8999999999996" table:style-name="ce1">
            <text:p>4185.9</text:p>
          </table:table-cell>
          <table:table-cell office:value-type="float" office:value="10038.299999999999" table:style-name="ce1">
            <text:p>10038.3</text:p>
          </table:table-cell>
          <table:table-cell office:value-type="float" office:value="4402.51" table:style-name="ce1">
            <text:p>4402.51</text:p>
          </table:table-cell>
          <table:table-cell office:value-type="float" office:value="7442.79" table:style-name="ce1">
            <text:p>7442.79</text:p>
          </table:table-cell>
          <table:table-cell office:value-type="float" office:value="4758.03" table:style-name="ce1">
            <text:p>4758.03</text:p>
          </table:table-cell>
          <table:table-cell office:value-type="float" office:value="4378.13" table:style-name="ce1">
            <text:p>4378.13</text:p>
          </table:table-cell>
          <table:table-cell office:value-type="float" office:value="7453.79" table:style-name="ce1">
            <text:p>7453.79</text:p>
          </table:table-cell>
          <table:table-cell office:value-type="float" office:value="5786.49" table:style-name="ce1">
            <text:p>5786.49</text:p>
          </table:table-cell>
          <table:table-cell office:value-type="float" office:value="6082.4219999999996" table:formula="of:=AVERAGE([.A486:.J486])" table:style-name="ce1">
            <text:p>6082.422</text:p>
          </table:table-cell>
          <table:table-cell table:number-columns-repeated="16373"/>
        </table:table-row>
        <table:table-row table:style-name="ro1">
          <table:table-cell office:value-type="float" office:value="5731.54" table:style-name="ce1">
            <text:p>5731.54</text:p>
          </table:table-cell>
          <table:table-cell office:value-type="float" office:value="6628.71" table:style-name="ce1">
            <text:p>6628.71</text:p>
          </table:table-cell>
          <table:table-cell office:value-type="float" office:value="4185.8999999999996" table:style-name="ce1">
            <text:p>4185.9</text:p>
          </table:table-cell>
          <table:table-cell office:value-type="float" office:value="10038.299999999999" table:style-name="ce1">
            <text:p>10038.3</text:p>
          </table:table-cell>
          <table:table-cell office:value-type="float" office:value="4402.51" table:style-name="ce1">
            <text:p>4402.51</text:p>
          </table:table-cell>
          <table:table-cell office:value-type="float" office:value="7392.75" table:style-name="ce1">
            <text:p>7392.75</text:p>
          </table:table-cell>
          <table:table-cell office:value-type="float" office:value="4758.03" table:style-name="ce1">
            <text:p>4758.03</text:p>
          </table:table-cell>
          <table:table-cell office:value-type="float" office:value="4377.43" table:style-name="ce1">
            <text:p>4377.43</text:p>
          </table:table-cell>
          <table:table-cell office:value-type="float" office:value="7453.79" table:style-name="ce1">
            <text:p>7453.79</text:p>
          </table:table-cell>
          <table:table-cell office:value-type="float" office:value="5786.49" table:style-name="ce1">
            <text:p>5786.49</text:p>
          </table:table-cell>
          <table:table-cell office:value-type="float" office:value="6075.5450000000001" table:formula="of:=AVERAGE([.A487:.J487])" table:style-name="ce1">
            <text:p>6075.545</text:p>
          </table:table-cell>
          <table:table-cell table:number-columns-repeated="16373"/>
        </table:table-row>
        <table:table-row table:style-name="ro1">
          <table:table-cell office:value-type="float" office:value="5730.91" table:style-name="ce1">
            <text:p>5730.91</text:p>
          </table:table-cell>
          <table:table-cell office:value-type="float" office:value="6628.71" table:style-name="ce1">
            <text:p>6628.71</text:p>
          </table:table-cell>
          <table:table-cell office:value-type="float" office:value="4179.03" table:style-name="ce1">
            <text:p>4179.03</text:p>
          </table:table-cell>
          <table:table-cell office:value-type="float" office:value="10033.4" table:style-name="ce1">
            <text:p>10033.4</text:p>
          </table:table-cell>
          <table:table-cell office:value-type="float" office:value="4386.87" table:style-name="ce1">
            <text:p>4386.87</text:p>
          </table:table-cell>
          <table:table-cell office:value-type="float" office:value="7392.12" table:style-name="ce1">
            <text:p>7392.12</text:p>
          </table:table-cell>
          <table:table-cell office:value-type="float" office:value="4756.8100000000004" table:style-name="ce1">
            <text:p>4756.81</text:p>
          </table:table-cell>
          <table:table-cell office:value-type="float" office:value="4377.47" table:style-name="ce1">
            <text:p>4377.47</text:p>
          </table:table-cell>
          <table:table-cell office:value-type="float" office:value="7453.13" table:style-name="ce1">
            <text:p>7453.13</text:p>
          </table:table-cell>
          <table:table-cell office:value-type="float" office:value="5786.49" table:style-name="ce1">
            <text:p>5786.49</text:p>
          </table:table-cell>
          <table:table-cell office:value-type="float" office:value="6072.4939999999988" table:formula="of:=AVERAGE([.A488:.J488])" table:style-name="ce1">
            <text:p>6072.494</text:p>
          </table:table-cell>
          <table:table-cell table:number-columns-repeated="16373"/>
        </table:table-row>
        <table:table-row table:style-name="ro1">
          <table:table-cell office:value-type="float" office:value="5730.91" table:style-name="ce1">
            <text:p>5730.91</text:p>
          </table:table-cell>
          <table:table-cell office:value-type="float" office:value="6624.13" table:style-name="ce1">
            <text:p>6624.13</text:p>
          </table:table-cell>
          <table:table-cell office:value-type="float" office:value="4177.59" table:style-name="ce1">
            <text:p>4177.59</text:p>
          </table:table-cell>
          <table:table-cell office:value-type="float" office:value="10035.299999999999" table:style-name="ce1">
            <text:p>10035.3</text:p>
          </table:table-cell>
          <table:table-cell office:value-type="float" office:value="4386.87" table:style-name="ce1">
            <text:p>4386.87</text:p>
          </table:table-cell>
          <table:table-cell office:value-type="float" office:value="7392.12" table:style-name="ce1">
            <text:p>7392.12</text:p>
          </table:table-cell>
          <table:table-cell office:value-type="float" office:value="4741.0200000000004" table:style-name="ce1">
            <text:p>4741.02</text:p>
          </table:table-cell>
          <table:table-cell office:value-type="float" office:value="4373.46" table:style-name="ce1">
            <text:p>4373.46</text:p>
          </table:table-cell>
          <table:table-cell office:value-type="float" office:value="7453.79" table:style-name="ce1">
            <text:p>7453.79</text:p>
          </table:table-cell>
          <table:table-cell office:value-type="float" office:value="5834.35" table:style-name="ce1">
            <text:p>5834.35</text:p>
          </table:table-cell>
          <table:table-cell office:value-type="float" office:value="6074.9539999999997" table:formula="of:=AVERAGE([.A489:.J489])" table:style-name="ce1">
            <text:p>6074.954</text:p>
          </table:table-cell>
          <table:table-cell table:number-columns-repeated="16373"/>
        </table:table-row>
        <table:table-row table:style-name="ro1">
          <table:table-cell office:value-type="float" office:value="5730.91" table:style-name="ce1">
            <text:p>5730.91</text:p>
          </table:table-cell>
          <table:table-cell office:value-type="float" office:value="6558.85" table:style-name="ce1">
            <text:p>6558.85</text:p>
          </table:table-cell>
          <table:table-cell office:value-type="float" office:value="4179.03" table:style-name="ce1">
            <text:p>4179.03</text:p>
          </table:table-cell>
          <table:table-cell office:value-type="float" office:value="10034" table:style-name="ce1">
            <text:p>10034</text:p>
          </table:table-cell>
          <table:table-cell office:value-type="float" office:value="4385.6499999999996" table:style-name="ce1">
            <text:p>4385.65</text:p>
          </table:table-cell>
          <table:table-cell office:value-type="float" office:value="7381.61" table:style-name="ce1">
            <text:p>7381.61</text:p>
          </table:table-cell>
          <table:table-cell office:value-type="float" office:value="4741.0200000000004" table:style-name="ce1">
            <text:p>4741.02</text:p>
          </table:table-cell>
          <table:table-cell office:value-type="float" office:value="4373.46" table:style-name="ce1">
            <text:p>4373.46</text:p>
          </table:table-cell>
          <table:table-cell office:value-type="float" office:value="7435.55" table:style-name="ce1">
            <text:p>7435.55</text:p>
          </table:table-cell>
          <table:table-cell office:value-type="float" office:value="5827.92" table:style-name="ce1">
            <text:p>5827.92</text:p>
          </table:table-cell>
          <table:table-cell office:value-type="float" office:value="6064.8000000000011" table:formula="of:=AVERAGE([.A490:.J490])" table:style-name="ce1">
            <text:p>6064.8</text:p>
          </table:table-cell>
          <table:table-cell table:number-columns-repeated="16373"/>
        </table:table-row>
        <table:table-row table:style-name="ro1">
          <table:table-cell office:value-type="float" office:value="5730.91" table:style-name="ce1">
            <text:p>5730.91</text:p>
          </table:table-cell>
          <table:table-cell office:value-type="float" office:value="6558.85" table:style-name="ce1">
            <text:p>6558.85</text:p>
          </table:table-cell>
          <table:table-cell office:value-type="float" office:value="4176.3900000000003" table:style-name="ce1">
            <text:p>4176.39</text:p>
          </table:table-cell>
          <table:table-cell office:value-type="float" office:value="10030.700000000001" table:style-name="ce1">
            <text:p>10030.7</text:p>
          </table:table-cell>
          <table:table-cell office:value-type="float" office:value="4382.67" table:style-name="ce1">
            <text:p>4382.67</text:p>
          </table:table-cell>
          <table:table-cell office:value-type="float" office:value="7381.61" table:style-name="ce1">
            <text:p>7381.61</text:p>
          </table:table-cell>
          <table:table-cell office:value-type="float" office:value="4739.9399999999996" table:style-name="ce1">
            <text:p>4739.94</text:p>
          </table:table-cell>
          <table:table-cell office:value-type="float" office:value="4373.46" table:style-name="ce1">
            <text:p>4373.46</text:p>
          </table:table-cell>
          <table:table-cell office:value-type="float" office:value="7435.55" table:style-name="ce1">
            <text:p>7435.55</text:p>
          </table:table-cell>
          <table:table-cell office:value-type="float" office:value="5819.75" table:style-name="ce1">
            <text:p>5819.75</text:p>
          </table:table-cell>
          <table:table-cell office:value-type="float" office:value="6062.9830000000011" table:formula="of:=AVERAGE([.A491:.J491])" table:style-name="ce1">
            <text:p>6062.983</text:p>
          </table:table-cell>
          <table:table-cell table:number-columns-repeated="16373"/>
        </table:table-row>
        <table:table-row table:style-name="ro1">
          <table:table-cell office:value-type="float" office:value="5731.34" table:style-name="ce1">
            <text:p>5731.34</text:p>
          </table:table-cell>
          <table:table-cell office:value-type="float" office:value="6558.85" table:style-name="ce1">
            <text:p>6558.85</text:p>
          </table:table-cell>
          <table:table-cell office:value-type="float" office:value="4175.95" table:style-name="ce1">
            <text:p>4175.95</text:p>
          </table:table-cell>
          <table:table-cell office:value-type="float" office:value="10030.700000000001" table:style-name="ce1">
            <text:p>10030.7</text:p>
          </table:table-cell>
          <table:table-cell office:value-type="float" office:value="4382.67" table:style-name="ce1">
            <text:p>4382.67</text:p>
          </table:table-cell>
          <table:table-cell office:value-type="float" office:value="7381.61" table:style-name="ce1">
            <text:p>7381.61</text:p>
          </table:table-cell>
          <table:table-cell office:value-type="float" office:value="4737.43" table:style-name="ce1">
            <text:p>4737.43</text:p>
          </table:table-cell>
          <table:table-cell office:value-type="float" office:value="4370.72" table:style-name="ce1">
            <text:p>4370.72</text:p>
          </table:table-cell>
          <table:table-cell office:value-type="float" office:value="7435.52" table:style-name="ce1">
            <text:p>7435.52</text:p>
          </table:table-cell>
          <table:table-cell office:value-type="float" office:value="5819.75" table:style-name="ce1">
            <text:p>5819.75</text:p>
          </table:table-cell>
          <table:table-cell office:value-type="float" office:value="6062.4540000000006" table:formula="of:=AVERAGE([.A492:.J492])" table:style-name="ce1">
            <text:p>6062.454</text:p>
          </table:table-cell>
          <table:table-cell table:number-columns-repeated="16373"/>
        </table:table-row>
        <table:table-row table:style-name="ro1">
          <table:table-cell office:value-type="float" office:value="5730.43" table:style-name="ce1">
            <text:p>5730.43</text:p>
          </table:table-cell>
          <table:table-cell office:value-type="float" office:value="6557.99" table:style-name="ce1">
            <text:p>6557.99</text:p>
          </table:table-cell>
          <table:table-cell office:value-type="float" office:value="4175.95" table:style-name="ce1">
            <text:p>4175.95</text:p>
          </table:table-cell>
          <table:table-cell office:value-type="float" office:value="10027.5" table:style-name="ce1">
            <text:p>10027.5</text:p>
          </table:table-cell>
          <table:table-cell office:value-type="float" office:value="4368.2700000000004" table:style-name="ce1">
            <text:p>4368.27</text:p>
          </table:table-cell>
          <table:table-cell office:value-type="float" office:value="7363.39" table:style-name="ce1">
            <text:p>7363.39</text:p>
          </table:table-cell>
          <table:table-cell office:value-type="float" office:value="4735.42" table:style-name="ce1">
            <text:p>4735.42</text:p>
          </table:table-cell>
          <table:table-cell office:value-type="float" office:value="4370.72" table:style-name="ce1">
            <text:p>4370.72</text:p>
          </table:table-cell>
          <table:table-cell office:value-type="float" office:value="7417.96" table:style-name="ce1">
            <text:p>7417.96</text:p>
          </table:table-cell>
          <table:table-cell office:value-type="float" office:value="5802.27" table:style-name="ce1">
            <text:p>5802.27</text:p>
          </table:table-cell>
          <table:table-cell office:value-type="float" office:value="6054.99" table:formula="of:=AVERAGE([.A493:.J493])" table:style-name="ce1">
            <text:p>6054.99</text:p>
          </table:table-cell>
          <table:table-cell table:number-columns-repeated="16373"/>
        </table:table-row>
        <table:table-row table:style-name="ro1">
          <table:table-cell office:value-type="float" office:value="5731.02" table:style-name="ce1">
            <text:p>5731.02</text:p>
          </table:table-cell>
          <table:table-cell office:value-type="float" office:value="6548.06" table:style-name="ce1">
            <text:p>6548.06</text:p>
          </table:table-cell>
          <table:table-cell office:value-type="float" office:value="4175.95" table:style-name="ce1">
            <text:p>4175.95</text:p>
          </table:table-cell>
          <table:table-cell office:value-type="float" office:value="10028.4" table:style-name="ce1">
            <text:p>10028.4</text:p>
          </table:table-cell>
          <table:table-cell office:value-type="float" office:value="4368.2700000000004" table:style-name="ce1">
            <text:p>4368.27</text:p>
          </table:table-cell>
          <table:table-cell office:value-type="float" office:value="7363.39" table:style-name="ce1">
            <text:p>7363.39</text:p>
          </table:table-cell>
          <table:table-cell office:value-type="float" office:value="4735.42" table:style-name="ce1">
            <text:p>4735.42</text:p>
          </table:table-cell>
          <table:table-cell office:value-type="float" office:value="4370.72" table:style-name="ce1">
            <text:p>4370.72</text:p>
          </table:table-cell>
          <table:table-cell office:value-type="float" office:value="7417.64" table:style-name="ce1">
            <text:p>7417.64</text:p>
          </table:table-cell>
          <table:table-cell office:value-type="float" office:value="5819.6" table:style-name="ce1">
            <text:p>5819.6</text:p>
          </table:table-cell>
          <table:table-cell office:value-type="float" office:value="6055.8469999999998" table:formula="of:=AVERAGE([.A494:.J494])" table:style-name="ce1">
            <text:p>6055.847</text:p>
          </table:table-cell>
          <table:table-cell table:number-columns-repeated="16373"/>
        </table:table-row>
        <table:table-row table:style-name="ro1">
          <table:table-cell office:value-type="float" office:value="5731.02" table:style-name="ce1">
            <text:p>5731.02</text:p>
          </table:table-cell>
          <table:table-cell office:value-type="float" office:value="6539.21" table:style-name="ce1">
            <text:p>6539.21</text:p>
          </table:table-cell>
          <table:table-cell office:value-type="float" office:value="4175.95" table:style-name="ce1">
            <text:p>4175.95</text:p>
          </table:table-cell>
          <table:table-cell office:value-type="float" office:value="10026.5" table:style-name="ce1">
            <text:p>10026.5</text:p>
          </table:table-cell>
          <table:table-cell office:value-type="float" office:value="4368.2700000000004" table:style-name="ce1">
            <text:p>4368.27</text:p>
          </table:table-cell>
          <table:table-cell office:value-type="float" office:value="7363.39" table:style-name="ce1">
            <text:p>7363.39</text:p>
          </table:table-cell>
          <table:table-cell office:value-type="float" office:value="4718.83" table:style-name="ce1">
            <text:p>4718.83</text:p>
          </table:table-cell>
          <table:table-cell office:value-type="float" office:value="4370.67" table:style-name="ce1">
            <text:p>4370.67</text:p>
          </table:table-cell>
          <table:table-cell office:value-type="float" office:value="7412.73" table:style-name="ce1">
            <text:p>7412.73</text:p>
          </table:table-cell>
          <table:table-cell office:value-type="float" office:value="5819.6" table:style-name="ce1">
            <text:p>5819.6</text:p>
          </table:table-cell>
          <table:table-cell office:value-type="float" office:value="6052.6170000000002" table:formula="of:=AVERAGE([.A495:.J495])" table:style-name="ce1">
            <text:p>6052.617</text:p>
          </table:table-cell>
          <table:table-cell table:number-columns-repeated="16373"/>
        </table:table-row>
        <table:table-row table:style-name="ro1">
          <table:table-cell office:value-type="float" office:value="5730.82" table:style-name="ce1">
            <text:p>5730.82</text:p>
          </table:table-cell>
          <table:table-cell office:value-type="float" office:value="6539.03" table:style-name="ce1">
            <text:p>6539.03</text:p>
          </table:table-cell>
          <table:table-cell office:value-type="float" office:value="4167.13" table:style-name="ce1">
            <text:p>4167.13</text:p>
          </table:table-cell>
          <table:table-cell office:value-type="float" office:value="10026.5" table:style-name="ce1">
            <text:p>10026.5</text:p>
          </table:table-cell>
          <table:table-cell office:value-type="float" office:value="4368.2700000000004" table:style-name="ce1">
            <text:p>4368.27</text:p>
          </table:table-cell>
          <table:table-cell office:value-type="float" office:value="7363.39" table:style-name="ce1">
            <text:p>7363.39</text:p>
          </table:table-cell>
          <table:table-cell office:value-type="float" office:value="4716.68" table:style-name="ce1">
            <text:p>4716.68</text:p>
          </table:table-cell>
          <table:table-cell office:value-type="float" office:value="4365.84" table:style-name="ce1">
            <text:p>4365.84</text:p>
          </table:table-cell>
          <table:table-cell office:value-type="float" office:value="7417.64" table:style-name="ce1">
            <text:p>7417.64</text:p>
          </table:table-cell>
          <table:table-cell office:value-type="float" office:value="5819.25" table:style-name="ce1">
            <text:p>5819.25</text:p>
          </table:table-cell>
          <table:table-cell office:value-type="float" office:value="6051.4549999999999" table:formula="of:=AVERAGE([.A496:.J496])" table:style-name="ce1">
            <text:p>6051.455</text:p>
          </table:table-cell>
          <table:table-cell table:number-columns-repeated="16373"/>
        </table:table-row>
        <table:table-row table:style-name="ro1">
          <table:table-cell office:value-type="float" office:value="5730.82" table:style-name="ce1">
            <text:p>5730.82</text:p>
          </table:table-cell>
          <table:table-cell office:value-type="float" office:value="6537.08" table:style-name="ce1">
            <text:p>6537.08</text:p>
          </table:table-cell>
          <table:table-cell office:value-type="float" office:value="4167.13" table:style-name="ce1">
            <text:p>4167.13</text:p>
          </table:table-cell>
          <table:table-cell office:value-type="float" office:value="10009.4" table:style-name="ce1">
            <text:p>10009.4</text:p>
          </table:table-cell>
          <table:table-cell office:value-type="float" office:value="4368.2700000000004" table:style-name="ce1">
            <text:p>4368.27</text:p>
          </table:table-cell>
          <table:table-cell office:value-type="float" office:value="7301.89" table:style-name="ce1">
            <text:p>7301.89</text:p>
          </table:table-cell>
          <table:table-cell office:value-type="float" office:value="4716.68" table:style-name="ce1">
            <text:p>4716.68</text:p>
          </table:table-cell>
          <table:table-cell office:value-type="float" office:value="4365.47" table:style-name="ce1">
            <text:p>4365.47</text:p>
          </table:table-cell>
          <table:table-cell office:value-type="float" office:value="7413.95" table:style-name="ce1">
            <text:p>7413.95</text:p>
          </table:table-cell>
          <table:table-cell office:value-type="float" office:value="5807.29" table:style-name="ce1">
            <text:p>5807.29</text:p>
          </table:table-cell>
          <table:table-cell office:value-type="float" office:value="6041.7980000000007" table:formula="of:=AVERAGE([.A497:.J497])" table:style-name="ce1">
            <text:p>6041.798</text:p>
          </table:table-cell>
          <table:table-cell table:number-columns-repeated="16373"/>
        </table:table-row>
        <table:table-row table:style-name="ro1">
          <table:table-cell office:value-type="float" office:value="5730.82" table:style-name="ce1">
            <text:p>5730.82</text:p>
          </table:table-cell>
          <table:table-cell office:value-type="float" office:value="6488.34" table:style-name="ce1">
            <text:p>6488.34</text:p>
          </table:table-cell>
          <table:table-cell office:value-type="float" office:value="4162.7299999999996" table:style-name="ce1">
            <text:p>4162.73</text:p>
          </table:table-cell>
          <table:table-cell office:value-type="float" office:value="10009.4" table:style-name="ce1">
            <text:p>10009.4</text:p>
          </table:table-cell>
          <table:table-cell office:value-type="float" office:value="4364.05" table:style-name="ce1">
            <text:p>4364.05</text:p>
          </table:table-cell>
          <table:table-cell office:value-type="float" office:value="7301.89" table:style-name="ce1">
            <text:p>7301.89</text:p>
          </table:table-cell>
          <table:table-cell office:value-type="float" office:value="4716.68" table:style-name="ce1">
            <text:p>4716.68</text:p>
          </table:table-cell>
          <table:table-cell office:value-type="float" office:value="4365.47" table:style-name="ce1">
            <text:p>4365.47</text:p>
          </table:table-cell>
          <table:table-cell office:value-type="float" office:value="7413.95" table:style-name="ce1">
            <text:p>7413.95</text:p>
          </table:table-cell>
          <table:table-cell office:value-type="float" office:value="5807.29" table:style-name="ce1">
            <text:p>5807.29</text:p>
          </table:table-cell>
          <table:table-cell office:value-type="float" office:value="6036.0619999999999" table:formula="of:=AVERAGE([.A498:.J498])" table:style-name="ce1">
            <text:p>6036.062</text:p>
          </table:table-cell>
          <table:table-cell table:number-columns-repeated="16373"/>
        </table:table-row>
        <table:table-row table:style-name="ro1">
          <table:table-cell office:value-type="float" office:value="5730.82" table:style-name="ce1">
            <text:p>5730.82</text:p>
          </table:table-cell>
          <table:table-cell office:value-type="float" office:value="6487.39" table:style-name="ce1">
            <text:p>6487.39</text:p>
          </table:table-cell>
          <table:table-cell office:value-type="float" office:value="4162.7299999999996" table:style-name="ce1">
            <text:p>4162.73</text:p>
          </table:table-cell>
          <table:table-cell office:value-type="float" office:value="10009.4" table:style-name="ce1">
            <text:p>10009.4</text:p>
          </table:table-cell>
          <table:table-cell office:value-type="float" office:value="4364.05" table:style-name="ce1">
            <text:p>4364.05</text:p>
          </table:table-cell>
          <table:table-cell office:value-type="float" office:value="7301.89" table:style-name="ce1">
            <text:p>7301.89</text:p>
          </table:table-cell>
          <table:table-cell office:value-type="float" office:value="4712.37" table:style-name="ce1">
            <text:p>4712.37</text:p>
          </table:table-cell>
          <table:table-cell office:value-type="float" office:value="4365.43" table:style-name="ce1">
            <text:p>4365.43</text:p>
          </table:table-cell>
          <table:table-cell office:value-type="float" office:value="7404.77" table:style-name="ce1">
            <text:p>7404.77</text:p>
          </table:table-cell>
          <table:table-cell office:value-type="float" office:value="5796.21" table:style-name="ce1">
            <text:p>5796.21</text:p>
          </table:table-cell>
          <table:table-cell office:value-type="float" office:value="6033.5060000000003" table:formula="of:=AVERAGE([.A499:.J499])" table:style-name="ce1">
            <text:p>6033.506</text:p>
          </table:table-cell>
          <table:table-cell table:number-columns-repeated="16373"/>
        </table:table-row>
        <table:table-row table:style-name="ro1">
          <table:table-cell office:value-type="float" office:value="5730.82" table:style-name="ce1">
            <text:p>5730.82</text:p>
          </table:table-cell>
          <table:table-cell office:value-type="float" office:value="6487.39" table:style-name="ce1">
            <text:p>6487.39</text:p>
          </table:table-cell>
          <table:table-cell office:value-type="float" office:value="4162.7299999999996" table:style-name="ce1">
            <text:p>4162.73</text:p>
          </table:table-cell>
          <table:table-cell office:value-type="float" office:value="10009.4" table:style-name="ce1">
            <text:p>10009.4</text:p>
          </table:table-cell>
          <table:table-cell office:value-type="float" office:value="4319.17" table:style-name="ce1">
            <text:p>4319.17</text:p>
          </table:table-cell>
          <table:table-cell office:value-type="float" office:value="7301.89" table:style-name="ce1">
            <text:p>7301.89</text:p>
          </table:table-cell>
          <table:table-cell office:value-type="float" office:value="4712.37" table:style-name="ce1">
            <text:p>4712.37</text:p>
          </table:table-cell>
          <table:table-cell office:value-type="float" office:value="4365.43" table:style-name="ce1">
            <text:p>4365.43</text:p>
          </table:table-cell>
          <table:table-cell office:value-type="float" office:value="7404.77" table:style-name="ce1">
            <text:p>7404.77</text:p>
          </table:table-cell>
          <table:table-cell office:value-type="float" office:value="5770.1" table:style-name="ce1">
            <text:p>5770.1</text:p>
          </table:table-cell>
          <table:table-cell office:value-type="float" office:value="6026.4070000000002" table:formula="of:=AVERAGE([.A500:.J500])" table:style-name="ce1">
            <text:p>6026.407</text:p>
          </table:table-cell>
          <table:table-cell table:number-columns-repeated="16373"/>
        </table:table-row>
        <table:table-row table:style-name="ro1">
          <table:table-cell office:value-type="float" office:value="5730.27" table:style-name="ce1">
            <text:p>5730.27</text:p>
          </table:table-cell>
          <table:table-cell office:value-type="float" office:value="6487.39" table:style-name="ce1">
            <text:p>6487.39</text:p>
          </table:table-cell>
          <table:table-cell office:value-type="float" office:value="4162.7299999999996" table:style-name="ce1">
            <text:p>4162.73</text:p>
          </table:table-cell>
          <table:table-cell office:value-type="float" office:value="10009.4" table:style-name="ce1">
            <text:p>10009.4</text:p>
          </table:table-cell>
          <table:table-cell office:value-type="float" office:value="4319.17" table:style-name="ce1">
            <text:p>4319.17</text:p>
          </table:table-cell>
          <table:table-cell office:value-type="float" office:value="7301.89" table:style-name="ce1">
            <text:p>7301.89</text:p>
          </table:table-cell>
          <table:table-cell office:value-type="float" office:value="4678.2700000000004" table:style-name="ce1">
            <text:p>4678.27</text:p>
          </table:table-cell>
          <table:table-cell office:value-type="float" office:value="4361.0200000000004" table:style-name="ce1">
            <text:p>4361.02</text:p>
          </table:table-cell>
          <table:table-cell office:value-type="float" office:value="7379.98" table:style-name="ce1">
            <text:p>7379.98</text:p>
          </table:table-cell>
          <table:table-cell office:value-type="float" office:value="5784.84" table:style-name="ce1">
            <text:p>5784.84</text:p>
          </table:table-cell>
          <table:table-cell office:value-type="float" office:value="6021.4959999999992" table:formula="of:=AVERAGE([.A501:.J501])" table:style-name="ce1">
            <text:p>6021.496</text:p>
          </table:table-cell>
          <table:table-cell table:number-columns-repeated="16373"/>
        </table:table-row>
        <table:table-row table:style-name="ro1">
          <table:table-cell office:value-type="float" office:value="5730.27" table:style-name="ce1">
            <text:p>5730.27</text:p>
          </table:table-cell>
          <table:table-cell office:value-type="float" office:value="6487.39" table:style-name="ce1">
            <text:p>6487.39</text:p>
          </table:table-cell>
          <table:table-cell office:value-type="float" office:value="4162.7299999999996" table:style-name="ce1">
            <text:p>4162.73</text:p>
          </table:table-cell>
          <table:table-cell office:value-type="float" office:value="10009.4" table:style-name="ce1">
            <text:p>10009.4</text:p>
          </table:table-cell>
          <table:table-cell office:value-type="float" office:value="4319.17" table:style-name="ce1">
            <text:p>4319.17</text:p>
          </table:table-cell>
          <table:table-cell office:value-type="float" office:value="7301.89" table:style-name="ce1">
            <text:p>7301.89</text:p>
          </table:table-cell>
          <table:table-cell office:value-type="float" office:value="4678.2700000000004" table:style-name="ce1">
            <text:p>4678.27</text:p>
          </table:table-cell>
          <table:table-cell office:value-type="float" office:value="4361.0200000000004" table:style-name="ce1">
            <text:p>4361.02</text:p>
          </table:table-cell>
          <table:table-cell office:value-type="float" office:value="7379.98" table:style-name="ce1">
            <text:p>7379.98</text:p>
          </table:table-cell>
          <table:table-cell office:value-type="float" office:value="5784.84" table:style-name="ce1">
            <text:p>5784.84</text:p>
          </table:table-cell>
          <table:table-cell office:value-type="float" office:value="6021.4959999999992" table:formula="of:=AVERAGE([.A502:.J502])" table:style-name="ce1">
            <text:p>6021.496</text:p>
          </table:table-cell>
          <table:table-cell table:number-columns-repeated="16373"/>
        </table:table-row>
        <table:table-row table:style-name="ro1">
          <table:table-cell office:value-type="float" office:value="5730.27" table:style-name="ce1">
            <text:p>5730.27</text:p>
          </table:table-cell>
          <table:table-cell office:value-type="float" office:value="6473.76" table:style-name="ce1">
            <text:p>6473.76</text:p>
          </table:table-cell>
          <table:table-cell office:value-type="float" office:value="4162.71" table:style-name="ce1">
            <text:p>4162.71</text:p>
          </table:table-cell>
          <table:table-cell office:value-type="float" office:value="10009.4" table:style-name="ce1">
            <text:p>10009.4</text:p>
          </table:table-cell>
          <table:table-cell office:value-type="float" office:value="4319.17" table:style-name="ce1">
            <text:p>4319.17</text:p>
          </table:table-cell>
          <table:table-cell office:value-type="float" office:value="7301.89" table:style-name="ce1">
            <text:p>7301.89</text:p>
          </table:table-cell>
          <table:table-cell office:value-type="float" office:value="4678.2700000000004" table:style-name="ce1">
            <text:p>4678.27</text:p>
          </table:table-cell>
          <table:table-cell office:value-type="float" office:value="4347.55" table:style-name="ce1">
            <text:p>4347.55</text:p>
          </table:table-cell>
          <table:table-cell office:value-type="float" office:value="7379.98" table:style-name="ce1">
            <text:p>7379.98</text:p>
          </table:table-cell>
          <table:table-cell office:value-type="float" office:value="5784.84" table:style-name="ce1">
            <text:p>5784.84</text:p>
          </table:table-cell>
          <table:table-cell office:value-type="float" office:value="6018.7839999999997" table:formula="of:=AVERAGE([.A503:.J503])" table:style-name="ce1">
            <text:p>6018.784</text:p>
          </table:table-cell>
          <table:table-cell table:number-columns-repeated="16373"/>
        </table:table-row>
        <table:table-row table:style-name="ro1">
          <table:table-cell office:value-type="float" office:value="5730.27" table:style-name="ce1">
            <text:p>5730.27</text:p>
          </table:table-cell>
          <table:table-cell office:value-type="float" office:value="6468.82" table:style-name="ce1">
            <text:p>6468.82</text:p>
          </table:table-cell>
          <table:table-cell office:value-type="float" office:value="4159.01" table:style-name="ce1">
            <text:p>4159.01</text:p>
          </table:table-cell>
          <table:table-cell office:value-type="float" office:value="10009.4" table:style-name="ce1">
            <text:p>10009.4</text:p>
          </table:table-cell>
          <table:table-cell office:value-type="float" office:value="4319.17" table:style-name="ce1">
            <text:p>4319.17</text:p>
          </table:table-cell>
          <table:table-cell office:value-type="float" office:value="7301.89" table:style-name="ce1">
            <text:p>7301.89</text:p>
          </table:table-cell>
          <table:table-cell office:value-type="float" office:value="4678.2700000000004" table:style-name="ce1">
            <text:p>4678.27</text:p>
          </table:table-cell>
          <table:table-cell office:value-type="float" office:value="4347.55" table:style-name="ce1">
            <text:p>4347.55</text:p>
          </table:table-cell>
          <table:table-cell office:value-type="float" office:value="7379.65" table:style-name="ce1">
            <text:p>7379.65</text:p>
          </table:table-cell>
          <table:table-cell office:value-type="float" office:value="5784.84" table:style-name="ce1">
            <text:p>5784.84</text:p>
          </table:table-cell>
          <table:table-cell office:value-type="float" office:value="6017.8870000000006" table:formula="of:=AVERAGE([.A504:.J504])" table:style-name="ce1">
            <text:p>6017.887</text:p>
          </table:table-cell>
          <table:table-cell table:number-columns-repeated="16373"/>
        </table:table-row>
        <table:table-row table:number-rows-repeated="10480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viewer</meta:initial-creator>
    <dc:creator>Reviewer</dc:creator>
    <meta:creation-date>2015-04-27T17:27:35Z</meta:creation-date>
    <dc:date>2015-04-27T17:41:50Z</dc:date>
  </office:meta>
</office:document-meta>
</file>